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T19_275" style:family="text"/>
    <style:style style:name="T19_276" style:family="text"/>
    <style:style style:name="T19_277" style:family="text"/>
    <style:style style:name="T19_278" style:family="text"/>
    <style:style style:name="T19_279" style:family="text"/>
    <style:style style:name="T19_280" style:family="text"/>
    <style:style style:name="T19_281" style:family="text"/>
    <style:style style:name="T19_282" style:family="text"/>
    <style:style style:name="T19_283" style:family="text"/>
    <style:style style:name="T19_284" style:family="text"/>
    <style:style style:name="T19_285" style:family="text"/>
    <style:style style:name="T19_286" style:family="text"/>
    <style:style style:name="T19_287" style:family="text"/>
    <style:style style:name="T19_288" style:family="text"/>
    <style:style style:name="T19_289" style:family="text"/>
    <style:style style:name="T19_290" style:family="text"/>
    <style:style style:name="T19_291" style:family="text"/>
    <style:style style:name="T19_292" style:family="text"/>
    <style:style style:name="T19_293" style:family="text"/>
    <style:style style:name="T19_294" style:family="text"/>
    <style:style style:name="T19_295" style:family="text"/>
    <style:style style:name="T19_296" style:family="text"/>
    <style:style style:name="T19_297" style:family="text"/>
    <style:style style:name="T19_298" style:family="text"/>
    <style:style style:name="T19_299" style:family="text"/>
    <style:style style:name="T19_300" style:family="text"/>
    <style:style style:name="T19_301" style:family="text"/>
    <style:style style:name="T19_302" style:family="text"/>
    <style:style style:name="T19_303" style:family="text"/>
    <style:style style:name="T19_304" style:family="text"/>
    <style:style style:name="T19_305" style:family="text"/>
    <style:style style:name="T19_306" style:family="text"/>
    <style:style style:name="T19_307" style:family="text"/>
    <style:style style:name="T19_308" style:family="text"/>
    <style:style style:name="T19_309" style:family="text"/>
    <style:style style:name="T19_310" style:family="text"/>
    <style:style style:name="T19_311" style:family="text"/>
    <style:style style:name="T19_312" style:family="text"/>
    <style:style style:name="T19_313" style:family="text"/>
    <style:style style:name="T19_314" style:family="text"/>
    <style:style style:name="T19_315" style:family="text"/>
    <style:style style:name="T19_316" style:family="text"/>
    <style:style style:name="T19_317" style:family="text"/>
    <style:style style:name="T19_318" style:family="text"/>
    <style:style style:name="T19_319" style:family="text"/>
    <style:style style:name="T19_320" style:family="text"/>
    <style:style style:name="T19_321" style:family="text"/>
    <style:style style:name="T19_322" style:family="text"/>
    <style:style style:name="T19_323" style:family="text"/>
    <style:style style:name="T19_324" style:family="text"/>
    <style:style style:name="T19_325" style:family="text"/>
    <style:style style:name="T19_326" style:family="text"/>
    <style:style style:name="T19_327" style:family="text"/>
    <style:style style:name="T19_328" style:family="text"/>
    <style:style style:name="T19_329" style:family="text"/>
    <style:style style:name="T19_330" style:family="text"/>
    <style:style style:name="T19_331" style:family="text"/>
    <style:style style:name="T19_332" style:family="text"/>
    <style:style style:name="T19_333" style:family="text"/>
    <style:style style:name="T19_334" style:family="text"/>
    <style:style style:name="T19_335" style:family="text"/>
    <style:style style:name="T19_336" style:family="text"/>
    <style:style style:name="T19_337" style:family="text"/>
    <style:style style:name="T19_338" style:family="text"/>
    <style:style style:name="T19_339" style:family="text"/>
    <style:style style:name="T19_340" style:family="text"/>
    <style:style style:name="T19_341" style:family="text"/>
    <style:style style:name="T19_342" style:family="text"/>
    <style:style style:name="T19_343" style:family="text"/>
    <style:style style:name="T19_344" style:family="text"/>
    <style:style style:name="T19_345" style:family="text"/>
    <style:style style:name="T19_346" style:family="text"/>
    <style:style style:name="T19_347" style:family="text"/>
    <style:style style:name="T19_348" style:family="text"/>
    <style:style style:name="T19_349" style:family="text"/>
    <style:style style:name="T19_350" style:family="text"/>
    <style:style style:name="T19_351" style:family="text"/>
    <style:style style:name="T19_352" style:family="text"/>
    <style:style style:name="T19_353" style:family="text"/>
    <style:style style:name="T19_354" style:family="text"/>
    <style:style style:name="T19_355" style:family="text"/>
    <style:style style:name="T19_356" style:family="text"/>
    <style:style style:name="T19_357" style:family="text"/>
    <style:style style:name="T19_358" style:family="text"/>
    <style:style style:name="T19_359" style:family="text"/>
    <style:style style:name="T19_360" style:family="text"/>
    <style:style style:name="T19_361" style:family="text"/>
    <style:style style:name="T19_362" style:family="text"/>
    <style:style style:name="T19_363" style:family="text"/>
    <style:style style:name="T19_364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/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P62" style:family="paragraph" style:parent-style-name="Standard">
      <style:paragraph-properties fo:break-before="auto" fo:line-height="100%" style:writing-mode="lr-tb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/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/>
    <style:style style:name="P69" style:family="paragraph" style:parent-style-name="Standard">
      <style:paragraph-properties fo:break-before="auto" fo:line-height="100%" style:writing-mode="lr-tb"/>
    </style:style>
    <style:style style:name="T69_1" style:family="text"/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P77" style:family="paragraph" style:parent-style-name="Standard">
      <style:paragraph-properties fo:break-before="auto" fo:line-height="100%" style:writing-mode="lr-tb"/>
    </style:style>
    <style:style style:name="T77_1" style:family="text"/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P80" style:family="paragraph" style:parent-style-name="Standard">
      <style:paragraph-properties fo:break-before="auto" fo:line-height="100%" style:writing-mode="lr-tb"/>
    </style:style>
    <style:style style:name="T80_1" style:family="text"/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/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P88" style:family="paragraph" style:parent-style-name="Standard">
      <style:paragraph-properties fo:break-before="auto" fo:line-height="100%" style:writing-mode="lr-tb"/>
    </style:style>
    <style:style style:name="T88_1" style:family="text"/>
    <style:style style:name="P89" style:family="paragraph" style:parent-style-name="Standard">
      <style:paragraph-properties fo:break-before="auto" fo:line-height="100%" style:writing-mode="lr-tb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/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/>
    <style:style style:name="P93" style:family="paragraph" style:parent-style-name="Standard">
      <style:paragraph-properties fo:break-before="auto" fo:line-height="100%" style:writing-mode="lr-tb"/>
    </style:style>
    <style:style style:name="T93_1" style:family="text"/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P96" style:family="paragraph" style:parent-style-name="Standard">
      <style:paragraph-properties fo:break-before="auto" fo:line-height="100%" style:writing-mode="lr-tb"/>
    </style:style>
    <style:style style:name="T96_1" style:family="text"/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/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P111" style:family="paragraph" style:parent-style-name="Standard">
      <style:paragraph-properties fo:break-before="auto" fo:line-height="100%" style:writing-mode="lr-tb"/>
    </style:style>
    <style:style style:name="P112" style:family="paragraph" style:parent-style-name="Standard">
      <style:paragraph-properties fo:break-before="auto" fo:line-height="100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/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/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/>
    <style:style style:name="P133" style:family="paragraph" style:parent-style-name="Standard">
      <style:paragraph-properties fo:break-before="auto" fo:line-height="100%" style:writing-mode="lr-tb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/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00%" style:writing-mode="lr-tb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00%" style:writing-mode="lr-tb"/>
    </style:style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00%" style:writing-mode="lr-tb"/>
    </style:style>
    <style:style style:name="P150" style:family="paragraph" style:parent-style-name="Standard">
      <style:paragraph-properties fo:break-before="auto" fo:line-height="100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00%" style:writing-mode="lr-tb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P170" style:family="paragraph" style:parent-style-name="Standard">
      <style:paragraph-properties fo:break-before="auto" fo:line-height="100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00%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00%" style:writing-mode="lr-tb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00%" style:writing-mode="lr-tb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00%" style:writing-mode="lr-tb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00%" style:writing-mode="lr-tb"/>
    </style:style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00%" style:writing-mode="lr-tb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00%" style:writing-mode="lr-tb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00%" style:writing-mode="lr-tb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/>
    <style:style style:name="P211" style:family="paragraph" style:parent-style-name="Standard">
      <style:paragraph-properties fo:break-before="auto" fo:line-height="100%" style:writing-mode="lr-tb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/>
    <style:style style:name="P216" style:family="paragraph" style:parent-style-name="Standard">
      <style:paragraph-properties fo:break-before="auto" fo:line-height="100%" style:writing-mode="lr-tb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00%" style:writing-mode="lr-tb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00%" style:writing-mode="lr-tb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00%" style:writing-mode="lr-tb"/>
    </style:style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00%" style:writing-mode="lr-tb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00%" style:writing-mode="lr-tb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00%" style:writing-mode="lr-tb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00%" style:writing-mode="lr-tb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00%" style:writing-mode="lr-tb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00%" style:writing-mode="lr-tb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00%" style:writing-mode="lr-tb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00%" style:writing-mode="lr-tb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00%" style:writing-mode="lr-tb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00%" style:writing-mode="lr-tb"/>
    </style:style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P258" style:family="paragraph" style:parent-style-name="Standard">
      <style:paragraph-properties fo:break-before="auto" fo:line-height="100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00%" style:writing-mode="lr-tb"/>
    </style:style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/>
    <style:style style:name="P261" style:family="paragraph" style:parent-style-name="Standard">
      <style:paragraph-properties fo:break-before="auto" fo:line-height="100%" style:writing-mode="lr-tb"/>
    </style:style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00%" style:writing-mode="lr-tb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P266" style:family="paragraph" style:parent-style-name="Standard">
      <style:paragraph-properties fo:break-before="auto" fo:line-height="100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00%" style:writing-mode="lr-tb"/>
    </style:style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00%" style:writing-mode="lr-tb"/>
    </style:style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00%" style:writing-mode="lr-tb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00%" style:writing-mode="lr-tb"/>
    </style:style>
    <style:style style:name="P276" style:family="paragraph" style:parent-style-name="Standard">
      <style:paragraph-properties fo:break-before="auto" fo:line-height="100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00%" style:writing-mode="lr-tb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T278_73" style:family="text"/>
    <style:style style:name="T278_74" style:family="text"/>
    <style:style style:name="T278_75" style:family="text"/>
    <style:style style:name="T278_76" style:family="text"/>
    <style:style style:name="T278_77" style:family="text"/>
    <style:style style:name="T278_78" style:family="text"/>
    <style:style style:name="T278_79" style:family="text"/>
    <style:style style:name="T278_80" style:family="text"/>
    <style:style style:name="T278_81" style:family="text"/>
    <style:style style:name="T278_82" style:family="text"/>
    <style:style style:name="T278_83" style:family="text"/>
    <style:style style:name="T278_84" style:family="text"/>
    <style:style style:name="T278_85" style:family="text"/>
    <style:style style:name="T278_86" style:family="text"/>
    <style:style style:name="T278_87" style:family="text"/>
    <style:style style:name="T278_88" style:family="text"/>
    <style:style style:name="T278_89" style:family="text"/>
    <style:style style:name="T278_90" style:family="text"/>
    <style:style style:name="T278_91" style:family="text"/>
    <style:style style:name="T278_92" style:family="text"/>
    <style:style style:name="T278_93" style:family="text"/>
    <style:style style:name="T278_94" style:family="text"/>
    <style:style style:name="T278_95" style:family="text"/>
    <style:style style:name="T278_96" style:family="text"/>
    <style:style style:name="T278_97" style:family="text"/>
    <style:style style:name="T278_98" style:family="text"/>
    <style:style style:name="T278_99" style:family="text"/>
    <style:style style:name="T278_100" style:family="text"/>
    <style:style style:name="T278_101" style:family="text"/>
    <style:style style:name="T278_102" style:family="text"/>
    <style:style style:name="T278_103" style:family="text"/>
    <style:style style:name="T278_104" style:family="text"/>
    <style:style style:name="T278_105" style:family="text"/>
    <style:style style:name="T278_106" style:family="text"/>
    <style:style style:name="T278_107" style:family="text"/>
    <style:style style:name="T278_108" style:family="text"/>
    <style:style style:name="T278_109" style:family="text"/>
    <style:style style:name="T278_110" style:family="text"/>
    <style:style style:name="T278_111" style:family="text"/>
    <style:style style:name="T278_112" style:family="text"/>
    <style:style style:name="T278_113" style:family="text"/>
    <style:style style:name="T278_114" style:family="text"/>
    <style:style style:name="T278_115" style:family="text"/>
    <style:style style:name="T278_116" style:family="text"/>
    <style:style style:name="T278_117" style:family="text"/>
    <style:style style:name="T278_118" style:family="text"/>
    <style:style style:name="T278_119" style:family="text"/>
    <style:style style:name="T278_120" style:family="text"/>
    <style:style style:name="T278_121" style:family="text"/>
    <style:style style:name="T278_122" style:family="text"/>
    <style:style style:name="T278_123" style:family="text"/>
    <style:style style:name="T278_124" style:family="text"/>
    <style:style style:name="T278_125" style:family="text"/>
    <style:style style:name="T278_126" style:family="text"/>
    <style:style style:name="T278_127" style:family="text"/>
    <style:style style:name="T278_128" style:family="text"/>
    <style:style style:name="T278_129" style:family="text"/>
    <style:style style:name="T278_130" style:family="text"/>
    <style:style style:name="T278_131" style:family="text"/>
    <style:style style:name="T278_132" style:family="text"/>
    <style:style style:name="T278_133" style:family="text"/>
    <style:style style:name="T278_134" style:family="text"/>
    <style:style style:name="T278_135" style:family="text"/>
    <style:style style:name="T278_136" style:family="text"/>
    <style:style style:name="T278_137" style:family="text"/>
    <style:style style:name="T278_138" style:family="text"/>
    <style:style style:name="T278_139" style:family="text"/>
    <style:style style:name="T278_140" style:family="text"/>
    <style:style style:name="T278_141" style:family="text"/>
    <style:style style:name="T278_142" style:family="text"/>
    <style:style style:name="T278_143" style:family="text"/>
    <style:style style:name="T278_144" style:family="text"/>
    <style:style style:name="T278_145" style:family="text"/>
    <style:style style:name="T278_146" style:family="text"/>
    <style:style style:name="T278_147" style:family="text"/>
    <style:style style:name="T278_148" style:family="text"/>
    <style:style style:name="T278_149" style:family="text"/>
    <style:style style:name="T278_150" style:family="text"/>
    <style:style style:name="T278_151" style:family="text"/>
    <style:style style:name="T278_152" style:family="text"/>
    <style:style style:name="T278_153" style:family="text"/>
    <style:style style:name="T278_154" style:family="text"/>
    <style:style style:name="T278_155" style:family="text"/>
    <style:style style:name="T278_156" style:family="text"/>
    <style:style style:name="T278_157" style:family="text"/>
    <style:style style:name="T278_158" style:family="text"/>
    <style:style style:name="T278_159" style:family="text"/>
    <style:style style:name="T278_160" style:family="text"/>
    <style:style style:name="T278_161" style:family="text"/>
    <style:style style:name="T278_162" style:family="text"/>
    <style:style style:name="T278_163" style:family="text"/>
    <style:style style:name="T278_164" style:family="text"/>
    <style:style style:name="T278_165" style:family="text"/>
    <style:style style:name="T278_166" style:family="text"/>
    <style:style style:name="T278_167" style:family="text"/>
    <style:style style:name="T278_168" style:family="text"/>
    <style:style style:name="T278_169" style:family="text"/>
    <style:style style:name="T278_170" style:family="text"/>
    <style:style style:name="T278_171" style:family="text"/>
    <style:style style:name="T278_172" style:family="text"/>
    <style:style style:name="T278_173" style:family="text"/>
    <style:style style:name="T278_174" style:family="text"/>
    <style:style style:name="T278_175" style:family="text"/>
    <style:style style:name="T278_176" style:family="text"/>
    <style:style style:name="T278_177" style:family="text"/>
    <style:style style:name="T278_178" style:family="text"/>
    <style:style style:name="T278_179" style:family="text"/>
    <style:style style:name="T278_180" style:family="text"/>
    <style:style style:name="T278_181" style:family="text"/>
    <style:style style:name="T278_182" style:family="text"/>
    <style:style style:name="T278_183" style:family="text"/>
    <style:style style:name="T278_184" style:family="text"/>
    <style:style style:name="T278_185" style:family="text"/>
    <style:style style:name="T278_186" style:family="text"/>
    <style:style style:name="T278_187" style:family="text"/>
    <style:style style:name="T278_188" style:family="text"/>
    <style:style style:name="T278_189" style:family="text"/>
    <style:style style:name="T278_190" style:family="text"/>
    <style:style style:name="T278_191" style:family="text"/>
    <style:style style:name="T278_192" style:family="text"/>
    <style:style style:name="T278_193" style:family="text"/>
    <style:style style:name="T278_194" style:family="text"/>
    <style:style style:name="T278_195" style:family="text"/>
    <style:style style:name="T278_196" style:family="text"/>
    <style:style style:name="T278_197" style:family="text"/>
    <style:style style:name="T278_198" style:family="text"/>
    <style:style style:name="T278_199" style:family="text"/>
    <style:style style:name="T278_200" style:family="text"/>
    <style:style style:name="T278_201" style:family="text"/>
    <style:style style:name="T278_202" style:family="text"/>
    <style:style style:name="T278_203" style:family="text"/>
    <style:style style:name="T278_204" style:family="text"/>
    <style:style style:name="T278_205" style:family="text"/>
    <style:style style:name="T278_206" style:family="text"/>
    <style:style style:name="T278_207" style:family="text"/>
    <style:style style:name="T278_208" style:family="text"/>
    <style:style style:name="T278_209" style:family="text"/>
    <style:style style:name="T278_210" style:family="text"/>
    <style:style style:name="T278_211" style:family="text"/>
    <style:style style:name="T278_212" style:family="text"/>
    <style:style style:name="T278_213" style:family="text"/>
    <style:style style:name="T278_214" style:family="text"/>
    <style:style style:name="T278_215" style:family="text"/>
    <style:style style:name="T278_216" style:family="text"/>
    <style:style style:name="T278_217" style:family="text"/>
    <style:style style:name="T278_218" style:family="text"/>
    <style:style style:name="T278_219" style:family="text"/>
    <style:style style:name="T278_220" style:family="text"/>
    <style:style style:name="T278_221" style:family="text"/>
    <style:style style:name="T278_222" style:family="text"/>
    <style:style style:name="T278_223" style:family="text"/>
    <style:style style:name="T278_224" style:family="text"/>
    <style:style style:name="T278_225" style:family="text"/>
    <style:style style:name="T278_226" style:family="text"/>
    <style:style style:name="T278_227" style:family="text"/>
    <style:style style:name="T278_228" style:family="text"/>
    <style:style style:name="T278_229" style:family="text"/>
    <style:style style:name="T278_230" style:family="text"/>
    <style:style style:name="T278_231" style:family="text"/>
    <style:style style:name="T278_232" style:family="text"/>
    <style:style style:name="T278_233" style:family="text"/>
    <style:style style:name="T278_234" style:family="text"/>
    <style:style style:name="T278_235" style:family="text"/>
    <style:style style:name="T278_236" style:family="text"/>
    <style:style style:name="T278_237" style:family="text"/>
    <style:style style:name="T278_238" style:family="text"/>
    <style:style style:name="T278_239" style:family="text"/>
    <style:style style:name="T278_240" style:family="text"/>
    <style:style style:name="T278_241" style:family="text"/>
    <style:style style:name="T278_242" style:family="text"/>
    <style:style style:name="T278_243" style:family="text"/>
    <style:style style:name="T278_244" style:family="text"/>
    <style:style style:name="T278_245" style:family="text"/>
    <style:style style:name="T278_246" style:family="text"/>
    <style:style style:name="T278_247" style:family="text"/>
    <style:style style:name="T278_248" style:family="text"/>
    <style:style style:name="T278_249" style:family="text"/>
    <style:style style:name="T278_250" style:family="text"/>
    <style:style style:name="T278_251" style:family="text"/>
    <style:style style:name="T278_252" style:family="text"/>
    <style:style style:name="T278_253" style:family="text"/>
    <style:style style:name="T278_254" style:family="text"/>
    <style:style style:name="T278_255" style:family="text"/>
    <style:style style:name="T278_256" style:family="text"/>
    <style:style style:name="T278_257" style:family="text"/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P280" style:family="paragraph" style:parent-style-name="Standard">
      <style:paragraph-properties fo:break-before="auto" fo:line-height="100%" style:writing-mode="lr-tb"/>
    </style:style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P282" style:family="paragraph" style:parent-style-name="Standard">
      <style:paragraph-properties fo:break-before="auto" fo:line-height="100%" style:writing-mode="lr-tb"/>
    </style:style>
    <style:style style:name="P283" style:family="paragraph" style:parent-style-name="Standard">
      <style:paragraph-properties fo:break-before="auto" fo:line-height="100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P284" style:family="paragraph" style:parent-style-name="Standard">
      <style:paragraph-properties fo:break-before="auto" fo:line-height="100%" style:writing-mode="lr-tb"/>
    </style:style>
    <style:style style:name="P285" style:family="paragraph" style:parent-style-name="Standard">
      <style:paragraph-properties fo:break-before="auto" fo:line-height="100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P286" style:family="paragraph" style:parent-style-name="Standard">
      <style:paragraph-properties fo:break-before="auto" fo:line-height="100%" style:writing-mode="lr-tb"/>
    </style:style>
    <style:style style:name="P287" style:family="paragraph" style:parent-style-name="Standard">
      <style:paragraph-properties fo:break-before="auto" fo:line-height="100%" style:writing-mode="lr-tb"/>
    </style:style>
    <style:style style:name="T287_1" style:family="text"/>
    <style:style style:name="T287_2" style:family="text"/>
    <style:style style:name="P288" style:family="paragraph" style:parent-style-name="Standard">
      <style:paragraph-properties fo:break-before="auto" fo:line-height="100%" style:writing-mode="lr-tb"/>
    </style:style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00%" style:writing-mode="lr-tb"/>
    </style:style>
    <style:style style:name="P291" style:family="paragraph" style:parent-style-name="Standard">
      <style:paragraph-properties fo:break-before="auto" fo:line-height="100%" style:writing-mode="lr-tb"/>
    </style:style>
    <style:style style:name="T291_1" style:family="text"/>
    <style:style style:name="P292" style:family="paragraph" style:parent-style-name="Standard">
      <style:paragraph-properties fo:break-before="auto" fo:line-height="100%" style:writing-mode="lr-tb"/>
    </style:style>
    <style:style style:name="P293" style:family="paragraph" style:parent-style-name="Standard">
      <style:paragraph-properties fo:break-before="auto" fo:line-height="100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T293_109" style:family="text"/>
    <style:style style:name="T293_110" style:family="text"/>
    <style:style style:name="T293_111" style:family="text"/>
    <style:style style:name="T293_112" style:family="text"/>
    <style:style style:name="T293_113" style:family="text"/>
    <style:style style:name="T293_114" style:family="text"/>
    <style:style style:name="T293_115" style:family="text"/>
    <style:style style:name="T293_116" style:family="text"/>
    <style:style style:name="T293_117" style:family="text"/>
    <style:style style:name="T293_118" style:family="text"/>
    <style:style style:name="T293_119" style:family="text"/>
    <style:style style:name="T293_120" style:family="text"/>
    <style:style style:name="T293_121" style:family="text"/>
    <style:style style:name="T293_122" style:family="text"/>
    <style:style style:name="T293_123" style:family="text"/>
    <style:style style:name="T293_124" style:family="text"/>
    <style:style style:name="T293_125" style:family="text"/>
    <style:style style:name="T293_126" style:family="text"/>
    <style:style style:name="T293_127" style:family="text"/>
    <style:style style:name="T293_128" style:family="text"/>
    <style:style style:name="T293_129" style:family="text"/>
    <style:style style:name="T293_130" style:family="text"/>
    <style:style style:name="T293_131" style:family="text"/>
    <style:style style:name="T293_132" style:family="text"/>
    <style:style style:name="T293_133" style:family="text"/>
    <style:style style:name="T293_134" style:family="text"/>
    <style:style style:name="T293_135" style:family="text"/>
    <style:style style:name="T293_136" style:family="text"/>
    <style:style style:name="T293_137" style:family="text"/>
    <style:style style:name="T293_138" style:family="text"/>
    <style:style style:name="T293_139" style:family="text"/>
    <style:style style:name="T293_140" style:family="text"/>
    <style:style style:name="T293_141" style:family="text"/>
    <style:style style:name="T293_142" style:family="text"/>
    <style:style style:name="T293_143" style:family="text"/>
    <style:style style:name="T293_144" style:family="text"/>
    <style:style style:name="T293_145" style:family="text"/>
    <style:style style:name="T293_146" style:family="text"/>
    <style:style style:name="T293_147" style:family="text"/>
    <style:style style:name="T293_148" style:family="text"/>
    <style:style style:name="T293_149" style:family="text"/>
    <style:style style:name="T293_150" style:family="text"/>
    <style:style style:name="T293_151" style:family="text"/>
    <style:style style:name="T293_152" style:family="text"/>
    <style:style style:name="T293_153" style:family="text"/>
    <style:style style:name="T293_154" style:family="text"/>
    <style:style style:name="T293_155" style:family="text"/>
    <style:style style:name="T293_156" style:family="text"/>
    <style:style style:name="T293_157" style:family="text"/>
    <style:style style:name="T293_158" style:family="text"/>
    <style:style style:name="T293_159" style:family="text"/>
    <style:style style:name="T293_160" style:family="text"/>
    <style:style style:name="T293_161" style:family="text"/>
    <style:style style:name="T293_162" style:family="text"/>
    <style:style style:name="T293_163" style:family="text"/>
    <style:style style:name="T293_164" style:family="text"/>
    <style:style style:name="T293_165" style:family="text"/>
    <style:style style:name="T293_166" style:family="text"/>
    <style:style style:name="T293_167" style:family="text"/>
    <style:style style:name="T293_168" style:family="text"/>
    <style:style style:name="T293_169" style:family="text"/>
    <style:style style:name="T293_170" style:family="text"/>
    <style:style style:name="T293_171" style:family="text"/>
    <style:style style:name="T293_172" style:family="text"/>
    <style:style style:name="T293_173" style:family="text"/>
    <style:style style:name="T293_174" style:family="text"/>
    <style:style style:name="T293_175" style:family="text"/>
    <style:style style:name="T293_176" style:family="text"/>
    <style:style style:name="T293_177" style:family="text"/>
    <style:style style:name="T293_178" style:family="text"/>
    <style:style style:name="T293_179" style:family="text"/>
    <style:style style:name="T293_180" style:family="text"/>
    <style:style style:name="T293_181" style:family="text"/>
    <style:style style:name="T293_182" style:family="text"/>
    <style:style style:name="T293_183" style:family="text"/>
    <style:style style:name="T293_184" style:family="text"/>
    <style:style style:name="T293_185" style:family="text"/>
    <style:style style:name="T293_186" style:family="text"/>
    <style:style style:name="T293_187" style:family="text"/>
    <style:style style:name="T293_188" style:family="text"/>
    <style:style style:name="T293_189" style:family="text"/>
    <style:style style:name="T293_190" style:family="text"/>
    <style:style style:name="T293_191" style:family="text"/>
    <style:style style:name="T293_192" style:family="text"/>
    <style:style style:name="T293_193" style:family="text"/>
    <style:style style:name="T293_194" style:family="text"/>
    <style:style style:name="T293_195" style:family="text"/>
    <style:style style:name="T293_196" style:family="text"/>
    <style:style style:name="T293_197" style:family="text"/>
    <style:style style:name="T293_198" style:family="text"/>
    <style:style style:name="T293_199" style:family="text"/>
    <style:style style:name="T293_200" style:family="text"/>
    <style:style style:name="T293_201" style:family="text"/>
    <style:style style:name="T293_202" style:family="text"/>
    <style:style style:name="T293_203" style:family="text"/>
    <style:style style:name="T293_204" style:family="text"/>
    <style:style style:name="T293_205" style:family="text"/>
    <style:style style:name="T293_206" style:family="text"/>
    <style:style style:name="T293_207" style:family="text"/>
    <style:style style:name="T293_208" style:family="text"/>
    <style:style style:name="T293_209" style:family="text"/>
    <style:style style:name="T293_210" style:family="text"/>
    <style:style style:name="T293_211" style:family="text"/>
    <style:style style:name="T293_212" style:family="text"/>
    <style:style style:name="T293_213" style:family="text"/>
    <style:style style:name="T293_214" style:family="text"/>
    <style:style style:name="T293_215" style:family="text"/>
    <style:style style:name="T293_216" style:family="text"/>
    <style:style style:name="T293_217" style:family="text"/>
    <style:style style:name="T293_218" style:family="text"/>
    <style:style style:name="T293_219" style:family="text"/>
    <style:style style:name="T293_220" style:family="text"/>
    <style:style style:name="T293_221" style:family="text"/>
    <style:style style:name="T293_222" style:family="text"/>
    <style:style style:name="T293_223" style:family="text"/>
    <style:style style:name="T293_224" style:family="text"/>
    <style:style style:name="T293_225" style:family="text"/>
    <style:style style:name="T293_226" style:family="text"/>
    <style:style style:name="T293_227" style:family="text"/>
    <style:style style:name="T293_228" style:family="text"/>
    <style:style style:name="T293_229" style:family="text"/>
    <style:style style:name="T293_230" style:family="text"/>
    <style:style style:name="T293_231" style:family="text"/>
    <style:style style:name="T293_232" style:family="text"/>
    <style:style style:name="T293_233" style:family="text"/>
    <style:style style:name="T293_234" style:family="text"/>
    <style:style style:name="T293_235" style:family="text"/>
    <style:style style:name="T293_236" style:family="text"/>
    <style:style style:name="T293_237" style:family="text"/>
    <style:style style:name="T293_238" style:family="text"/>
    <style:style style:name="T293_239" style:family="text"/>
    <style:style style:name="T293_240" style:family="text"/>
    <style:style style:name="T293_241" style:family="text"/>
    <style:style style:name="T293_242" style:family="text"/>
    <style:style style:name="T293_243" style:family="text"/>
    <style:style style:name="T293_244" style:family="text"/>
    <style:style style:name="T293_245" style:family="text"/>
    <style:style style:name="T293_246" style:family="text"/>
    <style:style style:name="T293_247" style:family="text"/>
    <style:style style:name="T293_248" style:family="text"/>
    <style:style style:name="T293_249" style:family="text"/>
    <style:style style:name="T293_250" style:family="text"/>
    <style:style style:name="T293_251" style:family="text"/>
    <style:style style:name="T293_252" style:family="text"/>
    <style:style style:name="T293_253" style:family="text"/>
    <style:style style:name="T293_254" style:family="text"/>
    <style:style style:name="T293_255" style:family="text"/>
    <style:style style:name="T293_256" style:family="text"/>
    <style:style style:name="T293_257" style:family="text"/>
    <style:style style:name="T293_258" style:family="text"/>
    <style:style style:name="T293_259" style:family="text"/>
    <style:style style:name="T293_260" style:family="text"/>
    <style:style style:name="T293_261" style:family="text"/>
    <style:style style:name="T293_262" style:family="text"/>
    <style:style style:name="T293_263" style:family="text"/>
    <style:style style:name="T293_264" style:family="text"/>
    <style:style style:name="T293_265" style:family="text"/>
    <style:style style:name="T293_266" style:family="text"/>
    <style:style style:name="T293_267" style:family="text"/>
    <style:style style:name="T293_268" style:family="text"/>
    <style:style style:name="T293_269" style:family="text"/>
    <style:style style:name="T293_270" style:family="text"/>
    <style:style style:name="T293_271" style:family="text"/>
    <style:style style:name="T293_272" style:family="text"/>
    <style:style style:name="T293_273" style:family="text"/>
    <style:style style:name="T293_274" style:family="text"/>
    <style:style style:name="T293_275" style:family="text"/>
    <style:style style:name="T293_276" style:family="text"/>
    <style:style style:name="T293_277" style:family="text"/>
    <style:style style:name="T293_278" style:family="text"/>
    <style:style style:name="T293_279" style:family="text"/>
    <style:style style:name="T293_280" style:family="text"/>
    <style:style style:name="T293_281" style:family="text"/>
    <style:style style:name="T293_282" style:family="text"/>
    <style:style style:name="T293_283" style:family="text"/>
    <style:style style:name="T293_284" style:family="text"/>
    <style:style style:name="T293_285" style:family="text"/>
    <style:style style:name="T293_286" style:family="text"/>
    <style:style style:name="T293_287" style:family="text"/>
    <style:style style:name="T293_288" style:family="text"/>
    <style:style style:name="T293_289" style:family="text"/>
    <style:style style:name="T293_290" style:family="text"/>
    <style:style style:name="T293_291" style:family="text"/>
    <style:style style:name="T293_292" style:family="text"/>
    <style:style style:name="T293_293" style:family="text"/>
    <style:style style:name="T293_294" style:family="text"/>
    <style:style style:name="T293_295" style:family="text"/>
    <style:style style:name="T293_296" style:family="text"/>
    <style:style style:name="T293_297" style:family="text"/>
    <style:style style:name="T293_298" style:family="text"/>
    <style:style style:name="T293_299" style:family="text"/>
    <style:style style:name="T293_300" style:family="text"/>
    <style:style style:name="T293_301" style:family="text"/>
    <style:style style:name="T293_302" style:family="text"/>
    <style:style style:name="T293_303" style:family="text"/>
    <style:style style:name="T293_304" style:family="text"/>
    <style:style style:name="T293_305" style:family="text"/>
    <style:style style:name="T293_306" style:family="text"/>
    <style:style style:name="T293_307" style:family="text"/>
    <style:style style:name="T293_308" style:family="text"/>
    <style:style style:name="T293_309" style:family="text"/>
    <style:style style:name="T293_310" style:family="text"/>
    <style:style style:name="T293_311" style:family="text"/>
    <style:style style:name="T293_312" style:family="text"/>
    <style:style style:name="T293_313" style:family="text"/>
    <style:style style:name="T293_314" style:family="text"/>
    <style:style style:name="T293_315" style:family="text"/>
    <style:style style:name="T293_316" style:family="text"/>
    <style:style style:name="T293_317" style:family="text"/>
    <style:style style:name="T293_318" style:family="text"/>
    <style:style style:name="T293_319" style:family="text"/>
    <style:style style:name="T293_320" style:family="text"/>
    <style:style style:name="T293_321" style:family="text"/>
    <style:style style:name="T293_322" style:family="text"/>
    <style:style style:name="T293_323" style:family="text"/>
    <style:style style:name="T293_324" style:family="text"/>
    <style:style style:name="T293_325" style:family="text"/>
    <style:style style:name="T293_326" style:family="text"/>
    <style:style style:name="T293_327" style:family="text"/>
    <style:style style:name="T293_328" style:family="text"/>
    <style:style style:name="T293_329" style:family="text"/>
    <style:style style:name="T293_330" style:family="text"/>
    <style:style style:name="T293_331" style:family="text"/>
    <style:style style:name="T293_332" style:family="text"/>
    <style:style style:name="T293_333" style:family="text"/>
    <style:style style:name="T293_334" style:family="text"/>
    <style:style style:name="T293_335" style:family="text"/>
    <style:style style:name="T293_336" style:family="text"/>
    <style:style style:name="T293_337" style:family="text"/>
    <style:style style:name="T293_338" style:family="text"/>
    <style:style style:name="T293_339" style:family="text"/>
    <style:style style:name="T293_340" style:family="text"/>
    <style:style style:name="T293_341" style:family="text"/>
    <style:style style:name="T293_342" style:family="text"/>
    <style:style style:name="T293_343" style:family="text"/>
    <style:style style:name="T293_344" style:family="text"/>
    <style:style style:name="T293_345" style:family="text"/>
    <style:style style:name="T293_346" style:family="text"/>
    <style:style style:name="T293_347" style:family="text"/>
    <style:style style:name="T293_348" style:family="text"/>
    <style:style style:name="T293_349" style:family="text"/>
    <style:style style:name="T293_350" style:family="text"/>
    <style:style style:name="T293_351" style:family="text"/>
    <style:style style:name="T293_352" style:family="text"/>
    <style:style style:name="T293_353" style:family="text"/>
    <style:style style:name="T293_354" style:family="text"/>
    <style:style style:name="T293_355" style:family="text"/>
    <style:style style:name="T293_356" style:family="text"/>
    <style:style style:name="T293_357" style:family="text"/>
    <style:style style:name="T293_358" style:family="text"/>
    <style:style style:name="T293_359" style:family="text"/>
    <style:style style:name="T293_360" style:family="text"/>
    <style:style style:name="T293_361" style:family="text"/>
    <style:style style:name="T293_362" style:family="text"/>
    <style:style style:name="T293_363" style:family="text"/>
    <style:style style:name="T293_364" style:family="text"/>
    <style:style style:name="P294" style:family="paragraph" style:parent-style-name="Standard">
      <style:paragraph-properties fo:break-before="auto" fo:line-height="100%" style:writing-mode="lr-tb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P296" style:family="paragraph" style:parent-style-name="Standard">
      <style:paragraph-properties fo:break-before="auto" fo:line-height="100%" style:writing-mode="lr-tb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00%" style:writing-mode="lr-tb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/>
    <style:style style:name="P300" style:family="paragraph" style:parent-style-name="Standard">
      <style:paragraph-properties fo:break-before="auto" fo:line-height="100%" style:writing-mode="lr-tb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P302" style:family="paragraph" style:parent-style-name="Standard">
      <style:paragraph-properties fo:break-before="auto" fo:line-height="100%" style:writing-mode="lr-tb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00%" style:writing-mode="lr-tb"/>
    </style:style>
    <style:style style:name="P305" style:family="paragraph" style:parent-style-name="Standard">
      <style:paragraph-properties fo:break-before="auto" fo:line-height="100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00%" style:writing-mode="lr-tb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/>
    <style:style style:name="P309" style:family="paragraph" style:parent-style-name="Standard">
      <style:paragraph-properties fo:break-before="auto" fo:line-height="100%" style:writing-mode="lr-tb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00%" style:writing-mode="lr-tb"/>
    </style:style>
    <style:style style:name="T311_1" style:family="text"/>
    <style:style style:name="P312" style:family="paragraph" style:parent-style-name="Standard">
      <style:paragraph-properties fo:break-before="auto" fo:line-height="100%" style:writing-mode="lr-tb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/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00%" style:writing-mode="lr-tb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/>
    <style:style style:name="P317" style:family="paragraph" style:parent-style-name="Standard">
      <style:paragraph-properties fo:break-before="auto" fo:line-height="100%" style:writing-mode="lr-tb"/>
    </style:style>
    <style:style style:name="P318" style:family="paragraph" style:parent-style-name="Standard">
      <style:paragraph-properties fo:break-before="auto" fo:line-height="100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/>
    <style:style style:name="P320" style:family="paragraph" style:parent-style-name="Standard">
      <style:paragraph-properties fo:break-before="auto" fo:line-height="100%" style:writing-mode="lr-tb"/>
    </style:style>
    <style:style style:name="P321" style:family="paragraph" style:parent-style-name="Standard">
      <style:paragraph-properties fo:break-before="auto" fo:line-height="100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P322" style:family="paragraph" style:parent-style-name="Standard">
      <style:paragraph-properties fo:break-before="auto" fo:line-height="100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00%" style:writing-mode="lr-tb"/>
    </style:style>
    <style:style style:name="P324" style:family="paragraph" style:parent-style-name="Standard">
      <style:paragraph-properties fo:break-before="auto" fo:line-height="100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00%" style:writing-mode="lr-tb"/>
    </style:style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00%" style:writing-mode="lr-tb"/>
    </style:style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P330" style:family="paragraph" style:parent-style-name="Standard">
      <style:paragraph-properties fo:break-before="auto" fo:line-height="100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00%" style:writing-mode="lr-tb"/>
    </style:style>
    <style:style style:name="P332" style:family="paragraph" style:parent-style-name="Standard">
      <style:paragraph-properties fo:break-before="auto" fo:line-height="100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00%" style:writing-mode="lr-tb"/>
    </style:style>
    <style:style style:name="P334" style:family="paragraph" style:parent-style-name="Standard">
      <style:paragraph-properties fo:break-before="auto" fo:line-height="100%" style:writing-mode="lr-tb"/>
    </style:style>
    <style:style style:name="T334_1" style:family="text"/>
    <style:style style:name="P335" style:family="paragraph" style:parent-style-name="Standard">
      <style:paragraph-properties fo:break-before="auto" fo:line-height="100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00%" style:writing-mode="lr-tb"/>
    </style:style>
    <style:style style:name="P337" style:family="paragraph" style:parent-style-name="Standard">
      <style:paragraph-properties fo:break-before="auto" fo:line-height="100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00%" style:writing-mode="lr-tb"/>
    </style:style>
    <style:style style:name="P340" style:family="paragraph" style:parent-style-name="Standard">
      <style:paragraph-properties fo:break-before="auto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P341" style:family="paragraph" style:parent-style-name="Standard">
      <style:paragraph-properties fo:break-before="auto" fo:line-height="100%" style:writing-mode="lr-tb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/>
    <style:style style:name="P343" style:family="paragraph" style:parent-style-name="Standard">
      <style:paragraph-properties fo:break-before="auto" fo:line-height="100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00%" style:writing-mode="lr-tb"/>
    </style:style>
    <style:style style:name="P345" style:family="paragraph" style:parent-style-name="Standard">
      <style:paragraph-properties fo:break-before="auto" fo:line-height="100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P346" style:family="paragraph" style:parent-style-name="Standard">
      <style:paragraph-properties fo:break-before="auto" fo:line-height="100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00%" style:writing-mode="lr-tb"/>
    </style:style>
    <style:style style:name="P348" style:family="paragraph" style:parent-style-name="Standard">
      <style:paragraph-properties fo:break-before="auto" fo:line-height="100%" style:writing-mode="lr-tb"/>
    </style:style>
    <style:style style:name="T348_1" style:family="text"/>
    <style:style style:name="P349" style:family="paragraph" style:parent-style-name="Standard">
      <style:paragraph-properties fo:break-before="auto" fo:line-height="100%" style:writing-mode="lr-tb"/>
    </style:style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/>
    <style:style style:name="P351" style:family="paragraph" style:parent-style-name="Standard">
      <style:paragraph-properties fo:break-before="auto" fo:line-height="100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00%" style:writing-mode="lr-tb"/>
    </style:style>
    <style:style style:name="P353" style:family="paragraph" style:parent-style-name="Standard">
      <style:paragraph-properties fo:break-before="auto" fo:line-height="100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P354" style:family="paragraph" style:parent-style-name="Standard">
      <style:paragraph-properties fo:break-before="auto" fo:line-height="100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00%" style:writing-mode="lr-tb"/>
    </style:style>
    <style:style style:name="P356" style:family="paragraph" style:parent-style-name="Standard">
      <style:paragraph-properties fo:break-before="auto" fo:line-height="100%" style:writing-mode="lr-tb"/>
    </style:style>
    <style:style style:name="T356_1" style:family="text"/>
    <style:style style:name="P357" style:family="paragraph" style:parent-style-name="Standard">
      <style:paragraph-properties fo:break-before="auto" fo:line-height="100%" style:writing-mode="lr-tb"/>
    </style:style>
    <style:style style:name="P358" style:family="paragraph" style:parent-style-name="Standard">
      <style:paragraph-properties fo:break-before="auto" fo:line-height="100%" style:writing-mode="lr-tb"/>
    </style:style>
    <style:style style:name="T358_1" style:family="text"/>
    <style:style style:name="P359" style:family="paragraph" style:parent-style-name="Standard">
      <style:paragraph-properties fo:break-before="auto" fo:line-height="100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00%" style:writing-mode="lr-tb"/>
    </style:style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00%" style:writing-mode="lr-tb"/>
    </style:style>
    <style:style style:name="T362_1" style:family="text"/>
    <style:style style:name="P363" style:family="paragraph" style:parent-style-name="Standard">
      <style:paragraph-properties fo:break-before="auto" fo:line-height="100%" style:writing-mode="lr-tb"/>
    </style:style>
    <style:style style:name="P364" style:family="paragraph" style:parent-style-name="Standard">
      <style:paragraph-properties fo:break-before="auto" fo:line-height="100%" style:writing-mode="lr-tb"/>
    </style:style>
    <style:style style:name="T364_1" style:family="text"/>
    <style:style style:name="P365" style:family="paragraph" style:parent-style-name="Standard">
      <style:paragraph-properties fo:break-before="auto" fo:line-height="100%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/>
    <style:style style:name="P371" style:family="paragraph" style:parent-style-name="Standard">
      <style:paragraph-properties fo:break-before="auto" fo:line-height="100%" style:writing-mode="lr-tb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00%" style:writing-mode="lr-tb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/>
    <style:style style:name="P376" style:family="paragraph" style:parent-style-name="Standard">
      <style:paragraph-properties fo:break-before="auto" fo:line-height="100%" style:writing-mode="lr-tb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P378" style:family="paragraph" style:parent-style-name="Standard">
      <style:paragraph-properties fo:break-before="auto" fo:line-height="100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00%" style:writing-mode="lr-tb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/>
    <style:style style:name="P381" style:family="paragraph" style:parent-style-name="Standard">
      <style:paragraph-properties fo:break-before="auto" fo:line-height="100%" style:writing-mode="lr-tb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/>
    <style:style style:name="P383" style:family="paragraph" style:parent-style-name="Standard">
      <style:paragraph-properties fo:break-before="auto" fo:line-height="100%" style:writing-mode="lr-tb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P385" style:family="paragraph" style:parent-style-name="Standard">
      <style:paragraph-properties fo:break-before="auto" fo:line-height="100%" style:writing-mode="lr-tb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/>
    <style:style style:name="P387" style:family="paragraph" style:parent-style-name="Standard">
      <style:paragraph-properties fo:break-before="auto" fo:line-height="100%" style:writing-mode="lr-tb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P389" style:family="paragraph" style:parent-style-name="Standard">
      <style:paragraph-properties fo:break-before="auto" fo:line-height="100%" style:writing-mode="lr-tb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00%" style:writing-mode="lr-tb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/>
    <style:style style:name="P393" style:family="paragraph" style:parent-style-name="Standard">
      <style:paragraph-properties fo:break-before="auto" fo:line-height="100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00%" style:writing-mode="lr-tb"/>
    </style:style>
    <style:style style:name="P395" style:family="paragraph" style:parent-style-name="Standard">
      <style:paragraph-properties fo:break-before="auto" fo:line-height="100%" style:writing-mode="lr-tb"/>
    </style:style>
    <style:style style:name="T395_1" style:family="text"/>
    <style:style style:name="P396" style:family="paragraph" style:parent-style-name="Standard">
      <style:paragraph-properties fo:break-before="auto" fo:line-height="100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00%" style:writing-mode="lr-tb"/>
    </style:style>
    <style:style style:name="P398" style:family="paragraph" style:parent-style-name="Standard">
      <style:paragraph-properties fo:break-before="auto" fo:line-height="100%" style:writing-mode="lr-tb"/>
    </style:style>
    <style:style style:name="T398_1" style:family="text"/>
    <style:style style:name="P399" style:family="paragraph" style:parent-style-name="Standard">
      <style:paragraph-properties fo:break-before="auto" fo:line-height="100%" style:writing-mode="lr-tb"/>
    </style:style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00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00%" style:writing-mode="lr-tb"/>
    </style:style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/>
    <style:style style:name="P405" style:family="paragraph" style:parent-style-name="Standard">
      <style:paragraph-properties fo:break-before="auto" fo:line-height="100%" style:writing-mode="lr-tb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/>
    <style:style style:name="P407" style:family="paragraph" style:parent-style-name="Standard">
      <style:paragraph-properties fo:break-before="auto" fo:line-height="100%" style:writing-mode="lr-tb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/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00%" style:writing-mode="lr-tb"/>
    </style:style>
    <style:style style:name="P411" style:family="paragraph" style:parent-style-name="Standard">
      <style:paragraph-properties fo:break-before="auto" fo:line-height="100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P412" style:family="paragraph" style:parent-style-name="Standard">
      <style:paragraph-properties fo:break-before="auto" fo:line-height="100%" style:writing-mode="lr-tb"/>
    </style:style>
    <style:style style:name="T412_1" style:family="text"/>
    <style:style style:name="P413" style:family="paragraph" style:parent-style-name="Standard">
      <style:paragraph-properties fo:break-before="auto" fo:line-height="100%" style:writing-mode="lr-tb"/>
    </style:style>
    <style:style style:name="P414" style:family="paragraph" style:parent-style-name="Standard">
      <style:paragraph-properties fo:break-before="auto" fo:line-height="100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00%" style:writing-mode="lr-tb"/>
    </style:style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/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00%" style:writing-mode="lr-tb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00%" style:writing-mode="lr-tb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/>
    <style:style style:name="P423" style:family="paragraph" style:parent-style-name="Standard">
      <style:paragraph-properties fo:break-before="auto" fo:line-height="100%" style:writing-mode="lr-tb"/>
    </style:style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/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/>
    <style:style style:name="P426" style:family="paragraph" style:parent-style-name="Standard">
      <style:paragraph-properties fo:break-before="auto" fo:line-height="100%" style:writing-mode="lr-tb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00%" style:writing-mode="lr-tb"/>
    </style:style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P431" style:family="paragraph" style:parent-style-name="Standard">
      <style:paragraph-properties fo:break-before="auto" fo:line-height="100%" style:writing-mode="lr-tb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00%" style:writing-mode="lr-tb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00%" style:writing-mode="lr-tb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/>
    <style:style style:name="P439" style:family="paragraph" style:parent-style-name="Standard">
      <style:paragraph-properties fo:break-before="auto" fo:line-height="100%" style:writing-mode="lr-tb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P442" style:family="paragraph" style:parent-style-name="Standard">
      <style:paragraph-properties fo:break-before="auto" fo:line-height="100%" style:writing-mode="lr-tb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00%" style:writing-mode="lr-tb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/>
    <style:style style:name="P447" style:family="paragraph" style:parent-style-name="Standard">
      <style:paragraph-properties fo:break-before="auto" fo:line-height="100%" style:writing-mode="lr-tb"/>
    </style:style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/>
    <style:style style:name="P450" style:family="paragraph" style:parent-style-name="Standard">
      <style:paragraph-properties fo:break-before="auto" fo:line-height="100%" style:writing-mode="lr-tb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00%" style:writing-mode="lr-tb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/>
    <style:style style:name="P455" style:family="paragraph" style:parent-style-name="Standard">
      <style:paragraph-properties fo:break-before="auto" fo:line-height="100%" style:writing-mode="lr-tb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/>
    <style:style style:name="P458" style:family="paragraph" style:parent-style-name="Standard">
      <style:paragraph-properties fo:break-before="auto" fo:line-height="100%" style:writing-mode="lr-tb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00%" style:writing-mode="lr-tb"/>
    </style:style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00%" style:writing-mode="lr-tb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/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/>
    <style:style style:name="P466" style:family="paragraph" style:parent-style-name="Standard">
      <style:paragraph-properties fo:break-before="auto" fo:line-height="100%" style:writing-mode="lr-tb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00%" style:writing-mode="lr-tb"/>
    </style:style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P471" style:family="paragraph" style:parent-style-name="Standard">
      <style:paragraph-properties fo:break-before="auto" fo:line-height="100%" style:writing-mode="lr-tb"/>
    </style:style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/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/>
    <style:style style:name="P474" style:family="paragraph" style:parent-style-name="Standard">
      <style:paragraph-properties fo:break-before="auto" fo:line-height="100%" style:writing-mode="lr-tb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/>
    <style:style style:name="P477" style:family="paragraph" style:parent-style-name="Standard">
      <style:paragraph-properties fo:break-before="auto" fo:line-height="100%" style:writing-mode="lr-tb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/>
    <style:style style:name="P479" style:family="paragraph" style:parent-style-name="Standard">
      <style:paragraph-properties fo:break-before="auto" fo:line-height="100%" style:writing-mode="lr-tb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00%" style:writing-mode="lr-tb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/>
    <style:style style:name="P485" style:family="paragraph" style:parent-style-name="Standard">
      <style:paragraph-properties fo:break-before="auto" fo:line-height="100%" style:writing-mode="lr-tb"/>
    </style:style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/>
    <style:style style:name="P487" style:family="paragraph" style:parent-style-name="Standard">
      <style:paragraph-properties fo:break-before="auto" fo:line-height="100%" style:writing-mode="lr-tb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/>
    <style:style style:name="P490" style:family="paragraph" style:parent-style-name="Standard">
      <style:paragraph-properties fo:break-before="auto" fo:line-height="100%" style:writing-mode="lr-tb"/>
    </style:style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/>
    <style:style style:name="P493" style:family="paragraph" style:parent-style-name="Standard">
      <style:paragraph-properties fo:break-before="auto" fo:line-height="100%" style:writing-mode="lr-tb"/>
    </style:style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00%" style:writing-mode="lr-tb"/>
    </style:style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/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00%" style:writing-mode="lr-tb"/>
    </style:style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T499_13" style:family="text"/>
    <style:style style:name="T499_14" style:family="text"/>
    <style:style style:name="T499_15" style:family="text"/>
    <style:style style:name="T499_16" style:family="text"/>
    <style:style style:name="T499_17" style:family="text"/>
    <style:style style:name="T499_18" style:family="text"/>
    <style:style style:name="T499_19" style:family="text"/>
    <style:style style:name="T499_20" style:family="text"/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00%" style:writing-mode="lr-tb"/>
    </style:style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/>
    <style:style style:name="P503" style:family="paragraph" style:parent-style-name="Standard">
      <style:paragraph-properties fo:break-before="auto" fo:line-height="100%" style:writing-mode="lr-tb"/>
    </style:style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/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00%" style:writing-mode="lr-tb"/>
    </style:style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/>
    <style:style style:name="P509" style:family="paragraph" style:parent-style-name="Standard">
      <style:paragraph-properties fo:break-before="auto" fo:line-height="100%" style:writing-mode="lr-tb"/>
    </style:style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/>
    <style:style style:name="P511" style:family="paragraph" style:parent-style-name="Standard">
      <style:paragraph-properties fo:break-before="auto" fo:line-height="100%" style:writing-mode="lr-tb"/>
    </style:style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/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/>
    <style:style style:name="P514" style:family="paragraph" style:parent-style-name="Standard">
      <style:paragraph-properties fo:break-before="auto" fo:line-height="100%" style:writing-mode="lr-tb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T515_17" style:family="text"/>
    <style:style style:name="T515_18" style:family="text"/>
    <style:style style:name="T515_19" style:family="text"/>
    <style:style style:name="T515_20" style:family="text"/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/>
    <style:style style:name="P517" style:family="paragraph" style:parent-style-name="Standard">
      <style:paragraph-properties fo:break-before="auto" fo:line-height="100%" style:writing-mode="lr-tb"/>
    </style:style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00%" style:writing-mode="lr-tb"/>
    </style:style>
    <style:style style:name="P520" style:family="paragraph" style:parent-style-name="Standard">
      <style:paragraph-properties fo:break-before="auto" fo:line-height="100%" style:writing-mode="lr-tb"/>
    </style:style>
    <style:style style:name="T520_1" style:family="text"/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00%" style:writing-mode="lr-tb"/>
    </style:style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/>
    <style:style style:name="P525" style:family="paragraph" style:parent-style-name="Standard">
      <style:paragraph-properties fo:break-before="auto" fo:line-height="100%" style:writing-mode="lr-tb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00%" style:writing-mode="lr-tb"/>
    </style:style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/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/>
    <style:style style:name="P530" style:family="paragraph" style:parent-style-name="Standard">
      <style:paragraph-properties fo:break-before="auto" fo:line-height="100%" style:writing-mode="lr-tb"/>
    </style:style>
    <style:style style:name="P531" style:family="paragraph" style:parent-style-name="Standard">
      <style:paragraph-properties fo:break-before="auto" fo:line-height="100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T531_20" style:family="text"/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00%" style:writing-mode="lr-tb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/>
    <style:style style:name="P535" style:family="paragraph" style:parent-style-name="Standard">
      <style:paragraph-properties fo:break-before="auto" fo:line-height="100%" style:writing-mode="lr-tb"/>
    </style:style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00%" style:writing-mode="lr-tb"/>
    </style:style>
    <style:style style:name="T537_1" style:family="text"/>
    <style:style style:name="P538" style:family="paragraph" style:parent-style-name="Standard">
      <style:paragraph-properties fo:break-before="auto" fo:line-height="100%" style:writing-mode="lr-tb"/>
    </style:style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/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P543" style:family="paragraph" style:parent-style-name="Standard">
      <style:paragraph-properties fo:break-before="auto" fo:line-height="100%" style:writing-mode="lr-tb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/>
    <style:style style:name="P545" style:family="paragraph" style:parent-style-name="Standard">
      <style:paragraph-properties fo:break-before="auto" fo:line-height="100%" style:writing-mode="lr-tb"/>
    </style:style>
    <style:style style:name="T545_1" style:family="text"/>
    <style:style style:name="P546" style:family="paragraph" style:parent-style-name="Standard">
      <style:paragraph-properties fo:break-before="auto" fo:line-height="100%" style:writing-mode="lr-tb"/>
    </style:style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T547_17" style:family="text"/>
    <style:style style:name="T547_18" style:family="text"/>
    <style:style style:name="T547_19" style:family="text"/>
    <style:style style:name="T547_20" style:family="text"/>
    <style:style style:name="P548" style:family="paragraph" style:parent-style-name="Standard">
      <style:paragraph-properties fo:break-before="auto" fo:line-height="100%" style:writing-mode="lr-tb"/>
    </style:style>
    <style:style style:name="T548_1" style:family="text"/>
    <style:style style:name="P549" style:family="paragraph" style:parent-style-name="Standard">
      <style:paragraph-properties fo:break-before="auto" fo:line-height="100%" style:writing-mode="lr-tb"/>
    </style:style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00%" style:writing-mode="lr-tb"/>
    </style:style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/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T552_31" style:family="text"/>
    <style:style style:name="T552_32" style:family="text"/>
    <style:style style:name="T552_33" style:family="text"/>
    <style:style style:name="T552_34" style:family="text"/>
    <style:style style:name="T552_35" style:family="text"/>
    <style:style style:name="T552_36" style:family="text"/>
    <style:style style:name="T552_37" style:family="text"/>
    <style:style style:name="T552_38" style:family="text"/>
    <style:style style:name="T552_39" style:family="text"/>
    <style:style style:name="T552_40" style:family="text"/>
    <style:style style:name="T552_41" style:family="text"/>
    <style:style style:name="T552_42" style:family="text"/>
    <style:style style:name="T552_43" style:family="text"/>
    <style:style style:name="T552_44" style:family="text"/>
    <style:style style:name="T552_45" style:family="text"/>
    <style:style style:name="T552_46" style:family="text"/>
    <style:style style:name="T552_47" style:family="text"/>
    <style:style style:name="T552_48" style:family="text"/>
    <style:style style:name="T552_49" style:family="text"/>
    <style:style style:name="T552_50" style:family="text"/>
    <style:style style:name="T552_51" style:family="text"/>
    <style:style style:name="T552_52" style:family="text"/>
    <style:style style:name="T552_53" style:family="text"/>
    <style:style style:name="T552_54" style:family="text"/>
    <style:style style:name="T552_55" style:family="text"/>
    <style:style style:name="T552_56" style:family="text"/>
    <style:style style:name="T552_57" style:family="text"/>
    <style:style style:name="T552_58" style:family="text"/>
    <style:style style:name="T552_59" style:family="text"/>
    <style:style style:name="T552_60" style:family="text"/>
    <style:style style:name="T552_61" style:family="text"/>
    <style:style style:name="T552_62" style:family="text"/>
    <style:style style:name="T552_63" style:family="text"/>
    <style:style style:name="T552_64" style:family="text"/>
    <style:style style:name="T552_65" style:family="text"/>
    <style:style style:name="T552_66" style:family="text"/>
    <style:style style:name="T552_67" style:family="text"/>
    <style:style style:name="T552_68" style:family="text"/>
    <style:style style:name="T552_69" style:family="text"/>
    <style:style style:name="T552_70" style:family="text"/>
    <style:style style:name="T552_71" style:family="text"/>
    <style:style style:name="T552_72" style:family="text"/>
    <style:style style:name="T552_73" style:family="text"/>
    <style:style style:name="T552_74" style:family="text"/>
    <style:style style:name="T552_75" style:family="text"/>
    <style:style style:name="T552_76" style:family="text"/>
    <style:style style:name="T552_77" style:family="text"/>
    <style:style style:name="T552_78" style:family="text"/>
    <style:style style:name="T552_79" style:family="text"/>
    <style:style style:name="T552_80" style:family="text"/>
    <style:style style:name="T552_81" style:family="text"/>
    <style:style style:name="T552_82" style:family="text"/>
    <style:style style:name="T552_83" style:family="text"/>
    <style:style style:name="T552_84" style:family="text"/>
    <style:style style:name="T552_85" style:family="text"/>
    <style:style style:name="T552_86" style:family="text"/>
    <style:style style:name="T552_87" style:family="text"/>
    <style:style style:name="T552_88" style:family="text"/>
    <style:style style:name="T552_89" style:family="text"/>
    <style:style style:name="T552_90" style:family="text"/>
    <style:style style:name="T552_91" style:family="text"/>
    <style:style style:name="T552_92" style:family="text"/>
    <style:style style:name="T552_93" style:family="text"/>
    <style:style style:name="T552_94" style:family="text"/>
    <style:style style:name="T552_95" style:family="text"/>
    <style:style style:name="T552_96" style:family="text"/>
    <style:style style:name="T552_97" style:family="text"/>
    <style:style style:name="T552_98" style:family="text"/>
    <style:style style:name="T552_99" style:family="text"/>
    <style:style style:name="T552_100" style:family="text"/>
    <style:style style:name="T552_101" style:family="text"/>
    <style:style style:name="T552_102" style:family="text"/>
    <style:style style:name="T552_103" style:family="text"/>
    <style:style style:name="T552_104" style:family="text"/>
    <style:style style:name="T552_105" style:family="text"/>
    <style:style style:name="T552_106" style:family="text"/>
    <style:style style:name="T552_107" style:family="text"/>
    <style:style style:name="T552_108" style:family="text"/>
    <style:style style:name="T552_109" style:family="text"/>
    <style:style style:name="T552_110" style:family="text"/>
    <style:style style:name="T552_111" style:family="text"/>
    <style:style style:name="T552_112" style:family="text"/>
    <style:style style:name="T552_113" style:family="text"/>
    <style:style style:name="T552_114" style:family="text"/>
    <style:style style:name="T552_115" style:family="text"/>
    <style:style style:name="T552_116" style:family="text"/>
    <style:style style:name="T552_117" style:family="text"/>
    <style:style style:name="T552_118" style:family="text"/>
    <style:style style:name="T552_119" style:family="text"/>
    <style:style style:name="T552_120" style:family="text"/>
    <style:style style:name="T552_121" style:family="text"/>
    <style:style style:name="T552_122" style:family="text"/>
    <style:style style:name="T552_123" style:family="text"/>
    <style:style style:name="T552_124" style:family="text"/>
    <style:style style:name="T552_125" style:family="text"/>
    <style:style style:name="T552_126" style:family="text"/>
    <style:style style:name="T552_127" style:family="text"/>
    <style:style style:name="T552_128" style:family="text"/>
    <style:style style:name="T552_129" style:family="text"/>
    <style:style style:name="T552_130" style:family="text"/>
    <style:style style:name="T552_131" style:family="text"/>
    <style:style style:name="T552_132" style:family="text"/>
    <style:style style:name="T552_133" style:family="text"/>
    <style:style style:name="T552_134" style:family="text"/>
    <style:style style:name="T552_135" style:family="text"/>
    <style:style style:name="T552_136" style:family="text"/>
    <style:style style:name="T552_137" style:family="text"/>
    <style:style style:name="T552_138" style:family="text"/>
    <style:style style:name="T552_139" style:family="text"/>
    <style:style style:name="T552_140" style:family="text"/>
    <style:style style:name="T552_141" style:family="text"/>
    <style:style style:name="T552_142" style:family="text"/>
    <style:style style:name="T552_143" style:family="text"/>
    <style:style style:name="T552_144" style:family="text"/>
    <style:style style:name="T552_145" style:family="text"/>
    <style:style style:name="T552_146" style:family="text"/>
    <style:style style:name="T552_147" style:family="text"/>
    <style:style style:name="T552_148" style:family="text"/>
    <style:style style:name="T552_149" style:family="text"/>
    <style:style style:name="T552_150" style:family="text"/>
    <style:style style:name="T552_151" style:family="text"/>
    <style:style style:name="T552_152" style:family="text"/>
    <style:style style:name="T552_153" style:family="text"/>
    <style:style style:name="T552_154" style:family="text"/>
    <style:style style:name="T552_155" style:family="text"/>
    <style:style style:name="T552_156" style:family="text"/>
    <style:style style:name="T552_157" style:family="text"/>
    <style:style style:name="T552_158" style:family="text"/>
    <style:style style:name="T552_159" style:family="text"/>
    <style:style style:name="T552_160" style:family="text"/>
    <style:style style:name="T552_161" style:family="text"/>
    <style:style style:name="T552_162" style:family="text"/>
    <style:style style:name="T552_163" style:family="text"/>
    <style:style style:name="T552_164" style:family="text"/>
    <style:style style:name="T552_165" style:family="text"/>
    <style:style style:name="T552_166" style:family="text"/>
    <style:style style:name="T552_167" style:family="text"/>
    <style:style style:name="T552_168" style:family="text"/>
    <style:style style:name="T552_169" style:family="text"/>
    <style:style style:name="T552_170" style:family="text"/>
    <style:style style:name="T552_171" style:family="text"/>
    <style:style style:name="T552_172" style:family="text"/>
    <style:style style:name="T552_173" style:family="text"/>
    <style:style style:name="T552_174" style:family="text"/>
    <style:style style:name="T552_175" style:family="text"/>
    <style:style style:name="T552_176" style:family="text"/>
    <style:style style:name="T552_177" style:family="text"/>
    <style:style style:name="T552_178" style:family="text"/>
    <style:style style:name="T552_179" style:family="text"/>
    <style:style style:name="T552_180" style:family="text"/>
    <style:style style:name="T552_181" style:family="text"/>
    <style:style style:name="T552_182" style:family="text"/>
    <style:style style:name="T552_183" style:family="text"/>
    <style:style style:name="T552_184" style:family="text"/>
    <style:style style:name="T552_185" style:family="text"/>
    <style:style style:name="T552_186" style:family="text"/>
    <style:style style:name="T552_187" style:family="text"/>
    <style:style style:name="T552_188" style:family="text"/>
    <style:style style:name="T552_189" style:family="text"/>
    <style:style style:name="T552_190" style:family="text"/>
    <style:style style:name="T552_191" style:family="text"/>
    <style:style style:name="T552_192" style:family="text"/>
    <style:style style:name="T552_193" style:family="text"/>
    <style:style style:name="T552_194" style:family="text"/>
    <style:style style:name="T552_195" style:family="text"/>
    <style:style style:name="T552_196" style:family="text"/>
    <style:style style:name="T552_197" style:family="text"/>
    <style:style style:name="T552_198" style:family="text"/>
    <style:style style:name="T552_199" style:family="text"/>
    <style:style style:name="T552_200" style:family="text"/>
    <style:style style:name="T552_201" style:family="text"/>
    <style:style style:name="T552_202" style:family="text"/>
    <style:style style:name="T552_203" style:family="text"/>
    <style:style style:name="T552_204" style:family="text"/>
    <style:style style:name="T552_205" style:family="text"/>
    <style:style style:name="T552_206" style:family="text"/>
    <style:style style:name="T552_207" style:family="text"/>
    <style:style style:name="T552_208" style:family="text"/>
    <style:style style:name="T552_209" style:family="text"/>
    <style:style style:name="T552_210" style:family="text"/>
    <style:style style:name="T552_211" style:family="text"/>
    <style:style style:name="T552_212" style:family="text"/>
    <style:style style:name="T552_213" style:family="text"/>
    <style:style style:name="T552_214" style:family="text"/>
    <style:style style:name="T552_215" style:family="text"/>
    <style:style style:name="T552_216" style:family="text"/>
    <style:style style:name="T552_217" style:family="text"/>
    <style:style style:name="T552_218" style:family="text"/>
    <style:style style:name="T552_219" style:family="text"/>
    <style:style style:name="T552_220" style:family="text"/>
    <style:style style:name="T552_221" style:family="text"/>
    <style:style style:name="T552_222" style:family="text"/>
    <style:style style:name="T552_223" style:family="text"/>
    <style:style style:name="T552_224" style:family="text"/>
    <style:style style:name="T552_225" style:family="text"/>
    <style:style style:name="T552_226" style:family="text"/>
    <style:style style:name="T552_227" style:family="text"/>
    <style:style style:name="T552_228" style:family="text"/>
    <style:style style:name="T552_229" style:family="text"/>
    <style:style style:name="T552_230" style:family="text"/>
    <style:style style:name="T552_231" style:family="text"/>
    <style:style style:name="T552_232" style:family="text"/>
    <style:style style:name="T552_233" style:family="text"/>
    <style:style style:name="T552_234" style:family="text"/>
    <style:style style:name="T552_235" style:family="text"/>
    <style:style style:name="T552_236" style:family="text"/>
    <style:style style:name="T552_237" style:family="text"/>
    <style:style style:name="T552_238" style:family="text"/>
    <style:style style:name="T552_239" style:family="text"/>
    <style:style style:name="T552_240" style:family="text"/>
    <style:style style:name="T552_241" style:family="text"/>
    <style:style style:name="T552_242" style:family="text"/>
    <style:style style:name="T552_243" style:family="text"/>
    <style:style style:name="T552_244" style:family="text"/>
    <style:style style:name="T552_245" style:family="text"/>
    <style:style style:name="T552_246" style:family="text"/>
    <style:style style:name="T552_247" style:family="text"/>
    <style:style style:name="T552_248" style:family="text"/>
    <style:style style:name="T552_249" style:family="text"/>
    <style:style style:name="T552_250" style:family="text"/>
    <style:style style:name="T552_251" style:family="text"/>
    <style:style style:name="T552_252" style:family="text"/>
    <style:style style:name="T552_253" style:family="text"/>
    <style:style style:name="T552_254" style:family="text"/>
    <style:style style:name="T552_255" style:family="text"/>
    <style:style style:name="T552_256" style:family="text"/>
    <style:style style:name="T552_257" style:family="text"/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T553_22" style:family="text"/>
    <style:style style:name="T553_23" style:family="text"/>
    <style:style style:name="T553_24" style:family="text"/>
    <style:style style:name="T553_25" style:family="text"/>
    <style:style style:name="T553_26" style:family="text"/>
    <style:style style:name="T553_27" style:family="text"/>
    <style:style style:name="T553_28" style:family="text"/>
    <style:style style:name="T553_29" style:family="text"/>
    <style:style style:name="T553_30" style:family="text"/>
    <style:style style:name="T553_31" style:family="text"/>
    <style:style style:name="T553_32" style:family="text"/>
    <style:style style:name="T553_33" style:family="text"/>
    <style:style style:name="T553_34" style:family="text"/>
    <style:style style:name="T553_35" style:family="text"/>
    <style:style style:name="T553_36" style:family="text"/>
    <style:style style:name="T553_37" style:family="text"/>
    <style:style style:name="T553_38" style:family="text"/>
    <style:style style:name="T553_39" style:family="text"/>
    <style:style style:name="T553_40" style:family="text"/>
    <style:style style:name="T553_41" style:family="text"/>
    <style:style style:name="T553_42" style:family="text"/>
    <style:style style:name="T553_43" style:family="text"/>
    <style:style style:name="T553_44" style:family="text"/>
    <style:style style:name="T553_45" style:family="text"/>
    <style:style style:name="T553_46" style:family="text"/>
    <style:style style:name="T553_47" style:family="text"/>
    <style:style style:name="T553_48" style:family="text"/>
    <style:style style:name="T553_49" style:family="text"/>
    <style:style style:name="T553_50" style:family="text"/>
    <style:style style:name="T553_51" style:family="text"/>
    <style:style style:name="T553_52" style:family="text"/>
    <style:style style:name="T553_53" style:family="text"/>
    <style:style style:name="T553_54" style:family="text"/>
    <style:style style:name="T553_55" style:family="text"/>
    <style:style style:name="T553_56" style:family="text"/>
    <style:style style:name="T553_57" style:family="text"/>
    <style:style style:name="T553_58" style:family="text"/>
    <style:style style:name="T553_59" style:family="text"/>
    <style:style style:name="T553_60" style:family="text"/>
    <style:style style:name="T553_61" style:family="text"/>
    <style:style style:name="T553_62" style:family="text"/>
    <style:style style:name="T553_63" style:family="text"/>
    <style:style style:name="T553_64" style:family="text"/>
    <style:style style:name="T553_65" style:family="text"/>
    <style:style style:name="T553_66" style:family="text"/>
    <style:style style:name="T553_67" style:family="text"/>
    <style:style style:name="T553_68" style:family="text"/>
    <style:style style:name="T553_69" style:family="text"/>
    <style:style style:name="T553_70" style:family="text"/>
    <style:style style:name="T553_71" style:family="text"/>
    <style:style style:name="T553_72" style:family="text"/>
    <style:style style:name="T553_73" style:family="text"/>
    <style:style style:name="T553_74" style:family="text"/>
    <style:style style:name="T553_75" style:family="text"/>
    <style:style style:name="T553_76" style:family="text"/>
    <style:style style:name="T553_77" style:family="text"/>
    <style:style style:name="T553_78" style:family="text"/>
    <style:style style:name="T553_79" style:family="text"/>
    <style:style style:name="T553_80" style:family="text"/>
    <style:style style:name="T553_81" style:family="text"/>
    <style:style style:name="T553_82" style:family="text"/>
    <style:style style:name="T553_83" style:family="text"/>
    <style:style style:name="T553_84" style:family="text"/>
    <style:style style:name="T553_85" style:family="text"/>
    <style:style style:name="T553_86" style:family="text"/>
    <style:style style:name="T553_87" style:family="text"/>
    <style:style style:name="T553_88" style:family="text"/>
    <style:style style:name="T553_89" style:family="text"/>
    <style:style style:name="T553_90" style:family="text"/>
    <style:style style:name="T553_91" style:family="text"/>
    <style:style style:name="T553_92" style:family="text"/>
    <style:style style:name="T553_93" style:family="text"/>
    <style:style style:name="T553_94" style:family="text"/>
    <style:style style:name="T553_95" style:family="text"/>
    <style:style style:name="T553_96" style:family="text"/>
    <style:style style:name="T553_97" style:family="text"/>
    <style:style style:name="T553_98" style:family="text"/>
    <style:style style:name="T553_99" style:family="text"/>
    <style:style style:name="T553_100" style:family="text"/>
    <style:style style:name="T553_101" style:family="text"/>
    <style:style style:name="T553_102" style:family="text"/>
    <style:style style:name="T553_103" style:family="text"/>
    <style:style style:name="T553_104" style:family="text"/>
    <style:style style:name="T553_105" style:family="text"/>
    <style:style style:name="T553_106" style:family="text"/>
    <style:style style:name="T553_107" style:family="text"/>
    <style:style style:name="T553_108" style:family="text"/>
    <style:style style:name="T553_109" style:family="text"/>
    <style:style style:name="T553_110" style:family="text"/>
    <style:style style:name="T553_111" style:family="text"/>
    <style:style style:name="T553_112" style:family="text"/>
    <style:style style:name="T553_113" style:family="text"/>
    <style:style style:name="T553_114" style:family="text"/>
    <style:style style:name="T553_115" style:family="text"/>
    <style:style style:name="T553_116" style:family="text"/>
    <style:style style:name="T553_117" style:family="text"/>
    <style:style style:name="T553_118" style:family="text"/>
    <style:style style:name="T553_119" style:family="text"/>
    <style:style style:name="T553_120" style:family="text"/>
    <style:style style:name="T553_121" style:family="text"/>
    <style:style style:name="T553_122" style:family="text"/>
    <style:style style:name="T553_123" style:family="text"/>
    <style:style style:name="T553_124" style:family="text"/>
    <style:style style:name="T553_125" style:family="text"/>
    <style:style style:name="T553_126" style:family="text"/>
    <style:style style:name="T553_127" style:family="text"/>
    <style:style style:name="T553_128" style:family="text"/>
    <style:style style:name="T553_129" style:family="text"/>
    <style:style style:name="T553_130" style:family="text"/>
    <style:style style:name="T553_131" style:family="text"/>
    <style:style style:name="T553_132" style:family="text"/>
    <style:style style:name="T553_133" style:family="text"/>
    <style:style style:name="T553_134" style:family="text"/>
    <style:style style:name="T553_135" style:family="text"/>
    <style:style style:name="T553_136" style:family="text"/>
    <style:style style:name="T553_137" style:family="text"/>
    <style:style style:name="T553_138" style:family="text"/>
    <style:style style:name="T553_139" style:family="text"/>
    <style:style style:name="T553_140" style:family="text"/>
    <style:style style:name="T553_141" style:family="text"/>
    <style:style style:name="T553_142" style:family="text"/>
    <style:style style:name="T553_143" style:family="text"/>
    <style:style style:name="T553_144" style:family="text"/>
    <style:style style:name="T553_145" style:family="text"/>
    <style:style style:name="T553_146" style:family="text"/>
    <style:style style:name="T553_147" style:family="text"/>
    <style:style style:name="T553_148" style:family="text"/>
    <style:style style:name="T553_149" style:family="text"/>
    <style:style style:name="T553_150" style:family="text"/>
    <style:style style:name="T553_151" style:family="text"/>
    <style:style style:name="T553_152" style:family="text"/>
    <style:style style:name="T553_153" style:family="text"/>
    <style:style style:name="T553_154" style:family="text"/>
    <style:style style:name="T553_155" style:family="text"/>
    <style:style style:name="T553_156" style:family="text"/>
    <style:style style:name="T553_157" style:family="text"/>
    <style:style style:name="T553_158" style:family="text"/>
    <style:style style:name="T553_159" style:family="text"/>
    <style:style style:name="T553_160" style:family="text"/>
    <style:style style:name="T553_161" style:family="text"/>
    <style:style style:name="T553_162" style:family="text"/>
    <style:style style:name="T553_163" style:family="text"/>
    <style:style style:name="T553_164" style:family="text"/>
    <style:style style:name="T553_165" style:family="text"/>
    <style:style style:name="T553_166" style:family="text"/>
    <style:style style:name="T553_167" style:family="text"/>
    <style:style style:name="T553_168" style:family="text"/>
    <style:style style:name="T553_169" style:family="text"/>
    <style:style style:name="T553_170" style:family="text"/>
    <style:style style:name="T553_171" style:family="text"/>
    <style:style style:name="T553_172" style:family="text"/>
    <style:style style:name="T553_173" style:family="text"/>
    <style:style style:name="T553_174" style:family="text"/>
    <style:style style:name="T553_175" style:family="text"/>
    <style:style style:name="T553_176" style:family="text"/>
    <style:style style:name="T553_177" style:family="text"/>
    <style:style style:name="T553_178" style:family="text"/>
    <style:style style:name="T553_179" style:family="text"/>
    <style:style style:name="T553_180" style:family="text"/>
    <style:style style:name="T553_181" style:family="text"/>
    <style:style style:name="T553_182" style:family="text"/>
    <style:style style:name="T553_183" style:family="text"/>
    <style:style style:name="T553_184" style:family="text"/>
    <style:style style:name="T553_185" style:family="text"/>
    <style:style style:name="T553_186" style:family="text"/>
    <style:style style:name="T553_187" style:family="text"/>
    <style:style style:name="T553_188" style:family="text"/>
    <style:style style:name="T553_189" style:family="text"/>
    <style:style style:name="T553_190" style:family="text"/>
    <style:style style:name="T553_191" style:family="text"/>
    <style:style style:name="T553_192" style:family="text"/>
    <style:style style:name="T553_193" style:family="text"/>
    <style:style style:name="T553_194" style:family="text"/>
    <style:style style:name="T553_195" style:family="text"/>
    <style:style style:name="T553_196" style:family="text"/>
    <style:style style:name="T553_197" style:family="text"/>
    <style:style style:name="T553_198" style:family="text"/>
    <style:style style:name="T553_199" style:family="text"/>
    <style:style style:name="T553_200" style:family="text"/>
    <style:style style:name="T553_201" style:family="text"/>
    <style:style style:name="T553_202" style:family="text"/>
    <style:style style:name="T553_203" style:family="text"/>
    <style:style style:name="T553_204" style:family="text"/>
    <style:style style:name="T553_205" style:family="text"/>
    <style:style style:name="T553_206" style:family="text"/>
    <style:style style:name="T553_207" style:family="text"/>
    <style:style style:name="T553_208" style:family="text"/>
    <style:style style:name="T553_209" style:family="text"/>
    <style:style style:name="T553_210" style:family="text"/>
    <style:style style:name="T553_211" style:family="text"/>
    <style:style style:name="T553_212" style:family="text"/>
    <style:style style:name="T553_213" style:family="text"/>
    <style:style style:name="T553_214" style:family="text"/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P555" style:family="paragraph" style:parent-style-name="Standard">
      <style:paragraph-properties fo:break-before="auto" fo:line-height="100%" style:writing-mode="lr-tb"/>
    </style:style>
    <style:style style:name="P556" style:family="paragraph" style:parent-style-name="Standard">
      <style:paragraph-properties fo:break-before="auto" fo:line-height="100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P557" style:family="paragraph" style:parent-style-name="Standard">
      <style:paragraph-properties fo:break-before="auto" fo:line-height="100%" style:writing-mode="lr-tb"/>
    </style:style>
    <style:style style:name="P558" style:family="paragraph" style:parent-style-name="Standard">
      <style:paragraph-properties fo:break-before="auto" fo:line-height="100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P559" style:family="paragraph" style:parent-style-name="Standard">
      <style:paragraph-properties fo:break-before="auto" fo:line-height="100%" style:writing-mode="lr-tb"/>
    </style:style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P561" style:family="paragraph" style:parent-style-name="Standard">
      <style:paragraph-properties fo:break-before="auto" fo:line-height="100%" style:writing-mode="lr-tb"/>
    </style:style>
    <style:style style:name="P562" style:family="paragraph" style:parent-style-name="Standard">
      <style:paragraph-properties fo:break-before="auto" fo:line-height="100%" style:writing-mode="lr-tb"/>
    </style:style>
    <style:style style:name="T562_1" style:family="text"/>
    <style:style style:name="T562_2" style:family="text"/>
    <style:style style:name="P563" style:family="paragraph" style:parent-style-name="Standard">
      <style:paragraph-properties fo:break-before="auto" fo:line-height="100%" style:writing-mode="lr-tb"/>
    </style:style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/>
    <style:style style:name="P565" style:family="paragraph" style:parent-style-name="Standard">
      <style:paragraph-properties fo:break-before="auto" fo:line-height="100%" style:writing-mode="lr-tb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/>
    <style:style style:name="P567" style:family="paragraph" style:parent-style-name="Standard">
      <style:paragraph-properties fo:break-before="auto" fo:line-height="100%" style:writing-mode="lr-tb"/>
    </style:style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T568_25" style:family="text"/>
    <style:style style:name="T568_26" style:family="text"/>
    <style:style style:name="T568_27" style:family="text"/>
    <style:style style:name="T568_28" style:family="text"/>
    <style:style style:name="T568_29" style:family="text"/>
    <style:style style:name="T568_30" style:family="text"/>
    <style:style style:name="T568_31" style:family="text"/>
    <style:style style:name="T568_32" style:family="text"/>
    <style:style style:name="T568_33" style:family="text"/>
    <style:style style:name="T568_34" style:family="text"/>
    <style:style style:name="T568_35" style:family="text"/>
    <style:style style:name="T568_36" style:family="text"/>
    <style:style style:name="T568_37" style:family="text"/>
    <style:style style:name="T568_38" style:family="text"/>
    <style:style style:name="T568_39" style:family="text"/>
    <style:style style:name="T568_40" style:family="text"/>
    <style:style style:name="T568_41" style:family="text"/>
    <style:style style:name="T568_42" style:family="text"/>
    <style:style style:name="T568_43" style:family="text"/>
    <style:style style:name="T568_44" style:family="text"/>
    <style:style style:name="T568_45" style:family="text"/>
    <style:style style:name="T568_46" style:family="text"/>
    <style:style style:name="T568_47" style:family="text"/>
    <style:style style:name="T568_48" style:family="text"/>
    <style:style style:name="T568_49" style:family="text"/>
    <style:style style:name="T568_50" style:family="text"/>
    <style:style style:name="T568_51" style:family="text"/>
    <style:style style:name="T568_52" style:family="text"/>
    <style:style style:name="T568_53" style:family="text"/>
    <style:style style:name="T568_54" style:family="text"/>
    <style:style style:name="T568_55" style:family="text"/>
    <style:style style:name="T568_56" style:family="text"/>
    <style:style style:name="T568_57" style:family="text"/>
    <style:style style:name="T568_58" style:family="text"/>
    <style:style style:name="T568_59" style:family="text"/>
    <style:style style:name="T568_60" style:family="text"/>
    <style:style style:name="T568_61" style:family="text"/>
    <style:style style:name="T568_62" style:family="text"/>
    <style:style style:name="T568_63" style:family="text"/>
    <style:style style:name="T568_64" style:family="text"/>
    <style:style style:name="T568_65" style:family="text"/>
    <style:style style:name="T568_66" style:family="text"/>
    <style:style style:name="T568_67" style:family="text"/>
    <style:style style:name="T568_68" style:family="text"/>
    <style:style style:name="T568_69" style:family="text"/>
    <style:style style:name="T568_70" style:family="text"/>
    <style:style style:name="T568_71" style:family="text"/>
    <style:style style:name="T568_72" style:family="text"/>
    <style:style style:name="T568_73" style:family="text"/>
    <style:style style:name="T568_74" style:family="text"/>
    <style:style style:name="T568_75" style:family="text"/>
    <style:style style:name="T568_76" style:family="text"/>
    <style:style style:name="T568_77" style:family="text"/>
    <style:style style:name="T568_78" style:family="text"/>
    <style:style style:name="T568_79" style:family="text"/>
    <style:style style:name="T568_80" style:family="text"/>
    <style:style style:name="T568_81" style:family="text"/>
    <style:style style:name="T568_82" style:family="text"/>
    <style:style style:name="T568_83" style:family="text"/>
    <style:style style:name="T568_84" style:family="text"/>
    <style:style style:name="T568_85" style:family="text"/>
    <style:style style:name="T568_86" style:family="text"/>
    <style:style style:name="T568_87" style:family="text"/>
    <style:style style:name="T568_88" style:family="text"/>
    <style:style style:name="T568_89" style:family="text"/>
    <style:style style:name="T568_90" style:family="text"/>
    <style:style style:name="T568_91" style:family="text"/>
    <style:style style:name="T568_92" style:family="text"/>
    <style:style style:name="T568_93" style:family="text"/>
    <style:style style:name="T568_94" style:family="text"/>
    <style:style style:name="T568_95" style:family="text"/>
    <style:style style:name="T568_96" style:family="text"/>
    <style:style style:name="T568_97" style:family="text"/>
    <style:style style:name="T568_98" style:family="text"/>
    <style:style style:name="T568_99" style:family="text"/>
    <style:style style:name="T568_100" style:family="text"/>
    <style:style style:name="T568_101" style:family="text"/>
    <style:style style:name="T568_102" style:family="text"/>
    <style:style style:name="T568_103" style:family="text"/>
    <style:style style:name="T568_104" style:family="text"/>
    <style:style style:name="T568_105" style:family="text"/>
    <style:style style:name="T568_106" style:family="text"/>
    <style:style style:name="T568_107" style:family="text"/>
    <style:style style:name="T568_108" style:family="text"/>
    <style:style style:name="T568_109" style:family="text"/>
    <style:style style:name="T568_110" style:family="text"/>
    <style:style style:name="T568_111" style:family="text"/>
    <style:style style:name="T568_112" style:family="text"/>
    <style:style style:name="T568_113" style:family="text"/>
    <style:style style:name="T568_114" style:family="text"/>
    <style:style style:name="T568_115" style:family="text"/>
    <style:style style:name="T568_116" style:family="text"/>
    <style:style style:name="T568_117" style:family="text"/>
    <style:style style:name="T568_118" style:family="text"/>
    <style:style style:name="T568_119" style:family="text"/>
    <style:style style:name="T568_120" style:family="text"/>
    <style:style style:name="T568_121" style:family="text"/>
    <style:style style:name="T568_122" style:family="text"/>
    <style:style style:name="T568_123" style:family="text"/>
    <style:style style:name="T568_124" style:family="text"/>
    <style:style style:name="T568_125" style:family="text"/>
    <style:style style:name="T568_126" style:family="text"/>
    <style:style style:name="T568_127" style:family="text"/>
    <style:style style:name="T568_128" style:family="text"/>
    <style:style style:name="T568_129" style:family="text"/>
    <style:style style:name="T568_130" style:family="text"/>
    <style:style style:name="T568_131" style:family="text"/>
    <style:style style:name="T568_132" style:family="text"/>
    <style:style style:name="T568_133" style:family="text"/>
    <style:style style:name="T568_134" style:family="text"/>
    <style:style style:name="T568_135" style:family="text"/>
    <style:style style:name="T568_136" style:family="text"/>
    <style:style style:name="T568_137" style:family="text"/>
    <style:style style:name="T568_138" style:family="text"/>
    <style:style style:name="T568_139" style:family="text"/>
    <style:style style:name="T568_140" style:family="text"/>
    <style:style style:name="T568_141" style:family="text"/>
    <style:style style:name="T568_142" style:family="text"/>
    <style:style style:name="T568_143" style:family="text"/>
    <style:style style:name="T568_144" style:family="text"/>
    <style:style style:name="T568_145" style:family="text"/>
    <style:style style:name="T568_146" style:family="text"/>
    <style:style style:name="T568_147" style:family="text"/>
    <style:style style:name="T568_148" style:family="text"/>
    <style:style style:name="T568_149" style:family="text"/>
    <style:style style:name="T568_150" style:family="text"/>
    <style:style style:name="T568_151" style:family="text"/>
    <style:style style:name="T568_152" style:family="text"/>
    <style:style style:name="T568_153" style:family="text"/>
    <style:style style:name="T568_154" style:family="text"/>
    <style:style style:name="T568_155" style:family="text"/>
    <style:style style:name="T568_156" style:family="text"/>
    <style:style style:name="T568_157" style:family="text"/>
    <style:style style:name="T568_158" style:family="text"/>
    <style:style style:name="T568_159" style:family="text"/>
    <style:style style:name="T568_160" style:family="text"/>
    <style:style style:name="T568_161" style:family="text"/>
    <style:style style:name="T568_162" style:family="text"/>
    <style:style style:name="T568_163" style:family="text"/>
    <style:style style:name="T568_164" style:family="text"/>
    <style:style style:name="T568_165" style:family="text"/>
    <style:style style:name="T568_166" style:family="text"/>
    <style:style style:name="T568_167" style:family="text"/>
    <style:style style:name="T568_168" style:family="text"/>
    <style:style style:name="T568_169" style:family="text"/>
    <style:style style:name="T568_170" style:family="text"/>
    <style:style style:name="T568_171" style:family="text"/>
    <style:style style:name="T568_172" style:family="text"/>
    <style:style style:name="T568_173" style:family="text"/>
    <style:style style:name="T568_174" style:family="text"/>
    <style:style style:name="T568_175" style:family="text"/>
    <style:style style:name="T568_176" style:family="text"/>
    <style:style style:name="T568_177" style:family="text"/>
    <style:style style:name="T568_178" style:family="text"/>
    <style:style style:name="T568_179" style:family="text"/>
    <style:style style:name="T568_180" style:family="text"/>
    <style:style style:name="T568_181" style:family="text"/>
    <style:style style:name="T568_182" style:family="text"/>
    <style:style style:name="T568_183" style:family="text"/>
    <style:style style:name="T568_184" style:family="text"/>
    <style:style style:name="T568_185" style:family="text"/>
    <style:style style:name="T568_186" style:family="text"/>
    <style:style style:name="T568_187" style:family="text"/>
    <style:style style:name="T568_188" style:family="text"/>
    <style:style style:name="T568_189" style:family="text"/>
    <style:style style:name="T568_190" style:family="text"/>
    <style:style style:name="T568_191" style:family="text"/>
    <style:style style:name="T568_192" style:family="text"/>
    <style:style style:name="T568_193" style:family="text"/>
    <style:style style:name="T568_194" style:family="text"/>
    <style:style style:name="T568_195" style:family="text"/>
    <style:style style:name="T568_196" style:family="text"/>
    <style:style style:name="T568_197" style:family="text"/>
    <style:style style:name="T568_198" style:family="text"/>
    <style:style style:name="T568_199" style:family="text"/>
    <style:style style:name="T568_200" style:family="text"/>
    <style:style style:name="T568_201" style:family="text"/>
    <style:style style:name="T568_202" style:family="text"/>
    <style:style style:name="T568_203" style:family="text"/>
    <style:style style:name="T568_204" style:family="text"/>
    <style:style style:name="T568_205" style:family="text"/>
    <style:style style:name="T568_206" style:family="text"/>
    <style:style style:name="T568_207" style:family="text"/>
    <style:style style:name="T568_208" style:family="text"/>
    <style:style style:name="T568_209" style:family="text"/>
    <style:style style:name="T568_210" style:family="text"/>
    <style:style style:name="T568_211" style:family="text"/>
    <style:style style:name="T568_212" style:family="text"/>
    <style:style style:name="T568_213" style:family="text"/>
    <style:style style:name="T568_214" style:family="text"/>
    <style:style style:name="T568_215" style:family="text"/>
    <style:style style:name="T568_216" style:family="text"/>
    <style:style style:name="T568_217" style:family="text"/>
    <style:style style:name="T568_218" style:family="text"/>
    <style:style style:name="T568_219" style:family="text"/>
    <style:style style:name="T568_220" style:family="text"/>
    <style:style style:name="T568_221" style:family="text"/>
    <style:style style:name="T568_222" style:family="text"/>
    <style:style style:name="T568_223" style:family="text"/>
    <style:style style:name="T568_224" style:family="text"/>
    <style:style style:name="T568_225" style:family="text"/>
    <style:style style:name="T568_226" style:family="text"/>
    <style:style style:name="T568_227" style:family="text"/>
    <style:style style:name="T568_228" style:family="text"/>
    <style:style style:name="T568_229" style:family="text"/>
    <style:style style:name="T568_230" style:family="text"/>
    <style:style style:name="T568_231" style:family="text"/>
    <style:style style:name="T568_232" style:family="text"/>
    <style:style style:name="T568_233" style:family="text"/>
    <style:style style:name="T568_234" style:family="text"/>
    <style:style style:name="T568_235" style:family="text"/>
    <style:style style:name="T568_236" style:family="text"/>
    <style:style style:name="T568_237" style:family="text"/>
    <style:style style:name="T568_238" style:family="text"/>
    <style:style style:name="T568_239" style:family="text"/>
    <style:style style:name="T568_240" style:family="text"/>
    <style:style style:name="T568_241" style:family="text"/>
    <style:style style:name="T568_242" style:family="text"/>
    <style:style style:name="T568_243" style:family="text"/>
    <style:style style:name="T568_244" style:family="text"/>
    <style:style style:name="T568_245" style:family="text"/>
    <style:style style:name="T568_246" style:family="text"/>
    <style:style style:name="T568_247" style:family="text"/>
    <style:style style:name="T568_248" style:family="text"/>
    <style:style style:name="T568_249" style:family="text"/>
    <style:style style:name="T568_250" style:family="text"/>
    <style:style style:name="T568_251" style:family="text"/>
    <style:style style:name="T568_252" style:family="text"/>
    <style:style style:name="T568_253" style:family="text"/>
    <style:style style:name="T568_254" style:family="text"/>
    <style:style style:name="T568_255" style:family="text"/>
    <style:style style:name="T568_256" style:family="text"/>
    <style:style style:name="T568_257" style:family="text"/>
    <style:style style:name="T568_258" style:family="text"/>
    <style:style style:name="T568_259" style:family="text"/>
    <style:style style:name="T568_260" style:family="text"/>
    <style:style style:name="T568_261" style:family="text"/>
    <style:style style:name="T568_262" style:family="text"/>
    <style:style style:name="T568_263" style:family="text"/>
    <style:style style:name="T568_264" style:family="text"/>
    <style:style style:name="T568_265" style:family="text"/>
    <style:style style:name="T568_266" style:family="text"/>
    <style:style style:name="T568_267" style:family="text"/>
    <style:style style:name="T568_268" style:family="text"/>
    <style:style style:name="T568_269" style:family="text"/>
    <style:style style:name="T568_270" style:family="text"/>
    <style:style style:name="T568_271" style:family="text"/>
    <style:style style:name="T568_272" style:family="text"/>
    <style:style style:name="T568_273" style:family="text"/>
    <style:style style:name="T568_274" style:family="text"/>
    <style:style style:name="T568_275" style:family="text"/>
    <style:style style:name="T568_276" style:family="text"/>
    <style:style style:name="T568_277" style:family="text"/>
    <style:style style:name="T568_278" style:family="text"/>
    <style:style style:name="T568_279" style:family="text"/>
    <style:style style:name="T568_280" style:family="text"/>
    <style:style style:name="T568_281" style:family="text"/>
    <style:style style:name="T568_282" style:family="text"/>
    <style:style style:name="T568_283" style:family="text"/>
    <style:style style:name="T568_284" style:family="text"/>
    <style:style style:name="T568_285" style:family="text"/>
    <style:style style:name="T568_286" style:family="text"/>
    <style:style style:name="T568_287" style:family="text"/>
    <style:style style:name="T568_288" style:family="text"/>
    <style:style style:name="T568_289" style:family="text"/>
    <style:style style:name="T568_290" style:family="text"/>
    <style:style style:name="T568_291" style:family="text"/>
    <style:style style:name="T568_292" style:family="text"/>
    <style:style style:name="T568_293" style:family="text"/>
    <style:style style:name="T568_294" style:family="text"/>
    <style:style style:name="T568_295" style:family="text"/>
    <style:style style:name="T568_296" style:family="text"/>
    <style:style style:name="T568_297" style:family="text"/>
    <style:style style:name="T568_298" style:family="text"/>
    <style:style style:name="T568_299" style:family="text"/>
    <style:style style:name="T568_300" style:family="text"/>
    <style:style style:name="T568_301" style:family="text"/>
    <style:style style:name="T568_302" style:family="text"/>
    <style:style style:name="T568_303" style:family="text"/>
    <style:style style:name="T568_304" style:family="text"/>
    <style:style style:name="T568_305" style:family="text"/>
    <style:style style:name="T568_306" style:family="text"/>
    <style:style style:name="T568_307" style:family="text"/>
    <style:style style:name="T568_308" style:family="text"/>
    <style:style style:name="T568_309" style:family="text"/>
    <style:style style:name="T568_310" style:family="text"/>
    <style:style style:name="T568_311" style:family="text"/>
    <style:style style:name="T568_312" style:family="text"/>
    <style:style style:name="T568_313" style:family="text"/>
    <style:style style:name="T568_314" style:family="text"/>
    <style:style style:name="T568_315" style:family="text"/>
    <style:style style:name="T568_316" style:family="text"/>
    <style:style style:name="T568_317" style:family="text"/>
    <style:style style:name="T568_318" style:family="text"/>
    <style:style style:name="T568_319" style:family="text"/>
    <style:style style:name="T568_320" style:family="text"/>
    <style:style style:name="T568_321" style:family="text"/>
    <style:style style:name="T568_322" style:family="text"/>
    <style:style style:name="T568_323" style:family="text"/>
    <style:style style:name="T568_324" style:family="text"/>
    <style:style style:name="T568_325" style:family="text"/>
    <style:style style:name="T568_326" style:family="text"/>
    <style:style style:name="T568_327" style:family="text"/>
    <style:style style:name="T568_328" style:family="text"/>
    <style:style style:name="T568_329" style:family="text"/>
    <style:style style:name="T568_330" style:family="text"/>
    <style:style style:name="T568_331" style:family="text"/>
    <style:style style:name="T568_332" style:family="text"/>
    <style:style style:name="T568_333" style:family="text"/>
    <style:style style:name="T568_334" style:family="text"/>
    <style:style style:name="T568_335" style:family="text"/>
    <style:style style:name="T568_336" style:family="text"/>
    <style:style style:name="T568_337" style:family="text"/>
    <style:style style:name="T568_338" style:family="text"/>
    <style:style style:name="T568_339" style:family="text"/>
    <style:style style:name="T568_340" style:family="text"/>
    <style:style style:name="T568_341" style:family="text"/>
    <style:style style:name="T568_342" style:family="text"/>
    <style:style style:name="T568_343" style:family="text"/>
    <style:style style:name="T568_344" style:family="text"/>
    <style:style style:name="T568_345" style:family="text"/>
    <style:style style:name="T568_346" style:family="text"/>
    <style:style style:name="T568_347" style:family="text"/>
    <style:style style:name="T568_348" style:family="text"/>
    <style:style style:name="T568_349" style:family="text"/>
    <style:style style:name="T568_350" style:family="text"/>
    <style:style style:name="T568_351" style:family="text"/>
    <style:style style:name="T568_352" style:family="text"/>
    <style:style style:name="T568_353" style:family="text"/>
    <style:style style:name="T568_354" style:family="text"/>
    <style:style style:name="T568_355" style:family="text"/>
    <style:style style:name="T568_356" style:family="text"/>
    <style:style style:name="T568_357" style:family="text"/>
    <style:style style:name="T568_358" style:family="text"/>
    <style:style style:name="T568_359" style:family="text"/>
    <style:style style:name="T568_360" style:family="text"/>
    <style:style style:name="T568_361" style:family="text"/>
    <style:style style:name="T568_362" style:family="text"/>
    <style:style style:name="T568_363" style:family="text"/>
    <style:style style:name="T568_364" style:family="text"/>
    <style:style style:name="P569" style:family="paragraph" style:parent-style-name="Standard">
      <style:paragraph-properties fo:break-before="auto" fo:line-height="100%" style:writing-mode="lr-tb"/>
    </style:style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P571" style:family="paragraph" style:parent-style-name="Standard">
      <style:paragraph-properties fo:break-before="auto" fo:line-height="100%" style:writing-mode="lr-tb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P573" style:family="paragraph" style:parent-style-name="Standard">
      <style:paragraph-properties fo:break-before="auto" fo:line-height="100%" style:writing-mode="lr-tb"/>
    </style:style>
    <style:style style:name="P574" style:family="paragraph" style:parent-style-name="Standard">
      <style:paragraph-properties fo:break-before="auto" fo:line-height="100%" style:writing-mode="lr-tb"/>
    </style:style>
    <style:style style:name="T574_1" style:family="text"/>
    <style:style style:name="P575" style:family="paragraph" style:parent-style-name="Standard">
      <style:paragraph-properties fo:break-before="auto" fo:line-height="100%" style:writing-mode="lr-tb"/>
    </style:style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T576_21" style:family="text"/>
    <style:style style:name="T576_22" style:family="text"/>
    <style:style style:name="T576_23" style:family="text"/>
    <style:style style:name="T576_24" style:family="text"/>
    <style:style style:name="T576_25" style:family="text"/>
    <style:style style:name="T576_26" style:family="text"/>
    <style:style style:name="T576_27" style:family="text"/>
    <style:style style:name="T576_28" style:family="text"/>
    <style:style style:name="T576_29" style:family="text"/>
    <style:style style:name="T576_30" style:family="text"/>
    <style:style style:name="T576_31" style:family="text"/>
    <style:style style:name="T576_32" style:family="text"/>
    <style:style style:name="T576_33" style:family="text"/>
    <style:style style:name="T576_34" style:family="text"/>
    <style:style style:name="T576_35" style:family="text"/>
    <style:style style:name="T576_36" style:family="text"/>
    <style:style style:name="P577" style:family="paragraph" style:parent-style-name="Standard">
      <style:paragraph-properties fo:break-before="auto" fo:line-height="100%" style:writing-mode="lr-tb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/>
    <style:style style:name="P579" style:family="paragraph" style:parent-style-name="Standard">
      <style:paragraph-properties fo:break-before="auto" fo:line-height="100%" style:writing-mode="lr-tb"/>
    </style:style>
    <style:style style:name="P580" style:family="paragraph" style:parent-style-name="Standard">
      <style:paragraph-properties fo:break-before="auto" fo:line-height="100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/>
    <style:style style:name="P582" style:family="paragraph" style:parent-style-name="Standard">
      <style:paragraph-properties fo:break-before="auto" fo:line-height="100%" style:writing-mode="lr-tb"/>
    </style:style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00%" style:writing-mode="lr-tb"/>
    </style:style>
    <style:style style:name="P585" style:family="paragraph" style:parent-style-name="Standard">
      <style:paragraph-properties fo:break-before="auto" fo:line-height="100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00%" style:writing-mode="lr-tb"/>
    </style:style>
    <style:style style:name="T586_1" style:family="text"/>
    <style:style style:name="P587" style:family="paragraph" style:parent-style-name="Standard">
      <style:paragraph-properties fo:break-before="auto" fo:line-height="100%" style:writing-mode="lr-tb"/>
    </style:style>
    <style:style style:name="P588" style:family="paragraph" style:parent-style-name="Standard">
      <style:paragraph-properties fo:break-before="auto" fo:line-height="100%" style:writing-mode="lr-tb"/>
    </style:style>
    <style:style style:name="T588_1" style:family="text"/>
    <style:style style:name="P589" style:family="paragraph" style:parent-style-name="Standard">
      <style:paragraph-properties fo:break-before="auto" fo:line-height="100%" style:writing-mode="lr-tb"/>
    </style:style>
    <style:style style:name="T589_1" style:family="text"/>
    <style:style style:name="P590" style:family="paragraph" style:parent-style-name="Standard">
      <style:paragraph-properties fo:break-before="auto" fo:line-height="100%" style:writing-mode="lr-tb"/>
    </style:style>
    <style:style style:name="P591" style:family="paragraph" style:parent-style-name="Standard">
      <style:paragraph-properties fo:break-before="auto" fo:line-height="100%" style:writing-mode="lr-tb"/>
    </style:style>
    <style:style style:name="T591_1" style:family="text"/>
    <style:style style:name="P592" style:family="paragraph" style:parent-style-name="Standard">
      <style:paragraph-properties fo:break-before="auto" fo:line-height="100%" style:writing-mode="lr-tb"/>
    </style:style>
    <style:style style:name="P593" style:family="paragraph" style:parent-style-name="Standard">
      <style:paragraph-properties fo:break-before="auto" fo:line-height="100%" style:writing-mode="lr-tb"/>
    </style:style>
    <style:style style:name="T593_1" style:family="text"/>
    <style:style style:name="P594" style:family="paragraph" style:parent-style-name="Standard">
      <style:paragraph-properties fo:break-before="auto" fo:line-height="100%" style:writing-mode="lr-tb"/>
    </style:style>
    <style:style style:name="T594_1" style:family="text"/>
    <style:style style:name="P595" style:family="paragraph" style:parent-style-name="Standard">
      <style:paragraph-properties fo:break-before="auto" fo:line-height="100%" style:writing-mode="lr-tb"/>
    </style:style>
    <style:style style:name="P596" style:family="paragraph" style:parent-style-name="Standard">
      <style:paragraph-properties fo:break-before="auto" fo:line-height="100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T596_20" style:family="text"/>
    <style:style style:name="T596_21" style:family="text"/>
    <style:style style:name="T596_22" style:family="text"/>
    <style:style style:name="P597" style:family="paragraph" style:parent-style-name="Standard">
      <style:paragraph-properties fo:break-before="auto" fo:line-height="100%" style:writing-mode="lr-tb"/>
    </style:style>
    <style:style style:name="T597_1" style:family="text"/>
    <style:style style:name="P598" style:family="paragraph" style:parent-style-name="Standard">
      <style:paragraph-properties fo:break-before="auto" fo:line-height="100%" style:writing-mode="lr-tb"/>
    </style:style>
    <style:style style:name="P599" style:family="paragraph" style:parent-style-name="Standard">
      <style:paragraph-properties fo:break-before="auto" fo:line-height="100%" style:writing-mode="lr-tb"/>
    </style:style>
    <style:style style:name="T599_1" style:family="text"/>
    <style:style style:name="P600" style:family="paragraph" style:parent-style-name="Standard">
      <style:paragraph-properties fo:break-before="auto" fo:line-height="100%" style:writing-mode="lr-tb"/>
    </style:style>
    <style:style style:name="P601" style:family="paragraph" style:parent-style-name="Standard">
      <style:paragraph-properties fo:break-before="auto" fo:line-height="100%" style:writing-mode="lr-tb"/>
    </style:style>
    <style:style style:name="T601_1" style:family="text"/>
    <style:style style:name="P602" style:family="paragraph" style:parent-style-name="Standard">
      <style:paragraph-properties fo:break-before="auto" fo:line-height="100%" style:writing-mode="lr-tb"/>
    </style:style>
    <style:style style:name="T602_1" style:family="text"/>
    <style:style style:name="P603" style:family="paragraph" style:parent-style-name="Standard">
      <style:paragraph-properties fo:break-before="auto" fo:line-height="100%" style:writing-mode="lr-tb"/>
    </style:style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P605" style:family="paragraph" style:parent-style-name="Standard">
      <style:paragraph-properties fo:break-before="auto" fo:line-height="100%" style:writing-mode="lr-tb"/>
    </style:style>
    <style:style style:name="T605_1" style:family="text"/>
    <style:style style:name="P606" style:family="paragraph" style:parent-style-name="Standard">
      <style:paragraph-properties fo:break-before="auto" fo:line-height="100%" style:writing-mode="lr-tb"/>
    </style:style>
    <style:style style:name="P607" style:family="paragraph" style:parent-style-name="Standard">
      <style:paragraph-properties fo:break-before="auto" fo:line-height="100%" style:writing-mode="lr-tb"/>
    </style:style>
    <style:style style:name="T607_1" style:family="text"/>
    <style:style style:name="P608" style:family="paragraph" style:parent-style-name="Standard">
      <style:paragraph-properties fo:break-before="auto" fo:line-height="100%" style:writing-mode="lr-tb"/>
    </style:style>
    <style:style style:name="P609" style:family="paragraph" style:parent-style-name="Standard">
      <style:paragraph-properties fo:break-before="auto" fo:line-height="100%" style:writing-mode="lr-tb"/>
    </style:style>
    <style:style style:name="T609_1" style:family="text"/>
    <style:style style:name="P610" style:family="paragraph" style:parent-style-name="Standard">
      <style:paragraph-properties fo:break-before="auto" fo:line-height="100%" style:writing-mode="lr-tb"/>
    </style:style>
    <style:style style:name="T610_1" style:family="text"/>
    <style:style style:name="P611" style:family="paragraph" style:parent-style-name="Standard">
      <style:paragraph-properties fo:break-before="auto" fo:line-height="100%" style:writing-mode="lr-tb"/>
    </style:style>
    <style:style style:name="P612" style:family="paragraph" style:parent-style-name="Standard">
      <style:paragraph-properties fo:break-before="auto" fo:line-height="100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P613" style:family="paragraph" style:parent-style-name="Standard">
      <style:paragraph-properties fo:break-before="auto" fo:line-height="100%" style:writing-mode="lr-tb"/>
    </style:style>
    <style:style style:name="T613_1" style:family="text"/>
    <style:style style:name="P614" style:family="paragraph" style:parent-style-name="Standard">
      <style:paragraph-properties fo:break-before="auto" fo:line-height="100%" style:writing-mode="lr-tb"/>
    </style:style>
    <style:style style:name="P615" style:family="paragraph" style:parent-style-name="Standard">
      <style:paragraph-properties fo:break-before="auto" fo:line-height="100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P616" style:family="paragraph" style:parent-style-name="Standard">
      <style:paragraph-properties fo:break-before="auto" fo:line-height="100%" style:writing-mode="lr-tb"/>
    </style:style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/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/>
    <style:style style:name="P619" style:family="paragraph" style:parent-style-name="Standard">
      <style:paragraph-properties fo:break-before="auto" fo:line-height="100%" style:writing-mode="lr-tb"/>
    </style:style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00%" style:writing-mode="lr-tb"/>
    </style:style>
    <style:style style:name="P623" style:family="paragraph" style:parent-style-name="Standard">
      <style:paragraph-properties fo:break-before="auto" fo:line-height="100%" style:writing-mode="lr-tb"/>
    </style:style>
    <style:style style:name="T623_1" style:family="text"/>
    <style:style style:name="P624" style:family="paragraph" style:parent-style-name="Standard">
      <style:paragraph-properties fo:break-before="auto" fo:line-height="100%" style:writing-mode="lr-tb"/>
    </style:style>
    <style:style style:name="P625" style:family="paragraph" style:parent-style-name="Standard">
      <style:paragraph-properties fo:break-before="auto" fo:line-height="100%" style:writing-mode="lr-tb"/>
    </style:style>
    <style:style style:name="T625_1" style:family="text"/>
    <style:style style:name="P626" style:family="paragraph" style:parent-style-name="Standard">
      <style:paragraph-properties fo:break-before="auto" fo:line-height="100%" style:writing-mode="lr-tb"/>
    </style:style>
    <style:style style:name="T626_1" style:family="text"/>
    <style:style style:name="P627" style:family="paragraph" style:parent-style-name="Standard">
      <style:paragraph-properties fo:break-before="auto" fo:line-height="100%" style:writing-mode="lr-tb"/>
    </style:style>
    <style:style style:name="P628" style:family="paragraph" style:parent-style-name="Standard">
      <style:paragraph-properties fo:break-before="auto" fo:line-height="100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P629" style:family="paragraph" style:parent-style-name="Standard">
      <style:paragraph-properties fo:break-before="auto" fo:line-height="100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00%" style:writing-mode="lr-tb"/>
    </style:style>
    <style:style style:name="P631" style:family="paragraph" style:parent-style-name="Standard">
      <style:paragraph-properties fo:break-before="auto" fo:line-height="100%" style:writing-mode="lr-tb"/>
    </style:style>
    <style:style style:name="T631_1" style:family="text"/>
    <style:style style:name="P632" style:family="paragraph" style:parent-style-name="Standard">
      <style:paragraph-properties fo:break-before="auto" fo:line-height="100%" style:writing-mode="lr-tb"/>
    </style:style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/>
    <style:style style:name="P634" style:family="paragraph" style:parent-style-name="Standard">
      <style:paragraph-properties fo:break-before="auto" fo:line-height="100%" style:writing-mode="lr-tb"/>
    </style:style>
    <style:style style:name="T634_1" style:family="text"/>
    <style:style style:name="P635" style:family="paragraph" style:parent-style-name="Standard">
      <style:paragraph-properties fo:break-before="auto" fo:line-height="100%" style:writing-mode="lr-tb"/>
    </style:style>
    <style:style style:name="P636" style:family="paragraph" style:parent-style-name="Standard">
      <style:paragraph-properties fo:break-before="auto" fo:line-height="100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P637" style:family="paragraph" style:parent-style-name="Standard">
      <style:paragraph-properties fo:break-before="auto" fo:line-height="100%" style:writing-mode="lr-tb"/>
    </style:style>
    <style:style style:name="T637_1" style:family="text"/>
    <style:style style:name="P638" style:family="paragraph" style:parent-style-name="Standard">
      <style:paragraph-properties fo:break-before="auto" fo:line-height="100%" style:writing-mode="lr-tb"/>
    </style:style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/>
    <style:style style:name="P640" style:family="paragraph" style:parent-style-name="Standard">
      <style:paragraph-properties fo:break-before="auto" fo:line-height="100%" style:writing-mode="lr-tb"/>
    </style:style>
    <style:style style:name="P641" style:family="paragraph" style:parent-style-name="Standard">
      <style:paragraph-properties fo:break-before="auto" fo:line-height="100%" style:writing-mode="lr-tb"/>
    </style:style>
    <style:style style:name="T641_1" style:family="text"/>
    <style:style style:name="P642" style:family="paragraph" style:parent-style-name="Standard">
      <style:paragraph-properties fo:break-before="auto" fo:line-height="100%" style:writing-mode="lr-tb"/>
    </style:style>
    <style:style style:name="T642_1" style:family="text"/>
    <style:style style:name="P643" style:family="paragraph" style:parent-style-name="Standard">
      <style:paragraph-properties fo:break-before="auto" fo:line-height="100%" style:writing-mode="lr-tb"/>
    </style:style>
    <style:style style:name="P644" style:family="paragraph" style:parent-style-name="Standard">
      <style:paragraph-properties fo:break-before="auto" fo:line-height="100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P645" style:family="paragraph" style:parent-style-name="Standard">
      <style:paragraph-properties fo:break-before="auto" fo:line-height="100%" style:writing-mode="lr-tb"/>
    </style:style>
    <style:style style:name="T645_1" style:family="text"/>
    <style:style style:name="P646" style:family="paragraph" style:parent-style-name="Standard">
      <style:paragraph-properties fo:break-before="auto" fo:line-height="100%" style:writing-mode="lr-tb"/>
    </style:style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/>
    <style:style style:name="P648" style:family="paragraph" style:parent-style-name="Standard">
      <style:paragraph-properties fo:break-before="auto" fo:line-height="100%" style:writing-mode="lr-tb"/>
    </style:style>
    <style:style style:name="P649" style:family="paragraph" style:parent-style-name="Standard">
      <style:paragraph-properties fo:break-before="auto" fo:line-height="100%" style:writing-mode="lr-tb"/>
    </style:style>
    <style:style style:name="T649_1" style:family="text"/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/>
    <style:style style:name="P651" style:family="paragraph" style:parent-style-name="Standard">
      <style:paragraph-properties fo:break-before="auto" fo:line-height="100%" style:writing-mode="lr-tb"/>
    </style:style>
    <style:style style:name="P652" style:family="paragraph" style:parent-style-name="Standard">
      <style:paragraph-properties fo:break-before="auto" fo:line-height="100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T652_14" style:family="text"/>
    <style:style style:name="T652_15" style:family="text"/>
    <style:style style:name="T652_16" style:family="text"/>
    <style:style style:name="T652_17" style:family="text"/>
    <style:style style:name="T652_18" style:family="text"/>
    <style:style style:name="T652_19" style:family="text"/>
    <style:style style:name="T652_20" style:family="text"/>
    <style:style style:name="T652_21" style:family="text"/>
    <style:style style:name="T652_22" style:family="text"/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/>
    <style:style style:name="P654" style:family="paragraph" style:parent-style-name="Standard">
      <style:paragraph-properties fo:break-before="auto" fo:line-height="100%" style:writing-mode="lr-tb"/>
    </style:style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/>
    <style:style style:name="P656" style:family="paragraph" style:parent-style-name="Standard">
      <style:paragraph-properties fo:break-before="auto" fo:line-height="100%" style:writing-mode="lr-tb"/>
    </style:style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/>
    <style:style style:name="P658" style:family="paragraph" style:parent-style-name="Standard">
      <style:paragraph-properties fo:break-before="auto" fo:line-height="100%" style:writing-mode="lr-tb"/>
    </style:style>
    <style:style style:name="P659" style:family="paragraph" style:parent-style-name="Standard">
      <style:paragraph-properties fo:break-before="auto" fo:line-height="100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T659_24" style:family="text"/>
    <style:style style:name="T659_25" style:family="text"/>
    <style:style style:name="T659_26" style:family="text"/>
    <style:style style:name="T659_27" style:family="text"/>
    <style:style style:name="T659_28" style:family="text"/>
    <style:style style:name="T659_29" style:family="text"/>
    <style:style style:name="T659_30" style:family="text"/>
    <style:style style:name="T659_31" style:family="text"/>
    <style:style style:name="T659_32" style:family="text"/>
    <style:style style:name="T659_33" style:family="text"/>
    <style:style style:name="T659_34" style:family="text"/>
    <style:style style:name="T659_35" style:family="text"/>
    <style:style style:name="T659_36" style:family="text"/>
    <style:style style:name="T659_37" style:family="text"/>
    <style:style style:name="T659_38" style:family="text"/>
    <style:style style:name="T659_39" style:family="text"/>
    <style:style style:name="T659_40" style:family="text"/>
    <style:style style:name="T659_41" style:family="text"/>
    <style:style style:name="T659_42" style:family="text"/>
    <style:style style:name="P660" style:family="paragraph" style:parent-style-name="Standard">
      <style:paragraph-properties fo:break-before="auto" fo:line-height="100%" style:writing-mode="lr-tb"/>
    </style:style>
    <style:style style:name="P661" style:family="paragraph" style:parent-style-name="Standard">
      <style:paragraph-properties fo:break-before="auto" fo:line-height="100%" style:writing-mode="lr-tb"/>
    </style:style>
    <style:style style:name="T661_1" style:family="text"/>
    <style:style style:name="P662" style:family="paragraph" style:parent-style-name="Standard">
      <style:paragraph-properties fo:break-before="auto" fo:line-height="100%" style:writing-mode="lr-tb"/>
    </style:style>
    <style:style style:name="P663" style:family="paragraph" style:parent-style-name="Standard">
      <style:paragraph-properties fo:break-before="auto" fo:line-height="100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T663_20" style:family="text"/>
    <style:style style:name="T663_21" style:family="text"/>
    <style:style style:name="T663_22" style:family="text"/>
    <style:style style:name="P664" style:family="paragraph" style:parent-style-name="Standard">
      <style:paragraph-properties fo:break-before="auto" fo:line-height="100%" style:writing-mode="lr-tb"/>
    </style:style>
    <style:style style:name="P665" style:family="paragraph" style:parent-style-name="Standard">
      <style:paragraph-properties fo:break-before="auto" fo:line-height="100%" style:writing-mode="lr-tb"/>
    </style:style>
    <style:style style:name="T665_1" style:family="text"/>
    <style:style style:name="P666" style:family="paragraph" style:parent-style-name="Standard">
      <style:paragraph-properties fo:break-before="auto" fo:line-height="100%" style:writing-mode="lr-tb"/>
    </style:style>
    <style:style style:name="P667" style:family="paragraph" style:parent-style-name="Standard">
      <style:paragraph-properties fo:break-before="auto" fo:line-height="100%" style:writing-mode="lr-tb"/>
    </style:style>
    <style:style style:name="T667_1" style:family="text"/>
    <style:style style:name="P668" style:family="paragraph" style:parent-style-name="Standard">
      <style:paragraph-properties fo:break-before="auto" fo:line-height="100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00%" style:writing-mode="lr-tb"/>
    </style:style>
    <style:style style:name="P670" style:family="paragraph" style:parent-style-name="Standard">
      <style:paragraph-properties fo:break-before="auto" fo:line-height="100%" style:writing-mode="lr-tb"/>
    </style:style>
    <style:style style:name="T670_1" style:family="text"/>
    <style:style style:name="P671" style:family="paragraph" style:parent-style-name="Standard">
      <style:paragraph-properties fo:break-before="auto" fo:line-height="100%" style:writing-mode="lr-tb"/>
    </style:style>
    <style:style style:name="T671_1" style:family="text"/>
    <style:style style:name="P672" style:family="paragraph" style:parent-style-name="Standard">
      <style:paragraph-properties fo:break-before="auto" fo:line-height="100%" style:writing-mode="lr-tb"/>
    </style:style>
    <style:style style:name="P673" style:family="paragraph" style:parent-style-name="Standard">
      <style:paragraph-properties fo:break-before="auto" fo:line-height="100%" style:writing-mode="lr-tb"/>
    </style:style>
    <style:style style:name="T673_1" style:family="text"/>
    <style:style style:name="P674" style:family="paragraph" style:parent-style-name="Standard">
      <style:paragraph-properties fo:break-before="auto" fo:line-height="100%" style:writing-mode="lr-tb"/>
    </style:style>
    <style:style style:name="P675" style:family="paragraph" style:parent-style-name="Standard">
      <style:paragraph-properties fo:break-before="auto" fo:line-height="100%" style:writing-mode="lr-tb"/>
    </style:style>
    <style:style style:name="T675_1" style:family="text"/>
    <style:style style:name="P676" style:family="paragraph" style:parent-style-name="Standard">
      <style:paragraph-properties fo:break-before="auto" fo:line-height="100%" style:writing-mode="lr-tb"/>
    </style:style>
    <style:style style:name="T676_1" style:family="text"/>
    <style:style style:name="P677" style:family="paragraph" style:parent-style-name="Standard">
      <style:paragraph-properties fo:break-before="auto" fo:line-height="100%" style:writing-mode="lr-tb"/>
    </style:style>
    <style:style style:name="P678" style:family="paragraph" style:parent-style-name="Standard">
      <style:paragraph-properties fo:break-before="auto" fo:line-height="100%" style:writing-mode="lr-tb"/>
    </style:style>
    <style:style style:name="T678_1" style:family="text"/>
    <style:style style:name="P679" style:family="paragraph" style:parent-style-name="Standard">
      <style:paragraph-properties fo:break-before="auto" fo:line-height="100%" style:writing-mode="lr-tb"/>
    </style:style>
    <style:style style:name="T679_1" style:family="text"/>
    <style:style style:name="P680" style:family="paragraph" style:parent-style-name="Standard">
      <style:paragraph-properties fo:break-before="auto" fo:line-height="100%" style:writing-mode="lr-tb"/>
    </style:style>
    <style:style style:name="P681" style:family="paragraph" style:parent-style-name="Standard">
      <style:paragraph-properties fo:break-before="auto" fo:line-height="100%" style:writing-mode="lr-tb"/>
    </style:style>
    <style:style style:name="T681_1" style:family="text"/>
    <style:style style:name="P682" style:family="paragraph" style:parent-style-name="Standard">
      <style:paragraph-properties fo:break-before="auto" fo:line-height="100%" style:writing-mode="lr-tb"/>
    </style:style>
    <style:style style:name="P683" style:family="paragraph" style:parent-style-name="Standard">
      <style:paragraph-properties fo:break-before="auto" fo:line-height="100%" style:writing-mode="lr-tb"/>
    </style:style>
    <style:style style:name="T683_1" style:family="text"/>
    <style:style style:name="P684" style:family="paragraph" style:parent-style-name="Standard">
      <style:paragraph-properties fo:break-before="auto" fo:line-height="100%" style:writing-mode="lr-tb"/>
    </style:style>
    <style:style style:name="T684_1" style:family="text"/>
    <style:style style:name="P685" style:family="paragraph" style:parent-style-name="Standard">
      <style:paragraph-properties fo:break-before="auto" fo:line-height="100%" style:writing-mode="lr-tb"/>
    </style:style>
    <style:style style:name="P686" style:family="paragraph" style:parent-style-name="Standard">
      <style:paragraph-properties fo:break-before="auto" fo:line-height="100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P687" style:family="paragraph" style:parent-style-name="Standard">
      <style:paragraph-properties fo:break-before="auto" fo:line-height="100%" style:writing-mode="lr-tb"/>
    </style:style>
    <style:style style:name="T687_1" style:family="text"/>
    <style:style style:name="P688" style:family="paragraph" style:parent-style-name="Standard">
      <style:paragraph-properties fo:break-before="auto" fo:line-height="100%" style:writing-mode="lr-tb"/>
    </style:style>
    <style:style style:name="P689" style:family="paragraph" style:parent-style-name="Standard">
      <style:paragraph-properties fo:break-before="auto" fo:line-height="100%" style:writing-mode="lr-tb"/>
    </style:style>
    <style:style style:name="T689_1" style:family="text"/>
    <style:style style:name="P690" style:family="paragraph" style:parent-style-name="Standard">
      <style:paragraph-properties fo:break-before="auto" fo:line-height="100%" style:writing-mode="lr-tb"/>
    </style:style>
    <style:style style:name="P691" style:family="paragraph" style:parent-style-name="Standard">
      <style:paragraph-properties fo:break-before="auto" fo:line-height="100%" style:writing-mode="lr-tb"/>
    </style:style>
    <style:style style:name="T691_1" style:family="text"/>
    <style:style style:name="P692" style:family="paragraph" style:parent-style-name="Standard">
      <style:paragraph-properties fo:break-before="auto" fo:line-height="100%" style:writing-mode="lr-tb"/>
    </style:style>
    <style:style style:name="T692_1" style:family="text"/>
    <style:style style:name="P693" style:family="paragraph" style:parent-style-name="Standard">
      <style:paragraph-properties fo:break-before="auto" fo:line-height="100%" style:writing-mode="lr-tb"/>
    </style:style>
    <style:style style:name="P694" style:family="paragraph" style:parent-style-name="Standard">
      <style:paragraph-properties fo:break-before="auto" fo:line-height="100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T694_5" style:family="text"/>
    <style:style style:name="T694_6" style:family="text"/>
    <style:style style:name="T694_7" style:family="text"/>
    <style:style style:name="T694_8" style:family="text"/>
    <style:style style:name="T694_9" style:family="text"/>
    <style:style style:name="T694_10" style:family="text"/>
    <style:style style:name="T694_11" style:family="text"/>
    <style:style style:name="T694_12" style:family="text"/>
    <style:style style:name="T694_13" style:family="text"/>
    <style:style style:name="T694_14" style:family="text"/>
    <style:style style:name="T694_15" style:family="text"/>
    <style:style style:name="T694_16" style:family="text"/>
    <style:style style:name="T694_17" style:family="text"/>
    <style:style style:name="T694_18" style:family="text"/>
    <style:style style:name="T694_19" style:family="text"/>
    <style:style style:name="T694_20" style:family="text"/>
    <style:style style:name="P695" style:family="paragraph" style:parent-style-name="Standard">
      <style:paragraph-properties fo:break-before="auto" fo:line-height="100%" style:writing-mode="lr-tb"/>
    </style:style>
    <style:style style:name="T695_1" style:family="text"/>
    <style:style style:name="P696" style:family="paragraph" style:parent-style-name="Standard">
      <style:paragraph-properties fo:break-before="auto" fo:line-height="100%" style:writing-mode="lr-tb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/>
    <style:style style:name="P698" style:family="paragraph" style:parent-style-name="Standard">
      <style:paragraph-properties fo:break-before="auto" fo:line-height="100%" style:writing-mode="lr-tb"/>
    </style:style>
    <style:style style:name="P699" style:family="paragraph" style:parent-style-name="Standard">
      <style:paragraph-properties fo:break-before="auto" fo:line-height="100%" style:writing-mode="lr-tb"/>
    </style:style>
    <style:style style:name="T699_1" style:family="text"/>
    <style:style style:name="P700" style:family="paragraph" style:parent-style-name="Standard">
      <style:paragraph-properties fo:break-before="auto" fo:line-height="100%" style:writing-mode="lr-tb"/>
    </style:style>
    <style:style style:name="T700_1" style:family="text"/>
    <style:style style:name="P701" style:family="paragraph" style:parent-style-name="Standard">
      <style:paragraph-properties fo:break-before="auto" fo:line-height="100%" style:writing-mode="lr-tb"/>
    </style:style>
    <style:style style:name="P702" style:family="paragraph" style:parent-style-name="Standard">
      <style:paragraph-properties fo:break-before="auto" fo:line-height="100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T702_10" style:family="text"/>
    <style:style style:name="T702_11" style:family="text"/>
    <style:style style:name="T702_12" style:family="text"/>
    <style:style style:name="T702_13" style:family="text"/>
    <style:style style:name="T702_14" style:family="text"/>
    <style:style style:name="T702_15" style:family="text"/>
    <style:style style:name="T702_16" style:family="text"/>
    <style:style style:name="T702_17" style:family="text"/>
    <style:style style:name="T702_18" style:family="text"/>
    <style:style style:name="T702_19" style:family="text"/>
    <style:style style:name="T702_20" style:family="text"/>
    <style:style style:name="P703" style:family="paragraph" style:parent-style-name="Standard">
      <style:paragraph-properties fo:break-before="auto" fo:line-height="100%" style:writing-mode="lr-tb"/>
    </style:style>
    <style:style style:name="T703_1" style:family="text"/>
    <style:style style:name="P704" style:family="paragraph" style:parent-style-name="Standard">
      <style:paragraph-properties fo:break-before="auto" fo:line-height="100%" style:writing-mode="lr-tb"/>
    </style:style>
    <style:style style:name="P705" style:family="paragraph" style:parent-style-name="Standard">
      <style:paragraph-properties fo:break-before="auto" fo:line-height="100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P706" style:family="paragraph" style:parent-style-name="Standard">
      <style:paragraph-properties fo:break-before="auto" fo:line-height="100%" style:writing-mode="lr-tb"/>
    </style:style>
    <style:style style:name="P707" style:family="paragraph" style:parent-style-name="Standard">
      <style:paragraph-properties fo:break-before="auto" fo:line-height="100%" style:writing-mode="lr-tb"/>
    </style:style>
    <style:style style:name="T707_1" style:family="text"/>
    <style:style style:name="P708" style:family="paragraph" style:parent-style-name="Standard">
      <style:paragraph-properties fo:break-before="auto" fo:line-height="100%" style:writing-mode="lr-tb"/>
    </style:style>
    <style:style style:name="T708_1" style:family="text"/>
    <style:style style:name="P709" style:family="paragraph" style:parent-style-name="Standard">
      <style:paragraph-properties fo:break-before="auto" fo:line-height="100%" style:writing-mode="lr-tb"/>
    </style:style>
    <style:style style:name="P710" style:family="paragraph" style:parent-style-name="Standard">
      <style:paragraph-properties fo:break-before="auto" fo:line-height="100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T710_11" style:family="text"/>
    <style:style style:name="T710_12" style:family="text"/>
    <style:style style:name="T710_13" style:family="text"/>
    <style:style style:name="T710_14" style:family="text"/>
    <style:style style:name="T710_15" style:family="text"/>
    <style:style style:name="T710_16" style:family="text"/>
    <style:style style:name="T710_17" style:family="text"/>
    <style:style style:name="T710_18" style:family="text"/>
    <style:style style:name="T710_19" style:family="text"/>
    <style:style style:name="T710_20" style:family="text"/>
    <style:style style:name="P711" style:family="paragraph" style:parent-style-name="Standard">
      <style:paragraph-properties fo:break-before="auto" fo:line-height="100%" style:writing-mode="lr-tb"/>
    </style:style>
    <style:style style:name="T711_1" style:family="text"/>
    <style:style style:name="P712" style:family="paragraph" style:parent-style-name="Standard">
      <style:paragraph-properties fo:break-before="auto" fo:line-height="100%" style:writing-mode="lr-tb"/>
    </style:style>
    <style:style style:name="P713" style:family="paragraph" style:parent-style-name="Standard">
      <style:paragraph-properties fo:break-before="auto" fo:line-height="100%" style:writing-mode="lr-tb"/>
    </style:style>
    <style:style style:name="T713_1" style:family="text"/>
    <style:style style:name="P714" style:family="paragraph" style:parent-style-name="Standard">
      <style:paragraph-properties fo:break-before="auto" fo:line-height="100%" style:writing-mode="lr-tb"/>
    </style:style>
    <style:style style:name="P715" style:family="paragraph" style:parent-style-name="Standard">
      <style:paragraph-properties fo:break-before="auto" fo:line-height="100%" style:writing-mode="lr-tb"/>
    </style:style>
    <style:style style:name="T715_1" style:family="text"/>
    <style:style style:name="P716" style:family="paragraph" style:parent-style-name="Standard">
      <style:paragraph-properties fo:break-before="auto" fo:line-height="100%" style:writing-mode="lr-tb"/>
    </style:style>
    <style:style style:name="T716_1" style:family="text"/>
    <style:style style:name="P717" style:family="paragraph" style:parent-style-name="Standard">
      <style:paragraph-properties fo:break-before="auto" fo:line-height="100%" style:writing-mode="lr-tb"/>
    </style:style>
    <style:style style:name="P718" style:family="paragraph" style:parent-style-name="Standard">
      <style:paragraph-properties fo:break-before="auto" fo:line-height="100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T718_14" style:family="text"/>
    <style:style style:name="T718_15" style:family="text"/>
    <style:style style:name="T718_16" style:family="text"/>
    <style:style style:name="T718_17" style:family="text"/>
    <style:style style:name="T718_18" style:family="text"/>
    <style:style style:name="T718_19" style:family="text"/>
    <style:style style:name="T718_20" style:family="text"/>
    <style:style style:name="P719" style:family="paragraph" style:parent-style-name="Standard">
      <style:paragraph-properties fo:break-before="auto" fo:line-height="100%" style:writing-mode="lr-tb"/>
    </style:style>
    <style:style style:name="T719_1" style:family="text"/>
    <style:style style:name="P720" style:family="paragraph" style:parent-style-name="Standard">
      <style:paragraph-properties fo:break-before="auto" fo:line-height="100%" style:writing-mode="lr-tb"/>
    </style:style>
    <style:style style:name="P721" style:family="paragraph" style:parent-style-name="Standard">
      <style:paragraph-properties fo:break-before="auto" fo:line-height="100%" style:writing-mode="lr-tb"/>
    </style:style>
    <style:style style:name="T721_1" style:family="text"/>
    <style:style style:name="P722" style:family="paragraph" style:parent-style-name="Standard">
      <style:paragraph-properties fo:break-before="auto" fo:line-height="100%" style:writing-mode="lr-tb"/>
    </style:style>
    <style:style style:name="P723" style:family="paragraph" style:parent-style-name="Standard">
      <style:paragraph-properties fo:break-before="auto" fo:line-height="100%" style:writing-mode="lr-tb"/>
    </style:style>
    <style:style style:name="T723_1" style:family="text"/>
    <style:style style:name="P724" style:family="paragraph" style:parent-style-name="Standard">
      <style:paragraph-properties fo:break-before="auto" fo:line-height="100%" style:writing-mode="lr-tb"/>
    </style:style>
    <style:style style:name="T724_1" style:family="text"/>
    <style:style style:name="P725" style:family="paragraph" style:parent-style-name="Standard">
      <style:paragraph-properties fo:break-before="auto" fo:line-height="100%" style:writing-mode="lr-tb"/>
    </style:style>
    <style:style style:name="P726" style:family="paragraph" style:parent-style-name="Standard">
      <style:paragraph-properties fo:break-before="auto" fo:line-height="100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T726_12" style:family="text"/>
    <style:style style:name="T726_13" style:family="text"/>
    <style:style style:name="T726_14" style:family="text"/>
    <style:style style:name="T726_15" style:family="text"/>
    <style:style style:name="T726_16" style:family="text"/>
    <style:style style:name="T726_17" style:family="text"/>
    <style:style style:name="T726_18" style:family="text"/>
    <style:style style:name="T726_19" style:family="text"/>
    <style:style style:name="T726_20" style:family="text"/>
    <style:style style:name="P727" style:family="paragraph" style:parent-style-name="Standard">
      <style:paragraph-properties fo:break-before="auto" fo:line-height="100%" style:writing-mode="lr-tb"/>
    </style:style>
    <style:style style:name="T727_1" style:family="text"/>
    <style:style style:name="P728" style:family="paragraph" style:parent-style-name="Standard">
      <style:paragraph-properties fo:break-before="auto" fo:line-height="100%" style:writing-mode="lr-tb"/>
    </style:style>
    <style:style style:name="P729" style:family="paragraph" style:parent-style-name="Standard">
      <style:paragraph-properties fo:break-before="auto" fo:line-height="100%" style:writing-mode="lr-tb"/>
    </style:style>
    <style:style style:name="T729_1" style:family="text"/>
    <style:style style:name="P730" style:family="paragraph" style:parent-style-name="Standard">
      <style:paragraph-properties fo:break-before="auto" fo:line-height="100%" style:writing-mode="lr-tb"/>
    </style:style>
    <style:style style:name="P731" style:family="paragraph" style:parent-style-name="Standard">
      <style:paragraph-properties fo:break-before="auto" fo:line-height="100%" style:writing-mode="lr-tb"/>
    </style:style>
    <style:style style:name="T731_1" style:family="text"/>
    <style:style style:name="P732" style:family="paragraph" style:parent-style-name="Standard">
      <style:paragraph-properties fo:break-before="auto" fo:line-height="100%" style:writing-mode="lr-tb"/>
    </style:style>
    <style:style style:name="T732_1" style:family="text"/>
    <style:style style:name="P733" style:family="paragraph" style:parent-style-name="Standard">
      <style:paragraph-properties fo:break-before="auto" fo:line-height="100%" style:writing-mode="lr-tb"/>
    </style:style>
    <style:style style:name="P734" style:family="paragraph" style:parent-style-name="Standard">
      <style:paragraph-properties fo:break-before="auto" fo:line-height="100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T734_5" style:family="text"/>
    <style:style style:name="T734_6" style:family="text"/>
    <style:style style:name="T734_7" style:family="text"/>
    <style:style style:name="T734_8" style:family="text"/>
    <style:style style:name="T734_9" style:family="text"/>
    <style:style style:name="T734_10" style:family="text"/>
    <style:style style:name="T734_11" style:family="text"/>
    <style:style style:name="T734_12" style:family="text"/>
    <style:style style:name="T734_13" style:family="text"/>
    <style:style style:name="T734_14" style:family="text"/>
    <style:style style:name="T734_15" style:family="text"/>
    <style:style style:name="T734_16" style:family="text"/>
    <style:style style:name="T734_17" style:family="text"/>
    <style:style style:name="T734_18" style:family="text"/>
    <style:style style:name="T734_19" style:family="text"/>
    <style:style style:name="T734_20" style:family="text"/>
    <style:style style:name="P735" style:family="paragraph" style:parent-style-name="Standard">
      <style:paragraph-properties fo:break-before="auto" fo:line-height="100%" style:writing-mode="lr-tb"/>
    </style:style>
    <style:style style:name="T735_1" style:family="text"/>
    <style:style style:name="P736" style:family="paragraph" style:parent-style-name="Standard">
      <style:paragraph-properties fo:break-before="auto" fo:line-height="100%" style:writing-mode="lr-tb"/>
    </style:style>
    <style:style style:name="P737" style:family="paragraph" style:parent-style-name="Standard">
      <style:paragraph-properties fo:break-before="auto" fo:line-height="100%" style:writing-mode="lr-tb"/>
    </style:style>
    <style:style style:name="T737_1" style:family="text"/>
    <style:style style:name="P738" style:family="paragraph" style:parent-style-name="Standard">
      <style:paragraph-properties fo:break-before="auto" fo:line-height="100%" style:writing-mode="lr-tb"/>
    </style:style>
    <style:style style:name="P739" style:family="paragraph" style:parent-style-name="Standard">
      <style:paragraph-properties fo:break-before="auto" fo:line-height="100%" style:writing-mode="lr-tb"/>
    </style:style>
    <style:style style:name="T739_1" style:family="text"/>
    <style:style style:name="P740" style:family="paragraph" style:parent-style-name="Standard">
      <style:paragraph-properties fo:break-before="auto" fo:line-height="100%" style:writing-mode="lr-tb"/>
    </style:style>
    <style:style style:name="T740_1" style:family="text"/>
    <style:style style:name="P741" style:family="paragraph" style:parent-style-name="Standard">
      <style:paragraph-properties fo:break-before="auto" fo:line-height="100%" style:writing-mode="lr-tb"/>
    </style:style>
    <style:style style:name="P742" style:family="paragraph" style:parent-style-name="Standard">
      <style:paragraph-properties fo:break-before="auto" fo:line-height="100%" style:writing-mode="lr-tb"/>
    </style:style>
    <style:style style:name="T742_1" style:family="text"/>
    <style:style style:name="T742_2" style:family="text"/>
    <style:style style:name="T742_3" style:family="text"/>
    <style:style style:name="T742_4" style:family="text"/>
    <style:style style:name="T742_5" style:family="text"/>
    <style:style style:name="T742_6" style:family="text"/>
    <style:style style:name="T742_7" style:family="text"/>
    <style:style style:name="T742_8" style:family="text"/>
    <style:style style:name="T742_9" style:family="text"/>
    <style:style style:name="T742_10" style:family="text"/>
    <style:style style:name="T742_11" style:family="text"/>
    <style:style style:name="T742_12" style:family="text"/>
    <style:style style:name="T742_13" style:family="text"/>
    <style:style style:name="T742_14" style:family="text"/>
    <style:style style:name="T742_15" style:family="text"/>
    <style:style style:name="T742_16" style:family="text"/>
    <style:style style:name="T742_17" style:family="text"/>
    <style:style style:name="T742_18" style:family="text"/>
    <style:style style:name="T742_19" style:family="text"/>
    <style:style style:name="T742_20" style:family="text"/>
    <style:style style:name="P743" style:family="paragraph" style:parent-style-name="Standard">
      <style:paragraph-properties fo:break-before="auto" fo:line-height="100%" style:writing-mode="lr-tb"/>
    </style:style>
    <style:style style:name="T743_1" style:family="text"/>
    <style:style style:name="P744" style:family="paragraph" style:parent-style-name="Standard">
      <style:paragraph-properties fo:break-before="auto" fo:line-height="100%" style:writing-mode="lr-tb"/>
    </style:style>
    <style:style style:name="P745" style:family="paragraph" style:parent-style-name="Standard">
      <style:paragraph-properties fo:break-before="auto" fo:line-height="100%" style:writing-mode="lr-tb"/>
    </style:style>
    <style:style style:name="T745_1" style:family="text"/>
    <style:style style:name="P746" style:family="paragraph" style:parent-style-name="Standard">
      <style:paragraph-properties fo:break-before="auto" fo:line-height="100%" style:writing-mode="lr-tb"/>
    </style:style>
    <style:style style:name="P747" style:family="paragraph" style:parent-style-name="Standard">
      <style:paragraph-properties fo:break-before="auto" fo:line-height="100%" style:writing-mode="lr-tb"/>
    </style:style>
    <style:style style:name="T747_1" style:family="text"/>
    <style:style style:name="P748" style:family="paragraph" style:parent-style-name="Standard">
      <style:paragraph-properties fo:break-before="auto" fo:line-height="100%" style:writing-mode="lr-tb"/>
    </style:style>
    <style:style style:name="T748_1" style:family="text"/>
    <style:style style:name="P749" style:family="paragraph" style:parent-style-name="Standard">
      <style:paragraph-properties fo:break-before="auto" fo:line-height="100%" style:writing-mode="lr-tb"/>
    </style:style>
    <style:style style:name="P750" style:family="paragraph" style:parent-style-name="Standard">
      <style:paragraph-properties fo:break-before="auto" fo:line-height="100%" style:writing-mode="lr-tb"/>
    </style:style>
    <style:style style:name="T750_1" style:family="text"/>
    <style:style style:name="T750_2" style:family="text"/>
    <style:style style:name="T750_3" style:family="text"/>
    <style:style style:name="T750_4" style:family="text"/>
    <style:style style:name="T750_5" style:family="text"/>
    <style:style style:name="T750_6" style:family="text"/>
    <style:style style:name="T750_7" style:family="text"/>
    <style:style style:name="T750_8" style:family="text"/>
    <style:style style:name="T750_9" style:family="text"/>
    <style:style style:name="T750_10" style:family="text"/>
    <style:style style:name="T750_11" style:family="text"/>
    <style:style style:name="T750_12" style:family="text"/>
    <style:style style:name="T750_13" style:family="text"/>
    <style:style style:name="T750_14" style:family="text"/>
    <style:style style:name="T750_15" style:family="text"/>
    <style:style style:name="T750_16" style:family="text"/>
    <style:style style:name="T750_17" style:family="text"/>
    <style:style style:name="T750_18" style:family="text"/>
    <style:style style:name="T750_19" style:family="text"/>
    <style:style style:name="T750_20" style:family="text"/>
    <style:style style:name="P751" style:family="paragraph" style:parent-style-name="Standard">
      <style:paragraph-properties fo:break-before="auto" fo:line-height="100%" style:writing-mode="lr-tb"/>
    </style:style>
    <style:style style:name="T751_1" style:family="text"/>
    <style:style style:name="P752" style:family="paragraph" style:parent-style-name="Standard">
      <style:paragraph-properties fo:break-before="auto" fo:line-height="100%" style:writing-mode="lr-tb"/>
    </style:style>
    <style:style style:name="P753" style:family="paragraph" style:parent-style-name="Standard">
      <style:paragraph-properties fo:break-before="auto" fo:line-height="100%" style:writing-mode="lr-tb"/>
    </style:style>
    <style:style style:name="T753_1" style:family="text"/>
    <style:style style:name="P754" style:family="paragraph" style:parent-style-name="Standard">
      <style:paragraph-properties fo:break-before="auto" fo:line-height="100%" style:writing-mode="lr-tb"/>
    </style:style>
    <style:style style:name="P755" style:family="paragraph" style:parent-style-name="Standard">
      <style:paragraph-properties fo:break-before="auto" fo:line-height="100%" style:writing-mode="lr-tb"/>
    </style:style>
    <style:style style:name="T755_1" style:family="text"/>
    <style:style style:name="P756" style:family="paragraph" style:parent-style-name="Standard">
      <style:paragraph-properties fo:break-before="auto" fo:line-height="100%" style:writing-mode="lr-tb"/>
    </style:style>
    <style:style style:name="T756_1" style:family="text"/>
    <style:style style:name="P757" style:family="paragraph" style:parent-style-name="Standard">
      <style:paragraph-properties fo:break-before="auto" fo:line-height="100%" style:writing-mode="lr-tb"/>
    </style:style>
    <style:style style:name="P758" style:family="paragraph" style:parent-style-name="Standard">
      <style:paragraph-properties fo:break-before="auto" fo:line-height="100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T758_10" style:family="text"/>
    <style:style style:name="T758_11" style:family="text"/>
    <style:style style:name="T758_12" style:family="text"/>
    <style:style style:name="T758_13" style:family="text"/>
    <style:style style:name="T758_14" style:family="text"/>
    <style:style style:name="T758_15" style:family="text"/>
    <style:style style:name="T758_16" style:family="text"/>
    <style:style style:name="T758_17" style:family="text"/>
    <style:style style:name="T758_18" style:family="text"/>
    <style:style style:name="T758_19" style:family="text"/>
    <style:style style:name="T758_20" style:family="text"/>
    <style:style style:name="P759" style:family="paragraph" style:parent-style-name="Standard">
      <style:paragraph-properties fo:break-before="auto" fo:line-height="100%" style:writing-mode="lr-tb"/>
    </style:style>
    <style:style style:name="T759_1" style:family="text"/>
    <style:style style:name="P760" style:family="paragraph" style:parent-style-name="Standard">
      <style:paragraph-properties fo:break-before="auto" fo:line-height="100%" style:writing-mode="lr-tb"/>
    </style:style>
    <style:style style:name="P761" style:family="paragraph" style:parent-style-name="Standard">
      <style:paragraph-properties fo:break-before="auto" fo:line-height="100%" style:writing-mode="lr-tb"/>
    </style:style>
    <style:style style:name="T761_1" style:family="text"/>
    <style:style style:name="P762" style:family="paragraph" style:parent-style-name="Standard">
      <style:paragraph-properties fo:break-before="auto" fo:line-height="100%" style:writing-mode="lr-tb"/>
    </style:style>
    <style:style style:name="P763" style:family="paragraph" style:parent-style-name="Standard">
      <style:paragraph-properties fo:break-before="auto" fo:line-height="100%" style:writing-mode="lr-tb"/>
    </style:style>
    <style:style style:name="T763_1" style:family="text"/>
    <style:style style:name="P764" style:family="paragraph" style:parent-style-name="Standard">
      <style:paragraph-properties fo:break-before="auto" fo:line-height="100%" style:writing-mode="lr-tb"/>
    </style:style>
    <style:style style:name="T764_1" style:family="text"/>
    <style:style style:name="P765" style:family="paragraph" style:parent-style-name="Standard">
      <style:paragraph-properties fo:break-before="auto" fo:line-height="100%" style:writing-mode="lr-tb"/>
    </style:style>
    <style:style style:name="P766" style:family="paragraph" style:parent-style-name="Standard">
      <style:paragraph-properties fo:break-before="auto" fo:line-height="100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T766_11" style:family="text"/>
    <style:style style:name="T766_12" style:family="text"/>
    <style:style style:name="T766_13" style:family="text"/>
    <style:style style:name="T766_14" style:family="text"/>
    <style:style style:name="T766_15" style:family="text"/>
    <style:style style:name="T766_16" style:family="text"/>
    <style:style style:name="T766_17" style:family="text"/>
    <style:style style:name="T766_18" style:family="text"/>
    <style:style style:name="T766_19" style:family="text"/>
    <style:style style:name="T766_20" style:family="text"/>
    <style:style style:name="P767" style:family="paragraph" style:parent-style-name="Standard">
      <style:paragraph-properties fo:break-before="auto" fo:line-height="100%" style:writing-mode="lr-tb"/>
    </style:style>
    <style:style style:name="T767_1" style:family="text"/>
    <style:style style:name="P768" style:family="paragraph" style:parent-style-name="Standard">
      <style:paragraph-properties fo:break-before="auto" fo:line-height="100%" style:writing-mode="lr-tb"/>
    </style:style>
    <style:style style:name="P769" style:family="paragraph" style:parent-style-name="Standard">
      <style:paragraph-properties fo:break-before="auto" fo:line-height="100%" style:writing-mode="lr-tb"/>
    </style:style>
    <style:style style:name="T769_1" style:family="text"/>
    <style:style style:name="P770" style:family="paragraph" style:parent-style-name="Standard">
      <style:paragraph-properties fo:break-before="auto" fo:line-height="100%" style:writing-mode="lr-tb"/>
    </style:style>
    <style:style style:name="P771" style:family="paragraph" style:parent-style-name="Standard">
      <style:paragraph-properties fo:break-before="auto" fo:line-height="100%" style:writing-mode="lr-tb"/>
    </style:style>
    <style:style style:name="T771_1" style:family="text"/>
    <style:style style:name="P772" style:family="paragraph" style:parent-style-name="Standard">
      <style:paragraph-properties fo:break-before="auto" fo:line-height="100%" style:writing-mode="lr-tb"/>
    </style:style>
    <style:style style:name="T772_1" style:family="text"/>
    <style:style style:name="P773" style:family="paragraph" style:parent-style-name="Standard">
      <style:paragraph-properties fo:break-before="auto" fo:line-height="100%" style:writing-mode="lr-tb"/>
    </style:style>
    <style:style style:name="P774" style:family="paragraph" style:parent-style-name="Standard">
      <style:paragraph-properties fo:break-before="auto" fo:line-height="100%" style:writing-mode="lr-tb"/>
    </style:style>
    <style:style style:name="T774_1" style:family="text"/>
    <style:style style:name="T774_2" style:family="text"/>
    <style:style style:name="T774_3" style:family="text"/>
    <style:style style:name="T774_4" style:family="text"/>
    <style:style style:name="T774_5" style:family="text"/>
    <style:style style:name="T774_6" style:family="text"/>
    <style:style style:name="T774_7" style:family="text"/>
    <style:style style:name="T774_8" style:family="text"/>
    <style:style style:name="T774_9" style:family="text"/>
    <style:style style:name="T774_10" style:family="text"/>
    <style:style style:name="T774_11" style:family="text"/>
    <style:style style:name="T774_12" style:family="text"/>
    <style:style style:name="T774_13" style:family="text"/>
    <style:style style:name="T774_14" style:family="text"/>
    <style:style style:name="T774_15" style:family="text"/>
    <style:style style:name="T774_16" style:family="text"/>
    <style:style style:name="T774_17" style:family="text"/>
    <style:style style:name="T774_18" style:family="text"/>
    <style:style style:name="T774_19" style:family="text"/>
    <style:style style:name="T774_20" style:family="text"/>
    <style:style style:name="P775" style:family="paragraph" style:parent-style-name="Standard">
      <style:paragraph-properties fo:break-before="auto" fo:line-height="100%" style:writing-mode="lr-tb"/>
    </style:style>
    <style:style style:name="T775_1" style:family="text"/>
    <style:style style:name="P776" style:family="paragraph" style:parent-style-name="Standard">
      <style:paragraph-properties fo:break-before="auto" fo:line-height="100%" style:writing-mode="lr-tb"/>
    </style:style>
    <style:style style:name="P777" style:family="paragraph" style:parent-style-name="Standard">
      <style:paragraph-properties fo:break-before="auto" fo:line-height="100%" style:writing-mode="lr-tb"/>
    </style:style>
    <style:style style:name="T777_1" style:family="text"/>
    <style:style style:name="P778" style:family="paragraph" style:parent-style-name="Standard">
      <style:paragraph-properties fo:break-before="auto" fo:line-height="100%" style:writing-mode="lr-tb"/>
    </style:style>
    <style:style style:name="P779" style:family="paragraph" style:parent-style-name="Standard">
      <style:paragraph-properties fo:break-before="auto" fo:line-height="100%" style:writing-mode="lr-tb"/>
    </style:style>
    <style:style style:name="T779_1" style:family="text"/>
    <style:style style:name="P780" style:family="paragraph" style:parent-style-name="Standard">
      <style:paragraph-properties fo:break-before="auto" fo:line-height="100%" style:writing-mode="lr-tb"/>
    </style:style>
    <style:style style:name="T780_1" style:family="text"/>
    <style:style style:name="P781" style:family="paragraph" style:parent-style-name="Standard">
      <style:paragraph-properties fo:break-before="auto" fo:line-height="100%" style:writing-mode="lr-tb"/>
    </style:style>
    <style:style style:name="P782" style:family="paragraph" style:parent-style-name="Standard">
      <style:paragraph-properties fo:break-before="auto" fo:line-height="100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T782_7" style:family="text"/>
    <style:style style:name="T782_8" style:family="text"/>
    <style:style style:name="T782_9" style:family="text"/>
    <style:style style:name="T782_10" style:family="text"/>
    <style:style style:name="T782_11" style:family="text"/>
    <style:style style:name="T782_12" style:family="text"/>
    <style:style style:name="T782_13" style:family="text"/>
    <style:style style:name="T782_14" style:family="text"/>
    <style:style style:name="T782_15" style:family="text"/>
    <style:style style:name="T782_16" style:family="text"/>
    <style:style style:name="T782_17" style:family="text"/>
    <style:style style:name="T782_18" style:family="text"/>
    <style:style style:name="T782_19" style:family="text"/>
    <style:style style:name="T782_20" style:family="text"/>
    <style:style style:name="P783" style:family="paragraph" style:parent-style-name="Standard">
      <style:paragraph-properties fo:break-before="auto" fo:line-height="100%" style:writing-mode="lr-tb"/>
    </style:style>
    <style:style style:name="T783_1" style:family="text"/>
    <style:style style:name="P784" style:family="paragraph" style:parent-style-name="Standard">
      <style:paragraph-properties fo:break-before="auto" fo:line-height="100%" style:writing-mode="lr-tb"/>
    </style:style>
    <style:style style:name="P785" style:family="paragraph" style:parent-style-name="Standard">
      <style:paragraph-properties fo:break-before="auto" fo:line-height="100%" style:writing-mode="lr-tb"/>
    </style:style>
    <style:style style:name="T785_1" style:family="text"/>
    <style:style style:name="P786" style:family="paragraph" style:parent-style-name="Standard">
      <style:paragraph-properties fo:break-before="auto" fo:line-height="100%" style:writing-mode="lr-tb"/>
    </style:style>
    <style:style style:name="P787" style:family="paragraph" style:parent-style-name="Standard">
      <style:paragraph-properties fo:break-before="auto" fo:line-height="100%" style:writing-mode="lr-tb"/>
    </style:style>
    <style:style style:name="T787_1" style:family="text"/>
    <style:style style:name="P788" style:family="paragraph" style:parent-style-name="Standard">
      <style:paragraph-properties fo:break-before="auto" fo:line-height="100%" style:writing-mode="lr-tb"/>
    </style:style>
    <style:style style:name="T788_1" style:family="text"/>
    <style:style style:name="P789" style:family="paragraph" style:parent-style-name="Standard">
      <style:paragraph-properties fo:break-before="auto" fo:line-height="100%" style:writing-mode="lr-tb"/>
    </style:style>
    <style:style style:name="P790" style:family="paragraph" style:parent-style-name="Standard">
      <style:paragraph-properties fo:break-before="auto" fo:line-height="100%" style:writing-mode="lr-tb"/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T790_5" style:family="text"/>
    <style:style style:name="T790_6" style:family="text"/>
    <style:style style:name="T790_7" style:family="text"/>
    <style:style style:name="T790_8" style:family="text"/>
    <style:style style:name="T790_9" style:family="text"/>
    <style:style style:name="T790_10" style:family="text"/>
    <style:style style:name="T790_11" style:family="text"/>
    <style:style style:name="T790_12" style:family="text"/>
    <style:style style:name="T790_13" style:family="text"/>
    <style:style style:name="T790_14" style:family="text"/>
    <style:style style:name="T790_15" style:family="text"/>
    <style:style style:name="T790_16" style:family="text"/>
    <style:style style:name="T790_17" style:family="text"/>
    <style:style style:name="T790_18" style:family="text"/>
    <style:style style:name="T790_19" style:family="text"/>
    <style:style style:name="T790_20" style:family="text"/>
    <style:style style:name="P791" style:family="paragraph" style:parent-style-name="Standard">
      <style:paragraph-properties fo:break-before="auto" fo:line-height="100%" style:writing-mode="lr-tb"/>
    </style:style>
    <style:style style:name="T791_1" style:family="text"/>
    <style:style style:name="P792" style:family="paragraph" style:parent-style-name="Standard">
      <style:paragraph-properties fo:break-before="auto" fo:line-height="100%" style:writing-mode="lr-tb"/>
    </style:style>
    <style:style style:name="P793" style:family="paragraph" style:parent-style-name="Standard">
      <style:paragraph-properties fo:break-before="auto" fo:line-height="100%" style:writing-mode="lr-tb"/>
    </style:style>
    <style:style style:name="T793_1" style:family="text"/>
    <style:style style:name="P794" style:family="paragraph" style:parent-style-name="Standard">
      <style:paragraph-properties fo:break-before="auto" fo:line-height="100%" style:writing-mode="lr-tb"/>
    </style:style>
    <style:style style:name="P795" style:family="paragraph" style:parent-style-name="Standard">
      <style:paragraph-properties fo:break-before="auto" fo:line-height="100%" style:writing-mode="lr-tb"/>
    </style:style>
    <style:style style:name="T795_1" style:family="text"/>
    <style:style style:name="P796" style:family="paragraph" style:parent-style-name="Standard">
      <style:paragraph-properties fo:break-before="auto" fo:line-height="100%" style:writing-mode="lr-tb"/>
    </style:style>
    <style:style style:name="T796_1" style:family="text"/>
    <style:style style:name="P797" style:family="paragraph" style:parent-style-name="Standard">
      <style:paragraph-properties fo:break-before="auto" fo:line-height="100%" style:writing-mode="lr-tb"/>
    </style:style>
    <style:style style:name="P798" style:family="paragraph" style:parent-style-name="Standard">
      <style:paragraph-properties fo:break-before="auto" fo:line-height="100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T798_5" style:family="text"/>
    <style:style style:name="T798_6" style:family="text"/>
    <style:style style:name="T798_7" style:family="text"/>
    <style:style style:name="T798_8" style:family="text"/>
    <style:style style:name="T798_9" style:family="text"/>
    <style:style style:name="T798_10" style:family="text"/>
    <style:style style:name="T798_11" style:family="text"/>
    <style:style style:name="T798_12" style:family="text"/>
    <style:style style:name="T798_13" style:family="text"/>
    <style:style style:name="T798_14" style:family="text"/>
    <style:style style:name="T798_15" style:family="text"/>
    <style:style style:name="T798_16" style:family="text"/>
    <style:style style:name="T798_17" style:family="text"/>
    <style:style style:name="T798_18" style:family="text"/>
    <style:style style:name="T798_19" style:family="text"/>
    <style:style style:name="T798_20" style:family="text"/>
    <style:style style:name="P799" style:family="paragraph" style:parent-style-name="Standard">
      <style:paragraph-properties fo:break-before="auto" fo:line-height="100%" style:writing-mode="lr-tb"/>
    </style:style>
    <style:style style:name="T799_1" style:family="text"/>
    <style:style style:name="P800" style:family="paragraph" style:parent-style-name="Standard">
      <style:paragraph-properties fo:break-before="auto" fo:line-height="100%" style:writing-mode="lr-tb"/>
    </style:style>
    <style:style style:name="P801" style:family="paragraph" style:parent-style-name="Standard">
      <style:paragraph-properties fo:break-before="auto" fo:line-height="100%" style:writing-mode="lr-tb"/>
    </style:style>
    <style:style style:name="T801_1" style:family="text"/>
    <style:style style:name="P802" style:family="paragraph" style:parent-style-name="Standard">
      <style:paragraph-properties fo:break-before="auto" fo:line-height="100%" style:writing-mode="lr-tb"/>
    </style:style>
    <style:style style:name="P803" style:family="paragraph" style:parent-style-name="Standard">
      <style:paragraph-properties fo:break-before="auto" fo:line-height="100%" style:writing-mode="lr-tb"/>
    </style:style>
    <style:style style:name="T803_1" style:family="text"/>
    <style:style style:name="P804" style:family="paragraph" style:parent-style-name="Standard">
      <style:paragraph-properties fo:break-before="auto" fo:line-height="100%" style:writing-mode="lr-tb"/>
    </style:style>
    <style:style style:name="T804_1" style:family="text"/>
    <style:style style:name="P805" style:family="paragraph" style:parent-style-name="Standard">
      <style:paragraph-properties fo:break-before="auto" fo:line-height="100%" style:writing-mode="lr-tb"/>
    </style:style>
    <style:style style:name="P806" style:family="paragraph" style:parent-style-name="Standard">
      <style:paragraph-properties fo:break-before="auto" fo:line-height="100%" style:writing-mode="lr-tb"/>
    </style:style>
    <style:style style:name="T806_1" style:family="text"/>
    <style:style style:name="T806_2" style:family="text"/>
    <style:style style:name="T806_3" style:family="text"/>
    <style:style style:name="T806_4" style:family="text"/>
    <style:style style:name="T806_5" style:family="text"/>
    <style:style style:name="T806_6" style:family="text"/>
    <style:style style:name="T806_7" style:family="text"/>
    <style:style style:name="T806_8" style:family="text"/>
    <style:style style:name="T806_9" style:family="text"/>
    <style:style style:name="T806_10" style:family="text"/>
    <style:style style:name="T806_11" style:family="text"/>
    <style:style style:name="T806_12" style:family="text"/>
    <style:style style:name="T806_13" style:family="text"/>
    <style:style style:name="T806_14" style:family="text"/>
    <style:style style:name="T806_15" style:family="text"/>
    <style:style style:name="T806_16" style:family="text"/>
    <style:style style:name="T806_17" style:family="text"/>
    <style:style style:name="T806_18" style:family="text"/>
    <style:style style:name="T806_19" style:family="text"/>
    <style:style style:name="T806_20" style:family="text"/>
    <style:style style:name="P807" style:family="paragraph" style:parent-style-name="Standard">
      <style:paragraph-properties fo:break-before="auto" fo:line-height="100%" style:writing-mode="lr-tb"/>
    </style:style>
    <style:style style:name="T807_1" style:family="text"/>
    <style:style style:name="P808" style:family="paragraph" style:parent-style-name="Standard">
      <style:paragraph-properties fo:break-before="auto" fo:line-height="100%" style:writing-mode="lr-tb"/>
    </style:style>
    <style:style style:name="P809" style:family="paragraph" style:parent-style-name="Standard">
      <style:paragraph-properties fo:break-before="auto" fo:line-height="100%" style:writing-mode="lr-tb"/>
    </style:style>
    <style:style style:name="T809_1" style:family="text"/>
    <style:style style:name="P810" style:family="paragraph" style:parent-style-name="Standard">
      <style:paragraph-properties fo:break-before="auto" fo:line-height="100%" style:writing-mode="lr-tb"/>
    </style:style>
    <style:style style:name="P811" style:family="paragraph" style:parent-style-name="Standard">
      <style:paragraph-properties fo:break-before="auto" fo:line-height="100%" style:writing-mode="lr-tb"/>
    </style:style>
    <style:style style:name="T811_1" style:family="text"/>
    <style:style style:name="P812" style:family="paragraph" style:parent-style-name="Standard">
      <style:paragraph-properties fo:break-before="auto" fo:line-height="100%" style:writing-mode="lr-tb"/>
    </style:style>
    <style:style style:name="T812_1" style:family="text"/>
    <style:style style:name="P813" style:family="paragraph" style:parent-style-name="Standard">
      <style:paragraph-properties fo:break-before="auto" fo:line-height="100%" style:writing-mode="lr-tb"/>
    </style:style>
    <style:style style:name="P814" style:family="paragraph" style:parent-style-name="Standard">
      <style:paragraph-properties fo:break-before="auto" fo:line-height="100%" style:writing-mode="lr-tb"/>
    </style:style>
    <style:style style:name="T814_1" style:family="text"/>
    <style:style style:name="T814_2" style:family="text"/>
    <style:style style:name="T814_3" style:family="text"/>
    <style:style style:name="T814_4" style:family="text"/>
    <style:style style:name="T814_5" style:family="text"/>
    <style:style style:name="T814_6" style:family="text"/>
    <style:style style:name="T814_7" style:family="text"/>
    <style:style style:name="T814_8" style:family="text"/>
    <style:style style:name="T814_9" style:family="text"/>
    <style:style style:name="T814_10" style:family="text"/>
    <style:style style:name="T814_11" style:family="text"/>
    <style:style style:name="T814_12" style:family="text"/>
    <style:style style:name="T814_13" style:family="text"/>
    <style:style style:name="T814_14" style:family="text"/>
    <style:style style:name="T814_15" style:family="text"/>
    <style:style style:name="T814_16" style:family="text"/>
    <style:style style:name="T814_17" style:family="text"/>
    <style:style style:name="T814_18" style:family="text"/>
    <style:style style:name="T814_19" style:family="text"/>
    <style:style style:name="T814_20" style:family="text"/>
    <style:style style:name="P815" style:family="paragraph" style:parent-style-name="Standard">
      <style:paragraph-properties fo:break-before="auto" fo:line-height="100%" style:writing-mode="lr-tb"/>
    </style:style>
    <style:style style:name="T815_1" style:family="text"/>
    <style:style style:name="P816" style:family="paragraph" style:parent-style-name="Standard">
      <style:paragraph-properties fo:break-before="auto" fo:line-height="100%" style:writing-mode="lr-tb"/>
    </style:style>
    <style:style style:name="P817" style:family="paragraph" style:parent-style-name="Standard">
      <style:paragraph-properties fo:break-before="auto" fo:line-height="100%" style:writing-mode="lr-tb"/>
    </style:style>
    <style:style style:name="T817_1" style:family="text"/>
    <style:style style:name="P818" style:family="paragraph" style:parent-style-name="Standard">
      <style:paragraph-properties fo:break-before="auto" fo:line-height="100%" style:writing-mode="lr-tb"/>
    </style:style>
    <style:style style:name="P819" style:family="paragraph" style:parent-style-name="Standard">
      <style:paragraph-properties fo:break-before="auto" fo:line-height="100%" style:writing-mode="lr-tb"/>
    </style:style>
    <style:style style:name="T819_1" style:family="text"/>
    <style:style style:name="P820" style:family="paragraph" style:parent-style-name="Standard">
      <style:paragraph-properties fo:break-before="auto" fo:line-height="100%" style:writing-mode="lr-tb"/>
    </style:style>
    <style:style style:name="T820_1" style:family="text"/>
    <style:style style:name="P821" style:family="paragraph" style:parent-style-name="Standard">
      <style:paragraph-properties fo:break-before="auto" fo:line-height="100%" style:writing-mode="lr-tb"/>
    </style:style>
    <style:style style:name="P822" style:family="paragraph" style:parent-style-name="Standard">
      <style:paragraph-properties fo:break-before="auto" fo:line-height="100%" style:writing-mode="lr-tb"/>
    </style:style>
    <style:style style:name="T822_1" style:family="text"/>
    <style:style style:name="T822_2" style:family="text"/>
    <style:style style:name="T822_3" style:family="text"/>
    <style:style style:name="T822_4" style:family="text"/>
    <style:style style:name="T822_5" style:family="text"/>
    <style:style style:name="T822_6" style:family="text"/>
    <style:style style:name="T822_7" style:family="text"/>
    <style:style style:name="T822_8" style:family="text"/>
    <style:style style:name="T822_9" style:family="text"/>
    <style:style style:name="T822_10" style:family="text"/>
    <style:style style:name="T822_11" style:family="text"/>
    <style:style style:name="T822_12" style:family="text"/>
    <style:style style:name="T822_13" style:family="text"/>
    <style:style style:name="T822_14" style:family="text"/>
    <style:style style:name="T822_15" style:family="text"/>
    <style:style style:name="T822_16" style:family="text"/>
    <style:style style:name="T822_17" style:family="text"/>
    <style:style style:name="T822_18" style:family="text"/>
    <style:style style:name="T822_19" style:family="text"/>
    <style:style style:name="T822_20" style:family="text"/>
    <style:style style:name="P823" style:family="paragraph" style:parent-style-name="Standard">
      <style:paragraph-properties fo:break-before="auto" fo:line-height="100%" style:writing-mode="lr-tb"/>
    </style:style>
    <style:style style:name="T823_1" style:family="text"/>
    <style:style style:name="P824" style:family="paragraph" style:parent-style-name="Standard">
      <style:paragraph-properties fo:break-before="auto" fo:line-height="100%" style:writing-mode="lr-tb"/>
    </style:style>
    <style:style style:name="P825" style:family="paragraph" style:parent-style-name="Standard">
      <style:paragraph-properties fo:break-before="auto" fo:line-height="100%" style:writing-mode="lr-tb"/>
    </style:style>
    <style:style style:name="T825_1" style:family="text"/>
    <style:style style:name="P826" style:family="paragraph" style:parent-style-name="Standard">
      <style:paragraph-properties fo:break-before="auto" fo:line-height="100%" style:writing-mode="lr-tb"/>
    </style:style>
    <style:style style:name="P827" style:family="paragraph" style:parent-style-name="Standard">
      <style:paragraph-properties fo:break-before="auto" fo:line-height="100%" style:writing-mode="lr-tb"/>
    </style:style>
    <style:style style:name="T827_1" style:family="text"/>
    <style:style style:name="T827_2" style:family="text"/>
    <style:style style:name="T827_3" style:family="text"/>
    <style:style style:name="T827_4" style:family="text"/>
    <style:style style:name="T827_5" style:family="text"/>
    <style:style style:name="T827_6" style:family="text"/>
    <style:style style:name="T827_7" style:family="text"/>
    <style:style style:name="T827_8" style:family="text"/>
    <style:style style:name="T827_9" style:family="text"/>
    <style:style style:name="T827_10" style:family="text"/>
    <style:style style:name="T827_11" style:family="text"/>
    <style:style style:name="T827_12" style:family="text"/>
    <style:style style:name="T827_13" style:family="text"/>
    <style:style style:name="T827_14" style:family="text"/>
    <style:style style:name="T827_15" style:family="text"/>
    <style:style style:name="T827_16" style:family="text"/>
    <style:style style:name="T827_17" style:family="text"/>
    <style:style style:name="T827_18" style:family="text"/>
    <style:style style:name="T827_19" style:family="text"/>
    <style:style style:name="T827_20" style:family="text"/>
    <style:style style:name="T827_21" style:family="text"/>
    <style:style style:name="T827_22" style:family="text"/>
    <style:style style:name="T827_23" style:family="text"/>
    <style:style style:name="T827_24" style:family="text"/>
    <style:style style:name="T827_25" style:family="text"/>
    <style:style style:name="T827_26" style:family="text"/>
    <style:style style:name="T827_27" style:family="text"/>
    <style:style style:name="T827_28" style:family="text"/>
    <style:style style:name="T827_29" style:family="text"/>
    <style:style style:name="T827_30" style:family="text"/>
    <style:style style:name="T827_31" style:family="text"/>
    <style:style style:name="T827_32" style:family="text"/>
    <style:style style:name="T827_33" style:family="text"/>
    <style:style style:name="T827_34" style:family="text"/>
    <style:style style:name="T827_35" style:family="text"/>
    <style:style style:name="T827_36" style:family="text"/>
    <style:style style:name="T827_37" style:family="text"/>
    <style:style style:name="T827_38" style:family="text"/>
    <style:style style:name="T827_39" style:family="text"/>
    <style:style style:name="T827_40" style:family="text"/>
    <style:style style:name="T827_41" style:family="text"/>
    <style:style style:name="T827_42" style:family="text"/>
    <style:style style:name="T827_43" style:family="text"/>
    <style:style style:name="T827_44" style:family="text"/>
    <style:style style:name="T827_45" style:family="text"/>
    <style:style style:name="T827_46" style:family="text"/>
    <style:style style:name="T827_47" style:family="text"/>
    <style:style style:name="T827_48" style:family="text"/>
    <style:style style:name="T827_49" style:family="text"/>
    <style:style style:name="T827_50" style:family="text"/>
    <style:style style:name="T827_51" style:family="text"/>
    <style:style style:name="T827_52" style:family="text"/>
    <style:style style:name="T827_53" style:family="text"/>
    <style:style style:name="T827_54" style:family="text"/>
    <style:style style:name="T827_55" style:family="text"/>
    <style:style style:name="T827_56" style:family="text"/>
    <style:style style:name="T827_57" style:family="text"/>
    <style:style style:name="T827_58" style:family="text"/>
    <style:style style:name="T827_59" style:family="text"/>
    <style:style style:name="T827_60" style:family="text"/>
    <style:style style:name="T827_61" style:family="text"/>
    <style:style style:name="T827_62" style:family="text"/>
    <style:style style:name="T827_63" style:family="text"/>
    <style:style style:name="T827_64" style:family="text"/>
    <style:style style:name="T827_65" style:family="text"/>
    <style:style style:name="T827_66" style:family="text"/>
    <style:style style:name="T827_67" style:family="text"/>
    <style:style style:name="T827_68" style:family="text"/>
    <style:style style:name="T827_69" style:family="text"/>
    <style:style style:name="T827_70" style:family="text"/>
    <style:style style:name="T827_71" style:family="text"/>
    <style:style style:name="T827_72" style:family="text"/>
    <style:style style:name="T827_73" style:family="text"/>
    <style:style style:name="T827_74" style:family="text"/>
    <style:style style:name="T827_75" style:family="text"/>
    <style:style style:name="T827_76" style:family="text"/>
    <style:style style:name="T827_77" style:family="text"/>
    <style:style style:name="T827_78" style:family="text"/>
    <style:style style:name="T827_79" style:family="text"/>
    <style:style style:name="T827_80" style:family="text"/>
    <style:style style:name="T827_81" style:family="text"/>
    <style:style style:name="T827_82" style:family="text"/>
    <style:style style:name="T827_83" style:family="text"/>
    <style:style style:name="T827_84" style:family="text"/>
    <style:style style:name="T827_85" style:family="text"/>
    <style:style style:name="T827_86" style:family="text"/>
    <style:style style:name="T827_87" style:family="text"/>
    <style:style style:name="T827_88" style:family="text"/>
    <style:style style:name="T827_89" style:family="text"/>
    <style:style style:name="T827_90" style:family="text"/>
    <style:style style:name="T827_91" style:family="text"/>
    <style:style style:name="T827_92" style:family="text"/>
    <style:style style:name="T827_93" style:family="text"/>
    <style:style style:name="T827_94" style:family="text"/>
    <style:style style:name="T827_95" style:family="text"/>
    <style:style style:name="T827_96" style:family="text"/>
    <style:style style:name="T827_97" style:family="text"/>
    <style:style style:name="T827_98" style:family="text"/>
    <style:style style:name="T827_99" style:family="text"/>
    <style:style style:name="T827_100" style:family="text"/>
    <style:style style:name="T827_101" style:family="text"/>
    <style:style style:name="T827_102" style:family="text"/>
    <style:style style:name="T827_103" style:family="text"/>
    <style:style style:name="T827_104" style:family="text"/>
    <style:style style:name="T827_105" style:family="text"/>
    <style:style style:name="T827_106" style:family="text"/>
    <style:style style:name="T827_107" style:family="text"/>
    <style:style style:name="T827_108" style:family="text"/>
    <style:style style:name="T827_109" style:family="text"/>
    <style:style style:name="T827_110" style:family="text"/>
    <style:style style:name="T827_111" style:family="text"/>
    <style:style style:name="T827_112" style:family="text"/>
    <style:style style:name="T827_113" style:family="text"/>
    <style:style style:name="T827_114" style:family="text"/>
    <style:style style:name="T827_115" style:family="text"/>
    <style:style style:name="T827_116" style:family="text"/>
    <style:style style:name="T827_117" style:family="text"/>
    <style:style style:name="T827_118" style:family="text"/>
    <style:style style:name="T827_119" style:family="text"/>
    <style:style style:name="T827_120" style:family="text"/>
    <style:style style:name="T827_121" style:family="text"/>
    <style:style style:name="T827_122" style:family="text"/>
    <style:style style:name="T827_123" style:family="text"/>
    <style:style style:name="T827_124" style:family="text"/>
    <style:style style:name="T827_125" style:family="text"/>
    <style:style style:name="T827_126" style:family="text"/>
    <style:style style:name="T827_127" style:family="text"/>
    <style:style style:name="T827_128" style:family="text"/>
    <style:style style:name="T827_129" style:family="text"/>
    <style:style style:name="T827_130" style:family="text"/>
    <style:style style:name="T827_131" style:family="text"/>
    <style:style style:name="T827_132" style:family="text"/>
    <style:style style:name="T827_133" style:family="text"/>
    <style:style style:name="T827_134" style:family="text"/>
    <style:style style:name="T827_135" style:family="text"/>
    <style:style style:name="T827_136" style:family="text"/>
    <style:style style:name="T827_137" style:family="text"/>
    <style:style style:name="T827_138" style:family="text"/>
    <style:style style:name="T827_139" style:family="text"/>
    <style:style style:name="T827_140" style:family="text"/>
    <style:style style:name="T827_141" style:family="text"/>
    <style:style style:name="T827_142" style:family="text"/>
    <style:style style:name="T827_143" style:family="text"/>
    <style:style style:name="T827_144" style:family="text"/>
    <style:style style:name="T827_145" style:family="text"/>
    <style:style style:name="T827_146" style:family="text"/>
    <style:style style:name="T827_147" style:family="text"/>
    <style:style style:name="T827_148" style:family="text"/>
    <style:style style:name="T827_149" style:family="text"/>
    <style:style style:name="T827_150" style:family="text"/>
    <style:style style:name="T827_151" style:family="text"/>
    <style:style style:name="T827_152" style:family="text"/>
    <style:style style:name="T827_153" style:family="text"/>
    <style:style style:name="T827_154" style:family="text"/>
    <style:style style:name="T827_155" style:family="text"/>
    <style:style style:name="T827_156" style:family="text"/>
    <style:style style:name="T827_157" style:family="text"/>
    <style:style style:name="T827_158" style:family="text"/>
    <style:style style:name="T827_159" style:family="text"/>
    <style:style style:name="T827_160" style:family="text"/>
    <style:style style:name="T827_161" style:family="text"/>
    <style:style style:name="T827_162" style:family="text"/>
    <style:style style:name="T827_163" style:family="text"/>
    <style:style style:name="T827_164" style:family="text"/>
    <style:style style:name="T827_165" style:family="text"/>
    <style:style style:name="T827_166" style:family="text"/>
    <style:style style:name="T827_167" style:family="text"/>
    <style:style style:name="T827_168" style:family="text"/>
    <style:style style:name="T827_169" style:family="text"/>
    <style:style style:name="T827_170" style:family="text"/>
    <style:style style:name="T827_171" style:family="text"/>
    <style:style style:name="T827_172" style:family="text"/>
    <style:style style:name="T827_173" style:family="text"/>
    <style:style style:name="T827_174" style:family="text"/>
    <style:style style:name="T827_175" style:family="text"/>
    <style:style style:name="T827_176" style:family="text"/>
    <style:style style:name="T827_177" style:family="text"/>
    <style:style style:name="T827_178" style:family="text"/>
    <style:style style:name="T827_179" style:family="text"/>
    <style:style style:name="T827_180" style:family="text"/>
    <style:style style:name="T827_181" style:family="text"/>
    <style:style style:name="T827_182" style:family="text"/>
    <style:style style:name="T827_183" style:family="text"/>
    <style:style style:name="T827_184" style:family="text"/>
    <style:style style:name="T827_185" style:family="text"/>
    <style:style style:name="T827_186" style:family="text"/>
    <style:style style:name="T827_187" style:family="text"/>
    <style:style style:name="T827_188" style:family="text"/>
    <style:style style:name="T827_189" style:family="text"/>
    <style:style style:name="T827_190" style:family="text"/>
    <style:style style:name="T827_191" style:family="text"/>
    <style:style style:name="T827_192" style:family="text"/>
    <style:style style:name="T827_193" style:family="text"/>
    <style:style style:name="T827_194" style:family="text"/>
    <style:style style:name="T827_195" style:family="text"/>
    <style:style style:name="T827_196" style:family="text"/>
    <style:style style:name="T827_197" style:family="text"/>
    <style:style style:name="T827_198" style:family="text"/>
    <style:style style:name="T827_199" style:family="text"/>
    <style:style style:name="T827_200" style:family="text"/>
    <style:style style:name="T827_201" style:family="text"/>
    <style:style style:name="T827_202" style:family="text"/>
    <style:style style:name="T827_203" style:family="text"/>
    <style:style style:name="T827_204" style:family="text"/>
    <style:style style:name="T827_205" style:family="text"/>
    <style:style style:name="T827_206" style:family="text"/>
    <style:style style:name="T827_207" style:family="text"/>
    <style:style style:name="T827_208" style:family="text"/>
    <style:style style:name="T827_209" style:family="text"/>
    <style:style style:name="T827_210" style:family="text"/>
    <style:style style:name="T827_211" style:family="text"/>
    <style:style style:name="T827_212" style:family="text"/>
    <style:style style:name="T827_213" style:family="text"/>
    <style:style style:name="T827_214" style:family="text"/>
    <style:style style:name="T827_215" style:family="text"/>
    <style:style style:name="T827_216" style:family="text"/>
    <style:style style:name="T827_217" style:family="text"/>
    <style:style style:name="T827_218" style:family="text"/>
    <style:style style:name="T827_219" style:family="text"/>
    <style:style style:name="T827_220" style:family="text"/>
    <style:style style:name="T827_221" style:family="text"/>
    <style:style style:name="T827_222" style:family="text"/>
    <style:style style:name="T827_223" style:family="text"/>
    <style:style style:name="T827_224" style:family="text"/>
    <style:style style:name="T827_225" style:family="text"/>
    <style:style style:name="T827_226" style:family="text"/>
    <style:style style:name="T827_227" style:family="text"/>
    <style:style style:name="T827_228" style:family="text"/>
    <style:style style:name="T827_229" style:family="text"/>
    <style:style style:name="T827_230" style:family="text"/>
    <style:style style:name="T827_231" style:family="text"/>
    <style:style style:name="T827_232" style:family="text"/>
    <style:style style:name="T827_233" style:family="text"/>
    <style:style style:name="T827_234" style:family="text"/>
    <style:style style:name="T827_235" style:family="text"/>
    <style:style style:name="T827_236" style:family="text"/>
    <style:style style:name="T827_237" style:family="text"/>
    <style:style style:name="T827_238" style:family="text"/>
    <style:style style:name="T827_239" style:family="text"/>
    <style:style style:name="T827_240" style:family="text"/>
    <style:style style:name="T827_241" style:family="text"/>
    <style:style style:name="T827_242" style:family="text"/>
    <style:style style:name="T827_243" style:family="text"/>
    <style:style style:name="T827_244" style:family="text"/>
    <style:style style:name="T827_245" style:family="text"/>
    <style:style style:name="T827_246" style:family="text"/>
    <style:style style:name="T827_247" style:family="text"/>
    <style:style style:name="T827_248" style:family="text"/>
    <style:style style:name="T827_249" style:family="text"/>
    <style:style style:name="T827_250" style:family="text"/>
    <style:style style:name="T827_251" style:family="text"/>
    <style:style style:name="T827_252" style:family="text"/>
    <style:style style:name="T827_253" style:family="text"/>
    <style:style style:name="T827_254" style:family="text"/>
    <style:style style:name="T827_255" style:family="text"/>
    <style:style style:name="T827_256" style:family="text"/>
    <style:style style:name="T827_257" style:family="text"/>
    <style:style style:name="T827_258" style:family="text"/>
    <style:style style:name="T827_259" style:family="text"/>
    <style:style style:name="T827_260" style:family="text"/>
    <style:style style:name="T827_261" style:family="text"/>
    <style:style style:name="P828" style:family="paragraph" style:parent-style-name="Standard">
      <style:paragraph-properties fo:break-before="auto" fo:line-height="100%" style:writing-mode="lr-tb"/>
    </style:style>
    <style:style style:name="T828_1" style:family="text"/>
    <style:style style:name="T828_2" style:family="text"/>
    <style:style style:name="T828_3" style:family="text"/>
    <style:style style:name="T828_4" style:family="text"/>
    <style:style style:name="T828_5" style:family="text"/>
    <style:style style:name="T828_6" style:family="text"/>
    <style:style style:name="T828_7" style:family="text"/>
    <style:style style:name="T828_8" style:family="text"/>
    <style:style style:name="T828_9" style:family="text"/>
    <style:style style:name="T828_10" style:family="text"/>
    <style:style style:name="T828_11" style:family="text"/>
    <style:style style:name="T828_12" style:family="text"/>
    <style:style style:name="T828_13" style:family="text"/>
    <style:style style:name="T828_14" style:family="text"/>
    <style:style style:name="T828_15" style:family="text"/>
    <style:style style:name="T828_16" style:family="text"/>
    <style:style style:name="T828_17" style:family="text"/>
    <style:style style:name="T828_18" style:family="text"/>
    <style:style style:name="T828_19" style:family="text"/>
    <style:style style:name="T828_20" style:family="text"/>
    <style:style style:name="T828_21" style:family="text"/>
    <style:style style:name="T828_22" style:family="text"/>
    <style:style style:name="T828_23" style:family="text"/>
    <style:style style:name="T828_24" style:family="text"/>
    <style:style style:name="T828_25" style:family="text"/>
    <style:style style:name="T828_26" style:family="text"/>
    <style:style style:name="T828_27" style:family="text"/>
    <style:style style:name="T828_28" style:family="text"/>
    <style:style style:name="T828_29" style:family="text"/>
    <style:style style:name="T828_30" style:family="text"/>
    <style:style style:name="T828_31" style:family="text"/>
    <style:style style:name="T828_32" style:family="text"/>
    <style:style style:name="T828_33" style:family="text"/>
    <style:style style:name="T828_34" style:family="text"/>
    <style:style style:name="T828_35" style:family="text"/>
    <style:style style:name="T828_36" style:family="text"/>
    <style:style style:name="T828_37" style:family="text"/>
    <style:style style:name="T828_38" style:family="text"/>
    <style:style style:name="T828_39" style:family="text"/>
    <style:style style:name="T828_40" style:family="text"/>
    <style:style style:name="T828_41" style:family="text"/>
    <style:style style:name="T828_42" style:family="text"/>
    <style:style style:name="T828_43" style:family="text"/>
    <style:style style:name="T828_44" style:family="text"/>
    <style:style style:name="T828_45" style:family="text"/>
    <style:style style:name="T828_46" style:family="text"/>
    <style:style style:name="T828_47" style:family="text"/>
    <style:style style:name="T828_48" style:family="text"/>
    <style:style style:name="T828_49" style:family="text"/>
    <style:style style:name="T828_50" style:family="text"/>
    <style:style style:name="T828_51" style:family="text"/>
    <style:style style:name="T828_52" style:family="text"/>
    <style:style style:name="T828_53" style:family="text"/>
    <style:style style:name="T828_54" style:family="text"/>
    <style:style style:name="T828_55" style:family="text"/>
    <style:style style:name="T828_56" style:family="text"/>
    <style:style style:name="T828_57" style:family="text"/>
    <style:style style:name="T828_58" style:family="text"/>
    <style:style style:name="T828_59" style:family="text"/>
    <style:style style:name="T828_60" style:family="text"/>
    <style:style style:name="T828_61" style:family="text"/>
    <style:style style:name="T828_62" style:family="text"/>
    <style:style style:name="T828_63" style:family="text"/>
    <style:style style:name="T828_64" style:family="text"/>
    <style:style style:name="T828_65" style:family="text"/>
    <style:style style:name="T828_66" style:family="text"/>
    <style:style style:name="T828_67" style:family="text"/>
    <style:style style:name="T828_68" style:family="text"/>
    <style:style style:name="T828_69" style:family="text"/>
    <style:style style:name="T828_70" style:family="text"/>
    <style:style style:name="T828_71" style:family="text"/>
    <style:style style:name="T828_72" style:family="text"/>
    <style:style style:name="T828_73" style:family="text"/>
    <style:style style:name="T828_74" style:family="text"/>
    <style:style style:name="T828_75" style:family="text"/>
    <style:style style:name="T828_76" style:family="text"/>
    <style:style style:name="T828_77" style:family="text"/>
    <style:style style:name="T828_78" style:family="text"/>
    <style:style style:name="T828_79" style:family="text"/>
    <style:style style:name="T828_80" style:family="text"/>
    <style:style style:name="T828_81" style:family="text"/>
    <style:style style:name="T828_82" style:family="text"/>
    <style:style style:name="T828_83" style:family="text"/>
    <style:style style:name="T828_84" style:family="text"/>
    <style:style style:name="T828_85" style:family="text"/>
    <style:style style:name="T828_86" style:family="text"/>
    <style:style style:name="T828_87" style:family="text"/>
    <style:style style:name="T828_88" style:family="text"/>
    <style:style style:name="T828_89" style:family="text"/>
    <style:style style:name="T828_90" style:family="text"/>
    <style:style style:name="T828_91" style:family="text"/>
    <style:style style:name="T828_92" style:family="text"/>
    <style:style style:name="T828_93" style:family="text"/>
    <style:style style:name="T828_94" style:family="text"/>
    <style:style style:name="T828_95" style:family="text"/>
    <style:style style:name="T828_96" style:family="text"/>
    <style:style style:name="T828_97" style:family="text"/>
    <style:style style:name="T828_98" style:family="text"/>
    <style:style style:name="T828_99" style:family="text"/>
    <style:style style:name="T828_100" style:family="text"/>
    <style:style style:name="T828_101" style:family="text"/>
    <style:style style:name="T828_102" style:family="text"/>
    <style:style style:name="T828_103" style:family="text"/>
    <style:style style:name="T828_104" style:family="text"/>
    <style:style style:name="T828_105" style:family="text"/>
    <style:style style:name="T828_106" style:family="text"/>
    <style:style style:name="T828_107" style:family="text"/>
    <style:style style:name="T828_108" style:family="text"/>
    <style:style style:name="T828_109" style:family="text"/>
    <style:style style:name="T828_110" style:family="text"/>
    <style:style style:name="T828_111" style:family="text"/>
    <style:style style:name="T828_112" style:family="text"/>
    <style:style style:name="T828_113" style:family="text"/>
    <style:style style:name="T828_114" style:family="text"/>
    <style:style style:name="T828_115" style:family="text"/>
    <style:style style:name="T828_116" style:family="text"/>
    <style:style style:name="T828_117" style:family="text"/>
    <style:style style:name="T828_118" style:family="text"/>
    <style:style style:name="T828_119" style:family="text"/>
    <style:style style:name="T828_120" style:family="text"/>
    <style:style style:name="T828_121" style:family="text"/>
    <style:style style:name="T828_122" style:family="text"/>
    <style:style style:name="T828_123" style:family="text"/>
    <style:style style:name="T828_124" style:family="text"/>
    <style:style style:name="T828_125" style:family="text"/>
    <style:style style:name="T828_126" style:family="text"/>
    <style:style style:name="T828_127" style:family="text"/>
    <style:style style:name="T828_128" style:family="text"/>
    <style:style style:name="T828_129" style:family="text"/>
    <style:style style:name="T828_130" style:family="text"/>
    <style:style style:name="T828_131" style:family="text"/>
    <style:style style:name="T828_132" style:family="text"/>
    <style:style style:name="T828_133" style:family="text"/>
    <style:style style:name="T828_134" style:family="text"/>
    <style:style style:name="T828_135" style:family="text"/>
    <style:style style:name="T828_136" style:family="text"/>
    <style:style style:name="T828_137" style:family="text"/>
    <style:style style:name="T828_138" style:family="text"/>
    <style:style style:name="T828_139" style:family="text"/>
    <style:style style:name="T828_140" style:family="text"/>
    <style:style style:name="T828_141" style:family="text"/>
    <style:style style:name="T828_142" style:family="text"/>
    <style:style style:name="T828_143" style:family="text"/>
    <style:style style:name="T828_144" style:family="text"/>
    <style:style style:name="T828_145" style:family="text"/>
    <style:style style:name="T828_146" style:family="text"/>
    <style:style style:name="T828_147" style:family="text"/>
    <style:style style:name="T828_148" style:family="text"/>
    <style:style style:name="T828_149" style:family="text"/>
    <style:style style:name="T828_150" style:family="text"/>
    <style:style style:name="T828_151" style:family="text"/>
    <style:style style:name="T828_152" style:family="text"/>
    <style:style style:name="T828_153" style:family="text"/>
    <style:style style:name="T828_154" style:family="text"/>
    <style:style style:name="T828_155" style:family="text"/>
    <style:style style:name="T828_156" style:family="text"/>
    <style:style style:name="T828_157" style:family="text"/>
    <style:style style:name="T828_158" style:family="text"/>
    <style:style style:name="T828_159" style:family="text"/>
    <style:style style:name="T828_160" style:family="text"/>
    <style:style style:name="T828_161" style:family="text"/>
    <style:style style:name="T828_162" style:family="text"/>
    <style:style style:name="T828_163" style:family="text"/>
    <style:style style:name="T828_164" style:family="text"/>
    <style:style style:name="T828_165" style:family="text"/>
    <style:style style:name="T828_166" style:family="text"/>
    <style:style style:name="T828_167" style:family="text"/>
    <style:style style:name="T828_168" style:family="text"/>
    <style:style style:name="T828_169" style:family="text"/>
    <style:style style:name="T828_170" style:family="text"/>
    <style:style style:name="T828_171" style:family="text"/>
    <style:style style:name="T828_172" style:family="text"/>
    <style:style style:name="T828_173" style:family="text"/>
    <style:style style:name="T828_174" style:family="text"/>
    <style:style style:name="T828_175" style:family="text"/>
    <style:style style:name="T828_176" style:family="text"/>
    <style:style style:name="T828_177" style:family="text"/>
    <style:style style:name="T828_178" style:family="text"/>
    <style:style style:name="T828_179" style:family="text"/>
    <style:style style:name="T828_180" style:family="text"/>
    <style:style style:name="T828_181" style:family="text"/>
    <style:style style:name="T828_182" style:family="text"/>
    <style:style style:name="T828_183" style:family="text"/>
    <style:style style:name="T828_184" style:family="text"/>
    <style:style style:name="T828_185" style:family="text"/>
    <style:style style:name="T828_186" style:family="text"/>
    <style:style style:name="T828_187" style:family="text"/>
    <style:style style:name="T828_188" style:family="text"/>
    <style:style style:name="T828_189" style:family="text"/>
    <style:style style:name="T828_190" style:family="text"/>
    <style:style style:name="T828_191" style:family="text"/>
    <style:style style:name="T828_192" style:family="text"/>
    <style:style style:name="P829" style:family="paragraph" style:parent-style-name="Standard">
      <style:paragraph-properties fo:break-before="auto" fo:line-height="100%" style:writing-mode="lr-tb"/>
    </style:style>
    <style:style style:name="T829_1" style:family="text"/>
    <style:style style:name="T829_2" style:family="text"/>
    <style:style style:name="T829_3" style:family="text"/>
    <style:style style:name="T829_4" style:family="text"/>
    <style:style style:name="P830" style:family="paragraph" style:parent-style-name="Standard">
      <style:paragraph-properties fo:break-before="auto" fo:line-height="100%" style:writing-mode="lr-tb"/>
    </style:style>
    <style:style style:name="P831" style:family="paragraph" style:parent-style-name="Standard">
      <style:paragraph-properties fo:break-before="auto" fo:line-height="100%" style:writing-mode="lr-tb"/>
    </style:style>
    <style:style style:name="T831_1" style:family="text"/>
    <style:style style:name="T831_2" style:family="text"/>
    <style:style style:name="T831_3" style:family="text"/>
    <style:style style:name="T831_4" style:family="text"/>
    <style:style style:name="T831_5" style:family="text"/>
    <style:style style:name="P832" style:family="paragraph" style:parent-style-name="Standard">
      <style:paragraph-properties fo:break-before="auto" fo:line-height="100%" style:writing-mode="lr-tb"/>
    </style:style>
    <style:style style:name="P833" style:family="paragraph" style:parent-style-name="Standard">
      <style:paragraph-properties fo:break-before="auto" fo:line-height="100%" style:writing-mode="lr-tb"/>
    </style:style>
    <style:style style:name="T833_1" style:family="text"/>
    <style:style style:name="T833_2" style:family="text"/>
    <style:style style:name="T833_3" style:family="text"/>
    <style:style style:name="T833_4" style:family="text"/>
    <style:style style:name="T833_5" style:family="text"/>
    <style:style style:name="T833_6" style:family="text"/>
    <style:style style:name="T833_7" style:family="text"/>
    <style:style style:name="T833_8" style:family="text"/>
    <style:style style:name="T833_9" style:family="text"/>
    <style:style style:name="T833_10" style:family="text"/>
    <style:style style:name="T833_11" style:family="text"/>
    <style:style style:name="P834" style:family="paragraph" style:parent-style-name="Standard">
      <style:paragraph-properties fo:break-before="auto" fo:line-height="100%" style:writing-mode="lr-tb"/>
    </style:style>
    <style:style style:name="P835" style:family="paragraph" style:parent-style-name="Standard">
      <style:paragraph-properties fo:break-before="auto" fo:line-height="100%" style:writing-mode="lr-tb"/>
    </style:style>
    <style:style style:name="T835_1" style:family="text"/>
    <style:style style:name="T835_2" style:family="text"/>
    <style:style style:name="T835_3" style:family="text"/>
    <style:style style:name="T835_4" style:family="text"/>
    <style:style style:name="T835_5" style:family="text"/>
    <style:style style:name="T835_6" style:family="text"/>
    <style:style style:name="T835_7" style:family="text"/>
    <style:style style:name="T835_8" style:family="text"/>
    <style:style style:name="T835_9" style:family="text"/>
    <style:style style:name="P836" style:family="paragraph" style:parent-style-name="Standard">
      <style:paragraph-properties fo:break-before="auto" fo:line-height="100%" style:writing-mode="lr-tb"/>
    </style:style>
    <style:style style:name="P837" style:family="paragraph" style:parent-style-name="Standard">
      <style:paragraph-properties fo:break-before="auto" fo:line-height="100%" style:writing-mode="lr-tb"/>
    </style:style>
    <style:style style:name="T837_1" style:family="text"/>
    <style:style style:name="T837_2" style:family="text"/>
    <style:style style:name="P838" style:family="paragraph" style:parent-style-name="Standard">
      <style:paragraph-properties fo:break-before="auto" fo:line-height="100%" style:writing-mode="lr-tb"/>
    </style:style>
    <style:style style:name="P839" style:family="paragraph" style:parent-style-name="Standard">
      <style:paragraph-properties fo:break-before="auto" fo:line-height="100%" style:writing-mode="lr-tb"/>
    </style:style>
    <style:style style:name="T839_1" style:family="text"/>
    <style:style style:name="P840" style:family="paragraph" style:parent-style-name="Standard">
      <style:paragraph-properties fo:break-before="auto" fo:line-height="100%" style:writing-mode="lr-tb"/>
    </style:style>
    <style:style style:name="P841" style:family="paragraph" style:parent-style-name="Standard">
      <style:paragraph-properties fo:break-before="auto" fo:line-height="100%" style:writing-mode="lr-tb"/>
    </style:style>
    <style:style style:name="T841_1" style:family="text"/>
    <style:style style:name="P842" style:family="paragraph" style:parent-style-name="Standard">
      <style:paragraph-properties fo:break-before="auto" fo:line-height="100%" style:writing-mode="lr-tb"/>
    </style:style>
    <style:style style:name="P843" style:family="paragraph" style:parent-style-name="Standard">
      <style:paragraph-properties fo:break-before="auto" fo:line-height="100%" style:writing-mode="lr-tb"/>
    </style:style>
    <style:style style:name="T843_1" style:family="text"/>
    <style:style style:name="T843_2" style:family="text"/>
    <style:style style:name="T843_3" style:family="text"/>
    <style:style style:name="T843_4" style:family="text"/>
    <style:style style:name="T843_5" style:family="text"/>
    <style:style style:name="T843_6" style:family="text"/>
    <style:style style:name="T843_7" style:family="text"/>
    <style:style style:name="T843_8" style:family="text"/>
    <style:style style:name="T843_9" style:family="text"/>
    <style:style style:name="T843_10" style:family="text"/>
    <style:style style:name="T843_11" style:family="text"/>
    <style:style style:name="T843_12" style:family="text"/>
    <style:style style:name="T843_13" style:family="text"/>
    <style:style style:name="T843_14" style:family="text"/>
    <style:style style:name="T843_15" style:family="text"/>
    <style:style style:name="T843_16" style:family="text"/>
    <style:style style:name="T843_17" style:family="text"/>
    <style:style style:name="T843_18" style:family="text"/>
    <style:style style:name="T843_19" style:family="text"/>
    <style:style style:name="T843_20" style:family="text"/>
    <style:style style:name="T843_21" style:family="text"/>
    <style:style style:name="T843_22" style:family="text"/>
    <style:style style:name="T843_23" style:family="text"/>
    <style:style style:name="T843_24" style:family="text"/>
    <style:style style:name="T843_25" style:family="text"/>
    <style:style style:name="T843_26" style:family="text"/>
    <style:style style:name="T843_27" style:family="text"/>
    <style:style style:name="T843_28" style:family="text"/>
    <style:style style:name="T843_29" style:family="text"/>
    <style:style style:name="T843_30" style:family="text"/>
    <style:style style:name="T843_31" style:family="text"/>
    <style:style style:name="T843_32" style:family="text"/>
    <style:style style:name="T843_33" style:family="text"/>
    <style:style style:name="T843_34" style:family="text"/>
    <style:style style:name="T843_35" style:family="text"/>
    <style:style style:name="T843_36" style:family="text"/>
    <style:style style:name="T843_37" style:family="text"/>
    <style:style style:name="T843_38" style:family="text"/>
    <style:style style:name="T843_39" style:family="text"/>
    <style:style style:name="T843_40" style:family="text"/>
    <style:style style:name="T843_41" style:family="text"/>
    <style:style style:name="T843_42" style:family="text"/>
    <style:style style:name="T843_43" style:family="text"/>
    <style:style style:name="T843_44" style:family="text"/>
    <style:style style:name="T843_45" style:family="text"/>
    <style:style style:name="T843_46" style:family="text"/>
    <style:style style:name="T843_47" style:family="text"/>
    <style:style style:name="T843_48" style:family="text"/>
    <style:style style:name="T843_49" style:family="text"/>
    <style:style style:name="T843_50" style:family="text"/>
    <style:style style:name="T843_51" style:family="text"/>
    <style:style style:name="T843_52" style:family="text"/>
    <style:style style:name="T843_53" style:family="text"/>
    <style:style style:name="T843_54" style:family="text"/>
    <style:style style:name="T843_55" style:family="text"/>
    <style:style style:name="T843_56" style:family="text"/>
    <style:style style:name="T843_57" style:family="text"/>
    <style:style style:name="T843_58" style:family="text"/>
    <style:style style:name="T843_59" style:family="text"/>
    <style:style style:name="T843_60" style:family="text"/>
    <style:style style:name="T843_61" style:family="text"/>
    <style:style style:name="T843_62" style:family="text"/>
    <style:style style:name="T843_63" style:family="text"/>
    <style:style style:name="T843_64" style:family="text"/>
    <style:style style:name="T843_65" style:family="text"/>
    <style:style style:name="T843_66" style:family="text"/>
    <style:style style:name="T843_67" style:family="text"/>
    <style:style style:name="T843_68" style:family="text"/>
    <style:style style:name="T843_69" style:family="text"/>
    <style:style style:name="T843_70" style:family="text"/>
    <style:style style:name="T843_71" style:family="text"/>
    <style:style style:name="T843_72" style:family="text"/>
    <style:style style:name="T843_73" style:family="text"/>
    <style:style style:name="T843_74" style:family="text"/>
    <style:style style:name="T843_75" style:family="text"/>
    <style:style style:name="T843_76" style:family="text"/>
    <style:style style:name="T843_77" style:family="text"/>
    <style:style style:name="T843_78" style:family="text"/>
    <style:style style:name="T843_79" style:family="text"/>
    <style:style style:name="T843_80" style:family="text"/>
    <style:style style:name="T843_81" style:family="text"/>
    <style:style style:name="T843_82" style:family="text"/>
    <style:style style:name="T843_83" style:family="text"/>
    <style:style style:name="T843_84" style:family="text"/>
    <style:style style:name="T843_85" style:family="text"/>
    <style:style style:name="T843_86" style:family="text"/>
    <style:style style:name="T843_87" style:family="text"/>
    <style:style style:name="T843_88" style:family="text"/>
    <style:style style:name="T843_89" style:family="text"/>
    <style:style style:name="T843_90" style:family="text"/>
    <style:style style:name="T843_91" style:family="text"/>
    <style:style style:name="T843_92" style:family="text"/>
    <style:style style:name="T843_93" style:family="text"/>
    <style:style style:name="T843_94" style:family="text"/>
    <style:style style:name="T843_95" style:family="text"/>
    <style:style style:name="T843_96" style:family="text"/>
    <style:style style:name="T843_97" style:family="text"/>
    <style:style style:name="T843_98" style:family="text"/>
    <style:style style:name="T843_99" style:family="text"/>
    <style:style style:name="T843_100" style:family="text"/>
    <style:style style:name="T843_101" style:family="text"/>
    <style:style style:name="T843_102" style:family="text"/>
    <style:style style:name="T843_103" style:family="text"/>
    <style:style style:name="T843_104" style:family="text"/>
    <style:style style:name="T843_105" style:family="text"/>
    <style:style style:name="T843_106" style:family="text"/>
    <style:style style:name="T843_107" style:family="text"/>
    <style:style style:name="T843_108" style:family="text"/>
    <style:style style:name="T843_109" style:family="text"/>
    <style:style style:name="T843_110" style:family="text"/>
    <style:style style:name="T843_111" style:family="text"/>
    <style:style style:name="T843_112" style:family="text"/>
    <style:style style:name="T843_113" style:family="text"/>
    <style:style style:name="T843_114" style:family="text"/>
    <style:style style:name="T843_115" style:family="text"/>
    <style:style style:name="T843_116" style:family="text"/>
    <style:style style:name="T843_117" style:family="text"/>
    <style:style style:name="T843_118" style:family="text"/>
    <style:style style:name="T843_119" style:family="text"/>
    <style:style style:name="T843_120" style:family="text"/>
    <style:style style:name="T843_121" style:family="text"/>
    <style:style style:name="T843_122" style:family="text"/>
    <style:style style:name="T843_123" style:family="text"/>
    <style:style style:name="T843_124" style:family="text"/>
    <style:style style:name="T843_125" style:family="text"/>
    <style:style style:name="T843_126" style:family="text"/>
    <style:style style:name="T843_127" style:family="text"/>
    <style:style style:name="T843_128" style:family="text"/>
    <style:style style:name="T843_129" style:family="text"/>
    <style:style style:name="T843_130" style:family="text"/>
    <style:style style:name="T843_131" style:family="text"/>
    <style:style style:name="T843_132" style:family="text"/>
    <style:style style:name="T843_133" style:family="text"/>
    <style:style style:name="T843_134" style:family="text"/>
    <style:style style:name="T843_135" style:family="text"/>
    <style:style style:name="T843_136" style:family="text"/>
    <style:style style:name="T843_137" style:family="text"/>
    <style:style style:name="T843_138" style:family="text"/>
    <style:style style:name="T843_139" style:family="text"/>
    <style:style style:name="T843_140" style:family="text"/>
    <style:style style:name="T843_141" style:family="text"/>
    <style:style style:name="T843_142" style:family="text"/>
    <style:style style:name="T843_143" style:family="text"/>
    <style:style style:name="T843_144" style:family="text"/>
    <style:style style:name="T843_145" style:family="text"/>
    <style:style style:name="T843_146" style:family="text"/>
    <style:style style:name="T843_147" style:family="text"/>
    <style:style style:name="T843_148" style:family="text"/>
    <style:style style:name="T843_149" style:family="text"/>
    <style:style style:name="T843_150" style:family="text"/>
    <style:style style:name="T843_151" style:family="text"/>
    <style:style style:name="T843_152" style:family="text"/>
    <style:style style:name="T843_153" style:family="text"/>
    <style:style style:name="T843_154" style:family="text"/>
    <style:style style:name="T843_155" style:family="text"/>
    <style:style style:name="T843_156" style:family="text"/>
    <style:style style:name="T843_157" style:family="text"/>
    <style:style style:name="T843_158" style:family="text"/>
    <style:style style:name="T843_159" style:family="text"/>
    <style:style style:name="T843_160" style:family="text"/>
    <style:style style:name="T843_161" style:family="text"/>
    <style:style style:name="T843_162" style:family="text"/>
    <style:style style:name="T843_163" style:family="text"/>
    <style:style style:name="T843_164" style:family="text"/>
    <style:style style:name="T843_165" style:family="text"/>
    <style:style style:name="T843_166" style:family="text"/>
    <style:style style:name="T843_167" style:family="text"/>
    <style:style style:name="T843_168" style:family="text"/>
    <style:style style:name="T843_169" style:family="text"/>
    <style:style style:name="T843_170" style:family="text"/>
    <style:style style:name="T843_171" style:family="text"/>
    <style:style style:name="T843_172" style:family="text"/>
    <style:style style:name="T843_173" style:family="text"/>
    <style:style style:name="T843_174" style:family="text"/>
    <style:style style:name="T843_175" style:family="text"/>
    <style:style style:name="T843_176" style:family="text"/>
    <style:style style:name="T843_177" style:family="text"/>
    <style:style style:name="T843_178" style:family="text"/>
    <style:style style:name="T843_179" style:family="text"/>
    <style:style style:name="T843_180" style:family="text"/>
    <style:style style:name="T843_181" style:family="text"/>
    <style:style style:name="T843_182" style:family="text"/>
    <style:style style:name="T843_183" style:family="text"/>
    <style:style style:name="T843_184" style:family="text"/>
    <style:style style:name="T843_185" style:family="text"/>
    <style:style style:name="T843_186" style:family="text"/>
    <style:style style:name="T843_187" style:family="text"/>
    <style:style style:name="T843_188" style:family="text"/>
    <style:style style:name="T843_189" style:family="text"/>
    <style:style style:name="T843_190" style:family="text"/>
    <style:style style:name="T843_191" style:family="text"/>
    <style:style style:name="T843_192" style:family="text"/>
    <style:style style:name="T843_193" style:family="text"/>
    <style:style style:name="T843_194" style:family="text"/>
    <style:style style:name="T843_195" style:family="text"/>
    <style:style style:name="T843_196" style:family="text"/>
    <style:style style:name="T843_197" style:family="text"/>
    <style:style style:name="T843_198" style:family="text"/>
    <style:style style:name="T843_199" style:family="text"/>
    <style:style style:name="T843_200" style:family="text"/>
    <style:style style:name="T843_201" style:family="text"/>
    <style:style style:name="T843_202" style:family="text"/>
    <style:style style:name="T843_203" style:family="text"/>
    <style:style style:name="T843_204" style:family="text"/>
    <style:style style:name="T843_205" style:family="text"/>
    <style:style style:name="T843_206" style:family="text"/>
    <style:style style:name="T843_207" style:family="text"/>
    <style:style style:name="T843_208" style:family="text"/>
    <style:style style:name="T843_209" style:family="text"/>
    <style:style style:name="T843_210" style:family="text"/>
    <style:style style:name="T843_211" style:family="text"/>
    <style:style style:name="T843_212" style:family="text"/>
    <style:style style:name="T843_213" style:family="text"/>
    <style:style style:name="T843_214" style:family="text"/>
    <style:style style:name="T843_215" style:family="text"/>
    <style:style style:name="T843_216" style:family="text"/>
    <style:style style:name="T843_217" style:family="text"/>
    <style:style style:name="T843_218" style:family="text"/>
    <style:style style:name="T843_219" style:family="text"/>
    <style:style style:name="T843_220" style:family="text"/>
    <style:style style:name="T843_221" style:family="text"/>
    <style:style style:name="T843_222" style:family="text"/>
    <style:style style:name="T843_223" style:family="text"/>
    <style:style style:name="T843_224" style:family="text"/>
    <style:style style:name="T843_225" style:family="text"/>
    <style:style style:name="T843_226" style:family="text"/>
    <style:style style:name="T843_227" style:family="text"/>
    <style:style style:name="T843_228" style:family="text"/>
    <style:style style:name="T843_229" style:family="text"/>
    <style:style style:name="T843_230" style:family="text"/>
    <style:style style:name="T843_231" style:family="text"/>
    <style:style style:name="T843_232" style:family="text"/>
    <style:style style:name="T843_233" style:family="text"/>
    <style:style style:name="T843_234" style:family="text"/>
    <style:style style:name="T843_235" style:family="text"/>
    <style:style style:name="T843_236" style:family="text"/>
    <style:style style:name="T843_237" style:family="text"/>
    <style:style style:name="T843_238" style:family="text"/>
    <style:style style:name="T843_239" style:family="text"/>
    <style:style style:name="T843_240" style:family="text"/>
    <style:style style:name="T843_241" style:family="text"/>
    <style:style style:name="T843_242" style:family="text"/>
    <style:style style:name="T843_243" style:family="text"/>
    <style:style style:name="T843_244" style:family="text"/>
    <style:style style:name="T843_245" style:family="text"/>
    <style:style style:name="T843_246" style:family="text"/>
    <style:style style:name="T843_247" style:family="text"/>
    <style:style style:name="T843_248" style:family="text"/>
    <style:style style:name="T843_249" style:family="text"/>
    <style:style style:name="T843_250" style:family="text"/>
    <style:style style:name="T843_251" style:family="text"/>
    <style:style style:name="T843_252" style:family="text"/>
    <style:style style:name="T843_253" style:family="text"/>
    <style:style style:name="T843_254" style:family="text"/>
    <style:style style:name="T843_255" style:family="text"/>
    <style:style style:name="T843_256" style:family="text"/>
    <style:style style:name="T843_257" style:family="text"/>
    <style:style style:name="T843_258" style:family="text"/>
    <style:style style:name="T843_259" style:family="text"/>
    <style:style style:name="T843_260" style:family="text"/>
    <style:style style:name="T843_261" style:family="text"/>
    <style:style style:name="T843_262" style:family="text"/>
    <style:style style:name="T843_263" style:family="text"/>
    <style:style style:name="T843_264" style:family="text"/>
    <style:style style:name="T843_265" style:family="text"/>
    <style:style style:name="T843_266" style:family="text"/>
    <style:style style:name="T843_267" style:family="text"/>
    <style:style style:name="T843_268" style:family="text"/>
    <style:style style:name="T843_269" style:family="text"/>
    <style:style style:name="T843_270" style:family="text"/>
    <style:style style:name="T843_271" style:family="text"/>
    <style:style style:name="T843_272" style:family="text"/>
    <style:style style:name="T843_273" style:family="text"/>
    <style:style style:name="T843_274" style:family="text"/>
    <style:style style:name="T843_275" style:family="text"/>
    <style:style style:name="T843_276" style:family="text"/>
    <style:style style:name="T843_277" style:family="text"/>
    <style:style style:name="T843_278" style:family="text"/>
    <style:style style:name="T843_279" style:family="text"/>
    <style:style style:name="T843_280" style:family="text"/>
    <style:style style:name="T843_281" style:family="text"/>
    <style:style style:name="T843_282" style:family="text"/>
    <style:style style:name="T843_283" style:family="text"/>
    <style:style style:name="T843_284" style:family="text"/>
    <style:style style:name="T843_285" style:family="text"/>
    <style:style style:name="T843_286" style:family="text"/>
    <style:style style:name="T843_287" style:family="text"/>
    <style:style style:name="T843_288" style:family="text"/>
    <style:style style:name="T843_289" style:family="text"/>
    <style:style style:name="T843_290" style:family="text"/>
    <style:style style:name="T843_291" style:family="text"/>
    <style:style style:name="T843_292" style:family="text"/>
    <style:style style:name="T843_293" style:family="text"/>
    <style:style style:name="T843_294" style:family="text"/>
    <style:style style:name="T843_295" style:family="text"/>
    <style:style style:name="T843_296" style:family="text"/>
    <style:style style:name="T843_297" style:family="text"/>
    <style:style style:name="T843_298" style:family="text"/>
    <style:style style:name="T843_299" style:family="text"/>
    <style:style style:name="T843_300" style:family="text"/>
    <style:style style:name="T843_301" style:family="text"/>
    <style:style style:name="T843_302" style:family="text"/>
    <style:style style:name="T843_303" style:family="text"/>
    <style:style style:name="T843_304" style:family="text"/>
    <style:style style:name="T843_305" style:family="text"/>
    <style:style style:name="T843_306" style:family="text"/>
    <style:style style:name="T843_307" style:family="text"/>
    <style:style style:name="T843_308" style:family="text"/>
    <style:style style:name="T843_309" style:family="text"/>
    <style:style style:name="T843_310" style:family="text"/>
    <style:style style:name="T843_311" style:family="text"/>
    <style:style style:name="T843_312" style:family="text"/>
    <style:style style:name="T843_313" style:family="text"/>
    <style:style style:name="T843_314" style:family="text"/>
    <style:style style:name="T843_315" style:family="text"/>
    <style:style style:name="T843_316" style:family="text"/>
    <style:style style:name="T843_317" style:family="text"/>
    <style:style style:name="T843_318" style:family="text"/>
    <style:style style:name="T843_319" style:family="text"/>
    <style:style style:name="T843_320" style:family="text"/>
    <style:style style:name="T843_321" style:family="text"/>
    <style:style style:name="T843_322" style:family="text"/>
    <style:style style:name="T843_323" style:family="text"/>
    <style:style style:name="T843_324" style:family="text"/>
    <style:style style:name="T843_325" style:family="text"/>
    <style:style style:name="T843_326" style:family="text"/>
    <style:style style:name="T843_327" style:family="text"/>
    <style:style style:name="T843_328" style:family="text"/>
    <style:style style:name="T843_329" style:family="text"/>
    <style:style style:name="T843_330" style:family="text"/>
    <style:style style:name="T843_331" style:family="text"/>
    <style:style style:name="T843_332" style:family="text"/>
    <style:style style:name="T843_333" style:family="text"/>
    <style:style style:name="T843_334" style:family="text"/>
    <style:style style:name="T843_335" style:family="text"/>
    <style:style style:name="T843_336" style:family="text"/>
    <style:style style:name="T843_337" style:family="text"/>
    <style:style style:name="T843_338" style:family="text"/>
    <style:style style:name="T843_339" style:family="text"/>
    <style:style style:name="T843_340" style:family="text"/>
    <style:style style:name="T843_341" style:family="text"/>
    <style:style style:name="T843_342" style:family="text"/>
    <style:style style:name="T843_343" style:family="text"/>
    <style:style style:name="T843_344" style:family="text"/>
    <style:style style:name="T843_345" style:family="text"/>
    <style:style style:name="T843_346" style:family="text"/>
    <style:style style:name="T843_347" style:family="text"/>
    <style:style style:name="T843_348" style:family="text"/>
    <style:style style:name="T843_349" style:family="text"/>
    <style:style style:name="T843_350" style:family="text"/>
    <style:style style:name="T843_351" style:family="text"/>
    <style:style style:name="T843_352" style:family="text"/>
    <style:style style:name="T843_353" style:family="text"/>
    <style:style style:name="T843_354" style:family="text"/>
    <style:style style:name="T843_355" style:family="text"/>
    <style:style style:name="T843_356" style:family="text"/>
    <style:style style:name="T843_357" style:family="text"/>
    <style:style style:name="T843_358" style:family="text"/>
    <style:style style:name="T843_359" style:family="text"/>
    <style:style style:name="T843_360" style:family="text"/>
    <style:style style:name="T843_361" style:family="text"/>
    <style:style style:name="T843_362" style:family="text"/>
    <style:style style:name="T843_363" style:family="text"/>
    <style:style style:name="T843_364" style:family="text"/>
    <style:style style:name="P844" style:family="paragraph" style:parent-style-name="Standard">
      <style:paragraph-properties fo:break-before="auto" fo:line-height="100%" style:writing-mode="lr-tb"/>
    </style:style>
    <style:style style:name="P845" style:family="paragraph" style:parent-style-name="Standard">
      <style:paragraph-properties fo:break-before="auto" fo:line-height="100%" style:writing-mode="lr-tb"/>
    </style:style>
    <style:style style:name="T845_1" style:family="text"/>
    <style:style style:name="T845_2" style:family="text"/>
    <style:style style:name="T845_3" style:family="text"/>
    <style:style style:name="T845_4" style:family="text"/>
    <style:style style:name="T845_5" style:family="text"/>
    <style:style style:name="P846" style:family="paragraph" style:parent-style-name="Standard">
      <style:paragraph-properties fo:break-before="auto" fo:line-height="100%" style:writing-mode="lr-tb"/>
    </style:style>
    <style:style style:name="P847" style:family="paragraph" style:parent-style-name="Standard">
      <style:paragraph-properties fo:break-before="auto" fo:line-height="100%" style:writing-mode="lr-tb"/>
    </style:style>
    <style:style style:name="T847_1" style:family="text"/>
    <style:style style:name="T847_2" style:family="text"/>
    <style:style style:name="T847_3" style:family="text"/>
    <style:style style:name="T847_4" style:family="text"/>
    <style:style style:name="T847_5" style:family="text"/>
    <style:style style:name="T847_6" style:family="text"/>
    <style:style style:name="T847_7" style:family="text"/>
    <style:style style:name="T847_8" style:family="text"/>
    <style:style style:name="P848" style:family="paragraph" style:parent-style-name="Standard">
      <style:paragraph-properties fo:break-before="auto" fo:line-height="100%" style:writing-mode="lr-tb"/>
    </style:style>
    <style:style style:name="P849" style:family="paragraph" style:parent-style-name="Standard">
      <style:paragraph-properties fo:break-before="auto" fo:line-height="100%" style:writing-mode="lr-tb"/>
    </style:style>
    <style:style style:name="T849_1" style:family="text"/>
    <style:style style:name="P850" style:family="paragraph" style:parent-style-name="Standard">
      <style:paragraph-properties fo:break-before="auto" fo:line-height="100%" style:writing-mode="lr-tb"/>
    </style:style>
    <style:style style:name="P851" style:family="paragraph" style:parent-style-name="Standard">
      <style:paragraph-properties fo:break-before="auto" fo:line-height="100%" style:writing-mode="lr-tb"/>
    </style:style>
    <style:style style:name="T851_1" style:family="text"/>
    <style:style style:name="T851_2" style:family="text"/>
    <style:style style:name="T851_3" style:family="text"/>
    <style:style style:name="T851_4" style:family="text"/>
    <style:style style:name="T851_5" style:family="text"/>
    <style:style style:name="T851_6" style:family="text"/>
    <style:style style:name="T851_7" style:family="text"/>
    <style:style style:name="T851_8" style:family="text"/>
    <style:style style:name="T851_9" style:family="text"/>
    <style:style style:name="T851_10" style:family="text"/>
    <style:style style:name="T851_11" style:family="text"/>
    <style:style style:name="T851_12" style:family="text"/>
    <style:style style:name="T851_13" style:family="text"/>
    <style:style style:name="T851_14" style:family="text"/>
    <style:style style:name="T851_15" style:family="text"/>
    <style:style style:name="T851_16" style:family="text"/>
    <style:style style:name="T851_17" style:family="text"/>
    <style:style style:name="T851_18" style:family="text"/>
    <style:style style:name="T851_19" style:family="text"/>
    <style:style style:name="T851_20" style:family="text"/>
    <style:style style:name="T851_21" style:family="text"/>
    <style:style style:name="T851_22" style:family="text"/>
    <style:style style:name="T851_23" style:family="text"/>
    <style:style style:name="T851_24" style:family="text"/>
    <style:style style:name="T851_25" style:family="text"/>
    <style:style style:name="T851_26" style:family="text"/>
    <style:style style:name="T851_27" style:family="text"/>
    <style:style style:name="T851_28" style:family="text"/>
    <style:style style:name="T851_29" style:family="text"/>
    <style:style style:name="T851_30" style:family="text"/>
    <style:style style:name="T851_31" style:family="text"/>
    <style:style style:name="T851_32" style:family="text"/>
    <style:style style:name="T851_33" style:family="text"/>
    <style:style style:name="T851_34" style:family="text"/>
    <style:style style:name="T851_35" style:family="text"/>
    <style:style style:name="T851_36" style:family="text"/>
    <style:style style:name="P852" style:family="paragraph" style:parent-style-name="Standard">
      <style:paragraph-properties fo:break-before="auto" fo:line-height="100%" style:writing-mode="lr-tb"/>
    </style:style>
    <style:style style:name="P853" style:family="paragraph" style:parent-style-name="Standard">
      <style:paragraph-properties fo:break-before="auto" fo:line-height="100%" style:writing-mode="lr-tb"/>
    </style:style>
    <style:style style:name="T853_1" style:family="text"/>
    <style:style style:name="P854" style:family="paragraph" style:parent-style-name="Standard">
      <style:paragraph-properties fo:break-before="auto" fo:line-height="100%" style:writing-mode="lr-tb"/>
    </style:style>
    <style:style style:name="P855" style:family="paragraph" style:parent-style-name="Standard">
      <style:paragraph-properties fo:break-before="auto" fo:line-height="100%" style:writing-mode="lr-tb"/>
    </style:style>
    <style:style style:name="T855_1" style:family="text"/>
    <style:style style:name="P856" style:family="paragraph" style:parent-style-name="Standard">
      <style:paragraph-properties fo:break-before="auto" fo:line-height="100%" style:writing-mode="lr-tb"/>
    </style:style>
    <style:style style:name="T856_1" style:family="text"/>
    <style:style style:name="P857" style:family="paragraph" style:parent-style-name="Standard">
      <style:paragraph-properties fo:break-before="auto" fo:line-height="100%" style:writing-mode="lr-tb"/>
    </style:style>
    <style:style style:name="P858" style:family="paragraph" style:parent-style-name="Standard">
      <style:paragraph-properties fo:break-before="auto" fo:line-height="100%" style:writing-mode="lr-tb"/>
    </style:style>
    <style:style style:name="T858_1" style:family="text"/>
    <style:style style:name="P859" style:family="paragraph" style:parent-style-name="Standard">
      <style:paragraph-properties fo:break-before="auto" fo:line-height="100%" style:writing-mode="lr-tb"/>
    </style:style>
    <style:style style:name="P860" style:family="paragraph" style:parent-style-name="Standard">
      <style:paragraph-properties fo:break-before="auto" fo:line-height="100%" style:writing-mode="lr-tb"/>
    </style:style>
    <style:style style:name="T860_1" style:family="text"/>
    <style:style style:name="P861" style:family="paragraph" style:parent-style-name="Standard">
      <style:paragraph-properties fo:break-before="auto" fo:line-height="100%" style:writing-mode="lr-tb"/>
    </style:style>
    <style:style style:name="T861_1" style:family="text"/>
    <style:style style:name="P862" style:family="paragraph" style:parent-style-name="Standard">
      <style:paragraph-properties fo:break-before="auto" fo:line-height="100%" style:writing-mode="lr-tb"/>
    </style:style>
    <style:style style:name="P863" style:family="paragraph" style:parent-style-name="Standard">
      <style:paragraph-properties fo:break-before="auto" fo:line-height="100%" style:writing-mode="lr-tb"/>
    </style:style>
    <style:style style:name="T863_1" style:family="text"/>
    <style:style style:name="P864" style:family="paragraph" style:parent-style-name="Standard">
      <style:paragraph-properties fo:break-before="auto" fo:line-height="100%" style:writing-mode="lr-tb"/>
    </style:style>
    <style:style style:name="T864_1" style:family="text"/>
    <style:style style:name="P865" style:family="paragraph" style:parent-style-name="Standard">
      <style:paragraph-properties fo:break-before="auto" fo:line-height="100%" style:writing-mode="lr-tb"/>
    </style:style>
    <style:style style:name="P866" style:family="paragraph" style:parent-style-name="Standard">
      <style:paragraph-properties fo:break-before="auto" fo:line-height="100%" style:writing-mode="lr-tb"/>
    </style:style>
    <style:style style:name="T866_1" style:family="text"/>
    <style:style style:name="P867" style:family="paragraph" style:parent-style-name="Standard">
      <style:paragraph-properties fo:break-before="auto" fo:line-height="100%" style:writing-mode="lr-tb"/>
    </style:style>
    <style:style style:name="P868" style:family="paragraph" style:parent-style-name="Standard">
      <style:paragraph-properties fo:break-before="auto" fo:line-height="100%" style:writing-mode="lr-tb"/>
    </style:style>
    <style:style style:name="T868_1" style:family="text"/>
    <style:style style:name="P869" style:family="paragraph" style:parent-style-name="Standard">
      <style:paragraph-properties fo:break-before="auto" fo:line-height="100%" style:writing-mode="lr-tb"/>
    </style:style>
    <style:style style:name="T869_1" style:family="text"/>
    <style:style style:name="P870" style:family="paragraph" style:parent-style-name="Standard">
      <style:paragraph-properties fo:break-before="auto" fo:line-height="100%" style:writing-mode="lr-tb"/>
    </style:style>
    <style:style style:name="P871" style:family="paragraph" style:parent-style-name="Standard">
      <style:paragraph-properties fo:break-before="auto" fo:line-height="100%" style:writing-mode="lr-tb"/>
    </style:style>
    <style:style style:name="T871_1" style:family="text"/>
    <style:style style:name="T871_2" style:family="text"/>
    <style:style style:name="T871_3" style:family="text"/>
    <style:style style:name="T871_4" style:family="text"/>
    <style:style style:name="T871_5" style:family="text"/>
    <style:style style:name="T871_6" style:family="text"/>
    <style:style style:name="T871_7" style:family="text"/>
    <style:style style:name="T871_8" style:family="text"/>
    <style:style style:name="T871_9" style:family="text"/>
    <style:style style:name="T871_10" style:family="text"/>
    <style:style style:name="T871_11" style:family="text"/>
    <style:style style:name="T871_12" style:family="text"/>
    <style:style style:name="T871_13" style:family="text"/>
    <style:style style:name="T871_14" style:family="text"/>
    <style:style style:name="T871_15" style:family="text"/>
    <style:style style:name="T871_16" style:family="text"/>
    <style:style style:name="T871_17" style:family="text"/>
    <style:style style:name="T871_18" style:family="text"/>
    <style:style style:name="T871_19" style:family="text"/>
    <style:style style:name="T871_20" style:family="text"/>
    <style:style style:name="T871_21" style:family="text"/>
    <style:style style:name="T871_22" style:family="text"/>
    <style:style style:name="P872" style:family="paragraph" style:parent-style-name="Standard">
      <style:paragraph-properties fo:break-before="auto" fo:line-height="100%" style:writing-mode="lr-tb"/>
    </style:style>
    <style:style style:name="T872_1" style:family="text"/>
    <style:style style:name="P873" style:family="paragraph" style:parent-style-name="Standard">
      <style:paragraph-properties fo:break-before="auto" fo:line-height="100%" style:writing-mode="lr-tb"/>
    </style:style>
    <style:style style:name="P874" style:family="paragraph" style:parent-style-name="Standard">
      <style:paragraph-properties fo:break-before="auto" fo:line-height="100%" style:writing-mode="lr-tb"/>
    </style:style>
    <style:style style:name="T874_1" style:family="text"/>
    <style:style style:name="P875" style:family="paragraph" style:parent-style-name="Standard">
      <style:paragraph-properties fo:break-before="auto" fo:line-height="100%" style:writing-mode="lr-tb"/>
    </style:style>
    <style:style style:name="P876" style:family="paragraph" style:parent-style-name="Standard">
      <style:paragraph-properties fo:break-before="auto" fo:line-height="100%" style:writing-mode="lr-tb"/>
    </style:style>
    <style:style style:name="T876_1" style:family="text"/>
    <style:style style:name="P877" style:family="paragraph" style:parent-style-name="Standard">
      <style:paragraph-properties fo:break-before="auto" fo:line-height="100%" style:writing-mode="lr-tb"/>
    </style:style>
    <style:style style:name="T877_1" style:family="text"/>
    <style:style style:name="P878" style:family="paragraph" style:parent-style-name="Standard">
      <style:paragraph-properties fo:break-before="auto" fo:line-height="100%" style:writing-mode="lr-tb"/>
    </style:style>
    <style:style style:name="P879" style:family="paragraph" style:parent-style-name="Standard">
      <style:paragraph-properties fo:break-before="auto" fo:line-height="100%" style:writing-mode="lr-tb"/>
    </style:style>
    <style:style style:name="T879_1" style:family="text"/>
    <style:style style:name="T879_2" style:family="text"/>
    <style:style style:name="T879_3" style:family="text"/>
    <style:style style:name="T879_4" style:family="text"/>
    <style:style style:name="T879_5" style:family="text"/>
    <style:style style:name="T879_6" style:family="text"/>
    <style:style style:name="T879_7" style:family="text"/>
    <style:style style:name="T879_8" style:family="text"/>
    <style:style style:name="T879_9" style:family="text"/>
    <style:style style:name="T879_10" style:family="text"/>
    <style:style style:name="T879_11" style:family="text"/>
    <style:style style:name="T879_12" style:family="text"/>
    <style:style style:name="T879_13" style:family="text"/>
    <style:style style:name="T879_14" style:family="text"/>
    <style:style style:name="T879_15" style:family="text"/>
    <style:style style:name="T879_16" style:family="text"/>
    <style:style style:name="T879_17" style:family="text"/>
    <style:style style:name="T879_18" style:family="text"/>
    <style:style style:name="T879_19" style:family="text"/>
    <style:style style:name="T879_20" style:family="text"/>
    <style:style style:name="T879_21" style:family="text"/>
    <style:style style:name="T879_22" style:family="text"/>
    <style:style style:name="P880" style:family="paragraph" style:parent-style-name="Standard">
      <style:paragraph-properties fo:break-before="auto" fo:line-height="100%" style:writing-mode="lr-tb"/>
    </style:style>
    <style:style style:name="T880_1" style:family="text"/>
    <style:style style:name="P881" style:family="paragraph" style:parent-style-name="Standard">
      <style:paragraph-properties fo:break-before="auto" fo:line-height="100%" style:writing-mode="lr-tb"/>
    </style:style>
    <style:style style:name="P882" style:family="paragraph" style:parent-style-name="Standard">
      <style:paragraph-properties fo:break-before="auto" fo:line-height="100%" style:writing-mode="lr-tb"/>
    </style:style>
    <style:style style:name="T882_1" style:family="text"/>
    <style:style style:name="P883" style:family="paragraph" style:parent-style-name="Standard">
      <style:paragraph-properties fo:break-before="auto" fo:line-height="100%" style:writing-mode="lr-tb"/>
    </style:style>
    <style:style style:name="P884" style:family="paragraph" style:parent-style-name="Standard">
      <style:paragraph-properties fo:break-before="auto" fo:line-height="100%" style:writing-mode="lr-tb"/>
    </style:style>
    <style:style style:name="T884_1" style:family="text"/>
    <style:style style:name="P885" style:family="paragraph" style:parent-style-name="Standard">
      <style:paragraph-properties fo:break-before="auto" fo:line-height="100%" style:writing-mode="lr-tb"/>
    </style:style>
    <style:style style:name="T885_1" style:family="text"/>
    <style:style style:name="P886" style:family="paragraph" style:parent-style-name="Standard">
      <style:paragraph-properties fo:break-before="auto" fo:line-height="100%" style:writing-mode="lr-tb"/>
    </style:style>
    <style:style style:name="P887" style:family="paragraph" style:parent-style-name="Standard">
      <style:paragraph-properties fo:break-before="auto" fo:line-height="100%" style:writing-mode="lr-tb"/>
    </style:style>
    <style:style style:name="T887_1" style:family="text"/>
    <style:style style:name="T887_2" style:family="text"/>
    <style:style style:name="T887_3" style:family="text"/>
    <style:style style:name="T887_4" style:family="text"/>
    <style:style style:name="T887_5" style:family="text"/>
    <style:style style:name="T887_6" style:family="text"/>
    <style:style style:name="T887_7" style:family="text"/>
    <style:style style:name="T887_8" style:family="text"/>
    <style:style style:name="T887_9" style:family="text"/>
    <style:style style:name="T887_10" style:family="text"/>
    <style:style style:name="T887_11" style:family="text"/>
    <style:style style:name="T887_12" style:family="text"/>
    <style:style style:name="T887_13" style:family="text"/>
    <style:style style:name="T887_14" style:family="text"/>
    <style:style style:name="T887_15" style:family="text"/>
    <style:style style:name="T887_16" style:family="text"/>
    <style:style style:name="T887_17" style:family="text"/>
    <style:style style:name="T887_18" style:family="text"/>
    <style:style style:name="T887_19" style:family="text"/>
    <style:style style:name="T887_20" style:family="text"/>
    <style:style style:name="T887_21" style:family="text"/>
    <style:style style:name="T887_22" style:family="text"/>
    <style:style style:name="P888" style:family="paragraph" style:parent-style-name="Standard">
      <style:paragraph-properties fo:break-before="auto" fo:line-height="100%" style:writing-mode="lr-tb"/>
    </style:style>
    <style:style style:name="T888_1" style:family="text"/>
    <style:style style:name="P889" style:family="paragraph" style:parent-style-name="Standard">
      <style:paragraph-properties fo:break-before="auto" fo:line-height="100%" style:writing-mode="lr-tb"/>
    </style:style>
    <style:style style:name="P890" style:family="paragraph" style:parent-style-name="Standard">
      <style:paragraph-properties fo:break-before="auto" fo:line-height="100%" style:writing-mode="lr-tb"/>
    </style:style>
    <style:style style:name="T890_1" style:family="text"/>
    <style:style style:name="T890_2" style:family="text"/>
    <style:style style:name="T890_3" style:family="text"/>
    <style:style style:name="T890_4" style:family="text"/>
    <style:style style:name="T890_5" style:family="text"/>
    <style:style style:name="P891" style:family="paragraph" style:parent-style-name="Standard">
      <style:paragraph-properties fo:break-before="auto" fo:line-height="100%" style:writing-mode="lr-tb"/>
    </style:style>
    <style:style style:name="P892" style:family="paragraph" style:parent-style-name="Standard">
      <style:paragraph-properties fo:break-before="auto" fo:line-height="100%" style:writing-mode="lr-tb"/>
    </style:style>
    <style:style style:name="T892_1" style:family="text"/>
    <style:style style:name="P893" style:family="paragraph" style:parent-style-name="Standard">
      <style:paragraph-properties fo:break-before="auto" fo:line-height="100%" style:writing-mode="lr-tb"/>
    </style:style>
    <style:style style:name="T893_1" style:family="text"/>
    <style:style style:name="P894" style:family="paragraph" style:parent-style-name="Standard">
      <style:paragraph-properties fo:break-before="auto" fo:line-height="100%" style:writing-mode="lr-tb"/>
    </style:style>
    <style:style style:name="P895" style:family="paragraph" style:parent-style-name="Standard">
      <style:paragraph-properties fo:break-before="auto" fo:line-height="100%" style:writing-mode="lr-tb"/>
    </style:style>
    <style:style style:name="T895_1" style:family="text"/>
    <style:style style:name="T895_2" style:family="text"/>
    <style:style style:name="T895_3" style:family="text"/>
    <style:style style:name="T895_4" style:family="text"/>
    <style:style style:name="T895_5" style:family="text"/>
    <style:style style:name="T895_6" style:family="text"/>
    <style:style style:name="T895_7" style:family="text"/>
    <style:style style:name="T895_8" style:family="text"/>
    <style:style style:name="T895_9" style:family="text"/>
    <style:style style:name="T895_10" style:family="text"/>
    <style:style style:name="T895_11" style:family="text"/>
    <style:style style:name="T895_12" style:family="text"/>
    <style:style style:name="T895_13" style:family="text"/>
    <style:style style:name="T895_14" style:family="text"/>
    <style:style style:name="T895_15" style:family="text"/>
    <style:style style:name="T895_16" style:family="text"/>
    <style:style style:name="T895_17" style:family="text"/>
    <style:style style:name="T895_18" style:family="text"/>
    <style:style style:name="T895_19" style:family="text"/>
    <style:style style:name="T895_20" style:family="text"/>
    <style:style style:name="T895_21" style:family="text"/>
    <style:style style:name="T895_22" style:family="text"/>
    <style:style style:name="P896" style:family="paragraph" style:parent-style-name="Standard">
      <style:paragraph-properties fo:break-before="auto" fo:line-height="100%" style:writing-mode="lr-tb"/>
    </style:style>
    <style:style style:name="T896_1" style:family="text"/>
    <style:style style:name="P897" style:family="paragraph" style:parent-style-name="Standard">
      <style:paragraph-properties fo:break-before="auto" fo:line-height="100%" style:writing-mode="lr-tb"/>
    </style:style>
    <style:style style:name="P898" style:family="paragraph" style:parent-style-name="Standard">
      <style:paragraph-properties fo:break-before="auto" fo:line-height="100%" style:writing-mode="lr-tb"/>
    </style:style>
    <style:style style:name="T898_1" style:family="text"/>
    <style:style style:name="P899" style:family="paragraph" style:parent-style-name="Standard">
      <style:paragraph-properties fo:break-before="auto" fo:line-height="100%" style:writing-mode="lr-tb"/>
    </style:style>
    <style:style style:name="P900" style:family="paragraph" style:parent-style-name="Standard">
      <style:paragraph-properties fo:break-before="auto" fo:line-height="100%" style:writing-mode="lr-tb"/>
    </style:style>
    <style:style style:name="T900_1" style:family="text"/>
    <style:style style:name="P901" style:family="paragraph" style:parent-style-name="Standard">
      <style:paragraph-properties fo:break-before="auto" fo:line-height="100%" style:writing-mode="lr-tb"/>
    </style:style>
    <style:style style:name="T901_1" style:family="text"/>
    <style:style style:name="P902" style:family="paragraph" style:parent-style-name="Standard">
      <style:paragraph-properties fo:break-before="auto" fo:line-height="100%" style:writing-mode="lr-tb"/>
    </style:style>
    <style:style style:name="P903" style:family="paragraph" style:parent-style-name="Standard">
      <style:paragraph-properties fo:break-before="auto" fo:line-height="100%" style:writing-mode="lr-tb"/>
    </style:style>
    <style:style style:name="T903_1" style:family="text"/>
    <style:style style:name="T903_2" style:family="text"/>
    <style:style style:name="T903_3" style:family="text"/>
    <style:style style:name="T903_4" style:family="text"/>
    <style:style style:name="T903_5" style:family="text"/>
    <style:style style:name="T903_6" style:family="text"/>
    <style:style style:name="T903_7" style:family="text"/>
    <style:style style:name="T903_8" style:family="text"/>
    <style:style style:name="T903_9" style:family="text"/>
    <style:style style:name="T903_10" style:family="text"/>
    <style:style style:name="T903_11" style:family="text"/>
    <style:style style:name="T903_12" style:family="text"/>
    <style:style style:name="T903_13" style:family="text"/>
    <style:style style:name="T903_14" style:family="text"/>
    <style:style style:name="T903_15" style:family="text"/>
    <style:style style:name="T903_16" style:family="text"/>
    <style:style style:name="T903_17" style:family="text"/>
    <style:style style:name="T903_18" style:family="text"/>
    <style:style style:name="T903_19" style:family="text"/>
    <style:style style:name="T903_20" style:family="text"/>
    <style:style style:name="T903_21" style:family="text"/>
    <style:style style:name="T903_22" style:family="text"/>
    <style:style style:name="P904" style:family="paragraph" style:parent-style-name="Standard">
      <style:paragraph-properties fo:break-before="auto" fo:line-height="100%" style:writing-mode="lr-tb"/>
    </style:style>
    <style:style style:name="T904_1" style:family="text"/>
    <style:style style:name="P905" style:family="paragraph" style:parent-style-name="Standard">
      <style:paragraph-properties fo:break-before="auto" fo:line-height="100%" style:writing-mode="lr-tb"/>
    </style:style>
    <style:style style:name="P906" style:family="paragraph" style:parent-style-name="Standard">
      <style:paragraph-properties fo:break-before="auto" fo:line-height="100%" style:writing-mode="lr-tb"/>
    </style:style>
    <style:style style:name="T906_1" style:family="text"/>
    <style:style style:name="P907" style:family="paragraph" style:parent-style-name="Standard">
      <style:paragraph-properties fo:break-before="auto" fo:line-height="100%" style:writing-mode="lr-tb"/>
    </style:style>
    <style:style style:name="P908" style:family="paragraph" style:parent-style-name="Standard">
      <style:paragraph-properties fo:break-before="auto" fo:line-height="100%" style:writing-mode="lr-tb"/>
    </style:style>
    <style:style style:name="T908_1" style:family="text"/>
    <style:style style:name="P909" style:family="paragraph" style:parent-style-name="Standard">
      <style:paragraph-properties fo:break-before="auto" fo:line-height="100%" style:writing-mode="lr-tb"/>
    </style:style>
    <style:style style:name="T909_1" style:family="text"/>
    <style:style style:name="P910" style:family="paragraph" style:parent-style-name="Standard">
      <style:paragraph-properties fo:break-before="auto" fo:line-height="100%" style:writing-mode="lr-tb"/>
    </style:style>
    <style:style style:name="P911" style:family="paragraph" style:parent-style-name="Standard">
      <style:paragraph-properties fo:break-before="auto" fo:line-height="100%" style:writing-mode="lr-tb"/>
    </style:style>
    <style:style style:name="T911_1" style:family="text"/>
    <style:style style:name="T911_2" style:family="text"/>
    <style:style style:name="T911_3" style:family="text"/>
    <style:style style:name="T911_4" style:family="text"/>
    <style:style style:name="T911_5" style:family="text"/>
    <style:style style:name="T911_6" style:family="text"/>
    <style:style style:name="T911_7" style:family="text"/>
    <style:style style:name="T911_8" style:family="text"/>
    <style:style style:name="T911_9" style:family="text"/>
    <style:style style:name="T911_10" style:family="text"/>
    <style:style style:name="T911_11" style:family="text"/>
    <style:style style:name="T911_12" style:family="text"/>
    <style:style style:name="T911_13" style:family="text"/>
    <style:style style:name="T911_14" style:family="text"/>
    <style:style style:name="T911_15" style:family="text"/>
    <style:style style:name="T911_16" style:family="text"/>
    <style:style style:name="T911_17" style:family="text"/>
    <style:style style:name="T911_18" style:family="text"/>
    <style:style style:name="T911_19" style:family="text"/>
    <style:style style:name="T911_20" style:family="text"/>
    <style:style style:name="P912" style:family="paragraph" style:parent-style-name="Standard">
      <style:paragraph-properties fo:break-before="auto" fo:line-height="100%" style:writing-mode="lr-tb"/>
    </style:style>
    <style:style style:name="T912_1" style:family="text"/>
    <style:style style:name="P913" style:family="paragraph" style:parent-style-name="Standard">
      <style:paragraph-properties fo:break-before="auto" fo:line-height="100%" style:writing-mode="lr-tb"/>
    </style:style>
    <style:style style:name="P914" style:family="paragraph" style:parent-style-name="Standard">
      <style:paragraph-properties fo:break-before="auto" fo:line-height="100%" style:writing-mode="lr-tb"/>
    </style:style>
    <style:style style:name="T914_1" style:family="text"/>
    <style:style style:name="P915" style:family="paragraph" style:parent-style-name="Standard">
      <style:paragraph-properties fo:break-before="auto" fo:line-height="100%" style:writing-mode="lr-tb"/>
    </style:style>
    <style:style style:name="P916" style:family="paragraph" style:parent-style-name="Standard">
      <style:paragraph-properties fo:break-before="auto" fo:line-height="100%" style:writing-mode="lr-tb"/>
    </style:style>
    <style:style style:name="T916_1" style:family="text"/>
    <style:style style:name="P917" style:family="paragraph" style:parent-style-name="Standard">
      <style:paragraph-properties fo:break-before="auto" fo:line-height="100%" style:writing-mode="lr-tb"/>
    </style:style>
    <style:style style:name="T917_1" style:family="text"/>
    <style:style style:name="P918" style:family="paragraph" style:parent-style-name="Standard">
      <style:paragraph-properties fo:break-before="auto" fo:line-height="100%" style:writing-mode="lr-tb"/>
    </style:style>
    <style:style style:name="P919" style:family="paragraph" style:parent-style-name="Standard">
      <style:paragraph-properties fo:break-before="auto" fo:line-height="100%" style:writing-mode="lr-tb"/>
    </style:style>
    <style:style style:name="T919_1" style:family="text"/>
    <style:style style:name="T919_2" style:family="text"/>
    <style:style style:name="T919_3" style:family="text"/>
    <style:style style:name="T919_4" style:family="text"/>
    <style:style style:name="T919_5" style:family="text"/>
    <style:style style:name="T919_6" style:family="text"/>
    <style:style style:name="T919_7" style:family="text"/>
    <style:style style:name="T919_8" style:family="text"/>
    <style:style style:name="T919_9" style:family="text"/>
    <style:style style:name="T919_10" style:family="text"/>
    <style:style style:name="T919_11" style:family="text"/>
    <style:style style:name="T919_12" style:family="text"/>
    <style:style style:name="T919_13" style:family="text"/>
    <style:style style:name="T919_14" style:family="text"/>
    <style:style style:name="T919_15" style:family="text"/>
    <style:style style:name="T919_16" style:family="text"/>
    <style:style style:name="T919_17" style:family="text"/>
    <style:style style:name="T919_18" style:family="text"/>
    <style:style style:name="T919_19" style:family="text"/>
    <style:style style:name="T919_20" style:family="text"/>
    <style:style style:name="T919_21" style:family="text"/>
    <style:style style:name="T919_22" style:family="text"/>
    <style:style style:name="P920" style:family="paragraph" style:parent-style-name="Standard">
      <style:paragraph-properties fo:break-before="auto" fo:line-height="100%" style:writing-mode="lr-tb"/>
    </style:style>
    <style:style style:name="T920_1" style:family="text"/>
    <style:style style:name="P921" style:family="paragraph" style:parent-style-name="Standard">
      <style:paragraph-properties fo:break-before="auto" fo:line-height="100%" style:writing-mode="lr-tb"/>
    </style:style>
    <style:style style:name="P922" style:family="paragraph" style:parent-style-name="Standard">
      <style:paragraph-properties fo:break-before="auto" fo:line-height="100%" style:writing-mode="lr-tb"/>
    </style:style>
    <style:style style:name="T922_1" style:family="text"/>
    <style:style style:name="P923" style:family="paragraph" style:parent-style-name="Standard">
      <style:paragraph-properties fo:break-before="auto" fo:line-height="100%" style:writing-mode="lr-tb"/>
    </style:style>
    <style:style style:name="P924" style:family="paragraph" style:parent-style-name="Standard">
      <style:paragraph-properties fo:break-before="auto" fo:line-height="100%" style:writing-mode="lr-tb"/>
    </style:style>
    <style:style style:name="T924_1" style:family="text"/>
    <style:style style:name="P925" style:family="paragraph" style:parent-style-name="Standard">
      <style:paragraph-properties fo:break-before="auto" fo:line-height="100%" style:writing-mode="lr-tb"/>
    </style:style>
    <style:style style:name="T925_1" style:family="text"/>
    <style:style style:name="P926" style:family="paragraph" style:parent-style-name="Standard">
      <style:paragraph-properties fo:break-before="auto" fo:line-height="100%" style:writing-mode="lr-tb"/>
    </style:style>
    <style:style style:name="P927" style:family="paragraph" style:parent-style-name="Standard">
      <style:paragraph-properties fo:break-before="auto" fo:line-height="100%" style:writing-mode="lr-tb"/>
    </style:style>
    <style:style style:name="T927_1" style:family="text"/>
    <style:style style:name="T927_2" style:family="text"/>
    <style:style style:name="T927_3" style:family="text"/>
    <style:style style:name="T927_4" style:family="text"/>
    <style:style style:name="T927_5" style:family="text"/>
    <style:style style:name="T927_6" style:family="text"/>
    <style:style style:name="T927_7" style:family="text"/>
    <style:style style:name="T927_8" style:family="text"/>
    <style:style style:name="T927_9" style:family="text"/>
    <style:style style:name="T927_10" style:family="text"/>
    <style:style style:name="T927_11" style:family="text"/>
    <style:style style:name="T927_12" style:family="text"/>
    <style:style style:name="T927_13" style:family="text"/>
    <style:style style:name="T927_14" style:family="text"/>
    <style:style style:name="T927_15" style:family="text"/>
    <style:style style:name="T927_16" style:family="text"/>
    <style:style style:name="T927_17" style:family="text"/>
    <style:style style:name="T927_18" style:family="text"/>
    <style:style style:name="T927_19" style:family="text"/>
    <style:style style:name="T927_20" style:family="text"/>
    <style:style style:name="T927_21" style:family="text"/>
    <style:style style:name="T927_22" style:family="text"/>
    <style:style style:name="P928" style:family="paragraph" style:parent-style-name="Standard">
      <style:paragraph-properties fo:break-before="auto" fo:line-height="100%" style:writing-mode="lr-tb"/>
    </style:style>
    <style:style style:name="T928_1" style:family="text"/>
    <style:style style:name="P929" style:family="paragraph" style:parent-style-name="Standard">
      <style:paragraph-properties fo:break-before="auto" fo:line-height="100%" style:writing-mode="lr-tb"/>
    </style:style>
    <style:style style:name="P930" style:family="paragraph" style:parent-style-name="Standard">
      <style:paragraph-properties fo:break-before="auto" fo:line-height="100%" style:writing-mode="lr-tb"/>
    </style:style>
    <style:style style:name="T930_1" style:family="text"/>
    <style:style style:name="P931" style:family="paragraph" style:parent-style-name="Standard">
      <style:paragraph-properties fo:break-before="auto" fo:line-height="100%" style:writing-mode="lr-tb"/>
    </style:style>
    <style:style style:name="P932" style:family="paragraph" style:parent-style-name="Standard">
      <style:paragraph-properties fo:break-before="auto" fo:line-height="100%" style:writing-mode="lr-tb"/>
    </style:style>
    <style:style style:name="T932_1" style:family="text"/>
    <style:style style:name="P933" style:family="paragraph" style:parent-style-name="Standard">
      <style:paragraph-properties fo:break-before="auto" fo:line-height="100%" style:writing-mode="lr-tb"/>
    </style:style>
    <style:style style:name="P934" style:family="paragraph" style:parent-style-name="Standard">
      <style:paragraph-properties fo:break-before="auto" fo:line-height="100%" style:writing-mode="lr-tb"/>
    </style:style>
    <style:style style:name="T934_1" style:family="text"/>
    <style:style style:name="T934_2" style:family="text"/>
    <style:style style:name="T934_3" style:family="text"/>
    <style:style style:name="T934_4" style:family="text"/>
    <style:style style:name="T934_5" style:family="text"/>
    <style:style style:name="T934_6" style:family="text"/>
    <style:style style:name="T934_7" style:family="text"/>
    <style:style style:name="T934_8" style:family="text"/>
    <style:style style:name="T934_9" style:family="text"/>
    <style:style style:name="T934_10" style:family="text"/>
    <style:style style:name="T934_11" style:family="text"/>
    <style:style style:name="T934_12" style:family="text"/>
    <style:style style:name="T934_13" style:family="text"/>
    <style:style style:name="T934_14" style:family="text"/>
    <style:style style:name="T934_15" style:family="text"/>
    <style:style style:name="T934_16" style:family="text"/>
    <style:style style:name="T934_17" style:family="text"/>
    <style:style style:name="T934_18" style:family="text"/>
    <style:style style:name="T934_19" style:family="text"/>
    <style:style style:name="T934_20" style:family="text"/>
    <style:style style:name="T934_21" style:family="text"/>
    <style:style style:name="T934_22" style:family="text"/>
    <style:style style:name="T934_23" style:family="text"/>
    <style:style style:name="T934_24" style:family="text"/>
    <style:style style:name="T934_25" style:family="text"/>
    <style:style style:name="T934_26" style:family="text"/>
    <style:style style:name="T934_27" style:family="text"/>
    <style:style style:name="T934_28" style:family="text"/>
    <style:style style:name="T934_29" style:family="text"/>
    <style:style style:name="T934_30" style:family="text"/>
    <style:style style:name="T934_31" style:family="text"/>
    <style:style style:name="T934_32" style:family="text"/>
    <style:style style:name="T934_33" style:family="text"/>
    <style:style style:name="T934_34" style:family="text"/>
    <style:style style:name="T934_35" style:family="text"/>
    <style:style style:name="T934_36" style:family="text"/>
    <style:style style:name="T934_37" style:family="text"/>
    <style:style style:name="T934_38" style:family="text"/>
    <style:style style:name="T934_39" style:family="text"/>
    <style:style style:name="T934_40" style:family="text"/>
    <style:style style:name="T934_41" style:family="text"/>
    <style:style style:name="T934_42" style:family="text"/>
    <style:style style:name="P935" style:family="paragraph" style:parent-style-name="Standard">
      <style:paragraph-properties fo:break-before="auto" fo:line-height="100%" style:writing-mode="lr-tb"/>
    </style:style>
    <style:style style:name="P936" style:family="paragraph" style:parent-style-name="Standard">
      <style:paragraph-properties fo:break-before="auto" fo:line-height="100%" style:writing-mode="lr-tb"/>
    </style:style>
    <style:style style:name="T936_1" style:family="text"/>
    <style:style style:name="P937" style:family="paragraph" style:parent-style-name="Standard">
      <style:paragraph-properties fo:break-before="auto" fo:line-height="100%" style:writing-mode="lr-tb"/>
    </style:style>
    <style:style style:name="P938" style:family="paragraph" style:parent-style-name="Standard">
      <style:paragraph-properties fo:break-before="auto" fo:line-height="100%" style:writing-mode="lr-tb"/>
    </style:style>
    <style:style style:name="T938_1" style:family="text"/>
    <style:style style:name="T938_2" style:family="text"/>
    <style:style style:name="T938_3" style:family="text"/>
    <style:style style:name="T938_4" style:family="text"/>
    <style:style style:name="T938_5" style:family="text"/>
    <style:style style:name="T938_6" style:family="text"/>
    <style:style style:name="T938_7" style:family="text"/>
    <style:style style:name="T938_8" style:family="text"/>
    <style:style style:name="T938_9" style:family="text"/>
    <style:style style:name="T938_10" style:family="text"/>
    <style:style style:name="T938_11" style:family="text"/>
    <style:style style:name="T938_12" style:family="text"/>
    <style:style style:name="T938_13" style:family="text"/>
    <style:style style:name="T938_14" style:family="text"/>
    <style:style style:name="T938_15" style:family="text"/>
    <style:style style:name="T938_16" style:family="text"/>
    <style:style style:name="T938_17" style:family="text"/>
    <style:style style:name="T938_18" style:family="text"/>
    <style:style style:name="T938_19" style:family="text"/>
    <style:style style:name="T938_20" style:family="text"/>
    <style:style style:name="T938_21" style:family="text"/>
    <style:style style:name="T938_22" style:family="text"/>
    <style:style style:name="P939" style:family="paragraph" style:parent-style-name="Standard">
      <style:paragraph-properties fo:break-before="auto" fo:line-height="100%" style:writing-mode="lr-tb"/>
    </style:style>
    <style:style style:name="P940" style:family="paragraph" style:parent-style-name="Standard">
      <style:paragraph-properties fo:break-before="auto" fo:line-height="100%" style:writing-mode="lr-tb"/>
    </style:style>
    <style:style style:name="T940_1" style:family="text"/>
    <style:style style:name="P941" style:family="paragraph" style:parent-style-name="Standard">
      <style:paragraph-properties fo:break-before="auto" fo:line-height="100%" style:writing-mode="lr-tb"/>
    </style:style>
    <style:style style:name="P942" style:family="paragraph" style:parent-style-name="Standard">
      <style:paragraph-properties fo:break-before="auto" fo:line-height="100%" style:writing-mode="lr-tb"/>
    </style:style>
    <style:style style:name="T942_1" style:family="text"/>
    <style:style style:name="P943" style:family="paragraph" style:parent-style-name="Standard">
      <style:paragraph-properties fo:break-before="auto" fo:line-height="100%" style:writing-mode="lr-tb"/>
    </style:style>
    <style:style style:name="T943_1" style:family="text"/>
    <style:style style:name="P944" style:family="paragraph" style:parent-style-name="Standard">
      <style:paragraph-properties fo:break-before="auto" fo:line-height="100%" style:writing-mode="lr-tb"/>
    </style:style>
    <style:style style:name="P945" style:family="paragraph" style:parent-style-name="Standard">
      <style:paragraph-properties fo:break-before="auto" fo:line-height="100%" style:writing-mode="lr-tb"/>
    </style:style>
    <style:style style:name="T945_1" style:family="text"/>
    <style:style style:name="P946" style:family="paragraph" style:parent-style-name="Standard">
      <style:paragraph-properties fo:break-before="auto" fo:line-height="100%" style:writing-mode="lr-tb"/>
    </style:style>
    <style:style style:name="T946_1" style:family="text"/>
    <style:style style:name="P947" style:family="paragraph" style:parent-style-name="Standard">
      <style:paragraph-properties fo:break-before="auto" fo:line-height="100%" style:writing-mode="lr-tb"/>
    </style:style>
    <style:style style:name="P948" style:family="paragraph" style:parent-style-name="Standard">
      <style:paragraph-properties fo:break-before="auto" fo:line-height="100%" style:writing-mode="lr-tb"/>
    </style:style>
    <style:style style:name="T948_1" style:family="text"/>
    <style:style style:name="P949" style:family="paragraph" style:parent-style-name="Standard">
      <style:paragraph-properties fo:break-before="auto" fo:line-height="100%" style:writing-mode="lr-tb"/>
    </style:style>
    <style:style style:name="P950" style:family="paragraph" style:parent-style-name="Standard">
      <style:paragraph-properties fo:break-before="auto" fo:line-height="100%" style:writing-mode="lr-tb"/>
    </style:style>
    <style:style style:name="T950_1" style:family="text"/>
    <style:style style:name="P951" style:family="paragraph" style:parent-style-name="Standard">
      <style:paragraph-properties fo:break-before="auto" fo:line-height="100%" style:writing-mode="lr-tb"/>
    </style:style>
    <style:style style:name="T951_1" style:family="text"/>
    <style:style style:name="P952" style:family="paragraph" style:parent-style-name="Standard">
      <style:paragraph-properties fo:break-before="auto" fo:line-height="100%" style:writing-mode="lr-tb"/>
    </style:style>
    <style:style style:name="P953" style:family="paragraph" style:parent-style-name="Standard">
      <style:paragraph-properties fo:break-before="auto" fo:line-height="100%" style:writing-mode="lr-tb"/>
    </style:style>
    <style:style style:name="T953_1" style:family="text"/>
    <style:style style:name="P954" style:family="paragraph" style:parent-style-name="Standard">
      <style:paragraph-properties fo:break-before="auto" fo:line-height="100%" style:writing-mode="lr-tb"/>
    </style:style>
    <style:style style:name="T954_1" style:family="text"/>
    <style:style style:name="P955" style:family="paragraph" style:parent-style-name="Standard">
      <style:paragraph-properties fo:break-before="auto" fo:line-height="100%" style:writing-mode="lr-tb"/>
    </style:style>
    <style:style style:name="P956" style:family="paragraph" style:parent-style-name="Standard">
      <style:paragraph-properties fo:break-before="auto" fo:line-height="100%" style:writing-mode="lr-tb"/>
    </style:style>
    <style:style style:name="T956_1" style:family="text"/>
    <style:style style:name="P957" style:family="paragraph" style:parent-style-name="Standard">
      <style:paragraph-properties fo:break-before="auto" fo:line-height="100%" style:writing-mode="lr-tb"/>
    </style:style>
    <style:style style:name="P958" style:family="paragraph" style:parent-style-name="Standard">
      <style:paragraph-properties fo:break-before="auto" fo:line-height="100%" style:writing-mode="lr-tb"/>
    </style:style>
    <style:style style:name="T958_1" style:family="text"/>
    <style:style style:name="P959" style:family="paragraph" style:parent-style-name="Standard">
      <style:paragraph-properties fo:break-before="auto" fo:line-height="100%" style:writing-mode="lr-tb"/>
    </style:style>
    <style:style style:name="T959_1" style:family="text"/>
    <style:style style:name="P960" style:family="paragraph" style:parent-style-name="Standard">
      <style:paragraph-properties fo:break-before="auto" fo:line-height="100%" style:writing-mode="lr-tb"/>
    </style:style>
    <style:style style:name="P961" style:family="paragraph" style:parent-style-name="Standard">
      <style:paragraph-properties fo:break-before="auto" fo:line-height="100%" style:writing-mode="lr-tb"/>
    </style:style>
    <style:style style:name="T961_1" style:family="text"/>
    <style:style style:name="T961_2" style:family="text"/>
    <style:style style:name="T961_3" style:family="text"/>
    <style:style style:name="T961_4" style:family="text"/>
    <style:style style:name="T961_5" style:family="text"/>
    <style:style style:name="T961_6" style:family="text"/>
    <style:style style:name="T961_7" style:family="text"/>
    <style:style style:name="T961_8" style:family="text"/>
    <style:style style:name="T961_9" style:family="text"/>
    <style:style style:name="T961_10" style:family="text"/>
    <style:style style:name="T961_11" style:family="text"/>
    <style:style style:name="T961_12" style:family="text"/>
    <style:style style:name="T961_13" style:family="text"/>
    <style:style style:name="T961_14" style:family="text"/>
    <style:style style:name="T961_15" style:family="text"/>
    <style:style style:name="T961_16" style:family="text"/>
    <style:style style:name="T961_17" style:family="text"/>
    <style:style style:name="T961_18" style:family="text"/>
    <style:style style:name="T961_19" style:family="text"/>
    <style:style style:name="T961_20" style:family="text"/>
    <style:style style:name="P962" style:family="paragraph" style:parent-style-name="Standard">
      <style:paragraph-properties fo:break-before="auto" fo:line-height="100%" style:writing-mode="lr-tb"/>
    </style:style>
    <style:style style:name="T962_1" style:family="text"/>
    <style:style style:name="P963" style:family="paragraph" style:parent-style-name="Standard">
      <style:paragraph-properties fo:break-before="auto" fo:line-height="100%" style:writing-mode="lr-tb"/>
    </style:style>
    <style:style style:name="P964" style:family="paragraph" style:parent-style-name="Standard">
      <style:paragraph-properties fo:break-before="auto" fo:line-height="100%" style:writing-mode="lr-tb"/>
    </style:style>
    <style:style style:name="T964_1" style:family="text"/>
    <style:style style:name="P965" style:family="paragraph" style:parent-style-name="Standard">
      <style:paragraph-properties fo:break-before="auto" fo:line-height="100%" style:writing-mode="lr-tb"/>
    </style:style>
    <style:style style:name="P966" style:family="paragraph" style:parent-style-name="Standard">
      <style:paragraph-properties fo:break-before="auto" fo:line-height="100%" style:writing-mode="lr-tb"/>
    </style:style>
    <style:style style:name="T966_1" style:family="text"/>
    <style:style style:name="P967" style:family="paragraph" style:parent-style-name="Standard">
      <style:paragraph-properties fo:break-before="auto" fo:line-height="100%" style:writing-mode="lr-tb"/>
    </style:style>
    <style:style style:name="T967_1" style:family="text"/>
    <style:style style:name="P968" style:family="paragraph" style:parent-style-name="Standard">
      <style:paragraph-properties fo:break-before="auto" fo:line-height="100%" style:writing-mode="lr-tb"/>
    </style:style>
    <style:style style:name="P969" style:family="paragraph" style:parent-style-name="Standard">
      <style:paragraph-properties fo:break-before="auto" fo:line-height="100%" style:writing-mode="lr-tb"/>
    </style:style>
    <style:style style:name="T969_1" style:family="text"/>
    <style:style style:name="T969_2" style:family="text"/>
    <style:style style:name="T969_3" style:family="text"/>
    <style:style style:name="T969_4" style:family="text"/>
    <style:style style:name="T969_5" style:family="text"/>
    <style:style style:name="T969_6" style:family="text"/>
    <style:style style:name="T969_7" style:family="text"/>
    <style:style style:name="T969_8" style:family="text"/>
    <style:style style:name="T969_9" style:family="text"/>
    <style:style style:name="T969_10" style:family="text"/>
    <style:style style:name="T969_11" style:family="text"/>
    <style:style style:name="T969_12" style:family="text"/>
    <style:style style:name="T969_13" style:family="text"/>
    <style:style style:name="T969_14" style:family="text"/>
    <style:style style:name="T969_15" style:family="text"/>
    <style:style style:name="T969_16" style:family="text"/>
    <style:style style:name="T969_17" style:family="text"/>
    <style:style style:name="T969_18" style:family="text"/>
    <style:style style:name="T969_19" style:family="text"/>
    <style:style style:name="T969_20" style:family="text"/>
    <style:style style:name="P970" style:family="paragraph" style:parent-style-name="Standard">
      <style:paragraph-properties fo:break-before="auto" fo:line-height="100%" style:writing-mode="lr-tb"/>
    </style:style>
    <style:style style:name="T970_1" style:family="text"/>
    <style:style style:name="P971" style:family="paragraph" style:parent-style-name="Standard">
      <style:paragraph-properties fo:break-before="auto" fo:line-height="100%" style:writing-mode="lr-tb"/>
    </style:style>
    <style:style style:name="P972" style:family="paragraph" style:parent-style-name="Standard">
      <style:paragraph-properties fo:break-before="auto" fo:line-height="100%" style:writing-mode="lr-tb"/>
    </style:style>
    <style:style style:name="T972_1" style:family="text"/>
    <style:style style:name="P973" style:family="paragraph" style:parent-style-name="Standard">
      <style:paragraph-properties fo:break-before="auto" fo:line-height="100%" style:writing-mode="lr-tb"/>
    </style:style>
    <style:style style:name="P974" style:family="paragraph" style:parent-style-name="Standard">
      <style:paragraph-properties fo:break-before="auto" fo:line-height="100%" style:writing-mode="lr-tb"/>
    </style:style>
    <style:style style:name="T974_1" style:family="text"/>
    <style:style style:name="P975" style:family="paragraph" style:parent-style-name="Standard">
      <style:paragraph-properties fo:break-before="auto" fo:line-height="100%" style:writing-mode="lr-tb"/>
    </style:style>
    <style:style style:name="T975_1" style:family="text"/>
    <style:style style:name="P976" style:family="paragraph" style:parent-style-name="Standard">
      <style:paragraph-properties fo:break-before="auto" fo:line-height="100%" style:writing-mode="lr-tb"/>
    </style:style>
    <style:style style:name="P977" style:family="paragraph" style:parent-style-name="Standard">
      <style:paragraph-properties fo:break-before="auto" fo:line-height="100%" style:writing-mode="lr-tb"/>
    </style:style>
    <style:style style:name="T977_1" style:family="text"/>
    <style:style style:name="T977_2" style:family="text"/>
    <style:style style:name="T977_3" style:family="text"/>
    <style:style style:name="T977_4" style:family="text"/>
    <style:style style:name="T977_5" style:family="text"/>
    <style:style style:name="T977_6" style:family="text"/>
    <style:style style:name="T977_7" style:family="text"/>
    <style:style style:name="T977_8" style:family="text"/>
    <style:style style:name="T977_9" style:family="text"/>
    <style:style style:name="T977_10" style:family="text"/>
    <style:style style:name="T977_11" style:family="text"/>
    <style:style style:name="T977_12" style:family="text"/>
    <style:style style:name="T977_13" style:family="text"/>
    <style:style style:name="T977_14" style:family="text"/>
    <style:style style:name="T977_15" style:family="text"/>
    <style:style style:name="T977_16" style:family="text"/>
    <style:style style:name="T977_17" style:family="text"/>
    <style:style style:name="T977_18" style:family="text"/>
    <style:style style:name="T977_19" style:family="text"/>
    <style:style style:name="T977_20" style:family="text"/>
    <style:style style:name="P978" style:family="paragraph" style:parent-style-name="Standard">
      <style:paragraph-properties fo:break-before="auto" fo:line-height="100%" style:writing-mode="lr-tb"/>
    </style:style>
    <style:style style:name="T978_1" style:family="text"/>
    <style:style style:name="P979" style:family="paragraph" style:parent-style-name="Standard">
      <style:paragraph-properties fo:break-before="auto" fo:line-height="100%" style:writing-mode="lr-tb"/>
    </style:style>
    <style:style style:name="P980" style:family="paragraph" style:parent-style-name="Standard">
      <style:paragraph-properties fo:break-before="auto" fo:line-height="100%" style:writing-mode="lr-tb"/>
    </style:style>
    <style:style style:name="T980_1" style:family="text"/>
    <style:style style:name="T980_2" style:family="text"/>
    <style:style style:name="T980_3" style:family="text"/>
    <style:style style:name="T980_4" style:family="text"/>
    <style:style style:name="T980_5" style:family="text"/>
    <style:style style:name="P981" style:family="paragraph" style:parent-style-name="Standard">
      <style:paragraph-properties fo:break-before="auto" fo:line-height="100%" style:writing-mode="lr-tb"/>
    </style:style>
    <style:style style:name="P982" style:family="paragraph" style:parent-style-name="Standard">
      <style:paragraph-properties fo:break-before="auto" fo:line-height="100%" style:writing-mode="lr-tb"/>
    </style:style>
    <style:style style:name="T982_1" style:family="text"/>
    <style:style style:name="P983" style:family="paragraph" style:parent-style-name="Standard">
      <style:paragraph-properties fo:break-before="auto" fo:line-height="100%" style:writing-mode="lr-tb"/>
    </style:style>
    <style:style style:name="T983_1" style:family="text"/>
    <style:style style:name="P984" style:family="paragraph" style:parent-style-name="Standard">
      <style:paragraph-properties fo:break-before="auto" fo:line-height="100%" style:writing-mode="lr-tb"/>
    </style:style>
    <style:style style:name="P985" style:family="paragraph" style:parent-style-name="Standard">
      <style:paragraph-properties fo:break-before="auto" fo:line-height="100%" style:writing-mode="lr-tb"/>
    </style:style>
    <style:style style:name="T985_1" style:family="text"/>
    <style:style style:name="T985_2" style:family="text"/>
    <style:style style:name="T985_3" style:family="text"/>
    <style:style style:name="T985_4" style:family="text"/>
    <style:style style:name="T985_5" style:family="text"/>
    <style:style style:name="T985_6" style:family="text"/>
    <style:style style:name="T985_7" style:family="text"/>
    <style:style style:name="T985_8" style:family="text"/>
    <style:style style:name="T985_9" style:family="text"/>
    <style:style style:name="T985_10" style:family="text"/>
    <style:style style:name="T985_11" style:family="text"/>
    <style:style style:name="T985_12" style:family="text"/>
    <style:style style:name="T985_13" style:family="text"/>
    <style:style style:name="T985_14" style:family="text"/>
    <style:style style:name="T985_15" style:family="text"/>
    <style:style style:name="T985_16" style:family="text"/>
    <style:style style:name="T985_17" style:family="text"/>
    <style:style style:name="T985_18" style:family="text"/>
    <style:style style:name="T985_19" style:family="text"/>
    <style:style style:name="T985_20" style:family="text"/>
    <style:style style:name="P986" style:family="paragraph" style:parent-style-name="Standard">
      <style:paragraph-properties fo:break-before="auto" fo:line-height="100%" style:writing-mode="lr-tb"/>
    </style:style>
    <style:style style:name="T986_1" style:family="text"/>
    <style:style style:name="P987" style:family="paragraph" style:parent-style-name="Standard">
      <style:paragraph-properties fo:break-before="auto" fo:line-height="100%" style:writing-mode="lr-tb"/>
    </style:style>
    <style:style style:name="P988" style:family="paragraph" style:parent-style-name="Standard">
      <style:paragraph-properties fo:break-before="auto" fo:line-height="100%" style:writing-mode="lr-tb"/>
    </style:style>
    <style:style style:name="T988_1" style:family="text"/>
    <style:style style:name="P989" style:family="paragraph" style:parent-style-name="Standard">
      <style:paragraph-properties fo:break-before="auto" fo:line-height="100%" style:writing-mode="lr-tb"/>
    </style:style>
    <style:style style:name="P990" style:family="paragraph" style:parent-style-name="Standard">
      <style:paragraph-properties fo:break-before="auto" fo:line-height="100%" style:writing-mode="lr-tb"/>
    </style:style>
    <style:style style:name="T990_1" style:family="text"/>
    <style:style style:name="P991" style:family="paragraph" style:parent-style-name="Standard">
      <style:paragraph-properties fo:break-before="auto" fo:line-height="100%" style:writing-mode="lr-tb"/>
    </style:style>
    <style:style style:name="T991_1" style:family="text"/>
    <style:style style:name="P992" style:family="paragraph" style:parent-style-name="Standard">
      <style:paragraph-properties fo:break-before="auto" fo:line-height="100%" style:writing-mode="lr-tb"/>
    </style:style>
    <style:style style:name="P993" style:family="paragraph" style:parent-style-name="Standard">
      <style:paragraph-properties fo:break-before="auto" fo:line-height="100%" style:writing-mode="lr-tb"/>
    </style:style>
    <style:style style:name="T993_1" style:family="text"/>
    <style:style style:name="T993_2" style:family="text"/>
    <style:style style:name="T993_3" style:family="text"/>
    <style:style style:name="T993_4" style:family="text"/>
    <style:style style:name="T993_5" style:family="text"/>
    <style:style style:name="T993_6" style:family="text"/>
    <style:style style:name="T993_7" style:family="text"/>
    <style:style style:name="T993_8" style:family="text"/>
    <style:style style:name="T993_9" style:family="text"/>
    <style:style style:name="T993_10" style:family="text"/>
    <style:style style:name="T993_11" style:family="text"/>
    <style:style style:name="T993_12" style:family="text"/>
    <style:style style:name="T993_13" style:family="text"/>
    <style:style style:name="T993_14" style:family="text"/>
    <style:style style:name="T993_15" style:family="text"/>
    <style:style style:name="T993_16" style:family="text"/>
    <style:style style:name="T993_17" style:family="text"/>
    <style:style style:name="T993_18" style:family="text"/>
    <style:style style:name="T993_19" style:family="text"/>
    <style:style style:name="T993_20" style:family="text"/>
    <style:style style:name="P994" style:family="paragraph" style:parent-style-name="Standard">
      <style:paragraph-properties fo:break-before="auto" fo:line-height="100%" style:writing-mode="lr-tb"/>
    </style:style>
    <style:style style:name="T994_1" style:family="text"/>
    <style:style style:name="P995" style:family="paragraph" style:parent-style-name="Standard">
      <style:paragraph-properties fo:break-before="auto" fo:line-height="100%" style:writing-mode="lr-tb"/>
    </style:style>
    <style:style style:name="P996" style:family="paragraph" style:parent-style-name="Standard">
      <style:paragraph-properties fo:break-before="auto" fo:line-height="100%" style:writing-mode="lr-tb"/>
    </style:style>
    <style:style style:name="T996_1" style:family="text"/>
    <style:style style:name="P997" style:family="paragraph" style:parent-style-name="Standard">
      <style:paragraph-properties fo:break-before="auto" fo:line-height="100%" style:writing-mode="lr-tb"/>
    </style:style>
    <style:style style:name="P998" style:family="paragraph" style:parent-style-name="Standard">
      <style:paragraph-properties fo:break-before="auto" fo:line-height="100%" style:writing-mode="lr-tb"/>
    </style:style>
    <style:style style:name="T998_1" style:family="text"/>
    <style:style style:name="P999" style:family="paragraph" style:parent-style-name="Standard">
      <style:paragraph-properties fo:break-before="auto" fo:line-height="100%" style:writing-mode="lr-tb"/>
    </style:style>
    <style:style style:name="T999_1" style:family="text"/>
    <style:style style:name="P1000" style:family="paragraph" style:parent-style-name="Standard">
      <style:paragraph-properties fo:break-before="auto" fo:line-height="100%" style:writing-mode="lr-tb"/>
    </style:style>
    <style:style style:name="P1001" style:family="paragraph" style:parent-style-name="Standard">
      <style:paragraph-properties fo:break-before="auto" fo:line-height="100%" style:writing-mode="lr-tb"/>
    </style:style>
    <style:style style:name="T1001_1" style:family="text"/>
    <style:style style:name="T1001_2" style:family="text"/>
    <style:style style:name="T1001_3" style:family="text"/>
    <style:style style:name="T1001_4" style:family="text"/>
    <style:style style:name="T1001_5" style:family="text"/>
    <style:style style:name="T1001_6" style:family="text"/>
    <style:style style:name="T1001_7" style:family="text"/>
    <style:style style:name="T1001_8" style:family="text"/>
    <style:style style:name="T1001_9" style:family="text"/>
    <style:style style:name="T1001_10" style:family="text"/>
    <style:style style:name="T1001_11" style:family="text"/>
    <style:style style:name="T1001_12" style:family="text"/>
    <style:style style:name="T1001_13" style:family="text"/>
    <style:style style:name="T1001_14" style:family="text"/>
    <style:style style:name="T1001_15" style:family="text"/>
    <style:style style:name="T1001_16" style:family="text"/>
    <style:style style:name="T1001_17" style:family="text"/>
    <style:style style:name="T1001_18" style:family="text"/>
    <style:style style:name="T1001_19" style:family="text"/>
    <style:style style:name="T1001_20" style:family="text"/>
    <style:style style:name="P1002" style:family="paragraph" style:parent-style-name="Standard">
      <style:paragraph-properties fo:break-before="auto" fo:line-height="100%" style:writing-mode="lr-tb"/>
    </style:style>
    <style:style style:name="T1002_1" style:family="text"/>
    <style:style style:name="P1003" style:family="paragraph" style:parent-style-name="Standard">
      <style:paragraph-properties fo:break-before="auto" fo:line-height="100%" style:writing-mode="lr-tb"/>
    </style:style>
    <style:style style:name="P1004" style:family="paragraph" style:parent-style-name="Standard">
      <style:paragraph-properties fo:break-before="auto" fo:line-height="100%" style:writing-mode="lr-tb"/>
    </style:style>
    <style:style style:name="T1004_1" style:family="text"/>
    <style:style style:name="P1005" style:family="paragraph" style:parent-style-name="Standard">
      <style:paragraph-properties fo:break-before="auto" fo:line-height="100%" style:writing-mode="lr-tb"/>
    </style:style>
    <style:style style:name="P1006" style:family="paragraph" style:parent-style-name="Standard">
      <style:paragraph-properties fo:break-before="auto" fo:line-height="100%" style:writing-mode="lr-tb"/>
    </style:style>
    <style:style style:name="T1006_1" style:family="text"/>
    <style:style style:name="P1007" style:family="paragraph" style:parent-style-name="Standard">
      <style:paragraph-properties fo:break-before="auto" fo:line-height="100%" style:writing-mode="lr-tb"/>
    </style:style>
    <style:style style:name="T1007_1" style:family="text"/>
    <style:style style:name="P1008" style:family="paragraph" style:parent-style-name="Standard">
      <style:paragraph-properties fo:break-before="auto" fo:line-height="100%" style:writing-mode="lr-tb"/>
    </style:style>
    <style:style style:name="P1009" style:family="paragraph" style:parent-style-name="Standard">
      <style:paragraph-properties fo:break-before="auto" fo:line-height="100%" style:writing-mode="lr-tb"/>
    </style:style>
    <style:style style:name="T1009_1" style:family="text"/>
    <style:style style:name="T1009_2" style:family="text"/>
    <style:style style:name="T1009_3" style:family="text"/>
    <style:style style:name="T1009_4" style:family="text"/>
    <style:style style:name="T1009_5" style:family="text"/>
    <style:style style:name="T1009_6" style:family="text"/>
    <style:style style:name="T1009_7" style:family="text"/>
    <style:style style:name="T1009_8" style:family="text"/>
    <style:style style:name="T1009_9" style:family="text"/>
    <style:style style:name="T1009_10" style:family="text"/>
    <style:style style:name="T1009_11" style:family="text"/>
    <style:style style:name="T1009_12" style:family="text"/>
    <style:style style:name="T1009_13" style:family="text"/>
    <style:style style:name="T1009_14" style:family="text"/>
    <style:style style:name="T1009_15" style:family="text"/>
    <style:style style:name="T1009_16" style:family="text"/>
    <style:style style:name="T1009_17" style:family="text"/>
    <style:style style:name="T1009_18" style:family="text"/>
    <style:style style:name="T1009_19" style:family="text"/>
    <style:style style:name="T1009_20" style:family="text"/>
    <style:style style:name="P1010" style:family="paragraph" style:parent-style-name="Standard">
      <style:paragraph-properties fo:break-before="auto" fo:line-height="100%" style:writing-mode="lr-tb"/>
    </style:style>
    <style:style style:name="T1010_1" style:family="text"/>
    <style:style style:name="P1011" style:family="paragraph" style:parent-style-name="Standard">
      <style:paragraph-properties fo:break-before="auto" fo:line-height="100%" style:writing-mode="lr-tb"/>
    </style:style>
    <style:style style:name="P1012" style:family="paragraph" style:parent-style-name="Standard">
      <style:paragraph-properties fo:break-before="auto" fo:line-height="100%" style:writing-mode="lr-tb"/>
    </style:style>
    <style:style style:name="T1012_1" style:family="text"/>
    <style:style style:name="P1013" style:family="paragraph" style:parent-style-name="Standard">
      <style:paragraph-properties fo:break-before="auto" fo:line-height="100%" style:writing-mode="lr-tb"/>
    </style:style>
    <style:style style:name="P1014" style:family="paragraph" style:parent-style-name="Standard">
      <style:paragraph-properties fo:break-before="auto" fo:line-height="100%" style:writing-mode="lr-tb"/>
    </style:style>
    <style:style style:name="T1014_1" style:family="text"/>
    <style:style style:name="P1015" style:family="paragraph" style:parent-style-name="Standard">
      <style:paragraph-properties fo:break-before="auto" fo:line-height="100%" style:writing-mode="lr-tb"/>
    </style:style>
    <style:style style:name="T1015_1" style:family="text"/>
    <style:style style:name="P1016" style:family="paragraph" style:parent-style-name="Standard">
      <style:paragraph-properties fo:break-before="auto" fo:line-height="100%" style:writing-mode="lr-tb"/>
    </style:style>
    <style:style style:name="P1017" style:family="paragraph" style:parent-style-name="Standard">
      <style:paragraph-properties fo:break-before="auto" fo:line-height="100%" style:writing-mode="lr-tb"/>
    </style:style>
    <style:style style:name="T1017_1" style:family="text"/>
    <style:style style:name="T1017_2" style:family="text"/>
    <style:style style:name="T1017_3" style:family="text"/>
    <style:style style:name="T1017_4" style:family="text"/>
    <style:style style:name="T1017_5" style:family="text"/>
    <style:style style:name="T1017_6" style:family="text"/>
    <style:style style:name="T1017_7" style:family="text"/>
    <style:style style:name="T1017_8" style:family="text"/>
    <style:style style:name="T1017_9" style:family="text"/>
    <style:style style:name="T1017_10" style:family="text"/>
    <style:style style:name="T1017_11" style:family="text"/>
    <style:style style:name="T1017_12" style:family="text"/>
    <style:style style:name="T1017_13" style:family="text"/>
    <style:style style:name="T1017_14" style:family="text"/>
    <style:style style:name="T1017_15" style:family="text"/>
    <style:style style:name="T1017_16" style:family="text"/>
    <style:style style:name="T1017_17" style:family="text"/>
    <style:style style:name="T1017_18" style:family="text"/>
    <style:style style:name="T1017_19" style:family="text"/>
    <style:style style:name="T1017_20" style:family="text"/>
    <style:style style:name="P1018" style:family="paragraph" style:parent-style-name="Standard">
      <style:paragraph-properties fo:break-before="auto" fo:line-height="100%" style:writing-mode="lr-tb"/>
    </style:style>
    <style:style style:name="T1018_1" style:family="text"/>
    <style:style style:name="P1019" style:family="paragraph" style:parent-style-name="Standard">
      <style:paragraph-properties fo:break-before="auto" fo:line-height="100%" style:writing-mode="lr-tb"/>
    </style:style>
    <style:style style:name="P1020" style:family="paragraph" style:parent-style-name="Standard">
      <style:paragraph-properties fo:break-before="auto" fo:line-height="100%" style:writing-mode="lr-tb"/>
    </style:style>
    <style:style style:name="T1020_1" style:family="text"/>
    <style:style style:name="P1021" style:family="paragraph" style:parent-style-name="Standard">
      <style:paragraph-properties fo:break-before="auto" fo:line-height="100%" style:writing-mode="lr-tb"/>
    </style:style>
    <style:style style:name="P1022" style:family="paragraph" style:parent-style-name="Standard">
      <style:paragraph-properties fo:break-before="auto" fo:line-height="100%" style:writing-mode="lr-tb"/>
    </style:style>
    <style:style style:name="T1022_1" style:family="text"/>
    <style:style style:name="P1023" style:family="paragraph" style:parent-style-name="Standard">
      <style:paragraph-properties fo:break-before="auto" fo:line-height="100%" style:writing-mode="lr-tb"/>
    </style:style>
    <style:style style:name="T1023_1" style:family="text"/>
    <style:style style:name="P1024" style:family="paragraph" style:parent-style-name="Standard">
      <style:paragraph-properties fo:break-before="auto" fo:line-height="100%" style:writing-mode="lr-tb"/>
    </style:style>
    <style:style style:name="P1025" style:family="paragraph" style:parent-style-name="Standard">
      <style:paragraph-properties fo:break-before="auto" fo:line-height="100%" style:writing-mode="lr-tb"/>
    </style:style>
    <style:style style:name="T1025_1" style:family="text"/>
    <style:style style:name="T1025_2" style:family="text"/>
    <style:style style:name="T1025_3" style:family="text"/>
    <style:style style:name="T1025_4" style:family="text"/>
    <style:style style:name="T1025_5" style:family="text"/>
    <style:style style:name="T1025_6" style:family="text"/>
    <style:style style:name="T1025_7" style:family="text"/>
    <style:style style:name="T1025_8" style:family="text"/>
    <style:style style:name="T1025_9" style:family="text"/>
    <style:style style:name="T1025_10" style:family="text"/>
    <style:style style:name="T1025_11" style:family="text"/>
    <style:style style:name="T1025_12" style:family="text"/>
    <style:style style:name="T1025_13" style:family="text"/>
    <style:style style:name="T1025_14" style:family="text"/>
    <style:style style:name="T1025_15" style:family="text"/>
    <style:style style:name="T1025_16" style:family="text"/>
    <style:style style:name="T1025_17" style:family="text"/>
    <style:style style:name="T1025_18" style:family="text"/>
    <style:style style:name="T1025_19" style:family="text"/>
    <style:style style:name="T1025_20" style:family="text"/>
    <style:style style:name="P1026" style:family="paragraph" style:parent-style-name="Standard">
      <style:paragraph-properties fo:break-before="auto" fo:line-height="100%" style:writing-mode="lr-tb"/>
    </style:style>
    <style:style style:name="T1026_1" style:family="text"/>
    <style:style style:name="P1027" style:family="paragraph" style:parent-style-name="Standard">
      <style:paragraph-properties fo:break-before="auto" fo:line-height="100%" style:writing-mode="lr-tb"/>
    </style:style>
    <style:style style:name="P1028" style:family="paragraph" style:parent-style-name="Standard">
      <style:paragraph-properties fo:break-before="auto" fo:line-height="100%" style:writing-mode="lr-tb"/>
    </style:style>
    <style:style style:name="T1028_1" style:family="text"/>
    <style:style style:name="P1029" style:family="paragraph" style:parent-style-name="Standard">
      <style:paragraph-properties fo:break-before="auto" fo:line-height="100%" style:writing-mode="lr-tb"/>
    </style:style>
    <style:style style:name="P1030" style:family="paragraph" style:parent-style-name="Standard">
      <style:paragraph-properties fo:break-before="auto" fo:line-height="100%" style:writing-mode="lr-tb"/>
    </style:style>
    <style:style style:name="T1030_1" style:family="text"/>
    <style:style style:name="P1031" style:family="paragraph" style:parent-style-name="Standard">
      <style:paragraph-properties fo:break-before="auto" fo:line-height="100%" style:writing-mode="lr-tb"/>
    </style:style>
    <style:style style:name="T1031_1" style:family="text"/>
    <style:style style:name="P1032" style:family="paragraph" style:parent-style-name="Standard">
      <style:paragraph-properties fo:break-before="auto" fo:line-height="100%" style:writing-mode="lr-tb"/>
    </style:style>
    <style:style style:name="P1033" style:family="paragraph" style:parent-style-name="Standard">
      <style:paragraph-properties fo:break-before="auto" fo:line-height="100%" style:writing-mode="lr-tb"/>
    </style:style>
    <style:style style:name="T1033_1" style:family="text"/>
    <style:style style:name="T1033_2" style:family="text"/>
    <style:style style:name="T1033_3" style:family="text"/>
    <style:style style:name="T1033_4" style:family="text"/>
    <style:style style:name="T1033_5" style:family="text"/>
    <style:style style:name="T1033_6" style:family="text"/>
    <style:style style:name="T1033_7" style:family="text"/>
    <style:style style:name="T1033_8" style:family="text"/>
    <style:style style:name="T1033_9" style:family="text"/>
    <style:style style:name="T1033_10" style:family="text"/>
    <style:style style:name="T1033_11" style:family="text"/>
    <style:style style:name="T1033_12" style:family="text"/>
    <style:style style:name="T1033_13" style:family="text"/>
    <style:style style:name="T1033_14" style:family="text"/>
    <style:style style:name="T1033_15" style:family="text"/>
    <style:style style:name="T1033_16" style:family="text"/>
    <style:style style:name="T1033_17" style:family="text"/>
    <style:style style:name="T1033_18" style:family="text"/>
    <style:style style:name="T1033_19" style:family="text"/>
    <style:style style:name="T1033_20" style:family="text"/>
    <style:style style:name="P1034" style:family="paragraph" style:parent-style-name="Standard">
      <style:paragraph-properties fo:break-before="auto" fo:line-height="100%" style:writing-mode="lr-tb"/>
    </style:style>
    <style:style style:name="T1034_1" style:family="text"/>
    <style:style style:name="P1035" style:family="paragraph" style:parent-style-name="Standard">
      <style:paragraph-properties fo:break-before="auto" fo:line-height="100%" style:writing-mode="lr-tb"/>
    </style:style>
    <style:style style:name="P1036" style:family="paragraph" style:parent-style-name="Standard">
      <style:paragraph-properties fo:break-before="auto" fo:line-height="100%" style:writing-mode="lr-tb"/>
    </style:style>
    <style:style style:name="T1036_1" style:family="text"/>
    <style:style style:name="P1037" style:family="paragraph" style:parent-style-name="Standard">
      <style:paragraph-properties fo:break-before="auto" fo:line-height="100%" style:writing-mode="lr-tb"/>
    </style:style>
    <style:style style:name="P1038" style:family="paragraph" style:parent-style-name="Standard">
      <style:paragraph-properties fo:break-before="auto" fo:line-height="100%" style:writing-mode="lr-tb"/>
    </style:style>
    <style:style style:name="T1038_1" style:family="text"/>
    <style:style style:name="P1039" style:family="paragraph" style:parent-style-name="Standard">
      <style:paragraph-properties fo:break-before="auto" fo:line-height="100%" style:writing-mode="lr-tb"/>
    </style:style>
    <style:style style:name="T1039_1" style:family="text"/>
    <style:style style:name="P1040" style:family="paragraph" style:parent-style-name="Standard">
      <style:paragraph-properties fo:break-before="auto" fo:line-height="100%" style:writing-mode="lr-tb"/>
    </style:style>
    <style:style style:name="P1041" style:family="paragraph" style:parent-style-name="Standard">
      <style:paragraph-properties fo:break-before="auto" fo:line-height="100%" style:writing-mode="lr-tb"/>
    </style:style>
    <style:style style:name="T1041_1" style:family="text"/>
    <style:style style:name="T1041_2" style:family="text"/>
    <style:style style:name="T1041_3" style:family="text"/>
    <style:style style:name="T1041_4" style:family="text"/>
    <style:style style:name="T1041_5" style:family="text"/>
    <style:style style:name="T1041_6" style:family="text"/>
    <style:style style:name="T1041_7" style:family="text"/>
    <style:style style:name="T1041_8" style:family="text"/>
    <style:style style:name="T1041_9" style:family="text"/>
    <style:style style:name="T1041_10" style:family="text"/>
    <style:style style:name="T1041_11" style:family="text"/>
    <style:style style:name="T1041_12" style:family="text"/>
    <style:style style:name="T1041_13" style:family="text"/>
    <style:style style:name="T1041_14" style:family="text"/>
    <style:style style:name="T1041_15" style:family="text"/>
    <style:style style:name="T1041_16" style:family="text"/>
    <style:style style:name="T1041_17" style:family="text"/>
    <style:style style:name="T1041_18" style:family="text"/>
    <style:style style:name="T1041_19" style:family="text"/>
    <style:style style:name="T1041_20" style:family="text"/>
    <style:style style:name="P1042" style:family="paragraph" style:parent-style-name="Standard">
      <style:paragraph-properties fo:break-before="auto" fo:line-height="100%" style:writing-mode="lr-tb"/>
    </style:style>
    <style:style style:name="T1042_1" style:family="text"/>
    <style:style style:name="P1043" style:family="paragraph" style:parent-style-name="Standard">
      <style:paragraph-properties fo:break-before="auto" fo:line-height="100%" style:writing-mode="lr-tb"/>
    </style:style>
    <style:style style:name="P1044" style:family="paragraph" style:parent-style-name="Standard">
      <style:paragraph-properties fo:break-before="auto" fo:line-height="100%" style:writing-mode="lr-tb"/>
    </style:style>
    <style:style style:name="T1044_1" style:family="text"/>
    <style:style style:name="P1045" style:family="paragraph" style:parent-style-name="Standard">
      <style:paragraph-properties fo:break-before="auto" fo:line-height="100%" style:writing-mode="lr-tb"/>
    </style:style>
    <style:style style:name="P1046" style:family="paragraph" style:parent-style-name="Standard">
      <style:paragraph-properties fo:break-before="auto" fo:line-height="100%" style:writing-mode="lr-tb"/>
    </style:style>
    <style:style style:name="T1046_1" style:family="text"/>
    <style:style style:name="P1047" style:family="paragraph" style:parent-style-name="Standard">
      <style:paragraph-properties fo:break-before="auto" fo:line-height="100%" style:writing-mode="lr-tb"/>
    </style:style>
    <style:style style:name="T1047_1" style:family="text"/>
    <style:style style:name="P1048" style:family="paragraph" style:parent-style-name="Standard">
      <style:paragraph-properties fo:break-before="auto" fo:line-height="100%" style:writing-mode="lr-tb"/>
    </style:style>
    <style:style style:name="P1049" style:family="paragraph" style:parent-style-name="Standard">
      <style:paragraph-properties fo:break-before="auto" fo:line-height="100%" style:writing-mode="lr-tb"/>
    </style:style>
    <style:style style:name="T1049_1" style:family="text"/>
    <style:style style:name="T1049_2" style:family="text"/>
    <style:style style:name="T1049_3" style:family="text"/>
    <style:style style:name="T1049_4" style:family="text"/>
    <style:style style:name="T1049_5" style:family="text"/>
    <style:style style:name="T1049_6" style:family="text"/>
    <style:style style:name="T1049_7" style:family="text"/>
    <style:style style:name="T1049_8" style:family="text"/>
    <style:style style:name="T1049_9" style:family="text"/>
    <style:style style:name="T1049_10" style:family="text"/>
    <style:style style:name="T1049_11" style:family="text"/>
    <style:style style:name="T1049_12" style:family="text"/>
    <style:style style:name="T1049_13" style:family="text"/>
    <style:style style:name="T1049_14" style:family="text"/>
    <style:style style:name="T1049_15" style:family="text"/>
    <style:style style:name="T1049_16" style:family="text"/>
    <style:style style:name="T1049_17" style:family="text"/>
    <style:style style:name="T1049_18" style:family="text"/>
    <style:style style:name="T1049_19" style:family="text"/>
    <style:style style:name="T1049_20" style:family="text"/>
    <style:style style:name="P1050" style:family="paragraph" style:parent-style-name="Standard">
      <style:paragraph-properties fo:break-before="auto" fo:line-height="100%" style:writing-mode="lr-tb"/>
    </style:style>
    <style:style style:name="T1050_1" style:family="text"/>
    <style:style style:name="P1051" style:family="paragraph" style:parent-style-name="Standard">
      <style:paragraph-properties fo:break-before="auto" fo:line-height="100%" style:writing-mode="lr-tb"/>
    </style:style>
    <style:style style:name="P1052" style:family="paragraph" style:parent-style-name="Standard">
      <style:paragraph-properties fo:break-before="auto" fo:line-height="100%" style:writing-mode="lr-tb"/>
    </style:style>
    <style:style style:name="T1052_1" style:family="text"/>
    <style:style style:name="P1053" style:family="paragraph" style:parent-style-name="Standard">
      <style:paragraph-properties fo:break-before="auto" fo:line-height="100%" style:writing-mode="lr-tb"/>
    </style:style>
    <style:style style:name="P1054" style:family="paragraph" style:parent-style-name="Standard">
      <style:paragraph-properties fo:break-before="auto" fo:line-height="100%" style:writing-mode="lr-tb"/>
    </style:style>
    <style:style style:name="T1054_1" style:family="text"/>
    <style:style style:name="P1055" style:family="paragraph" style:parent-style-name="Standard">
      <style:paragraph-properties fo:break-before="auto" fo:line-height="100%" style:writing-mode="lr-tb"/>
    </style:style>
    <style:style style:name="T1055_1" style:family="text"/>
    <style:style style:name="P1056" style:family="paragraph" style:parent-style-name="Standard">
      <style:paragraph-properties fo:break-before="auto" fo:line-height="100%" style:writing-mode="lr-tb"/>
    </style:style>
    <style:style style:name="P1057" style:family="paragraph" style:parent-style-name="Standard">
      <style:paragraph-properties fo:break-before="auto" fo:line-height="100%" style:writing-mode="lr-tb"/>
    </style:style>
    <style:style style:name="T1057_1" style:family="text"/>
    <style:style style:name="T1057_2" style:family="text"/>
    <style:style style:name="T1057_3" style:family="text"/>
    <style:style style:name="T1057_4" style:family="text"/>
    <style:style style:name="T1057_5" style:family="text"/>
    <style:style style:name="T1057_6" style:family="text"/>
    <style:style style:name="T1057_7" style:family="text"/>
    <style:style style:name="T1057_8" style:family="text"/>
    <style:style style:name="T1057_9" style:family="text"/>
    <style:style style:name="T1057_10" style:family="text"/>
    <style:style style:name="T1057_11" style:family="text"/>
    <style:style style:name="T1057_12" style:family="text"/>
    <style:style style:name="T1057_13" style:family="text"/>
    <style:style style:name="T1057_14" style:family="text"/>
    <style:style style:name="T1057_15" style:family="text"/>
    <style:style style:name="T1057_16" style:family="text"/>
    <style:style style:name="T1057_17" style:family="text"/>
    <style:style style:name="T1057_18" style:family="text"/>
    <style:style style:name="T1057_19" style:family="text"/>
    <style:style style:name="T1057_20" style:family="text"/>
    <style:style style:name="P1058" style:family="paragraph" style:parent-style-name="Standard">
      <style:paragraph-properties fo:break-before="auto" fo:line-height="100%" style:writing-mode="lr-tb"/>
    </style:style>
    <style:style style:name="T1058_1" style:family="text"/>
    <style:style style:name="P1059" style:family="paragraph" style:parent-style-name="Standard">
      <style:paragraph-properties fo:break-before="auto" fo:line-height="100%" style:writing-mode="lr-tb"/>
    </style:style>
    <style:style style:name="P1060" style:family="paragraph" style:parent-style-name="Standard">
      <style:paragraph-properties fo:break-before="auto" fo:line-height="100%" style:writing-mode="lr-tb"/>
    </style:style>
    <style:style style:name="T1060_1" style:family="text"/>
    <style:style style:name="P1061" style:family="paragraph" style:parent-style-name="Standard">
      <style:paragraph-properties fo:break-before="auto" fo:line-height="100%" style:writing-mode="lr-tb"/>
    </style:style>
    <style:style style:name="P1062" style:family="paragraph" style:parent-style-name="Standard">
      <style:paragraph-properties fo:break-before="auto" fo:line-height="100%" style:writing-mode="lr-tb"/>
    </style:style>
    <style:style style:name="T1062_1" style:family="text"/>
    <style:style style:name="P1063" style:family="paragraph" style:parent-style-name="Standard">
      <style:paragraph-properties fo:break-before="auto" fo:line-height="100%" style:writing-mode="lr-tb"/>
    </style:style>
    <style:style style:name="T1063_1" style:family="text"/>
    <style:style style:name="P1064" style:family="paragraph" style:parent-style-name="Standard">
      <style:paragraph-properties fo:break-before="auto" fo:line-height="100%" style:writing-mode="lr-tb"/>
    </style:style>
    <style:style style:name="P1065" style:family="paragraph" style:parent-style-name="Standard">
      <style:paragraph-properties fo:break-before="auto" fo:line-height="100%" style:writing-mode="lr-tb"/>
    </style:style>
    <style:style style:name="T1065_1" style:family="text"/>
    <style:style style:name="T1065_2" style:family="text"/>
    <style:style style:name="T1065_3" style:family="text"/>
    <style:style style:name="T1065_4" style:family="text"/>
    <style:style style:name="T1065_5" style:family="text"/>
    <style:style style:name="T1065_6" style:family="text"/>
    <style:style style:name="T1065_7" style:family="text"/>
    <style:style style:name="T1065_8" style:family="text"/>
    <style:style style:name="T1065_9" style:family="text"/>
    <style:style style:name="T1065_10" style:family="text"/>
    <style:style style:name="T1065_11" style:family="text"/>
    <style:style style:name="T1065_12" style:family="text"/>
    <style:style style:name="T1065_13" style:family="text"/>
    <style:style style:name="T1065_14" style:family="text"/>
    <style:style style:name="T1065_15" style:family="text"/>
    <style:style style:name="T1065_16" style:family="text"/>
    <style:style style:name="T1065_17" style:family="text"/>
    <style:style style:name="T1065_18" style:family="text"/>
    <style:style style:name="T1065_19" style:family="text"/>
    <style:style style:name="T1065_20" style:family="text"/>
    <style:style style:name="P1066" style:family="paragraph" style:parent-style-name="Standard">
      <style:paragraph-properties fo:break-before="auto" fo:line-height="100%" style:writing-mode="lr-tb"/>
    </style:style>
    <style:style style:name="T1066_1" style:family="text"/>
    <style:style style:name="P1067" style:family="paragraph" style:parent-style-name="Standard">
      <style:paragraph-properties fo:break-before="auto" fo:line-height="100%" style:writing-mode="lr-tb"/>
    </style:style>
    <style:style style:name="P1068" style:family="paragraph" style:parent-style-name="Standard">
      <style:paragraph-properties fo:break-before="auto" fo:line-height="100%" style:writing-mode="lr-tb"/>
    </style:style>
    <style:style style:name="T1068_1" style:family="text"/>
    <style:style style:name="P1069" style:family="paragraph" style:parent-style-name="Standard">
      <style:paragraph-properties fo:break-before="auto" fo:line-height="100%" style:writing-mode="lr-tb"/>
    </style:style>
    <style:style style:name="P1070" style:family="paragraph" style:parent-style-name="Standard">
      <style:paragraph-properties fo:break-before="auto" fo:line-height="100%" style:writing-mode="lr-tb"/>
    </style:style>
    <style:style style:name="T1070_1" style:family="text"/>
    <style:style style:name="P1071" style:family="paragraph" style:parent-style-name="Standard">
      <style:paragraph-properties fo:break-before="auto" fo:line-height="100%" style:writing-mode="lr-tb"/>
    </style:style>
    <style:style style:name="T1071_1" style:family="text"/>
    <style:style style:name="P1072" style:family="paragraph" style:parent-style-name="Standard">
      <style:paragraph-properties fo:break-before="auto" fo:line-height="100%" style:writing-mode="lr-tb"/>
    </style:style>
    <style:style style:name="P1073" style:family="paragraph" style:parent-style-name="Standard">
      <style:paragraph-properties fo:break-before="auto" fo:line-height="100%" style:writing-mode="lr-tb"/>
    </style:style>
    <style:style style:name="T1073_1" style:family="text"/>
    <style:style style:name="T1073_2" style:family="text"/>
    <style:style style:name="T1073_3" style:family="text"/>
    <style:style style:name="T1073_4" style:family="text"/>
    <style:style style:name="T1073_5" style:family="text"/>
    <style:style style:name="T1073_6" style:family="text"/>
    <style:style style:name="T1073_7" style:family="text"/>
    <style:style style:name="T1073_8" style:family="text"/>
    <style:style style:name="T1073_9" style:family="text"/>
    <style:style style:name="T1073_10" style:family="text"/>
    <style:style style:name="T1073_11" style:family="text"/>
    <style:style style:name="T1073_12" style:family="text"/>
    <style:style style:name="T1073_13" style:family="text"/>
    <style:style style:name="T1073_14" style:family="text"/>
    <style:style style:name="T1073_15" style:family="text"/>
    <style:style style:name="T1073_16" style:family="text"/>
    <style:style style:name="T1073_17" style:family="text"/>
    <style:style style:name="T1073_18" style:family="text"/>
    <style:style style:name="T1073_19" style:family="text"/>
    <style:style style:name="T1073_20" style:family="text"/>
    <style:style style:name="P1074" style:family="paragraph" style:parent-style-name="Standard">
      <style:paragraph-properties fo:break-before="auto" fo:line-height="100%" style:writing-mode="lr-tb"/>
    </style:style>
    <style:style style:name="T1074_1" style:family="text"/>
    <style:style style:name="P1075" style:family="paragraph" style:parent-style-name="Standard">
      <style:paragraph-properties fo:break-before="auto" fo:line-height="100%" style:writing-mode="lr-tb"/>
    </style:style>
    <style:style style:name="P1076" style:family="paragraph" style:parent-style-name="Standard">
      <style:paragraph-properties fo:break-before="auto" fo:line-height="100%" style:writing-mode="lr-tb"/>
    </style:style>
    <style:style style:name="T1076_1" style:family="text"/>
    <style:style style:name="P1077" style:family="paragraph" style:parent-style-name="Standard">
      <style:paragraph-properties fo:break-before="auto" fo:line-height="100%" style:writing-mode="lr-tb"/>
    </style:style>
    <style:style style:name="P1078" style:family="paragraph" style:parent-style-name="Standard">
      <style:paragraph-properties fo:break-before="auto" fo:line-height="100%" style:writing-mode="lr-tb"/>
    </style:style>
    <style:style style:name="T1078_1" style:family="text"/>
    <style:style style:name="P1079" style:family="paragraph" style:parent-style-name="Standard">
      <style:paragraph-properties fo:break-before="auto" fo:line-height="100%" style:writing-mode="lr-tb"/>
    </style:style>
    <style:style style:name="T1079_1" style:family="text"/>
    <style:style style:name="P1080" style:family="paragraph" style:parent-style-name="Standard">
      <style:paragraph-properties fo:break-before="auto" fo:line-height="100%" style:writing-mode="lr-tb"/>
    </style:style>
    <style:style style:name="P1081" style:family="paragraph" style:parent-style-name="Standard">
      <style:paragraph-properties fo:break-before="auto" fo:line-height="100%" style:writing-mode="lr-tb"/>
    </style:style>
    <style:style style:name="T1081_1" style:family="text"/>
    <style:style style:name="T1081_2" style:family="text"/>
    <style:style style:name="T1081_3" style:family="text"/>
    <style:style style:name="T1081_4" style:family="text"/>
    <style:style style:name="T1081_5" style:family="text"/>
    <style:style style:name="T1081_6" style:family="text"/>
    <style:style style:name="T1081_7" style:family="text"/>
    <style:style style:name="T1081_8" style:family="text"/>
    <style:style style:name="T1081_9" style:family="text"/>
    <style:style style:name="T1081_10" style:family="text"/>
    <style:style style:name="T1081_11" style:family="text"/>
    <style:style style:name="T1081_12" style:family="text"/>
    <style:style style:name="T1081_13" style:family="text"/>
    <style:style style:name="T1081_14" style:family="text"/>
    <style:style style:name="T1081_15" style:family="text"/>
    <style:style style:name="T1081_16" style:family="text"/>
    <style:style style:name="T1081_17" style:family="text"/>
    <style:style style:name="T1081_18" style:family="text"/>
    <style:style style:name="T1081_19" style:family="text"/>
    <style:style style:name="T1081_20" style:family="text"/>
    <style:style style:name="P1082" style:family="paragraph" style:parent-style-name="Standard">
      <style:paragraph-properties fo:break-before="auto" fo:line-height="100%" style:writing-mode="lr-tb"/>
    </style:style>
    <style:style style:name="T1082_1" style:family="text"/>
    <style:style style:name="P1083" style:family="paragraph" style:parent-style-name="Standard">
      <style:paragraph-properties fo:break-before="auto" fo:line-height="100%" style:writing-mode="lr-tb"/>
    </style:style>
    <style:style style:name="P1084" style:family="paragraph" style:parent-style-name="Standard">
      <style:paragraph-properties fo:break-before="auto" fo:line-height="100%" style:writing-mode="lr-tb"/>
    </style:style>
    <style:style style:name="T1084_1" style:family="text"/>
    <style:style style:name="P1085" style:family="paragraph" style:parent-style-name="Standard">
      <style:paragraph-properties fo:break-before="auto" fo:line-height="100%" style:writing-mode="lr-tb"/>
    </style:style>
    <style:style style:name="P1086" style:family="paragraph" style:parent-style-name="Standard">
      <style:paragraph-properties fo:break-before="auto" fo:line-height="100%" style:writing-mode="lr-tb"/>
    </style:style>
    <style:style style:name="T1086_1" style:family="text"/>
    <style:style style:name="P1087" style:family="paragraph" style:parent-style-name="Standard">
      <style:paragraph-properties fo:break-before="auto" fo:line-height="100%" style:writing-mode="lr-tb"/>
    </style:style>
    <style:style style:name="T1087_1" style:family="text"/>
    <style:style style:name="P1088" style:family="paragraph" style:parent-style-name="Standard">
      <style:paragraph-properties fo:break-before="auto" fo:line-height="100%" style:writing-mode="lr-tb"/>
    </style:style>
    <style:style style:name="P1089" style:family="paragraph" style:parent-style-name="Standard">
      <style:paragraph-properties fo:break-before="auto" fo:line-height="100%" style:writing-mode="lr-tb"/>
    </style:style>
    <style:style style:name="T1089_1" style:family="text"/>
    <style:style style:name="T1089_2" style:family="text"/>
    <style:style style:name="T1089_3" style:family="text"/>
    <style:style style:name="T1089_4" style:family="text"/>
    <style:style style:name="T1089_5" style:family="text"/>
    <style:style style:name="T1089_6" style:family="text"/>
    <style:style style:name="T1089_7" style:family="text"/>
    <style:style style:name="T1089_8" style:family="text"/>
    <style:style style:name="T1089_9" style:family="text"/>
    <style:style style:name="T1089_10" style:family="text"/>
    <style:style style:name="T1089_11" style:family="text"/>
    <style:style style:name="T1089_12" style:family="text"/>
    <style:style style:name="T1089_13" style:family="text"/>
    <style:style style:name="T1089_14" style:family="text"/>
    <style:style style:name="T1089_15" style:family="text"/>
    <style:style style:name="T1089_16" style:family="text"/>
    <style:style style:name="T1089_17" style:family="text"/>
    <style:style style:name="T1089_18" style:family="text"/>
    <style:style style:name="T1089_19" style:family="text"/>
    <style:style style:name="T1089_20" style:family="text"/>
    <style:style style:name="P1090" style:family="paragraph" style:parent-style-name="Standard">
      <style:paragraph-properties fo:break-before="auto" fo:line-height="100%" style:writing-mode="lr-tb"/>
    </style:style>
    <style:style style:name="T1090_1" style:family="text"/>
    <style:style style:name="P1091" style:family="paragraph" style:parent-style-name="Standard">
      <style:paragraph-properties fo:break-before="auto" fo:line-height="100%" style:writing-mode="lr-tb"/>
    </style:style>
    <style:style style:name="P1092" style:family="paragraph" style:parent-style-name="Standard">
      <style:paragraph-properties fo:break-before="auto" fo:line-height="100%" style:writing-mode="lr-tb"/>
    </style:style>
    <style:style style:name="T1092_1" style:family="text"/>
    <style:style style:name="P1093" style:family="paragraph" style:parent-style-name="Standard">
      <style:paragraph-properties fo:break-before="auto" fo:line-height="100%" style:writing-mode="lr-tb"/>
    </style:style>
    <style:style style:name="P1094" style:family="paragraph" style:parent-style-name="Standard">
      <style:paragraph-properties fo:break-before="auto" fo:line-height="100%" style:writing-mode="lr-tb"/>
    </style:style>
    <style:style style:name="T1094_1" style:family="text"/>
    <style:style style:name="P1095" style:family="paragraph" style:parent-style-name="Standard">
      <style:paragraph-properties fo:break-before="auto" fo:line-height="100%" style:writing-mode="lr-tb"/>
    </style:style>
    <style:style style:name="T1095_1" style:family="text"/>
    <style:style style:name="P1096" style:family="paragraph" style:parent-style-name="Standard">
      <style:paragraph-properties fo:break-before="auto" fo:line-height="100%" style:writing-mode="lr-tb"/>
    </style:style>
    <style:style style:name="P1097" style:family="paragraph" style:parent-style-name="Standard">
      <style:paragraph-properties fo:break-before="auto" fo:line-height="100%" style:writing-mode="lr-tb"/>
    </style:style>
    <style:style style:name="T1097_1" style:family="text"/>
    <style:style style:name="T1097_2" style:family="text"/>
    <style:style style:name="T1097_3" style:family="text"/>
    <style:style style:name="T1097_4" style:family="text"/>
    <style:style style:name="T1097_5" style:family="text"/>
    <style:style style:name="T1097_6" style:family="text"/>
    <style:style style:name="T1097_7" style:family="text"/>
    <style:style style:name="T1097_8" style:family="text"/>
    <style:style style:name="T1097_9" style:family="text"/>
    <style:style style:name="T1097_10" style:family="text"/>
    <style:style style:name="T1097_11" style:family="text"/>
    <style:style style:name="T1097_12" style:family="text"/>
    <style:style style:name="T1097_13" style:family="text"/>
    <style:style style:name="T1097_14" style:family="text"/>
    <style:style style:name="T1097_15" style:family="text"/>
    <style:style style:name="T1097_16" style:family="text"/>
    <style:style style:name="T1097_17" style:family="text"/>
    <style:style style:name="T1097_18" style:family="text"/>
    <style:style style:name="T1097_19" style:family="text"/>
    <style:style style:name="T1097_20" style:family="text"/>
    <style:style style:name="P1098" style:family="paragraph" style:parent-style-name="Standard">
      <style:paragraph-properties fo:break-before="auto" fo:line-height="100%" style:writing-mode="lr-tb"/>
    </style:style>
    <style:style style:name="T1098_1" style:family="text"/>
    <style:style style:name="P1099" style:family="paragraph" style:parent-style-name="Standard">
      <style:paragraph-properties fo:break-before="auto" fo:line-height="100%" style:writing-mode="lr-tb"/>
    </style:style>
    <style:style style:name="P1100" style:family="paragraph" style:parent-style-name="Standard">
      <style:paragraph-properties fo:break-before="auto" fo:line-height="100%" style:writing-mode="lr-tb"/>
    </style:style>
    <style:style style:name="T1100_1" style:family="text"/>
    <style:style style:name="P1101" style:family="paragraph" style:parent-style-name="Standard">
      <style:paragraph-properties fo:break-before="auto" fo:line-height="100%" style:writing-mode="lr-tb"/>
    </style:style>
    <style:style style:name="P1102" style:family="paragraph" style:parent-style-name="Standard">
      <style:paragraph-properties fo:break-before="auto" fo:line-height="100%" style:writing-mode="lr-tb"/>
    </style:style>
    <style:style style:name="T1102_1" style:family="text"/>
    <style:style style:name="T1102_2" style:family="text"/>
    <style:style style:name="T1102_3" style:family="text"/>
    <style:style style:name="T1102_4" style:family="text"/>
    <style:style style:name="T1102_5" style:family="text"/>
    <style:style style:name="T1102_6" style:family="text"/>
    <style:style style:name="T1102_7" style:family="text"/>
    <style:style style:name="T1102_8" style:family="text"/>
    <style:style style:name="T1102_9" style:family="text"/>
    <style:style style:name="T1102_10" style:family="text"/>
    <style:style style:name="T1102_11" style:family="text"/>
    <style:style style:name="T1102_12" style:family="text"/>
    <style:style style:name="T1102_13" style:family="text"/>
    <style:style style:name="T1102_14" style:family="text"/>
    <style:style style:name="T1102_15" style:family="text"/>
    <style:style style:name="T1102_16" style:family="text"/>
    <style:style style:name="T1102_17" style:family="text"/>
    <style:style style:name="T1102_18" style:family="text"/>
    <style:style style:name="T1102_19" style:family="text"/>
    <style:style style:name="T1102_20" style:family="text"/>
    <style:style style:name="T1102_21" style:family="text"/>
    <style:style style:name="T1102_22" style:family="text"/>
    <style:style style:name="T1102_23" style:family="text"/>
    <style:style style:name="T1102_24" style:family="text"/>
    <style:style style:name="T1102_25" style:family="text"/>
    <style:style style:name="T1102_26" style:family="text"/>
    <style:style style:name="T1102_27" style:family="text"/>
    <style:style style:name="T1102_28" style:family="text"/>
    <style:style style:name="T1102_29" style:family="text"/>
    <style:style style:name="T1102_30" style:family="text"/>
    <style:style style:name="T1102_31" style:family="text"/>
    <style:style style:name="T1102_32" style:family="text"/>
    <style:style style:name="T1102_33" style:family="text"/>
    <style:style style:name="T1102_34" style:family="text"/>
    <style:style style:name="T1102_35" style:family="text"/>
    <style:style style:name="T1102_36" style:family="text"/>
    <style:style style:name="T1102_37" style:family="text"/>
    <style:style style:name="T1102_38" style:family="text"/>
    <style:style style:name="T1102_39" style:family="text"/>
    <style:style style:name="T1102_40" style:family="text"/>
    <style:style style:name="T1102_41" style:family="text"/>
    <style:style style:name="T1102_42" style:family="text"/>
    <style:style style:name="T1102_43" style:family="text"/>
    <style:style style:name="T1102_44" style:family="text"/>
    <style:style style:name="T1102_45" style:family="text"/>
    <style:style style:name="T1102_46" style:family="text"/>
    <style:style style:name="T1102_47" style:family="text"/>
    <style:style style:name="T1102_48" style:family="text"/>
    <style:style style:name="T1102_49" style:family="text"/>
    <style:style style:name="T1102_50" style:family="text"/>
    <style:style style:name="T1102_51" style:family="text"/>
    <style:style style:name="T1102_52" style:family="text"/>
    <style:style style:name="T1102_53" style:family="text"/>
    <style:style style:name="T1102_54" style:family="text"/>
    <style:style style:name="T1102_55" style:family="text"/>
    <style:style style:name="T1102_56" style:family="text"/>
    <style:style style:name="T1102_57" style:family="text"/>
    <style:style style:name="T1102_58" style:family="text"/>
    <style:style style:name="T1102_59" style:family="text"/>
    <style:style style:name="T1102_60" style:family="text"/>
    <style:style style:name="T1102_61" style:family="text"/>
    <style:style style:name="T1102_62" style:family="text"/>
    <style:style style:name="T1102_63" style:family="text"/>
    <style:style style:name="T1102_64" style:family="text"/>
    <style:style style:name="T1102_65" style:family="text"/>
    <style:style style:name="T1102_66" style:family="text"/>
    <style:style style:name="T1102_67" style:family="text"/>
    <style:style style:name="T1102_68" style:family="text"/>
    <style:style style:name="T1102_69" style:family="text"/>
    <style:style style:name="T1102_70" style:family="text"/>
    <style:style style:name="T1102_71" style:family="text"/>
    <style:style style:name="T1102_72" style:family="text"/>
    <style:style style:name="T1102_73" style:family="text"/>
    <style:style style:name="T1102_74" style:family="text"/>
    <style:style style:name="T1102_75" style:family="text"/>
    <style:style style:name="T1102_76" style:family="text"/>
    <style:style style:name="T1102_77" style:family="text"/>
    <style:style style:name="T1102_78" style:family="text"/>
    <style:style style:name="T1102_79" style:family="text"/>
    <style:style style:name="T1102_80" style:family="text"/>
    <style:style style:name="T1102_81" style:family="text"/>
    <style:style style:name="T1102_82" style:family="text"/>
    <style:style style:name="T1102_83" style:family="text"/>
    <style:style style:name="T1102_84" style:family="text"/>
    <style:style style:name="T1102_85" style:family="text"/>
    <style:style style:name="T1102_86" style:family="text"/>
    <style:style style:name="T1102_87" style:family="text"/>
    <style:style style:name="T1102_88" style:family="text"/>
    <style:style style:name="T1102_89" style:family="text"/>
    <style:style style:name="T1102_90" style:family="text"/>
    <style:style style:name="T1102_91" style:family="text"/>
    <style:style style:name="T1102_92" style:family="text"/>
    <style:style style:name="T1102_93" style:family="text"/>
    <style:style style:name="T1102_94" style:family="text"/>
    <style:style style:name="T1102_95" style:family="text"/>
    <style:style style:name="T1102_96" style:family="text"/>
    <style:style style:name="T1102_97" style:family="text"/>
    <style:style style:name="T1102_98" style:family="text"/>
    <style:style style:name="T1102_99" style:family="text"/>
    <style:style style:name="T1102_100" style:family="text"/>
    <style:style style:name="T1102_101" style:family="text"/>
    <style:style style:name="T1102_102" style:family="text"/>
    <style:style style:name="T1102_103" style:family="text"/>
    <style:style style:name="T1102_104" style:family="text"/>
    <style:style style:name="T1102_105" style:family="text"/>
    <style:style style:name="T1102_106" style:family="text"/>
    <style:style style:name="T1102_107" style:family="text"/>
    <style:style style:name="T1102_108" style:family="text"/>
    <style:style style:name="T1102_109" style:family="text"/>
    <style:style style:name="T1102_110" style:family="text"/>
    <style:style style:name="T1102_111" style:family="text"/>
    <style:style style:name="T1102_112" style:family="text"/>
    <style:style style:name="T1102_113" style:family="text"/>
    <style:style style:name="T1102_114" style:family="text"/>
    <style:style style:name="T1102_115" style:family="text"/>
    <style:style style:name="T1102_116" style:family="text"/>
    <style:style style:name="T1102_117" style:family="text"/>
    <style:style style:name="T1102_118" style:family="text"/>
    <style:style style:name="T1102_119" style:family="text"/>
    <style:style style:name="T1102_120" style:family="text"/>
    <style:style style:name="T1102_121" style:family="text"/>
    <style:style style:name="T1102_122" style:family="text"/>
    <style:style style:name="T1102_123" style:family="text"/>
    <style:style style:name="T1102_124" style:family="text"/>
    <style:style style:name="T1102_125" style:family="text"/>
    <style:style style:name="T1102_126" style:family="text"/>
    <style:style style:name="T1102_127" style:family="text"/>
    <style:style style:name="T1102_128" style:family="text"/>
    <style:style style:name="T1102_129" style:family="text"/>
    <style:style style:name="T1102_130" style:family="text"/>
    <style:style style:name="T1102_131" style:family="text"/>
    <style:style style:name="T1102_132" style:family="text"/>
    <style:style style:name="T1102_133" style:family="text"/>
    <style:style style:name="T1102_134" style:family="text"/>
    <style:style style:name="T1102_135" style:family="text"/>
    <style:style style:name="T1102_136" style:family="text"/>
    <style:style style:name="T1102_137" style:family="text"/>
    <style:style style:name="T1102_138" style:family="text"/>
    <style:style style:name="T1102_139" style:family="text"/>
    <style:style style:name="T1102_140" style:family="text"/>
    <style:style style:name="T1102_141" style:family="text"/>
    <style:style style:name="T1102_142" style:family="text"/>
    <style:style style:name="T1102_143" style:family="text"/>
    <style:style style:name="T1102_144" style:family="text"/>
    <style:style style:name="T1102_145" style:family="text"/>
    <style:style style:name="T1102_146" style:family="text"/>
    <style:style style:name="T1102_147" style:family="text"/>
    <style:style style:name="T1102_148" style:family="text"/>
    <style:style style:name="T1102_149" style:family="text"/>
    <style:style style:name="T1102_150" style:family="text"/>
    <style:style style:name="T1102_151" style:family="text"/>
    <style:style style:name="T1102_152" style:family="text"/>
    <style:style style:name="T1102_153" style:family="text"/>
    <style:style style:name="T1102_154" style:family="text"/>
    <style:style style:name="T1102_155" style:family="text"/>
    <style:style style:name="T1102_156" style:family="text"/>
    <style:style style:name="T1102_157" style:family="text"/>
    <style:style style:name="T1102_158" style:family="text"/>
    <style:style style:name="T1102_159" style:family="text"/>
    <style:style style:name="T1102_160" style:family="text"/>
    <style:style style:name="T1102_161" style:family="text"/>
    <style:style style:name="T1102_162" style:family="text"/>
    <style:style style:name="T1102_163" style:family="text"/>
    <style:style style:name="T1102_164" style:family="text"/>
    <style:style style:name="T1102_165" style:family="text"/>
    <style:style style:name="T1102_166" style:family="text"/>
    <style:style style:name="T1102_167" style:family="text"/>
    <style:style style:name="T1102_168" style:family="text"/>
    <style:style style:name="T1102_169" style:family="text"/>
    <style:style style:name="T1102_170" style:family="text"/>
    <style:style style:name="T1102_171" style:family="text"/>
    <style:style style:name="T1102_172" style:family="text"/>
    <style:style style:name="T1102_173" style:family="text"/>
    <style:style style:name="T1102_174" style:family="text"/>
    <style:style style:name="T1102_175" style:family="text"/>
    <style:style style:name="T1102_176" style:family="text"/>
    <style:style style:name="T1102_177" style:family="text"/>
    <style:style style:name="T1102_178" style:family="text"/>
    <style:style style:name="T1102_179" style:family="text"/>
    <style:style style:name="T1102_180" style:family="text"/>
    <style:style style:name="T1102_181" style:family="text"/>
    <style:style style:name="T1102_182" style:family="text"/>
    <style:style style:name="T1102_183" style:family="text"/>
    <style:style style:name="T1102_184" style:family="text"/>
    <style:style style:name="T1102_185" style:family="text"/>
    <style:style style:name="T1102_186" style:family="text"/>
    <style:style style:name="T1102_187" style:family="text"/>
    <style:style style:name="T1102_188" style:family="text"/>
    <style:style style:name="T1102_189" style:family="text"/>
    <style:style style:name="T1102_190" style:family="text"/>
    <style:style style:name="T1102_191" style:family="text"/>
    <style:style style:name="T1102_192" style:family="text"/>
    <style:style style:name="T1102_193" style:family="text"/>
    <style:style style:name="T1102_194" style:family="text"/>
    <style:style style:name="T1102_195" style:family="text"/>
    <style:style style:name="T1102_196" style:family="text"/>
    <style:style style:name="T1102_197" style:family="text"/>
    <style:style style:name="T1102_198" style:family="text"/>
    <style:style style:name="T1102_199" style:family="text"/>
    <style:style style:name="T1102_200" style:family="text"/>
    <style:style style:name="T1102_201" style:family="text"/>
    <style:style style:name="T1102_202" style:family="text"/>
    <style:style style:name="T1102_203" style:family="text"/>
    <style:style style:name="T1102_204" style:family="text"/>
    <style:style style:name="T1102_205" style:family="text"/>
    <style:style style:name="T1102_206" style:family="text"/>
    <style:style style:name="T1102_207" style:family="text"/>
    <style:style style:name="T1102_208" style:family="text"/>
    <style:style style:name="T1102_209" style:family="text"/>
    <style:style style:name="T1102_210" style:family="text"/>
    <style:style style:name="T1102_211" style:family="text"/>
    <style:style style:name="T1102_212" style:family="text"/>
    <style:style style:name="T1102_213" style:family="text"/>
    <style:style style:name="T1102_214" style:family="text"/>
    <style:style style:name="T1102_215" style:family="text"/>
    <style:style style:name="T1102_216" style:family="text"/>
    <style:style style:name="T1102_217" style:family="text"/>
    <style:style style:name="T1102_218" style:family="text"/>
    <style:style style:name="T1102_219" style:family="text"/>
    <style:style style:name="T1102_220" style:family="text"/>
    <style:style style:name="T1102_221" style:family="text"/>
    <style:style style:name="T1102_222" style:family="text"/>
    <style:style style:name="T1102_223" style:family="text"/>
    <style:style style:name="T1102_224" style:family="text"/>
    <style:style style:name="T1102_225" style:family="text"/>
    <style:style style:name="T1102_226" style:family="text"/>
    <style:style style:name="T1102_227" style:family="text"/>
    <style:style style:name="T1102_228" style:family="text"/>
    <style:style style:name="T1102_229" style:family="text"/>
    <style:style style:name="T1102_230" style:family="text"/>
    <style:style style:name="T1102_231" style:family="text"/>
    <style:style style:name="T1102_232" style:family="text"/>
    <style:style style:name="T1102_233" style:family="text"/>
    <style:style style:name="T1102_234" style:family="text"/>
    <style:style style:name="T1102_235" style:family="text"/>
    <style:style style:name="T1102_236" style:family="text"/>
    <style:style style:name="T1102_237" style:family="text"/>
    <style:style style:name="T1102_238" style:family="text"/>
    <style:style style:name="T1102_239" style:family="text"/>
    <style:style style:name="T1102_240" style:family="text"/>
    <style:style style:name="T1102_241" style:family="text"/>
    <style:style style:name="T1102_242" style:family="text"/>
    <style:style style:name="T1102_243" style:family="text"/>
    <style:style style:name="T1102_244" style:family="text"/>
    <style:style style:name="T1102_245" style:family="text"/>
    <style:style style:name="T1102_246" style:family="text"/>
    <style:style style:name="T1102_247" style:family="text"/>
    <style:style style:name="T1102_248" style:family="text"/>
    <style:style style:name="T1102_249" style:family="text"/>
    <style:style style:name="T1102_250" style:family="text"/>
    <style:style style:name="T1102_251" style:family="text"/>
    <style:style style:name="T1102_252" style:family="text"/>
    <style:style style:name="T1102_253" style:family="text"/>
    <style:style style:name="T1102_254" style:family="text"/>
    <style:style style:name="T1102_255" style:family="text"/>
    <style:style style:name="T1102_256" style:family="text"/>
    <style:style style:name="T1102_257" style:family="text"/>
    <style:style style:name="T1102_258" style:family="text"/>
    <style:style style:name="T1102_259" style:family="text"/>
    <style:style style:name="T1102_260" style:family="text"/>
    <style:style style:name="T1102_261" style:family="text"/>
    <style:style style:name="P1103" style:family="paragraph" style:parent-style-name="Standard">
      <style:paragraph-properties fo:break-before="auto" fo:line-height="100%" style:writing-mode="lr-tb"/>
    </style:style>
    <style:style style:name="T1103_1" style:family="text"/>
    <style:style style:name="T1103_2" style:family="text"/>
    <style:style style:name="T1103_3" style:family="text"/>
    <style:style style:name="T1103_4" style:family="text"/>
    <style:style style:name="T1103_5" style:family="text"/>
    <style:style style:name="T1103_6" style:family="text"/>
    <style:style style:name="T1103_7" style:family="text"/>
    <style:style style:name="T1103_8" style:family="text"/>
    <style:style style:name="T1103_9" style:family="text"/>
    <style:style style:name="T1103_10" style:family="text"/>
    <style:style style:name="T1103_11" style:family="text"/>
    <style:style style:name="T1103_12" style:family="text"/>
    <style:style style:name="T1103_13" style:family="text"/>
    <style:style style:name="T1103_14" style:family="text"/>
    <style:style style:name="T1103_15" style:family="text"/>
    <style:style style:name="T1103_16" style:family="text"/>
    <style:style style:name="T1103_17" style:family="text"/>
    <style:style style:name="T1103_18" style:family="text"/>
    <style:style style:name="T1103_19" style:family="text"/>
    <style:style style:name="T1103_20" style:family="text"/>
    <style:style style:name="T1103_21" style:family="text"/>
    <style:style style:name="T1103_22" style:family="text"/>
    <style:style style:name="T1103_23" style:family="text"/>
    <style:style style:name="T1103_24" style:family="text"/>
    <style:style style:name="T1103_25" style:family="text"/>
    <style:style style:name="T1103_26" style:family="text"/>
    <style:style style:name="T1103_27" style:family="text"/>
    <style:style style:name="T1103_28" style:family="text"/>
    <style:style style:name="T1103_29" style:family="text"/>
    <style:style style:name="T1103_30" style:family="text"/>
    <style:style style:name="T1103_31" style:family="text"/>
    <style:style style:name="T1103_32" style:family="text"/>
    <style:style style:name="T1103_33" style:family="text"/>
    <style:style style:name="T1103_34" style:family="text"/>
    <style:style style:name="T1103_35" style:family="text"/>
    <style:style style:name="T1103_36" style:family="text"/>
    <style:style style:name="T1103_37" style:family="text"/>
    <style:style style:name="T1103_38" style:family="text"/>
    <style:style style:name="T1103_39" style:family="text"/>
    <style:style style:name="T1103_40" style:family="text"/>
    <style:style style:name="T1103_41" style:family="text"/>
    <style:style style:name="T1103_42" style:family="text"/>
    <style:style style:name="T1103_43" style:family="text"/>
    <style:style style:name="T1103_44" style:family="text"/>
    <style:style style:name="T1103_45" style:family="text"/>
    <style:style style:name="T1103_46" style:family="text"/>
    <style:style style:name="T1103_47" style:family="text"/>
    <style:style style:name="T1103_48" style:family="text"/>
    <style:style style:name="T1103_49" style:family="text"/>
    <style:style style:name="T1103_50" style:family="text"/>
    <style:style style:name="T1103_51" style:family="text"/>
    <style:style style:name="T1103_52" style:family="text"/>
    <style:style style:name="T1103_53" style:family="text"/>
    <style:style style:name="T1103_54" style:family="text"/>
    <style:style style:name="T1103_55" style:family="text"/>
    <style:style style:name="T1103_56" style:family="text"/>
    <style:style style:name="T1103_57" style:family="text"/>
    <style:style style:name="T1103_58" style:family="text"/>
    <style:style style:name="T1103_59" style:family="text"/>
    <style:style style:name="T1103_60" style:family="text"/>
    <style:style style:name="T1103_61" style:family="text"/>
    <style:style style:name="T1103_62" style:family="text"/>
    <style:style style:name="T1103_63" style:family="text"/>
    <style:style style:name="T1103_64" style:family="text"/>
    <style:style style:name="T1103_65" style:family="text"/>
    <style:style style:name="T1103_66" style:family="text"/>
    <style:style style:name="T1103_67" style:family="text"/>
    <style:style style:name="T1103_68" style:family="text"/>
    <style:style style:name="T1103_69" style:family="text"/>
    <style:style style:name="T1103_70" style:family="text"/>
    <style:style style:name="T1103_71" style:family="text"/>
    <style:style style:name="T1103_72" style:family="text"/>
    <style:style style:name="T1103_73" style:family="text"/>
    <style:style style:name="T1103_74" style:family="text"/>
    <style:style style:name="T1103_75" style:family="text"/>
    <style:style style:name="T1103_76" style:family="text"/>
    <style:style style:name="T1103_77" style:family="text"/>
    <style:style style:name="T1103_78" style:family="text"/>
    <style:style style:name="T1103_79" style:family="text"/>
    <style:style style:name="T1103_80" style:family="text"/>
    <style:style style:name="T1103_81" style:family="text"/>
    <style:style style:name="T1103_82" style:family="text"/>
    <style:style style:name="T1103_83" style:family="text"/>
    <style:style style:name="T1103_84" style:family="text"/>
    <style:style style:name="T1103_85" style:family="text"/>
    <style:style style:name="T1103_86" style:family="text"/>
    <style:style style:name="T1103_87" style:family="text"/>
    <style:style style:name="T1103_88" style:family="text"/>
    <style:style style:name="T1103_89" style:family="text"/>
    <style:style style:name="T1103_90" style:family="text"/>
    <style:style style:name="T1103_91" style:family="text"/>
    <style:style style:name="T1103_92" style:family="text"/>
    <style:style style:name="T1103_93" style:family="text"/>
    <style:style style:name="T1103_94" style:family="text"/>
    <style:style style:name="T1103_95" style:family="text"/>
    <style:style style:name="T1103_96" style:family="text"/>
    <style:style style:name="T1103_97" style:family="text"/>
    <style:style style:name="T1103_98" style:family="text"/>
    <style:style style:name="T1103_99" style:family="text"/>
    <style:style style:name="T1103_100" style:family="text"/>
    <style:style style:name="T1103_101" style:family="text"/>
    <style:style style:name="T1103_102" style:family="text"/>
    <style:style style:name="T1103_103" style:family="text"/>
    <style:style style:name="T1103_104" style:family="text"/>
    <style:style style:name="T1103_105" style:family="text"/>
    <style:style style:name="T1103_106" style:family="text"/>
    <style:style style:name="T1103_107" style:family="text"/>
    <style:style style:name="T1103_108" style:family="text"/>
    <style:style style:name="T1103_109" style:family="text"/>
    <style:style style:name="T1103_110" style:family="text"/>
    <style:style style:name="T1103_111" style:family="text"/>
    <style:style style:name="T1103_112" style:family="text"/>
    <style:style style:name="T1103_113" style:family="text"/>
    <style:style style:name="T1103_114" style:family="text"/>
    <style:style style:name="T1103_115" style:family="text"/>
    <style:style style:name="T1103_116" style:family="text"/>
    <style:style style:name="T1103_117" style:family="text"/>
    <style:style style:name="T1103_118" style:family="text"/>
    <style:style style:name="T1103_119" style:family="text"/>
    <style:style style:name="T1103_120" style:family="text"/>
    <style:style style:name="T1103_121" style:family="text"/>
    <style:style style:name="T1103_122" style:family="text"/>
    <style:style style:name="T1103_123" style:family="text"/>
    <style:style style:name="T1103_124" style:family="text"/>
    <style:style style:name="T1103_125" style:family="text"/>
    <style:style style:name="T1103_126" style:family="text"/>
    <style:style style:name="T1103_127" style:family="text"/>
    <style:style style:name="T1103_128" style:family="text"/>
    <style:style style:name="T1103_129" style:family="text"/>
    <style:style style:name="T1103_130" style:family="text"/>
    <style:style style:name="T1103_131" style:family="text"/>
    <style:style style:name="T1103_132" style:family="text"/>
    <style:style style:name="T1103_133" style:family="text"/>
    <style:style style:name="T1103_134" style:family="text"/>
    <style:style style:name="T1103_135" style:family="text"/>
    <style:style style:name="T1103_136" style:family="text"/>
    <style:style style:name="T1103_137" style:family="text"/>
    <style:style style:name="T1103_138" style:family="text"/>
    <style:style style:name="T1103_139" style:family="text"/>
    <style:style style:name="T1103_140" style:family="text"/>
    <style:style style:name="T1103_141" style:family="text"/>
    <style:style style:name="T1103_142" style:family="text"/>
    <style:style style:name="T1103_143" style:family="text"/>
    <style:style style:name="T1103_144" style:family="text"/>
    <style:style style:name="T1103_145" style:family="text"/>
    <style:style style:name="T1103_146" style:family="text"/>
    <style:style style:name="T1103_147" style:family="text"/>
    <style:style style:name="T1103_148" style:family="text"/>
    <style:style style:name="T1103_149" style:family="text"/>
    <style:style style:name="T1103_150" style:family="text"/>
    <style:style style:name="T1103_151" style:family="text"/>
    <style:style style:name="T1103_152" style:family="text"/>
    <style:style style:name="T1103_153" style:family="text"/>
    <style:style style:name="T1103_154" style:family="text"/>
    <style:style style:name="T1103_155" style:family="text"/>
    <style:style style:name="T1103_156" style:family="text"/>
    <style:style style:name="T1103_157" style:family="text"/>
    <style:style style:name="T1103_158" style:family="text"/>
    <style:style style:name="T1103_159" style:family="text"/>
    <style:style style:name="T1103_160" style:family="text"/>
    <style:style style:name="T1103_161" style:family="text"/>
    <style:style style:name="T1103_162" style:family="text"/>
    <style:style style:name="T1103_163" style:family="text"/>
    <style:style style:name="T1103_164" style:family="text"/>
    <style:style style:name="T1103_165" style:family="text"/>
    <style:style style:name="T1103_166" style:family="text"/>
    <style:style style:name="T1103_167" style:family="text"/>
    <style:style style:name="T1103_168" style:family="text"/>
    <style:style style:name="T1103_169" style:family="text"/>
    <style:style style:name="T1103_170" style:family="text"/>
    <style:style style:name="T1103_171" style:family="text"/>
    <style:style style:name="T1103_172" style:family="text"/>
    <style:style style:name="T1103_173" style:family="text"/>
    <style:style style:name="T1103_174" style:family="text"/>
    <style:style style:name="T1103_175" style:family="text"/>
    <style:style style:name="T1103_176" style:family="text"/>
    <style:style style:name="T1103_177" style:family="text"/>
    <style:style style:name="T1103_178" style:family="text"/>
    <style:style style:name="T1103_179" style:family="text"/>
    <style:style style:name="T1103_180" style:family="text"/>
    <style:style style:name="T1103_181" style:family="text"/>
    <style:style style:name="T1103_182" style:family="text"/>
    <style:style style:name="T1103_183" style:family="text"/>
    <style:style style:name="T1103_184" style:family="text"/>
    <style:style style:name="T1103_185" style:family="text"/>
    <style:style style:name="T1103_186" style:family="text"/>
    <style:style style:name="T1103_187" style:family="text"/>
    <style:style style:name="T1103_188" style:family="text"/>
    <style:style style:name="T1103_189" style:family="text"/>
    <style:style style:name="T1103_190" style:family="text"/>
    <style:style style:name="T1103_191" style:family="text"/>
    <style:style style:name="T1103_192" style:family="text"/>
    <style:style style:name="P1104" style:family="paragraph" style:parent-style-name="Standard">
      <style:paragraph-properties fo:break-before="auto" fo:line-height="100%" style:writing-mode="lr-tb"/>
    </style:style>
    <style:style style:name="T1104_1" style:family="text"/>
    <style:style style:name="T1104_2" style:family="text"/>
    <style:style style:name="T1104_3" style:family="text"/>
    <style:style style:name="T1104_4" style:family="text"/>
    <style:style style:name="P1105" style:family="paragraph" style:parent-style-name="Standard">
      <style:paragraph-properties fo:break-before="auto" fo:line-height="100%" style:writing-mode="lr-tb"/>
    </style:style>
    <style:style style:name="P1106" style:family="paragraph" style:parent-style-name="Standard">
      <style:paragraph-properties fo:break-before="auto" fo:line-height="100%" style:writing-mode="lr-tb"/>
    </style:style>
    <style:style style:name="T1106_1" style:family="text"/>
    <style:style style:name="T1106_2" style:family="text"/>
    <style:style style:name="T1106_3" style:family="text"/>
    <style:style style:name="T1106_4" style:family="text"/>
    <style:style style:name="T1106_5" style:family="text"/>
    <style:style style:name="P1107" style:family="paragraph" style:parent-style-name="Standard">
      <style:paragraph-properties fo:break-before="auto" fo:line-height="100%" style:writing-mode="lr-tb"/>
    </style:style>
    <style:style style:name="P1108" style:family="paragraph" style:parent-style-name="Standard">
      <style:paragraph-properties fo:break-before="auto" fo:line-height="100%" style:writing-mode="lr-tb"/>
    </style:style>
    <style:style style:name="T1108_1" style:family="text"/>
    <style:style style:name="T1108_2" style:family="text"/>
    <style:style style:name="T1108_3" style:family="text"/>
    <style:style style:name="T1108_4" style:family="text"/>
    <style:style style:name="T1108_5" style:family="text"/>
    <style:style style:name="T1108_6" style:family="text"/>
    <style:style style:name="T1108_7" style:family="text"/>
    <style:style style:name="T1108_8" style:family="text"/>
    <style:style style:name="T1108_9" style:family="text"/>
    <style:style style:name="T1108_10" style:family="text"/>
    <style:style style:name="T1108_11" style:family="text"/>
    <style:style style:name="P1109" style:family="paragraph" style:parent-style-name="Standard">
      <style:paragraph-properties fo:break-before="auto" fo:line-height="100%" style:writing-mode="lr-tb"/>
    </style:style>
    <style:style style:name="P1110" style:family="paragraph" style:parent-style-name="Standard">
      <style:paragraph-properties fo:break-before="auto" fo:line-height="100%" style:writing-mode="lr-tb"/>
    </style:style>
    <style:style style:name="T1110_1" style:family="text"/>
    <style:style style:name="T1110_2" style:family="text"/>
    <style:style style:name="T1110_3" style:family="text"/>
    <style:style style:name="T1110_4" style:family="text"/>
    <style:style style:name="T1110_5" style:family="text"/>
    <style:style style:name="T1110_6" style:family="text"/>
    <style:style style:name="T1110_7" style:family="text"/>
    <style:style style:name="T1110_8" style:family="text"/>
    <style:style style:name="T1110_9" style:family="text"/>
    <style:style style:name="P1111" style:family="paragraph" style:parent-style-name="Standard">
      <style:paragraph-properties fo:break-before="auto" fo:line-height="100%" style:writing-mode="lr-tb"/>
    </style:style>
    <style:style style:name="P1112" style:family="paragraph" style:parent-style-name="Standard">
      <style:paragraph-properties fo:break-before="auto" fo:line-height="100%" style:writing-mode="lr-tb"/>
    </style:style>
    <style:style style:name="T1112_1" style:family="text"/>
    <style:style style:name="T1112_2" style:family="text"/>
    <style:style style:name="P1113" style:family="paragraph" style:parent-style-name="Standard">
      <style:paragraph-properties fo:break-before="auto" fo:line-height="100%" style:writing-mode="lr-tb"/>
    </style:style>
    <style:style style:name="P1114" style:family="paragraph" style:parent-style-name="Standard">
      <style:paragraph-properties fo:break-before="auto" fo:line-height="100%" style:writing-mode="lr-tb"/>
    </style:style>
    <style:style style:name="T1114_1" style:family="text"/>
    <style:style style:name="P1115" style:family="paragraph" style:parent-style-name="Standard">
      <style:paragraph-properties fo:break-before="auto" fo:line-height="100%" style:writing-mode="lr-tb"/>
    </style:style>
    <style:style style:name="P1116" style:family="paragraph" style:parent-style-name="Standard">
      <style:paragraph-properties fo:break-before="auto" fo:line-height="100%" style:writing-mode="lr-tb"/>
    </style:style>
    <style:style style:name="T1116_1" style:family="text"/>
    <style:style style:name="P1117" style:family="paragraph" style:parent-style-name="Standard">
      <style:paragraph-properties fo:break-before="auto" fo:line-height="100%" style:writing-mode="lr-tb"/>
    </style:style>
    <style:style style:name="P1118" style:family="paragraph" style:parent-style-name="Standard">
      <style:paragraph-properties fo:break-before="auto" fo:line-height="100%" style:writing-mode="lr-tb"/>
    </style:style>
    <style:style style:name="T1118_1" style:family="text"/>
    <style:style style:name="T1118_2" style:family="text"/>
    <style:style style:name="T1118_3" style:family="text"/>
    <style:style style:name="T1118_4" style:family="text"/>
    <style:style style:name="T1118_5" style:family="text"/>
    <style:style style:name="T1118_6" style:family="text"/>
    <style:style style:name="T1118_7" style:family="text"/>
    <style:style style:name="T1118_8" style:family="text"/>
    <style:style style:name="T1118_9" style:family="text"/>
    <style:style style:name="T1118_10" style:family="text"/>
    <style:style style:name="T1118_11" style:family="text"/>
    <style:style style:name="T1118_12" style:family="text"/>
    <style:style style:name="T1118_13" style:family="text"/>
    <style:style style:name="T1118_14" style:family="text"/>
    <style:style style:name="T1118_15" style:family="text"/>
    <style:style style:name="T1118_16" style:family="text"/>
    <style:style style:name="T1118_17" style:family="text"/>
    <style:style style:name="T1118_18" style:family="text"/>
    <style:style style:name="T1118_19" style:family="text"/>
    <style:style style:name="T1118_20" style:family="text"/>
    <style:style style:name="T1118_21" style:family="text"/>
    <style:style style:name="T1118_22" style:family="text"/>
    <style:style style:name="T1118_23" style:family="text"/>
    <style:style style:name="T1118_24" style:family="text"/>
    <style:style style:name="T1118_25" style:family="text"/>
    <style:style style:name="T1118_26" style:family="text"/>
    <style:style style:name="T1118_27" style:family="text"/>
    <style:style style:name="T1118_28" style:family="text"/>
    <style:style style:name="T1118_29" style:family="text"/>
    <style:style style:name="T1118_30" style:family="text"/>
    <style:style style:name="T1118_31" style:family="text"/>
    <style:style style:name="T1118_32" style:family="text"/>
    <style:style style:name="T1118_33" style:family="text"/>
    <style:style style:name="T1118_34" style:family="text"/>
    <style:style style:name="T1118_35" style:family="text"/>
    <style:style style:name="T1118_36" style:family="text"/>
    <style:style style:name="T1118_37" style:family="text"/>
    <style:style style:name="T1118_38" style:family="text"/>
    <style:style style:name="T1118_39" style:family="text"/>
    <style:style style:name="T1118_40" style:family="text"/>
    <style:style style:name="T1118_41" style:family="text"/>
    <style:style style:name="T1118_42" style:family="text"/>
    <style:style style:name="T1118_43" style:family="text"/>
    <style:style style:name="T1118_44" style:family="text"/>
    <style:style style:name="T1118_45" style:family="text"/>
    <style:style style:name="T1118_46" style:family="text"/>
    <style:style style:name="T1118_47" style:family="text"/>
    <style:style style:name="T1118_48" style:family="text"/>
    <style:style style:name="T1118_49" style:family="text"/>
    <style:style style:name="T1118_50" style:family="text"/>
    <style:style style:name="T1118_51" style:family="text"/>
    <style:style style:name="T1118_52" style:family="text"/>
    <style:style style:name="T1118_53" style:family="text"/>
    <style:style style:name="T1118_54" style:family="text"/>
    <style:style style:name="T1118_55" style:family="text"/>
    <style:style style:name="T1118_56" style:family="text"/>
    <style:style style:name="T1118_57" style:family="text"/>
    <style:style style:name="T1118_58" style:family="text"/>
    <style:style style:name="T1118_59" style:family="text"/>
    <style:style style:name="T1118_60" style:family="text"/>
    <style:style style:name="T1118_61" style:family="text"/>
    <style:style style:name="T1118_62" style:family="text"/>
    <style:style style:name="T1118_63" style:family="text"/>
    <style:style style:name="T1118_64" style:family="text"/>
    <style:style style:name="T1118_65" style:family="text"/>
    <style:style style:name="T1118_66" style:family="text"/>
    <style:style style:name="T1118_67" style:family="text"/>
    <style:style style:name="T1118_68" style:family="text"/>
    <style:style style:name="T1118_69" style:family="text"/>
    <style:style style:name="T1118_70" style:family="text"/>
    <style:style style:name="T1118_71" style:family="text"/>
    <style:style style:name="T1118_72" style:family="text"/>
    <style:style style:name="T1118_73" style:family="text"/>
    <style:style style:name="T1118_74" style:family="text"/>
    <style:style style:name="T1118_75" style:family="text"/>
    <style:style style:name="T1118_76" style:family="text"/>
    <style:style style:name="T1118_77" style:family="text"/>
    <style:style style:name="T1118_78" style:family="text"/>
    <style:style style:name="T1118_79" style:family="text"/>
    <style:style style:name="T1118_80" style:family="text"/>
    <style:style style:name="T1118_81" style:family="text"/>
    <style:style style:name="T1118_82" style:family="text"/>
    <style:style style:name="T1118_83" style:family="text"/>
    <style:style style:name="T1118_84" style:family="text"/>
    <style:style style:name="T1118_85" style:family="text"/>
    <style:style style:name="T1118_86" style:family="text"/>
    <style:style style:name="T1118_87" style:family="text"/>
    <style:style style:name="T1118_88" style:family="text"/>
    <style:style style:name="T1118_89" style:family="text"/>
    <style:style style:name="T1118_90" style:family="text"/>
    <style:style style:name="T1118_91" style:family="text"/>
    <style:style style:name="T1118_92" style:family="text"/>
    <style:style style:name="T1118_93" style:family="text"/>
    <style:style style:name="T1118_94" style:family="text"/>
    <style:style style:name="T1118_95" style:family="text"/>
    <style:style style:name="T1118_96" style:family="text"/>
    <style:style style:name="T1118_97" style:family="text"/>
    <style:style style:name="T1118_98" style:family="text"/>
    <style:style style:name="T1118_99" style:family="text"/>
    <style:style style:name="T1118_100" style:family="text"/>
    <style:style style:name="T1118_101" style:family="text"/>
    <style:style style:name="T1118_102" style:family="text"/>
    <style:style style:name="T1118_103" style:family="text"/>
    <style:style style:name="T1118_104" style:family="text"/>
    <style:style style:name="T1118_105" style:family="text"/>
    <style:style style:name="T1118_106" style:family="text"/>
    <style:style style:name="T1118_107" style:family="text"/>
    <style:style style:name="T1118_108" style:family="text"/>
    <style:style style:name="T1118_109" style:family="text"/>
    <style:style style:name="T1118_110" style:family="text"/>
    <style:style style:name="T1118_111" style:family="text"/>
    <style:style style:name="T1118_112" style:family="text"/>
    <style:style style:name="T1118_113" style:family="text"/>
    <style:style style:name="T1118_114" style:family="text"/>
    <style:style style:name="T1118_115" style:family="text"/>
    <style:style style:name="T1118_116" style:family="text"/>
    <style:style style:name="T1118_117" style:family="text"/>
    <style:style style:name="T1118_118" style:family="text"/>
    <style:style style:name="T1118_119" style:family="text"/>
    <style:style style:name="T1118_120" style:family="text"/>
    <style:style style:name="T1118_121" style:family="text"/>
    <style:style style:name="T1118_122" style:family="text"/>
    <style:style style:name="T1118_123" style:family="text"/>
    <style:style style:name="T1118_124" style:family="text"/>
    <style:style style:name="T1118_125" style:family="text"/>
    <style:style style:name="T1118_126" style:family="text"/>
    <style:style style:name="T1118_127" style:family="text"/>
    <style:style style:name="T1118_128" style:family="text"/>
    <style:style style:name="T1118_129" style:family="text"/>
    <style:style style:name="T1118_130" style:family="text"/>
    <style:style style:name="T1118_131" style:family="text"/>
    <style:style style:name="T1118_132" style:family="text"/>
    <style:style style:name="T1118_133" style:family="text"/>
    <style:style style:name="T1118_134" style:family="text"/>
    <style:style style:name="T1118_135" style:family="text"/>
    <style:style style:name="T1118_136" style:family="text"/>
    <style:style style:name="T1118_137" style:family="text"/>
    <style:style style:name="T1118_138" style:family="text"/>
    <style:style style:name="T1118_139" style:family="text"/>
    <style:style style:name="T1118_140" style:family="text"/>
    <style:style style:name="T1118_141" style:family="text"/>
    <style:style style:name="T1118_142" style:family="text"/>
    <style:style style:name="T1118_143" style:family="text"/>
    <style:style style:name="T1118_144" style:family="text"/>
    <style:style style:name="T1118_145" style:family="text"/>
    <style:style style:name="T1118_146" style:family="text"/>
    <style:style style:name="T1118_147" style:family="text"/>
    <style:style style:name="T1118_148" style:family="text"/>
    <style:style style:name="T1118_149" style:family="text"/>
    <style:style style:name="T1118_150" style:family="text"/>
    <style:style style:name="T1118_151" style:family="text"/>
    <style:style style:name="T1118_152" style:family="text"/>
    <style:style style:name="T1118_153" style:family="text"/>
    <style:style style:name="T1118_154" style:family="text"/>
    <style:style style:name="T1118_155" style:family="text"/>
    <style:style style:name="T1118_156" style:family="text"/>
    <style:style style:name="T1118_157" style:family="text"/>
    <style:style style:name="T1118_158" style:family="text"/>
    <style:style style:name="T1118_159" style:family="text"/>
    <style:style style:name="T1118_160" style:family="text"/>
    <style:style style:name="T1118_161" style:family="text"/>
    <style:style style:name="T1118_162" style:family="text"/>
    <style:style style:name="T1118_163" style:family="text"/>
    <style:style style:name="T1118_164" style:family="text"/>
    <style:style style:name="T1118_165" style:family="text"/>
    <style:style style:name="T1118_166" style:family="text"/>
    <style:style style:name="T1118_167" style:family="text"/>
    <style:style style:name="T1118_168" style:family="text"/>
    <style:style style:name="T1118_169" style:family="text"/>
    <style:style style:name="T1118_170" style:family="text"/>
    <style:style style:name="T1118_171" style:family="text"/>
    <style:style style:name="T1118_172" style:family="text"/>
    <style:style style:name="T1118_173" style:family="text"/>
    <style:style style:name="T1118_174" style:family="text"/>
    <style:style style:name="T1118_175" style:family="text"/>
    <style:style style:name="T1118_176" style:family="text"/>
    <style:style style:name="T1118_177" style:family="text"/>
    <style:style style:name="T1118_178" style:family="text"/>
    <style:style style:name="T1118_179" style:family="text"/>
    <style:style style:name="T1118_180" style:family="text"/>
    <style:style style:name="T1118_181" style:family="text"/>
    <style:style style:name="T1118_182" style:family="text"/>
    <style:style style:name="T1118_183" style:family="text"/>
    <style:style style:name="T1118_184" style:family="text"/>
    <style:style style:name="T1118_185" style:family="text"/>
    <style:style style:name="T1118_186" style:family="text"/>
    <style:style style:name="T1118_187" style:family="text"/>
    <style:style style:name="T1118_188" style:family="text"/>
    <style:style style:name="T1118_189" style:family="text"/>
    <style:style style:name="T1118_190" style:family="text"/>
    <style:style style:name="T1118_191" style:family="text"/>
    <style:style style:name="T1118_192" style:family="text"/>
    <style:style style:name="T1118_193" style:family="text"/>
    <style:style style:name="T1118_194" style:family="text"/>
    <style:style style:name="T1118_195" style:family="text"/>
    <style:style style:name="T1118_196" style:family="text"/>
    <style:style style:name="T1118_197" style:family="text"/>
    <style:style style:name="T1118_198" style:family="text"/>
    <style:style style:name="T1118_199" style:family="text"/>
    <style:style style:name="T1118_200" style:family="text"/>
    <style:style style:name="T1118_201" style:family="text"/>
    <style:style style:name="T1118_202" style:family="text"/>
    <style:style style:name="T1118_203" style:family="text"/>
    <style:style style:name="T1118_204" style:family="text"/>
    <style:style style:name="T1118_205" style:family="text"/>
    <style:style style:name="T1118_206" style:family="text"/>
    <style:style style:name="T1118_207" style:family="text"/>
    <style:style style:name="T1118_208" style:family="text"/>
    <style:style style:name="T1118_209" style:family="text"/>
    <style:style style:name="T1118_210" style:family="text"/>
    <style:style style:name="T1118_211" style:family="text"/>
    <style:style style:name="T1118_212" style:family="text"/>
    <style:style style:name="T1118_213" style:family="text"/>
    <style:style style:name="T1118_214" style:family="text"/>
    <style:style style:name="T1118_215" style:family="text"/>
    <style:style style:name="T1118_216" style:family="text"/>
    <style:style style:name="T1118_217" style:family="text"/>
    <style:style style:name="T1118_218" style:family="text"/>
    <style:style style:name="T1118_219" style:family="text"/>
    <style:style style:name="T1118_220" style:family="text"/>
    <style:style style:name="T1118_221" style:family="text"/>
    <style:style style:name="T1118_222" style:family="text"/>
    <style:style style:name="T1118_223" style:family="text"/>
    <style:style style:name="T1118_224" style:family="text"/>
    <style:style style:name="T1118_225" style:family="text"/>
    <style:style style:name="T1118_226" style:family="text"/>
    <style:style style:name="T1118_227" style:family="text"/>
    <style:style style:name="T1118_228" style:family="text"/>
    <style:style style:name="T1118_229" style:family="text"/>
    <style:style style:name="T1118_230" style:family="text"/>
    <style:style style:name="T1118_231" style:family="text"/>
    <style:style style:name="T1118_232" style:family="text"/>
    <style:style style:name="T1118_233" style:family="text"/>
    <style:style style:name="T1118_234" style:family="text"/>
    <style:style style:name="T1118_235" style:family="text"/>
    <style:style style:name="T1118_236" style:family="text"/>
    <style:style style:name="T1118_237" style:family="text"/>
    <style:style style:name="T1118_238" style:family="text"/>
    <style:style style:name="T1118_239" style:family="text"/>
    <style:style style:name="T1118_240" style:family="text"/>
    <style:style style:name="T1118_241" style:family="text"/>
    <style:style style:name="T1118_242" style:family="text"/>
    <style:style style:name="T1118_243" style:family="text"/>
    <style:style style:name="T1118_244" style:family="text"/>
    <style:style style:name="T1118_245" style:family="text"/>
    <style:style style:name="T1118_246" style:family="text"/>
    <style:style style:name="T1118_247" style:family="text"/>
    <style:style style:name="T1118_248" style:family="text"/>
    <style:style style:name="T1118_249" style:family="text"/>
    <style:style style:name="T1118_250" style:family="text"/>
    <style:style style:name="T1118_251" style:family="text"/>
    <style:style style:name="T1118_252" style:family="text"/>
    <style:style style:name="T1118_253" style:family="text"/>
    <style:style style:name="T1118_254" style:family="text"/>
    <style:style style:name="T1118_255" style:family="text"/>
    <style:style style:name="T1118_256" style:family="text"/>
    <style:style style:name="T1118_257" style:family="text"/>
    <style:style style:name="T1118_258" style:family="text"/>
    <style:style style:name="T1118_259" style:family="text"/>
    <style:style style:name="T1118_260" style:family="text"/>
    <style:style style:name="T1118_261" style:family="text"/>
    <style:style style:name="T1118_262" style:family="text"/>
    <style:style style:name="T1118_263" style:family="text"/>
    <style:style style:name="T1118_264" style:family="text"/>
    <style:style style:name="T1118_265" style:family="text"/>
    <style:style style:name="T1118_266" style:family="text"/>
    <style:style style:name="T1118_267" style:family="text"/>
    <style:style style:name="T1118_268" style:family="text"/>
    <style:style style:name="T1118_269" style:family="text"/>
    <style:style style:name="T1118_270" style:family="text"/>
    <style:style style:name="T1118_271" style:family="text"/>
    <style:style style:name="T1118_272" style:family="text"/>
    <style:style style:name="T1118_273" style:family="text"/>
    <style:style style:name="T1118_274" style:family="text"/>
    <style:style style:name="T1118_275" style:family="text"/>
    <style:style style:name="T1118_276" style:family="text"/>
    <style:style style:name="T1118_277" style:family="text"/>
    <style:style style:name="T1118_278" style:family="text"/>
    <style:style style:name="T1118_279" style:family="text"/>
    <style:style style:name="T1118_280" style:family="text"/>
    <style:style style:name="T1118_281" style:family="text"/>
    <style:style style:name="T1118_282" style:family="text"/>
    <style:style style:name="T1118_283" style:family="text"/>
    <style:style style:name="T1118_284" style:family="text"/>
    <style:style style:name="T1118_285" style:family="text"/>
    <style:style style:name="T1118_286" style:family="text"/>
    <style:style style:name="T1118_287" style:family="text"/>
    <style:style style:name="T1118_288" style:family="text"/>
    <style:style style:name="T1118_289" style:family="text"/>
    <style:style style:name="T1118_290" style:family="text"/>
    <style:style style:name="T1118_291" style:family="text"/>
    <style:style style:name="T1118_292" style:family="text"/>
    <style:style style:name="T1118_293" style:family="text"/>
    <style:style style:name="T1118_294" style:family="text"/>
    <style:style style:name="T1118_295" style:family="text"/>
    <style:style style:name="T1118_296" style:family="text"/>
    <style:style style:name="T1118_297" style:family="text"/>
    <style:style style:name="T1118_298" style:family="text"/>
    <style:style style:name="T1118_299" style:family="text"/>
    <style:style style:name="T1118_300" style:family="text"/>
    <style:style style:name="T1118_301" style:family="text"/>
    <style:style style:name="T1118_302" style:family="text"/>
    <style:style style:name="T1118_303" style:family="text"/>
    <style:style style:name="T1118_304" style:family="text"/>
    <style:style style:name="T1118_305" style:family="text"/>
    <style:style style:name="T1118_306" style:family="text"/>
    <style:style style:name="T1118_307" style:family="text"/>
    <style:style style:name="T1118_308" style:family="text"/>
    <style:style style:name="T1118_309" style:family="text"/>
    <style:style style:name="T1118_310" style:family="text"/>
    <style:style style:name="T1118_311" style:family="text"/>
    <style:style style:name="T1118_312" style:family="text"/>
    <style:style style:name="T1118_313" style:family="text"/>
    <style:style style:name="T1118_314" style:family="text"/>
    <style:style style:name="T1118_315" style:family="text"/>
    <style:style style:name="T1118_316" style:family="text"/>
    <style:style style:name="T1118_317" style:family="text"/>
    <style:style style:name="T1118_318" style:family="text"/>
    <style:style style:name="T1118_319" style:family="text"/>
    <style:style style:name="T1118_320" style:family="text"/>
    <style:style style:name="T1118_321" style:family="text"/>
    <style:style style:name="T1118_322" style:family="text"/>
    <style:style style:name="T1118_323" style:family="text"/>
    <style:style style:name="T1118_324" style:family="text"/>
    <style:style style:name="T1118_325" style:family="text"/>
    <style:style style:name="T1118_326" style:family="text"/>
    <style:style style:name="T1118_327" style:family="text"/>
    <style:style style:name="T1118_328" style:family="text"/>
    <style:style style:name="T1118_329" style:family="text"/>
    <style:style style:name="T1118_330" style:family="text"/>
    <style:style style:name="T1118_331" style:family="text"/>
    <style:style style:name="T1118_332" style:family="text"/>
    <style:style style:name="T1118_333" style:family="text"/>
    <style:style style:name="T1118_334" style:family="text"/>
    <style:style style:name="T1118_335" style:family="text"/>
    <style:style style:name="T1118_336" style:family="text"/>
    <style:style style:name="T1118_337" style:family="text"/>
    <style:style style:name="T1118_338" style:family="text"/>
    <style:style style:name="T1118_339" style:family="text"/>
    <style:style style:name="T1118_340" style:family="text"/>
    <style:style style:name="T1118_341" style:family="text"/>
    <style:style style:name="T1118_342" style:family="text"/>
    <style:style style:name="T1118_343" style:family="text"/>
    <style:style style:name="T1118_344" style:family="text"/>
    <style:style style:name="T1118_345" style:family="text"/>
    <style:style style:name="T1118_346" style:family="text"/>
    <style:style style:name="T1118_347" style:family="text"/>
    <style:style style:name="T1118_348" style:family="text"/>
    <style:style style:name="T1118_349" style:family="text"/>
    <style:style style:name="T1118_350" style:family="text"/>
    <style:style style:name="T1118_351" style:family="text"/>
    <style:style style:name="T1118_352" style:family="text"/>
    <style:style style:name="T1118_353" style:family="text"/>
    <style:style style:name="T1118_354" style:family="text"/>
    <style:style style:name="T1118_355" style:family="text"/>
    <style:style style:name="T1118_356" style:family="text"/>
    <style:style style:name="T1118_357" style:family="text"/>
    <style:style style:name="T1118_358" style:family="text"/>
    <style:style style:name="T1118_359" style:family="text"/>
    <style:style style:name="T1118_360" style:family="text"/>
    <style:style style:name="T1118_361" style:family="text"/>
    <style:style style:name="T1118_362" style:family="text"/>
    <style:style style:name="T1118_363" style:family="text"/>
    <style:style style:name="T1118_364" style:family="text"/>
    <style:style style:name="P1119" style:family="paragraph" style:parent-style-name="Standard">
      <style:paragraph-properties fo:break-before="auto" fo:line-height="100%" style:writing-mode="lr-tb"/>
    </style:style>
    <style:style style:name="P1120" style:family="paragraph" style:parent-style-name="Standard">
      <style:paragraph-properties fo:break-before="auto" fo:line-height="100%" style:writing-mode="lr-tb"/>
    </style:style>
    <style:style style:name="T1120_1" style:family="text"/>
    <style:style style:name="T1120_2" style:family="text"/>
    <style:style style:name="T1120_3" style:family="text"/>
    <style:style style:name="T1120_4" style:family="text"/>
    <style:style style:name="T1120_5" style:family="text"/>
    <style:style style:name="P1121" style:family="paragraph" style:parent-style-name="Standard">
      <style:paragraph-properties fo:break-before="auto" fo:line-height="100%" style:writing-mode="lr-tb"/>
    </style:style>
    <style:style style:name="P1122" style:family="paragraph" style:parent-style-name="Standard">
      <style:paragraph-properties fo:break-before="auto" fo:line-height="100%" style:writing-mode="lr-tb"/>
    </style:style>
    <style:style style:name="T1122_1" style:family="text"/>
    <style:style style:name="T1122_2" style:family="text"/>
    <style:style style:name="T1122_3" style:family="text"/>
    <style:style style:name="T1122_4" style:family="text"/>
    <style:style style:name="T1122_5" style:family="text"/>
    <style:style style:name="T1122_6" style:family="text"/>
    <style:style style:name="T1122_7" style:family="text"/>
    <style:style style:name="T1122_8" style:family="text"/>
    <style:style style:name="P1123" style:family="paragraph" style:parent-style-name="Standard">
      <style:paragraph-properties fo:break-before="auto" fo:line-height="100%" style:writing-mode="lr-tb"/>
    </style:style>
    <style:style style:name="P1124" style:family="paragraph" style:parent-style-name="Standard">
      <style:paragraph-properties fo:break-before="auto" fo:line-height="100%" style:writing-mode="lr-tb"/>
    </style:style>
    <style:style style:name="T1124_1" style:family="text"/>
    <style:style style:name="P1125" style:family="paragraph" style:parent-style-name="Standard">
      <style:paragraph-properties fo:break-before="auto" fo:line-height="100%" style:writing-mode="lr-tb"/>
    </style:style>
    <style:style style:name="P1126" style:family="paragraph" style:parent-style-name="Standard">
      <style:paragraph-properties fo:break-before="auto" fo:line-height="100%" style:writing-mode="lr-tb"/>
    </style:style>
    <style:style style:name="T1126_1" style:family="text"/>
    <style:style style:name="T1126_2" style:family="text"/>
    <style:style style:name="T1126_3" style:family="text"/>
    <style:style style:name="T1126_4" style:family="text"/>
    <style:style style:name="T1126_5" style:family="text"/>
    <style:style style:name="T1126_6" style:family="text"/>
    <style:style style:name="T1126_7" style:family="text"/>
    <style:style style:name="T1126_8" style:family="text"/>
    <style:style style:name="T1126_9" style:family="text"/>
    <style:style style:name="T1126_10" style:family="text"/>
    <style:style style:name="T1126_11" style:family="text"/>
    <style:style style:name="T1126_12" style:family="text"/>
    <style:style style:name="T1126_13" style:family="text"/>
    <style:style style:name="T1126_14" style:family="text"/>
    <style:style style:name="T1126_15" style:family="text"/>
    <style:style style:name="T1126_16" style:family="text"/>
    <style:style style:name="T1126_17" style:family="text"/>
    <style:style style:name="T1126_18" style:family="text"/>
    <style:style style:name="T1126_19" style:family="text"/>
    <style:style style:name="T1126_20" style:family="text"/>
    <style:style style:name="T1126_21" style:family="text"/>
    <style:style style:name="T1126_22" style:family="text"/>
    <style:style style:name="T1126_23" style:family="text"/>
    <style:style style:name="T1126_24" style:family="text"/>
    <style:style style:name="T1126_25" style:family="text"/>
    <style:style style:name="T1126_26" style:family="text"/>
    <style:style style:name="T1126_27" style:family="text"/>
    <style:style style:name="T1126_28" style:family="text"/>
    <style:style style:name="T1126_29" style:family="text"/>
    <style:style style:name="T1126_30" style:family="text"/>
    <style:style style:name="T1126_31" style:family="text"/>
    <style:style style:name="T1126_32" style:family="text"/>
    <style:style style:name="T1126_33" style:family="text"/>
    <style:style style:name="T1126_34" style:family="text"/>
    <style:style style:name="T1126_35" style:family="text"/>
    <style:style style:name="T1126_36" style:family="text"/>
    <style:style style:name="P1127" style:family="paragraph" style:parent-style-name="Standard">
      <style:paragraph-properties fo:break-before="auto" fo:line-height="100%" style:writing-mode="lr-tb"/>
    </style:style>
    <style:style style:name="P1128" style:family="paragraph" style:parent-style-name="Standard">
      <style:paragraph-properties fo:break-before="auto" fo:line-height="100%" style:writing-mode="lr-tb"/>
    </style:style>
    <style:style style:name="T1128_1" style:family="text"/>
    <style:style style:name="P1129" style:family="paragraph" style:parent-style-name="Standard">
      <style:paragraph-properties fo:break-before="auto" fo:line-height="100%" style:writing-mode="lr-tb"/>
    </style:style>
    <style:style style:name="P1130" style:family="paragraph" style:parent-style-name="Standard">
      <style:paragraph-properties fo:break-before="auto" fo:line-height="100%" style:writing-mode="lr-tb"/>
    </style:style>
    <style:style style:name="T1130_1" style:family="text"/>
    <style:style style:name="P1131" style:family="paragraph" style:parent-style-name="Standard">
      <style:paragraph-properties fo:break-before="auto" fo:line-height="100%" style:writing-mode="lr-tb"/>
    </style:style>
    <style:style style:name="T1131_1" style:family="text"/>
    <style:style style:name="P1132" style:family="paragraph" style:parent-style-name="Standard">
      <style:paragraph-properties fo:break-before="auto" fo:line-height="100%" style:writing-mode="lr-tb"/>
    </style:style>
    <style:style style:name="P1133" style:family="paragraph" style:parent-style-name="Standard">
      <style:paragraph-properties fo:break-before="auto" fo:line-height="100%" style:writing-mode="lr-tb"/>
    </style:style>
    <style:style style:name="T1133_1" style:family="text"/>
    <style:style style:name="P1134" style:family="paragraph" style:parent-style-name="Standard">
      <style:paragraph-properties fo:break-before="auto" fo:line-height="100%" style:writing-mode="lr-tb"/>
    </style:style>
    <style:style style:name="P1135" style:family="paragraph" style:parent-style-name="Standard">
      <style:paragraph-properties fo:break-before="auto" fo:line-height="100%" style:writing-mode="lr-tb"/>
    </style:style>
    <style:style style:name="T1135_1" style:family="text"/>
    <style:style style:name="P1136" style:family="paragraph" style:parent-style-name="Standard">
      <style:paragraph-properties fo:break-before="auto" fo:line-height="100%" style:writing-mode="lr-tb"/>
    </style:style>
    <style:style style:name="T1136_1" style:family="text"/>
    <style:style style:name="P1137" style:family="paragraph" style:parent-style-name="Standard">
      <style:paragraph-properties fo:break-before="auto" fo:line-height="100%" style:writing-mode="lr-tb"/>
    </style:style>
    <style:style style:name="P1138" style:family="paragraph" style:parent-style-name="Standard">
      <style:paragraph-properties fo:break-before="auto" fo:line-height="100%" style:writing-mode="lr-tb"/>
    </style:style>
    <style:style style:name="T1138_1" style:family="text"/>
    <style:style style:name="P1139" style:family="paragraph" style:parent-style-name="Standard">
      <style:paragraph-properties fo:break-before="auto" fo:line-height="100%" style:writing-mode="lr-tb"/>
    </style:style>
    <style:style style:name="T1139_1" style:family="text"/>
    <style:style style:name="P1140" style:family="paragraph" style:parent-style-name="Standard">
      <style:paragraph-properties fo:break-before="auto" fo:line-height="100%" style:writing-mode="lr-tb"/>
    </style:style>
    <style:style style:name="P1141" style:family="paragraph" style:parent-style-name="Standard">
      <style:paragraph-properties fo:break-before="auto" fo:line-height="100%" style:writing-mode="lr-tb"/>
    </style:style>
    <style:style style:name="T1141_1" style:family="text"/>
    <style:style style:name="P1142" style:family="paragraph" style:parent-style-name="Standard">
      <style:paragraph-properties fo:break-before="auto" fo:line-height="100%" style:writing-mode="lr-tb"/>
    </style:style>
    <style:style style:name="P1143" style:family="paragraph" style:parent-style-name="Standard">
      <style:paragraph-properties fo:break-before="auto" fo:line-height="100%" style:writing-mode="lr-tb"/>
    </style:style>
    <style:style style:name="T1143_1" style:family="text"/>
    <style:style style:name="P1144" style:family="paragraph" style:parent-style-name="Standard">
      <style:paragraph-properties fo:break-before="auto" fo:line-height="100%" style:writing-mode="lr-tb"/>
    </style:style>
    <style:style style:name="T1144_1" style:family="text"/>
    <style:style style:name="P1145" style:family="paragraph" style:parent-style-name="Standard">
      <style:paragraph-properties fo:break-before="auto" fo:line-height="100%" style:writing-mode="lr-tb"/>
    </style:style>
    <style:style style:name="P1146" style:family="paragraph" style:parent-style-name="Standard">
      <style:paragraph-properties fo:break-before="auto" fo:line-height="100%" style:writing-mode="lr-tb"/>
    </style:style>
    <style:style style:name="T1146_1" style:family="text"/>
    <style:style style:name="T1146_2" style:family="text"/>
    <style:style style:name="T1146_3" style:family="text"/>
    <style:style style:name="T1146_4" style:family="text"/>
    <style:style style:name="T1146_5" style:family="text"/>
    <style:style style:name="T1146_6" style:family="text"/>
    <style:style style:name="T1146_7" style:family="text"/>
    <style:style style:name="T1146_8" style:family="text"/>
    <style:style style:name="T1146_9" style:family="text"/>
    <style:style style:name="T1146_10" style:family="text"/>
    <style:style style:name="T1146_11" style:family="text"/>
    <style:style style:name="T1146_12" style:family="text"/>
    <style:style style:name="T1146_13" style:family="text"/>
    <style:style style:name="T1146_14" style:family="text"/>
    <style:style style:name="T1146_15" style:family="text"/>
    <style:style style:name="T1146_16" style:family="text"/>
    <style:style style:name="T1146_17" style:family="text"/>
    <style:style style:name="T1146_18" style:family="text"/>
    <style:style style:name="T1146_19" style:family="text"/>
    <style:style style:name="T1146_20" style:family="text"/>
    <style:style style:name="T1146_21" style:family="text"/>
    <style:style style:name="T1146_22" style:family="text"/>
    <style:style style:name="P1147" style:family="paragraph" style:parent-style-name="Standard">
      <style:paragraph-properties fo:break-before="auto" fo:line-height="100%" style:writing-mode="lr-tb"/>
    </style:style>
    <style:style style:name="T1147_1" style:family="text"/>
    <style:style style:name="P1148" style:family="paragraph" style:parent-style-name="Standard">
      <style:paragraph-properties fo:break-before="auto" fo:line-height="100%" style:writing-mode="lr-tb"/>
    </style:style>
    <style:style style:name="P1149" style:family="paragraph" style:parent-style-name="Standard">
      <style:paragraph-properties fo:break-before="auto" fo:line-height="100%" style:writing-mode="lr-tb"/>
    </style:style>
    <style:style style:name="T1149_1" style:family="text"/>
    <style:style style:name="P1150" style:family="paragraph" style:parent-style-name="Standard">
      <style:paragraph-properties fo:break-before="auto" fo:line-height="100%" style:writing-mode="lr-tb"/>
    </style:style>
    <style:style style:name="P1151" style:family="paragraph" style:parent-style-name="Standard">
      <style:paragraph-properties fo:break-before="auto" fo:line-height="100%" style:writing-mode="lr-tb"/>
    </style:style>
    <style:style style:name="T1151_1" style:family="text"/>
    <style:style style:name="P1152" style:family="paragraph" style:parent-style-name="Standard">
      <style:paragraph-properties fo:break-before="auto" fo:line-height="100%" style:writing-mode="lr-tb"/>
    </style:style>
    <style:style style:name="T1152_1" style:family="text"/>
    <style:style style:name="P1153" style:family="paragraph" style:parent-style-name="Standard">
      <style:paragraph-properties fo:break-before="auto" fo:line-height="100%" style:writing-mode="lr-tb"/>
    </style:style>
    <style:style style:name="P1154" style:family="paragraph" style:parent-style-name="Standard">
      <style:paragraph-properties fo:break-before="auto" fo:line-height="100%" style:writing-mode="lr-tb"/>
    </style:style>
    <style:style style:name="T1154_1" style:family="text"/>
    <style:style style:name="T1154_2" style:family="text"/>
    <style:style style:name="T1154_3" style:family="text"/>
    <style:style style:name="T1154_4" style:family="text"/>
    <style:style style:name="T1154_5" style:family="text"/>
    <style:style style:name="T1154_6" style:family="text"/>
    <style:style style:name="T1154_7" style:family="text"/>
    <style:style style:name="T1154_8" style:family="text"/>
    <style:style style:name="T1154_9" style:family="text"/>
    <style:style style:name="T1154_10" style:family="text"/>
    <style:style style:name="T1154_11" style:family="text"/>
    <style:style style:name="T1154_12" style:family="text"/>
    <style:style style:name="T1154_13" style:family="text"/>
    <style:style style:name="T1154_14" style:family="text"/>
    <style:style style:name="T1154_15" style:family="text"/>
    <style:style style:name="T1154_16" style:family="text"/>
    <style:style style:name="T1154_17" style:family="text"/>
    <style:style style:name="T1154_18" style:family="text"/>
    <style:style style:name="T1154_19" style:family="text"/>
    <style:style style:name="T1154_20" style:family="text"/>
    <style:style style:name="T1154_21" style:family="text"/>
    <style:style style:name="T1154_22" style:family="text"/>
    <style:style style:name="P1155" style:family="paragraph" style:parent-style-name="Standard">
      <style:paragraph-properties fo:break-before="auto" fo:line-height="100%" style:writing-mode="lr-tb"/>
    </style:style>
    <style:style style:name="T1155_1" style:family="text"/>
    <style:style style:name="P1156" style:family="paragraph" style:parent-style-name="Standard">
      <style:paragraph-properties fo:break-before="auto" fo:line-height="100%" style:writing-mode="lr-tb"/>
    </style:style>
    <style:style style:name="P1157" style:family="paragraph" style:parent-style-name="Standard">
      <style:paragraph-properties fo:break-before="auto" fo:line-height="100%" style:writing-mode="lr-tb"/>
    </style:style>
    <style:style style:name="T1157_1" style:family="text"/>
    <style:style style:name="P1158" style:family="paragraph" style:parent-style-name="Standard">
      <style:paragraph-properties fo:break-before="auto" fo:line-height="100%" style:writing-mode="lr-tb"/>
    </style:style>
    <style:style style:name="P1159" style:family="paragraph" style:parent-style-name="Standard">
      <style:paragraph-properties fo:break-before="auto" fo:line-height="100%" style:writing-mode="lr-tb"/>
    </style:style>
    <style:style style:name="T1159_1" style:family="text"/>
    <style:style style:name="P1160" style:family="paragraph" style:parent-style-name="Standard">
      <style:paragraph-properties fo:break-before="auto" fo:line-height="100%" style:writing-mode="lr-tb"/>
    </style:style>
    <style:style style:name="T1160_1" style:family="text"/>
    <style:style style:name="P1161" style:family="paragraph" style:parent-style-name="Standard">
      <style:paragraph-properties fo:break-before="auto" fo:line-height="100%" style:writing-mode="lr-tb"/>
    </style:style>
    <style:style style:name="P1162" style:family="paragraph" style:parent-style-name="Standard">
      <style:paragraph-properties fo:break-before="auto" fo:line-height="100%" style:writing-mode="lr-tb"/>
    </style:style>
    <style:style style:name="T1162_1" style:family="text"/>
    <style:style style:name="T1162_2" style:family="text"/>
    <style:style style:name="T1162_3" style:family="text"/>
    <style:style style:name="T1162_4" style:family="text"/>
    <style:style style:name="T1162_5" style:family="text"/>
    <style:style style:name="T1162_6" style:family="text"/>
    <style:style style:name="T1162_7" style:family="text"/>
    <style:style style:name="T1162_8" style:family="text"/>
    <style:style style:name="T1162_9" style:family="text"/>
    <style:style style:name="T1162_10" style:family="text"/>
    <style:style style:name="T1162_11" style:family="text"/>
    <style:style style:name="T1162_12" style:family="text"/>
    <style:style style:name="T1162_13" style:family="text"/>
    <style:style style:name="T1162_14" style:family="text"/>
    <style:style style:name="T1162_15" style:family="text"/>
    <style:style style:name="T1162_16" style:family="text"/>
    <style:style style:name="T1162_17" style:family="text"/>
    <style:style style:name="T1162_18" style:family="text"/>
    <style:style style:name="T1162_19" style:family="text"/>
    <style:style style:name="T1162_20" style:family="text"/>
    <style:style style:name="T1162_21" style:family="text"/>
    <style:style style:name="T1162_22" style:family="text"/>
    <style:style style:name="P1163" style:family="paragraph" style:parent-style-name="Standard">
      <style:paragraph-properties fo:break-before="auto" fo:line-height="100%" style:writing-mode="lr-tb"/>
    </style:style>
    <style:style style:name="T1163_1" style:family="text"/>
    <style:style style:name="P1164" style:family="paragraph" style:parent-style-name="Standard">
      <style:paragraph-properties fo:break-before="auto" fo:line-height="100%" style:writing-mode="lr-tb"/>
    </style:style>
    <style:style style:name="P1165" style:family="paragraph" style:parent-style-name="Standard">
      <style:paragraph-properties fo:break-before="auto" fo:line-height="100%" style:writing-mode="lr-tb"/>
    </style:style>
    <style:style style:name="T1165_1" style:family="text"/>
    <style:style style:name="T1165_2" style:family="text"/>
    <style:style style:name="T1165_3" style:family="text"/>
    <style:style style:name="T1165_4" style:family="text"/>
    <style:style style:name="T1165_5" style:family="text"/>
    <style:style style:name="P1166" style:family="paragraph" style:parent-style-name="Standard">
      <style:paragraph-properties fo:break-before="auto" fo:line-height="100%" style:writing-mode="lr-tb"/>
    </style:style>
    <style:style style:name="P1167" style:family="paragraph" style:parent-style-name="Standard">
      <style:paragraph-properties fo:break-before="auto" fo:line-height="100%" style:writing-mode="lr-tb"/>
    </style:style>
    <style:style style:name="T1167_1" style:family="text"/>
    <style:style style:name="P1168" style:family="paragraph" style:parent-style-name="Standard">
      <style:paragraph-properties fo:break-before="auto" fo:line-height="100%" style:writing-mode="lr-tb"/>
    </style:style>
    <style:style style:name="T1168_1" style:family="text"/>
    <style:style style:name="P1169" style:family="paragraph" style:parent-style-name="Standard">
      <style:paragraph-properties fo:break-before="auto" fo:line-height="100%" style:writing-mode="lr-tb"/>
    </style:style>
    <style:style style:name="P1170" style:family="paragraph" style:parent-style-name="Standard">
      <style:paragraph-properties fo:break-before="auto" fo:line-height="100%" style:writing-mode="lr-tb"/>
    </style:style>
    <style:style style:name="T1170_1" style:family="text"/>
    <style:style style:name="T1170_2" style:family="text"/>
    <style:style style:name="T1170_3" style:family="text"/>
    <style:style style:name="T1170_4" style:family="text"/>
    <style:style style:name="T1170_5" style:family="text"/>
    <style:style style:name="T1170_6" style:family="text"/>
    <style:style style:name="T1170_7" style:family="text"/>
    <style:style style:name="T1170_8" style:family="text"/>
    <style:style style:name="T1170_9" style:family="text"/>
    <style:style style:name="T1170_10" style:family="text"/>
    <style:style style:name="T1170_11" style:family="text"/>
    <style:style style:name="T1170_12" style:family="text"/>
    <style:style style:name="T1170_13" style:family="text"/>
    <style:style style:name="T1170_14" style:family="text"/>
    <style:style style:name="T1170_15" style:family="text"/>
    <style:style style:name="T1170_16" style:family="text"/>
    <style:style style:name="T1170_17" style:family="text"/>
    <style:style style:name="T1170_18" style:family="text"/>
    <style:style style:name="T1170_19" style:family="text"/>
    <style:style style:name="T1170_20" style:family="text"/>
    <style:style style:name="T1170_21" style:family="text"/>
    <style:style style:name="T1170_22" style:family="text"/>
    <style:style style:name="P1171" style:family="paragraph" style:parent-style-name="Standard">
      <style:paragraph-properties fo:break-before="auto" fo:line-height="100%" style:writing-mode="lr-tb"/>
    </style:style>
    <style:style style:name="T1171_1" style:family="text"/>
    <style:style style:name="P1172" style:family="paragraph" style:parent-style-name="Standard">
      <style:paragraph-properties fo:break-before="auto" fo:line-height="100%" style:writing-mode="lr-tb"/>
    </style:style>
    <style:style style:name="P1173" style:family="paragraph" style:parent-style-name="Standard">
      <style:paragraph-properties fo:break-before="auto" fo:line-height="100%" style:writing-mode="lr-tb"/>
    </style:style>
    <style:style style:name="T1173_1" style:family="text"/>
    <style:style style:name="P1174" style:family="paragraph" style:parent-style-name="Standard">
      <style:paragraph-properties fo:break-before="auto" fo:line-height="100%" style:writing-mode="lr-tb"/>
    </style:style>
    <style:style style:name="P1175" style:family="paragraph" style:parent-style-name="Standard">
      <style:paragraph-properties fo:break-before="auto" fo:line-height="100%" style:writing-mode="lr-tb"/>
    </style:style>
    <style:style style:name="T1175_1" style:family="text"/>
    <style:style style:name="P1176" style:family="paragraph" style:parent-style-name="Standard">
      <style:paragraph-properties fo:break-before="auto" fo:line-height="100%" style:writing-mode="lr-tb"/>
    </style:style>
    <style:style style:name="T1176_1" style:family="text"/>
    <style:style style:name="P1177" style:family="paragraph" style:parent-style-name="Standard">
      <style:paragraph-properties fo:break-before="auto" fo:line-height="100%" style:writing-mode="lr-tb"/>
    </style:style>
    <style:style style:name="P1178" style:family="paragraph" style:parent-style-name="Standard">
      <style:paragraph-properties fo:break-before="auto" fo:line-height="100%" style:writing-mode="lr-tb"/>
    </style:style>
    <style:style style:name="T1178_1" style:family="text"/>
    <style:style style:name="T1178_2" style:family="text"/>
    <style:style style:name="T1178_3" style:family="text"/>
    <style:style style:name="T1178_4" style:family="text"/>
    <style:style style:name="T1178_5" style:family="text"/>
    <style:style style:name="T1178_6" style:family="text"/>
    <style:style style:name="T1178_7" style:family="text"/>
    <style:style style:name="T1178_8" style:family="text"/>
    <style:style style:name="T1178_9" style:family="text"/>
    <style:style style:name="T1178_10" style:family="text"/>
    <style:style style:name="T1178_11" style:family="text"/>
    <style:style style:name="T1178_12" style:family="text"/>
    <style:style style:name="T1178_13" style:family="text"/>
    <style:style style:name="T1178_14" style:family="text"/>
    <style:style style:name="T1178_15" style:family="text"/>
    <style:style style:name="T1178_16" style:family="text"/>
    <style:style style:name="T1178_17" style:family="text"/>
    <style:style style:name="T1178_18" style:family="text"/>
    <style:style style:name="T1178_19" style:family="text"/>
    <style:style style:name="T1178_20" style:family="text"/>
    <style:style style:name="T1178_21" style:family="text"/>
    <style:style style:name="T1178_22" style:family="text"/>
    <style:style style:name="P1179" style:family="paragraph" style:parent-style-name="Standard">
      <style:paragraph-properties fo:break-before="auto" fo:line-height="100%" style:writing-mode="lr-tb"/>
    </style:style>
    <style:style style:name="T1179_1" style:family="text"/>
    <style:style style:name="P1180" style:family="paragraph" style:parent-style-name="Standard">
      <style:paragraph-properties fo:break-before="auto" fo:line-height="100%" style:writing-mode="lr-tb"/>
    </style:style>
    <style:style style:name="P1181" style:family="paragraph" style:parent-style-name="Standard">
      <style:paragraph-properties fo:break-before="auto" fo:line-height="100%" style:writing-mode="lr-tb"/>
    </style:style>
    <style:style style:name="T1181_1" style:family="text"/>
    <style:style style:name="P1182" style:family="paragraph" style:parent-style-name="Standard">
      <style:paragraph-properties fo:break-before="auto" fo:line-height="100%" style:writing-mode="lr-tb"/>
    </style:style>
    <style:style style:name="P1183" style:family="paragraph" style:parent-style-name="Standard">
      <style:paragraph-properties fo:break-before="auto" fo:line-height="100%" style:writing-mode="lr-tb"/>
    </style:style>
    <style:style style:name="T1183_1" style:family="text"/>
    <style:style style:name="P1184" style:family="paragraph" style:parent-style-name="Standard">
      <style:paragraph-properties fo:break-before="auto" fo:line-height="100%" style:writing-mode="lr-tb"/>
    </style:style>
    <style:style style:name="T1184_1" style:family="text"/>
    <style:style style:name="P1185" style:family="paragraph" style:parent-style-name="Standard">
      <style:paragraph-properties fo:break-before="auto" fo:line-height="100%" style:writing-mode="lr-tb"/>
    </style:style>
    <style:style style:name="P1186" style:family="paragraph" style:parent-style-name="Standard">
      <style:paragraph-properties fo:break-before="auto" fo:line-height="100%" style:writing-mode="lr-tb"/>
    </style:style>
    <style:style style:name="T1186_1" style:family="text"/>
    <style:style style:name="T1186_2" style:family="text"/>
    <style:style style:name="T1186_3" style:family="text"/>
    <style:style style:name="T1186_4" style:family="text"/>
    <style:style style:name="T1186_5" style:family="text"/>
    <style:style style:name="T1186_6" style:family="text"/>
    <style:style style:name="T1186_7" style:family="text"/>
    <style:style style:name="T1186_8" style:family="text"/>
    <style:style style:name="T1186_9" style:family="text"/>
    <style:style style:name="T1186_10" style:family="text"/>
    <style:style style:name="T1186_11" style:family="text"/>
    <style:style style:name="T1186_12" style:family="text"/>
    <style:style style:name="T1186_13" style:family="text"/>
    <style:style style:name="T1186_14" style:family="text"/>
    <style:style style:name="T1186_15" style:family="text"/>
    <style:style style:name="T1186_16" style:family="text"/>
    <style:style style:name="T1186_17" style:family="text"/>
    <style:style style:name="T1186_18" style:family="text"/>
    <style:style style:name="T1186_19" style:family="text"/>
    <style:style style:name="T1186_20" style:family="text"/>
    <style:style style:name="P1187" style:family="paragraph" style:parent-style-name="Standard">
      <style:paragraph-properties fo:break-before="auto" fo:line-height="100%" style:writing-mode="lr-tb"/>
    </style:style>
    <style:style style:name="T1187_1" style:family="text"/>
    <style:style style:name="P1188" style:family="paragraph" style:parent-style-name="Standard">
      <style:paragraph-properties fo:break-before="auto" fo:line-height="100%" style:writing-mode="lr-tb"/>
    </style:style>
    <style:style style:name="P1189" style:family="paragraph" style:parent-style-name="Standard">
      <style:paragraph-properties fo:break-before="auto" fo:line-height="100%" style:writing-mode="lr-tb"/>
    </style:style>
    <style:style style:name="T1189_1" style:family="text"/>
    <style:style style:name="P1190" style:family="paragraph" style:parent-style-name="Standard">
      <style:paragraph-properties fo:break-before="auto" fo:line-height="100%" style:writing-mode="lr-tb"/>
    </style:style>
    <style:style style:name="P1191" style:family="paragraph" style:parent-style-name="Standard">
      <style:paragraph-properties fo:break-before="auto" fo:line-height="100%" style:writing-mode="lr-tb"/>
    </style:style>
    <style:style style:name="T1191_1" style:family="text"/>
    <style:style style:name="P1192" style:family="paragraph" style:parent-style-name="Standard">
      <style:paragraph-properties fo:break-before="auto" fo:line-height="100%" style:writing-mode="lr-tb"/>
    </style:style>
    <style:style style:name="T1192_1" style:family="text"/>
    <style:style style:name="P1193" style:family="paragraph" style:parent-style-name="Standard">
      <style:paragraph-properties fo:break-before="auto" fo:line-height="100%" style:writing-mode="lr-tb"/>
    </style:style>
    <style:style style:name="P1194" style:family="paragraph" style:parent-style-name="Standard">
      <style:paragraph-properties fo:break-before="auto" fo:line-height="100%" style:writing-mode="lr-tb"/>
    </style:style>
    <style:style style:name="T1194_1" style:family="text"/>
    <style:style style:name="T1194_2" style:family="text"/>
    <style:style style:name="T1194_3" style:family="text"/>
    <style:style style:name="T1194_4" style:family="text"/>
    <style:style style:name="T1194_5" style:family="text"/>
    <style:style style:name="T1194_6" style:family="text"/>
    <style:style style:name="T1194_7" style:family="text"/>
    <style:style style:name="T1194_8" style:family="text"/>
    <style:style style:name="T1194_9" style:family="text"/>
    <style:style style:name="T1194_10" style:family="text"/>
    <style:style style:name="T1194_11" style:family="text"/>
    <style:style style:name="T1194_12" style:family="text"/>
    <style:style style:name="T1194_13" style:family="text"/>
    <style:style style:name="T1194_14" style:family="text"/>
    <style:style style:name="T1194_15" style:family="text"/>
    <style:style style:name="T1194_16" style:family="text"/>
    <style:style style:name="T1194_17" style:family="text"/>
    <style:style style:name="T1194_18" style:family="text"/>
    <style:style style:name="T1194_19" style:family="text"/>
    <style:style style:name="T1194_20" style:family="text"/>
    <style:style style:name="T1194_21" style:family="text"/>
    <style:style style:name="T1194_22" style:family="text"/>
    <style:style style:name="P1195" style:family="paragraph" style:parent-style-name="Standard">
      <style:paragraph-properties fo:break-before="auto" fo:line-height="100%" style:writing-mode="lr-tb"/>
    </style:style>
    <style:style style:name="T1195_1" style:family="text"/>
    <style:style style:name="P1196" style:family="paragraph" style:parent-style-name="Standard">
      <style:paragraph-properties fo:break-before="auto" fo:line-height="100%" style:writing-mode="lr-tb"/>
    </style:style>
    <style:style style:name="P1197" style:family="paragraph" style:parent-style-name="Standard">
      <style:paragraph-properties fo:break-before="auto" fo:line-height="100%" style:writing-mode="lr-tb"/>
    </style:style>
    <style:style style:name="T1197_1" style:family="text"/>
    <style:style style:name="P1198" style:family="paragraph" style:parent-style-name="Standard">
      <style:paragraph-properties fo:break-before="auto" fo:line-height="100%" style:writing-mode="lr-tb"/>
    </style:style>
    <style:style style:name="P1199" style:family="paragraph" style:parent-style-name="Standard">
      <style:paragraph-properties fo:break-before="auto" fo:line-height="100%" style:writing-mode="lr-tb"/>
    </style:style>
    <style:style style:name="T1199_1" style:family="text"/>
    <style:style style:name="P1200" style:family="paragraph" style:parent-style-name="Standard">
      <style:paragraph-properties fo:break-before="auto" fo:line-height="100%" style:writing-mode="lr-tb"/>
    </style:style>
    <style:style style:name="T1200_1" style:family="text"/>
    <style:style style:name="P1201" style:family="paragraph" style:parent-style-name="Standard">
      <style:paragraph-properties fo:break-before="auto" fo:line-height="100%" style:writing-mode="lr-tb"/>
    </style:style>
    <style:style style:name="P1202" style:family="paragraph" style:parent-style-name="Standard">
      <style:paragraph-properties fo:break-before="auto" fo:line-height="100%" style:writing-mode="lr-tb"/>
    </style:style>
    <style:style style:name="T1202_1" style:family="text"/>
    <style:style style:name="T1202_2" style:family="text"/>
    <style:style style:name="T1202_3" style:family="text"/>
    <style:style style:name="T1202_4" style:family="text"/>
    <style:style style:name="T1202_5" style:family="text"/>
    <style:style style:name="T1202_6" style:family="text"/>
    <style:style style:name="T1202_7" style:family="text"/>
    <style:style style:name="T1202_8" style:family="text"/>
    <style:style style:name="T1202_9" style:family="text"/>
    <style:style style:name="T1202_10" style:family="text"/>
    <style:style style:name="T1202_11" style:family="text"/>
    <style:style style:name="T1202_12" style:family="text"/>
    <style:style style:name="T1202_13" style:family="text"/>
    <style:style style:name="T1202_14" style:family="text"/>
    <style:style style:name="T1202_15" style:family="text"/>
    <style:style style:name="T1202_16" style:family="text"/>
    <style:style style:name="T1202_17" style:family="text"/>
    <style:style style:name="T1202_18" style:family="text"/>
    <style:style style:name="T1202_19" style:family="text"/>
    <style:style style:name="T1202_20" style:family="text"/>
    <style:style style:name="T1202_21" style:family="text"/>
    <style:style style:name="T1202_22" style:family="text"/>
    <style:style style:name="P1203" style:family="paragraph" style:parent-style-name="Standard">
      <style:paragraph-properties fo:break-before="auto" fo:line-height="100%" style:writing-mode="lr-tb"/>
    </style:style>
    <style:style style:name="T1203_1" style:family="text"/>
    <style:style style:name="P1204" style:family="paragraph" style:parent-style-name="Standard">
      <style:paragraph-properties fo:break-before="auto" fo:line-height="100%" style:writing-mode="lr-tb"/>
    </style:style>
    <style:style style:name="P1205" style:family="paragraph" style:parent-style-name="Standard">
      <style:paragraph-properties fo:break-before="auto" fo:line-height="100%" style:writing-mode="lr-tb"/>
    </style:style>
    <style:style style:name="T1205_1" style:family="text"/>
    <style:style style:name="P1206" style:family="paragraph" style:parent-style-name="Standard">
      <style:paragraph-properties fo:break-before="auto" fo:line-height="100%" style:writing-mode="lr-tb"/>
    </style:style>
    <style:style style:name="P1207" style:family="paragraph" style:parent-style-name="Standard">
      <style:paragraph-properties fo:break-before="auto" fo:line-height="100%" style:writing-mode="lr-tb"/>
    </style:style>
    <style:style style:name="T1207_1" style:family="text"/>
    <style:style style:name="P1208" style:family="paragraph" style:parent-style-name="Standard">
      <style:paragraph-properties fo:break-before="auto" fo:line-height="100%" style:writing-mode="lr-tb"/>
    </style:style>
    <style:style style:name="P1209" style:family="paragraph" style:parent-style-name="Standard">
      <style:paragraph-properties fo:break-before="auto" fo:line-height="100%" style:writing-mode="lr-tb"/>
    </style:style>
    <style:style style:name="T1209_1" style:family="text"/>
    <style:style style:name="T1209_2" style:family="text"/>
    <style:style style:name="T1209_3" style:family="text"/>
    <style:style style:name="T1209_4" style:family="text"/>
    <style:style style:name="T1209_5" style:family="text"/>
    <style:style style:name="T1209_6" style:family="text"/>
    <style:style style:name="T1209_7" style:family="text"/>
    <style:style style:name="T1209_8" style:family="text"/>
    <style:style style:name="T1209_9" style:family="text"/>
    <style:style style:name="T1209_10" style:family="text"/>
    <style:style style:name="T1209_11" style:family="text"/>
    <style:style style:name="T1209_12" style:family="text"/>
    <style:style style:name="T1209_13" style:family="text"/>
    <style:style style:name="T1209_14" style:family="text"/>
    <style:style style:name="T1209_15" style:family="text"/>
    <style:style style:name="T1209_16" style:family="text"/>
    <style:style style:name="T1209_17" style:family="text"/>
    <style:style style:name="T1209_18" style:family="text"/>
    <style:style style:name="T1209_19" style:family="text"/>
    <style:style style:name="T1209_20" style:family="text"/>
    <style:style style:name="T1209_21" style:family="text"/>
    <style:style style:name="T1209_22" style:family="text"/>
    <style:style style:name="T1209_23" style:family="text"/>
    <style:style style:name="T1209_24" style:family="text"/>
    <style:style style:name="T1209_25" style:family="text"/>
    <style:style style:name="T1209_26" style:family="text"/>
    <style:style style:name="T1209_27" style:family="text"/>
    <style:style style:name="T1209_28" style:family="text"/>
    <style:style style:name="T1209_29" style:family="text"/>
    <style:style style:name="T1209_30" style:family="text"/>
    <style:style style:name="T1209_31" style:family="text"/>
    <style:style style:name="T1209_32" style:family="text"/>
    <style:style style:name="T1209_33" style:family="text"/>
    <style:style style:name="T1209_34" style:family="text"/>
    <style:style style:name="T1209_35" style:family="text"/>
    <style:style style:name="T1209_36" style:family="text"/>
    <style:style style:name="T1209_37" style:family="text"/>
    <style:style style:name="T1209_38" style:family="text"/>
    <style:style style:name="T1209_39" style:family="text"/>
    <style:style style:name="T1209_40" style:family="text"/>
    <style:style style:name="T1209_41" style:family="text"/>
    <style:style style:name="T1209_42" style:family="text"/>
    <style:style style:name="P1210" style:family="paragraph" style:parent-style-name="Standard">
      <style:paragraph-properties fo:break-before="auto" fo:line-height="100%" style:writing-mode="lr-tb"/>
    </style:style>
    <style:style style:name="P1211" style:family="paragraph" style:parent-style-name="Standard">
      <style:paragraph-properties fo:break-before="auto" fo:line-height="100%" style:writing-mode="lr-tb"/>
    </style:style>
    <style:style style:name="T1211_1" style:family="text"/>
    <style:style style:name="P1212" style:family="paragraph" style:parent-style-name="Standard">
      <style:paragraph-properties fo:break-before="auto" fo:line-height="100%" style:writing-mode="lr-tb"/>
    </style:style>
    <style:style style:name="P1213" style:family="paragraph" style:parent-style-name="Standard">
      <style:paragraph-properties fo:break-before="auto" fo:line-height="100%" style:writing-mode="lr-tb"/>
    </style:style>
    <style:style style:name="T1213_1" style:family="text"/>
    <style:style style:name="T1213_2" style:family="text"/>
    <style:style style:name="T1213_3" style:family="text"/>
    <style:style style:name="T1213_4" style:family="text"/>
    <style:style style:name="T1213_5" style:family="text"/>
    <style:style style:name="T1213_6" style:family="text"/>
    <style:style style:name="T1213_7" style:family="text"/>
    <style:style style:name="T1213_8" style:family="text"/>
    <style:style style:name="T1213_9" style:family="text"/>
    <style:style style:name="T1213_10" style:family="text"/>
    <style:style style:name="T1213_11" style:family="text"/>
    <style:style style:name="T1213_12" style:family="text"/>
    <style:style style:name="T1213_13" style:family="text"/>
    <style:style style:name="T1213_14" style:family="text"/>
    <style:style style:name="T1213_15" style:family="text"/>
    <style:style style:name="T1213_16" style:family="text"/>
    <style:style style:name="T1213_17" style:family="text"/>
    <style:style style:name="T1213_18" style:family="text"/>
    <style:style style:name="T1213_19" style:family="text"/>
    <style:style style:name="T1213_20" style:family="text"/>
    <style:style style:name="T1213_21" style:family="text"/>
    <style:style style:name="T1213_22" style:family="text"/>
    <style:style style:name="P1214" style:family="paragraph" style:parent-style-name="Standard">
      <style:paragraph-properties fo:break-before="auto" fo:line-height="100%" style:writing-mode="lr-tb"/>
    </style:style>
    <style:style style:name="P1215" style:family="paragraph" style:parent-style-name="Standard">
      <style:paragraph-properties fo:break-before="auto" fo:line-height="100%" style:writing-mode="lr-tb"/>
    </style:style>
    <style:style style:name="T1215_1" style:family="text"/>
    <style:style style:name="P1216" style:family="paragraph" style:parent-style-name="Standard">
      <style:paragraph-properties fo:break-before="auto" fo:line-height="100%" style:writing-mode="lr-tb"/>
    </style:style>
    <style:style style:name="P1217" style:family="paragraph" style:parent-style-name="Standard">
      <style:paragraph-properties fo:break-before="auto" fo:line-height="100%" style:writing-mode="lr-tb"/>
    </style:style>
    <style:style style:name="T1217_1" style:family="text"/>
    <style:style style:name="P1218" style:family="paragraph" style:parent-style-name="Standard">
      <style:paragraph-properties fo:break-before="auto" fo:line-height="100%" style:writing-mode="lr-tb"/>
    </style:style>
    <style:style style:name="T1218_1" style:family="text"/>
    <style:style style:name="P1219" style:family="paragraph" style:parent-style-name="Standard">
      <style:paragraph-properties fo:break-before="auto" fo:line-height="100%" style:writing-mode="lr-tb"/>
    </style:style>
    <style:style style:name="P1220" style:family="paragraph" style:parent-style-name="Standard">
      <style:paragraph-properties fo:break-before="auto" fo:line-height="100%" style:writing-mode="lr-tb"/>
    </style:style>
    <style:style style:name="T1220_1" style:family="text"/>
    <style:style style:name="P1221" style:family="paragraph" style:parent-style-name="Standard">
      <style:paragraph-properties fo:break-before="auto" fo:line-height="100%" style:writing-mode="lr-tb"/>
    </style:style>
    <style:style style:name="T1221_1" style:family="text"/>
    <style:style style:name="P1222" style:family="paragraph" style:parent-style-name="Standard">
      <style:paragraph-properties fo:break-before="auto" fo:line-height="100%" style:writing-mode="lr-tb"/>
    </style:style>
    <style:style style:name="P1223" style:family="paragraph" style:parent-style-name="Standard">
      <style:paragraph-properties fo:break-before="auto" fo:line-height="100%" style:writing-mode="lr-tb"/>
    </style:style>
    <style:style style:name="T1223_1" style:family="text"/>
    <style:style style:name="P1224" style:family="paragraph" style:parent-style-name="Standard">
      <style:paragraph-properties fo:break-before="auto" fo:line-height="100%" style:writing-mode="lr-tb"/>
    </style:style>
    <style:style style:name="P1225" style:family="paragraph" style:parent-style-name="Standard">
      <style:paragraph-properties fo:break-before="auto" fo:line-height="100%" style:writing-mode="lr-tb"/>
    </style:style>
    <style:style style:name="T1225_1" style:family="text"/>
    <style:style style:name="P1226" style:family="paragraph" style:parent-style-name="Standard">
      <style:paragraph-properties fo:break-before="auto" fo:line-height="100%" style:writing-mode="lr-tb"/>
    </style:style>
    <style:style style:name="T1226_1" style:family="text"/>
    <style:style style:name="P1227" style:family="paragraph" style:parent-style-name="Standard">
      <style:paragraph-properties fo:break-before="auto" fo:line-height="100%" style:writing-mode="lr-tb"/>
    </style:style>
    <style:style style:name="P1228" style:family="paragraph" style:parent-style-name="Standard">
      <style:paragraph-properties fo:break-before="auto" fo:line-height="100%" style:writing-mode="lr-tb"/>
    </style:style>
    <style:style style:name="T1228_1" style:family="text"/>
    <style:style style:name="P1229" style:family="paragraph" style:parent-style-name="Standard">
      <style:paragraph-properties fo:break-before="auto" fo:line-height="100%" style:writing-mode="lr-tb"/>
    </style:style>
    <style:style style:name="T1229_1" style:family="text"/>
    <style:style style:name="P1230" style:family="paragraph" style:parent-style-name="Standard">
      <style:paragraph-properties fo:break-before="auto" fo:line-height="100%" style:writing-mode="lr-tb"/>
    </style:style>
    <style:style style:name="P1231" style:family="paragraph" style:parent-style-name="Standard">
      <style:paragraph-properties fo:break-before="auto" fo:line-height="100%" style:writing-mode="lr-tb"/>
    </style:style>
    <style:style style:name="T1231_1" style:family="text"/>
    <style:style style:name="P1232" style:family="paragraph" style:parent-style-name="Standard">
      <style:paragraph-properties fo:break-before="auto" fo:line-height="100%" style:writing-mode="lr-tb"/>
    </style:style>
    <style:style style:name="P1233" style:family="paragraph" style:parent-style-name="Standard">
      <style:paragraph-properties fo:break-before="auto" fo:line-height="100%" style:writing-mode="lr-tb"/>
    </style:style>
    <style:style style:name="T1233_1" style:family="text"/>
    <style:style style:name="P1234" style:family="paragraph" style:parent-style-name="Standard">
      <style:paragraph-properties fo:break-before="auto" fo:line-height="100%" style:writing-mode="lr-tb"/>
    </style:style>
    <style:style style:name="T1234_1" style:family="text"/>
    <style:style style:name="P1235" style:family="paragraph" style:parent-style-name="Standard">
      <style:paragraph-properties fo:break-before="auto" fo:line-height="100%" style:writing-mode="lr-tb"/>
    </style:style>
    <style:style style:name="P1236" style:family="paragraph" style:parent-style-name="Standard">
      <style:paragraph-properties fo:break-before="auto" fo:line-height="100%" style:writing-mode="lr-tb"/>
    </style:style>
    <style:style style:name="T1236_1" style:family="text"/>
    <style:style style:name="T1236_2" style:family="text"/>
    <style:style style:name="T1236_3" style:family="text"/>
    <style:style style:name="T1236_4" style:family="text"/>
    <style:style style:name="T1236_5" style:family="text"/>
    <style:style style:name="T1236_6" style:family="text"/>
    <style:style style:name="T1236_7" style:family="text"/>
    <style:style style:name="T1236_8" style:family="text"/>
    <style:style style:name="T1236_9" style:family="text"/>
    <style:style style:name="T1236_10" style:family="text"/>
    <style:style style:name="T1236_11" style:family="text"/>
    <style:style style:name="T1236_12" style:family="text"/>
    <style:style style:name="T1236_13" style:family="text"/>
    <style:style style:name="T1236_14" style:family="text"/>
    <style:style style:name="T1236_15" style:family="text"/>
    <style:style style:name="T1236_16" style:family="text"/>
    <style:style style:name="T1236_17" style:family="text"/>
    <style:style style:name="T1236_18" style:family="text"/>
    <style:style style:name="T1236_19" style:family="text"/>
    <style:style style:name="T1236_20" style:family="text"/>
    <style:style style:name="P1237" style:family="paragraph" style:parent-style-name="Standard">
      <style:paragraph-properties fo:break-before="auto" fo:line-height="100%" style:writing-mode="lr-tb"/>
    </style:style>
    <style:style style:name="T1237_1" style:family="text"/>
    <style:style style:name="P1238" style:family="paragraph" style:parent-style-name="Standard">
      <style:paragraph-properties fo:break-before="auto" fo:line-height="100%" style:writing-mode="lr-tb"/>
    </style:style>
    <style:style style:name="P1239" style:family="paragraph" style:parent-style-name="Standard">
      <style:paragraph-properties fo:break-before="auto" fo:line-height="100%" style:writing-mode="lr-tb"/>
    </style:style>
    <style:style style:name="T1239_1" style:family="text"/>
    <style:style style:name="P1240" style:family="paragraph" style:parent-style-name="Standard">
      <style:paragraph-properties fo:break-before="auto" fo:line-height="100%" style:writing-mode="lr-tb"/>
    </style:style>
    <style:style style:name="P1241" style:family="paragraph" style:parent-style-name="Standard">
      <style:paragraph-properties fo:break-before="auto" fo:line-height="100%" style:writing-mode="lr-tb"/>
    </style:style>
    <style:style style:name="T1241_1" style:family="text"/>
    <style:style style:name="P1242" style:family="paragraph" style:parent-style-name="Standard">
      <style:paragraph-properties fo:break-before="auto" fo:line-height="100%" style:writing-mode="lr-tb"/>
    </style:style>
    <style:style style:name="T1242_1" style:family="text"/>
    <style:style style:name="P1243" style:family="paragraph" style:parent-style-name="Standard">
      <style:paragraph-properties fo:break-before="auto" fo:line-height="100%" style:writing-mode="lr-tb"/>
    </style:style>
    <style:style style:name="P1244" style:family="paragraph" style:parent-style-name="Standard">
      <style:paragraph-properties fo:break-before="auto" fo:line-height="100%" style:writing-mode="lr-tb"/>
    </style:style>
    <style:style style:name="T1244_1" style:family="text"/>
    <style:style style:name="T1244_2" style:family="text"/>
    <style:style style:name="T1244_3" style:family="text"/>
    <style:style style:name="T1244_4" style:family="text"/>
    <style:style style:name="T1244_5" style:family="text"/>
    <style:style style:name="T1244_6" style:family="text"/>
    <style:style style:name="T1244_7" style:family="text"/>
    <style:style style:name="T1244_8" style:family="text"/>
    <style:style style:name="T1244_9" style:family="text"/>
    <style:style style:name="T1244_10" style:family="text"/>
    <style:style style:name="T1244_11" style:family="text"/>
    <style:style style:name="T1244_12" style:family="text"/>
    <style:style style:name="T1244_13" style:family="text"/>
    <style:style style:name="T1244_14" style:family="text"/>
    <style:style style:name="T1244_15" style:family="text"/>
    <style:style style:name="T1244_16" style:family="text"/>
    <style:style style:name="T1244_17" style:family="text"/>
    <style:style style:name="T1244_18" style:family="text"/>
    <style:style style:name="T1244_19" style:family="text"/>
    <style:style style:name="T1244_20" style:family="text"/>
    <style:style style:name="P1245" style:family="paragraph" style:parent-style-name="Standard">
      <style:paragraph-properties fo:break-before="auto" fo:line-height="100%" style:writing-mode="lr-tb"/>
    </style:style>
    <style:style style:name="T1245_1" style:family="text"/>
    <style:style style:name="P1246" style:family="paragraph" style:parent-style-name="Standard">
      <style:paragraph-properties fo:break-before="auto" fo:line-height="100%" style:writing-mode="lr-tb"/>
    </style:style>
    <style:style style:name="P1247" style:family="paragraph" style:parent-style-name="Standard">
      <style:paragraph-properties fo:break-before="auto" fo:line-height="100%" style:writing-mode="lr-tb"/>
    </style:style>
    <style:style style:name="T1247_1" style:family="text"/>
    <style:style style:name="P1248" style:family="paragraph" style:parent-style-name="Standard">
      <style:paragraph-properties fo:break-before="auto" fo:line-height="100%" style:writing-mode="lr-tb"/>
    </style:style>
    <style:style style:name="P1249" style:family="paragraph" style:parent-style-name="Standard">
      <style:paragraph-properties fo:break-before="auto" fo:line-height="100%" style:writing-mode="lr-tb"/>
    </style:style>
    <style:style style:name="T1249_1" style:family="text"/>
    <style:style style:name="P1250" style:family="paragraph" style:parent-style-name="Standard">
      <style:paragraph-properties fo:break-before="auto" fo:line-height="100%" style:writing-mode="lr-tb"/>
    </style:style>
    <style:style style:name="T1250_1" style:family="text"/>
    <style:style style:name="P1251" style:family="paragraph" style:parent-style-name="Standard">
      <style:paragraph-properties fo:break-before="auto" fo:line-height="100%" style:writing-mode="lr-tb"/>
    </style:style>
    <style:style style:name="P1252" style:family="paragraph" style:parent-style-name="Standard">
      <style:paragraph-properties fo:break-before="auto" fo:line-height="100%" style:writing-mode="lr-tb"/>
    </style:style>
    <style:style style:name="T1252_1" style:family="text"/>
    <style:style style:name="T1252_2" style:family="text"/>
    <style:style style:name="T1252_3" style:family="text"/>
    <style:style style:name="T1252_4" style:family="text"/>
    <style:style style:name="T1252_5" style:family="text"/>
    <style:style style:name="T1252_6" style:family="text"/>
    <style:style style:name="T1252_7" style:family="text"/>
    <style:style style:name="T1252_8" style:family="text"/>
    <style:style style:name="T1252_9" style:family="text"/>
    <style:style style:name="T1252_10" style:family="text"/>
    <style:style style:name="T1252_11" style:family="text"/>
    <style:style style:name="T1252_12" style:family="text"/>
    <style:style style:name="T1252_13" style:family="text"/>
    <style:style style:name="T1252_14" style:family="text"/>
    <style:style style:name="T1252_15" style:family="text"/>
    <style:style style:name="T1252_16" style:family="text"/>
    <style:style style:name="T1252_17" style:family="text"/>
    <style:style style:name="T1252_18" style:family="text"/>
    <style:style style:name="T1252_19" style:family="text"/>
    <style:style style:name="T1252_20" style:family="text"/>
    <style:style style:name="P1253" style:family="paragraph" style:parent-style-name="Standard">
      <style:paragraph-properties fo:break-before="auto" fo:line-height="100%" style:writing-mode="lr-tb"/>
    </style:style>
    <style:style style:name="T1253_1" style:family="text"/>
    <style:style style:name="P1254" style:family="paragraph" style:parent-style-name="Standard">
      <style:paragraph-properties fo:break-before="auto" fo:line-height="100%" style:writing-mode="lr-tb"/>
    </style:style>
    <style:style style:name="P1255" style:family="paragraph" style:parent-style-name="Standard">
      <style:paragraph-properties fo:break-before="auto" fo:line-height="100%" style:writing-mode="lr-tb"/>
    </style:style>
    <style:style style:name="T1255_1" style:family="text"/>
    <style:style style:name="T1255_2" style:family="text"/>
    <style:style style:name="T1255_3" style:family="text"/>
    <style:style style:name="T1255_4" style:family="text"/>
    <style:style style:name="T1255_5" style:family="text"/>
    <style:style style:name="P1256" style:family="paragraph" style:parent-style-name="Standard">
      <style:paragraph-properties fo:break-before="auto" fo:line-height="100%" style:writing-mode="lr-tb"/>
    </style:style>
    <style:style style:name="P1257" style:family="paragraph" style:parent-style-name="Standard">
      <style:paragraph-properties fo:break-before="auto" fo:line-height="100%" style:writing-mode="lr-tb"/>
    </style:style>
    <style:style style:name="T1257_1" style:family="text"/>
    <style:style style:name="P1258" style:family="paragraph" style:parent-style-name="Standard">
      <style:paragraph-properties fo:break-before="auto" fo:line-height="100%" style:writing-mode="lr-tb"/>
    </style:style>
    <style:style style:name="T1258_1" style:family="text"/>
    <style:style style:name="P1259" style:family="paragraph" style:parent-style-name="Standard">
      <style:paragraph-properties fo:break-before="auto" fo:line-height="100%" style:writing-mode="lr-tb"/>
    </style:style>
    <style:style style:name="P1260" style:family="paragraph" style:parent-style-name="Standard">
      <style:paragraph-properties fo:break-before="auto" fo:line-height="100%" style:writing-mode="lr-tb"/>
    </style:style>
    <style:style style:name="T1260_1" style:family="text"/>
    <style:style style:name="T1260_2" style:family="text"/>
    <style:style style:name="T1260_3" style:family="text"/>
    <style:style style:name="T1260_4" style:family="text"/>
    <style:style style:name="T1260_5" style:family="text"/>
    <style:style style:name="T1260_6" style:family="text"/>
    <style:style style:name="T1260_7" style:family="text"/>
    <style:style style:name="T1260_8" style:family="text"/>
    <style:style style:name="T1260_9" style:family="text"/>
    <style:style style:name="T1260_10" style:family="text"/>
    <style:style style:name="T1260_11" style:family="text"/>
    <style:style style:name="T1260_12" style:family="text"/>
    <style:style style:name="T1260_13" style:family="text"/>
    <style:style style:name="T1260_14" style:family="text"/>
    <style:style style:name="T1260_15" style:family="text"/>
    <style:style style:name="T1260_16" style:family="text"/>
    <style:style style:name="T1260_17" style:family="text"/>
    <style:style style:name="T1260_18" style:family="text"/>
    <style:style style:name="T1260_19" style:family="text"/>
    <style:style style:name="T1260_20" style:family="text"/>
    <style:style style:name="P1261" style:family="paragraph" style:parent-style-name="Standard">
      <style:paragraph-properties fo:break-before="auto" fo:line-height="100%" style:writing-mode="lr-tb"/>
    </style:style>
    <style:style style:name="T1261_1" style:family="text"/>
    <style:style style:name="P1262" style:family="paragraph" style:parent-style-name="Standard">
      <style:paragraph-properties fo:break-before="auto" fo:line-height="100%" style:writing-mode="lr-tb"/>
    </style:style>
    <style:style style:name="P1263" style:family="paragraph" style:parent-style-name="Standard">
      <style:paragraph-properties fo:break-before="auto" fo:line-height="100%" style:writing-mode="lr-tb"/>
    </style:style>
    <style:style style:name="T1263_1" style:family="text"/>
    <style:style style:name="P1264" style:family="paragraph" style:parent-style-name="Standard">
      <style:paragraph-properties fo:break-before="auto" fo:line-height="100%" style:writing-mode="lr-tb"/>
    </style:style>
    <style:style style:name="P1265" style:family="paragraph" style:parent-style-name="Standard">
      <style:paragraph-properties fo:break-before="auto" fo:line-height="100%" style:writing-mode="lr-tb"/>
    </style:style>
    <style:style style:name="T1265_1" style:family="text"/>
    <style:style style:name="P1266" style:family="paragraph" style:parent-style-name="Standard">
      <style:paragraph-properties fo:break-before="auto" fo:line-height="100%" style:writing-mode="lr-tb"/>
    </style:style>
    <style:style style:name="T1266_1" style:family="text"/>
    <style:style style:name="P1267" style:family="paragraph" style:parent-style-name="Standard">
      <style:paragraph-properties fo:break-before="auto" fo:line-height="100%" style:writing-mode="lr-tb"/>
    </style:style>
    <style:style style:name="P1268" style:family="paragraph" style:parent-style-name="Standard">
      <style:paragraph-properties fo:break-before="auto" fo:line-height="100%" style:writing-mode="lr-tb"/>
    </style:style>
    <style:style style:name="T1268_1" style:family="text"/>
    <style:style style:name="T1268_2" style:family="text"/>
    <style:style style:name="T1268_3" style:family="text"/>
    <style:style style:name="T1268_4" style:family="text"/>
    <style:style style:name="T1268_5" style:family="text"/>
    <style:style style:name="T1268_6" style:family="text"/>
    <style:style style:name="T1268_7" style:family="text"/>
    <style:style style:name="T1268_8" style:family="text"/>
    <style:style style:name="T1268_9" style:family="text"/>
    <style:style style:name="T1268_10" style:family="text"/>
    <style:style style:name="T1268_11" style:family="text"/>
    <style:style style:name="T1268_12" style:family="text"/>
    <style:style style:name="T1268_13" style:family="text"/>
    <style:style style:name="T1268_14" style:family="text"/>
    <style:style style:name="T1268_15" style:family="text"/>
    <style:style style:name="T1268_16" style:family="text"/>
    <style:style style:name="T1268_17" style:family="text"/>
    <style:style style:name="T1268_18" style:family="text"/>
    <style:style style:name="T1268_19" style:family="text"/>
    <style:style style:name="T1268_20" style:family="text"/>
    <style:style style:name="P1269" style:family="paragraph" style:parent-style-name="Standard">
      <style:paragraph-properties fo:break-before="auto" fo:line-height="100%" style:writing-mode="lr-tb"/>
    </style:style>
    <style:style style:name="T1269_1" style:family="text"/>
    <style:style style:name="P1270" style:family="paragraph" style:parent-style-name="Standard">
      <style:paragraph-properties fo:break-before="auto" fo:line-height="100%" style:writing-mode="lr-tb"/>
    </style:style>
    <style:style style:name="P1271" style:family="paragraph" style:parent-style-name="Standard">
      <style:paragraph-properties fo:break-before="auto" fo:line-height="100%" style:writing-mode="lr-tb"/>
    </style:style>
    <style:style style:name="T1271_1" style:family="text"/>
    <style:style style:name="P1272" style:family="paragraph" style:parent-style-name="Standard">
      <style:paragraph-properties fo:break-before="auto" fo:line-height="100%" style:writing-mode="lr-tb"/>
    </style:style>
    <style:style style:name="P1273" style:family="paragraph" style:parent-style-name="Standard">
      <style:paragraph-properties fo:break-before="auto" fo:line-height="100%" style:writing-mode="lr-tb"/>
    </style:style>
    <style:style style:name="T1273_1" style:family="text"/>
    <style:style style:name="P1274" style:family="paragraph" style:parent-style-name="Standard">
      <style:paragraph-properties fo:break-before="auto" fo:line-height="100%" style:writing-mode="lr-tb"/>
    </style:style>
    <style:style style:name="T1274_1" style:family="text"/>
    <style:style style:name="P1275" style:family="paragraph" style:parent-style-name="Standard">
      <style:paragraph-properties fo:break-before="auto" fo:line-height="100%" style:writing-mode="lr-tb"/>
    </style:style>
    <style:style style:name="P1276" style:family="paragraph" style:parent-style-name="Standard">
      <style:paragraph-properties fo:break-before="auto" fo:line-height="100%" style:writing-mode="lr-tb"/>
    </style:style>
    <style:style style:name="T1276_1" style:family="text"/>
    <style:style style:name="T1276_2" style:family="text"/>
    <style:style style:name="T1276_3" style:family="text"/>
    <style:style style:name="T1276_4" style:family="text"/>
    <style:style style:name="T1276_5" style:family="text"/>
    <style:style style:name="T1276_6" style:family="text"/>
    <style:style style:name="T1276_7" style:family="text"/>
    <style:style style:name="T1276_8" style:family="text"/>
    <style:style style:name="T1276_9" style:family="text"/>
    <style:style style:name="T1276_10" style:family="text"/>
    <style:style style:name="T1276_11" style:family="text"/>
    <style:style style:name="T1276_12" style:family="text"/>
    <style:style style:name="T1276_13" style:family="text"/>
    <style:style style:name="T1276_14" style:family="text"/>
    <style:style style:name="T1276_15" style:family="text"/>
    <style:style style:name="T1276_16" style:family="text"/>
    <style:style style:name="T1276_17" style:family="text"/>
    <style:style style:name="T1276_18" style:family="text"/>
    <style:style style:name="T1276_19" style:family="text"/>
    <style:style style:name="T1276_20" style:family="text"/>
    <style:style style:name="P1277" style:family="paragraph" style:parent-style-name="Standard">
      <style:paragraph-properties fo:break-before="auto" fo:line-height="100%" style:writing-mode="lr-tb"/>
    </style:style>
    <style:style style:name="T1277_1" style:family="text"/>
    <style:style style:name="P1278" style:family="paragraph" style:parent-style-name="Standard">
      <style:paragraph-properties fo:break-before="auto" fo:line-height="100%" style:writing-mode="lr-tb"/>
    </style:style>
    <style:style style:name="P1279" style:family="paragraph" style:parent-style-name="Standard">
      <style:paragraph-properties fo:break-before="auto" fo:line-height="100%" style:writing-mode="lr-tb"/>
    </style:style>
    <style:style style:name="T1279_1" style:family="text"/>
    <style:style style:name="P1280" style:family="paragraph" style:parent-style-name="Standard">
      <style:paragraph-properties fo:break-before="auto" fo:line-height="100%" style:writing-mode="lr-tb"/>
    </style:style>
    <style:style style:name="P1281" style:family="paragraph" style:parent-style-name="Standard">
      <style:paragraph-properties fo:break-before="auto" fo:line-height="100%" style:writing-mode="lr-tb"/>
    </style:style>
    <style:style style:name="T1281_1" style:family="text"/>
    <style:style style:name="P1282" style:family="paragraph" style:parent-style-name="Standard">
      <style:paragraph-properties fo:break-before="auto" fo:line-height="100%" style:writing-mode="lr-tb"/>
    </style:style>
    <style:style style:name="T1282_1" style:family="text"/>
    <style:style style:name="P1283" style:family="paragraph" style:parent-style-name="Standard">
      <style:paragraph-properties fo:break-before="auto" fo:line-height="100%" style:writing-mode="lr-tb"/>
    </style:style>
    <style:style style:name="P1284" style:family="paragraph" style:parent-style-name="Standard">
      <style:paragraph-properties fo:break-before="auto" fo:line-height="100%" style:writing-mode="lr-tb"/>
    </style:style>
    <style:style style:name="T1284_1" style:family="text"/>
    <style:style style:name="T1284_2" style:family="text"/>
    <style:style style:name="T1284_3" style:family="text"/>
    <style:style style:name="T1284_4" style:family="text"/>
    <style:style style:name="T1284_5" style:family="text"/>
    <style:style style:name="T1284_6" style:family="text"/>
    <style:style style:name="T1284_7" style:family="text"/>
    <style:style style:name="T1284_8" style:family="text"/>
    <style:style style:name="T1284_9" style:family="text"/>
    <style:style style:name="T1284_10" style:family="text"/>
    <style:style style:name="T1284_11" style:family="text"/>
    <style:style style:name="T1284_12" style:family="text"/>
    <style:style style:name="T1284_13" style:family="text"/>
    <style:style style:name="T1284_14" style:family="text"/>
    <style:style style:name="T1284_15" style:family="text"/>
    <style:style style:name="T1284_16" style:family="text"/>
    <style:style style:name="T1284_17" style:family="text"/>
    <style:style style:name="T1284_18" style:family="text"/>
    <style:style style:name="T1284_19" style:family="text"/>
    <style:style style:name="T1284_20" style:family="text"/>
    <style:style style:name="P1285" style:family="paragraph" style:parent-style-name="Standard">
      <style:paragraph-properties fo:break-before="auto" fo:line-height="100%" style:writing-mode="lr-tb"/>
    </style:style>
    <style:style style:name="T1285_1" style:family="text"/>
    <style:style style:name="P1286" style:family="paragraph" style:parent-style-name="Standard">
      <style:paragraph-properties fo:break-before="auto" fo:line-height="100%" style:writing-mode="lr-tb"/>
    </style:style>
    <style:style style:name="P1287" style:family="paragraph" style:parent-style-name="Standard">
      <style:paragraph-properties fo:break-before="auto" fo:line-height="100%" style:writing-mode="lr-tb"/>
    </style:style>
    <style:style style:name="T1287_1" style:family="text"/>
    <style:style style:name="P1288" style:family="paragraph" style:parent-style-name="Standard">
      <style:paragraph-properties fo:break-before="auto" fo:line-height="100%" style:writing-mode="lr-tb"/>
    </style:style>
    <style:style style:name="P1289" style:family="paragraph" style:parent-style-name="Standard">
      <style:paragraph-properties fo:break-before="auto" fo:line-height="100%" style:writing-mode="lr-tb"/>
    </style:style>
    <style:style style:name="T1289_1" style:family="text"/>
    <style:style style:name="P1290" style:family="paragraph" style:parent-style-name="Standard">
      <style:paragraph-properties fo:break-before="auto" fo:line-height="100%" style:writing-mode="lr-tb"/>
    </style:style>
    <style:style style:name="T1290_1" style:family="text"/>
    <style:style style:name="P1291" style:family="paragraph" style:parent-style-name="Standard">
      <style:paragraph-properties fo:break-before="auto" fo:line-height="100%" style:writing-mode="lr-tb"/>
    </style:style>
    <style:style style:name="P1292" style:family="paragraph" style:parent-style-name="Standard">
      <style:paragraph-properties fo:break-before="auto" fo:line-height="100%" style:writing-mode="lr-tb"/>
    </style:style>
    <style:style style:name="T1292_1" style:family="text"/>
    <style:style style:name="T1292_2" style:family="text"/>
    <style:style style:name="T1292_3" style:family="text"/>
    <style:style style:name="T1292_4" style:family="text"/>
    <style:style style:name="T1292_5" style:family="text"/>
    <style:style style:name="T1292_6" style:family="text"/>
    <style:style style:name="T1292_7" style:family="text"/>
    <style:style style:name="T1292_8" style:family="text"/>
    <style:style style:name="T1292_9" style:family="text"/>
    <style:style style:name="T1292_10" style:family="text"/>
    <style:style style:name="T1292_11" style:family="text"/>
    <style:style style:name="T1292_12" style:family="text"/>
    <style:style style:name="T1292_13" style:family="text"/>
    <style:style style:name="T1292_14" style:family="text"/>
    <style:style style:name="T1292_15" style:family="text"/>
    <style:style style:name="T1292_16" style:family="text"/>
    <style:style style:name="T1292_17" style:family="text"/>
    <style:style style:name="T1292_18" style:family="text"/>
    <style:style style:name="T1292_19" style:family="text"/>
    <style:style style:name="T1292_20" style:family="text"/>
    <style:style style:name="P1293" style:family="paragraph" style:parent-style-name="Standard">
      <style:paragraph-properties fo:break-before="auto" fo:line-height="100%" style:writing-mode="lr-tb"/>
    </style:style>
    <style:style style:name="T1293_1" style:family="text"/>
    <style:style style:name="P1294" style:family="paragraph" style:parent-style-name="Standard">
      <style:paragraph-properties fo:break-before="auto" fo:line-height="100%" style:writing-mode="lr-tb"/>
    </style:style>
    <style:style style:name="P1295" style:family="paragraph" style:parent-style-name="Standard">
      <style:paragraph-properties fo:break-before="auto" fo:line-height="100%" style:writing-mode="lr-tb"/>
    </style:style>
    <style:style style:name="T1295_1" style:family="text"/>
    <style:style style:name="P1296" style:family="paragraph" style:parent-style-name="Standard">
      <style:paragraph-properties fo:break-before="auto" fo:line-height="100%" style:writing-mode="lr-tb"/>
    </style:style>
    <style:style style:name="P1297" style:family="paragraph" style:parent-style-name="Standard">
      <style:paragraph-properties fo:break-before="auto" fo:line-height="100%" style:writing-mode="lr-tb"/>
    </style:style>
    <style:style style:name="T1297_1" style:family="text"/>
    <style:style style:name="P1298" style:family="paragraph" style:parent-style-name="Standard">
      <style:paragraph-properties fo:break-before="auto" fo:line-height="100%" style:writing-mode="lr-tb"/>
    </style:style>
    <style:style style:name="T1298_1" style:family="text"/>
    <style:style style:name="P1299" style:family="paragraph" style:parent-style-name="Standard">
      <style:paragraph-properties fo:break-before="auto" fo:line-height="100%" style:writing-mode="lr-tb"/>
    </style:style>
    <style:style style:name="P1300" style:family="paragraph" style:parent-style-name="Standard">
      <style:paragraph-properties fo:break-before="auto" fo:line-height="100%" style:writing-mode="lr-tb"/>
    </style:style>
    <style:style style:name="T1300_1" style:family="text"/>
    <style:style style:name="T1300_2" style:family="text"/>
    <style:style style:name="T1300_3" style:family="text"/>
    <style:style style:name="T1300_4" style:family="text"/>
    <style:style style:name="T1300_5" style:family="text"/>
    <style:style style:name="T1300_6" style:family="text"/>
    <style:style style:name="T1300_7" style:family="text"/>
    <style:style style:name="T1300_8" style:family="text"/>
    <style:style style:name="T1300_9" style:family="text"/>
    <style:style style:name="T1300_10" style:family="text"/>
    <style:style style:name="T1300_11" style:family="text"/>
    <style:style style:name="T1300_12" style:family="text"/>
    <style:style style:name="T1300_13" style:family="text"/>
    <style:style style:name="T1300_14" style:family="text"/>
    <style:style style:name="T1300_15" style:family="text"/>
    <style:style style:name="T1300_16" style:family="text"/>
    <style:style style:name="T1300_17" style:family="text"/>
    <style:style style:name="T1300_18" style:family="text"/>
    <style:style style:name="T1300_19" style:family="text"/>
    <style:style style:name="T1300_20" style:family="text"/>
    <style:style style:name="P1301" style:family="paragraph" style:parent-style-name="Standard">
      <style:paragraph-properties fo:break-before="auto" fo:line-height="100%" style:writing-mode="lr-tb"/>
    </style:style>
    <style:style style:name="T1301_1" style:family="text"/>
    <style:style style:name="P1302" style:family="paragraph" style:parent-style-name="Standard">
      <style:paragraph-properties fo:break-before="auto" fo:line-height="100%" style:writing-mode="lr-tb"/>
    </style:style>
    <style:style style:name="P1303" style:family="paragraph" style:parent-style-name="Standard">
      <style:paragraph-properties fo:break-before="auto" fo:line-height="100%" style:writing-mode="lr-tb"/>
    </style:style>
    <style:style style:name="T1303_1" style:family="text"/>
    <style:style style:name="P1304" style:family="paragraph" style:parent-style-name="Standard">
      <style:paragraph-properties fo:break-before="auto" fo:line-height="100%" style:writing-mode="lr-tb"/>
    </style:style>
    <style:style style:name="P1305" style:family="paragraph" style:parent-style-name="Standard">
      <style:paragraph-properties fo:break-before="auto" fo:line-height="100%" style:writing-mode="lr-tb"/>
    </style:style>
    <style:style style:name="T1305_1" style:family="text"/>
    <style:style style:name="P1306" style:family="paragraph" style:parent-style-name="Standard">
      <style:paragraph-properties fo:break-before="auto" fo:line-height="100%" style:writing-mode="lr-tb"/>
    </style:style>
    <style:style style:name="T1306_1" style:family="text"/>
    <style:style style:name="P1307" style:family="paragraph" style:parent-style-name="Standard">
      <style:paragraph-properties fo:break-before="auto" fo:line-height="100%" style:writing-mode="lr-tb"/>
    </style:style>
    <style:style style:name="P1308" style:family="paragraph" style:parent-style-name="Standard">
      <style:paragraph-properties fo:break-before="auto" fo:line-height="100%" style:writing-mode="lr-tb"/>
    </style:style>
    <style:style style:name="T1308_1" style:family="text"/>
    <style:style style:name="T1308_2" style:family="text"/>
    <style:style style:name="T1308_3" style:family="text"/>
    <style:style style:name="T1308_4" style:family="text"/>
    <style:style style:name="T1308_5" style:family="text"/>
    <style:style style:name="T1308_6" style:family="text"/>
    <style:style style:name="T1308_7" style:family="text"/>
    <style:style style:name="T1308_8" style:family="text"/>
    <style:style style:name="T1308_9" style:family="text"/>
    <style:style style:name="T1308_10" style:family="text"/>
    <style:style style:name="T1308_11" style:family="text"/>
    <style:style style:name="T1308_12" style:family="text"/>
    <style:style style:name="T1308_13" style:family="text"/>
    <style:style style:name="T1308_14" style:family="text"/>
    <style:style style:name="T1308_15" style:family="text"/>
    <style:style style:name="T1308_16" style:family="text"/>
    <style:style style:name="T1308_17" style:family="text"/>
    <style:style style:name="T1308_18" style:family="text"/>
    <style:style style:name="T1308_19" style:family="text"/>
    <style:style style:name="T1308_20" style:family="text"/>
    <style:style style:name="P1309" style:family="paragraph" style:parent-style-name="Standard">
      <style:paragraph-properties fo:break-before="auto" fo:line-height="100%" style:writing-mode="lr-tb"/>
    </style:style>
    <style:style style:name="T1309_1" style:family="text"/>
    <style:style style:name="P1310" style:family="paragraph" style:parent-style-name="Standard">
      <style:paragraph-properties fo:break-before="auto" fo:line-height="100%" style:writing-mode="lr-tb"/>
    </style:style>
    <style:style style:name="P1311" style:family="paragraph" style:parent-style-name="Standard">
      <style:paragraph-properties fo:break-before="auto" fo:line-height="100%" style:writing-mode="lr-tb"/>
    </style:style>
    <style:style style:name="T1311_1" style:family="text"/>
    <style:style style:name="P1312" style:family="paragraph" style:parent-style-name="Standard">
      <style:paragraph-properties fo:break-before="auto" fo:line-height="100%" style:writing-mode="lr-tb"/>
    </style:style>
    <style:style style:name="P1313" style:family="paragraph" style:parent-style-name="Standard">
      <style:paragraph-properties fo:break-before="auto" fo:line-height="100%" style:writing-mode="lr-tb"/>
    </style:style>
    <style:style style:name="T1313_1" style:family="text"/>
    <style:style style:name="P1314" style:family="paragraph" style:parent-style-name="Standard">
      <style:paragraph-properties fo:break-before="auto" fo:line-height="100%" style:writing-mode="lr-tb"/>
    </style:style>
    <style:style style:name="T1314_1" style:family="text"/>
    <style:style style:name="P1315" style:family="paragraph" style:parent-style-name="Standard">
      <style:paragraph-properties fo:break-before="auto" fo:line-height="100%" style:writing-mode="lr-tb"/>
    </style:style>
    <style:style style:name="P1316" style:family="paragraph" style:parent-style-name="Standard">
      <style:paragraph-properties fo:break-before="auto" fo:line-height="100%" style:writing-mode="lr-tb"/>
    </style:style>
    <style:style style:name="T1316_1" style:family="text"/>
    <style:style style:name="T1316_2" style:family="text"/>
    <style:style style:name="T1316_3" style:family="text"/>
    <style:style style:name="T1316_4" style:family="text"/>
    <style:style style:name="T1316_5" style:family="text"/>
    <style:style style:name="T1316_6" style:family="text"/>
    <style:style style:name="T1316_7" style:family="text"/>
    <style:style style:name="T1316_8" style:family="text"/>
    <style:style style:name="T1316_9" style:family="text"/>
    <style:style style:name="T1316_10" style:family="text"/>
    <style:style style:name="T1316_11" style:family="text"/>
    <style:style style:name="T1316_12" style:family="text"/>
    <style:style style:name="T1316_13" style:family="text"/>
    <style:style style:name="T1316_14" style:family="text"/>
    <style:style style:name="T1316_15" style:family="text"/>
    <style:style style:name="T1316_16" style:family="text"/>
    <style:style style:name="T1316_17" style:family="text"/>
    <style:style style:name="T1316_18" style:family="text"/>
    <style:style style:name="T1316_19" style:family="text"/>
    <style:style style:name="T1316_20" style:family="text"/>
    <style:style style:name="P1317" style:family="paragraph" style:parent-style-name="Standard">
      <style:paragraph-properties fo:break-before="auto" fo:line-height="100%" style:writing-mode="lr-tb"/>
    </style:style>
    <style:style style:name="T1317_1" style:family="text"/>
    <style:style style:name="P1318" style:family="paragraph" style:parent-style-name="Standard">
      <style:paragraph-properties fo:break-before="auto" fo:line-height="100%" style:writing-mode="lr-tb"/>
    </style:style>
    <style:style style:name="P1319" style:family="paragraph" style:parent-style-name="Standard">
      <style:paragraph-properties fo:break-before="auto" fo:line-height="100%" style:writing-mode="lr-tb"/>
    </style:style>
    <style:style style:name="T1319_1" style:family="text"/>
    <style:style style:name="P1320" style:family="paragraph" style:parent-style-name="Standard">
      <style:paragraph-properties fo:break-before="auto" fo:line-height="100%" style:writing-mode="lr-tb"/>
    </style:style>
    <style:style style:name="P1321" style:family="paragraph" style:parent-style-name="Standard">
      <style:paragraph-properties fo:break-before="auto" fo:line-height="100%" style:writing-mode="lr-tb"/>
    </style:style>
    <style:style style:name="T1321_1" style:family="text"/>
    <style:style style:name="P1322" style:family="paragraph" style:parent-style-name="Standard">
      <style:paragraph-properties fo:break-before="auto" fo:line-height="100%" style:writing-mode="lr-tb"/>
    </style:style>
    <style:style style:name="T1322_1" style:family="text"/>
    <style:style style:name="P1323" style:family="paragraph" style:parent-style-name="Standard">
      <style:paragraph-properties fo:break-before="auto" fo:line-height="100%" style:writing-mode="lr-tb"/>
    </style:style>
    <style:style style:name="P1324" style:family="paragraph" style:parent-style-name="Standard">
      <style:paragraph-properties fo:break-before="auto" fo:line-height="100%" style:writing-mode="lr-tb"/>
    </style:style>
    <style:style style:name="T1324_1" style:family="text"/>
    <style:style style:name="T1324_2" style:family="text"/>
    <style:style style:name="T1324_3" style:family="text"/>
    <style:style style:name="T1324_4" style:family="text"/>
    <style:style style:name="T1324_5" style:family="text"/>
    <style:style style:name="T1324_6" style:family="text"/>
    <style:style style:name="T1324_7" style:family="text"/>
    <style:style style:name="T1324_8" style:family="text"/>
    <style:style style:name="T1324_9" style:family="text"/>
    <style:style style:name="T1324_10" style:family="text"/>
    <style:style style:name="T1324_11" style:family="text"/>
    <style:style style:name="T1324_12" style:family="text"/>
    <style:style style:name="T1324_13" style:family="text"/>
    <style:style style:name="T1324_14" style:family="text"/>
    <style:style style:name="T1324_15" style:family="text"/>
    <style:style style:name="T1324_16" style:family="text"/>
    <style:style style:name="T1324_17" style:family="text"/>
    <style:style style:name="T1324_18" style:family="text"/>
    <style:style style:name="T1324_19" style:family="text"/>
    <style:style style:name="T1324_20" style:family="text"/>
    <style:style style:name="P1325" style:family="paragraph" style:parent-style-name="Standard">
      <style:paragraph-properties fo:break-before="auto" fo:line-height="100%" style:writing-mode="lr-tb"/>
    </style:style>
    <style:style style:name="T1325_1" style:family="text"/>
    <style:style style:name="P1326" style:family="paragraph" style:parent-style-name="Standard">
      <style:paragraph-properties fo:break-before="auto" fo:line-height="100%" style:writing-mode="lr-tb"/>
    </style:style>
    <style:style style:name="P1327" style:family="paragraph" style:parent-style-name="Standard">
      <style:paragraph-properties fo:break-before="auto" fo:line-height="100%" style:writing-mode="lr-tb"/>
    </style:style>
    <style:style style:name="T1327_1" style:family="text"/>
    <style:style style:name="P1328" style:family="paragraph" style:parent-style-name="Standard">
      <style:paragraph-properties fo:break-before="auto" fo:line-height="100%" style:writing-mode="lr-tb"/>
    </style:style>
    <style:style style:name="P1329" style:family="paragraph" style:parent-style-name="Standard">
      <style:paragraph-properties fo:break-before="auto" fo:line-height="100%" style:writing-mode="lr-tb"/>
    </style:style>
    <style:style style:name="T1329_1" style:family="text"/>
    <style:style style:name="P1330" style:family="paragraph" style:parent-style-name="Standard">
      <style:paragraph-properties fo:break-before="auto" fo:line-height="100%" style:writing-mode="lr-tb"/>
    </style:style>
    <style:style style:name="T1330_1" style:family="text"/>
    <style:style style:name="P1331" style:family="paragraph" style:parent-style-name="Standard">
      <style:paragraph-properties fo:break-before="auto" fo:line-height="100%" style:writing-mode="lr-tb"/>
    </style:style>
    <style:style style:name="P1332" style:family="paragraph" style:parent-style-name="Standard">
      <style:paragraph-properties fo:break-before="auto" fo:line-height="100%" style:writing-mode="lr-tb"/>
    </style:style>
    <style:style style:name="T1332_1" style:family="text"/>
    <style:style style:name="T1332_2" style:family="text"/>
    <style:style style:name="T1332_3" style:family="text"/>
    <style:style style:name="T1332_4" style:family="text"/>
    <style:style style:name="T1332_5" style:family="text"/>
    <style:style style:name="T1332_6" style:family="text"/>
    <style:style style:name="T1332_7" style:family="text"/>
    <style:style style:name="T1332_8" style:family="text"/>
    <style:style style:name="T1332_9" style:family="text"/>
    <style:style style:name="T1332_10" style:family="text"/>
    <style:style style:name="T1332_11" style:family="text"/>
    <style:style style:name="T1332_12" style:family="text"/>
    <style:style style:name="T1332_13" style:family="text"/>
    <style:style style:name="T1332_14" style:family="text"/>
    <style:style style:name="T1332_15" style:family="text"/>
    <style:style style:name="T1332_16" style:family="text"/>
    <style:style style:name="T1332_17" style:family="text"/>
    <style:style style:name="T1332_18" style:family="text"/>
    <style:style style:name="T1332_19" style:family="text"/>
    <style:style style:name="T1332_20" style:family="text"/>
    <style:style style:name="P1333" style:family="paragraph" style:parent-style-name="Standard">
      <style:paragraph-properties fo:break-before="auto" fo:line-height="100%" style:writing-mode="lr-tb"/>
    </style:style>
    <style:style style:name="T1333_1" style:family="text"/>
    <style:style style:name="P1334" style:family="paragraph" style:parent-style-name="Standard">
      <style:paragraph-properties fo:break-before="auto" fo:line-height="100%" style:writing-mode="lr-tb"/>
    </style:style>
    <style:style style:name="P1335" style:family="paragraph" style:parent-style-name="Standard">
      <style:paragraph-properties fo:break-before="auto" fo:line-height="100%" style:writing-mode="lr-tb"/>
    </style:style>
    <style:style style:name="T1335_1" style:family="text"/>
    <style:style style:name="P1336" style:family="paragraph" style:parent-style-name="Standard">
      <style:paragraph-properties fo:break-before="auto" fo:line-height="100%" style:writing-mode="lr-tb"/>
    </style:style>
    <style:style style:name="P1337" style:family="paragraph" style:parent-style-name="Standard">
      <style:paragraph-properties fo:break-before="auto" fo:line-height="100%" style:writing-mode="lr-tb"/>
    </style:style>
    <style:style style:name="T1337_1" style:family="text"/>
    <style:style style:name="P1338" style:family="paragraph" style:parent-style-name="Standard">
      <style:paragraph-properties fo:break-before="auto" fo:line-height="100%" style:writing-mode="lr-tb"/>
    </style:style>
    <style:style style:name="T1338_1" style:family="text"/>
    <style:style style:name="P1339" style:family="paragraph" style:parent-style-name="Standard">
      <style:paragraph-properties fo:break-before="auto" fo:line-height="100%" style:writing-mode="lr-tb"/>
    </style:style>
    <style:style style:name="P1340" style:family="paragraph" style:parent-style-name="Standard">
      <style:paragraph-properties fo:break-before="auto" fo:line-height="100%" style:writing-mode="lr-tb"/>
    </style:style>
    <style:style style:name="T1340_1" style:family="text"/>
    <style:style style:name="T1340_2" style:family="text"/>
    <style:style style:name="T1340_3" style:family="text"/>
    <style:style style:name="T1340_4" style:family="text"/>
    <style:style style:name="T1340_5" style:family="text"/>
    <style:style style:name="T1340_6" style:family="text"/>
    <style:style style:name="T1340_7" style:family="text"/>
    <style:style style:name="T1340_8" style:family="text"/>
    <style:style style:name="T1340_9" style:family="text"/>
    <style:style style:name="T1340_10" style:family="text"/>
    <style:style style:name="T1340_11" style:family="text"/>
    <style:style style:name="T1340_12" style:family="text"/>
    <style:style style:name="T1340_13" style:family="text"/>
    <style:style style:name="T1340_14" style:family="text"/>
    <style:style style:name="T1340_15" style:family="text"/>
    <style:style style:name="T1340_16" style:family="text"/>
    <style:style style:name="T1340_17" style:family="text"/>
    <style:style style:name="T1340_18" style:family="text"/>
    <style:style style:name="T1340_19" style:family="text"/>
    <style:style style:name="T1340_20" style:family="text"/>
    <style:style style:name="P1341" style:family="paragraph" style:parent-style-name="Standard">
      <style:paragraph-properties fo:break-before="auto" fo:line-height="100%" style:writing-mode="lr-tb"/>
    </style:style>
    <style:style style:name="T1341_1" style:family="text"/>
    <style:style style:name="P1342" style:family="paragraph" style:parent-style-name="Standard">
      <style:paragraph-properties fo:break-before="auto" fo:line-height="100%" style:writing-mode="lr-tb"/>
    </style:style>
    <style:style style:name="P1343" style:family="paragraph" style:parent-style-name="Standard">
      <style:paragraph-properties fo:break-before="auto" fo:line-height="100%" style:writing-mode="lr-tb"/>
    </style:style>
    <style:style style:name="T1343_1" style:family="text"/>
    <style:style style:name="P1344" style:family="paragraph" style:parent-style-name="Standard">
      <style:paragraph-properties fo:break-before="auto" fo:line-height="100%" style:writing-mode="lr-tb"/>
    </style:style>
    <style:style style:name="P1345" style:family="paragraph" style:parent-style-name="Standard">
      <style:paragraph-properties fo:break-before="auto" fo:line-height="100%" style:writing-mode="lr-tb"/>
    </style:style>
    <style:style style:name="T1345_1" style:family="text"/>
    <style:style style:name="P1346" style:family="paragraph" style:parent-style-name="Standard">
      <style:paragraph-properties fo:break-before="auto" fo:line-height="100%" style:writing-mode="lr-tb"/>
    </style:style>
    <style:style style:name="T1346_1" style:family="text"/>
    <style:style style:name="P1347" style:family="paragraph" style:parent-style-name="Standard">
      <style:paragraph-properties fo:break-before="auto" fo:line-height="100%" style:writing-mode="lr-tb"/>
    </style:style>
    <style:style style:name="P1348" style:family="paragraph" style:parent-style-name="Standard">
      <style:paragraph-properties fo:break-before="auto" fo:line-height="100%" style:writing-mode="lr-tb"/>
    </style:style>
    <style:style style:name="T1348_1" style:family="text"/>
    <style:style style:name="T1348_2" style:family="text"/>
    <style:style style:name="T1348_3" style:family="text"/>
    <style:style style:name="T1348_4" style:family="text"/>
    <style:style style:name="T1348_5" style:family="text"/>
    <style:style style:name="T1348_6" style:family="text"/>
    <style:style style:name="T1348_7" style:family="text"/>
    <style:style style:name="T1348_8" style:family="text"/>
    <style:style style:name="T1348_9" style:family="text"/>
    <style:style style:name="T1348_10" style:family="text"/>
    <style:style style:name="T1348_11" style:family="text"/>
    <style:style style:name="T1348_12" style:family="text"/>
    <style:style style:name="T1348_13" style:family="text"/>
    <style:style style:name="T1348_14" style:family="text"/>
    <style:style style:name="T1348_15" style:family="text"/>
    <style:style style:name="T1348_16" style:family="text"/>
    <style:style style:name="T1348_17" style:family="text"/>
    <style:style style:name="T1348_18" style:family="text"/>
    <style:style style:name="T1348_19" style:family="text"/>
    <style:style style:name="T1348_20" style:family="text"/>
    <style:style style:name="P1349" style:family="paragraph" style:parent-style-name="Standard">
      <style:paragraph-properties fo:break-before="auto" fo:line-height="100%" style:writing-mode="lr-tb"/>
    </style:style>
    <style:style style:name="T1349_1" style:family="text"/>
    <style:style style:name="P1350" style:family="paragraph" style:parent-style-name="Standard">
      <style:paragraph-properties fo:break-before="auto" fo:line-height="100%" style:writing-mode="lr-tb"/>
    </style:style>
    <style:style style:name="P1351" style:family="paragraph" style:parent-style-name="Standard">
      <style:paragraph-properties fo:break-before="auto" fo:line-height="100%" style:writing-mode="lr-tb"/>
    </style:style>
    <style:style style:name="T1351_1" style:family="text"/>
    <style:style style:name="P1352" style:family="paragraph" style:parent-style-name="Standard">
      <style:paragraph-properties fo:break-before="auto" fo:line-height="100%" style:writing-mode="lr-tb"/>
    </style:style>
    <style:style style:name="P1353" style:family="paragraph" style:parent-style-name="Standard">
      <style:paragraph-properties fo:break-before="auto" fo:line-height="100%" style:writing-mode="lr-tb"/>
    </style:style>
    <style:style style:name="T1353_1" style:family="text"/>
    <style:style style:name="P1354" style:family="paragraph" style:parent-style-name="Standard">
      <style:paragraph-properties fo:break-before="auto" fo:line-height="100%" style:writing-mode="lr-tb"/>
    </style:style>
    <style:style style:name="T1354_1" style:family="text"/>
    <style:style style:name="P1355" style:family="paragraph" style:parent-style-name="Standard">
      <style:paragraph-properties fo:break-before="auto" fo:line-height="100%" style:writing-mode="lr-tb"/>
    </style:style>
    <style:style style:name="P1356" style:family="paragraph" style:parent-style-name="Standard">
      <style:paragraph-properties fo:break-before="auto" fo:line-height="100%" style:writing-mode="lr-tb"/>
    </style:style>
    <style:style style:name="T1356_1" style:family="text"/>
    <style:style style:name="T1356_2" style:family="text"/>
    <style:style style:name="T1356_3" style:family="text"/>
    <style:style style:name="T1356_4" style:family="text"/>
    <style:style style:name="T1356_5" style:family="text"/>
    <style:style style:name="T1356_6" style:family="text"/>
    <style:style style:name="T1356_7" style:family="text"/>
    <style:style style:name="T1356_8" style:family="text"/>
    <style:style style:name="T1356_9" style:family="text"/>
    <style:style style:name="T1356_10" style:family="text"/>
    <style:style style:name="T1356_11" style:family="text"/>
    <style:style style:name="T1356_12" style:family="text"/>
    <style:style style:name="T1356_13" style:family="text"/>
    <style:style style:name="T1356_14" style:family="text"/>
    <style:style style:name="T1356_15" style:family="text"/>
    <style:style style:name="T1356_16" style:family="text"/>
    <style:style style:name="T1356_17" style:family="text"/>
    <style:style style:name="T1356_18" style:family="text"/>
    <style:style style:name="T1356_19" style:family="text"/>
    <style:style style:name="T1356_20" style:family="text"/>
    <style:style style:name="P1357" style:family="paragraph" style:parent-style-name="Standard">
      <style:paragraph-properties fo:break-before="auto" fo:line-height="100%" style:writing-mode="lr-tb"/>
    </style:style>
    <style:style style:name="T1357_1" style:family="text"/>
    <style:style style:name="P1358" style:family="paragraph" style:parent-style-name="Standard">
      <style:paragraph-properties fo:break-before="auto" fo:line-height="100%" style:writing-mode="lr-tb"/>
    </style:style>
    <style:style style:name="P1359" style:family="paragraph" style:parent-style-name="Standard">
      <style:paragraph-properties fo:break-before="auto" fo:line-height="100%" style:writing-mode="lr-tb"/>
    </style:style>
    <style:style style:name="T1359_1" style:family="text"/>
    <style:style style:name="P1360" style:family="paragraph" style:parent-style-name="Standard">
      <style:paragraph-properties fo:break-before="auto" fo:line-height="100%" style:writing-mode="lr-tb"/>
    </style:style>
    <style:style style:name="P1361" style:family="paragraph" style:parent-style-name="Standard">
      <style:paragraph-properties fo:break-before="auto" fo:line-height="100%" style:writing-mode="lr-tb"/>
    </style:style>
    <style:style style:name="T1361_1" style:family="text"/>
    <style:style style:name="P1362" style:family="paragraph" style:parent-style-name="Standard">
      <style:paragraph-properties fo:break-before="auto" fo:line-height="100%" style:writing-mode="lr-tb"/>
    </style:style>
    <style:style style:name="T1362_1" style:family="text"/>
    <style:style style:name="P1363" style:family="paragraph" style:parent-style-name="Standard">
      <style:paragraph-properties fo:break-before="auto" fo:line-height="100%" style:writing-mode="lr-tb"/>
    </style:style>
    <style:style style:name="P1364" style:family="paragraph" style:parent-style-name="Standard">
      <style:paragraph-properties fo:break-before="auto" fo:line-height="100%" style:writing-mode="lr-tb"/>
    </style:style>
    <style:style style:name="T1364_1" style:family="text"/>
    <style:style style:name="T1364_2" style:family="text"/>
    <style:style style:name="T1364_3" style:family="text"/>
    <style:style style:name="T1364_4" style:family="text"/>
    <style:style style:name="T1364_5" style:family="text"/>
    <style:style style:name="T1364_6" style:family="text"/>
    <style:style style:name="T1364_7" style:family="text"/>
    <style:style style:name="T1364_8" style:family="text"/>
    <style:style style:name="T1364_9" style:family="text"/>
    <style:style style:name="T1364_10" style:family="text"/>
    <style:style style:name="T1364_11" style:family="text"/>
    <style:style style:name="T1364_12" style:family="text"/>
    <style:style style:name="T1364_13" style:family="text"/>
    <style:style style:name="T1364_14" style:family="text"/>
    <style:style style:name="T1364_15" style:family="text"/>
    <style:style style:name="T1364_16" style:family="text"/>
    <style:style style:name="T1364_17" style:family="text"/>
    <style:style style:name="T1364_18" style:family="text"/>
    <style:style style:name="T1364_19" style:family="text"/>
    <style:style style:name="T1364_20" style:family="text"/>
    <style:style style:name="P1365" style:family="paragraph" style:parent-style-name="Standard">
      <style:paragraph-properties fo:break-before="auto" fo:line-height="100%" style:writing-mode="lr-tb"/>
    </style:style>
    <style:style style:name="T1365_1" style:family="text"/>
    <style:style style:name="P1366" style:family="paragraph" style:parent-style-name="Standard">
      <style:paragraph-properties fo:break-before="auto" fo:line-height="100%" style:writing-mode="lr-tb"/>
    </style:style>
    <style:style style:name="P1367" style:family="paragraph" style:parent-style-name="Standard">
      <style:paragraph-properties fo:break-before="auto" fo:line-height="100%" style:writing-mode="lr-tb"/>
    </style:style>
    <style:style style:name="T1367_1" style:family="text"/>
    <style:style style:name="P1368" style:family="paragraph" style:parent-style-name="Standard">
      <style:paragraph-properties fo:break-before="auto" fo:line-height="100%" style:writing-mode="lr-tb"/>
    </style:style>
    <style:style style:name="P1369" style:family="paragraph" style:parent-style-name="Standard">
      <style:paragraph-properties fo:break-before="auto" fo:line-height="100%" style:writing-mode="lr-tb"/>
    </style:style>
    <style:style style:name="T1369_1" style:family="text"/>
    <style:style style:name="P1370" style:family="paragraph" style:parent-style-name="Standard">
      <style:paragraph-properties fo:break-before="auto" fo:line-height="100%" style:writing-mode="lr-tb"/>
    </style:style>
    <style:style style:name="T1370_1" style:family="text"/>
    <style:style style:name="P1371" style:family="paragraph" style:parent-style-name="Standard">
      <style:paragraph-properties fo:break-before="auto" fo:line-height="100%" style:writing-mode="lr-tb"/>
    </style:style>
    <style:style style:name="P1372" style:family="paragraph" style:parent-style-name="Standard">
      <style:paragraph-properties fo:break-before="auto" fo:line-height="100%" style:writing-mode="lr-tb"/>
    </style:style>
    <style:style style:name="T1372_1" style:family="text"/>
    <style:style style:name="T1372_2" style:family="text"/>
    <style:style style:name="T1372_3" style:family="text"/>
    <style:style style:name="T1372_4" style:family="text"/>
    <style:style style:name="T1372_5" style:family="text"/>
    <style:style style:name="T1372_6" style:family="text"/>
    <style:style style:name="T1372_7" style:family="text"/>
    <style:style style:name="T1372_8" style:family="text"/>
    <style:style style:name="T1372_9" style:family="text"/>
    <style:style style:name="T1372_10" style:family="text"/>
    <style:style style:name="T1372_11" style:family="text"/>
    <style:style style:name="T1372_12" style:family="text"/>
    <style:style style:name="T1372_13" style:family="text"/>
    <style:style style:name="T1372_14" style:family="text"/>
    <style:style style:name="T1372_15" style:family="text"/>
    <style:style style:name="T1372_16" style:family="text"/>
    <style:style style:name="T1372_17" style:family="text"/>
    <style:style style:name="T1372_18" style:family="text"/>
    <style:style style:name="T1372_19" style:family="text"/>
    <style:style style:name="T1372_20" style:family="text"/>
    <style:style style:name="P1373" style:family="paragraph" style:parent-style-name="Standard">
      <style:paragraph-properties fo:break-before="auto" fo:line-height="100%" style:writing-mode="lr-tb"/>
    </style:style>
    <style:style style:name="T1373_1" style:family="text"/>
    <style:style style:name="P1374" style:family="paragraph" style:parent-style-name="Standard">
      <style:paragraph-properties fo:break-before="auto" fo:line-height="100%" style:writing-mode="lr-tb"/>
    </style:style>
    <style:style style:name="P1375" style:family="paragraph" style:parent-style-name="Standard">
      <style:paragraph-properties fo:break-before="auto" fo:line-height="100%" style:writing-mode="lr-tb"/>
    </style:style>
    <style:style style:name="T1375_1" style:family="text"/>
    <style:style style:name="P1376" style:family="paragraph" style:parent-style-name="Standard">
      <style:paragraph-properties fo:break-before="auto" fo:line-height="100%" style:writing-mode="lr-tb"/>
    </style:style>
    <style:style style:name="P1377" style:family="paragraph" style:parent-style-name="Standard">
      <style:paragraph-properties fo:break-before="auto" fo:line-height="100%" style:writing-mode="lr-tb"/>
    </style:style>
    <style:style style:name="T1377_1" style:family="text"/>
    <style:style style:name="T1377_2" style:family="text"/>
    <style:style style:name="T1377_3" style:family="text"/>
    <style:style style:name="T1377_4" style:family="text"/>
    <style:style style:name="T1377_5" style:family="text"/>
    <style:style style:name="T1377_6" style:family="text"/>
    <style:style style:name="T1377_7" style:family="text"/>
    <style:style style:name="T1377_8" style:family="text"/>
    <style:style style:name="T1377_9" style:family="text"/>
    <style:style style:name="T1377_10" style:family="text"/>
    <style:style style:name="T1377_11" style:family="text"/>
    <style:style style:name="T1377_12" style:family="text"/>
    <style:style style:name="T1377_13" style:family="text"/>
    <style:style style:name="T1377_14" style:family="text"/>
    <style:style style:name="T1377_15" style:family="text"/>
    <style:style style:name="T1377_16" style:family="text"/>
    <style:style style:name="T1377_17" style:family="text"/>
    <style:style style:name="T1377_18" style:family="text"/>
    <style:style style:name="T1377_19" style:family="text"/>
    <style:style style:name="T1377_20" style:family="text"/>
    <style:style style:name="T1377_21" style:family="text"/>
    <style:style style:name="T1377_22" style:family="text"/>
    <style:style style:name="T1377_23" style:family="text"/>
    <style:style style:name="T1377_24" style:family="text"/>
    <style:style style:name="T1377_25" style:family="text"/>
    <style:style style:name="T1377_26" style:family="text"/>
    <style:style style:name="T1377_27" style:family="text"/>
    <style:style style:name="T1377_28" style:family="text"/>
    <style:style style:name="T1377_29" style:family="text"/>
    <style:style style:name="T1377_30" style:family="text"/>
    <style:style style:name="T1377_31" style:family="text"/>
    <style:style style:name="T1377_32" style:family="text"/>
    <style:style style:name="T1377_33" style:family="text"/>
    <style:style style:name="T1377_34" style:family="text"/>
    <style:style style:name="T1377_35" style:family="text"/>
    <style:style style:name="T1377_36" style:family="text"/>
    <style:style style:name="T1377_37" style:family="text"/>
    <style:style style:name="T1377_38" style:family="text"/>
    <style:style style:name="T1377_39" style:family="text"/>
    <style:style style:name="T1377_40" style:family="text"/>
    <style:style style:name="T1377_41" style:family="text"/>
    <style:style style:name="T1377_42" style:family="text"/>
    <style:style style:name="T1377_43" style:family="text"/>
    <style:style style:name="T1377_44" style:family="text"/>
    <style:style style:name="T1377_45" style:family="text"/>
    <style:style style:name="T1377_46" style:family="text"/>
    <style:style style:name="T1377_47" style:family="text"/>
    <style:style style:name="T1377_48" style:family="text"/>
    <style:style style:name="T1377_49" style:family="text"/>
    <style:style style:name="T1377_50" style:family="text"/>
    <style:style style:name="T1377_51" style:family="text"/>
    <style:style style:name="T1377_52" style:family="text"/>
    <style:style style:name="T1377_53" style:family="text"/>
    <style:style style:name="T1377_54" style:family="text"/>
    <style:style style:name="T1377_55" style:family="text"/>
    <style:style style:name="T1377_56" style:family="text"/>
    <style:style style:name="T1377_57" style:family="text"/>
    <style:style style:name="T1377_58" style:family="text"/>
    <style:style style:name="T1377_59" style:family="text"/>
    <style:style style:name="T1377_60" style:family="text"/>
    <style:style style:name="T1377_61" style:family="text"/>
    <style:style style:name="T1377_62" style:family="text"/>
    <style:style style:name="T1377_63" style:family="text"/>
    <style:style style:name="T1377_64" style:family="text"/>
    <style:style style:name="T1377_65" style:family="text"/>
    <style:style style:name="T1377_66" style:family="text"/>
    <style:style style:name="T1377_67" style:family="text"/>
    <style:style style:name="T1377_68" style:family="text"/>
    <style:style style:name="T1377_69" style:family="text"/>
    <style:style style:name="T1377_70" style:family="text"/>
    <style:style style:name="T1377_71" style:family="text"/>
    <style:style style:name="T1377_72" style:family="text"/>
    <style:style style:name="T1377_73" style:family="text"/>
    <style:style style:name="T1377_74" style:family="text"/>
    <style:style style:name="T1377_75" style:family="text"/>
    <style:style style:name="T1377_76" style:family="text"/>
    <style:style style:name="T1377_77" style:family="text"/>
    <style:style style:name="T1377_78" style:family="text"/>
    <style:style style:name="T1377_79" style:family="text"/>
    <style:style style:name="T1377_80" style:family="text"/>
    <style:style style:name="T1377_81" style:family="text"/>
    <style:style style:name="T1377_82" style:family="text"/>
    <style:style style:name="T1377_83" style:family="text"/>
    <style:style style:name="T1377_84" style:family="text"/>
    <style:style style:name="T1377_85" style:family="text"/>
    <style:style style:name="T1377_86" style:family="text"/>
    <style:style style:name="T1377_87" style:family="text"/>
    <style:style style:name="T1377_88" style:family="text"/>
    <style:style style:name="T1377_89" style:family="text"/>
    <style:style style:name="T1377_90" style:family="text"/>
    <style:style style:name="T1377_91" style:family="text"/>
    <style:style style:name="T1377_92" style:family="text"/>
    <style:style style:name="T1377_93" style:family="text"/>
    <style:style style:name="T1377_94" style:family="text"/>
    <style:style style:name="T1377_95" style:family="text"/>
    <style:style style:name="T1377_96" style:family="text"/>
    <style:style style:name="T1377_97" style:family="text"/>
    <style:style style:name="T1377_98" style:family="text"/>
    <style:style style:name="T1377_99" style:family="text"/>
    <style:style style:name="T1377_100" style:family="text"/>
    <style:style style:name="T1377_101" style:family="text"/>
    <style:style style:name="T1377_102" style:family="text"/>
    <style:style style:name="T1377_103" style:family="text"/>
    <style:style style:name="T1377_104" style:family="text"/>
    <style:style style:name="T1377_105" style:family="text"/>
    <style:style style:name="T1377_106" style:family="text"/>
    <style:style style:name="T1377_107" style:family="text"/>
    <style:style style:name="T1377_108" style:family="text"/>
    <style:style style:name="T1377_109" style:family="text"/>
    <style:style style:name="T1377_110" style:family="text"/>
    <style:style style:name="T1377_111" style:family="text"/>
    <style:style style:name="T1377_112" style:family="text"/>
    <style:style style:name="T1377_113" style:family="text"/>
    <style:style style:name="T1377_114" style:family="text"/>
    <style:style style:name="T1377_115" style:family="text"/>
    <style:style style:name="T1377_116" style:family="text"/>
    <style:style style:name="T1377_117" style:family="text"/>
    <style:style style:name="T1377_118" style:family="text"/>
    <style:style style:name="T1377_119" style:family="text"/>
    <style:style style:name="T1377_120" style:family="text"/>
    <style:style style:name="T1377_121" style:family="text"/>
    <style:style style:name="T1377_122" style:family="text"/>
    <style:style style:name="T1377_123" style:family="text"/>
    <style:style style:name="T1377_124" style:family="text"/>
    <style:style style:name="T1377_125" style:family="text"/>
    <style:style style:name="T1377_126" style:family="text"/>
    <style:style style:name="T1377_127" style:family="text"/>
    <style:style style:name="T1377_128" style:family="text"/>
    <style:style style:name="T1377_129" style:family="text"/>
    <style:style style:name="T1377_130" style:family="text"/>
    <style:style style:name="T1377_131" style:family="text"/>
    <style:style style:name="T1377_132" style:family="text"/>
    <style:style style:name="T1377_133" style:family="text"/>
    <style:style style:name="T1377_134" style:family="text"/>
    <style:style style:name="T1377_135" style:family="text"/>
    <style:style style:name="T1377_136" style:family="text"/>
    <style:style style:name="T1377_137" style:family="text"/>
    <style:style style:name="T1377_138" style:family="text"/>
    <style:style style:name="T1377_139" style:family="text"/>
    <style:style style:name="T1377_140" style:family="text"/>
    <style:style style:name="T1377_141" style:family="text"/>
    <style:style style:name="T1377_142" style:family="text"/>
    <style:style style:name="T1377_143" style:family="text"/>
    <style:style style:name="T1377_144" style:family="text"/>
    <style:style style:name="T1377_145" style:family="text"/>
    <style:style style:name="T1377_146" style:family="text"/>
    <style:style style:name="T1377_147" style:family="text"/>
    <style:style style:name="T1377_148" style:family="text"/>
    <style:style style:name="T1377_149" style:family="text"/>
    <style:style style:name="T1377_150" style:family="text"/>
    <style:style style:name="T1377_151" style:family="text"/>
    <style:style style:name="T1377_152" style:family="text"/>
    <style:style style:name="T1377_153" style:family="text"/>
    <style:style style:name="T1377_154" style:family="text"/>
    <style:style style:name="T1377_155" style:family="text"/>
    <style:style style:name="T1377_156" style:family="text"/>
    <style:style style:name="T1377_157" style:family="text"/>
    <style:style style:name="T1377_158" style:family="text"/>
    <style:style style:name="T1377_159" style:family="text"/>
    <style:style style:name="T1377_160" style:family="text"/>
    <style:style style:name="T1377_161" style:family="text"/>
    <style:style style:name="T1377_162" style:family="text"/>
    <style:style style:name="T1377_163" style:family="text"/>
    <style:style style:name="T1377_164" style:family="text"/>
    <style:style style:name="T1377_165" style:family="text"/>
    <style:style style:name="T1377_166" style:family="text"/>
    <style:style style:name="T1377_167" style:family="text"/>
    <style:style style:name="T1377_168" style:family="text"/>
    <style:style style:name="T1377_169" style:family="text"/>
    <style:style style:name="T1377_170" style:family="text"/>
    <style:style style:name="T1377_171" style:family="text"/>
    <style:style style:name="T1377_172" style:family="text"/>
    <style:style style:name="T1377_173" style:family="text"/>
    <style:style style:name="T1377_174" style:family="text"/>
    <style:style style:name="T1377_175" style:family="text"/>
    <style:style style:name="T1377_176" style:family="text"/>
    <style:style style:name="T1377_177" style:family="text"/>
    <style:style style:name="T1377_178" style:family="text"/>
    <style:style style:name="T1377_179" style:family="text"/>
    <style:style style:name="T1377_180" style:family="text"/>
    <style:style style:name="T1377_181" style:family="text"/>
    <style:style style:name="T1377_182" style:family="text"/>
    <style:style style:name="T1377_183" style:family="text"/>
    <style:style style:name="T1377_184" style:family="text"/>
    <style:style style:name="T1377_185" style:family="text"/>
    <style:style style:name="T1377_186" style:family="text"/>
    <style:style style:name="T1377_187" style:family="text"/>
    <style:style style:name="T1377_188" style:family="text"/>
    <style:style style:name="T1377_189" style:family="text"/>
    <style:style style:name="T1377_190" style:family="text"/>
    <style:style style:name="T1377_191" style:family="text"/>
    <style:style style:name="T1377_192" style:family="text"/>
    <style:style style:name="T1377_193" style:family="text"/>
    <style:style style:name="T1377_194" style:family="text"/>
    <style:style style:name="T1377_195" style:family="text"/>
    <style:style style:name="T1377_196" style:family="text"/>
    <style:style style:name="T1377_197" style:family="text"/>
    <style:style style:name="T1377_198" style:family="text"/>
    <style:style style:name="T1377_199" style:family="text"/>
    <style:style style:name="T1377_200" style:family="text"/>
    <style:style style:name="T1377_201" style:family="text"/>
    <style:style style:name="T1377_202" style:family="text"/>
    <style:style style:name="T1377_203" style:family="text"/>
    <style:style style:name="T1377_204" style:family="text"/>
    <style:style style:name="T1377_205" style:family="text"/>
    <style:style style:name="T1377_206" style:family="text"/>
    <style:style style:name="T1377_207" style:family="text"/>
    <style:style style:name="T1377_208" style:family="text"/>
    <style:style style:name="T1377_209" style:family="text"/>
    <style:style style:name="T1377_210" style:family="text"/>
    <style:style style:name="T1377_211" style:family="text"/>
    <style:style style:name="T1377_212" style:family="text"/>
    <style:style style:name="T1377_213" style:family="text"/>
    <style:style style:name="T1377_214" style:family="text"/>
    <style:style style:name="T1377_215" style:family="text"/>
    <style:style style:name="T1377_216" style:family="text"/>
    <style:style style:name="T1377_217" style:family="text"/>
    <style:style style:name="T1377_218" style:family="text"/>
    <style:style style:name="T1377_219" style:family="text"/>
    <style:style style:name="T1377_220" style:family="text"/>
    <style:style style:name="T1377_221" style:family="text"/>
    <style:style style:name="T1377_222" style:family="text"/>
    <style:style style:name="T1377_223" style:family="text"/>
    <style:style style:name="T1377_224" style:family="text"/>
    <style:style style:name="T1377_225" style:family="text"/>
    <style:style style:name="T1377_226" style:family="text"/>
    <style:style style:name="T1377_227" style:family="text"/>
    <style:style style:name="T1377_228" style:family="text"/>
    <style:style style:name="T1377_229" style:family="text"/>
    <style:style style:name="T1377_230" style:family="text"/>
    <style:style style:name="T1377_231" style:family="text"/>
    <style:style style:name="T1377_232" style:family="text"/>
    <style:style style:name="T1377_233" style:family="text"/>
    <style:style style:name="T1377_234" style:family="text"/>
    <style:style style:name="T1377_235" style:family="text"/>
    <style:style style:name="T1377_236" style:family="text"/>
    <style:style style:name="T1377_237" style:family="text"/>
    <style:style style:name="T1377_238" style:family="text"/>
    <style:style style:name="T1377_239" style:family="text"/>
    <style:style style:name="T1377_240" style:family="text"/>
    <style:style style:name="T1377_241" style:family="text"/>
    <style:style style:name="T1377_242" style:family="text"/>
    <style:style style:name="T1377_243" style:family="text"/>
    <style:style style:name="T1377_244" style:family="text"/>
    <style:style style:name="T1377_245" style:family="text"/>
    <style:style style:name="T1377_246" style:family="text"/>
    <style:style style:name="T1377_247" style:family="text"/>
    <style:style style:name="T1377_248" style:family="text"/>
    <style:style style:name="T1377_249" style:family="text"/>
    <style:style style:name="T1377_250" style:family="text"/>
    <style:style style:name="T1377_251" style:family="text"/>
    <style:style style:name="T1377_252" style:family="text"/>
    <style:style style:name="T1377_253" style:family="text"/>
    <style:style style:name="T1377_254" style:family="text"/>
    <style:style style:name="T1377_255" style:family="text"/>
    <style:style style:name="T1377_256" style:family="text"/>
    <style:style style:name="T1377_257" style:family="text"/>
    <style:style style:name="T1377_258" style:family="text"/>
    <style:style style:name="T1377_259" style:family="text"/>
    <style:style style:name="T1377_260" style:family="text"/>
    <style:style style:name="T1377_261" style:family="text"/>
    <style:style style:name="P1378" style:family="paragraph" style:parent-style-name="Standard">
      <style:paragraph-properties fo:break-before="auto" fo:line-height="100%" style:writing-mode="lr-tb"/>
    </style:style>
    <style:style style:name="T1378_1" style:family="text"/>
    <style:style style:name="T1378_2" style:family="text"/>
    <style:style style:name="T1378_3" style:family="text"/>
    <style:style style:name="T1378_4" style:family="text"/>
    <style:style style:name="T1378_5" style:family="text"/>
    <style:style style:name="T1378_6" style:family="text"/>
    <style:style style:name="T1378_7" style:family="text"/>
    <style:style style:name="T1378_8" style:family="text"/>
    <style:style style:name="T1378_9" style:family="text"/>
    <style:style style:name="T1378_10" style:family="text"/>
    <style:style style:name="T1378_11" style:family="text"/>
    <style:style style:name="T1378_12" style:family="text"/>
    <style:style style:name="T1378_13" style:family="text"/>
    <style:style style:name="T1378_14" style:family="text"/>
    <style:style style:name="T1378_15" style:family="text"/>
    <style:style style:name="T1378_16" style:family="text"/>
    <style:style style:name="T1378_17" style:family="text"/>
    <style:style style:name="T1378_18" style:family="text"/>
    <style:style style:name="T1378_19" style:family="text"/>
    <style:style style:name="T1378_20" style:family="text"/>
    <style:style style:name="T1378_21" style:family="text"/>
    <style:style style:name="T1378_22" style:family="text"/>
    <style:style style:name="T1378_23" style:family="text"/>
    <style:style style:name="T1378_24" style:family="text"/>
    <style:style style:name="T1378_25" style:family="text"/>
    <style:style style:name="T1378_26" style:family="text"/>
    <style:style style:name="T1378_27" style:family="text"/>
    <style:style style:name="T1378_28" style:family="text"/>
    <style:style style:name="T1378_29" style:family="text"/>
    <style:style style:name="T1378_30" style:family="text"/>
    <style:style style:name="T1378_31" style:family="text"/>
    <style:style style:name="T1378_32" style:family="text"/>
    <style:style style:name="T1378_33" style:family="text"/>
    <style:style style:name="T1378_34" style:family="text"/>
    <style:style style:name="T1378_35" style:family="text"/>
    <style:style style:name="T1378_36" style:family="text"/>
    <style:style style:name="T1378_37" style:family="text"/>
    <style:style style:name="T1378_38" style:family="text"/>
    <style:style style:name="T1378_39" style:family="text"/>
    <style:style style:name="T1378_40" style:family="text"/>
    <style:style style:name="T1378_41" style:family="text"/>
    <style:style style:name="T1378_42" style:family="text"/>
    <style:style style:name="T1378_43" style:family="text"/>
    <style:style style:name="T1378_44" style:family="text"/>
    <style:style style:name="T1378_45" style:family="text"/>
    <style:style style:name="T1378_46" style:family="text"/>
    <style:style style:name="T1378_47" style:family="text"/>
    <style:style style:name="T1378_48" style:family="text"/>
    <style:style style:name="T1378_49" style:family="text"/>
    <style:style style:name="T1378_50" style:family="text"/>
    <style:style style:name="T1378_51" style:family="text"/>
    <style:style style:name="T1378_52" style:family="text"/>
    <style:style style:name="T1378_53" style:family="text"/>
    <style:style style:name="T1378_54" style:family="text"/>
    <style:style style:name="T1378_55" style:family="text"/>
    <style:style style:name="T1378_56" style:family="text"/>
    <style:style style:name="T1378_57" style:family="text"/>
    <style:style style:name="T1378_58" style:family="text"/>
    <style:style style:name="T1378_59" style:family="text"/>
    <style:style style:name="T1378_60" style:family="text"/>
    <style:style style:name="T1378_61" style:family="text"/>
    <style:style style:name="T1378_62" style:family="text"/>
    <style:style style:name="T1378_63" style:family="text"/>
    <style:style style:name="T1378_64" style:family="text"/>
    <style:style style:name="T1378_65" style:family="text"/>
    <style:style style:name="T1378_66" style:family="text"/>
    <style:style style:name="T1378_67" style:family="text"/>
    <style:style style:name="T1378_68" style:family="text"/>
    <style:style style:name="T1378_69" style:family="text"/>
    <style:style style:name="T1378_70" style:family="text"/>
    <style:style style:name="T1378_71" style:family="text"/>
    <style:style style:name="T1378_72" style:family="text"/>
    <style:style style:name="T1378_73" style:family="text"/>
    <style:style style:name="T1378_74" style:family="text"/>
    <style:style style:name="T1378_75" style:family="text"/>
    <style:style style:name="T1378_76" style:family="text"/>
    <style:style style:name="T1378_77" style:family="text"/>
    <style:style style:name="T1378_78" style:family="text"/>
    <style:style style:name="T1378_79" style:family="text"/>
    <style:style style:name="T1378_80" style:family="text"/>
    <style:style style:name="T1378_81" style:family="text"/>
    <style:style style:name="T1378_82" style:family="text"/>
    <style:style style:name="T1378_83" style:family="text"/>
    <style:style style:name="T1378_84" style:family="text"/>
    <style:style style:name="T1378_85" style:family="text"/>
    <style:style style:name="T1378_86" style:family="text"/>
    <style:style style:name="T1378_87" style:family="text"/>
    <style:style style:name="T1378_88" style:family="text"/>
    <style:style style:name="T1378_89" style:family="text"/>
    <style:style style:name="T1378_90" style:family="text"/>
    <style:style style:name="T1378_91" style:family="text"/>
    <style:style style:name="T1378_92" style:family="text"/>
    <style:style style:name="T1378_93" style:family="text"/>
    <style:style style:name="T1378_94" style:family="text"/>
    <style:style style:name="T1378_95" style:family="text"/>
    <style:style style:name="T1378_96" style:family="text"/>
    <style:style style:name="T1378_97" style:family="text"/>
    <style:style style:name="T1378_98" style:family="text"/>
    <style:style style:name="T1378_99" style:family="text"/>
    <style:style style:name="T1378_100" style:family="text"/>
    <style:style style:name="T1378_101" style:family="text"/>
    <style:style style:name="T1378_102" style:family="text"/>
    <style:style style:name="T1378_103" style:family="text"/>
    <style:style style:name="T1378_104" style:family="text"/>
    <style:style style:name="T1378_105" style:family="text"/>
    <style:style style:name="T1378_106" style:family="text"/>
    <style:style style:name="T1378_107" style:family="text"/>
    <style:style style:name="T1378_108" style:family="text"/>
    <style:style style:name="T1378_109" style:family="text"/>
    <style:style style:name="T1378_110" style:family="text"/>
    <style:style style:name="T1378_111" style:family="text"/>
    <style:style style:name="T1378_112" style:family="text"/>
    <style:style style:name="T1378_113" style:family="text"/>
    <style:style style:name="T1378_114" style:family="text"/>
    <style:style style:name="T1378_115" style:family="text"/>
    <style:style style:name="T1378_116" style:family="text"/>
    <style:style style:name="T1378_117" style:family="text"/>
    <style:style style:name="T1378_118" style:family="text"/>
    <style:style style:name="T1378_119" style:family="text"/>
    <style:style style:name="T1378_120" style:family="text"/>
    <style:style style:name="T1378_121" style:family="text"/>
    <style:style style:name="T1378_122" style:family="text"/>
    <style:style style:name="T1378_123" style:family="text"/>
    <style:style style:name="T1378_124" style:family="text"/>
    <style:style style:name="T1378_125" style:family="text"/>
    <style:style style:name="T1378_126" style:family="text"/>
    <style:style style:name="T1378_127" style:family="text"/>
    <style:style style:name="T1378_128" style:family="text"/>
    <style:style style:name="T1378_129" style:family="text"/>
    <style:style style:name="T1378_130" style:family="text"/>
    <style:style style:name="T1378_131" style:family="text"/>
    <style:style style:name="T1378_132" style:family="text"/>
    <style:style style:name="T1378_133" style:family="text"/>
    <style:style style:name="T1378_134" style:family="text"/>
    <style:style style:name="T1378_135" style:family="text"/>
    <style:style style:name="T1378_136" style:family="text"/>
    <style:style style:name="T1378_137" style:family="text"/>
    <style:style style:name="T1378_138" style:family="text"/>
    <style:style style:name="T1378_139" style:family="text"/>
    <style:style style:name="T1378_140" style:family="text"/>
    <style:style style:name="T1378_141" style:family="text"/>
    <style:style style:name="T1378_142" style:family="text"/>
    <style:style style:name="T1378_143" style:family="text"/>
    <style:style style:name="T1378_144" style:family="text"/>
    <style:style style:name="T1378_145" style:family="text"/>
    <style:style style:name="T1378_146" style:family="text"/>
    <style:style style:name="T1378_147" style:family="text"/>
    <style:style style:name="T1378_148" style:family="text"/>
    <style:style style:name="T1378_149" style:family="text"/>
    <style:style style:name="T1378_150" style:family="text"/>
    <style:style style:name="T1378_151" style:family="text"/>
    <style:style style:name="T1378_152" style:family="text"/>
    <style:style style:name="T1378_153" style:family="text"/>
    <style:style style:name="T1378_154" style:family="text"/>
    <style:style style:name="T1378_155" style:family="text"/>
    <style:style style:name="T1378_156" style:family="text"/>
    <style:style style:name="T1378_157" style:family="text"/>
    <style:style style:name="T1378_158" style:family="text"/>
    <style:style style:name="T1378_159" style:family="text"/>
    <style:style style:name="T1378_160" style:family="text"/>
    <style:style style:name="T1378_161" style:family="text"/>
    <style:style style:name="T1378_162" style:family="text"/>
    <style:style style:name="T1378_163" style:family="text"/>
    <style:style style:name="T1378_164" style:family="text"/>
    <style:style style:name="T1378_165" style:family="text"/>
    <style:style style:name="T1378_166" style:family="text"/>
    <style:style style:name="T1378_167" style:family="text"/>
    <style:style style:name="T1378_168" style:family="text"/>
    <style:style style:name="T1378_169" style:family="text"/>
    <style:style style:name="T1378_170" style:family="text"/>
    <style:style style:name="T1378_171" style:family="text"/>
    <style:style style:name="T1378_172" style:family="text"/>
    <style:style style:name="T1378_173" style:family="text"/>
    <style:style style:name="T1378_174" style:family="text"/>
    <style:style style:name="T1378_175" style:family="text"/>
    <style:style style:name="T1378_176" style:family="text"/>
    <style:style style:name="T1378_177" style:family="text"/>
    <style:style style:name="T1378_178" style:family="text"/>
    <style:style style:name="T1378_179" style:family="text"/>
    <style:style style:name="T1378_180" style:family="text"/>
    <style:style style:name="T1378_181" style:family="text"/>
    <style:style style:name="T1378_182" style:family="text"/>
    <style:style style:name="T1378_183" style:family="text"/>
    <style:style style:name="T1378_184" style:family="text"/>
    <style:style style:name="T1378_185" style:family="text"/>
    <style:style style:name="T1378_186" style:family="text"/>
    <style:style style:name="T1378_187" style:family="text"/>
    <style:style style:name="T1378_188" style:family="text"/>
    <style:style style:name="T1378_189" style:family="text"/>
    <style:style style:name="T1378_190" style:family="text"/>
    <style:style style:name="T1378_191" style:family="text"/>
    <style:style style:name="T1378_192" style:family="text"/>
    <style:style style:name="T1378_193" style:family="text"/>
    <style:style style:name="T1378_194" style:family="text"/>
    <style:style style:name="T1378_195" style:family="text"/>
    <style:style style:name="T1378_196" style:family="text"/>
    <style:style style:name="T1378_197" style:family="text"/>
    <style:style style:name="T1378_198" style:family="text"/>
    <style:style style:name="T1378_199" style:family="text"/>
    <style:style style:name="T1378_200" style:family="text"/>
    <style:style style:name="T1378_201" style:family="text"/>
    <style:style style:name="T1378_202" style:family="text"/>
    <style:style style:name="T1378_203" style:family="text"/>
    <style:style style:name="T1378_204" style:family="text"/>
    <style:style style:name="T1378_205" style:family="text"/>
    <style:style style:name="T1378_206" style:family="text"/>
    <style:style style:name="T1378_207" style:family="text"/>
    <style:style style:name="T1378_208" style:family="text"/>
    <style:style style:name="T1378_209" style:family="text"/>
    <style:style style:name="T1378_210" style:family="text"/>
    <style:style style:name="T1378_211" style:family="text"/>
    <style:style style:name="T1378_212" style:family="text"/>
    <style:style style:name="T1378_213" style:family="text"/>
    <style:style style:name="T1378_214" style:family="text"/>
    <style:style style:name="P1379" style:family="paragraph" style:parent-style-name="Standard">
      <style:paragraph-properties fo:break-before="auto" fo:line-height="100%" style:writing-mode="lr-tb"/>
    </style:style>
    <style:style style:name="T1379_1" style:family="text"/>
    <style:style style:name="T1379_2" style:family="text"/>
    <style:style style:name="T1379_3" style:family="text"/>
    <style:style style:name="T1379_4" style:family="text"/>
    <style:style style:name="P1380" style:family="paragraph" style:parent-style-name="Standard">
      <style:paragraph-properties fo:break-before="auto" fo:line-height="100%" style:writing-mode="lr-tb"/>
    </style:style>
    <style:style style:name="P1381" style:family="paragraph" style:parent-style-name="Standard">
      <style:paragraph-properties fo:break-before="auto" fo:line-height="100%" style:writing-mode="lr-tb"/>
    </style:style>
    <style:style style:name="T1381_1" style:family="text"/>
    <style:style style:name="T1381_2" style:family="text"/>
    <style:style style:name="T1381_3" style:family="text"/>
    <style:style style:name="T1381_4" style:family="text"/>
    <style:style style:name="T1381_5" style:family="text"/>
    <style:style style:name="P1382" style:family="paragraph" style:parent-style-name="Standard">
      <style:paragraph-properties fo:break-before="auto" fo:line-height="100%" style:writing-mode="lr-tb"/>
    </style:style>
    <style:style style:name="P1383" style:family="paragraph" style:parent-style-name="Standard">
      <style:paragraph-properties fo:break-before="auto" fo:line-height="100%" style:writing-mode="lr-tb"/>
    </style:style>
    <style:style style:name="T1383_1" style:family="text"/>
    <style:style style:name="T1383_2" style:family="text"/>
    <style:style style:name="T1383_3" style:family="text"/>
    <style:style style:name="T1383_4" style:family="text"/>
    <style:style style:name="T1383_5" style:family="text"/>
    <style:style style:name="T1383_6" style:family="text"/>
    <style:style style:name="T1383_7" style:family="text"/>
    <style:style style:name="T1383_8" style:family="text"/>
    <style:style style:name="T1383_9" style:family="text"/>
    <style:style style:name="T1383_10" style:family="text"/>
    <style:style style:name="T1383_11" style:family="text"/>
    <style:style style:name="P1384" style:family="paragraph" style:parent-style-name="Standard">
      <style:paragraph-properties fo:break-before="auto" fo:line-height="100%" style:writing-mode="lr-tb"/>
    </style:style>
    <style:style style:name="P1385" style:family="paragraph" style:parent-style-name="Standard">
      <style:paragraph-properties fo:break-before="auto" fo:line-height="100%" style:writing-mode="lr-tb"/>
    </style:style>
    <style:style style:name="T1385_1" style:family="text"/>
    <style:style style:name="T1385_2" style:family="text"/>
    <style:style style:name="T1385_3" style:family="text"/>
    <style:style style:name="T1385_4" style:family="text"/>
    <style:style style:name="T1385_5" style:family="text"/>
    <style:style style:name="T1385_6" style:family="text"/>
    <style:style style:name="T1385_7" style:family="text"/>
    <style:style style:name="T1385_8" style:family="text"/>
    <style:style style:name="T1385_9" style:family="text"/>
    <style:style style:name="P1386" style:family="paragraph" style:parent-style-name="Standard">
      <style:paragraph-properties fo:break-before="auto" fo:line-height="100%" style:writing-mode="lr-tb"/>
    </style:style>
    <style:style style:name="P1387" style:family="paragraph" style:parent-style-name="Standard">
      <style:paragraph-properties fo:break-before="auto" fo:line-height="100%" style:writing-mode="lr-tb"/>
    </style:style>
    <style:style style:name="T1387_1" style:family="text"/>
    <style:style style:name="T1387_2" style:family="text"/>
    <style:style style:name="P1388" style:family="paragraph" style:parent-style-name="Standard">
      <style:paragraph-properties fo:break-before="auto" fo:line-height="100%" style:writing-mode="lr-tb"/>
    </style:style>
    <style:style style:name="P1389" style:family="paragraph" style:parent-style-name="Standard">
      <style:paragraph-properties fo:break-before="auto" fo:line-height="100%" style:writing-mode="lr-tb"/>
    </style:style>
    <style:style style:name="T1389_1" style:family="text"/>
    <style:style style:name="P1390" style:family="paragraph" style:parent-style-name="Standard">
      <style:paragraph-properties fo:break-before="auto" fo:line-height="100%" style:writing-mode="lr-tb"/>
    </style:style>
    <style:style style:name="P1391" style:family="paragraph" style:parent-style-name="Standard">
      <style:paragraph-properties fo:break-before="auto" fo:line-height="100%" style:writing-mode="lr-tb"/>
    </style:style>
    <style:style style:name="T1391_1" style:family="text"/>
    <style:style style:name="P1392" style:family="paragraph" style:parent-style-name="Standard">
      <style:paragraph-properties fo:break-before="auto" fo:line-height="100%" style:writing-mode="lr-tb"/>
    </style:style>
    <style:style style:name="P1393" style:family="paragraph" style:parent-style-name="Standard">
      <style:paragraph-properties fo:break-before="auto" fo:line-height="100%" style:writing-mode="lr-tb"/>
    </style:style>
    <style:style style:name="T1393_1" style:family="text"/>
    <style:style style:name="T1393_2" style:family="text"/>
    <style:style style:name="T1393_3" style:family="text"/>
    <style:style style:name="T1393_4" style:family="text"/>
    <style:style style:name="T1393_5" style:family="text"/>
    <style:style style:name="T1393_6" style:family="text"/>
    <style:style style:name="T1393_7" style:family="text"/>
    <style:style style:name="T1393_8" style:family="text"/>
    <style:style style:name="T1393_9" style:family="text"/>
    <style:style style:name="T1393_10" style:family="text"/>
    <style:style style:name="T1393_11" style:family="text"/>
    <style:style style:name="T1393_12" style:family="text"/>
    <style:style style:name="T1393_13" style:family="text"/>
    <style:style style:name="T1393_14" style:family="text"/>
    <style:style style:name="T1393_15" style:family="text"/>
    <style:style style:name="T1393_16" style:family="text"/>
    <style:style style:name="T1393_17" style:family="text"/>
    <style:style style:name="T1393_18" style:family="text"/>
    <style:style style:name="T1393_19" style:family="text"/>
    <style:style style:name="T1393_20" style:family="text"/>
    <style:style style:name="T1393_21" style:family="text"/>
    <style:style style:name="T1393_22" style:family="text"/>
    <style:style style:name="T1393_23" style:family="text"/>
    <style:style style:name="T1393_24" style:family="text"/>
    <style:style style:name="T1393_25" style:family="text"/>
    <style:style style:name="T1393_26" style:family="text"/>
    <style:style style:name="T1393_27" style:family="text"/>
    <style:style style:name="T1393_28" style:family="text"/>
    <style:style style:name="T1393_29" style:family="text"/>
    <style:style style:name="T1393_30" style:family="text"/>
    <style:style style:name="T1393_31" style:family="text"/>
    <style:style style:name="T1393_32" style:family="text"/>
    <style:style style:name="T1393_33" style:family="text"/>
    <style:style style:name="T1393_34" style:family="text"/>
    <style:style style:name="T1393_35" style:family="text"/>
    <style:style style:name="T1393_36" style:family="text"/>
    <style:style style:name="T1393_37" style:family="text"/>
    <style:style style:name="T1393_38" style:family="text"/>
    <style:style style:name="T1393_39" style:family="text"/>
    <style:style style:name="T1393_40" style:family="text"/>
    <style:style style:name="T1393_41" style:family="text"/>
    <style:style style:name="T1393_42" style:family="text"/>
    <style:style style:name="T1393_43" style:family="text"/>
    <style:style style:name="T1393_44" style:family="text"/>
    <style:style style:name="T1393_45" style:family="text"/>
    <style:style style:name="T1393_46" style:family="text"/>
    <style:style style:name="T1393_47" style:family="text"/>
    <style:style style:name="T1393_48" style:family="text"/>
    <style:style style:name="T1393_49" style:family="text"/>
    <style:style style:name="T1393_50" style:family="text"/>
    <style:style style:name="T1393_51" style:family="text"/>
    <style:style style:name="T1393_52" style:family="text"/>
    <style:style style:name="T1393_53" style:family="text"/>
    <style:style style:name="T1393_54" style:family="text"/>
    <style:style style:name="T1393_55" style:family="text"/>
    <style:style style:name="T1393_56" style:family="text"/>
    <style:style style:name="T1393_57" style:family="text"/>
    <style:style style:name="T1393_58" style:family="text"/>
    <style:style style:name="T1393_59" style:family="text"/>
    <style:style style:name="T1393_60" style:family="text"/>
    <style:style style:name="T1393_61" style:family="text"/>
    <style:style style:name="T1393_62" style:family="text"/>
    <style:style style:name="T1393_63" style:family="text"/>
    <style:style style:name="T1393_64" style:family="text"/>
    <style:style style:name="T1393_65" style:family="text"/>
    <style:style style:name="T1393_66" style:family="text"/>
    <style:style style:name="T1393_67" style:family="text"/>
    <style:style style:name="T1393_68" style:family="text"/>
    <style:style style:name="T1393_69" style:family="text"/>
    <style:style style:name="T1393_70" style:family="text"/>
    <style:style style:name="T1393_71" style:family="text"/>
    <style:style style:name="T1393_72" style:family="text"/>
    <style:style style:name="T1393_73" style:family="text"/>
    <style:style style:name="T1393_74" style:family="text"/>
    <style:style style:name="T1393_75" style:family="text"/>
    <style:style style:name="T1393_76" style:family="text"/>
    <style:style style:name="T1393_77" style:family="text"/>
    <style:style style:name="T1393_78" style:family="text"/>
    <style:style style:name="T1393_79" style:family="text"/>
    <style:style style:name="T1393_80" style:family="text"/>
    <style:style style:name="T1393_81" style:family="text"/>
    <style:style style:name="T1393_82" style:family="text"/>
    <style:style style:name="T1393_83" style:family="text"/>
    <style:style style:name="T1393_84" style:family="text"/>
    <style:style style:name="T1393_85" style:family="text"/>
    <style:style style:name="T1393_86" style:family="text"/>
    <style:style style:name="T1393_87" style:family="text"/>
    <style:style style:name="T1393_88" style:family="text"/>
    <style:style style:name="T1393_89" style:family="text"/>
    <style:style style:name="T1393_90" style:family="text"/>
    <style:style style:name="T1393_91" style:family="text"/>
    <style:style style:name="T1393_92" style:family="text"/>
    <style:style style:name="T1393_93" style:family="text"/>
    <style:style style:name="T1393_94" style:family="text"/>
    <style:style style:name="T1393_95" style:family="text"/>
    <style:style style:name="T1393_96" style:family="text"/>
    <style:style style:name="T1393_97" style:family="text"/>
    <style:style style:name="T1393_98" style:family="text"/>
    <style:style style:name="T1393_99" style:family="text"/>
    <style:style style:name="T1393_100" style:family="text"/>
    <style:style style:name="T1393_101" style:family="text"/>
    <style:style style:name="T1393_102" style:family="text"/>
    <style:style style:name="T1393_103" style:family="text"/>
    <style:style style:name="T1393_104" style:family="text"/>
    <style:style style:name="T1393_105" style:family="text"/>
    <style:style style:name="T1393_106" style:family="text"/>
    <style:style style:name="T1393_107" style:family="text"/>
    <style:style style:name="T1393_108" style:family="text"/>
    <style:style style:name="T1393_109" style:family="text"/>
    <style:style style:name="T1393_110" style:family="text"/>
    <style:style style:name="T1393_111" style:family="text"/>
    <style:style style:name="T1393_112" style:family="text"/>
    <style:style style:name="T1393_113" style:family="text"/>
    <style:style style:name="T1393_114" style:family="text"/>
    <style:style style:name="T1393_115" style:family="text"/>
    <style:style style:name="T1393_116" style:family="text"/>
    <style:style style:name="T1393_117" style:family="text"/>
    <style:style style:name="T1393_118" style:family="text"/>
    <style:style style:name="T1393_119" style:family="text"/>
    <style:style style:name="T1393_120" style:family="text"/>
    <style:style style:name="T1393_121" style:family="text"/>
    <style:style style:name="T1393_122" style:family="text"/>
    <style:style style:name="T1393_123" style:family="text"/>
    <style:style style:name="T1393_124" style:family="text"/>
    <style:style style:name="T1393_125" style:family="text"/>
    <style:style style:name="T1393_126" style:family="text"/>
    <style:style style:name="T1393_127" style:family="text"/>
    <style:style style:name="T1393_128" style:family="text"/>
    <style:style style:name="T1393_129" style:family="text"/>
    <style:style style:name="T1393_130" style:family="text"/>
    <style:style style:name="T1393_131" style:family="text"/>
    <style:style style:name="T1393_132" style:family="text"/>
    <style:style style:name="T1393_133" style:family="text"/>
    <style:style style:name="T1393_134" style:family="text"/>
    <style:style style:name="T1393_135" style:family="text"/>
    <style:style style:name="T1393_136" style:family="text"/>
    <style:style style:name="T1393_137" style:family="text"/>
    <style:style style:name="T1393_138" style:family="text"/>
    <style:style style:name="T1393_139" style:family="text"/>
    <style:style style:name="T1393_140" style:family="text"/>
    <style:style style:name="T1393_141" style:family="text"/>
    <style:style style:name="T1393_142" style:family="text"/>
    <style:style style:name="T1393_143" style:family="text"/>
    <style:style style:name="T1393_144" style:family="text"/>
    <style:style style:name="T1393_145" style:family="text"/>
    <style:style style:name="T1393_146" style:family="text"/>
    <style:style style:name="T1393_147" style:family="text"/>
    <style:style style:name="T1393_148" style:family="text"/>
    <style:style style:name="T1393_149" style:family="text"/>
    <style:style style:name="T1393_150" style:family="text"/>
    <style:style style:name="T1393_151" style:family="text"/>
    <style:style style:name="T1393_152" style:family="text"/>
    <style:style style:name="T1393_153" style:family="text"/>
    <style:style style:name="T1393_154" style:family="text"/>
    <style:style style:name="T1393_155" style:family="text"/>
    <style:style style:name="T1393_156" style:family="text"/>
    <style:style style:name="T1393_157" style:family="text"/>
    <style:style style:name="T1393_158" style:family="text"/>
    <style:style style:name="T1393_159" style:family="text"/>
    <style:style style:name="T1393_160" style:family="text"/>
    <style:style style:name="T1393_161" style:family="text"/>
    <style:style style:name="T1393_162" style:family="text"/>
    <style:style style:name="T1393_163" style:family="text"/>
    <style:style style:name="T1393_164" style:family="text"/>
    <style:style style:name="T1393_165" style:family="text"/>
    <style:style style:name="T1393_166" style:family="text"/>
    <style:style style:name="T1393_167" style:family="text"/>
    <style:style style:name="T1393_168" style:family="text"/>
    <style:style style:name="T1393_169" style:family="text"/>
    <style:style style:name="T1393_170" style:family="text"/>
    <style:style style:name="T1393_171" style:family="text"/>
    <style:style style:name="T1393_172" style:family="text"/>
    <style:style style:name="T1393_173" style:family="text"/>
    <style:style style:name="T1393_174" style:family="text"/>
    <style:style style:name="T1393_175" style:family="text"/>
    <style:style style:name="T1393_176" style:family="text"/>
    <style:style style:name="T1393_177" style:family="text"/>
    <style:style style:name="T1393_178" style:family="text"/>
    <style:style style:name="T1393_179" style:family="text"/>
    <style:style style:name="T1393_180" style:family="text"/>
    <style:style style:name="T1393_181" style:family="text"/>
    <style:style style:name="T1393_182" style:family="text"/>
    <style:style style:name="T1393_183" style:family="text"/>
    <style:style style:name="T1393_184" style:family="text"/>
    <style:style style:name="T1393_185" style:family="text"/>
    <style:style style:name="T1393_186" style:family="text"/>
    <style:style style:name="T1393_187" style:family="text"/>
    <style:style style:name="T1393_188" style:family="text"/>
    <style:style style:name="T1393_189" style:family="text"/>
    <style:style style:name="T1393_190" style:family="text"/>
    <style:style style:name="T1393_191" style:family="text"/>
    <style:style style:name="T1393_192" style:family="text"/>
    <style:style style:name="T1393_193" style:family="text"/>
    <style:style style:name="T1393_194" style:family="text"/>
    <style:style style:name="T1393_195" style:family="text"/>
    <style:style style:name="T1393_196" style:family="text"/>
    <style:style style:name="T1393_197" style:family="text"/>
    <style:style style:name="T1393_198" style:family="text"/>
    <style:style style:name="T1393_199" style:family="text"/>
    <style:style style:name="T1393_200" style:family="text"/>
    <style:style style:name="T1393_201" style:family="text"/>
    <style:style style:name="T1393_202" style:family="text"/>
    <style:style style:name="T1393_203" style:family="text"/>
    <style:style style:name="T1393_204" style:family="text"/>
    <style:style style:name="T1393_205" style:family="text"/>
    <style:style style:name="T1393_206" style:family="text"/>
    <style:style style:name="T1393_207" style:family="text"/>
    <style:style style:name="T1393_208" style:family="text"/>
    <style:style style:name="T1393_209" style:family="text"/>
    <style:style style:name="T1393_210" style:family="text"/>
    <style:style style:name="T1393_211" style:family="text"/>
    <style:style style:name="T1393_212" style:family="text"/>
    <style:style style:name="T1393_213" style:family="text"/>
    <style:style style:name="T1393_214" style:family="text"/>
    <style:style style:name="T1393_215" style:family="text"/>
    <style:style style:name="T1393_216" style:family="text"/>
    <style:style style:name="T1393_217" style:family="text"/>
    <style:style style:name="T1393_218" style:family="text"/>
    <style:style style:name="T1393_219" style:family="text"/>
    <style:style style:name="T1393_220" style:family="text"/>
    <style:style style:name="T1393_221" style:family="text"/>
    <style:style style:name="T1393_222" style:family="text"/>
    <style:style style:name="T1393_223" style:family="text"/>
    <style:style style:name="T1393_224" style:family="text"/>
    <style:style style:name="T1393_225" style:family="text"/>
    <style:style style:name="T1393_226" style:family="text"/>
    <style:style style:name="T1393_227" style:family="text"/>
    <style:style style:name="T1393_228" style:family="text"/>
    <style:style style:name="T1393_229" style:family="text"/>
    <style:style style:name="T1393_230" style:family="text"/>
    <style:style style:name="T1393_231" style:family="text"/>
    <style:style style:name="T1393_232" style:family="text"/>
    <style:style style:name="T1393_233" style:family="text"/>
    <style:style style:name="T1393_234" style:family="text"/>
    <style:style style:name="T1393_235" style:family="text"/>
    <style:style style:name="T1393_236" style:family="text"/>
    <style:style style:name="T1393_237" style:family="text"/>
    <style:style style:name="T1393_238" style:family="text"/>
    <style:style style:name="T1393_239" style:family="text"/>
    <style:style style:name="T1393_240" style:family="text"/>
    <style:style style:name="T1393_241" style:family="text"/>
    <style:style style:name="T1393_242" style:family="text"/>
    <style:style style:name="T1393_243" style:family="text"/>
    <style:style style:name="T1393_244" style:family="text"/>
    <style:style style:name="T1393_245" style:family="text"/>
    <style:style style:name="T1393_246" style:family="text"/>
    <style:style style:name="T1393_247" style:family="text"/>
    <style:style style:name="T1393_248" style:family="text"/>
    <style:style style:name="T1393_249" style:family="text"/>
    <style:style style:name="T1393_250" style:family="text"/>
    <style:style style:name="T1393_251" style:family="text"/>
    <style:style style:name="T1393_252" style:family="text"/>
    <style:style style:name="T1393_253" style:family="text"/>
    <style:style style:name="T1393_254" style:family="text"/>
    <style:style style:name="T1393_255" style:family="text"/>
    <style:style style:name="T1393_256" style:family="text"/>
    <style:style style:name="T1393_257" style:family="text"/>
    <style:style style:name="T1393_258" style:family="text"/>
    <style:style style:name="T1393_259" style:family="text"/>
    <style:style style:name="T1393_260" style:family="text"/>
    <style:style style:name="T1393_261" style:family="text"/>
    <style:style style:name="T1393_262" style:family="text"/>
    <style:style style:name="T1393_263" style:family="text"/>
    <style:style style:name="T1393_264" style:family="text"/>
    <style:style style:name="T1393_265" style:family="text"/>
    <style:style style:name="T1393_266" style:family="text"/>
    <style:style style:name="T1393_267" style:family="text"/>
    <style:style style:name="T1393_268" style:family="text"/>
    <style:style style:name="T1393_269" style:family="text"/>
    <style:style style:name="T1393_270" style:family="text"/>
    <style:style style:name="T1393_271" style:family="text"/>
    <style:style style:name="T1393_272" style:family="text"/>
    <style:style style:name="T1393_273" style:family="text"/>
    <style:style style:name="T1393_274" style:family="text"/>
    <style:style style:name="T1393_275" style:family="text"/>
    <style:style style:name="T1393_276" style:family="text"/>
    <style:style style:name="T1393_277" style:family="text"/>
    <style:style style:name="T1393_278" style:family="text"/>
    <style:style style:name="T1393_279" style:family="text"/>
    <style:style style:name="T1393_280" style:family="text"/>
    <style:style style:name="T1393_281" style:family="text"/>
    <style:style style:name="T1393_282" style:family="text"/>
    <style:style style:name="T1393_283" style:family="text"/>
    <style:style style:name="T1393_284" style:family="text"/>
    <style:style style:name="T1393_285" style:family="text"/>
    <style:style style:name="T1393_286" style:family="text"/>
    <style:style style:name="T1393_287" style:family="text"/>
    <style:style style:name="T1393_288" style:family="text"/>
    <style:style style:name="T1393_289" style:family="text"/>
    <style:style style:name="T1393_290" style:family="text"/>
    <style:style style:name="T1393_291" style:family="text"/>
    <style:style style:name="T1393_292" style:family="text"/>
    <style:style style:name="T1393_293" style:family="text"/>
    <style:style style:name="T1393_294" style:family="text"/>
    <style:style style:name="T1393_295" style:family="text"/>
    <style:style style:name="T1393_296" style:family="text"/>
    <style:style style:name="T1393_297" style:family="text"/>
    <style:style style:name="T1393_298" style:family="text"/>
    <style:style style:name="T1393_299" style:family="text"/>
    <style:style style:name="T1393_300" style:family="text"/>
    <style:style style:name="T1393_301" style:family="text"/>
    <style:style style:name="T1393_302" style:family="text"/>
    <style:style style:name="T1393_303" style:family="text"/>
    <style:style style:name="T1393_304" style:family="text"/>
    <style:style style:name="T1393_305" style:family="text"/>
    <style:style style:name="T1393_306" style:family="text"/>
    <style:style style:name="T1393_307" style:family="text"/>
    <style:style style:name="T1393_308" style:family="text"/>
    <style:style style:name="T1393_309" style:family="text"/>
    <style:style style:name="T1393_310" style:family="text"/>
    <style:style style:name="T1393_311" style:family="text"/>
    <style:style style:name="T1393_312" style:family="text"/>
    <style:style style:name="T1393_313" style:family="text"/>
    <style:style style:name="T1393_314" style:family="text"/>
    <style:style style:name="T1393_315" style:family="text"/>
    <style:style style:name="T1393_316" style:family="text"/>
    <style:style style:name="T1393_317" style:family="text"/>
    <style:style style:name="T1393_318" style:family="text"/>
    <style:style style:name="T1393_319" style:family="text"/>
    <style:style style:name="T1393_320" style:family="text"/>
    <style:style style:name="T1393_321" style:family="text"/>
    <style:style style:name="T1393_322" style:family="text"/>
    <style:style style:name="T1393_323" style:family="text"/>
    <style:style style:name="T1393_324" style:family="text"/>
    <style:style style:name="T1393_325" style:family="text"/>
    <style:style style:name="T1393_326" style:family="text"/>
    <style:style style:name="T1393_327" style:family="text"/>
    <style:style style:name="T1393_328" style:family="text"/>
    <style:style style:name="T1393_329" style:family="text"/>
    <style:style style:name="T1393_330" style:family="text"/>
    <style:style style:name="T1393_331" style:family="text"/>
    <style:style style:name="T1393_332" style:family="text"/>
    <style:style style:name="T1393_333" style:family="text"/>
    <style:style style:name="T1393_334" style:family="text"/>
    <style:style style:name="T1393_335" style:family="text"/>
    <style:style style:name="T1393_336" style:family="text"/>
    <style:style style:name="T1393_337" style:family="text"/>
    <style:style style:name="T1393_338" style:family="text"/>
    <style:style style:name="T1393_339" style:family="text"/>
    <style:style style:name="T1393_340" style:family="text"/>
    <style:style style:name="T1393_341" style:family="text"/>
    <style:style style:name="T1393_342" style:family="text"/>
    <style:style style:name="T1393_343" style:family="text"/>
    <style:style style:name="T1393_344" style:family="text"/>
    <style:style style:name="T1393_345" style:family="text"/>
    <style:style style:name="T1393_346" style:family="text"/>
    <style:style style:name="T1393_347" style:family="text"/>
    <style:style style:name="T1393_348" style:family="text"/>
    <style:style style:name="T1393_349" style:family="text"/>
    <style:style style:name="T1393_350" style:family="text"/>
    <style:style style:name="T1393_351" style:family="text"/>
    <style:style style:name="T1393_352" style:family="text"/>
    <style:style style:name="T1393_353" style:family="text"/>
    <style:style style:name="T1393_354" style:family="text"/>
    <style:style style:name="T1393_355" style:family="text"/>
    <style:style style:name="T1393_356" style:family="text"/>
    <style:style style:name="T1393_357" style:family="text"/>
    <style:style style:name="T1393_358" style:family="text"/>
    <style:style style:name="T1393_359" style:family="text"/>
    <style:style style:name="T1393_360" style:family="text"/>
    <style:style style:name="T1393_361" style:family="text"/>
    <style:style style:name="T1393_362" style:family="text"/>
    <style:style style:name="T1393_363" style:family="text"/>
    <style:style style:name="T1393_364" style:family="text"/>
    <style:style style:name="P1394" style:family="paragraph" style:parent-style-name="Standard">
      <style:paragraph-properties fo:break-before="auto" fo:line-height="100%" style:writing-mode="lr-tb"/>
    </style:style>
    <style:style style:name="P1395" style:family="paragraph" style:parent-style-name="Standard">
      <style:paragraph-properties fo:break-before="auto" fo:line-height="100%" style:writing-mode="lr-tb"/>
    </style:style>
    <style:style style:name="T1395_1" style:family="text"/>
    <style:style style:name="T1395_2" style:family="text"/>
    <style:style style:name="T1395_3" style:family="text"/>
    <style:style style:name="T1395_4" style:family="text"/>
    <style:style style:name="T1395_5" style:family="text"/>
    <style:style style:name="P1396" style:family="paragraph" style:parent-style-name="Standard">
      <style:paragraph-properties fo:break-before="auto" fo:line-height="100%" style:writing-mode="lr-tb"/>
    </style:style>
    <style:style style:name="P1397" style:family="paragraph" style:parent-style-name="Standard">
      <style:paragraph-properties fo:break-before="auto" fo:line-height="100%" style:writing-mode="lr-tb"/>
    </style:style>
    <style:style style:name="T1397_1" style:family="text"/>
    <style:style style:name="T1397_2" style:family="text"/>
    <style:style style:name="T1397_3" style:family="text"/>
    <style:style style:name="T1397_4" style:family="text"/>
    <style:style style:name="T1397_5" style:family="text"/>
    <style:style style:name="T1397_6" style:family="text"/>
    <style:style style:name="T1397_7" style:family="text"/>
    <style:style style:name="T1397_8" style:family="text"/>
    <style:style style:name="P1398" style:family="paragraph" style:parent-style-name="Standard">
      <style:paragraph-properties fo:break-before="auto" fo:line-height="100%" style:writing-mode="lr-tb"/>
    </style:style>
    <style:style style:name="P1399" style:family="paragraph" style:parent-style-name="Standard">
      <style:paragraph-properties fo:break-before="auto" fo:line-height="100%" style:writing-mode="lr-tb"/>
    </style:style>
    <style:style style:name="T1399_1" style:family="text"/>
    <style:style style:name="P1400" style:family="paragraph" style:parent-style-name="Standard">
      <style:paragraph-properties fo:break-before="auto" fo:line-height="100%" style:writing-mode="lr-tb"/>
    </style:style>
    <style:style style:name="P1401" style:family="paragraph" style:parent-style-name="Standard">
      <style:paragraph-properties fo:break-before="auto" fo:line-height="100%" style:writing-mode="lr-tb"/>
    </style:style>
    <style:style style:name="T1401_1" style:family="text"/>
    <style:style style:name="T1401_2" style:family="text"/>
    <style:style style:name="T1401_3" style:family="text"/>
    <style:style style:name="T1401_4" style:family="text"/>
    <style:style style:name="T1401_5" style:family="text"/>
    <style:style style:name="T1401_6" style:family="text"/>
    <style:style style:name="T1401_7" style:family="text"/>
    <style:style style:name="T1401_8" style:family="text"/>
    <style:style style:name="T1401_9" style:family="text"/>
    <style:style style:name="T1401_10" style:family="text"/>
    <style:style style:name="T1401_11" style:family="text"/>
    <style:style style:name="T1401_12" style:family="text"/>
    <style:style style:name="T1401_13" style:family="text"/>
    <style:style style:name="T1401_14" style:family="text"/>
    <style:style style:name="T1401_15" style:family="text"/>
    <style:style style:name="T1401_16" style:family="text"/>
    <style:style style:name="T1401_17" style:family="text"/>
    <style:style style:name="T1401_18" style:family="text"/>
    <style:style style:name="T1401_19" style:family="text"/>
    <style:style style:name="T1401_20" style:family="text"/>
    <style:style style:name="T1401_21" style:family="text"/>
    <style:style style:name="T1401_22" style:family="text"/>
    <style:style style:name="T1401_23" style:family="text"/>
    <style:style style:name="T1401_24" style:family="text"/>
    <style:style style:name="T1401_25" style:family="text"/>
    <style:style style:name="T1401_26" style:family="text"/>
    <style:style style:name="T1401_27" style:family="text"/>
    <style:style style:name="T1401_28" style:family="text"/>
    <style:style style:name="T1401_29" style:family="text"/>
    <style:style style:name="T1401_30" style:family="text"/>
    <style:style style:name="T1401_31" style:family="text"/>
    <style:style style:name="T1401_32" style:family="text"/>
    <style:style style:name="T1401_33" style:family="text"/>
    <style:style style:name="T1401_34" style:family="text"/>
    <style:style style:name="T1401_35" style:family="text"/>
    <style:style style:name="T1401_36" style:family="text"/>
    <style:style style:name="P1402" style:family="paragraph" style:parent-style-name="Standard">
      <style:paragraph-properties fo:break-before="auto" fo:line-height="100%" style:writing-mode="lr-tb"/>
    </style:style>
    <style:style style:name="P1403" style:family="paragraph" style:parent-style-name="Standard">
      <style:paragraph-properties fo:break-before="auto" fo:line-height="100%" style:writing-mode="lr-tb"/>
    </style:style>
    <style:style style:name="T1403_1" style:family="text"/>
    <style:style style:name="P1404" style:family="paragraph" style:parent-style-name="Standard">
      <style:paragraph-properties fo:break-before="auto" fo:line-height="100%" style:writing-mode="lr-tb"/>
    </style:style>
    <style:style style:name="P1405" style:family="paragraph" style:parent-style-name="Standard">
      <style:paragraph-properties fo:break-before="auto" fo:line-height="100%" style:writing-mode="lr-tb"/>
    </style:style>
    <style:style style:name="T1405_1" style:family="text"/>
    <style:style style:name="P1406" style:family="paragraph" style:parent-style-name="Standard">
      <style:paragraph-properties fo:break-before="auto" fo:line-height="100%" style:writing-mode="lr-tb"/>
    </style:style>
    <style:style style:name="T1406_1" style:family="text"/>
    <style:style style:name="P1407" style:family="paragraph" style:parent-style-name="Standard">
      <style:paragraph-properties fo:break-before="auto" fo:line-height="100%" style:writing-mode="lr-tb"/>
    </style:style>
    <style:style style:name="P1408" style:family="paragraph" style:parent-style-name="Standard">
      <style:paragraph-properties fo:break-before="auto" fo:line-height="100%" style:writing-mode="lr-tb"/>
    </style:style>
    <style:style style:name="T1408_1" style:family="text"/>
    <style:style style:name="P1409" style:family="paragraph" style:parent-style-name="Standard">
      <style:paragraph-properties fo:break-before="auto" fo:line-height="100%" style:writing-mode="lr-tb"/>
    </style:style>
    <style:style style:name="P1410" style:family="paragraph" style:parent-style-name="Standard">
      <style:paragraph-properties fo:break-before="auto" fo:line-height="100%" style:writing-mode="lr-tb"/>
    </style:style>
    <style:style style:name="T1410_1" style:family="text"/>
    <style:style style:name="P1411" style:family="paragraph" style:parent-style-name="Standard">
      <style:paragraph-properties fo:break-before="auto" fo:line-height="100%" style:writing-mode="lr-tb"/>
    </style:style>
    <style:style style:name="T1411_1" style:family="text"/>
    <style:style style:name="P1412" style:family="paragraph" style:parent-style-name="Standard">
      <style:paragraph-properties fo:break-before="auto" fo:line-height="100%" style:writing-mode="lr-tb"/>
    </style:style>
    <style:style style:name="P1413" style:family="paragraph" style:parent-style-name="Standard">
      <style:paragraph-properties fo:break-before="auto" fo:line-height="100%" style:writing-mode="lr-tb"/>
    </style:style>
    <style:style style:name="T1413_1" style:family="text"/>
    <style:style style:name="P1414" style:family="paragraph" style:parent-style-name="Standard">
      <style:paragraph-properties fo:break-before="auto" fo:line-height="100%" style:writing-mode="lr-tb"/>
    </style:style>
    <style:style style:name="T1414_1" style:family="text"/>
    <style:style style:name="P1415" style:family="paragraph" style:parent-style-name="Standard">
      <style:paragraph-properties fo:break-before="auto" fo:line-height="100%" style:writing-mode="lr-tb"/>
    </style:style>
    <style:style style:name="P1416" style:family="paragraph" style:parent-style-name="Standard">
      <style:paragraph-properties fo:break-before="auto" fo:line-height="100%" style:writing-mode="lr-tb"/>
    </style:style>
    <style:style style:name="T1416_1" style:family="text"/>
    <style:style style:name="P1417" style:family="paragraph" style:parent-style-name="Standard">
      <style:paragraph-properties fo:break-before="auto" fo:line-height="100%" style:writing-mode="lr-tb"/>
    </style:style>
    <style:style style:name="P1418" style:family="paragraph" style:parent-style-name="Standard">
      <style:paragraph-properties fo:break-before="auto" fo:line-height="100%" style:writing-mode="lr-tb"/>
    </style:style>
    <style:style style:name="T1418_1" style:family="text"/>
    <style:style style:name="P1419" style:family="paragraph" style:parent-style-name="Standard">
      <style:paragraph-properties fo:break-before="auto" fo:line-height="100%" style:writing-mode="lr-tb"/>
    </style:style>
    <style:style style:name="T1419_1" style:family="text"/>
    <style:style style:name="P1420" style:family="paragraph" style:parent-style-name="Standard">
      <style:paragraph-properties fo:break-before="auto" fo:line-height="100%" style:writing-mode="lr-tb"/>
    </style:style>
    <style:style style:name="P1421" style:family="paragraph" style:parent-style-name="Standard">
      <style:paragraph-properties fo:break-before="auto" fo:line-height="100%" style:writing-mode="lr-tb"/>
    </style:style>
    <style:style style:name="T1421_1" style:family="text"/>
    <style:style style:name="T1421_2" style:family="text"/>
    <style:style style:name="T1421_3" style:family="text"/>
    <style:style style:name="T1421_4" style:family="text"/>
    <style:style style:name="T1421_5" style:family="text"/>
    <style:style style:name="T1421_6" style:family="text"/>
    <style:style style:name="T1421_7" style:family="text"/>
    <style:style style:name="T1421_8" style:family="text"/>
    <style:style style:name="T1421_9" style:family="text"/>
    <style:style style:name="T1421_10" style:family="text"/>
    <style:style style:name="T1421_11" style:family="text"/>
    <style:style style:name="T1421_12" style:family="text"/>
    <style:style style:name="T1421_13" style:family="text"/>
    <style:style style:name="T1421_14" style:family="text"/>
    <style:style style:name="T1421_15" style:family="text"/>
    <style:style style:name="T1421_16" style:family="text"/>
    <style:style style:name="T1421_17" style:family="text"/>
    <style:style style:name="T1421_18" style:family="text"/>
    <style:style style:name="T1421_19" style:family="text"/>
    <style:style style:name="T1421_20" style:family="text"/>
    <style:style style:name="T1421_21" style:family="text"/>
    <style:style style:name="T1421_22" style:family="text"/>
    <style:style style:name="P1422" style:family="paragraph" style:parent-style-name="Standard">
      <style:paragraph-properties fo:break-before="auto" fo:line-height="100%" style:writing-mode="lr-tb"/>
    </style:style>
    <style:style style:name="T1422_1" style:family="text"/>
    <style:style style:name="P1423" style:family="paragraph" style:parent-style-name="Standard">
      <style:paragraph-properties fo:break-before="auto" fo:line-height="100%" style:writing-mode="lr-tb"/>
    </style:style>
    <style:style style:name="P1424" style:family="paragraph" style:parent-style-name="Standard">
      <style:paragraph-properties fo:break-before="auto" fo:line-height="100%" style:writing-mode="lr-tb"/>
    </style:style>
    <style:style style:name="T1424_1" style:family="text"/>
    <style:style style:name="P1425" style:family="paragraph" style:parent-style-name="Standard">
      <style:paragraph-properties fo:break-before="auto" fo:line-height="100%" style:writing-mode="lr-tb"/>
    </style:style>
    <style:style style:name="P1426" style:family="paragraph" style:parent-style-name="Standard">
      <style:paragraph-properties fo:break-before="auto" fo:line-height="100%" style:writing-mode="lr-tb"/>
    </style:style>
    <style:style style:name="T1426_1" style:family="text"/>
    <style:style style:name="P1427" style:family="paragraph" style:parent-style-name="Standard">
      <style:paragraph-properties fo:break-before="auto" fo:line-height="100%" style:writing-mode="lr-tb"/>
    </style:style>
    <style:style style:name="T1427_1" style:family="text"/>
    <style:style style:name="P1428" style:family="paragraph" style:parent-style-name="Standard">
      <style:paragraph-properties fo:break-before="auto" fo:line-height="100%" style:writing-mode="lr-tb"/>
    </style:style>
    <style:style style:name="P1429" style:family="paragraph" style:parent-style-name="Standard">
      <style:paragraph-properties fo:break-before="auto" fo:line-height="100%" style:writing-mode="lr-tb"/>
    </style:style>
    <style:style style:name="T1429_1" style:family="text"/>
    <style:style style:name="T1429_2" style:family="text"/>
    <style:style style:name="T1429_3" style:family="text"/>
    <style:style style:name="T1429_4" style:family="text"/>
    <style:style style:name="T1429_5" style:family="text"/>
    <style:style style:name="T1429_6" style:family="text"/>
    <style:style style:name="T1429_7" style:family="text"/>
    <style:style style:name="T1429_8" style:family="text"/>
    <style:style style:name="T1429_9" style:family="text"/>
    <style:style style:name="T1429_10" style:family="text"/>
    <style:style style:name="T1429_11" style:family="text"/>
    <style:style style:name="T1429_12" style:family="text"/>
    <style:style style:name="T1429_13" style:family="text"/>
    <style:style style:name="T1429_14" style:family="text"/>
    <style:style style:name="T1429_15" style:family="text"/>
    <style:style style:name="T1429_16" style:family="text"/>
    <style:style style:name="T1429_17" style:family="text"/>
    <style:style style:name="T1429_18" style:family="text"/>
    <style:style style:name="T1429_19" style:family="text"/>
    <style:style style:name="T1429_20" style:family="text"/>
    <style:style style:name="T1429_21" style:family="text"/>
    <style:style style:name="T1429_22" style:family="text"/>
    <style:style style:name="P1430" style:family="paragraph" style:parent-style-name="Standard">
      <style:paragraph-properties fo:break-before="auto" fo:line-height="100%" style:writing-mode="lr-tb"/>
    </style:style>
    <style:style style:name="T1430_1" style:family="text"/>
    <style:style style:name="P1431" style:family="paragraph" style:parent-style-name="Standard">
      <style:paragraph-properties fo:break-before="auto" fo:line-height="100%" style:writing-mode="lr-tb"/>
    </style:style>
    <style:style style:name="P1432" style:family="paragraph" style:parent-style-name="Standard">
      <style:paragraph-properties fo:break-before="auto" fo:line-height="100%" style:writing-mode="lr-tb"/>
    </style:style>
    <style:style style:name="T1432_1" style:family="text"/>
    <style:style style:name="P1433" style:family="paragraph" style:parent-style-name="Standard">
      <style:paragraph-properties fo:break-before="auto" fo:line-height="100%" style:writing-mode="lr-tb"/>
    </style:style>
    <style:style style:name="P1434" style:family="paragraph" style:parent-style-name="Standard">
      <style:paragraph-properties fo:break-before="auto" fo:line-height="100%" style:writing-mode="lr-tb"/>
    </style:style>
    <style:style style:name="T1434_1" style:family="text"/>
    <style:style style:name="P1435" style:family="paragraph" style:parent-style-name="Standard">
      <style:paragraph-properties fo:break-before="auto" fo:line-height="100%" style:writing-mode="lr-tb"/>
    </style:style>
    <style:style style:name="T1435_1" style:family="text"/>
    <style:style style:name="P1436" style:family="paragraph" style:parent-style-name="Standard">
      <style:paragraph-properties fo:break-before="auto" fo:line-height="100%" style:writing-mode="lr-tb"/>
    </style:style>
    <style:style style:name="P1437" style:family="paragraph" style:parent-style-name="Standard">
      <style:paragraph-properties fo:break-before="auto" fo:line-height="100%" style:writing-mode="lr-tb"/>
    </style:style>
    <style:style style:name="T1437_1" style:family="text"/>
    <style:style style:name="T1437_2" style:family="text"/>
    <style:style style:name="T1437_3" style:family="text"/>
    <style:style style:name="T1437_4" style:family="text"/>
    <style:style style:name="T1437_5" style:family="text"/>
    <style:style style:name="T1437_6" style:family="text"/>
    <style:style style:name="T1437_7" style:family="text"/>
    <style:style style:name="T1437_8" style:family="text"/>
    <style:style style:name="T1437_9" style:family="text"/>
    <style:style style:name="T1437_10" style:family="text"/>
    <style:style style:name="T1437_11" style:family="text"/>
    <style:style style:name="T1437_12" style:family="text"/>
    <style:style style:name="T1437_13" style:family="text"/>
    <style:style style:name="T1437_14" style:family="text"/>
    <style:style style:name="T1437_15" style:family="text"/>
    <style:style style:name="T1437_16" style:family="text"/>
    <style:style style:name="T1437_17" style:family="text"/>
    <style:style style:name="T1437_18" style:family="text"/>
    <style:style style:name="T1437_19" style:family="text"/>
    <style:style style:name="T1437_20" style:family="text"/>
    <style:style style:name="T1437_21" style:family="text"/>
    <style:style style:name="T1437_22" style:family="text"/>
    <style:style style:name="P1438" style:family="paragraph" style:parent-style-name="Standard">
      <style:paragraph-properties fo:break-before="auto" fo:line-height="100%" style:writing-mode="lr-tb"/>
    </style:style>
    <style:style style:name="T1438_1" style:family="text"/>
    <style:style style:name="P1439" style:family="paragraph" style:parent-style-name="Standard">
      <style:paragraph-properties fo:break-before="auto" fo:line-height="100%" style:writing-mode="lr-tb"/>
    </style:style>
    <style:style style:name="P1440" style:family="paragraph" style:parent-style-name="Standard">
      <style:paragraph-properties fo:break-before="auto" fo:line-height="100%" style:writing-mode="lr-tb"/>
    </style:style>
    <style:style style:name="T1440_1" style:family="text"/>
    <style:style style:name="T1440_2" style:family="text"/>
    <style:style style:name="T1440_3" style:family="text"/>
    <style:style style:name="T1440_4" style:family="text"/>
    <style:style style:name="T1440_5" style:family="text"/>
    <style:style style:name="P1441" style:family="paragraph" style:parent-style-name="Standard">
      <style:paragraph-properties fo:break-before="auto" fo:line-height="100%" style:writing-mode="lr-tb"/>
    </style:style>
    <style:style style:name="P1442" style:family="paragraph" style:parent-style-name="Standard">
      <style:paragraph-properties fo:break-before="auto" fo:line-height="100%" style:writing-mode="lr-tb"/>
    </style:style>
    <style:style style:name="T1442_1" style:family="text"/>
    <style:style style:name="P1443" style:family="paragraph" style:parent-style-name="Standard">
      <style:paragraph-properties fo:break-before="auto" fo:line-height="100%" style:writing-mode="lr-tb"/>
    </style:style>
    <style:style style:name="T1443_1" style:family="text"/>
    <style:style style:name="P1444" style:family="paragraph" style:parent-style-name="Standard">
      <style:paragraph-properties fo:break-before="auto" fo:line-height="100%" style:writing-mode="lr-tb"/>
    </style:style>
    <style:style style:name="P1445" style:family="paragraph" style:parent-style-name="Standard">
      <style:paragraph-properties fo:break-before="auto" fo:line-height="100%" style:writing-mode="lr-tb"/>
    </style:style>
    <style:style style:name="T1445_1" style:family="text"/>
    <style:style style:name="T1445_2" style:family="text"/>
    <style:style style:name="T1445_3" style:family="text"/>
    <style:style style:name="T1445_4" style:family="text"/>
    <style:style style:name="T1445_5" style:family="text"/>
    <style:style style:name="T1445_6" style:family="text"/>
    <style:style style:name="T1445_7" style:family="text"/>
    <style:style style:name="T1445_8" style:family="text"/>
    <style:style style:name="T1445_9" style:family="text"/>
    <style:style style:name="T1445_10" style:family="text"/>
    <style:style style:name="T1445_11" style:family="text"/>
    <style:style style:name="T1445_12" style:family="text"/>
    <style:style style:name="T1445_13" style:family="text"/>
    <style:style style:name="T1445_14" style:family="text"/>
    <style:style style:name="T1445_15" style:family="text"/>
    <style:style style:name="T1445_16" style:family="text"/>
    <style:style style:name="T1445_17" style:family="text"/>
    <style:style style:name="T1445_18" style:family="text"/>
    <style:style style:name="T1445_19" style:family="text"/>
    <style:style style:name="T1445_20" style:family="text"/>
    <style:style style:name="T1445_21" style:family="text"/>
    <style:style style:name="T1445_22" style:family="text"/>
    <style:style style:name="P1446" style:family="paragraph" style:parent-style-name="Standard">
      <style:paragraph-properties fo:break-before="auto" fo:line-height="100%" style:writing-mode="lr-tb"/>
    </style:style>
    <style:style style:name="T1446_1" style:family="text"/>
    <style:style style:name="P1447" style:family="paragraph" style:parent-style-name="Standard">
      <style:paragraph-properties fo:break-before="auto" fo:line-height="100%" style:writing-mode="lr-tb"/>
    </style:style>
    <style:style style:name="P1448" style:family="paragraph" style:parent-style-name="Standard">
      <style:paragraph-properties fo:break-before="auto" fo:line-height="100%" style:writing-mode="lr-tb"/>
    </style:style>
    <style:style style:name="T1448_1" style:family="text"/>
    <style:style style:name="P1449" style:family="paragraph" style:parent-style-name="Standard">
      <style:paragraph-properties fo:break-before="auto" fo:line-height="100%" style:writing-mode="lr-tb"/>
    </style:style>
    <style:style style:name="P1450" style:family="paragraph" style:parent-style-name="Standard">
      <style:paragraph-properties fo:break-before="auto" fo:line-height="100%" style:writing-mode="lr-tb"/>
    </style:style>
    <style:style style:name="T1450_1" style:family="text"/>
    <style:style style:name="P1451" style:family="paragraph" style:parent-style-name="Standard">
      <style:paragraph-properties fo:break-before="auto" fo:line-height="100%" style:writing-mode="lr-tb"/>
    </style:style>
    <style:style style:name="T1451_1" style:family="text"/>
    <style:style style:name="P1452" style:family="paragraph" style:parent-style-name="Standard">
      <style:paragraph-properties fo:break-before="auto" fo:line-height="100%" style:writing-mode="lr-tb"/>
    </style:style>
    <style:style style:name="P1453" style:family="paragraph" style:parent-style-name="Standard">
      <style:paragraph-properties fo:break-before="auto" fo:line-height="100%" style:writing-mode="lr-tb"/>
    </style:style>
    <style:style style:name="T1453_1" style:family="text"/>
    <style:style style:name="T1453_2" style:family="text"/>
    <style:style style:name="T1453_3" style:family="text"/>
    <style:style style:name="T1453_4" style:family="text"/>
    <style:style style:name="T1453_5" style:family="text"/>
    <style:style style:name="T1453_6" style:family="text"/>
    <style:style style:name="T1453_7" style:family="text"/>
    <style:style style:name="T1453_8" style:family="text"/>
    <style:style style:name="T1453_9" style:family="text"/>
    <style:style style:name="T1453_10" style:family="text"/>
    <style:style style:name="T1453_11" style:family="text"/>
    <style:style style:name="T1453_12" style:family="text"/>
    <style:style style:name="T1453_13" style:family="text"/>
    <style:style style:name="T1453_14" style:family="text"/>
    <style:style style:name="T1453_15" style:family="text"/>
    <style:style style:name="T1453_16" style:family="text"/>
    <style:style style:name="T1453_17" style:family="text"/>
    <style:style style:name="T1453_18" style:family="text"/>
    <style:style style:name="T1453_19" style:family="text"/>
    <style:style style:name="T1453_20" style:family="text"/>
    <style:style style:name="T1453_21" style:family="text"/>
    <style:style style:name="T1453_22" style:family="text"/>
    <style:style style:name="P1454" style:family="paragraph" style:parent-style-name="Standard">
      <style:paragraph-properties fo:break-before="auto" fo:line-height="100%" style:writing-mode="lr-tb"/>
    </style:style>
    <style:style style:name="T1454_1" style:family="text"/>
    <style:style style:name="P1455" style:family="paragraph" style:parent-style-name="Standard">
      <style:paragraph-properties fo:break-before="auto" fo:line-height="100%" style:writing-mode="lr-tb"/>
    </style:style>
    <style:style style:name="P1456" style:family="paragraph" style:parent-style-name="Standard">
      <style:paragraph-properties fo:break-before="auto" fo:line-height="100%" style:writing-mode="lr-tb"/>
    </style:style>
    <style:style style:name="T1456_1" style:family="text"/>
    <style:style style:name="P1457" style:family="paragraph" style:parent-style-name="Standard">
      <style:paragraph-properties fo:break-before="auto" fo:line-height="100%" style:writing-mode="lr-tb"/>
    </style:style>
    <style:style style:name="P1458" style:family="paragraph" style:parent-style-name="Standard">
      <style:paragraph-properties fo:break-before="auto" fo:line-height="100%" style:writing-mode="lr-tb"/>
    </style:style>
    <style:style style:name="T1458_1" style:family="text"/>
    <style:style style:name="P1459" style:family="paragraph" style:parent-style-name="Standard">
      <style:paragraph-properties fo:break-before="auto" fo:line-height="100%" style:writing-mode="lr-tb"/>
    </style:style>
    <style:style style:name="T1459_1" style:family="text"/>
    <style:style style:name="P1460" style:family="paragraph" style:parent-style-name="Standard">
      <style:paragraph-properties fo:break-before="auto" fo:line-height="100%" style:writing-mode="lr-tb"/>
    </style:style>
    <style:style style:name="P1461" style:family="paragraph" style:parent-style-name="Standard">
      <style:paragraph-properties fo:break-before="auto" fo:line-height="100%" style:writing-mode="lr-tb"/>
    </style:style>
    <style:style style:name="T1461_1" style:family="text"/>
    <style:style style:name="T1461_2" style:family="text"/>
    <style:style style:name="T1461_3" style:family="text"/>
    <style:style style:name="T1461_4" style:family="text"/>
    <style:style style:name="T1461_5" style:family="text"/>
    <style:style style:name="T1461_6" style:family="text"/>
    <style:style style:name="T1461_7" style:family="text"/>
    <style:style style:name="T1461_8" style:family="text"/>
    <style:style style:name="T1461_9" style:family="text"/>
    <style:style style:name="T1461_10" style:family="text"/>
    <style:style style:name="T1461_11" style:family="text"/>
    <style:style style:name="T1461_12" style:family="text"/>
    <style:style style:name="T1461_13" style:family="text"/>
    <style:style style:name="T1461_14" style:family="text"/>
    <style:style style:name="T1461_15" style:family="text"/>
    <style:style style:name="T1461_16" style:family="text"/>
    <style:style style:name="T1461_17" style:family="text"/>
    <style:style style:name="T1461_18" style:family="text"/>
    <style:style style:name="T1461_19" style:family="text"/>
    <style:style style:name="T1461_20" style:family="text"/>
    <style:style style:name="P1462" style:family="paragraph" style:parent-style-name="Standard">
      <style:paragraph-properties fo:break-before="auto" fo:line-height="100%" style:writing-mode="lr-tb"/>
    </style:style>
    <style:style style:name="T1462_1" style:family="text"/>
    <style:style style:name="P1463" style:family="paragraph" style:parent-style-name="Standard">
      <style:paragraph-properties fo:break-before="auto" fo:line-height="100%" style:writing-mode="lr-tb"/>
    </style:style>
    <style:style style:name="P1464" style:family="paragraph" style:parent-style-name="Standard">
      <style:paragraph-properties fo:break-before="auto" fo:line-height="100%" style:writing-mode="lr-tb"/>
    </style:style>
    <style:style style:name="T1464_1" style:family="text"/>
    <style:style style:name="P1465" style:family="paragraph" style:parent-style-name="Standard">
      <style:paragraph-properties fo:break-before="auto" fo:line-height="100%" style:writing-mode="lr-tb"/>
    </style:style>
    <style:style style:name="P1466" style:family="paragraph" style:parent-style-name="Standard">
      <style:paragraph-properties fo:break-before="auto" fo:line-height="100%" style:writing-mode="lr-tb"/>
    </style:style>
    <style:style style:name="T1466_1" style:family="text"/>
    <style:style style:name="P1467" style:family="paragraph" style:parent-style-name="Standard">
      <style:paragraph-properties fo:break-before="auto" fo:line-height="100%" style:writing-mode="lr-tb"/>
    </style:style>
    <style:style style:name="T1467_1" style:family="text"/>
    <style:style style:name="P1468" style:family="paragraph" style:parent-style-name="Standard">
      <style:paragraph-properties fo:break-before="auto" fo:line-height="100%" style:writing-mode="lr-tb"/>
    </style:style>
    <style:style style:name="P1469" style:family="paragraph" style:parent-style-name="Standard">
      <style:paragraph-properties fo:break-before="auto" fo:line-height="100%" style:writing-mode="lr-tb"/>
    </style:style>
    <style:style style:name="T1469_1" style:family="text"/>
    <style:style style:name="T1469_2" style:family="text"/>
    <style:style style:name="T1469_3" style:family="text"/>
    <style:style style:name="T1469_4" style:family="text"/>
    <style:style style:name="T1469_5" style:family="text"/>
    <style:style style:name="T1469_6" style:family="text"/>
    <style:style style:name="T1469_7" style:family="text"/>
    <style:style style:name="T1469_8" style:family="text"/>
    <style:style style:name="T1469_9" style:family="text"/>
    <style:style style:name="T1469_10" style:family="text"/>
    <style:style style:name="T1469_11" style:family="text"/>
    <style:style style:name="T1469_12" style:family="text"/>
    <style:style style:name="T1469_13" style:family="text"/>
    <style:style style:name="T1469_14" style:family="text"/>
    <style:style style:name="T1469_15" style:family="text"/>
    <style:style style:name="T1469_16" style:family="text"/>
    <style:style style:name="T1469_17" style:family="text"/>
    <style:style style:name="T1469_18" style:family="text"/>
    <style:style style:name="T1469_19" style:family="text"/>
    <style:style style:name="T1469_20" style:family="text"/>
    <style:style style:name="T1469_21" style:family="text"/>
    <style:style style:name="T1469_22" style:family="text"/>
    <style:style style:name="P1470" style:family="paragraph" style:parent-style-name="Standard">
      <style:paragraph-properties fo:break-before="auto" fo:line-height="100%" style:writing-mode="lr-tb"/>
    </style:style>
    <style:style style:name="T1470_1" style:family="text"/>
    <style:style style:name="P1471" style:family="paragraph" style:parent-style-name="Standard">
      <style:paragraph-properties fo:break-before="auto" fo:line-height="100%" style:writing-mode="lr-tb"/>
    </style:style>
    <style:style style:name="P1472" style:family="paragraph" style:parent-style-name="Standard">
      <style:paragraph-properties fo:break-before="auto" fo:line-height="100%" style:writing-mode="lr-tb"/>
    </style:style>
    <style:style style:name="T1472_1" style:family="text"/>
    <style:style style:name="P1473" style:family="paragraph" style:parent-style-name="Standard">
      <style:paragraph-properties fo:break-before="auto" fo:line-height="100%" style:writing-mode="lr-tb"/>
    </style:style>
    <style:style style:name="P1474" style:family="paragraph" style:parent-style-name="Standard">
      <style:paragraph-properties fo:break-before="auto" fo:line-height="100%" style:writing-mode="lr-tb"/>
    </style:style>
    <style:style style:name="T1474_1" style:family="text"/>
    <style:style style:name="P1475" style:family="paragraph" style:parent-style-name="Standard">
      <style:paragraph-properties fo:break-before="auto" fo:line-height="100%" style:writing-mode="lr-tb"/>
    </style:style>
    <style:style style:name="T1475_1" style:family="text"/>
    <style:style style:name="P1476" style:family="paragraph" style:parent-style-name="Standard">
      <style:paragraph-properties fo:break-before="auto" fo:line-height="100%" style:writing-mode="lr-tb"/>
    </style:style>
    <style:style style:name="P1477" style:family="paragraph" style:parent-style-name="Standard">
      <style:paragraph-properties fo:break-before="auto" fo:line-height="100%" style:writing-mode="lr-tb"/>
    </style:style>
    <style:style style:name="T1477_1" style:family="text"/>
    <style:style style:name="T1477_2" style:family="text"/>
    <style:style style:name="T1477_3" style:family="text"/>
    <style:style style:name="T1477_4" style:family="text"/>
    <style:style style:name="T1477_5" style:family="text"/>
    <style:style style:name="T1477_6" style:family="text"/>
    <style:style style:name="T1477_7" style:family="text"/>
    <style:style style:name="T1477_8" style:family="text"/>
    <style:style style:name="T1477_9" style:family="text"/>
    <style:style style:name="T1477_10" style:family="text"/>
    <style:style style:name="T1477_11" style:family="text"/>
    <style:style style:name="T1477_12" style:family="text"/>
    <style:style style:name="T1477_13" style:family="text"/>
    <style:style style:name="T1477_14" style:family="text"/>
    <style:style style:name="T1477_15" style:family="text"/>
    <style:style style:name="T1477_16" style:family="text"/>
    <style:style style:name="T1477_17" style:family="text"/>
    <style:style style:name="T1477_18" style:family="text"/>
    <style:style style:name="T1477_19" style:family="text"/>
    <style:style style:name="T1477_20" style:family="text"/>
    <style:style style:name="T1477_21" style:family="text"/>
    <style:style style:name="T1477_22" style:family="text"/>
    <style:style style:name="P1478" style:family="paragraph" style:parent-style-name="Standard">
      <style:paragraph-properties fo:break-before="auto" fo:line-height="100%" style:writing-mode="lr-tb"/>
    </style:style>
    <style:style style:name="T1478_1" style:family="text"/>
    <style:style style:name="P1479" style:family="paragraph" style:parent-style-name="Standard">
      <style:paragraph-properties fo:break-before="auto" fo:line-height="100%" style:writing-mode="lr-tb"/>
    </style:style>
    <style:style style:name="P1480" style:family="paragraph" style:parent-style-name="Standard">
      <style:paragraph-properties fo:break-before="auto" fo:line-height="100%" style:writing-mode="lr-tb"/>
    </style:style>
    <style:style style:name="T1480_1" style:family="text"/>
    <style:style style:name="P1481" style:family="paragraph" style:parent-style-name="Standard">
      <style:paragraph-properties fo:break-before="auto" fo:line-height="100%" style:writing-mode="lr-tb"/>
    </style:style>
    <style:style style:name="P1482" style:family="paragraph" style:parent-style-name="Standard">
      <style:paragraph-properties fo:break-before="auto" fo:line-height="100%" style:writing-mode="lr-tb"/>
    </style:style>
    <style:style style:name="T1482_1" style:family="text"/>
    <style:style style:name="P1483" style:family="paragraph" style:parent-style-name="Standard">
      <style:paragraph-properties fo:break-before="auto" fo:line-height="100%" style:writing-mode="lr-tb"/>
    </style:style>
    <style:style style:name="P1484" style:family="paragraph" style:parent-style-name="Standard">
      <style:paragraph-properties fo:break-before="auto" fo:line-height="100%" style:writing-mode="lr-tb"/>
    </style:style>
    <style:style style:name="T1484_1" style:family="text"/>
    <style:style style:name="T1484_2" style:family="text"/>
    <style:style style:name="T1484_3" style:family="text"/>
    <style:style style:name="T1484_4" style:family="text"/>
    <style:style style:name="T1484_5" style:family="text"/>
    <style:style style:name="T1484_6" style:family="text"/>
    <style:style style:name="T1484_7" style:family="text"/>
    <style:style style:name="T1484_8" style:family="text"/>
    <style:style style:name="T1484_9" style:family="text"/>
    <style:style style:name="T1484_10" style:family="text"/>
    <style:style style:name="T1484_11" style:family="text"/>
    <style:style style:name="T1484_12" style:family="text"/>
    <style:style style:name="T1484_13" style:family="text"/>
    <style:style style:name="T1484_14" style:family="text"/>
    <style:style style:name="T1484_15" style:family="text"/>
    <style:style style:name="T1484_16" style:family="text"/>
    <style:style style:name="T1484_17" style:family="text"/>
    <style:style style:name="T1484_18" style:family="text"/>
    <style:style style:name="T1484_19" style:family="text"/>
    <style:style style:name="T1484_20" style:family="text"/>
    <style:style style:name="T1484_21" style:family="text"/>
    <style:style style:name="T1484_22" style:family="text"/>
    <style:style style:name="T1484_23" style:family="text"/>
    <style:style style:name="T1484_24" style:family="text"/>
    <style:style style:name="T1484_25" style:family="text"/>
    <style:style style:name="T1484_26" style:family="text"/>
    <style:style style:name="T1484_27" style:family="text"/>
    <style:style style:name="T1484_28" style:family="text"/>
    <style:style style:name="T1484_29" style:family="text"/>
    <style:style style:name="T1484_30" style:family="text"/>
    <style:style style:name="T1484_31" style:family="text"/>
    <style:style style:name="T1484_32" style:family="text"/>
    <style:style style:name="T1484_33" style:family="text"/>
    <style:style style:name="T1484_34" style:family="text"/>
    <style:style style:name="T1484_35" style:family="text"/>
    <style:style style:name="T1484_36" style:family="text"/>
    <style:style style:name="T1484_37" style:family="text"/>
    <style:style style:name="T1484_38" style:family="text"/>
    <style:style style:name="T1484_39" style:family="text"/>
    <style:style style:name="T1484_40" style:family="text"/>
    <style:style style:name="T1484_41" style:family="text"/>
    <style:style style:name="T1484_42" style:family="text"/>
    <style:style style:name="P1485" style:family="paragraph" style:parent-style-name="Standard">
      <style:paragraph-properties fo:break-before="auto" fo:line-height="100%" style:writing-mode="lr-tb"/>
    </style:style>
    <style:style style:name="P1486" style:family="paragraph" style:parent-style-name="Standard">
      <style:paragraph-properties fo:break-before="auto" fo:line-height="100%" style:writing-mode="lr-tb"/>
    </style:style>
    <style:style style:name="T1486_1" style:family="text"/>
    <style:style style:name="P1487" style:family="paragraph" style:parent-style-name="Standard">
      <style:paragraph-properties fo:break-before="auto" fo:line-height="100%" style:writing-mode="lr-tb"/>
    </style:style>
    <style:style style:name="P1488" style:family="paragraph" style:parent-style-name="Standard">
      <style:paragraph-properties fo:break-before="auto" fo:line-height="100%" style:writing-mode="lr-tb"/>
    </style:style>
    <style:style style:name="T1488_1" style:family="text"/>
    <style:style style:name="T1488_2" style:family="text"/>
    <style:style style:name="T1488_3" style:family="text"/>
    <style:style style:name="T1488_4" style:family="text"/>
    <style:style style:name="T1488_5" style:family="text"/>
    <style:style style:name="T1488_6" style:family="text"/>
    <style:style style:name="T1488_7" style:family="text"/>
    <style:style style:name="T1488_8" style:family="text"/>
    <style:style style:name="T1488_9" style:family="text"/>
    <style:style style:name="T1488_10" style:family="text"/>
    <style:style style:name="T1488_11" style:family="text"/>
    <style:style style:name="T1488_12" style:family="text"/>
    <style:style style:name="T1488_13" style:family="text"/>
    <style:style style:name="T1488_14" style:family="text"/>
    <style:style style:name="T1488_15" style:family="text"/>
    <style:style style:name="T1488_16" style:family="text"/>
    <style:style style:name="T1488_17" style:family="text"/>
    <style:style style:name="T1488_18" style:family="text"/>
    <style:style style:name="T1488_19" style:family="text"/>
    <style:style style:name="T1488_20" style:family="text"/>
    <style:style style:name="T1488_21" style:family="text"/>
    <style:style style:name="T1488_22" style:family="text"/>
    <style:style style:name="P1489" style:family="paragraph" style:parent-style-name="Standard">
      <style:paragraph-properties fo:break-before="auto" fo:line-height="100%" style:writing-mode="lr-tb"/>
    </style:style>
    <style:style style:name="P1490" style:family="paragraph" style:parent-style-name="Standard">
      <style:paragraph-properties fo:break-before="auto" fo:line-height="100%" style:writing-mode="lr-tb"/>
    </style:style>
    <style:style style:name="T1490_1" style:family="text"/>
    <style:style style:name="P1491" style:family="paragraph" style:parent-style-name="Standard">
      <style:paragraph-properties fo:break-before="auto" fo:line-height="100%" style:writing-mode="lr-tb"/>
    </style:style>
    <style:style style:name="P1492" style:family="paragraph" style:parent-style-name="Standard">
      <style:paragraph-properties fo:break-before="auto" fo:line-height="100%" style:writing-mode="lr-tb"/>
    </style:style>
    <style:style style:name="T1492_1" style:family="text"/>
    <style:style style:name="P1493" style:family="paragraph" style:parent-style-name="Standard">
      <style:paragraph-properties fo:break-before="auto" fo:line-height="100%" style:writing-mode="lr-tb"/>
    </style:style>
    <style:style style:name="T1493_1" style:family="text"/>
    <style:style style:name="P1494" style:family="paragraph" style:parent-style-name="Standard">
      <style:paragraph-properties fo:break-before="auto" fo:line-height="100%" style:writing-mode="lr-tb"/>
    </style:style>
    <style:style style:name="P1495" style:family="paragraph" style:parent-style-name="Standard">
      <style:paragraph-properties fo:break-before="auto" fo:line-height="100%" style:writing-mode="lr-tb"/>
    </style:style>
    <style:style style:name="T1495_1" style:family="text"/>
    <style:style style:name="P1496" style:family="paragraph" style:parent-style-name="Standard">
      <style:paragraph-properties fo:break-before="auto" fo:line-height="100%" style:writing-mode="lr-tb"/>
    </style:style>
    <style:style style:name="T1496_1" style:family="text"/>
    <style:style style:name="P1497" style:family="paragraph" style:parent-style-name="Standard">
      <style:paragraph-properties fo:break-before="auto" fo:line-height="100%" style:writing-mode="lr-tb"/>
    </style:style>
    <style:style style:name="P1498" style:family="paragraph" style:parent-style-name="Standard">
      <style:paragraph-properties fo:break-before="auto" fo:line-height="100%" style:writing-mode="lr-tb"/>
    </style:style>
    <style:style style:name="T1498_1" style:family="text"/>
    <style:style style:name="P1499" style:family="paragraph" style:parent-style-name="Standard">
      <style:paragraph-properties fo:break-before="auto" fo:line-height="100%" style:writing-mode="lr-tb"/>
    </style:style>
    <style:style style:name="P1500" style:family="paragraph" style:parent-style-name="Standard">
      <style:paragraph-properties fo:break-before="auto" fo:line-height="100%" style:writing-mode="lr-tb"/>
    </style:style>
    <style:style style:name="T1500_1" style:family="text"/>
    <style:style style:name="P1501" style:family="paragraph" style:parent-style-name="Standard">
      <style:paragraph-properties fo:break-before="auto" fo:line-height="100%" style:writing-mode="lr-tb"/>
    </style:style>
    <style:style style:name="T1501_1" style:family="text"/>
    <style:style style:name="P1502" style:family="paragraph" style:parent-style-name="Standard">
      <style:paragraph-properties fo:break-before="auto" fo:line-height="100%" style:writing-mode="lr-tb"/>
    </style:style>
    <style:style style:name="P1503" style:family="paragraph" style:parent-style-name="Standard">
      <style:paragraph-properties fo:break-before="auto" fo:line-height="100%" style:writing-mode="lr-tb"/>
    </style:style>
    <style:style style:name="T1503_1" style:family="text"/>
    <style:style style:name="P1504" style:family="paragraph" style:parent-style-name="Standard">
      <style:paragraph-properties fo:break-before="auto" fo:line-height="100%" style:writing-mode="lr-tb"/>
    </style:style>
    <style:style style:name="T1504_1" style:family="text"/>
    <style:style style:name="P1505" style:family="paragraph" style:parent-style-name="Standard">
      <style:paragraph-properties fo:break-before="auto" fo:line-height="100%" style:writing-mode="lr-tb"/>
    </style:style>
    <style:style style:name="P1506" style:family="paragraph" style:parent-style-name="Standard">
      <style:paragraph-properties fo:break-before="auto" fo:line-height="100%" style:writing-mode="lr-tb"/>
    </style:style>
    <style:style style:name="T1506_1" style:family="text"/>
    <style:style style:name="P1507" style:family="paragraph" style:parent-style-name="Standard">
      <style:paragraph-properties fo:break-before="auto" fo:line-height="100%" style:writing-mode="lr-tb"/>
    </style:style>
    <style:style style:name="P1508" style:family="paragraph" style:parent-style-name="Standard">
      <style:paragraph-properties fo:break-before="auto" fo:line-height="100%" style:writing-mode="lr-tb"/>
    </style:style>
    <style:style style:name="T1508_1" style:family="text"/>
    <style:style style:name="P1509" style:family="paragraph" style:parent-style-name="Standard">
      <style:paragraph-properties fo:break-before="auto" fo:line-height="100%" style:writing-mode="lr-tb"/>
    </style:style>
    <style:style style:name="T1509_1" style:family="text"/>
    <style:style style:name="P1510" style:family="paragraph" style:parent-style-name="Standard">
      <style:paragraph-properties fo:break-before="auto" fo:line-height="100%" style:writing-mode="lr-tb"/>
    </style:style>
    <style:style style:name="P1511" style:family="paragraph" style:parent-style-name="Standard">
      <style:paragraph-properties fo:break-before="auto" fo:line-height="100%" style:writing-mode="lr-tb"/>
    </style:style>
    <style:style style:name="T1511_1" style:family="text"/>
    <style:style style:name="T1511_2" style:family="text"/>
    <style:style style:name="T1511_3" style:family="text"/>
    <style:style style:name="T1511_4" style:family="text"/>
    <style:style style:name="T1511_5" style:family="text"/>
    <style:style style:name="T1511_6" style:family="text"/>
    <style:style style:name="T1511_7" style:family="text"/>
    <style:style style:name="T1511_8" style:family="text"/>
    <style:style style:name="T1511_9" style:family="text"/>
    <style:style style:name="T1511_10" style:family="text"/>
    <style:style style:name="T1511_11" style:family="text"/>
    <style:style style:name="T1511_12" style:family="text"/>
    <style:style style:name="T1511_13" style:family="text"/>
    <style:style style:name="T1511_14" style:family="text"/>
    <style:style style:name="T1511_15" style:family="text"/>
    <style:style style:name="T1511_16" style:family="text"/>
    <style:style style:name="T1511_17" style:family="text"/>
    <style:style style:name="T1511_18" style:family="text"/>
    <style:style style:name="T1511_19" style:family="text"/>
    <style:style style:name="T1511_20" style:family="text"/>
    <style:style style:name="P1512" style:family="paragraph" style:parent-style-name="Standard">
      <style:paragraph-properties fo:break-before="auto" fo:line-height="100%" style:writing-mode="lr-tb"/>
    </style:style>
    <style:style style:name="T1512_1" style:family="text"/>
    <style:style style:name="P1513" style:family="paragraph" style:parent-style-name="Standard">
      <style:paragraph-properties fo:break-before="auto" fo:line-height="100%" style:writing-mode="lr-tb"/>
    </style:style>
    <style:style style:name="P1514" style:family="paragraph" style:parent-style-name="Standard">
      <style:paragraph-properties fo:break-before="auto" fo:line-height="100%" style:writing-mode="lr-tb"/>
    </style:style>
    <style:style style:name="T1514_1" style:family="text"/>
    <style:style style:name="P1515" style:family="paragraph" style:parent-style-name="Standard">
      <style:paragraph-properties fo:break-before="auto" fo:line-height="100%" style:writing-mode="lr-tb"/>
    </style:style>
    <style:style style:name="P1516" style:family="paragraph" style:parent-style-name="Standard">
      <style:paragraph-properties fo:break-before="auto" fo:line-height="100%" style:writing-mode="lr-tb"/>
    </style:style>
    <style:style style:name="T1516_1" style:family="text"/>
    <style:style style:name="P1517" style:family="paragraph" style:parent-style-name="Standard">
      <style:paragraph-properties fo:break-before="auto" fo:line-height="100%" style:writing-mode="lr-tb"/>
    </style:style>
    <style:style style:name="T1517_1" style:family="text"/>
    <style:style style:name="P1518" style:family="paragraph" style:parent-style-name="Standard">
      <style:paragraph-properties fo:break-before="auto" fo:line-height="100%" style:writing-mode="lr-tb"/>
    </style:style>
    <style:style style:name="P1519" style:family="paragraph" style:parent-style-name="Standard">
      <style:paragraph-properties fo:break-before="auto" fo:line-height="100%" style:writing-mode="lr-tb"/>
    </style:style>
    <style:style style:name="T1519_1" style:family="text"/>
    <style:style style:name="T1519_2" style:family="text"/>
    <style:style style:name="T1519_3" style:family="text"/>
    <style:style style:name="T1519_4" style:family="text"/>
    <style:style style:name="T1519_5" style:family="text"/>
    <style:style style:name="T1519_6" style:family="text"/>
    <style:style style:name="T1519_7" style:family="text"/>
    <style:style style:name="T1519_8" style:family="text"/>
    <style:style style:name="T1519_9" style:family="text"/>
    <style:style style:name="T1519_10" style:family="text"/>
    <style:style style:name="T1519_11" style:family="text"/>
    <style:style style:name="T1519_12" style:family="text"/>
    <style:style style:name="T1519_13" style:family="text"/>
    <style:style style:name="T1519_14" style:family="text"/>
    <style:style style:name="T1519_15" style:family="text"/>
    <style:style style:name="T1519_16" style:family="text"/>
    <style:style style:name="T1519_17" style:family="text"/>
    <style:style style:name="T1519_18" style:family="text"/>
    <style:style style:name="T1519_19" style:family="text"/>
    <style:style style:name="T1519_20" style:family="text"/>
    <style:style style:name="P1520" style:family="paragraph" style:parent-style-name="Standard">
      <style:paragraph-properties fo:break-before="auto" fo:line-height="100%" style:writing-mode="lr-tb"/>
    </style:style>
    <style:style style:name="T1520_1" style:family="text"/>
    <style:style style:name="P1521" style:family="paragraph" style:parent-style-name="Standard">
      <style:paragraph-properties fo:break-before="auto" fo:line-height="100%" style:writing-mode="lr-tb"/>
    </style:style>
    <style:style style:name="P1522" style:family="paragraph" style:parent-style-name="Standard">
      <style:paragraph-properties fo:break-before="auto" fo:line-height="100%" style:writing-mode="lr-tb"/>
    </style:style>
    <style:style style:name="T1522_1" style:family="text"/>
    <style:style style:name="P1523" style:family="paragraph" style:parent-style-name="Standard">
      <style:paragraph-properties fo:break-before="auto" fo:line-height="100%" style:writing-mode="lr-tb"/>
    </style:style>
    <style:style style:name="P1524" style:family="paragraph" style:parent-style-name="Standard">
      <style:paragraph-properties fo:break-before="auto" fo:line-height="100%" style:writing-mode="lr-tb"/>
    </style:style>
    <style:style style:name="T1524_1" style:family="text"/>
    <style:style style:name="P1525" style:family="paragraph" style:parent-style-name="Standard">
      <style:paragraph-properties fo:break-before="auto" fo:line-height="100%" style:writing-mode="lr-tb"/>
    </style:style>
    <style:style style:name="T1525_1" style:family="text"/>
    <style:style style:name="P1526" style:family="paragraph" style:parent-style-name="Standard">
      <style:paragraph-properties fo:break-before="auto" fo:line-height="100%" style:writing-mode="lr-tb"/>
    </style:style>
    <style:style style:name="P1527" style:family="paragraph" style:parent-style-name="Standard">
      <style:paragraph-properties fo:break-before="auto" fo:line-height="100%" style:writing-mode="lr-tb"/>
    </style:style>
    <style:style style:name="T1527_1" style:family="text"/>
    <style:style style:name="T1527_2" style:family="text"/>
    <style:style style:name="T1527_3" style:family="text"/>
    <style:style style:name="T1527_4" style:family="text"/>
    <style:style style:name="T1527_5" style:family="text"/>
    <style:style style:name="T1527_6" style:family="text"/>
    <style:style style:name="T1527_7" style:family="text"/>
    <style:style style:name="T1527_8" style:family="text"/>
    <style:style style:name="T1527_9" style:family="text"/>
    <style:style style:name="T1527_10" style:family="text"/>
    <style:style style:name="T1527_11" style:family="text"/>
    <style:style style:name="T1527_12" style:family="text"/>
    <style:style style:name="T1527_13" style:family="text"/>
    <style:style style:name="T1527_14" style:family="text"/>
    <style:style style:name="T1527_15" style:family="text"/>
    <style:style style:name="T1527_16" style:family="text"/>
    <style:style style:name="T1527_17" style:family="text"/>
    <style:style style:name="T1527_18" style:family="text"/>
    <style:style style:name="T1527_19" style:family="text"/>
    <style:style style:name="T1527_20" style:family="text"/>
    <style:style style:name="P1528" style:family="paragraph" style:parent-style-name="Standard">
      <style:paragraph-properties fo:break-before="auto" fo:line-height="100%" style:writing-mode="lr-tb"/>
    </style:style>
    <style:style style:name="T1528_1" style:family="text"/>
    <style:style style:name="P1529" style:family="paragraph" style:parent-style-name="Standard">
      <style:paragraph-properties fo:break-before="auto" fo:line-height="100%" style:writing-mode="lr-tb"/>
    </style:style>
    <style:style style:name="P1530" style:family="paragraph" style:parent-style-name="Standard">
      <style:paragraph-properties fo:break-before="auto" fo:line-height="100%" style:writing-mode="lr-tb"/>
    </style:style>
    <style:style style:name="T1530_1" style:family="text"/>
    <style:style style:name="T1530_2" style:family="text"/>
    <style:style style:name="T1530_3" style:family="text"/>
    <style:style style:name="T1530_4" style:family="text"/>
    <style:style style:name="T1530_5" style:family="text"/>
    <style:style style:name="P1531" style:family="paragraph" style:parent-style-name="Standard">
      <style:paragraph-properties fo:break-before="auto" fo:line-height="100%" style:writing-mode="lr-tb"/>
    </style:style>
    <style:style style:name="P1532" style:family="paragraph" style:parent-style-name="Standard">
      <style:paragraph-properties fo:break-before="auto" fo:line-height="100%" style:writing-mode="lr-tb"/>
    </style:style>
    <style:style style:name="T1532_1" style:family="text"/>
    <style:style style:name="P1533" style:family="paragraph" style:parent-style-name="Standard">
      <style:paragraph-properties fo:break-before="auto" fo:line-height="100%" style:writing-mode="lr-tb"/>
    </style:style>
    <style:style style:name="T1533_1" style:family="text"/>
    <style:style style:name="P1534" style:family="paragraph" style:parent-style-name="Standard">
      <style:paragraph-properties fo:break-before="auto" fo:line-height="100%" style:writing-mode="lr-tb"/>
    </style:style>
    <style:style style:name="P1535" style:family="paragraph" style:parent-style-name="Standard">
      <style:paragraph-properties fo:break-before="auto" fo:line-height="100%" style:writing-mode="lr-tb"/>
    </style:style>
    <style:style style:name="T1535_1" style:family="text"/>
    <style:style style:name="T1535_2" style:family="text"/>
    <style:style style:name="T1535_3" style:family="text"/>
    <style:style style:name="T1535_4" style:family="text"/>
    <style:style style:name="T1535_5" style:family="text"/>
    <style:style style:name="T1535_6" style:family="text"/>
    <style:style style:name="T1535_7" style:family="text"/>
    <style:style style:name="T1535_8" style:family="text"/>
    <style:style style:name="T1535_9" style:family="text"/>
    <style:style style:name="T1535_10" style:family="text"/>
    <style:style style:name="T1535_11" style:family="text"/>
    <style:style style:name="T1535_12" style:family="text"/>
    <style:style style:name="T1535_13" style:family="text"/>
    <style:style style:name="T1535_14" style:family="text"/>
    <style:style style:name="T1535_15" style:family="text"/>
    <style:style style:name="T1535_16" style:family="text"/>
    <style:style style:name="T1535_17" style:family="text"/>
    <style:style style:name="T1535_18" style:family="text"/>
    <style:style style:name="T1535_19" style:family="text"/>
    <style:style style:name="T1535_20" style:family="text"/>
    <style:style style:name="P1536" style:family="paragraph" style:parent-style-name="Standard">
      <style:paragraph-properties fo:break-before="auto" fo:line-height="100%" style:writing-mode="lr-tb"/>
    </style:style>
    <style:style style:name="T1536_1" style:family="text"/>
    <style:style style:name="P1537" style:family="paragraph" style:parent-style-name="Standard">
      <style:paragraph-properties fo:break-before="auto" fo:line-height="100%" style:writing-mode="lr-tb"/>
    </style:style>
    <style:style style:name="P1538" style:family="paragraph" style:parent-style-name="Standard">
      <style:paragraph-properties fo:break-before="auto" fo:line-height="100%" style:writing-mode="lr-tb"/>
    </style:style>
    <style:style style:name="T1538_1" style:family="text"/>
    <style:style style:name="P1539" style:family="paragraph" style:parent-style-name="Standard">
      <style:paragraph-properties fo:break-before="auto" fo:line-height="100%" style:writing-mode="lr-tb"/>
    </style:style>
    <style:style style:name="P1540" style:family="paragraph" style:parent-style-name="Standard">
      <style:paragraph-properties fo:break-before="auto" fo:line-height="100%" style:writing-mode="lr-tb"/>
    </style:style>
    <style:style style:name="T1540_1" style:family="text"/>
    <style:style style:name="P1541" style:family="paragraph" style:parent-style-name="Standard">
      <style:paragraph-properties fo:break-before="auto" fo:line-height="100%" style:writing-mode="lr-tb"/>
    </style:style>
    <style:style style:name="T1541_1" style:family="text"/>
    <style:style style:name="P1542" style:family="paragraph" style:parent-style-name="Standard">
      <style:paragraph-properties fo:break-before="auto" fo:line-height="100%" style:writing-mode="lr-tb"/>
    </style:style>
    <style:style style:name="P1543" style:family="paragraph" style:parent-style-name="Standard">
      <style:paragraph-properties fo:break-before="auto" fo:line-height="100%" style:writing-mode="lr-tb"/>
    </style:style>
    <style:style style:name="T1543_1" style:family="text"/>
    <style:style style:name="T1543_2" style:family="text"/>
    <style:style style:name="T1543_3" style:family="text"/>
    <style:style style:name="T1543_4" style:family="text"/>
    <style:style style:name="T1543_5" style:family="text"/>
    <style:style style:name="T1543_6" style:family="text"/>
    <style:style style:name="T1543_7" style:family="text"/>
    <style:style style:name="T1543_8" style:family="text"/>
    <style:style style:name="T1543_9" style:family="text"/>
    <style:style style:name="T1543_10" style:family="text"/>
    <style:style style:name="T1543_11" style:family="text"/>
    <style:style style:name="T1543_12" style:family="text"/>
    <style:style style:name="T1543_13" style:family="text"/>
    <style:style style:name="T1543_14" style:family="text"/>
    <style:style style:name="T1543_15" style:family="text"/>
    <style:style style:name="T1543_16" style:family="text"/>
    <style:style style:name="T1543_17" style:family="text"/>
    <style:style style:name="T1543_18" style:family="text"/>
    <style:style style:name="T1543_19" style:family="text"/>
    <style:style style:name="T1543_20" style:family="text"/>
    <style:style style:name="P1544" style:family="paragraph" style:parent-style-name="Standard">
      <style:paragraph-properties fo:break-before="auto" fo:line-height="100%" style:writing-mode="lr-tb"/>
    </style:style>
    <style:style style:name="T1544_1" style:family="text"/>
    <style:style style:name="P1545" style:family="paragraph" style:parent-style-name="Standard">
      <style:paragraph-properties fo:break-before="auto" fo:line-height="100%" style:writing-mode="lr-tb"/>
    </style:style>
    <style:style style:name="P1546" style:family="paragraph" style:parent-style-name="Standard">
      <style:paragraph-properties fo:break-before="auto" fo:line-height="100%" style:writing-mode="lr-tb"/>
    </style:style>
    <style:style style:name="T1546_1" style:family="text"/>
    <style:style style:name="P1547" style:family="paragraph" style:parent-style-name="Standard">
      <style:paragraph-properties fo:break-before="auto" fo:line-height="100%" style:writing-mode="lr-tb"/>
    </style:style>
    <style:style style:name="P1548" style:family="paragraph" style:parent-style-name="Standard">
      <style:paragraph-properties fo:break-before="auto" fo:line-height="100%" style:writing-mode="lr-tb"/>
    </style:style>
    <style:style style:name="T1548_1" style:family="text"/>
    <style:style style:name="P1549" style:family="paragraph" style:parent-style-name="Standard">
      <style:paragraph-properties fo:break-before="auto" fo:line-height="100%" style:writing-mode="lr-tb"/>
    </style:style>
    <style:style style:name="T1549_1" style:family="text"/>
    <style:style style:name="P1550" style:family="paragraph" style:parent-style-name="Standard">
      <style:paragraph-properties fo:break-before="auto" fo:line-height="100%" style:writing-mode="lr-tb"/>
    </style:style>
    <style:style style:name="P1551" style:family="paragraph" style:parent-style-name="Standard">
      <style:paragraph-properties fo:break-before="auto" fo:line-height="100%" style:writing-mode="lr-tb"/>
    </style:style>
    <style:style style:name="T1551_1" style:family="text"/>
    <style:style style:name="T1551_2" style:family="text"/>
    <style:style style:name="T1551_3" style:family="text"/>
    <style:style style:name="T1551_4" style:family="text"/>
    <style:style style:name="T1551_5" style:family="text"/>
    <style:style style:name="T1551_6" style:family="text"/>
    <style:style style:name="T1551_7" style:family="text"/>
    <style:style style:name="T1551_8" style:family="text"/>
    <style:style style:name="T1551_9" style:family="text"/>
    <style:style style:name="T1551_10" style:family="text"/>
    <style:style style:name="T1551_11" style:family="text"/>
    <style:style style:name="T1551_12" style:family="text"/>
    <style:style style:name="T1551_13" style:family="text"/>
    <style:style style:name="T1551_14" style:family="text"/>
    <style:style style:name="T1551_15" style:family="text"/>
    <style:style style:name="T1551_16" style:family="text"/>
    <style:style style:name="T1551_17" style:family="text"/>
    <style:style style:name="T1551_18" style:family="text"/>
    <style:style style:name="T1551_19" style:family="text"/>
    <style:style style:name="T1551_20" style:family="text"/>
    <style:style style:name="P1552" style:family="paragraph" style:parent-style-name="Standard">
      <style:paragraph-properties fo:break-before="auto" fo:line-height="100%" style:writing-mode="lr-tb"/>
    </style:style>
    <style:style style:name="T1552_1" style:family="text"/>
    <style:style style:name="P1553" style:family="paragraph" style:parent-style-name="Standard">
      <style:paragraph-properties fo:break-before="auto" fo:line-height="100%" style:writing-mode="lr-tb"/>
    </style:style>
    <style:style style:name="P1554" style:family="paragraph" style:parent-style-name="Standard">
      <style:paragraph-properties fo:break-before="auto" fo:line-height="100%" style:writing-mode="lr-tb"/>
    </style:style>
    <style:style style:name="T1554_1" style:family="text"/>
    <style:style style:name="P1555" style:family="paragraph" style:parent-style-name="Standard">
      <style:paragraph-properties fo:break-before="auto" fo:line-height="100%" style:writing-mode="lr-tb"/>
    </style:style>
    <style:style style:name="P1556" style:family="paragraph" style:parent-style-name="Standard">
      <style:paragraph-properties fo:break-before="auto" fo:line-height="100%" style:writing-mode="lr-tb"/>
    </style:style>
    <style:style style:name="T1556_1" style:family="text"/>
    <style:style style:name="P1557" style:family="paragraph" style:parent-style-name="Standard">
      <style:paragraph-properties fo:break-before="auto" fo:line-height="100%" style:writing-mode="lr-tb"/>
    </style:style>
    <style:style style:name="T1557_1" style:family="text"/>
    <style:style style:name="P1558" style:family="paragraph" style:parent-style-name="Standard">
      <style:paragraph-properties fo:break-before="auto" fo:line-height="100%" style:writing-mode="lr-tb"/>
    </style:style>
    <style:style style:name="P1559" style:family="paragraph" style:parent-style-name="Standard">
      <style:paragraph-properties fo:break-before="auto" fo:line-height="100%" style:writing-mode="lr-tb"/>
    </style:style>
    <style:style style:name="T1559_1" style:family="text"/>
    <style:style style:name="T1559_2" style:family="text"/>
    <style:style style:name="T1559_3" style:family="text"/>
    <style:style style:name="T1559_4" style:family="text"/>
    <style:style style:name="T1559_5" style:family="text"/>
    <style:style style:name="T1559_6" style:family="text"/>
    <style:style style:name="T1559_7" style:family="text"/>
    <style:style style:name="T1559_8" style:family="text"/>
    <style:style style:name="T1559_9" style:family="text"/>
    <style:style style:name="T1559_10" style:family="text"/>
    <style:style style:name="T1559_11" style:family="text"/>
    <style:style style:name="T1559_12" style:family="text"/>
    <style:style style:name="T1559_13" style:family="text"/>
    <style:style style:name="T1559_14" style:family="text"/>
    <style:style style:name="T1559_15" style:family="text"/>
    <style:style style:name="T1559_16" style:family="text"/>
    <style:style style:name="T1559_17" style:family="text"/>
    <style:style style:name="T1559_18" style:family="text"/>
    <style:style style:name="T1559_19" style:family="text"/>
    <style:style style:name="T1559_20" style:family="text"/>
    <style:style style:name="P1560" style:family="paragraph" style:parent-style-name="Standard">
      <style:paragraph-properties fo:break-before="auto" fo:line-height="100%" style:writing-mode="lr-tb"/>
    </style:style>
    <style:style style:name="T1560_1" style:family="text"/>
    <style:style style:name="P1561" style:family="paragraph" style:parent-style-name="Standard">
      <style:paragraph-properties fo:break-before="auto" fo:line-height="100%" style:writing-mode="lr-tb"/>
    </style:style>
    <style:style style:name="P1562" style:family="paragraph" style:parent-style-name="Standard">
      <style:paragraph-properties fo:break-before="auto" fo:line-height="100%" style:writing-mode="lr-tb"/>
    </style:style>
    <style:style style:name="T1562_1" style:family="text"/>
    <style:style style:name="P1563" style:family="paragraph" style:parent-style-name="Standard">
      <style:paragraph-properties fo:break-before="auto" fo:line-height="100%" style:writing-mode="lr-tb"/>
    </style:style>
    <style:style style:name="P1564" style:family="paragraph" style:parent-style-name="Standard">
      <style:paragraph-properties fo:break-before="auto" fo:line-height="100%" style:writing-mode="lr-tb"/>
    </style:style>
    <style:style style:name="T1564_1" style:family="text"/>
    <style:style style:name="P1565" style:family="paragraph" style:parent-style-name="Standard">
      <style:paragraph-properties fo:break-before="auto" fo:line-height="100%" style:writing-mode="lr-tb"/>
    </style:style>
    <style:style style:name="T1565_1" style:family="text"/>
    <style:style style:name="P1566" style:family="paragraph" style:parent-style-name="Standard">
      <style:paragraph-properties fo:break-before="auto" fo:line-height="100%" style:writing-mode="lr-tb"/>
    </style:style>
    <style:style style:name="P1567" style:family="paragraph" style:parent-style-name="Standard">
      <style:paragraph-properties fo:break-before="auto" fo:line-height="100%" style:writing-mode="lr-tb"/>
    </style:style>
    <style:style style:name="T1567_1" style:family="text"/>
    <style:style style:name="T1567_2" style:family="text"/>
    <style:style style:name="T1567_3" style:family="text"/>
    <style:style style:name="T1567_4" style:family="text"/>
    <style:style style:name="T1567_5" style:family="text"/>
    <style:style style:name="T1567_6" style:family="text"/>
    <style:style style:name="T1567_7" style:family="text"/>
    <style:style style:name="T1567_8" style:family="text"/>
    <style:style style:name="T1567_9" style:family="text"/>
    <style:style style:name="T1567_10" style:family="text"/>
    <style:style style:name="T1567_11" style:family="text"/>
    <style:style style:name="T1567_12" style:family="text"/>
    <style:style style:name="T1567_13" style:family="text"/>
    <style:style style:name="T1567_14" style:family="text"/>
    <style:style style:name="T1567_15" style:family="text"/>
    <style:style style:name="T1567_16" style:family="text"/>
    <style:style style:name="T1567_17" style:family="text"/>
    <style:style style:name="T1567_18" style:family="text"/>
    <style:style style:name="T1567_19" style:family="text"/>
    <style:style style:name="T1567_20" style:family="text"/>
    <style:style style:name="P1568" style:family="paragraph" style:parent-style-name="Standard">
      <style:paragraph-properties fo:break-before="auto" fo:line-height="100%" style:writing-mode="lr-tb"/>
    </style:style>
    <style:style style:name="T1568_1" style:family="text"/>
    <style:style style:name="P1569" style:family="paragraph" style:parent-style-name="Standard">
      <style:paragraph-properties fo:break-before="auto" fo:line-height="100%" style:writing-mode="lr-tb"/>
    </style:style>
    <style:style style:name="P1570" style:family="paragraph" style:parent-style-name="Standard">
      <style:paragraph-properties fo:break-before="auto" fo:line-height="100%" style:writing-mode="lr-tb"/>
    </style:style>
    <style:style style:name="T1570_1" style:family="text"/>
    <style:style style:name="P1571" style:family="paragraph" style:parent-style-name="Standard">
      <style:paragraph-properties fo:break-before="auto" fo:line-height="100%" style:writing-mode="lr-tb"/>
    </style:style>
    <style:style style:name="P1572" style:family="paragraph" style:parent-style-name="Standard">
      <style:paragraph-properties fo:break-before="auto" fo:line-height="100%" style:writing-mode="lr-tb"/>
    </style:style>
    <style:style style:name="T1572_1" style:family="text"/>
    <style:style style:name="P1573" style:family="paragraph" style:parent-style-name="Standard">
      <style:paragraph-properties fo:break-before="auto" fo:line-height="100%" style:writing-mode="lr-tb"/>
    </style:style>
    <style:style style:name="T1573_1" style:family="text"/>
    <style:style style:name="P1574" style:family="paragraph" style:parent-style-name="Standard">
      <style:paragraph-properties fo:break-before="auto" fo:line-height="100%" style:writing-mode="lr-tb"/>
    </style:style>
    <style:style style:name="P1575" style:family="paragraph" style:parent-style-name="Standard">
      <style:paragraph-properties fo:break-before="auto" fo:line-height="100%" style:writing-mode="lr-tb"/>
    </style:style>
    <style:style style:name="T1575_1" style:family="text"/>
    <style:style style:name="T1575_2" style:family="text"/>
    <style:style style:name="T1575_3" style:family="text"/>
    <style:style style:name="T1575_4" style:family="text"/>
    <style:style style:name="T1575_5" style:family="text"/>
    <style:style style:name="T1575_6" style:family="text"/>
    <style:style style:name="T1575_7" style:family="text"/>
    <style:style style:name="T1575_8" style:family="text"/>
    <style:style style:name="T1575_9" style:family="text"/>
    <style:style style:name="T1575_10" style:family="text"/>
    <style:style style:name="T1575_11" style:family="text"/>
    <style:style style:name="T1575_12" style:family="text"/>
    <style:style style:name="T1575_13" style:family="text"/>
    <style:style style:name="T1575_14" style:family="text"/>
    <style:style style:name="T1575_15" style:family="text"/>
    <style:style style:name="T1575_16" style:family="text"/>
    <style:style style:name="T1575_17" style:family="text"/>
    <style:style style:name="T1575_18" style:family="text"/>
    <style:style style:name="T1575_19" style:family="text"/>
    <style:style style:name="T1575_20" style:family="text"/>
    <style:style style:name="P1576" style:family="paragraph" style:parent-style-name="Standard">
      <style:paragraph-properties fo:break-before="auto" fo:line-height="100%" style:writing-mode="lr-tb"/>
    </style:style>
    <style:style style:name="T1576_1" style:family="text"/>
    <style:style style:name="P1577" style:family="paragraph" style:parent-style-name="Standard">
      <style:paragraph-properties fo:break-before="auto" fo:line-height="100%" style:writing-mode="lr-tb"/>
    </style:style>
    <style:style style:name="P1578" style:family="paragraph" style:parent-style-name="Standard">
      <style:paragraph-properties fo:break-before="auto" fo:line-height="100%" style:writing-mode="lr-tb"/>
    </style:style>
    <style:style style:name="T1578_1" style:family="text"/>
    <style:style style:name="P1579" style:family="paragraph" style:parent-style-name="Standard">
      <style:paragraph-properties fo:break-before="auto" fo:line-height="100%" style:writing-mode="lr-tb"/>
    </style:style>
    <style:style style:name="P1580" style:family="paragraph" style:parent-style-name="Standard">
      <style:paragraph-properties fo:break-before="auto" fo:line-height="100%" style:writing-mode="lr-tb"/>
    </style:style>
    <style:style style:name="T1580_1" style:family="text"/>
    <style:style style:name="P1581" style:family="paragraph" style:parent-style-name="Standard">
      <style:paragraph-properties fo:break-before="auto" fo:line-height="100%" style:writing-mode="lr-tb"/>
    </style:style>
    <style:style style:name="T1581_1" style:family="text"/>
    <style:style style:name="P1582" style:family="paragraph" style:parent-style-name="Standard">
      <style:paragraph-properties fo:break-before="auto" fo:line-height="100%" style:writing-mode="lr-tb"/>
    </style:style>
    <style:style style:name="P1583" style:family="paragraph" style:parent-style-name="Standard">
      <style:paragraph-properties fo:break-before="auto" fo:line-height="100%" style:writing-mode="lr-tb"/>
    </style:style>
    <style:style style:name="T1583_1" style:family="text"/>
    <style:style style:name="T1583_2" style:family="text"/>
    <style:style style:name="T1583_3" style:family="text"/>
    <style:style style:name="T1583_4" style:family="text"/>
    <style:style style:name="T1583_5" style:family="text"/>
    <style:style style:name="T1583_6" style:family="text"/>
    <style:style style:name="T1583_7" style:family="text"/>
    <style:style style:name="T1583_8" style:family="text"/>
    <style:style style:name="T1583_9" style:family="text"/>
    <style:style style:name="T1583_10" style:family="text"/>
    <style:style style:name="T1583_11" style:family="text"/>
    <style:style style:name="T1583_12" style:family="text"/>
    <style:style style:name="T1583_13" style:family="text"/>
    <style:style style:name="T1583_14" style:family="text"/>
    <style:style style:name="T1583_15" style:family="text"/>
    <style:style style:name="T1583_16" style:family="text"/>
    <style:style style:name="T1583_17" style:family="text"/>
    <style:style style:name="T1583_18" style:family="text"/>
    <style:style style:name="T1583_19" style:family="text"/>
    <style:style style:name="T1583_20" style:family="text"/>
    <style:style style:name="P1584" style:family="paragraph" style:parent-style-name="Standard">
      <style:paragraph-properties fo:break-before="auto" fo:line-height="100%" style:writing-mode="lr-tb"/>
    </style:style>
    <style:style style:name="T1584_1" style:family="text"/>
    <style:style style:name="P1585" style:family="paragraph" style:parent-style-name="Standard">
      <style:paragraph-properties fo:break-before="auto" fo:line-height="100%" style:writing-mode="lr-tb"/>
    </style:style>
    <style:style style:name="P1586" style:family="paragraph" style:parent-style-name="Standard">
      <style:paragraph-properties fo:break-before="auto" fo:line-height="100%" style:writing-mode="lr-tb"/>
    </style:style>
    <style:style style:name="T1586_1" style:family="text"/>
    <style:style style:name="P1587" style:family="paragraph" style:parent-style-name="Standard">
      <style:paragraph-properties fo:break-before="auto" fo:line-height="100%" style:writing-mode="lr-tb"/>
    </style:style>
    <style:style style:name="P1588" style:family="paragraph" style:parent-style-name="Standard">
      <style:paragraph-properties fo:break-before="auto" fo:line-height="100%" style:writing-mode="lr-tb"/>
    </style:style>
    <style:style style:name="T1588_1" style:family="text"/>
    <style:style style:name="P1589" style:family="paragraph" style:parent-style-name="Standard">
      <style:paragraph-properties fo:break-before="auto" fo:line-height="100%" style:writing-mode="lr-tb"/>
    </style:style>
    <style:style style:name="T1589_1" style:family="text"/>
    <style:style style:name="P1590" style:family="paragraph" style:parent-style-name="Standard">
      <style:paragraph-properties fo:break-before="auto" fo:line-height="100%" style:writing-mode="lr-tb"/>
    </style:style>
    <style:style style:name="P1591" style:family="paragraph" style:parent-style-name="Standard">
      <style:paragraph-properties fo:break-before="auto" fo:line-height="100%" style:writing-mode="lr-tb"/>
    </style:style>
    <style:style style:name="T1591_1" style:family="text"/>
    <style:style style:name="T1591_2" style:family="text"/>
    <style:style style:name="T1591_3" style:family="text"/>
    <style:style style:name="T1591_4" style:family="text"/>
    <style:style style:name="T1591_5" style:family="text"/>
    <style:style style:name="T1591_6" style:family="text"/>
    <style:style style:name="T1591_7" style:family="text"/>
    <style:style style:name="T1591_8" style:family="text"/>
    <style:style style:name="T1591_9" style:family="text"/>
    <style:style style:name="T1591_10" style:family="text"/>
    <style:style style:name="T1591_11" style:family="text"/>
    <style:style style:name="T1591_12" style:family="text"/>
    <style:style style:name="T1591_13" style:family="text"/>
    <style:style style:name="T1591_14" style:family="text"/>
    <style:style style:name="T1591_15" style:family="text"/>
    <style:style style:name="T1591_16" style:family="text"/>
    <style:style style:name="T1591_17" style:family="text"/>
    <style:style style:name="T1591_18" style:family="text"/>
    <style:style style:name="T1591_19" style:family="text"/>
    <style:style style:name="T1591_20" style:family="text"/>
    <style:style style:name="P1592" style:family="paragraph" style:parent-style-name="Standard">
      <style:paragraph-properties fo:break-before="auto" fo:line-height="100%" style:writing-mode="lr-tb"/>
    </style:style>
    <style:style style:name="T1592_1" style:family="text"/>
    <style:style style:name="P1593" style:family="paragraph" style:parent-style-name="Standard">
      <style:paragraph-properties fo:break-before="auto" fo:line-height="100%" style:writing-mode="lr-tb"/>
    </style:style>
    <style:style style:name="P1594" style:family="paragraph" style:parent-style-name="Standard">
      <style:paragraph-properties fo:break-before="auto" fo:line-height="100%" style:writing-mode="lr-tb"/>
    </style:style>
    <style:style style:name="T1594_1" style:family="text"/>
    <style:style style:name="P1595" style:family="paragraph" style:parent-style-name="Standard">
      <style:paragraph-properties fo:break-before="auto" fo:line-height="100%" style:writing-mode="lr-tb"/>
    </style:style>
    <style:style style:name="P1596" style:family="paragraph" style:parent-style-name="Standard">
      <style:paragraph-properties fo:break-before="auto" fo:line-height="100%" style:writing-mode="lr-tb"/>
    </style:style>
    <style:style style:name="T1596_1" style:family="text"/>
    <style:style style:name="P1597" style:family="paragraph" style:parent-style-name="Standard">
      <style:paragraph-properties fo:break-before="auto" fo:line-height="100%" style:writing-mode="lr-tb"/>
    </style:style>
    <style:style style:name="T1597_1" style:family="text"/>
    <style:style style:name="P1598" style:family="paragraph" style:parent-style-name="Standard">
      <style:paragraph-properties fo:break-before="auto" fo:line-height="100%" style:writing-mode="lr-tb"/>
    </style:style>
    <style:style style:name="P1599" style:family="paragraph" style:parent-style-name="Standard">
      <style:paragraph-properties fo:break-before="auto" fo:line-height="100%" style:writing-mode="lr-tb"/>
    </style:style>
    <style:style style:name="T1599_1" style:family="text"/>
    <style:style style:name="T1599_2" style:family="text"/>
    <style:style style:name="T1599_3" style:family="text"/>
    <style:style style:name="T1599_4" style:family="text"/>
    <style:style style:name="T1599_5" style:family="text"/>
    <style:style style:name="T1599_6" style:family="text"/>
    <style:style style:name="T1599_7" style:family="text"/>
    <style:style style:name="T1599_8" style:family="text"/>
    <style:style style:name="T1599_9" style:family="text"/>
    <style:style style:name="T1599_10" style:family="text"/>
    <style:style style:name="T1599_11" style:family="text"/>
    <style:style style:name="T1599_12" style:family="text"/>
    <style:style style:name="T1599_13" style:family="text"/>
    <style:style style:name="T1599_14" style:family="text"/>
    <style:style style:name="T1599_15" style:family="text"/>
    <style:style style:name="T1599_16" style:family="text"/>
    <style:style style:name="T1599_17" style:family="text"/>
    <style:style style:name="T1599_18" style:family="text"/>
    <style:style style:name="T1599_19" style:family="text"/>
    <style:style style:name="T1599_20" style:family="text"/>
    <style:style style:name="P1600" style:family="paragraph" style:parent-style-name="Standard">
      <style:paragraph-properties fo:break-before="auto" fo:line-height="100%" style:writing-mode="lr-tb"/>
    </style:style>
    <style:style style:name="T1600_1" style:family="text"/>
    <style:style style:name="P1601" style:family="paragraph" style:parent-style-name="Standard">
      <style:paragraph-properties fo:break-before="auto" fo:line-height="100%" style:writing-mode="lr-tb"/>
    </style:style>
    <style:style style:name="P1602" style:family="paragraph" style:parent-style-name="Standard">
      <style:paragraph-properties fo:break-before="auto" fo:line-height="100%" style:writing-mode="lr-tb"/>
    </style:style>
    <style:style style:name="T1602_1" style:family="text"/>
    <style:style style:name="P1603" style:family="paragraph" style:parent-style-name="Standard">
      <style:paragraph-properties fo:break-before="auto" fo:line-height="100%" style:writing-mode="lr-tb"/>
    </style:style>
    <style:style style:name="P1604" style:family="paragraph" style:parent-style-name="Standard">
      <style:paragraph-properties fo:break-before="auto" fo:line-height="100%" style:writing-mode="lr-tb"/>
    </style:style>
    <style:style style:name="T1604_1" style:family="text"/>
    <style:style style:name="P1605" style:family="paragraph" style:parent-style-name="Standard">
      <style:paragraph-properties fo:break-before="auto" fo:line-height="100%" style:writing-mode="lr-tb"/>
    </style:style>
    <style:style style:name="T1605_1" style:family="text"/>
    <style:style style:name="P1606" style:family="paragraph" style:parent-style-name="Standard">
      <style:paragraph-properties fo:break-before="auto" fo:line-height="100%" style:writing-mode="lr-tb"/>
    </style:style>
    <style:style style:name="P1607" style:family="paragraph" style:parent-style-name="Standard">
      <style:paragraph-properties fo:break-before="auto" fo:line-height="100%" style:writing-mode="lr-tb"/>
    </style:style>
    <style:style style:name="T1607_1" style:family="text"/>
    <style:style style:name="T1607_2" style:family="text"/>
    <style:style style:name="T1607_3" style:family="text"/>
    <style:style style:name="T1607_4" style:family="text"/>
    <style:style style:name="T1607_5" style:family="text"/>
    <style:style style:name="T1607_6" style:family="text"/>
    <style:style style:name="T1607_7" style:family="text"/>
    <style:style style:name="T1607_8" style:family="text"/>
    <style:style style:name="T1607_9" style:family="text"/>
    <style:style style:name="T1607_10" style:family="text"/>
    <style:style style:name="T1607_11" style:family="text"/>
    <style:style style:name="T1607_12" style:family="text"/>
    <style:style style:name="T1607_13" style:family="text"/>
    <style:style style:name="T1607_14" style:family="text"/>
    <style:style style:name="T1607_15" style:family="text"/>
    <style:style style:name="T1607_16" style:family="text"/>
    <style:style style:name="T1607_17" style:family="text"/>
    <style:style style:name="T1607_18" style:family="text"/>
    <style:style style:name="T1607_19" style:family="text"/>
    <style:style style:name="T1607_20" style:family="text"/>
    <style:style style:name="P1608" style:family="paragraph" style:parent-style-name="Standard">
      <style:paragraph-properties fo:break-before="auto" fo:line-height="100%" style:writing-mode="lr-tb"/>
    </style:style>
    <style:style style:name="T1608_1" style:family="text"/>
    <style:style style:name="P1609" style:family="paragraph" style:parent-style-name="Standard">
      <style:paragraph-properties fo:break-before="auto" fo:line-height="100%" style:writing-mode="lr-tb"/>
    </style:style>
    <style:style style:name="P1610" style:family="paragraph" style:parent-style-name="Standard">
      <style:paragraph-properties fo:break-before="auto" fo:line-height="100%" style:writing-mode="lr-tb"/>
    </style:style>
    <style:style style:name="T1610_1" style:family="text"/>
    <style:style style:name="P1611" style:family="paragraph" style:parent-style-name="Standard">
      <style:paragraph-properties fo:break-before="auto" fo:line-height="100%" style:writing-mode="lr-tb"/>
    </style:style>
    <style:style style:name="P1612" style:family="paragraph" style:parent-style-name="Standard">
      <style:paragraph-properties fo:break-before="auto" fo:line-height="100%" style:writing-mode="lr-tb"/>
    </style:style>
    <style:style style:name="T1612_1" style:family="text"/>
    <style:style style:name="P1613" style:family="paragraph" style:parent-style-name="Standard">
      <style:paragraph-properties fo:break-before="auto" fo:line-height="100%" style:writing-mode="lr-tb"/>
    </style:style>
    <style:style style:name="T1613_1" style:family="text"/>
    <style:style style:name="P1614" style:family="paragraph" style:parent-style-name="Standard">
      <style:paragraph-properties fo:break-before="auto" fo:line-height="100%" style:writing-mode="lr-tb"/>
    </style:style>
    <style:style style:name="P1615" style:family="paragraph" style:parent-style-name="Standard">
      <style:paragraph-properties fo:break-before="auto" fo:line-height="100%" style:writing-mode="lr-tb"/>
    </style:style>
    <style:style style:name="T1615_1" style:family="text"/>
    <style:style style:name="T1615_2" style:family="text"/>
    <style:style style:name="T1615_3" style:family="text"/>
    <style:style style:name="T1615_4" style:family="text"/>
    <style:style style:name="T1615_5" style:family="text"/>
    <style:style style:name="T1615_6" style:family="text"/>
    <style:style style:name="T1615_7" style:family="text"/>
    <style:style style:name="T1615_8" style:family="text"/>
    <style:style style:name="T1615_9" style:family="text"/>
    <style:style style:name="T1615_10" style:family="text"/>
    <style:style style:name="T1615_11" style:family="text"/>
    <style:style style:name="T1615_12" style:family="text"/>
    <style:style style:name="T1615_13" style:family="text"/>
    <style:style style:name="T1615_14" style:family="text"/>
    <style:style style:name="T1615_15" style:family="text"/>
    <style:style style:name="T1615_16" style:family="text"/>
    <style:style style:name="T1615_17" style:family="text"/>
    <style:style style:name="T1615_18" style:family="text"/>
    <style:style style:name="T1615_19" style:family="text"/>
    <style:style style:name="T1615_20" style:family="text"/>
    <style:style style:name="P1616" style:family="paragraph" style:parent-style-name="Standard">
      <style:paragraph-properties fo:break-before="auto" fo:line-height="100%" style:writing-mode="lr-tb"/>
    </style:style>
    <style:style style:name="T1616_1" style:family="text"/>
    <style:style style:name="P1617" style:family="paragraph" style:parent-style-name="Standard">
      <style:paragraph-properties fo:break-before="auto" fo:line-height="100%" style:writing-mode="lr-tb"/>
    </style:style>
    <style:style style:name="P1618" style:family="paragraph" style:parent-style-name="Standard">
      <style:paragraph-properties fo:break-before="auto" fo:line-height="100%" style:writing-mode="lr-tb"/>
    </style:style>
    <style:style style:name="T1618_1" style:family="text"/>
    <style:style style:name="P1619" style:family="paragraph" style:parent-style-name="Standard">
      <style:paragraph-properties fo:break-before="auto" fo:line-height="100%" style:writing-mode="lr-tb"/>
    </style:style>
    <style:style style:name="P1620" style:family="paragraph" style:parent-style-name="Standard">
      <style:paragraph-properties fo:break-before="auto" fo:line-height="100%" style:writing-mode="lr-tb"/>
    </style:style>
    <style:style style:name="T1620_1" style:family="text"/>
    <style:style style:name="P1621" style:family="paragraph" style:parent-style-name="Standard">
      <style:paragraph-properties fo:break-before="auto" fo:line-height="100%" style:writing-mode="lr-tb"/>
    </style:style>
    <style:style style:name="T1621_1" style:family="text"/>
    <style:style style:name="P1622" style:family="paragraph" style:parent-style-name="Standard">
      <style:paragraph-properties fo:break-before="auto" fo:line-height="100%" style:writing-mode="lr-tb"/>
    </style:style>
    <style:style style:name="P1623" style:family="paragraph" style:parent-style-name="Standard">
      <style:paragraph-properties fo:break-before="auto" fo:line-height="100%" style:writing-mode="lr-tb"/>
    </style:style>
    <style:style style:name="T1623_1" style:family="text"/>
    <style:style style:name="T1623_2" style:family="text"/>
    <style:style style:name="T1623_3" style:family="text"/>
    <style:style style:name="T1623_4" style:family="text"/>
    <style:style style:name="T1623_5" style:family="text"/>
    <style:style style:name="T1623_6" style:family="text"/>
    <style:style style:name="T1623_7" style:family="text"/>
    <style:style style:name="T1623_8" style:family="text"/>
    <style:style style:name="T1623_9" style:family="text"/>
    <style:style style:name="T1623_10" style:family="text"/>
    <style:style style:name="T1623_11" style:family="text"/>
    <style:style style:name="T1623_12" style:family="text"/>
    <style:style style:name="T1623_13" style:family="text"/>
    <style:style style:name="T1623_14" style:family="text"/>
    <style:style style:name="T1623_15" style:family="text"/>
    <style:style style:name="T1623_16" style:family="text"/>
    <style:style style:name="T1623_17" style:family="text"/>
    <style:style style:name="T1623_18" style:family="text"/>
    <style:style style:name="T1623_19" style:family="text"/>
    <style:style style:name="T1623_20" style:family="text"/>
    <style:style style:name="P1624" style:family="paragraph" style:parent-style-name="Standard">
      <style:paragraph-properties fo:break-before="auto" fo:line-height="100%" style:writing-mode="lr-tb"/>
    </style:style>
    <style:style style:name="T1624_1" style:family="text"/>
    <style:style style:name="P1625" style:family="paragraph" style:parent-style-name="Standard">
      <style:paragraph-properties fo:break-before="auto" fo:line-height="100%" style:writing-mode="lr-tb"/>
    </style:style>
    <style:style style:name="P1626" style:family="paragraph" style:parent-style-name="Standard">
      <style:paragraph-properties fo:break-before="auto" fo:line-height="100%" style:writing-mode="lr-tb"/>
    </style:style>
    <style:style style:name="T1626_1" style:family="text"/>
    <style:style style:name="P1627" style:family="paragraph" style:parent-style-name="Standard">
      <style:paragraph-properties fo:break-before="auto" fo:line-height="100%" style:writing-mode="lr-tb"/>
    </style:style>
    <style:style style:name="P1628" style:family="paragraph" style:parent-style-name="Standard">
      <style:paragraph-properties fo:break-before="auto" fo:line-height="100%" style:writing-mode="lr-tb"/>
    </style:style>
    <style:style style:name="T1628_1" style:family="text"/>
    <style:style style:name="P1629" style:family="paragraph" style:parent-style-name="Standard">
      <style:paragraph-properties fo:break-before="auto" fo:line-height="100%" style:writing-mode="lr-tb"/>
    </style:style>
    <style:style style:name="T1629_1" style:family="text"/>
    <style:style style:name="P1630" style:family="paragraph" style:parent-style-name="Standard">
      <style:paragraph-properties fo:break-before="auto" fo:line-height="100%" style:writing-mode="lr-tb"/>
    </style:style>
    <style:style style:name="P1631" style:family="paragraph" style:parent-style-name="Standard">
      <style:paragraph-properties fo:break-before="auto" fo:line-height="100%" style:writing-mode="lr-tb"/>
    </style:style>
    <style:style style:name="T1631_1" style:family="text"/>
    <style:style style:name="T1631_2" style:family="text"/>
    <style:style style:name="T1631_3" style:family="text"/>
    <style:style style:name="T1631_4" style:family="text"/>
    <style:style style:name="T1631_5" style:family="text"/>
    <style:style style:name="T1631_6" style:family="text"/>
    <style:style style:name="T1631_7" style:family="text"/>
    <style:style style:name="T1631_8" style:family="text"/>
    <style:style style:name="T1631_9" style:family="text"/>
    <style:style style:name="T1631_10" style:family="text"/>
    <style:style style:name="T1631_11" style:family="text"/>
    <style:style style:name="T1631_12" style:family="text"/>
    <style:style style:name="T1631_13" style:family="text"/>
    <style:style style:name="T1631_14" style:family="text"/>
    <style:style style:name="T1631_15" style:family="text"/>
    <style:style style:name="T1631_16" style:family="text"/>
    <style:style style:name="T1631_17" style:family="text"/>
    <style:style style:name="T1631_18" style:family="text"/>
    <style:style style:name="T1631_19" style:family="text"/>
    <style:style style:name="T1631_20" style:family="text"/>
    <style:style style:name="P1632" style:family="paragraph" style:parent-style-name="Standard">
      <style:paragraph-properties fo:break-before="auto" fo:line-height="100%" style:writing-mode="lr-tb"/>
    </style:style>
    <style:style style:name="T1632_1" style:family="text"/>
    <style:style style:name="P1633" style:family="paragraph" style:parent-style-name="Standard">
      <style:paragraph-properties fo:break-before="auto" fo:line-height="100%" style:writing-mode="lr-tb"/>
    </style:style>
    <style:style style:name="P1634" style:family="paragraph" style:parent-style-name="Standard">
      <style:paragraph-properties fo:break-before="auto" fo:line-height="100%" style:writing-mode="lr-tb"/>
    </style:style>
    <style:style style:name="T1634_1" style:family="text"/>
    <style:style style:name="P1635" style:family="paragraph" style:parent-style-name="Standard">
      <style:paragraph-properties fo:break-before="auto" fo:line-height="100%" style:writing-mode="lr-tb"/>
    </style:style>
    <style:style style:name="P1636" style:family="paragraph" style:parent-style-name="Standard">
      <style:paragraph-properties fo:break-before="auto" fo:line-height="100%" style:writing-mode="lr-tb"/>
    </style:style>
    <style:style style:name="T1636_1" style:family="text"/>
    <style:style style:name="P1637" style:family="paragraph" style:parent-style-name="Standard">
      <style:paragraph-properties fo:break-before="auto" fo:line-height="100%" style:writing-mode="lr-tb"/>
    </style:style>
    <style:style style:name="T1637_1" style:family="text"/>
    <style:style style:name="P1638" style:family="paragraph" style:parent-style-name="Standard">
      <style:paragraph-properties fo:break-before="auto" fo:line-height="100%" style:writing-mode="lr-tb"/>
    </style:style>
    <style:style style:name="P1639" style:family="paragraph" style:parent-style-name="Standard">
      <style:paragraph-properties fo:break-before="auto" fo:line-height="100%" style:writing-mode="lr-tb"/>
    </style:style>
    <style:style style:name="T1639_1" style:family="text"/>
    <style:style style:name="T1639_2" style:family="text"/>
    <style:style style:name="T1639_3" style:family="text"/>
    <style:style style:name="T1639_4" style:family="text"/>
    <style:style style:name="T1639_5" style:family="text"/>
    <style:style style:name="T1639_6" style:family="text"/>
    <style:style style:name="T1639_7" style:family="text"/>
    <style:style style:name="T1639_8" style:family="text"/>
    <style:style style:name="T1639_9" style:family="text"/>
    <style:style style:name="T1639_10" style:family="text"/>
    <style:style style:name="T1639_11" style:family="text"/>
    <style:style style:name="T1639_12" style:family="text"/>
    <style:style style:name="T1639_13" style:family="text"/>
    <style:style style:name="T1639_14" style:family="text"/>
    <style:style style:name="T1639_15" style:family="text"/>
    <style:style style:name="T1639_16" style:family="text"/>
    <style:style style:name="T1639_17" style:family="text"/>
    <style:style style:name="T1639_18" style:family="text"/>
    <style:style style:name="T1639_19" style:family="text"/>
    <style:style style:name="T1639_20" style:family="text"/>
    <style:style style:name="P1640" style:family="paragraph" style:parent-style-name="Standard">
      <style:paragraph-properties fo:break-before="auto" fo:line-height="100%" style:writing-mode="lr-tb"/>
    </style:style>
    <style:style style:name="T1640_1" style:family="text"/>
    <style:style style:name="P1641" style:family="paragraph" style:parent-style-name="Standard">
      <style:paragraph-properties fo:break-before="auto" fo:line-height="100%" style:writing-mode="lr-tb"/>
    </style:style>
    <style:style style:name="P1642" style:family="paragraph" style:parent-style-name="Standard">
      <style:paragraph-properties fo:break-before="auto" fo:line-height="100%" style:writing-mode="lr-tb"/>
    </style:style>
    <style:style style:name="T1642_1" style:family="text"/>
    <style:style style:name="P1643" style:family="paragraph" style:parent-style-name="Standard">
      <style:paragraph-properties fo:break-before="auto" fo:line-height="100%" style:writing-mode="lr-tb"/>
    </style:style>
    <style:style style:name="P1644" style:family="paragraph" style:parent-style-name="Standard">
      <style:paragraph-properties fo:break-before="auto" fo:line-height="100%" style:writing-mode="lr-tb"/>
    </style:style>
    <style:style style:name="T1644_1" style:family="text"/>
    <style:style style:name="P1645" style:family="paragraph" style:parent-style-name="Standard">
      <style:paragraph-properties fo:break-before="auto" fo:line-height="100%" style:writing-mode="lr-tb"/>
    </style:style>
    <style:style style:name="T1645_1" style:family="text"/>
    <style:style style:name="P1646" style:family="paragraph" style:parent-style-name="Standard">
      <style:paragraph-properties fo:break-before="auto" fo:line-height="100%" style:writing-mode="lr-tb"/>
    </style:style>
    <style:style style:name="P1647" style:family="paragraph" style:parent-style-name="Standard">
      <style:paragraph-properties fo:break-before="auto" fo:line-height="100%" style:writing-mode="lr-tb"/>
    </style:style>
    <style:style style:name="T1647_1" style:family="text"/>
    <style:style style:name="T1647_2" style:family="text"/>
    <style:style style:name="T1647_3" style:family="text"/>
    <style:style style:name="T1647_4" style:family="text"/>
    <style:style style:name="T1647_5" style:family="text"/>
    <style:style style:name="T1647_6" style:family="text"/>
    <style:style style:name="T1647_7" style:family="text"/>
    <style:style style:name="T1647_8" style:family="text"/>
    <style:style style:name="T1647_9" style:family="text"/>
    <style:style style:name="T1647_10" style:family="text"/>
    <style:style style:name="T1647_11" style:family="text"/>
    <style:style style:name="T1647_12" style:family="text"/>
    <style:style style:name="T1647_13" style:family="text"/>
    <style:style style:name="T1647_14" style:family="text"/>
    <style:style style:name="T1647_15" style:family="text"/>
    <style:style style:name="T1647_16" style:family="text"/>
    <style:style style:name="T1647_17" style:family="text"/>
    <style:style style:name="T1647_18" style:family="text"/>
    <style:style style:name="T1647_19" style:family="text"/>
    <style:style style:name="T1647_20" style:family="text"/>
    <style:style style:name="P1648" style:family="paragraph" style:parent-style-name="Standard">
      <style:paragraph-properties fo:break-before="auto" fo:line-height="100%" style:writing-mode="lr-tb"/>
    </style:style>
    <style:style style:name="T1648_1" style:family="text"/>
    <style:style style:name="P1649" style:family="paragraph" style:parent-style-name="Standard">
      <style:paragraph-properties fo:break-before="auto" fo:line-height="100%" style:writing-mode="lr-tb"/>
    </style:style>
    <style:style style:name="P1650" style:family="paragraph" style:parent-style-name="Standard">
      <style:paragraph-properties fo:break-before="auto" fo:line-height="100%" style:writing-mode="lr-tb"/>
    </style:style>
    <style:style style:name="T1650_1" style:family="text"/>
    <style:style style:name="P1651" style:family="paragraph" style:parent-style-name="Standard">
      <style:paragraph-properties fo:break-before="auto" fo:line-height="100%" style:writing-mode="lr-tb"/>
    </style:style>
    <style:style style:name="P1652" style:family="paragraph" style:parent-style-name="Standard">
      <style:paragraph-properties fo:break-before="auto" fo:line-height="100%" style:writing-mode="lr-tb"/>
    </style:style>
    <style:style style:name="T1652_1" style:family="text"/>
    <style:style style:name="T1652_2" style:family="text"/>
    <style:style style:name="T1652_3" style:family="text"/>
    <style:style style:name="T1652_4" style:family="text"/>
    <style:style style:name="T1652_5" style:family="text"/>
    <style:style style:name="T1652_6" style:family="text"/>
    <style:style style:name="T1652_7" style:family="text"/>
    <style:style style:name="T1652_8" style:family="text"/>
    <style:style style:name="T1652_9" style:family="text"/>
    <style:style style:name="T1652_10" style:family="text"/>
    <style:style style:name="T1652_11" style:family="text"/>
    <style:style style:name="T1652_12" style:family="text"/>
    <style:style style:name="T1652_13" style:family="text"/>
    <style:style style:name="T1652_14" style:family="text"/>
    <style:style style:name="T1652_15" style:family="text"/>
    <style:style style:name="T1652_16" style:family="text"/>
    <style:style style:name="T1652_17" style:family="text"/>
    <style:style style:name="T1652_18" style:family="text"/>
    <style:style style:name="T1652_19" style:family="text"/>
    <style:style style:name="T1652_20" style:family="text"/>
    <style:style style:name="T1652_21" style:family="text"/>
    <style:style style:name="T1652_22" style:family="text"/>
    <style:style style:name="T1652_23" style:family="text"/>
    <style:style style:name="T1652_24" style:family="text"/>
    <style:style style:name="T1652_25" style:family="text"/>
    <style:style style:name="T1652_26" style:family="text"/>
    <style:style style:name="T1652_27" style:family="text"/>
    <style:style style:name="T1652_28" style:family="text"/>
    <style:style style:name="T1652_29" style:family="text"/>
    <style:style style:name="T1652_30" style:family="text"/>
    <style:style style:name="T1652_31" style:family="text"/>
    <style:style style:name="T1652_32" style:family="text"/>
    <style:style style:name="T1652_33" style:family="text"/>
    <style:style style:name="T1652_34" style:family="text"/>
    <style:style style:name="T1652_35" style:family="text"/>
    <style:style style:name="T1652_36" style:family="text"/>
    <style:style style:name="T1652_37" style:family="text"/>
    <style:style style:name="T1652_38" style:family="text"/>
    <style:style style:name="T1652_39" style:family="text"/>
    <style:style style:name="T1652_40" style:family="text"/>
    <style:style style:name="T1652_41" style:family="text"/>
    <style:style style:name="T1652_42" style:family="text"/>
    <style:style style:name="T1652_43" style:family="text"/>
    <style:style style:name="T1652_44" style:family="text"/>
    <style:style style:name="T1652_45" style:family="text"/>
    <style:style style:name="T1652_46" style:family="text"/>
    <style:style style:name="T1652_47" style:family="text"/>
    <style:style style:name="T1652_48" style:family="text"/>
    <style:style style:name="T1652_49" style:family="text"/>
    <style:style style:name="T1652_50" style:family="text"/>
    <style:style style:name="T1652_51" style:family="text"/>
    <style:style style:name="T1652_52" style:family="text"/>
    <style:style style:name="T1652_53" style:family="text"/>
    <style:style style:name="T1652_54" style:family="text"/>
    <style:style style:name="T1652_55" style:family="text"/>
    <style:style style:name="T1652_56" style:family="text"/>
    <style:style style:name="T1652_57" style:family="text"/>
    <style:style style:name="T1652_58" style:family="text"/>
    <style:style style:name="T1652_59" style:family="text"/>
    <style:style style:name="T1652_60" style:family="text"/>
    <style:style style:name="T1652_61" style:family="text"/>
    <style:style style:name="T1652_62" style:family="text"/>
    <style:style style:name="T1652_63" style:family="text"/>
    <style:style style:name="T1652_64" style:family="text"/>
    <style:style style:name="T1652_65" style:family="text"/>
    <style:style style:name="T1652_66" style:family="text"/>
    <style:style style:name="T1652_67" style:family="text"/>
    <style:style style:name="T1652_68" style:family="text"/>
    <style:style style:name="T1652_69" style:family="text"/>
    <style:style style:name="T1652_70" style:family="text"/>
    <style:style style:name="T1652_71" style:family="text"/>
    <style:style style:name="T1652_72" style:family="text"/>
    <style:style style:name="T1652_73" style:family="text"/>
    <style:style style:name="T1652_74" style:family="text"/>
    <style:style style:name="T1652_75" style:family="text"/>
    <style:style style:name="T1652_76" style:family="text"/>
    <style:style style:name="T1652_77" style:family="text"/>
    <style:style style:name="T1652_78" style:family="text"/>
    <style:style style:name="T1652_79" style:family="text"/>
    <style:style style:name="T1652_80" style:family="text"/>
    <style:style style:name="T1652_81" style:family="text"/>
    <style:style style:name="T1652_82" style:family="text"/>
    <style:style style:name="T1652_83" style:family="text"/>
    <style:style style:name="T1652_84" style:family="text"/>
    <style:style style:name="T1652_85" style:family="text"/>
    <style:style style:name="T1652_86" style:family="text"/>
    <style:style style:name="T1652_87" style:family="text"/>
    <style:style style:name="T1652_88" style:family="text"/>
    <style:style style:name="T1652_89" style:family="text"/>
    <style:style style:name="T1652_90" style:family="text"/>
    <style:style style:name="T1652_91" style:family="text"/>
    <style:style style:name="T1652_92" style:family="text"/>
    <style:style style:name="T1652_93" style:family="text"/>
    <style:style style:name="T1652_94" style:family="text"/>
    <style:style style:name="T1652_95" style:family="text"/>
    <style:style style:name="T1652_96" style:family="text"/>
    <style:style style:name="T1652_97" style:family="text"/>
    <style:style style:name="T1652_98" style:family="text"/>
    <style:style style:name="T1652_99" style:family="text"/>
    <style:style style:name="T1652_100" style:family="text"/>
    <style:style style:name="T1652_101" style:family="text"/>
    <style:style style:name="T1652_102" style:family="text"/>
    <style:style style:name="T1652_103" style:family="text"/>
    <style:style style:name="T1652_104" style:family="text"/>
    <style:style style:name="T1652_105" style:family="text"/>
    <style:style style:name="T1652_106" style:family="text"/>
    <style:style style:name="T1652_107" style:family="text"/>
    <style:style style:name="T1652_108" style:family="text"/>
    <style:style style:name="T1652_109" style:family="text"/>
    <style:style style:name="T1652_110" style:family="text"/>
    <style:style style:name="T1652_111" style:family="text"/>
    <style:style style:name="T1652_112" style:family="text"/>
    <style:style style:name="T1652_113" style:family="text"/>
    <style:style style:name="T1652_114" style:family="text"/>
    <style:style style:name="T1652_115" style:family="text"/>
    <style:style style:name="T1652_116" style:family="text"/>
    <style:style style:name="T1652_117" style:family="text"/>
    <style:style style:name="T1652_118" style:family="text"/>
    <style:style style:name="T1652_119" style:family="text"/>
    <style:style style:name="T1652_120" style:family="text"/>
    <style:style style:name="T1652_121" style:family="text"/>
    <style:style style:name="T1652_122" style:family="text"/>
    <style:style style:name="T1652_123" style:family="text"/>
    <style:style style:name="T1652_124" style:family="text"/>
    <style:style style:name="T1652_125" style:family="text"/>
    <style:style style:name="T1652_126" style:family="text"/>
    <style:style style:name="T1652_127" style:family="text"/>
    <style:style style:name="T1652_128" style:family="text"/>
    <style:style style:name="T1652_129" style:family="text"/>
    <style:style style:name="T1652_130" style:family="text"/>
    <style:style style:name="T1652_131" style:family="text"/>
    <style:style style:name="T1652_132" style:family="text"/>
    <style:style style:name="T1652_133" style:family="text"/>
    <style:style style:name="T1652_134" style:family="text"/>
    <style:style style:name="T1652_135" style:family="text"/>
    <style:style style:name="T1652_136" style:family="text"/>
    <style:style style:name="T1652_137" style:family="text"/>
    <style:style style:name="T1652_138" style:family="text"/>
    <style:style style:name="T1652_139" style:family="text"/>
    <style:style style:name="T1652_140" style:family="text"/>
    <style:style style:name="T1652_141" style:family="text"/>
    <style:style style:name="T1652_142" style:family="text"/>
    <style:style style:name="T1652_143" style:family="text"/>
    <style:style style:name="T1652_144" style:family="text"/>
    <style:style style:name="T1652_145" style:family="text"/>
    <style:style style:name="T1652_146" style:family="text"/>
    <style:style style:name="T1652_147" style:family="text"/>
    <style:style style:name="T1652_148" style:family="text"/>
    <style:style style:name="T1652_149" style:family="text"/>
    <style:style style:name="T1652_150" style:family="text"/>
    <style:style style:name="T1652_151" style:family="text"/>
    <style:style style:name="T1652_152" style:family="text"/>
    <style:style style:name="T1652_153" style:family="text"/>
    <style:style style:name="T1652_154" style:family="text"/>
    <style:style style:name="T1652_155" style:family="text"/>
    <style:style style:name="T1652_156" style:family="text"/>
    <style:style style:name="T1652_157" style:family="text"/>
    <style:style style:name="T1652_158" style:family="text"/>
    <style:style style:name="T1652_159" style:family="text"/>
    <style:style style:name="T1652_160" style:family="text"/>
    <style:style style:name="T1652_161" style:family="text"/>
    <style:style style:name="T1652_162" style:family="text"/>
    <style:style style:name="T1652_163" style:family="text"/>
    <style:style style:name="T1652_164" style:family="text"/>
    <style:style style:name="T1652_165" style:family="text"/>
    <style:style style:name="T1652_166" style:family="text"/>
    <style:style style:name="T1652_167" style:family="text"/>
    <style:style style:name="T1652_168" style:family="text"/>
    <style:style style:name="T1652_169" style:family="text"/>
    <style:style style:name="T1652_170" style:family="text"/>
    <style:style style:name="T1652_171" style:family="text"/>
    <style:style style:name="T1652_172" style:family="text"/>
    <style:style style:name="T1652_173" style:family="text"/>
    <style:style style:name="T1652_174" style:family="text"/>
    <style:style style:name="T1652_175" style:family="text"/>
    <style:style style:name="T1652_176" style:family="text"/>
    <style:style style:name="T1652_177" style:family="text"/>
    <style:style style:name="T1652_178" style:family="text"/>
    <style:style style:name="T1652_179" style:family="text"/>
    <style:style style:name="T1652_180" style:family="text"/>
    <style:style style:name="T1652_181" style:family="text"/>
    <style:style style:name="T1652_182" style:family="text"/>
    <style:style style:name="T1652_183" style:family="text"/>
    <style:style style:name="T1652_184" style:family="text"/>
    <style:style style:name="T1652_185" style:family="text"/>
    <style:style style:name="T1652_186" style:family="text"/>
    <style:style style:name="T1652_187" style:family="text"/>
    <style:style style:name="T1652_188" style:family="text"/>
    <style:style style:name="T1652_189" style:family="text"/>
    <style:style style:name="T1652_190" style:family="text"/>
    <style:style style:name="T1652_191" style:family="text"/>
    <style:style style:name="T1652_192" style:family="text"/>
    <style:style style:name="T1652_193" style:family="text"/>
    <style:style style:name="T1652_194" style:family="text"/>
    <style:style style:name="T1652_195" style:family="text"/>
    <style:style style:name="T1652_196" style:family="text"/>
    <style:style style:name="T1652_197" style:family="text"/>
    <style:style style:name="T1652_198" style:family="text"/>
    <style:style style:name="T1652_199" style:family="text"/>
    <style:style style:name="T1652_200" style:family="text"/>
    <style:style style:name="T1652_201" style:family="text"/>
    <style:style style:name="T1652_202" style:family="text"/>
    <style:style style:name="T1652_203" style:family="text"/>
    <style:style style:name="T1652_204" style:family="text"/>
    <style:style style:name="T1652_205" style:family="text"/>
    <style:style style:name="T1652_206" style:family="text"/>
    <style:style style:name="T1652_207" style:family="text"/>
    <style:style style:name="T1652_208" style:family="text"/>
    <style:style style:name="T1652_209" style:family="text"/>
    <style:style style:name="T1652_210" style:family="text"/>
    <style:style style:name="T1652_211" style:family="text"/>
    <style:style style:name="T1652_212" style:family="text"/>
    <style:style style:name="T1652_213" style:family="text"/>
    <style:style style:name="T1652_214" style:family="text"/>
    <style:style style:name="T1652_215" style:family="text"/>
    <style:style style:name="T1652_216" style:family="text"/>
    <style:style style:name="T1652_217" style:family="text"/>
    <style:style style:name="T1652_218" style:family="text"/>
    <style:style style:name="T1652_219" style:family="text"/>
    <style:style style:name="T1652_220" style:family="text"/>
    <style:style style:name="T1652_221" style:family="text"/>
    <style:style style:name="T1652_222" style:family="text"/>
    <style:style style:name="T1652_223" style:family="text"/>
    <style:style style:name="T1652_224" style:family="text"/>
    <style:style style:name="T1652_225" style:family="text"/>
    <style:style style:name="T1652_226" style:family="text"/>
    <style:style style:name="T1652_227" style:family="text"/>
    <style:style style:name="T1652_228" style:family="text"/>
    <style:style style:name="T1652_229" style:family="text"/>
    <style:style style:name="T1652_230" style:family="text"/>
    <style:style style:name="T1652_231" style:family="text"/>
    <style:style style:name="T1652_232" style:family="text"/>
    <style:style style:name="T1652_233" style:family="text"/>
    <style:style style:name="T1652_234" style:family="text"/>
    <style:style style:name="T1652_235" style:family="text"/>
    <style:style style:name="T1652_236" style:family="text"/>
    <style:style style:name="T1652_237" style:family="text"/>
    <style:style style:name="T1652_238" style:family="text"/>
    <style:style style:name="T1652_239" style:family="text"/>
    <style:style style:name="T1652_240" style:family="text"/>
    <style:style style:name="T1652_241" style:family="text"/>
    <style:style style:name="T1652_242" style:family="text"/>
    <style:style style:name="T1652_243" style:family="text"/>
    <style:style style:name="T1652_244" style:family="text"/>
    <style:style style:name="T1652_245" style:family="text"/>
    <style:style style:name="T1652_246" style:family="text"/>
    <style:style style:name="T1652_247" style:family="text"/>
    <style:style style:name="T1652_248" style:family="text"/>
    <style:style style:name="T1652_249" style:family="text"/>
    <style:style style:name="T1652_250" style:family="text"/>
    <style:style style:name="T1652_251" style:family="text"/>
    <style:style style:name="T1652_252" style:family="text"/>
    <style:style style:name="T1652_253" style:family="text"/>
    <style:style style:name="T1652_254" style:family="text"/>
    <style:style style:name="T1652_255" style:family="text"/>
    <style:style style:name="T1652_256" style:family="text"/>
    <style:style style:name="T1652_257" style:family="text"/>
    <style:style style:name="T1652_258" style:family="text"/>
    <style:style style:name="T1652_259" style:family="text"/>
    <style:style style:name="T1652_260" style:family="text"/>
    <style:style style:name="T1652_261" style:family="text"/>
    <style:style style:name="T1652_262" style:family="text"/>
    <style:style style:name="T1652_263" style:family="text"/>
    <style:style style:name="T1652_264" style:family="text"/>
    <style:style style:name="T1652_265" style:family="text"/>
    <style:style style:name="P1653" style:family="paragraph" style:parent-style-name="Standard">
      <style:paragraph-properties fo:break-before="auto" fo:line-height="100%" style:writing-mode="lr-tb"/>
    </style:style>
    <style:style style:name="T1653_1" style:family="text"/>
    <style:style style:name="T1653_2" style:family="text"/>
    <style:style style:name="T1653_3" style:family="text"/>
    <style:style style:name="T1653_4" style:family="text"/>
    <style:style style:name="T1653_5" style:family="text"/>
    <style:style style:name="T1653_6" style:family="text"/>
    <style:style style:name="T1653_7" style:family="text"/>
    <style:style style:name="T1653_8" style:family="text"/>
    <style:style style:name="T1653_9" style:family="text"/>
    <style:style style:name="T1653_10" style:family="text"/>
    <style:style style:name="T1653_11" style:family="text"/>
    <style:style style:name="T1653_12" style:family="text"/>
    <style:style style:name="T1653_13" style:family="text"/>
    <style:style style:name="T1653_14" style:family="text"/>
    <style:style style:name="T1653_15" style:family="text"/>
    <style:style style:name="T1653_16" style:family="text"/>
    <style:style style:name="T1653_17" style:family="text"/>
    <style:style style:name="T1653_18" style:family="text"/>
    <style:style style:name="T1653_19" style:family="text"/>
    <style:style style:name="T1653_20" style:family="text"/>
    <style:style style:name="T1653_21" style:family="text"/>
    <style:style style:name="T1653_22" style:family="text"/>
    <style:style style:name="T1653_23" style:family="text"/>
    <style:style style:name="T1653_24" style:family="text"/>
    <style:style style:name="T1653_25" style:family="text"/>
    <style:style style:name="T1653_26" style:family="text"/>
    <style:style style:name="T1653_27" style:family="text"/>
    <style:style style:name="T1653_28" style:family="text"/>
    <style:style style:name="T1653_29" style:family="text"/>
    <style:style style:name="T1653_30" style:family="text"/>
    <style:style style:name="T1653_31" style:family="text"/>
    <style:style style:name="T1653_32" style:family="text"/>
    <style:style style:name="T1653_33" style:family="text"/>
    <style:style style:name="T1653_34" style:family="text"/>
    <style:style style:name="T1653_35" style:family="text"/>
    <style:style style:name="T1653_36" style:family="text"/>
    <style:style style:name="T1653_37" style:family="text"/>
    <style:style style:name="T1653_38" style:family="text"/>
    <style:style style:name="T1653_39" style:family="text"/>
    <style:style style:name="T1653_40" style:family="text"/>
    <style:style style:name="T1653_41" style:family="text"/>
    <style:style style:name="T1653_42" style:family="text"/>
    <style:style style:name="T1653_43" style:family="text"/>
    <style:style style:name="T1653_44" style:family="text"/>
    <style:style style:name="T1653_45" style:family="text"/>
    <style:style style:name="T1653_46" style:family="text"/>
    <style:style style:name="T1653_47" style:family="text"/>
    <style:style style:name="T1653_48" style:family="text"/>
    <style:style style:name="T1653_49" style:family="text"/>
    <style:style style:name="T1653_50" style:family="text"/>
    <style:style style:name="T1653_51" style:family="text"/>
    <style:style style:name="T1653_52" style:family="text"/>
    <style:style style:name="T1653_53" style:family="text"/>
    <style:style style:name="T1653_54" style:family="text"/>
    <style:style style:name="T1653_55" style:family="text"/>
    <style:style style:name="T1653_56" style:family="text"/>
    <style:style style:name="T1653_57" style:family="text"/>
    <style:style style:name="T1653_58" style:family="text"/>
    <style:style style:name="T1653_59" style:family="text"/>
    <style:style style:name="T1653_60" style:family="text"/>
    <style:style style:name="T1653_61" style:family="text"/>
    <style:style style:name="T1653_62" style:family="text"/>
    <style:style style:name="T1653_63" style:family="text"/>
    <style:style style:name="T1653_64" style:family="text"/>
    <style:style style:name="T1653_65" style:family="text"/>
    <style:style style:name="T1653_66" style:family="text"/>
    <style:style style:name="T1653_67" style:family="text"/>
    <style:style style:name="T1653_68" style:family="text"/>
    <style:style style:name="T1653_69" style:family="text"/>
    <style:style style:name="T1653_70" style:family="text"/>
    <style:style style:name="T1653_71" style:family="text"/>
    <style:style style:name="T1653_72" style:family="text"/>
    <style:style style:name="T1653_73" style:family="text"/>
    <style:style style:name="T1653_74" style:family="text"/>
    <style:style style:name="T1653_75" style:family="text"/>
    <style:style style:name="T1653_76" style:family="text"/>
    <style:style style:name="T1653_77" style:family="text"/>
    <style:style style:name="T1653_78" style:family="text"/>
    <style:style style:name="T1653_79" style:family="text"/>
    <style:style style:name="T1653_80" style:family="text"/>
    <style:style style:name="T1653_81" style:family="text"/>
    <style:style style:name="T1653_82" style:family="text"/>
    <style:style style:name="T1653_83" style:family="text"/>
    <style:style style:name="T1653_84" style:family="text"/>
    <style:style style:name="T1653_85" style:family="text"/>
    <style:style style:name="T1653_86" style:family="text"/>
    <style:style style:name="T1653_87" style:family="text"/>
    <style:style style:name="T1653_88" style:family="text"/>
    <style:style style:name="T1653_89" style:family="text"/>
    <style:style style:name="T1653_90" style:family="text"/>
    <style:style style:name="T1653_91" style:family="text"/>
    <style:style style:name="T1653_92" style:family="text"/>
    <style:style style:name="T1653_93" style:family="text"/>
    <style:style style:name="T1653_94" style:family="text"/>
    <style:style style:name="T1653_95" style:family="text"/>
    <style:style style:name="T1653_96" style:family="text"/>
    <style:style style:name="T1653_97" style:family="text"/>
    <style:style style:name="T1653_98" style:family="text"/>
    <style:style style:name="T1653_99" style:family="text"/>
    <style:style style:name="T1653_100" style:family="text"/>
    <style:style style:name="T1653_101" style:family="text"/>
    <style:style style:name="T1653_102" style:family="text"/>
    <style:style style:name="T1653_103" style:family="text"/>
    <style:style style:name="T1653_104" style:family="text"/>
    <style:style style:name="T1653_105" style:family="text"/>
    <style:style style:name="T1653_106" style:family="text"/>
    <style:style style:name="T1653_107" style:family="text"/>
    <style:style style:name="T1653_108" style:family="text"/>
    <style:style style:name="T1653_109" style:family="text"/>
    <style:style style:name="T1653_110" style:family="text"/>
    <style:style style:name="T1653_111" style:family="text"/>
    <style:style style:name="T1653_112" style:family="text"/>
    <style:style style:name="T1653_113" style:family="text"/>
    <style:style style:name="T1653_114" style:family="text"/>
    <style:style style:name="T1653_115" style:family="text"/>
    <style:style style:name="T1653_116" style:family="text"/>
    <style:style style:name="T1653_117" style:family="text"/>
    <style:style style:name="T1653_118" style:family="text"/>
    <style:style style:name="T1653_119" style:family="text"/>
    <style:style style:name="T1653_120" style:family="text"/>
    <style:style style:name="T1653_121" style:family="text"/>
    <style:style style:name="T1653_122" style:family="text"/>
    <style:style style:name="T1653_123" style:family="text"/>
    <style:style style:name="T1653_124" style:family="text"/>
    <style:style style:name="T1653_125" style:family="text"/>
    <style:style style:name="T1653_126" style:family="text"/>
    <style:style style:name="T1653_127" style:family="text"/>
    <style:style style:name="T1653_128" style:family="text"/>
    <style:style style:name="T1653_129" style:family="text"/>
    <style:style style:name="T1653_130" style:family="text"/>
    <style:style style:name="T1653_131" style:family="text"/>
    <style:style style:name="T1653_132" style:family="text"/>
    <style:style style:name="T1653_133" style:family="text"/>
    <style:style style:name="T1653_134" style:family="text"/>
    <style:style style:name="T1653_135" style:family="text"/>
    <style:style style:name="T1653_136" style:family="text"/>
    <style:style style:name="T1653_137" style:family="text"/>
    <style:style style:name="T1653_138" style:family="text"/>
    <style:style style:name="T1653_139" style:family="text"/>
    <style:style style:name="T1653_140" style:family="text"/>
    <style:style style:name="T1653_141" style:family="text"/>
    <style:style style:name="T1653_142" style:family="text"/>
    <style:style style:name="T1653_143" style:family="text"/>
    <style:style style:name="T1653_144" style:family="text"/>
    <style:style style:name="T1653_145" style:family="text"/>
    <style:style style:name="T1653_146" style:family="text"/>
    <style:style style:name="T1653_147" style:family="text"/>
    <style:style style:name="T1653_148" style:family="text"/>
    <style:style style:name="T1653_149" style:family="text"/>
    <style:style style:name="T1653_150" style:family="text"/>
    <style:style style:name="T1653_151" style:family="text"/>
    <style:style style:name="T1653_152" style:family="text"/>
    <style:style style:name="T1653_153" style:family="text"/>
    <style:style style:name="T1653_154" style:family="text"/>
    <style:style style:name="T1653_155" style:family="text"/>
    <style:style style:name="T1653_156" style:family="text"/>
    <style:style style:name="T1653_157" style:family="text"/>
    <style:style style:name="T1653_158" style:family="text"/>
    <style:style style:name="T1653_159" style:family="text"/>
    <style:style style:name="T1653_160" style:family="text"/>
    <style:style style:name="T1653_161" style:family="text"/>
    <style:style style:name="T1653_162" style:family="text"/>
    <style:style style:name="T1653_163" style:family="text"/>
    <style:style style:name="T1653_164" style:family="text"/>
    <style:style style:name="T1653_165" style:family="text"/>
    <style:style style:name="T1653_166" style:family="text"/>
    <style:style style:name="T1653_167" style:family="text"/>
    <style:style style:name="T1653_168" style:family="text"/>
    <style:style style:name="T1653_169" style:family="text"/>
    <style:style style:name="T1653_170" style:family="text"/>
    <style:style style:name="T1653_171" style:family="text"/>
    <style:style style:name="T1653_172" style:family="text"/>
    <style:style style:name="T1653_173" style:family="text"/>
    <style:style style:name="T1653_174" style:family="text"/>
    <style:style style:name="T1653_175" style:family="text"/>
    <style:style style:name="T1653_176" style:family="text"/>
    <style:style style:name="T1653_177" style:family="text"/>
    <style:style style:name="T1653_178" style:family="text"/>
    <style:style style:name="T1653_179" style:family="text"/>
    <style:style style:name="T1653_180" style:family="text"/>
    <style:style style:name="T1653_181" style:family="text"/>
    <style:style style:name="T1653_182" style:family="text"/>
    <style:style style:name="T1653_183" style:family="text"/>
    <style:style style:name="T1653_184" style:family="text"/>
    <style:style style:name="T1653_185" style:family="text"/>
    <style:style style:name="T1653_186" style:family="text"/>
    <style:style style:name="T1653_187" style:family="text"/>
    <style:style style:name="T1653_188" style:family="text"/>
    <style:style style:name="T1653_189" style:family="text"/>
    <style:style style:name="T1653_190" style:family="text"/>
    <style:style style:name="T1653_191" style:family="text"/>
    <style:style style:name="T1653_192" style:family="text"/>
    <style:style style:name="T1653_193" style:family="text"/>
    <style:style style:name="T1653_194" style:family="text"/>
    <style:style style:name="T1653_195" style:family="text"/>
    <style:style style:name="T1653_196" style:family="text"/>
    <style:style style:name="T1653_197" style:family="text"/>
    <style:style style:name="T1653_198" style:family="text"/>
    <style:style style:name="T1653_199" style:family="text"/>
    <style:style style:name="T1653_200" style:family="text"/>
    <style:style style:name="T1653_201" style:family="text"/>
    <style:style style:name="T1653_202" style:family="text"/>
    <style:style style:name="T1653_203" style:family="text"/>
    <style:style style:name="T1653_204" style:family="text"/>
    <style:style style:name="T1653_205" style:family="text"/>
    <style:style style:name="T1653_206" style:family="text"/>
    <style:style style:name="T1653_207" style:family="text"/>
    <style:style style:name="T1653_208" style:family="text"/>
    <style:style style:name="T1653_209" style:family="text"/>
    <style:style style:name="T1653_210" style:family="text"/>
    <style:style style:name="T1653_211" style:family="text"/>
    <style:style style:name="T1653_212" style:family="text"/>
    <style:style style:name="P1654" style:family="paragraph" style:parent-style-name="Standard">
      <style:paragraph-properties fo:break-before="auto" fo:line-height="100%" style:writing-mode="lr-tb"/>
    </style:style>
    <style:style style:name="T1654_1" style:family="text"/>
    <style:style style:name="T1654_2" style:family="text"/>
    <style:style style:name="T1654_3" style:family="text"/>
    <style:style style:name="T1654_4" style:family="text"/>
    <style:style style:name="P1655" style:family="paragraph" style:parent-style-name="Standard">
      <style:paragraph-properties fo:break-before="auto" fo:line-height="100%" style:writing-mode="lr-tb"/>
    </style:style>
    <style:style style:name="P1656" style:family="paragraph" style:parent-style-name="Standard">
      <style:paragraph-properties fo:break-before="auto" fo:line-height="100%" style:writing-mode="lr-tb"/>
    </style:style>
    <style:style style:name="T1656_1" style:family="text"/>
    <style:style style:name="T1656_2" style:family="text"/>
    <style:style style:name="T1656_3" style:family="text"/>
    <style:style style:name="T1656_4" style:family="text"/>
    <style:style style:name="T1656_5" style:family="text"/>
    <style:style style:name="P1657" style:family="paragraph" style:parent-style-name="Standard">
      <style:paragraph-properties fo:break-before="auto" fo:line-height="100%" style:writing-mode="lr-tb"/>
    </style:style>
    <style:style style:name="P1658" style:family="paragraph" style:parent-style-name="Standard">
      <style:paragraph-properties fo:break-before="auto" fo:line-height="100%" style:writing-mode="lr-tb"/>
    </style:style>
    <style:style style:name="T1658_1" style:family="text"/>
    <style:style style:name="T1658_2" style:family="text"/>
    <style:style style:name="T1658_3" style:family="text"/>
    <style:style style:name="T1658_4" style:family="text"/>
    <style:style style:name="T1658_5" style:family="text"/>
    <style:style style:name="T1658_6" style:family="text"/>
    <style:style style:name="T1658_7" style:family="text"/>
    <style:style style:name="T1658_8" style:family="text"/>
    <style:style style:name="T1658_9" style:family="text"/>
    <style:style style:name="T1658_10" style:family="text"/>
    <style:style style:name="T1658_11" style:family="text"/>
    <style:style style:name="P1659" style:family="paragraph" style:parent-style-name="Standard">
      <style:paragraph-properties fo:break-before="auto" fo:line-height="100%" style:writing-mode="lr-tb"/>
    </style:style>
    <style:style style:name="P1660" style:family="paragraph" style:parent-style-name="Standard">
      <style:paragraph-properties fo:break-before="auto" fo:line-height="100%" style:writing-mode="lr-tb"/>
    </style:style>
    <style:style style:name="T1660_1" style:family="text"/>
    <style:style style:name="T1660_2" style:family="text"/>
    <style:style style:name="T1660_3" style:family="text"/>
    <style:style style:name="T1660_4" style:family="text"/>
    <style:style style:name="T1660_5" style:family="text"/>
    <style:style style:name="T1660_6" style:family="text"/>
    <style:style style:name="T1660_7" style:family="text"/>
    <style:style style:name="T1660_8" style:family="text"/>
    <style:style style:name="T1660_9" style:family="text"/>
    <style:style style:name="P1661" style:family="paragraph" style:parent-style-name="Standard">
      <style:paragraph-properties fo:break-before="auto" fo:line-height="100%" style:writing-mode="lr-tb"/>
    </style:style>
    <style:style style:name="P1662" style:family="paragraph" style:parent-style-name="Standard">
      <style:paragraph-properties fo:break-before="auto" fo:line-height="100%" style:writing-mode="lr-tb"/>
    </style:style>
    <style:style style:name="T1662_1" style:family="text"/>
    <style:style style:name="T1662_2" style:family="text"/>
    <style:style style:name="P1663" style:family="paragraph" style:parent-style-name="Standard">
      <style:paragraph-properties fo:break-before="auto" fo:line-height="100%" style:writing-mode="lr-tb"/>
    </style:style>
    <style:style style:name="P1664" style:family="paragraph" style:parent-style-name="Standard">
      <style:paragraph-properties fo:break-before="auto" fo:line-height="100%" style:writing-mode="lr-tb"/>
    </style:style>
    <style:style style:name="T1664_1" style:family="text"/>
    <style:style style:name="P1665" style:family="paragraph" style:parent-style-name="Standard">
      <style:paragraph-properties fo:break-before="auto" fo:line-height="100%" style:writing-mode="lr-tb"/>
    </style:style>
    <style:style style:name="P1666" style:family="paragraph" style:parent-style-name="Standard">
      <style:paragraph-properties fo:break-before="auto" fo:line-height="100%" style:writing-mode="lr-tb"/>
    </style:style>
    <style:style style:name="T1666_1" style:family="text"/>
    <style:style style:name="P1667" style:family="paragraph" style:parent-style-name="Standard">
      <style:paragraph-properties fo:break-before="auto" fo:line-height="100%" style:writing-mode="lr-tb"/>
    </style:style>
    <style:style style:name="P1668" style:family="paragraph" style:parent-style-name="Standard">
      <style:paragraph-properties fo:break-before="auto" fo:line-height="100%" style:writing-mode="lr-tb"/>
    </style:style>
    <style:style style:name="T1668_1" style:family="text"/>
    <style:style style:name="T1668_2" style:family="text"/>
    <style:style style:name="T1668_3" style:family="text"/>
    <style:style style:name="T1668_4" style:family="text"/>
    <style:style style:name="T1668_5" style:family="text"/>
    <style:style style:name="T1668_6" style:family="text"/>
    <style:style style:name="T1668_7" style:family="text"/>
    <style:style style:name="T1668_8" style:family="text"/>
    <style:style style:name="T1668_9" style:family="text"/>
    <style:style style:name="T1668_10" style:family="text"/>
    <style:style style:name="T1668_11" style:family="text"/>
    <style:style style:name="T1668_12" style:family="text"/>
    <style:style style:name="T1668_13" style:family="text"/>
    <style:style style:name="T1668_14" style:family="text"/>
    <style:style style:name="T1668_15" style:family="text"/>
    <style:style style:name="T1668_16" style:family="text"/>
    <style:style style:name="T1668_17" style:family="text"/>
    <style:style style:name="T1668_18" style:family="text"/>
    <style:style style:name="T1668_19" style:family="text"/>
    <style:style style:name="T1668_20" style:family="text"/>
    <style:style style:name="T1668_21" style:family="text"/>
    <style:style style:name="T1668_22" style:family="text"/>
    <style:style style:name="T1668_23" style:family="text"/>
    <style:style style:name="T1668_24" style:family="text"/>
    <style:style style:name="T1668_25" style:family="text"/>
    <style:style style:name="T1668_26" style:family="text"/>
    <style:style style:name="T1668_27" style:family="text"/>
    <style:style style:name="T1668_28" style:family="text"/>
    <style:style style:name="T1668_29" style:family="text"/>
    <style:style style:name="T1668_30" style:family="text"/>
    <style:style style:name="T1668_31" style:family="text"/>
    <style:style style:name="T1668_32" style:family="text"/>
    <style:style style:name="T1668_33" style:family="text"/>
    <style:style style:name="T1668_34" style:family="text"/>
    <style:style style:name="T1668_35" style:family="text"/>
    <style:style style:name="T1668_36" style:family="text"/>
    <style:style style:name="T1668_37" style:family="text"/>
    <style:style style:name="T1668_38" style:family="text"/>
    <style:style style:name="T1668_39" style:family="text"/>
    <style:style style:name="T1668_40" style:family="text"/>
    <style:style style:name="T1668_41" style:family="text"/>
    <style:style style:name="T1668_42" style:family="text"/>
    <style:style style:name="T1668_43" style:family="text"/>
    <style:style style:name="T1668_44" style:family="text"/>
    <style:style style:name="T1668_45" style:family="text"/>
    <style:style style:name="T1668_46" style:family="text"/>
    <style:style style:name="T1668_47" style:family="text"/>
    <style:style style:name="T1668_48" style:family="text"/>
    <style:style style:name="T1668_49" style:family="text"/>
    <style:style style:name="T1668_50" style:family="text"/>
    <style:style style:name="T1668_51" style:family="text"/>
    <style:style style:name="T1668_52" style:family="text"/>
    <style:style style:name="T1668_53" style:family="text"/>
    <style:style style:name="T1668_54" style:family="text"/>
    <style:style style:name="T1668_55" style:family="text"/>
    <style:style style:name="T1668_56" style:family="text"/>
    <style:style style:name="T1668_57" style:family="text"/>
    <style:style style:name="T1668_58" style:family="text"/>
    <style:style style:name="T1668_59" style:family="text"/>
    <style:style style:name="T1668_60" style:family="text"/>
    <style:style style:name="T1668_61" style:family="text"/>
    <style:style style:name="T1668_62" style:family="text"/>
    <style:style style:name="T1668_63" style:family="text"/>
    <style:style style:name="T1668_64" style:family="text"/>
    <style:style style:name="T1668_65" style:family="text"/>
    <style:style style:name="T1668_66" style:family="text"/>
    <style:style style:name="T1668_67" style:family="text"/>
    <style:style style:name="T1668_68" style:family="text"/>
    <style:style style:name="T1668_69" style:family="text"/>
    <style:style style:name="T1668_70" style:family="text"/>
    <style:style style:name="T1668_71" style:family="text"/>
    <style:style style:name="T1668_72" style:family="text"/>
    <style:style style:name="T1668_73" style:family="text"/>
    <style:style style:name="T1668_74" style:family="text"/>
    <style:style style:name="T1668_75" style:family="text"/>
    <style:style style:name="T1668_76" style:family="text"/>
    <style:style style:name="T1668_77" style:family="text"/>
    <style:style style:name="T1668_78" style:family="text"/>
    <style:style style:name="T1668_79" style:family="text"/>
    <style:style style:name="T1668_80" style:family="text"/>
    <style:style style:name="T1668_81" style:family="text"/>
    <style:style style:name="T1668_82" style:family="text"/>
    <style:style style:name="T1668_83" style:family="text"/>
    <style:style style:name="T1668_84" style:family="text"/>
    <style:style style:name="T1668_85" style:family="text"/>
    <style:style style:name="T1668_86" style:family="text"/>
    <style:style style:name="T1668_87" style:family="text"/>
    <style:style style:name="T1668_88" style:family="text"/>
    <style:style style:name="T1668_89" style:family="text"/>
    <style:style style:name="T1668_90" style:family="text"/>
    <style:style style:name="T1668_91" style:family="text"/>
    <style:style style:name="T1668_92" style:family="text"/>
    <style:style style:name="T1668_93" style:family="text"/>
    <style:style style:name="T1668_94" style:family="text"/>
    <style:style style:name="T1668_95" style:family="text"/>
    <style:style style:name="T1668_96" style:family="text"/>
    <style:style style:name="T1668_97" style:family="text"/>
    <style:style style:name="T1668_98" style:family="text"/>
    <style:style style:name="T1668_99" style:family="text"/>
    <style:style style:name="T1668_100" style:family="text"/>
    <style:style style:name="T1668_101" style:family="text"/>
    <style:style style:name="T1668_102" style:family="text"/>
    <style:style style:name="T1668_103" style:family="text"/>
    <style:style style:name="T1668_104" style:family="text"/>
    <style:style style:name="T1668_105" style:family="text"/>
    <style:style style:name="T1668_106" style:family="text"/>
    <style:style style:name="T1668_107" style:family="text"/>
    <style:style style:name="T1668_108" style:family="text"/>
    <style:style style:name="T1668_109" style:family="text"/>
    <style:style style:name="T1668_110" style:family="text"/>
    <style:style style:name="T1668_111" style:family="text"/>
    <style:style style:name="T1668_112" style:family="text"/>
    <style:style style:name="T1668_113" style:family="text"/>
    <style:style style:name="T1668_114" style:family="text"/>
    <style:style style:name="T1668_115" style:family="text"/>
    <style:style style:name="T1668_116" style:family="text"/>
    <style:style style:name="T1668_117" style:family="text"/>
    <style:style style:name="T1668_118" style:family="text"/>
    <style:style style:name="T1668_119" style:family="text"/>
    <style:style style:name="T1668_120" style:family="text"/>
    <style:style style:name="T1668_121" style:family="text"/>
    <style:style style:name="T1668_122" style:family="text"/>
    <style:style style:name="T1668_123" style:family="text"/>
    <style:style style:name="T1668_124" style:family="text"/>
    <style:style style:name="T1668_125" style:family="text"/>
    <style:style style:name="T1668_126" style:family="text"/>
    <style:style style:name="T1668_127" style:family="text"/>
    <style:style style:name="T1668_128" style:family="text"/>
    <style:style style:name="T1668_129" style:family="text"/>
    <style:style style:name="T1668_130" style:family="text"/>
    <style:style style:name="T1668_131" style:family="text"/>
    <style:style style:name="T1668_132" style:family="text"/>
    <style:style style:name="T1668_133" style:family="text"/>
    <style:style style:name="T1668_134" style:family="text"/>
    <style:style style:name="T1668_135" style:family="text"/>
    <style:style style:name="T1668_136" style:family="text"/>
    <style:style style:name="T1668_137" style:family="text"/>
    <style:style style:name="T1668_138" style:family="text"/>
    <style:style style:name="T1668_139" style:family="text"/>
    <style:style style:name="T1668_140" style:family="text"/>
    <style:style style:name="T1668_141" style:family="text"/>
    <style:style style:name="T1668_142" style:family="text"/>
    <style:style style:name="T1668_143" style:family="text"/>
    <style:style style:name="T1668_144" style:family="text"/>
    <style:style style:name="T1668_145" style:family="text"/>
    <style:style style:name="T1668_146" style:family="text"/>
    <style:style style:name="T1668_147" style:family="text"/>
    <style:style style:name="T1668_148" style:family="text"/>
    <style:style style:name="T1668_149" style:family="text"/>
    <style:style style:name="T1668_150" style:family="text"/>
    <style:style style:name="T1668_151" style:family="text"/>
    <style:style style:name="T1668_152" style:family="text"/>
    <style:style style:name="T1668_153" style:family="text"/>
    <style:style style:name="T1668_154" style:family="text"/>
    <style:style style:name="T1668_155" style:family="text"/>
    <style:style style:name="T1668_156" style:family="text"/>
    <style:style style:name="T1668_157" style:family="text"/>
    <style:style style:name="T1668_158" style:family="text"/>
    <style:style style:name="T1668_159" style:family="text"/>
    <style:style style:name="T1668_160" style:family="text"/>
    <style:style style:name="T1668_161" style:family="text"/>
    <style:style style:name="T1668_162" style:family="text"/>
    <style:style style:name="T1668_163" style:family="text"/>
    <style:style style:name="T1668_164" style:family="text"/>
    <style:style style:name="T1668_165" style:family="text"/>
    <style:style style:name="T1668_166" style:family="text"/>
    <style:style style:name="T1668_167" style:family="text"/>
    <style:style style:name="T1668_168" style:family="text"/>
    <style:style style:name="T1668_169" style:family="text"/>
    <style:style style:name="T1668_170" style:family="text"/>
    <style:style style:name="T1668_171" style:family="text"/>
    <style:style style:name="T1668_172" style:family="text"/>
    <style:style style:name="T1668_173" style:family="text"/>
    <style:style style:name="T1668_174" style:family="text"/>
    <style:style style:name="T1668_175" style:family="text"/>
    <style:style style:name="T1668_176" style:family="text"/>
    <style:style style:name="T1668_177" style:family="text"/>
    <style:style style:name="T1668_178" style:family="text"/>
    <style:style style:name="T1668_179" style:family="text"/>
    <style:style style:name="T1668_180" style:family="text"/>
    <style:style style:name="T1668_181" style:family="text"/>
    <style:style style:name="T1668_182" style:family="text"/>
    <style:style style:name="T1668_183" style:family="text"/>
    <style:style style:name="T1668_184" style:family="text"/>
    <style:style style:name="T1668_185" style:family="text"/>
    <style:style style:name="T1668_186" style:family="text"/>
    <style:style style:name="T1668_187" style:family="text"/>
    <style:style style:name="T1668_188" style:family="text"/>
    <style:style style:name="T1668_189" style:family="text"/>
    <style:style style:name="T1668_190" style:family="text"/>
    <style:style style:name="T1668_191" style:family="text"/>
    <style:style style:name="T1668_192" style:family="text"/>
    <style:style style:name="T1668_193" style:family="text"/>
    <style:style style:name="T1668_194" style:family="text"/>
    <style:style style:name="T1668_195" style:family="text"/>
    <style:style style:name="T1668_196" style:family="text"/>
    <style:style style:name="T1668_197" style:family="text"/>
    <style:style style:name="T1668_198" style:family="text"/>
    <style:style style:name="T1668_199" style:family="text"/>
    <style:style style:name="T1668_200" style:family="text"/>
    <style:style style:name="T1668_201" style:family="text"/>
    <style:style style:name="T1668_202" style:family="text"/>
    <style:style style:name="T1668_203" style:family="text"/>
    <style:style style:name="T1668_204" style:family="text"/>
    <style:style style:name="T1668_205" style:family="text"/>
    <style:style style:name="T1668_206" style:family="text"/>
    <style:style style:name="T1668_207" style:family="text"/>
    <style:style style:name="T1668_208" style:family="text"/>
    <style:style style:name="T1668_209" style:family="text"/>
    <style:style style:name="T1668_210" style:family="text"/>
    <style:style style:name="T1668_211" style:family="text"/>
    <style:style style:name="T1668_212" style:family="text"/>
    <style:style style:name="T1668_213" style:family="text"/>
    <style:style style:name="T1668_214" style:family="text"/>
    <style:style style:name="T1668_215" style:family="text"/>
    <style:style style:name="T1668_216" style:family="text"/>
    <style:style style:name="T1668_217" style:family="text"/>
    <style:style style:name="T1668_218" style:family="text"/>
    <style:style style:name="T1668_219" style:family="text"/>
    <style:style style:name="T1668_220" style:family="text"/>
    <style:style style:name="T1668_221" style:family="text"/>
    <style:style style:name="T1668_222" style:family="text"/>
    <style:style style:name="T1668_223" style:family="text"/>
    <style:style style:name="T1668_224" style:family="text"/>
    <style:style style:name="T1668_225" style:family="text"/>
    <style:style style:name="T1668_226" style:family="text"/>
    <style:style style:name="T1668_227" style:family="text"/>
    <style:style style:name="T1668_228" style:family="text"/>
    <style:style style:name="T1668_229" style:family="text"/>
    <style:style style:name="T1668_230" style:family="text"/>
    <style:style style:name="T1668_231" style:family="text"/>
    <style:style style:name="T1668_232" style:family="text"/>
    <style:style style:name="T1668_233" style:family="text"/>
    <style:style style:name="T1668_234" style:family="text"/>
    <style:style style:name="T1668_235" style:family="text"/>
    <style:style style:name="T1668_236" style:family="text"/>
    <style:style style:name="T1668_237" style:family="text"/>
    <style:style style:name="T1668_238" style:family="text"/>
    <style:style style:name="T1668_239" style:family="text"/>
    <style:style style:name="T1668_240" style:family="text"/>
    <style:style style:name="T1668_241" style:family="text"/>
    <style:style style:name="T1668_242" style:family="text"/>
    <style:style style:name="T1668_243" style:family="text"/>
    <style:style style:name="T1668_244" style:family="text"/>
    <style:style style:name="T1668_245" style:family="text"/>
    <style:style style:name="T1668_246" style:family="text"/>
    <style:style style:name="T1668_247" style:family="text"/>
    <style:style style:name="T1668_248" style:family="text"/>
    <style:style style:name="T1668_249" style:family="text"/>
    <style:style style:name="T1668_250" style:family="text"/>
    <style:style style:name="T1668_251" style:family="text"/>
    <style:style style:name="T1668_252" style:family="text"/>
    <style:style style:name="T1668_253" style:family="text"/>
    <style:style style:name="T1668_254" style:family="text"/>
    <style:style style:name="T1668_255" style:family="text"/>
    <style:style style:name="T1668_256" style:family="text"/>
    <style:style style:name="T1668_257" style:family="text"/>
    <style:style style:name="T1668_258" style:family="text"/>
    <style:style style:name="T1668_259" style:family="text"/>
    <style:style style:name="T1668_260" style:family="text"/>
    <style:style style:name="T1668_261" style:family="text"/>
    <style:style style:name="T1668_262" style:family="text"/>
    <style:style style:name="T1668_263" style:family="text"/>
    <style:style style:name="T1668_264" style:family="text"/>
    <style:style style:name="T1668_265" style:family="text"/>
    <style:style style:name="T1668_266" style:family="text"/>
    <style:style style:name="T1668_267" style:family="text"/>
    <style:style style:name="T1668_268" style:family="text"/>
    <style:style style:name="T1668_269" style:family="text"/>
    <style:style style:name="T1668_270" style:family="text"/>
    <style:style style:name="T1668_271" style:family="text"/>
    <style:style style:name="T1668_272" style:family="text"/>
    <style:style style:name="T1668_273" style:family="text"/>
    <style:style style:name="T1668_274" style:family="text"/>
    <style:style style:name="T1668_275" style:family="text"/>
    <style:style style:name="T1668_276" style:family="text"/>
    <style:style style:name="T1668_277" style:family="text"/>
    <style:style style:name="T1668_278" style:family="text"/>
    <style:style style:name="T1668_279" style:family="text"/>
    <style:style style:name="T1668_280" style:family="text"/>
    <style:style style:name="T1668_281" style:family="text"/>
    <style:style style:name="T1668_282" style:family="text"/>
    <style:style style:name="T1668_283" style:family="text"/>
    <style:style style:name="T1668_284" style:family="text"/>
    <style:style style:name="T1668_285" style:family="text"/>
    <style:style style:name="T1668_286" style:family="text"/>
    <style:style style:name="T1668_287" style:family="text"/>
    <style:style style:name="T1668_288" style:family="text"/>
    <style:style style:name="T1668_289" style:family="text"/>
    <style:style style:name="T1668_290" style:family="text"/>
    <style:style style:name="T1668_291" style:family="text"/>
    <style:style style:name="T1668_292" style:family="text"/>
    <style:style style:name="T1668_293" style:family="text"/>
    <style:style style:name="T1668_294" style:family="text"/>
    <style:style style:name="T1668_295" style:family="text"/>
    <style:style style:name="T1668_296" style:family="text"/>
    <style:style style:name="T1668_297" style:family="text"/>
    <style:style style:name="T1668_298" style:family="text"/>
    <style:style style:name="T1668_299" style:family="text"/>
    <style:style style:name="T1668_300" style:family="text"/>
    <style:style style:name="T1668_301" style:family="text"/>
    <style:style style:name="T1668_302" style:family="text"/>
    <style:style style:name="T1668_303" style:family="text"/>
    <style:style style:name="T1668_304" style:family="text"/>
    <style:style style:name="T1668_305" style:family="text"/>
    <style:style style:name="T1668_306" style:family="text"/>
    <style:style style:name="T1668_307" style:family="text"/>
    <style:style style:name="T1668_308" style:family="text"/>
    <style:style style:name="T1668_309" style:family="text"/>
    <style:style style:name="T1668_310" style:family="text"/>
    <style:style style:name="T1668_311" style:family="text"/>
    <style:style style:name="T1668_312" style:family="text"/>
    <style:style style:name="T1668_313" style:family="text"/>
    <style:style style:name="T1668_314" style:family="text"/>
    <style:style style:name="T1668_315" style:family="text"/>
    <style:style style:name="T1668_316" style:family="text"/>
    <style:style style:name="T1668_317" style:family="text"/>
    <style:style style:name="T1668_318" style:family="text"/>
    <style:style style:name="T1668_319" style:family="text"/>
    <style:style style:name="T1668_320" style:family="text"/>
    <style:style style:name="T1668_321" style:family="text"/>
    <style:style style:name="T1668_322" style:family="text"/>
    <style:style style:name="T1668_323" style:family="text"/>
    <style:style style:name="T1668_324" style:family="text"/>
    <style:style style:name="T1668_325" style:family="text"/>
    <style:style style:name="T1668_326" style:family="text"/>
    <style:style style:name="T1668_327" style:family="text"/>
    <style:style style:name="T1668_328" style:family="text"/>
    <style:style style:name="T1668_329" style:family="text"/>
    <style:style style:name="T1668_330" style:family="text"/>
    <style:style style:name="T1668_331" style:family="text"/>
    <style:style style:name="T1668_332" style:family="text"/>
    <style:style style:name="T1668_333" style:family="text"/>
    <style:style style:name="T1668_334" style:family="text"/>
    <style:style style:name="T1668_335" style:family="text"/>
    <style:style style:name="T1668_336" style:family="text"/>
    <style:style style:name="T1668_337" style:family="text"/>
    <style:style style:name="T1668_338" style:family="text"/>
    <style:style style:name="T1668_339" style:family="text"/>
    <style:style style:name="T1668_340" style:family="text"/>
    <style:style style:name="T1668_341" style:family="text"/>
    <style:style style:name="T1668_342" style:family="text"/>
    <style:style style:name="T1668_343" style:family="text"/>
    <style:style style:name="T1668_344" style:family="text"/>
    <style:style style:name="T1668_345" style:family="text"/>
    <style:style style:name="T1668_346" style:family="text"/>
    <style:style style:name="T1668_347" style:family="text"/>
    <style:style style:name="T1668_348" style:family="text"/>
    <style:style style:name="T1668_349" style:family="text"/>
    <style:style style:name="T1668_350" style:family="text"/>
    <style:style style:name="T1668_351" style:family="text"/>
    <style:style style:name="T1668_352" style:family="text"/>
    <style:style style:name="T1668_353" style:family="text"/>
    <style:style style:name="T1668_354" style:family="text"/>
    <style:style style:name="T1668_355" style:family="text"/>
    <style:style style:name="T1668_356" style:family="text"/>
    <style:style style:name="T1668_357" style:family="text"/>
    <style:style style:name="T1668_358" style:family="text"/>
    <style:style style:name="T1668_359" style:family="text"/>
    <style:style style:name="T1668_360" style:family="text"/>
    <style:style style:name="T1668_361" style:family="text"/>
    <style:style style:name="T1668_362" style:family="text"/>
    <style:style style:name="T1668_363" style:family="text"/>
    <style:style style:name="T1668_364" style:family="text"/>
    <style:style style:name="P1669" style:family="paragraph" style:parent-style-name="Standard">
      <style:paragraph-properties fo:break-before="auto" fo:line-height="100%" style:writing-mode="lr-tb"/>
    </style:style>
    <style:style style:name="P1670" style:family="paragraph" style:parent-style-name="Standard">
      <style:paragraph-properties fo:break-before="auto" fo:line-height="100%" style:writing-mode="lr-tb"/>
    </style:style>
    <style:style style:name="T1670_1" style:family="text"/>
    <style:style style:name="T1670_2" style:family="text"/>
    <style:style style:name="T1670_3" style:family="text"/>
    <style:style style:name="T1670_4" style:family="text"/>
    <style:style style:name="T1670_5" style:family="text"/>
    <style:style style:name="P1671" style:family="paragraph" style:parent-style-name="Standard">
      <style:paragraph-properties fo:break-before="auto" fo:line-height="100%" style:writing-mode="lr-tb"/>
    </style:style>
    <style:style style:name="P1672" style:family="paragraph" style:parent-style-name="Standard">
      <style:paragraph-properties fo:break-before="auto" fo:line-height="100%" style:writing-mode="lr-tb"/>
    </style:style>
    <style:style style:name="T1672_1" style:family="text"/>
    <style:style style:name="T1672_2" style:family="text"/>
    <style:style style:name="T1672_3" style:family="text"/>
    <style:style style:name="T1672_4" style:family="text"/>
    <style:style style:name="T1672_5" style:family="text"/>
    <style:style style:name="T1672_6" style:family="text"/>
    <style:style style:name="T1672_7" style:family="text"/>
    <style:style style:name="T1672_8" style:family="text"/>
    <style:style style:name="P1673" style:family="paragraph" style:parent-style-name="Standard">
      <style:paragraph-properties fo:break-before="auto" fo:line-height="100%" style:writing-mode="lr-tb"/>
    </style:style>
    <style:style style:name="P1674" style:family="paragraph" style:parent-style-name="Standard">
      <style:paragraph-properties fo:break-before="auto" fo:line-height="100%" style:writing-mode="lr-tb"/>
    </style:style>
    <style:style style:name="T1674_1" style:family="text"/>
    <style:style style:name="P1675" style:family="paragraph" style:parent-style-name="Standard">
      <style:paragraph-properties fo:break-before="auto" fo:line-height="100%" style:writing-mode="lr-tb"/>
    </style:style>
    <style:style style:name="P1676" style:family="paragraph" style:parent-style-name="Standard">
      <style:paragraph-properties fo:break-before="auto" fo:line-height="100%" style:writing-mode="lr-tb"/>
    </style:style>
    <style:style style:name="T1676_1" style:family="text"/>
    <style:style style:name="T1676_2" style:family="text"/>
    <style:style style:name="T1676_3" style:family="text"/>
    <style:style style:name="T1676_4" style:family="text"/>
    <style:style style:name="T1676_5" style:family="text"/>
    <style:style style:name="T1676_6" style:family="text"/>
    <style:style style:name="T1676_7" style:family="text"/>
    <style:style style:name="T1676_8" style:family="text"/>
    <style:style style:name="T1676_9" style:family="text"/>
    <style:style style:name="T1676_10" style:family="text"/>
    <style:style style:name="T1676_11" style:family="text"/>
    <style:style style:name="T1676_12" style:family="text"/>
    <style:style style:name="T1676_13" style:family="text"/>
    <style:style style:name="T1676_14" style:family="text"/>
    <style:style style:name="T1676_15" style:family="text"/>
    <style:style style:name="T1676_16" style:family="text"/>
    <style:style style:name="T1676_17" style:family="text"/>
    <style:style style:name="T1676_18" style:family="text"/>
    <style:style style:name="T1676_19" style:family="text"/>
    <style:style style:name="T1676_20" style:family="text"/>
    <style:style style:name="T1676_21" style:family="text"/>
    <style:style style:name="T1676_22" style:family="text"/>
    <style:style style:name="T1676_23" style:family="text"/>
    <style:style style:name="T1676_24" style:family="text"/>
    <style:style style:name="T1676_25" style:family="text"/>
    <style:style style:name="T1676_26" style:family="text"/>
    <style:style style:name="T1676_27" style:family="text"/>
    <style:style style:name="T1676_28" style:family="text"/>
    <style:style style:name="T1676_29" style:family="text"/>
    <style:style style:name="T1676_30" style:family="text"/>
    <style:style style:name="T1676_31" style:family="text"/>
    <style:style style:name="T1676_32" style:family="text"/>
    <style:style style:name="T1676_33" style:family="text"/>
    <style:style style:name="T1676_34" style:family="text"/>
    <style:style style:name="T1676_35" style:family="text"/>
    <style:style style:name="T1676_36" style:family="text"/>
    <style:style style:name="P1677" style:family="paragraph" style:parent-style-name="Standard">
      <style:paragraph-properties fo:break-before="auto" fo:line-height="100%" style:writing-mode="lr-tb"/>
    </style:style>
    <style:style style:name="P1678" style:family="paragraph" style:parent-style-name="Standard">
      <style:paragraph-properties fo:break-before="auto" fo:line-height="100%" style:writing-mode="lr-tb"/>
    </style:style>
    <style:style style:name="T1678_1" style:family="text"/>
    <style:style style:name="P1679" style:family="paragraph" style:parent-style-name="Standard">
      <style:paragraph-properties fo:break-before="auto" fo:line-height="100%" style:writing-mode="lr-tb"/>
    </style:style>
    <style:style style:name="P1680" style:family="paragraph" style:parent-style-name="Standard">
      <style:paragraph-properties fo:break-before="auto" fo:line-height="100%" style:writing-mode="lr-tb"/>
    </style:style>
    <style:style style:name="T1680_1" style:family="text"/>
    <style:style style:name="P1681" style:family="paragraph" style:parent-style-name="Standard">
      <style:paragraph-properties fo:break-before="auto" fo:line-height="100%" style:writing-mode="lr-tb"/>
    </style:style>
    <style:style style:name="T1681_1" style:family="text"/>
    <style:style style:name="P1682" style:family="paragraph" style:parent-style-name="Standard">
      <style:paragraph-properties fo:break-before="auto" fo:line-height="100%" style:writing-mode="lr-tb"/>
    </style:style>
    <style:style style:name="P1683" style:family="paragraph" style:parent-style-name="Standard">
      <style:paragraph-properties fo:break-before="auto" fo:line-height="100%" style:writing-mode="lr-tb"/>
    </style:style>
    <style:style style:name="T1683_1" style:family="text"/>
    <style:style style:name="P1684" style:family="paragraph" style:parent-style-name="Standard">
      <style:paragraph-properties fo:break-before="auto" fo:line-height="100%" style:writing-mode="lr-tb"/>
    </style:style>
    <style:style style:name="P1685" style:family="paragraph" style:parent-style-name="Standard">
      <style:paragraph-properties fo:break-before="auto" fo:line-height="100%" style:writing-mode="lr-tb"/>
    </style:style>
    <style:style style:name="T1685_1" style:family="text"/>
    <style:style style:name="P1686" style:family="paragraph" style:parent-style-name="Standard">
      <style:paragraph-properties fo:break-before="auto" fo:line-height="100%" style:writing-mode="lr-tb"/>
    </style:style>
    <style:style style:name="T1686_1" style:family="text"/>
    <style:style style:name="P1687" style:family="paragraph" style:parent-style-name="Standard">
      <style:paragraph-properties fo:break-before="auto" fo:line-height="100%" style:writing-mode="lr-tb"/>
    </style:style>
    <style:style style:name="P1688" style:family="paragraph" style:parent-style-name="Standard">
      <style:paragraph-properties fo:break-before="auto" fo:line-height="100%" style:writing-mode="lr-tb"/>
    </style:style>
    <style:style style:name="T1688_1" style:family="text"/>
    <style:style style:name="P1689" style:family="paragraph" style:parent-style-name="Standard">
      <style:paragraph-properties fo:break-before="auto" fo:line-height="100%" style:writing-mode="lr-tb"/>
    </style:style>
    <style:style style:name="T1689_1" style:family="text"/>
    <style:style style:name="P1690" style:family="paragraph" style:parent-style-name="Standard">
      <style:paragraph-properties fo:break-before="auto" fo:line-height="100%" style:writing-mode="lr-tb"/>
    </style:style>
    <style:style style:name="P1691" style:family="paragraph" style:parent-style-name="Standard">
      <style:paragraph-properties fo:break-before="auto" fo:line-height="100%" style:writing-mode="lr-tb"/>
    </style:style>
    <style:style style:name="T1691_1" style:family="text"/>
    <style:style style:name="P1692" style:family="paragraph" style:parent-style-name="Standard">
      <style:paragraph-properties fo:break-before="auto" fo:line-height="100%" style:writing-mode="lr-tb"/>
    </style:style>
    <style:style style:name="P1693" style:family="paragraph" style:parent-style-name="Standard">
      <style:paragraph-properties fo:break-before="auto" fo:line-height="100%" style:writing-mode="lr-tb"/>
    </style:style>
    <style:style style:name="T1693_1" style:family="text"/>
    <style:style style:name="P1694" style:family="paragraph" style:parent-style-name="Standard">
      <style:paragraph-properties fo:break-before="auto" fo:line-height="100%" style:writing-mode="lr-tb"/>
    </style:style>
    <style:style style:name="T1694_1" style:family="text"/>
    <style:style style:name="P1695" style:family="paragraph" style:parent-style-name="Standard">
      <style:paragraph-properties fo:break-before="auto" fo:line-height="100%" style:writing-mode="lr-tb"/>
    </style:style>
    <style:style style:name="P1696" style:family="paragraph" style:parent-style-name="Standard">
      <style:paragraph-properties fo:break-before="auto" fo:line-height="100%" style:writing-mode="lr-tb"/>
    </style:style>
    <style:style style:name="T1696_1" style:family="text"/>
    <style:style style:name="T1696_2" style:family="text"/>
    <style:style style:name="T1696_3" style:family="text"/>
    <style:style style:name="T1696_4" style:family="text"/>
    <style:style style:name="T1696_5" style:family="text"/>
    <style:style style:name="T1696_6" style:family="text"/>
    <style:style style:name="T1696_7" style:family="text"/>
    <style:style style:name="T1696_8" style:family="text"/>
    <style:style style:name="T1696_9" style:family="text"/>
    <style:style style:name="T1696_10" style:family="text"/>
    <style:style style:name="T1696_11" style:family="text"/>
    <style:style style:name="T1696_12" style:family="text"/>
    <style:style style:name="T1696_13" style:family="text"/>
    <style:style style:name="T1696_14" style:family="text"/>
    <style:style style:name="T1696_15" style:family="text"/>
    <style:style style:name="T1696_16" style:family="text"/>
    <style:style style:name="T1696_17" style:family="text"/>
    <style:style style:name="T1696_18" style:family="text"/>
    <style:style style:name="T1696_19" style:family="text"/>
    <style:style style:name="T1696_20" style:family="text"/>
    <style:style style:name="T1696_21" style:family="text"/>
    <style:style style:name="T1696_22" style:family="text"/>
    <style:style style:name="P1697" style:family="paragraph" style:parent-style-name="Standard">
      <style:paragraph-properties fo:break-before="auto" fo:line-height="100%" style:writing-mode="lr-tb"/>
    </style:style>
    <style:style style:name="T1697_1" style:family="text"/>
    <style:style style:name="P1698" style:family="paragraph" style:parent-style-name="Standard">
      <style:paragraph-properties fo:break-before="auto" fo:line-height="100%" style:writing-mode="lr-tb"/>
    </style:style>
    <style:style style:name="P1699" style:family="paragraph" style:parent-style-name="Standard">
      <style:paragraph-properties fo:break-before="auto" fo:line-height="100%" style:writing-mode="lr-tb"/>
    </style:style>
    <style:style style:name="T1699_1" style:family="text"/>
    <style:style style:name="P1700" style:family="paragraph" style:parent-style-name="Standard">
      <style:paragraph-properties fo:break-before="auto" fo:line-height="100%" style:writing-mode="lr-tb"/>
    </style:style>
    <style:style style:name="P1701" style:family="paragraph" style:parent-style-name="Standard">
      <style:paragraph-properties fo:break-before="auto" fo:line-height="100%" style:writing-mode="lr-tb"/>
    </style:style>
    <style:style style:name="T1701_1" style:family="text"/>
    <style:style style:name="P1702" style:family="paragraph" style:parent-style-name="Standard">
      <style:paragraph-properties fo:break-before="auto" fo:line-height="100%" style:writing-mode="lr-tb"/>
    </style:style>
    <style:style style:name="T1702_1" style:family="text"/>
    <style:style style:name="P1703" style:family="paragraph" style:parent-style-name="Standard">
      <style:paragraph-properties fo:break-before="auto" fo:line-height="100%" style:writing-mode="lr-tb"/>
    </style:style>
    <style:style style:name="P1704" style:family="paragraph" style:parent-style-name="Standard">
      <style:paragraph-properties fo:break-before="auto" fo:line-height="100%" style:writing-mode="lr-tb"/>
    </style:style>
    <style:style style:name="T1704_1" style:family="text"/>
    <style:style style:name="T1704_2" style:family="text"/>
    <style:style style:name="T1704_3" style:family="text"/>
    <style:style style:name="T1704_4" style:family="text"/>
    <style:style style:name="T1704_5" style:family="text"/>
    <style:style style:name="T1704_6" style:family="text"/>
    <style:style style:name="T1704_7" style:family="text"/>
    <style:style style:name="T1704_8" style:family="text"/>
    <style:style style:name="T1704_9" style:family="text"/>
    <style:style style:name="T1704_10" style:family="text"/>
    <style:style style:name="T1704_11" style:family="text"/>
    <style:style style:name="T1704_12" style:family="text"/>
    <style:style style:name="T1704_13" style:family="text"/>
    <style:style style:name="T1704_14" style:family="text"/>
    <style:style style:name="T1704_15" style:family="text"/>
    <style:style style:name="T1704_16" style:family="text"/>
    <style:style style:name="T1704_17" style:family="text"/>
    <style:style style:name="T1704_18" style:family="text"/>
    <style:style style:name="T1704_19" style:family="text"/>
    <style:style style:name="T1704_20" style:family="text"/>
    <style:style style:name="T1704_21" style:family="text"/>
    <style:style style:name="T1704_22" style:family="text"/>
    <style:style style:name="P1705" style:family="paragraph" style:parent-style-name="Standard">
      <style:paragraph-properties fo:break-before="auto" fo:line-height="100%" style:writing-mode="lr-tb"/>
    </style:style>
    <style:style style:name="T1705_1" style:family="text"/>
    <style:style style:name="P1706" style:family="paragraph" style:parent-style-name="Standard">
      <style:paragraph-properties fo:break-before="auto" fo:line-height="100%" style:writing-mode="lr-tb"/>
    </style:style>
    <style:style style:name="P1707" style:family="paragraph" style:parent-style-name="Standard">
      <style:paragraph-properties fo:break-before="auto" fo:line-height="100%" style:writing-mode="lr-tb"/>
    </style:style>
    <style:style style:name="T1707_1" style:family="text"/>
    <style:style style:name="P1708" style:family="paragraph" style:parent-style-name="Standard">
      <style:paragraph-properties fo:break-before="auto" fo:line-height="100%" style:writing-mode="lr-tb"/>
    </style:style>
    <style:style style:name="P1709" style:family="paragraph" style:parent-style-name="Standard">
      <style:paragraph-properties fo:break-before="auto" fo:line-height="100%" style:writing-mode="lr-tb"/>
    </style:style>
    <style:style style:name="T1709_1" style:family="text"/>
    <style:style style:name="P1710" style:family="paragraph" style:parent-style-name="Standard">
      <style:paragraph-properties fo:break-before="auto" fo:line-height="100%" style:writing-mode="lr-tb"/>
    </style:style>
    <style:style style:name="T1710_1" style:family="text"/>
    <style:style style:name="P1711" style:family="paragraph" style:parent-style-name="Standard">
      <style:paragraph-properties fo:break-before="auto" fo:line-height="100%" style:writing-mode="lr-tb"/>
    </style:style>
    <style:style style:name="P1712" style:family="paragraph" style:parent-style-name="Standard">
      <style:paragraph-properties fo:break-before="auto" fo:line-height="100%" style:writing-mode="lr-tb"/>
    </style:style>
    <style:style style:name="T1712_1" style:family="text"/>
    <style:style style:name="T1712_2" style:family="text"/>
    <style:style style:name="T1712_3" style:family="text"/>
    <style:style style:name="T1712_4" style:family="text"/>
    <style:style style:name="T1712_5" style:family="text"/>
    <style:style style:name="T1712_6" style:family="text"/>
    <style:style style:name="T1712_7" style:family="text"/>
    <style:style style:name="T1712_8" style:family="text"/>
    <style:style style:name="T1712_9" style:family="text"/>
    <style:style style:name="T1712_10" style:family="text"/>
    <style:style style:name="T1712_11" style:family="text"/>
    <style:style style:name="T1712_12" style:family="text"/>
    <style:style style:name="T1712_13" style:family="text"/>
    <style:style style:name="T1712_14" style:family="text"/>
    <style:style style:name="T1712_15" style:family="text"/>
    <style:style style:name="T1712_16" style:family="text"/>
    <style:style style:name="T1712_17" style:family="text"/>
    <style:style style:name="T1712_18" style:family="text"/>
    <style:style style:name="T1712_19" style:family="text"/>
    <style:style style:name="T1712_20" style:family="text"/>
    <style:style style:name="T1712_21" style:family="text"/>
    <style:style style:name="T1712_22" style:family="text"/>
    <style:style style:name="P1713" style:family="paragraph" style:parent-style-name="Standard">
      <style:paragraph-properties fo:break-before="auto" fo:line-height="100%" style:writing-mode="lr-tb"/>
    </style:style>
    <style:style style:name="T1713_1" style:family="text"/>
    <style:style style:name="P1714" style:family="paragraph" style:parent-style-name="Standard">
      <style:paragraph-properties fo:break-before="auto" fo:line-height="100%" style:writing-mode="lr-tb"/>
    </style:style>
    <style:style style:name="P1715" style:family="paragraph" style:parent-style-name="Standard">
      <style:paragraph-properties fo:break-before="auto" fo:line-height="100%" style:writing-mode="lr-tb"/>
    </style:style>
    <style:style style:name="T1715_1" style:family="text"/>
    <style:style style:name="T1715_2" style:family="text"/>
    <style:style style:name="T1715_3" style:family="text"/>
    <style:style style:name="T1715_4" style:family="text"/>
    <style:style style:name="T1715_5" style:family="text"/>
    <style:style style:name="P1716" style:family="paragraph" style:parent-style-name="Standard">
      <style:paragraph-properties fo:break-before="auto" fo:line-height="100%" style:writing-mode="lr-tb"/>
    </style:style>
    <style:style style:name="P1717" style:family="paragraph" style:parent-style-name="Standard">
      <style:paragraph-properties fo:break-before="auto" fo:line-height="100%" style:writing-mode="lr-tb"/>
    </style:style>
    <style:style style:name="T1717_1" style:family="text"/>
    <style:style style:name="P1718" style:family="paragraph" style:parent-style-name="Standard">
      <style:paragraph-properties fo:break-before="auto" fo:line-height="100%" style:writing-mode="lr-tb"/>
    </style:style>
    <style:style style:name="T1718_1" style:family="text"/>
    <style:style style:name="P1719" style:family="paragraph" style:parent-style-name="Standard">
      <style:paragraph-properties fo:break-before="auto" fo:line-height="100%" style:writing-mode="lr-tb"/>
    </style:style>
    <style:style style:name="P1720" style:family="paragraph" style:parent-style-name="Standard">
      <style:paragraph-properties fo:break-before="auto" fo:line-height="100%" style:writing-mode="lr-tb"/>
    </style:style>
    <style:style style:name="T1720_1" style:family="text"/>
    <style:style style:name="T1720_2" style:family="text"/>
    <style:style style:name="T1720_3" style:family="text"/>
    <style:style style:name="T1720_4" style:family="text"/>
    <style:style style:name="T1720_5" style:family="text"/>
    <style:style style:name="T1720_6" style:family="text"/>
    <style:style style:name="T1720_7" style:family="text"/>
    <style:style style:name="T1720_8" style:family="text"/>
    <style:style style:name="T1720_9" style:family="text"/>
    <style:style style:name="T1720_10" style:family="text"/>
    <style:style style:name="T1720_11" style:family="text"/>
    <style:style style:name="T1720_12" style:family="text"/>
    <style:style style:name="T1720_13" style:family="text"/>
    <style:style style:name="T1720_14" style:family="text"/>
    <style:style style:name="T1720_15" style:family="text"/>
    <style:style style:name="T1720_16" style:family="text"/>
    <style:style style:name="T1720_17" style:family="text"/>
    <style:style style:name="T1720_18" style:family="text"/>
    <style:style style:name="T1720_19" style:family="text"/>
    <style:style style:name="T1720_20" style:family="text"/>
    <style:style style:name="T1720_21" style:family="text"/>
    <style:style style:name="T1720_22" style:family="text"/>
    <style:style style:name="P1721" style:family="paragraph" style:parent-style-name="Standard">
      <style:paragraph-properties fo:break-before="auto" fo:line-height="100%" style:writing-mode="lr-tb"/>
    </style:style>
    <style:style style:name="T1721_1" style:family="text"/>
    <style:style style:name="P1722" style:family="paragraph" style:parent-style-name="Standard">
      <style:paragraph-properties fo:break-before="auto" fo:line-height="100%" style:writing-mode="lr-tb"/>
    </style:style>
    <style:style style:name="P1723" style:family="paragraph" style:parent-style-name="Standard">
      <style:paragraph-properties fo:break-before="auto" fo:line-height="100%" style:writing-mode="lr-tb"/>
    </style:style>
    <style:style style:name="T1723_1" style:family="text"/>
    <style:style style:name="P1724" style:family="paragraph" style:parent-style-name="Standard">
      <style:paragraph-properties fo:break-before="auto" fo:line-height="100%" style:writing-mode="lr-tb"/>
    </style:style>
    <style:style style:name="P1725" style:family="paragraph" style:parent-style-name="Standard">
      <style:paragraph-properties fo:break-before="auto" fo:line-height="100%" style:writing-mode="lr-tb"/>
    </style:style>
    <style:style style:name="T1725_1" style:family="text"/>
    <style:style style:name="P1726" style:family="paragraph" style:parent-style-name="Standard">
      <style:paragraph-properties fo:break-before="auto" fo:line-height="100%" style:writing-mode="lr-tb"/>
    </style:style>
    <style:style style:name="T1726_1" style:family="text"/>
    <style:style style:name="P1727" style:family="paragraph" style:parent-style-name="Standard">
      <style:paragraph-properties fo:break-before="auto" fo:line-height="100%" style:writing-mode="lr-tb"/>
    </style:style>
    <style:style style:name="P1728" style:family="paragraph" style:parent-style-name="Standard">
      <style:paragraph-properties fo:break-before="auto" fo:line-height="100%" style:writing-mode="lr-tb"/>
    </style:style>
    <style:style style:name="T1728_1" style:family="text"/>
    <style:style style:name="T1728_2" style:family="text"/>
    <style:style style:name="T1728_3" style:family="text"/>
    <style:style style:name="T1728_4" style:family="text"/>
    <style:style style:name="T1728_5" style:family="text"/>
    <style:style style:name="T1728_6" style:family="text"/>
    <style:style style:name="T1728_7" style:family="text"/>
    <style:style style:name="T1728_8" style:family="text"/>
    <style:style style:name="T1728_9" style:family="text"/>
    <style:style style:name="T1728_10" style:family="text"/>
    <style:style style:name="T1728_11" style:family="text"/>
    <style:style style:name="T1728_12" style:family="text"/>
    <style:style style:name="T1728_13" style:family="text"/>
    <style:style style:name="T1728_14" style:family="text"/>
    <style:style style:name="T1728_15" style:family="text"/>
    <style:style style:name="T1728_16" style:family="text"/>
    <style:style style:name="T1728_17" style:family="text"/>
    <style:style style:name="T1728_18" style:family="text"/>
    <style:style style:name="T1728_19" style:family="text"/>
    <style:style style:name="T1728_20" style:family="text"/>
    <style:style style:name="T1728_21" style:family="text"/>
    <style:style style:name="T1728_22" style:family="text"/>
    <style:style style:name="P1729" style:family="paragraph" style:parent-style-name="Standard">
      <style:paragraph-properties fo:break-before="auto" fo:line-height="100%" style:writing-mode="lr-tb"/>
    </style:style>
    <style:style style:name="T1729_1" style:family="text"/>
    <style:style style:name="P1730" style:family="paragraph" style:parent-style-name="Standard">
      <style:paragraph-properties fo:break-before="auto" fo:line-height="100%" style:writing-mode="lr-tb"/>
    </style:style>
    <style:style style:name="P1731" style:family="paragraph" style:parent-style-name="Standard">
      <style:paragraph-properties fo:break-before="auto" fo:line-height="100%" style:writing-mode="lr-tb"/>
    </style:style>
    <style:style style:name="T1731_1" style:family="text"/>
    <style:style style:name="P1732" style:family="paragraph" style:parent-style-name="Standard">
      <style:paragraph-properties fo:break-before="auto" fo:line-height="100%" style:writing-mode="lr-tb"/>
    </style:style>
    <style:style style:name="P1733" style:family="paragraph" style:parent-style-name="Standard">
      <style:paragraph-properties fo:break-before="auto" fo:line-height="100%" style:writing-mode="lr-tb"/>
    </style:style>
    <style:style style:name="T1733_1" style:family="text"/>
    <style:style style:name="P1734" style:family="paragraph" style:parent-style-name="Standard">
      <style:paragraph-properties fo:break-before="auto" fo:line-height="100%" style:writing-mode="lr-tb"/>
    </style:style>
    <style:style style:name="T1734_1" style:family="text"/>
    <style:style style:name="P1735" style:family="paragraph" style:parent-style-name="Standard">
      <style:paragraph-properties fo:break-before="auto" fo:line-height="100%" style:writing-mode="lr-tb"/>
    </style:style>
    <style:style style:name="P1736" style:family="paragraph" style:parent-style-name="Standard">
      <style:paragraph-properties fo:break-before="auto" fo:line-height="100%" style:writing-mode="lr-tb"/>
    </style:style>
    <style:style style:name="T1736_1" style:family="text"/>
    <style:style style:name="T1736_2" style:family="text"/>
    <style:style style:name="T1736_3" style:family="text"/>
    <style:style style:name="T1736_4" style:family="text"/>
    <style:style style:name="T1736_5" style:family="text"/>
    <style:style style:name="T1736_6" style:family="text"/>
    <style:style style:name="T1736_7" style:family="text"/>
    <style:style style:name="T1736_8" style:family="text"/>
    <style:style style:name="T1736_9" style:family="text"/>
    <style:style style:name="T1736_10" style:family="text"/>
    <style:style style:name="T1736_11" style:family="text"/>
    <style:style style:name="T1736_12" style:family="text"/>
    <style:style style:name="T1736_13" style:family="text"/>
    <style:style style:name="T1736_14" style:family="text"/>
    <style:style style:name="T1736_15" style:family="text"/>
    <style:style style:name="T1736_16" style:family="text"/>
    <style:style style:name="T1736_17" style:family="text"/>
    <style:style style:name="T1736_18" style:family="text"/>
    <style:style style:name="T1736_19" style:family="text"/>
    <style:style style:name="T1736_20" style:family="text"/>
    <style:style style:name="P1737" style:family="paragraph" style:parent-style-name="Standard">
      <style:paragraph-properties fo:break-before="auto" fo:line-height="100%" style:writing-mode="lr-tb"/>
    </style:style>
    <style:style style:name="T1737_1" style:family="text"/>
    <style:style style:name="P1738" style:family="paragraph" style:parent-style-name="Standard">
      <style:paragraph-properties fo:break-before="auto" fo:line-height="100%" style:writing-mode="lr-tb"/>
    </style:style>
    <style:style style:name="P1739" style:family="paragraph" style:parent-style-name="Standard">
      <style:paragraph-properties fo:break-before="auto" fo:line-height="100%" style:writing-mode="lr-tb"/>
    </style:style>
    <style:style style:name="T1739_1" style:family="text"/>
    <style:style style:name="P1740" style:family="paragraph" style:parent-style-name="Standard">
      <style:paragraph-properties fo:break-before="auto" fo:line-height="100%" style:writing-mode="lr-tb"/>
    </style:style>
    <style:style style:name="P1741" style:family="paragraph" style:parent-style-name="Standard">
      <style:paragraph-properties fo:break-before="auto" fo:line-height="100%" style:writing-mode="lr-tb"/>
    </style:style>
    <style:style style:name="T1741_1" style:family="text"/>
    <style:style style:name="P1742" style:family="paragraph" style:parent-style-name="Standard">
      <style:paragraph-properties fo:break-before="auto" fo:line-height="100%" style:writing-mode="lr-tb"/>
    </style:style>
    <style:style style:name="T1742_1" style:family="text"/>
    <style:style style:name="P1743" style:family="paragraph" style:parent-style-name="Standard">
      <style:paragraph-properties fo:break-before="auto" fo:line-height="100%" style:writing-mode="lr-tb"/>
    </style:style>
    <style:style style:name="P1744" style:family="paragraph" style:parent-style-name="Standard">
      <style:paragraph-properties fo:break-before="auto" fo:line-height="100%" style:writing-mode="lr-tb"/>
    </style:style>
    <style:style style:name="T1744_1" style:family="text"/>
    <style:style style:name="T1744_2" style:family="text"/>
    <style:style style:name="T1744_3" style:family="text"/>
    <style:style style:name="T1744_4" style:family="text"/>
    <style:style style:name="T1744_5" style:family="text"/>
    <style:style style:name="T1744_6" style:family="text"/>
    <style:style style:name="T1744_7" style:family="text"/>
    <style:style style:name="T1744_8" style:family="text"/>
    <style:style style:name="T1744_9" style:family="text"/>
    <style:style style:name="T1744_10" style:family="text"/>
    <style:style style:name="T1744_11" style:family="text"/>
    <style:style style:name="T1744_12" style:family="text"/>
    <style:style style:name="T1744_13" style:family="text"/>
    <style:style style:name="T1744_14" style:family="text"/>
    <style:style style:name="T1744_15" style:family="text"/>
    <style:style style:name="T1744_16" style:family="text"/>
    <style:style style:name="T1744_17" style:family="text"/>
    <style:style style:name="T1744_18" style:family="text"/>
    <style:style style:name="T1744_19" style:family="text"/>
    <style:style style:name="T1744_20" style:family="text"/>
    <style:style style:name="T1744_21" style:family="text"/>
    <style:style style:name="T1744_22" style:family="text"/>
    <style:style style:name="P1745" style:family="paragraph" style:parent-style-name="Standard">
      <style:paragraph-properties fo:break-before="auto" fo:line-height="100%" style:writing-mode="lr-tb"/>
    </style:style>
    <style:style style:name="T1745_1" style:family="text"/>
    <style:style style:name="P1746" style:family="paragraph" style:parent-style-name="Standard">
      <style:paragraph-properties fo:break-before="auto" fo:line-height="100%" style:writing-mode="lr-tb"/>
    </style:style>
    <style:style style:name="P1747" style:family="paragraph" style:parent-style-name="Standard">
      <style:paragraph-properties fo:break-before="auto" fo:line-height="100%" style:writing-mode="lr-tb"/>
    </style:style>
    <style:style style:name="T1747_1" style:family="text"/>
    <style:style style:name="P1748" style:family="paragraph" style:parent-style-name="Standard">
      <style:paragraph-properties fo:break-before="auto" fo:line-height="100%" style:writing-mode="lr-tb"/>
    </style:style>
    <style:style style:name="P1749" style:family="paragraph" style:parent-style-name="Standard">
      <style:paragraph-properties fo:break-before="auto" fo:line-height="100%" style:writing-mode="lr-tb"/>
    </style:style>
    <style:style style:name="T1749_1" style:family="text"/>
    <style:style style:name="P1750" style:family="paragraph" style:parent-style-name="Standard">
      <style:paragraph-properties fo:break-before="auto" fo:line-height="100%" style:writing-mode="lr-tb"/>
    </style:style>
    <style:style style:name="T1750_1" style:family="text"/>
    <style:style style:name="P1751" style:family="paragraph" style:parent-style-name="Standard">
      <style:paragraph-properties fo:break-before="auto" fo:line-height="100%" style:writing-mode="lr-tb"/>
    </style:style>
    <style:style style:name="P1752" style:family="paragraph" style:parent-style-name="Standard">
      <style:paragraph-properties fo:break-before="auto" fo:line-height="100%" style:writing-mode="lr-tb"/>
    </style:style>
    <style:style style:name="T1752_1" style:family="text"/>
    <style:style style:name="T1752_2" style:family="text"/>
    <style:style style:name="T1752_3" style:family="text"/>
    <style:style style:name="T1752_4" style:family="text"/>
    <style:style style:name="T1752_5" style:family="text"/>
    <style:style style:name="T1752_6" style:family="text"/>
    <style:style style:name="T1752_7" style:family="text"/>
    <style:style style:name="T1752_8" style:family="text"/>
    <style:style style:name="T1752_9" style:family="text"/>
    <style:style style:name="T1752_10" style:family="text"/>
    <style:style style:name="T1752_11" style:family="text"/>
    <style:style style:name="T1752_12" style:family="text"/>
    <style:style style:name="T1752_13" style:family="text"/>
    <style:style style:name="T1752_14" style:family="text"/>
    <style:style style:name="T1752_15" style:family="text"/>
    <style:style style:name="T1752_16" style:family="text"/>
    <style:style style:name="T1752_17" style:family="text"/>
    <style:style style:name="T1752_18" style:family="text"/>
    <style:style style:name="T1752_19" style:family="text"/>
    <style:style style:name="T1752_20" style:family="text"/>
    <style:style style:name="T1752_21" style:family="text"/>
    <style:style style:name="T1752_22" style:family="text"/>
    <style:style style:name="P1753" style:family="paragraph" style:parent-style-name="Standard">
      <style:paragraph-properties fo:break-before="auto" fo:line-height="100%" style:writing-mode="lr-tb"/>
    </style:style>
    <style:style style:name="T1753_1" style:family="text"/>
    <style:style style:name="P1754" style:family="paragraph" style:parent-style-name="Standard">
      <style:paragraph-properties fo:break-before="auto" fo:line-height="100%" style:writing-mode="lr-tb"/>
    </style:style>
    <style:style style:name="P1755" style:family="paragraph" style:parent-style-name="Standard">
      <style:paragraph-properties fo:break-before="auto" fo:line-height="100%" style:writing-mode="lr-tb"/>
    </style:style>
    <style:style style:name="T1755_1" style:family="text"/>
    <style:style style:name="P1756" style:family="paragraph" style:parent-style-name="Standard">
      <style:paragraph-properties fo:break-before="auto" fo:line-height="100%" style:writing-mode="lr-tb"/>
    </style:style>
    <style:style style:name="P1757" style:family="paragraph" style:parent-style-name="Standard">
      <style:paragraph-properties fo:break-before="auto" fo:line-height="100%" style:writing-mode="lr-tb"/>
    </style:style>
    <style:style style:name="T1757_1" style:family="text"/>
    <style:style style:name="P1758" style:family="paragraph" style:parent-style-name="Standard">
      <style:paragraph-properties fo:break-before="auto" fo:line-height="100%" style:writing-mode="lr-tb"/>
    </style:style>
    <style:style style:name="P1759" style:family="paragraph" style:parent-style-name="Standard">
      <style:paragraph-properties fo:break-before="auto" fo:line-height="100%" style:writing-mode="lr-tb"/>
    </style:style>
    <style:style style:name="T1759_1" style:family="text"/>
    <style:style style:name="T1759_2" style:family="text"/>
    <style:style style:name="T1759_3" style:family="text"/>
    <style:style style:name="T1759_4" style:family="text"/>
    <style:style style:name="T1759_5" style:family="text"/>
    <style:style style:name="T1759_6" style:family="text"/>
    <style:style style:name="T1759_7" style:family="text"/>
    <style:style style:name="T1759_8" style:family="text"/>
    <style:style style:name="T1759_9" style:family="text"/>
    <style:style style:name="T1759_10" style:family="text"/>
    <style:style style:name="T1759_11" style:family="text"/>
    <style:style style:name="T1759_12" style:family="text"/>
    <style:style style:name="T1759_13" style:family="text"/>
    <style:style style:name="T1759_14" style:family="text"/>
    <style:style style:name="T1759_15" style:family="text"/>
    <style:style style:name="T1759_16" style:family="text"/>
    <style:style style:name="T1759_17" style:family="text"/>
    <style:style style:name="T1759_18" style:family="text"/>
    <style:style style:name="T1759_19" style:family="text"/>
    <style:style style:name="T1759_20" style:family="text"/>
    <style:style style:name="T1759_21" style:family="text"/>
    <style:style style:name="T1759_22" style:family="text"/>
    <style:style style:name="T1759_23" style:family="text"/>
    <style:style style:name="T1759_24" style:family="text"/>
    <style:style style:name="T1759_25" style:family="text"/>
    <style:style style:name="T1759_26" style:family="text"/>
    <style:style style:name="T1759_27" style:family="text"/>
    <style:style style:name="T1759_28" style:family="text"/>
    <style:style style:name="T1759_29" style:family="text"/>
    <style:style style:name="T1759_30" style:family="text"/>
    <style:style style:name="T1759_31" style:family="text"/>
    <style:style style:name="T1759_32" style:family="text"/>
    <style:style style:name="T1759_33" style:family="text"/>
    <style:style style:name="T1759_34" style:family="text"/>
    <style:style style:name="T1759_35" style:family="text"/>
    <style:style style:name="T1759_36" style:family="text"/>
    <style:style style:name="T1759_37" style:family="text"/>
    <style:style style:name="T1759_38" style:family="text"/>
    <style:style style:name="T1759_39" style:family="text"/>
    <style:style style:name="T1759_40" style:family="text"/>
    <style:style style:name="T1759_41" style:family="text"/>
    <style:style style:name="T1759_42" style:family="text"/>
    <style:style style:name="P1760" style:family="paragraph" style:parent-style-name="Standard">
      <style:paragraph-properties fo:break-before="auto" fo:line-height="100%" style:writing-mode="lr-tb"/>
    </style:style>
    <style:style style:name="P1761" style:family="paragraph" style:parent-style-name="Standard">
      <style:paragraph-properties fo:break-before="auto" fo:line-height="100%" style:writing-mode="lr-tb"/>
    </style:style>
    <style:style style:name="T1761_1" style:family="text"/>
    <style:style style:name="P1762" style:family="paragraph" style:parent-style-name="Standard">
      <style:paragraph-properties fo:break-before="auto" fo:line-height="100%" style:writing-mode="lr-tb"/>
    </style:style>
    <style:style style:name="P1763" style:family="paragraph" style:parent-style-name="Standard">
      <style:paragraph-properties fo:break-before="auto" fo:line-height="100%" style:writing-mode="lr-tb"/>
    </style:style>
    <style:style style:name="T1763_1" style:family="text"/>
    <style:style style:name="T1763_2" style:family="text"/>
    <style:style style:name="T1763_3" style:family="text"/>
    <style:style style:name="T1763_4" style:family="text"/>
    <style:style style:name="T1763_5" style:family="text"/>
    <style:style style:name="T1763_6" style:family="text"/>
    <style:style style:name="T1763_7" style:family="text"/>
    <style:style style:name="T1763_8" style:family="text"/>
    <style:style style:name="T1763_9" style:family="text"/>
    <style:style style:name="T1763_10" style:family="text"/>
    <style:style style:name="T1763_11" style:family="text"/>
    <style:style style:name="T1763_12" style:family="text"/>
    <style:style style:name="T1763_13" style:family="text"/>
    <style:style style:name="T1763_14" style:family="text"/>
    <style:style style:name="T1763_15" style:family="text"/>
    <style:style style:name="T1763_16" style:family="text"/>
    <style:style style:name="T1763_17" style:family="text"/>
    <style:style style:name="T1763_18" style:family="text"/>
    <style:style style:name="T1763_19" style:family="text"/>
    <style:style style:name="T1763_20" style:family="text"/>
    <style:style style:name="T1763_21" style:family="text"/>
    <style:style style:name="T1763_22" style:family="text"/>
    <style:style style:name="P1764" style:family="paragraph" style:parent-style-name="Standard">
      <style:paragraph-properties fo:break-before="auto" fo:line-height="100%" style:writing-mode="lr-tb"/>
    </style:style>
    <style:style style:name="P1765" style:family="paragraph" style:parent-style-name="Standard">
      <style:paragraph-properties fo:break-before="auto" fo:line-height="100%" style:writing-mode="lr-tb"/>
    </style:style>
    <style:style style:name="T1765_1" style:family="text"/>
    <style:style style:name="P1766" style:family="paragraph" style:parent-style-name="Standard">
      <style:paragraph-properties fo:break-before="auto" fo:line-height="100%" style:writing-mode="lr-tb"/>
    </style:style>
    <style:style style:name="P1767" style:family="paragraph" style:parent-style-name="Standard">
      <style:paragraph-properties fo:break-before="auto" fo:line-height="100%" style:writing-mode="lr-tb"/>
    </style:style>
    <style:style style:name="T1767_1" style:family="text"/>
    <style:style style:name="P1768" style:family="paragraph" style:parent-style-name="Standard">
      <style:paragraph-properties fo:break-before="auto" fo:line-height="100%" style:writing-mode="lr-tb"/>
    </style:style>
    <style:style style:name="T1768_1" style:family="text"/>
    <style:style style:name="P1769" style:family="paragraph" style:parent-style-name="Standard">
      <style:paragraph-properties fo:break-before="auto" fo:line-height="100%" style:writing-mode="lr-tb"/>
    </style:style>
    <style:style style:name="P1770" style:family="paragraph" style:parent-style-name="Standard">
      <style:paragraph-properties fo:break-before="auto" fo:line-height="100%" style:writing-mode="lr-tb"/>
    </style:style>
    <style:style style:name="T1770_1" style:family="text"/>
    <style:style style:name="P1771" style:family="paragraph" style:parent-style-name="Standard">
      <style:paragraph-properties fo:break-before="auto" fo:line-height="100%" style:writing-mode="lr-tb"/>
    </style:style>
    <style:style style:name="T1771_1" style:family="text"/>
    <style:style style:name="P1772" style:family="paragraph" style:parent-style-name="Standard">
      <style:paragraph-properties fo:break-before="auto" fo:line-height="100%" style:writing-mode="lr-tb"/>
    </style:style>
    <style:style style:name="P1773" style:family="paragraph" style:parent-style-name="Standard">
      <style:paragraph-properties fo:break-before="auto" fo:line-height="100%" style:writing-mode="lr-tb"/>
    </style:style>
    <style:style style:name="T1773_1" style:family="text"/>
    <style:style style:name="P1774" style:family="paragraph" style:parent-style-name="Standard">
      <style:paragraph-properties fo:break-before="auto" fo:line-height="100%" style:writing-mode="lr-tb"/>
    </style:style>
    <style:style style:name="P1775" style:family="paragraph" style:parent-style-name="Standard">
      <style:paragraph-properties fo:break-before="auto" fo:line-height="100%" style:writing-mode="lr-tb"/>
    </style:style>
    <style:style style:name="T1775_1" style:family="text"/>
    <style:style style:name="P1776" style:family="paragraph" style:parent-style-name="Standard">
      <style:paragraph-properties fo:break-before="auto" fo:line-height="100%" style:writing-mode="lr-tb"/>
    </style:style>
    <style:style style:name="T1776_1" style:family="text"/>
    <style:style style:name="P1777" style:family="paragraph" style:parent-style-name="Standard">
      <style:paragraph-properties fo:break-before="auto" fo:line-height="100%" style:writing-mode="lr-tb"/>
    </style:style>
    <style:style style:name="P1778" style:family="paragraph" style:parent-style-name="Standard">
      <style:paragraph-properties fo:break-before="auto" fo:line-height="100%" style:writing-mode="lr-tb"/>
    </style:style>
    <style:style style:name="T1778_1" style:family="text"/>
    <style:style style:name="P1779" style:family="paragraph" style:parent-style-name="Standard">
      <style:paragraph-properties fo:break-before="auto" fo:line-height="100%" style:writing-mode="lr-tb"/>
    </style:style>
    <style:style style:name="T1779_1" style:family="text"/>
    <style:style style:name="P1780" style:family="paragraph" style:parent-style-name="Standard">
      <style:paragraph-properties fo:break-before="auto" fo:line-height="100%" style:writing-mode="lr-tb"/>
    </style:style>
    <style:style style:name="P1781" style:family="paragraph" style:parent-style-name="Standard">
      <style:paragraph-properties fo:break-before="auto" fo:line-height="100%" style:writing-mode="lr-tb"/>
    </style:style>
    <style:style style:name="T1781_1" style:family="text"/>
    <style:style style:name="P1782" style:family="paragraph" style:parent-style-name="Standard">
      <style:paragraph-properties fo:break-before="auto" fo:line-height="100%" style:writing-mode="lr-tb"/>
    </style:style>
    <style:style style:name="P1783" style:family="paragraph" style:parent-style-name="Standard">
      <style:paragraph-properties fo:break-before="auto" fo:line-height="100%" style:writing-mode="lr-tb"/>
    </style:style>
    <style:style style:name="T1783_1" style:family="text"/>
    <style:style style:name="P1784" style:family="paragraph" style:parent-style-name="Standard">
      <style:paragraph-properties fo:break-before="auto" fo:line-height="100%" style:writing-mode="lr-tb"/>
    </style:style>
    <style:style style:name="T1784_1" style:family="text"/>
    <style:style style:name="P1785" style:family="paragraph" style:parent-style-name="Standard">
      <style:paragraph-properties fo:break-before="auto" fo:line-height="100%" style:writing-mode="lr-tb"/>
    </style:style>
    <style:style style:name="P1786" style:family="paragraph" style:parent-style-name="Standard">
      <style:paragraph-properties fo:break-before="auto" fo:line-height="100%" style:writing-mode="lr-tb"/>
    </style:style>
    <style:style style:name="T1786_1" style:family="text"/>
    <style:style style:name="T1786_2" style:family="text"/>
    <style:style style:name="T1786_3" style:family="text"/>
    <style:style style:name="T1786_4" style:family="text"/>
    <style:style style:name="T1786_5" style:family="text"/>
    <style:style style:name="T1786_6" style:family="text"/>
    <style:style style:name="T1786_7" style:family="text"/>
    <style:style style:name="T1786_8" style:family="text"/>
    <style:style style:name="T1786_9" style:family="text"/>
    <style:style style:name="T1786_10" style:family="text"/>
    <style:style style:name="T1786_11" style:family="text"/>
    <style:style style:name="T1786_12" style:family="text"/>
    <style:style style:name="T1786_13" style:family="text"/>
    <style:style style:name="T1786_14" style:family="text"/>
    <style:style style:name="T1786_15" style:family="text"/>
    <style:style style:name="T1786_16" style:family="text"/>
    <style:style style:name="T1786_17" style:family="text"/>
    <style:style style:name="T1786_18" style:family="text"/>
    <style:style style:name="T1786_19" style:family="text"/>
    <style:style style:name="T1786_20" style:family="text"/>
    <style:style style:name="P1787" style:family="paragraph" style:parent-style-name="Standard">
      <style:paragraph-properties fo:break-before="auto" fo:line-height="100%" style:writing-mode="lr-tb"/>
    </style:style>
    <style:style style:name="T1787_1" style:family="text"/>
    <style:style style:name="P1788" style:family="paragraph" style:parent-style-name="Standard">
      <style:paragraph-properties fo:break-before="auto" fo:line-height="100%" style:writing-mode="lr-tb"/>
    </style:style>
    <style:style style:name="P1789" style:family="paragraph" style:parent-style-name="Standard">
      <style:paragraph-properties fo:break-before="auto" fo:line-height="100%" style:writing-mode="lr-tb"/>
    </style:style>
    <style:style style:name="T1789_1" style:family="text"/>
    <style:style style:name="P1790" style:family="paragraph" style:parent-style-name="Standard">
      <style:paragraph-properties fo:break-before="auto" fo:line-height="100%" style:writing-mode="lr-tb"/>
    </style:style>
    <style:style style:name="P1791" style:family="paragraph" style:parent-style-name="Standard">
      <style:paragraph-properties fo:break-before="auto" fo:line-height="100%" style:writing-mode="lr-tb"/>
    </style:style>
    <style:style style:name="T1791_1" style:family="text"/>
    <style:style style:name="P1792" style:family="paragraph" style:parent-style-name="Standard">
      <style:paragraph-properties fo:break-before="auto" fo:line-height="100%" style:writing-mode="lr-tb"/>
    </style:style>
    <style:style style:name="T1792_1" style:family="text"/>
    <style:style style:name="P1793" style:family="paragraph" style:parent-style-name="Standard">
      <style:paragraph-properties fo:break-before="auto" fo:line-height="100%" style:writing-mode="lr-tb"/>
    </style:style>
    <style:style style:name="P1794" style:family="paragraph" style:parent-style-name="Standard">
      <style:paragraph-properties fo:break-before="auto" fo:line-height="100%" style:writing-mode="lr-tb"/>
    </style:style>
    <style:style style:name="T1794_1" style:family="text"/>
    <style:style style:name="T1794_2" style:family="text"/>
    <style:style style:name="T1794_3" style:family="text"/>
    <style:style style:name="T1794_4" style:family="text"/>
    <style:style style:name="T1794_5" style:family="text"/>
    <style:style style:name="T1794_6" style:family="text"/>
    <style:style style:name="T1794_7" style:family="text"/>
    <style:style style:name="T1794_8" style:family="text"/>
    <style:style style:name="T1794_9" style:family="text"/>
    <style:style style:name="T1794_10" style:family="text"/>
    <style:style style:name="T1794_11" style:family="text"/>
    <style:style style:name="T1794_12" style:family="text"/>
    <style:style style:name="T1794_13" style:family="text"/>
    <style:style style:name="T1794_14" style:family="text"/>
    <style:style style:name="T1794_15" style:family="text"/>
    <style:style style:name="T1794_16" style:family="text"/>
    <style:style style:name="T1794_17" style:family="text"/>
    <style:style style:name="T1794_18" style:family="text"/>
    <style:style style:name="T1794_19" style:family="text"/>
    <style:style style:name="T1794_20" style:family="text"/>
    <style:style style:name="P1795" style:family="paragraph" style:parent-style-name="Standard">
      <style:paragraph-properties fo:break-before="auto" fo:line-height="100%" style:writing-mode="lr-tb"/>
    </style:style>
    <style:style style:name="T1795_1" style:family="text"/>
    <style:style style:name="P1796" style:family="paragraph" style:parent-style-name="Standard">
      <style:paragraph-properties fo:break-before="auto" fo:line-height="100%" style:writing-mode="lr-tb"/>
    </style:style>
    <style:style style:name="P1797" style:family="paragraph" style:parent-style-name="Standard">
      <style:paragraph-properties fo:break-before="auto" fo:line-height="100%" style:writing-mode="lr-tb"/>
    </style:style>
    <style:style style:name="T1797_1" style:family="text"/>
    <style:style style:name="P1798" style:family="paragraph" style:parent-style-name="Standard">
      <style:paragraph-properties fo:break-before="auto" fo:line-height="100%" style:writing-mode="lr-tb"/>
    </style:style>
    <style:style style:name="P1799" style:family="paragraph" style:parent-style-name="Standard">
      <style:paragraph-properties fo:break-before="auto" fo:line-height="100%" style:writing-mode="lr-tb"/>
    </style:style>
    <style:style style:name="T1799_1" style:family="text"/>
    <style:style style:name="P1800" style:family="paragraph" style:parent-style-name="Standard">
      <style:paragraph-properties fo:break-before="auto" fo:line-height="100%" style:writing-mode="lr-tb"/>
    </style:style>
    <style:style style:name="T1800_1" style:family="text"/>
    <style:style style:name="P1801" style:family="paragraph" style:parent-style-name="Standard">
      <style:paragraph-properties fo:break-before="auto" fo:line-height="100%" style:writing-mode="lr-tb"/>
    </style:style>
    <style:style style:name="P1802" style:family="paragraph" style:parent-style-name="Standard">
      <style:paragraph-properties fo:break-before="auto" fo:line-height="100%" style:writing-mode="lr-tb"/>
    </style:style>
    <style:style style:name="T1802_1" style:family="text"/>
    <style:style style:name="T1802_2" style:family="text"/>
    <style:style style:name="T1802_3" style:family="text"/>
    <style:style style:name="T1802_4" style:family="text"/>
    <style:style style:name="T1802_5" style:family="text"/>
    <style:style style:name="T1802_6" style:family="text"/>
    <style:style style:name="T1802_7" style:family="text"/>
    <style:style style:name="T1802_8" style:family="text"/>
    <style:style style:name="T1802_9" style:family="text"/>
    <style:style style:name="T1802_10" style:family="text"/>
    <style:style style:name="T1802_11" style:family="text"/>
    <style:style style:name="T1802_12" style:family="text"/>
    <style:style style:name="T1802_13" style:family="text"/>
    <style:style style:name="T1802_14" style:family="text"/>
    <style:style style:name="T1802_15" style:family="text"/>
    <style:style style:name="T1802_16" style:family="text"/>
    <style:style style:name="T1802_17" style:family="text"/>
    <style:style style:name="T1802_18" style:family="text"/>
    <style:style style:name="T1802_19" style:family="text"/>
    <style:style style:name="T1802_20" style:family="text"/>
    <style:style style:name="P1803" style:family="paragraph" style:parent-style-name="Standard">
      <style:paragraph-properties fo:break-before="auto" fo:line-height="100%" style:writing-mode="lr-tb"/>
    </style:style>
    <style:style style:name="T1803_1" style:family="text"/>
    <style:style style:name="P1804" style:family="paragraph" style:parent-style-name="Standard">
      <style:paragraph-properties fo:break-before="auto" fo:line-height="100%" style:writing-mode="lr-tb"/>
    </style:style>
    <style:style style:name="P1805" style:family="paragraph" style:parent-style-name="Standard">
      <style:paragraph-properties fo:break-before="auto" fo:line-height="100%" style:writing-mode="lr-tb"/>
    </style:style>
    <style:style style:name="T1805_1" style:family="text"/>
    <style:style style:name="T1805_2" style:family="text"/>
    <style:style style:name="T1805_3" style:family="text"/>
    <style:style style:name="T1805_4" style:family="text"/>
    <style:style style:name="T1805_5" style:family="text"/>
    <style:style style:name="P1806" style:family="paragraph" style:parent-style-name="Standard">
      <style:paragraph-properties fo:break-before="auto" fo:line-height="100%" style:writing-mode="lr-tb"/>
    </style:style>
    <style:style style:name="P1807" style:family="paragraph" style:parent-style-name="Standard">
      <style:paragraph-properties fo:break-before="auto" fo:line-height="100%" style:writing-mode="lr-tb"/>
    </style:style>
    <style:style style:name="T1807_1" style:family="text"/>
    <style:style style:name="P1808" style:family="paragraph" style:parent-style-name="Standard">
      <style:paragraph-properties fo:break-before="auto" fo:line-height="100%" style:writing-mode="lr-tb"/>
    </style:style>
    <style:style style:name="T1808_1" style:family="text"/>
    <style:style style:name="P1809" style:family="paragraph" style:parent-style-name="Standard">
      <style:paragraph-properties fo:break-before="auto" fo:line-height="100%" style:writing-mode="lr-tb"/>
    </style:style>
    <style:style style:name="P1810" style:family="paragraph" style:parent-style-name="Standard">
      <style:paragraph-properties fo:break-before="auto" fo:line-height="100%" style:writing-mode="lr-tb"/>
    </style:style>
    <style:style style:name="T1810_1" style:family="text"/>
    <style:style style:name="T1810_2" style:family="text"/>
    <style:style style:name="T1810_3" style:family="text"/>
    <style:style style:name="T1810_4" style:family="text"/>
    <style:style style:name="T1810_5" style:family="text"/>
    <style:style style:name="T1810_6" style:family="text"/>
    <style:style style:name="T1810_7" style:family="text"/>
    <style:style style:name="T1810_8" style:family="text"/>
    <style:style style:name="T1810_9" style:family="text"/>
    <style:style style:name="T1810_10" style:family="text"/>
    <style:style style:name="T1810_11" style:family="text"/>
    <style:style style:name="T1810_12" style:family="text"/>
    <style:style style:name="T1810_13" style:family="text"/>
    <style:style style:name="T1810_14" style:family="text"/>
    <style:style style:name="T1810_15" style:family="text"/>
    <style:style style:name="T1810_16" style:family="text"/>
    <style:style style:name="T1810_17" style:family="text"/>
    <style:style style:name="T1810_18" style:family="text"/>
    <style:style style:name="T1810_19" style:family="text"/>
    <style:style style:name="T1810_20" style:family="text"/>
    <style:style style:name="P1811" style:family="paragraph" style:parent-style-name="Standard">
      <style:paragraph-properties fo:break-before="auto" fo:line-height="100%" style:writing-mode="lr-tb"/>
    </style:style>
    <style:style style:name="T1811_1" style:family="text"/>
    <style:style style:name="P1812" style:family="paragraph" style:parent-style-name="Standard">
      <style:paragraph-properties fo:break-before="auto" fo:line-height="100%" style:writing-mode="lr-tb"/>
    </style:style>
    <style:style style:name="P1813" style:family="paragraph" style:parent-style-name="Standard">
      <style:paragraph-properties fo:break-before="auto" fo:line-height="100%" style:writing-mode="lr-tb"/>
    </style:style>
    <style:style style:name="T1813_1" style:family="text"/>
    <style:style style:name="P1814" style:family="paragraph" style:parent-style-name="Standard">
      <style:paragraph-properties fo:break-before="auto" fo:line-height="100%" style:writing-mode="lr-tb"/>
    </style:style>
    <style:style style:name="P1815" style:family="paragraph" style:parent-style-name="Standard">
      <style:paragraph-properties fo:break-before="auto" fo:line-height="100%" style:writing-mode="lr-tb"/>
    </style:style>
    <style:style style:name="T1815_1" style:family="text"/>
    <style:style style:name="P1816" style:family="paragraph" style:parent-style-name="Standard">
      <style:paragraph-properties fo:break-before="auto" fo:line-height="100%" style:writing-mode="lr-tb"/>
    </style:style>
    <style:style style:name="T1816_1" style:family="text"/>
    <style:style style:name="P1817" style:family="paragraph" style:parent-style-name="Standard">
      <style:paragraph-properties fo:break-before="auto" fo:line-height="100%" style:writing-mode="lr-tb"/>
    </style:style>
    <style:style style:name="P1818" style:family="paragraph" style:parent-style-name="Standard">
      <style:paragraph-properties fo:break-before="auto" fo:line-height="100%" style:writing-mode="lr-tb"/>
    </style:style>
    <style:style style:name="T1818_1" style:family="text"/>
    <style:style style:name="T1818_2" style:family="text"/>
    <style:style style:name="T1818_3" style:family="text"/>
    <style:style style:name="T1818_4" style:family="text"/>
    <style:style style:name="T1818_5" style:family="text"/>
    <style:style style:name="T1818_6" style:family="text"/>
    <style:style style:name="T1818_7" style:family="text"/>
    <style:style style:name="T1818_8" style:family="text"/>
    <style:style style:name="T1818_9" style:family="text"/>
    <style:style style:name="T1818_10" style:family="text"/>
    <style:style style:name="T1818_11" style:family="text"/>
    <style:style style:name="T1818_12" style:family="text"/>
    <style:style style:name="T1818_13" style:family="text"/>
    <style:style style:name="T1818_14" style:family="text"/>
    <style:style style:name="T1818_15" style:family="text"/>
    <style:style style:name="T1818_16" style:family="text"/>
    <style:style style:name="T1818_17" style:family="text"/>
    <style:style style:name="T1818_18" style:family="text"/>
    <style:style style:name="T1818_19" style:family="text"/>
    <style:style style:name="T1818_20" style:family="text"/>
    <style:style style:name="P1819" style:family="paragraph" style:parent-style-name="Standard">
      <style:paragraph-properties fo:break-before="auto" fo:line-height="100%" style:writing-mode="lr-tb"/>
    </style:style>
    <style:style style:name="T1819_1" style:family="text"/>
    <style:style style:name="P1820" style:family="paragraph" style:parent-style-name="Standard">
      <style:paragraph-properties fo:break-before="auto" fo:line-height="100%" style:writing-mode="lr-tb"/>
    </style:style>
    <style:style style:name="P1821" style:family="paragraph" style:parent-style-name="Standard">
      <style:paragraph-properties fo:break-before="auto" fo:line-height="100%" style:writing-mode="lr-tb"/>
    </style:style>
    <style:style style:name="T1821_1" style:family="text"/>
    <style:style style:name="P1822" style:family="paragraph" style:parent-style-name="Standard">
      <style:paragraph-properties fo:break-before="auto" fo:line-height="100%" style:writing-mode="lr-tb"/>
    </style:style>
    <style:style style:name="P1823" style:family="paragraph" style:parent-style-name="Standard">
      <style:paragraph-properties fo:break-before="auto" fo:line-height="100%" style:writing-mode="lr-tb"/>
    </style:style>
    <style:style style:name="T1823_1" style:family="text"/>
    <style:style style:name="P1824" style:family="paragraph" style:parent-style-name="Standard">
      <style:paragraph-properties fo:break-before="auto" fo:line-height="100%" style:writing-mode="lr-tb"/>
    </style:style>
    <style:style style:name="T1824_1" style:family="text"/>
    <style:style style:name="P1825" style:family="paragraph" style:parent-style-name="Standard">
      <style:paragraph-properties fo:break-before="auto" fo:line-height="100%" style:writing-mode="lr-tb"/>
    </style:style>
    <style:style style:name="P1826" style:family="paragraph" style:parent-style-name="Standard">
      <style:paragraph-properties fo:break-before="auto" fo:line-height="100%" style:writing-mode="lr-tb"/>
    </style:style>
    <style:style style:name="T1826_1" style:family="text"/>
    <style:style style:name="T1826_2" style:family="text"/>
    <style:style style:name="T1826_3" style:family="text"/>
    <style:style style:name="T1826_4" style:family="text"/>
    <style:style style:name="T1826_5" style:family="text"/>
    <style:style style:name="T1826_6" style:family="text"/>
    <style:style style:name="T1826_7" style:family="text"/>
    <style:style style:name="T1826_8" style:family="text"/>
    <style:style style:name="T1826_9" style:family="text"/>
    <style:style style:name="T1826_10" style:family="text"/>
    <style:style style:name="T1826_11" style:family="text"/>
    <style:style style:name="T1826_12" style:family="text"/>
    <style:style style:name="T1826_13" style:family="text"/>
    <style:style style:name="T1826_14" style:family="text"/>
    <style:style style:name="T1826_15" style:family="text"/>
    <style:style style:name="T1826_16" style:family="text"/>
    <style:style style:name="T1826_17" style:family="text"/>
    <style:style style:name="T1826_18" style:family="text"/>
    <style:style style:name="T1826_19" style:family="text"/>
    <style:style style:name="T1826_20" style:family="text"/>
    <style:style style:name="P1827" style:family="paragraph" style:parent-style-name="Standard">
      <style:paragraph-properties fo:break-before="auto" fo:line-height="100%" style:writing-mode="lr-tb"/>
    </style:style>
    <style:style style:name="T1827_1" style:family="text"/>
    <style:style style:name="P1828" style:family="paragraph" style:parent-style-name="Standard">
      <style:paragraph-properties fo:break-before="auto" fo:line-height="100%" style:writing-mode="lr-tb"/>
    </style:style>
    <style:style style:name="P1829" style:family="paragraph" style:parent-style-name="Standard">
      <style:paragraph-properties fo:break-before="auto" fo:line-height="100%" style:writing-mode="lr-tb"/>
    </style:style>
    <style:style style:name="T1829_1" style:family="text"/>
    <style:style style:name="P1830" style:family="paragraph" style:parent-style-name="Standard">
      <style:paragraph-properties fo:break-before="auto" fo:line-height="100%" style:writing-mode="lr-tb"/>
    </style:style>
    <style:style style:name="P1831" style:family="paragraph" style:parent-style-name="Standard">
      <style:paragraph-properties fo:break-before="auto" fo:line-height="100%" style:writing-mode="lr-tb"/>
    </style:style>
    <style:style style:name="T1831_1" style:family="text"/>
    <style:style style:name="P1832" style:family="paragraph" style:parent-style-name="Standard">
      <style:paragraph-properties fo:break-before="auto" fo:line-height="100%" style:writing-mode="lr-tb"/>
    </style:style>
    <style:style style:name="T1832_1" style:family="text"/>
    <style:style style:name="P1833" style:family="paragraph" style:parent-style-name="Standard">
      <style:paragraph-properties fo:break-before="auto" fo:line-height="100%" style:writing-mode="lr-tb"/>
    </style:style>
    <style:style style:name="P1834" style:family="paragraph" style:parent-style-name="Standard">
      <style:paragraph-properties fo:break-before="auto" fo:line-height="100%" style:writing-mode="lr-tb"/>
    </style:style>
    <style:style style:name="T1834_1" style:family="text"/>
    <style:style style:name="T1834_2" style:family="text"/>
    <style:style style:name="T1834_3" style:family="text"/>
    <style:style style:name="T1834_4" style:family="text"/>
    <style:style style:name="T1834_5" style:family="text"/>
    <style:style style:name="T1834_6" style:family="text"/>
    <style:style style:name="T1834_7" style:family="text"/>
    <style:style style:name="T1834_8" style:family="text"/>
    <style:style style:name="T1834_9" style:family="text"/>
    <style:style style:name="T1834_10" style:family="text"/>
    <style:style style:name="T1834_11" style:family="text"/>
    <style:style style:name="T1834_12" style:family="text"/>
    <style:style style:name="T1834_13" style:family="text"/>
    <style:style style:name="T1834_14" style:family="text"/>
    <style:style style:name="T1834_15" style:family="text"/>
    <style:style style:name="T1834_16" style:family="text"/>
    <style:style style:name="T1834_17" style:family="text"/>
    <style:style style:name="T1834_18" style:family="text"/>
    <style:style style:name="T1834_19" style:family="text"/>
    <style:style style:name="T1834_20" style:family="text"/>
    <style:style style:name="P1835" style:family="paragraph" style:parent-style-name="Standard">
      <style:paragraph-properties fo:break-before="auto" fo:line-height="100%" style:writing-mode="lr-tb"/>
    </style:style>
    <style:style style:name="T1835_1" style:family="text"/>
    <style:style style:name="P1836" style:family="paragraph" style:parent-style-name="Standard">
      <style:paragraph-properties fo:break-before="auto" fo:line-height="100%" style:writing-mode="lr-tb"/>
    </style:style>
    <style:style style:name="P1837" style:family="paragraph" style:parent-style-name="Standard">
      <style:paragraph-properties fo:break-before="auto" fo:line-height="100%" style:writing-mode="lr-tb"/>
    </style:style>
    <style:style style:name="T1837_1" style:family="text"/>
    <style:style style:name="P1838" style:family="paragraph" style:parent-style-name="Standard">
      <style:paragraph-properties fo:break-before="auto" fo:line-height="100%" style:writing-mode="lr-tb"/>
    </style:style>
    <style:style style:name="P1839" style:family="paragraph" style:parent-style-name="Standard">
      <style:paragraph-properties fo:break-before="auto" fo:line-height="100%" style:writing-mode="lr-tb"/>
    </style:style>
    <style:style style:name="T1839_1" style:family="text"/>
    <style:style style:name="P1840" style:family="paragraph" style:parent-style-name="Standard">
      <style:paragraph-properties fo:break-before="auto" fo:line-height="100%" style:writing-mode="lr-tb"/>
    </style:style>
    <style:style style:name="T1840_1" style:family="text"/>
    <style:style style:name="P1841" style:family="paragraph" style:parent-style-name="Standard">
      <style:paragraph-properties fo:break-before="auto" fo:line-height="100%" style:writing-mode="lr-tb"/>
    </style:style>
    <style:style style:name="P1842" style:family="paragraph" style:parent-style-name="Standard">
      <style:paragraph-properties fo:break-before="auto" fo:line-height="100%" style:writing-mode="lr-tb"/>
    </style:style>
    <style:style style:name="T1842_1" style:family="text"/>
    <style:style style:name="T1842_2" style:family="text"/>
    <style:style style:name="T1842_3" style:family="text"/>
    <style:style style:name="T1842_4" style:family="text"/>
    <style:style style:name="T1842_5" style:family="text"/>
    <style:style style:name="T1842_6" style:family="text"/>
    <style:style style:name="T1842_7" style:family="text"/>
    <style:style style:name="T1842_8" style:family="text"/>
    <style:style style:name="T1842_9" style:family="text"/>
    <style:style style:name="T1842_10" style:family="text"/>
    <style:style style:name="T1842_11" style:family="text"/>
    <style:style style:name="T1842_12" style:family="text"/>
    <style:style style:name="T1842_13" style:family="text"/>
    <style:style style:name="T1842_14" style:family="text"/>
    <style:style style:name="T1842_15" style:family="text"/>
    <style:style style:name="T1842_16" style:family="text"/>
    <style:style style:name="T1842_17" style:family="text"/>
    <style:style style:name="T1842_18" style:family="text"/>
    <style:style style:name="T1842_19" style:family="text"/>
    <style:style style:name="T1842_20" style:family="text"/>
    <style:style style:name="P1843" style:family="paragraph" style:parent-style-name="Standard">
      <style:paragraph-properties fo:break-before="auto" fo:line-height="100%" style:writing-mode="lr-tb"/>
    </style:style>
    <style:style style:name="T1843_1" style:family="text"/>
    <style:style style:name="P1844" style:family="paragraph" style:parent-style-name="Standard">
      <style:paragraph-properties fo:break-before="auto" fo:line-height="100%" style:writing-mode="lr-tb"/>
    </style:style>
    <style:style style:name="P1845" style:family="paragraph" style:parent-style-name="Standard">
      <style:paragraph-properties fo:break-before="auto" fo:line-height="100%" style:writing-mode="lr-tb"/>
    </style:style>
    <style:style style:name="T1845_1" style:family="text"/>
    <style:style style:name="P1846" style:family="paragraph" style:parent-style-name="Standard">
      <style:paragraph-properties fo:break-before="auto" fo:line-height="100%" style:writing-mode="lr-tb"/>
    </style:style>
    <style:style style:name="P1847" style:family="paragraph" style:parent-style-name="Standard">
      <style:paragraph-properties fo:break-before="auto" fo:line-height="100%" style:writing-mode="lr-tb"/>
    </style:style>
    <style:style style:name="T1847_1" style:family="text"/>
    <style:style style:name="P1848" style:family="paragraph" style:parent-style-name="Standard">
      <style:paragraph-properties fo:break-before="auto" fo:line-height="100%" style:writing-mode="lr-tb"/>
    </style:style>
    <style:style style:name="T1848_1" style:family="text"/>
    <style:style style:name="P1849" style:family="paragraph" style:parent-style-name="Standard">
      <style:paragraph-properties fo:break-before="auto" fo:line-height="100%" style:writing-mode="lr-tb"/>
    </style:style>
    <style:style style:name="P1850" style:family="paragraph" style:parent-style-name="Standard">
      <style:paragraph-properties fo:break-before="auto" fo:line-height="100%" style:writing-mode="lr-tb"/>
    </style:style>
    <style:style style:name="T1850_1" style:family="text"/>
    <style:style style:name="T1850_2" style:family="text"/>
    <style:style style:name="T1850_3" style:family="text"/>
    <style:style style:name="T1850_4" style:family="text"/>
    <style:style style:name="T1850_5" style:family="text"/>
    <style:style style:name="T1850_6" style:family="text"/>
    <style:style style:name="T1850_7" style:family="text"/>
    <style:style style:name="T1850_8" style:family="text"/>
    <style:style style:name="T1850_9" style:family="text"/>
    <style:style style:name="T1850_10" style:family="text"/>
    <style:style style:name="T1850_11" style:family="text"/>
    <style:style style:name="T1850_12" style:family="text"/>
    <style:style style:name="T1850_13" style:family="text"/>
    <style:style style:name="T1850_14" style:family="text"/>
    <style:style style:name="T1850_15" style:family="text"/>
    <style:style style:name="T1850_16" style:family="text"/>
    <style:style style:name="T1850_17" style:family="text"/>
    <style:style style:name="T1850_18" style:family="text"/>
    <style:style style:name="T1850_19" style:family="text"/>
    <style:style style:name="T1850_20" style:family="text"/>
    <style:style style:name="P1851" style:family="paragraph" style:parent-style-name="Standard">
      <style:paragraph-properties fo:break-before="auto" fo:line-height="100%" style:writing-mode="lr-tb"/>
    </style:style>
    <style:style style:name="T1851_1" style:family="text"/>
    <style:style style:name="P1852" style:family="paragraph" style:parent-style-name="Standard">
      <style:paragraph-properties fo:break-before="auto" fo:line-height="100%" style:writing-mode="lr-tb"/>
    </style:style>
    <style:style style:name="P1853" style:family="paragraph" style:parent-style-name="Standard">
      <style:paragraph-properties fo:break-before="auto" fo:line-height="100%" style:writing-mode="lr-tb"/>
    </style:style>
    <style:style style:name="T1853_1" style:family="text"/>
    <style:style style:name="P1854" style:family="paragraph" style:parent-style-name="Standard">
      <style:paragraph-properties fo:break-before="auto" fo:line-height="100%" style:writing-mode="lr-tb"/>
    </style:style>
    <style:style style:name="P1855" style:family="paragraph" style:parent-style-name="Standard">
      <style:paragraph-properties fo:break-before="auto" fo:line-height="100%" style:writing-mode="lr-tb"/>
    </style:style>
    <style:style style:name="T1855_1" style:family="text"/>
    <style:style style:name="P1856" style:family="paragraph" style:parent-style-name="Standard">
      <style:paragraph-properties fo:break-before="auto" fo:line-height="100%" style:writing-mode="lr-tb"/>
    </style:style>
    <style:style style:name="T1856_1" style:family="text"/>
    <style:style style:name="P1857" style:family="paragraph" style:parent-style-name="Standard">
      <style:paragraph-properties fo:break-before="auto" fo:line-height="100%" style:writing-mode="lr-tb"/>
    </style:style>
    <style:style style:name="P1858" style:family="paragraph" style:parent-style-name="Standard">
      <style:paragraph-properties fo:break-before="auto" fo:line-height="100%" style:writing-mode="lr-tb"/>
    </style:style>
    <style:style style:name="T1858_1" style:family="text"/>
    <style:style style:name="T1858_2" style:family="text"/>
    <style:style style:name="T1858_3" style:family="text"/>
    <style:style style:name="T1858_4" style:family="text"/>
    <style:style style:name="T1858_5" style:family="text"/>
    <style:style style:name="T1858_6" style:family="text"/>
    <style:style style:name="T1858_7" style:family="text"/>
    <style:style style:name="T1858_8" style:family="text"/>
    <style:style style:name="T1858_9" style:family="text"/>
    <style:style style:name="T1858_10" style:family="text"/>
    <style:style style:name="T1858_11" style:family="text"/>
    <style:style style:name="T1858_12" style:family="text"/>
    <style:style style:name="T1858_13" style:family="text"/>
    <style:style style:name="T1858_14" style:family="text"/>
    <style:style style:name="T1858_15" style:family="text"/>
    <style:style style:name="T1858_16" style:family="text"/>
    <style:style style:name="T1858_17" style:family="text"/>
    <style:style style:name="T1858_18" style:family="text"/>
    <style:style style:name="T1858_19" style:family="text"/>
    <style:style style:name="T1858_20" style:family="text"/>
    <style:style style:name="P1859" style:family="paragraph" style:parent-style-name="Standard">
      <style:paragraph-properties fo:break-before="auto" fo:line-height="100%" style:writing-mode="lr-tb"/>
    </style:style>
    <style:style style:name="T1859_1" style:family="text"/>
    <style:style style:name="P1860" style:family="paragraph" style:parent-style-name="Standard">
      <style:paragraph-properties fo:break-before="auto" fo:line-height="100%" style:writing-mode="lr-tb"/>
    </style:style>
    <style:style style:name="P1861" style:family="paragraph" style:parent-style-name="Standard">
      <style:paragraph-properties fo:break-before="auto" fo:line-height="100%" style:writing-mode="lr-tb"/>
    </style:style>
    <style:style style:name="T1861_1" style:family="text"/>
    <style:style style:name="P1862" style:family="paragraph" style:parent-style-name="Standard">
      <style:paragraph-properties fo:break-before="auto" fo:line-height="100%" style:writing-mode="lr-tb"/>
    </style:style>
    <style:style style:name="P1863" style:family="paragraph" style:parent-style-name="Standard">
      <style:paragraph-properties fo:break-before="auto" fo:line-height="100%" style:writing-mode="lr-tb"/>
    </style:style>
    <style:style style:name="T1863_1" style:family="text"/>
    <style:style style:name="P1864" style:family="paragraph" style:parent-style-name="Standard">
      <style:paragraph-properties fo:break-before="auto" fo:line-height="100%" style:writing-mode="lr-tb"/>
    </style:style>
    <style:style style:name="T1864_1" style:family="text"/>
    <style:style style:name="P1865" style:family="paragraph" style:parent-style-name="Standard">
      <style:paragraph-properties fo:break-before="auto" fo:line-height="100%" style:writing-mode="lr-tb"/>
    </style:style>
    <style:style style:name="P1866" style:family="paragraph" style:parent-style-name="Standard">
      <style:paragraph-properties fo:break-before="auto" fo:line-height="100%" style:writing-mode="lr-tb"/>
    </style:style>
    <style:style style:name="T1866_1" style:family="text"/>
    <style:style style:name="T1866_2" style:family="text"/>
    <style:style style:name="T1866_3" style:family="text"/>
    <style:style style:name="T1866_4" style:family="text"/>
    <style:style style:name="T1866_5" style:family="text"/>
    <style:style style:name="T1866_6" style:family="text"/>
    <style:style style:name="T1866_7" style:family="text"/>
    <style:style style:name="T1866_8" style:family="text"/>
    <style:style style:name="T1866_9" style:family="text"/>
    <style:style style:name="T1866_10" style:family="text"/>
    <style:style style:name="T1866_11" style:family="text"/>
    <style:style style:name="T1866_12" style:family="text"/>
    <style:style style:name="T1866_13" style:family="text"/>
    <style:style style:name="T1866_14" style:family="text"/>
    <style:style style:name="T1866_15" style:family="text"/>
    <style:style style:name="T1866_16" style:family="text"/>
    <style:style style:name="T1866_17" style:family="text"/>
    <style:style style:name="T1866_18" style:family="text"/>
    <style:style style:name="T1866_19" style:family="text"/>
    <style:style style:name="T1866_20" style:family="text"/>
    <style:style style:name="P1867" style:family="paragraph" style:parent-style-name="Standard">
      <style:paragraph-properties fo:break-before="auto" fo:line-height="100%" style:writing-mode="lr-tb"/>
    </style:style>
    <style:style style:name="T1867_1" style:family="text"/>
    <style:style style:name="P1868" style:family="paragraph" style:parent-style-name="Standard">
      <style:paragraph-properties fo:break-before="auto" fo:line-height="100%" style:writing-mode="lr-tb"/>
    </style:style>
    <style:style style:name="P1869" style:family="paragraph" style:parent-style-name="Standard">
      <style:paragraph-properties fo:break-before="auto" fo:line-height="100%" style:writing-mode="lr-tb"/>
    </style:style>
    <style:style style:name="T1869_1" style:family="text"/>
    <style:style style:name="P1870" style:family="paragraph" style:parent-style-name="Standard">
      <style:paragraph-properties fo:break-before="auto" fo:line-height="100%" style:writing-mode="lr-tb"/>
    </style:style>
    <style:style style:name="P1871" style:family="paragraph" style:parent-style-name="Standard">
      <style:paragraph-properties fo:break-before="auto" fo:line-height="100%" style:writing-mode="lr-tb"/>
    </style:style>
    <style:style style:name="T1871_1" style:family="text"/>
    <style:style style:name="P1872" style:family="paragraph" style:parent-style-name="Standard">
      <style:paragraph-properties fo:break-before="auto" fo:line-height="100%" style:writing-mode="lr-tb"/>
    </style:style>
    <style:style style:name="T1872_1" style:family="text"/>
    <style:style style:name="P1873" style:family="paragraph" style:parent-style-name="Standard">
      <style:paragraph-properties fo:break-before="auto" fo:line-height="100%" style:writing-mode="lr-tb"/>
    </style:style>
    <style:style style:name="P1874" style:family="paragraph" style:parent-style-name="Standard">
      <style:paragraph-properties fo:break-before="auto" fo:line-height="100%" style:writing-mode="lr-tb"/>
    </style:style>
    <style:style style:name="T1874_1" style:family="text"/>
    <style:style style:name="T1874_2" style:family="text"/>
    <style:style style:name="T1874_3" style:family="text"/>
    <style:style style:name="T1874_4" style:family="text"/>
    <style:style style:name="T1874_5" style:family="text"/>
    <style:style style:name="T1874_6" style:family="text"/>
    <style:style style:name="T1874_7" style:family="text"/>
    <style:style style:name="T1874_8" style:family="text"/>
    <style:style style:name="T1874_9" style:family="text"/>
    <style:style style:name="T1874_10" style:family="text"/>
    <style:style style:name="T1874_11" style:family="text"/>
    <style:style style:name="T1874_12" style:family="text"/>
    <style:style style:name="T1874_13" style:family="text"/>
    <style:style style:name="T1874_14" style:family="text"/>
    <style:style style:name="T1874_15" style:family="text"/>
    <style:style style:name="T1874_16" style:family="text"/>
    <style:style style:name="T1874_17" style:family="text"/>
    <style:style style:name="T1874_18" style:family="text"/>
    <style:style style:name="T1874_19" style:family="text"/>
    <style:style style:name="T1874_20" style:family="text"/>
    <style:style style:name="P1875" style:family="paragraph" style:parent-style-name="Standard">
      <style:paragraph-properties fo:break-before="auto" fo:line-height="100%" style:writing-mode="lr-tb"/>
    </style:style>
    <style:style style:name="T1875_1" style:family="text"/>
    <style:style style:name="P1876" style:family="paragraph" style:parent-style-name="Standard">
      <style:paragraph-properties fo:break-before="auto" fo:line-height="100%" style:writing-mode="lr-tb"/>
    </style:style>
    <style:style style:name="P1877" style:family="paragraph" style:parent-style-name="Standard">
      <style:paragraph-properties fo:break-before="auto" fo:line-height="100%" style:writing-mode="lr-tb"/>
    </style:style>
    <style:style style:name="T1877_1" style:family="text"/>
    <style:style style:name="P1878" style:family="paragraph" style:parent-style-name="Standard">
      <style:paragraph-properties fo:break-before="auto" fo:line-height="100%" style:writing-mode="lr-tb"/>
    </style:style>
    <style:style style:name="P1879" style:family="paragraph" style:parent-style-name="Standard">
      <style:paragraph-properties fo:break-before="auto" fo:line-height="100%" style:writing-mode="lr-tb"/>
    </style:style>
    <style:style style:name="T1879_1" style:family="text"/>
    <style:style style:name="P1880" style:family="paragraph" style:parent-style-name="Standard">
      <style:paragraph-properties fo:break-before="auto" fo:line-height="100%" style:writing-mode="lr-tb"/>
    </style:style>
    <style:style style:name="T1880_1" style:family="text"/>
    <style:style style:name="P1881" style:family="paragraph" style:parent-style-name="Standard">
      <style:paragraph-properties fo:break-before="auto" fo:line-height="100%" style:writing-mode="lr-tb"/>
    </style:style>
    <style:style style:name="P1882" style:family="paragraph" style:parent-style-name="Standard">
      <style:paragraph-properties fo:break-before="auto" fo:line-height="100%" style:writing-mode="lr-tb"/>
    </style:style>
    <style:style style:name="T1882_1" style:family="text"/>
    <style:style style:name="T1882_2" style:family="text"/>
    <style:style style:name="T1882_3" style:family="text"/>
    <style:style style:name="T1882_4" style:family="text"/>
    <style:style style:name="T1882_5" style:family="text"/>
    <style:style style:name="T1882_6" style:family="text"/>
    <style:style style:name="T1882_7" style:family="text"/>
    <style:style style:name="T1882_8" style:family="text"/>
    <style:style style:name="T1882_9" style:family="text"/>
    <style:style style:name="T1882_10" style:family="text"/>
    <style:style style:name="T1882_11" style:family="text"/>
    <style:style style:name="T1882_12" style:family="text"/>
    <style:style style:name="T1882_13" style:family="text"/>
    <style:style style:name="T1882_14" style:family="text"/>
    <style:style style:name="T1882_15" style:family="text"/>
    <style:style style:name="T1882_16" style:family="text"/>
    <style:style style:name="T1882_17" style:family="text"/>
    <style:style style:name="T1882_18" style:family="text"/>
    <style:style style:name="T1882_19" style:family="text"/>
    <style:style style:name="T1882_20" style:family="text"/>
    <style:style style:name="P1883" style:family="paragraph" style:parent-style-name="Standard">
      <style:paragraph-properties fo:break-before="auto" fo:line-height="100%" style:writing-mode="lr-tb"/>
    </style:style>
    <style:style style:name="T1883_1" style:family="text"/>
    <style:style style:name="P1884" style:family="paragraph" style:parent-style-name="Standard">
      <style:paragraph-properties fo:break-before="auto" fo:line-height="100%" style:writing-mode="lr-tb"/>
    </style:style>
    <style:style style:name="P1885" style:family="paragraph" style:parent-style-name="Standard">
      <style:paragraph-properties fo:break-before="auto" fo:line-height="100%" style:writing-mode="lr-tb"/>
    </style:style>
    <style:style style:name="T1885_1" style:family="text"/>
    <style:style style:name="P1886" style:family="paragraph" style:parent-style-name="Standard">
      <style:paragraph-properties fo:break-before="auto" fo:line-height="100%" style:writing-mode="lr-tb"/>
    </style:style>
    <style:style style:name="P1887" style:family="paragraph" style:parent-style-name="Standard">
      <style:paragraph-properties fo:break-before="auto" fo:line-height="100%" style:writing-mode="lr-tb"/>
    </style:style>
    <style:style style:name="T1887_1" style:family="text"/>
    <style:style style:name="P1888" style:family="paragraph" style:parent-style-name="Standard">
      <style:paragraph-properties fo:break-before="auto" fo:line-height="100%" style:writing-mode="lr-tb"/>
    </style:style>
    <style:style style:name="T1888_1" style:family="text"/>
    <style:style style:name="P1889" style:family="paragraph" style:parent-style-name="Standard">
      <style:paragraph-properties fo:break-before="auto" fo:line-height="100%" style:writing-mode="lr-tb"/>
    </style:style>
    <style:style style:name="P1890" style:family="paragraph" style:parent-style-name="Standard">
      <style:paragraph-properties fo:break-before="auto" fo:line-height="100%" style:writing-mode="lr-tb"/>
    </style:style>
    <style:style style:name="T1890_1" style:family="text"/>
    <style:style style:name="T1890_2" style:family="text"/>
    <style:style style:name="T1890_3" style:family="text"/>
    <style:style style:name="T1890_4" style:family="text"/>
    <style:style style:name="T1890_5" style:family="text"/>
    <style:style style:name="T1890_6" style:family="text"/>
    <style:style style:name="T1890_7" style:family="text"/>
    <style:style style:name="T1890_8" style:family="text"/>
    <style:style style:name="T1890_9" style:family="text"/>
    <style:style style:name="T1890_10" style:family="text"/>
    <style:style style:name="T1890_11" style:family="text"/>
    <style:style style:name="T1890_12" style:family="text"/>
    <style:style style:name="T1890_13" style:family="text"/>
    <style:style style:name="T1890_14" style:family="text"/>
    <style:style style:name="T1890_15" style:family="text"/>
    <style:style style:name="T1890_16" style:family="text"/>
    <style:style style:name="T1890_17" style:family="text"/>
    <style:style style:name="T1890_18" style:family="text"/>
    <style:style style:name="T1890_19" style:family="text"/>
    <style:style style:name="T1890_20" style:family="text"/>
    <style:style style:name="P1891" style:family="paragraph" style:parent-style-name="Standard">
      <style:paragraph-properties fo:break-before="auto" fo:line-height="100%" style:writing-mode="lr-tb"/>
    </style:style>
    <style:style style:name="T1891_1" style:family="text"/>
    <style:style style:name="P1892" style:family="paragraph" style:parent-style-name="Standard">
      <style:paragraph-properties fo:break-before="auto" fo:line-height="100%" style:writing-mode="lr-tb"/>
    </style:style>
    <style:style style:name="P1893" style:family="paragraph" style:parent-style-name="Standard">
      <style:paragraph-properties fo:break-before="auto" fo:line-height="100%" style:writing-mode="lr-tb"/>
    </style:style>
    <style:style style:name="T1893_1" style:family="text"/>
    <style:style style:name="P1894" style:family="paragraph" style:parent-style-name="Standard">
      <style:paragraph-properties fo:break-before="auto" fo:line-height="100%" style:writing-mode="lr-tb"/>
    </style:style>
    <style:style style:name="P1895" style:family="paragraph" style:parent-style-name="Standard">
      <style:paragraph-properties fo:break-before="auto" fo:line-height="100%" style:writing-mode="lr-tb"/>
    </style:style>
    <style:style style:name="T1895_1" style:family="text"/>
    <style:style style:name="P1896" style:family="paragraph" style:parent-style-name="Standard">
      <style:paragraph-properties fo:break-before="auto" fo:line-height="100%" style:writing-mode="lr-tb"/>
    </style:style>
    <style:style style:name="T1896_1" style:family="text"/>
    <style:style style:name="P1897" style:family="paragraph" style:parent-style-name="Standard">
      <style:paragraph-properties fo:break-before="auto" fo:line-height="100%" style:writing-mode="lr-tb"/>
    </style:style>
    <style:style style:name="P1898" style:family="paragraph" style:parent-style-name="Standard">
      <style:paragraph-properties fo:break-before="auto" fo:line-height="100%" style:writing-mode="lr-tb"/>
    </style:style>
    <style:style style:name="T1898_1" style:family="text"/>
    <style:style style:name="T1898_2" style:family="text"/>
    <style:style style:name="T1898_3" style:family="text"/>
    <style:style style:name="T1898_4" style:family="text"/>
    <style:style style:name="T1898_5" style:family="text"/>
    <style:style style:name="T1898_6" style:family="text"/>
    <style:style style:name="T1898_7" style:family="text"/>
    <style:style style:name="T1898_8" style:family="text"/>
    <style:style style:name="T1898_9" style:family="text"/>
    <style:style style:name="T1898_10" style:family="text"/>
    <style:style style:name="T1898_11" style:family="text"/>
    <style:style style:name="T1898_12" style:family="text"/>
    <style:style style:name="T1898_13" style:family="text"/>
    <style:style style:name="T1898_14" style:family="text"/>
    <style:style style:name="T1898_15" style:family="text"/>
    <style:style style:name="T1898_16" style:family="text"/>
    <style:style style:name="T1898_17" style:family="text"/>
    <style:style style:name="T1898_18" style:family="text"/>
    <style:style style:name="T1898_19" style:family="text"/>
    <style:style style:name="T1898_20" style:family="text"/>
    <style:style style:name="P1899" style:family="paragraph" style:parent-style-name="Standard">
      <style:paragraph-properties fo:break-before="auto" fo:line-height="100%" style:writing-mode="lr-tb"/>
    </style:style>
    <style:style style:name="T1899_1" style:family="text"/>
    <style:style style:name="P1900" style:family="paragraph" style:parent-style-name="Standard">
      <style:paragraph-properties fo:break-before="auto" fo:line-height="100%" style:writing-mode="lr-tb"/>
    </style:style>
    <style:style style:name="P1901" style:family="paragraph" style:parent-style-name="Standard">
      <style:paragraph-properties fo:break-before="auto" fo:line-height="100%" style:writing-mode="lr-tb"/>
    </style:style>
    <style:style style:name="T1901_1" style:family="text"/>
    <style:style style:name="P1902" style:family="paragraph" style:parent-style-name="Standard">
      <style:paragraph-properties fo:break-before="auto" fo:line-height="100%" style:writing-mode="lr-tb"/>
    </style:style>
    <style:style style:name="P1903" style:family="paragraph" style:parent-style-name="Standard">
      <style:paragraph-properties fo:break-before="auto" fo:line-height="100%" style:writing-mode="lr-tb"/>
    </style:style>
    <style:style style:name="T1903_1" style:family="text"/>
    <style:style style:name="P1904" style:family="paragraph" style:parent-style-name="Standard">
      <style:paragraph-properties fo:break-before="auto" fo:line-height="100%" style:writing-mode="lr-tb"/>
    </style:style>
    <style:style style:name="T1904_1" style:family="text"/>
    <style:style style:name="P1905" style:family="paragraph" style:parent-style-name="Standard">
      <style:paragraph-properties fo:break-before="auto" fo:line-height="100%" style:writing-mode="lr-tb"/>
    </style:style>
    <style:style style:name="P1906" style:family="paragraph" style:parent-style-name="Standard">
      <style:paragraph-properties fo:break-before="auto" fo:line-height="100%" style:writing-mode="lr-tb"/>
    </style:style>
    <style:style style:name="T1906_1" style:family="text"/>
    <style:style style:name="T1906_2" style:family="text"/>
    <style:style style:name="T1906_3" style:family="text"/>
    <style:style style:name="T1906_4" style:family="text"/>
    <style:style style:name="T1906_5" style:family="text"/>
    <style:style style:name="T1906_6" style:family="text"/>
    <style:style style:name="T1906_7" style:family="text"/>
    <style:style style:name="T1906_8" style:family="text"/>
    <style:style style:name="T1906_9" style:family="text"/>
    <style:style style:name="T1906_10" style:family="text"/>
    <style:style style:name="T1906_11" style:family="text"/>
    <style:style style:name="T1906_12" style:family="text"/>
    <style:style style:name="T1906_13" style:family="text"/>
    <style:style style:name="T1906_14" style:family="text"/>
    <style:style style:name="T1906_15" style:family="text"/>
    <style:style style:name="T1906_16" style:family="text"/>
    <style:style style:name="T1906_17" style:family="text"/>
    <style:style style:name="T1906_18" style:family="text"/>
    <style:style style:name="T1906_19" style:family="text"/>
    <style:style style:name="T1906_20" style:family="text"/>
    <style:style style:name="P1907" style:family="paragraph" style:parent-style-name="Standard">
      <style:paragraph-properties fo:break-before="auto" fo:line-height="100%" style:writing-mode="lr-tb"/>
    </style:style>
    <style:style style:name="T1907_1" style:family="text"/>
    <style:style style:name="P1908" style:family="paragraph" style:parent-style-name="Standard">
      <style:paragraph-properties fo:break-before="auto" fo:line-height="100%" style:writing-mode="lr-tb"/>
    </style:style>
    <style:style style:name="P1909" style:family="paragraph" style:parent-style-name="Standard">
      <style:paragraph-properties fo:break-before="auto" fo:line-height="100%" style:writing-mode="lr-tb"/>
    </style:style>
    <style:style style:name="T1909_1" style:family="text"/>
    <style:style style:name="P1910" style:family="paragraph" style:parent-style-name="Standard">
      <style:paragraph-properties fo:break-before="auto" fo:line-height="100%" style:writing-mode="lr-tb"/>
    </style:style>
    <style:style style:name="P1911" style:family="paragraph" style:parent-style-name="Standard">
      <style:paragraph-properties fo:break-before="auto" fo:line-height="100%" style:writing-mode="lr-tb"/>
    </style:style>
    <style:style style:name="T1911_1" style:family="text"/>
    <style:style style:name="P1912" style:family="paragraph" style:parent-style-name="Standard">
      <style:paragraph-properties fo:break-before="auto" fo:line-height="100%" style:writing-mode="lr-tb"/>
    </style:style>
    <style:style style:name="T1912_1" style:family="text"/>
    <style:style style:name="P1913" style:family="paragraph" style:parent-style-name="Standard">
      <style:paragraph-properties fo:break-before="auto" fo:line-height="100%" style:writing-mode="lr-tb"/>
    </style:style>
    <style:style style:name="P1914" style:family="paragraph" style:parent-style-name="Standard">
      <style:paragraph-properties fo:break-before="auto" fo:line-height="100%" style:writing-mode="lr-tb"/>
    </style:style>
    <style:style style:name="T1914_1" style:family="text"/>
    <style:style style:name="T1914_2" style:family="text"/>
    <style:style style:name="T1914_3" style:family="text"/>
    <style:style style:name="T1914_4" style:family="text"/>
    <style:style style:name="T1914_5" style:family="text"/>
    <style:style style:name="T1914_6" style:family="text"/>
    <style:style style:name="T1914_7" style:family="text"/>
    <style:style style:name="T1914_8" style:family="text"/>
    <style:style style:name="T1914_9" style:family="text"/>
    <style:style style:name="T1914_10" style:family="text"/>
    <style:style style:name="T1914_11" style:family="text"/>
    <style:style style:name="T1914_12" style:family="text"/>
    <style:style style:name="T1914_13" style:family="text"/>
    <style:style style:name="T1914_14" style:family="text"/>
    <style:style style:name="T1914_15" style:family="text"/>
    <style:style style:name="T1914_16" style:family="text"/>
    <style:style style:name="T1914_17" style:family="text"/>
    <style:style style:name="T1914_18" style:family="text"/>
    <style:style style:name="T1914_19" style:family="text"/>
    <style:style style:name="T1914_20" style:family="text"/>
    <style:style style:name="P1915" style:family="paragraph" style:parent-style-name="Standard">
      <style:paragraph-properties fo:break-before="auto" fo:line-height="100%" style:writing-mode="lr-tb"/>
    </style:style>
    <style:style style:name="T1915_1" style:family="text"/>
    <style:style style:name="P1916" style:family="paragraph" style:parent-style-name="Standard">
      <style:paragraph-properties fo:break-before="auto" fo:line-height="100%" style:writing-mode="lr-tb"/>
    </style:style>
    <style:style style:name="P1917" style:family="paragraph" style:parent-style-name="Standard">
      <style:paragraph-properties fo:break-before="auto" fo:line-height="100%" style:writing-mode="lr-tb"/>
    </style:style>
    <style:style style:name="T1917_1" style:family="text"/>
    <style:style style:name="P1918" style:family="paragraph" style:parent-style-name="Standard">
      <style:paragraph-properties fo:break-before="auto" fo:line-height="100%" style:writing-mode="lr-tb"/>
    </style:style>
    <style:style style:name="P1919" style:family="paragraph" style:parent-style-name="Standard">
      <style:paragraph-properties fo:break-before="auto" fo:line-height="100%" style:writing-mode="lr-tb"/>
    </style:style>
    <style:style style:name="T1919_1" style:family="text"/>
    <style:style style:name="P1920" style:family="paragraph" style:parent-style-name="Standard">
      <style:paragraph-properties fo:break-before="auto" fo:line-height="100%" style:writing-mode="lr-tb"/>
    </style:style>
    <style:style style:name="T1920_1" style:family="text"/>
    <style:style style:name="P1921" style:family="paragraph" style:parent-style-name="Standard">
      <style:paragraph-properties fo:break-before="auto" fo:line-height="100%" style:writing-mode="lr-tb"/>
    </style:style>
    <style:style style:name="P1922" style:family="paragraph" style:parent-style-name="Standard">
      <style:paragraph-properties fo:break-before="auto" fo:line-height="100%" style:writing-mode="lr-tb"/>
    </style:style>
    <style:style style:name="T1922_1" style:family="text"/>
    <style:style style:name="T1922_2" style:family="text"/>
    <style:style style:name="T1922_3" style:family="text"/>
    <style:style style:name="T1922_4" style:family="text"/>
    <style:style style:name="T1922_5" style:family="text"/>
    <style:style style:name="T1922_6" style:family="text"/>
    <style:style style:name="T1922_7" style:family="text"/>
    <style:style style:name="T1922_8" style:family="text"/>
    <style:style style:name="T1922_9" style:family="text"/>
    <style:style style:name="T1922_10" style:family="text"/>
    <style:style style:name="T1922_11" style:family="text"/>
    <style:style style:name="T1922_12" style:family="text"/>
    <style:style style:name="T1922_13" style:family="text"/>
    <style:style style:name="T1922_14" style:family="text"/>
    <style:style style:name="T1922_15" style:family="text"/>
    <style:style style:name="T1922_16" style:family="text"/>
    <style:style style:name="T1922_17" style:family="text"/>
    <style:style style:name="T1922_18" style:family="text"/>
    <style:style style:name="T1922_19" style:family="text"/>
    <style:style style:name="T1922_20" style:family="text"/>
    <style:style style:name="P1923" style:family="paragraph" style:parent-style-name="Standard">
      <style:paragraph-properties fo:break-before="auto" fo:line-height="100%" style:writing-mode="lr-tb"/>
    </style:style>
    <style:style style:name="T1923_1" style:family="text"/>
    <style:style style:name="P1924" style:family="paragraph" style:parent-style-name="Standard">
      <style:paragraph-properties fo:break-before="auto" fo:line-height="100%" style:writing-mode="lr-tb"/>
    </style:style>
    <style:style style:name="P1925" style:family="paragraph" style:parent-style-name="Standard">
      <style:paragraph-properties fo:break-before="auto" fo:line-height="100%" style:writing-mode="lr-tb"/>
    </style:style>
    <style:style style:name="T1925_1" style:family="text"/>
    <style:style style:name="P1926" style:family="paragraph" style:parent-style-name="Standard">
      <style:paragraph-properties fo:break-before="auto" fo:line-height="100%" style:writing-mode="lr-tb"/>
    </style:style>
    <style:style style:name="P1927" style:family="paragraph" style:parent-style-name="Standard">
      <style:paragraph-properties fo:break-before="auto" fo:line-height="100%" style:writing-mode="lr-tb"/>
    </style:style>
    <style:style style:name="T1927_1" style:family="text"/>
    <style:style style:name="T1927_2" style:family="text"/>
    <style:style style:name="T1927_3" style:family="text"/>
    <style:style style:name="T1927_4" style:family="text"/>
    <style:style style:name="T1927_5" style:family="text"/>
    <style:style style:name="T1927_6" style:family="text"/>
    <style:style style:name="T1927_7" style:family="text"/>
    <style:style style:name="T1927_8" style:family="text"/>
    <style:style style:name="T1927_9" style:family="text"/>
    <style:style style:name="T1927_10" style:family="text"/>
    <style:style style:name="T1927_11" style:family="text"/>
    <style:style style:name="T1927_12" style:family="text"/>
    <style:style style:name="T1927_13" style:family="text"/>
    <style:style style:name="T1927_14" style:family="text"/>
    <style:style style:name="T1927_15" style:family="text"/>
    <style:style style:name="T1927_16" style:family="text"/>
    <style:style style:name="T1927_17" style:family="text"/>
    <style:style style:name="T1927_18" style:family="text"/>
    <style:style style:name="T1927_19" style:family="text"/>
    <style:style style:name="T1927_20" style:family="text"/>
    <style:style style:name="T1927_21" style:family="text"/>
    <style:style style:name="T1927_22" style:family="text"/>
    <style:style style:name="T1927_23" style:family="text"/>
    <style:style style:name="T1927_24" style:family="text"/>
    <style:style style:name="T1927_25" style:family="text"/>
    <style:style style:name="T1927_26" style:family="text"/>
    <style:style style:name="T1927_27" style:family="text"/>
    <style:style style:name="T1927_28" style:family="text"/>
    <style:style style:name="T1927_29" style:family="text"/>
    <style:style style:name="T1927_30" style:family="text"/>
    <style:style style:name="T1927_31" style:family="text"/>
    <style:style style:name="T1927_32" style:family="text"/>
    <style:style style:name="T1927_33" style:family="text"/>
    <style:style style:name="T1927_34" style:family="text"/>
    <style:style style:name="T1927_35" style:family="text"/>
    <style:style style:name="T1927_36" style:family="text"/>
    <style:style style:name="T1927_37" style:family="text"/>
    <style:style style:name="T1927_38" style:family="text"/>
    <style:style style:name="T1927_39" style:family="text"/>
    <style:style style:name="T1927_40" style:family="text"/>
    <style:style style:name="T1927_41" style:family="text"/>
    <style:style style:name="T1927_42" style:family="text"/>
    <style:style style:name="T1927_43" style:family="text"/>
    <style:style style:name="T1927_44" style:family="text"/>
    <style:style style:name="T1927_45" style:family="text"/>
    <style:style style:name="T1927_46" style:family="text"/>
    <style:style style:name="T1927_47" style:family="text"/>
    <style:style style:name="T1927_48" style:family="text"/>
    <style:style style:name="T1927_49" style:family="text"/>
    <style:style style:name="T1927_50" style:family="text"/>
    <style:style style:name="T1927_51" style:family="text"/>
    <style:style style:name="T1927_52" style:family="text"/>
    <style:style style:name="T1927_53" style:family="text"/>
    <style:style style:name="T1927_54" style:family="text"/>
    <style:style style:name="T1927_55" style:family="text"/>
    <style:style style:name="T1927_56" style:family="text"/>
    <style:style style:name="T1927_57" style:family="text"/>
    <style:style style:name="T1927_58" style:family="text"/>
    <style:style style:name="T1927_59" style:family="text"/>
    <style:style style:name="T1927_60" style:family="text"/>
    <style:style style:name="T1927_61" style:family="text"/>
    <style:style style:name="T1927_62" style:family="text"/>
    <style:style style:name="T1927_63" style:family="text"/>
    <style:style style:name="T1927_64" style:family="text"/>
    <style:style style:name="T1927_65" style:family="text"/>
    <style:style style:name="T1927_66" style:family="text"/>
    <style:style style:name="T1927_67" style:family="text"/>
    <style:style style:name="T1927_68" style:family="text"/>
    <style:style style:name="T1927_69" style:family="text"/>
    <style:style style:name="T1927_70" style:family="text"/>
    <style:style style:name="T1927_71" style:family="text"/>
    <style:style style:name="T1927_72" style:family="text"/>
    <style:style style:name="T1927_73" style:family="text"/>
    <style:style style:name="T1927_74" style:family="text"/>
    <style:style style:name="T1927_75" style:family="text"/>
    <style:style style:name="T1927_76" style:family="text"/>
    <style:style style:name="T1927_77" style:family="text"/>
    <style:style style:name="T1927_78" style:family="text"/>
    <style:style style:name="T1927_79" style:family="text"/>
    <style:style style:name="T1927_80" style:family="text"/>
    <style:style style:name="T1927_81" style:family="text"/>
    <style:style style:name="T1927_82" style:family="text"/>
    <style:style style:name="T1927_83" style:family="text"/>
    <style:style style:name="T1927_84" style:family="text"/>
    <style:style style:name="T1927_85" style:family="text"/>
    <style:style style:name="T1927_86" style:family="text"/>
    <style:style style:name="T1927_87" style:family="text"/>
    <style:style style:name="T1927_88" style:family="text"/>
    <style:style style:name="T1927_89" style:family="text"/>
    <style:style style:name="T1927_90" style:family="text"/>
    <style:style style:name="T1927_91" style:family="text"/>
    <style:style style:name="T1927_92" style:family="text"/>
    <style:style style:name="T1927_93" style:family="text"/>
    <style:style style:name="T1927_94" style:family="text"/>
    <style:style style:name="T1927_95" style:family="text"/>
    <style:style style:name="T1927_96" style:family="text"/>
    <style:style style:name="T1927_97" style:family="text"/>
    <style:style style:name="T1927_98" style:family="text"/>
    <style:style style:name="T1927_99" style:family="text"/>
    <style:style style:name="T1927_100" style:family="text"/>
    <style:style style:name="T1927_101" style:family="text"/>
    <style:style style:name="T1927_102" style:family="text"/>
    <style:style style:name="T1927_103" style:family="text"/>
    <style:style style:name="T1927_104" style:family="text"/>
    <style:style style:name="T1927_105" style:family="text"/>
    <style:style style:name="T1927_106" style:family="text"/>
    <style:style style:name="T1927_107" style:family="text"/>
    <style:style style:name="T1927_108" style:family="text"/>
    <style:style style:name="T1927_109" style:family="text"/>
    <style:style style:name="T1927_110" style:family="text"/>
    <style:style style:name="T1927_111" style:family="text"/>
    <style:style style:name="T1927_112" style:family="text"/>
    <style:style style:name="T1927_113" style:family="text"/>
    <style:style style:name="T1927_114" style:family="text"/>
    <style:style style:name="T1927_115" style:family="text"/>
    <style:style style:name="T1927_116" style:family="text"/>
    <style:style style:name="T1927_117" style:family="text"/>
    <style:style style:name="T1927_118" style:family="text"/>
    <style:style style:name="T1927_119" style:family="text"/>
    <style:style style:name="T1927_120" style:family="text"/>
    <style:style style:name="T1927_121" style:family="text"/>
    <style:style style:name="T1927_122" style:family="text"/>
    <style:style style:name="T1927_123" style:family="text"/>
    <style:style style:name="T1927_124" style:family="text"/>
    <style:style style:name="T1927_125" style:family="text"/>
    <style:style style:name="T1927_126" style:family="text"/>
    <style:style style:name="T1927_127" style:family="text"/>
    <style:style style:name="T1927_128" style:family="text"/>
    <style:style style:name="T1927_129" style:family="text"/>
    <style:style style:name="T1927_130" style:family="text"/>
    <style:style style:name="T1927_131" style:family="text"/>
    <style:style style:name="T1927_132" style:family="text"/>
    <style:style style:name="T1927_133" style:family="text"/>
    <style:style style:name="T1927_134" style:family="text"/>
    <style:style style:name="T1927_135" style:family="text"/>
    <style:style style:name="T1927_136" style:family="text"/>
    <style:style style:name="T1927_137" style:family="text"/>
    <style:style style:name="T1927_138" style:family="text"/>
    <style:style style:name="T1927_139" style:family="text"/>
    <style:style style:name="T1927_140" style:family="text"/>
    <style:style style:name="T1927_141" style:family="text"/>
    <style:style style:name="T1927_142" style:family="text"/>
    <style:style style:name="T1927_143" style:family="text"/>
    <style:style style:name="T1927_144" style:family="text"/>
    <style:style style:name="T1927_145" style:family="text"/>
    <style:style style:name="T1927_146" style:family="text"/>
    <style:style style:name="T1927_147" style:family="text"/>
    <style:style style:name="T1927_148" style:family="text"/>
    <style:style style:name="T1927_149" style:family="text"/>
    <style:style style:name="T1927_150" style:family="text"/>
    <style:style style:name="T1927_151" style:family="text"/>
    <style:style style:name="T1927_152" style:family="text"/>
    <style:style style:name="T1927_153" style:family="text"/>
    <style:style style:name="T1927_154" style:family="text"/>
    <style:style style:name="T1927_155" style:family="text"/>
    <style:style style:name="T1927_156" style:family="text"/>
    <style:style style:name="T1927_157" style:family="text"/>
    <style:style style:name="T1927_158" style:family="text"/>
    <style:style style:name="T1927_159" style:family="text"/>
    <style:style style:name="T1927_160" style:family="text"/>
    <style:style style:name="T1927_161" style:family="text"/>
    <style:style style:name="T1927_162" style:family="text"/>
    <style:style style:name="T1927_163" style:family="text"/>
    <style:style style:name="T1927_164" style:family="text"/>
    <style:style style:name="T1927_165" style:family="text"/>
    <style:style style:name="T1927_166" style:family="text"/>
    <style:style style:name="T1927_167" style:family="text"/>
    <style:style style:name="T1927_168" style:family="text"/>
    <style:style style:name="T1927_169" style:family="text"/>
    <style:style style:name="T1927_170" style:family="text"/>
    <style:style style:name="T1927_171" style:family="text"/>
    <style:style style:name="T1927_172" style:family="text"/>
    <style:style style:name="T1927_173" style:family="text"/>
    <style:style style:name="T1927_174" style:family="text"/>
    <style:style style:name="T1927_175" style:family="text"/>
    <style:style style:name="T1927_176" style:family="text"/>
    <style:style style:name="T1927_177" style:family="text"/>
    <style:style style:name="T1927_178" style:family="text"/>
    <style:style style:name="T1927_179" style:family="text"/>
    <style:style style:name="T1927_180" style:family="text"/>
    <style:style style:name="T1927_181" style:family="text"/>
    <style:style style:name="T1927_182" style:family="text"/>
    <style:style style:name="T1927_183" style:family="text"/>
    <style:style style:name="T1927_184" style:family="text"/>
    <style:style style:name="T1927_185" style:family="text"/>
    <style:style style:name="T1927_186" style:family="text"/>
    <style:style style:name="T1927_187" style:family="text"/>
    <style:style style:name="T1927_188" style:family="text"/>
    <style:style style:name="T1927_189" style:family="text"/>
    <style:style style:name="T1927_190" style:family="text"/>
    <style:style style:name="T1927_191" style:family="text"/>
    <style:style style:name="T1927_192" style:family="text"/>
    <style:style style:name="T1927_193" style:family="text"/>
    <style:style style:name="T1927_194" style:family="text"/>
    <style:style style:name="T1927_195" style:family="text"/>
    <style:style style:name="T1927_196" style:family="text"/>
    <style:style style:name="T1927_197" style:family="text"/>
    <style:style style:name="T1927_198" style:family="text"/>
    <style:style style:name="T1927_199" style:family="text"/>
    <style:style style:name="T1927_200" style:family="text"/>
    <style:style style:name="T1927_201" style:family="text"/>
    <style:style style:name="T1927_202" style:family="text"/>
    <style:style style:name="T1927_203" style:family="text"/>
    <style:style style:name="T1927_204" style:family="text"/>
    <style:style style:name="T1927_205" style:family="text"/>
    <style:style style:name="T1927_206" style:family="text"/>
    <style:style style:name="T1927_207" style:family="text"/>
    <style:style style:name="T1927_208" style:family="text"/>
    <style:style style:name="T1927_209" style:family="text"/>
    <style:style style:name="T1927_210" style:family="text"/>
    <style:style style:name="T1927_211" style:family="text"/>
    <style:style style:name="T1927_212" style:family="text"/>
    <style:style style:name="T1927_213" style:family="text"/>
    <style:style style:name="T1927_214" style:family="text"/>
    <style:style style:name="T1927_215" style:family="text"/>
    <style:style style:name="T1927_216" style:family="text"/>
    <style:style style:name="T1927_217" style:family="text"/>
    <style:style style:name="T1927_218" style:family="text"/>
    <style:style style:name="T1927_219" style:family="text"/>
    <style:style style:name="T1927_220" style:family="text"/>
    <style:style style:name="T1927_221" style:family="text"/>
    <style:style style:name="T1927_222" style:family="text"/>
    <style:style style:name="T1927_223" style:family="text"/>
    <style:style style:name="T1927_224" style:family="text"/>
    <style:style style:name="T1927_225" style:family="text"/>
    <style:style style:name="T1927_226" style:family="text"/>
    <style:style style:name="T1927_227" style:family="text"/>
    <style:style style:name="T1927_228" style:family="text"/>
    <style:style style:name="T1927_229" style:family="text"/>
    <style:style style:name="T1927_230" style:family="text"/>
    <style:style style:name="T1927_231" style:family="text"/>
    <style:style style:name="T1927_232" style:family="text"/>
    <style:style style:name="T1927_233" style:family="text"/>
    <style:style style:name="T1927_234" style:family="text"/>
    <style:style style:name="T1927_235" style:family="text"/>
    <style:style style:name="T1927_236" style:family="text"/>
    <style:style style:name="T1927_237" style:family="text"/>
    <style:style style:name="T1927_238" style:family="text"/>
    <style:style style:name="T1927_239" style:family="text"/>
    <style:style style:name="T1927_240" style:family="text"/>
    <style:style style:name="T1927_241" style:family="text"/>
    <style:style style:name="T1927_242" style:family="text"/>
    <style:style style:name="T1927_243" style:family="text"/>
    <style:style style:name="T1927_244" style:family="text"/>
    <style:style style:name="T1927_245" style:family="text"/>
    <style:style style:name="T1927_246" style:family="text"/>
    <style:style style:name="T1927_247" style:family="text"/>
    <style:style style:name="T1927_248" style:family="text"/>
    <style:style style:name="T1927_249" style:family="text"/>
    <style:style style:name="T1927_250" style:family="text"/>
    <style:style style:name="T1927_251" style:family="text"/>
    <style:style style:name="T1927_252" style:family="text"/>
    <style:style style:name="T1927_253" style:family="text"/>
    <style:style style:name="T1927_254" style:family="text"/>
    <style:style style:name="T1927_255" style:family="text"/>
    <style:style style:name="T1927_256" style:family="text"/>
    <style:style style:name="T1927_257" style:family="text"/>
    <style:style style:name="T1927_258" style:family="text"/>
    <style:style style:name="T1927_259" style:family="text"/>
    <style:style style:name="T1927_260" style:family="text"/>
    <style:style style:name="T1927_261" style:family="text"/>
    <style:style style:name="P1928" style:family="paragraph" style:parent-style-name="Standard">
      <style:paragraph-properties fo:break-before="auto" fo:line-height="100%" style:writing-mode="lr-tb"/>
    </style:style>
    <style:style style:name="T1928_1" style:family="text"/>
    <style:style style:name="T1928_2" style:family="text"/>
    <style:style style:name="T1928_3" style:family="text"/>
    <style:style style:name="T1928_4" style:family="text"/>
    <style:style style:name="P1929" style:family="paragraph" style:parent-style-name="Standard">
      <style:paragraph-properties fo:break-before="auto" fo:line-height="100%" style:writing-mode="lr-tb"/>
    </style:style>
    <style:style style:name="P1930" style:family="paragraph" style:parent-style-name="Standard">
      <style:paragraph-properties fo:break-before="auto" fo:line-height="100%" style:writing-mode="lr-tb"/>
    </style:style>
    <style:style style:name="T1930_1" style:family="text"/>
    <style:style style:name="T1930_2" style:family="text"/>
    <style:style style:name="T1930_3" style:family="text"/>
    <style:style style:name="T1930_4" style:family="text"/>
    <style:style style:name="T1930_5" style:family="text"/>
    <style:style style:name="P1931" style:family="paragraph" style:parent-style-name="Standard">
      <style:paragraph-properties fo:break-before="auto" fo:line-height="100%" style:writing-mode="lr-tb"/>
    </style:style>
    <style:style style:name="P1932" style:family="paragraph" style:parent-style-name="Standard">
      <style:paragraph-properties fo:break-before="auto" fo:line-height="100%" style:writing-mode="lr-tb"/>
    </style:style>
    <style:style style:name="T1932_1" style:family="text"/>
    <style:style style:name="T1932_2" style:family="text"/>
    <style:style style:name="T1932_3" style:family="text"/>
    <style:style style:name="T1932_4" style:family="text"/>
    <style:style style:name="T1932_5" style:family="text"/>
    <style:style style:name="T1932_6" style:family="text"/>
    <style:style style:name="T1932_7" style:family="text"/>
    <style:style style:name="T1932_8" style:family="text"/>
    <style:style style:name="T1932_9" style:family="text"/>
    <style:style style:name="T1932_10" style:family="text"/>
    <style:style style:name="T1932_11" style:family="text"/>
    <style:style style:name="P1933" style:family="paragraph" style:parent-style-name="Standard">
      <style:paragraph-properties fo:break-before="auto" fo:line-height="100%" style:writing-mode="lr-tb"/>
    </style:style>
    <style:style style:name="P1934" style:family="paragraph" style:parent-style-name="Standard">
      <style:paragraph-properties fo:break-before="auto" fo:line-height="100%" style:writing-mode="lr-tb"/>
    </style:style>
    <style:style style:name="T1934_1" style:family="text"/>
    <style:style style:name="T1934_2" style:family="text"/>
    <style:style style:name="T1934_3" style:family="text"/>
    <style:style style:name="T1934_4" style:family="text"/>
    <style:style style:name="T1934_5" style:family="text"/>
    <style:style style:name="T1934_6" style:family="text"/>
    <style:style style:name="T1934_7" style:family="text"/>
    <style:style style:name="T1934_8" style:family="text"/>
    <style:style style:name="T1934_9" style:family="text"/>
    <style:style style:name="P1935" style:family="paragraph" style:parent-style-name="Standard">
      <style:paragraph-properties fo:break-before="auto" fo:line-height="100%" style:writing-mode="lr-tb"/>
    </style:style>
    <style:style style:name="P1936" style:family="paragraph" style:parent-style-name="Standard">
      <style:paragraph-properties fo:break-before="auto" fo:line-height="100%" style:writing-mode="lr-tb"/>
    </style:style>
    <style:style style:name="T1936_1" style:family="text"/>
    <style:style style:name="T1936_2" style:family="text"/>
    <style:style style:name="P1937" style:family="paragraph" style:parent-style-name="Standard">
      <style:paragraph-properties fo:break-before="auto" fo:line-height="100%" style:writing-mode="lr-tb"/>
    </style:style>
    <style:style style:name="P1938" style:family="paragraph" style:parent-style-name="Standard">
      <style:paragraph-properties fo:break-before="auto" fo:line-height="100%" style:writing-mode="lr-tb"/>
    </style:style>
    <style:style style:name="T1938_1" style:family="text"/>
    <style:style style:name="P1939" style:family="paragraph" style:parent-style-name="Standard">
      <style:paragraph-properties fo:break-before="auto" fo:line-height="100%" style:writing-mode="lr-tb"/>
    </style:style>
    <style:style style:name="P1940" style:family="paragraph" style:parent-style-name="Standard">
      <style:paragraph-properties fo:break-before="auto" fo:line-height="100%" style:writing-mode="lr-tb"/>
    </style:style>
    <style:style style:name="T1940_1" style:family="text"/>
    <style:style style:name="P1941" style:family="paragraph" style:parent-style-name="Standard">
      <style:paragraph-properties fo:break-before="auto" fo:line-height="100%" style:writing-mode="lr-tb"/>
    </style:style>
    <style:style style:name="P1942" style:family="paragraph" style:parent-style-name="Standard">
      <style:paragraph-properties fo:break-before="auto" fo:line-height="100%" style:writing-mode="lr-tb"/>
    </style:style>
    <style:style style:name="T1942_1" style:family="text"/>
    <style:style style:name="T1942_2" style:family="text"/>
    <style:style style:name="T1942_3" style:family="text"/>
    <style:style style:name="T1942_4" style:family="text"/>
    <style:style style:name="T1942_5" style:family="text"/>
    <style:style style:name="T1942_6" style:family="text"/>
    <style:style style:name="T1942_7" style:family="text"/>
    <style:style style:name="T1942_8" style:family="text"/>
    <style:style style:name="T1942_9" style:family="text"/>
    <style:style style:name="T1942_10" style:family="text"/>
    <style:style style:name="T1942_11" style:family="text"/>
    <style:style style:name="T1942_12" style:family="text"/>
    <style:style style:name="T1942_13" style:family="text"/>
    <style:style style:name="T1942_14" style:family="text"/>
    <style:style style:name="T1942_15" style:family="text"/>
    <style:style style:name="T1942_16" style:family="text"/>
    <style:style style:name="T1942_17" style:family="text"/>
    <style:style style:name="T1942_18" style:family="text"/>
    <style:style style:name="T1942_19" style:family="text"/>
    <style:style style:name="T1942_20" style:family="text"/>
    <style:style style:name="T1942_21" style:family="text"/>
    <style:style style:name="T1942_22" style:family="text"/>
    <style:style style:name="T1942_23" style:family="text"/>
    <style:style style:name="T1942_24" style:family="text"/>
    <style:style style:name="T1942_25" style:family="text"/>
    <style:style style:name="T1942_26" style:family="text"/>
    <style:style style:name="T1942_27" style:family="text"/>
    <style:style style:name="T1942_28" style:family="text"/>
    <style:style style:name="T1942_29" style:family="text"/>
    <style:style style:name="T1942_30" style:family="text"/>
    <style:style style:name="T1942_31" style:family="text"/>
    <style:style style:name="T1942_32" style:family="text"/>
    <style:style style:name="T1942_33" style:family="text"/>
    <style:style style:name="T1942_34" style:family="text"/>
    <style:style style:name="T1942_35" style:family="text"/>
    <style:style style:name="T1942_36" style:family="text"/>
    <style:style style:name="T1942_37" style:family="text"/>
    <style:style style:name="T1942_38" style:family="text"/>
    <style:style style:name="T1942_39" style:family="text"/>
    <style:style style:name="T1942_40" style:family="text"/>
    <style:style style:name="T1942_41" style:family="text"/>
    <style:style style:name="T1942_42" style:family="text"/>
    <style:style style:name="T1942_43" style:family="text"/>
    <style:style style:name="T1942_44" style:family="text"/>
    <style:style style:name="T1942_45" style:family="text"/>
    <style:style style:name="T1942_46" style:family="text"/>
    <style:style style:name="T1942_47" style:family="text"/>
    <style:style style:name="T1942_48" style:family="text"/>
    <style:style style:name="T1942_49" style:family="text"/>
    <style:style style:name="T1942_50" style:family="text"/>
    <style:style style:name="T1942_51" style:family="text"/>
    <style:style style:name="T1942_52" style:family="text"/>
    <style:style style:name="T1942_53" style:family="text"/>
    <style:style style:name="T1942_54" style:family="text"/>
    <style:style style:name="T1942_55" style:family="text"/>
    <style:style style:name="T1942_56" style:family="text"/>
    <style:style style:name="T1942_57" style:family="text"/>
    <style:style style:name="T1942_58" style:family="text"/>
    <style:style style:name="T1942_59" style:family="text"/>
    <style:style style:name="T1942_60" style:family="text"/>
    <style:style style:name="T1942_61" style:family="text"/>
    <style:style style:name="T1942_62" style:family="text"/>
    <style:style style:name="T1942_63" style:family="text"/>
    <style:style style:name="T1942_64" style:family="text"/>
    <style:style style:name="T1942_65" style:family="text"/>
    <style:style style:name="T1942_66" style:family="text"/>
    <style:style style:name="T1942_67" style:family="text"/>
    <style:style style:name="T1942_68" style:family="text"/>
    <style:style style:name="T1942_69" style:family="text"/>
    <style:style style:name="T1942_70" style:family="text"/>
    <style:style style:name="T1942_71" style:family="text"/>
    <style:style style:name="T1942_72" style:family="text"/>
    <style:style style:name="T1942_73" style:family="text"/>
    <style:style style:name="T1942_74" style:family="text"/>
    <style:style style:name="T1942_75" style:family="text"/>
    <style:style style:name="T1942_76" style:family="text"/>
    <style:style style:name="T1942_77" style:family="text"/>
    <style:style style:name="T1942_78" style:family="text"/>
    <style:style style:name="T1942_79" style:family="text"/>
    <style:style style:name="T1942_80" style:family="text"/>
    <style:style style:name="T1942_81" style:family="text"/>
    <style:style style:name="T1942_82" style:family="text"/>
    <style:style style:name="T1942_83" style:family="text"/>
    <style:style style:name="T1942_84" style:family="text"/>
    <style:style style:name="T1942_85" style:family="text"/>
    <style:style style:name="T1942_86" style:family="text"/>
    <style:style style:name="T1942_87" style:family="text"/>
    <style:style style:name="T1942_88" style:family="text"/>
    <style:style style:name="T1942_89" style:family="text"/>
    <style:style style:name="T1942_90" style:family="text"/>
    <style:style style:name="T1942_91" style:family="text"/>
    <style:style style:name="T1942_92" style:family="text"/>
    <style:style style:name="T1942_93" style:family="text"/>
    <style:style style:name="T1942_94" style:family="text"/>
    <style:style style:name="T1942_95" style:family="text"/>
    <style:style style:name="T1942_96" style:family="text"/>
    <style:style style:name="T1942_97" style:family="text"/>
    <style:style style:name="T1942_98" style:family="text"/>
    <style:style style:name="T1942_99" style:family="text"/>
    <style:style style:name="T1942_100" style:family="text"/>
    <style:style style:name="T1942_101" style:family="text"/>
    <style:style style:name="T1942_102" style:family="text"/>
    <style:style style:name="T1942_103" style:family="text"/>
    <style:style style:name="T1942_104" style:family="text"/>
    <style:style style:name="T1942_105" style:family="text"/>
    <style:style style:name="T1942_106" style:family="text"/>
    <style:style style:name="T1942_107" style:family="text"/>
    <style:style style:name="T1942_108" style:family="text"/>
    <style:style style:name="T1942_109" style:family="text"/>
    <style:style style:name="T1942_110" style:family="text"/>
    <style:style style:name="T1942_111" style:family="text"/>
    <style:style style:name="T1942_112" style:family="text"/>
    <style:style style:name="T1942_113" style:family="text"/>
    <style:style style:name="T1942_114" style:family="text"/>
    <style:style style:name="T1942_115" style:family="text"/>
    <style:style style:name="T1942_116" style:family="text"/>
    <style:style style:name="T1942_117" style:family="text"/>
    <style:style style:name="T1942_118" style:family="text"/>
    <style:style style:name="T1942_119" style:family="text"/>
    <style:style style:name="T1942_120" style:family="text"/>
    <style:style style:name="T1942_121" style:family="text"/>
    <style:style style:name="T1942_122" style:family="text"/>
    <style:style style:name="T1942_123" style:family="text"/>
    <style:style style:name="T1942_124" style:family="text"/>
    <style:style style:name="T1942_125" style:family="text"/>
    <style:style style:name="T1942_126" style:family="text"/>
    <style:style style:name="T1942_127" style:family="text"/>
    <style:style style:name="T1942_128" style:family="text"/>
    <style:style style:name="T1942_129" style:family="text"/>
    <style:style style:name="T1942_130" style:family="text"/>
    <style:style style:name="T1942_131" style:family="text"/>
    <style:style style:name="T1942_132" style:family="text"/>
    <style:style style:name="T1942_133" style:family="text"/>
    <style:style style:name="T1942_134" style:family="text"/>
    <style:style style:name="T1942_135" style:family="text"/>
    <style:style style:name="T1942_136" style:family="text"/>
    <style:style style:name="T1942_137" style:family="text"/>
    <style:style style:name="T1942_138" style:family="text"/>
    <style:style style:name="T1942_139" style:family="text"/>
    <style:style style:name="T1942_140" style:family="text"/>
    <style:style style:name="T1942_141" style:family="text"/>
    <style:style style:name="T1942_142" style:family="text"/>
    <style:style style:name="T1942_143" style:family="text"/>
    <style:style style:name="T1942_144" style:family="text"/>
    <style:style style:name="T1942_145" style:family="text"/>
    <style:style style:name="T1942_146" style:family="text"/>
    <style:style style:name="T1942_147" style:family="text"/>
    <style:style style:name="T1942_148" style:family="text"/>
    <style:style style:name="T1942_149" style:family="text"/>
    <style:style style:name="T1942_150" style:family="text"/>
    <style:style style:name="T1942_151" style:family="text"/>
    <style:style style:name="T1942_152" style:family="text"/>
    <style:style style:name="T1942_153" style:family="text"/>
    <style:style style:name="T1942_154" style:family="text"/>
    <style:style style:name="T1942_155" style:family="text"/>
    <style:style style:name="T1942_156" style:family="text"/>
    <style:style style:name="T1942_157" style:family="text"/>
    <style:style style:name="T1942_158" style:family="text"/>
    <style:style style:name="T1942_159" style:family="text"/>
    <style:style style:name="T1942_160" style:family="text"/>
    <style:style style:name="T1942_161" style:family="text"/>
    <style:style style:name="T1942_162" style:family="text"/>
    <style:style style:name="T1942_163" style:family="text"/>
    <style:style style:name="T1942_164" style:family="text"/>
    <style:style style:name="T1942_165" style:family="text"/>
    <style:style style:name="T1942_166" style:family="text"/>
    <style:style style:name="T1942_167" style:family="text"/>
    <style:style style:name="T1942_168" style:family="text"/>
    <style:style style:name="T1942_169" style:family="text"/>
    <style:style style:name="T1942_170" style:family="text"/>
    <style:style style:name="T1942_171" style:family="text"/>
    <style:style style:name="T1942_172" style:family="text"/>
    <style:style style:name="T1942_173" style:family="text"/>
    <style:style style:name="T1942_174" style:family="text"/>
    <style:style style:name="T1942_175" style:family="text"/>
    <style:style style:name="T1942_176" style:family="text"/>
    <style:style style:name="T1942_177" style:family="text"/>
    <style:style style:name="T1942_178" style:family="text"/>
    <style:style style:name="T1942_179" style:family="text"/>
    <style:style style:name="T1942_180" style:family="text"/>
    <style:style style:name="T1942_181" style:family="text"/>
    <style:style style:name="T1942_182" style:family="text"/>
    <style:style style:name="T1942_183" style:family="text"/>
    <style:style style:name="T1942_184" style:family="text"/>
    <style:style style:name="T1942_185" style:family="text"/>
    <style:style style:name="T1942_186" style:family="text"/>
    <style:style style:name="T1942_187" style:family="text"/>
    <style:style style:name="T1942_188" style:family="text"/>
    <style:style style:name="T1942_189" style:family="text"/>
    <style:style style:name="T1942_190" style:family="text"/>
    <style:style style:name="T1942_191" style:family="text"/>
    <style:style style:name="T1942_192" style:family="text"/>
    <style:style style:name="T1942_193" style:family="text"/>
    <style:style style:name="T1942_194" style:family="text"/>
    <style:style style:name="T1942_195" style:family="text"/>
    <style:style style:name="T1942_196" style:family="text"/>
    <style:style style:name="T1942_197" style:family="text"/>
    <style:style style:name="T1942_198" style:family="text"/>
    <style:style style:name="T1942_199" style:family="text"/>
    <style:style style:name="T1942_200" style:family="text"/>
    <style:style style:name="T1942_201" style:family="text"/>
    <style:style style:name="T1942_202" style:family="text"/>
    <style:style style:name="T1942_203" style:family="text"/>
    <style:style style:name="T1942_204" style:family="text"/>
    <style:style style:name="T1942_205" style:family="text"/>
    <style:style style:name="T1942_206" style:family="text"/>
    <style:style style:name="T1942_207" style:family="text"/>
    <style:style style:name="T1942_208" style:family="text"/>
    <style:style style:name="T1942_209" style:family="text"/>
    <style:style style:name="T1942_210" style:family="text"/>
    <style:style style:name="T1942_211" style:family="text"/>
    <style:style style:name="T1942_212" style:family="text"/>
    <style:style style:name="T1942_213" style:family="text"/>
    <style:style style:name="T1942_214" style:family="text"/>
    <style:style style:name="T1942_215" style:family="text"/>
    <style:style style:name="T1942_216" style:family="text"/>
    <style:style style:name="T1942_217" style:family="text"/>
    <style:style style:name="T1942_218" style:family="text"/>
    <style:style style:name="T1942_219" style:family="text"/>
    <style:style style:name="T1942_220" style:family="text"/>
    <style:style style:name="T1942_221" style:family="text"/>
    <style:style style:name="T1942_222" style:family="text"/>
    <style:style style:name="T1942_223" style:family="text"/>
    <style:style style:name="T1942_224" style:family="text"/>
    <style:style style:name="T1942_225" style:family="text"/>
    <style:style style:name="T1942_226" style:family="text"/>
    <style:style style:name="T1942_227" style:family="text"/>
    <style:style style:name="T1942_228" style:family="text"/>
    <style:style style:name="T1942_229" style:family="text"/>
    <style:style style:name="T1942_230" style:family="text"/>
    <style:style style:name="T1942_231" style:family="text"/>
    <style:style style:name="T1942_232" style:family="text"/>
    <style:style style:name="T1942_233" style:family="text"/>
    <style:style style:name="T1942_234" style:family="text"/>
    <style:style style:name="T1942_235" style:family="text"/>
    <style:style style:name="T1942_236" style:family="text"/>
    <style:style style:name="T1942_237" style:family="text"/>
    <style:style style:name="T1942_238" style:family="text"/>
    <style:style style:name="T1942_239" style:family="text"/>
    <style:style style:name="T1942_240" style:family="text"/>
    <style:style style:name="T1942_241" style:family="text"/>
    <style:style style:name="T1942_242" style:family="text"/>
    <style:style style:name="T1942_243" style:family="text"/>
    <style:style style:name="T1942_244" style:family="text"/>
    <style:style style:name="T1942_245" style:family="text"/>
    <style:style style:name="T1942_246" style:family="text"/>
    <style:style style:name="T1942_247" style:family="text"/>
    <style:style style:name="T1942_248" style:family="text"/>
    <style:style style:name="T1942_249" style:family="text"/>
    <style:style style:name="T1942_250" style:family="text"/>
    <style:style style:name="T1942_251" style:family="text"/>
    <style:style style:name="T1942_252" style:family="text"/>
    <style:style style:name="T1942_253" style:family="text"/>
    <style:style style:name="T1942_254" style:family="text"/>
    <style:style style:name="T1942_255" style:family="text"/>
    <style:style style:name="T1942_256" style:family="text"/>
    <style:style style:name="T1942_257" style:family="text"/>
    <style:style style:name="T1942_258" style:family="text"/>
    <style:style style:name="T1942_259" style:family="text"/>
    <style:style style:name="T1942_260" style:family="text"/>
    <style:style style:name="T1942_261" style:family="text"/>
    <style:style style:name="T1942_262" style:family="text"/>
    <style:style style:name="T1942_263" style:family="text"/>
    <style:style style:name="T1942_264" style:family="text"/>
    <style:style style:name="T1942_265" style:family="text"/>
    <style:style style:name="T1942_266" style:family="text"/>
    <style:style style:name="T1942_267" style:family="text"/>
    <style:style style:name="T1942_268" style:family="text"/>
    <style:style style:name="T1942_269" style:family="text"/>
    <style:style style:name="T1942_270" style:family="text"/>
    <style:style style:name="T1942_271" style:family="text"/>
    <style:style style:name="T1942_272" style:family="text"/>
    <style:style style:name="T1942_273" style:family="text"/>
    <style:style style:name="T1942_274" style:family="text"/>
    <style:style style:name="T1942_275" style:family="text"/>
    <style:style style:name="T1942_276" style:family="text"/>
    <style:style style:name="T1942_277" style:family="text"/>
    <style:style style:name="T1942_278" style:family="text"/>
    <style:style style:name="T1942_279" style:family="text"/>
    <style:style style:name="T1942_280" style:family="text"/>
    <style:style style:name="T1942_281" style:family="text"/>
    <style:style style:name="T1942_282" style:family="text"/>
    <style:style style:name="T1942_283" style:family="text"/>
    <style:style style:name="T1942_284" style:family="text"/>
    <style:style style:name="T1942_285" style:family="text"/>
    <style:style style:name="T1942_286" style:family="text"/>
    <style:style style:name="T1942_287" style:family="text"/>
    <style:style style:name="T1942_288" style:family="text"/>
    <style:style style:name="T1942_289" style:family="text"/>
    <style:style style:name="T1942_290" style:family="text"/>
    <style:style style:name="T1942_291" style:family="text"/>
    <style:style style:name="T1942_292" style:family="text"/>
    <style:style style:name="T1942_293" style:family="text"/>
    <style:style style:name="T1942_294" style:family="text"/>
    <style:style style:name="T1942_295" style:family="text"/>
    <style:style style:name="T1942_296" style:family="text"/>
    <style:style style:name="T1942_297" style:family="text"/>
    <style:style style:name="T1942_298" style:family="text"/>
    <style:style style:name="T1942_299" style:family="text"/>
    <style:style style:name="T1942_300" style:family="text"/>
    <style:style style:name="T1942_301" style:family="text"/>
    <style:style style:name="T1942_302" style:family="text"/>
    <style:style style:name="T1942_303" style:family="text"/>
    <style:style style:name="T1942_304" style:family="text"/>
    <style:style style:name="T1942_305" style:family="text"/>
    <style:style style:name="T1942_306" style:family="text"/>
    <style:style style:name="T1942_307" style:family="text"/>
    <style:style style:name="T1942_308" style:family="text"/>
    <style:style style:name="T1942_309" style:family="text"/>
    <style:style style:name="T1942_310" style:family="text"/>
    <style:style style:name="T1942_311" style:family="text"/>
    <style:style style:name="T1942_312" style:family="text"/>
    <style:style style:name="T1942_313" style:family="text"/>
    <style:style style:name="T1942_314" style:family="text"/>
    <style:style style:name="T1942_315" style:family="text"/>
    <style:style style:name="T1942_316" style:family="text"/>
    <style:style style:name="T1942_317" style:family="text"/>
    <style:style style:name="T1942_318" style:family="text"/>
    <style:style style:name="T1942_319" style:family="text"/>
    <style:style style:name="T1942_320" style:family="text"/>
    <style:style style:name="T1942_321" style:family="text"/>
    <style:style style:name="T1942_322" style:family="text"/>
    <style:style style:name="T1942_323" style:family="text"/>
    <style:style style:name="T1942_324" style:family="text"/>
    <style:style style:name="T1942_325" style:family="text"/>
    <style:style style:name="T1942_326" style:family="text"/>
    <style:style style:name="T1942_327" style:family="text"/>
    <style:style style:name="T1942_328" style:family="text"/>
    <style:style style:name="T1942_329" style:family="text"/>
    <style:style style:name="T1942_330" style:family="text"/>
    <style:style style:name="T1942_331" style:family="text"/>
    <style:style style:name="T1942_332" style:family="text"/>
    <style:style style:name="T1942_333" style:family="text"/>
    <style:style style:name="T1942_334" style:family="text"/>
    <style:style style:name="T1942_335" style:family="text"/>
    <style:style style:name="T1942_336" style:family="text"/>
    <style:style style:name="T1942_337" style:family="text"/>
    <style:style style:name="T1942_338" style:family="text"/>
    <style:style style:name="T1942_339" style:family="text"/>
    <style:style style:name="T1942_340" style:family="text"/>
    <style:style style:name="T1942_341" style:family="text"/>
    <style:style style:name="T1942_342" style:family="text"/>
    <style:style style:name="T1942_343" style:family="text"/>
    <style:style style:name="T1942_344" style:family="text"/>
    <style:style style:name="T1942_345" style:family="text"/>
    <style:style style:name="T1942_346" style:family="text"/>
    <style:style style:name="T1942_347" style:family="text"/>
    <style:style style:name="T1942_348" style:family="text"/>
    <style:style style:name="T1942_349" style:family="text"/>
    <style:style style:name="T1942_350" style:family="text"/>
    <style:style style:name="T1942_351" style:family="text"/>
    <style:style style:name="T1942_352" style:family="text"/>
    <style:style style:name="T1942_353" style:family="text"/>
    <style:style style:name="T1942_354" style:family="text"/>
    <style:style style:name="T1942_355" style:family="text"/>
    <style:style style:name="T1942_356" style:family="text"/>
    <style:style style:name="T1942_357" style:family="text"/>
    <style:style style:name="T1942_358" style:family="text"/>
    <style:style style:name="T1942_359" style:family="text"/>
    <style:style style:name="T1942_360" style:family="text"/>
    <style:style style:name="T1942_361" style:family="text"/>
    <style:style style:name="T1942_362" style:family="text"/>
    <style:style style:name="T1942_363" style:family="text"/>
    <style:style style:name="T1942_364" style:family="text"/>
    <style:style style:name="P1943" style:family="paragraph" style:parent-style-name="Standard">
      <style:paragraph-properties fo:break-before="auto" fo:line-height="100%" style:writing-mode="lr-tb"/>
    </style:style>
    <style:style style:name="P1944" style:family="paragraph" style:parent-style-name="Standard">
      <style:paragraph-properties fo:break-before="auto" fo:line-height="100%" style:writing-mode="lr-tb"/>
    </style:style>
    <style:style style:name="T1944_1" style:family="text"/>
    <style:style style:name="T1944_2" style:family="text"/>
    <style:style style:name="T1944_3" style:family="text"/>
    <style:style style:name="T1944_4" style:family="text"/>
    <style:style style:name="T1944_5" style:family="text"/>
    <style:style style:name="P1945" style:family="paragraph" style:parent-style-name="Standard">
      <style:paragraph-properties fo:break-before="auto" fo:line-height="100%" style:writing-mode="lr-tb"/>
    </style:style>
    <style:style style:name="P1946" style:family="paragraph" style:parent-style-name="Standard">
      <style:paragraph-properties fo:break-before="auto" fo:line-height="100%" style:writing-mode="lr-tb"/>
    </style:style>
    <style:style style:name="T1946_1" style:family="text"/>
    <style:style style:name="T1946_2" style:family="text"/>
    <style:style style:name="T1946_3" style:family="text"/>
    <style:style style:name="T1946_4" style:family="text"/>
    <style:style style:name="T1946_5" style:family="text"/>
    <style:style style:name="T1946_6" style:family="text"/>
    <style:style style:name="T1946_7" style:family="text"/>
    <style:style style:name="T1946_8" style:family="text"/>
    <style:style style:name="P1947" style:family="paragraph" style:parent-style-name="Standard">
      <style:paragraph-properties fo:break-before="auto" fo:line-height="100%" style:writing-mode="lr-tb"/>
    </style:style>
    <style:style style:name="P1948" style:family="paragraph" style:parent-style-name="Standard">
      <style:paragraph-properties fo:break-before="auto" fo:line-height="100%" style:writing-mode="lr-tb"/>
    </style:style>
    <style:style style:name="T1948_1" style:family="text"/>
    <style:style style:name="P1949" style:family="paragraph" style:parent-style-name="Standard">
      <style:paragraph-properties fo:break-before="auto" fo:line-height="100%" style:writing-mode="lr-tb"/>
    </style:style>
    <style:style style:name="P1950" style:family="paragraph" style:parent-style-name="Standard">
      <style:paragraph-properties fo:break-before="auto" fo:line-height="100%" style:writing-mode="lr-tb"/>
    </style:style>
    <style:style style:name="T1950_1" style:family="text"/>
    <style:style style:name="T1950_2" style:family="text"/>
    <style:style style:name="T1950_3" style:family="text"/>
    <style:style style:name="T1950_4" style:family="text"/>
    <style:style style:name="T1950_5" style:family="text"/>
    <style:style style:name="T1950_6" style:family="text"/>
    <style:style style:name="T1950_7" style:family="text"/>
    <style:style style:name="T1950_8" style:family="text"/>
    <style:style style:name="T1950_9" style:family="text"/>
    <style:style style:name="T1950_10" style:family="text"/>
    <style:style style:name="T1950_11" style:family="text"/>
    <style:style style:name="T1950_12" style:family="text"/>
    <style:style style:name="T1950_13" style:family="text"/>
    <style:style style:name="T1950_14" style:family="text"/>
    <style:style style:name="T1950_15" style:family="text"/>
    <style:style style:name="T1950_16" style:family="text"/>
    <style:style style:name="T1950_17" style:family="text"/>
    <style:style style:name="T1950_18" style:family="text"/>
    <style:style style:name="T1950_19" style:family="text"/>
    <style:style style:name="T1950_20" style:family="text"/>
    <style:style style:name="T1950_21" style:family="text"/>
    <style:style style:name="T1950_22" style:family="text"/>
    <style:style style:name="T1950_23" style:family="text"/>
    <style:style style:name="T1950_24" style:family="text"/>
    <style:style style:name="T1950_25" style:family="text"/>
    <style:style style:name="T1950_26" style:family="text"/>
    <style:style style:name="T1950_27" style:family="text"/>
    <style:style style:name="T1950_28" style:family="text"/>
    <style:style style:name="T1950_29" style:family="text"/>
    <style:style style:name="T1950_30" style:family="text"/>
    <style:style style:name="T1950_31" style:family="text"/>
    <style:style style:name="T1950_32" style:family="text"/>
    <style:style style:name="T1950_33" style:family="text"/>
    <style:style style:name="T1950_34" style:family="text"/>
    <style:style style:name="T1950_35" style:family="text"/>
    <style:style style:name="T1950_36" style:family="text"/>
    <style:style style:name="P1951" style:family="paragraph" style:parent-style-name="Standard">
      <style:paragraph-properties fo:break-before="auto" fo:line-height="100%" style:writing-mode="lr-tb"/>
    </style:style>
    <style:style style:name="P1952" style:family="paragraph" style:parent-style-name="Standard">
      <style:paragraph-properties fo:break-before="auto" fo:line-height="100%" style:writing-mode="lr-tb"/>
    </style:style>
    <style:style style:name="T1952_1" style:family="text"/>
    <style:style style:name="P1953" style:family="paragraph" style:parent-style-name="Standard">
      <style:paragraph-properties fo:break-before="auto" fo:line-height="100%" style:writing-mode="lr-tb"/>
    </style:style>
    <style:style style:name="P1954" style:family="paragraph" style:parent-style-name="Standard">
      <style:paragraph-properties fo:break-before="auto" fo:line-height="100%" style:writing-mode="lr-tb"/>
    </style:style>
    <style:style style:name="T1954_1" style:family="text"/>
    <style:style style:name="P1955" style:family="paragraph" style:parent-style-name="Standard">
      <style:paragraph-properties fo:break-before="auto" fo:line-height="100%" style:writing-mode="lr-tb"/>
    </style:style>
    <style:style style:name="T1955_1" style:family="text"/>
    <style:style style:name="P1956" style:family="paragraph" style:parent-style-name="Standard">
      <style:paragraph-properties fo:break-before="auto" fo:line-height="100%" style:writing-mode="lr-tb"/>
    </style:style>
    <style:style style:name="P1957" style:family="paragraph" style:parent-style-name="Standard">
      <style:paragraph-properties fo:break-before="auto" fo:line-height="100%" style:writing-mode="lr-tb"/>
    </style:style>
    <style:style style:name="T1957_1" style:family="text"/>
    <style:style style:name="P1958" style:family="paragraph" style:parent-style-name="Standard">
      <style:paragraph-properties fo:break-before="auto" fo:line-height="100%" style:writing-mode="lr-tb"/>
    </style:style>
    <style:style style:name="P1959" style:family="paragraph" style:parent-style-name="Standard">
      <style:paragraph-properties fo:break-before="auto" fo:line-height="100%" style:writing-mode="lr-tb"/>
    </style:style>
    <style:style style:name="T1959_1" style:family="text"/>
    <style:style style:name="P1960" style:family="paragraph" style:parent-style-name="Standard">
      <style:paragraph-properties fo:break-before="auto" fo:line-height="100%" style:writing-mode="lr-tb"/>
    </style:style>
    <style:style style:name="T1960_1" style:family="text"/>
    <style:style style:name="P1961" style:family="paragraph" style:parent-style-name="Standard">
      <style:paragraph-properties fo:break-before="auto" fo:line-height="100%" style:writing-mode="lr-tb"/>
    </style:style>
    <style:style style:name="P1962" style:family="paragraph" style:parent-style-name="Standard">
      <style:paragraph-properties fo:break-before="auto" fo:line-height="100%" style:writing-mode="lr-tb"/>
    </style:style>
    <style:style style:name="T1962_1" style:family="text"/>
    <style:style style:name="P1963" style:family="paragraph" style:parent-style-name="Standard">
      <style:paragraph-properties fo:break-before="auto" fo:line-height="100%" style:writing-mode="lr-tb"/>
    </style:style>
    <style:style style:name="T1963_1" style:family="text"/>
    <style:style style:name="P1964" style:family="paragraph" style:parent-style-name="Standard">
      <style:paragraph-properties fo:break-before="auto" fo:line-height="100%" style:writing-mode="lr-tb"/>
    </style:style>
    <style:style style:name="P1965" style:family="paragraph" style:parent-style-name="Standard">
      <style:paragraph-properties fo:break-before="auto" fo:line-height="100%" style:writing-mode="lr-tb"/>
    </style:style>
    <style:style style:name="T1965_1" style:family="text"/>
    <style:style style:name="P1966" style:family="paragraph" style:parent-style-name="Standard">
      <style:paragraph-properties fo:break-before="auto" fo:line-height="100%" style:writing-mode="lr-tb"/>
    </style:style>
    <style:style style:name="P1967" style:family="paragraph" style:parent-style-name="Standard">
      <style:paragraph-properties fo:break-before="auto" fo:line-height="100%" style:writing-mode="lr-tb"/>
    </style:style>
    <style:style style:name="T1967_1" style:family="text"/>
    <style:style style:name="P1968" style:family="paragraph" style:parent-style-name="Standard">
      <style:paragraph-properties fo:break-before="auto" fo:line-height="100%" style:writing-mode="lr-tb"/>
    </style:style>
    <style:style style:name="T1968_1" style:family="text"/>
    <style:style style:name="P1969" style:family="paragraph" style:parent-style-name="Standard">
      <style:paragraph-properties fo:break-before="auto" fo:line-height="100%" style:writing-mode="lr-tb"/>
    </style:style>
    <style:style style:name="P1970" style:family="paragraph" style:parent-style-name="Standard">
      <style:paragraph-properties fo:break-before="auto" fo:line-height="100%" style:writing-mode="lr-tb"/>
    </style:style>
    <style:style style:name="T1970_1" style:family="text"/>
    <style:style style:name="T1970_2" style:family="text"/>
    <style:style style:name="T1970_3" style:family="text"/>
    <style:style style:name="T1970_4" style:family="text"/>
    <style:style style:name="T1970_5" style:family="text"/>
    <style:style style:name="T1970_6" style:family="text"/>
    <style:style style:name="T1970_7" style:family="text"/>
    <style:style style:name="T1970_8" style:family="text"/>
    <style:style style:name="T1970_9" style:family="text"/>
    <style:style style:name="T1970_10" style:family="text"/>
    <style:style style:name="T1970_11" style:family="text"/>
    <style:style style:name="T1970_12" style:family="text"/>
    <style:style style:name="T1970_13" style:family="text"/>
    <style:style style:name="T1970_14" style:family="text"/>
    <style:style style:name="T1970_15" style:family="text"/>
    <style:style style:name="T1970_16" style:family="text"/>
    <style:style style:name="T1970_17" style:family="text"/>
    <style:style style:name="T1970_18" style:family="text"/>
    <style:style style:name="T1970_19" style:family="text"/>
    <style:style style:name="T1970_20" style:family="text"/>
    <style:style style:name="T1970_21" style:family="text"/>
    <style:style style:name="T1970_22" style:family="text"/>
    <style:style style:name="P1971" style:family="paragraph" style:parent-style-name="Standard">
      <style:paragraph-properties fo:break-before="auto" fo:line-height="100%" style:writing-mode="lr-tb"/>
    </style:style>
    <style:style style:name="T1971_1" style:family="text"/>
    <style:style style:name="P1972" style:family="paragraph" style:parent-style-name="Standard">
      <style:paragraph-properties fo:break-before="auto" fo:line-height="100%" style:writing-mode="lr-tb"/>
    </style:style>
    <style:style style:name="P1973" style:family="paragraph" style:parent-style-name="Standard">
      <style:paragraph-properties fo:break-before="auto" fo:line-height="100%" style:writing-mode="lr-tb"/>
    </style:style>
    <style:style style:name="T1973_1" style:family="text"/>
    <style:style style:name="P1974" style:family="paragraph" style:parent-style-name="Standard">
      <style:paragraph-properties fo:break-before="auto" fo:line-height="100%" style:writing-mode="lr-tb"/>
    </style:style>
    <style:style style:name="P1975" style:family="paragraph" style:parent-style-name="Standard">
      <style:paragraph-properties fo:break-before="auto" fo:line-height="100%" style:writing-mode="lr-tb"/>
    </style:style>
    <style:style style:name="T1975_1" style:family="text"/>
    <style:style style:name="P1976" style:family="paragraph" style:parent-style-name="Standard">
      <style:paragraph-properties fo:break-before="auto" fo:line-height="100%" style:writing-mode="lr-tb"/>
    </style:style>
    <style:style style:name="T1976_1" style:family="text"/>
    <style:style style:name="P1977" style:family="paragraph" style:parent-style-name="Standard">
      <style:paragraph-properties fo:break-before="auto" fo:line-height="100%" style:writing-mode="lr-tb"/>
    </style:style>
    <style:style style:name="P1978" style:family="paragraph" style:parent-style-name="Standard">
      <style:paragraph-properties fo:break-before="auto" fo:line-height="100%" style:writing-mode="lr-tb"/>
    </style:style>
    <style:style style:name="T1978_1" style:family="text"/>
    <style:style style:name="T1978_2" style:family="text"/>
    <style:style style:name="T1978_3" style:family="text"/>
    <style:style style:name="T1978_4" style:family="text"/>
    <style:style style:name="T1978_5" style:family="text"/>
    <style:style style:name="T1978_6" style:family="text"/>
    <style:style style:name="T1978_7" style:family="text"/>
    <style:style style:name="T1978_8" style:family="text"/>
    <style:style style:name="T1978_9" style:family="text"/>
    <style:style style:name="T1978_10" style:family="text"/>
    <style:style style:name="T1978_11" style:family="text"/>
    <style:style style:name="T1978_12" style:family="text"/>
    <style:style style:name="T1978_13" style:family="text"/>
    <style:style style:name="T1978_14" style:family="text"/>
    <style:style style:name="T1978_15" style:family="text"/>
    <style:style style:name="T1978_16" style:family="text"/>
    <style:style style:name="T1978_17" style:family="text"/>
    <style:style style:name="T1978_18" style:family="text"/>
    <style:style style:name="T1978_19" style:family="text"/>
    <style:style style:name="T1978_20" style:family="text"/>
    <style:style style:name="T1978_21" style:family="text"/>
    <style:style style:name="T1978_22" style:family="text"/>
    <style:style style:name="P1979" style:family="paragraph" style:parent-style-name="Standard">
      <style:paragraph-properties fo:break-before="auto" fo:line-height="100%" style:writing-mode="lr-tb"/>
    </style:style>
    <style:style style:name="T1979_1" style:family="text"/>
    <style:style style:name="P1980" style:family="paragraph" style:parent-style-name="Standard">
      <style:paragraph-properties fo:break-before="auto" fo:line-height="100%" style:writing-mode="lr-tb"/>
    </style:style>
    <style:style style:name="P1981" style:family="paragraph" style:parent-style-name="Standard">
      <style:paragraph-properties fo:break-before="auto" fo:line-height="100%" style:writing-mode="lr-tb"/>
    </style:style>
    <style:style style:name="T1981_1" style:family="text"/>
    <style:style style:name="P1982" style:family="paragraph" style:parent-style-name="Standard">
      <style:paragraph-properties fo:break-before="auto" fo:line-height="100%" style:writing-mode="lr-tb"/>
    </style:style>
    <style:style style:name="P1983" style:family="paragraph" style:parent-style-name="Standard">
      <style:paragraph-properties fo:break-before="auto" fo:line-height="100%" style:writing-mode="lr-tb"/>
    </style:style>
    <style:style style:name="T1983_1" style:family="text"/>
    <style:style style:name="P1984" style:family="paragraph" style:parent-style-name="Standard">
      <style:paragraph-properties fo:break-before="auto" fo:line-height="100%" style:writing-mode="lr-tb"/>
    </style:style>
    <style:style style:name="T1984_1" style:family="text"/>
    <style:style style:name="P1985" style:family="paragraph" style:parent-style-name="Standard">
      <style:paragraph-properties fo:break-before="auto" fo:line-height="100%" style:writing-mode="lr-tb"/>
    </style:style>
    <style:style style:name="P1986" style:family="paragraph" style:parent-style-name="Standard">
      <style:paragraph-properties fo:break-before="auto" fo:line-height="100%" style:writing-mode="lr-tb"/>
    </style:style>
    <style:style style:name="T1986_1" style:family="text"/>
    <style:style style:name="T1986_2" style:family="text"/>
    <style:style style:name="T1986_3" style:family="text"/>
    <style:style style:name="T1986_4" style:family="text"/>
    <style:style style:name="T1986_5" style:family="text"/>
    <style:style style:name="T1986_6" style:family="text"/>
    <style:style style:name="T1986_7" style:family="text"/>
    <style:style style:name="T1986_8" style:family="text"/>
    <style:style style:name="T1986_9" style:family="text"/>
    <style:style style:name="T1986_10" style:family="text"/>
    <style:style style:name="T1986_11" style:family="text"/>
    <style:style style:name="T1986_12" style:family="text"/>
    <style:style style:name="T1986_13" style:family="text"/>
    <style:style style:name="T1986_14" style:family="text"/>
    <style:style style:name="T1986_15" style:family="text"/>
    <style:style style:name="T1986_16" style:family="text"/>
    <style:style style:name="T1986_17" style:family="text"/>
    <style:style style:name="T1986_18" style:family="text"/>
    <style:style style:name="T1986_19" style:family="text"/>
    <style:style style:name="T1986_20" style:family="text"/>
    <style:style style:name="T1986_21" style:family="text"/>
    <style:style style:name="T1986_22" style:family="text"/>
    <style:style style:name="P1987" style:family="paragraph" style:parent-style-name="Standard">
      <style:paragraph-properties fo:break-before="auto" fo:line-height="100%" style:writing-mode="lr-tb"/>
    </style:style>
    <style:style style:name="T1987_1" style:family="text"/>
    <style:style style:name="P1988" style:family="paragraph" style:parent-style-name="Standard">
      <style:paragraph-properties fo:break-before="auto" fo:line-height="100%" style:writing-mode="lr-tb"/>
    </style:style>
    <style:style style:name="P1989" style:family="paragraph" style:parent-style-name="Standard">
      <style:paragraph-properties fo:break-before="auto" fo:line-height="100%" style:writing-mode="lr-tb"/>
    </style:style>
    <style:style style:name="T1989_1" style:family="text"/>
    <style:style style:name="T1989_2" style:family="text"/>
    <style:style style:name="T1989_3" style:family="text"/>
    <style:style style:name="T1989_4" style:family="text"/>
    <style:style style:name="T1989_5" style:family="text"/>
    <style:style style:name="P1990" style:family="paragraph" style:parent-style-name="Standard">
      <style:paragraph-properties fo:break-before="auto" fo:line-height="100%" style:writing-mode="lr-tb"/>
    </style:style>
    <style:style style:name="P1991" style:family="paragraph" style:parent-style-name="Standard">
      <style:paragraph-properties fo:break-before="auto" fo:line-height="100%" style:writing-mode="lr-tb"/>
    </style:style>
    <style:style style:name="T1991_1" style:family="text"/>
    <style:style style:name="P1992" style:family="paragraph" style:parent-style-name="Standard">
      <style:paragraph-properties fo:break-before="auto" fo:line-height="100%" style:writing-mode="lr-tb"/>
    </style:style>
    <style:style style:name="T1992_1" style:family="text"/>
    <style:style style:name="P1993" style:family="paragraph" style:parent-style-name="Standard">
      <style:paragraph-properties fo:break-before="auto" fo:line-height="100%" style:writing-mode="lr-tb"/>
    </style:style>
    <style:style style:name="P1994" style:family="paragraph" style:parent-style-name="Standard">
      <style:paragraph-properties fo:break-before="auto" fo:line-height="100%" style:writing-mode="lr-tb"/>
    </style:style>
    <style:style style:name="T1994_1" style:family="text"/>
    <style:style style:name="T1994_2" style:family="text"/>
    <style:style style:name="T1994_3" style:family="text"/>
    <style:style style:name="T1994_4" style:family="text"/>
    <style:style style:name="T1994_5" style:family="text"/>
    <style:style style:name="T1994_6" style:family="text"/>
    <style:style style:name="T1994_7" style:family="text"/>
    <style:style style:name="T1994_8" style:family="text"/>
    <style:style style:name="T1994_9" style:family="text"/>
    <style:style style:name="T1994_10" style:family="text"/>
    <style:style style:name="T1994_11" style:family="text"/>
    <style:style style:name="T1994_12" style:family="text"/>
    <style:style style:name="T1994_13" style:family="text"/>
    <style:style style:name="T1994_14" style:family="text"/>
    <style:style style:name="T1994_15" style:family="text"/>
    <style:style style:name="T1994_16" style:family="text"/>
    <style:style style:name="T1994_17" style:family="text"/>
    <style:style style:name="T1994_18" style:family="text"/>
    <style:style style:name="T1994_19" style:family="text"/>
    <style:style style:name="T1994_20" style:family="text"/>
    <style:style style:name="T1994_21" style:family="text"/>
    <style:style style:name="T1994_22" style:family="text"/>
    <style:style style:name="P1995" style:family="paragraph" style:parent-style-name="Standard">
      <style:paragraph-properties fo:break-before="auto" fo:line-height="100%" style:writing-mode="lr-tb"/>
    </style:style>
    <style:style style:name="T1995_1" style:family="text"/>
    <style:style style:name="P1996" style:family="paragraph" style:parent-style-name="Standard">
      <style:paragraph-properties fo:break-before="auto" fo:line-height="100%" style:writing-mode="lr-tb"/>
    </style:style>
    <style:style style:name="P1997" style:family="paragraph" style:parent-style-name="Standard">
      <style:paragraph-properties fo:break-before="auto" fo:line-height="100%" style:writing-mode="lr-tb"/>
    </style:style>
    <style:style style:name="T1997_1" style:family="text"/>
    <style:style style:name="P1998" style:family="paragraph" style:parent-style-name="Standard">
      <style:paragraph-properties fo:break-before="auto" fo:line-height="100%" style:writing-mode="lr-tb"/>
    </style:style>
    <style:style style:name="P1999" style:family="paragraph" style:parent-style-name="Standard">
      <style:paragraph-properties fo:break-before="auto" fo:line-height="100%" style:writing-mode="lr-tb"/>
    </style:style>
    <style:style style:name="T1999_1" style:family="text"/>
    <style:style style:name="P2000" style:family="paragraph" style:parent-style-name="Standard">
      <style:paragraph-properties fo:break-before="auto" fo:line-height="100%" style:writing-mode="lr-tb"/>
    </style:style>
    <style:style style:name="T2000_1" style:family="text"/>
    <style:style style:name="P2001" style:family="paragraph" style:parent-style-name="Standard">
      <style:paragraph-properties fo:break-before="auto" fo:line-height="100%" style:writing-mode="lr-tb"/>
    </style:style>
    <style:style style:name="P2002" style:family="paragraph" style:parent-style-name="Standard">
      <style:paragraph-properties fo:break-before="auto" fo:line-height="100%" style:writing-mode="lr-tb"/>
    </style:style>
    <style:style style:name="T2002_1" style:family="text"/>
    <style:style style:name="T2002_2" style:family="text"/>
    <style:style style:name="T2002_3" style:family="text"/>
    <style:style style:name="T2002_4" style:family="text"/>
    <style:style style:name="T2002_5" style:family="text"/>
    <style:style style:name="T2002_6" style:family="text"/>
    <style:style style:name="T2002_7" style:family="text"/>
    <style:style style:name="T2002_8" style:family="text"/>
    <style:style style:name="T2002_9" style:family="text"/>
    <style:style style:name="T2002_10" style:family="text"/>
    <style:style style:name="T2002_11" style:family="text"/>
    <style:style style:name="T2002_12" style:family="text"/>
    <style:style style:name="T2002_13" style:family="text"/>
    <style:style style:name="T2002_14" style:family="text"/>
    <style:style style:name="T2002_15" style:family="text"/>
    <style:style style:name="T2002_16" style:family="text"/>
    <style:style style:name="T2002_17" style:family="text"/>
    <style:style style:name="T2002_18" style:family="text"/>
    <style:style style:name="T2002_19" style:family="text"/>
    <style:style style:name="T2002_20" style:family="text"/>
    <style:style style:name="T2002_21" style:family="text"/>
    <style:style style:name="T2002_22" style:family="text"/>
    <style:style style:name="P2003" style:family="paragraph" style:parent-style-name="Standard">
      <style:paragraph-properties fo:break-before="auto" fo:line-height="100%" style:writing-mode="lr-tb"/>
    </style:style>
    <style:style style:name="T2003_1" style:family="text"/>
    <style:style style:name="P2004" style:family="paragraph" style:parent-style-name="Standard">
      <style:paragraph-properties fo:break-before="auto" fo:line-height="100%" style:writing-mode="lr-tb"/>
    </style:style>
    <style:style style:name="P2005" style:family="paragraph" style:parent-style-name="Standard">
      <style:paragraph-properties fo:break-before="auto" fo:line-height="100%" style:writing-mode="lr-tb"/>
    </style:style>
    <style:style style:name="T2005_1" style:family="text"/>
    <style:style style:name="P2006" style:family="paragraph" style:parent-style-name="Standard">
      <style:paragraph-properties fo:break-before="auto" fo:line-height="100%" style:writing-mode="lr-tb"/>
    </style:style>
    <style:style style:name="P2007" style:family="paragraph" style:parent-style-name="Standard">
      <style:paragraph-properties fo:break-before="auto" fo:line-height="100%" style:writing-mode="lr-tb"/>
    </style:style>
    <style:style style:name="T2007_1" style:family="text"/>
    <style:style style:name="P2008" style:family="paragraph" style:parent-style-name="Standard">
      <style:paragraph-properties fo:break-before="auto" fo:line-height="100%" style:writing-mode="lr-tb"/>
    </style:style>
    <style:style style:name="T2008_1" style:family="text"/>
    <style:style style:name="P2009" style:family="paragraph" style:parent-style-name="Standard">
      <style:paragraph-properties fo:break-before="auto" fo:line-height="100%" style:writing-mode="lr-tb"/>
    </style:style>
    <style:style style:name="P2010" style:family="paragraph" style:parent-style-name="Standard">
      <style:paragraph-properties fo:break-before="auto" fo:line-height="100%" style:writing-mode="lr-tb"/>
    </style:style>
    <style:style style:name="T2010_1" style:family="text"/>
    <style:style style:name="T2010_2" style:family="text"/>
    <style:style style:name="T2010_3" style:family="text"/>
    <style:style style:name="T2010_4" style:family="text"/>
    <style:style style:name="T2010_5" style:family="text"/>
    <style:style style:name="T2010_6" style:family="text"/>
    <style:style style:name="T2010_7" style:family="text"/>
    <style:style style:name="T2010_8" style:family="text"/>
    <style:style style:name="T2010_9" style:family="text"/>
    <style:style style:name="T2010_10" style:family="text"/>
    <style:style style:name="T2010_11" style:family="text"/>
    <style:style style:name="T2010_12" style:family="text"/>
    <style:style style:name="T2010_13" style:family="text"/>
    <style:style style:name="T2010_14" style:family="text"/>
    <style:style style:name="T2010_15" style:family="text"/>
    <style:style style:name="T2010_16" style:family="text"/>
    <style:style style:name="T2010_17" style:family="text"/>
    <style:style style:name="T2010_18" style:family="text"/>
    <style:style style:name="T2010_19" style:family="text"/>
    <style:style style:name="T2010_20" style:family="text"/>
    <style:style style:name="P2011" style:family="paragraph" style:parent-style-name="Standard">
      <style:paragraph-properties fo:break-before="auto" fo:line-height="100%" style:writing-mode="lr-tb"/>
    </style:style>
    <style:style style:name="T2011_1" style:family="text"/>
    <style:style style:name="P2012" style:family="paragraph" style:parent-style-name="Standard">
      <style:paragraph-properties fo:break-before="auto" fo:line-height="100%" style:writing-mode="lr-tb"/>
    </style:style>
    <style:style style:name="P2013" style:family="paragraph" style:parent-style-name="Standard">
      <style:paragraph-properties fo:break-before="auto" fo:line-height="100%" style:writing-mode="lr-tb"/>
    </style:style>
    <style:style style:name="T2013_1" style:family="text"/>
    <style:style style:name="P2014" style:family="paragraph" style:parent-style-name="Standard">
      <style:paragraph-properties fo:break-before="auto" fo:line-height="100%" style:writing-mode="lr-tb"/>
    </style:style>
    <style:style style:name="P2015" style:family="paragraph" style:parent-style-name="Standard">
      <style:paragraph-properties fo:break-before="auto" fo:line-height="100%" style:writing-mode="lr-tb"/>
    </style:style>
    <style:style style:name="T2015_1" style:family="text"/>
    <style:style style:name="P2016" style:family="paragraph" style:parent-style-name="Standard">
      <style:paragraph-properties fo:break-before="auto" fo:line-height="100%" style:writing-mode="lr-tb"/>
    </style:style>
    <style:style style:name="T2016_1" style:family="text"/>
    <style:style style:name="P2017" style:family="paragraph" style:parent-style-name="Standard">
      <style:paragraph-properties fo:break-before="auto" fo:line-height="100%" style:writing-mode="lr-tb"/>
    </style:style>
    <style:style style:name="P2018" style:family="paragraph" style:parent-style-name="Standard">
      <style:paragraph-properties fo:break-before="auto" fo:line-height="100%" style:writing-mode="lr-tb"/>
    </style:style>
    <style:style style:name="T2018_1" style:family="text"/>
    <style:style style:name="T2018_2" style:family="text"/>
    <style:style style:name="T2018_3" style:family="text"/>
    <style:style style:name="T2018_4" style:family="text"/>
    <style:style style:name="T2018_5" style:family="text"/>
    <style:style style:name="T2018_6" style:family="text"/>
    <style:style style:name="T2018_7" style:family="text"/>
    <style:style style:name="T2018_8" style:family="text"/>
    <style:style style:name="T2018_9" style:family="text"/>
    <style:style style:name="T2018_10" style:family="text"/>
    <style:style style:name="T2018_11" style:family="text"/>
    <style:style style:name="T2018_12" style:family="text"/>
    <style:style style:name="T2018_13" style:family="text"/>
    <style:style style:name="T2018_14" style:family="text"/>
    <style:style style:name="T2018_15" style:family="text"/>
    <style:style style:name="T2018_16" style:family="text"/>
    <style:style style:name="T2018_17" style:family="text"/>
    <style:style style:name="T2018_18" style:family="text"/>
    <style:style style:name="T2018_19" style:family="text"/>
    <style:style style:name="T2018_20" style:family="text"/>
    <style:style style:name="T2018_21" style:family="text"/>
    <style:style style:name="T2018_22" style:family="text"/>
    <style:style style:name="P2019" style:family="paragraph" style:parent-style-name="Standard">
      <style:paragraph-properties fo:break-before="auto" fo:line-height="100%" style:writing-mode="lr-tb"/>
    </style:style>
    <style:style style:name="T2019_1" style:family="text"/>
    <style:style style:name="P2020" style:family="paragraph" style:parent-style-name="Standard">
      <style:paragraph-properties fo:break-before="auto" fo:line-height="100%" style:writing-mode="lr-tb"/>
    </style:style>
    <style:style style:name="P2021" style:family="paragraph" style:parent-style-name="Standard">
      <style:paragraph-properties fo:break-before="auto" fo:line-height="100%" style:writing-mode="lr-tb"/>
    </style:style>
    <style:style style:name="T2021_1" style:family="text"/>
    <style:style style:name="P2022" style:family="paragraph" style:parent-style-name="Standard">
      <style:paragraph-properties fo:break-before="auto" fo:line-height="100%" style:writing-mode="lr-tb"/>
    </style:style>
    <style:style style:name="P2023" style:family="paragraph" style:parent-style-name="Standard">
      <style:paragraph-properties fo:break-before="auto" fo:line-height="100%" style:writing-mode="lr-tb"/>
    </style:style>
    <style:style style:name="T2023_1" style:family="text"/>
    <style:style style:name="P2024" style:family="paragraph" style:parent-style-name="Standard">
      <style:paragraph-properties fo:break-before="auto" fo:line-height="100%" style:writing-mode="lr-tb"/>
    </style:style>
    <style:style style:name="T2024_1" style:family="text"/>
    <style:style style:name="P2025" style:family="paragraph" style:parent-style-name="Standard">
      <style:paragraph-properties fo:break-before="auto" fo:line-height="100%" style:writing-mode="lr-tb"/>
    </style:style>
    <style:style style:name="P2026" style:family="paragraph" style:parent-style-name="Standard">
      <style:paragraph-properties fo:break-before="auto" fo:line-height="100%" style:writing-mode="lr-tb"/>
    </style:style>
    <style:style style:name="T2026_1" style:family="text"/>
    <style:style style:name="T2026_2" style:family="text"/>
    <style:style style:name="T2026_3" style:family="text"/>
    <style:style style:name="T2026_4" style:family="text"/>
    <style:style style:name="T2026_5" style:family="text"/>
    <style:style style:name="T2026_6" style:family="text"/>
    <style:style style:name="T2026_7" style:family="text"/>
    <style:style style:name="T2026_8" style:family="text"/>
    <style:style style:name="T2026_9" style:family="text"/>
    <style:style style:name="T2026_10" style:family="text"/>
    <style:style style:name="T2026_11" style:family="text"/>
    <style:style style:name="T2026_12" style:family="text"/>
    <style:style style:name="T2026_13" style:family="text"/>
    <style:style style:name="T2026_14" style:family="text"/>
    <style:style style:name="T2026_15" style:family="text"/>
    <style:style style:name="T2026_16" style:family="text"/>
    <style:style style:name="T2026_17" style:family="text"/>
    <style:style style:name="T2026_18" style:family="text"/>
    <style:style style:name="T2026_19" style:family="text"/>
    <style:style style:name="T2026_20" style:family="text"/>
    <style:style style:name="T2026_21" style:family="text"/>
    <style:style style:name="T2026_22" style:family="text"/>
    <style:style style:name="P2027" style:family="paragraph" style:parent-style-name="Standard">
      <style:paragraph-properties fo:break-before="auto" fo:line-height="100%" style:writing-mode="lr-tb"/>
    </style:style>
    <style:style style:name="T2027_1" style:family="text"/>
    <style:style style:name="P2028" style:family="paragraph" style:parent-style-name="Standard">
      <style:paragraph-properties fo:break-before="auto" fo:line-height="100%" style:writing-mode="lr-tb"/>
    </style:style>
    <style:style style:name="P2029" style:family="paragraph" style:parent-style-name="Standard">
      <style:paragraph-properties fo:break-before="auto" fo:line-height="100%" style:writing-mode="lr-tb"/>
    </style:style>
    <style:style style:name="T2029_1" style:family="text"/>
    <style:style style:name="P2030" style:family="paragraph" style:parent-style-name="Standard">
      <style:paragraph-properties fo:break-before="auto" fo:line-height="100%" style:writing-mode="lr-tb"/>
    </style:style>
    <style:style style:name="P2031" style:family="paragraph" style:parent-style-name="Standard">
      <style:paragraph-properties fo:break-before="auto" fo:line-height="100%" style:writing-mode="lr-tb"/>
    </style:style>
    <style:style style:name="T2031_1" style:family="text"/>
    <style:style style:name="P2032" style:family="paragraph" style:parent-style-name="Standard">
      <style:paragraph-properties fo:break-before="auto" fo:line-height="100%" style:writing-mode="lr-tb"/>
    </style:style>
    <style:style style:name="P2033" style:family="paragraph" style:parent-style-name="Standard">
      <style:paragraph-properties fo:break-before="auto" fo:line-height="100%" style:writing-mode="lr-tb"/>
    </style:style>
    <style:style style:name="T2033_1" style:family="text"/>
    <style:style style:name="T2033_2" style:family="text"/>
    <style:style style:name="T2033_3" style:family="text"/>
    <style:style style:name="T2033_4" style:family="text"/>
    <style:style style:name="T2033_5" style:family="text"/>
    <style:style style:name="T2033_6" style:family="text"/>
    <style:style style:name="T2033_7" style:family="text"/>
    <style:style style:name="T2033_8" style:family="text"/>
    <style:style style:name="T2033_9" style:family="text"/>
    <style:style style:name="T2033_10" style:family="text"/>
    <style:style style:name="T2033_11" style:family="text"/>
    <style:style style:name="T2033_12" style:family="text"/>
    <style:style style:name="T2033_13" style:family="text"/>
    <style:style style:name="T2033_14" style:family="text"/>
    <style:style style:name="T2033_15" style:family="text"/>
    <style:style style:name="T2033_16" style:family="text"/>
    <style:style style:name="T2033_17" style:family="text"/>
    <style:style style:name="T2033_18" style:family="text"/>
    <style:style style:name="T2033_19" style:family="text"/>
    <style:style style:name="T2033_20" style:family="text"/>
    <style:style style:name="T2033_21" style:family="text"/>
    <style:style style:name="T2033_22" style:family="text"/>
    <style:style style:name="T2033_23" style:family="text"/>
    <style:style style:name="T2033_24" style:family="text"/>
    <style:style style:name="T2033_25" style:family="text"/>
    <style:style style:name="T2033_26" style:family="text"/>
    <style:style style:name="T2033_27" style:family="text"/>
    <style:style style:name="T2033_28" style:family="text"/>
    <style:style style:name="T2033_29" style:family="text"/>
    <style:style style:name="T2033_30" style:family="text"/>
    <style:style style:name="T2033_31" style:family="text"/>
    <style:style style:name="T2033_32" style:family="text"/>
    <style:style style:name="T2033_33" style:family="text"/>
    <style:style style:name="T2033_34" style:family="text"/>
    <style:style style:name="T2033_35" style:family="text"/>
    <style:style style:name="T2033_36" style:family="text"/>
    <style:style style:name="T2033_37" style:family="text"/>
    <style:style style:name="T2033_38" style:family="text"/>
    <style:style style:name="T2033_39" style:family="text"/>
    <style:style style:name="T2033_40" style:family="text"/>
    <style:style style:name="T2033_41" style:family="text"/>
    <style:style style:name="T2033_42" style:family="text"/>
    <style:style style:name="P2034" style:family="paragraph" style:parent-style-name="Standard">
      <style:paragraph-properties fo:break-before="auto" fo:line-height="100%" style:writing-mode="lr-tb"/>
    </style:style>
    <style:style style:name="P2035" style:family="paragraph" style:parent-style-name="Standard">
      <style:paragraph-properties fo:break-before="auto" fo:line-height="100%" style:writing-mode="lr-tb"/>
    </style:style>
    <style:style style:name="T2035_1" style:family="text"/>
    <style:style style:name="P2036" style:family="paragraph" style:parent-style-name="Standard">
      <style:paragraph-properties fo:break-before="auto" fo:line-height="100%" style:writing-mode="lr-tb"/>
    </style:style>
    <style:style style:name="P2037" style:family="paragraph" style:parent-style-name="Standard">
      <style:paragraph-properties fo:break-before="auto" fo:line-height="100%" style:writing-mode="lr-tb"/>
    </style:style>
    <style:style style:name="T2037_1" style:family="text"/>
    <style:style style:name="T2037_2" style:family="text"/>
    <style:style style:name="T2037_3" style:family="text"/>
    <style:style style:name="T2037_4" style:family="text"/>
    <style:style style:name="T2037_5" style:family="text"/>
    <style:style style:name="T2037_6" style:family="text"/>
    <style:style style:name="T2037_7" style:family="text"/>
    <style:style style:name="T2037_8" style:family="text"/>
    <style:style style:name="T2037_9" style:family="text"/>
    <style:style style:name="T2037_10" style:family="text"/>
    <style:style style:name="T2037_11" style:family="text"/>
    <style:style style:name="T2037_12" style:family="text"/>
    <style:style style:name="T2037_13" style:family="text"/>
    <style:style style:name="T2037_14" style:family="text"/>
    <style:style style:name="T2037_15" style:family="text"/>
    <style:style style:name="T2037_16" style:family="text"/>
    <style:style style:name="T2037_17" style:family="text"/>
    <style:style style:name="T2037_18" style:family="text"/>
    <style:style style:name="T2037_19" style:family="text"/>
    <style:style style:name="T2037_20" style:family="text"/>
    <style:style style:name="T2037_21" style:family="text"/>
    <style:style style:name="T2037_22" style:family="text"/>
    <style:style style:name="P2038" style:family="paragraph" style:parent-style-name="Standard">
      <style:paragraph-properties fo:break-before="auto" fo:line-height="100%" style:writing-mode="lr-tb"/>
    </style:style>
    <style:style style:name="P2039" style:family="paragraph" style:parent-style-name="Standard">
      <style:paragraph-properties fo:break-before="auto" fo:line-height="100%" style:writing-mode="lr-tb"/>
    </style:style>
    <style:style style:name="T2039_1" style:family="text"/>
    <style:style style:name="P2040" style:family="paragraph" style:parent-style-name="Standard">
      <style:paragraph-properties fo:break-before="auto" fo:line-height="100%" style:writing-mode="lr-tb"/>
    </style:style>
    <style:style style:name="P2041" style:family="paragraph" style:parent-style-name="Standard">
      <style:paragraph-properties fo:break-before="auto" fo:line-height="100%" style:writing-mode="lr-tb"/>
    </style:style>
    <style:style style:name="T2041_1" style:family="text"/>
    <style:style style:name="P2042" style:family="paragraph" style:parent-style-name="Standard">
      <style:paragraph-properties fo:break-before="auto" fo:line-height="100%" style:writing-mode="lr-tb"/>
    </style:style>
    <style:style style:name="T2042_1" style:family="text"/>
    <style:style style:name="P2043" style:family="paragraph" style:parent-style-name="Standard">
      <style:paragraph-properties fo:break-before="auto" fo:line-height="100%" style:writing-mode="lr-tb"/>
    </style:style>
    <style:style style:name="P2044" style:family="paragraph" style:parent-style-name="Standard">
      <style:paragraph-properties fo:break-before="auto" fo:line-height="100%" style:writing-mode="lr-tb"/>
    </style:style>
    <style:style style:name="T2044_1" style:family="text"/>
    <style:style style:name="P2045" style:family="paragraph" style:parent-style-name="Standard">
      <style:paragraph-properties fo:break-before="auto" fo:line-height="100%" style:writing-mode="lr-tb"/>
    </style:style>
    <style:style style:name="T2045_1" style:family="text"/>
    <style:style style:name="P2046" style:family="paragraph" style:parent-style-name="Standard">
      <style:paragraph-properties fo:break-before="auto" fo:line-height="100%" style:writing-mode="lr-tb"/>
    </style:style>
    <style:style style:name="P2047" style:family="paragraph" style:parent-style-name="Standard">
      <style:paragraph-properties fo:break-before="auto" fo:line-height="100%" style:writing-mode="lr-tb"/>
    </style:style>
    <style:style style:name="T2047_1" style:family="text"/>
    <style:style style:name="P2048" style:family="paragraph" style:parent-style-name="Standard">
      <style:paragraph-properties fo:break-before="auto" fo:line-height="100%" style:writing-mode="lr-tb"/>
    </style:style>
    <style:style style:name="P2049" style:family="paragraph" style:parent-style-name="Standard">
      <style:paragraph-properties fo:break-before="auto" fo:line-height="100%" style:writing-mode="lr-tb"/>
    </style:style>
    <style:style style:name="T2049_1" style:family="text"/>
    <style:style style:name="P2050" style:family="paragraph" style:parent-style-name="Standard">
      <style:paragraph-properties fo:break-before="auto" fo:line-height="100%" style:writing-mode="lr-tb"/>
    </style:style>
    <style:style style:name="T2050_1" style:family="text"/>
    <style:style style:name="P2051" style:family="paragraph" style:parent-style-name="Standard">
      <style:paragraph-properties fo:break-before="auto" fo:line-height="100%" style:writing-mode="lr-tb"/>
    </style:style>
    <style:style style:name="P2052" style:family="paragraph" style:parent-style-name="Standard">
      <style:paragraph-properties fo:break-before="auto" fo:line-height="100%" style:writing-mode="lr-tb"/>
    </style:style>
    <style:style style:name="T2052_1" style:family="text"/>
    <style:style style:name="P2053" style:family="paragraph" style:parent-style-name="Standard">
      <style:paragraph-properties fo:break-before="auto" fo:line-height="100%" style:writing-mode="lr-tb"/>
    </style:style>
    <style:style style:name="T2053_1" style:family="text"/>
    <style:style style:name="P2054" style:family="paragraph" style:parent-style-name="Standard">
      <style:paragraph-properties fo:break-before="auto" fo:line-height="100%" style:writing-mode="lr-tb"/>
    </style:style>
    <style:style style:name="P2055" style:family="paragraph" style:parent-style-name="Standard">
      <style:paragraph-properties fo:break-before="auto" fo:line-height="100%" style:writing-mode="lr-tb"/>
    </style:style>
    <style:style style:name="T2055_1" style:family="text"/>
    <style:style style:name="P2056" style:family="paragraph" style:parent-style-name="Standard">
      <style:paragraph-properties fo:break-before="auto" fo:line-height="100%" style:writing-mode="lr-tb"/>
    </style:style>
    <style:style style:name="P2057" style:family="paragraph" style:parent-style-name="Standard">
      <style:paragraph-properties fo:break-before="auto" fo:line-height="100%" style:writing-mode="lr-tb"/>
    </style:style>
    <style:style style:name="T2057_1" style:family="text"/>
    <style:style style:name="P2058" style:family="paragraph" style:parent-style-name="Standard">
      <style:paragraph-properties fo:break-before="auto" fo:line-height="100%" style:writing-mode="lr-tb"/>
    </style:style>
    <style:style style:name="T2058_1" style:family="text"/>
    <style:style style:name="P2059" style:family="paragraph" style:parent-style-name="Standard">
      <style:paragraph-properties fo:break-before="auto" fo:line-height="100%" style:writing-mode="lr-tb"/>
    </style:style>
    <style:style style:name="P2060" style:family="paragraph" style:parent-style-name="Standard">
      <style:paragraph-properties fo:break-before="auto" fo:line-height="100%" style:writing-mode="lr-tb"/>
    </style:style>
    <style:style style:name="T2060_1" style:family="text"/>
    <style:style style:name="T2060_2" style:family="text"/>
    <style:style style:name="T2060_3" style:family="text"/>
    <style:style style:name="T2060_4" style:family="text"/>
    <style:style style:name="T2060_5" style:family="text"/>
    <style:style style:name="T2060_6" style:family="text"/>
    <style:style style:name="T2060_7" style:family="text"/>
    <style:style style:name="T2060_8" style:family="text"/>
    <style:style style:name="T2060_9" style:family="text"/>
    <style:style style:name="T2060_10" style:family="text"/>
    <style:style style:name="T2060_11" style:family="text"/>
    <style:style style:name="T2060_12" style:family="text"/>
    <style:style style:name="T2060_13" style:family="text"/>
    <style:style style:name="T2060_14" style:family="text"/>
    <style:style style:name="T2060_15" style:family="text"/>
    <style:style style:name="T2060_16" style:family="text"/>
    <style:style style:name="T2060_17" style:family="text"/>
    <style:style style:name="T2060_18" style:family="text"/>
    <style:style style:name="T2060_19" style:family="text"/>
    <style:style style:name="T2060_20" style:family="text"/>
    <style:style style:name="P2061" style:family="paragraph" style:parent-style-name="Standard">
      <style:paragraph-properties fo:break-before="auto" fo:line-height="100%" style:writing-mode="lr-tb"/>
    </style:style>
    <style:style style:name="T2061_1" style:family="text"/>
    <style:style style:name="P2062" style:family="paragraph" style:parent-style-name="Standard">
      <style:paragraph-properties fo:break-before="auto" fo:line-height="100%" style:writing-mode="lr-tb"/>
    </style:style>
    <style:style style:name="P2063" style:family="paragraph" style:parent-style-name="Standard">
      <style:paragraph-properties fo:break-before="auto" fo:line-height="100%" style:writing-mode="lr-tb"/>
    </style:style>
    <style:style style:name="T2063_1" style:family="text"/>
    <style:style style:name="P2064" style:family="paragraph" style:parent-style-name="Standard">
      <style:paragraph-properties fo:break-before="auto" fo:line-height="100%" style:writing-mode="lr-tb"/>
    </style:style>
    <style:style style:name="P2065" style:family="paragraph" style:parent-style-name="Standard">
      <style:paragraph-properties fo:break-before="auto" fo:line-height="100%" style:writing-mode="lr-tb"/>
    </style:style>
    <style:style style:name="T2065_1" style:family="text"/>
    <style:style style:name="P2066" style:family="paragraph" style:parent-style-name="Standard">
      <style:paragraph-properties fo:break-before="auto" fo:line-height="100%" style:writing-mode="lr-tb"/>
    </style:style>
    <style:style style:name="T2066_1" style:family="text"/>
    <style:style style:name="P2067" style:family="paragraph" style:parent-style-name="Standard">
      <style:paragraph-properties fo:break-before="auto" fo:line-height="100%" style:writing-mode="lr-tb"/>
    </style:style>
    <style:style style:name="P2068" style:family="paragraph" style:parent-style-name="Standard">
      <style:paragraph-properties fo:break-before="auto" fo:line-height="100%" style:writing-mode="lr-tb"/>
    </style:style>
    <style:style style:name="T2068_1" style:family="text"/>
    <style:style style:name="T2068_2" style:family="text"/>
    <style:style style:name="T2068_3" style:family="text"/>
    <style:style style:name="T2068_4" style:family="text"/>
    <style:style style:name="T2068_5" style:family="text"/>
    <style:style style:name="T2068_6" style:family="text"/>
    <style:style style:name="T2068_7" style:family="text"/>
    <style:style style:name="T2068_8" style:family="text"/>
    <style:style style:name="T2068_9" style:family="text"/>
    <style:style style:name="T2068_10" style:family="text"/>
    <style:style style:name="T2068_11" style:family="text"/>
    <style:style style:name="T2068_12" style:family="text"/>
    <style:style style:name="T2068_13" style:family="text"/>
    <style:style style:name="T2068_14" style:family="text"/>
    <style:style style:name="T2068_15" style:family="text"/>
    <style:style style:name="T2068_16" style:family="text"/>
    <style:style style:name="T2068_17" style:family="text"/>
    <style:style style:name="T2068_18" style:family="text"/>
    <style:style style:name="T2068_19" style:family="text"/>
    <style:style style:name="T2068_20" style:family="text"/>
    <style:style style:name="P2069" style:family="paragraph" style:parent-style-name="Standard">
      <style:paragraph-properties fo:break-before="auto" fo:line-height="100%" style:writing-mode="lr-tb"/>
    </style:style>
    <style:style style:name="T2069_1" style:family="text"/>
    <style:style style:name="P2070" style:family="paragraph" style:parent-style-name="Standard">
      <style:paragraph-properties fo:break-before="auto" fo:line-height="100%" style:writing-mode="lr-tb"/>
    </style:style>
    <style:style style:name="P2071" style:family="paragraph" style:parent-style-name="Standard">
      <style:paragraph-properties fo:break-before="auto" fo:line-height="100%" style:writing-mode="lr-tb"/>
    </style:style>
    <style:style style:name="T2071_1" style:family="text"/>
    <style:style style:name="P2072" style:family="paragraph" style:parent-style-name="Standard">
      <style:paragraph-properties fo:break-before="auto" fo:line-height="100%" style:writing-mode="lr-tb"/>
    </style:style>
    <style:style style:name="P2073" style:family="paragraph" style:parent-style-name="Standard">
      <style:paragraph-properties fo:break-before="auto" fo:line-height="100%" style:writing-mode="lr-tb"/>
    </style:style>
    <style:style style:name="T2073_1" style:family="text"/>
    <style:style style:name="P2074" style:family="paragraph" style:parent-style-name="Standard">
      <style:paragraph-properties fo:break-before="auto" fo:line-height="100%" style:writing-mode="lr-tb"/>
    </style:style>
    <style:style style:name="T2074_1" style:family="text"/>
    <style:style style:name="P2075" style:family="paragraph" style:parent-style-name="Standard">
      <style:paragraph-properties fo:break-before="auto" fo:line-height="100%" style:writing-mode="lr-tb"/>
    </style:style>
    <style:style style:name="P2076" style:family="paragraph" style:parent-style-name="Standard">
      <style:paragraph-properties fo:break-before="auto" fo:line-height="100%" style:writing-mode="lr-tb"/>
    </style:style>
    <style:style style:name="T2076_1" style:family="text"/>
    <style:style style:name="T2076_2" style:family="text"/>
    <style:style style:name="T2076_3" style:family="text"/>
    <style:style style:name="T2076_4" style:family="text"/>
    <style:style style:name="T2076_5" style:family="text"/>
    <style:style style:name="T2076_6" style:family="text"/>
    <style:style style:name="T2076_7" style:family="text"/>
    <style:style style:name="T2076_8" style:family="text"/>
    <style:style style:name="T2076_9" style:family="text"/>
    <style:style style:name="T2076_10" style:family="text"/>
    <style:style style:name="T2076_11" style:family="text"/>
    <style:style style:name="T2076_12" style:family="text"/>
    <style:style style:name="T2076_13" style:family="text"/>
    <style:style style:name="T2076_14" style:family="text"/>
    <style:style style:name="T2076_15" style:family="text"/>
    <style:style style:name="T2076_16" style:family="text"/>
    <style:style style:name="T2076_17" style:family="text"/>
    <style:style style:name="T2076_18" style:family="text"/>
    <style:style style:name="T2076_19" style:family="text"/>
    <style:style style:name="T2076_20" style:family="text"/>
    <style:style style:name="P2077" style:family="paragraph" style:parent-style-name="Standard">
      <style:paragraph-properties fo:break-before="auto" fo:line-height="100%" style:writing-mode="lr-tb"/>
    </style:style>
    <style:style style:name="T2077_1" style:family="text"/>
    <style:style style:name="P2078" style:family="paragraph" style:parent-style-name="Standard">
      <style:paragraph-properties fo:break-before="auto" fo:line-height="100%" style:writing-mode="lr-tb"/>
    </style:style>
    <style:style style:name="P2079" style:family="paragraph" style:parent-style-name="Standard">
      <style:paragraph-properties fo:break-before="auto" fo:line-height="100%" style:writing-mode="lr-tb"/>
    </style:style>
    <style:style style:name="T2079_1" style:family="text"/>
    <style:style style:name="T2079_2" style:family="text"/>
    <style:style style:name="T2079_3" style:family="text"/>
    <style:style style:name="T2079_4" style:family="text"/>
    <style:style style:name="T2079_5" style:family="text"/>
    <style:style style:name="P2080" style:family="paragraph" style:parent-style-name="Standard">
      <style:paragraph-properties fo:break-before="auto" fo:line-height="100%" style:writing-mode="lr-tb"/>
    </style:style>
    <style:style style:name="P2081" style:family="paragraph" style:parent-style-name="Standard">
      <style:paragraph-properties fo:break-before="auto" fo:line-height="100%" style:writing-mode="lr-tb"/>
    </style:style>
    <style:style style:name="T2081_1" style:family="text"/>
    <style:style style:name="P2082" style:family="paragraph" style:parent-style-name="Standard">
      <style:paragraph-properties fo:break-before="auto" fo:line-height="100%" style:writing-mode="lr-tb"/>
    </style:style>
    <style:style style:name="T2082_1" style:family="text"/>
    <style:style style:name="P2083" style:family="paragraph" style:parent-style-name="Standard">
      <style:paragraph-properties fo:break-before="auto" fo:line-height="100%" style:writing-mode="lr-tb"/>
    </style:style>
    <style:style style:name="P2084" style:family="paragraph" style:parent-style-name="Standard">
      <style:paragraph-properties fo:break-before="auto" fo:line-height="100%" style:writing-mode="lr-tb"/>
    </style:style>
    <style:style style:name="T2084_1" style:family="text"/>
    <style:style style:name="T2084_2" style:family="text"/>
    <style:style style:name="T2084_3" style:family="text"/>
    <style:style style:name="T2084_4" style:family="text"/>
    <style:style style:name="T2084_5" style:family="text"/>
    <style:style style:name="T2084_6" style:family="text"/>
    <style:style style:name="T2084_7" style:family="text"/>
    <style:style style:name="T2084_8" style:family="text"/>
    <style:style style:name="T2084_9" style:family="text"/>
    <style:style style:name="T2084_10" style:family="text"/>
    <style:style style:name="T2084_11" style:family="text"/>
    <style:style style:name="T2084_12" style:family="text"/>
    <style:style style:name="T2084_13" style:family="text"/>
    <style:style style:name="T2084_14" style:family="text"/>
    <style:style style:name="T2084_15" style:family="text"/>
    <style:style style:name="T2084_16" style:family="text"/>
    <style:style style:name="T2084_17" style:family="text"/>
    <style:style style:name="T2084_18" style:family="text"/>
    <style:style style:name="T2084_19" style:family="text"/>
    <style:style style:name="T2084_20" style:family="text"/>
    <style:style style:name="P2085" style:family="paragraph" style:parent-style-name="Standard">
      <style:paragraph-properties fo:break-before="auto" fo:line-height="100%" style:writing-mode="lr-tb"/>
    </style:style>
    <style:style style:name="T2085_1" style:family="text"/>
    <style:style style:name="P2086" style:family="paragraph" style:parent-style-name="Standard">
      <style:paragraph-properties fo:break-before="auto" fo:line-height="100%" style:writing-mode="lr-tb"/>
    </style:style>
    <style:style style:name="P2087" style:family="paragraph" style:parent-style-name="Standard">
      <style:paragraph-properties fo:break-before="auto" fo:line-height="100%" style:writing-mode="lr-tb"/>
    </style:style>
    <style:style style:name="T2087_1" style:family="text"/>
    <style:style style:name="P2088" style:family="paragraph" style:parent-style-name="Standard">
      <style:paragraph-properties fo:break-before="auto" fo:line-height="100%" style:writing-mode="lr-tb"/>
    </style:style>
    <style:style style:name="P2089" style:family="paragraph" style:parent-style-name="Standard">
      <style:paragraph-properties fo:break-before="auto" fo:line-height="100%" style:writing-mode="lr-tb"/>
    </style:style>
    <style:style style:name="T2089_1" style:family="text"/>
    <style:style style:name="P2090" style:family="paragraph" style:parent-style-name="Standard">
      <style:paragraph-properties fo:break-before="auto" fo:line-height="100%" style:writing-mode="lr-tb"/>
    </style:style>
    <style:style style:name="T2090_1" style:family="text"/>
    <style:style style:name="P2091" style:family="paragraph" style:parent-style-name="Standard">
      <style:paragraph-properties fo:break-before="auto" fo:line-height="100%" style:writing-mode="lr-tb"/>
    </style:style>
    <style:style style:name="P2092" style:family="paragraph" style:parent-style-name="Standard">
      <style:paragraph-properties fo:break-before="auto" fo:line-height="100%" style:writing-mode="lr-tb"/>
    </style:style>
    <style:style style:name="T2092_1" style:family="text"/>
    <style:style style:name="T2092_2" style:family="text"/>
    <style:style style:name="T2092_3" style:family="text"/>
    <style:style style:name="T2092_4" style:family="text"/>
    <style:style style:name="T2092_5" style:family="text"/>
    <style:style style:name="T2092_6" style:family="text"/>
    <style:style style:name="T2092_7" style:family="text"/>
    <style:style style:name="T2092_8" style:family="text"/>
    <style:style style:name="T2092_9" style:family="text"/>
    <style:style style:name="T2092_10" style:family="text"/>
    <style:style style:name="T2092_11" style:family="text"/>
    <style:style style:name="T2092_12" style:family="text"/>
    <style:style style:name="T2092_13" style:family="text"/>
    <style:style style:name="T2092_14" style:family="text"/>
    <style:style style:name="T2092_15" style:family="text"/>
    <style:style style:name="T2092_16" style:family="text"/>
    <style:style style:name="T2092_17" style:family="text"/>
    <style:style style:name="T2092_18" style:family="text"/>
    <style:style style:name="T2092_19" style:family="text"/>
    <style:style style:name="T2092_20" style:family="text"/>
    <style:style style:name="P2093" style:family="paragraph" style:parent-style-name="Standard">
      <style:paragraph-properties fo:break-before="auto" fo:line-height="100%" style:writing-mode="lr-tb"/>
    </style:style>
    <style:style style:name="T2093_1" style:family="text"/>
    <style:style style:name="P2094" style:family="paragraph" style:parent-style-name="Standard">
      <style:paragraph-properties fo:break-before="auto" fo:line-height="100%" style:writing-mode="lr-tb"/>
    </style:style>
    <style:style style:name="P2095" style:family="paragraph" style:parent-style-name="Standard">
      <style:paragraph-properties fo:break-before="auto" fo:line-height="100%" style:writing-mode="lr-tb"/>
    </style:style>
    <style:style style:name="T2095_1" style:family="text"/>
    <style:style style:name="P2096" style:family="paragraph" style:parent-style-name="Standard">
      <style:paragraph-properties fo:break-before="auto" fo:line-height="100%" style:writing-mode="lr-tb"/>
    </style:style>
    <style:style style:name="P2097" style:family="paragraph" style:parent-style-name="Standard">
      <style:paragraph-properties fo:break-before="auto" fo:line-height="100%" style:writing-mode="lr-tb"/>
    </style:style>
    <style:style style:name="T2097_1" style:family="text"/>
    <style:style style:name="P2098" style:family="paragraph" style:parent-style-name="Standard">
      <style:paragraph-properties fo:break-before="auto" fo:line-height="100%" style:writing-mode="lr-tb"/>
    </style:style>
    <style:style style:name="T2098_1" style:family="text"/>
    <style:style style:name="P2099" style:family="paragraph" style:parent-style-name="Standard">
      <style:paragraph-properties fo:break-before="auto" fo:line-height="100%" style:writing-mode="lr-tb"/>
    </style:style>
    <style:style style:name="P2100" style:family="paragraph" style:parent-style-name="Standard">
      <style:paragraph-properties fo:break-before="auto" fo:line-height="100%" style:writing-mode="lr-tb"/>
    </style:style>
    <style:style style:name="T2100_1" style:family="text"/>
    <style:style style:name="T2100_2" style:family="text"/>
    <style:style style:name="T2100_3" style:family="text"/>
    <style:style style:name="T2100_4" style:family="text"/>
    <style:style style:name="T2100_5" style:family="text"/>
    <style:style style:name="T2100_6" style:family="text"/>
    <style:style style:name="T2100_7" style:family="text"/>
    <style:style style:name="T2100_8" style:family="text"/>
    <style:style style:name="T2100_9" style:family="text"/>
    <style:style style:name="T2100_10" style:family="text"/>
    <style:style style:name="T2100_11" style:family="text"/>
    <style:style style:name="T2100_12" style:family="text"/>
    <style:style style:name="T2100_13" style:family="text"/>
    <style:style style:name="T2100_14" style:family="text"/>
    <style:style style:name="T2100_15" style:family="text"/>
    <style:style style:name="T2100_16" style:family="text"/>
    <style:style style:name="T2100_17" style:family="text"/>
    <style:style style:name="T2100_18" style:family="text"/>
    <style:style style:name="T2100_19" style:family="text"/>
    <style:style style:name="T2100_20" style:family="text"/>
    <style:style style:name="P2101" style:family="paragraph" style:parent-style-name="Standard">
      <style:paragraph-properties fo:break-before="auto" fo:line-height="100%" style:writing-mode="lr-tb"/>
    </style:style>
    <style:style style:name="T2101_1" style:family="text"/>
    <style:style style:name="P2102" style:family="paragraph" style:parent-style-name="Standard">
      <style:paragraph-properties fo:break-before="auto" fo:line-height="100%" style:writing-mode="lr-tb"/>
    </style:style>
    <style:style style:name="P2103" style:family="paragraph" style:parent-style-name="Standard">
      <style:paragraph-properties fo:break-before="auto" fo:line-height="100%" style:writing-mode="lr-tb"/>
    </style:style>
    <style:style style:name="T2103_1" style:family="text"/>
    <style:style style:name="P2104" style:family="paragraph" style:parent-style-name="Standard">
      <style:paragraph-properties fo:break-before="auto" fo:line-height="100%" style:writing-mode="lr-tb"/>
    </style:style>
    <style:style style:name="P2105" style:family="paragraph" style:parent-style-name="Standard">
      <style:paragraph-properties fo:break-before="auto" fo:line-height="100%" style:writing-mode="lr-tb"/>
    </style:style>
    <style:style style:name="T2105_1" style:family="text"/>
    <style:style style:name="P2106" style:family="paragraph" style:parent-style-name="Standard">
      <style:paragraph-properties fo:break-before="auto" fo:line-height="100%" style:writing-mode="lr-tb"/>
    </style:style>
    <style:style style:name="T2106_1" style:family="text"/>
    <style:style style:name="P2107" style:family="paragraph" style:parent-style-name="Standard">
      <style:paragraph-properties fo:break-before="auto" fo:line-height="100%" style:writing-mode="lr-tb"/>
    </style:style>
    <style:style style:name="P2108" style:family="paragraph" style:parent-style-name="Standard">
      <style:paragraph-properties fo:break-before="auto" fo:line-height="100%" style:writing-mode="lr-tb"/>
    </style:style>
    <style:style style:name="T2108_1" style:family="text"/>
    <style:style style:name="T2108_2" style:family="text"/>
    <style:style style:name="T2108_3" style:family="text"/>
    <style:style style:name="T2108_4" style:family="text"/>
    <style:style style:name="T2108_5" style:family="text"/>
    <style:style style:name="T2108_6" style:family="text"/>
    <style:style style:name="T2108_7" style:family="text"/>
    <style:style style:name="T2108_8" style:family="text"/>
    <style:style style:name="T2108_9" style:family="text"/>
    <style:style style:name="T2108_10" style:family="text"/>
    <style:style style:name="T2108_11" style:family="text"/>
    <style:style style:name="T2108_12" style:family="text"/>
    <style:style style:name="T2108_13" style:family="text"/>
    <style:style style:name="T2108_14" style:family="text"/>
    <style:style style:name="T2108_15" style:family="text"/>
    <style:style style:name="T2108_16" style:family="text"/>
    <style:style style:name="T2108_17" style:family="text"/>
    <style:style style:name="T2108_18" style:family="text"/>
    <style:style style:name="T2108_19" style:family="text"/>
    <style:style style:name="T2108_20" style:family="text"/>
    <style:style style:name="P2109" style:family="paragraph" style:parent-style-name="Standard">
      <style:paragraph-properties fo:break-before="auto" fo:line-height="100%" style:writing-mode="lr-tb"/>
    </style:style>
    <style:style style:name="T2109_1" style:family="text"/>
    <style:style style:name="P2110" style:family="paragraph" style:parent-style-name="Standard">
      <style:paragraph-properties fo:break-before="auto" fo:line-height="100%" style:writing-mode="lr-tb"/>
    </style:style>
    <style:style style:name="P2111" style:family="paragraph" style:parent-style-name="Standard">
      <style:paragraph-properties fo:break-before="auto" fo:line-height="100%" style:writing-mode="lr-tb"/>
    </style:style>
    <style:style style:name="T2111_1" style:family="text"/>
    <style:style style:name="P2112" style:family="paragraph" style:parent-style-name="Standard">
      <style:paragraph-properties fo:break-before="auto" fo:line-height="100%" style:writing-mode="lr-tb"/>
    </style:style>
    <style:style style:name="P2113" style:family="paragraph" style:parent-style-name="Standard">
      <style:paragraph-properties fo:break-before="auto" fo:line-height="100%" style:writing-mode="lr-tb"/>
    </style:style>
    <style:style style:name="T2113_1" style:family="text"/>
    <style:style style:name="P2114" style:family="paragraph" style:parent-style-name="Standard">
      <style:paragraph-properties fo:break-before="auto" fo:line-height="100%" style:writing-mode="lr-tb"/>
    </style:style>
    <style:style style:name="T2114_1" style:family="text"/>
    <style:style style:name="P2115" style:family="paragraph" style:parent-style-name="Standard">
      <style:paragraph-properties fo:break-before="auto" fo:line-height="100%" style:writing-mode="lr-tb"/>
    </style:style>
    <style:style style:name="P2116" style:family="paragraph" style:parent-style-name="Standard">
      <style:paragraph-properties fo:break-before="auto" fo:line-height="100%" style:writing-mode="lr-tb"/>
    </style:style>
    <style:style style:name="T2116_1" style:family="text"/>
    <style:style style:name="T2116_2" style:family="text"/>
    <style:style style:name="T2116_3" style:family="text"/>
    <style:style style:name="T2116_4" style:family="text"/>
    <style:style style:name="T2116_5" style:family="text"/>
    <style:style style:name="T2116_6" style:family="text"/>
    <style:style style:name="T2116_7" style:family="text"/>
    <style:style style:name="T2116_8" style:family="text"/>
    <style:style style:name="T2116_9" style:family="text"/>
    <style:style style:name="T2116_10" style:family="text"/>
    <style:style style:name="T2116_11" style:family="text"/>
    <style:style style:name="T2116_12" style:family="text"/>
    <style:style style:name="T2116_13" style:family="text"/>
    <style:style style:name="T2116_14" style:family="text"/>
    <style:style style:name="T2116_15" style:family="text"/>
    <style:style style:name="T2116_16" style:family="text"/>
    <style:style style:name="T2116_17" style:family="text"/>
    <style:style style:name="T2116_18" style:family="text"/>
    <style:style style:name="T2116_19" style:family="text"/>
    <style:style style:name="T2116_20" style:family="text"/>
    <style:style style:name="P2117" style:family="paragraph" style:parent-style-name="Standard">
      <style:paragraph-properties fo:break-before="auto" fo:line-height="100%" style:writing-mode="lr-tb"/>
    </style:style>
    <style:style style:name="T2117_1" style:family="text"/>
    <style:style style:name="P2118" style:family="paragraph" style:parent-style-name="Standard">
      <style:paragraph-properties fo:break-before="auto" fo:line-height="100%" style:writing-mode="lr-tb"/>
    </style:style>
    <style:style style:name="P2119" style:family="paragraph" style:parent-style-name="Standard">
      <style:paragraph-properties fo:break-before="auto" fo:line-height="100%" style:writing-mode="lr-tb"/>
    </style:style>
    <style:style style:name="T2119_1" style:family="text"/>
    <style:style style:name="P2120" style:family="paragraph" style:parent-style-name="Standard">
      <style:paragraph-properties fo:break-before="auto" fo:line-height="100%" style:writing-mode="lr-tb"/>
    </style:style>
    <style:style style:name="P2121" style:family="paragraph" style:parent-style-name="Standard">
      <style:paragraph-properties fo:break-before="auto" fo:line-height="100%" style:writing-mode="lr-tb"/>
    </style:style>
    <style:style style:name="T2121_1" style:family="text"/>
    <style:style style:name="P2122" style:family="paragraph" style:parent-style-name="Standard">
      <style:paragraph-properties fo:break-before="auto" fo:line-height="100%" style:writing-mode="lr-tb"/>
    </style:style>
    <style:style style:name="T2122_1" style:family="text"/>
    <style:style style:name="P2123" style:family="paragraph" style:parent-style-name="Standard">
      <style:paragraph-properties fo:break-before="auto" fo:line-height="100%" style:writing-mode="lr-tb"/>
    </style:style>
    <style:style style:name="P2124" style:family="paragraph" style:parent-style-name="Standard">
      <style:paragraph-properties fo:break-before="auto" fo:line-height="100%" style:writing-mode="lr-tb"/>
    </style:style>
    <style:style style:name="T2124_1" style:family="text"/>
    <style:style style:name="T2124_2" style:family="text"/>
    <style:style style:name="T2124_3" style:family="text"/>
    <style:style style:name="T2124_4" style:family="text"/>
    <style:style style:name="T2124_5" style:family="text"/>
    <style:style style:name="T2124_6" style:family="text"/>
    <style:style style:name="T2124_7" style:family="text"/>
    <style:style style:name="T2124_8" style:family="text"/>
    <style:style style:name="T2124_9" style:family="text"/>
    <style:style style:name="T2124_10" style:family="text"/>
    <style:style style:name="T2124_11" style:family="text"/>
    <style:style style:name="T2124_12" style:family="text"/>
    <style:style style:name="T2124_13" style:family="text"/>
    <style:style style:name="T2124_14" style:family="text"/>
    <style:style style:name="T2124_15" style:family="text"/>
    <style:style style:name="T2124_16" style:family="text"/>
    <style:style style:name="T2124_17" style:family="text"/>
    <style:style style:name="T2124_18" style:family="text"/>
    <style:style style:name="T2124_19" style:family="text"/>
    <style:style style:name="T2124_20" style:family="text"/>
    <style:style style:name="P2125" style:family="paragraph" style:parent-style-name="Standard">
      <style:paragraph-properties fo:break-before="auto" fo:line-height="100%" style:writing-mode="lr-tb"/>
    </style:style>
    <style:style style:name="T2125_1" style:family="text"/>
    <style:style style:name="P2126" style:family="paragraph" style:parent-style-name="Standard">
      <style:paragraph-properties fo:break-before="auto" fo:line-height="100%" style:writing-mode="lr-tb"/>
    </style:style>
    <style:style style:name="P2127" style:family="paragraph" style:parent-style-name="Standard">
      <style:paragraph-properties fo:break-before="auto" fo:line-height="100%" style:writing-mode="lr-tb"/>
    </style:style>
    <style:style style:name="T2127_1" style:family="text"/>
    <style:style style:name="P2128" style:family="paragraph" style:parent-style-name="Standard">
      <style:paragraph-properties fo:break-before="auto" fo:line-height="100%" style:writing-mode="lr-tb"/>
    </style:style>
    <style:style style:name="P2129" style:family="paragraph" style:parent-style-name="Standard">
      <style:paragraph-properties fo:break-before="auto" fo:line-height="100%" style:writing-mode="lr-tb"/>
    </style:style>
    <style:style style:name="T2129_1" style:family="text"/>
    <style:style style:name="P2130" style:family="paragraph" style:parent-style-name="Standard">
      <style:paragraph-properties fo:break-before="auto" fo:line-height="100%" style:writing-mode="lr-tb"/>
    </style:style>
    <style:style style:name="T2130_1" style:family="text"/>
    <style:style style:name="P2131" style:family="paragraph" style:parent-style-name="Standard">
      <style:paragraph-properties fo:break-before="auto" fo:line-height="100%" style:writing-mode="lr-tb"/>
    </style:style>
    <style:style style:name="P2132" style:family="paragraph" style:parent-style-name="Standard">
      <style:paragraph-properties fo:break-before="auto" fo:line-height="100%" style:writing-mode="lr-tb"/>
    </style:style>
    <style:style style:name="T2132_1" style:family="text"/>
    <style:style style:name="T2132_2" style:family="text"/>
    <style:style style:name="T2132_3" style:family="text"/>
    <style:style style:name="T2132_4" style:family="text"/>
    <style:style style:name="T2132_5" style:family="text"/>
    <style:style style:name="T2132_6" style:family="text"/>
    <style:style style:name="T2132_7" style:family="text"/>
    <style:style style:name="T2132_8" style:family="text"/>
    <style:style style:name="T2132_9" style:family="text"/>
    <style:style style:name="T2132_10" style:family="text"/>
    <style:style style:name="T2132_11" style:family="text"/>
    <style:style style:name="T2132_12" style:family="text"/>
    <style:style style:name="T2132_13" style:family="text"/>
    <style:style style:name="T2132_14" style:family="text"/>
    <style:style style:name="T2132_15" style:family="text"/>
    <style:style style:name="T2132_16" style:family="text"/>
    <style:style style:name="T2132_17" style:family="text"/>
    <style:style style:name="T2132_18" style:family="text"/>
    <style:style style:name="T2132_19" style:family="text"/>
    <style:style style:name="T2132_20" style:family="text"/>
    <style:style style:name="P2133" style:family="paragraph" style:parent-style-name="Standard">
      <style:paragraph-properties fo:break-before="auto" fo:line-height="100%" style:writing-mode="lr-tb"/>
    </style:style>
    <style:style style:name="T2133_1" style:family="text"/>
    <style:style style:name="P2134" style:family="paragraph" style:parent-style-name="Standard">
      <style:paragraph-properties fo:break-before="auto" fo:line-height="100%" style:writing-mode="lr-tb"/>
    </style:style>
    <style:style style:name="P2135" style:family="paragraph" style:parent-style-name="Standard">
      <style:paragraph-properties fo:break-before="auto" fo:line-height="100%" style:writing-mode="lr-tb"/>
    </style:style>
    <style:style style:name="T2135_1" style:family="text"/>
    <style:style style:name="P2136" style:family="paragraph" style:parent-style-name="Standard">
      <style:paragraph-properties fo:break-before="auto" fo:line-height="100%" style:writing-mode="lr-tb"/>
    </style:style>
    <style:style style:name="P2137" style:family="paragraph" style:parent-style-name="Standard">
      <style:paragraph-properties fo:break-before="auto" fo:line-height="100%" style:writing-mode="lr-tb"/>
    </style:style>
    <style:style style:name="T2137_1" style:family="text"/>
    <style:style style:name="P2138" style:family="paragraph" style:parent-style-name="Standard">
      <style:paragraph-properties fo:break-before="auto" fo:line-height="100%" style:writing-mode="lr-tb"/>
    </style:style>
    <style:style style:name="T2138_1" style:family="text"/>
    <style:style style:name="P2139" style:family="paragraph" style:parent-style-name="Standard">
      <style:paragraph-properties fo:break-before="auto" fo:line-height="100%" style:writing-mode="lr-tb"/>
    </style:style>
    <style:style style:name="P2140" style:family="paragraph" style:parent-style-name="Standard">
      <style:paragraph-properties fo:break-before="auto" fo:line-height="100%" style:writing-mode="lr-tb"/>
    </style:style>
    <style:style style:name="T2140_1" style:family="text"/>
    <style:style style:name="T2140_2" style:family="text"/>
    <style:style style:name="T2140_3" style:family="text"/>
    <style:style style:name="T2140_4" style:family="text"/>
    <style:style style:name="T2140_5" style:family="text"/>
    <style:style style:name="T2140_6" style:family="text"/>
    <style:style style:name="T2140_7" style:family="text"/>
    <style:style style:name="T2140_8" style:family="text"/>
    <style:style style:name="T2140_9" style:family="text"/>
    <style:style style:name="T2140_10" style:family="text"/>
    <style:style style:name="T2140_11" style:family="text"/>
    <style:style style:name="T2140_12" style:family="text"/>
    <style:style style:name="T2140_13" style:family="text"/>
    <style:style style:name="T2140_14" style:family="text"/>
    <style:style style:name="T2140_15" style:family="text"/>
    <style:style style:name="T2140_16" style:family="text"/>
    <style:style style:name="T2140_17" style:family="text"/>
    <style:style style:name="T2140_18" style:family="text"/>
    <style:style style:name="T2140_19" style:family="text"/>
    <style:style style:name="T2140_20" style:family="text"/>
    <style:style style:name="P2141" style:family="paragraph" style:parent-style-name="Standard">
      <style:paragraph-properties fo:break-before="auto" fo:line-height="100%" style:writing-mode="lr-tb"/>
    </style:style>
    <style:style style:name="T2141_1" style:family="text"/>
    <style:style style:name="P2142" style:family="paragraph" style:parent-style-name="Standard">
      <style:paragraph-properties fo:break-before="auto" fo:line-height="100%" style:writing-mode="lr-tb"/>
    </style:style>
    <style:style style:name="P2143" style:family="paragraph" style:parent-style-name="Standard">
      <style:paragraph-properties fo:break-before="auto" fo:line-height="100%" style:writing-mode="lr-tb"/>
    </style:style>
    <style:style style:name="T2143_1" style:family="text"/>
    <style:style style:name="P2144" style:family="paragraph" style:parent-style-name="Standard">
      <style:paragraph-properties fo:break-before="auto" fo:line-height="100%" style:writing-mode="lr-tb"/>
    </style:style>
    <style:style style:name="P2145" style:family="paragraph" style:parent-style-name="Standard">
      <style:paragraph-properties fo:break-before="auto" fo:line-height="100%" style:writing-mode="lr-tb"/>
    </style:style>
    <style:style style:name="T2145_1" style:family="text"/>
    <style:style style:name="P2146" style:family="paragraph" style:parent-style-name="Standard">
      <style:paragraph-properties fo:break-before="auto" fo:line-height="100%" style:writing-mode="lr-tb"/>
    </style:style>
    <style:style style:name="T2146_1" style:family="text"/>
    <style:style style:name="P2147" style:family="paragraph" style:parent-style-name="Standard">
      <style:paragraph-properties fo:break-before="auto" fo:line-height="100%" style:writing-mode="lr-tb"/>
    </style:style>
    <style:style style:name="P2148" style:family="paragraph" style:parent-style-name="Standard">
      <style:paragraph-properties fo:break-before="auto" fo:line-height="100%" style:writing-mode="lr-tb"/>
    </style:style>
    <style:style style:name="T2148_1" style:family="text"/>
    <style:style style:name="T2148_2" style:family="text"/>
    <style:style style:name="T2148_3" style:family="text"/>
    <style:style style:name="T2148_4" style:family="text"/>
    <style:style style:name="T2148_5" style:family="text"/>
    <style:style style:name="T2148_6" style:family="text"/>
    <style:style style:name="T2148_7" style:family="text"/>
    <style:style style:name="T2148_8" style:family="text"/>
    <style:style style:name="T2148_9" style:family="text"/>
    <style:style style:name="T2148_10" style:family="text"/>
    <style:style style:name="T2148_11" style:family="text"/>
    <style:style style:name="T2148_12" style:family="text"/>
    <style:style style:name="T2148_13" style:family="text"/>
    <style:style style:name="T2148_14" style:family="text"/>
    <style:style style:name="T2148_15" style:family="text"/>
    <style:style style:name="T2148_16" style:family="text"/>
    <style:style style:name="T2148_17" style:family="text"/>
    <style:style style:name="T2148_18" style:family="text"/>
    <style:style style:name="T2148_19" style:family="text"/>
    <style:style style:name="T2148_20" style:family="text"/>
    <style:style style:name="P2149" style:family="paragraph" style:parent-style-name="Standard">
      <style:paragraph-properties fo:break-before="auto" fo:line-height="100%" style:writing-mode="lr-tb"/>
    </style:style>
    <style:style style:name="T2149_1" style:family="text"/>
    <style:style style:name="P2150" style:family="paragraph" style:parent-style-name="Standard">
      <style:paragraph-properties fo:break-before="auto" fo:line-height="100%" style:writing-mode="lr-tb"/>
    </style:style>
    <style:style style:name="P2151" style:family="paragraph" style:parent-style-name="Standard">
      <style:paragraph-properties fo:break-before="auto" fo:line-height="100%" style:writing-mode="lr-tb"/>
    </style:style>
    <style:style style:name="T2151_1" style:family="text"/>
    <style:style style:name="P2152" style:family="paragraph" style:parent-style-name="Standard">
      <style:paragraph-properties fo:break-before="auto" fo:line-height="100%" style:writing-mode="lr-tb"/>
    </style:style>
    <style:style style:name="P2153" style:family="paragraph" style:parent-style-name="Standard">
      <style:paragraph-properties fo:break-before="auto" fo:line-height="100%" style:writing-mode="lr-tb"/>
    </style:style>
    <style:style style:name="T2153_1" style:family="text"/>
    <style:style style:name="P2154" style:family="paragraph" style:parent-style-name="Standard">
      <style:paragraph-properties fo:break-before="auto" fo:line-height="100%" style:writing-mode="lr-tb"/>
    </style:style>
    <style:style style:name="T2154_1" style:family="text"/>
    <style:style style:name="P2155" style:family="paragraph" style:parent-style-name="Standard">
      <style:paragraph-properties fo:break-before="auto" fo:line-height="100%" style:writing-mode="lr-tb"/>
    </style:style>
    <style:style style:name="P2156" style:family="paragraph" style:parent-style-name="Standard">
      <style:paragraph-properties fo:break-before="auto" fo:line-height="100%" style:writing-mode="lr-tb"/>
    </style:style>
    <style:style style:name="T2156_1" style:family="text"/>
    <style:style style:name="T2156_2" style:family="text"/>
    <style:style style:name="T2156_3" style:family="text"/>
    <style:style style:name="T2156_4" style:family="text"/>
    <style:style style:name="T2156_5" style:family="text"/>
    <style:style style:name="T2156_6" style:family="text"/>
    <style:style style:name="T2156_7" style:family="text"/>
    <style:style style:name="T2156_8" style:family="text"/>
    <style:style style:name="T2156_9" style:family="text"/>
    <style:style style:name="T2156_10" style:family="text"/>
    <style:style style:name="T2156_11" style:family="text"/>
    <style:style style:name="T2156_12" style:family="text"/>
    <style:style style:name="T2156_13" style:family="text"/>
    <style:style style:name="T2156_14" style:family="text"/>
    <style:style style:name="T2156_15" style:family="text"/>
    <style:style style:name="T2156_16" style:family="text"/>
    <style:style style:name="T2156_17" style:family="text"/>
    <style:style style:name="T2156_18" style:family="text"/>
    <style:style style:name="T2156_19" style:family="text"/>
    <style:style style:name="T2156_20" style:family="text"/>
    <style:style style:name="P2157" style:family="paragraph" style:parent-style-name="Standard">
      <style:paragraph-properties fo:break-before="auto" fo:line-height="100%" style:writing-mode="lr-tb"/>
    </style:style>
    <style:style style:name="T2157_1" style:family="text"/>
    <style:style style:name="P2158" style:family="paragraph" style:parent-style-name="Standard">
      <style:paragraph-properties fo:break-before="auto" fo:line-height="100%" style:writing-mode="lr-tb"/>
    </style:style>
    <style:style style:name="P2159" style:family="paragraph" style:parent-style-name="Standard">
      <style:paragraph-properties fo:break-before="auto" fo:line-height="100%" style:writing-mode="lr-tb"/>
    </style:style>
    <style:style style:name="T2159_1" style:family="text"/>
    <style:style style:name="P2160" style:family="paragraph" style:parent-style-name="Standard">
      <style:paragraph-properties fo:break-before="auto" fo:line-height="100%" style:writing-mode="lr-tb"/>
    </style:style>
    <style:style style:name="P2161" style:family="paragraph" style:parent-style-name="Standard">
      <style:paragraph-properties fo:break-before="auto" fo:line-height="100%" style:writing-mode="lr-tb"/>
    </style:style>
    <style:style style:name="T2161_1" style:family="text"/>
    <style:style style:name="P2162" style:family="paragraph" style:parent-style-name="Standard">
      <style:paragraph-properties fo:break-before="auto" fo:line-height="100%" style:writing-mode="lr-tb"/>
    </style:style>
    <style:style style:name="T2162_1" style:family="text"/>
    <style:style style:name="P2163" style:family="paragraph" style:parent-style-name="Standard">
      <style:paragraph-properties fo:break-before="auto" fo:line-height="100%" style:writing-mode="lr-tb"/>
    </style:style>
    <style:style style:name="P2164" style:family="paragraph" style:parent-style-name="Standard">
      <style:paragraph-properties fo:break-before="auto" fo:line-height="100%" style:writing-mode="lr-tb"/>
    </style:style>
    <style:style style:name="T2164_1" style:family="text"/>
    <style:style style:name="T2164_2" style:family="text"/>
    <style:style style:name="T2164_3" style:family="text"/>
    <style:style style:name="T2164_4" style:family="text"/>
    <style:style style:name="T2164_5" style:family="text"/>
    <style:style style:name="T2164_6" style:family="text"/>
    <style:style style:name="T2164_7" style:family="text"/>
    <style:style style:name="T2164_8" style:family="text"/>
    <style:style style:name="T2164_9" style:family="text"/>
    <style:style style:name="T2164_10" style:family="text"/>
    <style:style style:name="T2164_11" style:family="text"/>
    <style:style style:name="T2164_12" style:family="text"/>
    <style:style style:name="T2164_13" style:family="text"/>
    <style:style style:name="T2164_14" style:family="text"/>
    <style:style style:name="T2164_15" style:family="text"/>
    <style:style style:name="T2164_16" style:family="text"/>
    <style:style style:name="T2164_17" style:family="text"/>
    <style:style style:name="T2164_18" style:family="text"/>
    <style:style style:name="T2164_19" style:family="text"/>
    <style:style style:name="T2164_20" style:family="text"/>
    <style:style style:name="P2165" style:family="paragraph" style:parent-style-name="Standard">
      <style:paragraph-properties fo:break-before="auto" fo:line-height="100%" style:writing-mode="lr-tb"/>
    </style:style>
    <style:style style:name="T2165_1" style:family="text"/>
    <style:style style:name="P2166" style:family="paragraph" style:parent-style-name="Standard">
      <style:paragraph-properties fo:break-before="auto" fo:line-height="100%" style:writing-mode="lr-tb"/>
    </style:style>
    <style:style style:name="P2167" style:family="paragraph" style:parent-style-name="Standard">
      <style:paragraph-properties fo:break-before="auto" fo:line-height="100%" style:writing-mode="lr-tb"/>
    </style:style>
    <style:style style:name="T2167_1" style:family="text"/>
    <style:style style:name="P2168" style:family="paragraph" style:parent-style-name="Standard">
      <style:paragraph-properties fo:break-before="auto" fo:line-height="100%" style:writing-mode="lr-tb"/>
    </style:style>
    <style:style style:name="P2169" style:family="paragraph" style:parent-style-name="Standard">
      <style:paragraph-properties fo:break-before="auto" fo:line-height="100%" style:writing-mode="lr-tb"/>
    </style:style>
    <style:style style:name="T2169_1" style:family="text"/>
    <style:style style:name="P2170" style:family="paragraph" style:parent-style-name="Standard">
      <style:paragraph-properties fo:break-before="auto" fo:line-height="100%" style:writing-mode="lr-tb"/>
    </style:style>
    <style:style style:name="T2170_1" style:family="text"/>
    <style:style style:name="P2171" style:family="paragraph" style:parent-style-name="Standard">
      <style:paragraph-properties fo:break-before="auto" fo:line-height="100%" style:writing-mode="lr-tb"/>
    </style:style>
    <style:style style:name="P2172" style:family="paragraph" style:parent-style-name="Standard">
      <style:paragraph-properties fo:break-before="auto" fo:line-height="100%" style:writing-mode="lr-tb"/>
    </style:style>
    <style:style style:name="T2172_1" style:family="text"/>
    <style:style style:name="T2172_2" style:family="text"/>
    <style:style style:name="T2172_3" style:family="text"/>
    <style:style style:name="T2172_4" style:family="text"/>
    <style:style style:name="T2172_5" style:family="text"/>
    <style:style style:name="T2172_6" style:family="text"/>
    <style:style style:name="T2172_7" style:family="text"/>
    <style:style style:name="T2172_8" style:family="text"/>
    <style:style style:name="T2172_9" style:family="text"/>
    <style:style style:name="T2172_10" style:family="text"/>
    <style:style style:name="T2172_11" style:family="text"/>
    <style:style style:name="T2172_12" style:family="text"/>
    <style:style style:name="T2172_13" style:family="text"/>
    <style:style style:name="T2172_14" style:family="text"/>
    <style:style style:name="T2172_15" style:family="text"/>
    <style:style style:name="T2172_16" style:family="text"/>
    <style:style style:name="T2172_17" style:family="text"/>
    <style:style style:name="T2172_18" style:family="text"/>
    <style:style style:name="T2172_19" style:family="text"/>
    <style:style style:name="T2172_20" style:family="text"/>
    <style:style style:name="P2173" style:family="paragraph" style:parent-style-name="Standard">
      <style:paragraph-properties fo:break-before="auto" fo:line-height="100%" style:writing-mode="lr-tb"/>
    </style:style>
    <style:style style:name="T2173_1" style:family="text"/>
    <style:style style:name="P2174" style:family="paragraph" style:parent-style-name="Standard">
      <style:paragraph-properties fo:break-before="auto" fo:line-height="100%" style:writing-mode="lr-tb"/>
    </style:style>
    <style:style style:name="P2175" style:family="paragraph" style:parent-style-name="Standard">
      <style:paragraph-properties fo:break-before="auto" fo:line-height="100%" style:writing-mode="lr-tb"/>
    </style:style>
    <style:style style:name="T2175_1" style:family="text"/>
    <style:style style:name="P2176" style:family="paragraph" style:parent-style-name="Standard">
      <style:paragraph-properties fo:break-before="auto" fo:line-height="100%" style:writing-mode="lr-tb"/>
    </style:style>
    <style:style style:name="P2177" style:family="paragraph" style:parent-style-name="Standard">
      <style:paragraph-properties fo:break-before="auto" fo:line-height="100%" style:writing-mode="lr-tb"/>
    </style:style>
    <style:style style:name="T2177_1" style:family="text"/>
    <style:style style:name="P2178" style:family="paragraph" style:parent-style-name="Standard">
      <style:paragraph-properties fo:break-before="auto" fo:line-height="100%" style:writing-mode="lr-tb"/>
    </style:style>
    <style:style style:name="T2178_1" style:family="text"/>
    <style:style style:name="P2179" style:family="paragraph" style:parent-style-name="Standard">
      <style:paragraph-properties fo:break-before="auto" fo:line-height="100%" style:writing-mode="lr-tb"/>
    </style:style>
    <style:style style:name="P2180" style:family="paragraph" style:parent-style-name="Standard">
      <style:paragraph-properties fo:break-before="auto" fo:line-height="100%" style:writing-mode="lr-tb"/>
    </style:style>
    <style:style style:name="T2180_1" style:family="text"/>
    <style:style style:name="T2180_2" style:family="text"/>
    <style:style style:name="T2180_3" style:family="text"/>
    <style:style style:name="T2180_4" style:family="text"/>
    <style:style style:name="T2180_5" style:family="text"/>
    <style:style style:name="T2180_6" style:family="text"/>
    <style:style style:name="T2180_7" style:family="text"/>
    <style:style style:name="T2180_8" style:family="text"/>
    <style:style style:name="T2180_9" style:family="text"/>
    <style:style style:name="T2180_10" style:family="text"/>
    <style:style style:name="T2180_11" style:family="text"/>
    <style:style style:name="T2180_12" style:family="text"/>
    <style:style style:name="T2180_13" style:family="text"/>
    <style:style style:name="T2180_14" style:family="text"/>
    <style:style style:name="T2180_15" style:family="text"/>
    <style:style style:name="T2180_16" style:family="text"/>
    <style:style style:name="T2180_17" style:family="text"/>
    <style:style style:name="T2180_18" style:family="text"/>
    <style:style style:name="T2180_19" style:family="text"/>
    <style:style style:name="T2180_20" style:family="text"/>
    <style:style style:name="P2181" style:family="paragraph" style:parent-style-name="Standard">
      <style:paragraph-properties fo:break-before="auto" fo:line-height="100%" style:writing-mode="lr-tb"/>
    </style:style>
    <style:style style:name="T2181_1" style:family="text"/>
    <style:style style:name="P2182" style:family="paragraph" style:parent-style-name="Standard">
      <style:paragraph-properties fo:break-before="auto" fo:line-height="100%" style:writing-mode="lr-tb"/>
    </style:style>
    <style:style style:name="P2183" style:family="paragraph" style:parent-style-name="Standard">
      <style:paragraph-properties fo:break-before="auto" fo:line-height="100%" style:writing-mode="lr-tb"/>
    </style:style>
    <style:style style:name="T2183_1" style:family="text"/>
    <style:style style:name="P2184" style:family="paragraph" style:parent-style-name="Standard">
      <style:paragraph-properties fo:break-before="auto" fo:line-height="100%" style:writing-mode="lr-tb"/>
    </style:style>
    <style:style style:name="P2185" style:family="paragraph" style:parent-style-name="Standard">
      <style:paragraph-properties fo:break-before="auto" fo:line-height="100%" style:writing-mode="lr-tb"/>
    </style:style>
    <style:style style:name="T2185_1" style:family="text"/>
    <style:style style:name="P2186" style:family="paragraph" style:parent-style-name="Standard">
      <style:paragraph-properties fo:break-before="auto" fo:line-height="100%" style:writing-mode="lr-tb"/>
    </style:style>
    <style:style style:name="T2186_1" style:family="text"/>
    <style:style style:name="P2187" style:family="paragraph" style:parent-style-name="Standard">
      <style:paragraph-properties fo:break-before="auto" fo:line-height="100%" style:writing-mode="lr-tb"/>
    </style:style>
    <style:style style:name="P2188" style:family="paragraph" style:parent-style-name="Standard">
      <style:paragraph-properties fo:break-before="auto" fo:line-height="100%" style:writing-mode="lr-tb"/>
    </style:style>
    <style:style style:name="T2188_1" style:family="text"/>
    <style:style style:name="T2188_2" style:family="text"/>
    <style:style style:name="T2188_3" style:family="text"/>
    <style:style style:name="T2188_4" style:family="text"/>
    <style:style style:name="T2188_5" style:family="text"/>
    <style:style style:name="T2188_6" style:family="text"/>
    <style:style style:name="T2188_7" style:family="text"/>
    <style:style style:name="T2188_8" style:family="text"/>
    <style:style style:name="T2188_9" style:family="text"/>
    <style:style style:name="T2188_10" style:family="text"/>
    <style:style style:name="T2188_11" style:family="text"/>
    <style:style style:name="T2188_12" style:family="text"/>
    <style:style style:name="T2188_13" style:family="text"/>
    <style:style style:name="T2188_14" style:family="text"/>
    <style:style style:name="T2188_15" style:family="text"/>
    <style:style style:name="T2188_16" style:family="text"/>
    <style:style style:name="T2188_17" style:family="text"/>
    <style:style style:name="T2188_18" style:family="text"/>
    <style:style style:name="T2188_19" style:family="text"/>
    <style:style style:name="T2188_20" style:family="text"/>
    <style:style style:name="P2189" style:family="paragraph" style:parent-style-name="Standard">
      <style:paragraph-properties fo:break-before="auto" fo:line-height="100%" style:writing-mode="lr-tb"/>
    </style:style>
    <style:style style:name="T2189_1" style:family="text"/>
    <style:style style:name="P2190" style:family="paragraph" style:parent-style-name="Standard">
      <style:paragraph-properties fo:break-before="auto" fo:line-height="100%" style:writing-mode="lr-tb"/>
    </style:style>
    <style:style style:name="P2191" style:family="paragraph" style:parent-style-name="Standard">
      <style:paragraph-properties fo:break-before="auto" fo:line-height="100%" style:writing-mode="lr-tb"/>
    </style:style>
    <style:style style:name="T2191_1" style:family="text"/>
    <style:style style:name="P2192" style:family="paragraph" style:parent-style-name="Standard">
      <style:paragraph-properties fo:break-before="auto" fo:line-height="100%" style:writing-mode="lr-tb"/>
    </style:style>
    <style:style style:name="P2193" style:family="paragraph" style:parent-style-name="Standard">
      <style:paragraph-properties fo:break-before="auto" fo:line-height="100%" style:writing-mode="lr-tb"/>
    </style:style>
    <style:style style:name="T2193_1" style:family="text"/>
    <style:style style:name="P2194" style:family="paragraph" style:parent-style-name="Standard">
      <style:paragraph-properties fo:break-before="auto" fo:line-height="100%" style:writing-mode="lr-tb"/>
    </style:style>
    <style:style style:name="T2194_1" style:family="text"/>
    <style:style style:name="P2195" style:family="paragraph" style:parent-style-name="Standard">
      <style:paragraph-properties fo:break-before="auto" fo:line-height="100%" style:writing-mode="lr-tb"/>
    </style:style>
    <style:style style:name="P2196" style:family="paragraph" style:parent-style-name="Standard">
      <style:paragraph-properties fo:break-before="auto" fo:line-height="100%" style:writing-mode="lr-tb"/>
    </style:style>
    <style:style style:name="T2196_1" style:family="text"/>
    <style:style style:name="T2196_2" style:family="text"/>
    <style:style style:name="T2196_3" style:family="text"/>
    <style:style style:name="T2196_4" style:family="text"/>
    <style:style style:name="T2196_5" style:family="text"/>
    <style:style style:name="T2196_6" style:family="text"/>
    <style:style style:name="T2196_7" style:family="text"/>
    <style:style style:name="T2196_8" style:family="text"/>
    <style:style style:name="T2196_9" style:family="text"/>
    <style:style style:name="T2196_10" style:family="text"/>
    <style:style style:name="T2196_11" style:family="text"/>
    <style:style style:name="T2196_12" style:family="text"/>
    <style:style style:name="T2196_13" style:family="text"/>
    <style:style style:name="T2196_14" style:family="text"/>
    <style:style style:name="T2196_15" style:family="text"/>
    <style:style style:name="T2196_16" style:family="text"/>
    <style:style style:name="T2196_17" style:family="text"/>
    <style:style style:name="T2196_18" style:family="text"/>
    <style:style style:name="T2196_19" style:family="text"/>
    <style:style style:name="T2196_20" style:family="text"/>
    <style:style style:name="P2197" style:family="paragraph" style:parent-style-name="Standard">
      <style:paragraph-properties fo:break-before="auto" fo:line-height="100%" style:writing-mode="lr-tb"/>
    </style:style>
    <style:style style:name="T2197_1" style:family="text"/>
    <style:style style:name="P2198" style:family="paragraph" style:parent-style-name="Standard">
      <style:paragraph-properties fo:break-before="auto" fo:line-height="100%" style:writing-mode="lr-tb"/>
    </style:style>
    <style:style style:name="P2199" style:family="paragraph" style:parent-style-name="Standard">
      <style:paragraph-properties fo:break-before="auto" fo:line-height="100%" style:writing-mode="lr-tb"/>
    </style:style>
    <style:style style:name="T2199_1" style:family="text"/>
    <style:style style:name="P2200" style:family="paragraph" style:parent-style-name="Standard">
      <style:paragraph-properties fo:break-before="auto" fo:line-height="100%" style:writing-mode="lr-tb"/>
    </style:style>
    <style:style style:name="P2201" style:family="paragraph" style:parent-style-name="Standard">
      <style:paragraph-properties fo:break-before="auto" fo:line-height="100%" style:writing-mode="lr-tb"/>
    </style:style>
    <style:style style:name="T2201_1" style:family="text"/>
    <style:style style:name="T2201_2" style:family="text"/>
    <style:style style:name="T2201_3" style:family="text"/>
    <style:style style:name="T2201_4" style:family="text"/>
    <style:style style:name="T2201_5" style:family="text"/>
    <style:style style:name="T2201_6" style:family="text"/>
    <style:style style:name="T2201_7" style:family="text"/>
    <style:style style:name="T2201_8" style:family="text"/>
    <style:style style:name="T2201_9" style:family="text"/>
    <style:style style:name="T2201_10" style:family="text"/>
    <style:style style:name="T2201_11" style:family="text"/>
    <style:style style:name="T2201_12" style:family="text"/>
    <style:style style:name="T2201_13" style:family="text"/>
    <style:style style:name="T2201_14" style:family="text"/>
    <style:style style:name="T2201_15" style:family="text"/>
    <style:style style:name="T2201_16" style:family="text"/>
    <style:style style:name="T2201_17" style:family="text"/>
    <style:style style:name="T2201_18" style:family="text"/>
    <style:style style:name="T2201_19" style:family="text"/>
    <style:style style:name="T2201_20" style:family="text"/>
    <style:style style:name="T2201_21" style:family="text"/>
    <style:style style:name="T2201_22" style:family="text"/>
    <style:style style:name="T2201_23" style:family="text"/>
    <style:style style:name="T2201_24" style:family="text"/>
    <style:style style:name="T2201_25" style:family="text"/>
    <style:style style:name="T2201_26" style:family="text"/>
    <style:style style:name="T2201_27" style:family="text"/>
    <style:style style:name="T2201_28" style:family="text"/>
    <style:style style:name="T2201_29" style:family="text"/>
    <style:style style:name="T2201_30" style:family="text"/>
    <style:style style:name="T2201_31" style:family="text"/>
    <style:style style:name="T2201_32" style:family="text"/>
    <style:style style:name="T2201_33" style:family="text"/>
    <style:style style:name="T2201_34" style:family="text"/>
    <style:style style:name="T2201_35" style:family="text"/>
    <style:style style:name="T2201_36" style:family="text"/>
    <style:style style:name="T2201_37" style:family="text"/>
    <style:style style:name="T2201_38" style:family="text"/>
    <style:style style:name="T2201_39" style:family="text"/>
    <style:style style:name="T2201_40" style:family="text"/>
    <style:style style:name="T2201_41" style:family="text"/>
    <style:style style:name="T2201_42" style:family="text"/>
    <style:style style:name="T2201_43" style:family="text"/>
    <style:style style:name="T2201_44" style:family="text"/>
    <style:style style:name="T2201_45" style:family="text"/>
    <style:style style:name="T2201_46" style:family="text"/>
    <style:style style:name="T2201_47" style:family="text"/>
    <style:style style:name="T2201_48" style:family="text"/>
    <style:style style:name="T2201_49" style:family="text"/>
    <style:style style:name="T2201_50" style:family="text"/>
    <style:style style:name="T2201_51" style:family="text"/>
    <style:style style:name="T2201_52" style:family="text"/>
    <style:style style:name="T2201_53" style:family="text"/>
    <style:style style:name="T2201_54" style:family="text"/>
    <style:style style:name="T2201_55" style:family="text"/>
    <style:style style:name="T2201_56" style:family="text"/>
    <style:style style:name="T2201_57" style:family="text"/>
    <style:style style:name="T2201_58" style:family="text"/>
    <style:style style:name="T2201_59" style:family="text"/>
    <style:style style:name="T2201_60" style:family="text"/>
    <style:style style:name="T2201_61" style:family="text"/>
    <style:style style:name="T2201_62" style:family="text"/>
    <style:style style:name="T2201_63" style:family="text"/>
    <style:style style:name="T2201_64" style:family="text"/>
    <style:style style:name="T2201_65" style:family="text"/>
    <style:style style:name="T2201_66" style:family="text"/>
    <style:style style:name="T2201_67" style:family="text"/>
    <style:style style:name="T2201_68" style:family="text"/>
    <style:style style:name="T2201_69" style:family="text"/>
    <style:style style:name="T2201_70" style:family="text"/>
    <style:style style:name="T2201_71" style:family="text"/>
    <style:style style:name="T2201_72" style:family="text"/>
    <style:style style:name="T2201_73" style:family="text"/>
    <style:style style:name="T2201_74" style:family="text"/>
    <style:style style:name="T2201_75" style:family="text"/>
    <style:style style:name="T2201_76" style:family="text"/>
    <style:style style:name="T2201_77" style:family="text"/>
    <style:style style:name="T2201_78" style:family="text"/>
    <style:style style:name="T2201_79" style:family="text"/>
    <style:style style:name="T2201_80" style:family="text"/>
    <style:style style:name="T2201_81" style:family="text"/>
    <style:style style:name="T2201_82" style:family="text"/>
    <style:style style:name="T2201_83" style:family="text"/>
    <style:style style:name="T2201_84" style:family="text"/>
    <style:style style:name="T2201_85" style:family="text"/>
    <style:style style:name="T2201_86" style:family="text"/>
    <style:style style:name="T2201_87" style:family="text"/>
    <style:style style:name="T2201_88" style:family="text"/>
    <style:style style:name="T2201_89" style:family="text"/>
    <style:style style:name="T2201_90" style:family="text"/>
    <style:style style:name="T2201_91" style:family="text"/>
    <style:style style:name="T2201_92" style:family="text"/>
    <style:style style:name="T2201_93" style:family="text"/>
    <style:style style:name="T2201_94" style:family="text"/>
    <style:style style:name="T2201_95" style:family="text"/>
    <style:style style:name="T2201_96" style:family="text"/>
    <style:style style:name="T2201_97" style:family="text"/>
    <style:style style:name="T2201_98" style:family="text"/>
    <style:style style:name="T2201_99" style:family="text"/>
    <style:style style:name="T2201_100" style:family="text"/>
    <style:style style:name="T2201_101" style:family="text"/>
    <style:style style:name="T2201_102" style:family="text"/>
    <style:style style:name="T2201_103" style:family="text"/>
    <style:style style:name="T2201_104" style:family="text"/>
    <style:style style:name="T2201_105" style:family="text"/>
    <style:style style:name="T2201_106" style:family="text"/>
    <style:style style:name="T2201_107" style:family="text"/>
    <style:style style:name="T2201_108" style:family="text"/>
    <style:style style:name="T2201_109" style:family="text"/>
    <style:style style:name="T2201_110" style:family="text"/>
    <style:style style:name="T2201_111" style:family="text"/>
    <style:style style:name="T2201_112" style:family="text"/>
    <style:style style:name="T2201_113" style:family="text"/>
    <style:style style:name="T2201_114" style:family="text"/>
    <style:style style:name="T2201_115" style:family="text"/>
    <style:style style:name="T2201_116" style:family="text"/>
    <style:style style:name="T2201_117" style:family="text"/>
    <style:style style:name="T2201_118" style:family="text"/>
    <style:style style:name="T2201_119" style:family="text"/>
    <style:style style:name="T2201_120" style:family="text"/>
    <style:style style:name="T2201_121" style:family="text"/>
    <style:style style:name="T2201_122" style:family="text"/>
    <style:style style:name="T2201_123" style:family="text"/>
    <style:style style:name="T2201_124" style:family="text"/>
    <style:style style:name="T2201_125" style:family="text"/>
    <style:style style:name="T2201_126" style:family="text"/>
    <style:style style:name="T2201_127" style:family="text"/>
    <style:style style:name="T2201_128" style:family="text"/>
    <style:style style:name="T2201_129" style:family="text"/>
    <style:style style:name="T2201_130" style:family="text"/>
    <style:style style:name="T2201_131" style:family="text"/>
    <style:style style:name="T2201_132" style:family="text"/>
    <style:style style:name="T2201_133" style:family="text"/>
    <style:style style:name="T2201_134" style:family="text"/>
    <style:style style:name="T2201_135" style:family="text"/>
    <style:style style:name="T2201_136" style:family="text"/>
    <style:style style:name="T2201_137" style:family="text"/>
    <style:style style:name="T2201_138" style:family="text"/>
    <style:style style:name="T2201_139" style:family="text"/>
    <style:style style:name="T2201_140" style:family="text"/>
    <style:style style:name="T2201_141" style:family="text"/>
    <style:style style:name="T2201_142" style:family="text"/>
    <style:style style:name="T2201_143" style:family="text"/>
    <style:style style:name="T2201_144" style:family="text"/>
    <style:style style:name="T2201_145" style:family="text"/>
    <style:style style:name="T2201_146" style:family="text"/>
    <style:style style:name="T2201_147" style:family="text"/>
    <style:style style:name="T2201_148" style:family="text"/>
    <style:style style:name="T2201_149" style:family="text"/>
    <style:style style:name="T2201_150" style:family="text"/>
    <style:style style:name="T2201_151" style:family="text"/>
    <style:style style:name="T2201_152" style:family="text"/>
    <style:style style:name="T2201_153" style:family="text"/>
    <style:style style:name="T2201_154" style:family="text"/>
    <style:style style:name="T2201_155" style:family="text"/>
    <style:style style:name="T2201_156" style:family="text"/>
    <style:style style:name="T2201_157" style:family="text"/>
    <style:style style:name="T2201_158" style:family="text"/>
    <style:style style:name="T2201_159" style:family="text"/>
    <style:style style:name="T2201_160" style:family="text"/>
    <style:style style:name="T2201_161" style:family="text"/>
    <style:style style:name="T2201_162" style:family="text"/>
    <style:style style:name="T2201_163" style:family="text"/>
    <style:style style:name="T2201_164" style:family="text"/>
    <style:style style:name="T2201_165" style:family="text"/>
    <style:style style:name="T2201_166" style:family="text"/>
    <style:style style:name="T2201_167" style:family="text"/>
    <style:style style:name="T2201_168" style:family="text"/>
    <style:style style:name="T2201_169" style:family="text"/>
    <style:style style:name="T2201_170" style:family="text"/>
    <style:style style:name="T2201_171" style:family="text"/>
    <style:style style:name="T2201_172" style:family="text"/>
    <style:style style:name="T2201_173" style:family="text"/>
    <style:style style:name="T2201_174" style:family="text"/>
    <style:style style:name="T2201_175" style:family="text"/>
    <style:style style:name="T2201_176" style:family="text"/>
    <style:style style:name="T2201_177" style:family="text"/>
    <style:style style:name="T2201_178" style:family="text"/>
    <style:style style:name="T2201_179" style:family="text"/>
    <style:style style:name="T2201_180" style:family="text"/>
    <style:style style:name="T2201_181" style:family="text"/>
    <style:style style:name="T2201_182" style:family="text"/>
    <style:style style:name="T2201_183" style:family="text"/>
    <style:style style:name="T2201_184" style:family="text"/>
    <style:style style:name="T2201_185" style:family="text"/>
    <style:style style:name="T2201_186" style:family="text"/>
    <style:style style:name="T2201_187" style:family="text"/>
    <style:style style:name="T2201_188" style:family="text"/>
    <style:style style:name="T2201_189" style:family="text"/>
    <style:style style:name="T2201_190" style:family="text"/>
    <style:style style:name="T2201_191" style:family="text"/>
    <style:style style:name="T2201_192" style:family="text"/>
    <style:style style:name="T2201_193" style:family="text"/>
    <style:style style:name="T2201_194" style:family="text"/>
    <style:style style:name="T2201_195" style:family="text"/>
    <style:style style:name="T2201_196" style:family="text"/>
    <style:style style:name="T2201_197" style:family="text"/>
    <style:style style:name="T2201_198" style:family="text"/>
    <style:style style:name="T2201_199" style:family="text"/>
    <style:style style:name="T2201_200" style:family="text"/>
    <style:style style:name="T2201_201" style:family="text"/>
    <style:style style:name="T2201_202" style:family="text"/>
    <style:style style:name="T2201_203" style:family="text"/>
    <style:style style:name="T2201_204" style:family="text"/>
    <style:style style:name="T2201_205" style:family="text"/>
    <style:style style:name="T2201_206" style:family="text"/>
    <style:style style:name="T2201_207" style:family="text"/>
    <style:style style:name="T2201_208" style:family="text"/>
    <style:style style:name="T2201_209" style:family="text"/>
    <style:style style:name="T2201_210" style:family="text"/>
    <style:style style:name="T2201_211" style:family="text"/>
    <style:style style:name="T2201_212" style:family="text"/>
    <style:style style:name="T2201_213" style:family="text"/>
    <style:style style:name="T2201_214" style:family="text"/>
    <style:style style:name="T2201_215" style:family="text"/>
    <style:style style:name="T2201_216" style:family="text"/>
    <style:style style:name="T2201_217" style:family="text"/>
    <style:style style:name="T2201_218" style:family="text"/>
    <style:style style:name="T2201_219" style:family="text"/>
    <style:style style:name="T2201_220" style:family="text"/>
    <style:style style:name="T2201_221" style:family="text"/>
    <style:style style:name="T2201_222" style:family="text"/>
    <style:style style:name="T2201_223" style:family="text"/>
    <style:style style:name="T2201_224" style:family="text"/>
    <style:style style:name="T2201_225" style:family="text"/>
    <style:style style:name="T2201_226" style:family="text"/>
    <style:style style:name="T2201_227" style:family="text"/>
    <style:style style:name="T2201_228" style:family="text"/>
    <style:style style:name="T2201_229" style:family="text"/>
    <style:style style:name="T2201_230" style:family="text"/>
    <style:style style:name="T2201_231" style:family="text"/>
    <style:style style:name="T2201_232" style:family="text"/>
    <style:style style:name="T2201_233" style:family="text"/>
    <style:style style:name="T2201_234" style:family="text"/>
    <style:style style:name="T2201_235" style:family="text"/>
    <style:style style:name="T2201_236" style:family="text"/>
    <style:style style:name="T2201_237" style:family="text"/>
    <style:style style:name="T2201_238" style:family="text"/>
    <style:style style:name="T2201_239" style:family="text"/>
    <style:style style:name="T2201_240" style:family="text"/>
    <style:style style:name="T2201_241" style:family="text"/>
    <style:style style:name="T2201_242" style:family="text"/>
    <style:style style:name="T2201_243" style:family="text"/>
    <style:style style:name="T2201_244" style:family="text"/>
    <style:style style:name="T2201_245" style:family="text"/>
    <style:style style:name="T2201_246" style:family="text"/>
    <style:style style:name="T2201_247" style:family="text"/>
    <style:style style:name="T2201_248" style:family="text"/>
    <style:style style:name="T2201_249" style:family="text"/>
    <style:style style:name="T2201_250" style:family="text"/>
    <style:style style:name="T2201_251" style:family="text"/>
    <style:style style:name="T2201_252" style:family="text"/>
    <style:style style:name="T2201_253" style:family="text"/>
    <style:style style:name="T2201_254" style:family="text"/>
    <style:style style:name="T2201_255" style:family="text"/>
    <style:style style:name="T2201_256" style:family="text"/>
    <style:style style:name="T2201_257" style:family="text"/>
    <style:style style:name="T2201_258" style:family="text"/>
    <style:style style:name="T2201_259" style:family="text"/>
    <style:style style:name="T2201_260" style:family="text"/>
    <style:style style:name="T2201_261" style:family="text"/>
    <style:style style:name="P2202" style:family="paragraph" style:parent-style-name="Standard">
      <style:paragraph-properties fo:break-before="auto" fo:line-height="100%" style:writing-mode="lr-tb"/>
    </style:style>
    <style:style style:name="T2202_1" style:family="text"/>
    <style:style style:name="T2202_2" style:family="text"/>
    <style:style style:name="T2202_3" style:family="text"/>
    <style:style style:name="T2202_4" style:family="text"/>
    <style:style style:name="T2202_5" style:family="text"/>
    <style:style style:name="T2202_6" style:family="text"/>
    <style:style style:name="T2202_7" style:family="text"/>
    <style:style style:name="T2202_8" style:family="text"/>
    <style:style style:name="T2202_9" style:family="text"/>
    <style:style style:name="T2202_10" style:family="text"/>
    <style:style style:name="T2202_11" style:family="text"/>
    <style:style style:name="T2202_12" style:family="text"/>
    <style:style style:name="T2202_13" style:family="text"/>
    <style:style style:name="T2202_14" style:family="text"/>
    <style:style style:name="T2202_15" style:family="text"/>
    <style:style style:name="T2202_16" style:family="text"/>
    <style:style style:name="T2202_17" style:family="text"/>
    <style:style style:name="T2202_18" style:family="text"/>
    <style:style style:name="T2202_19" style:family="text"/>
    <style:style style:name="T2202_20" style:family="text"/>
    <style:style style:name="T2202_21" style:family="text"/>
    <style:style style:name="T2202_22" style:family="text"/>
    <style:style style:name="T2202_23" style:family="text"/>
    <style:style style:name="T2202_24" style:family="text"/>
    <style:style style:name="T2202_25" style:family="text"/>
    <style:style style:name="T2202_26" style:family="text"/>
    <style:style style:name="T2202_27" style:family="text"/>
    <style:style style:name="T2202_28" style:family="text"/>
    <style:style style:name="T2202_29" style:family="text"/>
    <style:style style:name="T2202_30" style:family="text"/>
    <style:style style:name="T2202_31" style:family="text"/>
    <style:style style:name="T2202_32" style:family="text"/>
    <style:style style:name="T2202_33" style:family="text"/>
    <style:style style:name="T2202_34" style:family="text"/>
    <style:style style:name="T2202_35" style:family="text"/>
    <style:style style:name="T2202_36" style:family="text"/>
    <style:style style:name="T2202_37" style:family="text"/>
    <style:style style:name="T2202_38" style:family="text"/>
    <style:style style:name="T2202_39" style:family="text"/>
    <style:style style:name="T2202_40" style:family="text"/>
    <style:style style:name="T2202_41" style:family="text"/>
    <style:style style:name="T2202_42" style:family="text"/>
    <style:style style:name="T2202_43" style:family="text"/>
    <style:style style:name="T2202_44" style:family="text"/>
    <style:style style:name="T2202_45" style:family="text"/>
    <style:style style:name="T2202_46" style:family="text"/>
    <style:style style:name="T2202_47" style:family="text"/>
    <style:style style:name="T2202_48" style:family="text"/>
    <style:style style:name="T2202_49" style:family="text"/>
    <style:style style:name="T2202_50" style:family="text"/>
    <style:style style:name="T2202_51" style:family="text"/>
    <style:style style:name="T2202_52" style:family="text"/>
    <style:style style:name="T2202_53" style:family="text"/>
    <style:style style:name="T2202_54" style:family="text"/>
    <style:style style:name="T2202_55" style:family="text"/>
    <style:style style:name="T2202_56" style:family="text"/>
    <style:style style:name="T2202_57" style:family="text"/>
    <style:style style:name="T2202_58" style:family="text"/>
    <style:style style:name="T2202_59" style:family="text"/>
    <style:style style:name="T2202_60" style:family="text"/>
    <style:style style:name="T2202_61" style:family="text"/>
    <style:style style:name="T2202_62" style:family="text"/>
    <style:style style:name="T2202_63" style:family="text"/>
    <style:style style:name="T2202_64" style:family="text"/>
    <style:style style:name="T2202_65" style:family="text"/>
    <style:style style:name="T2202_66" style:family="text"/>
    <style:style style:name="T2202_67" style:family="text"/>
    <style:style style:name="T2202_68" style:family="text"/>
    <style:style style:name="T2202_69" style:family="text"/>
    <style:style style:name="T2202_70" style:family="text"/>
    <style:style style:name="T2202_71" style:family="text"/>
    <style:style style:name="T2202_72" style:family="text"/>
    <style:style style:name="T2202_73" style:family="text"/>
    <style:style style:name="T2202_74" style:family="text"/>
    <style:style style:name="T2202_75" style:family="text"/>
    <style:style style:name="T2202_76" style:family="text"/>
    <style:style style:name="T2202_77" style:family="text"/>
    <style:style style:name="T2202_78" style:family="text"/>
    <style:style style:name="T2202_79" style:family="text"/>
    <style:style style:name="T2202_80" style:family="text"/>
    <style:style style:name="T2202_81" style:family="text"/>
    <style:style style:name="T2202_82" style:family="text"/>
    <style:style style:name="T2202_83" style:family="text"/>
    <style:style style:name="T2202_84" style:family="text"/>
    <style:style style:name="T2202_85" style:family="text"/>
    <style:style style:name="T2202_86" style:family="text"/>
    <style:style style:name="T2202_87" style:family="text"/>
    <style:style style:name="T2202_88" style:family="text"/>
    <style:style style:name="T2202_89" style:family="text"/>
    <style:style style:name="T2202_90" style:family="text"/>
    <style:style style:name="T2202_91" style:family="text"/>
    <style:style style:name="T2202_92" style:family="text"/>
    <style:style style:name="T2202_93" style:family="text"/>
    <style:style style:name="T2202_94" style:family="text"/>
    <style:style style:name="T2202_95" style:family="text"/>
    <style:style style:name="T2202_96" style:family="text"/>
    <style:style style:name="T2202_97" style:family="text"/>
    <style:style style:name="T2202_98" style:family="text"/>
    <style:style style:name="T2202_99" style:family="text"/>
    <style:style style:name="T2202_100" style:family="text"/>
    <style:style style:name="T2202_101" style:family="text"/>
    <style:style style:name="T2202_102" style:family="text"/>
    <style:style style:name="T2202_103" style:family="text"/>
    <style:style style:name="T2202_104" style:family="text"/>
    <style:style style:name="T2202_105" style:family="text"/>
    <style:style style:name="T2202_106" style:family="text"/>
    <style:style style:name="T2202_107" style:family="text"/>
    <style:style style:name="T2202_108" style:family="text"/>
    <style:style style:name="T2202_109" style:family="text"/>
    <style:style style:name="T2202_110" style:family="text"/>
    <style:style style:name="T2202_111" style:family="text"/>
    <style:style style:name="T2202_112" style:family="text"/>
    <style:style style:name="T2202_113" style:family="text"/>
    <style:style style:name="T2202_114" style:family="text"/>
    <style:style style:name="T2202_115" style:family="text"/>
    <style:style style:name="T2202_116" style:family="text"/>
    <style:style style:name="T2202_117" style:family="text"/>
    <style:style style:name="T2202_118" style:family="text"/>
    <style:style style:name="T2202_119" style:family="text"/>
    <style:style style:name="T2202_120" style:family="text"/>
    <style:style style:name="T2202_121" style:family="text"/>
    <style:style style:name="T2202_122" style:family="text"/>
    <style:style style:name="T2202_123" style:family="text"/>
    <style:style style:name="T2202_124" style:family="text"/>
    <style:style style:name="T2202_125" style:family="text"/>
    <style:style style:name="T2202_126" style:family="text"/>
    <style:style style:name="T2202_127" style:family="text"/>
    <style:style style:name="T2202_128" style:family="text"/>
    <style:style style:name="T2202_129" style:family="text"/>
    <style:style style:name="T2202_130" style:family="text"/>
    <style:style style:name="T2202_131" style:family="text"/>
    <style:style style:name="T2202_132" style:family="text"/>
    <style:style style:name="T2202_133" style:family="text"/>
    <style:style style:name="T2202_134" style:family="text"/>
    <style:style style:name="T2202_135" style:family="text"/>
    <style:style style:name="T2202_136" style:family="text"/>
    <style:style style:name="T2202_137" style:family="text"/>
    <style:style style:name="T2202_138" style:family="text"/>
    <style:style style:name="T2202_139" style:family="text"/>
    <style:style style:name="T2202_140" style:family="text"/>
    <style:style style:name="T2202_141" style:family="text"/>
    <style:style style:name="T2202_142" style:family="text"/>
    <style:style style:name="T2202_143" style:family="text"/>
    <style:style style:name="T2202_144" style:family="text"/>
    <style:style style:name="T2202_145" style:family="text"/>
    <style:style style:name="T2202_146" style:family="text"/>
    <style:style style:name="T2202_147" style:family="text"/>
    <style:style style:name="T2202_148" style:family="text"/>
    <style:style style:name="T2202_149" style:family="text"/>
    <style:style style:name="T2202_150" style:family="text"/>
    <style:style style:name="T2202_151" style:family="text"/>
    <style:style style:name="T2202_152" style:family="text"/>
    <style:style style:name="T2202_153" style:family="text"/>
    <style:style style:name="T2202_154" style:family="text"/>
    <style:style style:name="T2202_155" style:family="text"/>
    <style:style style:name="T2202_156" style:family="text"/>
    <style:style style:name="T2202_157" style:family="text"/>
    <style:style style:name="T2202_158" style:family="text"/>
    <style:style style:name="T2202_159" style:family="text"/>
    <style:style style:name="T2202_160" style:family="text"/>
    <style:style style:name="T2202_161" style:family="text"/>
    <style:style style:name="T2202_162" style:family="text"/>
    <style:style style:name="T2202_163" style:family="text"/>
    <style:style style:name="T2202_164" style:family="text"/>
    <style:style style:name="T2202_165" style:family="text"/>
    <style:style style:name="T2202_166" style:family="text"/>
    <style:style style:name="T2202_167" style:family="text"/>
    <style:style style:name="T2202_168" style:family="text"/>
    <style:style style:name="T2202_169" style:family="text"/>
    <style:style style:name="T2202_170" style:family="text"/>
    <style:style style:name="T2202_171" style:family="text"/>
    <style:style style:name="T2202_172" style:family="text"/>
    <style:style style:name="T2202_173" style:family="text"/>
    <style:style style:name="T2202_174" style:family="text"/>
    <style:style style:name="T2202_175" style:family="text"/>
    <style:style style:name="T2202_176" style:family="text"/>
    <style:style style:name="T2202_177" style:family="text"/>
    <style:style style:name="T2202_178" style:family="text"/>
    <style:style style:name="T2202_179" style:family="text"/>
    <style:style style:name="T2202_180" style:family="text"/>
    <style:style style:name="T2202_181" style:family="text"/>
    <style:style style:name="T2202_182" style:family="text"/>
    <style:style style:name="T2202_183" style:family="text"/>
    <style:style style:name="T2202_184" style:family="text"/>
    <style:style style:name="T2202_185" style:family="text"/>
    <style:style style:name="T2202_186" style:family="text"/>
    <style:style style:name="T2202_187" style:family="text"/>
    <style:style style:name="T2202_188" style:family="text"/>
    <style:style style:name="T2202_189" style:family="text"/>
    <style:style style:name="T2202_190" style:family="text"/>
    <style:style style:name="T2202_191" style:family="text"/>
    <style:style style:name="T2202_192" style:family="text"/>
    <style:style style:name="T2202_193" style:family="text"/>
    <style:style style:name="T2202_194" style:family="text"/>
    <style:style style:name="T2202_195" style:family="text"/>
    <style:style style:name="T2202_196" style:family="text"/>
    <style:style style:name="T2202_197" style:family="text"/>
    <style:style style:name="T2202_198" style:family="text"/>
    <style:style style:name="T2202_199" style:family="text"/>
    <style:style style:name="T2202_200" style:family="text"/>
    <style:style style:name="T2202_201" style:family="text"/>
    <style:style style:name="T2202_202" style:family="text"/>
    <style:style style:name="T2202_203" style:family="text"/>
    <style:style style:name="T2202_204" style:family="text"/>
    <style:style style:name="T2202_205" style:family="text"/>
    <style:style style:name="T2202_206" style:family="text"/>
    <style:style style:name="T2202_207" style:family="text"/>
    <style:style style:name="T2202_208" style:family="text"/>
    <style:style style:name="T2202_209" style:family="text"/>
    <style:style style:name="T2202_210" style:family="text"/>
    <style:style style:name="T2202_211" style:family="text"/>
    <style:style style:name="T2202_212" style:family="text"/>
    <style:style style:name="T2202_213" style:family="text"/>
    <style:style style:name="T2202_214" style:family="text"/>
    <style:style style:name="P2203" style:family="paragraph" style:parent-style-name="Standard">
      <style:paragraph-properties fo:break-before="auto" fo:line-height="100%" style:writing-mode="lr-tb"/>
    </style:style>
    <style:style style:name="T2203_1" style:family="text"/>
    <style:style style:name="T2203_2" style:family="text"/>
    <style:style style:name="T2203_3" style:family="text"/>
    <style:style style:name="T2203_4" style:family="text"/>
    <style:style style:name="T2203_5" style:family="text"/>
    <style:style style:name="T2203_6" style:family="text"/>
    <style:style style:name="T2203_7" style:family="text"/>
    <style:style style:name="T2203_8" style:family="text"/>
    <style:style style:name="P220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p text:style-name="P2"/>
      <text:p text:style-name="P3"><text:span text:style-name="T3_1">Ficha</text:span><text:span text:style-name="T3_2"><text:s/></text:span><text:span text:style-name="T3_3">Descriptiva</text:span><text:span text:style-name="T3_4">:<text:s/></text:span><text:span text:style-name="T3_5">Jalisco</text:span><text:span text:style-name="T3_6"><text:s/>(<text:s/></text:span><text:span text:style-name="T3_7">Segundo</text:span><text:span text:style-name="T3_8"><text:s/></text:span><text:span text:style-name="T3_9">Escenario</text:span><text:span text:style-name="T3_10"><text:s/>)</text:span></text:p>
      <text:p text:style-name="P4"><text:span text:style-name="T4_1">Jalisco</text:span><text:span text:style-name="T4_2"><text:tab/><text:tab/></text:span><text:span text:style-name="T4_3">Propuesta</text:span><text:span text:style-name="T4_4"><text:tab/><text:tab/></text:span><text:span text:style-name="T4_5">Criterios</text:span><text:span text:style-name="T4_6"><text:s/></text:span><text:span text:style-name="T4_7">Cumplidos</text:span><text:span text:style-name="T4_8"><text:tab/><text:tab/></text:span><text:span text:style-name="T4_9">Reglas</text:span><text:span text:style-name="T4_10"><text:s/></text:span><text:span text:style-name="T4_11">Cumplidas</text:span><text:span text:style-name="T4_12"><text:tab/><text:tab/></text:span><text:span text:style-name="T4_13">Análisis</text:span><text:span text:style-name="T4_14"><text:tab/><text:tab/></text:span><text:span text:style-name="T4_15">Conclusión</text:span></text:p>
      <text:p text:style-name="P5"><text:span text:style-name="T5_1">Comisión</text:span><text:span text:style-name="T5_2"><text:s/></text:span><text:span text:style-name="T5_3">Local</text:span><text:span text:style-name="T5_4"><text:s/></text:span><text:span text:style-name="T5_5">de</text:span><text:span text:style-name="T5_6"><text:s/></text:span><text:span text:style-name="T5_7">Vigilancia</text:span><text:span text:style-name="T5_8"><text:tab/></text:span></text:p>
      <text:p text:style-name="P6"/>
      <text:p text:style-name="P7"><text:span text:style-name="T7_1">REUNIÓN</text:span><text:span text:style-name="T7_2"><text:s/></text:span><text:span text:style-name="T7_3">DE</text:span><text:span text:style-name="T7_4"><text:s/></text:span><text:span text:style-name="T7_5">TRABAJO</text:span></text:p>
      <text:p text:style-name="P8"/>
      <text:p text:style-name="P9"><text:span text:style-name="T9_1">DE</text:span><text:span text:style-name="T9_2"><text:s/></text:span><text:span text:style-name="T9_3">LA</text:span><text:span text:style-name="T9_4"><text:s/></text:span><text:span text:style-name="T9_5">COMISIÓN</text:span><text:span text:style-name="T9_6"><text:s/></text:span><text:span text:style-name="T9_7">LOCAL</text:span><text:span text:style-name="T9_8"><text:s/></text:span><text:span text:style-name="T9_9">DE</text:span><text:span text:style-name="T9_10"><text:s/></text:span><text:span text:style-name="T9_11">VIGILANCIA</text:span></text:p>
      <text:p text:style-name="P10"/>
      <text:p text:style-name="P11"><text:span text:style-name="T11_1">SOBRE</text:span><text:span text:style-name="T11_2"><text:s/></text:span><text:span text:style-name="T11_3">EL</text:span><text:span text:style-name="T11_4"><text:s/></text:span><text:span text:style-name="T11_5">SEGUNDO</text:span><text:span text:style-name="T11_6"><text:s/></text:span><text:span text:style-name="T11_7">ESCENARIO</text:span><text:span text:style-name="T11_8"><text:s/></text:span><text:span text:style-name="T11_9">DE</text:span></text:p>
      <text:p text:style-name="P12"/>
      <text:p text:style-name="P13"><text:span text:style-name="T13_1">REDISTRITACIÓN</text:span><text:span text:style-name="T13_2"><text:s/>2013.</text:span></text:p>
      <text:p text:style-name="P14"/>
      <text:p text:style-name="P15"><text:span text:style-name="T15_1"><text:s/></text:span></text:p>
      <text:p text:style-name="P16"/>
      <text:p text:style-name="P17"><text:span text:style-name="T17_1"><text:s/></text:span></text:p>
      <text:p text:style-name="P18"/>
      <text:p text:style-name="P19"><text:span text:style-name="T19_1">EN</text:span><text:span text:style-name="T19_2"><text:s/></text:span><text:span text:style-name="T19_3">LA</text:span><text:span text:style-name="T19_4"><text:s/></text:span><text:span text:style-name="T19_5">REUNIÓN</text:span><text:span text:style-name="T19_6"><text:s/></text:span><text:span text:style-name="T19_7">DE</text:span><text:span text:style-name="T19_8"><text:s/></text:span><text:span text:style-name="T19_9">TRABAJO</text:span><text:span text:style-name="T19_10"><text:s/></text:span><text:span text:style-name="T19_11">REALIZADA</text:span><text:span text:style-name="T19_12"><text:s/></text:span><text:span text:style-name="T19_13">POR</text:span><text:span text:style-name="T19_14"><text:s/></text:span><text:span text:style-name="T19_15">LA</text:span><text:span text:style-name="T19_16"><text:s/></text:span><text:span text:style-name="T19_17">COMISIÓN</text:span><text:span text:style-name="T19_18"><text:s/></text:span><text:span text:style-name="T19_19">LOCAL</text:span><text:span text:style-name="T19_20"><text:s/></text:span><text:span text:style-name="T19_21">DE</text:span><text:span text:style-name="T19_22"><text:s/></text:span><text:span text:style-name="T19_23">VIGILANCIA</text:span><text:span text:style-name="T19_24"><text:s/></text:span><text:span text:style-name="T19_25">DE</text:span><text:span text:style-name="T19_26"><text:s/></text:span><text:span text:style-name="T19_27">FECHA</text:span><text:span text:style-name="T19_28"><text:s/>24<text:s/></text:span><text:span text:style-name="T19_29">DE</text:span><text:span text:style-name="T19_30"><text:s/></text:span><text:span text:style-name="T19_31">SEPTIEMBRE</text:span><text:span text:style-name="T19_32"><text:s/></text:span><text:span text:style-name="T19_33">DE</text:span><text:span text:style-name="T19_34"><text:s/>2013,<text:s/></text:span><text:span text:style-name="T19_35">INTEGRADA</text:span><text:span text:style-name="T19_36"><text:s/></text:span><text:span text:style-name="T19_37">POR</text:span><text:span text:style-name="T19_38"><text:s/></text:span><text:span text:style-name="T19_39">EL</text:span><text:span text:style-name="T19_40"><text:s/></text:span><text:span text:style-name="T19_41">MAESTRO</text:span><text:span text:style-name="T19_42"><text:s/></text:span><text:span text:style-name="T19_43">ROGELIO</text:span><text:span text:style-name="T19_44"><text:s/></text:span><text:span text:style-name="T19_45">ARTURO</text:span><text:span text:style-name="T19_46"><text:s/></text:span><text:span text:style-name="T19_47">CASTILLO</text:span><text:span text:style-name="T19_48"><text:s/></text:span><text:span text:style-name="T19_49">BETANCOURT</text:span><text:span text:style-name="T19_50">,<text:s/></text:span><text:span text:style-name="T19_51">VOCAL</text:span><text:span text:style-name="T19_52"><text:s/></text:span><text:span text:style-name="T19_53">ESTATAL</text:span><text:span text:style-name="T19_54"><text:s/></text:span><text:span text:style-name="T19_55">DEL</text:span><text:span text:style-name="T19_56"><text:s/></text:span><text:span text:style-name="T19_57">REGISTRO</text:span><text:span text:style-name="T19_58"><text:s/></text:span><text:span text:style-name="T19_59">FEDERAL</text:span><text:span text:style-name="T19_60"><text:s/></text:span><text:span text:style-name="T19_61">DE</text:span><text:span text:style-name="T19_62"><text:s/></text:span><text:span text:style-name="T19_63">ELECTORES</text:span><text:span text:style-name="T19_64"><text:s/></text:span><text:span text:style-name="T19_65">Y</text:span><text:span text:style-name="T19_66"><text:s/></text:span><text:span text:style-name="T19_67">PRESIDENTE</text:span><text:span text:style-name="T19_68"><text:s/></text:span><text:span text:style-name="T19_69">DE</text:span><text:span text:style-name="T19_70"><text:s/></text:span><text:span text:style-name="T19_71">LA</text:span><text:span text:style-name="T19_72"><text:s/></text:span><text:span text:style-name="T19_73">COMISIÓN</text:span><text:span text:style-name="T19_74"><text:s/></text:span><text:span text:style-name="T19_75">LOCAL</text:span><text:span text:style-name="T19_76"><text:s/></text:span><text:span text:style-name="T19_77">DE</text:span><text:span text:style-name="T19_78"><text:s/></text:span><text:span text:style-name="T19_79">VIGILANCIA</text:span><text:span text:style-name="T19_80">;<text:s/></text:span><text:span text:style-name="T19_81">LICENCIADO</text:span><text:span text:style-name="T19_82"><text:s/></text:span><text:span text:style-name="T19_83">DANIEL</text:span><text:span text:style-name="T19_84"><text:s/></text:span><text:span text:style-name="T19_85">VERGARA</text:span><text:span text:style-name="T19_86"><text:s/></text:span><text:span text:style-name="T19_87">GUZMÁN</text:span><text:span text:style-name="T19_88">,<text:s/></text:span><text:span text:style-name="T19_89">REPRESENTANTE</text:span><text:span text:style-name="T19_90"><text:s/></text:span><text:span text:style-name="T19_91">SUPLENTE</text:span><text:span text:style-name="T19_92"><text:s/></text:span><text:span text:style-name="T19_93">DEL</text:span><text:span text:style-name="T19_94"><text:s/></text:span><text:span text:style-name="T19_95">PARTIDO</text:span><text:span text:style-name="T19_96"><text:s/></text:span><text:span text:style-name="T19_97">ACCIÓN</text:span><text:span text:style-name="T19_98"><text:s/></text:span><text:span text:style-name="T19_99">NACIONAL</text:span><text:span text:style-name="T19_100">;<text:s/></text:span><text:span text:style-name="T19_101">DOCTOR</text:span><text:span text:style-name="T19_102"><text:s/></text:span><text:span text:style-name="T19_103">GUILLERMO</text:span><text:span text:style-name="T19_104"><text:s/></text:span><text:span text:style-name="T19_105">MACÍAS</text:span><text:span text:style-name="T19_106"><text:s/></text:span><text:span text:style-name="T19_107">LARA</text:span><text:span text:style-name="T19_108">;<text:s/></text:span><text:span text:style-name="T19_109">REPRESENTANTE</text:span><text:span text:style-name="T19_110"><text:s/></text:span><text:span text:style-name="T19_111">SUPLENTE</text:span><text:span text:style-name="T19_112"><text:s/></text:span><text:span text:style-name="T19_113">DEL</text:span><text:span text:style-name="T19_114"><text:s/></text:span><text:span text:style-name="T19_115">PARTIDO</text:span><text:span text:style-name="T19_116"><text:s/></text:span><text:span text:style-name="T19_117">REVOLUCIONARIO</text:span><text:span text:style-name="T19_118"><text:s/></text:span><text:span text:style-name="T19_119">INSTITUCIONAL</text:span><text:span text:style-name="T19_120">;<text:s/></text:span><text:span text:style-name="T19_121">INGENIERO</text:span><text:span text:style-name="T19_122"><text:s/></text:span><text:span text:style-name="T19_123">EXIQUIO</text:span><text:span text:style-name="T19_124"><text:s/></text:span><text:span text:style-name="T19_125">ALEJANDRO</text:span><text:span text:style-name="T19_126"><text:s/></text:span><text:span text:style-name="T19_127">NAVA</text:span><text:span text:style-name="T19_128"><text:s/></text:span><text:span text:style-name="T19_129">GÓMEZ</text:span><text:span text:style-name="T19_130">,<text:s/></text:span><text:span text:style-name="T19_131">REPRESENTANTE</text:span><text:span text:style-name="T19_132"><text:s/></text:span><text:span text:style-name="T19_133">PROPIETARIO</text:span><text:span text:style-name="T19_134"><text:s/></text:span><text:span text:style-name="T19_135">DEL</text:span><text:span text:style-name="T19_136"><text:s/></text:span><text:span text:style-name="T19_137">PARTIDO</text:span><text:span text:style-name="T19_138"><text:s/></text:span><text:span text:style-name="T19_139">DE</text:span><text:span text:style-name="T19_140"><text:s/></text:span><text:span text:style-name="T19_141">LA</text:span><text:span text:style-name="T19_142"><text:s/></text:span><text:span text:style-name="T19_143">REVOLUCIÓN</text:span><text:span text:style-name="T19_144"><text:s/></text:span><text:span text:style-name="T19_145">DEMOCRÁTICA</text:span><text:span text:style-name="T19_146">;<text:s text:c="2"/></text:span><text:span text:style-name="T19_147">INGENIERO</text:span><text:span text:style-name="T19_148"><text:s/></text:span><text:span text:style-name="T19_149">MISAEL</text:span><text:span text:style-name="T19_150"><text:s/></text:span><text:span text:style-name="T19_151">MENDOZA</text:span><text:span text:style-name="T19_152"><text:s/></text:span><text:span text:style-name="T19_153">RODRÍGUEZ</text:span><text:span text:style-name="T19_154">;<text:s/></text:span><text:span text:style-name="T19_155">REPRESENTANTE</text:span><text:span text:style-name="T19_156"><text:s text:c="2"/></text:span><text:span text:style-name="T19_157">SUPLENTE</text:span><text:span text:style-name="T19_158"><text:s/></text:span><text:span text:style-name="T19_159">DEL</text:span><text:span text:style-name="T19_160"><text:s/></text:span><text:span text:style-name="T19_161">PARTIDO</text:span><text:span text:style-name="T19_162"><text:s/></text:span><text:span text:style-name="T19_163">DEL</text:span><text:span text:style-name="T19_164"><text:s/></text:span><text:span text:style-name="T19_165">TRABAJO</text:span><text:span text:style-name="T19_166">;<text:s/></text:span><text:span text:style-name="T19_167">LICENCIADO</text:span><text:span text:style-name="T19_168"><text:s/></text:span><text:span text:style-name="T19_169">SALVADOR</text:span><text:span text:style-name="T19_170"><text:s/></text:span><text:span text:style-name="T19_171">PAREDES</text:span><text:span text:style-name="T19_172"><text:s/></text:span><text:span text:style-name="T19_173">RODRÍGUEZ</text:span><text:span text:style-name="T19_174">,<text:s/></text:span><text:span text:style-name="T19_175">REPRESENTANTE</text:span><text:span text:style-name="T19_176"><text:s/></text:span><text:span text:style-name="T19_177">PROPIETARIO</text:span><text:span text:style-name="T19_178"><text:s/></text:span><text:span text:style-name="T19_179">DEL</text:span><text:span text:style-name="T19_180"><text:s/></text:span><text:span text:style-name="T19_181">PARTIDO</text:span><text:span text:style-name="T19_182"><text:s/></text:span><text:span text:style-name="T19_183">VERDE</text:span><text:span text:style-name="T19_184"><text:s/></text:span><text:span text:style-name="T19_185">ECOLOGISTA</text:span><text:span text:style-name="T19_186"><text:s/></text:span><text:span text:style-name="T19_187">DE</text:span><text:span text:style-name="T19_188"><text:s/></text:span><text:span text:style-name="T19_189">MéXICO</text:span><text:span text:style-name="T19_190">;<text:s/></text:span><text:span text:style-name="T19_191">L</text:span><text:span text:style-name="T19_192">.</text:span><text:span text:style-name="T19_193">C</text:span><text:span text:style-name="T19_194">.</text:span><text:span text:style-name="T19_195">P</text:span><text:span text:style-name="T19_196">.<text:s/></text:span><text:span text:style-name="T19_197">JOSÉ</text:span><text:span text:style-name="T19_198"><text:s/></text:span><text:span text:style-name="T19_199">JAIME</text:span><text:span text:style-name="T19_200"><text:s/></text:span><text:span text:style-name="T19_201">AYALA</text:span><text:span text:style-name="T19_202"><text:s/></text:span><text:span text:style-name="T19_203">PONCE</text:span><text:span text:style-name="T19_204">,<text:s/></text:span><text:span text:style-name="T19_205">REPRESENTANTE</text:span><text:span text:style-name="T19_206"><text:s/></text:span><text:span text:style-name="T19_207">PROPIETARIO</text:span><text:span text:style-name="T19_208"><text:s/></text:span><text:span text:style-name="T19_209">DEL</text:span><text:span text:style-name="T19_210"><text:s/></text:span><text:span text:style-name="T19_211">PARTIDO</text:span><text:span text:style-name="T19_212"><text:s/></text:span><text:span text:style-name="T19_213">MOVIMIENTO</text:span><text:span text:style-name="T19_214"><text:s/></text:span><text:span text:style-name="T19_215">CIUDADANO</text:span><text:span text:style-name="T19_216">;<text:s/></text:span><text:span text:style-name="T19_217">LICENCIADO</text:span><text:span text:style-name="T19_218"><text:s/></text:span><text:span text:style-name="T19_219">RAFAEL</text:span><text:span text:style-name="T19_220"><text:s/></text:span><text:span text:style-name="T19_221">CURIEL</text:span><text:span text:style-name="T19_222"><text:s/></text:span><text:span text:style-name="T19_223">ESTRADA</text:span><text:span text:style-name="T19_224">,<text:s/></text:span><text:span text:style-name="T19_225">REPRESENTANTE</text:span><text:span text:style-name="T19_226"><text:s/></text:span><text:span text:style-name="T19_227">PROPIETARIO</text:span><text:span text:style-name="T19_228"><text:s/></text:span><text:span text:style-name="T19_229">DEL</text:span><text:span text:style-name="T19_230"><text:s/></text:span><text:span text:style-name="T19_231">PARTIDO</text:span><text:span text:style-name="T19_232"><text:s/></text:span><text:span text:style-name="T19_233">NUEVA</text:span><text:span text:style-name="T19_234"><text:s/></text:span><text:span text:style-name="T19_235">ALIANZA</text:span><text:span text:style-name="T19_236">;<text:s/></text:span><text:span text:style-name="T19_237">LICENCIADA</text:span><text:span text:style-name="T19_238"><text:s/></text:span><text:span text:style-name="T19_239">SARA</text:span><text:span text:style-name="T19_240"><text:s/></text:span><text:span text:style-name="T19_241">FRANCISCA</text:span><text:span text:style-name="T19_242"><text:s/></text:span><text:span text:style-name="T19_243">NAVARRETE</text:span><text:span text:style-name="T19_244"><text:s/></text:span><text:span text:style-name="T19_245">BRAVO</text:span><text:span text:style-name="T19_246">,<text:s/></text:span><text:span text:style-name="T19_247">SECRETARIA</text:span><text:span text:style-name="T19_248"><text:s/></text:span><text:span text:style-name="T19_249">DE</text:span><text:span text:style-name="T19_250"><text:s/></text:span><text:span text:style-name="T19_251">LA</text:span><text:span text:style-name="T19_252"><text:s/></text:span><text:span text:style-name="T19_253">COMISIÓN</text:span><text:span text:style-name="T19_254"><text:s/></text:span><text:span text:style-name="T19_255">LOCAL</text:span><text:span text:style-name="T19_256"><text:s/></text:span><text:span text:style-name="T19_257">DE</text:span><text:span text:style-name="T19_258"><text:s/></text:span><text:span text:style-name="T19_259">VIGILANCIA</text:span><text:span text:style-name="T19_260">,<text:s/></text:span><text:span text:style-name="T19_261">ASIMISMO</text:span><text:span text:style-name="T19_262"><text:s/></text:span><text:span text:style-name="T19_263">SE</text:span><text:span text:style-name="T19_264"><text:s/></text:span><text:span text:style-name="T19_265">CONTÓ</text:span><text:span text:style-name="T19_266"><text:s/></text:span><text:span text:style-name="T19_267">CON</text:span><text:span text:style-name="T19_268"><text:s/></text:span><text:span text:style-name="T19_269">LA</text:span><text:span text:style-name="T19_270"><text:s/></text:span><text:span text:style-name="T19_271">PRESENCIA</text:span><text:span text:style-name="T19_272"><text:s/></text:span><text:span text:style-name="T19_273">DE</text:span><text:span text:style-name="T19_274"><text:s/></text:span><text:span text:style-name="T19_275">LA</text:span><text:span text:style-name="T19_276"><text:s/></text:span><text:span text:style-name="T19_277">GEÓGRAFA</text:span><text:span text:style-name="T19_278"><text:s/></text:span><text:span text:style-name="T19_279">MARÍA</text:span><text:span text:style-name="T19_280"><text:s/></text:span><text:span text:style-name="T19_281">DE</text:span><text:span text:style-name="T19_282"><text:s/></text:span><text:span text:style-name="T19_283">LOS</text:span><text:span text:style-name="T19_284"><text:s/></text:span><text:span text:style-name="T19_285">DOLORES</text:span><text:span text:style-name="T19_286"><text:s/></text:span><text:span text:style-name="T19_287">GUETA</text:span><text:span text:style-name="T19_288"><text:s/></text:span><text:span text:style-name="T19_289">FLORES</text:span><text:span text:style-name="T19_290">,<text:s text:c="2"/></text:span><text:span text:style-name="T19_291">Y</text:span><text:span text:style-name="T19_292"><text:s/></text:span><text:span text:style-name="T19_293">EN</text:span><text:span text:style-name="T19_294"><text:s/></text:span><text:span text:style-name="T19_295">LA</text:span><text:span text:style-name="T19_296"><text:s/></text:span><text:span text:style-name="T19_297">QUE</text:span><text:span text:style-name="T19_298"><text:s/></text:span><text:span text:style-name="T19_299">DE</text:span><text:span text:style-name="T19_300"><text:s/></text:span><text:span text:style-name="T19_301">MANERA</text:span><text:span text:style-name="T19_302"><text:s/></text:span><text:span text:style-name="T19_303">UNÁNIME</text:span><text:span text:style-name="T19_304"><text:s/></text:span><text:span text:style-name="T19_305">SE</text:span><text:span text:style-name="T19_306"><text:s/></text:span><text:span text:style-name="T19_307">ACORDÓ</text:span><text:span text:style-name="T19_308"><text:s/></text:span><text:span text:style-name="T19_309">QUE</text:span><text:span text:style-name="T19_310"><text:s/></text:span><text:span text:style-name="T19_311">ESTE</text:span><text:span text:style-name="T19_312"><text:s/></text:span><text:span text:style-name="T19_313">ESCENARIO</text:span><text:span text:style-name="T19_314"><text:s/></text:span><text:span text:style-name="T19_315">ES</text:span><text:span text:style-name="T19_316"><text:s/></text:span><text:span text:style-name="T19_317">EL</text:span><text:span text:style-name="T19_318"><text:s/></text:span><text:span text:style-name="T19_319">MEJOR</text:span><text:span text:style-name="T19_320">,<text:s/></text:span><text:span text:style-name="T19_321">PARA</text:span><text:span text:style-name="T19_322"><text:s/></text:span><text:span text:style-name="T19_323">JALISCO</text:span><text:span text:style-name="T19_324">,<text:s/></text:span><text:span text:style-name="T19_325">RESULTANDO</text:span><text:span text:style-name="T19_326"><text:s/></text:span><text:span text:style-name="T19_327">LAS</text:span><text:span text:style-name="T19_328"><text:s/></text:span><text:span text:style-name="T19_329">SIGUIENTES</text:span><text:span text:style-name="T19_330"><text:s/></text:span><text:span text:style-name="T19_331">PROPUESTAS</text:span><text:span text:style-name="T19_332"><text:s/></text:span><text:span text:style-name="T19_333">Y</text:span><text:span text:style-name="T19_334"><text:s/></text:span><text:span text:style-name="T19_335">ADECUACIONES</text:span><text:span text:style-name="T19_336"><text:s/></text:span><text:span text:style-name="T19_337">TANTO</text:span><text:span text:style-name="T19_338"><text:s/></text:span><text:span text:style-name="T19_339">EN</text:span><text:span text:style-name="T19_340"><text:s/></text:span><text:span text:style-name="T19_341">LA</text:span><text:span text:style-name="T19_342"><text:s/></text:span><text:span text:style-name="T19_343">ZONA</text:span><text:span text:style-name="T19_344"><text:s/></text:span><text:span text:style-name="T19_345">METROPOLITANA</text:span><text:span text:style-name="T19_346"><text:s/></text:span><text:span text:style-name="T19_347">DE</text:span><text:span text:style-name="T19_348"><text:s/></text:span><text:span text:style-name="T19_349">GUADALAJARA</text:span><text:span text:style-name="T19_350"><text:s/></text:span><text:span text:style-name="T19_351">Y</text:span><text:span text:style-name="T19_352"><text:s/></text:span><text:span text:style-name="T19_353">ZAPOPAN</text:span><text:span text:style-name="T19_354">,<text:s/></text:span><text:span text:style-name="T19_355">COMO</text:span><text:span text:style-name="T19_356"><text:s/></text:span><text:span text:style-name="T19_357">EN</text:span><text:span text:style-name="T19_358"><text:s/></text:span><text:span text:style-name="T19_359">LA</text:span><text:span text:style-name="T19_360"><text:s/></text:span><text:span text:style-name="T19_361">ZONA</text:span><text:span text:style-name="T19_362"><text:s/></text:span><text:span text:style-name="T19_363">FORÁNEA</text:span><text:span text:style-name="T19_364">.</text:span></text:p>
      <text:p text:style-name="P20"/>
      <text:p text:style-name="P21"><text:span text:style-name="T21_1">PROPUESTAS</text:span><text:span text:style-name="T21_2"><text:s/></text:span><text:span text:style-name="T21_3">Y</text:span><text:span text:style-name="T21_4"><text:s/></text:span><text:span text:style-name="T21_5">ADECUACIONES</text:span></text:p>
      <text:p text:style-name="P22"/>
      <text:p text:style-name="P23"><text:span text:style-name="T23_1">EN</text:span><text:span text:style-name="T23_2"><text:s/></text:span><text:span text:style-name="T23_3">LA</text:span><text:span text:style-name="T23_4"><text:s/></text:span><text:span text:style-name="T23_5">ZONA</text:span><text:span text:style-name="T23_6"><text:s/></text:span><text:span text:style-name="T23_7">METROPOLITANA</text:span><text:span text:style-name="T23_8">.</text:span></text:p>
      <text:p text:style-name="P24"/>
      <text:p text:style-name="P25"><text:span text:style-name="T25_1"><text:s/></text:span></text:p>
      <text:p text:style-name="P26"/>
      <text:p text:style-name="P27"><text:span text:style-name="T27_1">PRIMERA</text:span><text:span text:style-name="T27_2">.-<text:s/></text:span><text:span text:style-name="T27_3">SE</text:span><text:span text:style-name="T27_4"><text:s/></text:span><text:span text:style-name="T27_5">PROPONE</text:span><text:span text:style-name="T27_6"><text:s/></text:span><text:span text:style-name="T27_7">EFECTUAR</text:span><text:span text:style-name="T27_8"><text:s/></text:span><text:span text:style-name="T27_9">LAS</text:span><text:span text:style-name="T27_10"><text:s/></text:span><text:span text:style-name="T27_11">SIGUIENTES</text:span><text:span text:style-name="T27_12"><text:s text:c="2"/></text:span><text:span text:style-name="T27_13">ADECUACIONES</text:span><text:span text:style-name="T27_14"><text:s/></text:span><text:span text:style-name="T27_15">EN</text:span><text:span text:style-name="T27_16"><text:s/></text:span><text:span text:style-name="T27_17">LA</text:span><text:span text:style-name="T27_18"><text:s/></text:span><text:span text:style-name="T27_19">ZONA</text:span><text:span text:style-name="T27_20"><text:s/></text:span><text:span text:style-name="T27_21">METROPOLITANA</text:span><text:span text:style-name="T27_22"><text:s/></text:span><text:span text:style-name="T27_23">DE</text:span><text:span text:style-name="T27_24"><text:s/></text:span><text:span text:style-name="T27_25">GUADALAJARA</text:span><text:span text:style-name="T27_26"><text:s/></text:span><text:span text:style-name="T27_27">RESPECTO</text:span><text:span text:style-name="T27_28"><text:s/></text:span><text:span text:style-name="T27_29">DE</text:span><text:span text:style-name="T27_30"><text:s/></text:span><text:span text:style-name="T27_31">LAS</text:span><text:span text:style-name="T27_32"><text:s/></text:span><text:span text:style-name="T27_33">SIGUIENTES</text:span><text:span text:style-name="T27_34"><text:s/></text:span><text:span text:style-name="T27_35">SECCIONES</text:span><text:span text:style-name="T27_36">:</text:span></text:p>
      <text:p text:style-name="P28"/>
      <text:p text:style-name="P29"><text:span text:style-name="T29_1"><text:s/></text:span></text:p>
      <text:p text:style-name="P30"/>
      <text:p text:style-name="P31"><text:span text:style-name="T31_1">SECCIONES</text:span></text:p>
      <text:p text:style-name="P32"><text:span text:style-name="T32_1"><text:tab/></text:span></text:p>
      <text:p text:style-name="P33"/>
      <text:p text:style-name="P34"><text:span text:style-name="T34_1"><text:s/></text:span></text:p>
      <text:p text:style-name="P35"/>
      <text:p text:style-name="P36"><text:span text:style-name="T36_1"><text:s/></text:span></text:p>
      <text:p text:style-name="P37"><text:span text:style-name="T37_1"><text:tab/></text:span></text:p>
      <text:p text:style-name="P38"/>
      <text:p text:style-name="P39"><text:span text:style-name="T39_1">GUADALAJARA</text:span></text:p>
      <text:p text:style-name="P40"><text:span text:style-name="T40_1"><text:tab/></text:span></text:p>
      <text:p text:style-name="P41"/>
      <text:p text:style-name="P42"><text:span text:style-name="T42_1"><text:s/></text:span></text:p>
      <text:p text:style-name="P43"/>
      <text:p text:style-name="P44"><text:span text:style-name="T44_1">1309</text:span></text:p>
      <text:p text:style-name="P45"><text:span text:style-name="T45_1"><text:tab/></text:span></text:p>
      <text:p text:style-name="P46"/>
      <text:p text:style-name="P47"><text:span text:style-name="T47_1">SE</text:span><text:span text:style-name="T47_2"><text:s/></text:span><text:span text:style-name="T47_3">MUEVE</text:span><text:span text:style-name="T47_4"><text:s/></text:span><text:span text:style-name="T47_5">DEL</text:span><text:span text:style-name="T47_6"><text:s/></text:span><text:span text:style-name="T47_7">DTTO</text:span><text:span text:style-name="T47_8"><text:s/></text:span><text:span text:style-name="T47_9">VERDE</text:span><text:span text:style-name="T47_10"><text:s/>"</text:span><text:span text:style-name="T47_11">B</text:span><text:span text:style-name="T47_12">"<text:s/></text:span><text:span text:style-name="T47_13">AL</text:span><text:span text:style-name="T47_14"><text:s/></text:span><text:span text:style-name="T47_15">DTTO</text:span><text:span text:style-name="T47_16"><text:s/></text:span><text:span text:style-name="T47_17">AZUL</text:span><text:span text:style-name="T47_18"><text:s/></text:span><text:span text:style-name="T47_19">MARINO</text:span><text:span text:style-name="T47_20"><text:s/>"</text:span><text:span text:style-name="T47_21">A</text:span><text:span text:style-name="T47_22">"</text:span></text:p>
      <text:p text:style-name="P48"><text:span text:style-name="T48_1"><text:tab/></text:span></text:p>
      <text:p text:style-name="P49"/>
      <text:p text:style-name="P50"><text:span text:style-name="T50_1"><text:s/></text:span></text:p>
      <text:p text:style-name="P51"/>
      <text:p text:style-name="P52"><text:span text:style-name="T52_1">1350</text:span></text:p>
      <text:p text:style-name="P53"><text:span text:style-name="T53_1"><text:tab/></text:span></text:p>
      <text:p text:style-name="P54"/>
      <text:p text:style-name="P55"><text:span text:style-name="T55_1">SE</text:span><text:span text:style-name="T55_2"><text:s/></text:span><text:span text:style-name="T55_3">MUEVE</text:span><text:span text:style-name="T55_4"><text:s/></text:span><text:span text:style-name="T55_5">DEL</text:span><text:span text:style-name="T55_6"><text:s/></text:span><text:span text:style-name="T55_7">DTTO</text:span><text:span text:style-name="T55_8"><text:s/></text:span><text:span text:style-name="T55_9">VERDE</text:span><text:span text:style-name="T55_10"><text:s/>"</text:span><text:span text:style-name="T55_11">B</text:span><text:span text:style-name="T55_12">"<text:s/></text:span><text:span text:style-name="T55_13">AL</text:span><text:span text:style-name="T55_14"><text:s/></text:span><text:span text:style-name="T55_15">DTTO</text:span><text:span text:style-name="T55_16"><text:s/></text:span><text:span text:style-name="T55_17">AZUL</text:span><text:span text:style-name="T55_18"><text:s/></text:span><text:span text:style-name="T55_19">MARINO</text:span><text:span text:style-name="T55_20"><text:s/>"</text:span><text:span text:style-name="T55_21">A</text:span><text:span text:style-name="T55_22">"</text:span></text:p>
      <text:p text:style-name="P56"><text:span text:style-name="T56_1"><text:tab/></text:span></text:p>
      <text:p text:style-name="P57"/>
      <text:p text:style-name="P58"><text:span text:style-name="T58_1"><text:s/></text:span></text:p>
      <text:p text:style-name="P59"/>
      <text:p text:style-name="P60"><text:span text:style-name="T60_1">1351</text:span></text:p>
      <text:p text:style-name="P61"><text:span text:style-name="T61_1"><text:tab/></text:span></text:p>
      <text:p text:style-name="P62"/>
      <text:p text:style-name="P63"><text:span text:style-name="T63_1">SE</text:span><text:span text:style-name="T63_2"><text:s/></text:span><text:span text:style-name="T63_3">MUEVE</text:span><text:span text:style-name="T63_4"><text:s/></text:span><text:span text:style-name="T63_5">DEL</text:span><text:span text:style-name="T63_6"><text:s/></text:span><text:span text:style-name="T63_7">DTTO</text:span><text:span text:style-name="T63_8"><text:s/></text:span><text:span text:style-name="T63_9">VERDE</text:span><text:span text:style-name="T63_10"><text:s/>"</text:span><text:span text:style-name="T63_11">B</text:span><text:span text:style-name="T63_12">"<text:s/></text:span><text:span text:style-name="T63_13">AL</text:span><text:span text:style-name="T63_14"><text:s/></text:span><text:span text:style-name="T63_15">DTTO</text:span><text:span text:style-name="T63_16"><text:s/></text:span><text:span text:style-name="T63_17">AZUL</text:span><text:span text:style-name="T63_18"><text:s/></text:span><text:span text:style-name="T63_19">MARINO</text:span><text:span text:style-name="T63_20"><text:s/>"</text:span><text:span text:style-name="T63_21">A</text:span><text:span text:style-name="T63_22">"</text:span></text:p>
      <text:p text:style-name="P64"><text:span text:style-name="T64_1"><text:tab/></text:span></text:p>
      <text:p text:style-name="P65"/>
      <text:p text:style-name="P66"><text:span text:style-name="T66_1">SECCION</text:span><text:span text:style-name="T66_2"><text:s/></text:span><text:span text:style-name="T66_3">JUNTA</text:span><text:span text:style-name="T66_4"><text:s/></text:span><text:span text:style-name="T66_5">DISTRITAL</text:span></text:p>
      <text:p text:style-name="P67"/>
      <text:p text:style-name="P68"><text:span text:style-name="T68_1">1362</text:span></text:p>
      <text:p text:style-name="P69"><text:span text:style-name="T69_1"><text:tab/></text:span></text:p>
      <text:p text:style-name="P70"/>
      <text:p text:style-name="P71"><text:span text:style-name="T71_1">SE</text:span><text:span text:style-name="T71_2"><text:s/></text:span><text:span text:style-name="T71_3">MUEVE</text:span><text:span text:style-name="T71_4"><text:s/></text:span><text:span text:style-name="T71_5">DEL</text:span><text:span text:style-name="T71_6"><text:s/></text:span><text:span text:style-name="T71_7">DTTO</text:span><text:span text:style-name="T71_8"><text:s/></text:span><text:span text:style-name="T71_9">VERDE</text:span><text:span text:style-name="T71_10"><text:s/>"</text:span><text:span text:style-name="T71_11">B</text:span><text:span text:style-name="T71_12">"<text:s/></text:span><text:span text:style-name="T71_13">AL</text:span><text:span text:style-name="T71_14"><text:s/></text:span><text:span text:style-name="T71_15">DTTO</text:span><text:span text:style-name="T71_16"><text:s/></text:span><text:span text:style-name="T71_17">AZUL</text:span><text:span text:style-name="T71_18"><text:s/></text:span><text:span text:style-name="T71_19">MARINO</text:span><text:span text:style-name="T71_20"><text:s/>"</text:span><text:span text:style-name="T71_21">A</text:span><text:span text:style-name="T71_22">"</text:span></text:p>
      <text:p text:style-name="P72"><text:span text:style-name="T72_1"><text:tab/></text:span></text:p>
      <text:p text:style-name="P73"/>
      <text:p text:style-name="P74"><text:span text:style-name="T74_1"><text:s/></text:span></text:p>
      <text:p text:style-name="P75"/>
      <text:p text:style-name="P76"><text:span text:style-name="T76_1">1363</text:span></text:p>
      <text:p text:style-name="P77"><text:span text:style-name="T77_1"><text:tab/></text:span></text:p>
      <text:p text:style-name="P78"/>
      <text:p text:style-name="P79"><text:span text:style-name="T79_1">SE</text:span><text:span text:style-name="T79_2"><text:s/></text:span><text:span text:style-name="T79_3">MUEVE</text:span><text:span text:style-name="T79_4"><text:s/></text:span><text:span text:style-name="T79_5">DEL</text:span><text:span text:style-name="T79_6"><text:s/></text:span><text:span text:style-name="T79_7">DTTO</text:span><text:span text:style-name="T79_8"><text:s/></text:span><text:span text:style-name="T79_9">VERDE</text:span><text:span text:style-name="T79_10"><text:s/>"</text:span><text:span text:style-name="T79_11">B</text:span><text:span text:style-name="T79_12">"<text:s/></text:span><text:span text:style-name="T79_13">AL</text:span><text:span text:style-name="T79_14"><text:s/></text:span><text:span text:style-name="T79_15">DTTO</text:span><text:span text:style-name="T79_16"><text:s/></text:span><text:span text:style-name="T79_17">AZUL</text:span><text:span text:style-name="T79_18"><text:s/></text:span><text:span text:style-name="T79_19">MARINO</text:span><text:span text:style-name="T79_20"><text:s/>"</text:span><text:span text:style-name="T79_21">A</text:span><text:span text:style-name="T79_22">"</text:span></text:p>
      <text:p text:style-name="P80"><text:span text:style-name="T80_1"><text:tab/></text:span></text:p>
      <text:p text:style-name="P81"/>
      <text:p text:style-name="P82"><text:span text:style-name="T82_1"><text:s/></text:span></text:p>
      <text:p text:style-name="P83"/>
      <text:p text:style-name="P84"><text:span text:style-name="T84_1"><text:s/></text:span></text:p>
      <text:p text:style-name="P85"><text:span text:style-name="T85_1"><text:tab/></text:span></text:p>
      <text:p text:style-name="P86"/>
      <text:p text:style-name="P87"><text:span text:style-name="T87_1">SECCIONES</text:span><text:span text:style-name="T87_2"><text:s/></text:span><text:span text:style-name="T87_3">QUE</text:span><text:span text:style-name="T87_4"><text:s/></text:span><text:span text:style-name="T87_5">SE</text:span><text:span text:style-name="T87_6"><text:s/></text:span><text:span text:style-name="T87_7">MUEVEN</text:span><text:span text:style-name="T87_8"><text:s/></text:span><text:span text:style-name="T87_9">PARA</text:span><text:span text:style-name="T87_10"><text:s/></text:span><text:span text:style-name="T87_11">COMPENSAR</text:span><text:span text:style-name="T87_12"><text:s/></text:span><text:span text:style-name="T87_13">EL</text:span><text:span text:style-name="T87_14"><text:s/></text:span><text:span text:style-name="T87_15">CRÌTERIO</text:span><text:span text:style-name="T87_16"><text:s/></text:span><text:span text:style-name="T87_17">DE</text:span><text:span text:style-name="T87_18"><text:s/></text:span><text:span text:style-name="T87_19">POBLACIÓN</text:span><text:span text:style-name="T87_20">.</text:span></text:p>
      <text:p text:style-name="P88"><text:span text:style-name="T88_1"><text:tab/></text:span></text:p>
      <text:p text:style-name="P89"/>
      <text:p text:style-name="P90"><text:span text:style-name="T90_1"><text:s/></text:span></text:p>
      <text:p text:style-name="P91"/>
      <text:p text:style-name="P92"><text:span text:style-name="T92_1">1249</text:span></text:p>
      <text:p text:style-name="P93"><text:span text:style-name="T93_1"><text:tab/></text:span></text:p>
      <text:p text:style-name="P94"/>
      <text:p text:style-name="P95"><text:span text:style-name="T95_1">SE</text:span><text:span text:style-name="T95_2"><text:s/></text:span><text:span text:style-name="T95_3">MUEVE</text:span><text:span text:style-name="T95_4"><text:s/></text:span><text:span text:style-name="T95_5">DEL</text:span><text:span text:style-name="T95_6"><text:s/></text:span><text:span text:style-name="T95_7">DTTO</text:span><text:span text:style-name="T95_8"><text:s/></text:span><text:span text:style-name="T95_9">AZUL</text:span><text:span text:style-name="T95_10"><text:s/></text:span><text:span text:style-name="T95_11">MARINO</text:span><text:span text:style-name="T95_12"><text:s/>"</text:span><text:span text:style-name="T95_13">A</text:span><text:span text:style-name="T95_14">"<text:s/></text:span><text:span text:style-name="T95_15">AL</text:span><text:span text:style-name="T95_16"><text:s/></text:span><text:span text:style-name="T95_17">DTTO</text:span><text:span text:style-name="T95_18"><text:s/></text:span><text:span text:style-name="T95_19">VERDE</text:span><text:span text:style-name="T95_20"><text:s/>"</text:span><text:span text:style-name="T95_21">B</text:span><text:span text:style-name="T95_22">"</text:span></text:p>
      <text:p text:style-name="P96"><text:span text:style-name="T96_1"><text:tab/></text:span></text:p>
      <text:p text:style-name="P97"/>
      <text:p text:style-name="P98"><text:span text:style-name="T98_1"><text:s/></text:span></text:p>
      <text:p text:style-name="P99"/>
      <text:p text:style-name="P100"><text:span text:style-name="T100_1">1257</text:span></text:p>
      <text:p text:style-name="P101"><text:span text:style-name="T101_1"><text:tab/></text:span></text:p>
      <text:p text:style-name="P102"/>
      <text:p text:style-name="P103"><text:span text:style-name="T103_1">SE</text:span><text:span text:style-name="T103_2"><text:s/></text:span><text:span text:style-name="T103_3">MUEVE</text:span><text:span text:style-name="T103_4"><text:s/></text:span><text:span text:style-name="T103_5">DEL</text:span><text:span text:style-name="T103_6"><text:s/></text:span><text:span text:style-name="T103_7">DTTO</text:span><text:span text:style-name="T103_8"><text:s/></text:span><text:span text:style-name="T103_9">AZUL</text:span><text:span text:style-name="T103_10"><text:s/></text:span><text:span text:style-name="T103_11">MARINO</text:span><text:span text:style-name="T103_12"><text:s/>"</text:span><text:span text:style-name="T103_13">A</text:span><text:span text:style-name="T103_14">"<text:s/></text:span><text:span text:style-name="T103_15">AL</text:span><text:span text:style-name="T103_16"><text:s/></text:span><text:span text:style-name="T103_17">DTTO</text:span><text:span text:style-name="T103_18"><text:s/></text:span><text:span text:style-name="T103_19">VERDE</text:span><text:span text:style-name="T103_20"><text:s/>"</text:span><text:span text:style-name="T103_21">B</text:span><text:span text:style-name="T103_22">"</text:span></text:p>
      <text:p text:style-name="P104"><text:span text:style-name="T104_1"><text:tab/></text:span></text:p>
      <text:p text:style-name="P105"/>
      <text:p text:style-name="P106"><text:span text:style-name="T106_1"><text:s/></text:span></text:p>
      <text:p text:style-name="P107"/>
      <text:p text:style-name="P108"><text:span text:style-name="T108_1"><text:s/></text:span></text:p>
      <text:p text:style-name="P109"/>
      <text:p text:style-name="P110"><text:span text:style-name="T110_1">ESTAS</text:span><text:span text:style-name="T110_2"><text:s/></text:span><text:span text:style-name="T110_3">ADECUACIONES</text:span><text:span text:style-name="T110_4"><text:s/></text:span><text:span text:style-name="T110_5">SE</text:span><text:span text:style-name="T110_6"><text:s/></text:span><text:span text:style-name="T110_7">REALIZARON</text:span><text:span text:style-name="T110_8"><text:s/></text:span><text:span text:style-name="T110_9">EN</text:span><text:span text:style-name="T110_10"><text:s/></text:span><text:span text:style-name="T110_11">VIRTUD</text:span><text:span text:style-name="T110_12"><text:s/></text:span><text:span text:style-name="T110_13">DE</text:span><text:span text:style-name="T110_14"><text:s/></text:span><text:span text:style-name="T110_15">LA</text:span><text:span text:style-name="T110_16"><text:s/></text:span><text:span text:style-name="T110_17">SEDE</text:span><text:span text:style-name="T110_18"><text:s/></text:span><text:span text:style-name="T110_19">DEL</text:span><text:span text:style-name="T110_20"><text:s/></text:span><text:span text:style-name="T110_21">DISTRITO</text:span><text:span text:style-name="T110_22"><text:s/></text:span><text:span text:style-name="T110_23">B</text:span><text:span text:style-name="T110_24"><text:s text:c="2"/>(</text:span><text:span text:style-name="T110_25">SECCIÓN</text:span><text:span text:style-name="T110_26"><text:s/>1351),<text:s/></text:span><text:span text:style-name="T110_27">QUEDA</text:span><text:span text:style-name="T110_28"><text:s/></text:span><text:span text:style-name="T110_29">PEGADA</text:span><text:span text:style-name="T110_30"><text:s/></text:span><text:span text:style-name="T110_31">CON</text:span><text:span text:style-name="T110_32"><text:s/></text:span><text:span text:style-name="T110_33">LA</text:span><text:span text:style-name="T110_34"><text:s/></text:span><text:span text:style-name="T110_35">SEDE</text:span><text:span text:style-name="T110_36"><text:s/></text:span><text:span text:style-name="T110_37">DEL</text:span><text:span text:style-name="T110_38"><text:s/></text:span><text:span text:style-name="T110_39">DISTRITO</text:span><text:span text:style-name="T110_40"><text:s/></text:span><text:span text:style-name="T110_41">A</text:span><text:span text:style-name="T110_42">.</text:span></text:p>
      <text:p text:style-name="P111"/>
      <text:p text:style-name="P112"><text:span text:style-name="T112_1"><text:s/></text:span></text:p>
      <text:p text:style-name="P113"/>
      <text:p text:style-name="P114"><text:span text:style-name="T114_1">SEGUNDA</text:span><text:span text:style-name="T114_2">.-<text:s/></text:span><text:span text:style-name="T114_3">SE</text:span><text:span text:style-name="T114_4"><text:s/></text:span><text:span text:style-name="T114_5">ADECUARON</text:span><text:span text:style-name="T114_6"><text:s/></text:span><text:span text:style-name="T114_7">EN</text:span><text:span text:style-name="T114_8"><text:s/></text:span><text:span text:style-name="T114_9">EL</text:span><text:span text:style-name="T114_10"><text:s/></text:span><text:span text:style-name="T114_11">MUNICIPIO</text:span><text:span text:style-name="T114_12"><text:s/></text:span><text:span text:style-name="T114_13">DE</text:span><text:span text:style-name="T114_14"><text:s/></text:span><text:span text:style-name="T114_15">ZAPOPAN</text:span><text:span text:style-name="T114_16"><text:s/></text:span><text:span text:style-name="T114_17">LAS</text:span><text:span text:style-name="T114_18"><text:s/></text:span><text:span text:style-name="T114_19">SIGUIENTES</text:span><text:span text:style-name="T114_20"><text:s/></text:span><text:span text:style-name="T114_21">SECCIONES</text:span><text:span text:style-name="T114_22">:</text:span></text:p>
      <text:p text:style-name="P115"/>
      <text:p text:style-name="P116"><text:span text:style-name="T116_1"><text:s/></text:span></text:p>
      <text:p text:style-name="P117"/>
      <text:p text:style-name="P118"><text:span text:style-name="T118_1"><text:s/></text:span></text:p>
      <text:p text:style-name="P119"><text:span text:style-name="T119_1"><text:tab/></text:span></text:p>
      <text:p text:style-name="P120"/>
      <text:p text:style-name="P121"><text:span text:style-name="T121_1"><text:s/></text:span></text:p>
      <text:p text:style-name="P122"><text:span text:style-name="T122_1"><text:tab/></text:span></text:p>
      <text:p text:style-name="P123"/>
      <text:p text:style-name="P124"><text:span text:style-name="T124_1"><text:s/></text:span></text:p>
      <text:p text:style-name="P125"/>
      <text:p text:style-name="P126"><text:span text:style-name="T126_1"><text:s/></text:span></text:p>
      <text:p text:style-name="P127"><text:span text:style-name="T127_1"><text:tab/></text:span></text:p>
      <text:p text:style-name="P128"/>
      <text:p text:style-name="P129"><text:span text:style-name="T129_1">ZAPOPAN</text:span></text:p>
      <text:p text:style-name="P130"><text:span text:style-name="T130_1"><text:tab/></text:span></text:p>
      <text:p text:style-name="P131"/>
      <text:p text:style-name="P132"><text:span text:style-name="T132_1"><text:s/></text:span></text:p>
      <text:p text:style-name="P133"/>
      <text:p text:style-name="P134"><text:span text:style-name="T134_1">3073</text:span></text:p>
      <text:p text:style-name="P135"><text:span text:style-name="T135_1"><text:tab/></text:span></text:p>
      <text:p text:style-name="P136"/>
      <text:p text:style-name="P137"><text:span text:style-name="T137_1">SE</text:span><text:span text:style-name="T137_2"><text:s/></text:span><text:span text:style-name="T137_3">MUEVEN</text:span><text:span text:style-name="T137_4"><text:s/></text:span><text:span text:style-name="T137_5">DEL</text:span><text:span text:style-name="T137_6"><text:s/></text:span><text:span text:style-name="T137_7">DTTO</text:span><text:span text:style-name="T137_8"><text:s/></text:span><text:span text:style-name="T137_9">AMARILLO</text:span><text:span text:style-name="T137_10"><text:s/>"</text:span><text:span text:style-name="T137_11">F</text:span><text:span text:style-name="T137_12">"<text:s/></text:span><text:span text:style-name="T137_13">AL</text:span><text:span text:style-name="T137_14"><text:s/></text:span><text:span text:style-name="T137_15">DTTO</text:span><text:span text:style-name="T137_16"><text:s/></text:span><text:span text:style-name="T137_17">MORADO</text:span><text:span text:style-name="T137_18"><text:s/>"</text:span><text:span text:style-name="T137_19">G</text:span><text:span text:style-name="T137_20">"</text:span></text:p>
      <text:p text:style-name="P138"><text:span text:style-name="T138_1"><text:tab/></text:span></text:p>
      <text:p text:style-name="P139"/>
      <text:p text:style-name="P140"><text:span text:style-name="T140_1"><text:s/></text:span></text:p>
      <text:p text:style-name="P141"/>
      <text:p text:style-name="P142"><text:span text:style-name="T142_1">3075</text:span></text:p>
      <text:p text:style-name="P143"><text:span text:style-name="T143_1"><text:tab/></text:span></text:p>
      <text:p text:style-name="P144"/>
      <text:p text:style-name="P145"><text:span text:style-name="T145_1">SE</text:span><text:span text:style-name="T145_2"><text:s/></text:span><text:span text:style-name="T145_3">MUEVEN</text:span><text:span text:style-name="T145_4"><text:s/></text:span><text:span text:style-name="T145_5">DEL</text:span><text:span text:style-name="T145_6"><text:s/></text:span><text:span text:style-name="T145_7">DTTO</text:span><text:span text:style-name="T145_8"><text:s/></text:span><text:span text:style-name="T145_9">AMARILLO</text:span><text:span text:style-name="T145_10"><text:s/>"</text:span><text:span text:style-name="T145_11">F</text:span><text:span text:style-name="T145_12">"<text:s/></text:span><text:span text:style-name="T145_13">AL</text:span><text:span text:style-name="T145_14"><text:s/></text:span><text:span text:style-name="T145_15">DTTO</text:span><text:span text:style-name="T145_16"><text:s/></text:span><text:span text:style-name="T145_17">MORADO</text:span><text:span text:style-name="T145_18"><text:s/>"</text:span><text:span text:style-name="T145_19">G</text:span><text:span text:style-name="T145_20">"</text:span></text:p>
      <text:p text:style-name="P146"><text:span text:style-name="T146_1"><text:tab/></text:span></text:p>
      <text:p text:style-name="P147"/>
      <text:p text:style-name="P148"><text:span text:style-name="T148_1"><text:s/></text:span></text:p>
      <text:p text:style-name="P149"/>
      <text:p text:style-name="P150"><text:span text:style-name="T150_1">3076</text:span></text:p>
      <text:p text:style-name="P151"><text:span text:style-name="T151_1"><text:tab/></text:span></text:p>
      <text:p text:style-name="P152"/>
      <text:p text:style-name="P153"><text:span text:style-name="T153_1">SE</text:span><text:span text:style-name="T153_2"><text:s/></text:span><text:span text:style-name="T153_3">MUEVEN</text:span><text:span text:style-name="T153_4"><text:s/></text:span><text:span text:style-name="T153_5">DEL</text:span><text:span text:style-name="T153_6"><text:s/></text:span><text:span text:style-name="T153_7">DTTO</text:span><text:span text:style-name="T153_8"><text:s/></text:span><text:span text:style-name="T153_9">AMARILLO</text:span><text:span text:style-name="T153_10"><text:s/>"</text:span><text:span text:style-name="T153_11">F</text:span><text:span text:style-name="T153_12">"<text:s/></text:span><text:span text:style-name="T153_13">AL</text:span><text:span text:style-name="T153_14"><text:s/></text:span><text:span text:style-name="T153_15">DTTO</text:span><text:span text:style-name="T153_16"><text:s/></text:span><text:span text:style-name="T153_17">MORADO</text:span><text:span text:style-name="T153_18"><text:s/>"</text:span><text:span text:style-name="T153_19">G</text:span><text:span text:style-name="T153_20">"</text:span></text:p>
      <text:p text:style-name="P154"><text:span text:style-name="T154_1"><text:tab/></text:span></text:p>
      <text:p text:style-name="P155"/>
      <text:p text:style-name="P156"><text:span text:style-name="T156_1">SECCION</text:span><text:span text:style-name="T156_2"><text:s/></text:span><text:span text:style-name="T156_3">JUNTA</text:span><text:span text:style-name="T156_4"><text:s/></text:span><text:span text:style-name="T156_5">DISTRITAL</text:span></text:p>
      <text:p text:style-name="P157"/>
      <text:p text:style-name="P158"><text:span text:style-name="T158_1"><text:s/></text:span></text:p>
      <text:p text:style-name="P159"><text:span text:style-name="T159_1"><text:tab/></text:span></text:p>
      <text:p text:style-name="P160"/>
      <text:p text:style-name="P161"><text:span text:style-name="T161_1">SECCIONES</text:span><text:span text:style-name="T161_2"><text:s/></text:span><text:span text:style-name="T161_3">QUE</text:span><text:span text:style-name="T161_4"><text:s/></text:span><text:span text:style-name="T161_5">SE</text:span><text:span text:style-name="T161_6"><text:s/></text:span><text:span text:style-name="T161_7">MUEVEN</text:span><text:span text:style-name="T161_8"><text:s/></text:span><text:span text:style-name="T161_9">PARA</text:span><text:span text:style-name="T161_10"><text:s/></text:span><text:span text:style-name="T161_11">COMPENSAR</text:span><text:span text:style-name="T161_12"><text:s/></text:span><text:span text:style-name="T161_13">EL</text:span><text:span text:style-name="T161_14"><text:s/></text:span><text:span text:style-name="T161_15">CRÌTERIO</text:span><text:span text:style-name="T161_16"><text:s/></text:span><text:span text:style-name="T161_17">DE</text:span><text:span text:style-name="T161_18"><text:s/></text:span><text:span text:style-name="T161_19">POBLACIÓN</text:span><text:span text:style-name="T161_20">.</text:span></text:p>
      <text:p text:style-name="P162"><text:span text:style-name="T162_1"><text:tab/></text:span></text:p>
      <text:p text:style-name="P163"/>
      <text:p text:style-name="P164"><text:span text:style-name="T164_1"><text:s/></text:span></text:p>
      <text:p text:style-name="P165"/>
      <text:p text:style-name="P166"><text:span text:style-name="T166_1">2900</text:span></text:p>
      <text:p text:style-name="P167"><text:span text:style-name="T167_1"><text:tab/></text:span></text:p>
      <text:p text:style-name="P168"/>
      <text:p text:style-name="P169"><text:span text:style-name="T169_1">SE</text:span><text:span text:style-name="T169_2"><text:s/></text:span><text:span text:style-name="T169_3">MUEVEN</text:span><text:span text:style-name="T169_4"><text:s/></text:span><text:span text:style-name="T169_5">DEL</text:span><text:span text:style-name="T169_6"><text:s/></text:span><text:span text:style-name="T169_7">DTTO</text:span><text:span text:style-name="T169_8"><text:s/></text:span><text:span text:style-name="T169_9">MORADO</text:span><text:span text:style-name="T169_10"><text:s/>“</text:span><text:span text:style-name="T169_11">G</text:span><text:span text:style-name="T169_12">”<text:s/></text:span><text:span text:style-name="T169_13">AL</text:span><text:span text:style-name="T169_14"><text:s/></text:span><text:span text:style-name="T169_15">DTTO</text:span><text:span text:style-name="T169_16"><text:s/></text:span><text:span text:style-name="T169_17">AMARILLO</text:span><text:span text:style-name="T169_18"><text:s/>“</text:span><text:span text:style-name="T169_19">F</text:span><text:span text:style-name="T169_20">”</text:span></text:p>
      <text:p text:style-name="P170"><text:span text:style-name="T170_1"><text:tab/></text:span></text:p>
      <text:p text:style-name="P171"/>
      <text:p text:style-name="P172"><text:span text:style-name="T172_1"><text:s/></text:span></text:p>
      <text:p text:style-name="P173"/>
      <text:p text:style-name="P174"><text:span text:style-name="T174_1">2901</text:span></text:p>
      <text:p text:style-name="P175"><text:span text:style-name="T175_1"><text:tab/></text:span></text:p>
      <text:p text:style-name="P176"/>
      <text:p text:style-name="P177"><text:span text:style-name="T177_1">SE</text:span><text:span text:style-name="T177_2"><text:s/></text:span><text:span text:style-name="T177_3">MUEVEN</text:span><text:span text:style-name="T177_4"><text:s/></text:span><text:span text:style-name="T177_5">DEL</text:span><text:span text:style-name="T177_6"><text:s/></text:span><text:span text:style-name="T177_7">DTTO</text:span><text:span text:style-name="T177_8"><text:s/></text:span><text:span text:style-name="T177_9">MORADO</text:span><text:span text:style-name="T177_10"><text:s/>“</text:span><text:span text:style-name="T177_11">G</text:span><text:span text:style-name="T177_12">”<text:s/></text:span><text:span text:style-name="T177_13">AL</text:span><text:span text:style-name="T177_14"><text:s/></text:span><text:span text:style-name="T177_15">DTTO</text:span><text:span text:style-name="T177_16"><text:s/></text:span><text:span text:style-name="T177_17">AMARILLO</text:span><text:span text:style-name="T177_18"><text:s/>“</text:span><text:span text:style-name="T177_19">F</text:span><text:span text:style-name="T177_20">”</text:span></text:p>
      <text:p text:style-name="P178"><text:span text:style-name="T178_1"><text:tab/></text:span></text:p>
      <text:p text:style-name="P179"/>
      <text:p text:style-name="P180"><text:span text:style-name="T180_1"><text:s/></text:span></text:p>
      <text:p text:style-name="P181"/>
      <text:p text:style-name="P182"><text:span text:style-name="T182_1">2902</text:span></text:p>
      <text:p text:style-name="P183"><text:span text:style-name="T183_1"><text:tab/></text:span></text:p>
      <text:p text:style-name="P184"/>
      <text:p text:style-name="P185"><text:span text:style-name="T185_1">SE</text:span><text:span text:style-name="T185_2"><text:s/></text:span><text:span text:style-name="T185_3">MUEVEN</text:span><text:span text:style-name="T185_4"><text:s/></text:span><text:span text:style-name="T185_5">DEL</text:span><text:span text:style-name="T185_6"><text:s/></text:span><text:span text:style-name="T185_7">DTTO</text:span><text:span text:style-name="T185_8"><text:s/></text:span><text:span text:style-name="T185_9">MORADO</text:span><text:span text:style-name="T185_10"><text:s/>“</text:span><text:span text:style-name="T185_11">G</text:span><text:span text:style-name="T185_12">”<text:s/></text:span><text:span text:style-name="T185_13">AL</text:span><text:span text:style-name="T185_14"><text:s/></text:span><text:span text:style-name="T185_15">DTTO</text:span><text:span text:style-name="T185_16"><text:s/></text:span><text:span text:style-name="T185_17">AMARILLO</text:span><text:span text:style-name="T185_18"><text:s/>“</text:span><text:span text:style-name="T185_19">F</text:span><text:span text:style-name="T185_20">”</text:span></text:p>
      <text:p text:style-name="P186"><text:span text:style-name="T186_1"><text:tab/></text:span></text:p>
      <text:p text:style-name="P187"/>
      <text:p text:style-name="P188"><text:span text:style-name="T188_1"><text:s/></text:span></text:p>
      <text:p text:style-name="P189"/>
      <text:p text:style-name="P190"><text:span text:style-name="T190_1">2903</text:span></text:p>
      <text:p text:style-name="P191"><text:span text:style-name="T191_1"><text:tab/></text:span></text:p>
      <text:p text:style-name="P192"/>
      <text:p text:style-name="P193"><text:span text:style-name="T193_1">SE</text:span><text:span text:style-name="T193_2"><text:s/></text:span><text:span text:style-name="T193_3">MUEVEN</text:span><text:span text:style-name="T193_4"><text:s/></text:span><text:span text:style-name="T193_5">DEL</text:span><text:span text:style-name="T193_6"><text:s/></text:span><text:span text:style-name="T193_7">DTTO</text:span><text:span text:style-name="T193_8"><text:s/></text:span><text:span text:style-name="T193_9">MORADO</text:span><text:span text:style-name="T193_10"><text:s/>“</text:span><text:span text:style-name="T193_11">G</text:span><text:span text:style-name="T193_12">”<text:s/></text:span><text:span text:style-name="T193_13">AL</text:span><text:span text:style-name="T193_14"><text:s/></text:span><text:span text:style-name="T193_15">DTTO</text:span><text:span text:style-name="T193_16"><text:s/></text:span><text:span text:style-name="T193_17">AMARILLO</text:span><text:span text:style-name="T193_18"><text:s/>“</text:span><text:span text:style-name="T193_19">F</text:span><text:span text:style-name="T193_20">”</text:span></text:p>
      <text:p text:style-name="P194"><text:span text:style-name="T194_1"><text:tab/></text:span></text:p>
      <text:p text:style-name="P195"/>
      <text:p text:style-name="P196"><text:span text:style-name="T196_1"><text:s/></text:span></text:p>
      <text:p text:style-name="P197"/>
      <text:p text:style-name="P198"><text:span text:style-name="T198_1">2904</text:span></text:p>
      <text:p text:style-name="P199"><text:span text:style-name="T199_1"><text:tab/></text:span></text:p>
      <text:p text:style-name="P200"/>
      <text:p text:style-name="P201"><text:span text:style-name="T201_1">SE</text:span><text:span text:style-name="T201_2"><text:s/></text:span><text:span text:style-name="T201_3">MUEVEN</text:span><text:span text:style-name="T201_4"><text:s/></text:span><text:span text:style-name="T201_5">DEL</text:span><text:span text:style-name="T201_6"><text:s/></text:span><text:span text:style-name="T201_7">DTTO</text:span><text:span text:style-name="T201_8"><text:s/></text:span><text:span text:style-name="T201_9">MORADO</text:span><text:span text:style-name="T201_10"><text:s/>“</text:span><text:span text:style-name="T201_11">G</text:span><text:span text:style-name="T201_12">”<text:s/></text:span><text:span text:style-name="T201_13">AL</text:span><text:span text:style-name="T201_14"><text:s/></text:span><text:span text:style-name="T201_15">DTTO</text:span><text:span text:style-name="T201_16"><text:s/></text:span><text:span text:style-name="T201_17">AMARILLO</text:span><text:span text:style-name="T201_18"><text:s/>“</text:span><text:span text:style-name="T201_19">F</text:span><text:span text:style-name="T201_20">”</text:span></text:p>
      <text:p text:style-name="P202"><text:span text:style-name="T202_1"><text:tab/></text:span></text:p>
      <text:p text:style-name="P203"/>
      <text:p text:style-name="P204"><text:span text:style-name="T204_1"><text:s/></text:span></text:p>
      <text:p text:style-name="P205"/>
      <text:p text:style-name="P206"><text:span text:style-name="T206_1">2905</text:span></text:p>
      <text:p text:style-name="P207"><text:span text:style-name="T207_1"><text:tab/></text:span></text:p>
      <text:p text:style-name="P208"/>
      <text:p text:style-name="P209"><text:span text:style-name="T209_1">SE</text:span><text:span text:style-name="T209_2"><text:s/></text:span><text:span text:style-name="T209_3">MUEVEN</text:span><text:span text:style-name="T209_4"><text:s/></text:span><text:span text:style-name="T209_5">DEL</text:span><text:span text:style-name="T209_6"><text:s/></text:span><text:span text:style-name="T209_7">DTTO</text:span><text:span text:style-name="T209_8"><text:s/></text:span><text:span text:style-name="T209_9">MORADO</text:span><text:span text:style-name="T209_10"><text:s/>“</text:span><text:span text:style-name="T209_11">G</text:span><text:span text:style-name="T209_12">”<text:s/></text:span><text:span text:style-name="T209_13">AL</text:span><text:span text:style-name="T209_14"><text:s/></text:span><text:span text:style-name="T209_15">DTTO</text:span><text:span text:style-name="T209_16"><text:s/></text:span><text:span text:style-name="T209_17">AMARILLO</text:span><text:span text:style-name="T209_18"><text:s/>“</text:span><text:span text:style-name="T209_19">F</text:span><text:span text:style-name="T209_20">”</text:span></text:p>
      <text:p text:style-name="P210"><text:span text:style-name="T210_1"><text:tab/></text:span></text:p>
      <text:p text:style-name="P211"/>
      <text:p text:style-name="P212"><text:span text:style-name="T212_1"><text:s/></text:span></text:p>
      <text:p text:style-name="P213"/>
      <text:p text:style-name="P214"><text:span text:style-name="T214_1">2906</text:span></text:p>
      <text:p text:style-name="P215"><text:span text:style-name="T215_1"><text:tab/></text:span></text:p>
      <text:p text:style-name="P216"/>
      <text:p text:style-name="P217"><text:span text:style-name="T217_1">SE</text:span><text:span text:style-name="T217_2"><text:s/></text:span><text:span text:style-name="T217_3">MUEVEN</text:span><text:span text:style-name="T217_4"><text:s/></text:span><text:span text:style-name="T217_5">DEL</text:span><text:span text:style-name="T217_6"><text:s/></text:span><text:span text:style-name="T217_7">DTTO</text:span><text:span text:style-name="T217_8"><text:s/></text:span><text:span text:style-name="T217_9">MORADO</text:span><text:span text:style-name="T217_10"><text:s/>“</text:span><text:span text:style-name="T217_11">G</text:span><text:span text:style-name="T217_12">”<text:s/></text:span><text:span text:style-name="T217_13">AL</text:span><text:span text:style-name="T217_14"><text:s/></text:span><text:span text:style-name="T217_15">DTTO</text:span><text:span text:style-name="T217_16"><text:s/></text:span><text:span text:style-name="T217_17">AMARILLO</text:span><text:span text:style-name="T217_18"><text:s/>“</text:span><text:span text:style-name="T217_19">F</text:span><text:span text:style-name="T217_20">”</text:span></text:p>
      <text:p text:style-name="P218"><text:span text:style-name="T218_1"><text:tab/></text:span></text:p>
      <text:p text:style-name="P219"/>
      <text:p text:style-name="P220"><text:span text:style-name="T220_1"><text:s/></text:span></text:p>
      <text:p text:style-name="P221"/>
      <text:p text:style-name="P222"><text:span text:style-name="T222_1">2907</text:span></text:p>
      <text:p text:style-name="P223"><text:span text:style-name="T223_1"><text:tab/></text:span></text:p>
      <text:p text:style-name="P224"/>
      <text:p text:style-name="P225"><text:span text:style-name="T225_1">SE</text:span><text:span text:style-name="T225_2"><text:s/></text:span><text:span text:style-name="T225_3">MUEVEN</text:span><text:span text:style-name="T225_4"><text:s/></text:span><text:span text:style-name="T225_5">DEL</text:span><text:span text:style-name="T225_6"><text:s/></text:span><text:span text:style-name="T225_7">DTTO</text:span><text:span text:style-name="T225_8"><text:s/></text:span><text:span text:style-name="T225_9">MORADO</text:span><text:span text:style-name="T225_10"><text:s/>“</text:span><text:span text:style-name="T225_11">G</text:span><text:span text:style-name="T225_12">”<text:s/></text:span><text:span text:style-name="T225_13">AL</text:span><text:span text:style-name="T225_14"><text:s/></text:span><text:span text:style-name="T225_15">DTTO</text:span><text:span text:style-name="T225_16"><text:s/></text:span><text:span text:style-name="T225_17">AMARILLO</text:span><text:span text:style-name="T225_18"><text:s/>“</text:span><text:span text:style-name="T225_19">F</text:span><text:span text:style-name="T225_20">”</text:span></text:p>
      <text:p text:style-name="P226"><text:span text:style-name="T226_1"><text:tab/></text:span></text:p>
      <text:p text:style-name="P227"/>
      <text:p text:style-name="P228"><text:span text:style-name="T228_1"><text:s/></text:span></text:p>
      <text:p text:style-name="P229"/>
      <text:p text:style-name="P230"><text:span text:style-name="T230_1">2908</text:span></text:p>
      <text:p text:style-name="P231"><text:span text:style-name="T231_1"><text:tab/></text:span></text:p>
      <text:p text:style-name="P232"/>
      <text:p text:style-name="P233"><text:span text:style-name="T233_1">SE</text:span><text:span text:style-name="T233_2"><text:s/></text:span><text:span text:style-name="T233_3">MUEVEN</text:span><text:span text:style-name="T233_4"><text:s/></text:span><text:span text:style-name="T233_5">DEL</text:span><text:span text:style-name="T233_6"><text:s/></text:span><text:span text:style-name="T233_7">DTTO</text:span><text:span text:style-name="T233_8"><text:s/></text:span><text:span text:style-name="T233_9">MORADO</text:span><text:span text:style-name="T233_10"><text:s/>“</text:span><text:span text:style-name="T233_11">G</text:span><text:span text:style-name="T233_12">”<text:s/></text:span><text:span text:style-name="T233_13">AL</text:span><text:span text:style-name="T233_14"><text:s/></text:span><text:span text:style-name="T233_15">DTTO</text:span><text:span text:style-name="T233_16"><text:s/></text:span><text:span text:style-name="T233_17">AMARILLO</text:span><text:span text:style-name="T233_18"><text:s/>“</text:span><text:span text:style-name="T233_19">F</text:span><text:span text:style-name="T233_20">”</text:span></text:p>
      <text:p text:style-name="P234"><text:span text:style-name="T234_1"><text:tab/></text:span></text:p>
      <text:p text:style-name="P235"/>
      <text:p text:style-name="P236"><text:span text:style-name="T236_1"><text:s/></text:span></text:p>
      <text:p text:style-name="P237"/>
      <text:p text:style-name="P238"><text:span text:style-name="T238_1"><text:s/></text:span></text:p>
      <text:p text:style-name="P239"><text:span text:style-name="T239_1"><text:tab/></text:span></text:p>
      <text:p text:style-name="P240"/>
      <text:p text:style-name="P241"><text:span text:style-name="T241_1">SECCIONES</text:span><text:span text:style-name="T241_2"><text:s/></text:span><text:span text:style-name="T241_3">QUE</text:span><text:span text:style-name="T241_4"><text:s/></text:span><text:span text:style-name="T241_5">SE</text:span><text:span text:style-name="T241_6"><text:s/></text:span><text:span text:style-name="T241_7">MUEVEN</text:span><text:span text:style-name="T241_8"><text:s/></text:span><text:span text:style-name="T241_9">PARA</text:span><text:span text:style-name="T241_10"><text:s/></text:span><text:span text:style-name="T241_11">COMPENSAR</text:span><text:span text:style-name="T241_12"><text:s/></text:span><text:span text:style-name="T241_13">EL</text:span><text:span text:style-name="T241_14"><text:s/></text:span><text:span text:style-name="T241_15">CRÌTERIO</text:span><text:span text:style-name="T241_16"><text:s/></text:span><text:span text:style-name="T241_17">DE</text:span><text:span text:style-name="T241_18"><text:s/></text:span><text:span text:style-name="T241_19">POBLACIÒN</text:span><text:span text:style-name="T241_20">.</text:span></text:p>
      <text:p text:style-name="P242"><text:span text:style-name="T242_1"><text:tab/></text:span></text:p>
      <text:p text:style-name="P243"/>
      <text:p text:style-name="P244"><text:span text:style-name="T244_1"><text:s/></text:span></text:p>
      <text:p text:style-name="P245"/>
      <text:p text:style-name="P246"><text:span text:style-name="T246_1">3031</text:span></text:p>
      <text:p text:style-name="P247"><text:span text:style-name="T247_1"><text:tab/></text:span></text:p>
      <text:p text:style-name="P248"/>
      <text:p text:style-name="P249"><text:span text:style-name="T249_1">SE</text:span><text:span text:style-name="T249_2"><text:s/></text:span><text:span text:style-name="T249_3">MUEVEN</text:span><text:span text:style-name="T249_4"><text:s/></text:span><text:span text:style-name="T249_5">DEL</text:span><text:span text:style-name="T249_6"><text:s/></text:span><text:span text:style-name="T249_7">DTTO</text:span><text:span text:style-name="T249_8"><text:s/></text:span><text:span text:style-name="T249_9">MORADO</text:span><text:span text:style-name="T249_10"><text:s/>"</text:span><text:span text:style-name="T249_11">G</text:span><text:span text:style-name="T249_12">"<text:s/></text:span><text:span text:style-name="T249_13">AL</text:span><text:span text:style-name="T249_14"><text:s/></text:span><text:span text:style-name="T249_15">DTTO</text:span><text:span text:style-name="T249_16"><text:s/></text:span><text:span text:style-name="T249_17">FIUSHA</text:span><text:span text:style-name="T249_18"><text:s/>"</text:span><text:span text:style-name="T249_19">E</text:span><text:span text:style-name="T249_20">"</text:span></text:p>
      <text:p text:style-name="P250"><text:span text:style-name="T250_1"><text:tab/></text:span></text:p>
      <text:p text:style-name="P251"/>
      <text:p text:style-name="P252"><text:span text:style-name="T252_1"><text:s/></text:span></text:p>
      <text:p text:style-name="P253"/>
      <text:p text:style-name="P254"><text:span text:style-name="T254_1">3033</text:span></text:p>
      <text:p text:style-name="P255"><text:span text:style-name="T255_1"><text:tab/></text:span></text:p>
      <text:p text:style-name="P256"/>
      <text:p text:style-name="P257"><text:span text:style-name="T257_1">SE</text:span><text:span text:style-name="T257_2"><text:s/></text:span><text:span text:style-name="T257_3">MUEVEN</text:span><text:span text:style-name="T257_4"><text:s/></text:span><text:span text:style-name="T257_5">DEL</text:span><text:span text:style-name="T257_6"><text:s/></text:span><text:span text:style-name="T257_7">DTTO</text:span><text:span text:style-name="T257_8"><text:s/></text:span><text:span text:style-name="T257_9">MORADO</text:span><text:span text:style-name="T257_10"><text:s/>"</text:span><text:span text:style-name="T257_11">G</text:span><text:span text:style-name="T257_12">"<text:s/></text:span><text:span text:style-name="T257_13">AL</text:span><text:span text:style-name="T257_14"><text:s/></text:span><text:span text:style-name="T257_15">DTTO</text:span><text:span text:style-name="T257_16"><text:s/></text:span><text:span text:style-name="T257_17">FIUSHA</text:span><text:span text:style-name="T257_18"><text:s/>"</text:span><text:span text:style-name="T257_19">E</text:span><text:span text:style-name="T257_20">"</text:span></text:p>
      <text:p text:style-name="P258"><text:span text:style-name="T258_1"><text:tab/></text:span></text:p>
      <text:p text:style-name="P259"/>
      <text:p text:style-name="P260"><text:span text:style-name="T260_1"><text:s/></text:span></text:p>
      <text:p text:style-name="P261"/>
      <text:p text:style-name="P262"><text:span text:style-name="T262_1">3034</text:span></text:p>
      <text:p text:style-name="P263"><text:span text:style-name="T263_1"><text:tab/></text:span></text:p>
      <text:p text:style-name="P264"/>
      <text:p text:style-name="P265"><text:span text:style-name="T265_1">SE</text:span><text:span text:style-name="T265_2"><text:s/></text:span><text:span text:style-name="T265_3">MUEVEN</text:span><text:span text:style-name="T265_4"><text:s/></text:span><text:span text:style-name="T265_5">DEL</text:span><text:span text:style-name="T265_6"><text:s/></text:span><text:span text:style-name="T265_7">DTTO</text:span><text:span text:style-name="T265_8"><text:s/></text:span><text:span text:style-name="T265_9">MORADO</text:span><text:span text:style-name="T265_10"><text:s/>"</text:span><text:span text:style-name="T265_11">G</text:span><text:span text:style-name="T265_12">"<text:s/></text:span><text:span text:style-name="T265_13">AL</text:span><text:span text:style-name="T265_14"><text:s/></text:span><text:span text:style-name="T265_15">DTTO</text:span><text:span text:style-name="T265_16"><text:s/></text:span><text:span text:style-name="T265_17">FIUSHA</text:span><text:span text:style-name="T265_18"><text:s/>"</text:span><text:span text:style-name="T265_19">E</text:span><text:span text:style-name="T265_20">"</text:span></text:p>
      <text:p text:style-name="P266"><text:span text:style-name="T266_1"><text:tab/></text:span></text:p>
      <text:p text:style-name="P267"/>
      <text:p text:style-name="P268"><text:span text:style-name="T268_1"><text:s/></text:span></text:p>
      <text:p text:style-name="P269"/>
      <text:p text:style-name="P270"><text:span text:style-name="T270_1">3035</text:span></text:p>
      <text:p text:style-name="P271"><text:span text:style-name="T271_1"><text:tab/></text:span></text:p>
      <text:p text:style-name="P272"/>
      <text:p text:style-name="P273"><text:span text:style-name="T273_1">SE</text:span><text:span text:style-name="T273_2"><text:s/></text:span><text:span text:style-name="T273_3">MUEVEN</text:span><text:span text:style-name="T273_4"><text:s/></text:span><text:span text:style-name="T273_5">DEL</text:span><text:span text:style-name="T273_6"><text:s/></text:span><text:span text:style-name="T273_7">DTTO</text:span><text:span text:style-name="T273_8"><text:s/></text:span><text:span text:style-name="T273_9">MORADO</text:span><text:span text:style-name="T273_10"><text:s/>"</text:span><text:span text:style-name="T273_11">G</text:span><text:span text:style-name="T273_12">"<text:s/></text:span><text:span text:style-name="T273_13">AL</text:span><text:span text:style-name="T273_14"><text:s/></text:span><text:span text:style-name="T273_15">DTTO</text:span><text:span text:style-name="T273_16"><text:s/></text:span><text:span text:style-name="T273_17">FIUSHA</text:span><text:span text:style-name="T273_18"><text:s/>"</text:span><text:span text:style-name="T273_19">E</text:span><text:span text:style-name="T273_20">"</text:span></text:p>
      <text:p text:style-name="P274"><text:span text:style-name="T274_1"><text:tab/></text:span></text:p>
      <text:p text:style-name="P275"/>
      <text:p text:style-name="P276"><text:span text:style-name="T276_1"><text:s/></text:span></text:p>
      <text:p text:style-name="P277"/>
      <text:p text:style-name="P278"><text:span text:style-name="T278_1"><text:tab/></text:span><text:span text:style-name="T278_2">Todos</text:span><text:span text:style-name="T278_3"><text:tab/></text:span><text:span text:style-name="T278_4">Todas</text:span><text:span text:style-name="T278_5"><text:tab/></text:span><text:span text:style-name="T278_6">La</text:span><text:span text:style-name="T278_7"><text:s/></text:span><text:span text:style-name="T278_8">CLV</text:span><text:span text:style-name="T278_9"><text:s/></text:span><text:span text:style-name="T278_10">realiza</text:span><text:span text:style-name="T278_11"><text:s/></text:span><text:span text:style-name="T278_12">adecuaciones</text:span><text:span text:style-name="T278_13"><text:s/></text:span><text:span text:style-name="T278_14">principalmente</text:span><text:span text:style-name="T278_15"><text:s/></text:span><text:span text:style-name="T278_16">en</text:span><text:span text:style-name="T278_17"><text:s/></text:span><text:span text:style-name="T278_18">las</text:span><text:span text:style-name="T278_19"><text:s/></text:span><text:span text:style-name="T278_20">secciones</text:span><text:span text:style-name="T278_21"><text:s/></text:span><text:span text:style-name="T278_22">de</text:span><text:span text:style-name="T278_23"><text:s/></text:span><text:span text:style-name="T278_24">la</text:span><text:span text:style-name="T278_25"><text:s/></text:span><text:span text:style-name="T278_26">zona</text:span><text:span text:style-name="T278_27"><text:s/></text:span><text:span text:style-name="T278_28">metropolitana</text:span><text:span text:style-name="T278_29"><text:s/></text:span><text:span text:style-name="T278_30">de</text:span><text:span text:style-name="T278_31"><text:s/></text:span><text:span text:style-name="T278_32">Guadalajara</text:span><text:span text:style-name="T278_33"><text:s/></text:span><text:span text:style-name="T278_34">Y</text:span><text:span text:style-name="T278_35"><text:s/></text:span><text:span text:style-name="T278_36">Zapopan</text:span><text:span text:style-name="T278_37">,<text:s/></text:span><text:span text:style-name="T278_38">para</text:span><text:span text:style-name="T278_39"><text:s/></text:span><text:span text:style-name="T278_40">compensar</text:span><text:span text:style-name="T278_41"><text:s/></text:span><text:span text:style-name="T278_42">el</text:span><text:span text:style-name="T278_43"><text:s/></text:span><text:span text:style-name="T278_44">criterio</text:span><text:span text:style-name="T278_45"><text:s/></text:span><text:span text:style-name="T278_46">de</text:span><text:span text:style-name="T278_47"><text:s/></text:span><text:span text:style-name="T278_48">población</text:span><text:span text:style-name="T278_49">.<text:s/></text:span><text:span text:style-name="T278_50">Asimismo</text:span><text:span text:style-name="T278_51"><text:s/></text:span><text:span text:style-name="T278_52">se</text:span><text:span text:style-name="T278_53"><text:s/></text:span><text:span text:style-name="T278_54">indica</text:span><text:span text:style-name="T278_55"><text:s/></text:span><text:span text:style-name="T278_56">que</text:span><text:span text:style-name="T278_57"><text:s/></text:span><text:span text:style-name="T278_58">los</text:span><text:span text:style-name="T278_59"><text:s/></text:span><text:span text:style-name="T278_60">movimientos</text:span><text:span text:style-name="T278_61"><text:s/></text:span><text:span text:style-name="T278_62">realizados</text:span><text:span text:style-name="T278_63"><text:s/></text:span><text:span text:style-name="T278_64">también</text:span><text:span text:style-name="T278_65"><text:s/></text:span><text:span text:style-name="T278_66">están</text:span><text:span text:style-name="T278_67"><text:s/></text:span><text:span text:style-name="T278_68">relacionados</text:span><text:span text:style-name="T278_69"><text:s/></text:span><text:span text:style-name="T278_70">con</text:span><text:span text:style-name="T278_71"><text:s/></text:span><text:span text:style-name="T278_72">la</text:span><text:span text:style-name="T278_73"><text:s/></text:span><text:span text:style-name="T278_74">ubicación</text:span><text:span text:style-name="T278_75"><text:s/></text:span><text:span text:style-name="T278_76">de</text:span><text:span text:style-name="T278_77"><text:s/></text:span><text:span text:style-name="T278_78">las</text:span><text:span text:style-name="T278_79"><text:s/></text:span><text:span text:style-name="T278_80">casillas</text:span><text:span text:style-name="T278_81">,<text:s/></text:span><text:span text:style-name="T278_82">sin</text:span><text:span text:style-name="T278_83"><text:s/></text:span><text:span text:style-name="T278_84">embargo</text:span><text:span text:style-name="T278_85">,<text:s/></text:span><text:span text:style-name="T278_86">este</text:span><text:span text:style-name="T278_87"><text:s/></text:span><text:span text:style-name="T278_88">argumento</text:span><text:span text:style-name="T278_89"><text:s/></text:span><text:span text:style-name="T278_90">no</text:span><text:span text:style-name="T278_91"><text:s/></text:span><text:span text:style-name="T278_92">se</text:span><text:span text:style-name="T278_93"><text:s/></text:span><text:span text:style-name="T278_94">considera</text:span><text:span text:style-name="T278_95"><text:s/></text:span><text:span text:style-name="T278_96">en</text:span><text:span text:style-name="T278_97"><text:s/></text:span><text:span text:style-name="T278_98">este</text:span><text:span text:style-name="T278_99"><text:s/></text:span><text:span text:style-name="T278_100">momento</text:span><text:span text:style-name="T278_101"><text:s/></text:span><text:span text:style-name="T278_102">para</text:span><text:span text:style-name="T278_103"><text:s/></text:span><text:span text:style-name="T278_104">la</text:span><text:span text:style-name="T278_105"><text:s/></text:span><text:span text:style-name="T278_106">conformación</text:span><text:span text:style-name="T278_107"><text:s/></text:span><text:span text:style-name="T278_108">de</text:span><text:span text:style-name="T278_109"><text:s/></text:span><text:span text:style-name="T278_110">las</text:span><text:span text:style-name="T278_111"><text:s/></text:span><text:span text:style-name="T278_112">propuestas</text:span><text:span text:style-name="T278_113"><text:s/></text:span><text:span text:style-name="T278_114">de</text:span><text:span text:style-name="T278_115"><text:s/></text:span><text:span text:style-name="T278_116">distritación</text:span><text:span text:style-name="T278_117">.<text:s/><text:tab/></text:span><text:span text:style-name="T278_118">El</text:span><text:span text:style-name="T278_119"><text:s/></text:span><text:span text:style-name="T278_120">escenario</text:span><text:span text:style-name="T278_121"><text:s/></text:span><text:span text:style-name="T278_122">propuesto</text:span><text:span text:style-name="T278_123"><text:s/></text:span><text:span text:style-name="T278_124">por</text:span><text:span text:style-name="T278_125"><text:s/></text:span><text:span text:style-name="T278_126">la</text:span><text:span text:style-name="T278_127"><text:s/></text:span><text:span text:style-name="T278_128">CLV</text:span><text:span text:style-name="T278_129"><text:s/></text:span><text:span text:style-name="T278_130">no</text:span><text:span text:style-name="T278_131"><text:s/></text:span><text:span text:style-name="T278_132">se</text:span><text:span text:style-name="T278_133"><text:s/></text:span><text:span text:style-name="T278_134">considera</text:span><text:span text:style-name="T278_135"><text:s/></text:span><text:span text:style-name="T278_136">viable</text:span><text:span text:style-name="T278_137">,<text:s/></text:span><text:span text:style-name="T278_138">ya</text:span><text:span text:style-name="T278_139"><text:s/></text:span><text:span text:style-name="T278_140">que</text:span><text:span text:style-name="T278_141"><text:s/></text:span><text:span text:style-name="T278_142">no</text:span><text:span text:style-name="T278_143"><text:s/></text:span><text:span text:style-name="T278_144">mejora</text:span><text:span text:style-name="T278_145"><text:s/></text:span><text:span text:style-name="T278_146">la</text:span><text:span text:style-name="T278_147"><text:s/></text:span><text:span text:style-name="T278_148">función</text:span><text:span text:style-name="T278_149"><text:s/></text:span><text:span text:style-name="T278_150">de</text:span><text:span text:style-name="T278_151"><text:s/></text:span><text:span text:style-name="T278_152">costo</text:span><text:span text:style-name="T278_153"><text:s/></text:span><text:span text:style-name="T278_154">del</text:span><text:span text:style-name="T278_155"><text:s/></text:span><text:span text:style-name="T278_156">Segundo</text:span><text:span text:style-name="T278_157"><text:s/></text:span><text:span text:style-name="T278_158">escenario</text:span><text:span text:style-name="T278_159"><text:s/></text:span><text:span text:style-name="T278_160">al</text:span><text:span text:style-name="T278_161"><text:s/></text:span><text:span text:style-name="T278_162">obtener</text:span><text:span text:style-name="T278_163"><text:s/></text:span><text:span text:style-name="T278_164">un</text:span><text:span text:style-name="T278_165"><text:s/></text:span><text:span text:style-name="T278_166">valor</text:span><text:span text:style-name="T278_167"><text:s/></text:span><text:span text:style-name="T278_168">de</text:span><text:span text:style-name="T278_169"><text:s/>34.58559591<text:s/></text:span><text:span text:style-name="T278_170">por</text:span><text:span text:style-name="T278_171"><text:s/></text:span><text:span text:style-name="T278_172">arriba</text:span><text:span text:style-name="T278_173"><text:s/></text:span><text:span text:style-name="T278_174">del</text:span><text:span text:style-name="T278_175"><text:s/></text:span><text:span text:style-name="T278_176">valor</text:span><text:span text:style-name="T278_177"><text:s/></text:span><text:span text:style-name="T278_178">del</text:span><text:span text:style-name="T278_179"><text:s/></text:span><text:span text:style-name="T278_180">segundo</text:span><text:span text:style-name="T278_181"><text:s/></text:span><text:span text:style-name="T278_182">escenario</text:span><text:span text:style-name="T278_183"><text:s/></text:span><text:span text:style-name="T278_184">que</text:span><text:span text:style-name="T278_185"><text:s/></text:span><text:span text:style-name="T278_186">es</text:span><text:span text:style-name="T278_187"><text:s/></text:span><text:span text:style-name="T278_188">de</text:span><text:span text:style-name="T278_189"><text:s/>34.19097441;<text:s/></text:span><text:span text:style-name="T278_190">de</text:span><text:span text:style-name="T278_191"><text:s/></text:span><text:span text:style-name="T278_192">los</text:span><text:span text:style-name="T278_193"><text:s/></text:span><text:span text:style-name="T278_194">cuatro</text:span><text:span text:style-name="T278_195"><text:s/></text:span><text:span text:style-name="T278_196">componentes</text:span><text:span text:style-name="T278_197"><text:s/></text:span><text:span text:style-name="T278_198">de</text:span><text:span text:style-name="T278_199"><text:s/></text:span><text:span text:style-name="T278_200">la</text:span><text:span text:style-name="T278_201"><text:s/></text:span><text:span text:style-name="T278_202">función</text:span><text:span text:style-name="T278_203"><text:s/></text:span><text:span text:style-name="T278_204">de</text:span><text:span text:style-name="T278_205"><text:s/></text:span><text:span text:style-name="T278_206">costo</text:span><text:span text:style-name="T278_207">,<text:s/></text:span><text:span text:style-name="T278_208">solo</text:span><text:span text:style-name="T278_209"><text:s/></text:span><text:span text:style-name="T278_210">mejora</text:span><text:span text:style-name="T278_211"><text:s/></text:span><text:span text:style-name="T278_212">la</text:span><text:span text:style-name="T278_213"><text:s/></text:span><text:span text:style-name="T278_214">población</text:span><text:span text:style-name="T278_215">.<text:s/></text:span><text:span text:style-name="T278_216">Cumple</text:span><text:span text:style-name="T278_217"><text:s/></text:span><text:span text:style-name="T278_218">en</text:span><text:span text:style-name="T278_219"><text:s/></text:span><text:span text:style-name="T278_220">lo</text:span><text:span text:style-name="T278_221"><text:s/></text:span><text:span text:style-name="T278_222">general</text:span><text:span text:style-name="T278_223"><text:s/></text:span><text:span text:style-name="T278_224">con</text:span><text:span text:style-name="T278_225"><text:s/></text:span><text:span text:style-name="T278_226">los</text:span><text:span text:style-name="T278_227"><text:s/></text:span><text:span text:style-name="T278_228">criterios</text:span><text:span text:style-name="T278_229"><text:s/></text:span><text:span text:style-name="T278_230">y</text:span><text:span text:style-name="T278_231"><text:s/></text:span><text:span text:style-name="T278_232">no</text:span><text:span text:style-name="T278_233"><text:s/></text:span><text:span text:style-name="T278_234">rompe</text:span><text:span text:style-name="T278_235"><text:s/></text:span><text:span text:style-name="T278_236">procesos</text:span><text:span text:style-name="T278_237">,<text:s/></text:span><text:span text:style-name="T278_238">además</text:span><text:span text:style-name="T278_239"><text:s/></text:span><text:span text:style-name="T278_240">que</text:span><text:span text:style-name="T278_241"><text:s/></text:span><text:span text:style-name="T278_242">los</text:span><text:span text:style-name="T278_243"><text:s/></text:span><text:span text:style-name="T278_244">distritos</text:span><text:span text:style-name="T278_245"><text:s/></text:span><text:span text:style-name="T278_246">se</text:span><text:span text:style-name="T278_247"><text:s/></text:span><text:span text:style-name="T278_248">encuentran</text:span><text:span text:style-name="T278_249"><text:s/></text:span><text:span text:style-name="T278_250">dentro</text:span><text:span text:style-name="T278_251"><text:s/></text:span><text:span text:style-name="T278_252">del</text:span><text:span text:style-name="T278_253"><text:s/></text:span><text:span text:style-name="T278_254">rango</text:span><text:span text:style-name="T278_255"><text:s/></text:span><text:span text:style-name="T278_256">establecido</text:span><text:span text:style-name="T278_257">.</text:span></text:p>
      <text:p text:style-name="P279"><text:span text:style-name="T279_1">MC</text:span><text:span text:style-name="T279_2"><text:s/>-<text:s/></text:span><text:span text:style-name="T279_3">CLV</text:span><text:span text:style-name="T279_4"><text:tab/></text:span></text:p>
      <text:p text:style-name="P280"/>
      <text:p text:style-name="P281"><text:span text:style-name="T281_1">REUNIÓN</text:span><text:span text:style-name="T281_2"><text:s/></text:span><text:span text:style-name="T281_3">DE</text:span><text:span text:style-name="T281_4"><text:s/></text:span><text:span text:style-name="T281_5">TRABAJO</text:span></text:p>
      <text:p text:style-name="P282"/>
      <text:p text:style-name="P283"><text:span text:style-name="T283_1">DE</text:span><text:span text:style-name="T283_2"><text:s/></text:span><text:span text:style-name="T283_3">LA</text:span><text:span text:style-name="T283_4"><text:s/></text:span><text:span text:style-name="T283_5">COMISIÓN</text:span><text:span text:style-name="T283_6"><text:s/></text:span><text:span text:style-name="T283_7">LOCAL</text:span><text:span text:style-name="T283_8"><text:s/></text:span><text:span text:style-name="T283_9">DE</text:span><text:span text:style-name="T283_10"><text:s/></text:span><text:span text:style-name="T283_11">VIGILANCIA</text:span></text:p>
      <text:p text:style-name="P284"/>
      <text:p text:style-name="P285"><text:span text:style-name="T285_1">SOBRE</text:span><text:span text:style-name="T285_2"><text:s/></text:span><text:span text:style-name="T285_3">EL</text:span><text:span text:style-name="T285_4"><text:s/></text:span><text:span text:style-name="T285_5">SEGUNDO</text:span><text:span text:style-name="T285_6"><text:s/></text:span><text:span text:style-name="T285_7">ESCENARIO</text:span><text:span text:style-name="T285_8"><text:s/></text:span><text:span text:style-name="T285_9">DE</text:span></text:p>
      <text:p text:style-name="P286"/>
      <text:p text:style-name="P287"><text:span text:style-name="T287_1">REDISTRITACIÓN</text:span><text:span text:style-name="T287_2"><text:s/>2013.</text:span></text:p>
      <text:p text:style-name="P288"/>
      <text:p text:style-name="P289"><text:span text:style-name="T289_1"><text:s/></text:span></text:p>
      <text:p text:style-name="P290"/>
      <text:p text:style-name="P291"><text:span text:style-name="T291_1"><text:s/></text:span></text:p>
      <text:p text:style-name="P292"/>
      <text:p text:style-name="P293"><text:span text:style-name="T293_1">EN</text:span><text:span text:style-name="T293_2"><text:s/></text:span><text:span text:style-name="T293_3">LA</text:span><text:span text:style-name="T293_4"><text:s/></text:span><text:span text:style-name="T293_5">REUNIÓN</text:span><text:span text:style-name="T293_6"><text:s/></text:span><text:span text:style-name="T293_7">DE</text:span><text:span text:style-name="T293_8"><text:s/></text:span><text:span text:style-name="T293_9">TRABAJO</text:span><text:span text:style-name="T293_10"><text:s/></text:span><text:span text:style-name="T293_11">REALIZADA</text:span><text:span text:style-name="T293_12"><text:s/></text:span><text:span text:style-name="T293_13">POR</text:span><text:span text:style-name="T293_14"><text:s/></text:span><text:span text:style-name="T293_15">LA</text:span><text:span text:style-name="T293_16"><text:s/></text:span><text:span text:style-name="T293_17">COMISIÓN</text:span><text:span text:style-name="T293_18"><text:s/></text:span><text:span text:style-name="T293_19">LOCAL</text:span><text:span text:style-name="T293_20"><text:s/></text:span><text:span text:style-name="T293_21">DE</text:span><text:span text:style-name="T293_22"><text:s/></text:span><text:span text:style-name="T293_23">VIGILANCIA</text:span><text:span text:style-name="T293_24"><text:s/></text:span><text:span text:style-name="T293_25">DE</text:span><text:span text:style-name="T293_26"><text:s/></text:span><text:span text:style-name="T293_27">FECHA</text:span><text:span text:style-name="T293_28"><text:s/>24<text:s/></text:span><text:span text:style-name="T293_29">DE</text:span><text:span text:style-name="T293_30"><text:s/></text:span><text:span text:style-name="T293_31">SEPTIEMBRE</text:span><text:span text:style-name="T293_32"><text:s/></text:span><text:span text:style-name="T293_33">DE</text:span><text:span text:style-name="T293_34"><text:s/>2013,<text:s/></text:span><text:span text:style-name="T293_35">INTEGRADA</text:span><text:span text:style-name="T293_36"><text:s/></text:span><text:span text:style-name="T293_37">POR</text:span><text:span text:style-name="T293_38"><text:s/></text:span><text:span text:style-name="T293_39">EL</text:span><text:span text:style-name="T293_40"><text:s/></text:span><text:span text:style-name="T293_41">MAESTRO</text:span><text:span text:style-name="T293_42"><text:s/></text:span><text:span text:style-name="T293_43">ROGELIO</text:span><text:span text:style-name="T293_44"><text:s/></text:span><text:span text:style-name="T293_45">ARTURO</text:span><text:span text:style-name="T293_46"><text:s/></text:span><text:span text:style-name="T293_47">CASTILLO</text:span><text:span text:style-name="T293_48"><text:s/></text:span><text:span text:style-name="T293_49">BETANCOURT</text:span><text:span text:style-name="T293_50">,<text:s/></text:span><text:span text:style-name="T293_51">VOCAL</text:span><text:span text:style-name="T293_52"><text:s/></text:span><text:span text:style-name="T293_53">ESTATAL</text:span><text:span text:style-name="T293_54"><text:s/></text:span><text:span text:style-name="T293_55">DEL</text:span><text:span text:style-name="T293_56"><text:s/></text:span><text:span text:style-name="T293_57">REGISTRO</text:span><text:span text:style-name="T293_58"><text:s/></text:span><text:span text:style-name="T293_59">FEDERAL</text:span><text:span text:style-name="T293_60"><text:s/></text:span><text:span text:style-name="T293_61">DE</text:span><text:span text:style-name="T293_62"><text:s/></text:span><text:span text:style-name="T293_63">ELECTORES</text:span><text:span text:style-name="T293_64"><text:s/></text:span><text:span text:style-name="T293_65">Y</text:span><text:span text:style-name="T293_66"><text:s/></text:span><text:span text:style-name="T293_67">PRESIDENTE</text:span><text:span text:style-name="T293_68"><text:s/></text:span><text:span text:style-name="T293_69">DE</text:span><text:span text:style-name="T293_70"><text:s/></text:span><text:span text:style-name="T293_71">LA</text:span><text:span text:style-name="T293_72"><text:s/></text:span><text:span text:style-name="T293_73">COMISIÓN</text:span><text:span text:style-name="T293_74"><text:s/></text:span><text:span text:style-name="T293_75">LOCAL</text:span><text:span text:style-name="T293_76"><text:s/></text:span><text:span text:style-name="T293_77">DE</text:span><text:span text:style-name="T293_78"><text:s/></text:span><text:span text:style-name="T293_79">VIGILANCIA</text:span><text:span text:style-name="T293_80">;<text:s/></text:span><text:span text:style-name="T293_81">LICENCIADO</text:span><text:span text:style-name="T293_82"><text:s/></text:span><text:span text:style-name="T293_83">DANIEL</text:span><text:span text:style-name="T293_84"><text:s/></text:span><text:span text:style-name="T293_85">VERGARA</text:span><text:span text:style-name="T293_86"><text:s/></text:span><text:span text:style-name="T293_87">GUZMÁN</text:span><text:span text:style-name="T293_88">,<text:s/></text:span><text:span text:style-name="T293_89">REPRESENTANTE</text:span><text:span text:style-name="T293_90"><text:s/></text:span><text:span text:style-name="T293_91">SUPLENTE</text:span><text:span text:style-name="T293_92"><text:s/></text:span><text:span text:style-name="T293_93">DEL</text:span><text:span text:style-name="T293_94"><text:s/></text:span><text:span text:style-name="T293_95">PARTIDO</text:span><text:span text:style-name="T293_96"><text:s/></text:span><text:span text:style-name="T293_97">ACCIÓN</text:span><text:span text:style-name="T293_98"><text:s/></text:span><text:span text:style-name="T293_99">NACIONAL</text:span><text:span text:style-name="T293_100">;<text:s/></text:span><text:span text:style-name="T293_101">DOCTOR</text:span><text:span text:style-name="T293_102"><text:s/></text:span><text:span text:style-name="T293_103">GUILLERMO</text:span><text:span text:style-name="T293_104"><text:s/></text:span><text:span text:style-name="T293_105">MACÍAS</text:span><text:span text:style-name="T293_106"><text:s/></text:span><text:span text:style-name="T293_107">LARA</text:span><text:span text:style-name="T293_108">;<text:s/></text:span><text:span text:style-name="T293_109">REPRESENTANTE</text:span><text:span text:style-name="T293_110"><text:s/></text:span><text:span text:style-name="T293_111">SUPLENTE</text:span><text:span text:style-name="T293_112"><text:s/></text:span><text:span text:style-name="T293_113">DEL</text:span><text:span text:style-name="T293_114"><text:s/></text:span><text:span text:style-name="T293_115">PARTIDO</text:span><text:span text:style-name="T293_116"><text:s/></text:span><text:span text:style-name="T293_117">REVOLUCIONARIO</text:span><text:span text:style-name="T293_118"><text:s/></text:span><text:span text:style-name="T293_119">INSTITUCIONAL</text:span><text:span text:style-name="T293_120">;<text:s/></text:span><text:span text:style-name="T293_121">INGENIERO</text:span><text:span text:style-name="T293_122"><text:s/></text:span><text:span text:style-name="T293_123">EXIQUIO</text:span><text:span text:style-name="T293_124"><text:s/></text:span><text:span text:style-name="T293_125">ALEJANDRO</text:span><text:span text:style-name="T293_126"><text:s/></text:span><text:span text:style-name="T293_127">NAVA</text:span><text:span text:style-name="T293_128"><text:s/></text:span><text:span text:style-name="T293_129">GÓMEZ</text:span><text:span text:style-name="T293_130">,<text:s/></text:span><text:span text:style-name="T293_131">REPRESENTANTE</text:span><text:span text:style-name="T293_132"><text:s/></text:span><text:span text:style-name="T293_133">PROPIETARIO</text:span><text:span text:style-name="T293_134"><text:s/></text:span><text:span text:style-name="T293_135">DEL</text:span><text:span text:style-name="T293_136"><text:s/></text:span><text:span text:style-name="T293_137">PARTIDO</text:span><text:span text:style-name="T293_138"><text:s/></text:span><text:span text:style-name="T293_139">DE</text:span><text:span text:style-name="T293_140"><text:s/></text:span><text:span text:style-name="T293_141">LA</text:span><text:span text:style-name="T293_142"><text:s/></text:span><text:span text:style-name="T293_143">REVOLUCIÓN</text:span><text:span text:style-name="T293_144"><text:s/></text:span><text:span text:style-name="T293_145">DEMOCRÁTICA</text:span><text:span text:style-name="T293_146">;<text:s text:c="2"/></text:span><text:span text:style-name="T293_147">INGENIERO</text:span><text:span text:style-name="T293_148"><text:s/></text:span><text:span text:style-name="T293_149">MISAEL</text:span><text:span text:style-name="T293_150"><text:s/></text:span><text:span text:style-name="T293_151">MENDOZA</text:span><text:span text:style-name="T293_152"><text:s/></text:span><text:span text:style-name="T293_153">RODRÍGUEZ</text:span><text:span text:style-name="T293_154">;<text:s/></text:span><text:span text:style-name="T293_155">REPRESENTANTE</text:span><text:span text:style-name="T293_156"><text:s text:c="2"/></text:span><text:span text:style-name="T293_157">SUPLENTE</text:span><text:span text:style-name="T293_158"><text:s/></text:span><text:span text:style-name="T293_159">DEL</text:span><text:span text:style-name="T293_160"><text:s/></text:span><text:span text:style-name="T293_161">PARTIDO</text:span><text:span text:style-name="T293_162"><text:s/></text:span><text:span text:style-name="T293_163">DEL</text:span><text:span text:style-name="T293_164"><text:s/></text:span><text:span text:style-name="T293_165">TRABAJO</text:span><text:span text:style-name="T293_166">;<text:s/></text:span><text:span text:style-name="T293_167">LICENCIADO</text:span><text:span text:style-name="T293_168"><text:s/></text:span><text:span text:style-name="T293_169">SALVADOR</text:span><text:span text:style-name="T293_170"><text:s/></text:span><text:span text:style-name="T293_171">PAREDES</text:span><text:span text:style-name="T293_172"><text:s/></text:span><text:span text:style-name="T293_173">RODRÍGUEZ</text:span><text:span text:style-name="T293_174">,<text:s/></text:span><text:span text:style-name="T293_175">REPRESENTANTE</text:span><text:span text:style-name="T293_176"><text:s/></text:span><text:span text:style-name="T293_177">PROPIETARIO</text:span><text:span text:style-name="T293_178"><text:s/></text:span><text:span text:style-name="T293_179">DEL</text:span><text:span text:style-name="T293_180"><text:s/></text:span><text:span text:style-name="T293_181">PARTIDO</text:span><text:span text:style-name="T293_182"><text:s/></text:span><text:span text:style-name="T293_183">VERDE</text:span><text:span text:style-name="T293_184"><text:s/></text:span><text:span text:style-name="T293_185">ECOLOGISTA</text:span><text:span text:style-name="T293_186"><text:s/></text:span><text:span text:style-name="T293_187">DE</text:span><text:span text:style-name="T293_188"><text:s/></text:span><text:span text:style-name="T293_189">MéXICO</text:span><text:span text:style-name="T293_190">;<text:s/></text:span><text:span text:style-name="T293_191">L</text:span><text:span text:style-name="T293_192">.</text:span><text:span text:style-name="T293_193">C</text:span><text:span text:style-name="T293_194">.</text:span><text:span text:style-name="T293_195">P</text:span><text:span text:style-name="T293_196">.<text:s/></text:span><text:span text:style-name="T293_197">JOSÉ</text:span><text:span text:style-name="T293_198"><text:s/></text:span><text:span text:style-name="T293_199">JAIME</text:span><text:span text:style-name="T293_200"><text:s/></text:span><text:span text:style-name="T293_201">AYALA</text:span><text:span text:style-name="T293_202"><text:s/></text:span><text:span text:style-name="T293_203">PONCE</text:span><text:span text:style-name="T293_204">,<text:s/></text:span><text:span text:style-name="T293_205">REPRESENTANTE</text:span><text:span text:style-name="T293_206"><text:s/></text:span><text:span text:style-name="T293_207">PROPIETARIO</text:span><text:span text:style-name="T293_208"><text:s/></text:span><text:span text:style-name="T293_209">DEL</text:span><text:span text:style-name="T293_210"><text:s/></text:span><text:span text:style-name="T293_211">PARTIDO</text:span><text:span text:style-name="T293_212"><text:s/></text:span><text:span text:style-name="T293_213">MOVIMIENTO</text:span><text:span text:style-name="T293_214"><text:s/></text:span><text:span text:style-name="T293_215">CIUDADANO</text:span><text:span text:style-name="T293_216">;<text:s/></text:span><text:span text:style-name="T293_217">LICENCIADO</text:span><text:span text:style-name="T293_218"><text:s/></text:span><text:span text:style-name="T293_219">RAFAEL</text:span><text:span text:style-name="T293_220"><text:s/></text:span><text:span text:style-name="T293_221">CURIEL</text:span><text:span text:style-name="T293_222"><text:s/></text:span><text:span text:style-name="T293_223">ESTRADA</text:span><text:span text:style-name="T293_224">,<text:s/></text:span><text:span text:style-name="T293_225">REPRESENTANTE</text:span><text:span text:style-name="T293_226"><text:s/></text:span><text:span text:style-name="T293_227">PROPIETARIO</text:span><text:span text:style-name="T293_228"><text:s/></text:span><text:span text:style-name="T293_229">DEL</text:span><text:span text:style-name="T293_230"><text:s/></text:span><text:span text:style-name="T293_231">PARTIDO</text:span><text:span text:style-name="T293_232"><text:s/></text:span><text:span text:style-name="T293_233">NUEVA</text:span><text:span text:style-name="T293_234"><text:s/></text:span><text:span text:style-name="T293_235">ALIANZA</text:span><text:span text:style-name="T293_236">;<text:s/></text:span><text:span text:style-name="T293_237">LICENCIADA</text:span><text:span text:style-name="T293_238"><text:s/></text:span><text:span text:style-name="T293_239">SARA</text:span><text:span text:style-name="T293_240"><text:s/></text:span><text:span text:style-name="T293_241">FRANCISCA</text:span><text:span text:style-name="T293_242"><text:s/></text:span><text:span text:style-name="T293_243">NAVARRETE</text:span><text:span text:style-name="T293_244"><text:s/></text:span><text:span text:style-name="T293_245">BRAVO</text:span><text:span text:style-name="T293_246">,<text:s/></text:span><text:span text:style-name="T293_247">SECRETARIA</text:span><text:span text:style-name="T293_248"><text:s/></text:span><text:span text:style-name="T293_249">DE</text:span><text:span text:style-name="T293_250"><text:s/></text:span><text:span text:style-name="T293_251">LA</text:span><text:span text:style-name="T293_252"><text:s/></text:span><text:span text:style-name="T293_253">COMISIÓN</text:span><text:span text:style-name="T293_254"><text:s/></text:span><text:span text:style-name="T293_255">LOCAL</text:span><text:span text:style-name="T293_256"><text:s/></text:span><text:span text:style-name="T293_257">DE</text:span><text:span text:style-name="T293_258"><text:s/></text:span><text:span text:style-name="T293_259">VIGILANCIA</text:span><text:span text:style-name="T293_260">,<text:s/></text:span><text:span text:style-name="T293_261">ASIMISMO</text:span><text:span text:style-name="T293_262"><text:s/></text:span><text:span text:style-name="T293_263">SE</text:span><text:span text:style-name="T293_264"><text:s/></text:span><text:span text:style-name="T293_265">CONTÓ</text:span><text:span text:style-name="T293_266"><text:s/></text:span><text:span text:style-name="T293_267">CON</text:span><text:span text:style-name="T293_268"><text:s/></text:span><text:span text:style-name="T293_269">LA</text:span><text:span text:style-name="T293_270"><text:s/></text:span><text:span text:style-name="T293_271">PRESENCIA</text:span><text:span text:style-name="T293_272"><text:s/></text:span><text:span text:style-name="T293_273">DE</text:span><text:span text:style-name="T293_274"><text:s/></text:span><text:span text:style-name="T293_275">LA</text:span><text:span text:style-name="T293_276"><text:s/></text:span><text:span text:style-name="T293_277">GEÓGRAFA</text:span><text:span text:style-name="T293_278"><text:s/></text:span><text:span text:style-name="T293_279">MARÍA</text:span><text:span text:style-name="T293_280"><text:s/></text:span><text:span text:style-name="T293_281">DE</text:span><text:span text:style-name="T293_282"><text:s/></text:span><text:span text:style-name="T293_283">LOS</text:span><text:span text:style-name="T293_284"><text:s/></text:span><text:span text:style-name="T293_285">DOLORES</text:span><text:span text:style-name="T293_286"><text:s/></text:span><text:span text:style-name="T293_287">GUETA</text:span><text:span text:style-name="T293_288"><text:s/></text:span><text:span text:style-name="T293_289">FLORES</text:span><text:span text:style-name="T293_290">,<text:s text:c="2"/></text:span><text:span text:style-name="T293_291">Y</text:span><text:span text:style-name="T293_292"><text:s/></text:span><text:span text:style-name="T293_293">EN</text:span><text:span text:style-name="T293_294"><text:s/></text:span><text:span text:style-name="T293_295">LA</text:span><text:span text:style-name="T293_296"><text:s/></text:span><text:span text:style-name="T293_297">QUE</text:span><text:span text:style-name="T293_298"><text:s/></text:span><text:span text:style-name="T293_299">DE</text:span><text:span text:style-name="T293_300"><text:s/></text:span><text:span text:style-name="T293_301">MANERA</text:span><text:span text:style-name="T293_302"><text:s/></text:span><text:span text:style-name="T293_303">UNÁNIME</text:span><text:span text:style-name="T293_304"><text:s/></text:span><text:span text:style-name="T293_305">SE</text:span><text:span text:style-name="T293_306"><text:s/></text:span><text:span text:style-name="T293_307">ACORDÓ</text:span><text:span text:style-name="T293_308"><text:s/></text:span><text:span text:style-name="T293_309">QUE</text:span><text:span text:style-name="T293_310"><text:s/></text:span><text:span text:style-name="T293_311">ESTE</text:span><text:span text:style-name="T293_312"><text:s/></text:span><text:span text:style-name="T293_313">ESCENARIO</text:span><text:span text:style-name="T293_314"><text:s/></text:span><text:span text:style-name="T293_315">ES</text:span><text:span text:style-name="T293_316"><text:s/></text:span><text:span text:style-name="T293_317">EL</text:span><text:span text:style-name="T293_318"><text:s/></text:span><text:span text:style-name="T293_319">MEJOR</text:span><text:span text:style-name="T293_320">,<text:s/></text:span><text:span text:style-name="T293_321">PARA</text:span><text:span text:style-name="T293_322"><text:s/></text:span><text:span text:style-name="T293_323">JALISCO</text:span><text:span text:style-name="T293_324">,<text:s/></text:span><text:span text:style-name="T293_325">RESULTANDO</text:span><text:span text:style-name="T293_326"><text:s/></text:span><text:span text:style-name="T293_327">LAS</text:span><text:span text:style-name="T293_328"><text:s/></text:span><text:span text:style-name="T293_329">SIGUIENTES</text:span><text:span text:style-name="T293_330"><text:s/></text:span><text:span text:style-name="T293_331">PROPUESTAS</text:span><text:span text:style-name="T293_332"><text:s/></text:span><text:span text:style-name="T293_333">Y</text:span><text:span text:style-name="T293_334"><text:s/></text:span><text:span text:style-name="T293_335">ADECUACIONES</text:span><text:span text:style-name="T293_336"><text:s/></text:span><text:span text:style-name="T293_337">TANTO</text:span><text:span text:style-name="T293_338"><text:s/></text:span><text:span text:style-name="T293_339">EN</text:span><text:span text:style-name="T293_340"><text:s/></text:span><text:span text:style-name="T293_341">LA</text:span><text:span text:style-name="T293_342"><text:s/></text:span><text:span text:style-name="T293_343">ZONA</text:span><text:span text:style-name="T293_344"><text:s/></text:span><text:span text:style-name="T293_345">METROPOLITANA</text:span><text:span text:style-name="T293_346"><text:s/></text:span><text:span text:style-name="T293_347">DE</text:span><text:span text:style-name="T293_348"><text:s/></text:span><text:span text:style-name="T293_349">GUADALAJARA</text:span><text:span text:style-name="T293_350"><text:s/></text:span><text:span text:style-name="T293_351">Y</text:span><text:span text:style-name="T293_352"><text:s/></text:span><text:span text:style-name="T293_353">ZAPOPAN</text:span><text:span text:style-name="T293_354">,<text:s/></text:span><text:span text:style-name="T293_355">COMO</text:span><text:span text:style-name="T293_356"><text:s/></text:span><text:span text:style-name="T293_357">EN</text:span><text:span text:style-name="T293_358"><text:s/></text:span><text:span text:style-name="T293_359">LA</text:span><text:span text:style-name="T293_360"><text:s/></text:span><text:span text:style-name="T293_361">ZONA</text:span><text:span text:style-name="T293_362"><text:s/></text:span><text:span text:style-name="T293_363">FORÁNEA</text:span><text:span text:style-name="T293_364">.</text:span></text:p>
      <text:p text:style-name="P294"/>
      <text:p text:style-name="P295"><text:span text:style-name="T295_1">PROPUESTAS</text:span><text:span text:style-name="T295_2"><text:s/></text:span><text:span text:style-name="T295_3">Y</text:span><text:span text:style-name="T295_4"><text:s/></text:span><text:span text:style-name="T295_5">ADECUACIONES</text:span></text:p>
      <text:p text:style-name="P296"/>
      <text:p text:style-name="P297"><text:span text:style-name="T297_1">EN</text:span><text:span text:style-name="T297_2"><text:s/></text:span><text:span text:style-name="T297_3">LA</text:span><text:span text:style-name="T297_4"><text:s/></text:span><text:span text:style-name="T297_5">ZONA</text:span><text:span text:style-name="T297_6"><text:s/></text:span><text:span text:style-name="T297_7">METROPOLITANA</text:span><text:span text:style-name="T297_8">.</text:span></text:p>
      <text:p text:style-name="P298"/>
      <text:p text:style-name="P299"><text:span text:style-name="T299_1"><text:s/></text:span></text:p>
      <text:p text:style-name="P300"/>
      <text:p text:style-name="P301"><text:span text:style-name="T301_1">PRIMERA</text:span><text:span text:style-name="T301_2">.-<text:s/></text:span><text:span text:style-name="T301_3">SE</text:span><text:span text:style-name="T301_4"><text:s/></text:span><text:span text:style-name="T301_5">PROPONE</text:span><text:span text:style-name="T301_6"><text:s/></text:span><text:span text:style-name="T301_7">EFECTUAR</text:span><text:span text:style-name="T301_8"><text:s/></text:span><text:span text:style-name="T301_9">LAS</text:span><text:span text:style-name="T301_10"><text:s/></text:span><text:span text:style-name="T301_11">SIGUIENTES</text:span><text:span text:style-name="T301_12"><text:s text:c="2"/></text:span><text:span text:style-name="T301_13">ADECUACIONES</text:span><text:span text:style-name="T301_14"><text:s/></text:span><text:span text:style-name="T301_15">EN</text:span><text:span text:style-name="T301_16"><text:s/></text:span><text:span text:style-name="T301_17">LA</text:span><text:span text:style-name="T301_18"><text:s/></text:span><text:span text:style-name="T301_19">ZONA</text:span><text:span text:style-name="T301_20"><text:s/></text:span><text:span text:style-name="T301_21">METROPOLITANA</text:span><text:span text:style-name="T301_22"><text:s/></text:span><text:span text:style-name="T301_23">DE</text:span><text:span text:style-name="T301_24"><text:s/></text:span><text:span text:style-name="T301_25">GUADALAJARA</text:span><text:span text:style-name="T301_26"><text:s/></text:span><text:span text:style-name="T301_27">RESPECTO</text:span><text:span text:style-name="T301_28"><text:s/></text:span><text:span text:style-name="T301_29">DE</text:span><text:span text:style-name="T301_30"><text:s/></text:span><text:span text:style-name="T301_31">LAS</text:span><text:span text:style-name="T301_32"><text:s/></text:span><text:span text:style-name="T301_33">SIGUIENTES</text:span><text:span text:style-name="T301_34"><text:s/></text:span><text:span text:style-name="T301_35">SECCIONES</text:span><text:span text:style-name="T301_36">:</text:span></text:p>
      <text:p text:style-name="P302"/>
      <text:p text:style-name="P303"><text:span text:style-name="T303_1"><text:s/></text:span></text:p>
      <text:p text:style-name="P304"/>
      <text:p text:style-name="P305"><text:span text:style-name="T305_1">SECCIONES</text:span></text:p>
      <text:p text:style-name="P306"><text:span text:style-name="T306_1"><text:tab/></text:span></text:p>
      <text:p text:style-name="P307"/>
      <text:p text:style-name="P308"><text:span text:style-name="T308_1"><text:s/></text:span></text:p>
      <text:p text:style-name="P309"/>
      <text:p text:style-name="P310"><text:span text:style-name="T310_1"><text:s/></text:span></text:p>
      <text:p text:style-name="P311"><text:span text:style-name="T311_1"><text:tab/></text:span></text:p>
      <text:p text:style-name="P312"/>
      <text:p text:style-name="P313"><text:span text:style-name="T313_1">GUADALAJARA</text:span></text:p>
      <text:p text:style-name="P314"><text:span text:style-name="T314_1"><text:tab/></text:span></text:p>
      <text:p text:style-name="P315"/>
      <text:p text:style-name="P316"><text:span text:style-name="T316_1"><text:s/></text:span></text:p>
      <text:p text:style-name="P317"/>
      <text:p text:style-name="P318"><text:span text:style-name="T318_1">1309</text:span></text:p>
      <text:p text:style-name="P319"><text:span text:style-name="T319_1"><text:tab/></text:span></text:p>
      <text:p text:style-name="P320"/>
      <text:p text:style-name="P321"><text:span text:style-name="T321_1">SE</text:span><text:span text:style-name="T321_2"><text:s/></text:span><text:span text:style-name="T321_3">MUEVE</text:span><text:span text:style-name="T321_4"><text:s/></text:span><text:span text:style-name="T321_5">DEL</text:span><text:span text:style-name="T321_6"><text:s/></text:span><text:span text:style-name="T321_7">DTTO</text:span><text:span text:style-name="T321_8"><text:s/></text:span><text:span text:style-name="T321_9">VERDE</text:span><text:span text:style-name="T321_10"><text:s/>"</text:span><text:span text:style-name="T321_11">B</text:span><text:span text:style-name="T321_12">"<text:s/></text:span><text:span text:style-name="T321_13">AL</text:span><text:span text:style-name="T321_14"><text:s/></text:span><text:span text:style-name="T321_15">DTTO</text:span><text:span text:style-name="T321_16"><text:s/></text:span><text:span text:style-name="T321_17">AZUL</text:span><text:span text:style-name="T321_18"><text:s/></text:span><text:span text:style-name="T321_19">MARINO</text:span><text:span text:style-name="T321_20"><text:s/>"</text:span><text:span text:style-name="T321_21">A</text:span><text:span text:style-name="T321_22">"</text:span></text:p>
      <text:p text:style-name="P322"><text:span text:style-name="T322_1"><text:tab/></text:span></text:p>
      <text:p text:style-name="P323"/>
      <text:p text:style-name="P324"><text:span text:style-name="T324_1"><text:s/></text:span></text:p>
      <text:p text:style-name="P325"/>
      <text:p text:style-name="P326"><text:span text:style-name="T326_1">1350</text:span></text:p>
      <text:p text:style-name="P327"><text:span text:style-name="T327_1"><text:tab/></text:span></text:p>
      <text:p text:style-name="P328"/>
      <text:p text:style-name="P329"><text:span text:style-name="T329_1">SE</text:span><text:span text:style-name="T329_2"><text:s/></text:span><text:span text:style-name="T329_3">MUEVE</text:span><text:span text:style-name="T329_4"><text:s/></text:span><text:span text:style-name="T329_5">DEL</text:span><text:span text:style-name="T329_6"><text:s/></text:span><text:span text:style-name="T329_7">DTTO</text:span><text:span text:style-name="T329_8"><text:s/></text:span><text:span text:style-name="T329_9">VERDE</text:span><text:span text:style-name="T329_10"><text:s/>"</text:span><text:span text:style-name="T329_11">B</text:span><text:span text:style-name="T329_12">"<text:s/></text:span><text:span text:style-name="T329_13">AL</text:span><text:span text:style-name="T329_14"><text:s/></text:span><text:span text:style-name="T329_15">DTTO</text:span><text:span text:style-name="T329_16"><text:s/></text:span><text:span text:style-name="T329_17">AZUL</text:span><text:span text:style-name="T329_18"><text:s/></text:span><text:span text:style-name="T329_19">MARINO</text:span><text:span text:style-name="T329_20"><text:s/>"</text:span><text:span text:style-name="T329_21">A</text:span><text:span text:style-name="T329_22">"</text:span></text:p>
      <text:p text:style-name="P330"><text:span text:style-name="T330_1"><text:tab/></text:span></text:p>
      <text:p text:style-name="P331"/>
      <text:p text:style-name="P332"><text:span text:style-name="T332_1"><text:s/></text:span></text:p>
      <text:p text:style-name="P333"/>
      <text:p text:style-name="P334"><text:span text:style-name="T334_1">1351</text:span></text:p>
      <text:p text:style-name="P335"><text:span text:style-name="T335_1"><text:tab/></text:span></text:p>
      <text:p text:style-name="P336"/>
      <text:p text:style-name="P337"><text:span text:style-name="T337_1">SE</text:span><text:span text:style-name="T337_2"><text:s/></text:span><text:span text:style-name="T337_3">MUEVE</text:span><text:span text:style-name="T337_4"><text:s/></text:span><text:span text:style-name="T337_5">DEL</text:span><text:span text:style-name="T337_6"><text:s/></text:span><text:span text:style-name="T337_7">DTTO</text:span><text:span text:style-name="T337_8"><text:s/></text:span><text:span text:style-name="T337_9">VERDE</text:span><text:span text:style-name="T337_10"><text:s/>"</text:span><text:span text:style-name="T337_11">B</text:span><text:span text:style-name="T337_12">"<text:s/></text:span><text:span text:style-name="T337_13">AL</text:span><text:span text:style-name="T337_14"><text:s/></text:span><text:span text:style-name="T337_15">DTTO</text:span><text:span text:style-name="T337_16"><text:s/></text:span><text:span text:style-name="T337_17">AZUL</text:span><text:span text:style-name="T337_18"><text:s/></text:span><text:span text:style-name="T337_19">MARINO</text:span><text:span text:style-name="T337_20"><text:s/>"</text:span><text:span text:style-name="T337_21">A</text:span><text:span text:style-name="T337_22">"</text:span></text:p>
      <text:p text:style-name="P338"><text:span text:style-name="T338_1"><text:tab/></text:span></text:p>
      <text:p text:style-name="P339"/>
      <text:p text:style-name="P340"><text:span text:style-name="T340_1">SECCION</text:span><text:span text:style-name="T340_2"><text:s/></text:span><text:span text:style-name="T340_3">JUNTA</text:span><text:span text:style-name="T340_4"><text:s/></text:span><text:span text:style-name="T340_5">DISTRITAL</text:span></text:p>
      <text:p text:style-name="P341"/>
      <text:p text:style-name="P342"><text:span text:style-name="T342_1">1362</text:span></text:p>
      <text:p text:style-name="P343"><text:span text:style-name="T343_1"><text:tab/></text:span></text:p>
      <text:p text:style-name="P344"/>
      <text:p text:style-name="P345"><text:span text:style-name="T345_1">SE</text:span><text:span text:style-name="T345_2"><text:s/></text:span><text:span text:style-name="T345_3">MUEVE</text:span><text:span text:style-name="T345_4"><text:s/></text:span><text:span text:style-name="T345_5">DEL</text:span><text:span text:style-name="T345_6"><text:s/></text:span><text:span text:style-name="T345_7">DTTO</text:span><text:span text:style-name="T345_8"><text:s/></text:span><text:span text:style-name="T345_9">VERDE</text:span><text:span text:style-name="T345_10"><text:s/>"</text:span><text:span text:style-name="T345_11">B</text:span><text:span text:style-name="T345_12">"<text:s/></text:span><text:span text:style-name="T345_13">AL</text:span><text:span text:style-name="T345_14"><text:s/></text:span><text:span text:style-name="T345_15">DTTO</text:span><text:span text:style-name="T345_16"><text:s/></text:span><text:span text:style-name="T345_17">AZUL</text:span><text:span text:style-name="T345_18"><text:s/></text:span><text:span text:style-name="T345_19">MARINO</text:span><text:span text:style-name="T345_20"><text:s/>"</text:span><text:span text:style-name="T345_21">A</text:span><text:span text:style-name="T345_22">"</text:span></text:p>
      <text:p text:style-name="P346"><text:span text:style-name="T346_1"><text:tab/></text:span></text:p>
      <text:p text:style-name="P347"/>
      <text:p text:style-name="P348"><text:span text:style-name="T348_1"><text:s/></text:span></text:p>
      <text:p text:style-name="P349"/>
      <text:p text:style-name="P350"><text:span text:style-name="T350_1">1363</text:span></text:p>
      <text:p text:style-name="P351"><text:span text:style-name="T351_1"><text:tab/></text:span></text:p>
      <text:p text:style-name="P352"/>
      <text:p text:style-name="P353"><text:span text:style-name="T353_1">SE</text:span><text:span text:style-name="T353_2"><text:s/></text:span><text:span text:style-name="T353_3">MUEVE</text:span><text:span text:style-name="T353_4"><text:s/></text:span><text:span text:style-name="T353_5">DEL</text:span><text:span text:style-name="T353_6"><text:s/></text:span><text:span text:style-name="T353_7">DTTO</text:span><text:span text:style-name="T353_8"><text:s/></text:span><text:span text:style-name="T353_9">VERDE</text:span><text:span text:style-name="T353_10"><text:s/>"</text:span><text:span text:style-name="T353_11">B</text:span><text:span text:style-name="T353_12">"<text:s/></text:span><text:span text:style-name="T353_13">AL</text:span><text:span text:style-name="T353_14"><text:s/></text:span><text:span text:style-name="T353_15">DTTO</text:span><text:span text:style-name="T353_16"><text:s/></text:span><text:span text:style-name="T353_17">AZUL</text:span><text:span text:style-name="T353_18"><text:s/></text:span><text:span text:style-name="T353_19">MARINO</text:span><text:span text:style-name="T353_20"><text:s/>"</text:span><text:span text:style-name="T353_21">A</text:span><text:span text:style-name="T353_22">"</text:span></text:p>
      <text:p text:style-name="P354"><text:span text:style-name="T354_1"><text:tab/></text:span></text:p>
      <text:p text:style-name="P355"/>
      <text:p text:style-name="P356"><text:span text:style-name="T356_1"><text:s/></text:span></text:p>
      <text:p text:style-name="P357"/>
      <text:p text:style-name="P358"><text:span text:style-name="T358_1"><text:s/></text:span></text:p>
      <text:p text:style-name="P359"><text:span text:style-name="T359_1"><text:tab/></text:span></text:p>
      <text:p text:style-name="P360"/>
      <text:p text:style-name="P361"><text:span text:style-name="T361_1">SECCIONES</text:span><text:span text:style-name="T361_2"><text:s/></text:span><text:span text:style-name="T361_3">QUE</text:span><text:span text:style-name="T361_4"><text:s/></text:span><text:span text:style-name="T361_5">SE</text:span><text:span text:style-name="T361_6"><text:s/></text:span><text:span text:style-name="T361_7">MUEVEN</text:span><text:span text:style-name="T361_8"><text:s/></text:span><text:span text:style-name="T361_9">PARA</text:span><text:span text:style-name="T361_10"><text:s/></text:span><text:span text:style-name="T361_11">COMPENSAR</text:span><text:span text:style-name="T361_12"><text:s/></text:span><text:span text:style-name="T361_13">EL</text:span><text:span text:style-name="T361_14"><text:s/></text:span><text:span text:style-name="T361_15">CRÌTERIO</text:span><text:span text:style-name="T361_16"><text:s/></text:span><text:span text:style-name="T361_17">DE</text:span><text:span text:style-name="T361_18"><text:s/></text:span><text:span text:style-name="T361_19">POBLACIÓN</text:span><text:span text:style-name="T361_20">.</text:span></text:p>
      <text:p text:style-name="P362"><text:span text:style-name="T362_1"><text:tab/></text:span></text:p>
      <text:p text:style-name="P363"/>
      <text:p text:style-name="P364"><text:span text:style-name="T364_1"><text:s/></text:span></text:p>
      <text:p text:style-name="P365"/>
      <text:p text:style-name="P366"><text:span text:style-name="T366_1">1249</text:span></text:p>
      <text:p text:style-name="P367"><text:span text:style-name="T367_1"><text:tab/></text:span></text:p>
      <text:p text:style-name="P368"/>
      <text:p text:style-name="P369"><text:span text:style-name="T369_1">SE</text:span><text:span text:style-name="T369_2"><text:s/></text:span><text:span text:style-name="T369_3">MUEVE</text:span><text:span text:style-name="T369_4"><text:s/></text:span><text:span text:style-name="T369_5">DEL</text:span><text:span text:style-name="T369_6"><text:s/></text:span><text:span text:style-name="T369_7">DTTO</text:span><text:span text:style-name="T369_8"><text:s/></text:span><text:span text:style-name="T369_9">AZUL</text:span><text:span text:style-name="T369_10"><text:s/></text:span><text:span text:style-name="T369_11">MARINO</text:span><text:span text:style-name="T369_12"><text:s/>"</text:span><text:span text:style-name="T369_13">A</text:span><text:span text:style-name="T369_14">"<text:s/></text:span><text:span text:style-name="T369_15">AL</text:span><text:span text:style-name="T369_16"><text:s/></text:span><text:span text:style-name="T369_17">DTTO</text:span><text:span text:style-name="T369_18"><text:s/></text:span><text:span text:style-name="T369_19">VERDE</text:span><text:span text:style-name="T369_20"><text:s/>"</text:span><text:span text:style-name="T369_21">B</text:span><text:span text:style-name="T369_22">"</text:span></text:p>
      <text:p text:style-name="P370"><text:span text:style-name="T370_1"><text:tab/></text:span></text:p>
      <text:p text:style-name="P371"/>
      <text:p text:style-name="P372"><text:span text:style-name="T372_1"><text:s/></text:span></text:p>
      <text:p text:style-name="P373"/>
      <text:p text:style-name="P374"><text:span text:style-name="T374_1">1257</text:span></text:p>
      <text:p text:style-name="P375"><text:span text:style-name="T375_1"><text:tab/></text:span></text:p>
      <text:p text:style-name="P376"/>
      <text:p text:style-name="P377"><text:span text:style-name="T377_1">SE</text:span><text:span text:style-name="T377_2"><text:s/></text:span><text:span text:style-name="T377_3">MUEVE</text:span><text:span text:style-name="T377_4"><text:s/></text:span><text:span text:style-name="T377_5">DEL</text:span><text:span text:style-name="T377_6"><text:s/></text:span><text:span text:style-name="T377_7">DTTO</text:span><text:span text:style-name="T377_8"><text:s/></text:span><text:span text:style-name="T377_9">AZUL</text:span><text:span text:style-name="T377_10"><text:s/></text:span><text:span text:style-name="T377_11">MARINO</text:span><text:span text:style-name="T377_12"><text:s/>"</text:span><text:span text:style-name="T377_13">A</text:span><text:span text:style-name="T377_14">"<text:s/></text:span><text:span text:style-name="T377_15">AL</text:span><text:span text:style-name="T377_16"><text:s/></text:span><text:span text:style-name="T377_17">DTTO</text:span><text:span text:style-name="T377_18"><text:s/></text:span><text:span text:style-name="T377_19">VERDE</text:span><text:span text:style-name="T377_20"><text:s/>"</text:span><text:span text:style-name="T377_21">B</text:span><text:span text:style-name="T377_22">"</text:span></text:p>
      <text:p text:style-name="P378"><text:span text:style-name="T378_1"><text:tab/></text:span></text:p>
      <text:p text:style-name="P379"/>
      <text:p text:style-name="P380"><text:span text:style-name="T380_1"><text:s/></text:span></text:p>
      <text:p text:style-name="P381"/>
      <text:p text:style-name="P382"><text:span text:style-name="T382_1"><text:s/></text:span></text:p>
      <text:p text:style-name="P383"/>
      <text:p text:style-name="P384"><text:span text:style-name="T384_1">ESTAS</text:span><text:span text:style-name="T384_2"><text:s/></text:span><text:span text:style-name="T384_3">ADECUACIONES</text:span><text:span text:style-name="T384_4"><text:s/></text:span><text:span text:style-name="T384_5">SE</text:span><text:span text:style-name="T384_6"><text:s/></text:span><text:span text:style-name="T384_7">REALIZARON</text:span><text:span text:style-name="T384_8"><text:s/></text:span><text:span text:style-name="T384_9">EN</text:span><text:span text:style-name="T384_10"><text:s/></text:span><text:span text:style-name="T384_11">VIRTUD</text:span><text:span text:style-name="T384_12"><text:s/></text:span><text:span text:style-name="T384_13">DE</text:span><text:span text:style-name="T384_14"><text:s/></text:span><text:span text:style-name="T384_15">LA</text:span><text:span text:style-name="T384_16"><text:s/></text:span><text:span text:style-name="T384_17">SEDE</text:span><text:span text:style-name="T384_18"><text:s/></text:span><text:span text:style-name="T384_19">DEL</text:span><text:span text:style-name="T384_20"><text:s/></text:span><text:span text:style-name="T384_21">DISTRITO</text:span><text:span text:style-name="T384_22"><text:s/></text:span><text:span text:style-name="T384_23">B</text:span><text:span text:style-name="T384_24"><text:s text:c="2"/>(</text:span><text:span text:style-name="T384_25">SECCIÓN</text:span><text:span text:style-name="T384_26"><text:s/>1351),<text:s/></text:span><text:span text:style-name="T384_27">QUEDA</text:span><text:span text:style-name="T384_28"><text:s/></text:span><text:span text:style-name="T384_29">PEGADA</text:span><text:span text:style-name="T384_30"><text:s/></text:span><text:span text:style-name="T384_31">CON</text:span><text:span text:style-name="T384_32"><text:s/></text:span><text:span text:style-name="T384_33">LA</text:span><text:span text:style-name="T384_34"><text:s/></text:span><text:span text:style-name="T384_35">SEDE</text:span><text:span text:style-name="T384_36"><text:s/></text:span><text:span text:style-name="T384_37">DEL</text:span><text:span text:style-name="T384_38"><text:s/></text:span><text:span text:style-name="T384_39">DISTRITO</text:span><text:span text:style-name="T384_40"><text:s/></text:span><text:span text:style-name="T384_41">A</text:span><text:span text:style-name="T384_42">.</text:span></text:p>
      <text:p text:style-name="P385"/>
      <text:p text:style-name="P386"><text:span text:style-name="T386_1"><text:s/></text:span></text:p>
      <text:p text:style-name="P387"/>
      <text:p text:style-name="P388"><text:span text:style-name="T388_1">SEGUNDA</text:span><text:span text:style-name="T388_2">.-<text:s/></text:span><text:span text:style-name="T388_3">SE</text:span><text:span text:style-name="T388_4"><text:s/></text:span><text:span text:style-name="T388_5">ADECUARON</text:span><text:span text:style-name="T388_6"><text:s/></text:span><text:span text:style-name="T388_7">EN</text:span><text:span text:style-name="T388_8"><text:s/></text:span><text:span text:style-name="T388_9">EL</text:span><text:span text:style-name="T388_10"><text:s/></text:span><text:span text:style-name="T388_11">MUNICIPIO</text:span><text:span text:style-name="T388_12"><text:s/></text:span><text:span text:style-name="T388_13">DE</text:span><text:span text:style-name="T388_14"><text:s/></text:span><text:span text:style-name="T388_15">ZAPOPAN</text:span><text:span text:style-name="T388_16"><text:s/></text:span><text:span text:style-name="T388_17">LAS</text:span><text:span text:style-name="T388_18"><text:s/></text:span><text:span text:style-name="T388_19">SIGUIENTES</text:span><text:span text:style-name="T388_20"><text:s/></text:span><text:span text:style-name="T388_21">SECCIONES</text:span><text:span text:style-name="T388_22">:</text:span></text:p>
      <text:p text:style-name="P389"/>
      <text:p text:style-name="P390"><text:span text:style-name="T390_1"><text:s/></text:span></text:p>
      <text:p text:style-name="P391"/>
      <text:p text:style-name="P392"><text:span text:style-name="T392_1"><text:s/></text:span></text:p>
      <text:p text:style-name="P393"><text:span text:style-name="T393_1"><text:tab/></text:span></text:p>
      <text:p text:style-name="P394"/>
      <text:p text:style-name="P395"><text:span text:style-name="T395_1"><text:s/></text:span></text:p>
      <text:p text:style-name="P396"><text:span text:style-name="T396_1"><text:tab/></text:span></text:p>
      <text:p text:style-name="P397"/>
      <text:p text:style-name="P398"><text:span text:style-name="T398_1"><text:s/></text:span></text:p>
      <text:p text:style-name="P399"/>
      <text:p text:style-name="P400"><text:span text:style-name="T400_1"><text:s/></text:span></text:p>
      <text:p text:style-name="P401"><text:span text:style-name="T401_1"><text:tab/></text:span></text:p>
      <text:p text:style-name="P402"/>
      <text:p text:style-name="P403"><text:span text:style-name="T403_1">ZAPOPAN</text:span></text:p>
      <text:p text:style-name="P404"><text:span text:style-name="T404_1"><text:tab/></text:span></text:p>
      <text:p text:style-name="P405"/>
      <text:p text:style-name="P406"><text:span text:style-name="T406_1"><text:s/></text:span></text:p>
      <text:p text:style-name="P407"/>
      <text:p text:style-name="P408"><text:span text:style-name="T408_1">3073</text:span></text:p>
      <text:p text:style-name="P409"><text:span text:style-name="T409_1"><text:tab/></text:span></text:p>
      <text:p text:style-name="P410"/>
      <text:p text:style-name="P411"><text:span text:style-name="T411_1">SE</text:span><text:span text:style-name="T411_2"><text:s/></text:span><text:span text:style-name="T411_3">MUEVEN</text:span><text:span text:style-name="T411_4"><text:s/></text:span><text:span text:style-name="T411_5">DEL</text:span><text:span text:style-name="T411_6"><text:s/></text:span><text:span text:style-name="T411_7">DTTO</text:span><text:span text:style-name="T411_8"><text:s/></text:span><text:span text:style-name="T411_9">AMARILLO</text:span><text:span text:style-name="T411_10"><text:s/>"</text:span><text:span text:style-name="T411_11">F</text:span><text:span text:style-name="T411_12">"<text:s/></text:span><text:span text:style-name="T411_13">AL</text:span><text:span text:style-name="T411_14"><text:s/></text:span><text:span text:style-name="T411_15">DTTO</text:span><text:span text:style-name="T411_16"><text:s/></text:span><text:span text:style-name="T411_17">MORADO</text:span><text:span text:style-name="T411_18"><text:s/>"</text:span><text:span text:style-name="T411_19">G</text:span><text:span text:style-name="T411_20">"</text:span></text:p>
      <text:p text:style-name="P412"><text:span text:style-name="T412_1"><text:tab/></text:span></text:p>
      <text:p text:style-name="P413"/>
      <text:p text:style-name="P414"><text:span text:style-name="T414_1"><text:s/></text:span></text:p>
      <text:p text:style-name="P415"/>
      <text:p text:style-name="P416"><text:span text:style-name="T416_1">3075</text:span></text:p>
      <text:p text:style-name="P417"><text:span text:style-name="T417_1"><text:tab/></text:span></text:p>
      <text:p text:style-name="P418"/>
      <text:p text:style-name="P419"><text:span text:style-name="T419_1">SE</text:span><text:span text:style-name="T419_2"><text:s/></text:span><text:span text:style-name="T419_3">MUEVEN</text:span><text:span text:style-name="T419_4"><text:s/></text:span><text:span text:style-name="T419_5">DEL</text:span><text:span text:style-name="T419_6"><text:s/></text:span><text:span text:style-name="T419_7">DTTO</text:span><text:span text:style-name="T419_8"><text:s/></text:span><text:span text:style-name="T419_9">AMARILLO</text:span><text:span text:style-name="T419_10"><text:s/>"</text:span><text:span text:style-name="T419_11">F</text:span><text:span text:style-name="T419_12">"<text:s/></text:span><text:span text:style-name="T419_13">AL</text:span><text:span text:style-name="T419_14"><text:s/></text:span><text:span text:style-name="T419_15">DTTO</text:span><text:span text:style-name="T419_16"><text:s/></text:span><text:span text:style-name="T419_17">MORADO</text:span><text:span text:style-name="T419_18"><text:s/>"</text:span><text:span text:style-name="T419_19">G</text:span><text:span text:style-name="T419_20">"</text:span></text:p>
      <text:p text:style-name="P420"><text:span text:style-name="T420_1"><text:tab/></text:span></text:p>
      <text:p text:style-name="P421"/>
      <text:p text:style-name="P422"><text:span text:style-name="T422_1"><text:s/></text:span></text:p>
      <text:p text:style-name="P423"/>
      <text:p text:style-name="P424"><text:span text:style-name="T424_1">3076</text:span></text:p>
      <text:p text:style-name="P425"><text:span text:style-name="T425_1"><text:tab/></text:span></text:p>
      <text:p text:style-name="P426"/>
      <text:p text:style-name="P427"><text:span text:style-name="T427_1">SE</text:span><text:span text:style-name="T427_2"><text:s/></text:span><text:span text:style-name="T427_3">MUEVEN</text:span><text:span text:style-name="T427_4"><text:s/></text:span><text:span text:style-name="T427_5">DEL</text:span><text:span text:style-name="T427_6"><text:s/></text:span><text:span text:style-name="T427_7">DTTO</text:span><text:span text:style-name="T427_8"><text:s/></text:span><text:span text:style-name="T427_9">AMARILLO</text:span><text:span text:style-name="T427_10"><text:s/>"</text:span><text:span text:style-name="T427_11">F</text:span><text:span text:style-name="T427_12">"<text:s/></text:span><text:span text:style-name="T427_13">AL</text:span><text:span text:style-name="T427_14"><text:s/></text:span><text:span text:style-name="T427_15">DTTO</text:span><text:span text:style-name="T427_16"><text:s/></text:span><text:span text:style-name="T427_17">MORADO</text:span><text:span text:style-name="T427_18"><text:s/>"</text:span><text:span text:style-name="T427_19">G</text:span><text:span text:style-name="T427_20">"</text:span></text:p>
      <text:p text:style-name="P428"><text:span text:style-name="T428_1"><text:tab/></text:span></text:p>
      <text:p text:style-name="P429"/>
      <text:p text:style-name="P430"><text:span text:style-name="T430_1">SECCION</text:span><text:span text:style-name="T430_2"><text:s/></text:span><text:span text:style-name="T430_3">JUNTA</text:span><text:span text:style-name="T430_4"><text:s/></text:span><text:span text:style-name="T430_5">DISTRITAL</text:span></text:p>
      <text:p text:style-name="P431"/>
      <text:p text:style-name="P432"><text:span text:style-name="T432_1"><text:s/></text:span></text:p>
      <text:p text:style-name="P433"><text:span text:style-name="T433_1"><text:tab/></text:span></text:p>
      <text:p text:style-name="P434"/>
      <text:p text:style-name="P435"><text:span text:style-name="T435_1">SECCIONES</text:span><text:span text:style-name="T435_2"><text:s/></text:span><text:span text:style-name="T435_3">QUE</text:span><text:span text:style-name="T435_4"><text:s/></text:span><text:span text:style-name="T435_5">SE</text:span><text:span text:style-name="T435_6"><text:s/></text:span><text:span text:style-name="T435_7">MUEVEN</text:span><text:span text:style-name="T435_8"><text:s/></text:span><text:span text:style-name="T435_9">PARA</text:span><text:span text:style-name="T435_10"><text:s/></text:span><text:span text:style-name="T435_11">COMPENSAR</text:span><text:span text:style-name="T435_12"><text:s/></text:span><text:span text:style-name="T435_13">EL</text:span><text:span text:style-name="T435_14"><text:s/></text:span><text:span text:style-name="T435_15">CRÌTERIO</text:span><text:span text:style-name="T435_16"><text:s/></text:span><text:span text:style-name="T435_17">DE</text:span><text:span text:style-name="T435_18"><text:s/></text:span><text:span text:style-name="T435_19">POBLACIÓN</text:span><text:span text:style-name="T435_20">.</text:span></text:p>
      <text:p text:style-name="P436"><text:span text:style-name="T436_1"><text:tab/></text:span></text:p>
      <text:p text:style-name="P437"/>
      <text:p text:style-name="P438"><text:span text:style-name="T438_1"><text:s/></text:span></text:p>
      <text:p text:style-name="P439"/>
      <text:p text:style-name="P440"><text:span text:style-name="T440_1">2900</text:span></text:p>
      <text:p text:style-name="P441"><text:span text:style-name="T441_1"><text:tab/></text:span></text:p>
      <text:p text:style-name="P442"/>
      <text:p text:style-name="P443"><text:span text:style-name="T443_1">SE</text:span><text:span text:style-name="T443_2"><text:s/></text:span><text:span text:style-name="T443_3">MUEVEN</text:span><text:span text:style-name="T443_4"><text:s/></text:span><text:span text:style-name="T443_5">DEL</text:span><text:span text:style-name="T443_6"><text:s/></text:span><text:span text:style-name="T443_7">DTTO</text:span><text:span text:style-name="T443_8"><text:s/></text:span><text:span text:style-name="T443_9">MORADO</text:span><text:span text:style-name="T443_10"><text:s/>“</text:span><text:span text:style-name="T443_11">G</text:span><text:span text:style-name="T443_12">”<text:s/></text:span><text:span text:style-name="T443_13">AL</text:span><text:span text:style-name="T443_14"><text:s/></text:span><text:span text:style-name="T443_15">DTTO</text:span><text:span text:style-name="T443_16"><text:s/></text:span><text:span text:style-name="T443_17">AMARILLO</text:span><text:span text:style-name="T443_18"><text:s/>“</text:span><text:span text:style-name="T443_19">F</text:span><text:span text:style-name="T443_20">”</text:span></text:p>
      <text:p text:style-name="P444"><text:span text:style-name="T444_1"><text:tab/></text:span></text:p>
      <text:p text:style-name="P445"/>
      <text:p text:style-name="P446"><text:span text:style-name="T446_1"><text:s/></text:span></text:p>
      <text:p text:style-name="P447"/>
      <text:p text:style-name="P448"><text:span text:style-name="T448_1">2901</text:span></text:p>
      <text:p text:style-name="P449"><text:span text:style-name="T449_1"><text:tab/></text:span></text:p>
      <text:p text:style-name="P450"/>
      <text:p text:style-name="P451"><text:span text:style-name="T451_1">SE</text:span><text:span text:style-name="T451_2"><text:s/></text:span><text:span text:style-name="T451_3">MUEVEN</text:span><text:span text:style-name="T451_4"><text:s/></text:span><text:span text:style-name="T451_5">DEL</text:span><text:span text:style-name="T451_6"><text:s/></text:span><text:span text:style-name="T451_7">DTTO</text:span><text:span text:style-name="T451_8"><text:s/></text:span><text:span text:style-name="T451_9">MORADO</text:span><text:span text:style-name="T451_10"><text:s/>“</text:span><text:span text:style-name="T451_11">G</text:span><text:span text:style-name="T451_12">”<text:s/></text:span><text:span text:style-name="T451_13">AL</text:span><text:span text:style-name="T451_14"><text:s/></text:span><text:span text:style-name="T451_15">DTTO</text:span><text:span text:style-name="T451_16"><text:s/></text:span><text:span text:style-name="T451_17">AMARILLO</text:span><text:span text:style-name="T451_18"><text:s/>“</text:span><text:span text:style-name="T451_19">F</text:span><text:span text:style-name="T451_20">”</text:span></text:p>
      <text:p text:style-name="P452"><text:span text:style-name="T452_1"><text:tab/></text:span></text:p>
      <text:p text:style-name="P453"/>
      <text:p text:style-name="P454"><text:span text:style-name="T454_1"><text:s/></text:span></text:p>
      <text:p text:style-name="P455"/>
      <text:p text:style-name="P456"><text:span text:style-name="T456_1">2902</text:span></text:p>
      <text:p text:style-name="P457"><text:span text:style-name="T457_1"><text:tab/></text:span></text:p>
      <text:p text:style-name="P458"/>
      <text:p text:style-name="P459"><text:span text:style-name="T459_1">SE</text:span><text:span text:style-name="T459_2"><text:s/></text:span><text:span text:style-name="T459_3">MUEVEN</text:span><text:span text:style-name="T459_4"><text:s/></text:span><text:span text:style-name="T459_5">DEL</text:span><text:span text:style-name="T459_6"><text:s/></text:span><text:span text:style-name="T459_7">DTTO</text:span><text:span text:style-name="T459_8"><text:s/></text:span><text:span text:style-name="T459_9">MORADO</text:span><text:span text:style-name="T459_10"><text:s/>“</text:span><text:span text:style-name="T459_11">G</text:span><text:span text:style-name="T459_12">”<text:s/></text:span><text:span text:style-name="T459_13">AL</text:span><text:span text:style-name="T459_14"><text:s/></text:span><text:span text:style-name="T459_15">DTTO</text:span><text:span text:style-name="T459_16"><text:s/></text:span><text:span text:style-name="T459_17">AMARILLO</text:span><text:span text:style-name="T459_18"><text:s/>“</text:span><text:span text:style-name="T459_19">F</text:span><text:span text:style-name="T459_20">”</text:span></text:p>
      <text:p text:style-name="P460"><text:span text:style-name="T460_1"><text:tab/></text:span></text:p>
      <text:p text:style-name="P461"/>
      <text:p text:style-name="P462"><text:span text:style-name="T462_1"><text:s/></text:span></text:p>
      <text:p text:style-name="P463"/>
      <text:p text:style-name="P464"><text:span text:style-name="T464_1">2903</text:span></text:p>
      <text:p text:style-name="P465"><text:span text:style-name="T465_1"><text:tab/></text:span></text:p>
      <text:p text:style-name="P466"/>
      <text:p text:style-name="P467"><text:span text:style-name="T467_1">SE</text:span><text:span text:style-name="T467_2"><text:s/></text:span><text:span text:style-name="T467_3">MUEVEN</text:span><text:span text:style-name="T467_4"><text:s/></text:span><text:span text:style-name="T467_5">DEL</text:span><text:span text:style-name="T467_6"><text:s/></text:span><text:span text:style-name="T467_7">DTTO</text:span><text:span text:style-name="T467_8"><text:s/></text:span><text:span text:style-name="T467_9">MORADO</text:span><text:span text:style-name="T467_10"><text:s/>“</text:span><text:span text:style-name="T467_11">G</text:span><text:span text:style-name="T467_12">”<text:s/></text:span><text:span text:style-name="T467_13">AL</text:span><text:span text:style-name="T467_14"><text:s/></text:span><text:span text:style-name="T467_15">DTTO</text:span><text:span text:style-name="T467_16"><text:s/></text:span><text:span text:style-name="T467_17">AMARILLO</text:span><text:span text:style-name="T467_18"><text:s/>“</text:span><text:span text:style-name="T467_19">F</text:span><text:span text:style-name="T467_20">”</text:span></text:p>
      <text:p text:style-name="P468"><text:span text:style-name="T468_1"><text:tab/></text:span></text:p>
      <text:p text:style-name="P469"/>
      <text:p text:style-name="P470"><text:span text:style-name="T470_1"><text:s/></text:span></text:p>
      <text:p text:style-name="P471"/>
      <text:p text:style-name="P472"><text:span text:style-name="T472_1">2904</text:span></text:p>
      <text:p text:style-name="P473"><text:span text:style-name="T473_1"><text:tab/></text:span></text:p>
      <text:p text:style-name="P474"/>
      <text:p text:style-name="P475"><text:span text:style-name="T475_1">SE</text:span><text:span text:style-name="T475_2"><text:s/></text:span><text:span text:style-name="T475_3">MUEVEN</text:span><text:span text:style-name="T475_4"><text:s/></text:span><text:span text:style-name="T475_5">DEL</text:span><text:span text:style-name="T475_6"><text:s/></text:span><text:span text:style-name="T475_7">DTTO</text:span><text:span text:style-name="T475_8"><text:s/></text:span><text:span text:style-name="T475_9">MORADO</text:span><text:span text:style-name="T475_10"><text:s/>“</text:span><text:span text:style-name="T475_11">G</text:span><text:span text:style-name="T475_12">”<text:s/></text:span><text:span text:style-name="T475_13">AL</text:span><text:span text:style-name="T475_14"><text:s/></text:span><text:span text:style-name="T475_15">DTTO</text:span><text:span text:style-name="T475_16"><text:s/></text:span><text:span text:style-name="T475_17">AMARILLO</text:span><text:span text:style-name="T475_18"><text:s/>“</text:span><text:span text:style-name="T475_19">F</text:span><text:span text:style-name="T475_20">”</text:span></text:p>
      <text:p text:style-name="P476"><text:span text:style-name="T476_1"><text:tab/></text:span></text:p>
      <text:p text:style-name="P477"/>
      <text:p text:style-name="P478"><text:span text:style-name="T478_1"><text:s/></text:span></text:p>
      <text:p text:style-name="P479"/>
      <text:p text:style-name="P480"><text:span text:style-name="T480_1">2905</text:span></text:p>
      <text:p text:style-name="P481"><text:span text:style-name="T481_1"><text:tab/></text:span></text:p>
      <text:p text:style-name="P482"/>
      <text:p text:style-name="P483"><text:span text:style-name="T483_1">SE</text:span><text:span text:style-name="T483_2"><text:s/></text:span><text:span text:style-name="T483_3">MUEVEN</text:span><text:span text:style-name="T483_4"><text:s/></text:span><text:span text:style-name="T483_5">DEL</text:span><text:span text:style-name="T483_6"><text:s/></text:span><text:span text:style-name="T483_7">DTTO</text:span><text:span text:style-name="T483_8"><text:s/></text:span><text:span text:style-name="T483_9">MORADO</text:span><text:span text:style-name="T483_10"><text:s/>“</text:span><text:span text:style-name="T483_11">G</text:span><text:span text:style-name="T483_12">”<text:s/></text:span><text:span text:style-name="T483_13">AL</text:span><text:span text:style-name="T483_14"><text:s/></text:span><text:span text:style-name="T483_15">DTTO</text:span><text:span text:style-name="T483_16"><text:s/></text:span><text:span text:style-name="T483_17">AMARILLO</text:span><text:span text:style-name="T483_18"><text:s/>“</text:span><text:span text:style-name="T483_19">F</text:span><text:span text:style-name="T483_20">”</text:span></text:p>
      <text:p text:style-name="P484"><text:span text:style-name="T484_1"><text:tab/></text:span></text:p>
      <text:p text:style-name="P485"/>
      <text:p text:style-name="P486"><text:span text:style-name="T486_1"><text:s/></text:span></text:p>
      <text:p text:style-name="P487"/>
      <text:p text:style-name="P488"><text:span text:style-name="T488_1">2906</text:span></text:p>
      <text:p text:style-name="P489"><text:span text:style-name="T489_1"><text:tab/></text:span></text:p>
      <text:p text:style-name="P490"/>
      <text:p text:style-name="P491"><text:span text:style-name="T491_1">SE</text:span><text:span text:style-name="T491_2"><text:s/></text:span><text:span text:style-name="T491_3">MUEVEN</text:span><text:span text:style-name="T491_4"><text:s/></text:span><text:span text:style-name="T491_5">DEL</text:span><text:span text:style-name="T491_6"><text:s/></text:span><text:span text:style-name="T491_7">DTTO</text:span><text:span text:style-name="T491_8"><text:s/></text:span><text:span text:style-name="T491_9">MORADO</text:span><text:span text:style-name="T491_10"><text:s/>“</text:span><text:span text:style-name="T491_11">G</text:span><text:span text:style-name="T491_12">”<text:s/></text:span><text:span text:style-name="T491_13">AL</text:span><text:span text:style-name="T491_14"><text:s/></text:span><text:span text:style-name="T491_15">DTTO</text:span><text:span text:style-name="T491_16"><text:s/></text:span><text:span text:style-name="T491_17">AMARILLO</text:span><text:span text:style-name="T491_18"><text:s/>“</text:span><text:span text:style-name="T491_19">F</text:span><text:span text:style-name="T491_20">”</text:span></text:p>
      <text:p text:style-name="P492"><text:span text:style-name="T492_1"><text:tab/></text:span></text:p>
      <text:p text:style-name="P493"/>
      <text:p text:style-name="P494"><text:span text:style-name="T494_1"><text:s/></text:span></text:p>
      <text:p text:style-name="P495"/>
      <text:p text:style-name="P496"><text:span text:style-name="T496_1">2907</text:span></text:p>
      <text:p text:style-name="P497"><text:span text:style-name="T497_1"><text:tab/></text:span></text:p>
      <text:p text:style-name="P498"/>
      <text:p text:style-name="P499"><text:span text:style-name="T499_1">SE</text:span><text:span text:style-name="T499_2"><text:s/></text:span><text:span text:style-name="T499_3">MUEVEN</text:span><text:span text:style-name="T499_4"><text:s/></text:span><text:span text:style-name="T499_5">DEL</text:span><text:span text:style-name="T499_6"><text:s/></text:span><text:span text:style-name="T499_7">DTTO</text:span><text:span text:style-name="T499_8"><text:s/></text:span><text:span text:style-name="T499_9">MORADO</text:span><text:span text:style-name="T499_10"><text:s/>“</text:span><text:span text:style-name="T499_11">G</text:span><text:span text:style-name="T499_12">”<text:s/></text:span><text:span text:style-name="T499_13">AL</text:span><text:span text:style-name="T499_14"><text:s/></text:span><text:span text:style-name="T499_15">DTTO</text:span><text:span text:style-name="T499_16"><text:s/></text:span><text:span text:style-name="T499_17">AMARILLO</text:span><text:span text:style-name="T499_18"><text:s/>“</text:span><text:span text:style-name="T499_19">F</text:span><text:span text:style-name="T499_20">”</text:span></text:p>
      <text:p text:style-name="P500"><text:span text:style-name="T500_1"><text:tab/></text:span></text:p>
      <text:p text:style-name="P501"/>
      <text:p text:style-name="P502"><text:span text:style-name="T502_1"><text:s/></text:span></text:p>
      <text:p text:style-name="P503"/>
      <text:p text:style-name="P504"><text:span text:style-name="T504_1">2908</text:span></text:p>
      <text:p text:style-name="P505"><text:span text:style-name="T505_1"><text:tab/></text:span></text:p>
      <text:p text:style-name="P506"/>
      <text:p text:style-name="P507"><text:span text:style-name="T507_1">SE</text:span><text:span text:style-name="T507_2"><text:s/></text:span><text:span text:style-name="T507_3">MUEVEN</text:span><text:span text:style-name="T507_4"><text:s/></text:span><text:span text:style-name="T507_5">DEL</text:span><text:span text:style-name="T507_6"><text:s/></text:span><text:span text:style-name="T507_7">DTTO</text:span><text:span text:style-name="T507_8"><text:s/></text:span><text:span text:style-name="T507_9">MORADO</text:span><text:span text:style-name="T507_10"><text:s/>“</text:span><text:span text:style-name="T507_11">G</text:span><text:span text:style-name="T507_12">”<text:s/></text:span><text:span text:style-name="T507_13">AL</text:span><text:span text:style-name="T507_14"><text:s/></text:span><text:span text:style-name="T507_15">DTTO</text:span><text:span text:style-name="T507_16"><text:s/></text:span><text:span text:style-name="T507_17">AMARILLO</text:span><text:span text:style-name="T507_18"><text:s/>“</text:span><text:span text:style-name="T507_19">F</text:span><text:span text:style-name="T507_20">”</text:span></text:p>
      <text:p text:style-name="P508"><text:span text:style-name="T508_1"><text:tab/></text:span></text:p>
      <text:p text:style-name="P509"/>
      <text:p text:style-name="P510"><text:span text:style-name="T510_1"><text:s/></text:span></text:p>
      <text:p text:style-name="P511"/>
      <text:p text:style-name="P512"><text:span text:style-name="T512_1"><text:s/></text:span></text:p>
      <text:p text:style-name="P513"><text:span text:style-name="T513_1"><text:tab/></text:span></text:p>
      <text:p text:style-name="P514"/>
      <text:p text:style-name="P515"><text:span text:style-name="T515_1">SECCIONES</text:span><text:span text:style-name="T515_2"><text:s/></text:span><text:span text:style-name="T515_3">QUE</text:span><text:span text:style-name="T515_4"><text:s/></text:span><text:span text:style-name="T515_5">SE</text:span><text:span text:style-name="T515_6"><text:s/></text:span><text:span text:style-name="T515_7">MUEVEN</text:span><text:span text:style-name="T515_8"><text:s/></text:span><text:span text:style-name="T515_9">PARA</text:span><text:span text:style-name="T515_10"><text:s/></text:span><text:span text:style-name="T515_11">COMPENSAR</text:span><text:span text:style-name="T515_12"><text:s/></text:span><text:span text:style-name="T515_13">EL</text:span><text:span text:style-name="T515_14"><text:s/></text:span><text:span text:style-name="T515_15">CRÌTERIO</text:span><text:span text:style-name="T515_16"><text:s/></text:span><text:span text:style-name="T515_17">DE</text:span><text:span text:style-name="T515_18"><text:s/></text:span><text:span text:style-name="T515_19">POBLACIÒN</text:span><text:span text:style-name="T515_20">.</text:span></text:p>
      <text:p text:style-name="P516"><text:span text:style-name="T516_1"><text:tab/></text:span></text:p>
      <text:p text:style-name="P517"/>
      <text:p text:style-name="P518"><text:span text:style-name="T518_1"><text:s/></text:span></text:p>
      <text:p text:style-name="P519"/>
      <text:p text:style-name="P520"><text:span text:style-name="T520_1">3031</text:span></text:p>
      <text:p text:style-name="P521"><text:span text:style-name="T521_1"><text:tab/></text:span></text:p>
      <text:p text:style-name="P522"/>
      <text:p text:style-name="P523"><text:span text:style-name="T523_1">SE</text:span><text:span text:style-name="T523_2"><text:s/></text:span><text:span text:style-name="T523_3">MUEVEN</text:span><text:span text:style-name="T523_4"><text:s/></text:span><text:span text:style-name="T523_5">DEL</text:span><text:span text:style-name="T523_6"><text:s/></text:span><text:span text:style-name="T523_7">DTTO</text:span><text:span text:style-name="T523_8"><text:s/></text:span><text:span text:style-name="T523_9">MORADO</text:span><text:span text:style-name="T523_10"><text:s/>"</text:span><text:span text:style-name="T523_11">G</text:span><text:span text:style-name="T523_12">"<text:s/></text:span><text:span text:style-name="T523_13">AL</text:span><text:span text:style-name="T523_14"><text:s/></text:span><text:span text:style-name="T523_15">DTTO</text:span><text:span text:style-name="T523_16"><text:s/></text:span><text:span text:style-name="T523_17">FIUSHA</text:span><text:span text:style-name="T523_18"><text:s/>"</text:span><text:span text:style-name="T523_19">E</text:span><text:span text:style-name="T523_20">"</text:span></text:p>
      <text:p text:style-name="P524"><text:span text:style-name="T524_1"><text:tab/></text:span></text:p>
      <text:p text:style-name="P525"/>
      <text:p text:style-name="P526"><text:span text:style-name="T526_1"><text:s/></text:span></text:p>
      <text:p text:style-name="P527"/>
      <text:p text:style-name="P528"><text:span text:style-name="T528_1">3033</text:span></text:p>
      <text:p text:style-name="P529"><text:span text:style-name="T529_1"><text:tab/></text:span></text:p>
      <text:p text:style-name="P530"/>
      <text:p text:style-name="P531"><text:span text:style-name="T531_1">SE</text:span><text:span text:style-name="T531_2"><text:s/></text:span><text:span text:style-name="T531_3">MUEVEN</text:span><text:span text:style-name="T531_4"><text:s/></text:span><text:span text:style-name="T531_5">DEL</text:span><text:span text:style-name="T531_6"><text:s/></text:span><text:span text:style-name="T531_7">DTTO</text:span><text:span text:style-name="T531_8"><text:s/></text:span><text:span text:style-name="T531_9">MORADO</text:span><text:span text:style-name="T531_10"><text:s/>"</text:span><text:span text:style-name="T531_11">G</text:span><text:span text:style-name="T531_12">"<text:s/></text:span><text:span text:style-name="T531_13">AL</text:span><text:span text:style-name="T531_14"><text:s/></text:span><text:span text:style-name="T531_15">DTTO</text:span><text:span text:style-name="T531_16"><text:s/></text:span><text:span text:style-name="T531_17">FIUSHA</text:span><text:span text:style-name="T531_18"><text:s/>"</text:span><text:span text:style-name="T531_19">E</text:span><text:span text:style-name="T531_20">"</text:span></text:p>
      <text:p text:style-name="P532"><text:span text:style-name="T532_1"><text:tab/></text:span></text:p>
      <text:p text:style-name="P533"/>
      <text:p text:style-name="P534"><text:span text:style-name="T534_1"><text:s/></text:span></text:p>
      <text:p text:style-name="P535"/>
      <text:p text:style-name="P536"><text:span text:style-name="T536_1">3034</text:span></text:p>
      <text:p text:style-name="P537"><text:span text:style-name="T537_1"><text:tab/></text:span></text:p>
      <text:p text:style-name="P538"/>
      <text:p text:style-name="P539"><text:span text:style-name="T539_1">SE</text:span><text:span text:style-name="T539_2"><text:s/></text:span><text:span text:style-name="T539_3">MUEVEN</text:span><text:span text:style-name="T539_4"><text:s/></text:span><text:span text:style-name="T539_5">DEL</text:span><text:span text:style-name="T539_6"><text:s/></text:span><text:span text:style-name="T539_7">DTTO</text:span><text:span text:style-name="T539_8"><text:s/></text:span><text:span text:style-name="T539_9">MORADO</text:span><text:span text:style-name="T539_10"><text:s/>"</text:span><text:span text:style-name="T539_11">G</text:span><text:span text:style-name="T539_12">"<text:s/></text:span><text:span text:style-name="T539_13">AL</text:span><text:span text:style-name="T539_14"><text:s/></text:span><text:span text:style-name="T539_15">DTTO</text:span><text:span text:style-name="T539_16"><text:s/></text:span><text:span text:style-name="T539_17">FIUSHA</text:span><text:span text:style-name="T539_18"><text:s/>"</text:span><text:span text:style-name="T539_19">E</text:span><text:span text:style-name="T539_20">"</text:span></text:p>
      <text:p text:style-name="P540"><text:span text:style-name="T540_1"><text:tab/></text:span></text:p>
      <text:p text:style-name="P541"/>
      <text:p text:style-name="P542"><text:span text:style-name="T542_1"><text:s/></text:span></text:p>
      <text:p text:style-name="P543"/>
      <text:p text:style-name="P544"><text:span text:style-name="T544_1">3035</text:span></text:p>
      <text:p text:style-name="P545"><text:span text:style-name="T545_1"><text:tab/></text:span></text:p>
      <text:p text:style-name="P546"/>
      <text:p text:style-name="P547"><text:span text:style-name="T547_1">SE</text:span><text:span text:style-name="T547_2"><text:s/></text:span><text:span text:style-name="T547_3">MUEVEN</text:span><text:span text:style-name="T547_4"><text:s/></text:span><text:span text:style-name="T547_5">DEL</text:span><text:span text:style-name="T547_6"><text:s/></text:span><text:span text:style-name="T547_7">DTTO</text:span><text:span text:style-name="T547_8"><text:s/></text:span><text:span text:style-name="T547_9">MORADO</text:span><text:span text:style-name="T547_10"><text:s/>"</text:span><text:span text:style-name="T547_11">G</text:span><text:span text:style-name="T547_12">"<text:s/></text:span><text:span text:style-name="T547_13">AL</text:span><text:span text:style-name="T547_14"><text:s/></text:span><text:span text:style-name="T547_15">DTTO</text:span><text:span text:style-name="T547_16"><text:s/></text:span><text:span text:style-name="T547_17">FIUSHA</text:span><text:span text:style-name="T547_18"><text:s/>"</text:span><text:span text:style-name="T547_19">E</text:span><text:span text:style-name="T547_20">"</text:span></text:p>
      <text:p text:style-name="P548"><text:span text:style-name="T548_1"><text:tab/></text:span></text:p>
      <text:p text:style-name="P549"/>
      <text:p text:style-name="P550"><text:span text:style-name="T550_1"><text:s/></text:span></text:p>
      <text:p text:style-name="P551"/>
      <text:p text:style-name="P552"><text:span text:style-name="T552_1"><text:tab/></text:span><text:span text:style-name="T552_2">Todos</text:span><text:span text:style-name="T552_3"><text:tab/></text:span><text:span text:style-name="T552_4">Todas</text:span><text:span text:style-name="T552_5"><text:tab/></text:span><text:span text:style-name="T552_6">MC</text:span><text:span text:style-name="T552_7">-</text:span><text:span text:style-name="T552_8">CLV</text:span><text:span text:style-name="T552_9"><text:s/></text:span><text:span text:style-name="T552_10">realiza</text:span><text:span text:style-name="T552_11"><text:s/></text:span><text:span text:style-name="T552_12">adecuaciones</text:span><text:span text:style-name="T552_13"><text:s/></text:span><text:span text:style-name="T552_14">principalmente</text:span><text:span text:style-name="T552_15"><text:s/></text:span><text:span text:style-name="T552_16">en</text:span><text:span text:style-name="T552_17"><text:s/></text:span><text:span text:style-name="T552_18">las</text:span><text:span text:style-name="T552_19"><text:s/></text:span><text:span text:style-name="T552_20">secciones</text:span><text:span text:style-name="T552_21"><text:s/></text:span><text:span text:style-name="T552_22">de</text:span><text:span text:style-name="T552_23"><text:s/></text:span><text:span text:style-name="T552_24">la</text:span><text:span text:style-name="T552_25"><text:s/></text:span><text:span text:style-name="T552_26">zona</text:span><text:span text:style-name="T552_27"><text:s/></text:span><text:span text:style-name="T552_28">metropolitana</text:span><text:span text:style-name="T552_29"><text:s/></text:span><text:span text:style-name="T552_30">de</text:span><text:span text:style-name="T552_31"><text:s/></text:span><text:span text:style-name="T552_32">Guadalajara</text:span><text:span text:style-name="T552_33"><text:s/></text:span><text:span text:style-name="T552_34">Y</text:span><text:span text:style-name="T552_35"><text:s/></text:span><text:span text:style-name="T552_36">Zapopan</text:span><text:span text:style-name="T552_37">,<text:s/></text:span><text:span text:style-name="T552_38">para</text:span><text:span text:style-name="T552_39"><text:s/></text:span><text:span text:style-name="T552_40">compensar</text:span><text:span text:style-name="T552_41"><text:s/></text:span><text:span text:style-name="T552_42">el</text:span><text:span text:style-name="T552_43"><text:s/></text:span><text:span text:style-name="T552_44">criterio</text:span><text:span text:style-name="T552_45"><text:s/></text:span><text:span text:style-name="T552_46">de</text:span><text:span text:style-name="T552_47"><text:s/></text:span><text:span text:style-name="T552_48">población</text:span><text:span text:style-name="T552_49">.<text:s/></text:span><text:span text:style-name="T552_50">Asimismo</text:span><text:span text:style-name="T552_51"><text:s/></text:span><text:span text:style-name="T552_52">se</text:span><text:span text:style-name="T552_53"><text:s/></text:span><text:span text:style-name="T552_54">indica</text:span><text:span text:style-name="T552_55"><text:s/></text:span><text:span text:style-name="T552_56">que</text:span><text:span text:style-name="T552_57"><text:s/></text:span><text:span text:style-name="T552_58">los</text:span><text:span text:style-name="T552_59"><text:s/></text:span><text:span text:style-name="T552_60">movimientos</text:span><text:span text:style-name="T552_61"><text:s/></text:span><text:span text:style-name="T552_62">realizados</text:span><text:span text:style-name="T552_63"><text:s/></text:span><text:span text:style-name="T552_64">también</text:span><text:span text:style-name="T552_65"><text:s/></text:span><text:span text:style-name="T552_66">están</text:span><text:span text:style-name="T552_67"><text:s/></text:span><text:span text:style-name="T552_68">relacionados</text:span><text:span text:style-name="T552_69"><text:s/></text:span><text:span text:style-name="T552_70">con</text:span><text:span text:style-name="T552_71"><text:s/></text:span><text:span text:style-name="T552_72">la</text:span><text:span text:style-name="T552_73"><text:s/></text:span><text:span text:style-name="T552_74">ubicación</text:span><text:span text:style-name="T552_75"><text:s/></text:span><text:span text:style-name="T552_76">de</text:span><text:span text:style-name="T552_77"><text:s/></text:span><text:span text:style-name="T552_78">las</text:span><text:span text:style-name="T552_79"><text:s/></text:span><text:span text:style-name="T552_80">casillas</text:span><text:span text:style-name="T552_81">,<text:s/></text:span><text:span text:style-name="T552_82">sin</text:span><text:span text:style-name="T552_83"><text:s/></text:span><text:span text:style-name="T552_84">embargo</text:span><text:span text:style-name="T552_85">,<text:s/></text:span><text:span text:style-name="T552_86">este</text:span><text:span text:style-name="T552_87"><text:s/></text:span><text:span text:style-name="T552_88">argumento</text:span><text:span text:style-name="T552_89"><text:s/></text:span><text:span text:style-name="T552_90">no</text:span><text:span text:style-name="T552_91"><text:s/></text:span><text:span text:style-name="T552_92">se</text:span><text:span text:style-name="T552_93"><text:s/></text:span><text:span text:style-name="T552_94">considera</text:span><text:span text:style-name="T552_95"><text:s/></text:span><text:span text:style-name="T552_96">en</text:span><text:span text:style-name="T552_97"><text:s/></text:span><text:span text:style-name="T552_98">este</text:span><text:span text:style-name="T552_99"><text:s/></text:span><text:span text:style-name="T552_100">momento</text:span><text:span text:style-name="T552_101"><text:s/></text:span><text:span text:style-name="T552_102">para</text:span><text:span text:style-name="T552_103"><text:s/></text:span><text:span text:style-name="T552_104">la</text:span><text:span text:style-name="T552_105"><text:s/></text:span><text:span text:style-name="T552_106">conformación</text:span><text:span text:style-name="T552_107"><text:s/></text:span><text:span text:style-name="T552_108">de</text:span><text:span text:style-name="T552_109"><text:s/></text:span><text:span text:style-name="T552_110">las</text:span><text:span text:style-name="T552_111"><text:s/></text:span><text:span text:style-name="T552_112">propuestas</text:span><text:span text:style-name="T552_113"><text:s/></text:span><text:span text:style-name="T552_114">de</text:span><text:span text:style-name="T552_115"><text:s/></text:span><text:span text:style-name="T552_116">distritación</text:span><text:span text:style-name="T552_117">.<text:tab/></text:span><text:span text:style-name="T552_118">El</text:span><text:span text:style-name="T552_119"><text:s/></text:span><text:span text:style-name="T552_120">escenario</text:span><text:span text:style-name="T552_121"><text:s/></text:span><text:span text:style-name="T552_122">propuesto</text:span><text:span text:style-name="T552_123"><text:s/></text:span><text:span text:style-name="T552_124">por</text:span><text:span text:style-name="T552_125"><text:s/></text:span><text:span text:style-name="T552_126">MC</text:span><text:span text:style-name="T552_127">-</text:span><text:span text:style-name="T552_128">CLV</text:span><text:span text:style-name="T552_129"><text:s/></text:span><text:span text:style-name="T552_130">no</text:span><text:span text:style-name="T552_131"><text:s/></text:span><text:span text:style-name="T552_132">se</text:span><text:span text:style-name="T552_133"><text:s/></text:span><text:span text:style-name="T552_134">considera</text:span><text:span text:style-name="T552_135"><text:s/></text:span><text:span text:style-name="T552_136">viable</text:span><text:span text:style-name="T552_137">,<text:s/></text:span><text:span text:style-name="T552_138">ya</text:span><text:span text:style-name="T552_139"><text:s/></text:span><text:span text:style-name="T552_140">que</text:span><text:span text:style-name="T552_141"><text:s/></text:span><text:span text:style-name="T552_142">no</text:span><text:span text:style-name="T552_143"><text:s/></text:span><text:span text:style-name="T552_144">mejora</text:span><text:span text:style-name="T552_145"><text:s/></text:span><text:span text:style-name="T552_146">la</text:span><text:span text:style-name="T552_147"><text:s/></text:span><text:span text:style-name="T552_148">función</text:span><text:span text:style-name="T552_149"><text:s/></text:span><text:span text:style-name="T552_150">de</text:span><text:span text:style-name="T552_151"><text:s/></text:span><text:span text:style-name="T552_152">costo</text:span><text:span text:style-name="T552_153"><text:s/></text:span><text:span text:style-name="T552_154">del</text:span><text:span text:style-name="T552_155"><text:s/></text:span><text:span text:style-name="T552_156">Segundo</text:span><text:span text:style-name="T552_157"><text:s/></text:span><text:span text:style-name="T552_158">escenario</text:span><text:span text:style-name="T552_159"><text:s/></text:span><text:span text:style-name="T552_160">al</text:span><text:span text:style-name="T552_161"><text:s/></text:span><text:span text:style-name="T552_162">obtener</text:span><text:span text:style-name="T552_163"><text:s/></text:span><text:span text:style-name="T552_164">un</text:span><text:span text:style-name="T552_165"><text:s/></text:span><text:span text:style-name="T552_166">valor</text:span><text:span text:style-name="T552_167"><text:s/></text:span><text:span text:style-name="T552_168">de</text:span><text:span text:style-name="T552_169"><text:s/>34.58559591<text:s/></text:span><text:span text:style-name="T552_170">por</text:span><text:span text:style-name="T552_171"><text:s/></text:span><text:span text:style-name="T552_172">arriba</text:span><text:span text:style-name="T552_173"><text:s/></text:span><text:span text:style-name="T552_174">del</text:span><text:span text:style-name="T552_175"><text:s/></text:span><text:span text:style-name="T552_176">valor</text:span><text:span text:style-name="T552_177"><text:s/></text:span><text:span text:style-name="T552_178">del</text:span><text:span text:style-name="T552_179"><text:s/></text:span><text:span text:style-name="T552_180">segundo</text:span><text:span text:style-name="T552_181"><text:s/></text:span><text:span text:style-name="T552_182">escenario</text:span><text:span text:style-name="T552_183"><text:s/></text:span><text:span text:style-name="T552_184">que</text:span><text:span text:style-name="T552_185"><text:s/></text:span><text:span text:style-name="T552_186">es</text:span><text:span text:style-name="T552_187"><text:s/></text:span><text:span text:style-name="T552_188">de</text:span><text:span text:style-name="T552_189"><text:s/>34.19097441;<text:s/></text:span><text:span text:style-name="T552_190">de</text:span><text:span text:style-name="T552_191"><text:s/></text:span><text:span text:style-name="T552_192">los</text:span><text:span text:style-name="T552_193"><text:s/></text:span><text:span text:style-name="T552_194">cuatro</text:span><text:span text:style-name="T552_195"><text:s/></text:span><text:span text:style-name="T552_196">componentes</text:span><text:span text:style-name="T552_197"><text:s/></text:span><text:span text:style-name="T552_198">de</text:span><text:span text:style-name="T552_199"><text:s/></text:span><text:span text:style-name="T552_200">la</text:span><text:span text:style-name="T552_201"><text:s/></text:span><text:span text:style-name="T552_202">función</text:span><text:span text:style-name="T552_203"><text:s/></text:span><text:span text:style-name="T552_204">de</text:span><text:span text:style-name="T552_205"><text:s/></text:span><text:span text:style-name="T552_206">costo</text:span><text:span text:style-name="T552_207">,<text:s/></text:span><text:span text:style-name="T552_208">solo</text:span><text:span text:style-name="T552_209"><text:s/></text:span><text:span text:style-name="T552_210">mejora</text:span><text:span text:style-name="T552_211"><text:s/></text:span><text:span text:style-name="T552_212">la</text:span><text:span text:style-name="T552_213"><text:s/></text:span><text:span text:style-name="T552_214">población</text:span><text:span text:style-name="T552_215">.<text:s/></text:span><text:span text:style-name="T552_216">Cumple</text:span><text:span text:style-name="T552_217"><text:s/></text:span><text:span text:style-name="T552_218">en</text:span><text:span text:style-name="T552_219"><text:s/></text:span><text:span text:style-name="T552_220">lo</text:span><text:span text:style-name="T552_221"><text:s/></text:span><text:span text:style-name="T552_222">general</text:span><text:span text:style-name="T552_223"><text:s/></text:span><text:span text:style-name="T552_224">con</text:span><text:span text:style-name="T552_225"><text:s/></text:span><text:span text:style-name="T552_226">los</text:span><text:span text:style-name="T552_227"><text:s/></text:span><text:span text:style-name="T552_228">criterios</text:span><text:span text:style-name="T552_229"><text:s/></text:span><text:span text:style-name="T552_230">y</text:span><text:span text:style-name="T552_231"><text:s/></text:span><text:span text:style-name="T552_232">no</text:span><text:span text:style-name="T552_233"><text:s/></text:span><text:span text:style-name="T552_234">rompe</text:span><text:span text:style-name="T552_235"><text:s/></text:span><text:span text:style-name="T552_236">procesos</text:span><text:span text:style-name="T552_237">,<text:s/></text:span><text:span text:style-name="T552_238">además</text:span><text:span text:style-name="T552_239"><text:s/></text:span><text:span text:style-name="T552_240">que</text:span><text:span text:style-name="T552_241"><text:s/></text:span><text:span text:style-name="T552_242">los</text:span><text:span text:style-name="T552_243"><text:s/></text:span><text:span text:style-name="T552_244">distritos</text:span><text:span text:style-name="T552_245"><text:s/></text:span><text:span text:style-name="T552_246">se</text:span><text:span text:style-name="T552_247"><text:s/></text:span><text:span text:style-name="T552_248">encuentran</text:span><text:span text:style-name="T552_249"><text:s/></text:span><text:span text:style-name="T552_250">dentro</text:span><text:span text:style-name="T552_251"><text:s/></text:span><text:span text:style-name="T552_252">del</text:span><text:span text:style-name="T552_253"><text:s/></text:span><text:span text:style-name="T552_254">rango</text:span><text:span text:style-name="T552_255"><text:s/></text:span><text:span text:style-name="T552_256">establecido</text:span><text:span text:style-name="T552_257">.</text:span></text:p>
      <text:p text:style-name="P553"><text:span text:style-name="T553_1">MC</text:span><text:span text:style-name="T553_2"><text:s/>-<text:s/></text:span><text:span text:style-name="T553_3">Nacional</text:span><text:span text:style-name="T553_4"><text:tab/></text:span><text:span text:style-name="T553_5">Sin</text:span><text:span text:style-name="T553_6"><text:s/></text:span><text:span text:style-name="T553_7">observaciones</text:span><text:span text:style-name="T553_8">.<text:tab/></text:span><text:span text:style-name="T553_9">Todos</text:span><text:span text:style-name="T553_10"><text:tab/></text:span><text:span text:style-name="T553_11">Todas</text:span><text:span text:style-name="T553_12"><text:tab/></text:span><text:span text:style-name="T553_13">EL</text:span><text:span text:style-name="T553_14"><text:s/></text:span><text:span text:style-name="T553_15">partido</text:span><text:span text:style-name="T553_16"><text:s/></text:span><text:span text:style-name="T553_17">MC</text:span><text:span text:style-name="T553_18">-</text:span><text:span text:style-name="T553_19">NACIONAL</text:span><text:span text:style-name="T553_20"><text:s/></text:span><text:span text:style-name="T553_21">no</text:span><text:span text:style-name="T553_22"><text:s/></text:span><text:span text:style-name="T553_23">presenta</text:span><text:span text:style-name="T553_24"><text:s/></text:span><text:span text:style-name="T553_25">argumentos</text:span><text:span text:style-name="T553_26"><text:s/></text:span><text:span text:style-name="T553_27">en</text:span><text:span text:style-name="T553_28"><text:s/></text:span><text:span text:style-name="T553_29">torno</text:span><text:span text:style-name="T553_30"><text:s/></text:span><text:span text:style-name="T553_31">a</text:span><text:span text:style-name="T553_32"><text:s/></text:span><text:span text:style-name="T553_33">su</text:span><text:span text:style-name="T553_34"><text:s/></text:span><text:span text:style-name="T553_35">propuesta</text:span><text:span text:style-name="T553_36">.<text:s/></text:span><text:span text:style-name="T553_37">El</text:span><text:span text:style-name="T553_38"><text:s/></text:span><text:span text:style-name="T553_39">análisis</text:span><text:span text:style-name="T553_40"><text:s/></text:span><text:span text:style-name="T553_41">se</text:span><text:span text:style-name="T553_42"><text:s/></text:span><text:span text:style-name="T553_43">realiza</text:span><text:span text:style-name="T553_44"><text:s/></text:span><text:span text:style-name="T553_45">conforme</text:span><text:span text:style-name="T553_46"><text:s/></text:span><text:span text:style-name="T553_47">a</text:span><text:span text:style-name="T553_48"><text:s/></text:span><text:span text:style-name="T553_49">lo</text:span><text:span text:style-name="T553_50"><text:s/></text:span><text:span text:style-name="T553_51">observado</text:span><text:span text:style-name="T553_52"><text:s/></text:span><text:span text:style-name="T553_53">en</text:span><text:span text:style-name="T553_54"><text:s/></text:span><text:span text:style-name="T553_55">el</text:span><text:span text:style-name="T553_56"><text:s/></text:span><text:span text:style-name="T553_57">mapa</text:span><text:span text:style-name="T553_58"><text:s/></text:span><text:span text:style-name="T553_59">y</text:span><text:span text:style-name="T553_60"><text:s/></text:span><text:span text:style-name="T553_61">las</text:span><text:span text:style-name="T553_62"><text:s/></text:span><text:span text:style-name="T553_63">componentes</text:span><text:span text:style-name="T553_64"><text:s/></text:span><text:span text:style-name="T553_65">de</text:span><text:span text:style-name="T553_66"><text:s/></text:span><text:span text:style-name="T553_67">la</text:span><text:span text:style-name="T553_68"><text:s/></text:span><text:span text:style-name="T553_69">función</text:span><text:span text:style-name="T553_70"><text:s/></text:span><text:span text:style-name="T553_71">de</text:span><text:span text:style-name="T553_72"><text:s/></text:span><text:span text:style-name="T553_73">costo</text:span><text:span text:style-name="T553_74">.<text:tab/></text:span><text:span text:style-name="T553_75">El</text:span><text:span text:style-name="T553_76"><text:s/></text:span><text:span text:style-name="T553_77">escenario</text:span><text:span text:style-name="T553_78"><text:s/></text:span><text:span text:style-name="T553_79">propuesto</text:span><text:span text:style-name="T553_80"><text:s/></text:span><text:span text:style-name="T553_81">por</text:span><text:span text:style-name="T553_82"><text:s/></text:span><text:span text:style-name="T553_83">MC</text:span><text:span text:style-name="T553_84">-</text:span><text:span text:style-name="T553_85">NACIONAL</text:span><text:span text:style-name="T553_86"><text:s/></text:span><text:span text:style-name="T553_87">no</text:span><text:span text:style-name="T553_88"><text:s/></text:span><text:span text:style-name="T553_89">se</text:span><text:span text:style-name="T553_90"><text:s/></text:span><text:span text:style-name="T553_91">considera</text:span><text:span text:style-name="T553_92"><text:s/></text:span><text:span text:style-name="T553_93">viable</text:span><text:span text:style-name="T553_94">,<text:s/></text:span><text:span text:style-name="T553_95">ya</text:span><text:span text:style-name="T553_96"><text:s/></text:span><text:span text:style-name="T553_97">que</text:span><text:span text:style-name="T553_98"><text:s/></text:span><text:span text:style-name="T553_99">no</text:span><text:span text:style-name="T553_100"><text:s/></text:span><text:span text:style-name="T553_101">mejora</text:span><text:span text:style-name="T553_102"><text:s/></text:span><text:span text:style-name="T553_103">la</text:span><text:span text:style-name="T553_104"><text:s/></text:span><text:span text:style-name="T553_105">función</text:span><text:span text:style-name="T553_106"><text:s/></text:span><text:span text:style-name="T553_107">de</text:span><text:span text:style-name="T553_108"><text:s/></text:span><text:span text:style-name="T553_109">costo</text:span><text:span text:style-name="T553_110"><text:s/></text:span><text:span text:style-name="T553_111">del</text:span><text:span text:style-name="T553_112"><text:s/></text:span><text:span text:style-name="T553_113">Segundo</text:span><text:span text:style-name="T553_114"><text:s/></text:span><text:span text:style-name="T553_115">escenario</text:span><text:span text:style-name="T553_116"><text:s/></text:span><text:span text:style-name="T553_117">al</text:span><text:span text:style-name="T553_118"><text:s/></text:span><text:span text:style-name="T553_119">obtener</text:span><text:span text:style-name="T553_120"><text:s/></text:span><text:span text:style-name="T553_121">un</text:span><text:span text:style-name="T553_122"><text:s/></text:span><text:span text:style-name="T553_123">valor</text:span><text:span text:style-name="T553_124"><text:s/></text:span><text:span text:style-name="T553_125">de</text:span><text:span text:style-name="T553_126"><text:s/>34.58559591<text:s/></text:span><text:span text:style-name="T553_127">por</text:span><text:span text:style-name="T553_128"><text:s/></text:span><text:span text:style-name="T553_129">arriba</text:span><text:span text:style-name="T553_130"><text:s/></text:span><text:span text:style-name="T553_131">del</text:span><text:span text:style-name="T553_132"><text:s/></text:span><text:span text:style-name="T553_133">valor</text:span><text:span text:style-name="T553_134"><text:s/></text:span><text:span text:style-name="T553_135">del</text:span><text:span text:style-name="T553_136"><text:s/></text:span><text:span text:style-name="T553_137">segundo</text:span><text:span text:style-name="T553_138"><text:s/></text:span><text:span text:style-name="T553_139">escenario</text:span><text:span text:style-name="T553_140"><text:s/></text:span><text:span text:style-name="T553_141">que</text:span><text:span text:style-name="T553_142"><text:s/></text:span><text:span text:style-name="T553_143">es</text:span><text:span text:style-name="T553_144"><text:s/></text:span><text:span text:style-name="T553_145">de</text:span><text:span text:style-name="T553_146"><text:s/>34.19097441;<text:s/></text:span><text:span text:style-name="T553_147">de</text:span><text:span text:style-name="T553_148"><text:s/></text:span><text:span text:style-name="T553_149">los</text:span><text:span text:style-name="T553_150"><text:s/></text:span><text:span text:style-name="T553_151">cuatro</text:span><text:span text:style-name="T553_152"><text:s/></text:span><text:span text:style-name="T553_153">componentes</text:span><text:span text:style-name="T553_154"><text:s/></text:span><text:span text:style-name="T553_155">de</text:span><text:span text:style-name="T553_156"><text:s/></text:span><text:span text:style-name="T553_157">la</text:span><text:span text:style-name="T553_158"><text:s/></text:span><text:span text:style-name="T553_159">función</text:span><text:span text:style-name="T553_160"><text:s/></text:span><text:span text:style-name="T553_161">de</text:span><text:span text:style-name="T553_162"><text:s/></text:span><text:span text:style-name="T553_163">costo</text:span><text:span text:style-name="T553_164">,<text:s/></text:span><text:span text:style-name="T553_165">solo</text:span><text:span text:style-name="T553_166"><text:s/></text:span><text:span text:style-name="T553_167">mejora</text:span><text:span text:style-name="T553_168"><text:s/></text:span><text:span text:style-name="T553_169">la</text:span><text:span text:style-name="T553_170"><text:s/></text:span><text:span text:style-name="T553_171">población</text:span><text:span text:style-name="T553_172">.<text:s/></text:span><text:span text:style-name="T553_173">Cumple</text:span><text:span text:style-name="T553_174"><text:s/></text:span><text:span text:style-name="T553_175">en</text:span><text:span text:style-name="T553_176"><text:s/></text:span><text:span text:style-name="T553_177">lo</text:span><text:span text:style-name="T553_178"><text:s/></text:span><text:span text:style-name="T553_179">general</text:span><text:span text:style-name="T553_180"><text:s/></text:span><text:span text:style-name="T553_181">con</text:span><text:span text:style-name="T553_182"><text:s/></text:span><text:span text:style-name="T553_183">los</text:span><text:span text:style-name="T553_184"><text:s/></text:span><text:span text:style-name="T553_185">criterios</text:span><text:span text:style-name="T553_186"><text:s/></text:span><text:span text:style-name="T553_187">y</text:span><text:span text:style-name="T553_188"><text:s/></text:span><text:span text:style-name="T553_189">no</text:span><text:span text:style-name="T553_190"><text:s/></text:span><text:span text:style-name="T553_191">rompe</text:span><text:span text:style-name="T553_192"><text:s/></text:span><text:span text:style-name="T553_193">procesos</text:span><text:span text:style-name="T553_194">,<text:s/></text:span><text:span text:style-name="T553_195">además</text:span><text:span text:style-name="T553_196"><text:s/></text:span><text:span text:style-name="T553_197">que</text:span><text:span text:style-name="T553_198"><text:s/></text:span><text:span text:style-name="T553_199">los</text:span><text:span text:style-name="T553_200"><text:s/></text:span><text:span text:style-name="T553_201">distritos</text:span><text:span text:style-name="T553_202"><text:s/></text:span><text:span text:style-name="T553_203">se</text:span><text:span text:style-name="T553_204"><text:s/></text:span><text:span text:style-name="T553_205">encuentran</text:span><text:span text:style-name="T553_206"><text:s/></text:span><text:span text:style-name="T553_207">dentro</text:span><text:span text:style-name="T553_208"><text:s/></text:span><text:span text:style-name="T553_209">del</text:span><text:span text:style-name="T553_210"><text:s/></text:span><text:span text:style-name="T553_211">rango</text:span><text:span text:style-name="T553_212"><text:s/></text:span><text:span text:style-name="T553_213">establecido</text:span><text:span text:style-name="T553_214">.</text:span></text:p>
      <text:p text:style-name="P554"><text:span text:style-name="T554_1">PAN</text:span><text:span text:style-name="T554_2"><text:s/>-<text:s/></text:span><text:span text:style-name="T554_3">CLV</text:span><text:span text:style-name="T554_4"><text:tab/></text:span></text:p>
      <text:p text:style-name="P555"/>
      <text:p text:style-name="P556"><text:span text:style-name="T556_1">REUNIÓN</text:span><text:span text:style-name="T556_2"><text:s/></text:span><text:span text:style-name="T556_3">DE</text:span><text:span text:style-name="T556_4"><text:s/></text:span><text:span text:style-name="T556_5">TRABAJO</text:span></text:p>
      <text:p text:style-name="P557"/>
      <text:p text:style-name="P558"><text:span text:style-name="T558_1">DE</text:span><text:span text:style-name="T558_2"><text:s/></text:span><text:span text:style-name="T558_3">LA</text:span><text:span text:style-name="T558_4"><text:s/></text:span><text:span text:style-name="T558_5">COMISIÓN</text:span><text:span text:style-name="T558_6"><text:s/></text:span><text:span text:style-name="T558_7">LOCAL</text:span><text:span text:style-name="T558_8"><text:s/></text:span><text:span text:style-name="T558_9">DE</text:span><text:span text:style-name="T558_10"><text:s/></text:span><text:span text:style-name="T558_11">VIGILANCIA</text:span></text:p>
      <text:p text:style-name="P559"/>
      <text:p text:style-name="P560"><text:span text:style-name="T560_1">SOBRE</text:span><text:span text:style-name="T560_2"><text:s/></text:span><text:span text:style-name="T560_3">EL</text:span><text:span text:style-name="T560_4"><text:s/></text:span><text:span text:style-name="T560_5">SEGUNDO</text:span><text:span text:style-name="T560_6"><text:s/></text:span><text:span text:style-name="T560_7">ESCENARIO</text:span><text:span text:style-name="T560_8"><text:s/></text:span><text:span text:style-name="T560_9">DE</text:span></text:p>
      <text:p text:style-name="P561"/>
      <text:p text:style-name="P562"><text:span text:style-name="T562_1">REDISTRITACIÓN</text:span><text:span text:style-name="T562_2"><text:s/>2013.</text:span></text:p>
      <text:p text:style-name="P563"/>
      <text:p text:style-name="P564"><text:span text:style-name="T564_1"><text:s/></text:span></text:p>
      <text:p text:style-name="P565"/>
      <text:p text:style-name="P566"><text:span text:style-name="T566_1"><text:s/></text:span></text:p>
      <text:p text:style-name="P567"/>
      <text:p text:style-name="P568"><text:span text:style-name="T568_1">EN</text:span><text:span text:style-name="T568_2"><text:s/></text:span><text:span text:style-name="T568_3">LA</text:span><text:span text:style-name="T568_4"><text:s/></text:span><text:span text:style-name="T568_5">REUNIÓN</text:span><text:span text:style-name="T568_6"><text:s/></text:span><text:span text:style-name="T568_7">DE</text:span><text:span text:style-name="T568_8"><text:s/></text:span><text:span text:style-name="T568_9">TRABAJO</text:span><text:span text:style-name="T568_10"><text:s/></text:span><text:span text:style-name="T568_11">REALIZADA</text:span><text:span text:style-name="T568_12"><text:s/></text:span><text:span text:style-name="T568_13">POR</text:span><text:span text:style-name="T568_14"><text:s/></text:span><text:span text:style-name="T568_15">LA</text:span><text:span text:style-name="T568_16"><text:s/></text:span><text:span text:style-name="T568_17">COMISIÓN</text:span><text:span text:style-name="T568_18"><text:s/></text:span><text:span text:style-name="T568_19">LOCAL</text:span><text:span text:style-name="T568_20"><text:s/></text:span><text:span text:style-name="T568_21">DE</text:span><text:span text:style-name="T568_22"><text:s/></text:span><text:span text:style-name="T568_23">VIGILANCIA</text:span><text:span text:style-name="T568_24"><text:s/></text:span><text:span text:style-name="T568_25">DE</text:span><text:span text:style-name="T568_26"><text:s/></text:span><text:span text:style-name="T568_27">FECHA</text:span><text:span text:style-name="T568_28"><text:s/>24<text:s/></text:span><text:span text:style-name="T568_29">DE</text:span><text:span text:style-name="T568_30"><text:s/></text:span><text:span text:style-name="T568_31">SEPTIEMBRE</text:span><text:span text:style-name="T568_32"><text:s/></text:span><text:span text:style-name="T568_33">DE</text:span><text:span text:style-name="T568_34"><text:s/>2013,<text:s/></text:span><text:span text:style-name="T568_35">INTEGRADA</text:span><text:span text:style-name="T568_36"><text:s/></text:span><text:span text:style-name="T568_37">POR</text:span><text:span text:style-name="T568_38"><text:s/></text:span><text:span text:style-name="T568_39">EL</text:span><text:span text:style-name="T568_40"><text:s/></text:span><text:span text:style-name="T568_41">MAESTRO</text:span><text:span text:style-name="T568_42"><text:s/></text:span><text:span text:style-name="T568_43">ROGELIO</text:span><text:span text:style-name="T568_44"><text:s/></text:span><text:span text:style-name="T568_45">ARTURO</text:span><text:span text:style-name="T568_46"><text:s/></text:span><text:span text:style-name="T568_47">CASTILLO</text:span><text:span text:style-name="T568_48"><text:s/></text:span><text:span text:style-name="T568_49">BETANCOURT</text:span><text:span text:style-name="T568_50">,<text:s/></text:span><text:span text:style-name="T568_51">VOCAL</text:span><text:span text:style-name="T568_52"><text:s/></text:span><text:span text:style-name="T568_53">ESTATAL</text:span><text:span text:style-name="T568_54"><text:s/></text:span><text:span text:style-name="T568_55">DEL</text:span><text:span text:style-name="T568_56"><text:s/></text:span><text:span text:style-name="T568_57">REGISTRO</text:span><text:span text:style-name="T568_58"><text:s/></text:span><text:span text:style-name="T568_59">FEDERAL</text:span><text:span text:style-name="T568_60"><text:s/></text:span><text:span text:style-name="T568_61">DE</text:span><text:span text:style-name="T568_62"><text:s/></text:span><text:span text:style-name="T568_63">ELECTORES</text:span><text:span text:style-name="T568_64"><text:s/></text:span><text:span text:style-name="T568_65">Y</text:span><text:span text:style-name="T568_66"><text:s/></text:span><text:span text:style-name="T568_67">PRESIDENTE</text:span><text:span text:style-name="T568_68"><text:s/></text:span><text:span text:style-name="T568_69">DE</text:span><text:span text:style-name="T568_70"><text:s/></text:span><text:span text:style-name="T568_71">LA</text:span><text:span text:style-name="T568_72"><text:s/></text:span><text:span text:style-name="T568_73">COMISIÓN</text:span><text:span text:style-name="T568_74"><text:s/></text:span><text:span text:style-name="T568_75">LOCAL</text:span><text:span text:style-name="T568_76"><text:s/></text:span><text:span text:style-name="T568_77">DE</text:span><text:span text:style-name="T568_78"><text:s/></text:span><text:span text:style-name="T568_79">VIGILANCIA</text:span><text:span text:style-name="T568_80">;<text:s/></text:span><text:span text:style-name="T568_81">LICENCIADO</text:span><text:span text:style-name="T568_82"><text:s/></text:span><text:span text:style-name="T568_83">DANIEL</text:span><text:span text:style-name="T568_84"><text:s/></text:span><text:span text:style-name="T568_85">VERGARA</text:span><text:span text:style-name="T568_86"><text:s/></text:span><text:span text:style-name="T568_87">GUZMÁN</text:span><text:span text:style-name="T568_88">,<text:s/></text:span><text:span text:style-name="T568_89">REPRESENTANTE</text:span><text:span text:style-name="T568_90"><text:s/></text:span><text:span text:style-name="T568_91">SUPLENTE</text:span><text:span text:style-name="T568_92"><text:s/></text:span><text:span text:style-name="T568_93">DEL</text:span><text:span text:style-name="T568_94"><text:s/></text:span><text:span text:style-name="T568_95">PARTIDO</text:span><text:span text:style-name="T568_96"><text:s/></text:span><text:span text:style-name="T568_97">ACCIÓN</text:span><text:span text:style-name="T568_98"><text:s/></text:span><text:span text:style-name="T568_99">NACIONAL</text:span><text:span text:style-name="T568_100">;<text:s/></text:span><text:span text:style-name="T568_101">DOCTOR</text:span><text:span text:style-name="T568_102"><text:s/></text:span><text:span text:style-name="T568_103">GUILLERMO</text:span><text:span text:style-name="T568_104"><text:s/></text:span><text:span text:style-name="T568_105">MACÍAS</text:span><text:span text:style-name="T568_106"><text:s/></text:span><text:span text:style-name="T568_107">LARA</text:span><text:span text:style-name="T568_108">;<text:s/></text:span><text:span text:style-name="T568_109">REPRESENTANTE</text:span><text:span text:style-name="T568_110"><text:s/></text:span><text:span text:style-name="T568_111">SUPLENTE</text:span><text:span text:style-name="T568_112"><text:s/></text:span><text:span text:style-name="T568_113">DEL</text:span><text:span text:style-name="T568_114"><text:s/></text:span><text:span text:style-name="T568_115">PARTIDO</text:span><text:span text:style-name="T568_116"><text:s/></text:span><text:span text:style-name="T568_117">REVOLUCIONARIO</text:span><text:span text:style-name="T568_118"><text:s/></text:span><text:span text:style-name="T568_119">INSTITUCIONAL</text:span><text:span text:style-name="T568_120">;<text:s/></text:span><text:span text:style-name="T568_121">INGENIERO</text:span><text:span text:style-name="T568_122"><text:s/></text:span><text:span text:style-name="T568_123">EXIQUIO</text:span><text:span text:style-name="T568_124"><text:s/></text:span><text:span text:style-name="T568_125">ALEJANDRO</text:span><text:span text:style-name="T568_126"><text:s/></text:span><text:span text:style-name="T568_127">NAVA</text:span><text:span text:style-name="T568_128"><text:s/></text:span><text:span text:style-name="T568_129">GÓMEZ</text:span><text:span text:style-name="T568_130">,<text:s/></text:span><text:span text:style-name="T568_131">REPRESENTANTE</text:span><text:span text:style-name="T568_132"><text:s/></text:span><text:span text:style-name="T568_133">PROPIETARIO</text:span><text:span text:style-name="T568_134"><text:s/></text:span><text:span text:style-name="T568_135">DEL</text:span><text:span text:style-name="T568_136"><text:s/></text:span><text:span text:style-name="T568_137">PARTIDO</text:span><text:span text:style-name="T568_138"><text:s/></text:span><text:span text:style-name="T568_139">DE</text:span><text:span text:style-name="T568_140"><text:s/></text:span><text:span text:style-name="T568_141">LA</text:span><text:span text:style-name="T568_142"><text:s/></text:span><text:span text:style-name="T568_143">REVOLUCIÓN</text:span><text:span text:style-name="T568_144"><text:s/></text:span><text:span text:style-name="T568_145">DEMOCRÁTICA</text:span><text:span text:style-name="T568_146">;<text:s text:c="2"/></text:span><text:span text:style-name="T568_147">INGENIERO</text:span><text:span text:style-name="T568_148"><text:s/></text:span><text:span text:style-name="T568_149">MISAEL</text:span><text:span text:style-name="T568_150"><text:s/></text:span><text:span text:style-name="T568_151">MENDOZA</text:span><text:span text:style-name="T568_152"><text:s/></text:span><text:span text:style-name="T568_153">RODRÍGUEZ</text:span><text:span text:style-name="T568_154">;<text:s/></text:span><text:span text:style-name="T568_155">REPRESENTANTE</text:span><text:span text:style-name="T568_156"><text:s text:c="2"/></text:span><text:span text:style-name="T568_157">SUPLENTE</text:span><text:span text:style-name="T568_158"><text:s/></text:span><text:span text:style-name="T568_159">DEL</text:span><text:span text:style-name="T568_160"><text:s/></text:span><text:span text:style-name="T568_161">PARTIDO</text:span><text:span text:style-name="T568_162"><text:s/></text:span><text:span text:style-name="T568_163">DEL</text:span><text:span text:style-name="T568_164"><text:s/></text:span><text:span text:style-name="T568_165">TRABAJO</text:span><text:span text:style-name="T568_166">;<text:s/></text:span><text:span text:style-name="T568_167">LICENCIADO</text:span><text:span text:style-name="T568_168"><text:s/></text:span><text:span text:style-name="T568_169">SALVADOR</text:span><text:span text:style-name="T568_170"><text:s/></text:span><text:span text:style-name="T568_171">PAREDES</text:span><text:span text:style-name="T568_172"><text:s/></text:span><text:span text:style-name="T568_173">RODRÍGUEZ</text:span><text:span text:style-name="T568_174">,<text:s/></text:span><text:span text:style-name="T568_175">REPRESENTANTE</text:span><text:span text:style-name="T568_176"><text:s/></text:span><text:span text:style-name="T568_177">PROPIETARIO</text:span><text:span text:style-name="T568_178"><text:s/></text:span><text:span text:style-name="T568_179">DEL</text:span><text:span text:style-name="T568_180"><text:s/></text:span><text:span text:style-name="T568_181">PARTIDO</text:span><text:span text:style-name="T568_182"><text:s/></text:span><text:span text:style-name="T568_183">VERDE</text:span><text:span text:style-name="T568_184"><text:s/></text:span><text:span text:style-name="T568_185">ECOLOGISTA</text:span><text:span text:style-name="T568_186"><text:s/></text:span><text:span text:style-name="T568_187">DE</text:span><text:span text:style-name="T568_188"><text:s/></text:span><text:span text:style-name="T568_189">MéXICO</text:span><text:span text:style-name="T568_190">;<text:s/></text:span><text:span text:style-name="T568_191">L</text:span><text:span text:style-name="T568_192">.</text:span><text:span text:style-name="T568_193">C</text:span><text:span text:style-name="T568_194">.</text:span><text:span text:style-name="T568_195">P</text:span><text:span text:style-name="T568_196">.<text:s/></text:span><text:span text:style-name="T568_197">JOSÉ</text:span><text:span text:style-name="T568_198"><text:s/></text:span><text:span text:style-name="T568_199">JAIME</text:span><text:span text:style-name="T568_200"><text:s/></text:span><text:span text:style-name="T568_201">AYALA</text:span><text:span text:style-name="T568_202"><text:s/></text:span><text:span text:style-name="T568_203">PONCE</text:span><text:span text:style-name="T568_204">,<text:s/></text:span><text:span text:style-name="T568_205">REPRESENTANTE</text:span><text:span text:style-name="T568_206"><text:s/></text:span><text:span text:style-name="T568_207">PROPIETARIO</text:span><text:span text:style-name="T568_208"><text:s/></text:span><text:span text:style-name="T568_209">DEL</text:span><text:span text:style-name="T568_210"><text:s/></text:span><text:span text:style-name="T568_211">PARTIDO</text:span><text:span text:style-name="T568_212"><text:s/></text:span><text:span text:style-name="T568_213">MOVIMIENTO</text:span><text:span text:style-name="T568_214"><text:s/></text:span><text:span text:style-name="T568_215">CIUDADANO</text:span><text:span text:style-name="T568_216">;<text:s/></text:span><text:span text:style-name="T568_217">LICENCIADO</text:span><text:span text:style-name="T568_218"><text:s/></text:span><text:span text:style-name="T568_219">RAFAEL</text:span><text:span text:style-name="T568_220"><text:s/></text:span><text:span text:style-name="T568_221">CURIEL</text:span><text:span text:style-name="T568_222"><text:s/></text:span><text:span text:style-name="T568_223">ESTRADA</text:span><text:span text:style-name="T568_224">,<text:s/></text:span><text:span text:style-name="T568_225">REPRESENTANTE</text:span><text:span text:style-name="T568_226"><text:s/></text:span><text:span text:style-name="T568_227">PROPIETARIO</text:span><text:span text:style-name="T568_228"><text:s/></text:span><text:span text:style-name="T568_229">DEL</text:span><text:span text:style-name="T568_230"><text:s/></text:span><text:span text:style-name="T568_231">PARTIDO</text:span><text:span text:style-name="T568_232"><text:s/></text:span><text:span text:style-name="T568_233">NUEVA</text:span><text:span text:style-name="T568_234"><text:s/></text:span><text:span text:style-name="T568_235">ALIANZA</text:span><text:span text:style-name="T568_236">;<text:s/></text:span><text:span text:style-name="T568_237">LICENCIADA</text:span><text:span text:style-name="T568_238"><text:s/></text:span><text:span text:style-name="T568_239">SARA</text:span><text:span text:style-name="T568_240"><text:s/></text:span><text:span text:style-name="T568_241">FRANCISCA</text:span><text:span text:style-name="T568_242"><text:s/></text:span><text:span text:style-name="T568_243">NAVARRETE</text:span><text:span text:style-name="T568_244"><text:s/></text:span><text:span text:style-name="T568_245">BRAVO</text:span><text:span text:style-name="T568_246">,<text:s/></text:span><text:span text:style-name="T568_247">SECRETARIA</text:span><text:span text:style-name="T568_248"><text:s/></text:span><text:span text:style-name="T568_249">DE</text:span><text:span text:style-name="T568_250"><text:s/></text:span><text:span text:style-name="T568_251">LA</text:span><text:span text:style-name="T568_252"><text:s/></text:span><text:span text:style-name="T568_253">COMISIÓN</text:span><text:span text:style-name="T568_254"><text:s/></text:span><text:span text:style-name="T568_255">LOCAL</text:span><text:span text:style-name="T568_256"><text:s/></text:span><text:span text:style-name="T568_257">DE</text:span><text:span text:style-name="T568_258"><text:s/></text:span><text:span text:style-name="T568_259">VIGILANCIA</text:span><text:span text:style-name="T568_260">,<text:s/></text:span><text:span text:style-name="T568_261">ASIMISMO</text:span><text:span text:style-name="T568_262"><text:s/></text:span><text:span text:style-name="T568_263">SE</text:span><text:span text:style-name="T568_264"><text:s/></text:span><text:span text:style-name="T568_265">CONTÓ</text:span><text:span text:style-name="T568_266"><text:s/></text:span><text:span text:style-name="T568_267">CON</text:span><text:span text:style-name="T568_268"><text:s/></text:span><text:span text:style-name="T568_269">LA</text:span><text:span text:style-name="T568_270"><text:s/></text:span><text:span text:style-name="T568_271">PRESENCIA</text:span><text:span text:style-name="T568_272"><text:s/></text:span><text:span text:style-name="T568_273">DE</text:span><text:span text:style-name="T568_274"><text:s/></text:span><text:span text:style-name="T568_275">LA</text:span><text:span text:style-name="T568_276"><text:s/></text:span><text:span text:style-name="T568_277">GEÓGRAFA</text:span><text:span text:style-name="T568_278"><text:s/></text:span><text:span text:style-name="T568_279">MARÍA</text:span><text:span text:style-name="T568_280"><text:s/></text:span><text:span text:style-name="T568_281">DE</text:span><text:span text:style-name="T568_282"><text:s/></text:span><text:span text:style-name="T568_283">LOS</text:span><text:span text:style-name="T568_284"><text:s/></text:span><text:span text:style-name="T568_285">DOLORES</text:span><text:span text:style-name="T568_286"><text:s/></text:span><text:span text:style-name="T568_287">GUETA</text:span><text:span text:style-name="T568_288"><text:s/></text:span><text:span text:style-name="T568_289">FLORES</text:span><text:span text:style-name="T568_290">,<text:s text:c="2"/></text:span><text:span text:style-name="T568_291">Y</text:span><text:span text:style-name="T568_292"><text:s/></text:span><text:span text:style-name="T568_293">EN</text:span><text:span text:style-name="T568_294"><text:s/></text:span><text:span text:style-name="T568_295">LA</text:span><text:span text:style-name="T568_296"><text:s/></text:span><text:span text:style-name="T568_297">QUE</text:span><text:span text:style-name="T568_298"><text:s/></text:span><text:span text:style-name="T568_299">DE</text:span><text:span text:style-name="T568_300"><text:s/></text:span><text:span text:style-name="T568_301">MANERA</text:span><text:span text:style-name="T568_302"><text:s/></text:span><text:span text:style-name="T568_303">UNÁNIME</text:span><text:span text:style-name="T568_304"><text:s/></text:span><text:span text:style-name="T568_305">SE</text:span><text:span text:style-name="T568_306"><text:s/></text:span><text:span text:style-name="T568_307">ACORDÓ</text:span><text:span text:style-name="T568_308"><text:s/></text:span><text:span text:style-name="T568_309">QUE</text:span><text:span text:style-name="T568_310"><text:s/></text:span><text:span text:style-name="T568_311">ESTE</text:span><text:span text:style-name="T568_312"><text:s/></text:span><text:span text:style-name="T568_313">ESCENARIO</text:span><text:span text:style-name="T568_314"><text:s/></text:span><text:span text:style-name="T568_315">ES</text:span><text:span text:style-name="T568_316"><text:s/></text:span><text:span text:style-name="T568_317">EL</text:span><text:span text:style-name="T568_318"><text:s/></text:span><text:span text:style-name="T568_319">MEJOR</text:span><text:span text:style-name="T568_320">,<text:s/></text:span><text:span text:style-name="T568_321">PARA</text:span><text:span text:style-name="T568_322"><text:s/></text:span><text:span text:style-name="T568_323">JALISCO</text:span><text:span text:style-name="T568_324">,<text:s/></text:span><text:span text:style-name="T568_325">RESULTANDO</text:span><text:span text:style-name="T568_326"><text:s/></text:span><text:span text:style-name="T568_327">LAS</text:span><text:span text:style-name="T568_328"><text:s/></text:span><text:span text:style-name="T568_329">SIGUIENTES</text:span><text:span text:style-name="T568_330"><text:s/></text:span><text:span text:style-name="T568_331">PROPUESTAS</text:span><text:span text:style-name="T568_332"><text:s/></text:span><text:span text:style-name="T568_333">Y</text:span><text:span text:style-name="T568_334"><text:s/></text:span><text:span text:style-name="T568_335">ADECUACIONES</text:span><text:span text:style-name="T568_336"><text:s/></text:span><text:span text:style-name="T568_337">TANTO</text:span><text:span text:style-name="T568_338"><text:s/></text:span><text:span text:style-name="T568_339">EN</text:span><text:span text:style-name="T568_340"><text:s/></text:span><text:span text:style-name="T568_341">LA</text:span><text:span text:style-name="T568_342"><text:s/></text:span><text:span text:style-name="T568_343">ZONA</text:span><text:span text:style-name="T568_344"><text:s/></text:span><text:span text:style-name="T568_345">METROPOLITANA</text:span><text:span text:style-name="T568_346"><text:s/></text:span><text:span text:style-name="T568_347">DE</text:span><text:span text:style-name="T568_348"><text:s/></text:span><text:span text:style-name="T568_349">GUADALAJARA</text:span><text:span text:style-name="T568_350"><text:s/></text:span><text:span text:style-name="T568_351">Y</text:span><text:span text:style-name="T568_352"><text:s/></text:span><text:span text:style-name="T568_353">ZAPOPAN</text:span><text:span text:style-name="T568_354">,<text:s/></text:span><text:span text:style-name="T568_355">COMO</text:span><text:span text:style-name="T568_356"><text:s/></text:span><text:span text:style-name="T568_357">EN</text:span><text:span text:style-name="T568_358"><text:s/></text:span><text:span text:style-name="T568_359">LA</text:span><text:span text:style-name="T568_360"><text:s/></text:span><text:span text:style-name="T568_361">ZONA</text:span><text:span text:style-name="T568_362"><text:s/></text:span><text:span text:style-name="T568_363">FORÁNEA</text:span><text:span text:style-name="T568_364">.</text:span></text:p>
      <text:p text:style-name="P569"/>
      <text:p text:style-name="P570"><text:span text:style-name="T570_1">PROPUESTAS</text:span><text:span text:style-name="T570_2"><text:s/></text:span><text:span text:style-name="T570_3">Y</text:span><text:span text:style-name="T570_4"><text:s/></text:span><text:span text:style-name="T570_5">ADECUACIONES</text:span></text:p>
      <text:p text:style-name="P571"/>
      <text:p text:style-name="P572"><text:span text:style-name="T572_1">EN</text:span><text:span text:style-name="T572_2"><text:s/></text:span><text:span text:style-name="T572_3">LA</text:span><text:span text:style-name="T572_4"><text:s/></text:span><text:span text:style-name="T572_5">ZONA</text:span><text:span text:style-name="T572_6"><text:s/></text:span><text:span text:style-name="T572_7">METROPOLITANA</text:span><text:span text:style-name="T572_8">.</text:span></text:p>
      <text:p text:style-name="P573"/>
      <text:p text:style-name="P574"><text:span text:style-name="T574_1"><text:s/></text:span></text:p>
      <text:p text:style-name="P575"/>
      <text:p text:style-name="P576"><text:span text:style-name="T576_1">PRIMERA</text:span><text:span text:style-name="T576_2">.-<text:s/></text:span><text:span text:style-name="T576_3">SE</text:span><text:span text:style-name="T576_4"><text:s/></text:span><text:span text:style-name="T576_5">PROPONE</text:span><text:span text:style-name="T576_6"><text:s/></text:span><text:span text:style-name="T576_7">EFECTUAR</text:span><text:span text:style-name="T576_8"><text:s/></text:span><text:span text:style-name="T576_9">LAS</text:span><text:span text:style-name="T576_10"><text:s/></text:span><text:span text:style-name="T576_11">SIGUIENTES</text:span><text:span text:style-name="T576_12"><text:s text:c="2"/></text:span><text:span text:style-name="T576_13">ADECUACIONES</text:span><text:span text:style-name="T576_14"><text:s/></text:span><text:span text:style-name="T576_15">EN</text:span><text:span text:style-name="T576_16"><text:s/></text:span><text:span text:style-name="T576_17">LA</text:span><text:span text:style-name="T576_18"><text:s/></text:span><text:span text:style-name="T576_19">ZONA</text:span><text:span text:style-name="T576_20"><text:s/></text:span><text:span text:style-name="T576_21">METROPOLITANA</text:span><text:span text:style-name="T576_22"><text:s/></text:span><text:span text:style-name="T576_23">DE</text:span><text:span text:style-name="T576_24"><text:s/></text:span><text:span text:style-name="T576_25">GUADALAJARA</text:span><text:span text:style-name="T576_26"><text:s/></text:span><text:span text:style-name="T576_27">RESPECTO</text:span><text:span text:style-name="T576_28"><text:s/></text:span><text:span text:style-name="T576_29">DE</text:span><text:span text:style-name="T576_30"><text:s/></text:span><text:span text:style-name="T576_31">LAS</text:span><text:span text:style-name="T576_32"><text:s/></text:span><text:span text:style-name="T576_33">SIGUIENTES</text:span><text:span text:style-name="T576_34"><text:s/></text:span><text:span text:style-name="T576_35">SECCIONES</text:span><text:span text:style-name="T576_36">:</text:span></text:p>
      <text:p text:style-name="P577"/>
      <text:p text:style-name="P578"><text:span text:style-name="T578_1"><text:s/></text:span></text:p>
      <text:p text:style-name="P579"/>
      <text:p text:style-name="P580"><text:span text:style-name="T580_1">SECCIONES</text:span></text:p>
      <text:p text:style-name="P581"><text:span text:style-name="T581_1"><text:tab/></text:span></text:p>
      <text:p text:style-name="P582"/>
      <text:p text:style-name="P583"><text:span text:style-name="T583_1"><text:s/></text:span></text:p>
      <text:p text:style-name="P584"/>
      <text:p text:style-name="P585"><text:span text:style-name="T585_1"><text:s/></text:span></text:p>
      <text:p text:style-name="P586"><text:span text:style-name="T586_1"><text:tab/></text:span></text:p>
      <text:p text:style-name="P587"/>
      <text:p text:style-name="P588"><text:span text:style-name="T588_1">GUADALAJARA</text:span></text:p>
      <text:p text:style-name="P589"><text:span text:style-name="T589_1"><text:tab/></text:span></text:p>
      <text:p text:style-name="P590"/>
      <text:p text:style-name="P591"><text:span text:style-name="T591_1"><text:s/></text:span></text:p>
      <text:p text:style-name="P592"/>
      <text:p text:style-name="P593"><text:span text:style-name="T593_1">1309</text:span></text:p>
      <text:p text:style-name="P594"><text:span text:style-name="T594_1"><text:tab/></text:span></text:p>
      <text:p text:style-name="P595"/>
      <text:p text:style-name="P596"><text:span text:style-name="T596_1">SE</text:span><text:span text:style-name="T596_2"><text:s/></text:span><text:span text:style-name="T596_3">MUEVE</text:span><text:span text:style-name="T596_4"><text:s/></text:span><text:span text:style-name="T596_5">DEL</text:span><text:span text:style-name="T596_6"><text:s/></text:span><text:span text:style-name="T596_7">DTTO</text:span><text:span text:style-name="T596_8"><text:s/></text:span><text:span text:style-name="T596_9">VERDE</text:span><text:span text:style-name="T596_10"><text:s/>"</text:span><text:span text:style-name="T596_11">B</text:span><text:span text:style-name="T596_12">"<text:s/></text:span><text:span text:style-name="T596_13">AL</text:span><text:span text:style-name="T596_14"><text:s/></text:span><text:span text:style-name="T596_15">DTTO</text:span><text:span text:style-name="T596_16"><text:s/></text:span><text:span text:style-name="T596_17">AZUL</text:span><text:span text:style-name="T596_18"><text:s/></text:span><text:span text:style-name="T596_19">MARINO</text:span><text:span text:style-name="T596_20"><text:s/>"</text:span><text:span text:style-name="T596_21">A</text:span><text:span text:style-name="T596_22">"</text:span></text:p>
      <text:p text:style-name="P597"><text:span text:style-name="T597_1"><text:tab/></text:span></text:p>
      <text:p text:style-name="P598"/>
      <text:p text:style-name="P599"><text:span text:style-name="T599_1"><text:s/></text:span></text:p>
      <text:p text:style-name="P600"/>
      <text:p text:style-name="P601"><text:span text:style-name="T601_1">1350</text:span></text:p>
      <text:p text:style-name="P602"><text:span text:style-name="T602_1"><text:tab/></text:span></text:p>
      <text:p text:style-name="P603"/>
      <text:p text:style-name="P604"><text:span text:style-name="T604_1">SE</text:span><text:span text:style-name="T604_2"><text:s/></text:span><text:span text:style-name="T604_3">MUEVE</text:span><text:span text:style-name="T604_4"><text:s/></text:span><text:span text:style-name="T604_5">DEL</text:span><text:span text:style-name="T604_6"><text:s/></text:span><text:span text:style-name="T604_7">DTTO</text:span><text:span text:style-name="T604_8"><text:s/></text:span><text:span text:style-name="T604_9">VERDE</text:span><text:span text:style-name="T604_10"><text:s/>"</text:span><text:span text:style-name="T604_11">B</text:span><text:span text:style-name="T604_12">"<text:s/></text:span><text:span text:style-name="T604_13">AL</text:span><text:span text:style-name="T604_14"><text:s/></text:span><text:span text:style-name="T604_15">DTTO</text:span><text:span text:style-name="T604_16"><text:s/></text:span><text:span text:style-name="T604_17">AZUL</text:span><text:span text:style-name="T604_18"><text:s/></text:span><text:span text:style-name="T604_19">MARINO</text:span><text:span text:style-name="T604_20"><text:s/>"</text:span><text:span text:style-name="T604_21">A</text:span><text:span text:style-name="T604_22">"</text:span></text:p>
      <text:p text:style-name="P605"><text:span text:style-name="T605_1"><text:tab/></text:span></text:p>
      <text:p text:style-name="P606"/>
      <text:p text:style-name="P607"><text:span text:style-name="T607_1"><text:s/></text:span></text:p>
      <text:p text:style-name="P608"/>
      <text:p text:style-name="P609"><text:span text:style-name="T609_1">1351</text:span></text:p>
      <text:p text:style-name="P610"><text:span text:style-name="T610_1"><text:tab/></text:span></text:p>
      <text:p text:style-name="P611"/>
      <text:p text:style-name="P612"><text:span text:style-name="T612_1">SE</text:span><text:span text:style-name="T612_2"><text:s/></text:span><text:span text:style-name="T612_3">MUEVE</text:span><text:span text:style-name="T612_4"><text:s/></text:span><text:span text:style-name="T612_5">DEL</text:span><text:span text:style-name="T612_6"><text:s/></text:span><text:span text:style-name="T612_7">DTTO</text:span><text:span text:style-name="T612_8"><text:s/></text:span><text:span text:style-name="T612_9">VERDE</text:span><text:span text:style-name="T612_10"><text:s/>"</text:span><text:span text:style-name="T612_11">B</text:span><text:span text:style-name="T612_12">"<text:s/></text:span><text:span text:style-name="T612_13">AL</text:span><text:span text:style-name="T612_14"><text:s/></text:span><text:span text:style-name="T612_15">DTTO</text:span><text:span text:style-name="T612_16"><text:s/></text:span><text:span text:style-name="T612_17">AZUL</text:span><text:span text:style-name="T612_18"><text:s/></text:span><text:span text:style-name="T612_19">MARINO</text:span><text:span text:style-name="T612_20"><text:s/>"</text:span><text:span text:style-name="T612_21">A</text:span><text:span text:style-name="T612_22">"</text:span></text:p>
      <text:p text:style-name="P613"><text:span text:style-name="T613_1"><text:tab/></text:span></text:p>
      <text:p text:style-name="P614"/>
      <text:p text:style-name="P615"><text:span text:style-name="T615_1">SECCION</text:span><text:span text:style-name="T615_2"><text:s/></text:span><text:span text:style-name="T615_3">JUNTA</text:span><text:span text:style-name="T615_4"><text:s/></text:span><text:span text:style-name="T615_5">DISTRITAL</text:span></text:p>
      <text:p text:style-name="P616"/>
      <text:p text:style-name="P617"><text:span text:style-name="T617_1">1362</text:span></text:p>
      <text:p text:style-name="P618"><text:span text:style-name="T618_1"><text:tab/></text:span></text:p>
      <text:p text:style-name="P619"/>
      <text:p text:style-name="P620"><text:span text:style-name="T620_1">SE</text:span><text:span text:style-name="T620_2"><text:s/></text:span><text:span text:style-name="T620_3">MUEVE</text:span><text:span text:style-name="T620_4"><text:s/></text:span><text:span text:style-name="T620_5">DEL</text:span><text:span text:style-name="T620_6"><text:s/></text:span><text:span text:style-name="T620_7">DTTO</text:span><text:span text:style-name="T620_8"><text:s/></text:span><text:span text:style-name="T620_9">VERDE</text:span><text:span text:style-name="T620_10"><text:s/>"</text:span><text:span text:style-name="T620_11">B</text:span><text:span text:style-name="T620_12">"<text:s/></text:span><text:span text:style-name="T620_13">AL</text:span><text:span text:style-name="T620_14"><text:s/></text:span><text:span text:style-name="T620_15">DTTO</text:span><text:span text:style-name="T620_16"><text:s/></text:span><text:span text:style-name="T620_17">AZUL</text:span><text:span text:style-name="T620_18"><text:s/></text:span><text:span text:style-name="T620_19">MARINO</text:span><text:span text:style-name="T620_20"><text:s/>"</text:span><text:span text:style-name="T620_21">A</text:span><text:span text:style-name="T620_22">"</text:span></text:p>
      <text:p text:style-name="P621"><text:span text:style-name="T621_1"><text:tab/></text:span></text:p>
      <text:p text:style-name="P622"/>
      <text:p text:style-name="P623"><text:span text:style-name="T623_1"><text:s/></text:span></text:p>
      <text:p text:style-name="P624"/>
      <text:p text:style-name="P625"><text:span text:style-name="T625_1">1363</text:span></text:p>
      <text:p text:style-name="P626"><text:span text:style-name="T626_1"><text:tab/></text:span></text:p>
      <text:p text:style-name="P627"/>
      <text:p text:style-name="P628"><text:span text:style-name="T628_1">SE</text:span><text:span text:style-name="T628_2"><text:s/></text:span><text:span text:style-name="T628_3">MUEVE</text:span><text:span text:style-name="T628_4"><text:s/></text:span><text:span text:style-name="T628_5">DEL</text:span><text:span text:style-name="T628_6"><text:s/></text:span><text:span text:style-name="T628_7">DTTO</text:span><text:span text:style-name="T628_8"><text:s/></text:span><text:span text:style-name="T628_9">VERDE</text:span><text:span text:style-name="T628_10"><text:s/>"</text:span><text:span text:style-name="T628_11">B</text:span><text:span text:style-name="T628_12">"<text:s/></text:span><text:span text:style-name="T628_13">AL</text:span><text:span text:style-name="T628_14"><text:s/></text:span><text:span text:style-name="T628_15">DTTO</text:span><text:span text:style-name="T628_16"><text:s/></text:span><text:span text:style-name="T628_17">AZUL</text:span><text:span text:style-name="T628_18"><text:s/></text:span><text:span text:style-name="T628_19">MARINO</text:span><text:span text:style-name="T628_20"><text:s/>"</text:span><text:span text:style-name="T628_21">A</text:span><text:span text:style-name="T628_22">"</text:span></text:p>
      <text:p text:style-name="P629"><text:span text:style-name="T629_1"><text:tab/></text:span></text:p>
      <text:p text:style-name="P630"/>
      <text:p text:style-name="P631"><text:span text:style-name="T631_1"><text:s/></text:span></text:p>
      <text:p text:style-name="P632"/>
      <text:p text:style-name="P633"><text:span text:style-name="T633_1"><text:s/></text:span></text:p>
      <text:p text:style-name="P634"><text:span text:style-name="T634_1"><text:tab/></text:span></text:p>
      <text:p text:style-name="P635"/>
      <text:p text:style-name="P636"><text:span text:style-name="T636_1">SECCIONES</text:span><text:span text:style-name="T636_2"><text:s/></text:span><text:span text:style-name="T636_3">QUE</text:span><text:span text:style-name="T636_4"><text:s/></text:span><text:span text:style-name="T636_5">SE</text:span><text:span text:style-name="T636_6"><text:s/></text:span><text:span text:style-name="T636_7">MUEVEN</text:span><text:span text:style-name="T636_8"><text:s/></text:span><text:span text:style-name="T636_9">PARA</text:span><text:span text:style-name="T636_10"><text:s/></text:span><text:span text:style-name="T636_11">COMPENSAR</text:span><text:span text:style-name="T636_12"><text:s/></text:span><text:span text:style-name="T636_13">EL</text:span><text:span text:style-name="T636_14"><text:s/></text:span><text:span text:style-name="T636_15">CRÌTERIO</text:span><text:span text:style-name="T636_16"><text:s/></text:span><text:span text:style-name="T636_17">DE</text:span><text:span text:style-name="T636_18"><text:s/></text:span><text:span text:style-name="T636_19">POBLACIÓN</text:span><text:span text:style-name="T636_20">.</text:span></text:p>
      <text:p text:style-name="P637"><text:span text:style-name="T637_1"><text:tab/></text:span></text:p>
      <text:p text:style-name="P638"/>
      <text:p text:style-name="P639"><text:span text:style-name="T639_1"><text:s/></text:span></text:p>
      <text:p text:style-name="P640"/>
      <text:p text:style-name="P641"><text:span text:style-name="T641_1">1249</text:span></text:p>
      <text:p text:style-name="P642"><text:span text:style-name="T642_1"><text:tab/></text:span></text:p>
      <text:p text:style-name="P643"/>
      <text:p text:style-name="P644"><text:span text:style-name="T644_1">SE</text:span><text:span text:style-name="T644_2"><text:s/></text:span><text:span text:style-name="T644_3">MUEVE</text:span><text:span text:style-name="T644_4"><text:s/></text:span><text:span text:style-name="T644_5">DEL</text:span><text:span text:style-name="T644_6"><text:s/></text:span><text:span text:style-name="T644_7">DTTO</text:span><text:span text:style-name="T644_8"><text:s/></text:span><text:span text:style-name="T644_9">AZUL</text:span><text:span text:style-name="T644_10"><text:s/></text:span><text:span text:style-name="T644_11">MARINO</text:span><text:span text:style-name="T644_12"><text:s/>"</text:span><text:span text:style-name="T644_13">A</text:span><text:span text:style-name="T644_14">"<text:s/></text:span><text:span text:style-name="T644_15">AL</text:span><text:span text:style-name="T644_16"><text:s/></text:span><text:span text:style-name="T644_17">DTTO</text:span><text:span text:style-name="T644_18"><text:s/></text:span><text:span text:style-name="T644_19">VERDE</text:span><text:span text:style-name="T644_20"><text:s/>"</text:span><text:span text:style-name="T644_21">B</text:span><text:span text:style-name="T644_22">"</text:span></text:p>
      <text:p text:style-name="P645"><text:span text:style-name="T645_1"><text:tab/></text:span></text:p>
      <text:p text:style-name="P646"/>
      <text:p text:style-name="P647"><text:span text:style-name="T647_1"><text:s/></text:span></text:p>
      <text:p text:style-name="P648"/>
      <text:p text:style-name="P649"><text:span text:style-name="T649_1">1257</text:span></text:p>
      <text:p text:style-name="P650"><text:span text:style-name="T650_1"><text:tab/></text:span></text:p>
      <text:p text:style-name="P651"/>
      <text:p text:style-name="P652"><text:span text:style-name="T652_1">SE</text:span><text:span text:style-name="T652_2"><text:s/></text:span><text:span text:style-name="T652_3">MUEVE</text:span><text:span text:style-name="T652_4"><text:s/></text:span><text:span text:style-name="T652_5">DEL</text:span><text:span text:style-name="T652_6"><text:s/></text:span><text:span text:style-name="T652_7">DTTO</text:span><text:span text:style-name="T652_8"><text:s/></text:span><text:span text:style-name="T652_9">AZUL</text:span><text:span text:style-name="T652_10"><text:s/></text:span><text:span text:style-name="T652_11">MARINO</text:span><text:span text:style-name="T652_12"><text:s/>"</text:span><text:span text:style-name="T652_13">A</text:span><text:span text:style-name="T652_14">"<text:s/></text:span><text:span text:style-name="T652_15">AL</text:span><text:span text:style-name="T652_16"><text:s/></text:span><text:span text:style-name="T652_17">DTTO</text:span><text:span text:style-name="T652_18"><text:s/></text:span><text:span text:style-name="T652_19">VERDE</text:span><text:span text:style-name="T652_20"><text:s/>"</text:span><text:span text:style-name="T652_21">B</text:span><text:span text:style-name="T652_22">"</text:span></text:p>
      <text:p text:style-name="P653"><text:span text:style-name="T653_1"><text:tab/></text:span></text:p>
      <text:p text:style-name="P654"/>
      <text:p text:style-name="P655"><text:span text:style-name="T655_1"><text:s/></text:span></text:p>
      <text:p text:style-name="P656"/>
      <text:p text:style-name="P657"><text:span text:style-name="T657_1"><text:s/></text:span></text:p>
      <text:p text:style-name="P658"/>
      <text:p text:style-name="P659"><text:span text:style-name="T659_1">ESTAS</text:span><text:span text:style-name="T659_2"><text:s/></text:span><text:span text:style-name="T659_3">ADECUACIONES</text:span><text:span text:style-name="T659_4"><text:s/></text:span><text:span text:style-name="T659_5">SE</text:span><text:span text:style-name="T659_6"><text:s/></text:span><text:span text:style-name="T659_7">REALIZARON</text:span><text:span text:style-name="T659_8"><text:s/></text:span><text:span text:style-name="T659_9">EN</text:span><text:span text:style-name="T659_10"><text:s/></text:span><text:span text:style-name="T659_11">VIRTUD</text:span><text:span text:style-name="T659_12"><text:s/></text:span><text:span text:style-name="T659_13">DE</text:span><text:span text:style-name="T659_14"><text:s/></text:span><text:span text:style-name="T659_15">LA</text:span><text:span text:style-name="T659_16"><text:s/></text:span><text:span text:style-name="T659_17">SEDE</text:span><text:span text:style-name="T659_18"><text:s/></text:span><text:span text:style-name="T659_19">DEL</text:span><text:span text:style-name="T659_20"><text:s/></text:span><text:span text:style-name="T659_21">DISTRITO</text:span><text:span text:style-name="T659_22"><text:s/></text:span><text:span text:style-name="T659_23">B</text:span><text:span text:style-name="T659_24"><text:s text:c="2"/>(</text:span><text:span text:style-name="T659_25">SECCIÓN</text:span><text:span text:style-name="T659_26"><text:s/>1351),<text:s/></text:span><text:span text:style-name="T659_27">QUEDA</text:span><text:span text:style-name="T659_28"><text:s/></text:span><text:span text:style-name="T659_29">PEGADA</text:span><text:span text:style-name="T659_30"><text:s/></text:span><text:span text:style-name="T659_31">CON</text:span><text:span text:style-name="T659_32"><text:s/></text:span><text:span text:style-name="T659_33">LA</text:span><text:span text:style-name="T659_34"><text:s/></text:span><text:span text:style-name="T659_35">SEDE</text:span><text:span text:style-name="T659_36"><text:s/></text:span><text:span text:style-name="T659_37">DEL</text:span><text:span text:style-name="T659_38"><text:s/></text:span><text:span text:style-name="T659_39">DISTRITO</text:span><text:span text:style-name="T659_40"><text:s/></text:span><text:span text:style-name="T659_41">A</text:span><text:span text:style-name="T659_42">.</text:span></text:p>
      <text:p text:style-name="P660"/>
      <text:p text:style-name="P661"><text:span text:style-name="T661_1"><text:s/></text:span></text:p>
      <text:p text:style-name="P662"/>
      <text:p text:style-name="P663"><text:span text:style-name="T663_1">SEGUNDA</text:span><text:span text:style-name="T663_2">.-<text:s/></text:span><text:span text:style-name="T663_3">SE</text:span><text:span text:style-name="T663_4"><text:s/></text:span><text:span text:style-name="T663_5">ADECUARON</text:span><text:span text:style-name="T663_6"><text:s/></text:span><text:span text:style-name="T663_7">EN</text:span><text:span text:style-name="T663_8"><text:s/></text:span><text:span text:style-name="T663_9">EL</text:span><text:span text:style-name="T663_10"><text:s/></text:span><text:span text:style-name="T663_11">MUNICIPIO</text:span><text:span text:style-name="T663_12"><text:s/></text:span><text:span text:style-name="T663_13">DE</text:span><text:span text:style-name="T663_14"><text:s/></text:span><text:span text:style-name="T663_15">ZAPOPAN</text:span><text:span text:style-name="T663_16"><text:s/></text:span><text:span text:style-name="T663_17">LAS</text:span><text:span text:style-name="T663_18"><text:s/></text:span><text:span text:style-name="T663_19">SIGUIENTES</text:span><text:span text:style-name="T663_20"><text:s/></text:span><text:span text:style-name="T663_21">SECCIONES</text:span><text:span text:style-name="T663_22">:</text:span></text:p>
      <text:p text:style-name="P664"/>
      <text:p text:style-name="P665"><text:span text:style-name="T665_1"><text:s/></text:span></text:p>
      <text:p text:style-name="P666"/>
      <text:p text:style-name="P667"><text:span text:style-name="T667_1"><text:s/></text:span></text:p>
      <text:p text:style-name="P668"><text:span text:style-name="T668_1"><text:tab/></text:span></text:p>
      <text:p text:style-name="P669"/>
      <text:p text:style-name="P670"><text:span text:style-name="T670_1"><text:s/></text:span></text:p>
      <text:p text:style-name="P671"><text:span text:style-name="T671_1"><text:tab/></text:span></text:p>
      <text:p text:style-name="P672"/>
      <text:p text:style-name="P673"><text:span text:style-name="T673_1"><text:s/></text:span></text:p>
      <text:p text:style-name="P674"/>
      <text:p text:style-name="P675"><text:span text:style-name="T675_1"><text:s/></text:span></text:p>
      <text:p text:style-name="P676"><text:span text:style-name="T676_1"><text:tab/></text:span></text:p>
      <text:p text:style-name="P677"/>
      <text:p text:style-name="P678"><text:span text:style-name="T678_1">ZAPOPAN</text:span></text:p>
      <text:p text:style-name="P679"><text:span text:style-name="T679_1"><text:tab/></text:span></text:p>
      <text:p text:style-name="P680"/>
      <text:p text:style-name="P681"><text:span text:style-name="T681_1"><text:s/></text:span></text:p>
      <text:p text:style-name="P682"/>
      <text:p text:style-name="P683"><text:span text:style-name="T683_1">3073</text:span></text:p>
      <text:p text:style-name="P684"><text:span text:style-name="T684_1"><text:tab/></text:span></text:p>
      <text:p text:style-name="P685"/>
      <text:p text:style-name="P686"><text:span text:style-name="T686_1">SE</text:span><text:span text:style-name="T686_2"><text:s/></text:span><text:span text:style-name="T686_3">MUEVEN</text:span><text:span text:style-name="T686_4"><text:s/></text:span><text:span text:style-name="T686_5">DEL</text:span><text:span text:style-name="T686_6"><text:s/></text:span><text:span text:style-name="T686_7">DTTO</text:span><text:span text:style-name="T686_8"><text:s/></text:span><text:span text:style-name="T686_9">AMARILLO</text:span><text:span text:style-name="T686_10"><text:s/>"</text:span><text:span text:style-name="T686_11">F</text:span><text:span text:style-name="T686_12">"<text:s/></text:span><text:span text:style-name="T686_13">AL</text:span><text:span text:style-name="T686_14"><text:s/></text:span><text:span text:style-name="T686_15">DTTO</text:span><text:span text:style-name="T686_16"><text:s/></text:span><text:span text:style-name="T686_17">MORADO</text:span><text:span text:style-name="T686_18"><text:s/>"</text:span><text:span text:style-name="T686_19">G</text:span><text:span text:style-name="T686_20">"</text:span></text:p>
      <text:p text:style-name="P687"><text:span text:style-name="T687_1"><text:tab/></text:span></text:p>
      <text:p text:style-name="P688"/>
      <text:p text:style-name="P689"><text:span text:style-name="T689_1"><text:s/></text:span></text:p>
      <text:p text:style-name="P690"/>
      <text:p text:style-name="P691"><text:span text:style-name="T691_1">3075</text:span></text:p>
      <text:p text:style-name="P692"><text:span text:style-name="T692_1"><text:tab/></text:span></text:p>
      <text:p text:style-name="P693"/>
      <text:p text:style-name="P694"><text:span text:style-name="T694_1">SE</text:span><text:span text:style-name="T694_2"><text:s/></text:span><text:span text:style-name="T694_3">MUEVEN</text:span><text:span text:style-name="T694_4"><text:s/></text:span><text:span text:style-name="T694_5">DEL</text:span><text:span text:style-name="T694_6"><text:s/></text:span><text:span text:style-name="T694_7">DTTO</text:span><text:span text:style-name="T694_8"><text:s/></text:span><text:span text:style-name="T694_9">AMARILLO</text:span><text:span text:style-name="T694_10"><text:s/>"</text:span><text:span text:style-name="T694_11">F</text:span><text:span text:style-name="T694_12">"<text:s/></text:span><text:span text:style-name="T694_13">AL</text:span><text:span text:style-name="T694_14"><text:s/></text:span><text:span text:style-name="T694_15">DTTO</text:span><text:span text:style-name="T694_16"><text:s/></text:span><text:span text:style-name="T694_17">MORADO</text:span><text:span text:style-name="T694_18"><text:s/>"</text:span><text:span text:style-name="T694_19">G</text:span><text:span text:style-name="T694_20">"</text:span></text:p>
      <text:p text:style-name="P695"><text:span text:style-name="T695_1"><text:tab/></text:span></text:p>
      <text:p text:style-name="P696"/>
      <text:p text:style-name="P697"><text:span text:style-name="T697_1"><text:s/></text:span></text:p>
      <text:p text:style-name="P698"/>
      <text:p text:style-name="P699"><text:span text:style-name="T699_1">3076</text:span></text:p>
      <text:p text:style-name="P700"><text:span text:style-name="T700_1"><text:tab/></text:span></text:p>
      <text:p text:style-name="P701"/>
      <text:p text:style-name="P702"><text:span text:style-name="T702_1">SE</text:span><text:span text:style-name="T702_2"><text:s/></text:span><text:span text:style-name="T702_3">MUEVEN</text:span><text:span text:style-name="T702_4"><text:s/></text:span><text:span text:style-name="T702_5">DEL</text:span><text:span text:style-name="T702_6"><text:s/></text:span><text:span text:style-name="T702_7">DTTO</text:span><text:span text:style-name="T702_8"><text:s/></text:span><text:span text:style-name="T702_9">AMARILLO</text:span><text:span text:style-name="T702_10"><text:s/>"</text:span><text:span text:style-name="T702_11">F</text:span><text:span text:style-name="T702_12">"<text:s/></text:span><text:span text:style-name="T702_13">AL</text:span><text:span text:style-name="T702_14"><text:s/></text:span><text:span text:style-name="T702_15">DTTO</text:span><text:span text:style-name="T702_16"><text:s/></text:span><text:span text:style-name="T702_17">MORADO</text:span><text:span text:style-name="T702_18"><text:s/>"</text:span><text:span text:style-name="T702_19">G</text:span><text:span text:style-name="T702_20">"</text:span></text:p>
      <text:p text:style-name="P703"><text:span text:style-name="T703_1"><text:tab/></text:span></text:p>
      <text:p text:style-name="P704"/>
      <text:p text:style-name="P705"><text:span text:style-name="T705_1">SECCION</text:span><text:span text:style-name="T705_2"><text:s/></text:span><text:span text:style-name="T705_3">JUNTA</text:span><text:span text:style-name="T705_4"><text:s/></text:span><text:span text:style-name="T705_5">DISTRITAL</text:span></text:p>
      <text:p text:style-name="P706"/>
      <text:p text:style-name="P707"><text:span text:style-name="T707_1"><text:s/></text:span></text:p>
      <text:p text:style-name="P708"><text:span text:style-name="T708_1"><text:tab/></text:span></text:p>
      <text:p text:style-name="P709"/>
      <text:p text:style-name="P710"><text:span text:style-name="T710_1">SECCIONES</text:span><text:span text:style-name="T710_2"><text:s/></text:span><text:span text:style-name="T710_3">QUE</text:span><text:span text:style-name="T710_4"><text:s/></text:span><text:span text:style-name="T710_5">SE</text:span><text:span text:style-name="T710_6"><text:s/></text:span><text:span text:style-name="T710_7">MUEVEN</text:span><text:span text:style-name="T710_8"><text:s/></text:span><text:span text:style-name="T710_9">PARA</text:span><text:span text:style-name="T710_10"><text:s/></text:span><text:span text:style-name="T710_11">COMPENSAR</text:span><text:span text:style-name="T710_12"><text:s/></text:span><text:span text:style-name="T710_13">EL</text:span><text:span text:style-name="T710_14"><text:s/></text:span><text:span text:style-name="T710_15">CRÌTERIO</text:span><text:span text:style-name="T710_16"><text:s/></text:span><text:span text:style-name="T710_17">DE</text:span><text:span text:style-name="T710_18"><text:s/></text:span><text:span text:style-name="T710_19">POBLACIÓN</text:span><text:span text:style-name="T710_20">.</text:span></text:p>
      <text:p text:style-name="P711"><text:span text:style-name="T711_1"><text:tab/></text:span></text:p>
      <text:p text:style-name="P712"/>
      <text:p text:style-name="P713"><text:span text:style-name="T713_1"><text:s/></text:span></text:p>
      <text:p text:style-name="P714"/>
      <text:p text:style-name="P715"><text:span text:style-name="T715_1">2900</text:span></text:p>
      <text:p text:style-name="P716"><text:span text:style-name="T716_1"><text:tab/></text:span></text:p>
      <text:p text:style-name="P717"/>
      <text:p text:style-name="P718"><text:span text:style-name="T718_1">SE</text:span><text:span text:style-name="T718_2"><text:s/></text:span><text:span text:style-name="T718_3">MUEVEN</text:span><text:span text:style-name="T718_4"><text:s/></text:span><text:span text:style-name="T718_5">DEL</text:span><text:span text:style-name="T718_6"><text:s/></text:span><text:span text:style-name="T718_7">DTTO</text:span><text:span text:style-name="T718_8"><text:s/></text:span><text:span text:style-name="T718_9">MORADO</text:span><text:span text:style-name="T718_10"><text:s/>“</text:span><text:span text:style-name="T718_11">G</text:span><text:span text:style-name="T718_12">”<text:s/></text:span><text:span text:style-name="T718_13">AL</text:span><text:span text:style-name="T718_14"><text:s/></text:span><text:span text:style-name="T718_15">DTTO</text:span><text:span text:style-name="T718_16"><text:s/></text:span><text:span text:style-name="T718_17">AMARILLO</text:span><text:span text:style-name="T718_18"><text:s/>“</text:span><text:span text:style-name="T718_19">F</text:span><text:span text:style-name="T718_20">”</text:span></text:p>
      <text:p text:style-name="P719"><text:span text:style-name="T719_1"><text:tab/></text:span></text:p>
      <text:p text:style-name="P720"/>
      <text:p text:style-name="P721"><text:span text:style-name="T721_1"><text:s/></text:span></text:p>
      <text:p text:style-name="P722"/>
      <text:p text:style-name="P723"><text:span text:style-name="T723_1">2901</text:span></text:p>
      <text:p text:style-name="P724"><text:span text:style-name="T724_1"><text:tab/></text:span></text:p>
      <text:p text:style-name="P725"/>
      <text:p text:style-name="P726"><text:span text:style-name="T726_1">SE</text:span><text:span text:style-name="T726_2"><text:s/></text:span><text:span text:style-name="T726_3">MUEVEN</text:span><text:span text:style-name="T726_4"><text:s/></text:span><text:span text:style-name="T726_5">DEL</text:span><text:span text:style-name="T726_6"><text:s/></text:span><text:span text:style-name="T726_7">DTTO</text:span><text:span text:style-name="T726_8"><text:s/></text:span><text:span text:style-name="T726_9">MORADO</text:span><text:span text:style-name="T726_10"><text:s/>“</text:span><text:span text:style-name="T726_11">G</text:span><text:span text:style-name="T726_12">”<text:s/></text:span><text:span text:style-name="T726_13">AL</text:span><text:span text:style-name="T726_14"><text:s/></text:span><text:span text:style-name="T726_15">DTTO</text:span><text:span text:style-name="T726_16"><text:s/></text:span><text:span text:style-name="T726_17">AMARILLO</text:span><text:span text:style-name="T726_18"><text:s/>“</text:span><text:span text:style-name="T726_19">F</text:span><text:span text:style-name="T726_20">”</text:span></text:p>
      <text:p text:style-name="P727"><text:span text:style-name="T727_1"><text:tab/></text:span></text:p>
      <text:p text:style-name="P728"/>
      <text:p text:style-name="P729"><text:span text:style-name="T729_1"><text:s/></text:span></text:p>
      <text:p text:style-name="P730"/>
      <text:p text:style-name="P731"><text:span text:style-name="T731_1">2902</text:span></text:p>
      <text:p text:style-name="P732"><text:span text:style-name="T732_1"><text:tab/></text:span></text:p>
      <text:p text:style-name="P733"/>
      <text:p text:style-name="P734"><text:span text:style-name="T734_1">SE</text:span><text:span text:style-name="T734_2"><text:s/></text:span><text:span text:style-name="T734_3">MUEVEN</text:span><text:span text:style-name="T734_4"><text:s/></text:span><text:span text:style-name="T734_5">DEL</text:span><text:span text:style-name="T734_6"><text:s/></text:span><text:span text:style-name="T734_7">DTTO</text:span><text:span text:style-name="T734_8"><text:s/></text:span><text:span text:style-name="T734_9">MORADO</text:span><text:span text:style-name="T734_10"><text:s/>“</text:span><text:span text:style-name="T734_11">G</text:span><text:span text:style-name="T734_12">”<text:s/></text:span><text:span text:style-name="T734_13">AL</text:span><text:span text:style-name="T734_14"><text:s/></text:span><text:span text:style-name="T734_15">DTTO</text:span><text:span text:style-name="T734_16"><text:s/></text:span><text:span text:style-name="T734_17">AMARILLO</text:span><text:span text:style-name="T734_18"><text:s/>“</text:span><text:span text:style-name="T734_19">F</text:span><text:span text:style-name="T734_20">”</text:span></text:p>
      <text:p text:style-name="P735"><text:span text:style-name="T735_1"><text:tab/></text:span></text:p>
      <text:p text:style-name="P736"/>
      <text:p text:style-name="P737"><text:span text:style-name="T737_1"><text:s/></text:span></text:p>
      <text:p text:style-name="P738"/>
      <text:p text:style-name="P739"><text:span text:style-name="T739_1">2903</text:span></text:p>
      <text:p text:style-name="P740"><text:span text:style-name="T740_1"><text:tab/></text:span></text:p>
      <text:p text:style-name="P741"/>
      <text:p text:style-name="P742"><text:span text:style-name="T742_1">SE</text:span><text:span text:style-name="T742_2"><text:s/></text:span><text:span text:style-name="T742_3">MUEVEN</text:span><text:span text:style-name="T742_4"><text:s/></text:span><text:span text:style-name="T742_5">DEL</text:span><text:span text:style-name="T742_6"><text:s/></text:span><text:span text:style-name="T742_7">DTTO</text:span><text:span text:style-name="T742_8"><text:s/></text:span><text:span text:style-name="T742_9">MORADO</text:span><text:span text:style-name="T742_10"><text:s/>“</text:span><text:span text:style-name="T742_11">G</text:span><text:span text:style-name="T742_12">”<text:s/></text:span><text:span text:style-name="T742_13">AL</text:span><text:span text:style-name="T742_14"><text:s/></text:span><text:span text:style-name="T742_15">DTTO</text:span><text:span text:style-name="T742_16"><text:s/></text:span><text:span text:style-name="T742_17">AMARILLO</text:span><text:span text:style-name="T742_18"><text:s/>“</text:span><text:span text:style-name="T742_19">F</text:span><text:span text:style-name="T742_20">”</text:span></text:p>
      <text:p text:style-name="P743"><text:span text:style-name="T743_1"><text:tab/></text:span></text:p>
      <text:p text:style-name="P744"/>
      <text:p text:style-name="P745"><text:span text:style-name="T745_1"><text:s/></text:span></text:p>
      <text:p text:style-name="P746"/>
      <text:p text:style-name="P747"><text:span text:style-name="T747_1">2904</text:span></text:p>
      <text:p text:style-name="P748"><text:span text:style-name="T748_1"><text:tab/></text:span></text:p>
      <text:p text:style-name="P749"/>
      <text:p text:style-name="P750"><text:span text:style-name="T750_1">SE</text:span><text:span text:style-name="T750_2"><text:s/></text:span><text:span text:style-name="T750_3">MUEVEN</text:span><text:span text:style-name="T750_4"><text:s/></text:span><text:span text:style-name="T750_5">DEL</text:span><text:span text:style-name="T750_6"><text:s/></text:span><text:span text:style-name="T750_7">DTTO</text:span><text:span text:style-name="T750_8"><text:s/></text:span><text:span text:style-name="T750_9">MORADO</text:span><text:span text:style-name="T750_10"><text:s/>“</text:span><text:span text:style-name="T750_11">G</text:span><text:span text:style-name="T750_12">”<text:s/></text:span><text:span text:style-name="T750_13">AL</text:span><text:span text:style-name="T750_14"><text:s/></text:span><text:span text:style-name="T750_15">DTTO</text:span><text:span text:style-name="T750_16"><text:s/></text:span><text:span text:style-name="T750_17">AMARILLO</text:span><text:span text:style-name="T750_18"><text:s/>“</text:span><text:span text:style-name="T750_19">F</text:span><text:span text:style-name="T750_20">”</text:span></text:p>
      <text:p text:style-name="P751"><text:span text:style-name="T751_1"><text:tab/></text:span></text:p>
      <text:p text:style-name="P752"/>
      <text:p text:style-name="P753"><text:span text:style-name="T753_1"><text:s/></text:span></text:p>
      <text:p text:style-name="P754"/>
      <text:p text:style-name="P755"><text:span text:style-name="T755_1">2905</text:span></text:p>
      <text:p text:style-name="P756"><text:span text:style-name="T756_1"><text:tab/></text:span></text:p>
      <text:p text:style-name="P757"/>
      <text:p text:style-name="P758"><text:span text:style-name="T758_1">SE</text:span><text:span text:style-name="T758_2"><text:s/></text:span><text:span text:style-name="T758_3">MUEVEN</text:span><text:span text:style-name="T758_4"><text:s/></text:span><text:span text:style-name="T758_5">DEL</text:span><text:span text:style-name="T758_6"><text:s/></text:span><text:span text:style-name="T758_7">DTTO</text:span><text:span text:style-name="T758_8"><text:s/></text:span><text:span text:style-name="T758_9">MORADO</text:span><text:span text:style-name="T758_10"><text:s/>“</text:span><text:span text:style-name="T758_11">G</text:span><text:span text:style-name="T758_12">”<text:s/></text:span><text:span text:style-name="T758_13">AL</text:span><text:span text:style-name="T758_14"><text:s/></text:span><text:span text:style-name="T758_15">DTTO</text:span><text:span text:style-name="T758_16"><text:s/></text:span><text:span text:style-name="T758_17">AMARILLO</text:span><text:span text:style-name="T758_18"><text:s/>“</text:span><text:span text:style-name="T758_19">F</text:span><text:span text:style-name="T758_20">”</text:span></text:p>
      <text:p text:style-name="P759"><text:span text:style-name="T759_1"><text:tab/></text:span></text:p>
      <text:p text:style-name="P760"/>
      <text:p text:style-name="P761"><text:span text:style-name="T761_1"><text:s/></text:span></text:p>
      <text:p text:style-name="P762"/>
      <text:p text:style-name="P763"><text:span text:style-name="T763_1">2906</text:span></text:p>
      <text:p text:style-name="P764"><text:span text:style-name="T764_1"><text:tab/></text:span></text:p>
      <text:p text:style-name="P765"/>
      <text:p text:style-name="P766"><text:span text:style-name="T766_1">SE</text:span><text:span text:style-name="T766_2"><text:s/></text:span><text:span text:style-name="T766_3">MUEVEN</text:span><text:span text:style-name="T766_4"><text:s/></text:span><text:span text:style-name="T766_5">DEL</text:span><text:span text:style-name="T766_6"><text:s/></text:span><text:span text:style-name="T766_7">DTTO</text:span><text:span text:style-name="T766_8"><text:s/></text:span><text:span text:style-name="T766_9">MORADO</text:span><text:span text:style-name="T766_10"><text:s/>“</text:span><text:span text:style-name="T766_11">G</text:span><text:span text:style-name="T766_12">”<text:s/></text:span><text:span text:style-name="T766_13">AL</text:span><text:span text:style-name="T766_14"><text:s/></text:span><text:span text:style-name="T766_15">DTTO</text:span><text:span text:style-name="T766_16"><text:s/></text:span><text:span text:style-name="T766_17">AMARILLO</text:span><text:span text:style-name="T766_18"><text:s/>“</text:span><text:span text:style-name="T766_19">F</text:span><text:span text:style-name="T766_20">”</text:span></text:p>
      <text:p text:style-name="P767"><text:span text:style-name="T767_1"><text:tab/></text:span></text:p>
      <text:p text:style-name="P768"/>
      <text:p text:style-name="P769"><text:span text:style-name="T769_1"><text:s/></text:span></text:p>
      <text:p text:style-name="P770"/>
      <text:p text:style-name="P771"><text:span text:style-name="T771_1">2907</text:span></text:p>
      <text:p text:style-name="P772"><text:span text:style-name="T772_1"><text:tab/></text:span></text:p>
      <text:p text:style-name="P773"/>
      <text:p text:style-name="P774"><text:span text:style-name="T774_1">SE</text:span><text:span text:style-name="T774_2"><text:s/></text:span><text:span text:style-name="T774_3">MUEVEN</text:span><text:span text:style-name="T774_4"><text:s/></text:span><text:span text:style-name="T774_5">DEL</text:span><text:span text:style-name="T774_6"><text:s/></text:span><text:span text:style-name="T774_7">DTTO</text:span><text:span text:style-name="T774_8"><text:s/></text:span><text:span text:style-name="T774_9">MORADO</text:span><text:span text:style-name="T774_10"><text:s/>“</text:span><text:span text:style-name="T774_11">G</text:span><text:span text:style-name="T774_12">”<text:s/></text:span><text:span text:style-name="T774_13">AL</text:span><text:span text:style-name="T774_14"><text:s/></text:span><text:span text:style-name="T774_15">DTTO</text:span><text:span text:style-name="T774_16"><text:s/></text:span><text:span text:style-name="T774_17">AMARILLO</text:span><text:span text:style-name="T774_18"><text:s/>“</text:span><text:span text:style-name="T774_19">F</text:span><text:span text:style-name="T774_20">”</text:span></text:p>
      <text:p text:style-name="P775"><text:span text:style-name="T775_1"><text:tab/></text:span></text:p>
      <text:p text:style-name="P776"/>
      <text:p text:style-name="P777"><text:span text:style-name="T777_1"><text:s/></text:span></text:p>
      <text:p text:style-name="P778"/>
      <text:p text:style-name="P779"><text:span text:style-name="T779_1">2908</text:span></text:p>
      <text:p text:style-name="P780"><text:span text:style-name="T780_1"><text:tab/></text:span></text:p>
      <text:p text:style-name="P781"/>
      <text:p text:style-name="P782"><text:span text:style-name="T782_1">SE</text:span><text:span text:style-name="T782_2"><text:s/></text:span><text:span text:style-name="T782_3">MUEVEN</text:span><text:span text:style-name="T782_4"><text:s/></text:span><text:span text:style-name="T782_5">DEL</text:span><text:span text:style-name="T782_6"><text:s/></text:span><text:span text:style-name="T782_7">DTTO</text:span><text:span text:style-name="T782_8"><text:s/></text:span><text:span text:style-name="T782_9">MORADO</text:span><text:span text:style-name="T782_10"><text:s/>“</text:span><text:span text:style-name="T782_11">G</text:span><text:span text:style-name="T782_12">”<text:s/></text:span><text:span text:style-name="T782_13">AL</text:span><text:span text:style-name="T782_14"><text:s/></text:span><text:span text:style-name="T782_15">DTTO</text:span><text:span text:style-name="T782_16"><text:s/></text:span><text:span text:style-name="T782_17">AMARILLO</text:span><text:span text:style-name="T782_18"><text:s/>“</text:span><text:span text:style-name="T782_19">F</text:span><text:span text:style-name="T782_20">”</text:span></text:p>
      <text:p text:style-name="P783"><text:span text:style-name="T783_1"><text:tab/></text:span></text:p>
      <text:p text:style-name="P784"/>
      <text:p text:style-name="P785"><text:span text:style-name="T785_1"><text:s/></text:span></text:p>
      <text:p text:style-name="P786"/>
      <text:p text:style-name="P787"><text:span text:style-name="T787_1"><text:s/></text:span></text:p>
      <text:p text:style-name="P788"><text:span text:style-name="T788_1"><text:tab/></text:span></text:p>
      <text:p text:style-name="P789"/>
      <text:p text:style-name="P790"><text:span text:style-name="T790_1">SECCIONES</text:span><text:span text:style-name="T790_2"><text:s/></text:span><text:span text:style-name="T790_3">QUE</text:span><text:span text:style-name="T790_4"><text:s/></text:span><text:span text:style-name="T790_5">SE</text:span><text:span text:style-name="T790_6"><text:s/></text:span><text:span text:style-name="T790_7">MUEVEN</text:span><text:span text:style-name="T790_8"><text:s/></text:span><text:span text:style-name="T790_9">PARA</text:span><text:span text:style-name="T790_10"><text:s/></text:span><text:span text:style-name="T790_11">COMPENSAR</text:span><text:span text:style-name="T790_12"><text:s/></text:span><text:span text:style-name="T790_13">EL</text:span><text:span text:style-name="T790_14"><text:s/></text:span><text:span text:style-name="T790_15">CRÌTERIO</text:span><text:span text:style-name="T790_16"><text:s/></text:span><text:span text:style-name="T790_17">DE</text:span><text:span text:style-name="T790_18"><text:s/></text:span><text:span text:style-name="T790_19">POBLACIÒN</text:span><text:span text:style-name="T790_20">.</text:span></text:p>
      <text:p text:style-name="P791"><text:span text:style-name="T791_1"><text:tab/></text:span></text:p>
      <text:p text:style-name="P792"/>
      <text:p text:style-name="P793"><text:span text:style-name="T793_1"><text:s/></text:span></text:p>
      <text:p text:style-name="P794"/>
      <text:p text:style-name="P795"><text:span text:style-name="T795_1">3031</text:span></text:p>
      <text:p text:style-name="P796"><text:span text:style-name="T796_1"><text:tab/></text:span></text:p>
      <text:p text:style-name="P797"/>
      <text:p text:style-name="P798"><text:span text:style-name="T798_1">SE</text:span><text:span text:style-name="T798_2"><text:s/></text:span><text:span text:style-name="T798_3">MUEVEN</text:span><text:span text:style-name="T798_4"><text:s/></text:span><text:span text:style-name="T798_5">DEL</text:span><text:span text:style-name="T798_6"><text:s/></text:span><text:span text:style-name="T798_7">DTTO</text:span><text:span text:style-name="T798_8"><text:s/></text:span><text:span text:style-name="T798_9">MORADO</text:span><text:span text:style-name="T798_10"><text:s/>"</text:span><text:span text:style-name="T798_11">G</text:span><text:span text:style-name="T798_12">"<text:s/></text:span><text:span text:style-name="T798_13">AL</text:span><text:span text:style-name="T798_14"><text:s/></text:span><text:span text:style-name="T798_15">DTTO</text:span><text:span text:style-name="T798_16"><text:s/></text:span><text:span text:style-name="T798_17">FIUSHA</text:span><text:span text:style-name="T798_18"><text:s/>"</text:span><text:span text:style-name="T798_19">E</text:span><text:span text:style-name="T798_20">"</text:span></text:p>
      <text:p text:style-name="P799"><text:span text:style-name="T799_1"><text:tab/></text:span></text:p>
      <text:p text:style-name="P800"/>
      <text:p text:style-name="P801"><text:span text:style-name="T801_1"><text:s/></text:span></text:p>
      <text:p text:style-name="P802"/>
      <text:p text:style-name="P803"><text:span text:style-name="T803_1">3033</text:span></text:p>
      <text:p text:style-name="P804"><text:span text:style-name="T804_1"><text:tab/></text:span></text:p>
      <text:p text:style-name="P805"/>
      <text:p text:style-name="P806"><text:span text:style-name="T806_1">SE</text:span><text:span text:style-name="T806_2"><text:s/></text:span><text:span text:style-name="T806_3">MUEVEN</text:span><text:span text:style-name="T806_4"><text:s/></text:span><text:span text:style-name="T806_5">DEL</text:span><text:span text:style-name="T806_6"><text:s/></text:span><text:span text:style-name="T806_7">DTTO</text:span><text:span text:style-name="T806_8"><text:s/></text:span><text:span text:style-name="T806_9">MORADO</text:span><text:span text:style-name="T806_10"><text:s/>"</text:span><text:span text:style-name="T806_11">G</text:span><text:span text:style-name="T806_12">"<text:s/></text:span><text:span text:style-name="T806_13">AL</text:span><text:span text:style-name="T806_14"><text:s/></text:span><text:span text:style-name="T806_15">DTTO</text:span><text:span text:style-name="T806_16"><text:s/></text:span><text:span text:style-name="T806_17">FIUSHA</text:span><text:span text:style-name="T806_18"><text:s/>"</text:span><text:span text:style-name="T806_19">E</text:span><text:span text:style-name="T806_20">"</text:span></text:p>
      <text:p text:style-name="P807"><text:span text:style-name="T807_1"><text:tab/></text:span></text:p>
      <text:p text:style-name="P808"/>
      <text:p text:style-name="P809"><text:span text:style-name="T809_1"><text:s/></text:span></text:p>
      <text:p text:style-name="P810"/>
      <text:p text:style-name="P811"><text:span text:style-name="T811_1">3034</text:span></text:p>
      <text:p text:style-name="P812"><text:span text:style-name="T812_1"><text:tab/></text:span></text:p>
      <text:p text:style-name="P813"/>
      <text:p text:style-name="P814"><text:span text:style-name="T814_1">SE</text:span><text:span text:style-name="T814_2"><text:s/></text:span><text:span text:style-name="T814_3">MUEVEN</text:span><text:span text:style-name="T814_4"><text:s/></text:span><text:span text:style-name="T814_5">DEL</text:span><text:span text:style-name="T814_6"><text:s/></text:span><text:span text:style-name="T814_7">DTTO</text:span><text:span text:style-name="T814_8"><text:s/></text:span><text:span text:style-name="T814_9">MORADO</text:span><text:span text:style-name="T814_10"><text:s/>"</text:span><text:span text:style-name="T814_11">G</text:span><text:span text:style-name="T814_12">"<text:s/></text:span><text:span text:style-name="T814_13">AL</text:span><text:span text:style-name="T814_14"><text:s/></text:span><text:span text:style-name="T814_15">DTTO</text:span><text:span text:style-name="T814_16"><text:s/></text:span><text:span text:style-name="T814_17">FIUSHA</text:span><text:span text:style-name="T814_18"><text:s/>"</text:span><text:span text:style-name="T814_19">E</text:span><text:span text:style-name="T814_20">"</text:span></text:p>
      <text:p text:style-name="P815"><text:span text:style-name="T815_1"><text:tab/></text:span></text:p>
      <text:p text:style-name="P816"/>
      <text:p text:style-name="P817"><text:span text:style-name="T817_1"><text:s/></text:span></text:p>
      <text:p text:style-name="P818"/>
      <text:p text:style-name="P819"><text:span text:style-name="T819_1">3035</text:span></text:p>
      <text:p text:style-name="P820"><text:span text:style-name="T820_1"><text:tab/></text:span></text:p>
      <text:p text:style-name="P821"/>
      <text:p text:style-name="P822"><text:span text:style-name="T822_1">SE</text:span><text:span text:style-name="T822_2"><text:s/></text:span><text:span text:style-name="T822_3">MUEVEN</text:span><text:span text:style-name="T822_4"><text:s/></text:span><text:span text:style-name="T822_5">DEL</text:span><text:span text:style-name="T822_6"><text:s/></text:span><text:span text:style-name="T822_7">DTTO</text:span><text:span text:style-name="T822_8"><text:s/></text:span><text:span text:style-name="T822_9">MORADO</text:span><text:span text:style-name="T822_10"><text:s/>"</text:span><text:span text:style-name="T822_11">G</text:span><text:span text:style-name="T822_12">"<text:s/></text:span><text:span text:style-name="T822_13">AL</text:span><text:span text:style-name="T822_14"><text:s/></text:span><text:span text:style-name="T822_15">DTTO</text:span><text:span text:style-name="T822_16"><text:s/></text:span><text:span text:style-name="T822_17">FIUSHA</text:span><text:span text:style-name="T822_18"><text:s/>"</text:span><text:span text:style-name="T822_19">E</text:span><text:span text:style-name="T822_20">"</text:span></text:p>
      <text:p text:style-name="P823"><text:span text:style-name="T823_1"><text:tab/></text:span></text:p>
      <text:p text:style-name="P824"/>
      <text:p text:style-name="P825"><text:span text:style-name="T825_1"><text:s/></text:span></text:p>
      <text:p text:style-name="P826"/>
      <text:p text:style-name="P827"><text:span text:style-name="T827_1"><text:tab/></text:span><text:span text:style-name="T827_2">Todos</text:span><text:span text:style-name="T827_3"><text:tab/></text:span><text:span text:style-name="T827_4">Todas</text:span><text:span text:style-name="T827_5"><text:tab/></text:span><text:span text:style-name="T827_6">El</text:span><text:span text:style-name="T827_7"><text:s/></text:span><text:span text:style-name="T827_8">PAN</text:span><text:span text:style-name="T827_9">-</text:span><text:span text:style-name="T827_10">CLV</text:span><text:span text:style-name="T827_11"><text:s/></text:span><text:span text:style-name="T827_12">realiza</text:span><text:span text:style-name="T827_13"><text:s/></text:span><text:span text:style-name="T827_14">adecuaciones</text:span><text:span text:style-name="T827_15"><text:s/></text:span><text:span text:style-name="T827_16">principalmente</text:span><text:span text:style-name="T827_17"><text:s/></text:span><text:span text:style-name="T827_18">en</text:span><text:span text:style-name="T827_19"><text:s/></text:span><text:span text:style-name="T827_20">las</text:span><text:span text:style-name="T827_21"><text:s/></text:span><text:span text:style-name="T827_22">secciones</text:span><text:span text:style-name="T827_23"><text:s/></text:span><text:span text:style-name="T827_24">de</text:span><text:span text:style-name="T827_25"><text:s/></text:span><text:span text:style-name="T827_26">la</text:span><text:span text:style-name="T827_27"><text:s/></text:span><text:span text:style-name="T827_28">zona</text:span><text:span text:style-name="T827_29"><text:s/></text:span><text:span text:style-name="T827_30">metropolitana</text:span><text:span text:style-name="T827_31"><text:s/></text:span><text:span text:style-name="T827_32">de</text:span><text:span text:style-name="T827_33"><text:s/></text:span><text:span text:style-name="T827_34">Guadalajara</text:span><text:span text:style-name="T827_35"><text:s/></text:span><text:span text:style-name="T827_36">Y</text:span><text:span text:style-name="T827_37"><text:s/></text:span><text:span text:style-name="T827_38">Zapopan</text:span><text:span text:style-name="T827_39">,<text:s/></text:span><text:span text:style-name="T827_40">para</text:span><text:span text:style-name="T827_41"><text:s/></text:span><text:span text:style-name="T827_42">compensar</text:span><text:span text:style-name="T827_43"><text:s/></text:span><text:span text:style-name="T827_44">el</text:span><text:span text:style-name="T827_45"><text:s/></text:span><text:span text:style-name="T827_46">criterio</text:span><text:span text:style-name="T827_47"><text:s/></text:span><text:span text:style-name="T827_48">de</text:span><text:span text:style-name="T827_49"><text:s/></text:span><text:span text:style-name="T827_50">población</text:span><text:span text:style-name="T827_51">.<text:s/></text:span><text:span text:style-name="T827_52">Asimismo</text:span><text:span text:style-name="T827_53"><text:s/></text:span><text:span text:style-name="T827_54">se</text:span><text:span text:style-name="T827_55"><text:s/></text:span><text:span text:style-name="T827_56">indica</text:span><text:span text:style-name="T827_57"><text:s/></text:span><text:span text:style-name="T827_58">que</text:span><text:span text:style-name="T827_59"><text:s/></text:span><text:span text:style-name="T827_60">los</text:span><text:span text:style-name="T827_61"><text:s/></text:span><text:span text:style-name="T827_62">movimientos</text:span><text:span text:style-name="T827_63"><text:s/></text:span><text:span text:style-name="T827_64">realizados</text:span><text:span text:style-name="T827_65"><text:s/></text:span><text:span text:style-name="T827_66">también</text:span><text:span text:style-name="T827_67"><text:s/></text:span><text:span text:style-name="T827_68">están</text:span><text:span text:style-name="T827_69"><text:s/></text:span><text:span text:style-name="T827_70">relacionados</text:span><text:span text:style-name="T827_71"><text:s/></text:span><text:span text:style-name="T827_72">con</text:span><text:span text:style-name="T827_73"><text:s/></text:span><text:span text:style-name="T827_74">la</text:span><text:span text:style-name="T827_75"><text:s/></text:span><text:span text:style-name="T827_76">ubicación</text:span><text:span text:style-name="T827_77"><text:s/></text:span><text:span text:style-name="T827_78">de</text:span><text:span text:style-name="T827_79"><text:s/></text:span><text:span text:style-name="T827_80">las</text:span><text:span text:style-name="T827_81"><text:s/></text:span><text:span text:style-name="T827_82">casillas</text:span><text:span text:style-name="T827_83">,<text:s/></text:span><text:span text:style-name="T827_84">sin</text:span><text:span text:style-name="T827_85"><text:s/></text:span><text:span text:style-name="T827_86">embargo</text:span><text:span text:style-name="T827_87">,<text:s/></text:span><text:span text:style-name="T827_88">este</text:span><text:span text:style-name="T827_89"><text:s/></text:span><text:span text:style-name="T827_90">argumento</text:span><text:span text:style-name="T827_91"><text:s/></text:span><text:span text:style-name="T827_92">no</text:span><text:span text:style-name="T827_93"><text:s/></text:span><text:span text:style-name="T827_94">se</text:span><text:span text:style-name="T827_95"><text:s/></text:span><text:span text:style-name="T827_96">considera</text:span><text:span text:style-name="T827_97"><text:s/></text:span><text:span text:style-name="T827_98">en</text:span><text:span text:style-name="T827_99"><text:s/></text:span><text:span text:style-name="T827_100">este</text:span><text:span text:style-name="T827_101"><text:s/></text:span><text:span text:style-name="T827_102">momento</text:span><text:span text:style-name="T827_103"><text:s/></text:span><text:span text:style-name="T827_104">para</text:span><text:span text:style-name="T827_105"><text:s/></text:span><text:span text:style-name="T827_106">la</text:span><text:span text:style-name="T827_107"><text:s/></text:span><text:span text:style-name="T827_108">conformación</text:span><text:span text:style-name="T827_109"><text:s/></text:span><text:span text:style-name="T827_110">de</text:span><text:span text:style-name="T827_111"><text:s/></text:span><text:span text:style-name="T827_112">las</text:span><text:span text:style-name="T827_113"><text:s/></text:span><text:span text:style-name="T827_114">propuestas</text:span><text:span text:style-name="T827_115"><text:s/></text:span><text:span text:style-name="T827_116">de</text:span><text:span text:style-name="T827_117"><text:s/></text:span><text:span text:style-name="T827_118">distritación</text:span><text:span text:style-name="T827_119">.<text:tab/></text:span><text:span text:style-name="T827_120">El</text:span><text:span text:style-name="T827_121"><text:s/></text:span><text:span text:style-name="T827_122">escenario</text:span><text:span text:style-name="T827_123"><text:s/></text:span><text:span text:style-name="T827_124">propuesto</text:span><text:span text:style-name="T827_125"><text:s/></text:span><text:span text:style-name="T827_126">por</text:span><text:span text:style-name="T827_127"><text:s/></text:span><text:span text:style-name="T827_128">el</text:span><text:span text:style-name="T827_129"><text:s/></text:span><text:span text:style-name="T827_130">PAN</text:span><text:span text:style-name="T827_131">-</text:span><text:span text:style-name="T827_132">CLV</text:span><text:span text:style-name="T827_133"><text:s/></text:span><text:span text:style-name="T827_134">no</text:span><text:span text:style-name="T827_135"><text:s/></text:span><text:span text:style-name="T827_136">se</text:span><text:span text:style-name="T827_137"><text:s/></text:span><text:span text:style-name="T827_138">considera</text:span><text:span text:style-name="T827_139"><text:s/></text:span><text:span text:style-name="T827_140">viable</text:span><text:span text:style-name="T827_141">,<text:s/></text:span><text:span text:style-name="T827_142">ya</text:span><text:span text:style-name="T827_143"><text:s/></text:span><text:span text:style-name="T827_144">que</text:span><text:span text:style-name="T827_145"><text:s/></text:span><text:span text:style-name="T827_146">no</text:span><text:span text:style-name="T827_147"><text:s/></text:span><text:span text:style-name="T827_148">mejora</text:span><text:span text:style-name="T827_149"><text:s/></text:span><text:span text:style-name="T827_150">la</text:span><text:span text:style-name="T827_151"><text:s/></text:span><text:span text:style-name="T827_152">función</text:span><text:span text:style-name="T827_153"><text:s/></text:span><text:span text:style-name="T827_154">de</text:span><text:span text:style-name="T827_155"><text:s/></text:span><text:span text:style-name="T827_156">costo</text:span><text:span text:style-name="T827_157"><text:s/></text:span><text:span text:style-name="T827_158">del</text:span><text:span text:style-name="T827_159"><text:s/></text:span><text:span text:style-name="T827_160">Segundo</text:span><text:span text:style-name="T827_161"><text:s/></text:span><text:span text:style-name="T827_162">escenario</text:span><text:span text:style-name="T827_163"><text:s/></text:span><text:span text:style-name="T827_164">al</text:span><text:span text:style-name="T827_165"><text:s/></text:span><text:span text:style-name="T827_166">obtener</text:span><text:span text:style-name="T827_167"><text:s/></text:span><text:span text:style-name="T827_168">un</text:span><text:span text:style-name="T827_169"><text:s/></text:span><text:span text:style-name="T827_170">valor</text:span><text:span text:style-name="T827_171"><text:s/></text:span><text:span text:style-name="T827_172">de</text:span><text:span text:style-name="T827_173"><text:s/>34.58559591<text:s/></text:span><text:span text:style-name="T827_174">por</text:span><text:span text:style-name="T827_175"><text:s/></text:span><text:span text:style-name="T827_176">arriba</text:span><text:span text:style-name="T827_177"><text:s/></text:span><text:span text:style-name="T827_178">del</text:span><text:span text:style-name="T827_179"><text:s/></text:span><text:span text:style-name="T827_180">valor</text:span><text:span text:style-name="T827_181"><text:s/></text:span><text:span text:style-name="T827_182">del</text:span><text:span text:style-name="T827_183"><text:s/></text:span><text:span text:style-name="T827_184">segundo</text:span><text:span text:style-name="T827_185"><text:s/></text:span><text:span text:style-name="T827_186">escenario</text:span><text:span text:style-name="T827_187"><text:s/></text:span><text:span text:style-name="T827_188">que</text:span><text:span text:style-name="T827_189"><text:s/></text:span><text:span text:style-name="T827_190">es</text:span><text:span text:style-name="T827_191"><text:s/></text:span><text:span text:style-name="T827_192">de</text:span><text:span text:style-name="T827_193"><text:s/>34.19097441;<text:s/></text:span><text:span text:style-name="T827_194">de</text:span><text:span text:style-name="T827_195"><text:s/></text:span><text:span text:style-name="T827_196">los</text:span><text:span text:style-name="T827_197"><text:s/></text:span><text:span text:style-name="T827_198">cuatro</text:span><text:span text:style-name="T827_199"><text:s/></text:span><text:span text:style-name="T827_200">componentes</text:span><text:span text:style-name="T827_201"><text:s/></text:span><text:span text:style-name="T827_202">de</text:span><text:span text:style-name="T827_203"><text:s/></text:span><text:span text:style-name="T827_204">la</text:span><text:span text:style-name="T827_205"><text:s/></text:span><text:span text:style-name="T827_206">función</text:span><text:span text:style-name="T827_207"><text:s/></text:span><text:span text:style-name="T827_208">de</text:span><text:span text:style-name="T827_209"><text:s/></text:span><text:span text:style-name="T827_210">costo</text:span><text:span text:style-name="T827_211">,<text:s/></text:span><text:span text:style-name="T827_212">solo</text:span><text:span text:style-name="T827_213"><text:s/></text:span><text:span text:style-name="T827_214">mejora</text:span><text:span text:style-name="T827_215"><text:s/></text:span><text:span text:style-name="T827_216">la</text:span><text:span text:style-name="T827_217"><text:s/></text:span><text:span text:style-name="T827_218">población</text:span><text:span text:style-name="T827_219">.<text:s/></text:span><text:span text:style-name="T827_220">Cumple</text:span><text:span text:style-name="T827_221"><text:s/></text:span><text:span text:style-name="T827_222">en</text:span><text:span text:style-name="T827_223"><text:s/></text:span><text:span text:style-name="T827_224">lo</text:span><text:span text:style-name="T827_225"><text:s/></text:span><text:span text:style-name="T827_226">general</text:span><text:span text:style-name="T827_227"><text:s/></text:span><text:span text:style-name="T827_228">con</text:span><text:span text:style-name="T827_229"><text:s/></text:span><text:span text:style-name="T827_230">los</text:span><text:span text:style-name="T827_231"><text:s/></text:span><text:span text:style-name="T827_232">criterios</text:span><text:span text:style-name="T827_233"><text:s/></text:span><text:span text:style-name="T827_234">y</text:span><text:span text:style-name="T827_235"><text:s/></text:span><text:span text:style-name="T827_236">no</text:span><text:span text:style-name="T827_237"><text:s/></text:span><text:span text:style-name="T827_238">rompe</text:span><text:span text:style-name="T827_239"><text:s/></text:span><text:span text:style-name="T827_240">procesos</text:span><text:span text:style-name="T827_241">,<text:s/></text:span><text:span text:style-name="T827_242">además</text:span><text:span text:style-name="T827_243"><text:s/></text:span><text:span text:style-name="T827_244">que</text:span><text:span text:style-name="T827_245"><text:s/></text:span><text:span text:style-name="T827_246">los</text:span><text:span text:style-name="T827_247"><text:s/></text:span><text:span text:style-name="T827_248">distritos</text:span><text:span text:style-name="T827_249"><text:s/></text:span><text:span text:style-name="T827_250">se</text:span><text:span text:style-name="T827_251"><text:s/></text:span><text:span text:style-name="T827_252">encuentran</text:span><text:span text:style-name="T827_253"><text:s/></text:span><text:span text:style-name="T827_254">dentro</text:span><text:span text:style-name="T827_255"><text:s/></text:span><text:span text:style-name="T827_256">del</text:span><text:span text:style-name="T827_257"><text:s/></text:span><text:span text:style-name="T827_258">rango</text:span><text:span text:style-name="T827_259"><text:s/></text:span><text:span text:style-name="T827_260">establecido</text:span><text:span text:style-name="T827_261">.</text:span></text:p>
      <text:p text:style-name="P828"><text:span text:style-name="T828_1">PAN</text:span><text:span text:style-name="T828_2"><text:s/>-<text:s/></text:span><text:span text:style-name="T828_3">Nacional</text:span><text:span text:style-name="T828_4"><text:tab/></text:span><text:span text:style-name="T828_5">Sin</text:span><text:span text:style-name="T828_6"><text:s/></text:span><text:span text:style-name="T828_7">observaciones</text:span><text:span text:style-name="T828_8">.<text:tab/></text:span><text:span text:style-name="T828_9">Todos</text:span><text:span text:style-name="T828_10"><text:tab/></text:span><text:span text:style-name="T828_11">Todas</text:span><text:span text:style-name="T828_12"><text:tab/></text:span><text:span text:style-name="T828_13">EL</text:span><text:span text:style-name="T828_14"><text:s/></text:span><text:span text:style-name="T828_15">PAN</text:span><text:span text:style-name="T828_16">_</text:span><text:span text:style-name="T828_17">NACIONAL</text:span><text:span text:style-name="T828_18"><text:s/></text:span><text:span text:style-name="T828_19">no</text:span><text:span text:style-name="T828_20"><text:s/></text:span><text:span text:style-name="T828_21">presenta</text:span><text:span text:style-name="T828_22"><text:s/></text:span><text:span text:style-name="T828_23">argumentos</text:span><text:span text:style-name="T828_24"><text:s/></text:span><text:span text:style-name="T828_25">en</text:span><text:span text:style-name="T828_26"><text:s/></text:span><text:span text:style-name="T828_27">torno</text:span><text:span text:style-name="T828_28"><text:s/></text:span><text:span text:style-name="T828_29">a</text:span><text:span text:style-name="T828_30"><text:s/></text:span><text:span text:style-name="T828_31">su</text:span><text:span text:style-name="T828_32"><text:s/></text:span><text:span text:style-name="T828_33">propuesta</text:span><text:span text:style-name="T828_34">.<text:s/></text:span><text:span text:style-name="T828_35">El</text:span><text:span text:style-name="T828_36"><text:s/></text:span><text:span text:style-name="T828_37">análisis</text:span><text:span text:style-name="T828_38"><text:s/></text:span><text:span text:style-name="T828_39">se</text:span><text:span text:style-name="T828_40"><text:s/></text:span><text:span text:style-name="T828_41">realiza</text:span><text:span text:style-name="T828_42"><text:s/></text:span><text:span text:style-name="T828_43">conforme</text:span><text:span text:style-name="T828_44"><text:s/></text:span><text:span text:style-name="T828_45">a</text:span><text:span text:style-name="T828_46"><text:s/></text:span><text:span text:style-name="T828_47">lo</text:span><text:span text:style-name="T828_48"><text:s/></text:span><text:span text:style-name="T828_49">observado</text:span><text:span text:style-name="T828_50"><text:s/></text:span><text:span text:style-name="T828_51">en</text:span><text:span text:style-name="T828_52"><text:s/></text:span><text:span text:style-name="T828_53">el</text:span><text:span text:style-name="T828_54"><text:s/></text:span><text:span text:style-name="T828_55">mapa</text:span><text:span text:style-name="T828_56"><text:s/></text:span><text:span text:style-name="T828_57">y</text:span><text:span text:style-name="T828_58"><text:s/></text:span><text:span text:style-name="T828_59">las</text:span><text:span text:style-name="T828_60"><text:s/></text:span><text:span text:style-name="T828_61">componentes</text:span><text:span text:style-name="T828_62"><text:s/></text:span><text:span text:style-name="T828_63">de</text:span><text:span text:style-name="T828_64"><text:s/></text:span><text:span text:style-name="T828_65">la</text:span><text:span text:style-name="T828_66"><text:s/></text:span><text:span text:style-name="T828_67">función</text:span><text:span text:style-name="T828_68"><text:s/></text:span><text:span text:style-name="T828_69">de</text:span><text:span text:style-name="T828_70"><text:s/></text:span><text:span text:style-name="T828_71">costo</text:span><text:span text:style-name="T828_72">.<text:tab/></text:span><text:span text:style-name="T828_73">El</text:span><text:span text:style-name="T828_74"><text:s/></text:span><text:span text:style-name="T828_75">escenario</text:span><text:span text:style-name="T828_76"><text:s/></text:span><text:span text:style-name="T828_77">propuesto</text:span><text:span text:style-name="T828_78"><text:s/></text:span><text:span text:style-name="T828_79">por</text:span><text:span text:style-name="T828_80"><text:s/></text:span><text:span text:style-name="T828_81">el</text:span><text:span text:style-name="T828_82"><text:s/></text:span><text:span text:style-name="T828_83">PAN</text:span><text:span text:style-name="T828_84">-</text:span><text:span text:style-name="T828_85">NACIONAL</text:span><text:span text:style-name="T828_86"><text:s/></text:span><text:span text:style-name="T828_87">se</text:span><text:span text:style-name="T828_88"><text:s/></text:span><text:span text:style-name="T828_89">considera</text:span><text:span text:style-name="T828_90"><text:s/></text:span><text:span text:style-name="T828_91">viable</text:span><text:span text:style-name="T828_92">,<text:s/></text:span><text:span text:style-name="T828_93">ya</text:span><text:span text:style-name="T828_94"><text:s/></text:span><text:span text:style-name="T828_95">que</text:span><text:span text:style-name="T828_96"><text:s/></text:span><text:span text:style-name="T828_97">mejora</text:span><text:span text:style-name="T828_98"><text:s/></text:span><text:span text:style-name="T828_99">la</text:span><text:span text:style-name="T828_100"><text:s/></text:span><text:span text:style-name="T828_101">función</text:span><text:span text:style-name="T828_102"><text:s/></text:span><text:span text:style-name="T828_103">de</text:span><text:span text:style-name="T828_104"><text:s/></text:span><text:span text:style-name="T828_105">costo</text:span><text:span text:style-name="T828_106"><text:s/></text:span><text:span text:style-name="T828_107">del</text:span><text:span text:style-name="T828_108"><text:s/></text:span><text:span text:style-name="T828_109">Segundo</text:span><text:span text:style-name="T828_110"><text:s/></text:span><text:span text:style-name="T828_111">escenario</text:span><text:span text:style-name="T828_112"><text:s/></text:span><text:span text:style-name="T828_113">de</text:span><text:span text:style-name="T828_114"><text:s/>34.19097441<text:s/></text:span><text:span text:style-name="T828_115">a</text:span><text:span text:style-name="T828_116"><text:s/>33.83115956;<text:s/></text:span><text:span text:style-name="T828_117">sin</text:span><text:span text:style-name="T828_118"><text:s/></text:span><text:span text:style-name="T828_119">embargo</text:span><text:span text:style-name="T828_120"><text:s/></text:span><text:span text:style-name="T828_121">de</text:span><text:span text:style-name="T828_122"><text:s/></text:span><text:span text:style-name="T828_123">los</text:span><text:span text:style-name="T828_124"><text:s/></text:span><text:span text:style-name="T828_125">cuatro</text:span><text:span text:style-name="T828_126"><text:s/></text:span><text:span text:style-name="T828_127">componentes</text:span><text:span text:style-name="T828_128"><text:s/></text:span><text:span text:style-name="T828_129">de</text:span><text:span text:style-name="T828_130"><text:s/></text:span><text:span text:style-name="T828_131">la</text:span><text:span text:style-name="T828_132"><text:s/></text:span><text:span text:style-name="T828_133">función</text:span><text:span text:style-name="T828_134"><text:s/></text:span><text:span text:style-name="T828_135">de</text:span><text:span text:style-name="T828_136"><text:s/></text:span><text:span text:style-name="T828_137">costo</text:span><text:span text:style-name="T828_138">,<text:s/></text:span><text:span text:style-name="T828_139">no</text:span><text:span text:style-name="T828_140"><text:s/></text:span><text:span text:style-name="T828_141">mejora</text:span><text:span text:style-name="T828_142"><text:s/></text:span><text:span text:style-name="T828_143">la</text:span><text:span text:style-name="T828_144"><text:s/></text:span><text:span text:style-name="T828_145">compacidad</text:span><text:span text:style-name="T828_146"><text:s/></text:span><text:span text:style-name="T828_147">geométrica</text:span><text:span text:style-name="T828_148">.<text:s/></text:span><text:span text:style-name="T828_149">Asimismo</text:span><text:span text:style-name="T828_150">,<text:s/></text:span><text:span text:style-name="T828_151">cumple</text:span><text:span text:style-name="T828_152"><text:s/></text:span><text:span text:style-name="T828_153">en</text:span><text:span text:style-name="T828_154"><text:s/></text:span><text:span text:style-name="T828_155">lo</text:span><text:span text:style-name="T828_156"><text:s/></text:span><text:span text:style-name="T828_157">general</text:span><text:span text:style-name="T828_158"><text:s/></text:span><text:span text:style-name="T828_159">con</text:span><text:span text:style-name="T828_160"><text:s/></text:span><text:span text:style-name="T828_161">los</text:span><text:span text:style-name="T828_162"><text:s/></text:span><text:span text:style-name="T828_163">criterios</text:span><text:span text:style-name="T828_164"><text:s/></text:span><text:span text:style-name="T828_165">y</text:span><text:span text:style-name="T828_166"><text:s/></text:span><text:span text:style-name="T828_167">no</text:span><text:span text:style-name="T828_168"><text:s/></text:span><text:span text:style-name="T828_169">rompe</text:span><text:span text:style-name="T828_170"><text:s/></text:span><text:span text:style-name="T828_171">procesos</text:span><text:span text:style-name="T828_172">,<text:s/></text:span><text:span text:style-name="T828_173">además</text:span><text:span text:style-name="T828_174"><text:s/></text:span><text:span text:style-name="T828_175">que</text:span><text:span text:style-name="T828_176"><text:s/></text:span><text:span text:style-name="T828_177">los</text:span><text:span text:style-name="T828_178"><text:s/></text:span><text:span text:style-name="T828_179">distritos</text:span><text:span text:style-name="T828_180"><text:s/></text:span><text:span text:style-name="T828_181">se</text:span><text:span text:style-name="T828_182"><text:s/></text:span><text:span text:style-name="T828_183">encuentran</text:span><text:span text:style-name="T828_184"><text:s/></text:span><text:span text:style-name="T828_185">dentro</text:span><text:span text:style-name="T828_186"><text:s/></text:span><text:span text:style-name="T828_187">del</text:span><text:span text:style-name="T828_188"><text:s/></text:span><text:span text:style-name="T828_189">rango</text:span><text:span text:style-name="T828_190"><text:s/></text:span><text:span text:style-name="T828_191">establecido</text:span><text:span text:style-name="T828_192">.</text:span></text:p>
      <text:p text:style-name="P829"><text:span text:style-name="T829_1">PANAL</text:span><text:span text:style-name="T829_2"><text:s/>-<text:s/></text:span><text:span text:style-name="T829_3">CLV</text:span><text:span text:style-name="T829_4"><text:tab/></text:span></text:p>
      <text:p text:style-name="P830"/>
      <text:p text:style-name="P831"><text:span text:style-name="T831_1">REUNIÓN</text:span><text:span text:style-name="T831_2"><text:s/></text:span><text:span text:style-name="T831_3">DE</text:span><text:span text:style-name="T831_4"><text:s/></text:span><text:span text:style-name="T831_5">TRABAJO</text:span></text:p>
      <text:p text:style-name="P832"/>
      <text:p text:style-name="P833"><text:span text:style-name="T833_1">DE</text:span><text:span text:style-name="T833_2"><text:s/></text:span><text:span text:style-name="T833_3">LA</text:span><text:span text:style-name="T833_4"><text:s/></text:span><text:span text:style-name="T833_5">COMISIÓN</text:span><text:span text:style-name="T833_6"><text:s/></text:span><text:span text:style-name="T833_7">LOCAL</text:span><text:span text:style-name="T833_8"><text:s/></text:span><text:span text:style-name="T833_9">DE</text:span><text:span text:style-name="T833_10"><text:s/></text:span><text:span text:style-name="T833_11">VIGILANCIA</text:span></text:p>
      <text:p text:style-name="P834"/>
      <text:p text:style-name="P835"><text:span text:style-name="T835_1">SOBRE</text:span><text:span text:style-name="T835_2"><text:s/></text:span><text:span text:style-name="T835_3">EL</text:span><text:span text:style-name="T835_4"><text:s/></text:span><text:span text:style-name="T835_5">SEGUNDO</text:span><text:span text:style-name="T835_6"><text:s/></text:span><text:span text:style-name="T835_7">ESCENARIO</text:span><text:span text:style-name="T835_8"><text:s/></text:span><text:span text:style-name="T835_9">DE</text:span></text:p>
      <text:p text:style-name="P836"/>
      <text:p text:style-name="P837"><text:span text:style-name="T837_1">REDISTRITACIÓN</text:span><text:span text:style-name="T837_2"><text:s/>2013.</text:span></text:p>
      <text:p text:style-name="P838"/>
      <text:p text:style-name="P839"><text:span text:style-name="T839_1"><text:s/></text:span></text:p>
      <text:p text:style-name="P840"/>
      <text:p text:style-name="P841"><text:span text:style-name="T841_1"><text:s/></text:span></text:p>
      <text:p text:style-name="P842"/>
      <text:p text:style-name="P843"><text:span text:style-name="T843_1">EN</text:span><text:span text:style-name="T843_2"><text:s/></text:span><text:span text:style-name="T843_3">LA</text:span><text:span text:style-name="T843_4"><text:s/></text:span><text:span text:style-name="T843_5">REUNIÓN</text:span><text:span text:style-name="T843_6"><text:s/></text:span><text:span text:style-name="T843_7">DE</text:span><text:span text:style-name="T843_8"><text:s/></text:span><text:span text:style-name="T843_9">TRABAJO</text:span><text:span text:style-name="T843_10"><text:s/></text:span><text:span text:style-name="T843_11">REALIZADA</text:span><text:span text:style-name="T843_12"><text:s/></text:span><text:span text:style-name="T843_13">POR</text:span><text:span text:style-name="T843_14"><text:s/></text:span><text:span text:style-name="T843_15">LA</text:span><text:span text:style-name="T843_16"><text:s/></text:span><text:span text:style-name="T843_17">COMISIÓN</text:span><text:span text:style-name="T843_18"><text:s/></text:span><text:span text:style-name="T843_19">LOCAL</text:span><text:span text:style-name="T843_20"><text:s/></text:span><text:span text:style-name="T843_21">DE</text:span><text:span text:style-name="T843_22"><text:s/></text:span><text:span text:style-name="T843_23">VIGILANCIA</text:span><text:span text:style-name="T843_24"><text:s/></text:span><text:span text:style-name="T843_25">DE</text:span><text:span text:style-name="T843_26"><text:s/></text:span><text:span text:style-name="T843_27">FECHA</text:span><text:span text:style-name="T843_28"><text:s/>24<text:s/></text:span><text:span text:style-name="T843_29">DE</text:span><text:span text:style-name="T843_30"><text:s/></text:span><text:span text:style-name="T843_31">SEPTIEMBRE</text:span><text:span text:style-name="T843_32"><text:s/></text:span><text:span text:style-name="T843_33">DE</text:span><text:span text:style-name="T843_34"><text:s/>2013,<text:s/></text:span><text:span text:style-name="T843_35">INTEGRADA</text:span><text:span text:style-name="T843_36"><text:s/></text:span><text:span text:style-name="T843_37">POR</text:span><text:span text:style-name="T843_38"><text:s/></text:span><text:span text:style-name="T843_39">EL</text:span><text:span text:style-name="T843_40"><text:s/></text:span><text:span text:style-name="T843_41">MAESTRO</text:span><text:span text:style-name="T843_42"><text:s/></text:span><text:span text:style-name="T843_43">ROGELIO</text:span><text:span text:style-name="T843_44"><text:s/></text:span><text:span text:style-name="T843_45">ARTURO</text:span><text:span text:style-name="T843_46"><text:s/></text:span><text:span text:style-name="T843_47">CASTILLO</text:span><text:span text:style-name="T843_48"><text:s/></text:span><text:span text:style-name="T843_49">BETANCOURT</text:span><text:span text:style-name="T843_50">,<text:s/></text:span><text:span text:style-name="T843_51">VOCAL</text:span><text:span text:style-name="T843_52"><text:s/></text:span><text:span text:style-name="T843_53">ESTATAL</text:span><text:span text:style-name="T843_54"><text:s/></text:span><text:span text:style-name="T843_55">DEL</text:span><text:span text:style-name="T843_56"><text:s/></text:span><text:span text:style-name="T843_57">REGISTRO</text:span><text:span text:style-name="T843_58"><text:s/></text:span><text:span text:style-name="T843_59">FEDERAL</text:span><text:span text:style-name="T843_60"><text:s/></text:span><text:span text:style-name="T843_61">DE</text:span><text:span text:style-name="T843_62"><text:s/></text:span><text:span text:style-name="T843_63">ELECTORES</text:span><text:span text:style-name="T843_64"><text:s/></text:span><text:span text:style-name="T843_65">Y</text:span><text:span text:style-name="T843_66"><text:s/></text:span><text:span text:style-name="T843_67">PRESIDENTE</text:span><text:span text:style-name="T843_68"><text:s/></text:span><text:span text:style-name="T843_69">DE</text:span><text:span text:style-name="T843_70"><text:s/></text:span><text:span text:style-name="T843_71">LA</text:span><text:span text:style-name="T843_72"><text:s/></text:span><text:span text:style-name="T843_73">COMISIÓN</text:span><text:span text:style-name="T843_74"><text:s/></text:span><text:span text:style-name="T843_75">LOCAL</text:span><text:span text:style-name="T843_76"><text:s/></text:span><text:span text:style-name="T843_77">DE</text:span><text:span text:style-name="T843_78"><text:s/></text:span><text:span text:style-name="T843_79">VIGILANCIA</text:span><text:span text:style-name="T843_80">;<text:s/></text:span><text:span text:style-name="T843_81">LICENCIADO</text:span><text:span text:style-name="T843_82"><text:s/></text:span><text:span text:style-name="T843_83">DANIEL</text:span><text:span text:style-name="T843_84"><text:s/></text:span><text:span text:style-name="T843_85">VERGARA</text:span><text:span text:style-name="T843_86"><text:s/></text:span><text:span text:style-name="T843_87">GUZMÁN</text:span><text:span text:style-name="T843_88">,<text:s/></text:span><text:span text:style-name="T843_89">REPRESENTANTE</text:span><text:span text:style-name="T843_90"><text:s/></text:span><text:span text:style-name="T843_91">SUPLENTE</text:span><text:span text:style-name="T843_92"><text:s/></text:span><text:span text:style-name="T843_93">DEL</text:span><text:span text:style-name="T843_94"><text:s/></text:span><text:span text:style-name="T843_95">PARTIDO</text:span><text:span text:style-name="T843_96"><text:s/></text:span><text:span text:style-name="T843_97">ACCIÓN</text:span><text:span text:style-name="T843_98"><text:s/></text:span><text:span text:style-name="T843_99">NACIONAL</text:span><text:span text:style-name="T843_100">;<text:s/></text:span><text:span text:style-name="T843_101">DOCTOR</text:span><text:span text:style-name="T843_102"><text:s/></text:span><text:span text:style-name="T843_103">GUILLERMO</text:span><text:span text:style-name="T843_104"><text:s/></text:span><text:span text:style-name="T843_105">MACÍAS</text:span><text:span text:style-name="T843_106"><text:s/></text:span><text:span text:style-name="T843_107">LARA</text:span><text:span text:style-name="T843_108">;<text:s/></text:span><text:span text:style-name="T843_109">REPRESENTANTE</text:span><text:span text:style-name="T843_110"><text:s/></text:span><text:span text:style-name="T843_111">SUPLENTE</text:span><text:span text:style-name="T843_112"><text:s/></text:span><text:span text:style-name="T843_113">DEL</text:span><text:span text:style-name="T843_114"><text:s/></text:span><text:span text:style-name="T843_115">PARTIDO</text:span><text:span text:style-name="T843_116"><text:s/></text:span><text:span text:style-name="T843_117">REVOLUCIONARIO</text:span><text:span text:style-name="T843_118"><text:s/></text:span><text:span text:style-name="T843_119">INSTITUCIONAL</text:span><text:span text:style-name="T843_120">;<text:s/></text:span><text:span text:style-name="T843_121">INGENIERO</text:span><text:span text:style-name="T843_122"><text:s/></text:span><text:span text:style-name="T843_123">EXIQUIO</text:span><text:span text:style-name="T843_124"><text:s/></text:span><text:span text:style-name="T843_125">ALEJANDRO</text:span><text:span text:style-name="T843_126"><text:s/></text:span><text:span text:style-name="T843_127">NAVA</text:span><text:span text:style-name="T843_128"><text:s/></text:span><text:span text:style-name="T843_129">GÓMEZ</text:span><text:span text:style-name="T843_130">,<text:s/></text:span><text:span text:style-name="T843_131">REPRESENTANTE</text:span><text:span text:style-name="T843_132"><text:s/></text:span><text:span text:style-name="T843_133">PROPIETARIO</text:span><text:span text:style-name="T843_134"><text:s/></text:span><text:span text:style-name="T843_135">DEL</text:span><text:span text:style-name="T843_136"><text:s/></text:span><text:span text:style-name="T843_137">PARTIDO</text:span><text:span text:style-name="T843_138"><text:s/></text:span><text:span text:style-name="T843_139">DE</text:span><text:span text:style-name="T843_140"><text:s/></text:span><text:span text:style-name="T843_141">LA</text:span><text:span text:style-name="T843_142"><text:s/></text:span><text:span text:style-name="T843_143">REVOLUCIÓN</text:span><text:span text:style-name="T843_144"><text:s/></text:span><text:span text:style-name="T843_145">DEMOCRÁTICA</text:span><text:span text:style-name="T843_146">;<text:s text:c="2"/></text:span><text:span text:style-name="T843_147">INGENIERO</text:span><text:span text:style-name="T843_148"><text:s/></text:span><text:span text:style-name="T843_149">MISAEL</text:span><text:span text:style-name="T843_150"><text:s/></text:span><text:span text:style-name="T843_151">MENDOZA</text:span><text:span text:style-name="T843_152"><text:s/></text:span><text:span text:style-name="T843_153">RODRÍGUEZ</text:span><text:span text:style-name="T843_154">;<text:s/></text:span><text:span text:style-name="T843_155">REPRESENTANTE</text:span><text:span text:style-name="T843_156"><text:s text:c="2"/></text:span><text:span text:style-name="T843_157">SUPLENTE</text:span><text:span text:style-name="T843_158"><text:s/></text:span><text:span text:style-name="T843_159">DEL</text:span><text:span text:style-name="T843_160"><text:s/></text:span><text:span text:style-name="T843_161">PARTIDO</text:span><text:span text:style-name="T843_162"><text:s/></text:span><text:span text:style-name="T843_163">DEL</text:span><text:span text:style-name="T843_164"><text:s/></text:span><text:span text:style-name="T843_165">TRABAJO</text:span><text:span text:style-name="T843_166">;<text:s/></text:span><text:span text:style-name="T843_167">LICENCIADO</text:span><text:span text:style-name="T843_168"><text:s/></text:span><text:span text:style-name="T843_169">SALVADOR</text:span><text:span text:style-name="T843_170"><text:s/></text:span><text:span text:style-name="T843_171">PAREDES</text:span><text:span text:style-name="T843_172"><text:s/></text:span><text:span text:style-name="T843_173">RODRÍGUEZ</text:span><text:span text:style-name="T843_174">,<text:s/></text:span><text:span text:style-name="T843_175">REPRESENTANTE</text:span><text:span text:style-name="T843_176"><text:s/></text:span><text:span text:style-name="T843_177">PROPIETARIO</text:span><text:span text:style-name="T843_178"><text:s/></text:span><text:span text:style-name="T843_179">DEL</text:span><text:span text:style-name="T843_180"><text:s/></text:span><text:span text:style-name="T843_181">PARTIDO</text:span><text:span text:style-name="T843_182"><text:s/></text:span><text:span text:style-name="T843_183">VERDE</text:span><text:span text:style-name="T843_184"><text:s/></text:span><text:span text:style-name="T843_185">ECOLOGISTA</text:span><text:span text:style-name="T843_186"><text:s/></text:span><text:span text:style-name="T843_187">DE</text:span><text:span text:style-name="T843_188"><text:s/></text:span><text:span text:style-name="T843_189">MéXICO</text:span><text:span text:style-name="T843_190">;<text:s/></text:span><text:span text:style-name="T843_191">L</text:span><text:span text:style-name="T843_192">.</text:span><text:span text:style-name="T843_193">C</text:span><text:span text:style-name="T843_194">.</text:span><text:span text:style-name="T843_195">P</text:span><text:span text:style-name="T843_196">.<text:s/></text:span><text:span text:style-name="T843_197">JOSÉ</text:span><text:span text:style-name="T843_198"><text:s/></text:span><text:span text:style-name="T843_199">JAIME</text:span><text:span text:style-name="T843_200"><text:s/></text:span><text:span text:style-name="T843_201">AYALA</text:span><text:span text:style-name="T843_202"><text:s/></text:span><text:span text:style-name="T843_203">PONCE</text:span><text:span text:style-name="T843_204">,<text:s/></text:span><text:span text:style-name="T843_205">REPRESENTANTE</text:span><text:span text:style-name="T843_206"><text:s/></text:span><text:span text:style-name="T843_207">PROPIETARIO</text:span><text:span text:style-name="T843_208"><text:s/></text:span><text:span text:style-name="T843_209">DEL</text:span><text:span text:style-name="T843_210"><text:s/></text:span><text:span text:style-name="T843_211">PARTIDO</text:span><text:span text:style-name="T843_212"><text:s/></text:span><text:span text:style-name="T843_213">MOVIMIENTO</text:span><text:span text:style-name="T843_214"><text:s/></text:span><text:span text:style-name="T843_215">CIUDADANO</text:span><text:span text:style-name="T843_216">;<text:s/></text:span><text:span text:style-name="T843_217">LICENCIADO</text:span><text:span text:style-name="T843_218"><text:s/></text:span><text:span text:style-name="T843_219">RAFAEL</text:span><text:span text:style-name="T843_220"><text:s/></text:span><text:span text:style-name="T843_221">CURIEL</text:span><text:span text:style-name="T843_222"><text:s/></text:span><text:span text:style-name="T843_223">ESTRADA</text:span><text:span text:style-name="T843_224">,<text:s/></text:span><text:span text:style-name="T843_225">REPRESENTANTE</text:span><text:span text:style-name="T843_226"><text:s/></text:span><text:span text:style-name="T843_227">PROPIETARIO</text:span><text:span text:style-name="T843_228"><text:s/></text:span><text:span text:style-name="T843_229">DEL</text:span><text:span text:style-name="T843_230"><text:s/></text:span><text:span text:style-name="T843_231">PARTIDO</text:span><text:span text:style-name="T843_232"><text:s/></text:span><text:span text:style-name="T843_233">NUEVA</text:span><text:span text:style-name="T843_234"><text:s/></text:span><text:span text:style-name="T843_235">ALIANZA</text:span><text:span text:style-name="T843_236">;<text:s/></text:span><text:span text:style-name="T843_237">LICENCIADA</text:span><text:span text:style-name="T843_238"><text:s/></text:span><text:span text:style-name="T843_239">SARA</text:span><text:span text:style-name="T843_240"><text:s/></text:span><text:span text:style-name="T843_241">FRANCISCA</text:span><text:span text:style-name="T843_242"><text:s/></text:span><text:span text:style-name="T843_243">NAVARRETE</text:span><text:span text:style-name="T843_244"><text:s/></text:span><text:span text:style-name="T843_245">BRAVO</text:span><text:span text:style-name="T843_246">,<text:s/></text:span><text:span text:style-name="T843_247">SECRETARIA</text:span><text:span text:style-name="T843_248"><text:s/></text:span><text:span text:style-name="T843_249">DE</text:span><text:span text:style-name="T843_250"><text:s/></text:span><text:span text:style-name="T843_251">LA</text:span><text:span text:style-name="T843_252"><text:s/></text:span><text:span text:style-name="T843_253">COMISIÓN</text:span><text:span text:style-name="T843_254"><text:s/></text:span><text:span text:style-name="T843_255">LOCAL</text:span><text:span text:style-name="T843_256"><text:s/></text:span><text:span text:style-name="T843_257">DE</text:span><text:span text:style-name="T843_258"><text:s/></text:span><text:span text:style-name="T843_259">VIGILANCIA</text:span><text:span text:style-name="T843_260">,<text:s/></text:span><text:span text:style-name="T843_261">ASIMISMO</text:span><text:span text:style-name="T843_262"><text:s/></text:span><text:span text:style-name="T843_263">SE</text:span><text:span text:style-name="T843_264"><text:s/></text:span><text:span text:style-name="T843_265">CONTÓ</text:span><text:span text:style-name="T843_266"><text:s/></text:span><text:span text:style-name="T843_267">CON</text:span><text:span text:style-name="T843_268"><text:s/></text:span><text:span text:style-name="T843_269">LA</text:span><text:span text:style-name="T843_270"><text:s/></text:span><text:span text:style-name="T843_271">PRESENCIA</text:span><text:span text:style-name="T843_272"><text:s/></text:span><text:span text:style-name="T843_273">DE</text:span><text:span text:style-name="T843_274"><text:s/></text:span><text:span text:style-name="T843_275">LA</text:span><text:span text:style-name="T843_276"><text:s/></text:span><text:span text:style-name="T843_277">GEÓGRAFA</text:span><text:span text:style-name="T843_278"><text:s/></text:span><text:span text:style-name="T843_279">MARÍA</text:span><text:span text:style-name="T843_280"><text:s/></text:span><text:span text:style-name="T843_281">DE</text:span><text:span text:style-name="T843_282"><text:s/></text:span><text:span text:style-name="T843_283">LOS</text:span><text:span text:style-name="T843_284"><text:s/></text:span><text:span text:style-name="T843_285">DOLORES</text:span><text:span text:style-name="T843_286"><text:s/></text:span><text:span text:style-name="T843_287">GUETA</text:span><text:span text:style-name="T843_288"><text:s/></text:span><text:span text:style-name="T843_289">FLORES</text:span><text:span text:style-name="T843_290">,<text:s text:c="2"/></text:span><text:span text:style-name="T843_291">Y</text:span><text:span text:style-name="T843_292"><text:s/></text:span><text:span text:style-name="T843_293">EN</text:span><text:span text:style-name="T843_294"><text:s/></text:span><text:span text:style-name="T843_295">LA</text:span><text:span text:style-name="T843_296"><text:s/></text:span><text:span text:style-name="T843_297">QUE</text:span><text:span text:style-name="T843_298"><text:s/></text:span><text:span text:style-name="T843_299">DE</text:span><text:span text:style-name="T843_300"><text:s/></text:span><text:span text:style-name="T843_301">MANERA</text:span><text:span text:style-name="T843_302"><text:s/></text:span><text:span text:style-name="T843_303">UNÁNIME</text:span><text:span text:style-name="T843_304"><text:s/></text:span><text:span text:style-name="T843_305">SE</text:span><text:span text:style-name="T843_306"><text:s/></text:span><text:span text:style-name="T843_307">ACORDÓ</text:span><text:span text:style-name="T843_308"><text:s/></text:span><text:span text:style-name="T843_309">QUE</text:span><text:span text:style-name="T843_310"><text:s/></text:span><text:span text:style-name="T843_311">ESTE</text:span><text:span text:style-name="T843_312"><text:s/></text:span><text:span text:style-name="T843_313">ESCENARIO</text:span><text:span text:style-name="T843_314"><text:s/></text:span><text:span text:style-name="T843_315">ES</text:span><text:span text:style-name="T843_316"><text:s/></text:span><text:span text:style-name="T843_317">EL</text:span><text:span text:style-name="T843_318"><text:s/></text:span><text:span text:style-name="T843_319">MEJOR</text:span><text:span text:style-name="T843_320">,<text:s/></text:span><text:span text:style-name="T843_321">PARA</text:span><text:span text:style-name="T843_322"><text:s/></text:span><text:span text:style-name="T843_323">JALISCO</text:span><text:span text:style-name="T843_324">,<text:s/></text:span><text:span text:style-name="T843_325">RESULTANDO</text:span><text:span text:style-name="T843_326"><text:s/></text:span><text:span text:style-name="T843_327">LAS</text:span><text:span text:style-name="T843_328"><text:s/></text:span><text:span text:style-name="T843_329">SIGUIENTES</text:span><text:span text:style-name="T843_330"><text:s/></text:span><text:span text:style-name="T843_331">PROPUESTAS</text:span><text:span text:style-name="T843_332"><text:s/></text:span><text:span text:style-name="T843_333">Y</text:span><text:span text:style-name="T843_334"><text:s/></text:span><text:span text:style-name="T843_335">ADECUACIONES</text:span><text:span text:style-name="T843_336"><text:s/></text:span><text:span text:style-name="T843_337">TANTO</text:span><text:span text:style-name="T843_338"><text:s/></text:span><text:span text:style-name="T843_339">EN</text:span><text:span text:style-name="T843_340"><text:s/></text:span><text:span text:style-name="T843_341">LA</text:span><text:span text:style-name="T843_342"><text:s/></text:span><text:span text:style-name="T843_343">ZONA</text:span><text:span text:style-name="T843_344"><text:s/></text:span><text:span text:style-name="T843_345">METROPOLITANA</text:span><text:span text:style-name="T843_346"><text:s/></text:span><text:span text:style-name="T843_347">DE</text:span><text:span text:style-name="T843_348"><text:s/></text:span><text:span text:style-name="T843_349">GUADALAJARA</text:span><text:span text:style-name="T843_350"><text:s/></text:span><text:span text:style-name="T843_351">Y</text:span><text:span text:style-name="T843_352"><text:s/></text:span><text:span text:style-name="T843_353">ZAPOPAN</text:span><text:span text:style-name="T843_354">,<text:s/></text:span><text:span text:style-name="T843_355">COMO</text:span><text:span text:style-name="T843_356"><text:s/></text:span><text:span text:style-name="T843_357">EN</text:span><text:span text:style-name="T843_358"><text:s/></text:span><text:span text:style-name="T843_359">LA</text:span><text:span text:style-name="T843_360"><text:s/></text:span><text:span text:style-name="T843_361">ZONA</text:span><text:span text:style-name="T843_362"><text:s/></text:span><text:span text:style-name="T843_363">FORÁNEA</text:span><text:span text:style-name="T843_364">.</text:span></text:p>
      <text:p text:style-name="P844"/>
      <text:p text:style-name="P845"><text:span text:style-name="T845_1">PROPUESTAS</text:span><text:span text:style-name="T845_2"><text:s/></text:span><text:span text:style-name="T845_3">Y</text:span><text:span text:style-name="T845_4"><text:s/></text:span><text:span text:style-name="T845_5">ADECUACIONES</text:span></text:p>
      <text:p text:style-name="P846"/>
      <text:p text:style-name="P847"><text:span text:style-name="T847_1">EN</text:span><text:span text:style-name="T847_2"><text:s/></text:span><text:span text:style-name="T847_3">LA</text:span><text:span text:style-name="T847_4"><text:s/></text:span><text:span text:style-name="T847_5">ZONA</text:span><text:span text:style-name="T847_6"><text:s/></text:span><text:span text:style-name="T847_7">METROPOLITANA</text:span><text:span text:style-name="T847_8">.</text:span></text:p>
      <text:p text:style-name="P848"/>
      <text:p text:style-name="P849"><text:span text:style-name="T849_1"><text:s/></text:span></text:p>
      <text:p text:style-name="P850"/>
      <text:p text:style-name="P851"><text:span text:style-name="T851_1">PRIMERA</text:span><text:span text:style-name="T851_2">.-<text:s/></text:span><text:span text:style-name="T851_3">SE</text:span><text:span text:style-name="T851_4"><text:s/></text:span><text:span text:style-name="T851_5">PROPONE</text:span><text:span text:style-name="T851_6"><text:s/></text:span><text:span text:style-name="T851_7">EFECTUAR</text:span><text:span text:style-name="T851_8"><text:s/></text:span><text:span text:style-name="T851_9">LAS</text:span><text:span text:style-name="T851_10"><text:s/></text:span><text:span text:style-name="T851_11">SIGUIENTES</text:span><text:span text:style-name="T851_12"><text:s text:c="2"/></text:span><text:span text:style-name="T851_13">ADECUACIONES</text:span><text:span text:style-name="T851_14"><text:s/></text:span><text:span text:style-name="T851_15">EN</text:span><text:span text:style-name="T851_16"><text:s/></text:span><text:span text:style-name="T851_17">LA</text:span><text:span text:style-name="T851_18"><text:s/></text:span><text:span text:style-name="T851_19">ZONA</text:span><text:span text:style-name="T851_20"><text:s/></text:span><text:span text:style-name="T851_21">METROPOLITANA</text:span><text:span text:style-name="T851_22"><text:s/></text:span><text:span text:style-name="T851_23">DE</text:span><text:span text:style-name="T851_24"><text:s/></text:span><text:span text:style-name="T851_25">GUADALAJARA</text:span><text:span text:style-name="T851_26"><text:s/></text:span><text:span text:style-name="T851_27">RESPECTO</text:span><text:span text:style-name="T851_28"><text:s/></text:span><text:span text:style-name="T851_29">DE</text:span><text:span text:style-name="T851_30"><text:s/></text:span><text:span text:style-name="T851_31">LAS</text:span><text:span text:style-name="T851_32"><text:s/></text:span><text:span text:style-name="T851_33">SIGUIENTES</text:span><text:span text:style-name="T851_34"><text:s/></text:span><text:span text:style-name="T851_35">SECCIONES</text:span><text:span text:style-name="T851_36">:</text:span></text:p>
      <text:p text:style-name="P852"/>
      <text:p text:style-name="P853"><text:span text:style-name="T853_1"><text:s/></text:span></text:p>
      <text:p text:style-name="P854"/>
      <text:p text:style-name="P855"><text:span text:style-name="T855_1">SECCIONES</text:span></text:p>
      <text:p text:style-name="P856"><text:span text:style-name="T856_1"><text:tab/></text:span></text:p>
      <text:p text:style-name="P857"/>
      <text:p text:style-name="P858"><text:span text:style-name="T858_1"><text:s/></text:span></text:p>
      <text:p text:style-name="P859"/>
      <text:p text:style-name="P860"><text:span text:style-name="T860_1"><text:s/></text:span></text:p>
      <text:p text:style-name="P861"><text:span text:style-name="T861_1"><text:tab/></text:span></text:p>
      <text:p text:style-name="P862"/>
      <text:p text:style-name="P863"><text:span text:style-name="T863_1">GUADALAJARA</text:span></text:p>
      <text:p text:style-name="P864"><text:span text:style-name="T864_1"><text:tab/></text:span></text:p>
      <text:p text:style-name="P865"/>
      <text:p text:style-name="P866"><text:span text:style-name="T866_1"><text:s/></text:span></text:p>
      <text:p text:style-name="P867"/>
      <text:p text:style-name="P868"><text:span text:style-name="T868_1">1309</text:span></text:p>
      <text:p text:style-name="P869"><text:span text:style-name="T869_1"><text:tab/></text:span></text:p>
      <text:p text:style-name="P870"/>
      <text:p text:style-name="P871"><text:span text:style-name="T871_1">SE</text:span><text:span text:style-name="T871_2"><text:s/></text:span><text:span text:style-name="T871_3">MUEVE</text:span><text:span text:style-name="T871_4"><text:s/></text:span><text:span text:style-name="T871_5">DEL</text:span><text:span text:style-name="T871_6"><text:s/></text:span><text:span text:style-name="T871_7">DTTO</text:span><text:span text:style-name="T871_8"><text:s/></text:span><text:span text:style-name="T871_9">VERDE</text:span><text:span text:style-name="T871_10"><text:s/>"</text:span><text:span text:style-name="T871_11">B</text:span><text:span text:style-name="T871_12">"<text:s/></text:span><text:span text:style-name="T871_13">AL</text:span><text:span text:style-name="T871_14"><text:s/></text:span><text:span text:style-name="T871_15">DTTO</text:span><text:span text:style-name="T871_16"><text:s/></text:span><text:span text:style-name="T871_17">AZUL</text:span><text:span text:style-name="T871_18"><text:s/></text:span><text:span text:style-name="T871_19">MARINO</text:span><text:span text:style-name="T871_20"><text:s/>"</text:span><text:span text:style-name="T871_21">A</text:span><text:span text:style-name="T871_22">"</text:span></text:p>
      <text:p text:style-name="P872"><text:span text:style-name="T872_1"><text:tab/></text:span></text:p>
      <text:p text:style-name="P873"/>
      <text:p text:style-name="P874"><text:span text:style-name="T874_1"><text:s/></text:span></text:p>
      <text:p text:style-name="P875"/>
      <text:p text:style-name="P876"><text:span text:style-name="T876_1">1350</text:span></text:p>
      <text:p text:style-name="P877"><text:span text:style-name="T877_1"><text:tab/></text:span></text:p>
      <text:p text:style-name="P878"/>
      <text:p text:style-name="P879"><text:span text:style-name="T879_1">SE</text:span><text:span text:style-name="T879_2"><text:s/></text:span><text:span text:style-name="T879_3">MUEVE</text:span><text:span text:style-name="T879_4"><text:s/></text:span><text:span text:style-name="T879_5">DEL</text:span><text:span text:style-name="T879_6"><text:s/></text:span><text:span text:style-name="T879_7">DTTO</text:span><text:span text:style-name="T879_8"><text:s/></text:span><text:span text:style-name="T879_9">VERDE</text:span><text:span text:style-name="T879_10"><text:s/>"</text:span><text:span text:style-name="T879_11">B</text:span><text:span text:style-name="T879_12">"<text:s/></text:span><text:span text:style-name="T879_13">AL</text:span><text:span text:style-name="T879_14"><text:s/></text:span><text:span text:style-name="T879_15">DTTO</text:span><text:span text:style-name="T879_16"><text:s/></text:span><text:span text:style-name="T879_17">AZUL</text:span><text:span text:style-name="T879_18"><text:s/></text:span><text:span text:style-name="T879_19">MARINO</text:span><text:span text:style-name="T879_20"><text:s/>"</text:span><text:span text:style-name="T879_21">A</text:span><text:span text:style-name="T879_22">"</text:span></text:p>
      <text:p text:style-name="P880"><text:span text:style-name="T880_1"><text:tab/></text:span></text:p>
      <text:p text:style-name="P881"/>
      <text:p text:style-name="P882"><text:span text:style-name="T882_1"><text:s/></text:span></text:p>
      <text:p text:style-name="P883"/>
      <text:p text:style-name="P884"><text:span text:style-name="T884_1">1351</text:span></text:p>
      <text:p text:style-name="P885"><text:span text:style-name="T885_1"><text:tab/></text:span></text:p>
      <text:p text:style-name="P886"/>
      <text:p text:style-name="P887"><text:span text:style-name="T887_1">SE</text:span><text:span text:style-name="T887_2"><text:s/></text:span><text:span text:style-name="T887_3">MUEVE</text:span><text:span text:style-name="T887_4"><text:s/></text:span><text:span text:style-name="T887_5">DEL</text:span><text:span text:style-name="T887_6"><text:s/></text:span><text:span text:style-name="T887_7">DTTO</text:span><text:span text:style-name="T887_8"><text:s/></text:span><text:span text:style-name="T887_9">VERDE</text:span><text:span text:style-name="T887_10"><text:s/>"</text:span><text:span text:style-name="T887_11">B</text:span><text:span text:style-name="T887_12">"<text:s/></text:span><text:span text:style-name="T887_13">AL</text:span><text:span text:style-name="T887_14"><text:s/></text:span><text:span text:style-name="T887_15">DTTO</text:span><text:span text:style-name="T887_16"><text:s/></text:span><text:span text:style-name="T887_17">AZUL</text:span><text:span text:style-name="T887_18"><text:s/></text:span><text:span text:style-name="T887_19">MARINO</text:span><text:span text:style-name="T887_20"><text:s/>"</text:span><text:span text:style-name="T887_21">A</text:span><text:span text:style-name="T887_22">"</text:span></text:p>
      <text:p text:style-name="P888"><text:span text:style-name="T888_1"><text:tab/></text:span></text:p>
      <text:p text:style-name="P889"/>
      <text:p text:style-name="P890"><text:span text:style-name="T890_1">SECCION</text:span><text:span text:style-name="T890_2"><text:s/></text:span><text:span text:style-name="T890_3">JUNTA</text:span><text:span text:style-name="T890_4"><text:s/></text:span><text:span text:style-name="T890_5">DISTRITAL</text:span></text:p>
      <text:p text:style-name="P891"/>
      <text:p text:style-name="P892"><text:span text:style-name="T892_1">1362</text:span></text:p>
      <text:p text:style-name="P893"><text:span text:style-name="T893_1"><text:tab/></text:span></text:p>
      <text:p text:style-name="P894"/>
      <text:p text:style-name="P895"><text:span text:style-name="T895_1">SE</text:span><text:span text:style-name="T895_2"><text:s/></text:span><text:span text:style-name="T895_3">MUEVE</text:span><text:span text:style-name="T895_4"><text:s/></text:span><text:span text:style-name="T895_5">DEL</text:span><text:span text:style-name="T895_6"><text:s/></text:span><text:span text:style-name="T895_7">DTTO</text:span><text:span text:style-name="T895_8"><text:s/></text:span><text:span text:style-name="T895_9">VERDE</text:span><text:span text:style-name="T895_10"><text:s/>"</text:span><text:span text:style-name="T895_11">B</text:span><text:span text:style-name="T895_12">"<text:s/></text:span><text:span text:style-name="T895_13">AL</text:span><text:span text:style-name="T895_14"><text:s/></text:span><text:span text:style-name="T895_15">DTTO</text:span><text:span text:style-name="T895_16"><text:s/></text:span><text:span text:style-name="T895_17">AZUL</text:span><text:span text:style-name="T895_18"><text:s/></text:span><text:span text:style-name="T895_19">MARINO</text:span><text:span text:style-name="T895_20"><text:s/>"</text:span><text:span text:style-name="T895_21">A</text:span><text:span text:style-name="T895_22">"</text:span></text:p>
      <text:p text:style-name="P896"><text:span text:style-name="T896_1"><text:tab/></text:span></text:p>
      <text:p text:style-name="P897"/>
      <text:p text:style-name="P898"><text:span text:style-name="T898_1"><text:s/></text:span></text:p>
      <text:p text:style-name="P899"/>
      <text:p text:style-name="P900"><text:span text:style-name="T900_1">1363</text:span></text:p>
      <text:p text:style-name="P901"><text:span text:style-name="T901_1"><text:tab/></text:span></text:p>
      <text:p text:style-name="P902"/>
      <text:p text:style-name="P903"><text:span text:style-name="T903_1">SE</text:span><text:span text:style-name="T903_2"><text:s/></text:span><text:span text:style-name="T903_3">MUEVE</text:span><text:span text:style-name="T903_4"><text:s/></text:span><text:span text:style-name="T903_5">DEL</text:span><text:span text:style-name="T903_6"><text:s/></text:span><text:span text:style-name="T903_7">DTTO</text:span><text:span text:style-name="T903_8"><text:s/></text:span><text:span text:style-name="T903_9">VERDE</text:span><text:span text:style-name="T903_10"><text:s/>"</text:span><text:span text:style-name="T903_11">B</text:span><text:span text:style-name="T903_12">"<text:s/></text:span><text:span text:style-name="T903_13">AL</text:span><text:span text:style-name="T903_14"><text:s/></text:span><text:span text:style-name="T903_15">DTTO</text:span><text:span text:style-name="T903_16"><text:s/></text:span><text:span text:style-name="T903_17">AZUL</text:span><text:span text:style-name="T903_18"><text:s/></text:span><text:span text:style-name="T903_19">MARINO</text:span><text:span text:style-name="T903_20"><text:s/>"</text:span><text:span text:style-name="T903_21">A</text:span><text:span text:style-name="T903_22">"</text:span></text:p>
      <text:p text:style-name="P904"><text:span text:style-name="T904_1"><text:tab/></text:span></text:p>
      <text:p text:style-name="P905"/>
      <text:p text:style-name="P906"><text:span text:style-name="T906_1"><text:s/></text:span></text:p>
      <text:p text:style-name="P907"/>
      <text:p text:style-name="P908"><text:span text:style-name="T908_1"><text:s/></text:span></text:p>
      <text:p text:style-name="P909"><text:span text:style-name="T909_1"><text:tab/></text:span></text:p>
      <text:p text:style-name="P910"/>
      <text:p text:style-name="P911"><text:span text:style-name="T911_1">SECCIONES</text:span><text:span text:style-name="T911_2"><text:s/></text:span><text:span text:style-name="T911_3">QUE</text:span><text:span text:style-name="T911_4"><text:s/></text:span><text:span text:style-name="T911_5">SE</text:span><text:span text:style-name="T911_6"><text:s/></text:span><text:span text:style-name="T911_7">MUEVEN</text:span><text:span text:style-name="T911_8"><text:s/></text:span><text:span text:style-name="T911_9">PARA</text:span><text:span text:style-name="T911_10"><text:s/></text:span><text:span text:style-name="T911_11">COMPENSAR</text:span><text:span text:style-name="T911_12"><text:s/></text:span><text:span text:style-name="T911_13">EL</text:span><text:span text:style-name="T911_14"><text:s/></text:span><text:span text:style-name="T911_15">CRÌTERIO</text:span><text:span text:style-name="T911_16"><text:s/></text:span><text:span text:style-name="T911_17">DE</text:span><text:span text:style-name="T911_18"><text:s/></text:span><text:span text:style-name="T911_19">POBLACIÓN</text:span><text:span text:style-name="T911_20">.</text:span></text:p>
      <text:p text:style-name="P912"><text:span text:style-name="T912_1"><text:tab/></text:span></text:p>
      <text:p text:style-name="P913"/>
      <text:p text:style-name="P914"><text:span text:style-name="T914_1"><text:s/></text:span></text:p>
      <text:p text:style-name="P915"/>
      <text:p text:style-name="P916"><text:span text:style-name="T916_1">1249</text:span></text:p>
      <text:p text:style-name="P917"><text:span text:style-name="T917_1"><text:tab/></text:span></text:p>
      <text:p text:style-name="P918"/>
      <text:p text:style-name="P919"><text:span text:style-name="T919_1">SE</text:span><text:span text:style-name="T919_2"><text:s/></text:span><text:span text:style-name="T919_3">MUEVE</text:span><text:span text:style-name="T919_4"><text:s/></text:span><text:span text:style-name="T919_5">DEL</text:span><text:span text:style-name="T919_6"><text:s/></text:span><text:span text:style-name="T919_7">DTTO</text:span><text:span text:style-name="T919_8"><text:s/></text:span><text:span text:style-name="T919_9">AZUL</text:span><text:span text:style-name="T919_10"><text:s/></text:span><text:span text:style-name="T919_11">MARINO</text:span><text:span text:style-name="T919_12"><text:s/>"</text:span><text:span text:style-name="T919_13">A</text:span><text:span text:style-name="T919_14">"<text:s/></text:span><text:span text:style-name="T919_15">AL</text:span><text:span text:style-name="T919_16"><text:s/></text:span><text:span text:style-name="T919_17">DTTO</text:span><text:span text:style-name="T919_18"><text:s/></text:span><text:span text:style-name="T919_19">VERDE</text:span><text:span text:style-name="T919_20"><text:s/>"</text:span><text:span text:style-name="T919_21">B</text:span><text:span text:style-name="T919_22">"</text:span></text:p>
      <text:p text:style-name="P920"><text:span text:style-name="T920_1"><text:tab/></text:span></text:p>
      <text:p text:style-name="P921"/>
      <text:p text:style-name="P922"><text:span text:style-name="T922_1"><text:s/></text:span></text:p>
      <text:p text:style-name="P923"/>
      <text:p text:style-name="P924"><text:span text:style-name="T924_1">1257</text:span></text:p>
      <text:p text:style-name="P925"><text:span text:style-name="T925_1"><text:tab/></text:span></text:p>
      <text:p text:style-name="P926"/>
      <text:p text:style-name="P927"><text:span text:style-name="T927_1">SE</text:span><text:span text:style-name="T927_2"><text:s/></text:span><text:span text:style-name="T927_3">MUEVE</text:span><text:span text:style-name="T927_4"><text:s/></text:span><text:span text:style-name="T927_5">DEL</text:span><text:span text:style-name="T927_6"><text:s/></text:span><text:span text:style-name="T927_7">DTTO</text:span><text:span text:style-name="T927_8"><text:s/></text:span><text:span text:style-name="T927_9">AZUL</text:span><text:span text:style-name="T927_10"><text:s/></text:span><text:span text:style-name="T927_11">MARINO</text:span><text:span text:style-name="T927_12"><text:s/>"</text:span><text:span text:style-name="T927_13">A</text:span><text:span text:style-name="T927_14">"<text:s/></text:span><text:span text:style-name="T927_15">AL</text:span><text:span text:style-name="T927_16"><text:s/></text:span><text:span text:style-name="T927_17">DTTO</text:span><text:span text:style-name="T927_18"><text:s/></text:span><text:span text:style-name="T927_19">VERDE</text:span><text:span text:style-name="T927_20"><text:s/>"</text:span><text:span text:style-name="T927_21">B</text:span><text:span text:style-name="T927_22">"</text:span></text:p>
      <text:p text:style-name="P928"><text:span text:style-name="T928_1"><text:tab/></text:span></text:p>
      <text:p text:style-name="P929"/>
      <text:p text:style-name="P930"><text:span text:style-name="T930_1"><text:s/></text:span></text:p>
      <text:p text:style-name="P931"/>
      <text:p text:style-name="P932"><text:span text:style-name="T932_1"><text:s/></text:span></text:p>
      <text:p text:style-name="P933"/>
      <text:p text:style-name="P934"><text:span text:style-name="T934_1">ESTAS</text:span><text:span text:style-name="T934_2"><text:s/></text:span><text:span text:style-name="T934_3">ADECUACIONES</text:span><text:span text:style-name="T934_4"><text:s/></text:span><text:span text:style-name="T934_5">SE</text:span><text:span text:style-name="T934_6"><text:s/></text:span><text:span text:style-name="T934_7">REALIZARON</text:span><text:span text:style-name="T934_8"><text:s/></text:span><text:span text:style-name="T934_9">EN</text:span><text:span text:style-name="T934_10"><text:s/></text:span><text:span text:style-name="T934_11">VIRTUD</text:span><text:span text:style-name="T934_12"><text:s/></text:span><text:span text:style-name="T934_13">DE</text:span><text:span text:style-name="T934_14"><text:s/></text:span><text:span text:style-name="T934_15">LA</text:span><text:span text:style-name="T934_16"><text:s/></text:span><text:span text:style-name="T934_17">SEDE</text:span><text:span text:style-name="T934_18"><text:s/></text:span><text:span text:style-name="T934_19">DEL</text:span><text:span text:style-name="T934_20"><text:s/></text:span><text:span text:style-name="T934_21">DISTRITO</text:span><text:span text:style-name="T934_22"><text:s/></text:span><text:span text:style-name="T934_23">B</text:span><text:span text:style-name="T934_24"><text:s text:c="2"/>(</text:span><text:span text:style-name="T934_25">SECCIÓN</text:span><text:span text:style-name="T934_26"><text:s/>1351),<text:s/></text:span><text:span text:style-name="T934_27">QUEDA</text:span><text:span text:style-name="T934_28"><text:s/></text:span><text:span text:style-name="T934_29">PEGADA</text:span><text:span text:style-name="T934_30"><text:s/></text:span><text:span text:style-name="T934_31">CON</text:span><text:span text:style-name="T934_32"><text:s/></text:span><text:span text:style-name="T934_33">LA</text:span><text:span text:style-name="T934_34"><text:s/></text:span><text:span text:style-name="T934_35">SEDE</text:span><text:span text:style-name="T934_36"><text:s/></text:span><text:span text:style-name="T934_37">DEL</text:span><text:span text:style-name="T934_38"><text:s/></text:span><text:span text:style-name="T934_39">DISTRITO</text:span><text:span text:style-name="T934_40"><text:s/></text:span><text:span text:style-name="T934_41">A</text:span><text:span text:style-name="T934_42">.</text:span></text:p>
      <text:p text:style-name="P935"/>
      <text:p text:style-name="P936"><text:span text:style-name="T936_1"><text:s/></text:span></text:p>
      <text:p text:style-name="P937"/>
      <text:p text:style-name="P938"><text:span text:style-name="T938_1">SEGUNDA</text:span><text:span text:style-name="T938_2">.-<text:s/></text:span><text:span text:style-name="T938_3">SE</text:span><text:span text:style-name="T938_4"><text:s/></text:span><text:span text:style-name="T938_5">ADECUARON</text:span><text:span text:style-name="T938_6"><text:s/></text:span><text:span text:style-name="T938_7">EN</text:span><text:span text:style-name="T938_8"><text:s/></text:span><text:span text:style-name="T938_9">EL</text:span><text:span text:style-name="T938_10"><text:s/></text:span><text:span text:style-name="T938_11">MUNICIPIO</text:span><text:span text:style-name="T938_12"><text:s/></text:span><text:span text:style-name="T938_13">DE</text:span><text:span text:style-name="T938_14"><text:s/></text:span><text:span text:style-name="T938_15">ZAPOPAN</text:span><text:span text:style-name="T938_16"><text:s/></text:span><text:span text:style-name="T938_17">LAS</text:span><text:span text:style-name="T938_18"><text:s/></text:span><text:span text:style-name="T938_19">SIGUIENTES</text:span><text:span text:style-name="T938_20"><text:s/></text:span><text:span text:style-name="T938_21">SECCIONES</text:span><text:span text:style-name="T938_22">:</text:span></text:p>
      <text:p text:style-name="P939"/>
      <text:p text:style-name="P940"><text:span text:style-name="T940_1"><text:s/></text:span></text:p>
      <text:p text:style-name="P941"/>
      <text:p text:style-name="P942"><text:span text:style-name="T942_1"><text:s/></text:span></text:p>
      <text:p text:style-name="P943"><text:span text:style-name="T943_1"><text:tab/></text:span></text:p>
      <text:p text:style-name="P944"/>
      <text:p text:style-name="P945"><text:span text:style-name="T945_1"><text:s/></text:span></text:p>
      <text:p text:style-name="P946"><text:span text:style-name="T946_1"><text:tab/></text:span></text:p>
      <text:p text:style-name="P947"/>
      <text:p text:style-name="P948"><text:span text:style-name="T948_1"><text:s/></text:span></text:p>
      <text:p text:style-name="P949"/>
      <text:p text:style-name="P950"><text:span text:style-name="T950_1"><text:s/></text:span></text:p>
      <text:p text:style-name="P951"><text:span text:style-name="T951_1"><text:tab/></text:span></text:p>
      <text:p text:style-name="P952"/>
      <text:p text:style-name="P953"><text:span text:style-name="T953_1">ZAPOPAN</text:span></text:p>
      <text:p text:style-name="P954"><text:span text:style-name="T954_1"><text:tab/></text:span></text:p>
      <text:p text:style-name="P955"/>
      <text:p text:style-name="P956"><text:span text:style-name="T956_1"><text:s/></text:span></text:p>
      <text:p text:style-name="P957"/>
      <text:p text:style-name="P958"><text:span text:style-name="T958_1">3073</text:span></text:p>
      <text:p text:style-name="P959"><text:span text:style-name="T959_1"><text:tab/></text:span></text:p>
      <text:p text:style-name="P960"/>
      <text:p text:style-name="P961"><text:span text:style-name="T961_1">SE</text:span><text:span text:style-name="T961_2"><text:s/></text:span><text:span text:style-name="T961_3">MUEVEN</text:span><text:span text:style-name="T961_4"><text:s/></text:span><text:span text:style-name="T961_5">DEL</text:span><text:span text:style-name="T961_6"><text:s/></text:span><text:span text:style-name="T961_7">DTTO</text:span><text:span text:style-name="T961_8"><text:s/></text:span><text:span text:style-name="T961_9">AMARILLO</text:span><text:span text:style-name="T961_10"><text:s/>"</text:span><text:span text:style-name="T961_11">F</text:span><text:span text:style-name="T961_12">"<text:s/></text:span><text:span text:style-name="T961_13">AL</text:span><text:span text:style-name="T961_14"><text:s/></text:span><text:span text:style-name="T961_15">DTTO</text:span><text:span text:style-name="T961_16"><text:s/></text:span><text:span text:style-name="T961_17">MORADO</text:span><text:span text:style-name="T961_18"><text:s/>"</text:span><text:span text:style-name="T961_19">G</text:span><text:span text:style-name="T961_20">"</text:span></text:p>
      <text:p text:style-name="P962"><text:span text:style-name="T962_1"><text:tab/></text:span></text:p>
      <text:p text:style-name="P963"/>
      <text:p text:style-name="P964"><text:span text:style-name="T964_1"><text:s/></text:span></text:p>
      <text:p text:style-name="P965"/>
      <text:p text:style-name="P966"><text:span text:style-name="T966_1">3075</text:span></text:p>
      <text:p text:style-name="P967"><text:span text:style-name="T967_1"><text:tab/></text:span></text:p>
      <text:p text:style-name="P968"/>
      <text:p text:style-name="P969"><text:span text:style-name="T969_1">SE</text:span><text:span text:style-name="T969_2"><text:s/></text:span><text:span text:style-name="T969_3">MUEVEN</text:span><text:span text:style-name="T969_4"><text:s/></text:span><text:span text:style-name="T969_5">DEL</text:span><text:span text:style-name="T969_6"><text:s/></text:span><text:span text:style-name="T969_7">DTTO</text:span><text:span text:style-name="T969_8"><text:s/></text:span><text:span text:style-name="T969_9">AMARILLO</text:span><text:span text:style-name="T969_10"><text:s/>"</text:span><text:span text:style-name="T969_11">F</text:span><text:span text:style-name="T969_12">"<text:s/></text:span><text:span text:style-name="T969_13">AL</text:span><text:span text:style-name="T969_14"><text:s/></text:span><text:span text:style-name="T969_15">DTTO</text:span><text:span text:style-name="T969_16"><text:s/></text:span><text:span text:style-name="T969_17">MORADO</text:span><text:span text:style-name="T969_18"><text:s/>"</text:span><text:span text:style-name="T969_19">G</text:span><text:span text:style-name="T969_20">"</text:span></text:p>
      <text:p text:style-name="P970"><text:span text:style-name="T970_1"><text:tab/></text:span></text:p>
      <text:p text:style-name="P971"/>
      <text:p text:style-name="P972"><text:span text:style-name="T972_1"><text:s/></text:span></text:p>
      <text:p text:style-name="P973"/>
      <text:p text:style-name="P974"><text:span text:style-name="T974_1">3076</text:span></text:p>
      <text:p text:style-name="P975"><text:span text:style-name="T975_1"><text:tab/></text:span></text:p>
      <text:p text:style-name="P976"/>
      <text:p text:style-name="P977"><text:span text:style-name="T977_1">SE</text:span><text:span text:style-name="T977_2"><text:s/></text:span><text:span text:style-name="T977_3">MUEVEN</text:span><text:span text:style-name="T977_4"><text:s/></text:span><text:span text:style-name="T977_5">DEL</text:span><text:span text:style-name="T977_6"><text:s/></text:span><text:span text:style-name="T977_7">DTTO</text:span><text:span text:style-name="T977_8"><text:s/></text:span><text:span text:style-name="T977_9">AMARILLO</text:span><text:span text:style-name="T977_10"><text:s/>"</text:span><text:span text:style-name="T977_11">F</text:span><text:span text:style-name="T977_12">"<text:s/></text:span><text:span text:style-name="T977_13">AL</text:span><text:span text:style-name="T977_14"><text:s/></text:span><text:span text:style-name="T977_15">DTTO</text:span><text:span text:style-name="T977_16"><text:s/></text:span><text:span text:style-name="T977_17">MORADO</text:span><text:span text:style-name="T977_18"><text:s/>"</text:span><text:span text:style-name="T977_19">G</text:span><text:span text:style-name="T977_20">"</text:span></text:p>
      <text:p text:style-name="P978"><text:span text:style-name="T978_1"><text:tab/></text:span></text:p>
      <text:p text:style-name="P979"/>
      <text:p text:style-name="P980"><text:span text:style-name="T980_1">SECCION</text:span><text:span text:style-name="T980_2"><text:s/></text:span><text:span text:style-name="T980_3">JUNTA</text:span><text:span text:style-name="T980_4"><text:s/></text:span><text:span text:style-name="T980_5">DISTRITAL</text:span></text:p>
      <text:p text:style-name="P981"/>
      <text:p text:style-name="P982"><text:span text:style-name="T982_1"><text:s/></text:span></text:p>
      <text:p text:style-name="P983"><text:span text:style-name="T983_1"><text:tab/></text:span></text:p>
      <text:p text:style-name="P984"/>
      <text:p text:style-name="P985"><text:span text:style-name="T985_1">SECCIONES</text:span><text:span text:style-name="T985_2"><text:s/></text:span><text:span text:style-name="T985_3">QUE</text:span><text:span text:style-name="T985_4"><text:s/></text:span><text:span text:style-name="T985_5">SE</text:span><text:span text:style-name="T985_6"><text:s/></text:span><text:span text:style-name="T985_7">MUEVEN</text:span><text:span text:style-name="T985_8"><text:s/></text:span><text:span text:style-name="T985_9">PARA</text:span><text:span text:style-name="T985_10"><text:s/></text:span><text:span text:style-name="T985_11">COMPENSAR</text:span><text:span text:style-name="T985_12"><text:s/></text:span><text:span text:style-name="T985_13">EL</text:span><text:span text:style-name="T985_14"><text:s/></text:span><text:span text:style-name="T985_15">CRÌTERIO</text:span><text:span text:style-name="T985_16"><text:s/></text:span><text:span text:style-name="T985_17">DE</text:span><text:span text:style-name="T985_18"><text:s/></text:span><text:span text:style-name="T985_19">POBLACIÓN</text:span><text:span text:style-name="T985_20">.</text:span></text:p>
      <text:p text:style-name="P986"><text:span text:style-name="T986_1"><text:tab/></text:span></text:p>
      <text:p text:style-name="P987"/>
      <text:p text:style-name="P988"><text:span text:style-name="T988_1"><text:s/></text:span></text:p>
      <text:p text:style-name="P989"/>
      <text:p text:style-name="P990"><text:span text:style-name="T990_1">2900</text:span></text:p>
      <text:p text:style-name="P991"><text:span text:style-name="T991_1"><text:tab/></text:span></text:p>
      <text:p text:style-name="P992"/>
      <text:p text:style-name="P993"><text:span text:style-name="T993_1">SE</text:span><text:span text:style-name="T993_2"><text:s/></text:span><text:span text:style-name="T993_3">MUEVEN</text:span><text:span text:style-name="T993_4"><text:s/></text:span><text:span text:style-name="T993_5">DEL</text:span><text:span text:style-name="T993_6"><text:s/></text:span><text:span text:style-name="T993_7">DTTO</text:span><text:span text:style-name="T993_8"><text:s/></text:span><text:span text:style-name="T993_9">MORADO</text:span><text:span text:style-name="T993_10"><text:s/>“</text:span><text:span text:style-name="T993_11">G</text:span><text:span text:style-name="T993_12">”<text:s/></text:span><text:span text:style-name="T993_13">AL</text:span><text:span text:style-name="T993_14"><text:s/></text:span><text:span text:style-name="T993_15">DTTO</text:span><text:span text:style-name="T993_16"><text:s/></text:span><text:span text:style-name="T993_17">AMARILLO</text:span><text:span text:style-name="T993_18"><text:s/>“</text:span><text:span text:style-name="T993_19">F</text:span><text:span text:style-name="T993_20">”</text:span></text:p>
      <text:p text:style-name="P994"><text:span text:style-name="T994_1"><text:tab/></text:span></text:p>
      <text:p text:style-name="P995"/>
      <text:p text:style-name="P996"><text:span text:style-name="T996_1"><text:s/></text:span></text:p>
      <text:p text:style-name="P997"/>
      <text:p text:style-name="P998"><text:span text:style-name="T998_1">2901</text:span></text:p>
      <text:p text:style-name="P999"><text:span text:style-name="T999_1"><text:tab/></text:span></text:p>
      <text:p text:style-name="P1000"/>
      <text:p text:style-name="P1001"><text:span text:style-name="T1001_1">SE</text:span><text:span text:style-name="T1001_2"><text:s/></text:span><text:span text:style-name="T1001_3">MUEVEN</text:span><text:span text:style-name="T1001_4"><text:s/></text:span><text:span text:style-name="T1001_5">DEL</text:span><text:span text:style-name="T1001_6"><text:s/></text:span><text:span text:style-name="T1001_7">DTTO</text:span><text:span text:style-name="T1001_8"><text:s/></text:span><text:span text:style-name="T1001_9">MORADO</text:span><text:span text:style-name="T1001_10"><text:s/>“</text:span><text:span text:style-name="T1001_11">G</text:span><text:span text:style-name="T1001_12">”<text:s/></text:span><text:span text:style-name="T1001_13">AL</text:span><text:span text:style-name="T1001_14"><text:s/></text:span><text:span text:style-name="T1001_15">DTTO</text:span><text:span text:style-name="T1001_16"><text:s/></text:span><text:span text:style-name="T1001_17">AMARILLO</text:span><text:span text:style-name="T1001_18"><text:s/>“</text:span><text:span text:style-name="T1001_19">F</text:span><text:span text:style-name="T1001_20">”</text:span></text:p>
      <text:p text:style-name="P1002"><text:span text:style-name="T1002_1"><text:tab/></text:span></text:p>
      <text:p text:style-name="P1003"/>
      <text:p text:style-name="P1004"><text:span text:style-name="T1004_1"><text:s/></text:span></text:p>
      <text:p text:style-name="P1005"/>
      <text:p text:style-name="P1006"><text:span text:style-name="T1006_1">2902</text:span></text:p>
      <text:p text:style-name="P1007"><text:span text:style-name="T1007_1"><text:tab/></text:span></text:p>
      <text:p text:style-name="P1008"/>
      <text:p text:style-name="P1009"><text:span text:style-name="T1009_1">SE</text:span><text:span text:style-name="T1009_2"><text:s/></text:span><text:span text:style-name="T1009_3">MUEVEN</text:span><text:span text:style-name="T1009_4"><text:s/></text:span><text:span text:style-name="T1009_5">DEL</text:span><text:span text:style-name="T1009_6"><text:s/></text:span><text:span text:style-name="T1009_7">DTTO</text:span><text:span text:style-name="T1009_8"><text:s/></text:span><text:span text:style-name="T1009_9">MORADO</text:span><text:span text:style-name="T1009_10"><text:s/>“</text:span><text:span text:style-name="T1009_11">G</text:span><text:span text:style-name="T1009_12">”<text:s/></text:span><text:span text:style-name="T1009_13">AL</text:span><text:span text:style-name="T1009_14"><text:s/></text:span><text:span text:style-name="T1009_15">DTTO</text:span><text:span text:style-name="T1009_16"><text:s/></text:span><text:span text:style-name="T1009_17">AMARILLO</text:span><text:span text:style-name="T1009_18"><text:s/>“</text:span><text:span text:style-name="T1009_19">F</text:span><text:span text:style-name="T1009_20">”</text:span></text:p>
      <text:p text:style-name="P1010"><text:span text:style-name="T1010_1"><text:tab/></text:span></text:p>
      <text:p text:style-name="P1011"/>
      <text:p text:style-name="P1012"><text:span text:style-name="T1012_1"><text:s/></text:span></text:p>
      <text:p text:style-name="P1013"/>
      <text:p text:style-name="P1014"><text:span text:style-name="T1014_1">2903</text:span></text:p>
      <text:p text:style-name="P1015"><text:span text:style-name="T1015_1"><text:tab/></text:span></text:p>
      <text:p text:style-name="P1016"/>
      <text:p text:style-name="P1017"><text:span text:style-name="T1017_1">SE</text:span><text:span text:style-name="T1017_2"><text:s/></text:span><text:span text:style-name="T1017_3">MUEVEN</text:span><text:span text:style-name="T1017_4"><text:s/></text:span><text:span text:style-name="T1017_5">DEL</text:span><text:span text:style-name="T1017_6"><text:s/></text:span><text:span text:style-name="T1017_7">DTTO</text:span><text:span text:style-name="T1017_8"><text:s/></text:span><text:span text:style-name="T1017_9">MORADO</text:span><text:span text:style-name="T1017_10"><text:s/>“</text:span><text:span text:style-name="T1017_11">G</text:span><text:span text:style-name="T1017_12">”<text:s/></text:span><text:span text:style-name="T1017_13">AL</text:span><text:span text:style-name="T1017_14"><text:s/></text:span><text:span text:style-name="T1017_15">DTTO</text:span><text:span text:style-name="T1017_16"><text:s/></text:span><text:span text:style-name="T1017_17">AMARILLO</text:span><text:span text:style-name="T1017_18"><text:s/>“</text:span><text:span text:style-name="T1017_19">F</text:span><text:span text:style-name="T1017_20">”</text:span></text:p>
      <text:p text:style-name="P1018"><text:span text:style-name="T1018_1"><text:tab/></text:span></text:p>
      <text:p text:style-name="P1019"/>
      <text:p text:style-name="P1020"><text:span text:style-name="T1020_1"><text:s/></text:span></text:p>
      <text:p text:style-name="P1021"/>
      <text:p text:style-name="P1022"><text:span text:style-name="T1022_1">2904</text:span></text:p>
      <text:p text:style-name="P1023"><text:span text:style-name="T1023_1"><text:tab/></text:span></text:p>
      <text:p text:style-name="P1024"/>
      <text:p text:style-name="P1025"><text:span text:style-name="T1025_1">SE</text:span><text:span text:style-name="T1025_2"><text:s/></text:span><text:span text:style-name="T1025_3">MUEVEN</text:span><text:span text:style-name="T1025_4"><text:s/></text:span><text:span text:style-name="T1025_5">DEL</text:span><text:span text:style-name="T1025_6"><text:s/></text:span><text:span text:style-name="T1025_7">DTTO</text:span><text:span text:style-name="T1025_8"><text:s/></text:span><text:span text:style-name="T1025_9">MORADO</text:span><text:span text:style-name="T1025_10"><text:s/>“</text:span><text:span text:style-name="T1025_11">G</text:span><text:span text:style-name="T1025_12">”<text:s/></text:span><text:span text:style-name="T1025_13">AL</text:span><text:span text:style-name="T1025_14"><text:s/></text:span><text:span text:style-name="T1025_15">DTTO</text:span><text:span text:style-name="T1025_16"><text:s/></text:span><text:span text:style-name="T1025_17">AMARILLO</text:span><text:span text:style-name="T1025_18"><text:s/>“</text:span><text:span text:style-name="T1025_19">F</text:span><text:span text:style-name="T1025_20">”</text:span></text:p>
      <text:p text:style-name="P1026"><text:span text:style-name="T1026_1"><text:tab/></text:span></text:p>
      <text:p text:style-name="P1027"/>
      <text:p text:style-name="P1028"><text:span text:style-name="T1028_1"><text:s/></text:span></text:p>
      <text:p text:style-name="P1029"/>
      <text:p text:style-name="P1030"><text:span text:style-name="T1030_1">2905</text:span></text:p>
      <text:p text:style-name="P1031"><text:span text:style-name="T1031_1"><text:tab/></text:span></text:p>
      <text:p text:style-name="P1032"/>
      <text:p text:style-name="P1033"><text:span text:style-name="T1033_1">SE</text:span><text:span text:style-name="T1033_2"><text:s/></text:span><text:span text:style-name="T1033_3">MUEVEN</text:span><text:span text:style-name="T1033_4"><text:s/></text:span><text:span text:style-name="T1033_5">DEL</text:span><text:span text:style-name="T1033_6"><text:s/></text:span><text:span text:style-name="T1033_7">DTTO</text:span><text:span text:style-name="T1033_8"><text:s/></text:span><text:span text:style-name="T1033_9">MORADO</text:span><text:span text:style-name="T1033_10"><text:s/>“</text:span><text:span text:style-name="T1033_11">G</text:span><text:span text:style-name="T1033_12">”<text:s/></text:span><text:span text:style-name="T1033_13">AL</text:span><text:span text:style-name="T1033_14"><text:s/></text:span><text:span text:style-name="T1033_15">DTTO</text:span><text:span text:style-name="T1033_16"><text:s/></text:span><text:span text:style-name="T1033_17">AMARILLO</text:span><text:span text:style-name="T1033_18"><text:s/>“</text:span><text:span text:style-name="T1033_19">F</text:span><text:span text:style-name="T1033_20">”</text:span></text:p>
      <text:p text:style-name="P1034"><text:span text:style-name="T1034_1"><text:tab/></text:span></text:p>
      <text:p text:style-name="P1035"/>
      <text:p text:style-name="P1036"><text:span text:style-name="T1036_1"><text:s/></text:span></text:p>
      <text:p text:style-name="P1037"/>
      <text:p text:style-name="P1038"><text:span text:style-name="T1038_1">2906</text:span></text:p>
      <text:p text:style-name="P1039"><text:span text:style-name="T1039_1"><text:tab/></text:span></text:p>
      <text:p text:style-name="P1040"/>
      <text:p text:style-name="P1041"><text:span text:style-name="T1041_1">SE</text:span><text:span text:style-name="T1041_2"><text:s/></text:span><text:span text:style-name="T1041_3">MUEVEN</text:span><text:span text:style-name="T1041_4"><text:s/></text:span><text:span text:style-name="T1041_5">DEL</text:span><text:span text:style-name="T1041_6"><text:s/></text:span><text:span text:style-name="T1041_7">DTTO</text:span><text:span text:style-name="T1041_8"><text:s/></text:span><text:span text:style-name="T1041_9">MORADO</text:span><text:span text:style-name="T1041_10"><text:s/>“</text:span><text:span text:style-name="T1041_11">G</text:span><text:span text:style-name="T1041_12">”<text:s/></text:span><text:span text:style-name="T1041_13">AL</text:span><text:span text:style-name="T1041_14"><text:s/></text:span><text:span text:style-name="T1041_15">DTTO</text:span><text:span text:style-name="T1041_16"><text:s/></text:span><text:span text:style-name="T1041_17">AMARILLO</text:span><text:span text:style-name="T1041_18"><text:s/>“</text:span><text:span text:style-name="T1041_19">F</text:span><text:span text:style-name="T1041_20">”</text:span></text:p>
      <text:p text:style-name="P1042"><text:span text:style-name="T1042_1"><text:tab/></text:span></text:p>
      <text:p text:style-name="P1043"/>
      <text:p text:style-name="P1044"><text:span text:style-name="T1044_1"><text:s/></text:span></text:p>
      <text:p text:style-name="P1045"/>
      <text:p text:style-name="P1046"><text:span text:style-name="T1046_1">2907</text:span></text:p>
      <text:p text:style-name="P1047"><text:span text:style-name="T1047_1"><text:tab/></text:span></text:p>
      <text:p text:style-name="P1048"/>
      <text:p text:style-name="P1049"><text:span text:style-name="T1049_1">SE</text:span><text:span text:style-name="T1049_2"><text:s/></text:span><text:span text:style-name="T1049_3">MUEVEN</text:span><text:span text:style-name="T1049_4"><text:s/></text:span><text:span text:style-name="T1049_5">DEL</text:span><text:span text:style-name="T1049_6"><text:s/></text:span><text:span text:style-name="T1049_7">DTTO</text:span><text:span text:style-name="T1049_8"><text:s/></text:span><text:span text:style-name="T1049_9">MORADO</text:span><text:span text:style-name="T1049_10"><text:s/>“</text:span><text:span text:style-name="T1049_11">G</text:span><text:span text:style-name="T1049_12">”<text:s/></text:span><text:span text:style-name="T1049_13">AL</text:span><text:span text:style-name="T1049_14"><text:s/></text:span><text:span text:style-name="T1049_15">DTTO</text:span><text:span text:style-name="T1049_16"><text:s/></text:span><text:span text:style-name="T1049_17">AMARILLO</text:span><text:span text:style-name="T1049_18"><text:s/>“</text:span><text:span text:style-name="T1049_19">F</text:span><text:span text:style-name="T1049_20">”</text:span></text:p>
      <text:p text:style-name="P1050"><text:span text:style-name="T1050_1"><text:tab/></text:span></text:p>
      <text:p text:style-name="P1051"/>
      <text:p text:style-name="P1052"><text:span text:style-name="T1052_1"><text:s/></text:span></text:p>
      <text:p text:style-name="P1053"/>
      <text:p text:style-name="P1054"><text:span text:style-name="T1054_1">2908</text:span></text:p>
      <text:p text:style-name="P1055"><text:span text:style-name="T1055_1"><text:tab/></text:span></text:p>
      <text:p text:style-name="P1056"/>
      <text:p text:style-name="P1057"><text:span text:style-name="T1057_1">SE</text:span><text:span text:style-name="T1057_2"><text:s/></text:span><text:span text:style-name="T1057_3">MUEVEN</text:span><text:span text:style-name="T1057_4"><text:s/></text:span><text:span text:style-name="T1057_5">DEL</text:span><text:span text:style-name="T1057_6"><text:s/></text:span><text:span text:style-name="T1057_7">DTTO</text:span><text:span text:style-name="T1057_8"><text:s/></text:span><text:span text:style-name="T1057_9">MORADO</text:span><text:span text:style-name="T1057_10"><text:s/>“</text:span><text:span text:style-name="T1057_11">G</text:span><text:span text:style-name="T1057_12">”<text:s/></text:span><text:span text:style-name="T1057_13">AL</text:span><text:span text:style-name="T1057_14"><text:s/></text:span><text:span text:style-name="T1057_15">DTTO</text:span><text:span text:style-name="T1057_16"><text:s/></text:span><text:span text:style-name="T1057_17">AMARILLO</text:span><text:span text:style-name="T1057_18"><text:s/>“</text:span><text:span text:style-name="T1057_19">F</text:span><text:span text:style-name="T1057_20">”</text:span></text:p>
      <text:p text:style-name="P1058"><text:span text:style-name="T1058_1"><text:tab/></text:span></text:p>
      <text:p text:style-name="P1059"/>
      <text:p text:style-name="P1060"><text:span text:style-name="T1060_1"><text:s/></text:span></text:p>
      <text:p text:style-name="P1061"/>
      <text:p text:style-name="P1062"><text:span text:style-name="T1062_1"><text:s/></text:span></text:p>
      <text:p text:style-name="P1063"><text:span text:style-name="T1063_1"><text:tab/></text:span></text:p>
      <text:p text:style-name="P1064"/>
      <text:p text:style-name="P1065"><text:span text:style-name="T1065_1">SECCIONES</text:span><text:span text:style-name="T1065_2"><text:s/></text:span><text:span text:style-name="T1065_3">QUE</text:span><text:span text:style-name="T1065_4"><text:s/></text:span><text:span text:style-name="T1065_5">SE</text:span><text:span text:style-name="T1065_6"><text:s/></text:span><text:span text:style-name="T1065_7">MUEVEN</text:span><text:span text:style-name="T1065_8"><text:s/></text:span><text:span text:style-name="T1065_9">PARA</text:span><text:span text:style-name="T1065_10"><text:s/></text:span><text:span text:style-name="T1065_11">COMPENSAR</text:span><text:span text:style-name="T1065_12"><text:s/></text:span><text:span text:style-name="T1065_13">EL</text:span><text:span text:style-name="T1065_14"><text:s/></text:span><text:span text:style-name="T1065_15">CRÌTERIO</text:span><text:span text:style-name="T1065_16"><text:s/></text:span><text:span text:style-name="T1065_17">DE</text:span><text:span text:style-name="T1065_18"><text:s/></text:span><text:span text:style-name="T1065_19">POBLACIÒN</text:span><text:span text:style-name="T1065_20">.</text:span></text:p>
      <text:p text:style-name="P1066"><text:span text:style-name="T1066_1"><text:tab/></text:span></text:p>
      <text:p text:style-name="P1067"/>
      <text:p text:style-name="P1068"><text:span text:style-name="T1068_1"><text:s/></text:span></text:p>
      <text:p text:style-name="P1069"/>
      <text:p text:style-name="P1070"><text:span text:style-name="T1070_1">3031</text:span></text:p>
      <text:p text:style-name="P1071"><text:span text:style-name="T1071_1"><text:tab/></text:span></text:p>
      <text:p text:style-name="P1072"/>
      <text:p text:style-name="P1073"><text:span text:style-name="T1073_1">SE</text:span><text:span text:style-name="T1073_2"><text:s/></text:span><text:span text:style-name="T1073_3">MUEVEN</text:span><text:span text:style-name="T1073_4"><text:s/></text:span><text:span text:style-name="T1073_5">DEL</text:span><text:span text:style-name="T1073_6"><text:s/></text:span><text:span text:style-name="T1073_7">DTTO</text:span><text:span text:style-name="T1073_8"><text:s/></text:span><text:span text:style-name="T1073_9">MORADO</text:span><text:span text:style-name="T1073_10"><text:s/>"</text:span><text:span text:style-name="T1073_11">G</text:span><text:span text:style-name="T1073_12">"<text:s/></text:span><text:span text:style-name="T1073_13">AL</text:span><text:span text:style-name="T1073_14"><text:s/></text:span><text:span text:style-name="T1073_15">DTTO</text:span><text:span text:style-name="T1073_16"><text:s/></text:span><text:span text:style-name="T1073_17">FIUSHA</text:span><text:span text:style-name="T1073_18"><text:s/>"</text:span><text:span text:style-name="T1073_19">E</text:span><text:span text:style-name="T1073_20">"</text:span></text:p>
      <text:p text:style-name="P1074"><text:span text:style-name="T1074_1"><text:tab/></text:span></text:p>
      <text:p text:style-name="P1075"/>
      <text:p text:style-name="P1076"><text:span text:style-name="T1076_1"><text:s/></text:span></text:p>
      <text:p text:style-name="P1077"/>
      <text:p text:style-name="P1078"><text:span text:style-name="T1078_1">3033</text:span></text:p>
      <text:p text:style-name="P1079"><text:span text:style-name="T1079_1"><text:tab/></text:span></text:p>
      <text:p text:style-name="P1080"/>
      <text:p text:style-name="P1081"><text:span text:style-name="T1081_1">SE</text:span><text:span text:style-name="T1081_2"><text:s/></text:span><text:span text:style-name="T1081_3">MUEVEN</text:span><text:span text:style-name="T1081_4"><text:s/></text:span><text:span text:style-name="T1081_5">DEL</text:span><text:span text:style-name="T1081_6"><text:s/></text:span><text:span text:style-name="T1081_7">DTTO</text:span><text:span text:style-name="T1081_8"><text:s/></text:span><text:span text:style-name="T1081_9">MORADO</text:span><text:span text:style-name="T1081_10"><text:s/>"</text:span><text:span text:style-name="T1081_11">G</text:span><text:span text:style-name="T1081_12">"<text:s/></text:span><text:span text:style-name="T1081_13">AL</text:span><text:span text:style-name="T1081_14"><text:s/></text:span><text:span text:style-name="T1081_15">DTTO</text:span><text:span text:style-name="T1081_16"><text:s/></text:span><text:span text:style-name="T1081_17">FIUSHA</text:span><text:span text:style-name="T1081_18"><text:s/>"</text:span><text:span text:style-name="T1081_19">E</text:span><text:span text:style-name="T1081_20">"</text:span></text:p>
      <text:p text:style-name="P1082"><text:span text:style-name="T1082_1"><text:tab/></text:span></text:p>
      <text:p text:style-name="P1083"/>
      <text:p text:style-name="P1084"><text:span text:style-name="T1084_1"><text:s/></text:span></text:p>
      <text:p text:style-name="P1085"/>
      <text:p text:style-name="P1086"><text:span text:style-name="T1086_1">3034</text:span></text:p>
      <text:p text:style-name="P1087"><text:span text:style-name="T1087_1"><text:tab/></text:span></text:p>
      <text:p text:style-name="P1088"/>
      <text:p text:style-name="P1089"><text:span text:style-name="T1089_1">SE</text:span><text:span text:style-name="T1089_2"><text:s/></text:span><text:span text:style-name="T1089_3">MUEVEN</text:span><text:span text:style-name="T1089_4"><text:s/></text:span><text:span text:style-name="T1089_5">DEL</text:span><text:span text:style-name="T1089_6"><text:s/></text:span><text:span text:style-name="T1089_7">DTTO</text:span><text:span text:style-name="T1089_8"><text:s/></text:span><text:span text:style-name="T1089_9">MORADO</text:span><text:span text:style-name="T1089_10"><text:s/>"</text:span><text:span text:style-name="T1089_11">G</text:span><text:span text:style-name="T1089_12">"<text:s/></text:span><text:span text:style-name="T1089_13">AL</text:span><text:span text:style-name="T1089_14"><text:s/></text:span><text:span text:style-name="T1089_15">DTTO</text:span><text:span text:style-name="T1089_16"><text:s/></text:span><text:span text:style-name="T1089_17">FIUSHA</text:span><text:span text:style-name="T1089_18"><text:s/>"</text:span><text:span text:style-name="T1089_19">E</text:span><text:span text:style-name="T1089_20">"</text:span></text:p>
      <text:p text:style-name="P1090"><text:span text:style-name="T1090_1"><text:tab/></text:span></text:p>
      <text:p text:style-name="P1091"/>
      <text:p text:style-name="P1092"><text:span text:style-name="T1092_1"><text:s/></text:span></text:p>
      <text:p text:style-name="P1093"/>
      <text:p text:style-name="P1094"><text:span text:style-name="T1094_1">3035</text:span></text:p>
      <text:p text:style-name="P1095"><text:span text:style-name="T1095_1"><text:tab/></text:span></text:p>
      <text:p text:style-name="P1096"/>
      <text:p text:style-name="P1097"><text:span text:style-name="T1097_1">SE</text:span><text:span text:style-name="T1097_2"><text:s/></text:span><text:span text:style-name="T1097_3">MUEVEN</text:span><text:span text:style-name="T1097_4"><text:s/></text:span><text:span text:style-name="T1097_5">DEL</text:span><text:span text:style-name="T1097_6"><text:s/></text:span><text:span text:style-name="T1097_7">DTTO</text:span><text:span text:style-name="T1097_8"><text:s/></text:span><text:span text:style-name="T1097_9">MORADO</text:span><text:span text:style-name="T1097_10"><text:s/>"</text:span><text:span text:style-name="T1097_11">G</text:span><text:span text:style-name="T1097_12">"<text:s/></text:span><text:span text:style-name="T1097_13">AL</text:span><text:span text:style-name="T1097_14"><text:s/></text:span><text:span text:style-name="T1097_15">DTTO</text:span><text:span text:style-name="T1097_16"><text:s/></text:span><text:span text:style-name="T1097_17">FIUSHA</text:span><text:span text:style-name="T1097_18"><text:s/>"</text:span><text:span text:style-name="T1097_19">E</text:span><text:span text:style-name="T1097_20">"</text:span></text:p>
      <text:p text:style-name="P1098"><text:span text:style-name="T1098_1"><text:tab/></text:span></text:p>
      <text:p text:style-name="P1099"/>
      <text:p text:style-name="P1100"><text:span text:style-name="T1100_1"><text:s/></text:span></text:p>
      <text:p text:style-name="P1101"/>
      <text:p text:style-name="P1102"><text:span text:style-name="T1102_1"><text:tab/></text:span><text:span text:style-name="T1102_2">Todos</text:span><text:span text:style-name="T1102_3"><text:tab/></text:span><text:span text:style-name="T1102_4">Todas</text:span><text:span text:style-name="T1102_5"><text:tab/></text:span><text:span text:style-name="T1102_6">El</text:span><text:span text:style-name="T1102_7"><text:s/></text:span><text:span text:style-name="T1102_8">PANAL</text:span><text:span text:style-name="T1102_9">-</text:span><text:span text:style-name="T1102_10">CLV</text:span><text:span text:style-name="T1102_11"><text:s/></text:span><text:span text:style-name="T1102_12">realiza</text:span><text:span text:style-name="T1102_13"><text:s/></text:span><text:span text:style-name="T1102_14">adecuaciones</text:span><text:span text:style-name="T1102_15"><text:s/></text:span><text:span text:style-name="T1102_16">principalmente</text:span><text:span text:style-name="T1102_17"><text:s/></text:span><text:span text:style-name="T1102_18">en</text:span><text:span text:style-name="T1102_19"><text:s/></text:span><text:span text:style-name="T1102_20">las</text:span><text:span text:style-name="T1102_21"><text:s/></text:span><text:span text:style-name="T1102_22">secciones</text:span><text:span text:style-name="T1102_23"><text:s/></text:span><text:span text:style-name="T1102_24">de</text:span><text:span text:style-name="T1102_25"><text:s/></text:span><text:span text:style-name="T1102_26">la</text:span><text:span text:style-name="T1102_27"><text:s/></text:span><text:span text:style-name="T1102_28">zona</text:span><text:span text:style-name="T1102_29"><text:s/></text:span><text:span text:style-name="T1102_30">metropolitana</text:span><text:span text:style-name="T1102_31"><text:s/></text:span><text:span text:style-name="T1102_32">de</text:span><text:span text:style-name="T1102_33"><text:s/></text:span><text:span text:style-name="T1102_34">Guadalajara</text:span><text:span text:style-name="T1102_35"><text:s/></text:span><text:span text:style-name="T1102_36">Y</text:span><text:span text:style-name="T1102_37"><text:s/></text:span><text:span text:style-name="T1102_38">Zapopan</text:span><text:span text:style-name="T1102_39">,<text:s/></text:span><text:span text:style-name="T1102_40">para</text:span><text:span text:style-name="T1102_41"><text:s/></text:span><text:span text:style-name="T1102_42">compensar</text:span><text:span text:style-name="T1102_43"><text:s/></text:span><text:span text:style-name="T1102_44">el</text:span><text:span text:style-name="T1102_45"><text:s/></text:span><text:span text:style-name="T1102_46">criterio</text:span><text:span text:style-name="T1102_47"><text:s/></text:span><text:span text:style-name="T1102_48">de</text:span><text:span text:style-name="T1102_49"><text:s/></text:span><text:span text:style-name="T1102_50">población</text:span><text:span text:style-name="T1102_51">.<text:s/></text:span><text:span text:style-name="T1102_52">Asimismo</text:span><text:span text:style-name="T1102_53"><text:s/></text:span><text:span text:style-name="T1102_54">se</text:span><text:span text:style-name="T1102_55"><text:s/></text:span><text:span text:style-name="T1102_56">indica</text:span><text:span text:style-name="T1102_57"><text:s/></text:span><text:span text:style-name="T1102_58">que</text:span><text:span text:style-name="T1102_59"><text:s/></text:span><text:span text:style-name="T1102_60">los</text:span><text:span text:style-name="T1102_61"><text:s/></text:span><text:span text:style-name="T1102_62">movimientos</text:span><text:span text:style-name="T1102_63"><text:s/></text:span><text:span text:style-name="T1102_64">realizados</text:span><text:span text:style-name="T1102_65"><text:s/></text:span><text:span text:style-name="T1102_66">también</text:span><text:span text:style-name="T1102_67"><text:s/></text:span><text:span text:style-name="T1102_68">están</text:span><text:span text:style-name="T1102_69"><text:s/></text:span><text:span text:style-name="T1102_70">relacionados</text:span><text:span text:style-name="T1102_71"><text:s/></text:span><text:span text:style-name="T1102_72">con</text:span><text:span text:style-name="T1102_73"><text:s/></text:span><text:span text:style-name="T1102_74">la</text:span><text:span text:style-name="T1102_75"><text:s/></text:span><text:span text:style-name="T1102_76">ubicación</text:span><text:span text:style-name="T1102_77"><text:s/></text:span><text:span text:style-name="T1102_78">de</text:span><text:span text:style-name="T1102_79"><text:s/></text:span><text:span text:style-name="T1102_80">las</text:span><text:span text:style-name="T1102_81"><text:s/></text:span><text:span text:style-name="T1102_82">casillas</text:span><text:span text:style-name="T1102_83">,<text:s/></text:span><text:span text:style-name="T1102_84">sin</text:span><text:span text:style-name="T1102_85"><text:s/></text:span><text:span text:style-name="T1102_86">embargo</text:span><text:span text:style-name="T1102_87">,<text:s/></text:span><text:span text:style-name="T1102_88">este</text:span><text:span text:style-name="T1102_89"><text:s/></text:span><text:span text:style-name="T1102_90">argumento</text:span><text:span text:style-name="T1102_91"><text:s/></text:span><text:span text:style-name="T1102_92">no</text:span><text:span text:style-name="T1102_93"><text:s/></text:span><text:span text:style-name="T1102_94">se</text:span><text:span text:style-name="T1102_95"><text:s/></text:span><text:span text:style-name="T1102_96">considera</text:span><text:span text:style-name="T1102_97"><text:s/></text:span><text:span text:style-name="T1102_98">en</text:span><text:span text:style-name="T1102_99"><text:s/></text:span><text:span text:style-name="T1102_100">este</text:span><text:span text:style-name="T1102_101"><text:s/></text:span><text:span text:style-name="T1102_102">momento</text:span><text:span text:style-name="T1102_103"><text:s/></text:span><text:span text:style-name="T1102_104">para</text:span><text:span text:style-name="T1102_105"><text:s/></text:span><text:span text:style-name="T1102_106">la</text:span><text:span text:style-name="T1102_107"><text:s/></text:span><text:span text:style-name="T1102_108">conformación</text:span><text:span text:style-name="T1102_109"><text:s/></text:span><text:span text:style-name="T1102_110">de</text:span><text:span text:style-name="T1102_111"><text:s/></text:span><text:span text:style-name="T1102_112">las</text:span><text:span text:style-name="T1102_113"><text:s/></text:span><text:span text:style-name="T1102_114">propuestas</text:span><text:span text:style-name="T1102_115"><text:s/></text:span><text:span text:style-name="T1102_116">de</text:span><text:span text:style-name="T1102_117"><text:s/></text:span><text:span text:style-name="T1102_118">distritación</text:span><text:span text:style-name="T1102_119">.<text:tab/></text:span><text:span text:style-name="T1102_120">El</text:span><text:span text:style-name="T1102_121"><text:s/></text:span><text:span text:style-name="T1102_122">escenario</text:span><text:span text:style-name="T1102_123"><text:s/></text:span><text:span text:style-name="T1102_124">propuesto</text:span><text:span text:style-name="T1102_125"><text:s/></text:span><text:span text:style-name="T1102_126">por</text:span><text:span text:style-name="T1102_127"><text:s/></text:span><text:span text:style-name="T1102_128">EL</text:span><text:span text:style-name="T1102_129"><text:s/></text:span><text:span text:style-name="T1102_130">PANAL</text:span><text:span text:style-name="T1102_131">-</text:span><text:span text:style-name="T1102_132">CLV</text:span><text:span text:style-name="T1102_133"><text:s/></text:span><text:span text:style-name="T1102_134">no</text:span><text:span text:style-name="T1102_135"><text:s/></text:span><text:span text:style-name="T1102_136">se</text:span><text:span text:style-name="T1102_137"><text:s/></text:span><text:span text:style-name="T1102_138">considera</text:span><text:span text:style-name="T1102_139"><text:s/></text:span><text:span text:style-name="T1102_140">viable</text:span><text:span text:style-name="T1102_141">,<text:s/></text:span><text:span text:style-name="T1102_142">ya</text:span><text:span text:style-name="T1102_143"><text:s/></text:span><text:span text:style-name="T1102_144">que</text:span><text:span text:style-name="T1102_145"><text:s/></text:span><text:span text:style-name="T1102_146">no</text:span><text:span text:style-name="T1102_147"><text:s/></text:span><text:span text:style-name="T1102_148">mejora</text:span><text:span text:style-name="T1102_149"><text:s/></text:span><text:span text:style-name="T1102_150">la</text:span><text:span text:style-name="T1102_151"><text:s/></text:span><text:span text:style-name="T1102_152">función</text:span><text:span text:style-name="T1102_153"><text:s/></text:span><text:span text:style-name="T1102_154">de</text:span><text:span text:style-name="T1102_155"><text:s/></text:span><text:span text:style-name="T1102_156">costo</text:span><text:span text:style-name="T1102_157"><text:s/></text:span><text:span text:style-name="T1102_158">del</text:span><text:span text:style-name="T1102_159"><text:s/></text:span><text:span text:style-name="T1102_160">Segundo</text:span><text:span text:style-name="T1102_161"><text:s/></text:span><text:span text:style-name="T1102_162">escenario</text:span><text:span text:style-name="T1102_163"><text:s/></text:span><text:span text:style-name="T1102_164">al</text:span><text:span text:style-name="T1102_165"><text:s/></text:span><text:span text:style-name="T1102_166">obtener</text:span><text:span text:style-name="T1102_167"><text:s/></text:span><text:span text:style-name="T1102_168">un</text:span><text:span text:style-name="T1102_169"><text:s/></text:span><text:span text:style-name="T1102_170">valor</text:span><text:span text:style-name="T1102_171"><text:s/></text:span><text:span text:style-name="T1102_172">de</text:span><text:span text:style-name="T1102_173"><text:s/>34.58559591<text:s/></text:span><text:span text:style-name="T1102_174">por</text:span><text:span text:style-name="T1102_175"><text:s/></text:span><text:span text:style-name="T1102_176">arriba</text:span><text:span text:style-name="T1102_177"><text:s/></text:span><text:span text:style-name="T1102_178">del</text:span><text:span text:style-name="T1102_179"><text:s/></text:span><text:span text:style-name="T1102_180">valor</text:span><text:span text:style-name="T1102_181"><text:s/></text:span><text:span text:style-name="T1102_182">del</text:span><text:span text:style-name="T1102_183"><text:s/></text:span><text:span text:style-name="T1102_184">segundo</text:span><text:span text:style-name="T1102_185"><text:s/></text:span><text:span text:style-name="T1102_186">escenario</text:span><text:span text:style-name="T1102_187"><text:s/></text:span><text:span text:style-name="T1102_188">que</text:span><text:span text:style-name="T1102_189"><text:s/></text:span><text:span text:style-name="T1102_190">es</text:span><text:span text:style-name="T1102_191"><text:s/></text:span><text:span text:style-name="T1102_192">de</text:span><text:span text:style-name="T1102_193"><text:s/>34.19097441;<text:s/></text:span><text:span text:style-name="T1102_194">de</text:span><text:span text:style-name="T1102_195"><text:s/></text:span><text:span text:style-name="T1102_196">los</text:span><text:span text:style-name="T1102_197"><text:s/></text:span><text:span text:style-name="T1102_198">cuatro</text:span><text:span text:style-name="T1102_199"><text:s/></text:span><text:span text:style-name="T1102_200">componentes</text:span><text:span text:style-name="T1102_201"><text:s/></text:span><text:span text:style-name="T1102_202">de</text:span><text:span text:style-name="T1102_203"><text:s/></text:span><text:span text:style-name="T1102_204">la</text:span><text:span text:style-name="T1102_205"><text:s/></text:span><text:span text:style-name="T1102_206">función</text:span><text:span text:style-name="T1102_207"><text:s/></text:span><text:span text:style-name="T1102_208">de</text:span><text:span text:style-name="T1102_209"><text:s/></text:span><text:span text:style-name="T1102_210">costo</text:span><text:span text:style-name="T1102_211">,<text:s/></text:span><text:span text:style-name="T1102_212">solo</text:span><text:span text:style-name="T1102_213"><text:s/></text:span><text:span text:style-name="T1102_214">mejora</text:span><text:span text:style-name="T1102_215"><text:s/></text:span><text:span text:style-name="T1102_216">la</text:span><text:span text:style-name="T1102_217"><text:s/></text:span><text:span text:style-name="T1102_218">población</text:span><text:span text:style-name="T1102_219">.<text:s/></text:span><text:span text:style-name="T1102_220">Cumple</text:span><text:span text:style-name="T1102_221"><text:s/></text:span><text:span text:style-name="T1102_222">en</text:span><text:span text:style-name="T1102_223"><text:s/></text:span><text:span text:style-name="T1102_224">lo</text:span><text:span text:style-name="T1102_225"><text:s/></text:span><text:span text:style-name="T1102_226">general</text:span><text:span text:style-name="T1102_227"><text:s/></text:span><text:span text:style-name="T1102_228">con</text:span><text:span text:style-name="T1102_229"><text:s/></text:span><text:span text:style-name="T1102_230">los</text:span><text:span text:style-name="T1102_231"><text:s/></text:span><text:span text:style-name="T1102_232">criterios</text:span><text:span text:style-name="T1102_233"><text:s/></text:span><text:span text:style-name="T1102_234">y</text:span><text:span text:style-name="T1102_235"><text:s/></text:span><text:span text:style-name="T1102_236">no</text:span><text:span text:style-name="T1102_237"><text:s/></text:span><text:span text:style-name="T1102_238">rompe</text:span><text:span text:style-name="T1102_239"><text:s/></text:span><text:span text:style-name="T1102_240">procesos</text:span><text:span text:style-name="T1102_241">,<text:s/></text:span><text:span text:style-name="T1102_242">además</text:span><text:span text:style-name="T1102_243"><text:s/></text:span><text:span text:style-name="T1102_244">que</text:span><text:span text:style-name="T1102_245"><text:s/></text:span><text:span text:style-name="T1102_246">los</text:span><text:span text:style-name="T1102_247"><text:s/></text:span><text:span text:style-name="T1102_248">distritos</text:span><text:span text:style-name="T1102_249"><text:s/></text:span><text:span text:style-name="T1102_250">se</text:span><text:span text:style-name="T1102_251"><text:s/></text:span><text:span text:style-name="T1102_252">encuentran</text:span><text:span text:style-name="T1102_253"><text:s/></text:span><text:span text:style-name="T1102_254">dentro</text:span><text:span text:style-name="T1102_255"><text:s/></text:span><text:span text:style-name="T1102_256">del</text:span><text:span text:style-name="T1102_257"><text:s/></text:span><text:span text:style-name="T1102_258">rango</text:span><text:span text:style-name="T1102_259"><text:s/></text:span><text:span text:style-name="T1102_260">establecido</text:span><text:span text:style-name="T1102_261">.</text:span></text:p>
      <text:p text:style-name="P1103"><text:span text:style-name="T1103_1">PANAL</text:span><text:span text:style-name="T1103_2"><text:s/>-<text:s/></text:span><text:span text:style-name="T1103_3">Nacional</text:span><text:span text:style-name="T1103_4"><text:tab/></text:span><text:span text:style-name="T1103_5">Sin</text:span><text:span text:style-name="T1103_6"><text:s/></text:span><text:span text:style-name="T1103_7">observaciones</text:span><text:span text:style-name="T1103_8">.<text:tab/></text:span><text:span text:style-name="T1103_9">Todos</text:span><text:span text:style-name="T1103_10"><text:tab/></text:span><text:span text:style-name="T1103_11">Todas</text:span><text:span text:style-name="T1103_12"><text:tab/></text:span><text:span text:style-name="T1103_13">EL</text:span><text:span text:style-name="T1103_14"><text:s/></text:span><text:span text:style-name="T1103_15">PANAL</text:span><text:span text:style-name="T1103_16">-</text:span><text:span text:style-name="T1103_17">NACIONAL</text:span><text:span text:style-name="T1103_18"><text:s/></text:span><text:span text:style-name="T1103_19">no</text:span><text:span text:style-name="T1103_20"><text:s/></text:span><text:span text:style-name="T1103_21">presenta</text:span><text:span text:style-name="T1103_22"><text:s/></text:span><text:span text:style-name="T1103_23">argumentos</text:span><text:span text:style-name="T1103_24"><text:s/></text:span><text:span text:style-name="T1103_25">en</text:span><text:span text:style-name="T1103_26"><text:s/></text:span><text:span text:style-name="T1103_27">torno</text:span><text:span text:style-name="T1103_28"><text:s/></text:span><text:span text:style-name="T1103_29">a</text:span><text:span text:style-name="T1103_30"><text:s/></text:span><text:span text:style-name="T1103_31">su</text:span><text:span text:style-name="T1103_32"><text:s/></text:span><text:span text:style-name="T1103_33">propuesta</text:span><text:span text:style-name="T1103_34">.<text:s/></text:span><text:span text:style-name="T1103_35">El</text:span><text:span text:style-name="T1103_36"><text:s/></text:span><text:span text:style-name="T1103_37">análisis</text:span><text:span text:style-name="T1103_38"><text:s/></text:span><text:span text:style-name="T1103_39">se</text:span><text:span text:style-name="T1103_40"><text:s/></text:span><text:span text:style-name="T1103_41">realiza</text:span><text:span text:style-name="T1103_42"><text:s/></text:span><text:span text:style-name="T1103_43">conforme</text:span><text:span text:style-name="T1103_44"><text:s/></text:span><text:span text:style-name="T1103_45">a</text:span><text:span text:style-name="T1103_46"><text:s/></text:span><text:span text:style-name="T1103_47">lo</text:span><text:span text:style-name="T1103_48"><text:s/></text:span><text:span text:style-name="T1103_49">observado</text:span><text:span text:style-name="T1103_50"><text:s/></text:span><text:span text:style-name="T1103_51">en</text:span><text:span text:style-name="T1103_52"><text:s/></text:span><text:span text:style-name="T1103_53">el</text:span><text:span text:style-name="T1103_54"><text:s/></text:span><text:span text:style-name="T1103_55">mapa</text:span><text:span text:style-name="T1103_56"><text:s/></text:span><text:span text:style-name="T1103_57">y</text:span><text:span text:style-name="T1103_58"><text:s/></text:span><text:span text:style-name="T1103_59">las</text:span><text:span text:style-name="T1103_60"><text:s/></text:span><text:span text:style-name="T1103_61">componentes</text:span><text:span text:style-name="T1103_62"><text:s/></text:span><text:span text:style-name="T1103_63">de</text:span><text:span text:style-name="T1103_64"><text:s/></text:span><text:span text:style-name="T1103_65">la</text:span><text:span text:style-name="T1103_66"><text:s/></text:span><text:span text:style-name="T1103_67">función</text:span><text:span text:style-name="T1103_68"><text:s/></text:span><text:span text:style-name="T1103_69">de</text:span><text:span text:style-name="T1103_70"><text:s/></text:span><text:span text:style-name="T1103_71">costo</text:span><text:span text:style-name="T1103_72">.<text:tab/></text:span><text:span text:style-name="T1103_73">El</text:span><text:span text:style-name="T1103_74"><text:s/></text:span><text:span text:style-name="T1103_75">escenario</text:span><text:span text:style-name="T1103_76"><text:s/></text:span><text:span text:style-name="T1103_77">propuesto</text:span><text:span text:style-name="T1103_78"><text:s/></text:span><text:span text:style-name="T1103_79">por</text:span><text:span text:style-name="T1103_80"><text:s/></text:span><text:span text:style-name="T1103_81">el</text:span><text:span text:style-name="T1103_82"><text:s/></text:span><text:span text:style-name="T1103_83">PANAL</text:span><text:span text:style-name="T1103_84">-</text:span><text:span text:style-name="T1103_85">NACIONAL</text:span><text:span text:style-name="T1103_86"><text:s/></text:span><text:span text:style-name="T1103_87">se</text:span><text:span text:style-name="T1103_88"><text:s/></text:span><text:span text:style-name="T1103_89">considera</text:span><text:span text:style-name="T1103_90"><text:s/></text:span><text:span text:style-name="T1103_91">viable</text:span><text:span text:style-name="T1103_92">,<text:s/></text:span><text:span text:style-name="T1103_93">ya</text:span><text:span text:style-name="T1103_94"><text:s/></text:span><text:span text:style-name="T1103_95">que</text:span><text:span text:style-name="T1103_96"><text:s/></text:span><text:span text:style-name="T1103_97">mejora</text:span><text:span text:style-name="T1103_98"><text:s/></text:span><text:span text:style-name="T1103_99">la</text:span><text:span text:style-name="T1103_100"><text:s/></text:span><text:span text:style-name="T1103_101">función</text:span><text:span text:style-name="T1103_102"><text:s/></text:span><text:span text:style-name="T1103_103">de</text:span><text:span text:style-name="T1103_104"><text:s/></text:span><text:span text:style-name="T1103_105">costo</text:span><text:span text:style-name="T1103_106"><text:s/></text:span><text:span text:style-name="T1103_107">del</text:span><text:span text:style-name="T1103_108"><text:s/></text:span><text:span text:style-name="T1103_109">Segundo</text:span><text:span text:style-name="T1103_110"><text:s/></text:span><text:span text:style-name="T1103_111">escenario</text:span><text:span text:style-name="T1103_112"><text:s/></text:span><text:span text:style-name="T1103_113">de</text:span><text:span text:style-name="T1103_114"><text:s/>34.19097441<text:s/></text:span><text:span text:style-name="T1103_115">a</text:span><text:span text:style-name="T1103_116"><text:s/>34.02382108;<text:s/></text:span><text:span text:style-name="T1103_117">sin</text:span><text:span text:style-name="T1103_118"><text:s/></text:span><text:span text:style-name="T1103_119">embargo</text:span><text:span text:style-name="T1103_120"><text:s/></text:span><text:span text:style-name="T1103_121">de</text:span><text:span text:style-name="T1103_122"><text:s/></text:span><text:span text:style-name="T1103_123">los</text:span><text:span text:style-name="T1103_124"><text:s/></text:span><text:span text:style-name="T1103_125">cuatro</text:span><text:span text:style-name="T1103_126"><text:s/></text:span><text:span text:style-name="T1103_127">componentes</text:span><text:span text:style-name="T1103_128"><text:s/></text:span><text:span text:style-name="T1103_129">de</text:span><text:span text:style-name="T1103_130"><text:s/></text:span><text:span text:style-name="T1103_131">la</text:span><text:span text:style-name="T1103_132"><text:s/></text:span><text:span text:style-name="T1103_133">función</text:span><text:span text:style-name="T1103_134"><text:s/></text:span><text:span text:style-name="T1103_135">de</text:span><text:span text:style-name="T1103_136"><text:s/></text:span><text:span text:style-name="T1103_137">costo</text:span><text:span text:style-name="T1103_138">,<text:s/></text:span><text:span text:style-name="T1103_139">no</text:span><text:span text:style-name="T1103_140"><text:s/></text:span><text:span text:style-name="T1103_141">mejora</text:span><text:span text:style-name="T1103_142"><text:s/></text:span><text:span text:style-name="T1103_143">la</text:span><text:span text:style-name="T1103_144"><text:s/></text:span><text:span text:style-name="T1103_145">compacidad</text:span><text:span text:style-name="T1103_146"><text:s/></text:span><text:span text:style-name="T1103_147">geométrica</text:span><text:span text:style-name="T1103_148">.<text:s/></text:span><text:span text:style-name="T1103_149">Asimismo</text:span><text:span text:style-name="T1103_150">,<text:s/></text:span><text:span text:style-name="T1103_151">cumple</text:span><text:span text:style-name="T1103_152"><text:s/></text:span><text:span text:style-name="T1103_153">en</text:span><text:span text:style-name="T1103_154"><text:s/></text:span><text:span text:style-name="T1103_155">lo</text:span><text:span text:style-name="T1103_156"><text:s/></text:span><text:span text:style-name="T1103_157">general</text:span><text:span text:style-name="T1103_158"><text:s/></text:span><text:span text:style-name="T1103_159">con</text:span><text:span text:style-name="T1103_160"><text:s/></text:span><text:span text:style-name="T1103_161">los</text:span><text:span text:style-name="T1103_162"><text:s/></text:span><text:span text:style-name="T1103_163">criterios</text:span><text:span text:style-name="T1103_164"><text:s/></text:span><text:span text:style-name="T1103_165">y</text:span><text:span text:style-name="T1103_166"><text:s/></text:span><text:span text:style-name="T1103_167">no</text:span><text:span text:style-name="T1103_168"><text:s/></text:span><text:span text:style-name="T1103_169">rompe</text:span><text:span text:style-name="T1103_170"><text:s/></text:span><text:span text:style-name="T1103_171">procesos</text:span><text:span text:style-name="T1103_172">,<text:s/></text:span><text:span text:style-name="T1103_173">además</text:span><text:span text:style-name="T1103_174"><text:s/></text:span><text:span text:style-name="T1103_175">que</text:span><text:span text:style-name="T1103_176"><text:s/></text:span><text:span text:style-name="T1103_177">los</text:span><text:span text:style-name="T1103_178"><text:s/></text:span><text:span text:style-name="T1103_179">distritos</text:span><text:span text:style-name="T1103_180"><text:s/></text:span><text:span text:style-name="T1103_181">se</text:span><text:span text:style-name="T1103_182"><text:s/></text:span><text:span text:style-name="T1103_183">encuentran</text:span><text:span text:style-name="T1103_184"><text:s/></text:span><text:span text:style-name="T1103_185">dentro</text:span><text:span text:style-name="T1103_186"><text:s/></text:span><text:span text:style-name="T1103_187">del</text:span><text:span text:style-name="T1103_188"><text:s/></text:span><text:span text:style-name="T1103_189">rango</text:span><text:span text:style-name="T1103_190"><text:s/></text:span><text:span text:style-name="T1103_191">establecido</text:span><text:span text:style-name="T1103_192">.</text:span></text:p>
      <text:p text:style-name="P1104"><text:span text:style-name="T1104_1">PRD</text:span><text:span text:style-name="T1104_2"><text:s/>-<text:s/></text:span><text:span text:style-name="T1104_3">CLV</text:span><text:span text:style-name="T1104_4"><text:tab/></text:span></text:p>
      <text:p text:style-name="P1105"/>
      <text:p text:style-name="P1106"><text:span text:style-name="T1106_1">REUNIÓN</text:span><text:span text:style-name="T1106_2"><text:s/></text:span><text:span text:style-name="T1106_3">DE</text:span><text:span text:style-name="T1106_4"><text:s/></text:span><text:span text:style-name="T1106_5">TRABAJO</text:span></text:p>
      <text:p text:style-name="P1107"/>
      <text:p text:style-name="P1108"><text:span text:style-name="T1108_1">DE</text:span><text:span text:style-name="T1108_2"><text:s/></text:span><text:span text:style-name="T1108_3">LA</text:span><text:span text:style-name="T1108_4"><text:s/></text:span><text:span text:style-name="T1108_5">COMISIÓN</text:span><text:span text:style-name="T1108_6"><text:s/></text:span><text:span text:style-name="T1108_7">LOCAL</text:span><text:span text:style-name="T1108_8"><text:s/></text:span><text:span text:style-name="T1108_9">DE</text:span><text:span text:style-name="T1108_10"><text:s/></text:span><text:span text:style-name="T1108_11">VIGILANCIA</text:span></text:p>
      <text:p text:style-name="P1109"/>
      <text:p text:style-name="P1110"><text:span text:style-name="T1110_1">SOBRE</text:span><text:span text:style-name="T1110_2"><text:s/></text:span><text:span text:style-name="T1110_3">EL</text:span><text:span text:style-name="T1110_4"><text:s/></text:span><text:span text:style-name="T1110_5">SEGUNDO</text:span><text:span text:style-name="T1110_6"><text:s/></text:span><text:span text:style-name="T1110_7">ESCENARIO</text:span><text:span text:style-name="T1110_8"><text:s/></text:span><text:span text:style-name="T1110_9">DE</text:span></text:p>
      <text:p text:style-name="P1111"/>
      <text:p text:style-name="P1112"><text:span text:style-name="T1112_1">REDISTRITACIÓN</text:span><text:span text:style-name="T1112_2"><text:s/>2013.</text:span></text:p>
      <text:p text:style-name="P1113"/>
      <text:p text:style-name="P1114"><text:span text:style-name="T1114_1"><text:s/></text:span></text:p>
      <text:p text:style-name="P1115"/>
      <text:p text:style-name="P1116"><text:span text:style-name="T1116_1"><text:s/></text:span></text:p>
      <text:p text:style-name="P1117"/>
      <text:p text:style-name="P1118"><text:span text:style-name="T1118_1">EN</text:span><text:span text:style-name="T1118_2"><text:s/></text:span><text:span text:style-name="T1118_3">LA</text:span><text:span text:style-name="T1118_4"><text:s/></text:span><text:span text:style-name="T1118_5">REUNIÓN</text:span><text:span text:style-name="T1118_6"><text:s/></text:span><text:span text:style-name="T1118_7">DE</text:span><text:span text:style-name="T1118_8"><text:s/></text:span><text:span text:style-name="T1118_9">TRABAJO</text:span><text:span text:style-name="T1118_10"><text:s/></text:span><text:span text:style-name="T1118_11">REALIZADA</text:span><text:span text:style-name="T1118_12"><text:s/></text:span><text:span text:style-name="T1118_13">POR</text:span><text:span text:style-name="T1118_14"><text:s/></text:span><text:span text:style-name="T1118_15">LA</text:span><text:span text:style-name="T1118_16"><text:s/></text:span><text:span text:style-name="T1118_17">COMISIÓN</text:span><text:span text:style-name="T1118_18"><text:s/></text:span><text:span text:style-name="T1118_19">LOCAL</text:span><text:span text:style-name="T1118_20"><text:s/></text:span><text:span text:style-name="T1118_21">DE</text:span><text:span text:style-name="T1118_22"><text:s/></text:span><text:span text:style-name="T1118_23">VIGILANCIA</text:span><text:span text:style-name="T1118_24"><text:s/></text:span><text:span text:style-name="T1118_25">DE</text:span><text:span text:style-name="T1118_26"><text:s/></text:span><text:span text:style-name="T1118_27">FECHA</text:span><text:span text:style-name="T1118_28"><text:s/>24<text:s/></text:span><text:span text:style-name="T1118_29">DE</text:span><text:span text:style-name="T1118_30"><text:s/></text:span><text:span text:style-name="T1118_31">SEPTIEMBRE</text:span><text:span text:style-name="T1118_32"><text:s/></text:span><text:span text:style-name="T1118_33">DE</text:span><text:span text:style-name="T1118_34"><text:s/>2013,<text:s/></text:span><text:span text:style-name="T1118_35">INTEGRADA</text:span><text:span text:style-name="T1118_36"><text:s/></text:span><text:span text:style-name="T1118_37">POR</text:span><text:span text:style-name="T1118_38"><text:s/></text:span><text:span text:style-name="T1118_39">EL</text:span><text:span text:style-name="T1118_40"><text:s/></text:span><text:span text:style-name="T1118_41">MAESTRO</text:span><text:span text:style-name="T1118_42"><text:s/></text:span><text:span text:style-name="T1118_43">ROGELIO</text:span><text:span text:style-name="T1118_44"><text:s/></text:span><text:span text:style-name="T1118_45">ARTURO</text:span><text:span text:style-name="T1118_46"><text:s/></text:span><text:span text:style-name="T1118_47">CASTILLO</text:span><text:span text:style-name="T1118_48"><text:s/></text:span><text:span text:style-name="T1118_49">BETANCOURT</text:span><text:span text:style-name="T1118_50">,<text:s/></text:span><text:span text:style-name="T1118_51">VOCAL</text:span><text:span text:style-name="T1118_52"><text:s/></text:span><text:span text:style-name="T1118_53">ESTATAL</text:span><text:span text:style-name="T1118_54"><text:s/></text:span><text:span text:style-name="T1118_55">DEL</text:span><text:span text:style-name="T1118_56"><text:s/></text:span><text:span text:style-name="T1118_57">REGISTRO</text:span><text:span text:style-name="T1118_58"><text:s/></text:span><text:span text:style-name="T1118_59">FEDERAL</text:span><text:span text:style-name="T1118_60"><text:s/></text:span><text:span text:style-name="T1118_61">DE</text:span><text:span text:style-name="T1118_62"><text:s/></text:span><text:span text:style-name="T1118_63">ELECTORES</text:span><text:span text:style-name="T1118_64"><text:s/></text:span><text:span text:style-name="T1118_65">Y</text:span><text:span text:style-name="T1118_66"><text:s/></text:span><text:span text:style-name="T1118_67">PRESIDENTE</text:span><text:span text:style-name="T1118_68"><text:s/></text:span><text:span text:style-name="T1118_69">DE</text:span><text:span text:style-name="T1118_70"><text:s/></text:span><text:span text:style-name="T1118_71">LA</text:span><text:span text:style-name="T1118_72"><text:s/></text:span><text:span text:style-name="T1118_73">COMISIÓN</text:span><text:span text:style-name="T1118_74"><text:s/></text:span><text:span text:style-name="T1118_75">LOCAL</text:span><text:span text:style-name="T1118_76"><text:s/></text:span><text:span text:style-name="T1118_77">DE</text:span><text:span text:style-name="T1118_78"><text:s/></text:span><text:span text:style-name="T1118_79">VIGILANCIA</text:span><text:span text:style-name="T1118_80">;<text:s/></text:span><text:span text:style-name="T1118_81">LICENCIADO</text:span><text:span text:style-name="T1118_82"><text:s/></text:span><text:span text:style-name="T1118_83">DANIEL</text:span><text:span text:style-name="T1118_84"><text:s/></text:span><text:span text:style-name="T1118_85">VERGARA</text:span><text:span text:style-name="T1118_86"><text:s/></text:span><text:span text:style-name="T1118_87">GUZMÁN</text:span><text:span text:style-name="T1118_88">,<text:s/></text:span><text:span text:style-name="T1118_89">REPRESENTANTE</text:span><text:span text:style-name="T1118_90"><text:s/></text:span><text:span text:style-name="T1118_91">SUPLENTE</text:span><text:span text:style-name="T1118_92"><text:s/></text:span><text:span text:style-name="T1118_93">DEL</text:span><text:span text:style-name="T1118_94"><text:s/></text:span><text:span text:style-name="T1118_95">PARTIDO</text:span><text:span text:style-name="T1118_96"><text:s/></text:span><text:span text:style-name="T1118_97">ACCIÓN</text:span><text:span text:style-name="T1118_98"><text:s/></text:span><text:span text:style-name="T1118_99">NACIONAL</text:span><text:span text:style-name="T1118_100">;<text:s/></text:span><text:span text:style-name="T1118_101">DOCTOR</text:span><text:span text:style-name="T1118_102"><text:s/></text:span><text:span text:style-name="T1118_103">GUILLERMO</text:span><text:span text:style-name="T1118_104"><text:s/></text:span><text:span text:style-name="T1118_105">MACÍAS</text:span><text:span text:style-name="T1118_106"><text:s/></text:span><text:span text:style-name="T1118_107">LARA</text:span><text:span text:style-name="T1118_108">;<text:s/></text:span><text:span text:style-name="T1118_109">REPRESENTANTE</text:span><text:span text:style-name="T1118_110"><text:s/></text:span><text:span text:style-name="T1118_111">SUPLENTE</text:span><text:span text:style-name="T1118_112"><text:s/></text:span><text:span text:style-name="T1118_113">DEL</text:span><text:span text:style-name="T1118_114"><text:s/></text:span><text:span text:style-name="T1118_115">PARTIDO</text:span><text:span text:style-name="T1118_116"><text:s/></text:span><text:span text:style-name="T1118_117">REVOLUCIONARIO</text:span><text:span text:style-name="T1118_118"><text:s/></text:span><text:span text:style-name="T1118_119">INSTITUCIONAL</text:span><text:span text:style-name="T1118_120">;<text:s/></text:span><text:span text:style-name="T1118_121">INGENIERO</text:span><text:span text:style-name="T1118_122"><text:s/></text:span><text:span text:style-name="T1118_123">EXIQUIO</text:span><text:span text:style-name="T1118_124"><text:s/></text:span><text:span text:style-name="T1118_125">ALEJANDRO</text:span><text:span text:style-name="T1118_126"><text:s/></text:span><text:span text:style-name="T1118_127">NAVA</text:span><text:span text:style-name="T1118_128"><text:s/></text:span><text:span text:style-name="T1118_129">GÓMEZ</text:span><text:span text:style-name="T1118_130">,<text:s/></text:span><text:span text:style-name="T1118_131">REPRESENTANTE</text:span><text:span text:style-name="T1118_132"><text:s/></text:span><text:span text:style-name="T1118_133">PROPIETARIO</text:span><text:span text:style-name="T1118_134"><text:s/></text:span><text:span text:style-name="T1118_135">DEL</text:span><text:span text:style-name="T1118_136"><text:s/></text:span><text:span text:style-name="T1118_137">PARTIDO</text:span><text:span text:style-name="T1118_138"><text:s/></text:span><text:span text:style-name="T1118_139">DE</text:span><text:span text:style-name="T1118_140"><text:s/></text:span><text:span text:style-name="T1118_141">LA</text:span><text:span text:style-name="T1118_142"><text:s/></text:span><text:span text:style-name="T1118_143">REVOLUCIÓN</text:span><text:span text:style-name="T1118_144"><text:s/></text:span><text:span text:style-name="T1118_145">DEMOCRÁTICA</text:span><text:span text:style-name="T1118_146">;<text:s text:c="2"/></text:span><text:span text:style-name="T1118_147">INGENIERO</text:span><text:span text:style-name="T1118_148"><text:s/></text:span><text:span text:style-name="T1118_149">MISAEL</text:span><text:span text:style-name="T1118_150"><text:s/></text:span><text:span text:style-name="T1118_151">MENDOZA</text:span><text:span text:style-name="T1118_152"><text:s/></text:span><text:span text:style-name="T1118_153">RODRÍGUEZ</text:span><text:span text:style-name="T1118_154">;<text:s/></text:span><text:span text:style-name="T1118_155">REPRESENTANTE</text:span><text:span text:style-name="T1118_156"><text:s text:c="2"/></text:span><text:span text:style-name="T1118_157">SUPLENTE</text:span><text:span text:style-name="T1118_158"><text:s/></text:span><text:span text:style-name="T1118_159">DEL</text:span><text:span text:style-name="T1118_160"><text:s/></text:span><text:span text:style-name="T1118_161">PARTIDO</text:span><text:span text:style-name="T1118_162"><text:s/></text:span><text:span text:style-name="T1118_163">DEL</text:span><text:span text:style-name="T1118_164"><text:s/></text:span><text:span text:style-name="T1118_165">TRABAJO</text:span><text:span text:style-name="T1118_166">;<text:s/></text:span><text:span text:style-name="T1118_167">LICENCIADO</text:span><text:span text:style-name="T1118_168"><text:s/></text:span><text:span text:style-name="T1118_169">SALVADOR</text:span><text:span text:style-name="T1118_170"><text:s/></text:span><text:span text:style-name="T1118_171">PAREDES</text:span><text:span text:style-name="T1118_172"><text:s/></text:span><text:span text:style-name="T1118_173">RODRÍGUEZ</text:span><text:span text:style-name="T1118_174">,<text:s/></text:span><text:span text:style-name="T1118_175">REPRESENTANTE</text:span><text:span text:style-name="T1118_176"><text:s/></text:span><text:span text:style-name="T1118_177">PROPIETARIO</text:span><text:span text:style-name="T1118_178"><text:s/></text:span><text:span text:style-name="T1118_179">DEL</text:span><text:span text:style-name="T1118_180"><text:s/></text:span><text:span text:style-name="T1118_181">PARTIDO</text:span><text:span text:style-name="T1118_182"><text:s/></text:span><text:span text:style-name="T1118_183">VERDE</text:span><text:span text:style-name="T1118_184"><text:s/></text:span><text:span text:style-name="T1118_185">ECOLOGISTA</text:span><text:span text:style-name="T1118_186"><text:s/></text:span><text:span text:style-name="T1118_187">DE</text:span><text:span text:style-name="T1118_188"><text:s/></text:span><text:span text:style-name="T1118_189">MéXICO</text:span><text:span text:style-name="T1118_190">;<text:s/></text:span><text:span text:style-name="T1118_191">L</text:span><text:span text:style-name="T1118_192">.</text:span><text:span text:style-name="T1118_193">C</text:span><text:span text:style-name="T1118_194">.</text:span><text:span text:style-name="T1118_195">P</text:span><text:span text:style-name="T1118_196">.<text:s/></text:span><text:span text:style-name="T1118_197">JOSÉ</text:span><text:span text:style-name="T1118_198"><text:s/></text:span><text:span text:style-name="T1118_199">JAIME</text:span><text:span text:style-name="T1118_200"><text:s/></text:span><text:span text:style-name="T1118_201">AYALA</text:span><text:span text:style-name="T1118_202"><text:s/></text:span><text:span text:style-name="T1118_203">PONCE</text:span><text:span text:style-name="T1118_204">,<text:s/></text:span><text:span text:style-name="T1118_205">REPRESENTANTE</text:span><text:span text:style-name="T1118_206"><text:s/></text:span><text:span text:style-name="T1118_207">PROPIETARIO</text:span><text:span text:style-name="T1118_208"><text:s/></text:span><text:span text:style-name="T1118_209">DEL</text:span><text:span text:style-name="T1118_210"><text:s/></text:span><text:span text:style-name="T1118_211">PARTIDO</text:span><text:span text:style-name="T1118_212"><text:s/></text:span><text:span text:style-name="T1118_213">MOVIMIENTO</text:span><text:span text:style-name="T1118_214"><text:s/></text:span><text:span text:style-name="T1118_215">CIUDADANO</text:span><text:span text:style-name="T1118_216">;<text:s/></text:span><text:span text:style-name="T1118_217">LICENCIADO</text:span><text:span text:style-name="T1118_218"><text:s/></text:span><text:span text:style-name="T1118_219">RAFAEL</text:span><text:span text:style-name="T1118_220"><text:s/></text:span><text:span text:style-name="T1118_221">CURIEL</text:span><text:span text:style-name="T1118_222"><text:s/></text:span><text:span text:style-name="T1118_223">ESTRADA</text:span><text:span text:style-name="T1118_224">,<text:s/></text:span><text:span text:style-name="T1118_225">REPRESENTANTE</text:span><text:span text:style-name="T1118_226"><text:s/></text:span><text:span text:style-name="T1118_227">PROPIETARIO</text:span><text:span text:style-name="T1118_228"><text:s/></text:span><text:span text:style-name="T1118_229">DEL</text:span><text:span text:style-name="T1118_230"><text:s/></text:span><text:span text:style-name="T1118_231">PARTIDO</text:span><text:span text:style-name="T1118_232"><text:s/></text:span><text:span text:style-name="T1118_233">NUEVA</text:span><text:span text:style-name="T1118_234"><text:s/></text:span><text:span text:style-name="T1118_235">ALIANZA</text:span><text:span text:style-name="T1118_236">;<text:s/></text:span><text:span text:style-name="T1118_237">LICENCIADA</text:span><text:span text:style-name="T1118_238"><text:s/></text:span><text:span text:style-name="T1118_239">SARA</text:span><text:span text:style-name="T1118_240"><text:s/></text:span><text:span text:style-name="T1118_241">FRANCISCA</text:span><text:span text:style-name="T1118_242"><text:s/></text:span><text:span text:style-name="T1118_243">NAVARRETE</text:span><text:span text:style-name="T1118_244"><text:s/></text:span><text:span text:style-name="T1118_245">BRAVO</text:span><text:span text:style-name="T1118_246">,<text:s/></text:span><text:span text:style-name="T1118_247">SECRETARIA</text:span><text:span text:style-name="T1118_248"><text:s/></text:span><text:span text:style-name="T1118_249">DE</text:span><text:span text:style-name="T1118_250"><text:s/></text:span><text:span text:style-name="T1118_251">LA</text:span><text:span text:style-name="T1118_252"><text:s/></text:span><text:span text:style-name="T1118_253">COMISIÓN</text:span><text:span text:style-name="T1118_254"><text:s/></text:span><text:span text:style-name="T1118_255">LOCAL</text:span><text:span text:style-name="T1118_256"><text:s/></text:span><text:span text:style-name="T1118_257">DE</text:span><text:span text:style-name="T1118_258"><text:s/></text:span><text:span text:style-name="T1118_259">VIGILANCIA</text:span><text:span text:style-name="T1118_260">,<text:s/></text:span><text:span text:style-name="T1118_261">ASIMISMO</text:span><text:span text:style-name="T1118_262"><text:s/></text:span><text:span text:style-name="T1118_263">SE</text:span><text:span text:style-name="T1118_264"><text:s/></text:span><text:span text:style-name="T1118_265">CONTÓ</text:span><text:span text:style-name="T1118_266"><text:s/></text:span><text:span text:style-name="T1118_267">CON</text:span><text:span text:style-name="T1118_268"><text:s/></text:span><text:span text:style-name="T1118_269">LA</text:span><text:span text:style-name="T1118_270"><text:s/></text:span><text:span text:style-name="T1118_271">PRESENCIA</text:span><text:span text:style-name="T1118_272"><text:s/></text:span><text:span text:style-name="T1118_273">DE</text:span><text:span text:style-name="T1118_274"><text:s/></text:span><text:span text:style-name="T1118_275">LA</text:span><text:span text:style-name="T1118_276"><text:s/></text:span><text:span text:style-name="T1118_277">GEÓGRAFA</text:span><text:span text:style-name="T1118_278"><text:s/></text:span><text:span text:style-name="T1118_279">MARÍA</text:span><text:span text:style-name="T1118_280"><text:s/></text:span><text:span text:style-name="T1118_281">DE</text:span><text:span text:style-name="T1118_282"><text:s/></text:span><text:span text:style-name="T1118_283">LOS</text:span><text:span text:style-name="T1118_284"><text:s/></text:span><text:span text:style-name="T1118_285">DOLORES</text:span><text:span text:style-name="T1118_286"><text:s/></text:span><text:span text:style-name="T1118_287">GUETA</text:span><text:span text:style-name="T1118_288"><text:s/></text:span><text:span text:style-name="T1118_289">FLORES</text:span><text:span text:style-name="T1118_290">,<text:s text:c="2"/></text:span><text:span text:style-name="T1118_291">Y</text:span><text:span text:style-name="T1118_292"><text:s/></text:span><text:span text:style-name="T1118_293">EN</text:span><text:span text:style-name="T1118_294"><text:s/></text:span><text:span text:style-name="T1118_295">LA</text:span><text:span text:style-name="T1118_296"><text:s/></text:span><text:span text:style-name="T1118_297">QUE</text:span><text:span text:style-name="T1118_298"><text:s/></text:span><text:span text:style-name="T1118_299">DE</text:span><text:span text:style-name="T1118_300"><text:s/></text:span><text:span text:style-name="T1118_301">MANERA</text:span><text:span text:style-name="T1118_302"><text:s/></text:span><text:span text:style-name="T1118_303">UNÁNIME</text:span><text:span text:style-name="T1118_304"><text:s/></text:span><text:span text:style-name="T1118_305">SE</text:span><text:span text:style-name="T1118_306"><text:s/></text:span><text:span text:style-name="T1118_307">ACORDÓ</text:span><text:span text:style-name="T1118_308"><text:s/></text:span><text:span text:style-name="T1118_309">QUE</text:span><text:span text:style-name="T1118_310"><text:s/></text:span><text:span text:style-name="T1118_311">ESTE</text:span><text:span text:style-name="T1118_312"><text:s/></text:span><text:span text:style-name="T1118_313">ESCENARIO</text:span><text:span text:style-name="T1118_314"><text:s/></text:span><text:span text:style-name="T1118_315">ES</text:span><text:span text:style-name="T1118_316"><text:s/></text:span><text:span text:style-name="T1118_317">EL</text:span><text:span text:style-name="T1118_318"><text:s/></text:span><text:span text:style-name="T1118_319">MEJOR</text:span><text:span text:style-name="T1118_320">,<text:s/></text:span><text:span text:style-name="T1118_321">PARA</text:span><text:span text:style-name="T1118_322"><text:s/></text:span><text:span text:style-name="T1118_323">JALISCO</text:span><text:span text:style-name="T1118_324">,<text:s/></text:span><text:span text:style-name="T1118_325">RESULTANDO</text:span><text:span text:style-name="T1118_326"><text:s/></text:span><text:span text:style-name="T1118_327">LAS</text:span><text:span text:style-name="T1118_328"><text:s/></text:span><text:span text:style-name="T1118_329">SIGUIENTES</text:span><text:span text:style-name="T1118_330"><text:s/></text:span><text:span text:style-name="T1118_331">PROPUESTAS</text:span><text:span text:style-name="T1118_332"><text:s/></text:span><text:span text:style-name="T1118_333">Y</text:span><text:span text:style-name="T1118_334"><text:s/></text:span><text:span text:style-name="T1118_335">ADECUACIONES</text:span><text:span text:style-name="T1118_336"><text:s/></text:span><text:span text:style-name="T1118_337">TANTO</text:span><text:span text:style-name="T1118_338"><text:s/></text:span><text:span text:style-name="T1118_339">EN</text:span><text:span text:style-name="T1118_340"><text:s/></text:span><text:span text:style-name="T1118_341">LA</text:span><text:span text:style-name="T1118_342"><text:s/></text:span><text:span text:style-name="T1118_343">ZONA</text:span><text:span text:style-name="T1118_344"><text:s/></text:span><text:span text:style-name="T1118_345">METROPOLITANA</text:span><text:span text:style-name="T1118_346"><text:s/></text:span><text:span text:style-name="T1118_347">DE</text:span><text:span text:style-name="T1118_348"><text:s/></text:span><text:span text:style-name="T1118_349">GUADALAJARA</text:span><text:span text:style-name="T1118_350"><text:s/></text:span><text:span text:style-name="T1118_351">Y</text:span><text:span text:style-name="T1118_352"><text:s/></text:span><text:span text:style-name="T1118_353">ZAPOPAN</text:span><text:span text:style-name="T1118_354">,<text:s/></text:span><text:span text:style-name="T1118_355">COMO</text:span><text:span text:style-name="T1118_356"><text:s/></text:span><text:span text:style-name="T1118_357">EN</text:span><text:span text:style-name="T1118_358"><text:s/></text:span><text:span text:style-name="T1118_359">LA</text:span><text:span text:style-name="T1118_360"><text:s/></text:span><text:span text:style-name="T1118_361">ZONA</text:span><text:span text:style-name="T1118_362"><text:s/></text:span><text:span text:style-name="T1118_363">FORÁNEA</text:span><text:span text:style-name="T1118_364">.</text:span></text:p>
      <text:p text:style-name="P1119"/>
      <text:p text:style-name="P1120"><text:span text:style-name="T1120_1">PROPUESTAS</text:span><text:span text:style-name="T1120_2"><text:s/></text:span><text:span text:style-name="T1120_3">Y</text:span><text:span text:style-name="T1120_4"><text:s/></text:span><text:span text:style-name="T1120_5">ADECUACIONES</text:span></text:p>
      <text:p text:style-name="P1121"/>
      <text:p text:style-name="P1122"><text:span text:style-name="T1122_1">EN</text:span><text:span text:style-name="T1122_2"><text:s/></text:span><text:span text:style-name="T1122_3">LA</text:span><text:span text:style-name="T1122_4"><text:s/></text:span><text:span text:style-name="T1122_5">ZONA</text:span><text:span text:style-name="T1122_6"><text:s/></text:span><text:span text:style-name="T1122_7">METROPOLITANA</text:span><text:span text:style-name="T1122_8">.</text:span></text:p>
      <text:p text:style-name="P1123"/>
      <text:p text:style-name="P1124"><text:span text:style-name="T1124_1"><text:s/></text:span></text:p>
      <text:p text:style-name="P1125"/>
      <text:p text:style-name="P1126"><text:span text:style-name="T1126_1">PRIMERA</text:span><text:span text:style-name="T1126_2">.-<text:s/></text:span><text:span text:style-name="T1126_3">SE</text:span><text:span text:style-name="T1126_4"><text:s/></text:span><text:span text:style-name="T1126_5">PROPONE</text:span><text:span text:style-name="T1126_6"><text:s/></text:span><text:span text:style-name="T1126_7">EFECTUAR</text:span><text:span text:style-name="T1126_8"><text:s/></text:span><text:span text:style-name="T1126_9">LAS</text:span><text:span text:style-name="T1126_10"><text:s/></text:span><text:span text:style-name="T1126_11">SIGUIENTES</text:span><text:span text:style-name="T1126_12"><text:s text:c="2"/></text:span><text:span text:style-name="T1126_13">ADECUACIONES</text:span><text:span text:style-name="T1126_14"><text:s/></text:span><text:span text:style-name="T1126_15">EN</text:span><text:span text:style-name="T1126_16"><text:s/></text:span><text:span text:style-name="T1126_17">LA</text:span><text:span text:style-name="T1126_18"><text:s/></text:span><text:span text:style-name="T1126_19">ZONA</text:span><text:span text:style-name="T1126_20"><text:s/></text:span><text:span text:style-name="T1126_21">METROPOLITANA</text:span><text:span text:style-name="T1126_22"><text:s/></text:span><text:span text:style-name="T1126_23">DE</text:span><text:span text:style-name="T1126_24"><text:s/></text:span><text:span text:style-name="T1126_25">GUADALAJARA</text:span><text:span text:style-name="T1126_26"><text:s/></text:span><text:span text:style-name="T1126_27">RESPECTO</text:span><text:span text:style-name="T1126_28"><text:s/></text:span><text:span text:style-name="T1126_29">DE</text:span><text:span text:style-name="T1126_30"><text:s/></text:span><text:span text:style-name="T1126_31">LAS</text:span><text:span text:style-name="T1126_32"><text:s/></text:span><text:span text:style-name="T1126_33">SIGUIENTES</text:span><text:span text:style-name="T1126_34"><text:s/></text:span><text:span text:style-name="T1126_35">SECCIONES</text:span><text:span text:style-name="T1126_36">:</text:span></text:p>
      <text:p text:style-name="P1127"/>
      <text:p text:style-name="P1128"><text:span text:style-name="T1128_1"><text:s/></text:span></text:p>
      <text:p text:style-name="P1129"/>
      <text:p text:style-name="P1130"><text:span text:style-name="T1130_1">SECCIONES</text:span></text:p>
      <text:p text:style-name="P1131"><text:span text:style-name="T1131_1"><text:tab/></text:span></text:p>
      <text:p text:style-name="P1132"/>
      <text:p text:style-name="P1133"><text:span text:style-name="T1133_1"><text:s/></text:span></text:p>
      <text:p text:style-name="P1134"/>
      <text:p text:style-name="P1135"><text:span text:style-name="T1135_1"><text:s/></text:span></text:p>
      <text:p text:style-name="P1136"><text:span text:style-name="T1136_1"><text:tab/></text:span></text:p>
      <text:p text:style-name="P1137"/>
      <text:p text:style-name="P1138"><text:span text:style-name="T1138_1">GUADALAJARA</text:span></text:p>
      <text:p text:style-name="P1139"><text:span text:style-name="T1139_1"><text:tab/></text:span></text:p>
      <text:p text:style-name="P1140"/>
      <text:p text:style-name="P1141"><text:span text:style-name="T1141_1"><text:s/></text:span></text:p>
      <text:p text:style-name="P1142"/>
      <text:p text:style-name="P1143"><text:span text:style-name="T1143_1">1309</text:span></text:p>
      <text:p text:style-name="P1144"><text:span text:style-name="T1144_1"><text:tab/></text:span></text:p>
      <text:p text:style-name="P1145"/>
      <text:p text:style-name="P1146"><text:span text:style-name="T1146_1">SE</text:span><text:span text:style-name="T1146_2"><text:s/></text:span><text:span text:style-name="T1146_3">MUEVE</text:span><text:span text:style-name="T1146_4"><text:s/></text:span><text:span text:style-name="T1146_5">DEL</text:span><text:span text:style-name="T1146_6"><text:s/></text:span><text:span text:style-name="T1146_7">DTTO</text:span><text:span text:style-name="T1146_8"><text:s/></text:span><text:span text:style-name="T1146_9">VERDE</text:span><text:span text:style-name="T1146_10"><text:s/>"</text:span><text:span text:style-name="T1146_11">B</text:span><text:span text:style-name="T1146_12">"<text:s/></text:span><text:span text:style-name="T1146_13">AL</text:span><text:span text:style-name="T1146_14"><text:s/></text:span><text:span text:style-name="T1146_15">DTTO</text:span><text:span text:style-name="T1146_16"><text:s/></text:span><text:span text:style-name="T1146_17">AZUL</text:span><text:span text:style-name="T1146_18"><text:s/></text:span><text:span text:style-name="T1146_19">MARINO</text:span><text:span text:style-name="T1146_20"><text:s/>"</text:span><text:span text:style-name="T1146_21">A</text:span><text:span text:style-name="T1146_22">"</text:span></text:p>
      <text:p text:style-name="P1147"><text:span text:style-name="T1147_1"><text:tab/></text:span></text:p>
      <text:p text:style-name="P1148"/>
      <text:p text:style-name="P1149"><text:span text:style-name="T1149_1"><text:s/></text:span></text:p>
      <text:p text:style-name="P1150"/>
      <text:p text:style-name="P1151"><text:span text:style-name="T1151_1">1350</text:span></text:p>
      <text:p text:style-name="P1152"><text:span text:style-name="T1152_1"><text:tab/></text:span></text:p>
      <text:p text:style-name="P1153"/>
      <text:p text:style-name="P1154"><text:span text:style-name="T1154_1">SE</text:span><text:span text:style-name="T1154_2"><text:s/></text:span><text:span text:style-name="T1154_3">MUEVE</text:span><text:span text:style-name="T1154_4"><text:s/></text:span><text:span text:style-name="T1154_5">DEL</text:span><text:span text:style-name="T1154_6"><text:s/></text:span><text:span text:style-name="T1154_7">DTTO</text:span><text:span text:style-name="T1154_8"><text:s/></text:span><text:span text:style-name="T1154_9">VERDE</text:span><text:span text:style-name="T1154_10"><text:s/>"</text:span><text:span text:style-name="T1154_11">B</text:span><text:span text:style-name="T1154_12">"<text:s/></text:span><text:span text:style-name="T1154_13">AL</text:span><text:span text:style-name="T1154_14"><text:s/></text:span><text:span text:style-name="T1154_15">DTTO</text:span><text:span text:style-name="T1154_16"><text:s/></text:span><text:span text:style-name="T1154_17">AZUL</text:span><text:span text:style-name="T1154_18"><text:s/></text:span><text:span text:style-name="T1154_19">MARINO</text:span><text:span text:style-name="T1154_20"><text:s/>"</text:span><text:span text:style-name="T1154_21">A</text:span><text:span text:style-name="T1154_22">"</text:span></text:p>
      <text:p text:style-name="P1155"><text:span text:style-name="T1155_1"><text:tab/></text:span></text:p>
      <text:p text:style-name="P1156"/>
      <text:p text:style-name="P1157"><text:span text:style-name="T1157_1"><text:s/></text:span></text:p>
      <text:p text:style-name="P1158"/>
      <text:p text:style-name="P1159"><text:span text:style-name="T1159_1">1351</text:span></text:p>
      <text:p text:style-name="P1160"><text:span text:style-name="T1160_1"><text:tab/></text:span></text:p>
      <text:p text:style-name="P1161"/>
      <text:p text:style-name="P1162"><text:span text:style-name="T1162_1">SE</text:span><text:span text:style-name="T1162_2"><text:s/></text:span><text:span text:style-name="T1162_3">MUEVE</text:span><text:span text:style-name="T1162_4"><text:s/></text:span><text:span text:style-name="T1162_5">DEL</text:span><text:span text:style-name="T1162_6"><text:s/></text:span><text:span text:style-name="T1162_7">DTTO</text:span><text:span text:style-name="T1162_8"><text:s/></text:span><text:span text:style-name="T1162_9">VERDE</text:span><text:span text:style-name="T1162_10"><text:s/>"</text:span><text:span text:style-name="T1162_11">B</text:span><text:span text:style-name="T1162_12">"<text:s/></text:span><text:span text:style-name="T1162_13">AL</text:span><text:span text:style-name="T1162_14"><text:s/></text:span><text:span text:style-name="T1162_15">DTTO</text:span><text:span text:style-name="T1162_16"><text:s/></text:span><text:span text:style-name="T1162_17">AZUL</text:span><text:span text:style-name="T1162_18"><text:s/></text:span><text:span text:style-name="T1162_19">MARINO</text:span><text:span text:style-name="T1162_20"><text:s/>"</text:span><text:span text:style-name="T1162_21">A</text:span><text:span text:style-name="T1162_22">"</text:span></text:p>
      <text:p text:style-name="P1163"><text:span text:style-name="T1163_1"><text:tab/></text:span></text:p>
      <text:p text:style-name="P1164"/>
      <text:p text:style-name="P1165"><text:span text:style-name="T1165_1">SECCION</text:span><text:span text:style-name="T1165_2"><text:s/></text:span><text:span text:style-name="T1165_3">JUNTA</text:span><text:span text:style-name="T1165_4"><text:s/></text:span><text:span text:style-name="T1165_5">DISTRITAL</text:span></text:p>
      <text:p text:style-name="P1166"/>
      <text:p text:style-name="P1167"><text:span text:style-name="T1167_1">1362</text:span></text:p>
      <text:p text:style-name="P1168"><text:span text:style-name="T1168_1"><text:tab/></text:span></text:p>
      <text:p text:style-name="P1169"/>
      <text:p text:style-name="P1170"><text:span text:style-name="T1170_1">SE</text:span><text:span text:style-name="T1170_2"><text:s/></text:span><text:span text:style-name="T1170_3">MUEVE</text:span><text:span text:style-name="T1170_4"><text:s/></text:span><text:span text:style-name="T1170_5">DEL</text:span><text:span text:style-name="T1170_6"><text:s/></text:span><text:span text:style-name="T1170_7">DTTO</text:span><text:span text:style-name="T1170_8"><text:s/></text:span><text:span text:style-name="T1170_9">VERDE</text:span><text:span text:style-name="T1170_10"><text:s/>"</text:span><text:span text:style-name="T1170_11">B</text:span><text:span text:style-name="T1170_12">"<text:s/></text:span><text:span text:style-name="T1170_13">AL</text:span><text:span text:style-name="T1170_14"><text:s/></text:span><text:span text:style-name="T1170_15">DTTO</text:span><text:span text:style-name="T1170_16"><text:s/></text:span><text:span text:style-name="T1170_17">AZUL</text:span><text:span text:style-name="T1170_18"><text:s/></text:span><text:span text:style-name="T1170_19">MARINO</text:span><text:span text:style-name="T1170_20"><text:s/>"</text:span><text:span text:style-name="T1170_21">A</text:span><text:span text:style-name="T1170_22">"</text:span></text:p>
      <text:p text:style-name="P1171"><text:span text:style-name="T1171_1"><text:tab/></text:span></text:p>
      <text:p text:style-name="P1172"/>
      <text:p text:style-name="P1173"><text:span text:style-name="T1173_1"><text:s/></text:span></text:p>
      <text:p text:style-name="P1174"/>
      <text:p text:style-name="P1175"><text:span text:style-name="T1175_1">1363</text:span></text:p>
      <text:p text:style-name="P1176"><text:span text:style-name="T1176_1"><text:tab/></text:span></text:p>
      <text:p text:style-name="P1177"/>
      <text:p text:style-name="P1178"><text:span text:style-name="T1178_1">SE</text:span><text:span text:style-name="T1178_2"><text:s/></text:span><text:span text:style-name="T1178_3">MUEVE</text:span><text:span text:style-name="T1178_4"><text:s/></text:span><text:span text:style-name="T1178_5">DEL</text:span><text:span text:style-name="T1178_6"><text:s/></text:span><text:span text:style-name="T1178_7">DTTO</text:span><text:span text:style-name="T1178_8"><text:s/></text:span><text:span text:style-name="T1178_9">VERDE</text:span><text:span text:style-name="T1178_10"><text:s/>"</text:span><text:span text:style-name="T1178_11">B</text:span><text:span text:style-name="T1178_12">"<text:s/></text:span><text:span text:style-name="T1178_13">AL</text:span><text:span text:style-name="T1178_14"><text:s/></text:span><text:span text:style-name="T1178_15">DTTO</text:span><text:span text:style-name="T1178_16"><text:s/></text:span><text:span text:style-name="T1178_17">AZUL</text:span><text:span text:style-name="T1178_18"><text:s/></text:span><text:span text:style-name="T1178_19">MARINO</text:span><text:span text:style-name="T1178_20"><text:s/>"</text:span><text:span text:style-name="T1178_21">A</text:span><text:span text:style-name="T1178_22">"</text:span></text:p>
      <text:p text:style-name="P1179"><text:span text:style-name="T1179_1"><text:tab/></text:span></text:p>
      <text:p text:style-name="P1180"/>
      <text:p text:style-name="P1181"><text:span text:style-name="T1181_1"><text:s/></text:span></text:p>
      <text:p text:style-name="P1182"/>
      <text:p text:style-name="P1183"><text:span text:style-name="T1183_1"><text:s/></text:span></text:p>
      <text:p text:style-name="P1184"><text:span text:style-name="T1184_1"><text:tab/></text:span></text:p>
      <text:p text:style-name="P1185"/>
      <text:p text:style-name="P1186"><text:span text:style-name="T1186_1">SECCIONES</text:span><text:span text:style-name="T1186_2"><text:s/></text:span><text:span text:style-name="T1186_3">QUE</text:span><text:span text:style-name="T1186_4"><text:s/></text:span><text:span text:style-name="T1186_5">SE</text:span><text:span text:style-name="T1186_6"><text:s/></text:span><text:span text:style-name="T1186_7">MUEVEN</text:span><text:span text:style-name="T1186_8"><text:s/></text:span><text:span text:style-name="T1186_9">PARA</text:span><text:span text:style-name="T1186_10"><text:s/></text:span><text:span text:style-name="T1186_11">COMPENSAR</text:span><text:span text:style-name="T1186_12"><text:s/></text:span><text:span text:style-name="T1186_13">EL</text:span><text:span text:style-name="T1186_14"><text:s/></text:span><text:span text:style-name="T1186_15">CRÌTERIO</text:span><text:span text:style-name="T1186_16"><text:s/></text:span><text:span text:style-name="T1186_17">DE</text:span><text:span text:style-name="T1186_18"><text:s/></text:span><text:span text:style-name="T1186_19">POBLACIÓN</text:span><text:span text:style-name="T1186_20">.</text:span></text:p>
      <text:p text:style-name="P1187"><text:span text:style-name="T1187_1"><text:tab/></text:span></text:p>
      <text:p text:style-name="P1188"/>
      <text:p text:style-name="P1189"><text:span text:style-name="T1189_1"><text:s/></text:span></text:p>
      <text:p text:style-name="P1190"/>
      <text:p text:style-name="P1191"><text:span text:style-name="T1191_1">1249</text:span></text:p>
      <text:p text:style-name="P1192"><text:span text:style-name="T1192_1"><text:tab/></text:span></text:p>
      <text:p text:style-name="P1193"/>
      <text:p text:style-name="P1194"><text:span text:style-name="T1194_1">SE</text:span><text:span text:style-name="T1194_2"><text:s/></text:span><text:span text:style-name="T1194_3">MUEVE</text:span><text:span text:style-name="T1194_4"><text:s/></text:span><text:span text:style-name="T1194_5">DEL</text:span><text:span text:style-name="T1194_6"><text:s/></text:span><text:span text:style-name="T1194_7">DTTO</text:span><text:span text:style-name="T1194_8"><text:s/></text:span><text:span text:style-name="T1194_9">AZUL</text:span><text:span text:style-name="T1194_10"><text:s/></text:span><text:span text:style-name="T1194_11">MARINO</text:span><text:span text:style-name="T1194_12"><text:s/>"</text:span><text:span text:style-name="T1194_13">A</text:span><text:span text:style-name="T1194_14">"<text:s/></text:span><text:span text:style-name="T1194_15">AL</text:span><text:span text:style-name="T1194_16"><text:s/></text:span><text:span text:style-name="T1194_17">DTTO</text:span><text:span text:style-name="T1194_18"><text:s/></text:span><text:span text:style-name="T1194_19">VERDE</text:span><text:span text:style-name="T1194_20"><text:s/>"</text:span><text:span text:style-name="T1194_21">B</text:span><text:span text:style-name="T1194_22">"</text:span></text:p>
      <text:p text:style-name="P1195"><text:span text:style-name="T1195_1"><text:tab/></text:span></text:p>
      <text:p text:style-name="P1196"/>
      <text:p text:style-name="P1197"><text:span text:style-name="T1197_1"><text:s/></text:span></text:p>
      <text:p text:style-name="P1198"/>
      <text:p text:style-name="P1199"><text:span text:style-name="T1199_1">1257</text:span></text:p>
      <text:p text:style-name="P1200"><text:span text:style-name="T1200_1"><text:tab/></text:span></text:p>
      <text:p text:style-name="P1201"/>
      <text:p text:style-name="P1202"><text:span text:style-name="T1202_1">SE</text:span><text:span text:style-name="T1202_2"><text:s/></text:span><text:span text:style-name="T1202_3">MUEVE</text:span><text:span text:style-name="T1202_4"><text:s/></text:span><text:span text:style-name="T1202_5">DEL</text:span><text:span text:style-name="T1202_6"><text:s/></text:span><text:span text:style-name="T1202_7">DTTO</text:span><text:span text:style-name="T1202_8"><text:s/></text:span><text:span text:style-name="T1202_9">AZUL</text:span><text:span text:style-name="T1202_10"><text:s/></text:span><text:span text:style-name="T1202_11">MARINO</text:span><text:span text:style-name="T1202_12"><text:s/>"</text:span><text:span text:style-name="T1202_13">A</text:span><text:span text:style-name="T1202_14">"<text:s/></text:span><text:span text:style-name="T1202_15">AL</text:span><text:span text:style-name="T1202_16"><text:s/></text:span><text:span text:style-name="T1202_17">DTTO</text:span><text:span text:style-name="T1202_18"><text:s/></text:span><text:span text:style-name="T1202_19">VERDE</text:span><text:span text:style-name="T1202_20"><text:s/>"</text:span><text:span text:style-name="T1202_21">B</text:span><text:span text:style-name="T1202_22">"</text:span></text:p>
      <text:p text:style-name="P1203"><text:span text:style-name="T1203_1"><text:tab/></text:span></text:p>
      <text:p text:style-name="P1204"/>
      <text:p text:style-name="P1205"><text:span text:style-name="T1205_1"><text:s/></text:span></text:p>
      <text:p text:style-name="P1206"/>
      <text:p text:style-name="P1207"><text:span text:style-name="T1207_1"><text:s/></text:span></text:p>
      <text:p text:style-name="P1208"/>
      <text:p text:style-name="P1209"><text:span text:style-name="T1209_1">ESTAS</text:span><text:span text:style-name="T1209_2"><text:s/></text:span><text:span text:style-name="T1209_3">ADECUACIONES</text:span><text:span text:style-name="T1209_4"><text:s/></text:span><text:span text:style-name="T1209_5">SE</text:span><text:span text:style-name="T1209_6"><text:s/></text:span><text:span text:style-name="T1209_7">REALIZARON</text:span><text:span text:style-name="T1209_8"><text:s/></text:span><text:span text:style-name="T1209_9">EN</text:span><text:span text:style-name="T1209_10"><text:s/></text:span><text:span text:style-name="T1209_11">VIRTUD</text:span><text:span text:style-name="T1209_12"><text:s/></text:span><text:span text:style-name="T1209_13">DE</text:span><text:span text:style-name="T1209_14"><text:s/></text:span><text:span text:style-name="T1209_15">LA</text:span><text:span text:style-name="T1209_16"><text:s/></text:span><text:span text:style-name="T1209_17">SEDE</text:span><text:span text:style-name="T1209_18"><text:s/></text:span><text:span text:style-name="T1209_19">DEL</text:span><text:span text:style-name="T1209_20"><text:s/></text:span><text:span text:style-name="T1209_21">DISTRITO</text:span><text:span text:style-name="T1209_22"><text:s/></text:span><text:span text:style-name="T1209_23">B</text:span><text:span text:style-name="T1209_24"><text:s text:c="2"/>(</text:span><text:span text:style-name="T1209_25">SECCIÓN</text:span><text:span text:style-name="T1209_26"><text:s/>1351),<text:s/></text:span><text:span text:style-name="T1209_27">QUEDA</text:span><text:span text:style-name="T1209_28"><text:s/></text:span><text:span text:style-name="T1209_29">PEGADA</text:span><text:span text:style-name="T1209_30"><text:s/></text:span><text:span text:style-name="T1209_31">CON</text:span><text:span text:style-name="T1209_32"><text:s/></text:span><text:span text:style-name="T1209_33">LA</text:span><text:span text:style-name="T1209_34"><text:s/></text:span><text:span text:style-name="T1209_35">SEDE</text:span><text:span text:style-name="T1209_36"><text:s/></text:span><text:span text:style-name="T1209_37">DEL</text:span><text:span text:style-name="T1209_38"><text:s/></text:span><text:span text:style-name="T1209_39">DISTRITO</text:span><text:span text:style-name="T1209_40"><text:s/></text:span><text:span text:style-name="T1209_41">A</text:span><text:span text:style-name="T1209_42">.</text:span></text:p>
      <text:p text:style-name="P1210"/>
      <text:p text:style-name="P1211"><text:span text:style-name="T1211_1"><text:s/></text:span></text:p>
      <text:p text:style-name="P1212"/>
      <text:p text:style-name="P1213"><text:span text:style-name="T1213_1">SEGUNDA</text:span><text:span text:style-name="T1213_2">.-<text:s/></text:span><text:span text:style-name="T1213_3">SE</text:span><text:span text:style-name="T1213_4"><text:s/></text:span><text:span text:style-name="T1213_5">ADECUARON</text:span><text:span text:style-name="T1213_6"><text:s/></text:span><text:span text:style-name="T1213_7">EN</text:span><text:span text:style-name="T1213_8"><text:s/></text:span><text:span text:style-name="T1213_9">EL</text:span><text:span text:style-name="T1213_10"><text:s/></text:span><text:span text:style-name="T1213_11">MUNICIPIO</text:span><text:span text:style-name="T1213_12"><text:s/></text:span><text:span text:style-name="T1213_13">DE</text:span><text:span text:style-name="T1213_14"><text:s/></text:span><text:span text:style-name="T1213_15">ZAPOPAN</text:span><text:span text:style-name="T1213_16"><text:s/></text:span><text:span text:style-name="T1213_17">LAS</text:span><text:span text:style-name="T1213_18"><text:s/></text:span><text:span text:style-name="T1213_19">SIGUIENTES</text:span><text:span text:style-name="T1213_20"><text:s/></text:span><text:span text:style-name="T1213_21">SECCIONES</text:span><text:span text:style-name="T1213_22">:</text:span></text:p>
      <text:p text:style-name="P1214"/>
      <text:p text:style-name="P1215"><text:span text:style-name="T1215_1"><text:s/></text:span></text:p>
      <text:p text:style-name="P1216"/>
      <text:p text:style-name="P1217"><text:span text:style-name="T1217_1"><text:s/></text:span></text:p>
      <text:p text:style-name="P1218"><text:span text:style-name="T1218_1"><text:tab/></text:span></text:p>
      <text:p text:style-name="P1219"/>
      <text:p text:style-name="P1220"><text:span text:style-name="T1220_1"><text:s/></text:span></text:p>
      <text:p text:style-name="P1221"><text:span text:style-name="T1221_1"><text:tab/></text:span></text:p>
      <text:p text:style-name="P1222"/>
      <text:p text:style-name="P1223"><text:span text:style-name="T1223_1"><text:s/></text:span></text:p>
      <text:p text:style-name="P1224"/>
      <text:p text:style-name="P1225"><text:span text:style-name="T1225_1"><text:s/></text:span></text:p>
      <text:p text:style-name="P1226"><text:span text:style-name="T1226_1"><text:tab/></text:span></text:p>
      <text:p text:style-name="P1227"/>
      <text:p text:style-name="P1228"><text:span text:style-name="T1228_1">ZAPOPAN</text:span></text:p>
      <text:p text:style-name="P1229"><text:span text:style-name="T1229_1"><text:tab/></text:span></text:p>
      <text:p text:style-name="P1230"/>
      <text:p text:style-name="P1231"><text:span text:style-name="T1231_1"><text:s/></text:span></text:p>
      <text:p text:style-name="P1232"/>
      <text:p text:style-name="P1233"><text:span text:style-name="T1233_1">3073</text:span></text:p>
      <text:p text:style-name="P1234"><text:span text:style-name="T1234_1"><text:tab/></text:span></text:p>
      <text:p text:style-name="P1235"/>
      <text:p text:style-name="P1236"><text:span text:style-name="T1236_1">SE</text:span><text:span text:style-name="T1236_2"><text:s/></text:span><text:span text:style-name="T1236_3">MUEVEN</text:span><text:span text:style-name="T1236_4"><text:s/></text:span><text:span text:style-name="T1236_5">DEL</text:span><text:span text:style-name="T1236_6"><text:s/></text:span><text:span text:style-name="T1236_7">DTTO</text:span><text:span text:style-name="T1236_8"><text:s/></text:span><text:span text:style-name="T1236_9">AMARILLO</text:span><text:span text:style-name="T1236_10"><text:s/>"</text:span><text:span text:style-name="T1236_11">F</text:span><text:span text:style-name="T1236_12">"<text:s/></text:span><text:span text:style-name="T1236_13">AL</text:span><text:span text:style-name="T1236_14"><text:s/></text:span><text:span text:style-name="T1236_15">DTTO</text:span><text:span text:style-name="T1236_16"><text:s/></text:span><text:span text:style-name="T1236_17">MORADO</text:span><text:span text:style-name="T1236_18"><text:s/>"</text:span><text:span text:style-name="T1236_19">G</text:span><text:span text:style-name="T1236_20">"</text:span></text:p>
      <text:p text:style-name="P1237"><text:span text:style-name="T1237_1"><text:tab/></text:span></text:p>
      <text:p text:style-name="P1238"/>
      <text:p text:style-name="P1239"><text:span text:style-name="T1239_1"><text:s/></text:span></text:p>
      <text:p text:style-name="P1240"/>
      <text:p text:style-name="P1241"><text:span text:style-name="T1241_1">3075</text:span></text:p>
      <text:p text:style-name="P1242"><text:span text:style-name="T1242_1"><text:tab/></text:span></text:p>
      <text:p text:style-name="P1243"/>
      <text:p text:style-name="P1244"><text:span text:style-name="T1244_1">SE</text:span><text:span text:style-name="T1244_2"><text:s/></text:span><text:span text:style-name="T1244_3">MUEVEN</text:span><text:span text:style-name="T1244_4"><text:s/></text:span><text:span text:style-name="T1244_5">DEL</text:span><text:span text:style-name="T1244_6"><text:s/></text:span><text:span text:style-name="T1244_7">DTTO</text:span><text:span text:style-name="T1244_8"><text:s/></text:span><text:span text:style-name="T1244_9">AMARILLO</text:span><text:span text:style-name="T1244_10"><text:s/>"</text:span><text:span text:style-name="T1244_11">F</text:span><text:span text:style-name="T1244_12">"<text:s/></text:span><text:span text:style-name="T1244_13">AL</text:span><text:span text:style-name="T1244_14"><text:s/></text:span><text:span text:style-name="T1244_15">DTTO</text:span><text:span text:style-name="T1244_16"><text:s/></text:span><text:span text:style-name="T1244_17">MORADO</text:span><text:span text:style-name="T1244_18"><text:s/>"</text:span><text:span text:style-name="T1244_19">G</text:span><text:span text:style-name="T1244_20">"</text:span></text:p>
      <text:p text:style-name="P1245"><text:span text:style-name="T1245_1"><text:tab/></text:span></text:p>
      <text:p text:style-name="P1246"/>
      <text:p text:style-name="P1247"><text:span text:style-name="T1247_1"><text:s/></text:span></text:p>
      <text:p text:style-name="P1248"/>
      <text:p text:style-name="P1249"><text:span text:style-name="T1249_1">3076</text:span></text:p>
      <text:p text:style-name="P1250"><text:span text:style-name="T1250_1"><text:tab/></text:span></text:p>
      <text:p text:style-name="P1251"/>
      <text:p text:style-name="P1252"><text:span text:style-name="T1252_1">SE</text:span><text:span text:style-name="T1252_2"><text:s/></text:span><text:span text:style-name="T1252_3">MUEVEN</text:span><text:span text:style-name="T1252_4"><text:s/></text:span><text:span text:style-name="T1252_5">DEL</text:span><text:span text:style-name="T1252_6"><text:s/></text:span><text:span text:style-name="T1252_7">DTTO</text:span><text:span text:style-name="T1252_8"><text:s/></text:span><text:span text:style-name="T1252_9">AMARILLO</text:span><text:span text:style-name="T1252_10"><text:s/>"</text:span><text:span text:style-name="T1252_11">F</text:span><text:span text:style-name="T1252_12">"<text:s/></text:span><text:span text:style-name="T1252_13">AL</text:span><text:span text:style-name="T1252_14"><text:s/></text:span><text:span text:style-name="T1252_15">DTTO</text:span><text:span text:style-name="T1252_16"><text:s/></text:span><text:span text:style-name="T1252_17">MORADO</text:span><text:span text:style-name="T1252_18"><text:s/>"</text:span><text:span text:style-name="T1252_19">G</text:span><text:span text:style-name="T1252_20">"</text:span></text:p>
      <text:p text:style-name="P1253"><text:span text:style-name="T1253_1"><text:tab/></text:span></text:p>
      <text:p text:style-name="P1254"/>
      <text:p text:style-name="P1255"><text:span text:style-name="T1255_1">SECCION</text:span><text:span text:style-name="T1255_2"><text:s/></text:span><text:span text:style-name="T1255_3">JUNTA</text:span><text:span text:style-name="T1255_4"><text:s/></text:span><text:span text:style-name="T1255_5">DISTRITAL</text:span></text:p>
      <text:p text:style-name="P1256"/>
      <text:p text:style-name="P1257"><text:span text:style-name="T1257_1"><text:s/></text:span></text:p>
      <text:p text:style-name="P1258"><text:span text:style-name="T1258_1"><text:tab/></text:span></text:p>
      <text:p text:style-name="P1259"/>
      <text:p text:style-name="P1260"><text:span text:style-name="T1260_1">SECCIONES</text:span><text:span text:style-name="T1260_2"><text:s/></text:span><text:span text:style-name="T1260_3">QUE</text:span><text:span text:style-name="T1260_4"><text:s/></text:span><text:span text:style-name="T1260_5">SE</text:span><text:span text:style-name="T1260_6"><text:s/></text:span><text:span text:style-name="T1260_7">MUEVEN</text:span><text:span text:style-name="T1260_8"><text:s/></text:span><text:span text:style-name="T1260_9">PARA</text:span><text:span text:style-name="T1260_10"><text:s/></text:span><text:span text:style-name="T1260_11">COMPENSAR</text:span><text:span text:style-name="T1260_12"><text:s/></text:span><text:span text:style-name="T1260_13">EL</text:span><text:span text:style-name="T1260_14"><text:s/></text:span><text:span text:style-name="T1260_15">CRÌTERIO</text:span><text:span text:style-name="T1260_16"><text:s/></text:span><text:span text:style-name="T1260_17">DE</text:span><text:span text:style-name="T1260_18"><text:s/></text:span><text:span text:style-name="T1260_19">POBLACIÓN</text:span><text:span text:style-name="T1260_20">.</text:span></text:p>
      <text:p text:style-name="P1261"><text:span text:style-name="T1261_1"><text:tab/></text:span></text:p>
      <text:p text:style-name="P1262"/>
      <text:p text:style-name="P1263"><text:span text:style-name="T1263_1"><text:s/></text:span></text:p>
      <text:p text:style-name="P1264"/>
      <text:p text:style-name="P1265"><text:span text:style-name="T1265_1">2900</text:span></text:p>
      <text:p text:style-name="P1266"><text:span text:style-name="T1266_1"><text:tab/></text:span></text:p>
      <text:p text:style-name="P1267"/>
      <text:p text:style-name="P1268"><text:span text:style-name="T1268_1">SE</text:span><text:span text:style-name="T1268_2"><text:s/></text:span><text:span text:style-name="T1268_3">MUEVEN</text:span><text:span text:style-name="T1268_4"><text:s/></text:span><text:span text:style-name="T1268_5">DEL</text:span><text:span text:style-name="T1268_6"><text:s/></text:span><text:span text:style-name="T1268_7">DTTO</text:span><text:span text:style-name="T1268_8"><text:s/></text:span><text:span text:style-name="T1268_9">MORADO</text:span><text:span text:style-name="T1268_10"><text:s/>“</text:span><text:span text:style-name="T1268_11">G</text:span><text:span text:style-name="T1268_12">”<text:s/></text:span><text:span text:style-name="T1268_13">AL</text:span><text:span text:style-name="T1268_14"><text:s/></text:span><text:span text:style-name="T1268_15">DTTO</text:span><text:span text:style-name="T1268_16"><text:s/></text:span><text:span text:style-name="T1268_17">AMARILLO</text:span><text:span text:style-name="T1268_18"><text:s/>“</text:span><text:span text:style-name="T1268_19">F</text:span><text:span text:style-name="T1268_20">”</text:span></text:p>
      <text:p text:style-name="P1269"><text:span text:style-name="T1269_1"><text:tab/></text:span></text:p>
      <text:p text:style-name="P1270"/>
      <text:p text:style-name="P1271"><text:span text:style-name="T1271_1"><text:s/></text:span></text:p>
      <text:p text:style-name="P1272"/>
      <text:p text:style-name="P1273"><text:span text:style-name="T1273_1">2901</text:span></text:p>
      <text:p text:style-name="P1274"><text:span text:style-name="T1274_1"><text:tab/></text:span></text:p>
      <text:p text:style-name="P1275"/>
      <text:p text:style-name="P1276"><text:span text:style-name="T1276_1">SE</text:span><text:span text:style-name="T1276_2"><text:s/></text:span><text:span text:style-name="T1276_3">MUEVEN</text:span><text:span text:style-name="T1276_4"><text:s/></text:span><text:span text:style-name="T1276_5">DEL</text:span><text:span text:style-name="T1276_6"><text:s/></text:span><text:span text:style-name="T1276_7">DTTO</text:span><text:span text:style-name="T1276_8"><text:s/></text:span><text:span text:style-name="T1276_9">MORADO</text:span><text:span text:style-name="T1276_10"><text:s/>“</text:span><text:span text:style-name="T1276_11">G</text:span><text:span text:style-name="T1276_12">”<text:s/></text:span><text:span text:style-name="T1276_13">AL</text:span><text:span text:style-name="T1276_14"><text:s/></text:span><text:span text:style-name="T1276_15">DTTO</text:span><text:span text:style-name="T1276_16"><text:s/></text:span><text:span text:style-name="T1276_17">AMARILLO</text:span><text:span text:style-name="T1276_18"><text:s/>“</text:span><text:span text:style-name="T1276_19">F</text:span><text:span text:style-name="T1276_20">”</text:span></text:p>
      <text:p text:style-name="P1277"><text:span text:style-name="T1277_1"><text:tab/></text:span></text:p>
      <text:p text:style-name="P1278"/>
      <text:p text:style-name="P1279"><text:span text:style-name="T1279_1"><text:s/></text:span></text:p>
      <text:p text:style-name="P1280"/>
      <text:p text:style-name="P1281"><text:span text:style-name="T1281_1">2902</text:span></text:p>
      <text:p text:style-name="P1282"><text:span text:style-name="T1282_1"><text:tab/></text:span></text:p>
      <text:p text:style-name="P1283"/>
      <text:p text:style-name="P1284"><text:span text:style-name="T1284_1">SE</text:span><text:span text:style-name="T1284_2"><text:s/></text:span><text:span text:style-name="T1284_3">MUEVEN</text:span><text:span text:style-name="T1284_4"><text:s/></text:span><text:span text:style-name="T1284_5">DEL</text:span><text:span text:style-name="T1284_6"><text:s/></text:span><text:span text:style-name="T1284_7">DTTO</text:span><text:span text:style-name="T1284_8"><text:s/></text:span><text:span text:style-name="T1284_9">MORADO</text:span><text:span text:style-name="T1284_10"><text:s/>“</text:span><text:span text:style-name="T1284_11">G</text:span><text:span text:style-name="T1284_12">”<text:s/></text:span><text:span text:style-name="T1284_13">AL</text:span><text:span text:style-name="T1284_14"><text:s/></text:span><text:span text:style-name="T1284_15">DTTO</text:span><text:span text:style-name="T1284_16"><text:s/></text:span><text:span text:style-name="T1284_17">AMARILLO</text:span><text:span text:style-name="T1284_18"><text:s/>“</text:span><text:span text:style-name="T1284_19">F</text:span><text:span text:style-name="T1284_20">”</text:span></text:p>
      <text:p text:style-name="P1285"><text:span text:style-name="T1285_1"><text:tab/></text:span></text:p>
      <text:p text:style-name="P1286"/>
      <text:p text:style-name="P1287"><text:span text:style-name="T1287_1"><text:s/></text:span></text:p>
      <text:p text:style-name="P1288"/>
      <text:p text:style-name="P1289"><text:span text:style-name="T1289_1">2903</text:span></text:p>
      <text:p text:style-name="P1290"><text:span text:style-name="T1290_1"><text:tab/></text:span></text:p>
      <text:p text:style-name="P1291"/>
      <text:p text:style-name="P1292"><text:span text:style-name="T1292_1">SE</text:span><text:span text:style-name="T1292_2"><text:s/></text:span><text:span text:style-name="T1292_3">MUEVEN</text:span><text:span text:style-name="T1292_4"><text:s/></text:span><text:span text:style-name="T1292_5">DEL</text:span><text:span text:style-name="T1292_6"><text:s/></text:span><text:span text:style-name="T1292_7">DTTO</text:span><text:span text:style-name="T1292_8"><text:s/></text:span><text:span text:style-name="T1292_9">MORADO</text:span><text:span text:style-name="T1292_10"><text:s/>“</text:span><text:span text:style-name="T1292_11">G</text:span><text:span text:style-name="T1292_12">”<text:s/></text:span><text:span text:style-name="T1292_13">AL</text:span><text:span text:style-name="T1292_14"><text:s/></text:span><text:span text:style-name="T1292_15">DTTO</text:span><text:span text:style-name="T1292_16"><text:s/></text:span><text:span text:style-name="T1292_17">AMARILLO</text:span><text:span text:style-name="T1292_18"><text:s/>“</text:span><text:span text:style-name="T1292_19">F</text:span><text:span text:style-name="T1292_20">”</text:span></text:p>
      <text:p text:style-name="P1293"><text:span text:style-name="T1293_1"><text:tab/></text:span></text:p>
      <text:p text:style-name="P1294"/>
      <text:p text:style-name="P1295"><text:span text:style-name="T1295_1"><text:s/></text:span></text:p>
      <text:p text:style-name="P1296"/>
      <text:p text:style-name="P1297"><text:span text:style-name="T1297_1">2904</text:span></text:p>
      <text:p text:style-name="P1298"><text:span text:style-name="T1298_1"><text:tab/></text:span></text:p>
      <text:p text:style-name="P1299"/>
      <text:p text:style-name="P1300"><text:span text:style-name="T1300_1">SE</text:span><text:span text:style-name="T1300_2"><text:s/></text:span><text:span text:style-name="T1300_3">MUEVEN</text:span><text:span text:style-name="T1300_4"><text:s/></text:span><text:span text:style-name="T1300_5">DEL</text:span><text:span text:style-name="T1300_6"><text:s/></text:span><text:span text:style-name="T1300_7">DTTO</text:span><text:span text:style-name="T1300_8"><text:s/></text:span><text:span text:style-name="T1300_9">MORADO</text:span><text:span text:style-name="T1300_10"><text:s/>“</text:span><text:span text:style-name="T1300_11">G</text:span><text:span text:style-name="T1300_12">”<text:s/></text:span><text:span text:style-name="T1300_13">AL</text:span><text:span text:style-name="T1300_14"><text:s/></text:span><text:span text:style-name="T1300_15">DTTO</text:span><text:span text:style-name="T1300_16"><text:s/></text:span><text:span text:style-name="T1300_17">AMARILLO</text:span><text:span text:style-name="T1300_18"><text:s/>“</text:span><text:span text:style-name="T1300_19">F</text:span><text:span text:style-name="T1300_20">”</text:span></text:p>
      <text:p text:style-name="P1301"><text:span text:style-name="T1301_1"><text:tab/></text:span></text:p>
      <text:p text:style-name="P1302"/>
      <text:p text:style-name="P1303"><text:span text:style-name="T1303_1"><text:s/></text:span></text:p>
      <text:p text:style-name="P1304"/>
      <text:p text:style-name="P1305"><text:span text:style-name="T1305_1">2905</text:span></text:p>
      <text:p text:style-name="P1306"><text:span text:style-name="T1306_1"><text:tab/></text:span></text:p>
      <text:p text:style-name="P1307"/>
      <text:p text:style-name="P1308"><text:span text:style-name="T1308_1">SE</text:span><text:span text:style-name="T1308_2"><text:s/></text:span><text:span text:style-name="T1308_3">MUEVEN</text:span><text:span text:style-name="T1308_4"><text:s/></text:span><text:span text:style-name="T1308_5">DEL</text:span><text:span text:style-name="T1308_6"><text:s/></text:span><text:span text:style-name="T1308_7">DTTO</text:span><text:span text:style-name="T1308_8"><text:s/></text:span><text:span text:style-name="T1308_9">MORADO</text:span><text:span text:style-name="T1308_10"><text:s/>“</text:span><text:span text:style-name="T1308_11">G</text:span><text:span text:style-name="T1308_12">”<text:s/></text:span><text:span text:style-name="T1308_13">AL</text:span><text:span text:style-name="T1308_14"><text:s/></text:span><text:span text:style-name="T1308_15">DTTO</text:span><text:span text:style-name="T1308_16"><text:s/></text:span><text:span text:style-name="T1308_17">AMARILLO</text:span><text:span text:style-name="T1308_18"><text:s/>“</text:span><text:span text:style-name="T1308_19">F</text:span><text:span text:style-name="T1308_20">”</text:span></text:p>
      <text:p text:style-name="P1309"><text:span text:style-name="T1309_1"><text:tab/></text:span></text:p>
      <text:p text:style-name="P1310"/>
      <text:p text:style-name="P1311"><text:span text:style-name="T1311_1"><text:s/></text:span></text:p>
      <text:p text:style-name="P1312"/>
      <text:p text:style-name="P1313"><text:span text:style-name="T1313_1">2906</text:span></text:p>
      <text:p text:style-name="P1314"><text:span text:style-name="T1314_1"><text:tab/></text:span></text:p>
      <text:p text:style-name="P1315"/>
      <text:p text:style-name="P1316"><text:span text:style-name="T1316_1">SE</text:span><text:span text:style-name="T1316_2"><text:s/></text:span><text:span text:style-name="T1316_3">MUEVEN</text:span><text:span text:style-name="T1316_4"><text:s/></text:span><text:span text:style-name="T1316_5">DEL</text:span><text:span text:style-name="T1316_6"><text:s/></text:span><text:span text:style-name="T1316_7">DTTO</text:span><text:span text:style-name="T1316_8"><text:s/></text:span><text:span text:style-name="T1316_9">MORADO</text:span><text:span text:style-name="T1316_10"><text:s/>“</text:span><text:span text:style-name="T1316_11">G</text:span><text:span text:style-name="T1316_12">”<text:s/></text:span><text:span text:style-name="T1316_13">AL</text:span><text:span text:style-name="T1316_14"><text:s/></text:span><text:span text:style-name="T1316_15">DTTO</text:span><text:span text:style-name="T1316_16"><text:s/></text:span><text:span text:style-name="T1316_17">AMARILLO</text:span><text:span text:style-name="T1316_18"><text:s/>“</text:span><text:span text:style-name="T1316_19">F</text:span><text:span text:style-name="T1316_20">”</text:span></text:p>
      <text:p text:style-name="P1317"><text:span text:style-name="T1317_1"><text:tab/></text:span></text:p>
      <text:p text:style-name="P1318"/>
      <text:p text:style-name="P1319"><text:span text:style-name="T1319_1"><text:s/></text:span></text:p>
      <text:p text:style-name="P1320"/>
      <text:p text:style-name="P1321"><text:span text:style-name="T1321_1">2907</text:span></text:p>
      <text:p text:style-name="P1322"><text:span text:style-name="T1322_1"><text:tab/></text:span></text:p>
      <text:p text:style-name="P1323"/>
      <text:p text:style-name="P1324"><text:span text:style-name="T1324_1">SE</text:span><text:span text:style-name="T1324_2"><text:s/></text:span><text:span text:style-name="T1324_3">MUEVEN</text:span><text:span text:style-name="T1324_4"><text:s/></text:span><text:span text:style-name="T1324_5">DEL</text:span><text:span text:style-name="T1324_6"><text:s/></text:span><text:span text:style-name="T1324_7">DTTO</text:span><text:span text:style-name="T1324_8"><text:s/></text:span><text:span text:style-name="T1324_9">MORADO</text:span><text:span text:style-name="T1324_10"><text:s/>“</text:span><text:span text:style-name="T1324_11">G</text:span><text:span text:style-name="T1324_12">”<text:s/></text:span><text:span text:style-name="T1324_13">AL</text:span><text:span text:style-name="T1324_14"><text:s/></text:span><text:span text:style-name="T1324_15">DTTO</text:span><text:span text:style-name="T1324_16"><text:s/></text:span><text:span text:style-name="T1324_17">AMARILLO</text:span><text:span text:style-name="T1324_18"><text:s/>“</text:span><text:span text:style-name="T1324_19">F</text:span><text:span text:style-name="T1324_20">”</text:span></text:p>
      <text:p text:style-name="P1325"><text:span text:style-name="T1325_1"><text:tab/></text:span></text:p>
      <text:p text:style-name="P1326"/>
      <text:p text:style-name="P1327"><text:span text:style-name="T1327_1"><text:s/></text:span></text:p>
      <text:p text:style-name="P1328"/>
      <text:p text:style-name="P1329"><text:span text:style-name="T1329_1">2908</text:span></text:p>
      <text:p text:style-name="P1330"><text:span text:style-name="T1330_1"><text:tab/></text:span></text:p>
      <text:p text:style-name="P1331"/>
      <text:p text:style-name="P1332"><text:span text:style-name="T1332_1">SE</text:span><text:span text:style-name="T1332_2"><text:s/></text:span><text:span text:style-name="T1332_3">MUEVEN</text:span><text:span text:style-name="T1332_4"><text:s/></text:span><text:span text:style-name="T1332_5">DEL</text:span><text:span text:style-name="T1332_6"><text:s/></text:span><text:span text:style-name="T1332_7">DTTO</text:span><text:span text:style-name="T1332_8"><text:s/></text:span><text:span text:style-name="T1332_9">MORADO</text:span><text:span text:style-name="T1332_10"><text:s/>“</text:span><text:span text:style-name="T1332_11">G</text:span><text:span text:style-name="T1332_12">”<text:s/></text:span><text:span text:style-name="T1332_13">AL</text:span><text:span text:style-name="T1332_14"><text:s/></text:span><text:span text:style-name="T1332_15">DTTO</text:span><text:span text:style-name="T1332_16"><text:s/></text:span><text:span text:style-name="T1332_17">AMARILLO</text:span><text:span text:style-name="T1332_18"><text:s/>“</text:span><text:span text:style-name="T1332_19">F</text:span><text:span text:style-name="T1332_20">”</text:span></text:p>
      <text:p text:style-name="P1333"><text:span text:style-name="T1333_1"><text:tab/></text:span></text:p>
      <text:p text:style-name="P1334"/>
      <text:p text:style-name="P1335"><text:span text:style-name="T1335_1"><text:s/></text:span></text:p>
      <text:p text:style-name="P1336"/>
      <text:p text:style-name="P1337"><text:span text:style-name="T1337_1"><text:s/></text:span></text:p>
      <text:p text:style-name="P1338"><text:span text:style-name="T1338_1"><text:tab/></text:span></text:p>
      <text:p text:style-name="P1339"/>
      <text:p text:style-name="P1340"><text:span text:style-name="T1340_1">SECCIONES</text:span><text:span text:style-name="T1340_2"><text:s/></text:span><text:span text:style-name="T1340_3">QUE</text:span><text:span text:style-name="T1340_4"><text:s/></text:span><text:span text:style-name="T1340_5">SE</text:span><text:span text:style-name="T1340_6"><text:s/></text:span><text:span text:style-name="T1340_7">MUEVEN</text:span><text:span text:style-name="T1340_8"><text:s/></text:span><text:span text:style-name="T1340_9">PARA</text:span><text:span text:style-name="T1340_10"><text:s/></text:span><text:span text:style-name="T1340_11">COMPENSAR</text:span><text:span text:style-name="T1340_12"><text:s/></text:span><text:span text:style-name="T1340_13">EL</text:span><text:span text:style-name="T1340_14"><text:s/></text:span><text:span text:style-name="T1340_15">CRÌTERIO</text:span><text:span text:style-name="T1340_16"><text:s/></text:span><text:span text:style-name="T1340_17">DE</text:span><text:span text:style-name="T1340_18"><text:s/></text:span><text:span text:style-name="T1340_19">POBLACIÒN</text:span><text:span text:style-name="T1340_20">.</text:span></text:p>
      <text:p text:style-name="P1341"><text:span text:style-name="T1341_1"><text:tab/></text:span></text:p>
      <text:p text:style-name="P1342"/>
      <text:p text:style-name="P1343"><text:span text:style-name="T1343_1"><text:s/></text:span></text:p>
      <text:p text:style-name="P1344"/>
      <text:p text:style-name="P1345"><text:span text:style-name="T1345_1">3031</text:span></text:p>
      <text:p text:style-name="P1346"><text:span text:style-name="T1346_1"><text:tab/></text:span></text:p>
      <text:p text:style-name="P1347"/>
      <text:p text:style-name="P1348"><text:span text:style-name="T1348_1">SE</text:span><text:span text:style-name="T1348_2"><text:s/></text:span><text:span text:style-name="T1348_3">MUEVEN</text:span><text:span text:style-name="T1348_4"><text:s/></text:span><text:span text:style-name="T1348_5">DEL</text:span><text:span text:style-name="T1348_6"><text:s/></text:span><text:span text:style-name="T1348_7">DTTO</text:span><text:span text:style-name="T1348_8"><text:s/></text:span><text:span text:style-name="T1348_9">MORADO</text:span><text:span text:style-name="T1348_10"><text:s/>"</text:span><text:span text:style-name="T1348_11">G</text:span><text:span text:style-name="T1348_12">"<text:s/></text:span><text:span text:style-name="T1348_13">AL</text:span><text:span text:style-name="T1348_14"><text:s/></text:span><text:span text:style-name="T1348_15">DTTO</text:span><text:span text:style-name="T1348_16"><text:s/></text:span><text:span text:style-name="T1348_17">FIUSHA</text:span><text:span text:style-name="T1348_18"><text:s/>"</text:span><text:span text:style-name="T1348_19">E</text:span><text:span text:style-name="T1348_20">"</text:span></text:p>
      <text:p text:style-name="P1349"><text:span text:style-name="T1349_1"><text:tab/></text:span></text:p>
      <text:p text:style-name="P1350"/>
      <text:p text:style-name="P1351"><text:span text:style-name="T1351_1"><text:s/></text:span></text:p>
      <text:p text:style-name="P1352"/>
      <text:p text:style-name="P1353"><text:span text:style-name="T1353_1">3033</text:span></text:p>
      <text:p text:style-name="P1354"><text:span text:style-name="T1354_1"><text:tab/></text:span></text:p>
      <text:p text:style-name="P1355"/>
      <text:p text:style-name="P1356"><text:span text:style-name="T1356_1">SE</text:span><text:span text:style-name="T1356_2"><text:s/></text:span><text:span text:style-name="T1356_3">MUEVEN</text:span><text:span text:style-name="T1356_4"><text:s/></text:span><text:span text:style-name="T1356_5">DEL</text:span><text:span text:style-name="T1356_6"><text:s/></text:span><text:span text:style-name="T1356_7">DTTO</text:span><text:span text:style-name="T1356_8"><text:s/></text:span><text:span text:style-name="T1356_9">MORADO</text:span><text:span text:style-name="T1356_10"><text:s/>"</text:span><text:span text:style-name="T1356_11">G</text:span><text:span text:style-name="T1356_12">"<text:s/></text:span><text:span text:style-name="T1356_13">AL</text:span><text:span text:style-name="T1356_14"><text:s/></text:span><text:span text:style-name="T1356_15">DTTO</text:span><text:span text:style-name="T1356_16"><text:s/></text:span><text:span text:style-name="T1356_17">FIUSHA</text:span><text:span text:style-name="T1356_18"><text:s/>"</text:span><text:span text:style-name="T1356_19">E</text:span><text:span text:style-name="T1356_20">"</text:span></text:p>
      <text:p text:style-name="P1357"><text:span text:style-name="T1357_1"><text:tab/></text:span></text:p>
      <text:p text:style-name="P1358"/>
      <text:p text:style-name="P1359"><text:span text:style-name="T1359_1"><text:s/></text:span></text:p>
      <text:p text:style-name="P1360"/>
      <text:p text:style-name="P1361"><text:span text:style-name="T1361_1">3034</text:span></text:p>
      <text:p text:style-name="P1362"><text:span text:style-name="T1362_1"><text:tab/></text:span></text:p>
      <text:p text:style-name="P1363"/>
      <text:p text:style-name="P1364"><text:span text:style-name="T1364_1">SE</text:span><text:span text:style-name="T1364_2"><text:s/></text:span><text:span text:style-name="T1364_3">MUEVEN</text:span><text:span text:style-name="T1364_4"><text:s/></text:span><text:span text:style-name="T1364_5">DEL</text:span><text:span text:style-name="T1364_6"><text:s/></text:span><text:span text:style-name="T1364_7">DTTO</text:span><text:span text:style-name="T1364_8"><text:s/></text:span><text:span text:style-name="T1364_9">MORADO</text:span><text:span text:style-name="T1364_10"><text:s/>"</text:span><text:span text:style-name="T1364_11">G</text:span><text:span text:style-name="T1364_12">"<text:s/></text:span><text:span text:style-name="T1364_13">AL</text:span><text:span text:style-name="T1364_14"><text:s/></text:span><text:span text:style-name="T1364_15">DTTO</text:span><text:span text:style-name="T1364_16"><text:s/></text:span><text:span text:style-name="T1364_17">FIUSHA</text:span><text:span text:style-name="T1364_18"><text:s/>"</text:span><text:span text:style-name="T1364_19">E</text:span><text:span text:style-name="T1364_20">"</text:span></text:p>
      <text:p text:style-name="P1365"><text:span text:style-name="T1365_1"><text:tab/></text:span></text:p>
      <text:p text:style-name="P1366"/>
      <text:p text:style-name="P1367"><text:span text:style-name="T1367_1"><text:s/></text:span></text:p>
      <text:p text:style-name="P1368"/>
      <text:p text:style-name="P1369"><text:span text:style-name="T1369_1">3035</text:span></text:p>
      <text:p text:style-name="P1370"><text:span text:style-name="T1370_1"><text:tab/></text:span></text:p>
      <text:p text:style-name="P1371"/>
      <text:p text:style-name="P1372"><text:span text:style-name="T1372_1">SE</text:span><text:span text:style-name="T1372_2"><text:s/></text:span><text:span text:style-name="T1372_3">MUEVEN</text:span><text:span text:style-name="T1372_4"><text:s/></text:span><text:span text:style-name="T1372_5">DEL</text:span><text:span text:style-name="T1372_6"><text:s/></text:span><text:span text:style-name="T1372_7">DTTO</text:span><text:span text:style-name="T1372_8"><text:s/></text:span><text:span text:style-name="T1372_9">MORADO</text:span><text:span text:style-name="T1372_10"><text:s/>"</text:span><text:span text:style-name="T1372_11">G</text:span><text:span text:style-name="T1372_12">"<text:s/></text:span><text:span text:style-name="T1372_13">AL</text:span><text:span text:style-name="T1372_14"><text:s/></text:span><text:span text:style-name="T1372_15">DTTO</text:span><text:span text:style-name="T1372_16"><text:s/></text:span><text:span text:style-name="T1372_17">FIUSHA</text:span><text:span text:style-name="T1372_18"><text:s/>"</text:span><text:span text:style-name="T1372_19">E</text:span><text:span text:style-name="T1372_20">"</text:span></text:p>
      <text:p text:style-name="P1373"><text:span text:style-name="T1373_1"><text:tab/></text:span></text:p>
      <text:p text:style-name="P1374"/>
      <text:p text:style-name="P1375"><text:span text:style-name="T1375_1"><text:s/></text:span></text:p>
      <text:p text:style-name="P1376"/>
      <text:p text:style-name="P1377"><text:span text:style-name="T1377_1"><text:tab/></text:span><text:span text:style-name="T1377_2">Todos</text:span><text:span text:style-name="T1377_3"><text:tab/></text:span><text:span text:style-name="T1377_4">Todas</text:span><text:span text:style-name="T1377_5"><text:tab/></text:span><text:span text:style-name="T1377_6">El</text:span><text:span text:style-name="T1377_7"><text:s/></text:span><text:span text:style-name="T1377_8">PRD</text:span><text:span text:style-name="T1377_9">-</text:span><text:span text:style-name="T1377_10">CLV</text:span><text:span text:style-name="T1377_11"><text:s/></text:span><text:span text:style-name="T1377_12">realiza</text:span><text:span text:style-name="T1377_13"><text:s/></text:span><text:span text:style-name="T1377_14">adecuaciones</text:span><text:span text:style-name="T1377_15"><text:s/></text:span><text:span text:style-name="T1377_16">principalmente</text:span><text:span text:style-name="T1377_17"><text:s/></text:span><text:span text:style-name="T1377_18">en</text:span><text:span text:style-name="T1377_19"><text:s/></text:span><text:span text:style-name="T1377_20">las</text:span><text:span text:style-name="T1377_21"><text:s/></text:span><text:span text:style-name="T1377_22">secciones</text:span><text:span text:style-name="T1377_23"><text:s/></text:span><text:span text:style-name="T1377_24">de</text:span><text:span text:style-name="T1377_25"><text:s/></text:span><text:span text:style-name="T1377_26">la</text:span><text:span text:style-name="T1377_27"><text:s/></text:span><text:span text:style-name="T1377_28">zona</text:span><text:span text:style-name="T1377_29"><text:s/></text:span><text:span text:style-name="T1377_30">metropolitana</text:span><text:span text:style-name="T1377_31"><text:s/></text:span><text:span text:style-name="T1377_32">de</text:span><text:span text:style-name="T1377_33"><text:s/></text:span><text:span text:style-name="T1377_34">Guadalajara</text:span><text:span text:style-name="T1377_35"><text:s/></text:span><text:span text:style-name="T1377_36">Y</text:span><text:span text:style-name="T1377_37"><text:s/></text:span><text:span text:style-name="T1377_38">Zapopan</text:span><text:span text:style-name="T1377_39">,<text:s/></text:span><text:span text:style-name="T1377_40">para</text:span><text:span text:style-name="T1377_41"><text:s/></text:span><text:span text:style-name="T1377_42">compensar</text:span><text:span text:style-name="T1377_43"><text:s/></text:span><text:span text:style-name="T1377_44">el</text:span><text:span text:style-name="T1377_45"><text:s/></text:span><text:span text:style-name="T1377_46">criterio</text:span><text:span text:style-name="T1377_47"><text:s/></text:span><text:span text:style-name="T1377_48">de</text:span><text:span text:style-name="T1377_49"><text:s/></text:span><text:span text:style-name="T1377_50">población</text:span><text:span text:style-name="T1377_51">.<text:s/></text:span><text:span text:style-name="T1377_52">Asimismo</text:span><text:span text:style-name="T1377_53"><text:s/></text:span><text:span text:style-name="T1377_54">se</text:span><text:span text:style-name="T1377_55"><text:s/></text:span><text:span text:style-name="T1377_56">indica</text:span><text:span text:style-name="T1377_57"><text:s/></text:span><text:span text:style-name="T1377_58">que</text:span><text:span text:style-name="T1377_59"><text:s/></text:span><text:span text:style-name="T1377_60">los</text:span><text:span text:style-name="T1377_61"><text:s/></text:span><text:span text:style-name="T1377_62">movimientos</text:span><text:span text:style-name="T1377_63"><text:s/></text:span><text:span text:style-name="T1377_64">realizados</text:span><text:span text:style-name="T1377_65"><text:s/></text:span><text:span text:style-name="T1377_66">también</text:span><text:span text:style-name="T1377_67"><text:s/></text:span><text:span text:style-name="T1377_68">están</text:span><text:span text:style-name="T1377_69"><text:s/></text:span><text:span text:style-name="T1377_70">relacionados</text:span><text:span text:style-name="T1377_71"><text:s/></text:span><text:span text:style-name="T1377_72">con</text:span><text:span text:style-name="T1377_73"><text:s/></text:span><text:span text:style-name="T1377_74">la</text:span><text:span text:style-name="T1377_75"><text:s/></text:span><text:span text:style-name="T1377_76">ubicación</text:span><text:span text:style-name="T1377_77"><text:s/></text:span><text:span text:style-name="T1377_78">de</text:span><text:span text:style-name="T1377_79"><text:s/></text:span><text:span text:style-name="T1377_80">las</text:span><text:span text:style-name="T1377_81"><text:s/></text:span><text:span text:style-name="T1377_82">casillas</text:span><text:span text:style-name="T1377_83">,<text:s/></text:span><text:span text:style-name="T1377_84">sin</text:span><text:span text:style-name="T1377_85"><text:s/></text:span><text:span text:style-name="T1377_86">embargo</text:span><text:span text:style-name="T1377_87">,<text:s/></text:span><text:span text:style-name="T1377_88">este</text:span><text:span text:style-name="T1377_89"><text:s/></text:span><text:span text:style-name="T1377_90">argumento</text:span><text:span text:style-name="T1377_91"><text:s/></text:span><text:span text:style-name="T1377_92">no</text:span><text:span text:style-name="T1377_93"><text:s/></text:span><text:span text:style-name="T1377_94">se</text:span><text:span text:style-name="T1377_95"><text:s/></text:span><text:span text:style-name="T1377_96">considera</text:span><text:span text:style-name="T1377_97"><text:s/></text:span><text:span text:style-name="T1377_98">en</text:span><text:span text:style-name="T1377_99"><text:s/></text:span><text:span text:style-name="T1377_100">este</text:span><text:span text:style-name="T1377_101"><text:s/></text:span><text:span text:style-name="T1377_102">momento</text:span><text:span text:style-name="T1377_103"><text:s/></text:span><text:span text:style-name="T1377_104">para</text:span><text:span text:style-name="T1377_105"><text:s/></text:span><text:span text:style-name="T1377_106">la</text:span><text:span text:style-name="T1377_107"><text:s/></text:span><text:span text:style-name="T1377_108">conformación</text:span><text:span text:style-name="T1377_109"><text:s/></text:span><text:span text:style-name="T1377_110">de</text:span><text:span text:style-name="T1377_111"><text:s/></text:span><text:span text:style-name="T1377_112">las</text:span><text:span text:style-name="T1377_113"><text:s/></text:span><text:span text:style-name="T1377_114">propuestas</text:span><text:span text:style-name="T1377_115"><text:s/></text:span><text:span text:style-name="T1377_116">de</text:span><text:span text:style-name="T1377_117"><text:s/></text:span><text:span text:style-name="T1377_118">distritación</text:span><text:span text:style-name="T1377_119">.<text:tab/></text:span><text:span text:style-name="T1377_120">El</text:span><text:span text:style-name="T1377_121"><text:s/></text:span><text:span text:style-name="T1377_122">escenario</text:span><text:span text:style-name="T1377_123"><text:s/></text:span><text:span text:style-name="T1377_124">propuesto</text:span><text:span text:style-name="T1377_125"><text:s/></text:span><text:span text:style-name="T1377_126">por</text:span><text:span text:style-name="T1377_127"><text:s/></text:span><text:span text:style-name="T1377_128">el</text:span><text:span text:style-name="T1377_129"><text:s/></text:span><text:span text:style-name="T1377_130">PRD</text:span><text:span text:style-name="T1377_131">-</text:span><text:span text:style-name="T1377_132">CLV</text:span><text:span text:style-name="T1377_133"><text:s/></text:span><text:span text:style-name="T1377_134">no</text:span><text:span text:style-name="T1377_135"><text:s/></text:span><text:span text:style-name="T1377_136">se</text:span><text:span text:style-name="T1377_137"><text:s/></text:span><text:span text:style-name="T1377_138">considera</text:span><text:span text:style-name="T1377_139"><text:s/></text:span><text:span text:style-name="T1377_140">viable</text:span><text:span text:style-name="T1377_141">,<text:s/></text:span><text:span text:style-name="T1377_142">ya</text:span><text:span text:style-name="T1377_143"><text:s/></text:span><text:span text:style-name="T1377_144">que</text:span><text:span text:style-name="T1377_145"><text:s/></text:span><text:span text:style-name="T1377_146">no</text:span><text:span text:style-name="T1377_147"><text:s/></text:span><text:span text:style-name="T1377_148">mejora</text:span><text:span text:style-name="T1377_149"><text:s/></text:span><text:span text:style-name="T1377_150">la</text:span><text:span text:style-name="T1377_151"><text:s/></text:span><text:span text:style-name="T1377_152">función</text:span><text:span text:style-name="T1377_153"><text:s/></text:span><text:span text:style-name="T1377_154">de</text:span><text:span text:style-name="T1377_155"><text:s/></text:span><text:span text:style-name="T1377_156">costo</text:span><text:span text:style-name="T1377_157"><text:s/></text:span><text:span text:style-name="T1377_158">del</text:span><text:span text:style-name="T1377_159"><text:s/></text:span><text:span text:style-name="T1377_160">Segundo</text:span><text:span text:style-name="T1377_161"><text:s/></text:span><text:span text:style-name="T1377_162">escenario</text:span><text:span text:style-name="T1377_163"><text:s/></text:span><text:span text:style-name="T1377_164">al</text:span><text:span text:style-name="T1377_165"><text:s/></text:span><text:span text:style-name="T1377_166">obtener</text:span><text:span text:style-name="T1377_167"><text:s/></text:span><text:span text:style-name="T1377_168">un</text:span><text:span text:style-name="T1377_169"><text:s/></text:span><text:span text:style-name="T1377_170">valor</text:span><text:span text:style-name="T1377_171"><text:s/></text:span><text:span text:style-name="T1377_172">de</text:span><text:span text:style-name="T1377_173"><text:s/>34.58559591<text:s/></text:span><text:span text:style-name="T1377_174">por</text:span><text:span text:style-name="T1377_175"><text:s/></text:span><text:span text:style-name="T1377_176">arriba</text:span><text:span text:style-name="T1377_177"><text:s/></text:span><text:span text:style-name="T1377_178">del</text:span><text:span text:style-name="T1377_179"><text:s/></text:span><text:span text:style-name="T1377_180">valor</text:span><text:span text:style-name="T1377_181"><text:s/></text:span><text:span text:style-name="T1377_182">del</text:span><text:span text:style-name="T1377_183"><text:s/></text:span><text:span text:style-name="T1377_184">segundo</text:span><text:span text:style-name="T1377_185"><text:s/></text:span><text:span text:style-name="T1377_186">escenario</text:span><text:span text:style-name="T1377_187"><text:s/></text:span><text:span text:style-name="T1377_188">que</text:span><text:span text:style-name="T1377_189"><text:s/></text:span><text:span text:style-name="T1377_190">es</text:span><text:span text:style-name="T1377_191"><text:s/></text:span><text:span text:style-name="T1377_192">de</text:span><text:span text:style-name="T1377_193"><text:s/>34.19097441;<text:s/></text:span><text:span text:style-name="T1377_194">de</text:span><text:span text:style-name="T1377_195"><text:s/></text:span><text:span text:style-name="T1377_196">los</text:span><text:span text:style-name="T1377_197"><text:s/></text:span><text:span text:style-name="T1377_198">cuatro</text:span><text:span text:style-name="T1377_199"><text:s/></text:span><text:span text:style-name="T1377_200">componentes</text:span><text:span text:style-name="T1377_201"><text:s/></text:span><text:span text:style-name="T1377_202">de</text:span><text:span text:style-name="T1377_203"><text:s/></text:span><text:span text:style-name="T1377_204">la</text:span><text:span text:style-name="T1377_205"><text:s/></text:span><text:span text:style-name="T1377_206">función</text:span><text:span text:style-name="T1377_207"><text:s/></text:span><text:span text:style-name="T1377_208">de</text:span><text:span text:style-name="T1377_209"><text:s/></text:span><text:span text:style-name="T1377_210">costo</text:span><text:span text:style-name="T1377_211">,<text:s/></text:span><text:span text:style-name="T1377_212">solo</text:span><text:span text:style-name="T1377_213"><text:s/></text:span><text:span text:style-name="T1377_214">mejora</text:span><text:span text:style-name="T1377_215"><text:s/></text:span><text:span text:style-name="T1377_216">la</text:span><text:span text:style-name="T1377_217"><text:s/></text:span><text:span text:style-name="T1377_218">población</text:span><text:span text:style-name="T1377_219">.<text:s/></text:span><text:span text:style-name="T1377_220">Cumple</text:span><text:span text:style-name="T1377_221"><text:s/></text:span><text:span text:style-name="T1377_222">en</text:span><text:span text:style-name="T1377_223"><text:s/></text:span><text:span text:style-name="T1377_224">lo</text:span><text:span text:style-name="T1377_225"><text:s/></text:span><text:span text:style-name="T1377_226">general</text:span><text:span text:style-name="T1377_227"><text:s/></text:span><text:span text:style-name="T1377_228">con</text:span><text:span text:style-name="T1377_229"><text:s/></text:span><text:span text:style-name="T1377_230">los</text:span><text:span text:style-name="T1377_231"><text:s/></text:span><text:span text:style-name="T1377_232">criterios</text:span><text:span text:style-name="T1377_233"><text:s/></text:span><text:span text:style-name="T1377_234">y</text:span><text:span text:style-name="T1377_235"><text:s/></text:span><text:span text:style-name="T1377_236">no</text:span><text:span text:style-name="T1377_237"><text:s/></text:span><text:span text:style-name="T1377_238">rompe</text:span><text:span text:style-name="T1377_239"><text:s/></text:span><text:span text:style-name="T1377_240">procesos</text:span><text:span text:style-name="T1377_241">,<text:s/></text:span><text:span text:style-name="T1377_242">además</text:span><text:span text:style-name="T1377_243"><text:s/></text:span><text:span text:style-name="T1377_244">que</text:span><text:span text:style-name="T1377_245"><text:s/></text:span><text:span text:style-name="T1377_246">los</text:span><text:span text:style-name="T1377_247"><text:s/></text:span><text:span text:style-name="T1377_248">distritos</text:span><text:span text:style-name="T1377_249"><text:s/></text:span><text:span text:style-name="T1377_250">se</text:span><text:span text:style-name="T1377_251"><text:s/></text:span><text:span text:style-name="T1377_252">encuentran</text:span><text:span text:style-name="T1377_253"><text:s/></text:span><text:span text:style-name="T1377_254">dentro</text:span><text:span text:style-name="T1377_255"><text:s/></text:span><text:span text:style-name="T1377_256">del</text:span><text:span text:style-name="T1377_257"><text:s/></text:span><text:span text:style-name="T1377_258">rango</text:span><text:span text:style-name="T1377_259"><text:s/></text:span><text:span text:style-name="T1377_260">establecido</text:span><text:span text:style-name="T1377_261">.</text:span></text:p>
      <text:p text:style-name="P1378"><text:span text:style-name="T1378_1">PRD</text:span><text:span text:style-name="T1378_2"><text:s/>-<text:s/></text:span><text:span text:style-name="T1378_3">Nacional</text:span><text:span text:style-name="T1378_4"><text:tab/></text:span><text:span text:style-name="T1378_5">Sin</text:span><text:span text:style-name="T1378_6"><text:s/></text:span><text:span text:style-name="T1378_7">observaciones</text:span><text:span text:style-name="T1378_8">.<text:tab/></text:span><text:span text:style-name="T1378_9">Todos</text:span><text:span text:style-name="T1378_10"><text:tab/></text:span><text:span text:style-name="T1378_11">Todas</text:span><text:span text:style-name="T1378_12"><text:tab/></text:span><text:span text:style-name="T1378_13">EL</text:span><text:span text:style-name="T1378_14"><text:s/></text:span><text:span text:style-name="T1378_15">PRD</text:span><text:span text:style-name="T1378_16">-</text:span><text:span text:style-name="T1378_17">NACIONAL</text:span><text:span text:style-name="T1378_18"><text:s/></text:span><text:span text:style-name="T1378_19">no</text:span><text:span text:style-name="T1378_20"><text:s/></text:span><text:span text:style-name="T1378_21">presenta</text:span><text:span text:style-name="T1378_22"><text:s/></text:span><text:span text:style-name="T1378_23">argumentos</text:span><text:span text:style-name="T1378_24"><text:s/></text:span><text:span text:style-name="T1378_25">en</text:span><text:span text:style-name="T1378_26"><text:s/></text:span><text:span text:style-name="T1378_27">torno</text:span><text:span text:style-name="T1378_28"><text:s/></text:span><text:span text:style-name="T1378_29">a</text:span><text:span text:style-name="T1378_30"><text:s/></text:span><text:span text:style-name="T1378_31">su</text:span><text:span text:style-name="T1378_32"><text:s/></text:span><text:span text:style-name="T1378_33">propuesta</text:span><text:span text:style-name="T1378_34">.<text:s/></text:span><text:span text:style-name="T1378_35">El</text:span><text:span text:style-name="T1378_36"><text:s/></text:span><text:span text:style-name="T1378_37">análisis</text:span><text:span text:style-name="T1378_38"><text:s/></text:span><text:span text:style-name="T1378_39">se</text:span><text:span text:style-name="T1378_40"><text:s/></text:span><text:span text:style-name="T1378_41">realiza</text:span><text:span text:style-name="T1378_42"><text:s/></text:span><text:span text:style-name="T1378_43">conforme</text:span><text:span text:style-name="T1378_44"><text:s/></text:span><text:span text:style-name="T1378_45">a</text:span><text:span text:style-name="T1378_46"><text:s/></text:span><text:span text:style-name="T1378_47">lo</text:span><text:span text:style-name="T1378_48"><text:s/></text:span><text:span text:style-name="T1378_49">observado</text:span><text:span text:style-name="T1378_50"><text:s/></text:span><text:span text:style-name="T1378_51">en</text:span><text:span text:style-name="T1378_52"><text:s/></text:span><text:span text:style-name="T1378_53">el</text:span><text:span text:style-name="T1378_54"><text:s/></text:span><text:span text:style-name="T1378_55">mapa</text:span><text:span text:style-name="T1378_56"><text:s/></text:span><text:span text:style-name="T1378_57">y</text:span><text:span text:style-name="T1378_58"><text:s/></text:span><text:span text:style-name="T1378_59">las</text:span><text:span text:style-name="T1378_60"><text:s/></text:span><text:span text:style-name="T1378_61">componentes</text:span><text:span text:style-name="T1378_62"><text:s/></text:span><text:span text:style-name="T1378_63">de</text:span><text:span text:style-name="T1378_64"><text:s/></text:span><text:span text:style-name="T1378_65">la</text:span><text:span text:style-name="T1378_66"><text:s/></text:span><text:span text:style-name="T1378_67">función</text:span><text:span text:style-name="T1378_68"><text:s/></text:span><text:span text:style-name="T1378_69">de</text:span><text:span text:style-name="T1378_70"><text:s/></text:span><text:span text:style-name="T1378_71">costo</text:span><text:span text:style-name="T1378_72">.<text:tab/></text:span><text:span text:style-name="T1378_73">El</text:span><text:span text:style-name="T1378_74"><text:s/></text:span><text:span text:style-name="T1378_75">escenario</text:span><text:span text:style-name="T1378_76"><text:s/></text:span><text:span text:style-name="T1378_77">propuesto</text:span><text:span text:style-name="T1378_78"><text:s/></text:span><text:span text:style-name="T1378_79">por</text:span><text:span text:style-name="T1378_80"><text:s/></text:span><text:span text:style-name="T1378_81">el</text:span><text:span text:style-name="T1378_82"><text:s/></text:span><text:span text:style-name="T1378_83">PRD</text:span><text:span text:style-name="T1378_84">-</text:span><text:span text:style-name="T1378_85">NACIONAL</text:span><text:span text:style-name="T1378_86"><text:s/></text:span><text:span text:style-name="T1378_87">no</text:span><text:span text:style-name="T1378_88"><text:s/></text:span><text:span text:style-name="T1378_89">se</text:span><text:span text:style-name="T1378_90"><text:s/></text:span><text:span text:style-name="T1378_91">considera</text:span><text:span text:style-name="T1378_92"><text:s/></text:span><text:span text:style-name="T1378_93">viable</text:span><text:span text:style-name="T1378_94">,<text:s/></text:span><text:span text:style-name="T1378_95">ya</text:span><text:span text:style-name="T1378_96"><text:s/></text:span><text:span text:style-name="T1378_97">que</text:span><text:span text:style-name="T1378_98"><text:s/></text:span><text:span text:style-name="T1378_99">no</text:span><text:span text:style-name="T1378_100"><text:s/></text:span><text:span text:style-name="T1378_101">mejora</text:span><text:span text:style-name="T1378_102"><text:s/></text:span><text:span text:style-name="T1378_103">la</text:span><text:span text:style-name="T1378_104"><text:s/></text:span><text:span text:style-name="T1378_105">función</text:span><text:span text:style-name="T1378_106"><text:s/></text:span><text:span text:style-name="T1378_107">de</text:span><text:span text:style-name="T1378_108"><text:s/></text:span><text:span text:style-name="T1378_109">costo</text:span><text:span text:style-name="T1378_110"><text:s/></text:span><text:span text:style-name="T1378_111">del</text:span><text:span text:style-name="T1378_112"><text:s/></text:span><text:span text:style-name="T1378_113">Segundo</text:span><text:span text:style-name="T1378_114"><text:s/></text:span><text:span text:style-name="T1378_115">escenario</text:span><text:span text:style-name="T1378_116"><text:s/></text:span><text:span text:style-name="T1378_117">al</text:span><text:span text:style-name="T1378_118"><text:s/></text:span><text:span text:style-name="T1378_119">obtener</text:span><text:span text:style-name="T1378_120"><text:s/></text:span><text:span text:style-name="T1378_121">un</text:span><text:span text:style-name="T1378_122"><text:s/></text:span><text:span text:style-name="T1378_123">valor</text:span><text:span text:style-name="T1378_124"><text:s/></text:span><text:span text:style-name="T1378_125">de</text:span><text:span text:style-name="T1378_126"><text:s/>34.58559591<text:s/></text:span><text:span text:style-name="T1378_127">por</text:span><text:span text:style-name="T1378_128"><text:s/></text:span><text:span text:style-name="T1378_129">arriba</text:span><text:span text:style-name="T1378_130"><text:s/></text:span><text:span text:style-name="T1378_131">del</text:span><text:span text:style-name="T1378_132"><text:s/></text:span><text:span text:style-name="T1378_133">valor</text:span><text:span text:style-name="T1378_134"><text:s/></text:span><text:span text:style-name="T1378_135">del</text:span><text:span text:style-name="T1378_136"><text:s/></text:span><text:span text:style-name="T1378_137">segundo</text:span><text:span text:style-name="T1378_138"><text:s/></text:span><text:span text:style-name="T1378_139">escenario</text:span><text:span text:style-name="T1378_140"><text:s/></text:span><text:span text:style-name="T1378_141">que</text:span><text:span text:style-name="T1378_142"><text:s/></text:span><text:span text:style-name="T1378_143">es</text:span><text:span text:style-name="T1378_144"><text:s/></text:span><text:span text:style-name="T1378_145">de</text:span><text:span text:style-name="T1378_146"><text:s/>34.19097441;<text:s/></text:span><text:span text:style-name="T1378_147">de</text:span><text:span text:style-name="T1378_148"><text:s/></text:span><text:span text:style-name="T1378_149">los</text:span><text:span text:style-name="T1378_150"><text:s/></text:span><text:span text:style-name="T1378_151">cuatro</text:span><text:span text:style-name="T1378_152"><text:s/></text:span><text:span text:style-name="T1378_153">componentes</text:span><text:span text:style-name="T1378_154"><text:s/></text:span><text:span text:style-name="T1378_155">de</text:span><text:span text:style-name="T1378_156"><text:s/></text:span><text:span text:style-name="T1378_157">la</text:span><text:span text:style-name="T1378_158"><text:s/></text:span><text:span text:style-name="T1378_159">función</text:span><text:span text:style-name="T1378_160"><text:s/></text:span><text:span text:style-name="T1378_161">de</text:span><text:span text:style-name="T1378_162"><text:s/></text:span><text:span text:style-name="T1378_163">costo</text:span><text:span text:style-name="T1378_164">,<text:s/></text:span><text:span text:style-name="T1378_165">solo</text:span><text:span text:style-name="T1378_166"><text:s/></text:span><text:span text:style-name="T1378_167">mejora</text:span><text:span text:style-name="T1378_168"><text:s/></text:span><text:span text:style-name="T1378_169">la</text:span><text:span text:style-name="T1378_170"><text:s/></text:span><text:span text:style-name="T1378_171">población</text:span><text:span text:style-name="T1378_172">.<text:s/></text:span><text:span text:style-name="T1378_173">Cumple</text:span><text:span text:style-name="T1378_174"><text:s/></text:span><text:span text:style-name="T1378_175">en</text:span><text:span text:style-name="T1378_176"><text:s/></text:span><text:span text:style-name="T1378_177">lo</text:span><text:span text:style-name="T1378_178"><text:s/></text:span><text:span text:style-name="T1378_179">general</text:span><text:span text:style-name="T1378_180"><text:s/></text:span><text:span text:style-name="T1378_181">con</text:span><text:span text:style-name="T1378_182"><text:s/></text:span><text:span text:style-name="T1378_183">los</text:span><text:span text:style-name="T1378_184"><text:s/></text:span><text:span text:style-name="T1378_185">criterios</text:span><text:span text:style-name="T1378_186"><text:s/></text:span><text:span text:style-name="T1378_187">y</text:span><text:span text:style-name="T1378_188"><text:s/></text:span><text:span text:style-name="T1378_189">no</text:span><text:span text:style-name="T1378_190"><text:s/></text:span><text:span text:style-name="T1378_191">rompe</text:span><text:span text:style-name="T1378_192"><text:s/></text:span><text:span text:style-name="T1378_193">procesos</text:span><text:span text:style-name="T1378_194">,<text:s/></text:span><text:span text:style-name="T1378_195">además</text:span><text:span text:style-name="T1378_196"><text:s/></text:span><text:span text:style-name="T1378_197">que</text:span><text:span text:style-name="T1378_198"><text:s/></text:span><text:span text:style-name="T1378_199">los</text:span><text:span text:style-name="T1378_200"><text:s/></text:span><text:span text:style-name="T1378_201">distritos</text:span><text:span text:style-name="T1378_202"><text:s/></text:span><text:span text:style-name="T1378_203">se</text:span><text:span text:style-name="T1378_204"><text:s/></text:span><text:span text:style-name="T1378_205">encuentran</text:span><text:span text:style-name="T1378_206"><text:s/></text:span><text:span text:style-name="T1378_207">dentro</text:span><text:span text:style-name="T1378_208"><text:s/></text:span><text:span text:style-name="T1378_209">del</text:span><text:span text:style-name="T1378_210"><text:s/></text:span><text:span text:style-name="T1378_211">rango</text:span><text:span text:style-name="T1378_212"><text:s/></text:span><text:span text:style-name="T1378_213">establecido</text:span><text:span text:style-name="T1378_214">.</text:span></text:p>
      <text:p text:style-name="P1379"><text:span text:style-name="T1379_1">PRI</text:span><text:span text:style-name="T1379_2"><text:s/>-<text:s/></text:span><text:span text:style-name="T1379_3">CLV</text:span><text:span text:style-name="T1379_4"><text:tab/></text:span></text:p>
      <text:p text:style-name="P1380"/>
      <text:p text:style-name="P1381"><text:span text:style-name="T1381_1">REUNIÓN</text:span><text:span text:style-name="T1381_2"><text:s/></text:span><text:span text:style-name="T1381_3">DE</text:span><text:span text:style-name="T1381_4"><text:s/></text:span><text:span text:style-name="T1381_5">TRABAJO</text:span></text:p>
      <text:p text:style-name="P1382"/>
      <text:p text:style-name="P1383"><text:span text:style-name="T1383_1">DE</text:span><text:span text:style-name="T1383_2"><text:s/></text:span><text:span text:style-name="T1383_3">LA</text:span><text:span text:style-name="T1383_4"><text:s/></text:span><text:span text:style-name="T1383_5">COMISIÓN</text:span><text:span text:style-name="T1383_6"><text:s/></text:span><text:span text:style-name="T1383_7">LOCAL</text:span><text:span text:style-name="T1383_8"><text:s/></text:span><text:span text:style-name="T1383_9">DE</text:span><text:span text:style-name="T1383_10"><text:s/></text:span><text:span text:style-name="T1383_11">VIGILANCIA</text:span></text:p>
      <text:p text:style-name="P1384"/>
      <text:p text:style-name="P1385"><text:span text:style-name="T1385_1">SOBRE</text:span><text:span text:style-name="T1385_2"><text:s/></text:span><text:span text:style-name="T1385_3">EL</text:span><text:span text:style-name="T1385_4"><text:s/></text:span><text:span text:style-name="T1385_5">SEGUNDO</text:span><text:span text:style-name="T1385_6"><text:s/></text:span><text:span text:style-name="T1385_7">ESCENARIO</text:span><text:span text:style-name="T1385_8"><text:s/></text:span><text:span text:style-name="T1385_9">DE</text:span></text:p>
      <text:p text:style-name="P1386"/>
      <text:p text:style-name="P1387"><text:span text:style-name="T1387_1">REDISTRITACIÓN</text:span><text:span text:style-name="T1387_2"><text:s/>2013.</text:span></text:p>
      <text:p text:style-name="P1388"/>
      <text:p text:style-name="P1389"><text:span text:style-name="T1389_1"><text:s/></text:span></text:p>
      <text:p text:style-name="P1390"/>
      <text:p text:style-name="P1391"><text:span text:style-name="T1391_1"><text:s/></text:span></text:p>
      <text:p text:style-name="P1392"/>
      <text:p text:style-name="P1393"><text:span text:style-name="T1393_1">EN</text:span><text:span text:style-name="T1393_2"><text:s/></text:span><text:span text:style-name="T1393_3">LA</text:span><text:span text:style-name="T1393_4"><text:s/></text:span><text:span text:style-name="T1393_5">REUNIÓN</text:span><text:span text:style-name="T1393_6"><text:s/></text:span><text:span text:style-name="T1393_7">DE</text:span><text:span text:style-name="T1393_8"><text:s/></text:span><text:span text:style-name="T1393_9">TRABAJO</text:span><text:span text:style-name="T1393_10"><text:s/></text:span><text:span text:style-name="T1393_11">REALIZADA</text:span><text:span text:style-name="T1393_12"><text:s/></text:span><text:span text:style-name="T1393_13">POR</text:span><text:span text:style-name="T1393_14"><text:s/></text:span><text:span text:style-name="T1393_15">LA</text:span><text:span text:style-name="T1393_16"><text:s/></text:span><text:span text:style-name="T1393_17">COMISIÓN</text:span><text:span text:style-name="T1393_18"><text:s/></text:span><text:span text:style-name="T1393_19">LOCAL</text:span><text:span text:style-name="T1393_20"><text:s/></text:span><text:span text:style-name="T1393_21">DE</text:span><text:span text:style-name="T1393_22"><text:s/></text:span><text:span text:style-name="T1393_23">VIGILANCIA</text:span><text:span text:style-name="T1393_24"><text:s/></text:span><text:span text:style-name="T1393_25">DE</text:span><text:span text:style-name="T1393_26"><text:s/></text:span><text:span text:style-name="T1393_27">FECHA</text:span><text:span text:style-name="T1393_28"><text:s/>24<text:s/></text:span><text:span text:style-name="T1393_29">DE</text:span><text:span text:style-name="T1393_30"><text:s/></text:span><text:span text:style-name="T1393_31">SEPTIEMBRE</text:span><text:span text:style-name="T1393_32"><text:s/></text:span><text:span text:style-name="T1393_33">DE</text:span><text:span text:style-name="T1393_34"><text:s/>2013,<text:s/></text:span><text:span text:style-name="T1393_35">INTEGRADA</text:span><text:span text:style-name="T1393_36"><text:s/></text:span><text:span text:style-name="T1393_37">POR</text:span><text:span text:style-name="T1393_38"><text:s/></text:span><text:span text:style-name="T1393_39">EL</text:span><text:span text:style-name="T1393_40"><text:s/></text:span><text:span text:style-name="T1393_41">MAESTRO</text:span><text:span text:style-name="T1393_42"><text:s/></text:span><text:span text:style-name="T1393_43">ROGELIO</text:span><text:span text:style-name="T1393_44"><text:s/></text:span><text:span text:style-name="T1393_45">ARTURO</text:span><text:span text:style-name="T1393_46"><text:s/></text:span><text:span text:style-name="T1393_47">CASTILLO</text:span><text:span text:style-name="T1393_48"><text:s/></text:span><text:span text:style-name="T1393_49">BETANCOURT</text:span><text:span text:style-name="T1393_50">,<text:s/></text:span><text:span text:style-name="T1393_51">VOCAL</text:span><text:span text:style-name="T1393_52"><text:s/></text:span><text:span text:style-name="T1393_53">ESTATAL</text:span><text:span text:style-name="T1393_54"><text:s/></text:span><text:span text:style-name="T1393_55">DEL</text:span><text:span text:style-name="T1393_56"><text:s/></text:span><text:span text:style-name="T1393_57">REGISTRO</text:span><text:span text:style-name="T1393_58"><text:s/></text:span><text:span text:style-name="T1393_59">FEDERAL</text:span><text:span text:style-name="T1393_60"><text:s/></text:span><text:span text:style-name="T1393_61">DE</text:span><text:span text:style-name="T1393_62"><text:s/></text:span><text:span text:style-name="T1393_63">ELECTORES</text:span><text:span text:style-name="T1393_64"><text:s/></text:span><text:span text:style-name="T1393_65">Y</text:span><text:span text:style-name="T1393_66"><text:s/></text:span><text:span text:style-name="T1393_67">PRESIDENTE</text:span><text:span text:style-name="T1393_68"><text:s/></text:span><text:span text:style-name="T1393_69">DE</text:span><text:span text:style-name="T1393_70"><text:s/></text:span><text:span text:style-name="T1393_71">LA</text:span><text:span text:style-name="T1393_72"><text:s/></text:span><text:span text:style-name="T1393_73">COMISIÓN</text:span><text:span text:style-name="T1393_74"><text:s/></text:span><text:span text:style-name="T1393_75">LOCAL</text:span><text:span text:style-name="T1393_76"><text:s/></text:span><text:span text:style-name="T1393_77">DE</text:span><text:span text:style-name="T1393_78"><text:s/></text:span><text:span text:style-name="T1393_79">VIGILANCIA</text:span><text:span text:style-name="T1393_80">;<text:s/></text:span><text:span text:style-name="T1393_81">LICENCIADO</text:span><text:span text:style-name="T1393_82"><text:s/></text:span><text:span text:style-name="T1393_83">DANIEL</text:span><text:span text:style-name="T1393_84"><text:s/></text:span><text:span text:style-name="T1393_85">VERGARA</text:span><text:span text:style-name="T1393_86"><text:s/></text:span><text:span text:style-name="T1393_87">GUZMÁN</text:span><text:span text:style-name="T1393_88">,<text:s/></text:span><text:span text:style-name="T1393_89">REPRESENTANTE</text:span><text:span text:style-name="T1393_90"><text:s/></text:span><text:span text:style-name="T1393_91">SUPLENTE</text:span><text:span text:style-name="T1393_92"><text:s/></text:span><text:span text:style-name="T1393_93">DEL</text:span><text:span text:style-name="T1393_94"><text:s/></text:span><text:span text:style-name="T1393_95">PARTIDO</text:span><text:span text:style-name="T1393_96"><text:s/></text:span><text:span text:style-name="T1393_97">ACCIÓN</text:span><text:span text:style-name="T1393_98"><text:s/></text:span><text:span text:style-name="T1393_99">NACIONAL</text:span><text:span text:style-name="T1393_100">;<text:s/></text:span><text:span text:style-name="T1393_101">DOCTOR</text:span><text:span text:style-name="T1393_102"><text:s/></text:span><text:span text:style-name="T1393_103">GUILLERMO</text:span><text:span text:style-name="T1393_104"><text:s/></text:span><text:span text:style-name="T1393_105">MACÍAS</text:span><text:span text:style-name="T1393_106"><text:s/></text:span><text:span text:style-name="T1393_107">LARA</text:span><text:span text:style-name="T1393_108">;<text:s/></text:span><text:span text:style-name="T1393_109">REPRESENTANTE</text:span><text:span text:style-name="T1393_110"><text:s/></text:span><text:span text:style-name="T1393_111">SUPLENTE</text:span><text:span text:style-name="T1393_112"><text:s/></text:span><text:span text:style-name="T1393_113">DEL</text:span><text:span text:style-name="T1393_114"><text:s/></text:span><text:span text:style-name="T1393_115">PARTIDO</text:span><text:span text:style-name="T1393_116"><text:s/></text:span><text:span text:style-name="T1393_117">REVOLUCIONARIO</text:span><text:span text:style-name="T1393_118"><text:s/></text:span><text:span text:style-name="T1393_119">INSTITUCIONAL</text:span><text:span text:style-name="T1393_120">;<text:s/></text:span><text:span text:style-name="T1393_121">INGENIERO</text:span><text:span text:style-name="T1393_122"><text:s/></text:span><text:span text:style-name="T1393_123">EXIQUIO</text:span><text:span text:style-name="T1393_124"><text:s/></text:span><text:span text:style-name="T1393_125">ALEJANDRO</text:span><text:span text:style-name="T1393_126"><text:s/></text:span><text:span text:style-name="T1393_127">NAVA</text:span><text:span text:style-name="T1393_128"><text:s/></text:span><text:span text:style-name="T1393_129">GÓMEZ</text:span><text:span text:style-name="T1393_130">,<text:s/></text:span><text:span text:style-name="T1393_131">REPRESENTANTE</text:span><text:span text:style-name="T1393_132"><text:s/></text:span><text:span text:style-name="T1393_133">PROPIETARIO</text:span><text:span text:style-name="T1393_134"><text:s/></text:span><text:span text:style-name="T1393_135">DEL</text:span><text:span text:style-name="T1393_136"><text:s/></text:span><text:span text:style-name="T1393_137">PARTIDO</text:span><text:span text:style-name="T1393_138"><text:s/></text:span><text:span text:style-name="T1393_139">DE</text:span><text:span text:style-name="T1393_140"><text:s/></text:span><text:span text:style-name="T1393_141">LA</text:span><text:span text:style-name="T1393_142"><text:s/></text:span><text:span text:style-name="T1393_143">REVOLUCIÓN</text:span><text:span text:style-name="T1393_144"><text:s/></text:span><text:span text:style-name="T1393_145">DEMOCRÁTICA</text:span><text:span text:style-name="T1393_146">;<text:s text:c="2"/></text:span><text:span text:style-name="T1393_147">INGENIERO</text:span><text:span text:style-name="T1393_148"><text:s/></text:span><text:span text:style-name="T1393_149">MISAEL</text:span><text:span text:style-name="T1393_150"><text:s/></text:span><text:span text:style-name="T1393_151">MENDOZA</text:span><text:span text:style-name="T1393_152"><text:s/></text:span><text:span text:style-name="T1393_153">RODRÍGUEZ</text:span><text:span text:style-name="T1393_154">;<text:s/></text:span><text:span text:style-name="T1393_155">REPRESENTANTE</text:span><text:span text:style-name="T1393_156"><text:s text:c="2"/></text:span><text:span text:style-name="T1393_157">SUPLENTE</text:span><text:span text:style-name="T1393_158"><text:s/></text:span><text:span text:style-name="T1393_159">DEL</text:span><text:span text:style-name="T1393_160"><text:s/></text:span><text:span text:style-name="T1393_161">PARTIDO</text:span><text:span text:style-name="T1393_162"><text:s/></text:span><text:span text:style-name="T1393_163">DEL</text:span><text:span text:style-name="T1393_164"><text:s/></text:span><text:span text:style-name="T1393_165">TRABAJO</text:span><text:span text:style-name="T1393_166">;<text:s/></text:span><text:span text:style-name="T1393_167">LICENCIADO</text:span><text:span text:style-name="T1393_168"><text:s/></text:span><text:span text:style-name="T1393_169">SALVADOR</text:span><text:span text:style-name="T1393_170"><text:s/></text:span><text:span text:style-name="T1393_171">PAREDES</text:span><text:span text:style-name="T1393_172"><text:s/></text:span><text:span text:style-name="T1393_173">RODRÍGUEZ</text:span><text:span text:style-name="T1393_174">,<text:s/></text:span><text:span text:style-name="T1393_175">REPRESENTANTE</text:span><text:span text:style-name="T1393_176"><text:s/></text:span><text:span text:style-name="T1393_177">PROPIETARIO</text:span><text:span text:style-name="T1393_178"><text:s/></text:span><text:span text:style-name="T1393_179">DEL</text:span><text:span text:style-name="T1393_180"><text:s/></text:span><text:span text:style-name="T1393_181">PARTIDO</text:span><text:span text:style-name="T1393_182"><text:s/></text:span><text:span text:style-name="T1393_183">VERDE</text:span><text:span text:style-name="T1393_184"><text:s/></text:span><text:span text:style-name="T1393_185">ECOLOGISTA</text:span><text:span text:style-name="T1393_186"><text:s/></text:span><text:span text:style-name="T1393_187">DE</text:span><text:span text:style-name="T1393_188"><text:s/></text:span><text:span text:style-name="T1393_189">MéXICO</text:span><text:span text:style-name="T1393_190">;<text:s/></text:span><text:span text:style-name="T1393_191">L</text:span><text:span text:style-name="T1393_192">.</text:span><text:span text:style-name="T1393_193">C</text:span><text:span text:style-name="T1393_194">.</text:span><text:span text:style-name="T1393_195">P</text:span><text:span text:style-name="T1393_196">.<text:s/></text:span><text:span text:style-name="T1393_197">JOSÉ</text:span><text:span text:style-name="T1393_198"><text:s/></text:span><text:span text:style-name="T1393_199">JAIME</text:span><text:span text:style-name="T1393_200"><text:s/></text:span><text:span text:style-name="T1393_201">AYALA</text:span><text:span text:style-name="T1393_202"><text:s/></text:span><text:span text:style-name="T1393_203">PONCE</text:span><text:span text:style-name="T1393_204">,<text:s/></text:span><text:span text:style-name="T1393_205">REPRESENTANTE</text:span><text:span text:style-name="T1393_206"><text:s/></text:span><text:span text:style-name="T1393_207">PROPIETARIO</text:span><text:span text:style-name="T1393_208"><text:s/></text:span><text:span text:style-name="T1393_209">DEL</text:span><text:span text:style-name="T1393_210"><text:s/></text:span><text:span text:style-name="T1393_211">PARTIDO</text:span><text:span text:style-name="T1393_212"><text:s/></text:span><text:span text:style-name="T1393_213">MOVIMIENTO</text:span><text:span text:style-name="T1393_214"><text:s/></text:span><text:span text:style-name="T1393_215">CIUDADANO</text:span><text:span text:style-name="T1393_216">;<text:s/></text:span><text:span text:style-name="T1393_217">LICENCIADO</text:span><text:span text:style-name="T1393_218"><text:s/></text:span><text:span text:style-name="T1393_219">RAFAEL</text:span><text:span text:style-name="T1393_220"><text:s/></text:span><text:span text:style-name="T1393_221">CURIEL</text:span><text:span text:style-name="T1393_222"><text:s/></text:span><text:span text:style-name="T1393_223">ESTRADA</text:span><text:span text:style-name="T1393_224">,<text:s/></text:span><text:span text:style-name="T1393_225">REPRESENTANTE</text:span><text:span text:style-name="T1393_226"><text:s/></text:span><text:span text:style-name="T1393_227">PROPIETARIO</text:span><text:span text:style-name="T1393_228"><text:s/></text:span><text:span text:style-name="T1393_229">DEL</text:span><text:span text:style-name="T1393_230"><text:s/></text:span><text:span text:style-name="T1393_231">PARTIDO</text:span><text:span text:style-name="T1393_232"><text:s/></text:span><text:span text:style-name="T1393_233">NUEVA</text:span><text:span text:style-name="T1393_234"><text:s/></text:span><text:span text:style-name="T1393_235">ALIANZA</text:span><text:span text:style-name="T1393_236">;<text:s/></text:span><text:span text:style-name="T1393_237">LICENCIADA</text:span><text:span text:style-name="T1393_238"><text:s/></text:span><text:span text:style-name="T1393_239">SARA</text:span><text:span text:style-name="T1393_240"><text:s/></text:span><text:span text:style-name="T1393_241">FRANCISCA</text:span><text:span text:style-name="T1393_242"><text:s/></text:span><text:span text:style-name="T1393_243">NAVARRETE</text:span><text:span text:style-name="T1393_244"><text:s/></text:span><text:span text:style-name="T1393_245">BRAVO</text:span><text:span text:style-name="T1393_246">,<text:s/></text:span><text:span text:style-name="T1393_247">SECRETARIA</text:span><text:span text:style-name="T1393_248"><text:s/></text:span><text:span text:style-name="T1393_249">DE</text:span><text:span text:style-name="T1393_250"><text:s/></text:span><text:span text:style-name="T1393_251">LA</text:span><text:span text:style-name="T1393_252"><text:s/></text:span><text:span text:style-name="T1393_253">COMISIÓN</text:span><text:span text:style-name="T1393_254"><text:s/></text:span><text:span text:style-name="T1393_255">LOCAL</text:span><text:span text:style-name="T1393_256"><text:s/></text:span><text:span text:style-name="T1393_257">DE</text:span><text:span text:style-name="T1393_258"><text:s/></text:span><text:span text:style-name="T1393_259">VIGILANCIA</text:span><text:span text:style-name="T1393_260">,<text:s/></text:span><text:span text:style-name="T1393_261">ASIMISMO</text:span><text:span text:style-name="T1393_262"><text:s/></text:span><text:span text:style-name="T1393_263">SE</text:span><text:span text:style-name="T1393_264"><text:s/></text:span><text:span text:style-name="T1393_265">CONTÓ</text:span><text:span text:style-name="T1393_266"><text:s/></text:span><text:span text:style-name="T1393_267">CON</text:span><text:span text:style-name="T1393_268"><text:s/></text:span><text:span text:style-name="T1393_269">LA</text:span><text:span text:style-name="T1393_270"><text:s/></text:span><text:span text:style-name="T1393_271">PRESENCIA</text:span><text:span text:style-name="T1393_272"><text:s/></text:span><text:span text:style-name="T1393_273">DE</text:span><text:span text:style-name="T1393_274"><text:s/></text:span><text:span text:style-name="T1393_275">LA</text:span><text:span text:style-name="T1393_276"><text:s/></text:span><text:span text:style-name="T1393_277">GEÓGRAFA</text:span><text:span text:style-name="T1393_278"><text:s/></text:span><text:span text:style-name="T1393_279">MARÍA</text:span><text:span text:style-name="T1393_280"><text:s/></text:span><text:span text:style-name="T1393_281">DE</text:span><text:span text:style-name="T1393_282"><text:s/></text:span><text:span text:style-name="T1393_283">LOS</text:span><text:span text:style-name="T1393_284"><text:s/></text:span><text:span text:style-name="T1393_285">DOLORES</text:span><text:span text:style-name="T1393_286"><text:s/></text:span><text:span text:style-name="T1393_287">GUETA</text:span><text:span text:style-name="T1393_288"><text:s/></text:span><text:span text:style-name="T1393_289">FLORES</text:span><text:span text:style-name="T1393_290">,<text:s text:c="2"/></text:span><text:span text:style-name="T1393_291">Y</text:span><text:span text:style-name="T1393_292"><text:s/></text:span><text:span text:style-name="T1393_293">EN</text:span><text:span text:style-name="T1393_294"><text:s/></text:span><text:span text:style-name="T1393_295">LA</text:span><text:span text:style-name="T1393_296"><text:s/></text:span><text:span text:style-name="T1393_297">QUE</text:span><text:span text:style-name="T1393_298"><text:s/></text:span><text:span text:style-name="T1393_299">DE</text:span><text:span text:style-name="T1393_300"><text:s/></text:span><text:span text:style-name="T1393_301">MANERA</text:span><text:span text:style-name="T1393_302"><text:s/></text:span><text:span text:style-name="T1393_303">UNÁNIME</text:span><text:span text:style-name="T1393_304"><text:s/></text:span><text:span text:style-name="T1393_305">SE</text:span><text:span text:style-name="T1393_306"><text:s/></text:span><text:span text:style-name="T1393_307">ACORDÓ</text:span><text:span text:style-name="T1393_308"><text:s/></text:span><text:span text:style-name="T1393_309">QUE</text:span><text:span text:style-name="T1393_310"><text:s/></text:span><text:span text:style-name="T1393_311">ESTE</text:span><text:span text:style-name="T1393_312"><text:s/></text:span><text:span text:style-name="T1393_313">ESCENARIO</text:span><text:span text:style-name="T1393_314"><text:s/></text:span><text:span text:style-name="T1393_315">ES</text:span><text:span text:style-name="T1393_316"><text:s/></text:span><text:span text:style-name="T1393_317">EL</text:span><text:span text:style-name="T1393_318"><text:s/></text:span><text:span text:style-name="T1393_319">MEJOR</text:span><text:span text:style-name="T1393_320">,<text:s/></text:span><text:span text:style-name="T1393_321">PARA</text:span><text:span text:style-name="T1393_322"><text:s/></text:span><text:span text:style-name="T1393_323">JALISCO</text:span><text:span text:style-name="T1393_324">,<text:s/></text:span><text:span text:style-name="T1393_325">RESULTANDO</text:span><text:span text:style-name="T1393_326"><text:s/></text:span><text:span text:style-name="T1393_327">LAS</text:span><text:span text:style-name="T1393_328"><text:s/></text:span><text:span text:style-name="T1393_329">SIGUIENTES</text:span><text:span text:style-name="T1393_330"><text:s/></text:span><text:span text:style-name="T1393_331">PROPUESTAS</text:span><text:span text:style-name="T1393_332"><text:s/></text:span><text:span text:style-name="T1393_333">Y</text:span><text:span text:style-name="T1393_334"><text:s/></text:span><text:span text:style-name="T1393_335">ADECUACIONES</text:span><text:span text:style-name="T1393_336"><text:s/></text:span><text:span text:style-name="T1393_337">TANTO</text:span><text:span text:style-name="T1393_338"><text:s/></text:span><text:span text:style-name="T1393_339">EN</text:span><text:span text:style-name="T1393_340"><text:s/></text:span><text:span text:style-name="T1393_341">LA</text:span><text:span text:style-name="T1393_342"><text:s/></text:span><text:span text:style-name="T1393_343">ZONA</text:span><text:span text:style-name="T1393_344"><text:s/></text:span><text:span text:style-name="T1393_345">METROPOLITANA</text:span><text:span text:style-name="T1393_346"><text:s/></text:span><text:span text:style-name="T1393_347">DE</text:span><text:span text:style-name="T1393_348"><text:s/></text:span><text:span text:style-name="T1393_349">GUADALAJARA</text:span><text:span text:style-name="T1393_350"><text:s/></text:span><text:span text:style-name="T1393_351">Y</text:span><text:span text:style-name="T1393_352"><text:s/></text:span><text:span text:style-name="T1393_353">ZAPOPAN</text:span><text:span text:style-name="T1393_354">,<text:s/></text:span><text:span text:style-name="T1393_355">COMO</text:span><text:span text:style-name="T1393_356"><text:s/></text:span><text:span text:style-name="T1393_357">EN</text:span><text:span text:style-name="T1393_358"><text:s/></text:span><text:span text:style-name="T1393_359">LA</text:span><text:span text:style-name="T1393_360"><text:s/></text:span><text:span text:style-name="T1393_361">ZONA</text:span><text:span text:style-name="T1393_362"><text:s/></text:span><text:span text:style-name="T1393_363">FORÁNEA</text:span><text:span text:style-name="T1393_364">.</text:span></text:p>
      <text:p text:style-name="P1394"/>
      <text:p text:style-name="P1395"><text:span text:style-name="T1395_1">PROPUESTAS</text:span><text:span text:style-name="T1395_2"><text:s/></text:span><text:span text:style-name="T1395_3">Y</text:span><text:span text:style-name="T1395_4"><text:s/></text:span><text:span text:style-name="T1395_5">ADECUACIONES</text:span></text:p>
      <text:p text:style-name="P1396"/>
      <text:p text:style-name="P1397"><text:span text:style-name="T1397_1">EN</text:span><text:span text:style-name="T1397_2"><text:s/></text:span><text:span text:style-name="T1397_3">LA</text:span><text:span text:style-name="T1397_4"><text:s/></text:span><text:span text:style-name="T1397_5">ZONA</text:span><text:span text:style-name="T1397_6"><text:s/></text:span><text:span text:style-name="T1397_7">METROPOLITANA</text:span><text:span text:style-name="T1397_8">.</text:span></text:p>
      <text:p text:style-name="P1398"/>
      <text:p text:style-name="P1399"><text:span text:style-name="T1399_1"><text:s/></text:span></text:p>
      <text:p text:style-name="P1400"/>
      <text:p text:style-name="P1401"><text:span text:style-name="T1401_1">PRIMERA</text:span><text:span text:style-name="T1401_2">.-<text:s/></text:span><text:span text:style-name="T1401_3">SE</text:span><text:span text:style-name="T1401_4"><text:s/></text:span><text:span text:style-name="T1401_5">PROPONE</text:span><text:span text:style-name="T1401_6"><text:s/></text:span><text:span text:style-name="T1401_7">EFECTUAR</text:span><text:span text:style-name="T1401_8"><text:s/></text:span><text:span text:style-name="T1401_9">LAS</text:span><text:span text:style-name="T1401_10"><text:s/></text:span><text:span text:style-name="T1401_11">SIGUIENTES</text:span><text:span text:style-name="T1401_12"><text:s text:c="2"/></text:span><text:span text:style-name="T1401_13">ADECUACIONES</text:span><text:span text:style-name="T1401_14"><text:s/></text:span><text:span text:style-name="T1401_15">EN</text:span><text:span text:style-name="T1401_16"><text:s/></text:span><text:span text:style-name="T1401_17">LA</text:span><text:span text:style-name="T1401_18"><text:s/></text:span><text:span text:style-name="T1401_19">ZONA</text:span><text:span text:style-name="T1401_20"><text:s/></text:span><text:span text:style-name="T1401_21">METROPOLITANA</text:span><text:span text:style-name="T1401_22"><text:s/></text:span><text:span text:style-name="T1401_23">DE</text:span><text:span text:style-name="T1401_24"><text:s/></text:span><text:span text:style-name="T1401_25">GUADALAJARA</text:span><text:span text:style-name="T1401_26"><text:s/></text:span><text:span text:style-name="T1401_27">RESPECTO</text:span><text:span text:style-name="T1401_28"><text:s/></text:span><text:span text:style-name="T1401_29">DE</text:span><text:span text:style-name="T1401_30"><text:s/></text:span><text:span text:style-name="T1401_31">LAS</text:span><text:span text:style-name="T1401_32"><text:s/></text:span><text:span text:style-name="T1401_33">SIGUIENTES</text:span><text:span text:style-name="T1401_34"><text:s/></text:span><text:span text:style-name="T1401_35">SECCIONES</text:span><text:span text:style-name="T1401_36">:</text:span></text:p>
      <text:p text:style-name="P1402"/>
      <text:p text:style-name="P1403"><text:span text:style-name="T1403_1"><text:s/></text:span></text:p>
      <text:p text:style-name="P1404"/>
      <text:p text:style-name="P1405"><text:span text:style-name="T1405_1">SECCIONES</text:span></text:p>
      <text:p text:style-name="P1406"><text:span text:style-name="T1406_1"><text:tab/></text:span></text:p>
      <text:p text:style-name="P1407"/>
      <text:p text:style-name="P1408"><text:span text:style-name="T1408_1"><text:s/></text:span></text:p>
      <text:p text:style-name="P1409"/>
      <text:p text:style-name="P1410"><text:span text:style-name="T1410_1"><text:s/></text:span></text:p>
      <text:p text:style-name="P1411"><text:span text:style-name="T1411_1"><text:tab/></text:span></text:p>
      <text:p text:style-name="P1412"/>
      <text:p text:style-name="P1413"><text:span text:style-name="T1413_1">GUADALAJARA</text:span></text:p>
      <text:p text:style-name="P1414"><text:span text:style-name="T1414_1"><text:tab/></text:span></text:p>
      <text:p text:style-name="P1415"/>
      <text:p text:style-name="P1416"><text:span text:style-name="T1416_1"><text:s/></text:span></text:p>
      <text:p text:style-name="P1417"/>
      <text:p text:style-name="P1418"><text:span text:style-name="T1418_1">1309</text:span></text:p>
      <text:p text:style-name="P1419"><text:span text:style-name="T1419_1"><text:tab/></text:span></text:p>
      <text:p text:style-name="P1420"/>
      <text:p text:style-name="P1421"><text:span text:style-name="T1421_1">SE</text:span><text:span text:style-name="T1421_2"><text:s/></text:span><text:span text:style-name="T1421_3">MUEVE</text:span><text:span text:style-name="T1421_4"><text:s/></text:span><text:span text:style-name="T1421_5">DEL</text:span><text:span text:style-name="T1421_6"><text:s/></text:span><text:span text:style-name="T1421_7">DTTO</text:span><text:span text:style-name="T1421_8"><text:s/></text:span><text:span text:style-name="T1421_9">VERDE</text:span><text:span text:style-name="T1421_10"><text:s/>"</text:span><text:span text:style-name="T1421_11">B</text:span><text:span text:style-name="T1421_12">"<text:s/></text:span><text:span text:style-name="T1421_13">AL</text:span><text:span text:style-name="T1421_14"><text:s/></text:span><text:span text:style-name="T1421_15">DTTO</text:span><text:span text:style-name="T1421_16"><text:s/></text:span><text:span text:style-name="T1421_17">AZUL</text:span><text:span text:style-name="T1421_18"><text:s/></text:span><text:span text:style-name="T1421_19">MARINO</text:span><text:span text:style-name="T1421_20"><text:s/>"</text:span><text:span text:style-name="T1421_21">A</text:span><text:span text:style-name="T1421_22">"</text:span></text:p>
      <text:p text:style-name="P1422"><text:span text:style-name="T1422_1"><text:tab/></text:span></text:p>
      <text:p text:style-name="P1423"/>
      <text:p text:style-name="P1424"><text:span text:style-name="T1424_1"><text:s/></text:span></text:p>
      <text:p text:style-name="P1425"/>
      <text:p text:style-name="P1426"><text:span text:style-name="T1426_1">1350</text:span></text:p>
      <text:p text:style-name="P1427"><text:span text:style-name="T1427_1"><text:tab/></text:span></text:p>
      <text:p text:style-name="P1428"/>
      <text:p text:style-name="P1429"><text:span text:style-name="T1429_1">SE</text:span><text:span text:style-name="T1429_2"><text:s/></text:span><text:span text:style-name="T1429_3">MUEVE</text:span><text:span text:style-name="T1429_4"><text:s/></text:span><text:span text:style-name="T1429_5">DEL</text:span><text:span text:style-name="T1429_6"><text:s/></text:span><text:span text:style-name="T1429_7">DTTO</text:span><text:span text:style-name="T1429_8"><text:s/></text:span><text:span text:style-name="T1429_9">VERDE</text:span><text:span text:style-name="T1429_10"><text:s/>"</text:span><text:span text:style-name="T1429_11">B</text:span><text:span text:style-name="T1429_12">"<text:s/></text:span><text:span text:style-name="T1429_13">AL</text:span><text:span text:style-name="T1429_14"><text:s/></text:span><text:span text:style-name="T1429_15">DTTO</text:span><text:span text:style-name="T1429_16"><text:s/></text:span><text:span text:style-name="T1429_17">AZUL</text:span><text:span text:style-name="T1429_18"><text:s/></text:span><text:span text:style-name="T1429_19">MARINO</text:span><text:span text:style-name="T1429_20"><text:s/>"</text:span><text:span text:style-name="T1429_21">A</text:span><text:span text:style-name="T1429_22">"</text:span></text:p>
      <text:p text:style-name="P1430"><text:span text:style-name="T1430_1"><text:tab/></text:span></text:p>
      <text:p text:style-name="P1431"/>
      <text:p text:style-name="P1432"><text:span text:style-name="T1432_1"><text:s/></text:span></text:p>
      <text:p text:style-name="P1433"/>
      <text:p text:style-name="P1434"><text:span text:style-name="T1434_1">1351</text:span></text:p>
      <text:p text:style-name="P1435"><text:span text:style-name="T1435_1"><text:tab/></text:span></text:p>
      <text:p text:style-name="P1436"/>
      <text:p text:style-name="P1437"><text:span text:style-name="T1437_1">SE</text:span><text:span text:style-name="T1437_2"><text:s/></text:span><text:span text:style-name="T1437_3">MUEVE</text:span><text:span text:style-name="T1437_4"><text:s/></text:span><text:span text:style-name="T1437_5">DEL</text:span><text:span text:style-name="T1437_6"><text:s/></text:span><text:span text:style-name="T1437_7">DTTO</text:span><text:span text:style-name="T1437_8"><text:s/></text:span><text:span text:style-name="T1437_9">VERDE</text:span><text:span text:style-name="T1437_10"><text:s/>"</text:span><text:span text:style-name="T1437_11">B</text:span><text:span text:style-name="T1437_12">"<text:s/></text:span><text:span text:style-name="T1437_13">AL</text:span><text:span text:style-name="T1437_14"><text:s/></text:span><text:span text:style-name="T1437_15">DTTO</text:span><text:span text:style-name="T1437_16"><text:s/></text:span><text:span text:style-name="T1437_17">AZUL</text:span><text:span text:style-name="T1437_18"><text:s/></text:span><text:span text:style-name="T1437_19">MARINO</text:span><text:span text:style-name="T1437_20"><text:s/>"</text:span><text:span text:style-name="T1437_21">A</text:span><text:span text:style-name="T1437_22">"</text:span></text:p>
      <text:p text:style-name="P1438"><text:span text:style-name="T1438_1"><text:tab/></text:span></text:p>
      <text:p text:style-name="P1439"/>
      <text:p text:style-name="P1440"><text:span text:style-name="T1440_1">SECCION</text:span><text:span text:style-name="T1440_2"><text:s/></text:span><text:span text:style-name="T1440_3">JUNTA</text:span><text:span text:style-name="T1440_4"><text:s/></text:span><text:span text:style-name="T1440_5">DISTRITAL</text:span></text:p>
      <text:p text:style-name="P1441"/>
      <text:p text:style-name="P1442"><text:span text:style-name="T1442_1">1362</text:span></text:p>
      <text:p text:style-name="P1443"><text:span text:style-name="T1443_1"><text:tab/></text:span></text:p>
      <text:p text:style-name="P1444"/>
      <text:p text:style-name="P1445"><text:span text:style-name="T1445_1">SE</text:span><text:span text:style-name="T1445_2"><text:s/></text:span><text:span text:style-name="T1445_3">MUEVE</text:span><text:span text:style-name="T1445_4"><text:s/></text:span><text:span text:style-name="T1445_5">DEL</text:span><text:span text:style-name="T1445_6"><text:s/></text:span><text:span text:style-name="T1445_7">DTTO</text:span><text:span text:style-name="T1445_8"><text:s/></text:span><text:span text:style-name="T1445_9">VERDE</text:span><text:span text:style-name="T1445_10"><text:s/>"</text:span><text:span text:style-name="T1445_11">B</text:span><text:span text:style-name="T1445_12">"<text:s/></text:span><text:span text:style-name="T1445_13">AL</text:span><text:span text:style-name="T1445_14"><text:s/></text:span><text:span text:style-name="T1445_15">DTTO</text:span><text:span text:style-name="T1445_16"><text:s/></text:span><text:span text:style-name="T1445_17">AZUL</text:span><text:span text:style-name="T1445_18"><text:s/></text:span><text:span text:style-name="T1445_19">MARINO</text:span><text:span text:style-name="T1445_20"><text:s/>"</text:span><text:span text:style-name="T1445_21">A</text:span><text:span text:style-name="T1445_22">"</text:span></text:p>
      <text:p text:style-name="P1446"><text:span text:style-name="T1446_1"><text:tab/></text:span></text:p>
      <text:p text:style-name="P1447"/>
      <text:p text:style-name="P1448"><text:span text:style-name="T1448_1"><text:s/></text:span></text:p>
      <text:p text:style-name="P1449"/>
      <text:p text:style-name="P1450"><text:span text:style-name="T1450_1">1363</text:span></text:p>
      <text:p text:style-name="P1451"><text:span text:style-name="T1451_1"><text:tab/></text:span></text:p>
      <text:p text:style-name="P1452"/>
      <text:p text:style-name="P1453"><text:span text:style-name="T1453_1">SE</text:span><text:span text:style-name="T1453_2"><text:s/></text:span><text:span text:style-name="T1453_3">MUEVE</text:span><text:span text:style-name="T1453_4"><text:s/></text:span><text:span text:style-name="T1453_5">DEL</text:span><text:span text:style-name="T1453_6"><text:s/></text:span><text:span text:style-name="T1453_7">DTTO</text:span><text:span text:style-name="T1453_8"><text:s/></text:span><text:span text:style-name="T1453_9">VERDE</text:span><text:span text:style-name="T1453_10"><text:s/>"</text:span><text:span text:style-name="T1453_11">B</text:span><text:span text:style-name="T1453_12">"<text:s/></text:span><text:span text:style-name="T1453_13">AL</text:span><text:span text:style-name="T1453_14"><text:s/></text:span><text:span text:style-name="T1453_15">DTTO</text:span><text:span text:style-name="T1453_16"><text:s/></text:span><text:span text:style-name="T1453_17">AZUL</text:span><text:span text:style-name="T1453_18"><text:s/></text:span><text:span text:style-name="T1453_19">MARINO</text:span><text:span text:style-name="T1453_20"><text:s/>"</text:span><text:span text:style-name="T1453_21">A</text:span><text:span text:style-name="T1453_22">"</text:span></text:p>
      <text:p text:style-name="P1454"><text:span text:style-name="T1454_1"><text:tab/></text:span></text:p>
      <text:p text:style-name="P1455"/>
      <text:p text:style-name="P1456"><text:span text:style-name="T1456_1"><text:s/></text:span></text:p>
      <text:p text:style-name="P1457"/>
      <text:p text:style-name="P1458"><text:span text:style-name="T1458_1"><text:s/></text:span></text:p>
      <text:p text:style-name="P1459"><text:span text:style-name="T1459_1"><text:tab/></text:span></text:p>
      <text:p text:style-name="P1460"/>
      <text:p text:style-name="P1461"><text:span text:style-name="T1461_1">SECCIONES</text:span><text:span text:style-name="T1461_2"><text:s/></text:span><text:span text:style-name="T1461_3">QUE</text:span><text:span text:style-name="T1461_4"><text:s/></text:span><text:span text:style-name="T1461_5">SE</text:span><text:span text:style-name="T1461_6"><text:s/></text:span><text:span text:style-name="T1461_7">MUEVEN</text:span><text:span text:style-name="T1461_8"><text:s/></text:span><text:span text:style-name="T1461_9">PARA</text:span><text:span text:style-name="T1461_10"><text:s/></text:span><text:span text:style-name="T1461_11">COMPENSAR</text:span><text:span text:style-name="T1461_12"><text:s/></text:span><text:span text:style-name="T1461_13">EL</text:span><text:span text:style-name="T1461_14"><text:s/></text:span><text:span text:style-name="T1461_15">CRÌTERIO</text:span><text:span text:style-name="T1461_16"><text:s/></text:span><text:span text:style-name="T1461_17">DE</text:span><text:span text:style-name="T1461_18"><text:s/></text:span><text:span text:style-name="T1461_19">POBLACIÓN</text:span><text:span text:style-name="T1461_20">.</text:span></text:p>
      <text:p text:style-name="P1462"><text:span text:style-name="T1462_1"><text:tab/></text:span></text:p>
      <text:p text:style-name="P1463"/>
      <text:p text:style-name="P1464"><text:span text:style-name="T1464_1"><text:s/></text:span></text:p>
      <text:p text:style-name="P1465"/>
      <text:p text:style-name="P1466"><text:span text:style-name="T1466_1">1249</text:span></text:p>
      <text:p text:style-name="P1467"><text:span text:style-name="T1467_1"><text:tab/></text:span></text:p>
      <text:p text:style-name="P1468"/>
      <text:p text:style-name="P1469"><text:span text:style-name="T1469_1">SE</text:span><text:span text:style-name="T1469_2"><text:s/></text:span><text:span text:style-name="T1469_3">MUEVE</text:span><text:span text:style-name="T1469_4"><text:s/></text:span><text:span text:style-name="T1469_5">DEL</text:span><text:span text:style-name="T1469_6"><text:s/></text:span><text:span text:style-name="T1469_7">DTTO</text:span><text:span text:style-name="T1469_8"><text:s/></text:span><text:span text:style-name="T1469_9">AZUL</text:span><text:span text:style-name="T1469_10"><text:s/></text:span><text:span text:style-name="T1469_11">MARINO</text:span><text:span text:style-name="T1469_12"><text:s/>"</text:span><text:span text:style-name="T1469_13">A</text:span><text:span text:style-name="T1469_14">"<text:s/></text:span><text:span text:style-name="T1469_15">AL</text:span><text:span text:style-name="T1469_16"><text:s/></text:span><text:span text:style-name="T1469_17">DTTO</text:span><text:span text:style-name="T1469_18"><text:s/></text:span><text:span text:style-name="T1469_19">VERDE</text:span><text:span text:style-name="T1469_20"><text:s/>"</text:span><text:span text:style-name="T1469_21">B</text:span><text:span text:style-name="T1469_22">"</text:span></text:p>
      <text:p text:style-name="P1470"><text:span text:style-name="T1470_1"><text:tab/></text:span></text:p>
      <text:p text:style-name="P1471"/>
      <text:p text:style-name="P1472"><text:span text:style-name="T1472_1"><text:s/></text:span></text:p>
      <text:p text:style-name="P1473"/>
      <text:p text:style-name="P1474"><text:span text:style-name="T1474_1">1257</text:span></text:p>
      <text:p text:style-name="P1475"><text:span text:style-name="T1475_1"><text:tab/></text:span></text:p>
      <text:p text:style-name="P1476"/>
      <text:p text:style-name="P1477"><text:span text:style-name="T1477_1">SE</text:span><text:span text:style-name="T1477_2"><text:s/></text:span><text:span text:style-name="T1477_3">MUEVE</text:span><text:span text:style-name="T1477_4"><text:s/></text:span><text:span text:style-name="T1477_5">DEL</text:span><text:span text:style-name="T1477_6"><text:s/></text:span><text:span text:style-name="T1477_7">DTTO</text:span><text:span text:style-name="T1477_8"><text:s/></text:span><text:span text:style-name="T1477_9">AZUL</text:span><text:span text:style-name="T1477_10"><text:s/></text:span><text:span text:style-name="T1477_11">MARINO</text:span><text:span text:style-name="T1477_12"><text:s/>"</text:span><text:span text:style-name="T1477_13">A</text:span><text:span text:style-name="T1477_14">"<text:s/></text:span><text:span text:style-name="T1477_15">AL</text:span><text:span text:style-name="T1477_16"><text:s/></text:span><text:span text:style-name="T1477_17">DTTO</text:span><text:span text:style-name="T1477_18"><text:s/></text:span><text:span text:style-name="T1477_19">VERDE</text:span><text:span text:style-name="T1477_20"><text:s/>"</text:span><text:span text:style-name="T1477_21">B</text:span><text:span text:style-name="T1477_22">"</text:span></text:p>
      <text:p text:style-name="P1478"><text:span text:style-name="T1478_1"><text:tab/></text:span></text:p>
      <text:p text:style-name="P1479"/>
      <text:p text:style-name="P1480"><text:span text:style-name="T1480_1"><text:s/></text:span></text:p>
      <text:p text:style-name="P1481"/>
      <text:p text:style-name="P1482"><text:span text:style-name="T1482_1"><text:s/></text:span></text:p>
      <text:p text:style-name="P1483"/>
      <text:p text:style-name="P1484"><text:span text:style-name="T1484_1">ESTAS</text:span><text:span text:style-name="T1484_2"><text:s/></text:span><text:span text:style-name="T1484_3">ADECUACIONES</text:span><text:span text:style-name="T1484_4"><text:s/></text:span><text:span text:style-name="T1484_5">SE</text:span><text:span text:style-name="T1484_6"><text:s/></text:span><text:span text:style-name="T1484_7">REALIZARON</text:span><text:span text:style-name="T1484_8"><text:s/></text:span><text:span text:style-name="T1484_9">EN</text:span><text:span text:style-name="T1484_10"><text:s/></text:span><text:span text:style-name="T1484_11">VIRTUD</text:span><text:span text:style-name="T1484_12"><text:s/></text:span><text:span text:style-name="T1484_13">DE</text:span><text:span text:style-name="T1484_14"><text:s/></text:span><text:span text:style-name="T1484_15">LA</text:span><text:span text:style-name="T1484_16"><text:s/></text:span><text:span text:style-name="T1484_17">SEDE</text:span><text:span text:style-name="T1484_18"><text:s/></text:span><text:span text:style-name="T1484_19">DEL</text:span><text:span text:style-name="T1484_20"><text:s/></text:span><text:span text:style-name="T1484_21">DISTRITO</text:span><text:span text:style-name="T1484_22"><text:s/></text:span><text:span text:style-name="T1484_23">B</text:span><text:span text:style-name="T1484_24"><text:s text:c="2"/>(</text:span><text:span text:style-name="T1484_25">SECCIÓN</text:span><text:span text:style-name="T1484_26"><text:s/>1351),<text:s/></text:span><text:span text:style-name="T1484_27">QUEDA</text:span><text:span text:style-name="T1484_28"><text:s/></text:span><text:span text:style-name="T1484_29">PEGADA</text:span><text:span text:style-name="T1484_30"><text:s/></text:span><text:span text:style-name="T1484_31">CON</text:span><text:span text:style-name="T1484_32"><text:s/></text:span><text:span text:style-name="T1484_33">LA</text:span><text:span text:style-name="T1484_34"><text:s/></text:span><text:span text:style-name="T1484_35">SEDE</text:span><text:span text:style-name="T1484_36"><text:s/></text:span><text:span text:style-name="T1484_37">DEL</text:span><text:span text:style-name="T1484_38"><text:s/></text:span><text:span text:style-name="T1484_39">DISTRITO</text:span><text:span text:style-name="T1484_40"><text:s/></text:span><text:span text:style-name="T1484_41">A</text:span><text:span text:style-name="T1484_42">.</text:span></text:p>
      <text:p text:style-name="P1485"/>
      <text:p text:style-name="P1486"><text:span text:style-name="T1486_1"><text:s/></text:span></text:p>
      <text:p text:style-name="P1487"/>
      <text:p text:style-name="P1488"><text:span text:style-name="T1488_1">SEGUNDA</text:span><text:span text:style-name="T1488_2">.-<text:s/></text:span><text:span text:style-name="T1488_3">SE</text:span><text:span text:style-name="T1488_4"><text:s/></text:span><text:span text:style-name="T1488_5">ADECUARON</text:span><text:span text:style-name="T1488_6"><text:s/></text:span><text:span text:style-name="T1488_7">EN</text:span><text:span text:style-name="T1488_8"><text:s/></text:span><text:span text:style-name="T1488_9">EL</text:span><text:span text:style-name="T1488_10"><text:s/></text:span><text:span text:style-name="T1488_11">MUNICIPIO</text:span><text:span text:style-name="T1488_12"><text:s/></text:span><text:span text:style-name="T1488_13">DE</text:span><text:span text:style-name="T1488_14"><text:s/></text:span><text:span text:style-name="T1488_15">ZAPOPAN</text:span><text:span text:style-name="T1488_16"><text:s/></text:span><text:span text:style-name="T1488_17">LAS</text:span><text:span text:style-name="T1488_18"><text:s/></text:span><text:span text:style-name="T1488_19">SIGUIENTES</text:span><text:span text:style-name="T1488_20"><text:s/></text:span><text:span text:style-name="T1488_21">SECCIONES</text:span><text:span text:style-name="T1488_22">:</text:span></text:p>
      <text:p text:style-name="P1489"/>
      <text:p text:style-name="P1490"><text:span text:style-name="T1490_1"><text:s/></text:span></text:p>
      <text:p text:style-name="P1491"/>
      <text:p text:style-name="P1492"><text:span text:style-name="T1492_1"><text:s/></text:span></text:p>
      <text:p text:style-name="P1493"><text:span text:style-name="T1493_1"><text:tab/></text:span></text:p>
      <text:p text:style-name="P1494"/>
      <text:p text:style-name="P1495"><text:span text:style-name="T1495_1"><text:s/></text:span></text:p>
      <text:p text:style-name="P1496"><text:span text:style-name="T1496_1"><text:tab/></text:span></text:p>
      <text:p text:style-name="P1497"/>
      <text:p text:style-name="P1498"><text:span text:style-name="T1498_1"><text:s/></text:span></text:p>
      <text:p text:style-name="P1499"/>
      <text:p text:style-name="P1500"><text:span text:style-name="T1500_1"><text:s/></text:span></text:p>
      <text:p text:style-name="P1501"><text:span text:style-name="T1501_1"><text:tab/></text:span></text:p>
      <text:p text:style-name="P1502"/>
      <text:p text:style-name="P1503"><text:span text:style-name="T1503_1">ZAPOPAN</text:span></text:p>
      <text:p text:style-name="P1504"><text:span text:style-name="T1504_1"><text:tab/></text:span></text:p>
      <text:p text:style-name="P1505"/>
      <text:p text:style-name="P1506"><text:span text:style-name="T1506_1"><text:s/></text:span></text:p>
      <text:p text:style-name="P1507"/>
      <text:p text:style-name="P1508"><text:span text:style-name="T1508_1">3073</text:span></text:p>
      <text:p text:style-name="P1509"><text:span text:style-name="T1509_1"><text:tab/></text:span></text:p>
      <text:p text:style-name="P1510"/>
      <text:p text:style-name="P1511"><text:span text:style-name="T1511_1">SE</text:span><text:span text:style-name="T1511_2"><text:s/></text:span><text:span text:style-name="T1511_3">MUEVEN</text:span><text:span text:style-name="T1511_4"><text:s/></text:span><text:span text:style-name="T1511_5">DEL</text:span><text:span text:style-name="T1511_6"><text:s/></text:span><text:span text:style-name="T1511_7">DTTO</text:span><text:span text:style-name="T1511_8"><text:s/></text:span><text:span text:style-name="T1511_9">AMARILLO</text:span><text:span text:style-name="T1511_10"><text:s/>"</text:span><text:span text:style-name="T1511_11">F</text:span><text:span text:style-name="T1511_12">"<text:s/></text:span><text:span text:style-name="T1511_13">AL</text:span><text:span text:style-name="T1511_14"><text:s/></text:span><text:span text:style-name="T1511_15">DTTO</text:span><text:span text:style-name="T1511_16"><text:s/></text:span><text:span text:style-name="T1511_17">MORADO</text:span><text:span text:style-name="T1511_18"><text:s/>"</text:span><text:span text:style-name="T1511_19">G</text:span><text:span text:style-name="T1511_20">"</text:span></text:p>
      <text:p text:style-name="P1512"><text:span text:style-name="T1512_1"><text:tab/></text:span></text:p>
      <text:p text:style-name="P1513"/>
      <text:p text:style-name="P1514"><text:span text:style-name="T1514_1"><text:s/></text:span></text:p>
      <text:p text:style-name="P1515"/>
      <text:p text:style-name="P1516"><text:span text:style-name="T1516_1">3075</text:span></text:p>
      <text:p text:style-name="P1517"><text:span text:style-name="T1517_1"><text:tab/></text:span></text:p>
      <text:p text:style-name="P1518"/>
      <text:p text:style-name="P1519"><text:span text:style-name="T1519_1">SE</text:span><text:span text:style-name="T1519_2"><text:s/></text:span><text:span text:style-name="T1519_3">MUEVEN</text:span><text:span text:style-name="T1519_4"><text:s/></text:span><text:span text:style-name="T1519_5">DEL</text:span><text:span text:style-name="T1519_6"><text:s/></text:span><text:span text:style-name="T1519_7">DTTO</text:span><text:span text:style-name="T1519_8"><text:s/></text:span><text:span text:style-name="T1519_9">AMARILLO</text:span><text:span text:style-name="T1519_10"><text:s/>"</text:span><text:span text:style-name="T1519_11">F</text:span><text:span text:style-name="T1519_12">"<text:s/></text:span><text:span text:style-name="T1519_13">AL</text:span><text:span text:style-name="T1519_14"><text:s/></text:span><text:span text:style-name="T1519_15">DTTO</text:span><text:span text:style-name="T1519_16"><text:s/></text:span><text:span text:style-name="T1519_17">MORADO</text:span><text:span text:style-name="T1519_18"><text:s/>"</text:span><text:span text:style-name="T1519_19">G</text:span><text:span text:style-name="T1519_20">"</text:span></text:p>
      <text:p text:style-name="P1520"><text:span text:style-name="T1520_1"><text:tab/></text:span></text:p>
      <text:p text:style-name="P1521"/>
      <text:p text:style-name="P1522"><text:span text:style-name="T1522_1"><text:s/></text:span></text:p>
      <text:p text:style-name="P1523"/>
      <text:p text:style-name="P1524"><text:span text:style-name="T1524_1">3076</text:span></text:p>
      <text:p text:style-name="P1525"><text:span text:style-name="T1525_1"><text:tab/></text:span></text:p>
      <text:p text:style-name="P1526"/>
      <text:p text:style-name="P1527"><text:span text:style-name="T1527_1">SE</text:span><text:span text:style-name="T1527_2"><text:s/></text:span><text:span text:style-name="T1527_3">MUEVEN</text:span><text:span text:style-name="T1527_4"><text:s/></text:span><text:span text:style-name="T1527_5">DEL</text:span><text:span text:style-name="T1527_6"><text:s/></text:span><text:span text:style-name="T1527_7">DTTO</text:span><text:span text:style-name="T1527_8"><text:s/></text:span><text:span text:style-name="T1527_9">AMARILLO</text:span><text:span text:style-name="T1527_10"><text:s/>"</text:span><text:span text:style-name="T1527_11">F</text:span><text:span text:style-name="T1527_12">"<text:s/></text:span><text:span text:style-name="T1527_13">AL</text:span><text:span text:style-name="T1527_14"><text:s/></text:span><text:span text:style-name="T1527_15">DTTO</text:span><text:span text:style-name="T1527_16"><text:s/></text:span><text:span text:style-name="T1527_17">MORADO</text:span><text:span text:style-name="T1527_18"><text:s/>"</text:span><text:span text:style-name="T1527_19">G</text:span><text:span text:style-name="T1527_20">"</text:span></text:p>
      <text:p text:style-name="P1528"><text:span text:style-name="T1528_1"><text:tab/></text:span></text:p>
      <text:p text:style-name="P1529"/>
      <text:p text:style-name="P1530"><text:span text:style-name="T1530_1">SECCION</text:span><text:span text:style-name="T1530_2"><text:s/></text:span><text:span text:style-name="T1530_3">JUNTA</text:span><text:span text:style-name="T1530_4"><text:s/></text:span><text:span text:style-name="T1530_5">DISTRITAL</text:span></text:p>
      <text:p text:style-name="P1531"/>
      <text:p text:style-name="P1532"><text:span text:style-name="T1532_1"><text:s/></text:span></text:p>
      <text:p text:style-name="P1533"><text:span text:style-name="T1533_1"><text:tab/></text:span></text:p>
      <text:p text:style-name="P1534"/>
      <text:p text:style-name="P1535"><text:span text:style-name="T1535_1">SECCIONES</text:span><text:span text:style-name="T1535_2"><text:s/></text:span><text:span text:style-name="T1535_3">QUE</text:span><text:span text:style-name="T1535_4"><text:s/></text:span><text:span text:style-name="T1535_5">SE</text:span><text:span text:style-name="T1535_6"><text:s/></text:span><text:span text:style-name="T1535_7">MUEVEN</text:span><text:span text:style-name="T1535_8"><text:s/></text:span><text:span text:style-name="T1535_9">PARA</text:span><text:span text:style-name="T1535_10"><text:s/></text:span><text:span text:style-name="T1535_11">COMPENSAR</text:span><text:span text:style-name="T1535_12"><text:s/></text:span><text:span text:style-name="T1535_13">EL</text:span><text:span text:style-name="T1535_14"><text:s/></text:span><text:span text:style-name="T1535_15">CRÌTERIO</text:span><text:span text:style-name="T1535_16"><text:s/></text:span><text:span text:style-name="T1535_17">DE</text:span><text:span text:style-name="T1535_18"><text:s/></text:span><text:span text:style-name="T1535_19">POBLACIÓN</text:span><text:span text:style-name="T1535_20">.</text:span></text:p>
      <text:p text:style-name="P1536"><text:span text:style-name="T1536_1"><text:tab/></text:span></text:p>
      <text:p text:style-name="P1537"/>
      <text:p text:style-name="P1538"><text:span text:style-name="T1538_1"><text:s/></text:span></text:p>
      <text:p text:style-name="P1539"/>
      <text:p text:style-name="P1540"><text:span text:style-name="T1540_1">2900</text:span></text:p>
      <text:p text:style-name="P1541"><text:span text:style-name="T1541_1"><text:tab/></text:span></text:p>
      <text:p text:style-name="P1542"/>
      <text:p text:style-name="P1543"><text:span text:style-name="T1543_1">SE</text:span><text:span text:style-name="T1543_2"><text:s/></text:span><text:span text:style-name="T1543_3">MUEVEN</text:span><text:span text:style-name="T1543_4"><text:s/></text:span><text:span text:style-name="T1543_5">DEL</text:span><text:span text:style-name="T1543_6"><text:s/></text:span><text:span text:style-name="T1543_7">DTTO</text:span><text:span text:style-name="T1543_8"><text:s/></text:span><text:span text:style-name="T1543_9">MORADO</text:span><text:span text:style-name="T1543_10"><text:s/>“</text:span><text:span text:style-name="T1543_11">G</text:span><text:span text:style-name="T1543_12">”<text:s/></text:span><text:span text:style-name="T1543_13">AL</text:span><text:span text:style-name="T1543_14"><text:s/></text:span><text:span text:style-name="T1543_15">DTTO</text:span><text:span text:style-name="T1543_16"><text:s/></text:span><text:span text:style-name="T1543_17">AMARILLO</text:span><text:span text:style-name="T1543_18"><text:s/>“</text:span><text:span text:style-name="T1543_19">F</text:span><text:span text:style-name="T1543_20">”</text:span></text:p>
      <text:p text:style-name="P1544"><text:span text:style-name="T1544_1"><text:tab/></text:span></text:p>
      <text:p text:style-name="P1545"/>
      <text:p text:style-name="P1546"><text:span text:style-name="T1546_1"><text:s/></text:span></text:p>
      <text:p text:style-name="P1547"/>
      <text:p text:style-name="P1548"><text:span text:style-name="T1548_1">2901</text:span></text:p>
      <text:p text:style-name="P1549"><text:span text:style-name="T1549_1"><text:tab/></text:span></text:p>
      <text:p text:style-name="P1550"/>
      <text:p text:style-name="P1551"><text:span text:style-name="T1551_1">SE</text:span><text:span text:style-name="T1551_2"><text:s/></text:span><text:span text:style-name="T1551_3">MUEVEN</text:span><text:span text:style-name="T1551_4"><text:s/></text:span><text:span text:style-name="T1551_5">DEL</text:span><text:span text:style-name="T1551_6"><text:s/></text:span><text:span text:style-name="T1551_7">DTTO</text:span><text:span text:style-name="T1551_8"><text:s/></text:span><text:span text:style-name="T1551_9">MORADO</text:span><text:span text:style-name="T1551_10"><text:s/>“</text:span><text:span text:style-name="T1551_11">G</text:span><text:span text:style-name="T1551_12">”<text:s/></text:span><text:span text:style-name="T1551_13">AL</text:span><text:span text:style-name="T1551_14"><text:s/></text:span><text:span text:style-name="T1551_15">DTTO</text:span><text:span text:style-name="T1551_16"><text:s/></text:span><text:span text:style-name="T1551_17">AMARILLO</text:span><text:span text:style-name="T1551_18"><text:s/>“</text:span><text:span text:style-name="T1551_19">F</text:span><text:span text:style-name="T1551_20">”</text:span></text:p>
      <text:p text:style-name="P1552"><text:span text:style-name="T1552_1"><text:tab/></text:span></text:p>
      <text:p text:style-name="P1553"/>
      <text:p text:style-name="P1554"><text:span text:style-name="T1554_1"><text:s/></text:span></text:p>
      <text:p text:style-name="P1555"/>
      <text:p text:style-name="P1556"><text:span text:style-name="T1556_1">2902</text:span></text:p>
      <text:p text:style-name="P1557"><text:span text:style-name="T1557_1"><text:tab/></text:span></text:p>
      <text:p text:style-name="P1558"/>
      <text:p text:style-name="P1559"><text:span text:style-name="T1559_1">SE</text:span><text:span text:style-name="T1559_2"><text:s/></text:span><text:span text:style-name="T1559_3">MUEVEN</text:span><text:span text:style-name="T1559_4"><text:s/></text:span><text:span text:style-name="T1559_5">DEL</text:span><text:span text:style-name="T1559_6"><text:s/></text:span><text:span text:style-name="T1559_7">DTTO</text:span><text:span text:style-name="T1559_8"><text:s/></text:span><text:span text:style-name="T1559_9">MORADO</text:span><text:span text:style-name="T1559_10"><text:s/>“</text:span><text:span text:style-name="T1559_11">G</text:span><text:span text:style-name="T1559_12">”<text:s/></text:span><text:span text:style-name="T1559_13">AL</text:span><text:span text:style-name="T1559_14"><text:s/></text:span><text:span text:style-name="T1559_15">DTTO</text:span><text:span text:style-name="T1559_16"><text:s/></text:span><text:span text:style-name="T1559_17">AMARILLO</text:span><text:span text:style-name="T1559_18"><text:s/>“</text:span><text:span text:style-name="T1559_19">F</text:span><text:span text:style-name="T1559_20">”</text:span></text:p>
      <text:p text:style-name="P1560"><text:span text:style-name="T1560_1"><text:tab/></text:span></text:p>
      <text:p text:style-name="P1561"/>
      <text:p text:style-name="P1562"><text:span text:style-name="T1562_1"><text:s/></text:span></text:p>
      <text:p text:style-name="P1563"/>
      <text:p text:style-name="P1564"><text:span text:style-name="T1564_1">2903</text:span></text:p>
      <text:p text:style-name="P1565"><text:span text:style-name="T1565_1"><text:tab/></text:span></text:p>
      <text:p text:style-name="P1566"/>
      <text:p text:style-name="P1567"><text:span text:style-name="T1567_1">SE</text:span><text:span text:style-name="T1567_2"><text:s/></text:span><text:span text:style-name="T1567_3">MUEVEN</text:span><text:span text:style-name="T1567_4"><text:s/></text:span><text:span text:style-name="T1567_5">DEL</text:span><text:span text:style-name="T1567_6"><text:s/></text:span><text:span text:style-name="T1567_7">DTTO</text:span><text:span text:style-name="T1567_8"><text:s/></text:span><text:span text:style-name="T1567_9">MORADO</text:span><text:span text:style-name="T1567_10"><text:s/>“</text:span><text:span text:style-name="T1567_11">G</text:span><text:span text:style-name="T1567_12">”<text:s/></text:span><text:span text:style-name="T1567_13">AL</text:span><text:span text:style-name="T1567_14"><text:s/></text:span><text:span text:style-name="T1567_15">DTTO</text:span><text:span text:style-name="T1567_16"><text:s/></text:span><text:span text:style-name="T1567_17">AMARILLO</text:span><text:span text:style-name="T1567_18"><text:s/>“</text:span><text:span text:style-name="T1567_19">F</text:span><text:span text:style-name="T1567_20">”</text:span></text:p>
      <text:p text:style-name="P1568"><text:span text:style-name="T1568_1"><text:tab/></text:span></text:p>
      <text:p text:style-name="P1569"/>
      <text:p text:style-name="P1570"><text:span text:style-name="T1570_1"><text:s/></text:span></text:p>
      <text:p text:style-name="P1571"/>
      <text:p text:style-name="P1572"><text:span text:style-name="T1572_1">2904</text:span></text:p>
      <text:p text:style-name="P1573"><text:span text:style-name="T1573_1"><text:tab/></text:span></text:p>
      <text:p text:style-name="P1574"/>
      <text:p text:style-name="P1575"><text:span text:style-name="T1575_1">SE</text:span><text:span text:style-name="T1575_2"><text:s/></text:span><text:span text:style-name="T1575_3">MUEVEN</text:span><text:span text:style-name="T1575_4"><text:s/></text:span><text:span text:style-name="T1575_5">DEL</text:span><text:span text:style-name="T1575_6"><text:s/></text:span><text:span text:style-name="T1575_7">DTTO</text:span><text:span text:style-name="T1575_8"><text:s/></text:span><text:span text:style-name="T1575_9">MORADO</text:span><text:span text:style-name="T1575_10"><text:s/>“</text:span><text:span text:style-name="T1575_11">G</text:span><text:span text:style-name="T1575_12">”<text:s/></text:span><text:span text:style-name="T1575_13">AL</text:span><text:span text:style-name="T1575_14"><text:s/></text:span><text:span text:style-name="T1575_15">DTTO</text:span><text:span text:style-name="T1575_16"><text:s/></text:span><text:span text:style-name="T1575_17">AMARILLO</text:span><text:span text:style-name="T1575_18"><text:s/>“</text:span><text:span text:style-name="T1575_19">F</text:span><text:span text:style-name="T1575_20">”</text:span></text:p>
      <text:p text:style-name="P1576"><text:span text:style-name="T1576_1"><text:tab/></text:span></text:p>
      <text:p text:style-name="P1577"/>
      <text:p text:style-name="P1578"><text:span text:style-name="T1578_1"><text:s/></text:span></text:p>
      <text:p text:style-name="P1579"/>
      <text:p text:style-name="P1580"><text:span text:style-name="T1580_1">2905</text:span></text:p>
      <text:p text:style-name="P1581"><text:span text:style-name="T1581_1"><text:tab/></text:span></text:p>
      <text:p text:style-name="P1582"/>
      <text:p text:style-name="P1583"><text:span text:style-name="T1583_1">SE</text:span><text:span text:style-name="T1583_2"><text:s/></text:span><text:span text:style-name="T1583_3">MUEVEN</text:span><text:span text:style-name="T1583_4"><text:s/></text:span><text:span text:style-name="T1583_5">DEL</text:span><text:span text:style-name="T1583_6"><text:s/></text:span><text:span text:style-name="T1583_7">DTTO</text:span><text:span text:style-name="T1583_8"><text:s/></text:span><text:span text:style-name="T1583_9">MORADO</text:span><text:span text:style-name="T1583_10"><text:s/>“</text:span><text:span text:style-name="T1583_11">G</text:span><text:span text:style-name="T1583_12">”<text:s/></text:span><text:span text:style-name="T1583_13">AL</text:span><text:span text:style-name="T1583_14"><text:s/></text:span><text:span text:style-name="T1583_15">DTTO</text:span><text:span text:style-name="T1583_16"><text:s/></text:span><text:span text:style-name="T1583_17">AMARILLO</text:span><text:span text:style-name="T1583_18"><text:s/>“</text:span><text:span text:style-name="T1583_19">F</text:span><text:span text:style-name="T1583_20">”</text:span></text:p>
      <text:p text:style-name="P1584"><text:span text:style-name="T1584_1"><text:tab/></text:span></text:p>
      <text:p text:style-name="P1585"/>
      <text:p text:style-name="P1586"><text:span text:style-name="T1586_1"><text:s/></text:span></text:p>
      <text:p text:style-name="P1587"/>
      <text:p text:style-name="P1588"><text:span text:style-name="T1588_1">2906</text:span></text:p>
      <text:p text:style-name="P1589"><text:span text:style-name="T1589_1"><text:tab/></text:span></text:p>
      <text:p text:style-name="P1590"/>
      <text:p text:style-name="P1591"><text:span text:style-name="T1591_1">SE</text:span><text:span text:style-name="T1591_2"><text:s/></text:span><text:span text:style-name="T1591_3">MUEVEN</text:span><text:span text:style-name="T1591_4"><text:s/></text:span><text:span text:style-name="T1591_5">DEL</text:span><text:span text:style-name="T1591_6"><text:s/></text:span><text:span text:style-name="T1591_7">DTTO</text:span><text:span text:style-name="T1591_8"><text:s/></text:span><text:span text:style-name="T1591_9">MORADO</text:span><text:span text:style-name="T1591_10"><text:s/>“</text:span><text:span text:style-name="T1591_11">G</text:span><text:span text:style-name="T1591_12">”<text:s/></text:span><text:span text:style-name="T1591_13">AL</text:span><text:span text:style-name="T1591_14"><text:s/></text:span><text:span text:style-name="T1591_15">DTTO</text:span><text:span text:style-name="T1591_16"><text:s/></text:span><text:span text:style-name="T1591_17">AMARILLO</text:span><text:span text:style-name="T1591_18"><text:s/>“</text:span><text:span text:style-name="T1591_19">F</text:span><text:span text:style-name="T1591_20">”</text:span></text:p>
      <text:p text:style-name="P1592"><text:span text:style-name="T1592_1"><text:tab/></text:span></text:p>
      <text:p text:style-name="P1593"/>
      <text:p text:style-name="P1594"><text:span text:style-name="T1594_1"><text:s/></text:span></text:p>
      <text:p text:style-name="P1595"/>
      <text:p text:style-name="P1596"><text:span text:style-name="T1596_1">2907</text:span></text:p>
      <text:p text:style-name="P1597"><text:span text:style-name="T1597_1"><text:tab/></text:span></text:p>
      <text:p text:style-name="P1598"/>
      <text:p text:style-name="P1599"><text:span text:style-name="T1599_1">SE</text:span><text:span text:style-name="T1599_2"><text:s/></text:span><text:span text:style-name="T1599_3">MUEVEN</text:span><text:span text:style-name="T1599_4"><text:s/></text:span><text:span text:style-name="T1599_5">DEL</text:span><text:span text:style-name="T1599_6"><text:s/></text:span><text:span text:style-name="T1599_7">DTTO</text:span><text:span text:style-name="T1599_8"><text:s/></text:span><text:span text:style-name="T1599_9">MORADO</text:span><text:span text:style-name="T1599_10"><text:s/>“</text:span><text:span text:style-name="T1599_11">G</text:span><text:span text:style-name="T1599_12">”<text:s/></text:span><text:span text:style-name="T1599_13">AL</text:span><text:span text:style-name="T1599_14"><text:s/></text:span><text:span text:style-name="T1599_15">DTTO</text:span><text:span text:style-name="T1599_16"><text:s/></text:span><text:span text:style-name="T1599_17">AMARILLO</text:span><text:span text:style-name="T1599_18"><text:s/>“</text:span><text:span text:style-name="T1599_19">F</text:span><text:span text:style-name="T1599_20">”</text:span></text:p>
      <text:p text:style-name="P1600"><text:span text:style-name="T1600_1"><text:tab/></text:span></text:p>
      <text:p text:style-name="P1601"/>
      <text:p text:style-name="P1602"><text:span text:style-name="T1602_1"><text:s/></text:span></text:p>
      <text:p text:style-name="P1603"/>
      <text:p text:style-name="P1604"><text:span text:style-name="T1604_1">2908</text:span></text:p>
      <text:p text:style-name="P1605"><text:span text:style-name="T1605_1"><text:tab/></text:span></text:p>
      <text:p text:style-name="P1606"/>
      <text:p text:style-name="P1607"><text:span text:style-name="T1607_1">SE</text:span><text:span text:style-name="T1607_2"><text:s/></text:span><text:span text:style-name="T1607_3">MUEVEN</text:span><text:span text:style-name="T1607_4"><text:s/></text:span><text:span text:style-name="T1607_5">DEL</text:span><text:span text:style-name="T1607_6"><text:s/></text:span><text:span text:style-name="T1607_7">DTTO</text:span><text:span text:style-name="T1607_8"><text:s/></text:span><text:span text:style-name="T1607_9">MORADO</text:span><text:span text:style-name="T1607_10"><text:s/>“</text:span><text:span text:style-name="T1607_11">G</text:span><text:span text:style-name="T1607_12">”<text:s/></text:span><text:span text:style-name="T1607_13">AL</text:span><text:span text:style-name="T1607_14"><text:s/></text:span><text:span text:style-name="T1607_15">DTTO</text:span><text:span text:style-name="T1607_16"><text:s/></text:span><text:span text:style-name="T1607_17">AMARILLO</text:span><text:span text:style-name="T1607_18"><text:s/>“</text:span><text:span text:style-name="T1607_19">F</text:span><text:span text:style-name="T1607_20">”</text:span></text:p>
      <text:p text:style-name="P1608"><text:span text:style-name="T1608_1"><text:tab/></text:span></text:p>
      <text:p text:style-name="P1609"/>
      <text:p text:style-name="P1610"><text:span text:style-name="T1610_1"><text:s/></text:span></text:p>
      <text:p text:style-name="P1611"/>
      <text:p text:style-name="P1612"><text:span text:style-name="T1612_1"><text:s/></text:span></text:p>
      <text:p text:style-name="P1613"><text:span text:style-name="T1613_1"><text:tab/></text:span></text:p>
      <text:p text:style-name="P1614"/>
      <text:p text:style-name="P1615"><text:span text:style-name="T1615_1">SECCIONES</text:span><text:span text:style-name="T1615_2"><text:s/></text:span><text:span text:style-name="T1615_3">QUE</text:span><text:span text:style-name="T1615_4"><text:s/></text:span><text:span text:style-name="T1615_5">SE</text:span><text:span text:style-name="T1615_6"><text:s/></text:span><text:span text:style-name="T1615_7">MUEVEN</text:span><text:span text:style-name="T1615_8"><text:s/></text:span><text:span text:style-name="T1615_9">PARA</text:span><text:span text:style-name="T1615_10"><text:s/></text:span><text:span text:style-name="T1615_11">COMPENSAR</text:span><text:span text:style-name="T1615_12"><text:s/></text:span><text:span text:style-name="T1615_13">EL</text:span><text:span text:style-name="T1615_14"><text:s/></text:span><text:span text:style-name="T1615_15">CRÌTERIO</text:span><text:span text:style-name="T1615_16"><text:s/></text:span><text:span text:style-name="T1615_17">DE</text:span><text:span text:style-name="T1615_18"><text:s/></text:span><text:span text:style-name="T1615_19">POBLACIÒN</text:span><text:span text:style-name="T1615_20">.</text:span></text:p>
      <text:p text:style-name="P1616"><text:span text:style-name="T1616_1"><text:tab/></text:span></text:p>
      <text:p text:style-name="P1617"/>
      <text:p text:style-name="P1618"><text:span text:style-name="T1618_1"><text:s/></text:span></text:p>
      <text:p text:style-name="P1619"/>
      <text:p text:style-name="P1620"><text:span text:style-name="T1620_1">3031</text:span></text:p>
      <text:p text:style-name="P1621"><text:span text:style-name="T1621_1"><text:tab/></text:span></text:p>
      <text:p text:style-name="P1622"/>
      <text:p text:style-name="P1623"><text:span text:style-name="T1623_1">SE</text:span><text:span text:style-name="T1623_2"><text:s/></text:span><text:span text:style-name="T1623_3">MUEVEN</text:span><text:span text:style-name="T1623_4"><text:s/></text:span><text:span text:style-name="T1623_5">DEL</text:span><text:span text:style-name="T1623_6"><text:s/></text:span><text:span text:style-name="T1623_7">DTTO</text:span><text:span text:style-name="T1623_8"><text:s/></text:span><text:span text:style-name="T1623_9">MORADO</text:span><text:span text:style-name="T1623_10"><text:s/>"</text:span><text:span text:style-name="T1623_11">G</text:span><text:span text:style-name="T1623_12">"<text:s/></text:span><text:span text:style-name="T1623_13">AL</text:span><text:span text:style-name="T1623_14"><text:s/></text:span><text:span text:style-name="T1623_15">DTTO</text:span><text:span text:style-name="T1623_16"><text:s/></text:span><text:span text:style-name="T1623_17">FIUSHA</text:span><text:span text:style-name="T1623_18"><text:s/>"</text:span><text:span text:style-name="T1623_19">E</text:span><text:span text:style-name="T1623_20">"</text:span></text:p>
      <text:p text:style-name="P1624"><text:span text:style-name="T1624_1"><text:tab/></text:span></text:p>
      <text:p text:style-name="P1625"/>
      <text:p text:style-name="P1626"><text:span text:style-name="T1626_1"><text:s/></text:span></text:p>
      <text:p text:style-name="P1627"/>
      <text:p text:style-name="P1628"><text:span text:style-name="T1628_1">3033</text:span></text:p>
      <text:p text:style-name="P1629"><text:span text:style-name="T1629_1"><text:tab/></text:span></text:p>
      <text:p text:style-name="P1630"/>
      <text:p text:style-name="P1631"><text:span text:style-name="T1631_1">SE</text:span><text:span text:style-name="T1631_2"><text:s/></text:span><text:span text:style-name="T1631_3">MUEVEN</text:span><text:span text:style-name="T1631_4"><text:s/></text:span><text:span text:style-name="T1631_5">DEL</text:span><text:span text:style-name="T1631_6"><text:s/></text:span><text:span text:style-name="T1631_7">DTTO</text:span><text:span text:style-name="T1631_8"><text:s/></text:span><text:span text:style-name="T1631_9">MORADO</text:span><text:span text:style-name="T1631_10"><text:s/>"</text:span><text:span text:style-name="T1631_11">G</text:span><text:span text:style-name="T1631_12">"<text:s/></text:span><text:span text:style-name="T1631_13">AL</text:span><text:span text:style-name="T1631_14"><text:s/></text:span><text:span text:style-name="T1631_15">DTTO</text:span><text:span text:style-name="T1631_16"><text:s/></text:span><text:span text:style-name="T1631_17">FIUSHA</text:span><text:span text:style-name="T1631_18"><text:s/>"</text:span><text:span text:style-name="T1631_19">E</text:span><text:span text:style-name="T1631_20">"</text:span></text:p>
      <text:p text:style-name="P1632"><text:span text:style-name="T1632_1"><text:tab/></text:span></text:p>
      <text:p text:style-name="P1633"/>
      <text:p text:style-name="P1634"><text:span text:style-name="T1634_1"><text:s/></text:span></text:p>
      <text:p text:style-name="P1635"/>
      <text:p text:style-name="P1636"><text:span text:style-name="T1636_1">3034</text:span></text:p>
      <text:p text:style-name="P1637"><text:span text:style-name="T1637_1"><text:tab/></text:span></text:p>
      <text:p text:style-name="P1638"/>
      <text:p text:style-name="P1639"><text:span text:style-name="T1639_1">SE</text:span><text:span text:style-name="T1639_2"><text:s/></text:span><text:span text:style-name="T1639_3">MUEVEN</text:span><text:span text:style-name="T1639_4"><text:s/></text:span><text:span text:style-name="T1639_5">DEL</text:span><text:span text:style-name="T1639_6"><text:s/></text:span><text:span text:style-name="T1639_7">DTTO</text:span><text:span text:style-name="T1639_8"><text:s/></text:span><text:span text:style-name="T1639_9">MORADO</text:span><text:span text:style-name="T1639_10"><text:s/>"</text:span><text:span text:style-name="T1639_11">G</text:span><text:span text:style-name="T1639_12">"<text:s/></text:span><text:span text:style-name="T1639_13">AL</text:span><text:span text:style-name="T1639_14"><text:s/></text:span><text:span text:style-name="T1639_15">DTTO</text:span><text:span text:style-name="T1639_16"><text:s/></text:span><text:span text:style-name="T1639_17">FIUSHA</text:span><text:span text:style-name="T1639_18"><text:s/>"</text:span><text:span text:style-name="T1639_19">E</text:span><text:span text:style-name="T1639_20">"</text:span></text:p>
      <text:p text:style-name="P1640"><text:span text:style-name="T1640_1"><text:tab/></text:span></text:p>
      <text:p text:style-name="P1641"/>
      <text:p text:style-name="P1642"><text:span text:style-name="T1642_1"><text:s/></text:span></text:p>
      <text:p text:style-name="P1643"/>
      <text:p text:style-name="P1644"><text:span text:style-name="T1644_1">3035</text:span></text:p>
      <text:p text:style-name="P1645"><text:span text:style-name="T1645_1"><text:tab/></text:span></text:p>
      <text:p text:style-name="P1646"/>
      <text:p text:style-name="P1647"><text:span text:style-name="T1647_1">SE</text:span><text:span text:style-name="T1647_2"><text:s/></text:span><text:span text:style-name="T1647_3">MUEVEN</text:span><text:span text:style-name="T1647_4"><text:s/></text:span><text:span text:style-name="T1647_5">DEL</text:span><text:span text:style-name="T1647_6"><text:s/></text:span><text:span text:style-name="T1647_7">DTTO</text:span><text:span text:style-name="T1647_8"><text:s/></text:span><text:span text:style-name="T1647_9">MORADO</text:span><text:span text:style-name="T1647_10"><text:s/>"</text:span><text:span text:style-name="T1647_11">G</text:span><text:span text:style-name="T1647_12">"<text:s/></text:span><text:span text:style-name="T1647_13">AL</text:span><text:span text:style-name="T1647_14"><text:s/></text:span><text:span text:style-name="T1647_15">DTTO</text:span><text:span text:style-name="T1647_16"><text:s/></text:span><text:span text:style-name="T1647_17">FIUSHA</text:span><text:span text:style-name="T1647_18"><text:s/>"</text:span><text:span text:style-name="T1647_19">E</text:span><text:span text:style-name="T1647_20">"</text:span></text:p>
      <text:p text:style-name="P1648"><text:span text:style-name="T1648_1"><text:tab/></text:span></text:p>
      <text:p text:style-name="P1649"/>
      <text:p text:style-name="P1650"><text:span text:style-name="T1650_1"><text:s/></text:span></text:p>
      <text:p text:style-name="P1651"/>
      <text:p text:style-name="P1652"><text:span text:style-name="T1652_1"><text:tab/></text:span><text:span text:style-name="T1652_2">Todos</text:span><text:span text:style-name="T1652_3"><text:tab/></text:span><text:span text:style-name="T1652_4">Todas</text:span><text:span text:style-name="T1652_5"><text:tab/></text:span><text:span text:style-name="T1652_6">Las</text:span><text:span text:style-name="T1652_7"><text:s/></text:span><text:span text:style-name="T1652_8">adecuaciones</text:span><text:span text:style-name="T1652_9"><text:s/></text:span><text:span text:style-name="T1652_10">del</text:span><text:span text:style-name="T1652_11"><text:s/></text:span><text:span text:style-name="T1652_12">PRI</text:span><text:span text:style-name="T1652_13">-</text:span><text:span text:style-name="T1652_14">CLV</text:span><text:span text:style-name="T1652_15"><text:s/></text:span><text:span text:style-name="T1652_16">se</text:span><text:span text:style-name="T1652_17"><text:s/></text:span><text:span text:style-name="T1652_18">realizan</text:span><text:span text:style-name="T1652_19"><text:s/></text:span><text:span text:style-name="T1652_20">principalmente</text:span><text:span text:style-name="T1652_21"><text:s/></text:span><text:span text:style-name="T1652_22">en</text:span><text:span text:style-name="T1652_23"><text:s/></text:span><text:span text:style-name="T1652_24">las</text:span><text:span text:style-name="T1652_25"><text:s/></text:span><text:span text:style-name="T1652_26">secciones</text:span><text:span text:style-name="T1652_27"><text:s/></text:span><text:span text:style-name="T1652_28">de</text:span><text:span text:style-name="T1652_29"><text:s/></text:span><text:span text:style-name="T1652_30">la</text:span><text:span text:style-name="T1652_31"><text:s/></text:span><text:span text:style-name="T1652_32">zona</text:span><text:span text:style-name="T1652_33"><text:s/></text:span><text:span text:style-name="T1652_34">metropolitana</text:span><text:span text:style-name="T1652_35"><text:s/></text:span><text:span text:style-name="T1652_36">de</text:span><text:span text:style-name="T1652_37"><text:s/></text:span><text:span text:style-name="T1652_38">Guadalajara</text:span><text:span text:style-name="T1652_39"><text:s/></text:span><text:span text:style-name="T1652_40">Y</text:span><text:span text:style-name="T1652_41"><text:s/></text:span><text:span text:style-name="T1652_42">Zapopan</text:span><text:span text:style-name="T1652_43">,<text:s/></text:span><text:span text:style-name="T1652_44">para</text:span><text:span text:style-name="T1652_45"><text:s/></text:span><text:span text:style-name="T1652_46">compensar</text:span><text:span text:style-name="T1652_47"><text:s/></text:span><text:span text:style-name="T1652_48">el</text:span><text:span text:style-name="T1652_49"><text:s/></text:span><text:span text:style-name="T1652_50">criterio</text:span><text:span text:style-name="T1652_51"><text:s/></text:span><text:span text:style-name="T1652_52">de</text:span><text:span text:style-name="T1652_53"><text:s/></text:span><text:span text:style-name="T1652_54">población</text:span><text:span text:style-name="T1652_55">.<text:s/></text:span><text:span text:style-name="T1652_56">Asimismo</text:span><text:span text:style-name="T1652_57"><text:s/></text:span><text:span text:style-name="T1652_58">se</text:span><text:span text:style-name="T1652_59"><text:s/></text:span><text:span text:style-name="T1652_60">indica</text:span><text:span text:style-name="T1652_61"><text:s/></text:span><text:span text:style-name="T1652_62">que</text:span><text:span text:style-name="T1652_63"><text:s/></text:span><text:span text:style-name="T1652_64">los</text:span><text:span text:style-name="T1652_65"><text:s/></text:span><text:span text:style-name="T1652_66">movimientos</text:span><text:span text:style-name="T1652_67"><text:s/></text:span><text:span text:style-name="T1652_68">realizados</text:span><text:span text:style-name="T1652_69"><text:s/></text:span><text:span text:style-name="T1652_70">también</text:span><text:span text:style-name="T1652_71"><text:s/></text:span><text:span text:style-name="T1652_72">están</text:span><text:span text:style-name="T1652_73"><text:s/></text:span><text:span text:style-name="T1652_74">relacionados</text:span><text:span text:style-name="T1652_75"><text:s/></text:span><text:span text:style-name="T1652_76">con</text:span><text:span text:style-name="T1652_77"><text:s/></text:span><text:span text:style-name="T1652_78">la</text:span><text:span text:style-name="T1652_79"><text:s/></text:span><text:span text:style-name="T1652_80">ubicación</text:span><text:span text:style-name="T1652_81"><text:s/></text:span><text:span text:style-name="T1652_82">de</text:span><text:span text:style-name="T1652_83"><text:s/></text:span><text:span text:style-name="T1652_84">las</text:span><text:span text:style-name="T1652_85"><text:s/></text:span><text:span text:style-name="T1652_86">casillas</text:span><text:span text:style-name="T1652_87">,<text:s/></text:span><text:span text:style-name="T1652_88">sin</text:span><text:span text:style-name="T1652_89"><text:s/></text:span><text:span text:style-name="T1652_90">embargo</text:span><text:span text:style-name="T1652_91">,<text:s/></text:span><text:span text:style-name="T1652_92">este</text:span><text:span text:style-name="T1652_93"><text:s/></text:span><text:span text:style-name="T1652_94">argumento</text:span><text:span text:style-name="T1652_95"><text:s/></text:span><text:span text:style-name="T1652_96">no</text:span><text:span text:style-name="T1652_97"><text:s/></text:span><text:span text:style-name="T1652_98">se</text:span><text:span text:style-name="T1652_99"><text:s/></text:span><text:span text:style-name="T1652_100">considera</text:span><text:span text:style-name="T1652_101"><text:s/></text:span><text:span text:style-name="T1652_102">en</text:span><text:span text:style-name="T1652_103"><text:s/></text:span><text:span text:style-name="T1652_104">este</text:span><text:span text:style-name="T1652_105"><text:s/></text:span><text:span text:style-name="T1652_106">momento</text:span><text:span text:style-name="T1652_107"><text:s/></text:span><text:span text:style-name="T1652_108">para</text:span><text:span text:style-name="T1652_109"><text:s/></text:span><text:span text:style-name="T1652_110">la</text:span><text:span text:style-name="T1652_111"><text:s/></text:span><text:span text:style-name="T1652_112">conformación</text:span><text:span text:style-name="T1652_113"><text:s/></text:span><text:span text:style-name="T1652_114">de</text:span><text:span text:style-name="T1652_115"><text:s/></text:span><text:span text:style-name="T1652_116">las</text:span><text:span text:style-name="T1652_117"><text:s/></text:span><text:span text:style-name="T1652_118">propuestas</text:span><text:span text:style-name="T1652_119"><text:s/></text:span><text:span text:style-name="T1652_120">de</text:span><text:span text:style-name="T1652_121"><text:s/></text:span><text:span text:style-name="T1652_122">distritación</text:span><text:span text:style-name="T1652_123">.<text:s/><text:tab/></text:span><text:span text:style-name="T1652_124">El</text:span><text:span text:style-name="T1652_125"><text:s/></text:span><text:span text:style-name="T1652_126">escenario</text:span><text:span text:style-name="T1652_127"><text:s/></text:span><text:span text:style-name="T1652_128">propuesto</text:span><text:span text:style-name="T1652_129"><text:s/></text:span><text:span text:style-name="T1652_130">por</text:span><text:span text:style-name="T1652_131"><text:s/></text:span><text:span text:style-name="T1652_132">el</text:span><text:span text:style-name="T1652_133"><text:s/></text:span><text:span text:style-name="T1652_134">PRI</text:span><text:span text:style-name="T1652_135">-</text:span><text:span text:style-name="T1652_136">CLV</text:span><text:span text:style-name="T1652_137"><text:s/></text:span><text:span text:style-name="T1652_138">no</text:span><text:span text:style-name="T1652_139"><text:s/></text:span><text:span text:style-name="T1652_140">se</text:span><text:span text:style-name="T1652_141"><text:s/></text:span><text:span text:style-name="T1652_142">considera</text:span><text:span text:style-name="T1652_143"><text:s/></text:span><text:span text:style-name="T1652_144">viable</text:span><text:span text:style-name="T1652_145">,<text:s/></text:span><text:span text:style-name="T1652_146">ya</text:span><text:span text:style-name="T1652_147"><text:s/></text:span><text:span text:style-name="T1652_148">que</text:span><text:span text:style-name="T1652_149"><text:s/></text:span><text:span text:style-name="T1652_150">no</text:span><text:span text:style-name="T1652_151"><text:s/></text:span><text:span text:style-name="T1652_152">mejora</text:span><text:span text:style-name="T1652_153"><text:s/></text:span><text:span text:style-name="T1652_154">la</text:span><text:span text:style-name="T1652_155"><text:s/></text:span><text:span text:style-name="T1652_156">función</text:span><text:span text:style-name="T1652_157"><text:s/></text:span><text:span text:style-name="T1652_158">de</text:span><text:span text:style-name="T1652_159"><text:s/></text:span><text:span text:style-name="T1652_160">costo</text:span><text:span text:style-name="T1652_161"><text:s/></text:span><text:span text:style-name="T1652_162">del</text:span><text:span text:style-name="T1652_163"><text:s/></text:span><text:span text:style-name="T1652_164">Segundo</text:span><text:span text:style-name="T1652_165"><text:s/></text:span><text:span text:style-name="T1652_166">escenario</text:span><text:span text:style-name="T1652_167"><text:s/></text:span><text:span text:style-name="T1652_168">al</text:span><text:span text:style-name="T1652_169"><text:s/></text:span><text:span text:style-name="T1652_170">obtener</text:span><text:span text:style-name="T1652_171"><text:s/></text:span><text:span text:style-name="T1652_172">un</text:span><text:span text:style-name="T1652_173"><text:s/></text:span><text:span text:style-name="T1652_174">valor</text:span><text:span text:style-name="T1652_175"><text:s/></text:span><text:span text:style-name="T1652_176">de</text:span><text:span text:style-name="T1652_177"><text:s/>34.58559591<text:s/></text:span><text:span text:style-name="T1652_178">por</text:span><text:span text:style-name="T1652_179"><text:s/></text:span><text:span text:style-name="T1652_180">arriba</text:span><text:span text:style-name="T1652_181"><text:s/></text:span><text:span text:style-name="T1652_182">del</text:span><text:span text:style-name="T1652_183"><text:s/></text:span><text:span text:style-name="T1652_184">valor</text:span><text:span text:style-name="T1652_185"><text:s/></text:span><text:span text:style-name="T1652_186">del</text:span><text:span text:style-name="T1652_187"><text:s/></text:span><text:span text:style-name="T1652_188">segundo</text:span><text:span text:style-name="T1652_189"><text:s/></text:span><text:span text:style-name="T1652_190">escenario</text:span><text:span text:style-name="T1652_191"><text:s/></text:span><text:span text:style-name="T1652_192">que</text:span><text:span text:style-name="T1652_193"><text:s/></text:span><text:span text:style-name="T1652_194">es</text:span><text:span text:style-name="T1652_195"><text:s/></text:span><text:span text:style-name="T1652_196">de</text:span><text:span text:style-name="T1652_197"><text:s/>34.19097441;<text:s/></text:span><text:span text:style-name="T1652_198">de</text:span><text:span text:style-name="T1652_199"><text:s/></text:span><text:span text:style-name="T1652_200">los</text:span><text:span text:style-name="T1652_201"><text:s/></text:span><text:span text:style-name="T1652_202">cuatro</text:span><text:span text:style-name="T1652_203"><text:s/></text:span><text:span text:style-name="T1652_204">componentes</text:span><text:span text:style-name="T1652_205"><text:s/></text:span><text:span text:style-name="T1652_206">de</text:span><text:span text:style-name="T1652_207"><text:s/></text:span><text:span text:style-name="T1652_208">la</text:span><text:span text:style-name="T1652_209"><text:s/></text:span><text:span text:style-name="T1652_210">función</text:span><text:span text:style-name="T1652_211"><text:s/></text:span><text:span text:style-name="T1652_212">de</text:span><text:span text:style-name="T1652_213"><text:s/></text:span><text:span text:style-name="T1652_214">costo</text:span><text:span text:style-name="T1652_215">,<text:s/></text:span><text:span text:style-name="T1652_216">solo</text:span><text:span text:style-name="T1652_217"><text:s/></text:span><text:span text:style-name="T1652_218">mejora</text:span><text:span text:style-name="T1652_219"><text:s/></text:span><text:span text:style-name="T1652_220">la</text:span><text:span text:style-name="T1652_221"><text:s/></text:span><text:span text:style-name="T1652_222">población</text:span><text:span text:style-name="T1652_223">.<text:s/></text:span><text:span text:style-name="T1652_224">Cumple</text:span><text:span text:style-name="T1652_225"><text:s/></text:span><text:span text:style-name="T1652_226">en</text:span><text:span text:style-name="T1652_227"><text:s/></text:span><text:span text:style-name="T1652_228">lo</text:span><text:span text:style-name="T1652_229"><text:s/></text:span><text:span text:style-name="T1652_230">general</text:span><text:span text:style-name="T1652_231"><text:s/></text:span><text:span text:style-name="T1652_232">con</text:span><text:span text:style-name="T1652_233"><text:s/></text:span><text:span text:style-name="T1652_234">los</text:span><text:span text:style-name="T1652_235"><text:s/></text:span><text:span text:style-name="T1652_236">criterios</text:span><text:span text:style-name="T1652_237"><text:s/></text:span><text:span text:style-name="T1652_238">y</text:span><text:span text:style-name="T1652_239"><text:s/></text:span><text:span text:style-name="T1652_240">no</text:span><text:span text:style-name="T1652_241"><text:s/></text:span><text:span text:style-name="T1652_242">rompe</text:span><text:span text:style-name="T1652_243"><text:s/></text:span><text:span text:style-name="T1652_244">procesos</text:span><text:span text:style-name="T1652_245">,<text:s/></text:span><text:span text:style-name="T1652_246">además</text:span><text:span text:style-name="T1652_247"><text:s/></text:span><text:span text:style-name="T1652_248">que</text:span><text:span text:style-name="T1652_249"><text:s/></text:span><text:span text:style-name="T1652_250">los</text:span><text:span text:style-name="T1652_251"><text:s/></text:span><text:span text:style-name="T1652_252">distritos</text:span><text:span text:style-name="T1652_253"><text:s/></text:span><text:span text:style-name="T1652_254">se</text:span><text:span text:style-name="T1652_255"><text:s/></text:span><text:span text:style-name="T1652_256">encuentran</text:span><text:span text:style-name="T1652_257"><text:s/></text:span><text:span text:style-name="T1652_258">dentro</text:span><text:span text:style-name="T1652_259"><text:s/></text:span><text:span text:style-name="T1652_260">del</text:span><text:span text:style-name="T1652_261"><text:s/></text:span><text:span text:style-name="T1652_262">rango</text:span><text:span text:style-name="T1652_263"><text:s/></text:span><text:span text:style-name="T1652_264">establecido</text:span><text:span text:style-name="T1652_265">.</text:span></text:p>
      <text:p text:style-name="P1653"><text:span text:style-name="T1653_1">PRI</text:span><text:span text:style-name="T1653_2"><text:s/>-<text:s/></text:span><text:span text:style-name="T1653_3">Nacional</text:span><text:span text:style-name="T1653_4"><text:tab/></text:span><text:span text:style-name="T1653_5">Sin</text:span><text:span text:style-name="T1653_6"><text:s/></text:span><text:span text:style-name="T1653_7">observaciones</text:span><text:span text:style-name="T1653_8">.<text:tab/></text:span><text:span text:style-name="T1653_9">Todos</text:span><text:span text:style-name="T1653_10"><text:tab/></text:span><text:span text:style-name="T1653_11">Todas</text:span><text:span text:style-name="T1653_12"><text:tab/></text:span><text:span text:style-name="T1653_13">EL</text:span><text:span text:style-name="T1653_14"><text:s/></text:span><text:span text:style-name="T1653_15">PRI</text:span><text:span text:style-name="T1653_16">-</text:span><text:span text:style-name="T1653_17">NACIONAL</text:span><text:span text:style-name="T1653_18"><text:s/></text:span><text:span text:style-name="T1653_19">no</text:span><text:span text:style-name="T1653_20"><text:s/></text:span><text:span text:style-name="T1653_21">presenta</text:span><text:span text:style-name="T1653_22"><text:s/></text:span><text:span text:style-name="T1653_23">argumentos</text:span><text:span text:style-name="T1653_24"><text:s/></text:span><text:span text:style-name="T1653_25">en</text:span><text:span text:style-name="T1653_26"><text:s/></text:span><text:span text:style-name="T1653_27">torno</text:span><text:span text:style-name="T1653_28"><text:s/></text:span><text:span text:style-name="T1653_29">a</text:span><text:span text:style-name="T1653_30"><text:s/></text:span><text:span text:style-name="T1653_31">su</text:span><text:span text:style-name="T1653_32"><text:s/></text:span><text:span text:style-name="T1653_33">propuesta</text:span><text:span text:style-name="T1653_34">.<text:s/></text:span><text:span text:style-name="T1653_35">El</text:span><text:span text:style-name="T1653_36"><text:s/></text:span><text:span text:style-name="T1653_37">análisis</text:span><text:span text:style-name="T1653_38"><text:s/></text:span><text:span text:style-name="T1653_39">se</text:span><text:span text:style-name="T1653_40"><text:s/></text:span><text:span text:style-name="T1653_41">realiza</text:span><text:span text:style-name="T1653_42"><text:s/></text:span><text:span text:style-name="T1653_43">conforme</text:span><text:span text:style-name="T1653_44"><text:s/></text:span><text:span text:style-name="T1653_45">a</text:span><text:span text:style-name="T1653_46"><text:s/></text:span><text:span text:style-name="T1653_47">lo</text:span><text:span text:style-name="T1653_48"><text:s/></text:span><text:span text:style-name="T1653_49">observado</text:span><text:span text:style-name="T1653_50"><text:s/></text:span><text:span text:style-name="T1653_51">en</text:span><text:span text:style-name="T1653_52"><text:s/></text:span><text:span text:style-name="T1653_53">el</text:span><text:span text:style-name="T1653_54"><text:s/></text:span><text:span text:style-name="T1653_55">mapa</text:span><text:span text:style-name="T1653_56"><text:s/></text:span><text:span text:style-name="T1653_57">y</text:span><text:span text:style-name="T1653_58"><text:s/></text:span><text:span text:style-name="T1653_59">las</text:span><text:span text:style-name="T1653_60"><text:s/></text:span><text:span text:style-name="T1653_61">componentes</text:span><text:span text:style-name="T1653_62"><text:s/></text:span><text:span text:style-name="T1653_63">de</text:span><text:span text:style-name="T1653_64"><text:s/></text:span><text:span text:style-name="T1653_65">la</text:span><text:span text:style-name="T1653_66"><text:s/></text:span><text:span text:style-name="T1653_67">función</text:span><text:span text:style-name="T1653_68"><text:s/></text:span><text:span text:style-name="T1653_69">de</text:span><text:span text:style-name="T1653_70"><text:s/></text:span><text:span text:style-name="T1653_71">costo</text:span><text:span text:style-name="T1653_72">.<text:tab/></text:span><text:span text:style-name="T1653_73">El</text:span><text:span text:style-name="T1653_74"><text:s/></text:span><text:span text:style-name="T1653_75">escenario</text:span><text:span text:style-name="T1653_76"><text:s/></text:span><text:span text:style-name="T1653_77">propuesto</text:span><text:span text:style-name="T1653_78"><text:s/></text:span><text:span text:style-name="T1653_79">por</text:span><text:span text:style-name="T1653_80"><text:s/></text:span><text:span text:style-name="T1653_81">PRI</text:span><text:span text:style-name="T1653_82">-</text:span><text:span text:style-name="T1653_83">NACIONAL</text:span><text:span text:style-name="T1653_84"><text:s/></text:span><text:span text:style-name="T1653_85">no</text:span><text:span text:style-name="T1653_86"><text:s/></text:span><text:span text:style-name="T1653_87">se</text:span><text:span text:style-name="T1653_88"><text:s/></text:span><text:span text:style-name="T1653_89">considera</text:span><text:span text:style-name="T1653_90"><text:s/></text:span><text:span text:style-name="T1653_91">viable</text:span><text:span text:style-name="T1653_92">,<text:s/></text:span><text:span text:style-name="T1653_93">ya</text:span><text:span text:style-name="T1653_94"><text:s/></text:span><text:span text:style-name="T1653_95">que</text:span><text:span text:style-name="T1653_96"><text:s/></text:span><text:span text:style-name="T1653_97">no</text:span><text:span text:style-name="T1653_98"><text:s/></text:span><text:span text:style-name="T1653_99">mejora</text:span><text:span text:style-name="T1653_100"><text:s/></text:span><text:span text:style-name="T1653_101">la</text:span><text:span text:style-name="T1653_102"><text:s/></text:span><text:span text:style-name="T1653_103">función</text:span><text:span text:style-name="T1653_104"><text:s/></text:span><text:span text:style-name="T1653_105">de</text:span><text:span text:style-name="T1653_106"><text:s/></text:span><text:span text:style-name="T1653_107">costo</text:span><text:span text:style-name="T1653_108"><text:s/></text:span><text:span text:style-name="T1653_109">del</text:span><text:span text:style-name="T1653_110"><text:s/></text:span><text:span text:style-name="T1653_111">Segundo</text:span><text:span text:style-name="T1653_112"><text:s/></text:span><text:span text:style-name="T1653_113">escenario</text:span><text:span text:style-name="T1653_114"><text:s/></text:span><text:span text:style-name="T1653_115">al</text:span><text:span text:style-name="T1653_116"><text:s/></text:span><text:span text:style-name="T1653_117">obtener</text:span><text:span text:style-name="T1653_118"><text:s/></text:span><text:span text:style-name="T1653_119">un</text:span><text:span text:style-name="T1653_120"><text:s/></text:span><text:span text:style-name="T1653_121">valor</text:span><text:span text:style-name="T1653_122"><text:s/></text:span><text:span text:style-name="T1653_123">de</text:span><text:span text:style-name="T1653_124"><text:s/>34.58559591<text:s/></text:span><text:span text:style-name="T1653_125">por</text:span><text:span text:style-name="T1653_126"><text:s/></text:span><text:span text:style-name="T1653_127">arriba</text:span><text:span text:style-name="T1653_128"><text:s/></text:span><text:span text:style-name="T1653_129">del</text:span><text:span text:style-name="T1653_130"><text:s/></text:span><text:span text:style-name="T1653_131">valor</text:span><text:span text:style-name="T1653_132"><text:s/></text:span><text:span text:style-name="T1653_133">del</text:span><text:span text:style-name="T1653_134"><text:s/></text:span><text:span text:style-name="T1653_135">segundo</text:span><text:span text:style-name="T1653_136"><text:s/></text:span><text:span text:style-name="T1653_137">escenario</text:span><text:span text:style-name="T1653_138"><text:s/></text:span><text:span text:style-name="T1653_139">que</text:span><text:span text:style-name="T1653_140"><text:s/></text:span><text:span text:style-name="T1653_141">es</text:span><text:span text:style-name="T1653_142"><text:s/></text:span><text:span text:style-name="T1653_143">de</text:span><text:span text:style-name="T1653_144"><text:s/>34.19097441;<text:s/></text:span><text:span text:style-name="T1653_145">de</text:span><text:span text:style-name="T1653_146"><text:s/></text:span><text:span text:style-name="T1653_147">los</text:span><text:span text:style-name="T1653_148"><text:s/></text:span><text:span text:style-name="T1653_149">cuatro</text:span><text:span text:style-name="T1653_150"><text:s/></text:span><text:span text:style-name="T1653_151">componentes</text:span><text:span text:style-name="T1653_152"><text:s/></text:span><text:span text:style-name="T1653_153">de</text:span><text:span text:style-name="T1653_154"><text:s/></text:span><text:span text:style-name="T1653_155">la</text:span><text:span text:style-name="T1653_156"><text:s/></text:span><text:span text:style-name="T1653_157">función</text:span><text:span text:style-name="T1653_158"><text:s/></text:span><text:span text:style-name="T1653_159">de</text:span><text:span text:style-name="T1653_160"><text:s/></text:span><text:span text:style-name="T1653_161">costo</text:span><text:span text:style-name="T1653_162">,<text:s/></text:span><text:span text:style-name="T1653_163">solo</text:span><text:span text:style-name="T1653_164"><text:s/></text:span><text:span text:style-name="T1653_165">mejora</text:span><text:span text:style-name="T1653_166"><text:s/></text:span><text:span text:style-name="T1653_167">la</text:span><text:span text:style-name="T1653_168"><text:s/></text:span><text:span text:style-name="T1653_169">población</text:span><text:span text:style-name="T1653_170">.<text:s/></text:span><text:span text:style-name="T1653_171">Cumple</text:span><text:span text:style-name="T1653_172"><text:s/></text:span><text:span text:style-name="T1653_173">en</text:span><text:span text:style-name="T1653_174"><text:s/></text:span><text:span text:style-name="T1653_175">lo</text:span><text:span text:style-name="T1653_176"><text:s/></text:span><text:span text:style-name="T1653_177">general</text:span><text:span text:style-name="T1653_178"><text:s/></text:span><text:span text:style-name="T1653_179">con</text:span><text:span text:style-name="T1653_180"><text:s/></text:span><text:span text:style-name="T1653_181">los</text:span><text:span text:style-name="T1653_182"><text:s/></text:span><text:span text:style-name="T1653_183">criterios</text:span><text:span text:style-name="T1653_184"><text:s/></text:span><text:span text:style-name="T1653_185">y</text:span><text:span text:style-name="T1653_186"><text:s/></text:span><text:span text:style-name="T1653_187">no</text:span><text:span text:style-name="T1653_188"><text:s/></text:span><text:span text:style-name="T1653_189">rompe</text:span><text:span text:style-name="T1653_190"><text:s/></text:span><text:span text:style-name="T1653_191">procesos</text:span><text:span text:style-name="T1653_192">,<text:s/></text:span><text:span text:style-name="T1653_193">además</text:span><text:span text:style-name="T1653_194"><text:s/></text:span><text:span text:style-name="T1653_195">que</text:span><text:span text:style-name="T1653_196"><text:s/></text:span><text:span text:style-name="T1653_197">los</text:span><text:span text:style-name="T1653_198"><text:s/></text:span><text:span text:style-name="T1653_199">distritos</text:span><text:span text:style-name="T1653_200"><text:s/></text:span><text:span text:style-name="T1653_201">se</text:span><text:span text:style-name="T1653_202"><text:s/></text:span><text:span text:style-name="T1653_203">encuentran</text:span><text:span text:style-name="T1653_204"><text:s/></text:span><text:span text:style-name="T1653_205">dentro</text:span><text:span text:style-name="T1653_206"><text:s/></text:span><text:span text:style-name="T1653_207">del</text:span><text:span text:style-name="T1653_208"><text:s/></text:span><text:span text:style-name="T1653_209">rango</text:span><text:span text:style-name="T1653_210"><text:s/></text:span><text:span text:style-name="T1653_211">establecido</text:span><text:span text:style-name="T1653_212">.</text:span></text:p>
      <text:p text:style-name="P1654"><text:span text:style-name="T1654_1">PT</text:span><text:span text:style-name="T1654_2"><text:s/>-<text:s/></text:span><text:span text:style-name="T1654_3">CLV</text:span><text:span text:style-name="T1654_4"><text:tab/></text:span></text:p>
      <text:p text:style-name="P1655"/>
      <text:p text:style-name="P1656"><text:span text:style-name="T1656_1">REUNIÓN</text:span><text:span text:style-name="T1656_2"><text:s/></text:span><text:span text:style-name="T1656_3">DE</text:span><text:span text:style-name="T1656_4"><text:s/></text:span><text:span text:style-name="T1656_5">TRABAJO</text:span></text:p>
      <text:p text:style-name="P1657"/>
      <text:p text:style-name="P1658"><text:span text:style-name="T1658_1">DE</text:span><text:span text:style-name="T1658_2"><text:s/></text:span><text:span text:style-name="T1658_3">LA</text:span><text:span text:style-name="T1658_4"><text:s/></text:span><text:span text:style-name="T1658_5">COMISIÓN</text:span><text:span text:style-name="T1658_6"><text:s/></text:span><text:span text:style-name="T1658_7">LOCAL</text:span><text:span text:style-name="T1658_8"><text:s/></text:span><text:span text:style-name="T1658_9">DE</text:span><text:span text:style-name="T1658_10"><text:s/></text:span><text:span text:style-name="T1658_11">VIGILANCIA</text:span></text:p>
      <text:p text:style-name="P1659"/>
      <text:p text:style-name="P1660"><text:span text:style-name="T1660_1">SOBRE</text:span><text:span text:style-name="T1660_2"><text:s/></text:span><text:span text:style-name="T1660_3">EL</text:span><text:span text:style-name="T1660_4"><text:s/></text:span><text:span text:style-name="T1660_5">SEGUNDO</text:span><text:span text:style-name="T1660_6"><text:s/></text:span><text:span text:style-name="T1660_7">ESCENARIO</text:span><text:span text:style-name="T1660_8"><text:s/></text:span><text:span text:style-name="T1660_9">DE</text:span></text:p>
      <text:p text:style-name="P1661"/>
      <text:p text:style-name="P1662"><text:span text:style-name="T1662_1">REDISTRITACIÓN</text:span><text:span text:style-name="T1662_2"><text:s/>2013.</text:span></text:p>
      <text:p text:style-name="P1663"/>
      <text:p text:style-name="P1664"><text:span text:style-name="T1664_1"><text:s/></text:span></text:p>
      <text:p text:style-name="P1665"/>
      <text:p text:style-name="P1666"><text:span text:style-name="T1666_1"><text:s/></text:span></text:p>
      <text:p text:style-name="P1667"/>
      <text:p text:style-name="P1668"><text:span text:style-name="T1668_1">EN</text:span><text:span text:style-name="T1668_2"><text:s/></text:span><text:span text:style-name="T1668_3">LA</text:span><text:span text:style-name="T1668_4"><text:s/></text:span><text:span text:style-name="T1668_5">REUNIÓN</text:span><text:span text:style-name="T1668_6"><text:s/></text:span><text:span text:style-name="T1668_7">DE</text:span><text:span text:style-name="T1668_8"><text:s/></text:span><text:span text:style-name="T1668_9">TRABAJO</text:span><text:span text:style-name="T1668_10"><text:s/></text:span><text:span text:style-name="T1668_11">REALIZADA</text:span><text:span text:style-name="T1668_12"><text:s/></text:span><text:span text:style-name="T1668_13">POR</text:span><text:span text:style-name="T1668_14"><text:s/></text:span><text:span text:style-name="T1668_15">LA</text:span><text:span text:style-name="T1668_16"><text:s/></text:span><text:span text:style-name="T1668_17">COMISIÓN</text:span><text:span text:style-name="T1668_18"><text:s/></text:span><text:span text:style-name="T1668_19">LOCAL</text:span><text:span text:style-name="T1668_20"><text:s/></text:span><text:span text:style-name="T1668_21">DE</text:span><text:span text:style-name="T1668_22"><text:s/></text:span><text:span text:style-name="T1668_23">VIGILANCIA</text:span><text:span text:style-name="T1668_24"><text:s/></text:span><text:span text:style-name="T1668_25">DE</text:span><text:span text:style-name="T1668_26"><text:s/></text:span><text:span text:style-name="T1668_27">FECHA</text:span><text:span text:style-name="T1668_28"><text:s/>24<text:s/></text:span><text:span text:style-name="T1668_29">DE</text:span><text:span text:style-name="T1668_30"><text:s/></text:span><text:span text:style-name="T1668_31">SEPTIEMBRE</text:span><text:span text:style-name="T1668_32"><text:s/></text:span><text:span text:style-name="T1668_33">DE</text:span><text:span text:style-name="T1668_34"><text:s/>2013,<text:s/></text:span><text:span text:style-name="T1668_35">INTEGRADA</text:span><text:span text:style-name="T1668_36"><text:s/></text:span><text:span text:style-name="T1668_37">POR</text:span><text:span text:style-name="T1668_38"><text:s/></text:span><text:span text:style-name="T1668_39">EL</text:span><text:span text:style-name="T1668_40"><text:s/></text:span><text:span text:style-name="T1668_41">MAESTRO</text:span><text:span text:style-name="T1668_42"><text:s/></text:span><text:span text:style-name="T1668_43">ROGELIO</text:span><text:span text:style-name="T1668_44"><text:s/></text:span><text:span text:style-name="T1668_45">ARTURO</text:span><text:span text:style-name="T1668_46"><text:s/></text:span><text:span text:style-name="T1668_47">CASTILLO</text:span><text:span text:style-name="T1668_48"><text:s/></text:span><text:span text:style-name="T1668_49">BETANCOURT</text:span><text:span text:style-name="T1668_50">,<text:s/></text:span><text:span text:style-name="T1668_51">VOCAL</text:span><text:span text:style-name="T1668_52"><text:s/></text:span><text:span text:style-name="T1668_53">ESTATAL</text:span><text:span text:style-name="T1668_54"><text:s/></text:span><text:span text:style-name="T1668_55">DEL</text:span><text:span text:style-name="T1668_56"><text:s/></text:span><text:span text:style-name="T1668_57">REGISTRO</text:span><text:span text:style-name="T1668_58"><text:s/></text:span><text:span text:style-name="T1668_59">FEDERAL</text:span><text:span text:style-name="T1668_60"><text:s/></text:span><text:span text:style-name="T1668_61">DE</text:span><text:span text:style-name="T1668_62"><text:s/></text:span><text:span text:style-name="T1668_63">ELECTORES</text:span><text:span text:style-name="T1668_64"><text:s/></text:span><text:span text:style-name="T1668_65">Y</text:span><text:span text:style-name="T1668_66"><text:s/></text:span><text:span text:style-name="T1668_67">PRESIDENTE</text:span><text:span text:style-name="T1668_68"><text:s/></text:span><text:span text:style-name="T1668_69">DE</text:span><text:span text:style-name="T1668_70"><text:s/></text:span><text:span text:style-name="T1668_71">LA</text:span><text:span text:style-name="T1668_72"><text:s/></text:span><text:span text:style-name="T1668_73">COMISIÓN</text:span><text:span text:style-name="T1668_74"><text:s/></text:span><text:span text:style-name="T1668_75">LOCAL</text:span><text:span text:style-name="T1668_76"><text:s/></text:span><text:span text:style-name="T1668_77">DE</text:span><text:span text:style-name="T1668_78"><text:s/></text:span><text:span text:style-name="T1668_79">VIGILANCIA</text:span><text:span text:style-name="T1668_80">;<text:s/></text:span><text:span text:style-name="T1668_81">LICENCIADO</text:span><text:span text:style-name="T1668_82"><text:s/></text:span><text:span text:style-name="T1668_83">DANIEL</text:span><text:span text:style-name="T1668_84"><text:s/></text:span><text:span text:style-name="T1668_85">VERGARA</text:span><text:span text:style-name="T1668_86"><text:s/></text:span><text:span text:style-name="T1668_87">GUZMÁN</text:span><text:span text:style-name="T1668_88">,<text:s/></text:span><text:span text:style-name="T1668_89">REPRESENTANTE</text:span><text:span text:style-name="T1668_90"><text:s/></text:span><text:span text:style-name="T1668_91">SUPLENTE</text:span><text:span text:style-name="T1668_92"><text:s/></text:span><text:span text:style-name="T1668_93">DEL</text:span><text:span text:style-name="T1668_94"><text:s/></text:span><text:span text:style-name="T1668_95">PARTIDO</text:span><text:span text:style-name="T1668_96"><text:s/></text:span><text:span text:style-name="T1668_97">ACCIÓN</text:span><text:span text:style-name="T1668_98"><text:s/></text:span><text:span text:style-name="T1668_99">NACIONAL</text:span><text:span text:style-name="T1668_100">;<text:s/></text:span><text:span text:style-name="T1668_101">DOCTOR</text:span><text:span text:style-name="T1668_102"><text:s/></text:span><text:span text:style-name="T1668_103">GUILLERMO</text:span><text:span text:style-name="T1668_104"><text:s/></text:span><text:span text:style-name="T1668_105">MACÍAS</text:span><text:span text:style-name="T1668_106"><text:s/></text:span><text:span text:style-name="T1668_107">LARA</text:span><text:span text:style-name="T1668_108">;<text:s/></text:span><text:span text:style-name="T1668_109">REPRESENTANTE</text:span><text:span text:style-name="T1668_110"><text:s/></text:span><text:span text:style-name="T1668_111">SUPLENTE</text:span><text:span text:style-name="T1668_112"><text:s/></text:span><text:span text:style-name="T1668_113">DEL</text:span><text:span text:style-name="T1668_114"><text:s/></text:span><text:span text:style-name="T1668_115">PARTIDO</text:span><text:span text:style-name="T1668_116"><text:s/></text:span><text:span text:style-name="T1668_117">REVOLUCIONARIO</text:span><text:span text:style-name="T1668_118"><text:s/></text:span><text:span text:style-name="T1668_119">INSTITUCIONAL</text:span><text:span text:style-name="T1668_120">;<text:s/></text:span><text:span text:style-name="T1668_121">INGENIERO</text:span><text:span text:style-name="T1668_122"><text:s/></text:span><text:span text:style-name="T1668_123">EXIQUIO</text:span><text:span text:style-name="T1668_124"><text:s/></text:span><text:span text:style-name="T1668_125">ALEJANDRO</text:span><text:span text:style-name="T1668_126"><text:s/></text:span><text:span text:style-name="T1668_127">NAVA</text:span><text:span text:style-name="T1668_128"><text:s/></text:span><text:span text:style-name="T1668_129">GÓMEZ</text:span><text:span text:style-name="T1668_130">,<text:s/></text:span><text:span text:style-name="T1668_131">REPRESENTANTE</text:span><text:span text:style-name="T1668_132"><text:s/></text:span><text:span text:style-name="T1668_133">PROPIETARIO</text:span><text:span text:style-name="T1668_134"><text:s/></text:span><text:span text:style-name="T1668_135">DEL</text:span><text:span text:style-name="T1668_136"><text:s/></text:span><text:span text:style-name="T1668_137">PARTIDO</text:span><text:span text:style-name="T1668_138"><text:s/></text:span><text:span text:style-name="T1668_139">DE</text:span><text:span text:style-name="T1668_140"><text:s/></text:span><text:span text:style-name="T1668_141">LA</text:span><text:span text:style-name="T1668_142"><text:s/></text:span><text:span text:style-name="T1668_143">REVOLUCIÓN</text:span><text:span text:style-name="T1668_144"><text:s/></text:span><text:span text:style-name="T1668_145">DEMOCRÁTICA</text:span><text:span text:style-name="T1668_146">;<text:s text:c="2"/></text:span><text:span text:style-name="T1668_147">INGENIERO</text:span><text:span text:style-name="T1668_148"><text:s/></text:span><text:span text:style-name="T1668_149">MISAEL</text:span><text:span text:style-name="T1668_150"><text:s/></text:span><text:span text:style-name="T1668_151">MENDOZA</text:span><text:span text:style-name="T1668_152"><text:s/></text:span><text:span text:style-name="T1668_153">RODRÍGUEZ</text:span><text:span text:style-name="T1668_154">;<text:s/></text:span><text:span text:style-name="T1668_155">REPRESENTANTE</text:span><text:span text:style-name="T1668_156"><text:s text:c="2"/></text:span><text:span text:style-name="T1668_157">SUPLENTE</text:span><text:span text:style-name="T1668_158"><text:s/></text:span><text:span text:style-name="T1668_159">DEL</text:span><text:span text:style-name="T1668_160"><text:s/></text:span><text:span text:style-name="T1668_161">PARTIDO</text:span><text:span text:style-name="T1668_162"><text:s/></text:span><text:span text:style-name="T1668_163">DEL</text:span><text:span text:style-name="T1668_164"><text:s/></text:span><text:span text:style-name="T1668_165">TRABAJO</text:span><text:span text:style-name="T1668_166">;<text:s/></text:span><text:span text:style-name="T1668_167">LICENCIADO</text:span><text:span text:style-name="T1668_168"><text:s/></text:span><text:span text:style-name="T1668_169">SALVADOR</text:span><text:span text:style-name="T1668_170"><text:s/></text:span><text:span text:style-name="T1668_171">PAREDES</text:span><text:span text:style-name="T1668_172"><text:s/></text:span><text:span text:style-name="T1668_173">RODRÍGUEZ</text:span><text:span text:style-name="T1668_174">,<text:s/></text:span><text:span text:style-name="T1668_175">REPRESENTANTE</text:span><text:span text:style-name="T1668_176"><text:s/></text:span><text:span text:style-name="T1668_177">PROPIETARIO</text:span><text:span text:style-name="T1668_178"><text:s/></text:span><text:span text:style-name="T1668_179">DEL</text:span><text:span text:style-name="T1668_180"><text:s/></text:span><text:span text:style-name="T1668_181">PARTIDO</text:span><text:span text:style-name="T1668_182"><text:s/></text:span><text:span text:style-name="T1668_183">VERDE</text:span><text:span text:style-name="T1668_184"><text:s/></text:span><text:span text:style-name="T1668_185">ECOLOGISTA</text:span><text:span text:style-name="T1668_186"><text:s/></text:span><text:span text:style-name="T1668_187">DE</text:span><text:span text:style-name="T1668_188"><text:s/></text:span><text:span text:style-name="T1668_189">MéXICO</text:span><text:span text:style-name="T1668_190">;<text:s/></text:span><text:span text:style-name="T1668_191">L</text:span><text:span text:style-name="T1668_192">.</text:span><text:span text:style-name="T1668_193">C</text:span><text:span text:style-name="T1668_194">.</text:span><text:span text:style-name="T1668_195">P</text:span><text:span text:style-name="T1668_196">.<text:s/></text:span><text:span text:style-name="T1668_197">JOSÉ</text:span><text:span text:style-name="T1668_198"><text:s/></text:span><text:span text:style-name="T1668_199">JAIME</text:span><text:span text:style-name="T1668_200"><text:s/></text:span><text:span text:style-name="T1668_201">AYALA</text:span><text:span text:style-name="T1668_202"><text:s/></text:span><text:span text:style-name="T1668_203">PONCE</text:span><text:span text:style-name="T1668_204">,<text:s/></text:span><text:span text:style-name="T1668_205">REPRESENTANTE</text:span><text:span text:style-name="T1668_206"><text:s/></text:span><text:span text:style-name="T1668_207">PROPIETARIO</text:span><text:span text:style-name="T1668_208"><text:s/></text:span><text:span text:style-name="T1668_209">DEL</text:span><text:span text:style-name="T1668_210"><text:s/></text:span><text:span text:style-name="T1668_211">PARTIDO</text:span><text:span text:style-name="T1668_212"><text:s/></text:span><text:span text:style-name="T1668_213">MOVIMIENTO</text:span><text:span text:style-name="T1668_214"><text:s/></text:span><text:span text:style-name="T1668_215">CIUDADANO</text:span><text:span text:style-name="T1668_216">;<text:s/></text:span><text:span text:style-name="T1668_217">LICENCIADO</text:span><text:span text:style-name="T1668_218"><text:s/></text:span><text:span text:style-name="T1668_219">RAFAEL</text:span><text:span text:style-name="T1668_220"><text:s/></text:span><text:span text:style-name="T1668_221">CURIEL</text:span><text:span text:style-name="T1668_222"><text:s/></text:span><text:span text:style-name="T1668_223">ESTRADA</text:span><text:span text:style-name="T1668_224">,<text:s/></text:span><text:span text:style-name="T1668_225">REPRESENTANTE</text:span><text:span text:style-name="T1668_226"><text:s/></text:span><text:span text:style-name="T1668_227">PROPIETARIO</text:span><text:span text:style-name="T1668_228"><text:s/></text:span><text:span text:style-name="T1668_229">DEL</text:span><text:span text:style-name="T1668_230"><text:s/></text:span><text:span text:style-name="T1668_231">PARTIDO</text:span><text:span text:style-name="T1668_232"><text:s/></text:span><text:span text:style-name="T1668_233">NUEVA</text:span><text:span text:style-name="T1668_234"><text:s/></text:span><text:span text:style-name="T1668_235">ALIANZA</text:span><text:span text:style-name="T1668_236">;<text:s/></text:span><text:span text:style-name="T1668_237">LICENCIADA</text:span><text:span text:style-name="T1668_238"><text:s/></text:span><text:span text:style-name="T1668_239">SARA</text:span><text:span text:style-name="T1668_240"><text:s/></text:span><text:span text:style-name="T1668_241">FRANCISCA</text:span><text:span text:style-name="T1668_242"><text:s/></text:span><text:span text:style-name="T1668_243">NAVARRETE</text:span><text:span text:style-name="T1668_244"><text:s/></text:span><text:span text:style-name="T1668_245">BRAVO</text:span><text:span text:style-name="T1668_246">,<text:s/></text:span><text:span text:style-name="T1668_247">SECRETARIA</text:span><text:span text:style-name="T1668_248"><text:s/></text:span><text:span text:style-name="T1668_249">DE</text:span><text:span text:style-name="T1668_250"><text:s/></text:span><text:span text:style-name="T1668_251">LA</text:span><text:span text:style-name="T1668_252"><text:s/></text:span><text:span text:style-name="T1668_253">COMISIÓN</text:span><text:span text:style-name="T1668_254"><text:s/></text:span><text:span text:style-name="T1668_255">LOCAL</text:span><text:span text:style-name="T1668_256"><text:s/></text:span><text:span text:style-name="T1668_257">DE</text:span><text:span text:style-name="T1668_258"><text:s/></text:span><text:span text:style-name="T1668_259">VIGILANCIA</text:span><text:span text:style-name="T1668_260">,<text:s/></text:span><text:span text:style-name="T1668_261">ASIMISMO</text:span><text:span text:style-name="T1668_262"><text:s/></text:span><text:span text:style-name="T1668_263">SE</text:span><text:span text:style-name="T1668_264"><text:s/></text:span><text:span text:style-name="T1668_265">CONTÓ</text:span><text:span text:style-name="T1668_266"><text:s/></text:span><text:span text:style-name="T1668_267">CON</text:span><text:span text:style-name="T1668_268"><text:s/></text:span><text:span text:style-name="T1668_269">LA</text:span><text:span text:style-name="T1668_270"><text:s/></text:span><text:span text:style-name="T1668_271">PRESENCIA</text:span><text:span text:style-name="T1668_272"><text:s/></text:span><text:span text:style-name="T1668_273">DE</text:span><text:span text:style-name="T1668_274"><text:s/></text:span><text:span text:style-name="T1668_275">LA</text:span><text:span text:style-name="T1668_276"><text:s/></text:span><text:span text:style-name="T1668_277">GEÓGRAFA</text:span><text:span text:style-name="T1668_278"><text:s/></text:span><text:span text:style-name="T1668_279">MARÍA</text:span><text:span text:style-name="T1668_280"><text:s/></text:span><text:span text:style-name="T1668_281">DE</text:span><text:span text:style-name="T1668_282"><text:s/></text:span><text:span text:style-name="T1668_283">LOS</text:span><text:span text:style-name="T1668_284"><text:s/></text:span><text:span text:style-name="T1668_285">DOLORES</text:span><text:span text:style-name="T1668_286"><text:s/></text:span><text:span text:style-name="T1668_287">GUETA</text:span><text:span text:style-name="T1668_288"><text:s/></text:span><text:span text:style-name="T1668_289">FLORES</text:span><text:span text:style-name="T1668_290">,<text:s text:c="2"/></text:span><text:span text:style-name="T1668_291">Y</text:span><text:span text:style-name="T1668_292"><text:s/></text:span><text:span text:style-name="T1668_293">EN</text:span><text:span text:style-name="T1668_294"><text:s/></text:span><text:span text:style-name="T1668_295">LA</text:span><text:span text:style-name="T1668_296"><text:s/></text:span><text:span text:style-name="T1668_297">QUE</text:span><text:span text:style-name="T1668_298"><text:s/></text:span><text:span text:style-name="T1668_299">DE</text:span><text:span text:style-name="T1668_300"><text:s/></text:span><text:span text:style-name="T1668_301">MANERA</text:span><text:span text:style-name="T1668_302"><text:s/></text:span><text:span text:style-name="T1668_303">UNÁNIME</text:span><text:span text:style-name="T1668_304"><text:s/></text:span><text:span text:style-name="T1668_305">SE</text:span><text:span text:style-name="T1668_306"><text:s/></text:span><text:span text:style-name="T1668_307">ACORDÓ</text:span><text:span text:style-name="T1668_308"><text:s/></text:span><text:span text:style-name="T1668_309">QUE</text:span><text:span text:style-name="T1668_310"><text:s/></text:span><text:span text:style-name="T1668_311">ESTE</text:span><text:span text:style-name="T1668_312"><text:s/></text:span><text:span text:style-name="T1668_313">ESCENARIO</text:span><text:span text:style-name="T1668_314"><text:s/></text:span><text:span text:style-name="T1668_315">ES</text:span><text:span text:style-name="T1668_316"><text:s/></text:span><text:span text:style-name="T1668_317">EL</text:span><text:span text:style-name="T1668_318"><text:s/></text:span><text:span text:style-name="T1668_319">MEJOR</text:span><text:span text:style-name="T1668_320">,<text:s/></text:span><text:span text:style-name="T1668_321">PARA</text:span><text:span text:style-name="T1668_322"><text:s/></text:span><text:span text:style-name="T1668_323">JALISCO</text:span><text:span text:style-name="T1668_324">,<text:s/></text:span><text:span text:style-name="T1668_325">RESULTANDO</text:span><text:span text:style-name="T1668_326"><text:s/></text:span><text:span text:style-name="T1668_327">LAS</text:span><text:span text:style-name="T1668_328"><text:s/></text:span><text:span text:style-name="T1668_329">SIGUIENTES</text:span><text:span text:style-name="T1668_330"><text:s/></text:span><text:span text:style-name="T1668_331">PROPUESTAS</text:span><text:span text:style-name="T1668_332"><text:s/></text:span><text:span text:style-name="T1668_333">Y</text:span><text:span text:style-name="T1668_334"><text:s/></text:span><text:span text:style-name="T1668_335">ADECUACIONES</text:span><text:span text:style-name="T1668_336"><text:s/></text:span><text:span text:style-name="T1668_337">TANTO</text:span><text:span text:style-name="T1668_338"><text:s/></text:span><text:span text:style-name="T1668_339">EN</text:span><text:span text:style-name="T1668_340"><text:s/></text:span><text:span text:style-name="T1668_341">LA</text:span><text:span text:style-name="T1668_342"><text:s/></text:span><text:span text:style-name="T1668_343">ZONA</text:span><text:span text:style-name="T1668_344"><text:s/></text:span><text:span text:style-name="T1668_345">METROPOLITANA</text:span><text:span text:style-name="T1668_346"><text:s/></text:span><text:span text:style-name="T1668_347">DE</text:span><text:span text:style-name="T1668_348"><text:s/></text:span><text:span text:style-name="T1668_349">GUADALAJARA</text:span><text:span text:style-name="T1668_350"><text:s/></text:span><text:span text:style-name="T1668_351">Y</text:span><text:span text:style-name="T1668_352"><text:s/></text:span><text:span text:style-name="T1668_353">ZAPOPAN</text:span><text:span text:style-name="T1668_354">,<text:s/></text:span><text:span text:style-name="T1668_355">COMO</text:span><text:span text:style-name="T1668_356"><text:s/></text:span><text:span text:style-name="T1668_357">EN</text:span><text:span text:style-name="T1668_358"><text:s/></text:span><text:span text:style-name="T1668_359">LA</text:span><text:span text:style-name="T1668_360"><text:s/></text:span><text:span text:style-name="T1668_361">ZONA</text:span><text:span text:style-name="T1668_362"><text:s/></text:span><text:span text:style-name="T1668_363">FORÁNEA</text:span><text:span text:style-name="T1668_364">.</text:span></text:p>
      <text:p text:style-name="P1669"/>
      <text:p text:style-name="P1670"><text:span text:style-name="T1670_1">PROPUESTAS</text:span><text:span text:style-name="T1670_2"><text:s/></text:span><text:span text:style-name="T1670_3">Y</text:span><text:span text:style-name="T1670_4"><text:s/></text:span><text:span text:style-name="T1670_5">ADECUACIONES</text:span></text:p>
      <text:p text:style-name="P1671"/>
      <text:p text:style-name="P1672"><text:span text:style-name="T1672_1">EN</text:span><text:span text:style-name="T1672_2"><text:s/></text:span><text:span text:style-name="T1672_3">LA</text:span><text:span text:style-name="T1672_4"><text:s/></text:span><text:span text:style-name="T1672_5">ZONA</text:span><text:span text:style-name="T1672_6"><text:s/></text:span><text:span text:style-name="T1672_7">METROPOLITANA</text:span><text:span text:style-name="T1672_8">.</text:span></text:p>
      <text:p text:style-name="P1673"/>
      <text:p text:style-name="P1674"><text:span text:style-name="T1674_1"><text:s/></text:span></text:p>
      <text:p text:style-name="P1675"/>
      <text:p text:style-name="P1676"><text:span text:style-name="T1676_1">PRIMERA</text:span><text:span text:style-name="T1676_2">.-<text:s/></text:span><text:span text:style-name="T1676_3">SE</text:span><text:span text:style-name="T1676_4"><text:s/></text:span><text:span text:style-name="T1676_5">PROPONE</text:span><text:span text:style-name="T1676_6"><text:s/></text:span><text:span text:style-name="T1676_7">EFECTUAR</text:span><text:span text:style-name="T1676_8"><text:s/></text:span><text:span text:style-name="T1676_9">LAS</text:span><text:span text:style-name="T1676_10"><text:s/></text:span><text:span text:style-name="T1676_11">SIGUIENTES</text:span><text:span text:style-name="T1676_12"><text:s text:c="2"/></text:span><text:span text:style-name="T1676_13">ADECUACIONES</text:span><text:span text:style-name="T1676_14"><text:s/></text:span><text:span text:style-name="T1676_15">EN</text:span><text:span text:style-name="T1676_16"><text:s/></text:span><text:span text:style-name="T1676_17">LA</text:span><text:span text:style-name="T1676_18"><text:s/></text:span><text:span text:style-name="T1676_19">ZONA</text:span><text:span text:style-name="T1676_20"><text:s/></text:span><text:span text:style-name="T1676_21">METROPOLITANA</text:span><text:span text:style-name="T1676_22"><text:s/></text:span><text:span text:style-name="T1676_23">DE</text:span><text:span text:style-name="T1676_24"><text:s/></text:span><text:span text:style-name="T1676_25">GUADALAJARA</text:span><text:span text:style-name="T1676_26"><text:s/></text:span><text:span text:style-name="T1676_27">RESPECTO</text:span><text:span text:style-name="T1676_28"><text:s/></text:span><text:span text:style-name="T1676_29">DE</text:span><text:span text:style-name="T1676_30"><text:s/></text:span><text:span text:style-name="T1676_31">LAS</text:span><text:span text:style-name="T1676_32"><text:s/></text:span><text:span text:style-name="T1676_33">SIGUIENTES</text:span><text:span text:style-name="T1676_34"><text:s/></text:span><text:span text:style-name="T1676_35">SECCIONES</text:span><text:span text:style-name="T1676_36">:</text:span></text:p>
      <text:p text:style-name="P1677"/>
      <text:p text:style-name="P1678"><text:span text:style-name="T1678_1"><text:s/></text:span></text:p>
      <text:p text:style-name="P1679"/>
      <text:p text:style-name="P1680"><text:span text:style-name="T1680_1">SECCIONES</text:span></text:p>
      <text:p text:style-name="P1681"><text:span text:style-name="T1681_1"><text:tab/></text:span></text:p>
      <text:p text:style-name="P1682"/>
      <text:p text:style-name="P1683"><text:span text:style-name="T1683_1"><text:s/></text:span></text:p>
      <text:p text:style-name="P1684"/>
      <text:p text:style-name="P1685"><text:span text:style-name="T1685_1"><text:s/></text:span></text:p>
      <text:p text:style-name="P1686"><text:span text:style-name="T1686_1"><text:tab/></text:span></text:p>
      <text:p text:style-name="P1687"/>
      <text:p text:style-name="P1688"><text:span text:style-name="T1688_1">GUADALAJARA</text:span></text:p>
      <text:p text:style-name="P1689"><text:span text:style-name="T1689_1"><text:tab/></text:span></text:p>
      <text:p text:style-name="P1690"/>
      <text:p text:style-name="P1691"><text:span text:style-name="T1691_1"><text:s/></text:span></text:p>
      <text:p text:style-name="P1692"/>
      <text:p text:style-name="P1693"><text:span text:style-name="T1693_1">1309</text:span></text:p>
      <text:p text:style-name="P1694"><text:span text:style-name="T1694_1"><text:tab/></text:span></text:p>
      <text:p text:style-name="P1695"/>
      <text:p text:style-name="P1696"><text:span text:style-name="T1696_1">SE</text:span><text:span text:style-name="T1696_2"><text:s/></text:span><text:span text:style-name="T1696_3">MUEVE</text:span><text:span text:style-name="T1696_4"><text:s/></text:span><text:span text:style-name="T1696_5">DEL</text:span><text:span text:style-name="T1696_6"><text:s/></text:span><text:span text:style-name="T1696_7">DTTO</text:span><text:span text:style-name="T1696_8"><text:s/></text:span><text:span text:style-name="T1696_9">VERDE</text:span><text:span text:style-name="T1696_10"><text:s/>"</text:span><text:span text:style-name="T1696_11">B</text:span><text:span text:style-name="T1696_12">"<text:s/></text:span><text:span text:style-name="T1696_13">AL</text:span><text:span text:style-name="T1696_14"><text:s/></text:span><text:span text:style-name="T1696_15">DTTO</text:span><text:span text:style-name="T1696_16"><text:s/></text:span><text:span text:style-name="T1696_17">AZUL</text:span><text:span text:style-name="T1696_18"><text:s/></text:span><text:span text:style-name="T1696_19">MARINO</text:span><text:span text:style-name="T1696_20"><text:s/>"</text:span><text:span text:style-name="T1696_21">A</text:span><text:span text:style-name="T1696_22">"</text:span></text:p>
      <text:p text:style-name="P1697"><text:span text:style-name="T1697_1"><text:tab/></text:span></text:p>
      <text:p text:style-name="P1698"/>
      <text:p text:style-name="P1699"><text:span text:style-name="T1699_1"><text:s/></text:span></text:p>
      <text:p text:style-name="P1700"/>
      <text:p text:style-name="P1701"><text:span text:style-name="T1701_1">1350</text:span></text:p>
      <text:p text:style-name="P1702"><text:span text:style-name="T1702_1"><text:tab/></text:span></text:p>
      <text:p text:style-name="P1703"/>
      <text:p text:style-name="P1704"><text:span text:style-name="T1704_1">SE</text:span><text:span text:style-name="T1704_2"><text:s/></text:span><text:span text:style-name="T1704_3">MUEVE</text:span><text:span text:style-name="T1704_4"><text:s/></text:span><text:span text:style-name="T1704_5">DEL</text:span><text:span text:style-name="T1704_6"><text:s/></text:span><text:span text:style-name="T1704_7">DTTO</text:span><text:span text:style-name="T1704_8"><text:s/></text:span><text:span text:style-name="T1704_9">VERDE</text:span><text:span text:style-name="T1704_10"><text:s/>"</text:span><text:span text:style-name="T1704_11">B</text:span><text:span text:style-name="T1704_12">"<text:s/></text:span><text:span text:style-name="T1704_13">AL</text:span><text:span text:style-name="T1704_14"><text:s/></text:span><text:span text:style-name="T1704_15">DTTO</text:span><text:span text:style-name="T1704_16"><text:s/></text:span><text:span text:style-name="T1704_17">AZUL</text:span><text:span text:style-name="T1704_18"><text:s/></text:span><text:span text:style-name="T1704_19">MARINO</text:span><text:span text:style-name="T1704_20"><text:s/>"</text:span><text:span text:style-name="T1704_21">A</text:span><text:span text:style-name="T1704_22">"</text:span></text:p>
      <text:p text:style-name="P1705"><text:span text:style-name="T1705_1"><text:tab/></text:span></text:p>
      <text:p text:style-name="P1706"/>
      <text:p text:style-name="P1707"><text:span text:style-name="T1707_1"><text:s/></text:span></text:p>
      <text:p text:style-name="P1708"/>
      <text:p text:style-name="P1709"><text:span text:style-name="T1709_1">1351</text:span></text:p>
      <text:p text:style-name="P1710"><text:span text:style-name="T1710_1"><text:tab/></text:span></text:p>
      <text:p text:style-name="P1711"/>
      <text:p text:style-name="P1712"><text:span text:style-name="T1712_1">SE</text:span><text:span text:style-name="T1712_2"><text:s/></text:span><text:span text:style-name="T1712_3">MUEVE</text:span><text:span text:style-name="T1712_4"><text:s/></text:span><text:span text:style-name="T1712_5">DEL</text:span><text:span text:style-name="T1712_6"><text:s/></text:span><text:span text:style-name="T1712_7">DTTO</text:span><text:span text:style-name="T1712_8"><text:s/></text:span><text:span text:style-name="T1712_9">VERDE</text:span><text:span text:style-name="T1712_10"><text:s/>"</text:span><text:span text:style-name="T1712_11">B</text:span><text:span text:style-name="T1712_12">"<text:s/></text:span><text:span text:style-name="T1712_13">AL</text:span><text:span text:style-name="T1712_14"><text:s/></text:span><text:span text:style-name="T1712_15">DTTO</text:span><text:span text:style-name="T1712_16"><text:s/></text:span><text:span text:style-name="T1712_17">AZUL</text:span><text:span text:style-name="T1712_18"><text:s/></text:span><text:span text:style-name="T1712_19">MARINO</text:span><text:span text:style-name="T1712_20"><text:s/>"</text:span><text:span text:style-name="T1712_21">A</text:span><text:span text:style-name="T1712_22">"</text:span></text:p>
      <text:p text:style-name="P1713"><text:span text:style-name="T1713_1"><text:tab/></text:span></text:p>
      <text:p text:style-name="P1714"/>
      <text:p text:style-name="P1715"><text:span text:style-name="T1715_1">SECCION</text:span><text:span text:style-name="T1715_2"><text:s/></text:span><text:span text:style-name="T1715_3">JUNTA</text:span><text:span text:style-name="T1715_4"><text:s/></text:span><text:span text:style-name="T1715_5">DISTRITAL</text:span></text:p>
      <text:p text:style-name="P1716"/>
      <text:p text:style-name="P1717"><text:span text:style-name="T1717_1">1362</text:span></text:p>
      <text:p text:style-name="P1718"><text:span text:style-name="T1718_1"><text:tab/></text:span></text:p>
      <text:p text:style-name="P1719"/>
      <text:p text:style-name="P1720"><text:span text:style-name="T1720_1">SE</text:span><text:span text:style-name="T1720_2"><text:s/></text:span><text:span text:style-name="T1720_3">MUEVE</text:span><text:span text:style-name="T1720_4"><text:s/></text:span><text:span text:style-name="T1720_5">DEL</text:span><text:span text:style-name="T1720_6"><text:s/></text:span><text:span text:style-name="T1720_7">DTTO</text:span><text:span text:style-name="T1720_8"><text:s/></text:span><text:span text:style-name="T1720_9">VERDE</text:span><text:span text:style-name="T1720_10"><text:s/>"</text:span><text:span text:style-name="T1720_11">B</text:span><text:span text:style-name="T1720_12">"<text:s/></text:span><text:span text:style-name="T1720_13">AL</text:span><text:span text:style-name="T1720_14"><text:s/></text:span><text:span text:style-name="T1720_15">DTTO</text:span><text:span text:style-name="T1720_16"><text:s/></text:span><text:span text:style-name="T1720_17">AZUL</text:span><text:span text:style-name="T1720_18"><text:s/></text:span><text:span text:style-name="T1720_19">MARINO</text:span><text:span text:style-name="T1720_20"><text:s/>"</text:span><text:span text:style-name="T1720_21">A</text:span><text:span text:style-name="T1720_22">"</text:span></text:p>
      <text:p text:style-name="P1721"><text:span text:style-name="T1721_1"><text:tab/></text:span></text:p>
      <text:p text:style-name="P1722"/>
      <text:p text:style-name="P1723"><text:span text:style-name="T1723_1"><text:s/></text:span></text:p>
      <text:p text:style-name="P1724"/>
      <text:p text:style-name="P1725"><text:span text:style-name="T1725_1">1363</text:span></text:p>
      <text:p text:style-name="P1726"><text:span text:style-name="T1726_1"><text:tab/></text:span></text:p>
      <text:p text:style-name="P1727"/>
      <text:p text:style-name="P1728"><text:span text:style-name="T1728_1">SE</text:span><text:span text:style-name="T1728_2"><text:s/></text:span><text:span text:style-name="T1728_3">MUEVE</text:span><text:span text:style-name="T1728_4"><text:s/></text:span><text:span text:style-name="T1728_5">DEL</text:span><text:span text:style-name="T1728_6"><text:s/></text:span><text:span text:style-name="T1728_7">DTTO</text:span><text:span text:style-name="T1728_8"><text:s/></text:span><text:span text:style-name="T1728_9">VERDE</text:span><text:span text:style-name="T1728_10"><text:s/>"</text:span><text:span text:style-name="T1728_11">B</text:span><text:span text:style-name="T1728_12">"<text:s/></text:span><text:span text:style-name="T1728_13">AL</text:span><text:span text:style-name="T1728_14"><text:s/></text:span><text:span text:style-name="T1728_15">DTTO</text:span><text:span text:style-name="T1728_16"><text:s/></text:span><text:span text:style-name="T1728_17">AZUL</text:span><text:span text:style-name="T1728_18"><text:s/></text:span><text:span text:style-name="T1728_19">MARINO</text:span><text:span text:style-name="T1728_20"><text:s/>"</text:span><text:span text:style-name="T1728_21">A</text:span><text:span text:style-name="T1728_22">"</text:span></text:p>
      <text:p text:style-name="P1729"><text:span text:style-name="T1729_1"><text:tab/></text:span></text:p>
      <text:p text:style-name="P1730"/>
      <text:p text:style-name="P1731"><text:span text:style-name="T1731_1"><text:s/></text:span></text:p>
      <text:p text:style-name="P1732"/>
      <text:p text:style-name="P1733"><text:span text:style-name="T1733_1"><text:s/></text:span></text:p>
      <text:p text:style-name="P1734"><text:span text:style-name="T1734_1"><text:tab/></text:span></text:p>
      <text:p text:style-name="P1735"/>
      <text:p text:style-name="P1736"><text:span text:style-name="T1736_1">SECCIONES</text:span><text:span text:style-name="T1736_2"><text:s/></text:span><text:span text:style-name="T1736_3">QUE</text:span><text:span text:style-name="T1736_4"><text:s/></text:span><text:span text:style-name="T1736_5">SE</text:span><text:span text:style-name="T1736_6"><text:s/></text:span><text:span text:style-name="T1736_7">MUEVEN</text:span><text:span text:style-name="T1736_8"><text:s/></text:span><text:span text:style-name="T1736_9">PARA</text:span><text:span text:style-name="T1736_10"><text:s/></text:span><text:span text:style-name="T1736_11">COMPENSAR</text:span><text:span text:style-name="T1736_12"><text:s/></text:span><text:span text:style-name="T1736_13">EL</text:span><text:span text:style-name="T1736_14"><text:s/></text:span><text:span text:style-name="T1736_15">CRÌTERIO</text:span><text:span text:style-name="T1736_16"><text:s/></text:span><text:span text:style-name="T1736_17">DE</text:span><text:span text:style-name="T1736_18"><text:s/></text:span><text:span text:style-name="T1736_19">POBLACIÓN</text:span><text:span text:style-name="T1736_20">.</text:span></text:p>
      <text:p text:style-name="P1737"><text:span text:style-name="T1737_1"><text:tab/></text:span></text:p>
      <text:p text:style-name="P1738"/>
      <text:p text:style-name="P1739"><text:span text:style-name="T1739_1"><text:s/></text:span></text:p>
      <text:p text:style-name="P1740"/>
      <text:p text:style-name="P1741"><text:span text:style-name="T1741_1">1249</text:span></text:p>
      <text:p text:style-name="P1742"><text:span text:style-name="T1742_1"><text:tab/></text:span></text:p>
      <text:p text:style-name="P1743"/>
      <text:p text:style-name="P1744"><text:span text:style-name="T1744_1">SE</text:span><text:span text:style-name="T1744_2"><text:s/></text:span><text:span text:style-name="T1744_3">MUEVE</text:span><text:span text:style-name="T1744_4"><text:s/></text:span><text:span text:style-name="T1744_5">DEL</text:span><text:span text:style-name="T1744_6"><text:s/></text:span><text:span text:style-name="T1744_7">DTTO</text:span><text:span text:style-name="T1744_8"><text:s/></text:span><text:span text:style-name="T1744_9">AZUL</text:span><text:span text:style-name="T1744_10"><text:s/></text:span><text:span text:style-name="T1744_11">MARINO</text:span><text:span text:style-name="T1744_12"><text:s/>"</text:span><text:span text:style-name="T1744_13">A</text:span><text:span text:style-name="T1744_14">"<text:s/></text:span><text:span text:style-name="T1744_15">AL</text:span><text:span text:style-name="T1744_16"><text:s/></text:span><text:span text:style-name="T1744_17">DTTO</text:span><text:span text:style-name="T1744_18"><text:s/></text:span><text:span text:style-name="T1744_19">VERDE</text:span><text:span text:style-name="T1744_20"><text:s/>"</text:span><text:span text:style-name="T1744_21">B</text:span><text:span text:style-name="T1744_22">"</text:span></text:p>
      <text:p text:style-name="P1745"><text:span text:style-name="T1745_1"><text:tab/></text:span></text:p>
      <text:p text:style-name="P1746"/>
      <text:p text:style-name="P1747"><text:span text:style-name="T1747_1"><text:s/></text:span></text:p>
      <text:p text:style-name="P1748"/>
      <text:p text:style-name="P1749"><text:span text:style-name="T1749_1">1257</text:span></text:p>
      <text:p text:style-name="P1750"><text:span text:style-name="T1750_1"><text:tab/></text:span></text:p>
      <text:p text:style-name="P1751"/>
      <text:p text:style-name="P1752"><text:span text:style-name="T1752_1">SE</text:span><text:span text:style-name="T1752_2"><text:s/></text:span><text:span text:style-name="T1752_3">MUEVE</text:span><text:span text:style-name="T1752_4"><text:s/></text:span><text:span text:style-name="T1752_5">DEL</text:span><text:span text:style-name="T1752_6"><text:s/></text:span><text:span text:style-name="T1752_7">DTTO</text:span><text:span text:style-name="T1752_8"><text:s/></text:span><text:span text:style-name="T1752_9">AZUL</text:span><text:span text:style-name="T1752_10"><text:s/></text:span><text:span text:style-name="T1752_11">MARINO</text:span><text:span text:style-name="T1752_12"><text:s/>"</text:span><text:span text:style-name="T1752_13">A</text:span><text:span text:style-name="T1752_14">"<text:s/></text:span><text:span text:style-name="T1752_15">AL</text:span><text:span text:style-name="T1752_16"><text:s/></text:span><text:span text:style-name="T1752_17">DTTO</text:span><text:span text:style-name="T1752_18"><text:s/></text:span><text:span text:style-name="T1752_19">VERDE</text:span><text:span text:style-name="T1752_20"><text:s/>"</text:span><text:span text:style-name="T1752_21">B</text:span><text:span text:style-name="T1752_22">"</text:span></text:p>
      <text:p text:style-name="P1753"><text:span text:style-name="T1753_1"><text:tab/></text:span></text:p>
      <text:p text:style-name="P1754"/>
      <text:p text:style-name="P1755"><text:span text:style-name="T1755_1"><text:s/></text:span></text:p>
      <text:p text:style-name="P1756"/>
      <text:p text:style-name="P1757"><text:span text:style-name="T1757_1"><text:s/></text:span></text:p>
      <text:p text:style-name="P1758"/>
      <text:p text:style-name="P1759"><text:span text:style-name="T1759_1">ESTAS</text:span><text:span text:style-name="T1759_2"><text:s/></text:span><text:span text:style-name="T1759_3">ADECUACIONES</text:span><text:span text:style-name="T1759_4"><text:s/></text:span><text:span text:style-name="T1759_5">SE</text:span><text:span text:style-name="T1759_6"><text:s/></text:span><text:span text:style-name="T1759_7">REALIZARON</text:span><text:span text:style-name="T1759_8"><text:s/></text:span><text:span text:style-name="T1759_9">EN</text:span><text:span text:style-name="T1759_10"><text:s/></text:span><text:span text:style-name="T1759_11">VIRTUD</text:span><text:span text:style-name="T1759_12"><text:s/></text:span><text:span text:style-name="T1759_13">DE</text:span><text:span text:style-name="T1759_14"><text:s/></text:span><text:span text:style-name="T1759_15">LA</text:span><text:span text:style-name="T1759_16"><text:s/></text:span><text:span text:style-name="T1759_17">SEDE</text:span><text:span text:style-name="T1759_18"><text:s/></text:span><text:span text:style-name="T1759_19">DEL</text:span><text:span text:style-name="T1759_20"><text:s/></text:span><text:span text:style-name="T1759_21">DISTRITO</text:span><text:span text:style-name="T1759_22"><text:s/></text:span><text:span text:style-name="T1759_23">B</text:span><text:span text:style-name="T1759_24"><text:s text:c="2"/>(</text:span><text:span text:style-name="T1759_25">SECCIÓN</text:span><text:span text:style-name="T1759_26"><text:s/>1351),<text:s/></text:span><text:span text:style-name="T1759_27">QUEDA</text:span><text:span text:style-name="T1759_28"><text:s/></text:span><text:span text:style-name="T1759_29">PEGADA</text:span><text:span text:style-name="T1759_30"><text:s/></text:span><text:span text:style-name="T1759_31">CON</text:span><text:span text:style-name="T1759_32"><text:s/></text:span><text:span text:style-name="T1759_33">LA</text:span><text:span text:style-name="T1759_34"><text:s/></text:span><text:span text:style-name="T1759_35">SEDE</text:span><text:span text:style-name="T1759_36"><text:s/></text:span><text:span text:style-name="T1759_37">DEL</text:span><text:span text:style-name="T1759_38"><text:s/></text:span><text:span text:style-name="T1759_39">DISTRITO</text:span><text:span text:style-name="T1759_40"><text:s/></text:span><text:span text:style-name="T1759_41">A</text:span><text:span text:style-name="T1759_42">.</text:span></text:p>
      <text:p text:style-name="P1760"/>
      <text:p text:style-name="P1761"><text:span text:style-name="T1761_1"><text:s/></text:span></text:p>
      <text:p text:style-name="P1762"/>
      <text:p text:style-name="P1763"><text:span text:style-name="T1763_1">SEGUNDA</text:span><text:span text:style-name="T1763_2">.-<text:s/></text:span><text:span text:style-name="T1763_3">SE</text:span><text:span text:style-name="T1763_4"><text:s/></text:span><text:span text:style-name="T1763_5">ADECUARON</text:span><text:span text:style-name="T1763_6"><text:s/></text:span><text:span text:style-name="T1763_7">EN</text:span><text:span text:style-name="T1763_8"><text:s/></text:span><text:span text:style-name="T1763_9">EL</text:span><text:span text:style-name="T1763_10"><text:s/></text:span><text:span text:style-name="T1763_11">MUNICIPIO</text:span><text:span text:style-name="T1763_12"><text:s/></text:span><text:span text:style-name="T1763_13">DE</text:span><text:span text:style-name="T1763_14"><text:s/></text:span><text:span text:style-name="T1763_15">ZAPOPAN</text:span><text:span text:style-name="T1763_16"><text:s/></text:span><text:span text:style-name="T1763_17">LAS</text:span><text:span text:style-name="T1763_18"><text:s/></text:span><text:span text:style-name="T1763_19">SIGUIENTES</text:span><text:span text:style-name="T1763_20"><text:s/></text:span><text:span text:style-name="T1763_21">SECCIONES</text:span><text:span text:style-name="T1763_22">:</text:span></text:p>
      <text:p text:style-name="P1764"/>
      <text:p text:style-name="P1765"><text:span text:style-name="T1765_1"><text:s/></text:span></text:p>
      <text:p text:style-name="P1766"/>
      <text:p text:style-name="P1767"><text:span text:style-name="T1767_1"><text:s/></text:span></text:p>
      <text:p text:style-name="P1768"><text:span text:style-name="T1768_1"><text:tab/></text:span></text:p>
      <text:p text:style-name="P1769"/>
      <text:p text:style-name="P1770"><text:span text:style-name="T1770_1"><text:s/></text:span></text:p>
      <text:p text:style-name="P1771"><text:span text:style-name="T1771_1"><text:tab/></text:span></text:p>
      <text:p text:style-name="P1772"/>
      <text:p text:style-name="P1773"><text:span text:style-name="T1773_1"><text:s/></text:span></text:p>
      <text:p text:style-name="P1774"/>
      <text:p text:style-name="P1775"><text:span text:style-name="T1775_1"><text:s/></text:span></text:p>
      <text:p text:style-name="P1776"><text:span text:style-name="T1776_1"><text:tab/></text:span></text:p>
      <text:p text:style-name="P1777"/>
      <text:p text:style-name="P1778"><text:span text:style-name="T1778_1">ZAPOPAN</text:span></text:p>
      <text:p text:style-name="P1779"><text:span text:style-name="T1779_1"><text:tab/></text:span></text:p>
      <text:p text:style-name="P1780"/>
      <text:p text:style-name="P1781"><text:span text:style-name="T1781_1"><text:s/></text:span></text:p>
      <text:p text:style-name="P1782"/>
      <text:p text:style-name="P1783"><text:span text:style-name="T1783_1">3073</text:span></text:p>
      <text:p text:style-name="P1784"><text:span text:style-name="T1784_1"><text:tab/></text:span></text:p>
      <text:p text:style-name="P1785"/>
      <text:p text:style-name="P1786"><text:span text:style-name="T1786_1">SE</text:span><text:span text:style-name="T1786_2"><text:s/></text:span><text:span text:style-name="T1786_3">MUEVEN</text:span><text:span text:style-name="T1786_4"><text:s/></text:span><text:span text:style-name="T1786_5">DEL</text:span><text:span text:style-name="T1786_6"><text:s/></text:span><text:span text:style-name="T1786_7">DTTO</text:span><text:span text:style-name="T1786_8"><text:s/></text:span><text:span text:style-name="T1786_9">AMARILLO</text:span><text:span text:style-name="T1786_10"><text:s/>"</text:span><text:span text:style-name="T1786_11">F</text:span><text:span text:style-name="T1786_12">"<text:s/></text:span><text:span text:style-name="T1786_13">AL</text:span><text:span text:style-name="T1786_14"><text:s/></text:span><text:span text:style-name="T1786_15">DTTO</text:span><text:span text:style-name="T1786_16"><text:s/></text:span><text:span text:style-name="T1786_17">MORADO</text:span><text:span text:style-name="T1786_18"><text:s/>"</text:span><text:span text:style-name="T1786_19">G</text:span><text:span text:style-name="T1786_20">"</text:span></text:p>
      <text:p text:style-name="P1787"><text:span text:style-name="T1787_1"><text:tab/></text:span></text:p>
      <text:p text:style-name="P1788"/>
      <text:p text:style-name="P1789"><text:span text:style-name="T1789_1"><text:s/></text:span></text:p>
      <text:p text:style-name="P1790"/>
      <text:p text:style-name="P1791"><text:span text:style-name="T1791_1">3075</text:span></text:p>
      <text:p text:style-name="P1792"><text:span text:style-name="T1792_1"><text:tab/></text:span></text:p>
      <text:p text:style-name="P1793"/>
      <text:p text:style-name="P1794"><text:span text:style-name="T1794_1">SE</text:span><text:span text:style-name="T1794_2"><text:s/></text:span><text:span text:style-name="T1794_3">MUEVEN</text:span><text:span text:style-name="T1794_4"><text:s/></text:span><text:span text:style-name="T1794_5">DEL</text:span><text:span text:style-name="T1794_6"><text:s/></text:span><text:span text:style-name="T1794_7">DTTO</text:span><text:span text:style-name="T1794_8"><text:s/></text:span><text:span text:style-name="T1794_9">AMARILLO</text:span><text:span text:style-name="T1794_10"><text:s/>"</text:span><text:span text:style-name="T1794_11">F</text:span><text:span text:style-name="T1794_12">"<text:s/></text:span><text:span text:style-name="T1794_13">AL</text:span><text:span text:style-name="T1794_14"><text:s/></text:span><text:span text:style-name="T1794_15">DTTO</text:span><text:span text:style-name="T1794_16"><text:s/></text:span><text:span text:style-name="T1794_17">MORADO</text:span><text:span text:style-name="T1794_18"><text:s/>"</text:span><text:span text:style-name="T1794_19">G</text:span><text:span text:style-name="T1794_20">"</text:span></text:p>
      <text:p text:style-name="P1795"><text:span text:style-name="T1795_1"><text:tab/></text:span></text:p>
      <text:p text:style-name="P1796"/>
      <text:p text:style-name="P1797"><text:span text:style-name="T1797_1"><text:s/></text:span></text:p>
      <text:p text:style-name="P1798"/>
      <text:p text:style-name="P1799"><text:span text:style-name="T1799_1">3076</text:span></text:p>
      <text:p text:style-name="P1800"><text:span text:style-name="T1800_1"><text:tab/></text:span></text:p>
      <text:p text:style-name="P1801"/>
      <text:p text:style-name="P1802"><text:span text:style-name="T1802_1">SE</text:span><text:span text:style-name="T1802_2"><text:s/></text:span><text:span text:style-name="T1802_3">MUEVEN</text:span><text:span text:style-name="T1802_4"><text:s/></text:span><text:span text:style-name="T1802_5">DEL</text:span><text:span text:style-name="T1802_6"><text:s/></text:span><text:span text:style-name="T1802_7">DTTO</text:span><text:span text:style-name="T1802_8"><text:s/></text:span><text:span text:style-name="T1802_9">AMARILLO</text:span><text:span text:style-name="T1802_10"><text:s/>"</text:span><text:span text:style-name="T1802_11">F</text:span><text:span text:style-name="T1802_12">"<text:s/></text:span><text:span text:style-name="T1802_13">AL</text:span><text:span text:style-name="T1802_14"><text:s/></text:span><text:span text:style-name="T1802_15">DTTO</text:span><text:span text:style-name="T1802_16"><text:s/></text:span><text:span text:style-name="T1802_17">MORADO</text:span><text:span text:style-name="T1802_18"><text:s/>"</text:span><text:span text:style-name="T1802_19">G</text:span><text:span text:style-name="T1802_20">"</text:span></text:p>
      <text:p text:style-name="P1803"><text:span text:style-name="T1803_1"><text:tab/></text:span></text:p>
      <text:p text:style-name="P1804"/>
      <text:p text:style-name="P1805"><text:span text:style-name="T1805_1">SECCION</text:span><text:span text:style-name="T1805_2"><text:s/></text:span><text:span text:style-name="T1805_3">JUNTA</text:span><text:span text:style-name="T1805_4"><text:s/></text:span><text:span text:style-name="T1805_5">DISTRITAL</text:span></text:p>
      <text:p text:style-name="P1806"/>
      <text:p text:style-name="P1807"><text:span text:style-name="T1807_1"><text:s/></text:span></text:p>
      <text:p text:style-name="P1808"><text:span text:style-name="T1808_1"><text:tab/></text:span></text:p>
      <text:p text:style-name="P1809"/>
      <text:p text:style-name="P1810"><text:span text:style-name="T1810_1">SECCIONES</text:span><text:span text:style-name="T1810_2"><text:s/></text:span><text:span text:style-name="T1810_3">QUE</text:span><text:span text:style-name="T1810_4"><text:s/></text:span><text:span text:style-name="T1810_5">SE</text:span><text:span text:style-name="T1810_6"><text:s/></text:span><text:span text:style-name="T1810_7">MUEVEN</text:span><text:span text:style-name="T1810_8"><text:s/></text:span><text:span text:style-name="T1810_9">PARA</text:span><text:span text:style-name="T1810_10"><text:s/></text:span><text:span text:style-name="T1810_11">COMPENSAR</text:span><text:span text:style-name="T1810_12"><text:s/></text:span><text:span text:style-name="T1810_13">EL</text:span><text:span text:style-name="T1810_14"><text:s/></text:span><text:span text:style-name="T1810_15">CRÌTERIO</text:span><text:span text:style-name="T1810_16"><text:s/></text:span><text:span text:style-name="T1810_17">DE</text:span><text:span text:style-name="T1810_18"><text:s/></text:span><text:span text:style-name="T1810_19">POBLACIÓN</text:span><text:span text:style-name="T1810_20">.</text:span></text:p>
      <text:p text:style-name="P1811"><text:span text:style-name="T1811_1"><text:tab/></text:span></text:p>
      <text:p text:style-name="P1812"/>
      <text:p text:style-name="P1813"><text:span text:style-name="T1813_1"><text:s/></text:span></text:p>
      <text:p text:style-name="P1814"/>
      <text:p text:style-name="P1815"><text:span text:style-name="T1815_1">2900</text:span></text:p>
      <text:p text:style-name="P1816"><text:span text:style-name="T1816_1"><text:tab/></text:span></text:p>
      <text:p text:style-name="P1817"/>
      <text:p text:style-name="P1818"><text:span text:style-name="T1818_1">SE</text:span><text:span text:style-name="T1818_2"><text:s/></text:span><text:span text:style-name="T1818_3">MUEVEN</text:span><text:span text:style-name="T1818_4"><text:s/></text:span><text:span text:style-name="T1818_5">DEL</text:span><text:span text:style-name="T1818_6"><text:s/></text:span><text:span text:style-name="T1818_7">DTTO</text:span><text:span text:style-name="T1818_8"><text:s/></text:span><text:span text:style-name="T1818_9">MORADO</text:span><text:span text:style-name="T1818_10"><text:s/>“</text:span><text:span text:style-name="T1818_11">G</text:span><text:span text:style-name="T1818_12">”<text:s/></text:span><text:span text:style-name="T1818_13">AL</text:span><text:span text:style-name="T1818_14"><text:s/></text:span><text:span text:style-name="T1818_15">DTTO</text:span><text:span text:style-name="T1818_16"><text:s/></text:span><text:span text:style-name="T1818_17">AMARILLO</text:span><text:span text:style-name="T1818_18"><text:s/>“</text:span><text:span text:style-name="T1818_19">F</text:span><text:span text:style-name="T1818_20">”</text:span></text:p>
      <text:p text:style-name="P1819"><text:span text:style-name="T1819_1"><text:tab/></text:span></text:p>
      <text:p text:style-name="P1820"/>
      <text:p text:style-name="P1821"><text:span text:style-name="T1821_1"><text:s/></text:span></text:p>
      <text:p text:style-name="P1822"/>
      <text:p text:style-name="P1823"><text:span text:style-name="T1823_1">2901</text:span></text:p>
      <text:p text:style-name="P1824"><text:span text:style-name="T1824_1"><text:tab/></text:span></text:p>
      <text:p text:style-name="P1825"/>
      <text:p text:style-name="P1826"><text:span text:style-name="T1826_1">SE</text:span><text:span text:style-name="T1826_2"><text:s/></text:span><text:span text:style-name="T1826_3">MUEVEN</text:span><text:span text:style-name="T1826_4"><text:s/></text:span><text:span text:style-name="T1826_5">DEL</text:span><text:span text:style-name="T1826_6"><text:s/></text:span><text:span text:style-name="T1826_7">DTTO</text:span><text:span text:style-name="T1826_8"><text:s/></text:span><text:span text:style-name="T1826_9">MORADO</text:span><text:span text:style-name="T1826_10"><text:s/>“</text:span><text:span text:style-name="T1826_11">G</text:span><text:span text:style-name="T1826_12">”<text:s/></text:span><text:span text:style-name="T1826_13">AL</text:span><text:span text:style-name="T1826_14"><text:s/></text:span><text:span text:style-name="T1826_15">DTTO</text:span><text:span text:style-name="T1826_16"><text:s/></text:span><text:span text:style-name="T1826_17">AMARILLO</text:span><text:span text:style-name="T1826_18"><text:s/>“</text:span><text:span text:style-name="T1826_19">F</text:span><text:span text:style-name="T1826_20">”</text:span></text:p>
      <text:p text:style-name="P1827"><text:span text:style-name="T1827_1"><text:tab/></text:span></text:p>
      <text:p text:style-name="P1828"/>
      <text:p text:style-name="P1829"><text:span text:style-name="T1829_1"><text:s/></text:span></text:p>
      <text:p text:style-name="P1830"/>
      <text:p text:style-name="P1831"><text:span text:style-name="T1831_1">2902</text:span></text:p>
      <text:p text:style-name="P1832"><text:span text:style-name="T1832_1"><text:tab/></text:span></text:p>
      <text:p text:style-name="P1833"/>
      <text:p text:style-name="P1834"><text:span text:style-name="T1834_1">SE</text:span><text:span text:style-name="T1834_2"><text:s/></text:span><text:span text:style-name="T1834_3">MUEVEN</text:span><text:span text:style-name="T1834_4"><text:s/></text:span><text:span text:style-name="T1834_5">DEL</text:span><text:span text:style-name="T1834_6"><text:s/></text:span><text:span text:style-name="T1834_7">DTTO</text:span><text:span text:style-name="T1834_8"><text:s/></text:span><text:span text:style-name="T1834_9">MORADO</text:span><text:span text:style-name="T1834_10"><text:s/>“</text:span><text:span text:style-name="T1834_11">G</text:span><text:span text:style-name="T1834_12">”<text:s/></text:span><text:span text:style-name="T1834_13">AL</text:span><text:span text:style-name="T1834_14"><text:s/></text:span><text:span text:style-name="T1834_15">DTTO</text:span><text:span text:style-name="T1834_16"><text:s/></text:span><text:span text:style-name="T1834_17">AMARILLO</text:span><text:span text:style-name="T1834_18"><text:s/>“</text:span><text:span text:style-name="T1834_19">F</text:span><text:span text:style-name="T1834_20">”</text:span></text:p>
      <text:p text:style-name="P1835"><text:span text:style-name="T1835_1"><text:tab/></text:span></text:p>
      <text:p text:style-name="P1836"/>
      <text:p text:style-name="P1837"><text:span text:style-name="T1837_1"><text:s/></text:span></text:p>
      <text:p text:style-name="P1838"/>
      <text:p text:style-name="P1839"><text:span text:style-name="T1839_1">2903</text:span></text:p>
      <text:p text:style-name="P1840"><text:span text:style-name="T1840_1"><text:tab/></text:span></text:p>
      <text:p text:style-name="P1841"/>
      <text:p text:style-name="P1842"><text:span text:style-name="T1842_1">SE</text:span><text:span text:style-name="T1842_2"><text:s/></text:span><text:span text:style-name="T1842_3">MUEVEN</text:span><text:span text:style-name="T1842_4"><text:s/></text:span><text:span text:style-name="T1842_5">DEL</text:span><text:span text:style-name="T1842_6"><text:s/></text:span><text:span text:style-name="T1842_7">DTTO</text:span><text:span text:style-name="T1842_8"><text:s/></text:span><text:span text:style-name="T1842_9">MORADO</text:span><text:span text:style-name="T1842_10"><text:s/>“</text:span><text:span text:style-name="T1842_11">G</text:span><text:span text:style-name="T1842_12">”<text:s/></text:span><text:span text:style-name="T1842_13">AL</text:span><text:span text:style-name="T1842_14"><text:s/></text:span><text:span text:style-name="T1842_15">DTTO</text:span><text:span text:style-name="T1842_16"><text:s/></text:span><text:span text:style-name="T1842_17">AMARILLO</text:span><text:span text:style-name="T1842_18"><text:s/>“</text:span><text:span text:style-name="T1842_19">F</text:span><text:span text:style-name="T1842_20">”</text:span></text:p>
      <text:p text:style-name="P1843"><text:span text:style-name="T1843_1"><text:tab/></text:span></text:p>
      <text:p text:style-name="P1844"/>
      <text:p text:style-name="P1845"><text:span text:style-name="T1845_1"><text:s/></text:span></text:p>
      <text:p text:style-name="P1846"/>
      <text:p text:style-name="P1847"><text:span text:style-name="T1847_1">2904</text:span></text:p>
      <text:p text:style-name="P1848"><text:span text:style-name="T1848_1"><text:tab/></text:span></text:p>
      <text:p text:style-name="P1849"/>
      <text:p text:style-name="P1850"><text:span text:style-name="T1850_1">SE</text:span><text:span text:style-name="T1850_2"><text:s/></text:span><text:span text:style-name="T1850_3">MUEVEN</text:span><text:span text:style-name="T1850_4"><text:s/></text:span><text:span text:style-name="T1850_5">DEL</text:span><text:span text:style-name="T1850_6"><text:s/></text:span><text:span text:style-name="T1850_7">DTTO</text:span><text:span text:style-name="T1850_8"><text:s/></text:span><text:span text:style-name="T1850_9">MORADO</text:span><text:span text:style-name="T1850_10"><text:s/>“</text:span><text:span text:style-name="T1850_11">G</text:span><text:span text:style-name="T1850_12">”<text:s/></text:span><text:span text:style-name="T1850_13">AL</text:span><text:span text:style-name="T1850_14"><text:s/></text:span><text:span text:style-name="T1850_15">DTTO</text:span><text:span text:style-name="T1850_16"><text:s/></text:span><text:span text:style-name="T1850_17">AMARILLO</text:span><text:span text:style-name="T1850_18"><text:s/>“</text:span><text:span text:style-name="T1850_19">F</text:span><text:span text:style-name="T1850_20">”</text:span></text:p>
      <text:p text:style-name="P1851"><text:span text:style-name="T1851_1"><text:tab/></text:span></text:p>
      <text:p text:style-name="P1852"/>
      <text:p text:style-name="P1853"><text:span text:style-name="T1853_1"><text:s/></text:span></text:p>
      <text:p text:style-name="P1854"/>
      <text:p text:style-name="P1855"><text:span text:style-name="T1855_1">2905</text:span></text:p>
      <text:p text:style-name="P1856"><text:span text:style-name="T1856_1"><text:tab/></text:span></text:p>
      <text:p text:style-name="P1857"/>
      <text:p text:style-name="P1858"><text:span text:style-name="T1858_1">SE</text:span><text:span text:style-name="T1858_2"><text:s/></text:span><text:span text:style-name="T1858_3">MUEVEN</text:span><text:span text:style-name="T1858_4"><text:s/></text:span><text:span text:style-name="T1858_5">DEL</text:span><text:span text:style-name="T1858_6"><text:s/></text:span><text:span text:style-name="T1858_7">DTTO</text:span><text:span text:style-name="T1858_8"><text:s/></text:span><text:span text:style-name="T1858_9">MORADO</text:span><text:span text:style-name="T1858_10"><text:s/>“</text:span><text:span text:style-name="T1858_11">G</text:span><text:span text:style-name="T1858_12">”<text:s/></text:span><text:span text:style-name="T1858_13">AL</text:span><text:span text:style-name="T1858_14"><text:s/></text:span><text:span text:style-name="T1858_15">DTTO</text:span><text:span text:style-name="T1858_16"><text:s/></text:span><text:span text:style-name="T1858_17">AMARILLO</text:span><text:span text:style-name="T1858_18"><text:s/>“</text:span><text:span text:style-name="T1858_19">F</text:span><text:span text:style-name="T1858_20">”</text:span></text:p>
      <text:p text:style-name="P1859"><text:span text:style-name="T1859_1"><text:tab/></text:span></text:p>
      <text:p text:style-name="P1860"/>
      <text:p text:style-name="P1861"><text:span text:style-name="T1861_1"><text:s/></text:span></text:p>
      <text:p text:style-name="P1862"/>
      <text:p text:style-name="P1863"><text:span text:style-name="T1863_1">2906</text:span></text:p>
      <text:p text:style-name="P1864"><text:span text:style-name="T1864_1"><text:tab/></text:span></text:p>
      <text:p text:style-name="P1865"/>
      <text:p text:style-name="P1866"><text:span text:style-name="T1866_1">SE</text:span><text:span text:style-name="T1866_2"><text:s/></text:span><text:span text:style-name="T1866_3">MUEVEN</text:span><text:span text:style-name="T1866_4"><text:s/></text:span><text:span text:style-name="T1866_5">DEL</text:span><text:span text:style-name="T1866_6"><text:s/></text:span><text:span text:style-name="T1866_7">DTTO</text:span><text:span text:style-name="T1866_8"><text:s/></text:span><text:span text:style-name="T1866_9">MORADO</text:span><text:span text:style-name="T1866_10"><text:s/>“</text:span><text:span text:style-name="T1866_11">G</text:span><text:span text:style-name="T1866_12">”<text:s/></text:span><text:span text:style-name="T1866_13">AL</text:span><text:span text:style-name="T1866_14"><text:s/></text:span><text:span text:style-name="T1866_15">DTTO</text:span><text:span text:style-name="T1866_16"><text:s/></text:span><text:span text:style-name="T1866_17">AMARILLO</text:span><text:span text:style-name="T1866_18"><text:s/>“</text:span><text:span text:style-name="T1866_19">F</text:span><text:span text:style-name="T1866_20">”</text:span></text:p>
      <text:p text:style-name="P1867"><text:span text:style-name="T1867_1"><text:tab/></text:span></text:p>
      <text:p text:style-name="P1868"/>
      <text:p text:style-name="P1869"><text:span text:style-name="T1869_1"><text:s/></text:span></text:p>
      <text:p text:style-name="P1870"/>
      <text:p text:style-name="P1871"><text:span text:style-name="T1871_1">2907</text:span></text:p>
      <text:p text:style-name="P1872"><text:span text:style-name="T1872_1"><text:tab/></text:span></text:p>
      <text:p text:style-name="P1873"/>
      <text:p text:style-name="P1874"><text:span text:style-name="T1874_1">SE</text:span><text:span text:style-name="T1874_2"><text:s/></text:span><text:span text:style-name="T1874_3">MUEVEN</text:span><text:span text:style-name="T1874_4"><text:s/></text:span><text:span text:style-name="T1874_5">DEL</text:span><text:span text:style-name="T1874_6"><text:s/></text:span><text:span text:style-name="T1874_7">DTTO</text:span><text:span text:style-name="T1874_8"><text:s/></text:span><text:span text:style-name="T1874_9">MORADO</text:span><text:span text:style-name="T1874_10"><text:s/>“</text:span><text:span text:style-name="T1874_11">G</text:span><text:span text:style-name="T1874_12">”<text:s/></text:span><text:span text:style-name="T1874_13">AL</text:span><text:span text:style-name="T1874_14"><text:s/></text:span><text:span text:style-name="T1874_15">DTTO</text:span><text:span text:style-name="T1874_16"><text:s/></text:span><text:span text:style-name="T1874_17">AMARILLO</text:span><text:span text:style-name="T1874_18"><text:s/>“</text:span><text:span text:style-name="T1874_19">F</text:span><text:span text:style-name="T1874_20">”</text:span></text:p>
      <text:p text:style-name="P1875"><text:span text:style-name="T1875_1"><text:tab/></text:span></text:p>
      <text:p text:style-name="P1876"/>
      <text:p text:style-name="P1877"><text:span text:style-name="T1877_1"><text:s/></text:span></text:p>
      <text:p text:style-name="P1878"/>
      <text:p text:style-name="P1879"><text:span text:style-name="T1879_1">2908</text:span></text:p>
      <text:p text:style-name="P1880"><text:span text:style-name="T1880_1"><text:tab/></text:span></text:p>
      <text:p text:style-name="P1881"/>
      <text:p text:style-name="P1882"><text:span text:style-name="T1882_1">SE</text:span><text:span text:style-name="T1882_2"><text:s/></text:span><text:span text:style-name="T1882_3">MUEVEN</text:span><text:span text:style-name="T1882_4"><text:s/></text:span><text:span text:style-name="T1882_5">DEL</text:span><text:span text:style-name="T1882_6"><text:s/></text:span><text:span text:style-name="T1882_7">DTTO</text:span><text:span text:style-name="T1882_8"><text:s/></text:span><text:span text:style-name="T1882_9">MORADO</text:span><text:span text:style-name="T1882_10"><text:s/>“</text:span><text:span text:style-name="T1882_11">G</text:span><text:span text:style-name="T1882_12">”<text:s/></text:span><text:span text:style-name="T1882_13">AL</text:span><text:span text:style-name="T1882_14"><text:s/></text:span><text:span text:style-name="T1882_15">DTTO</text:span><text:span text:style-name="T1882_16"><text:s/></text:span><text:span text:style-name="T1882_17">AMARILLO</text:span><text:span text:style-name="T1882_18"><text:s/>“</text:span><text:span text:style-name="T1882_19">F</text:span><text:span text:style-name="T1882_20">”</text:span></text:p>
      <text:p text:style-name="P1883"><text:span text:style-name="T1883_1"><text:tab/></text:span></text:p>
      <text:p text:style-name="P1884"/>
      <text:p text:style-name="P1885"><text:span text:style-name="T1885_1"><text:s/></text:span></text:p>
      <text:p text:style-name="P1886"/>
      <text:p text:style-name="P1887"><text:span text:style-name="T1887_1"><text:s/></text:span></text:p>
      <text:p text:style-name="P1888"><text:span text:style-name="T1888_1"><text:tab/></text:span></text:p>
      <text:p text:style-name="P1889"/>
      <text:p text:style-name="P1890"><text:span text:style-name="T1890_1">SECCIONES</text:span><text:span text:style-name="T1890_2"><text:s/></text:span><text:span text:style-name="T1890_3">QUE</text:span><text:span text:style-name="T1890_4"><text:s/></text:span><text:span text:style-name="T1890_5">SE</text:span><text:span text:style-name="T1890_6"><text:s/></text:span><text:span text:style-name="T1890_7">MUEVEN</text:span><text:span text:style-name="T1890_8"><text:s/></text:span><text:span text:style-name="T1890_9">PARA</text:span><text:span text:style-name="T1890_10"><text:s/></text:span><text:span text:style-name="T1890_11">COMPENSAR</text:span><text:span text:style-name="T1890_12"><text:s/></text:span><text:span text:style-name="T1890_13">EL</text:span><text:span text:style-name="T1890_14"><text:s/></text:span><text:span text:style-name="T1890_15">CRÌTERIO</text:span><text:span text:style-name="T1890_16"><text:s/></text:span><text:span text:style-name="T1890_17">DE</text:span><text:span text:style-name="T1890_18"><text:s/></text:span><text:span text:style-name="T1890_19">POBLACIÒN</text:span><text:span text:style-name="T1890_20">.</text:span></text:p>
      <text:p text:style-name="P1891"><text:span text:style-name="T1891_1"><text:tab/></text:span></text:p>
      <text:p text:style-name="P1892"/>
      <text:p text:style-name="P1893"><text:span text:style-name="T1893_1"><text:s/></text:span></text:p>
      <text:p text:style-name="P1894"/>
      <text:p text:style-name="P1895"><text:span text:style-name="T1895_1">3031</text:span></text:p>
      <text:p text:style-name="P1896"><text:span text:style-name="T1896_1"><text:tab/></text:span></text:p>
      <text:p text:style-name="P1897"/>
      <text:p text:style-name="P1898"><text:span text:style-name="T1898_1">SE</text:span><text:span text:style-name="T1898_2"><text:s/></text:span><text:span text:style-name="T1898_3">MUEVEN</text:span><text:span text:style-name="T1898_4"><text:s/></text:span><text:span text:style-name="T1898_5">DEL</text:span><text:span text:style-name="T1898_6"><text:s/></text:span><text:span text:style-name="T1898_7">DTTO</text:span><text:span text:style-name="T1898_8"><text:s/></text:span><text:span text:style-name="T1898_9">MORADO</text:span><text:span text:style-name="T1898_10"><text:s/>"</text:span><text:span text:style-name="T1898_11">G</text:span><text:span text:style-name="T1898_12">"<text:s/></text:span><text:span text:style-name="T1898_13">AL</text:span><text:span text:style-name="T1898_14"><text:s/></text:span><text:span text:style-name="T1898_15">DTTO</text:span><text:span text:style-name="T1898_16"><text:s/></text:span><text:span text:style-name="T1898_17">FIUSHA</text:span><text:span text:style-name="T1898_18"><text:s/>"</text:span><text:span text:style-name="T1898_19">E</text:span><text:span text:style-name="T1898_20">"</text:span></text:p>
      <text:p text:style-name="P1899"><text:span text:style-name="T1899_1"><text:tab/></text:span></text:p>
      <text:p text:style-name="P1900"/>
      <text:p text:style-name="P1901"><text:span text:style-name="T1901_1"><text:s/></text:span></text:p>
      <text:p text:style-name="P1902"/>
      <text:p text:style-name="P1903"><text:span text:style-name="T1903_1">3033</text:span></text:p>
      <text:p text:style-name="P1904"><text:span text:style-name="T1904_1"><text:tab/></text:span></text:p>
      <text:p text:style-name="P1905"/>
      <text:p text:style-name="P1906"><text:span text:style-name="T1906_1">SE</text:span><text:span text:style-name="T1906_2"><text:s/></text:span><text:span text:style-name="T1906_3">MUEVEN</text:span><text:span text:style-name="T1906_4"><text:s/></text:span><text:span text:style-name="T1906_5">DEL</text:span><text:span text:style-name="T1906_6"><text:s/></text:span><text:span text:style-name="T1906_7">DTTO</text:span><text:span text:style-name="T1906_8"><text:s/></text:span><text:span text:style-name="T1906_9">MORADO</text:span><text:span text:style-name="T1906_10"><text:s/>"</text:span><text:span text:style-name="T1906_11">G</text:span><text:span text:style-name="T1906_12">"<text:s/></text:span><text:span text:style-name="T1906_13">AL</text:span><text:span text:style-name="T1906_14"><text:s/></text:span><text:span text:style-name="T1906_15">DTTO</text:span><text:span text:style-name="T1906_16"><text:s/></text:span><text:span text:style-name="T1906_17">FIUSHA</text:span><text:span text:style-name="T1906_18"><text:s/>"</text:span><text:span text:style-name="T1906_19">E</text:span><text:span text:style-name="T1906_20">"</text:span></text:p>
      <text:p text:style-name="P1907"><text:span text:style-name="T1907_1"><text:tab/></text:span></text:p>
      <text:p text:style-name="P1908"/>
      <text:p text:style-name="P1909"><text:span text:style-name="T1909_1"><text:s/></text:span></text:p>
      <text:p text:style-name="P1910"/>
      <text:p text:style-name="P1911"><text:span text:style-name="T1911_1">3034</text:span></text:p>
      <text:p text:style-name="P1912"><text:span text:style-name="T1912_1"><text:tab/></text:span></text:p>
      <text:p text:style-name="P1913"/>
      <text:p text:style-name="P1914"><text:span text:style-name="T1914_1">SE</text:span><text:span text:style-name="T1914_2"><text:s/></text:span><text:span text:style-name="T1914_3">MUEVEN</text:span><text:span text:style-name="T1914_4"><text:s/></text:span><text:span text:style-name="T1914_5">DEL</text:span><text:span text:style-name="T1914_6"><text:s/></text:span><text:span text:style-name="T1914_7">DTTO</text:span><text:span text:style-name="T1914_8"><text:s/></text:span><text:span text:style-name="T1914_9">MORADO</text:span><text:span text:style-name="T1914_10"><text:s/>"</text:span><text:span text:style-name="T1914_11">G</text:span><text:span text:style-name="T1914_12">"<text:s/></text:span><text:span text:style-name="T1914_13">AL</text:span><text:span text:style-name="T1914_14"><text:s/></text:span><text:span text:style-name="T1914_15">DTTO</text:span><text:span text:style-name="T1914_16"><text:s/></text:span><text:span text:style-name="T1914_17">FIUSHA</text:span><text:span text:style-name="T1914_18"><text:s/>"</text:span><text:span text:style-name="T1914_19">E</text:span><text:span text:style-name="T1914_20">"</text:span></text:p>
      <text:p text:style-name="P1915"><text:span text:style-name="T1915_1"><text:tab/></text:span></text:p>
      <text:p text:style-name="P1916"/>
      <text:p text:style-name="P1917"><text:span text:style-name="T1917_1"><text:s/></text:span></text:p>
      <text:p text:style-name="P1918"/>
      <text:p text:style-name="P1919"><text:span text:style-name="T1919_1">3035</text:span></text:p>
      <text:p text:style-name="P1920"><text:span text:style-name="T1920_1"><text:tab/></text:span></text:p>
      <text:p text:style-name="P1921"/>
      <text:p text:style-name="P1922"><text:span text:style-name="T1922_1">SE</text:span><text:span text:style-name="T1922_2"><text:s/></text:span><text:span text:style-name="T1922_3">MUEVEN</text:span><text:span text:style-name="T1922_4"><text:s/></text:span><text:span text:style-name="T1922_5">DEL</text:span><text:span text:style-name="T1922_6"><text:s/></text:span><text:span text:style-name="T1922_7">DTTO</text:span><text:span text:style-name="T1922_8"><text:s/></text:span><text:span text:style-name="T1922_9">MORADO</text:span><text:span text:style-name="T1922_10"><text:s/>"</text:span><text:span text:style-name="T1922_11">G</text:span><text:span text:style-name="T1922_12">"<text:s/></text:span><text:span text:style-name="T1922_13">AL</text:span><text:span text:style-name="T1922_14"><text:s/></text:span><text:span text:style-name="T1922_15">DTTO</text:span><text:span text:style-name="T1922_16"><text:s/></text:span><text:span text:style-name="T1922_17">FIUSHA</text:span><text:span text:style-name="T1922_18"><text:s/>"</text:span><text:span text:style-name="T1922_19">E</text:span><text:span text:style-name="T1922_20">"</text:span></text:p>
      <text:p text:style-name="P1923"><text:span text:style-name="T1923_1"><text:tab/></text:span></text:p>
      <text:p text:style-name="P1924"/>
      <text:p text:style-name="P1925"><text:span text:style-name="T1925_1"><text:s/></text:span></text:p>
      <text:p text:style-name="P1926"/>
      <text:p text:style-name="P1927"><text:span text:style-name="T1927_1"><text:tab/></text:span><text:span text:style-name="T1927_2">Todos</text:span><text:span text:style-name="T1927_3"><text:tab/></text:span><text:span text:style-name="T1927_4">Todas</text:span><text:span text:style-name="T1927_5"><text:tab/></text:span><text:span text:style-name="T1927_6">El</text:span><text:span text:style-name="T1927_7"><text:s/></text:span><text:span text:style-name="T1927_8">PT</text:span><text:span text:style-name="T1927_9">-</text:span><text:span text:style-name="T1927_10">CLV</text:span><text:span text:style-name="T1927_11"><text:s/></text:span><text:span text:style-name="T1927_12">realiza</text:span><text:span text:style-name="T1927_13"><text:s/></text:span><text:span text:style-name="T1927_14">adecuaciones</text:span><text:span text:style-name="T1927_15"><text:s/></text:span><text:span text:style-name="T1927_16">principalmente</text:span><text:span text:style-name="T1927_17"><text:s/></text:span><text:span text:style-name="T1927_18">en</text:span><text:span text:style-name="T1927_19"><text:s/></text:span><text:span text:style-name="T1927_20">las</text:span><text:span text:style-name="T1927_21"><text:s/></text:span><text:span text:style-name="T1927_22">secciones</text:span><text:span text:style-name="T1927_23"><text:s/></text:span><text:span text:style-name="T1927_24">de</text:span><text:span text:style-name="T1927_25"><text:s/></text:span><text:span text:style-name="T1927_26">la</text:span><text:span text:style-name="T1927_27"><text:s/></text:span><text:span text:style-name="T1927_28">zona</text:span><text:span text:style-name="T1927_29"><text:s/></text:span><text:span text:style-name="T1927_30">metropolitana</text:span><text:span text:style-name="T1927_31"><text:s/></text:span><text:span text:style-name="T1927_32">de</text:span><text:span text:style-name="T1927_33"><text:s/></text:span><text:span text:style-name="T1927_34">Guadalajara</text:span><text:span text:style-name="T1927_35"><text:s/></text:span><text:span text:style-name="T1927_36">Y</text:span><text:span text:style-name="T1927_37"><text:s/></text:span><text:span text:style-name="T1927_38">Zapopan</text:span><text:span text:style-name="T1927_39">,<text:s/></text:span><text:span text:style-name="T1927_40">para</text:span><text:span text:style-name="T1927_41"><text:s/></text:span><text:span text:style-name="T1927_42">compensar</text:span><text:span text:style-name="T1927_43"><text:s/></text:span><text:span text:style-name="T1927_44">el</text:span><text:span text:style-name="T1927_45"><text:s/></text:span><text:span text:style-name="T1927_46">criterio</text:span><text:span text:style-name="T1927_47"><text:s/></text:span><text:span text:style-name="T1927_48">de</text:span><text:span text:style-name="T1927_49"><text:s/></text:span><text:span text:style-name="T1927_50">población</text:span><text:span text:style-name="T1927_51">.<text:s/></text:span><text:span text:style-name="T1927_52">Asimismo</text:span><text:span text:style-name="T1927_53"><text:s/></text:span><text:span text:style-name="T1927_54">se</text:span><text:span text:style-name="T1927_55"><text:s/></text:span><text:span text:style-name="T1927_56">indica</text:span><text:span text:style-name="T1927_57"><text:s/></text:span><text:span text:style-name="T1927_58">que</text:span><text:span text:style-name="T1927_59"><text:s/></text:span><text:span text:style-name="T1927_60">los</text:span><text:span text:style-name="T1927_61"><text:s/></text:span><text:span text:style-name="T1927_62">movimientos</text:span><text:span text:style-name="T1927_63"><text:s/></text:span><text:span text:style-name="T1927_64">realizados</text:span><text:span text:style-name="T1927_65"><text:s/></text:span><text:span text:style-name="T1927_66">también</text:span><text:span text:style-name="T1927_67"><text:s/></text:span><text:span text:style-name="T1927_68">están</text:span><text:span text:style-name="T1927_69"><text:s/></text:span><text:span text:style-name="T1927_70">relacionados</text:span><text:span text:style-name="T1927_71"><text:s/></text:span><text:span text:style-name="T1927_72">con</text:span><text:span text:style-name="T1927_73"><text:s/></text:span><text:span text:style-name="T1927_74">la</text:span><text:span text:style-name="T1927_75"><text:s/></text:span><text:span text:style-name="T1927_76">ubicación</text:span><text:span text:style-name="T1927_77"><text:s/></text:span><text:span text:style-name="T1927_78">de</text:span><text:span text:style-name="T1927_79"><text:s/></text:span><text:span text:style-name="T1927_80">las</text:span><text:span text:style-name="T1927_81"><text:s/></text:span><text:span text:style-name="T1927_82">casillas</text:span><text:span text:style-name="T1927_83">,<text:s/></text:span><text:span text:style-name="T1927_84">sin</text:span><text:span text:style-name="T1927_85"><text:s/></text:span><text:span text:style-name="T1927_86">embargo</text:span><text:span text:style-name="T1927_87">,<text:s/></text:span><text:span text:style-name="T1927_88">este</text:span><text:span text:style-name="T1927_89"><text:s/></text:span><text:span text:style-name="T1927_90">argumento</text:span><text:span text:style-name="T1927_91"><text:s/></text:span><text:span text:style-name="T1927_92">no</text:span><text:span text:style-name="T1927_93"><text:s/></text:span><text:span text:style-name="T1927_94">se</text:span><text:span text:style-name="T1927_95"><text:s/></text:span><text:span text:style-name="T1927_96">considera</text:span><text:span text:style-name="T1927_97"><text:s/></text:span><text:span text:style-name="T1927_98">en</text:span><text:span text:style-name="T1927_99"><text:s/></text:span><text:span text:style-name="T1927_100">este</text:span><text:span text:style-name="T1927_101"><text:s/></text:span><text:span text:style-name="T1927_102">momento</text:span><text:span text:style-name="T1927_103"><text:s/></text:span><text:span text:style-name="T1927_104">para</text:span><text:span text:style-name="T1927_105"><text:s/></text:span><text:span text:style-name="T1927_106">la</text:span><text:span text:style-name="T1927_107"><text:s/></text:span><text:span text:style-name="T1927_108">conformación</text:span><text:span text:style-name="T1927_109"><text:s/></text:span><text:span text:style-name="T1927_110">de</text:span><text:span text:style-name="T1927_111"><text:s/></text:span><text:span text:style-name="T1927_112">las</text:span><text:span text:style-name="T1927_113"><text:s/></text:span><text:span text:style-name="T1927_114">propuestas</text:span><text:span text:style-name="T1927_115"><text:s/></text:span><text:span text:style-name="T1927_116">de</text:span><text:span text:style-name="T1927_117"><text:s/></text:span><text:span text:style-name="T1927_118">distritación</text:span><text:span text:style-name="T1927_119">.<text:tab/></text:span><text:span text:style-name="T1927_120">El</text:span><text:span text:style-name="T1927_121"><text:s/></text:span><text:span text:style-name="T1927_122">escenario</text:span><text:span text:style-name="T1927_123"><text:s/></text:span><text:span text:style-name="T1927_124">propuesto</text:span><text:span text:style-name="T1927_125"><text:s/></text:span><text:span text:style-name="T1927_126">por</text:span><text:span text:style-name="T1927_127"><text:s/></text:span><text:span text:style-name="T1927_128">el</text:span><text:span text:style-name="T1927_129"><text:s/></text:span><text:span text:style-name="T1927_130">PT</text:span><text:span text:style-name="T1927_131">-</text:span><text:span text:style-name="T1927_132">CLV</text:span><text:span text:style-name="T1927_133"><text:s/></text:span><text:span text:style-name="T1927_134">no</text:span><text:span text:style-name="T1927_135"><text:s/></text:span><text:span text:style-name="T1927_136">se</text:span><text:span text:style-name="T1927_137"><text:s/></text:span><text:span text:style-name="T1927_138">considera</text:span><text:span text:style-name="T1927_139"><text:s/></text:span><text:span text:style-name="T1927_140">viable</text:span><text:span text:style-name="T1927_141">,<text:s/></text:span><text:span text:style-name="T1927_142">ya</text:span><text:span text:style-name="T1927_143"><text:s/></text:span><text:span text:style-name="T1927_144">que</text:span><text:span text:style-name="T1927_145"><text:s/></text:span><text:span text:style-name="T1927_146">no</text:span><text:span text:style-name="T1927_147"><text:s/></text:span><text:span text:style-name="T1927_148">mejora</text:span><text:span text:style-name="T1927_149"><text:s/></text:span><text:span text:style-name="T1927_150">la</text:span><text:span text:style-name="T1927_151"><text:s/></text:span><text:span text:style-name="T1927_152">función</text:span><text:span text:style-name="T1927_153"><text:s/></text:span><text:span text:style-name="T1927_154">de</text:span><text:span text:style-name="T1927_155"><text:s/></text:span><text:span text:style-name="T1927_156">costo</text:span><text:span text:style-name="T1927_157"><text:s/></text:span><text:span text:style-name="T1927_158">del</text:span><text:span text:style-name="T1927_159"><text:s/></text:span><text:span text:style-name="T1927_160">Segundo</text:span><text:span text:style-name="T1927_161"><text:s/></text:span><text:span text:style-name="T1927_162">escenario</text:span><text:span text:style-name="T1927_163"><text:s/></text:span><text:span text:style-name="T1927_164">al</text:span><text:span text:style-name="T1927_165"><text:s/></text:span><text:span text:style-name="T1927_166">obtener</text:span><text:span text:style-name="T1927_167"><text:s/></text:span><text:span text:style-name="T1927_168">un</text:span><text:span text:style-name="T1927_169"><text:s/></text:span><text:span text:style-name="T1927_170">valor</text:span><text:span text:style-name="T1927_171"><text:s/></text:span><text:span text:style-name="T1927_172">de</text:span><text:span text:style-name="T1927_173"><text:s/>34.58559591<text:s/></text:span><text:span text:style-name="T1927_174">por</text:span><text:span text:style-name="T1927_175"><text:s/></text:span><text:span text:style-name="T1927_176">arriba</text:span><text:span text:style-name="T1927_177"><text:s/></text:span><text:span text:style-name="T1927_178">del</text:span><text:span text:style-name="T1927_179"><text:s/></text:span><text:span text:style-name="T1927_180">valor</text:span><text:span text:style-name="T1927_181"><text:s/></text:span><text:span text:style-name="T1927_182">del</text:span><text:span text:style-name="T1927_183"><text:s/></text:span><text:span text:style-name="T1927_184">segundo</text:span><text:span text:style-name="T1927_185"><text:s/></text:span><text:span text:style-name="T1927_186">escenario</text:span><text:span text:style-name="T1927_187"><text:s/></text:span><text:span text:style-name="T1927_188">que</text:span><text:span text:style-name="T1927_189"><text:s/></text:span><text:span text:style-name="T1927_190">es</text:span><text:span text:style-name="T1927_191"><text:s/></text:span><text:span text:style-name="T1927_192">de</text:span><text:span text:style-name="T1927_193"><text:s/>34.19097441;<text:s/></text:span><text:span text:style-name="T1927_194">de</text:span><text:span text:style-name="T1927_195"><text:s/></text:span><text:span text:style-name="T1927_196">los</text:span><text:span text:style-name="T1927_197"><text:s/></text:span><text:span text:style-name="T1927_198">cuatro</text:span><text:span text:style-name="T1927_199"><text:s/></text:span><text:span text:style-name="T1927_200">componentes</text:span><text:span text:style-name="T1927_201"><text:s/></text:span><text:span text:style-name="T1927_202">de</text:span><text:span text:style-name="T1927_203"><text:s/></text:span><text:span text:style-name="T1927_204">la</text:span><text:span text:style-name="T1927_205"><text:s/></text:span><text:span text:style-name="T1927_206">función</text:span><text:span text:style-name="T1927_207"><text:s/></text:span><text:span text:style-name="T1927_208">de</text:span><text:span text:style-name="T1927_209"><text:s/></text:span><text:span text:style-name="T1927_210">costo</text:span><text:span text:style-name="T1927_211">,<text:s/></text:span><text:span text:style-name="T1927_212">solo</text:span><text:span text:style-name="T1927_213"><text:s/></text:span><text:span text:style-name="T1927_214">mejora</text:span><text:span text:style-name="T1927_215"><text:s/></text:span><text:span text:style-name="T1927_216">la</text:span><text:span text:style-name="T1927_217"><text:s/></text:span><text:span text:style-name="T1927_218">población</text:span><text:span text:style-name="T1927_219">.<text:s/></text:span><text:span text:style-name="T1927_220">Cumple</text:span><text:span text:style-name="T1927_221"><text:s/></text:span><text:span text:style-name="T1927_222">en</text:span><text:span text:style-name="T1927_223"><text:s/></text:span><text:span text:style-name="T1927_224">lo</text:span><text:span text:style-name="T1927_225"><text:s/></text:span><text:span text:style-name="T1927_226">general</text:span><text:span text:style-name="T1927_227"><text:s/></text:span><text:span text:style-name="T1927_228">con</text:span><text:span text:style-name="T1927_229"><text:s/></text:span><text:span text:style-name="T1927_230">los</text:span><text:span text:style-name="T1927_231"><text:s/></text:span><text:span text:style-name="T1927_232">criterios</text:span><text:span text:style-name="T1927_233"><text:s/></text:span><text:span text:style-name="T1927_234">y</text:span><text:span text:style-name="T1927_235"><text:s/></text:span><text:span text:style-name="T1927_236">no</text:span><text:span text:style-name="T1927_237"><text:s/></text:span><text:span text:style-name="T1927_238">rompe</text:span><text:span text:style-name="T1927_239"><text:s/></text:span><text:span text:style-name="T1927_240">procesos</text:span><text:span text:style-name="T1927_241">,<text:s/></text:span><text:span text:style-name="T1927_242">además</text:span><text:span text:style-name="T1927_243"><text:s/></text:span><text:span text:style-name="T1927_244">que</text:span><text:span text:style-name="T1927_245"><text:s/></text:span><text:span text:style-name="T1927_246">los</text:span><text:span text:style-name="T1927_247"><text:s/></text:span><text:span text:style-name="T1927_248">distritos</text:span><text:span text:style-name="T1927_249"><text:s/></text:span><text:span text:style-name="T1927_250">se</text:span><text:span text:style-name="T1927_251"><text:s/></text:span><text:span text:style-name="T1927_252">encuentran</text:span><text:span text:style-name="T1927_253"><text:s/></text:span><text:span text:style-name="T1927_254">dentro</text:span><text:span text:style-name="T1927_255"><text:s/></text:span><text:span text:style-name="T1927_256">del</text:span><text:span text:style-name="T1927_257"><text:s/></text:span><text:span text:style-name="T1927_258">rango</text:span><text:span text:style-name="T1927_259"><text:s/></text:span><text:span text:style-name="T1927_260">establecido</text:span><text:span text:style-name="T1927_261">.</text:span></text:p>
      <text:p text:style-name="P1928"><text:span text:style-name="T1928_1">PVEM</text:span><text:span text:style-name="T1928_2"><text:s/>-<text:s/></text:span><text:span text:style-name="T1928_3">CLV</text:span><text:span text:style-name="T1928_4"><text:tab/></text:span></text:p>
      <text:p text:style-name="P1929"/>
      <text:p text:style-name="P1930"><text:span text:style-name="T1930_1">REUNIÓN</text:span><text:span text:style-name="T1930_2"><text:s/></text:span><text:span text:style-name="T1930_3">DE</text:span><text:span text:style-name="T1930_4"><text:s/></text:span><text:span text:style-name="T1930_5">TRABAJO</text:span></text:p>
      <text:p text:style-name="P1931"/>
      <text:p text:style-name="P1932"><text:span text:style-name="T1932_1">DE</text:span><text:span text:style-name="T1932_2"><text:s/></text:span><text:span text:style-name="T1932_3">LA</text:span><text:span text:style-name="T1932_4"><text:s/></text:span><text:span text:style-name="T1932_5">COMISIÓN</text:span><text:span text:style-name="T1932_6"><text:s/></text:span><text:span text:style-name="T1932_7">LOCAL</text:span><text:span text:style-name="T1932_8"><text:s/></text:span><text:span text:style-name="T1932_9">DE</text:span><text:span text:style-name="T1932_10"><text:s/></text:span><text:span text:style-name="T1932_11">VIGILANCIA</text:span></text:p>
      <text:p text:style-name="P1933"/>
      <text:p text:style-name="P1934"><text:span text:style-name="T1934_1">SOBRE</text:span><text:span text:style-name="T1934_2"><text:s/></text:span><text:span text:style-name="T1934_3">EL</text:span><text:span text:style-name="T1934_4"><text:s/></text:span><text:span text:style-name="T1934_5">SEGUNDO</text:span><text:span text:style-name="T1934_6"><text:s/></text:span><text:span text:style-name="T1934_7">ESCENARIO</text:span><text:span text:style-name="T1934_8"><text:s/></text:span><text:span text:style-name="T1934_9">DE</text:span></text:p>
      <text:p text:style-name="P1935"/>
      <text:p text:style-name="P1936"><text:span text:style-name="T1936_1">REDISTRITACIÓN</text:span><text:span text:style-name="T1936_2"><text:s/>2013.</text:span></text:p>
      <text:p text:style-name="P1937"/>
      <text:p text:style-name="P1938"><text:span text:style-name="T1938_1"><text:s/></text:span></text:p>
      <text:p text:style-name="P1939"/>
      <text:p text:style-name="P1940"><text:span text:style-name="T1940_1"><text:s/></text:span></text:p>
      <text:p text:style-name="P1941"/>
      <text:p text:style-name="P1942"><text:span text:style-name="T1942_1">EN</text:span><text:span text:style-name="T1942_2"><text:s/></text:span><text:span text:style-name="T1942_3">LA</text:span><text:span text:style-name="T1942_4"><text:s/></text:span><text:span text:style-name="T1942_5">REUNIÓN</text:span><text:span text:style-name="T1942_6"><text:s/></text:span><text:span text:style-name="T1942_7">DE</text:span><text:span text:style-name="T1942_8"><text:s/></text:span><text:span text:style-name="T1942_9">TRABAJO</text:span><text:span text:style-name="T1942_10"><text:s/></text:span><text:span text:style-name="T1942_11">REALIZADA</text:span><text:span text:style-name="T1942_12"><text:s/></text:span><text:span text:style-name="T1942_13">POR</text:span><text:span text:style-name="T1942_14"><text:s/></text:span><text:span text:style-name="T1942_15">LA</text:span><text:span text:style-name="T1942_16"><text:s/></text:span><text:span text:style-name="T1942_17">COMISIÓN</text:span><text:span text:style-name="T1942_18"><text:s/></text:span><text:span text:style-name="T1942_19">LOCAL</text:span><text:span text:style-name="T1942_20"><text:s/></text:span><text:span text:style-name="T1942_21">DE</text:span><text:span text:style-name="T1942_22"><text:s/></text:span><text:span text:style-name="T1942_23">VIGILANCIA</text:span><text:span text:style-name="T1942_24"><text:s/></text:span><text:span text:style-name="T1942_25">DE</text:span><text:span text:style-name="T1942_26"><text:s/></text:span><text:span text:style-name="T1942_27">FECHA</text:span><text:span text:style-name="T1942_28"><text:s/>24<text:s/></text:span><text:span text:style-name="T1942_29">DE</text:span><text:span text:style-name="T1942_30"><text:s/></text:span><text:span text:style-name="T1942_31">SEPTIEMBRE</text:span><text:span text:style-name="T1942_32"><text:s/></text:span><text:span text:style-name="T1942_33">DE</text:span><text:span text:style-name="T1942_34"><text:s/>2013,<text:s/></text:span><text:span text:style-name="T1942_35">INTEGRADA</text:span><text:span text:style-name="T1942_36"><text:s/></text:span><text:span text:style-name="T1942_37">POR</text:span><text:span text:style-name="T1942_38"><text:s/></text:span><text:span text:style-name="T1942_39">EL</text:span><text:span text:style-name="T1942_40"><text:s/></text:span><text:span text:style-name="T1942_41">MAESTRO</text:span><text:span text:style-name="T1942_42"><text:s/></text:span><text:span text:style-name="T1942_43">ROGELIO</text:span><text:span text:style-name="T1942_44"><text:s/></text:span><text:span text:style-name="T1942_45">ARTURO</text:span><text:span text:style-name="T1942_46"><text:s/></text:span><text:span text:style-name="T1942_47">CASTILLO</text:span><text:span text:style-name="T1942_48"><text:s/></text:span><text:span text:style-name="T1942_49">BETANCOURT</text:span><text:span text:style-name="T1942_50">,<text:s/></text:span><text:span text:style-name="T1942_51">VOCAL</text:span><text:span text:style-name="T1942_52"><text:s/></text:span><text:span text:style-name="T1942_53">ESTATAL</text:span><text:span text:style-name="T1942_54"><text:s/></text:span><text:span text:style-name="T1942_55">DEL</text:span><text:span text:style-name="T1942_56"><text:s/></text:span><text:span text:style-name="T1942_57">REGISTRO</text:span><text:span text:style-name="T1942_58"><text:s/></text:span><text:span text:style-name="T1942_59">FEDERAL</text:span><text:span text:style-name="T1942_60"><text:s/></text:span><text:span text:style-name="T1942_61">DE</text:span><text:span text:style-name="T1942_62"><text:s/></text:span><text:span text:style-name="T1942_63">ELECTORES</text:span><text:span text:style-name="T1942_64"><text:s/></text:span><text:span text:style-name="T1942_65">Y</text:span><text:span text:style-name="T1942_66"><text:s/></text:span><text:span text:style-name="T1942_67">PRESIDENTE</text:span><text:span text:style-name="T1942_68"><text:s/></text:span><text:span text:style-name="T1942_69">DE</text:span><text:span text:style-name="T1942_70"><text:s/></text:span><text:span text:style-name="T1942_71">LA</text:span><text:span text:style-name="T1942_72"><text:s/></text:span><text:span text:style-name="T1942_73">COMISIÓN</text:span><text:span text:style-name="T1942_74"><text:s/></text:span><text:span text:style-name="T1942_75">LOCAL</text:span><text:span text:style-name="T1942_76"><text:s/></text:span><text:span text:style-name="T1942_77">DE</text:span><text:span text:style-name="T1942_78"><text:s/></text:span><text:span text:style-name="T1942_79">VIGILANCIA</text:span><text:span text:style-name="T1942_80">;<text:s/></text:span><text:span text:style-name="T1942_81">LICENCIADO</text:span><text:span text:style-name="T1942_82"><text:s/></text:span><text:span text:style-name="T1942_83">DANIEL</text:span><text:span text:style-name="T1942_84"><text:s/></text:span><text:span text:style-name="T1942_85">VERGARA</text:span><text:span text:style-name="T1942_86"><text:s/></text:span><text:span text:style-name="T1942_87">GUZMÁN</text:span><text:span text:style-name="T1942_88">,<text:s/></text:span><text:span text:style-name="T1942_89">REPRESENTANTE</text:span><text:span text:style-name="T1942_90"><text:s/></text:span><text:span text:style-name="T1942_91">SUPLENTE</text:span><text:span text:style-name="T1942_92"><text:s/></text:span><text:span text:style-name="T1942_93">DEL</text:span><text:span text:style-name="T1942_94"><text:s/></text:span><text:span text:style-name="T1942_95">PARTIDO</text:span><text:span text:style-name="T1942_96"><text:s/></text:span><text:span text:style-name="T1942_97">ACCIÓN</text:span><text:span text:style-name="T1942_98"><text:s/></text:span><text:span text:style-name="T1942_99">NACIONAL</text:span><text:span text:style-name="T1942_100">;<text:s/></text:span><text:span text:style-name="T1942_101">DOCTOR</text:span><text:span text:style-name="T1942_102"><text:s/></text:span><text:span text:style-name="T1942_103">GUILLERMO</text:span><text:span text:style-name="T1942_104"><text:s/></text:span><text:span text:style-name="T1942_105">MACÍAS</text:span><text:span text:style-name="T1942_106"><text:s/></text:span><text:span text:style-name="T1942_107">LARA</text:span><text:span text:style-name="T1942_108">;<text:s/></text:span><text:span text:style-name="T1942_109">REPRESENTANTE</text:span><text:span text:style-name="T1942_110"><text:s/></text:span><text:span text:style-name="T1942_111">SUPLENTE</text:span><text:span text:style-name="T1942_112"><text:s/></text:span><text:span text:style-name="T1942_113">DEL</text:span><text:span text:style-name="T1942_114"><text:s/></text:span><text:span text:style-name="T1942_115">PARTIDO</text:span><text:span text:style-name="T1942_116"><text:s/></text:span><text:span text:style-name="T1942_117">REVOLUCIONARIO</text:span><text:span text:style-name="T1942_118"><text:s/></text:span><text:span text:style-name="T1942_119">INSTITUCIONAL</text:span><text:span text:style-name="T1942_120">;<text:s/></text:span><text:span text:style-name="T1942_121">INGENIERO</text:span><text:span text:style-name="T1942_122"><text:s/></text:span><text:span text:style-name="T1942_123">EXIQUIO</text:span><text:span text:style-name="T1942_124"><text:s/></text:span><text:span text:style-name="T1942_125">ALEJANDRO</text:span><text:span text:style-name="T1942_126"><text:s/></text:span><text:span text:style-name="T1942_127">NAVA</text:span><text:span text:style-name="T1942_128"><text:s/></text:span><text:span text:style-name="T1942_129">GÓMEZ</text:span><text:span text:style-name="T1942_130">,<text:s/></text:span><text:span text:style-name="T1942_131">REPRESENTANTE</text:span><text:span text:style-name="T1942_132"><text:s/></text:span><text:span text:style-name="T1942_133">PROPIETARIO</text:span><text:span text:style-name="T1942_134"><text:s/></text:span><text:span text:style-name="T1942_135">DEL</text:span><text:span text:style-name="T1942_136"><text:s/></text:span><text:span text:style-name="T1942_137">PARTIDO</text:span><text:span text:style-name="T1942_138"><text:s/></text:span><text:span text:style-name="T1942_139">DE</text:span><text:span text:style-name="T1942_140"><text:s/></text:span><text:span text:style-name="T1942_141">LA</text:span><text:span text:style-name="T1942_142"><text:s/></text:span><text:span text:style-name="T1942_143">REVOLUCIÓN</text:span><text:span text:style-name="T1942_144"><text:s/></text:span><text:span text:style-name="T1942_145">DEMOCRÁTICA</text:span><text:span text:style-name="T1942_146">;<text:s text:c="2"/></text:span><text:span text:style-name="T1942_147">INGENIERO</text:span><text:span text:style-name="T1942_148"><text:s/></text:span><text:span text:style-name="T1942_149">MISAEL</text:span><text:span text:style-name="T1942_150"><text:s/></text:span><text:span text:style-name="T1942_151">MENDOZA</text:span><text:span text:style-name="T1942_152"><text:s/></text:span><text:span text:style-name="T1942_153">RODRÍGUEZ</text:span><text:span text:style-name="T1942_154">;<text:s/></text:span><text:span text:style-name="T1942_155">REPRESENTANTE</text:span><text:span text:style-name="T1942_156"><text:s text:c="2"/></text:span><text:span text:style-name="T1942_157">SUPLENTE</text:span><text:span text:style-name="T1942_158"><text:s/></text:span><text:span text:style-name="T1942_159">DEL</text:span><text:span text:style-name="T1942_160"><text:s/></text:span><text:span text:style-name="T1942_161">PARTIDO</text:span><text:span text:style-name="T1942_162"><text:s/></text:span><text:span text:style-name="T1942_163">DEL</text:span><text:span text:style-name="T1942_164"><text:s/></text:span><text:span text:style-name="T1942_165">TRABAJO</text:span><text:span text:style-name="T1942_166">;<text:s/></text:span><text:span text:style-name="T1942_167">LICENCIADO</text:span><text:span text:style-name="T1942_168"><text:s/></text:span><text:span text:style-name="T1942_169">SALVADOR</text:span><text:span text:style-name="T1942_170"><text:s/></text:span><text:span text:style-name="T1942_171">PAREDES</text:span><text:span text:style-name="T1942_172"><text:s/></text:span><text:span text:style-name="T1942_173">RODRÍGUEZ</text:span><text:span text:style-name="T1942_174">,<text:s/></text:span><text:span text:style-name="T1942_175">REPRESENTANTE</text:span><text:span text:style-name="T1942_176"><text:s/></text:span><text:span text:style-name="T1942_177">PROPIETARIO</text:span><text:span text:style-name="T1942_178"><text:s/></text:span><text:span text:style-name="T1942_179">DEL</text:span><text:span text:style-name="T1942_180"><text:s/></text:span><text:span text:style-name="T1942_181">PARTIDO</text:span><text:span text:style-name="T1942_182"><text:s/></text:span><text:span text:style-name="T1942_183">VERDE</text:span><text:span text:style-name="T1942_184"><text:s/></text:span><text:span text:style-name="T1942_185">ECOLOGISTA</text:span><text:span text:style-name="T1942_186"><text:s/></text:span><text:span text:style-name="T1942_187">DE</text:span><text:span text:style-name="T1942_188"><text:s/></text:span><text:span text:style-name="T1942_189">MéXICO</text:span><text:span text:style-name="T1942_190">;<text:s/></text:span><text:span text:style-name="T1942_191">L</text:span><text:span text:style-name="T1942_192">.</text:span><text:span text:style-name="T1942_193">C</text:span><text:span text:style-name="T1942_194">.</text:span><text:span text:style-name="T1942_195">P</text:span><text:span text:style-name="T1942_196">.<text:s/></text:span><text:span text:style-name="T1942_197">JOSÉ</text:span><text:span text:style-name="T1942_198"><text:s/></text:span><text:span text:style-name="T1942_199">JAIME</text:span><text:span text:style-name="T1942_200"><text:s/></text:span><text:span text:style-name="T1942_201">AYALA</text:span><text:span text:style-name="T1942_202"><text:s/></text:span><text:span text:style-name="T1942_203">PONCE</text:span><text:span text:style-name="T1942_204">,<text:s/></text:span><text:span text:style-name="T1942_205">REPRESENTANTE</text:span><text:span text:style-name="T1942_206"><text:s/></text:span><text:span text:style-name="T1942_207">PROPIETARIO</text:span><text:span text:style-name="T1942_208"><text:s/></text:span><text:span text:style-name="T1942_209">DEL</text:span><text:span text:style-name="T1942_210"><text:s/></text:span><text:span text:style-name="T1942_211">PARTIDO</text:span><text:span text:style-name="T1942_212"><text:s/></text:span><text:span text:style-name="T1942_213">MOVIMIENTO</text:span><text:span text:style-name="T1942_214"><text:s/></text:span><text:span text:style-name="T1942_215">CIUDADANO</text:span><text:span text:style-name="T1942_216">;<text:s/></text:span><text:span text:style-name="T1942_217">LICENCIADO</text:span><text:span text:style-name="T1942_218"><text:s/></text:span><text:span text:style-name="T1942_219">RAFAEL</text:span><text:span text:style-name="T1942_220"><text:s/></text:span><text:span text:style-name="T1942_221">CURIEL</text:span><text:span text:style-name="T1942_222"><text:s/></text:span><text:span text:style-name="T1942_223">ESTRADA</text:span><text:span text:style-name="T1942_224">,<text:s/></text:span><text:span text:style-name="T1942_225">REPRESENTANTE</text:span><text:span text:style-name="T1942_226"><text:s/></text:span><text:span text:style-name="T1942_227">PROPIETARIO</text:span><text:span text:style-name="T1942_228"><text:s/></text:span><text:span text:style-name="T1942_229">DEL</text:span><text:span text:style-name="T1942_230"><text:s/></text:span><text:span text:style-name="T1942_231">PARTIDO</text:span><text:span text:style-name="T1942_232"><text:s/></text:span><text:span text:style-name="T1942_233">NUEVA</text:span><text:span text:style-name="T1942_234"><text:s/></text:span><text:span text:style-name="T1942_235">ALIANZA</text:span><text:span text:style-name="T1942_236">;<text:s/></text:span><text:span text:style-name="T1942_237">LICENCIADA</text:span><text:span text:style-name="T1942_238"><text:s/></text:span><text:span text:style-name="T1942_239">SARA</text:span><text:span text:style-name="T1942_240"><text:s/></text:span><text:span text:style-name="T1942_241">FRANCISCA</text:span><text:span text:style-name="T1942_242"><text:s/></text:span><text:span text:style-name="T1942_243">NAVARRETE</text:span><text:span text:style-name="T1942_244"><text:s/></text:span><text:span text:style-name="T1942_245">BRAVO</text:span><text:span text:style-name="T1942_246">,<text:s/></text:span><text:span text:style-name="T1942_247">SECRETARIA</text:span><text:span text:style-name="T1942_248"><text:s/></text:span><text:span text:style-name="T1942_249">DE</text:span><text:span text:style-name="T1942_250"><text:s/></text:span><text:span text:style-name="T1942_251">LA</text:span><text:span text:style-name="T1942_252"><text:s/></text:span><text:span text:style-name="T1942_253">COMISIÓN</text:span><text:span text:style-name="T1942_254"><text:s/></text:span><text:span text:style-name="T1942_255">LOCAL</text:span><text:span text:style-name="T1942_256"><text:s/></text:span><text:span text:style-name="T1942_257">DE</text:span><text:span text:style-name="T1942_258"><text:s/></text:span><text:span text:style-name="T1942_259">VIGILANCIA</text:span><text:span text:style-name="T1942_260">,<text:s/></text:span><text:span text:style-name="T1942_261">ASIMISMO</text:span><text:span text:style-name="T1942_262"><text:s/></text:span><text:span text:style-name="T1942_263">SE</text:span><text:span text:style-name="T1942_264"><text:s/></text:span><text:span text:style-name="T1942_265">CONTÓ</text:span><text:span text:style-name="T1942_266"><text:s/></text:span><text:span text:style-name="T1942_267">CON</text:span><text:span text:style-name="T1942_268"><text:s/></text:span><text:span text:style-name="T1942_269">LA</text:span><text:span text:style-name="T1942_270"><text:s/></text:span><text:span text:style-name="T1942_271">PRESENCIA</text:span><text:span text:style-name="T1942_272"><text:s/></text:span><text:span text:style-name="T1942_273">DE</text:span><text:span text:style-name="T1942_274"><text:s/></text:span><text:span text:style-name="T1942_275">LA</text:span><text:span text:style-name="T1942_276"><text:s/></text:span><text:span text:style-name="T1942_277">GEÓGRAFA</text:span><text:span text:style-name="T1942_278"><text:s/></text:span><text:span text:style-name="T1942_279">MARÍA</text:span><text:span text:style-name="T1942_280"><text:s/></text:span><text:span text:style-name="T1942_281">DE</text:span><text:span text:style-name="T1942_282"><text:s/></text:span><text:span text:style-name="T1942_283">LOS</text:span><text:span text:style-name="T1942_284"><text:s/></text:span><text:span text:style-name="T1942_285">DOLORES</text:span><text:span text:style-name="T1942_286"><text:s/></text:span><text:span text:style-name="T1942_287">GUETA</text:span><text:span text:style-name="T1942_288"><text:s/></text:span><text:span text:style-name="T1942_289">FLORES</text:span><text:span text:style-name="T1942_290">,<text:s text:c="2"/></text:span><text:span text:style-name="T1942_291">Y</text:span><text:span text:style-name="T1942_292"><text:s/></text:span><text:span text:style-name="T1942_293">EN</text:span><text:span text:style-name="T1942_294"><text:s/></text:span><text:span text:style-name="T1942_295">LA</text:span><text:span text:style-name="T1942_296"><text:s/></text:span><text:span text:style-name="T1942_297">QUE</text:span><text:span text:style-name="T1942_298"><text:s/></text:span><text:span text:style-name="T1942_299">DE</text:span><text:span text:style-name="T1942_300"><text:s/></text:span><text:span text:style-name="T1942_301">MANERA</text:span><text:span text:style-name="T1942_302"><text:s/></text:span><text:span text:style-name="T1942_303">UNÁNIME</text:span><text:span text:style-name="T1942_304"><text:s/></text:span><text:span text:style-name="T1942_305">SE</text:span><text:span text:style-name="T1942_306"><text:s/></text:span><text:span text:style-name="T1942_307">ACORDÓ</text:span><text:span text:style-name="T1942_308"><text:s/></text:span><text:span text:style-name="T1942_309">QUE</text:span><text:span text:style-name="T1942_310"><text:s/></text:span><text:span text:style-name="T1942_311">ESTE</text:span><text:span text:style-name="T1942_312"><text:s/></text:span><text:span text:style-name="T1942_313">ESCENARIO</text:span><text:span text:style-name="T1942_314"><text:s/></text:span><text:span text:style-name="T1942_315">ES</text:span><text:span text:style-name="T1942_316"><text:s/></text:span><text:span text:style-name="T1942_317">EL</text:span><text:span text:style-name="T1942_318"><text:s/></text:span><text:span text:style-name="T1942_319">MEJOR</text:span><text:span text:style-name="T1942_320">,<text:s/></text:span><text:span text:style-name="T1942_321">PARA</text:span><text:span text:style-name="T1942_322"><text:s/></text:span><text:span text:style-name="T1942_323">JALISCO</text:span><text:span text:style-name="T1942_324">,<text:s/></text:span><text:span text:style-name="T1942_325">RESULTANDO</text:span><text:span text:style-name="T1942_326"><text:s/></text:span><text:span text:style-name="T1942_327">LAS</text:span><text:span text:style-name="T1942_328"><text:s/></text:span><text:span text:style-name="T1942_329">SIGUIENTES</text:span><text:span text:style-name="T1942_330"><text:s/></text:span><text:span text:style-name="T1942_331">PROPUESTAS</text:span><text:span text:style-name="T1942_332"><text:s/></text:span><text:span text:style-name="T1942_333">Y</text:span><text:span text:style-name="T1942_334"><text:s/></text:span><text:span text:style-name="T1942_335">ADECUACIONES</text:span><text:span text:style-name="T1942_336"><text:s/></text:span><text:span text:style-name="T1942_337">TANTO</text:span><text:span text:style-name="T1942_338"><text:s/></text:span><text:span text:style-name="T1942_339">EN</text:span><text:span text:style-name="T1942_340"><text:s/></text:span><text:span text:style-name="T1942_341">LA</text:span><text:span text:style-name="T1942_342"><text:s/></text:span><text:span text:style-name="T1942_343">ZONA</text:span><text:span text:style-name="T1942_344"><text:s/></text:span><text:span text:style-name="T1942_345">METROPOLITANA</text:span><text:span text:style-name="T1942_346"><text:s/></text:span><text:span text:style-name="T1942_347">DE</text:span><text:span text:style-name="T1942_348"><text:s/></text:span><text:span text:style-name="T1942_349">GUADALAJARA</text:span><text:span text:style-name="T1942_350"><text:s/></text:span><text:span text:style-name="T1942_351">Y</text:span><text:span text:style-name="T1942_352"><text:s/></text:span><text:span text:style-name="T1942_353">ZAPOPAN</text:span><text:span text:style-name="T1942_354">,<text:s/></text:span><text:span text:style-name="T1942_355">COMO</text:span><text:span text:style-name="T1942_356"><text:s/></text:span><text:span text:style-name="T1942_357">EN</text:span><text:span text:style-name="T1942_358"><text:s/></text:span><text:span text:style-name="T1942_359">LA</text:span><text:span text:style-name="T1942_360"><text:s/></text:span><text:span text:style-name="T1942_361">ZONA</text:span><text:span text:style-name="T1942_362"><text:s/></text:span><text:span text:style-name="T1942_363">FORÁNEA</text:span><text:span text:style-name="T1942_364">.</text:span></text:p>
      <text:p text:style-name="P1943"/>
      <text:p text:style-name="P1944"><text:span text:style-name="T1944_1">PROPUESTAS</text:span><text:span text:style-name="T1944_2"><text:s/></text:span><text:span text:style-name="T1944_3">Y</text:span><text:span text:style-name="T1944_4"><text:s/></text:span><text:span text:style-name="T1944_5">ADECUACIONES</text:span></text:p>
      <text:p text:style-name="P1945"/>
      <text:p text:style-name="P1946"><text:span text:style-name="T1946_1">EN</text:span><text:span text:style-name="T1946_2"><text:s/></text:span><text:span text:style-name="T1946_3">LA</text:span><text:span text:style-name="T1946_4"><text:s/></text:span><text:span text:style-name="T1946_5">ZONA</text:span><text:span text:style-name="T1946_6"><text:s/></text:span><text:span text:style-name="T1946_7">METROPOLITANA</text:span><text:span text:style-name="T1946_8">.</text:span></text:p>
      <text:p text:style-name="P1947"/>
      <text:p text:style-name="P1948"><text:span text:style-name="T1948_1"><text:s/></text:span></text:p>
      <text:p text:style-name="P1949"/>
      <text:p text:style-name="P1950"><text:span text:style-name="T1950_1">PRIMERA</text:span><text:span text:style-name="T1950_2">.-<text:s/></text:span><text:span text:style-name="T1950_3">SE</text:span><text:span text:style-name="T1950_4"><text:s/></text:span><text:span text:style-name="T1950_5">PROPONE</text:span><text:span text:style-name="T1950_6"><text:s/></text:span><text:span text:style-name="T1950_7">EFECTUAR</text:span><text:span text:style-name="T1950_8"><text:s/></text:span><text:span text:style-name="T1950_9">LAS</text:span><text:span text:style-name="T1950_10"><text:s/></text:span><text:span text:style-name="T1950_11">SIGUIENTES</text:span><text:span text:style-name="T1950_12"><text:s text:c="2"/></text:span><text:span text:style-name="T1950_13">ADECUACIONES</text:span><text:span text:style-name="T1950_14"><text:s/></text:span><text:span text:style-name="T1950_15">EN</text:span><text:span text:style-name="T1950_16"><text:s/></text:span><text:span text:style-name="T1950_17">LA</text:span><text:span text:style-name="T1950_18"><text:s/></text:span><text:span text:style-name="T1950_19">ZONA</text:span><text:span text:style-name="T1950_20"><text:s/></text:span><text:span text:style-name="T1950_21">METROPOLITANA</text:span><text:span text:style-name="T1950_22"><text:s/></text:span><text:span text:style-name="T1950_23">DE</text:span><text:span text:style-name="T1950_24"><text:s/></text:span><text:span text:style-name="T1950_25">GUADALAJARA</text:span><text:span text:style-name="T1950_26"><text:s/></text:span><text:span text:style-name="T1950_27">RESPECTO</text:span><text:span text:style-name="T1950_28"><text:s/></text:span><text:span text:style-name="T1950_29">DE</text:span><text:span text:style-name="T1950_30"><text:s/></text:span><text:span text:style-name="T1950_31">LAS</text:span><text:span text:style-name="T1950_32"><text:s/></text:span><text:span text:style-name="T1950_33">SIGUIENTES</text:span><text:span text:style-name="T1950_34"><text:s/></text:span><text:span text:style-name="T1950_35">SECCIONES</text:span><text:span text:style-name="T1950_36">:</text:span></text:p>
      <text:p text:style-name="P1951"/>
      <text:p text:style-name="P1952"><text:span text:style-name="T1952_1"><text:s/></text:span></text:p>
      <text:p text:style-name="P1953"/>
      <text:p text:style-name="P1954"><text:span text:style-name="T1954_1">SECCIONES</text:span></text:p>
      <text:p text:style-name="P1955"><text:span text:style-name="T1955_1"><text:tab/></text:span></text:p>
      <text:p text:style-name="P1956"/>
      <text:p text:style-name="P1957"><text:span text:style-name="T1957_1"><text:s/></text:span></text:p>
      <text:p text:style-name="P1958"/>
      <text:p text:style-name="P1959"><text:span text:style-name="T1959_1"><text:s/></text:span></text:p>
      <text:p text:style-name="P1960"><text:span text:style-name="T1960_1"><text:tab/></text:span></text:p>
      <text:p text:style-name="P1961"/>
      <text:p text:style-name="P1962"><text:span text:style-name="T1962_1">GUADALAJARA</text:span></text:p>
      <text:p text:style-name="P1963"><text:span text:style-name="T1963_1"><text:tab/></text:span></text:p>
      <text:p text:style-name="P1964"/>
      <text:p text:style-name="P1965"><text:span text:style-name="T1965_1"><text:s/></text:span></text:p>
      <text:p text:style-name="P1966"/>
      <text:p text:style-name="P1967"><text:span text:style-name="T1967_1">1309</text:span></text:p>
      <text:p text:style-name="P1968"><text:span text:style-name="T1968_1"><text:tab/></text:span></text:p>
      <text:p text:style-name="P1969"/>
      <text:p text:style-name="P1970"><text:span text:style-name="T1970_1">SE</text:span><text:span text:style-name="T1970_2"><text:s/></text:span><text:span text:style-name="T1970_3">MUEVE</text:span><text:span text:style-name="T1970_4"><text:s/></text:span><text:span text:style-name="T1970_5">DEL</text:span><text:span text:style-name="T1970_6"><text:s/></text:span><text:span text:style-name="T1970_7">DTTO</text:span><text:span text:style-name="T1970_8"><text:s/></text:span><text:span text:style-name="T1970_9">VERDE</text:span><text:span text:style-name="T1970_10"><text:s/>"</text:span><text:span text:style-name="T1970_11">B</text:span><text:span text:style-name="T1970_12">"<text:s/></text:span><text:span text:style-name="T1970_13">AL</text:span><text:span text:style-name="T1970_14"><text:s/></text:span><text:span text:style-name="T1970_15">DTTO</text:span><text:span text:style-name="T1970_16"><text:s/></text:span><text:span text:style-name="T1970_17">AZUL</text:span><text:span text:style-name="T1970_18"><text:s/></text:span><text:span text:style-name="T1970_19">MARINO</text:span><text:span text:style-name="T1970_20"><text:s/>"</text:span><text:span text:style-name="T1970_21">A</text:span><text:span text:style-name="T1970_22">"</text:span></text:p>
      <text:p text:style-name="P1971"><text:span text:style-name="T1971_1"><text:tab/></text:span></text:p>
      <text:p text:style-name="P1972"/>
      <text:p text:style-name="P1973"><text:span text:style-name="T1973_1"><text:s/></text:span></text:p>
      <text:p text:style-name="P1974"/>
      <text:p text:style-name="P1975"><text:span text:style-name="T1975_1">1350</text:span></text:p>
      <text:p text:style-name="P1976"><text:span text:style-name="T1976_1"><text:tab/></text:span></text:p>
      <text:p text:style-name="P1977"/>
      <text:p text:style-name="P1978"><text:span text:style-name="T1978_1">SE</text:span><text:span text:style-name="T1978_2"><text:s/></text:span><text:span text:style-name="T1978_3">MUEVE</text:span><text:span text:style-name="T1978_4"><text:s/></text:span><text:span text:style-name="T1978_5">DEL</text:span><text:span text:style-name="T1978_6"><text:s/></text:span><text:span text:style-name="T1978_7">DTTO</text:span><text:span text:style-name="T1978_8"><text:s/></text:span><text:span text:style-name="T1978_9">VERDE</text:span><text:span text:style-name="T1978_10"><text:s/>"</text:span><text:span text:style-name="T1978_11">B</text:span><text:span text:style-name="T1978_12">"<text:s/></text:span><text:span text:style-name="T1978_13">AL</text:span><text:span text:style-name="T1978_14"><text:s/></text:span><text:span text:style-name="T1978_15">DTTO</text:span><text:span text:style-name="T1978_16"><text:s/></text:span><text:span text:style-name="T1978_17">AZUL</text:span><text:span text:style-name="T1978_18"><text:s/></text:span><text:span text:style-name="T1978_19">MARINO</text:span><text:span text:style-name="T1978_20"><text:s/>"</text:span><text:span text:style-name="T1978_21">A</text:span><text:span text:style-name="T1978_22">"</text:span></text:p>
      <text:p text:style-name="P1979"><text:span text:style-name="T1979_1"><text:tab/></text:span></text:p>
      <text:p text:style-name="P1980"/>
      <text:p text:style-name="P1981"><text:span text:style-name="T1981_1"><text:s/></text:span></text:p>
      <text:p text:style-name="P1982"/>
      <text:p text:style-name="P1983"><text:span text:style-name="T1983_1">1351</text:span></text:p>
      <text:p text:style-name="P1984"><text:span text:style-name="T1984_1"><text:tab/></text:span></text:p>
      <text:p text:style-name="P1985"/>
      <text:p text:style-name="P1986"><text:span text:style-name="T1986_1">SE</text:span><text:span text:style-name="T1986_2"><text:s/></text:span><text:span text:style-name="T1986_3">MUEVE</text:span><text:span text:style-name="T1986_4"><text:s/></text:span><text:span text:style-name="T1986_5">DEL</text:span><text:span text:style-name="T1986_6"><text:s/></text:span><text:span text:style-name="T1986_7">DTTO</text:span><text:span text:style-name="T1986_8"><text:s/></text:span><text:span text:style-name="T1986_9">VERDE</text:span><text:span text:style-name="T1986_10"><text:s/>"</text:span><text:span text:style-name="T1986_11">B</text:span><text:span text:style-name="T1986_12">"<text:s/></text:span><text:span text:style-name="T1986_13">AL</text:span><text:span text:style-name="T1986_14"><text:s/></text:span><text:span text:style-name="T1986_15">DTTO</text:span><text:span text:style-name="T1986_16"><text:s/></text:span><text:span text:style-name="T1986_17">AZUL</text:span><text:span text:style-name="T1986_18"><text:s/></text:span><text:span text:style-name="T1986_19">MARINO</text:span><text:span text:style-name="T1986_20"><text:s/>"</text:span><text:span text:style-name="T1986_21">A</text:span><text:span text:style-name="T1986_22">"</text:span></text:p>
      <text:p text:style-name="P1987"><text:span text:style-name="T1987_1"><text:tab/></text:span></text:p>
      <text:p text:style-name="P1988"/>
      <text:p text:style-name="P1989"><text:span text:style-name="T1989_1">SECCION</text:span><text:span text:style-name="T1989_2"><text:s/></text:span><text:span text:style-name="T1989_3">JUNTA</text:span><text:span text:style-name="T1989_4"><text:s/></text:span><text:span text:style-name="T1989_5">DISTRITAL</text:span></text:p>
      <text:p text:style-name="P1990"/>
      <text:p text:style-name="P1991"><text:span text:style-name="T1991_1">1362</text:span></text:p>
      <text:p text:style-name="P1992"><text:span text:style-name="T1992_1"><text:tab/></text:span></text:p>
      <text:p text:style-name="P1993"/>
      <text:p text:style-name="P1994"><text:span text:style-name="T1994_1">SE</text:span><text:span text:style-name="T1994_2"><text:s/></text:span><text:span text:style-name="T1994_3">MUEVE</text:span><text:span text:style-name="T1994_4"><text:s/></text:span><text:span text:style-name="T1994_5">DEL</text:span><text:span text:style-name="T1994_6"><text:s/></text:span><text:span text:style-name="T1994_7">DTTO</text:span><text:span text:style-name="T1994_8"><text:s/></text:span><text:span text:style-name="T1994_9">VERDE</text:span><text:span text:style-name="T1994_10"><text:s/>"</text:span><text:span text:style-name="T1994_11">B</text:span><text:span text:style-name="T1994_12">"<text:s/></text:span><text:span text:style-name="T1994_13">AL</text:span><text:span text:style-name="T1994_14"><text:s/></text:span><text:span text:style-name="T1994_15">DTTO</text:span><text:span text:style-name="T1994_16"><text:s/></text:span><text:span text:style-name="T1994_17">AZUL</text:span><text:span text:style-name="T1994_18"><text:s/></text:span><text:span text:style-name="T1994_19">MARINO</text:span><text:span text:style-name="T1994_20"><text:s/>"</text:span><text:span text:style-name="T1994_21">A</text:span><text:span text:style-name="T1994_22">"</text:span></text:p>
      <text:p text:style-name="P1995"><text:span text:style-name="T1995_1"><text:tab/></text:span></text:p>
      <text:p text:style-name="P1996"/>
      <text:p text:style-name="P1997"><text:span text:style-name="T1997_1"><text:s/></text:span></text:p>
      <text:p text:style-name="P1998"/>
      <text:p text:style-name="P1999"><text:span text:style-name="T1999_1">1363</text:span></text:p>
      <text:p text:style-name="P2000"><text:span text:style-name="T2000_1"><text:tab/></text:span></text:p>
      <text:p text:style-name="P2001"/>
      <text:p text:style-name="P2002"><text:span text:style-name="T2002_1">SE</text:span><text:span text:style-name="T2002_2"><text:s/></text:span><text:span text:style-name="T2002_3">MUEVE</text:span><text:span text:style-name="T2002_4"><text:s/></text:span><text:span text:style-name="T2002_5">DEL</text:span><text:span text:style-name="T2002_6"><text:s/></text:span><text:span text:style-name="T2002_7">DTTO</text:span><text:span text:style-name="T2002_8"><text:s/></text:span><text:span text:style-name="T2002_9">VERDE</text:span><text:span text:style-name="T2002_10"><text:s/>"</text:span><text:span text:style-name="T2002_11">B</text:span><text:span text:style-name="T2002_12">"<text:s/></text:span><text:span text:style-name="T2002_13">AL</text:span><text:span text:style-name="T2002_14"><text:s/></text:span><text:span text:style-name="T2002_15">DTTO</text:span><text:span text:style-name="T2002_16"><text:s/></text:span><text:span text:style-name="T2002_17">AZUL</text:span><text:span text:style-name="T2002_18"><text:s/></text:span><text:span text:style-name="T2002_19">MARINO</text:span><text:span text:style-name="T2002_20"><text:s/>"</text:span><text:span text:style-name="T2002_21">A</text:span><text:span text:style-name="T2002_22">"</text:span></text:p>
      <text:p text:style-name="P2003"><text:span text:style-name="T2003_1"><text:tab/></text:span></text:p>
      <text:p text:style-name="P2004"/>
      <text:p text:style-name="P2005"><text:span text:style-name="T2005_1"><text:s/></text:span></text:p>
      <text:p text:style-name="P2006"/>
      <text:p text:style-name="P2007"><text:span text:style-name="T2007_1"><text:s/></text:span></text:p>
      <text:p text:style-name="P2008"><text:span text:style-name="T2008_1"><text:tab/></text:span></text:p>
      <text:p text:style-name="P2009"/>
      <text:p text:style-name="P2010"><text:span text:style-name="T2010_1">SECCIONES</text:span><text:span text:style-name="T2010_2"><text:s/></text:span><text:span text:style-name="T2010_3">QUE</text:span><text:span text:style-name="T2010_4"><text:s/></text:span><text:span text:style-name="T2010_5">SE</text:span><text:span text:style-name="T2010_6"><text:s/></text:span><text:span text:style-name="T2010_7">MUEVEN</text:span><text:span text:style-name="T2010_8"><text:s/></text:span><text:span text:style-name="T2010_9">PARA</text:span><text:span text:style-name="T2010_10"><text:s/></text:span><text:span text:style-name="T2010_11">COMPENSAR</text:span><text:span text:style-name="T2010_12"><text:s/></text:span><text:span text:style-name="T2010_13">EL</text:span><text:span text:style-name="T2010_14"><text:s/></text:span><text:span text:style-name="T2010_15">CRÌTERIO</text:span><text:span text:style-name="T2010_16"><text:s/></text:span><text:span text:style-name="T2010_17">DE</text:span><text:span text:style-name="T2010_18"><text:s/></text:span><text:span text:style-name="T2010_19">POBLACIÓN</text:span><text:span text:style-name="T2010_20">.</text:span></text:p>
      <text:p text:style-name="P2011"><text:span text:style-name="T2011_1"><text:tab/></text:span></text:p>
      <text:p text:style-name="P2012"/>
      <text:p text:style-name="P2013"><text:span text:style-name="T2013_1"><text:s/></text:span></text:p>
      <text:p text:style-name="P2014"/>
      <text:p text:style-name="P2015"><text:span text:style-name="T2015_1">1249</text:span></text:p>
      <text:p text:style-name="P2016"><text:span text:style-name="T2016_1"><text:tab/></text:span></text:p>
      <text:p text:style-name="P2017"/>
      <text:p text:style-name="P2018"><text:span text:style-name="T2018_1">SE</text:span><text:span text:style-name="T2018_2"><text:s/></text:span><text:span text:style-name="T2018_3">MUEVE</text:span><text:span text:style-name="T2018_4"><text:s/></text:span><text:span text:style-name="T2018_5">DEL</text:span><text:span text:style-name="T2018_6"><text:s/></text:span><text:span text:style-name="T2018_7">DTTO</text:span><text:span text:style-name="T2018_8"><text:s/></text:span><text:span text:style-name="T2018_9">AZUL</text:span><text:span text:style-name="T2018_10"><text:s/></text:span><text:span text:style-name="T2018_11">MARINO</text:span><text:span text:style-name="T2018_12"><text:s/>"</text:span><text:span text:style-name="T2018_13">A</text:span><text:span text:style-name="T2018_14">"<text:s/></text:span><text:span text:style-name="T2018_15">AL</text:span><text:span text:style-name="T2018_16"><text:s/></text:span><text:span text:style-name="T2018_17">DTTO</text:span><text:span text:style-name="T2018_18"><text:s/></text:span><text:span text:style-name="T2018_19">VERDE</text:span><text:span text:style-name="T2018_20"><text:s/>"</text:span><text:span text:style-name="T2018_21">B</text:span><text:span text:style-name="T2018_22">"</text:span></text:p>
      <text:p text:style-name="P2019"><text:span text:style-name="T2019_1"><text:tab/></text:span></text:p>
      <text:p text:style-name="P2020"/>
      <text:p text:style-name="P2021"><text:span text:style-name="T2021_1"><text:s/></text:span></text:p>
      <text:p text:style-name="P2022"/>
      <text:p text:style-name="P2023"><text:span text:style-name="T2023_1">1257</text:span></text:p>
      <text:p text:style-name="P2024"><text:span text:style-name="T2024_1"><text:tab/></text:span></text:p>
      <text:p text:style-name="P2025"/>
      <text:p text:style-name="P2026"><text:span text:style-name="T2026_1">SE</text:span><text:span text:style-name="T2026_2"><text:s/></text:span><text:span text:style-name="T2026_3">MUEVE</text:span><text:span text:style-name="T2026_4"><text:s/></text:span><text:span text:style-name="T2026_5">DEL</text:span><text:span text:style-name="T2026_6"><text:s/></text:span><text:span text:style-name="T2026_7">DTTO</text:span><text:span text:style-name="T2026_8"><text:s/></text:span><text:span text:style-name="T2026_9">AZUL</text:span><text:span text:style-name="T2026_10"><text:s/></text:span><text:span text:style-name="T2026_11">MARINO</text:span><text:span text:style-name="T2026_12"><text:s/>"</text:span><text:span text:style-name="T2026_13">A</text:span><text:span text:style-name="T2026_14">"<text:s/></text:span><text:span text:style-name="T2026_15">AL</text:span><text:span text:style-name="T2026_16"><text:s/></text:span><text:span text:style-name="T2026_17">DTTO</text:span><text:span text:style-name="T2026_18"><text:s/></text:span><text:span text:style-name="T2026_19">VERDE</text:span><text:span text:style-name="T2026_20"><text:s/>"</text:span><text:span text:style-name="T2026_21">B</text:span><text:span text:style-name="T2026_22">"</text:span></text:p>
      <text:p text:style-name="P2027"><text:span text:style-name="T2027_1"><text:tab/></text:span></text:p>
      <text:p text:style-name="P2028"/>
      <text:p text:style-name="P2029"><text:span text:style-name="T2029_1"><text:s/></text:span></text:p>
      <text:p text:style-name="P2030"/>
      <text:p text:style-name="P2031"><text:span text:style-name="T2031_1"><text:s/></text:span></text:p>
      <text:p text:style-name="P2032"/>
      <text:p text:style-name="P2033"><text:span text:style-name="T2033_1">ESTAS</text:span><text:span text:style-name="T2033_2"><text:s/></text:span><text:span text:style-name="T2033_3">ADECUACIONES</text:span><text:span text:style-name="T2033_4"><text:s/></text:span><text:span text:style-name="T2033_5">SE</text:span><text:span text:style-name="T2033_6"><text:s/></text:span><text:span text:style-name="T2033_7">REALIZARON</text:span><text:span text:style-name="T2033_8"><text:s/></text:span><text:span text:style-name="T2033_9">EN</text:span><text:span text:style-name="T2033_10"><text:s/></text:span><text:span text:style-name="T2033_11">VIRTUD</text:span><text:span text:style-name="T2033_12"><text:s/></text:span><text:span text:style-name="T2033_13">DE</text:span><text:span text:style-name="T2033_14"><text:s/></text:span><text:span text:style-name="T2033_15">LA</text:span><text:span text:style-name="T2033_16"><text:s/></text:span><text:span text:style-name="T2033_17">SEDE</text:span><text:span text:style-name="T2033_18"><text:s/></text:span><text:span text:style-name="T2033_19">DEL</text:span><text:span text:style-name="T2033_20"><text:s/></text:span><text:span text:style-name="T2033_21">DISTRITO</text:span><text:span text:style-name="T2033_22"><text:s/></text:span><text:span text:style-name="T2033_23">B</text:span><text:span text:style-name="T2033_24"><text:s text:c="2"/>(</text:span><text:span text:style-name="T2033_25">SECCIÓN</text:span><text:span text:style-name="T2033_26"><text:s/>1351),<text:s/></text:span><text:span text:style-name="T2033_27">QUEDA</text:span><text:span text:style-name="T2033_28"><text:s/></text:span><text:span text:style-name="T2033_29">PEGADA</text:span><text:span text:style-name="T2033_30"><text:s/></text:span><text:span text:style-name="T2033_31">CON</text:span><text:span text:style-name="T2033_32"><text:s/></text:span><text:span text:style-name="T2033_33">LA</text:span><text:span text:style-name="T2033_34"><text:s/></text:span><text:span text:style-name="T2033_35">SEDE</text:span><text:span text:style-name="T2033_36"><text:s/></text:span><text:span text:style-name="T2033_37">DEL</text:span><text:span text:style-name="T2033_38"><text:s/></text:span><text:span text:style-name="T2033_39">DISTRITO</text:span><text:span text:style-name="T2033_40"><text:s/></text:span><text:span text:style-name="T2033_41">A</text:span><text:span text:style-name="T2033_42">.</text:span></text:p>
      <text:p text:style-name="P2034"/>
      <text:p text:style-name="P2035"><text:span text:style-name="T2035_1"><text:s/></text:span></text:p>
      <text:p text:style-name="P2036"/>
      <text:p text:style-name="P2037"><text:span text:style-name="T2037_1">SEGUNDA</text:span><text:span text:style-name="T2037_2">.-<text:s/></text:span><text:span text:style-name="T2037_3">SE</text:span><text:span text:style-name="T2037_4"><text:s/></text:span><text:span text:style-name="T2037_5">ADECUARON</text:span><text:span text:style-name="T2037_6"><text:s/></text:span><text:span text:style-name="T2037_7">EN</text:span><text:span text:style-name="T2037_8"><text:s/></text:span><text:span text:style-name="T2037_9">EL</text:span><text:span text:style-name="T2037_10"><text:s/></text:span><text:span text:style-name="T2037_11">MUNICIPIO</text:span><text:span text:style-name="T2037_12"><text:s/></text:span><text:span text:style-name="T2037_13">DE</text:span><text:span text:style-name="T2037_14"><text:s/></text:span><text:span text:style-name="T2037_15">ZAPOPAN</text:span><text:span text:style-name="T2037_16"><text:s/></text:span><text:span text:style-name="T2037_17">LAS</text:span><text:span text:style-name="T2037_18"><text:s/></text:span><text:span text:style-name="T2037_19">SIGUIENTES</text:span><text:span text:style-name="T2037_20"><text:s/></text:span><text:span text:style-name="T2037_21">SECCIONES</text:span><text:span text:style-name="T2037_22">:</text:span></text:p>
      <text:p text:style-name="P2038"/>
      <text:p text:style-name="P2039"><text:span text:style-name="T2039_1"><text:s/></text:span></text:p>
      <text:p text:style-name="P2040"/>
      <text:p text:style-name="P2041"><text:span text:style-name="T2041_1"><text:s/></text:span></text:p>
      <text:p text:style-name="P2042"><text:span text:style-name="T2042_1"><text:tab/></text:span></text:p>
      <text:p text:style-name="P2043"/>
      <text:p text:style-name="P2044"><text:span text:style-name="T2044_1"><text:s/></text:span></text:p>
      <text:p text:style-name="P2045"><text:span text:style-name="T2045_1"><text:tab/></text:span></text:p>
      <text:p text:style-name="P2046"/>
      <text:p text:style-name="P2047"><text:span text:style-name="T2047_1"><text:s/></text:span></text:p>
      <text:p text:style-name="P2048"/>
      <text:p text:style-name="P2049"><text:span text:style-name="T2049_1"><text:s/></text:span></text:p>
      <text:p text:style-name="P2050"><text:span text:style-name="T2050_1"><text:tab/></text:span></text:p>
      <text:p text:style-name="P2051"/>
      <text:p text:style-name="P2052"><text:span text:style-name="T2052_1">ZAPOPAN</text:span></text:p>
      <text:p text:style-name="P2053"><text:span text:style-name="T2053_1"><text:tab/></text:span></text:p>
      <text:p text:style-name="P2054"/>
      <text:p text:style-name="P2055"><text:span text:style-name="T2055_1"><text:s/></text:span></text:p>
      <text:p text:style-name="P2056"/>
      <text:p text:style-name="P2057"><text:span text:style-name="T2057_1">3073</text:span></text:p>
      <text:p text:style-name="P2058"><text:span text:style-name="T2058_1"><text:tab/></text:span></text:p>
      <text:p text:style-name="P2059"/>
      <text:p text:style-name="P2060"><text:span text:style-name="T2060_1">SE</text:span><text:span text:style-name="T2060_2"><text:s/></text:span><text:span text:style-name="T2060_3">MUEVEN</text:span><text:span text:style-name="T2060_4"><text:s/></text:span><text:span text:style-name="T2060_5">DEL</text:span><text:span text:style-name="T2060_6"><text:s/></text:span><text:span text:style-name="T2060_7">DTTO</text:span><text:span text:style-name="T2060_8"><text:s/></text:span><text:span text:style-name="T2060_9">AMARILLO</text:span><text:span text:style-name="T2060_10"><text:s/>"</text:span><text:span text:style-name="T2060_11">F</text:span><text:span text:style-name="T2060_12">"<text:s/></text:span><text:span text:style-name="T2060_13">AL</text:span><text:span text:style-name="T2060_14"><text:s/></text:span><text:span text:style-name="T2060_15">DTTO</text:span><text:span text:style-name="T2060_16"><text:s/></text:span><text:span text:style-name="T2060_17">MORADO</text:span><text:span text:style-name="T2060_18"><text:s/>"</text:span><text:span text:style-name="T2060_19">G</text:span><text:span text:style-name="T2060_20">"</text:span></text:p>
      <text:p text:style-name="P2061"><text:span text:style-name="T2061_1"><text:tab/></text:span></text:p>
      <text:p text:style-name="P2062"/>
      <text:p text:style-name="P2063"><text:span text:style-name="T2063_1"><text:s/></text:span></text:p>
      <text:p text:style-name="P2064"/>
      <text:p text:style-name="P2065"><text:span text:style-name="T2065_1">3075</text:span></text:p>
      <text:p text:style-name="P2066"><text:span text:style-name="T2066_1"><text:tab/></text:span></text:p>
      <text:p text:style-name="P2067"/>
      <text:p text:style-name="P2068"><text:span text:style-name="T2068_1">SE</text:span><text:span text:style-name="T2068_2"><text:s/></text:span><text:span text:style-name="T2068_3">MUEVEN</text:span><text:span text:style-name="T2068_4"><text:s/></text:span><text:span text:style-name="T2068_5">DEL</text:span><text:span text:style-name="T2068_6"><text:s/></text:span><text:span text:style-name="T2068_7">DTTO</text:span><text:span text:style-name="T2068_8"><text:s/></text:span><text:span text:style-name="T2068_9">AMARILLO</text:span><text:span text:style-name="T2068_10"><text:s/>"</text:span><text:span text:style-name="T2068_11">F</text:span><text:span text:style-name="T2068_12">"<text:s/></text:span><text:span text:style-name="T2068_13">AL</text:span><text:span text:style-name="T2068_14"><text:s/></text:span><text:span text:style-name="T2068_15">DTTO</text:span><text:span text:style-name="T2068_16"><text:s/></text:span><text:span text:style-name="T2068_17">MORADO</text:span><text:span text:style-name="T2068_18"><text:s/>"</text:span><text:span text:style-name="T2068_19">G</text:span><text:span text:style-name="T2068_20">"</text:span></text:p>
      <text:p text:style-name="P2069"><text:span text:style-name="T2069_1"><text:tab/></text:span></text:p>
      <text:p text:style-name="P2070"/>
      <text:p text:style-name="P2071"><text:span text:style-name="T2071_1"><text:s/></text:span></text:p>
      <text:p text:style-name="P2072"/>
      <text:p text:style-name="P2073"><text:span text:style-name="T2073_1">3076</text:span></text:p>
      <text:p text:style-name="P2074"><text:span text:style-name="T2074_1"><text:tab/></text:span></text:p>
      <text:p text:style-name="P2075"/>
      <text:p text:style-name="P2076"><text:span text:style-name="T2076_1">SE</text:span><text:span text:style-name="T2076_2"><text:s/></text:span><text:span text:style-name="T2076_3">MUEVEN</text:span><text:span text:style-name="T2076_4"><text:s/></text:span><text:span text:style-name="T2076_5">DEL</text:span><text:span text:style-name="T2076_6"><text:s/></text:span><text:span text:style-name="T2076_7">DTTO</text:span><text:span text:style-name="T2076_8"><text:s/></text:span><text:span text:style-name="T2076_9">AMARILLO</text:span><text:span text:style-name="T2076_10"><text:s/>"</text:span><text:span text:style-name="T2076_11">F</text:span><text:span text:style-name="T2076_12">"<text:s/></text:span><text:span text:style-name="T2076_13">AL</text:span><text:span text:style-name="T2076_14"><text:s/></text:span><text:span text:style-name="T2076_15">DTTO</text:span><text:span text:style-name="T2076_16"><text:s/></text:span><text:span text:style-name="T2076_17">MORADO</text:span><text:span text:style-name="T2076_18"><text:s/>"</text:span><text:span text:style-name="T2076_19">G</text:span><text:span text:style-name="T2076_20">"</text:span></text:p>
      <text:p text:style-name="P2077"><text:span text:style-name="T2077_1"><text:tab/></text:span></text:p>
      <text:p text:style-name="P2078"/>
      <text:p text:style-name="P2079"><text:span text:style-name="T2079_1">SECCION</text:span><text:span text:style-name="T2079_2"><text:s/></text:span><text:span text:style-name="T2079_3">JUNTA</text:span><text:span text:style-name="T2079_4"><text:s/></text:span><text:span text:style-name="T2079_5">DISTRITAL</text:span></text:p>
      <text:p text:style-name="P2080"/>
      <text:p text:style-name="P2081"><text:span text:style-name="T2081_1"><text:s/></text:span></text:p>
      <text:p text:style-name="P2082"><text:span text:style-name="T2082_1"><text:tab/></text:span></text:p>
      <text:p text:style-name="P2083"/>
      <text:p text:style-name="P2084"><text:span text:style-name="T2084_1">SECCIONES</text:span><text:span text:style-name="T2084_2"><text:s/></text:span><text:span text:style-name="T2084_3">QUE</text:span><text:span text:style-name="T2084_4"><text:s/></text:span><text:span text:style-name="T2084_5">SE</text:span><text:span text:style-name="T2084_6"><text:s/></text:span><text:span text:style-name="T2084_7">MUEVEN</text:span><text:span text:style-name="T2084_8"><text:s/></text:span><text:span text:style-name="T2084_9">PARA</text:span><text:span text:style-name="T2084_10"><text:s/></text:span><text:span text:style-name="T2084_11">COMPENSAR</text:span><text:span text:style-name="T2084_12"><text:s/></text:span><text:span text:style-name="T2084_13">EL</text:span><text:span text:style-name="T2084_14"><text:s/></text:span><text:span text:style-name="T2084_15">CRÌTERIO</text:span><text:span text:style-name="T2084_16"><text:s/></text:span><text:span text:style-name="T2084_17">DE</text:span><text:span text:style-name="T2084_18"><text:s/></text:span><text:span text:style-name="T2084_19">POBLACIÓN</text:span><text:span text:style-name="T2084_20">.</text:span></text:p>
      <text:p text:style-name="P2085"><text:span text:style-name="T2085_1"><text:tab/></text:span></text:p>
      <text:p text:style-name="P2086"/>
      <text:p text:style-name="P2087"><text:span text:style-name="T2087_1"><text:s/></text:span></text:p>
      <text:p text:style-name="P2088"/>
      <text:p text:style-name="P2089"><text:span text:style-name="T2089_1">2900</text:span></text:p>
      <text:p text:style-name="P2090"><text:span text:style-name="T2090_1"><text:tab/></text:span></text:p>
      <text:p text:style-name="P2091"/>
      <text:p text:style-name="P2092"><text:span text:style-name="T2092_1">SE</text:span><text:span text:style-name="T2092_2"><text:s/></text:span><text:span text:style-name="T2092_3">MUEVEN</text:span><text:span text:style-name="T2092_4"><text:s/></text:span><text:span text:style-name="T2092_5">DEL</text:span><text:span text:style-name="T2092_6"><text:s/></text:span><text:span text:style-name="T2092_7">DTTO</text:span><text:span text:style-name="T2092_8"><text:s/></text:span><text:span text:style-name="T2092_9">MORADO</text:span><text:span text:style-name="T2092_10"><text:s/>“</text:span><text:span text:style-name="T2092_11">G</text:span><text:span text:style-name="T2092_12">”<text:s/></text:span><text:span text:style-name="T2092_13">AL</text:span><text:span text:style-name="T2092_14"><text:s/></text:span><text:span text:style-name="T2092_15">DTTO</text:span><text:span text:style-name="T2092_16"><text:s/></text:span><text:span text:style-name="T2092_17">AMARILLO</text:span><text:span text:style-name="T2092_18"><text:s/>“</text:span><text:span text:style-name="T2092_19">F</text:span><text:span text:style-name="T2092_20">”</text:span></text:p>
      <text:p text:style-name="P2093"><text:span text:style-name="T2093_1"><text:tab/></text:span></text:p>
      <text:p text:style-name="P2094"/>
      <text:p text:style-name="P2095"><text:span text:style-name="T2095_1"><text:s/></text:span></text:p>
      <text:p text:style-name="P2096"/>
      <text:p text:style-name="P2097"><text:span text:style-name="T2097_1">2901</text:span></text:p>
      <text:p text:style-name="P2098"><text:span text:style-name="T2098_1"><text:tab/></text:span></text:p>
      <text:p text:style-name="P2099"/>
      <text:p text:style-name="P2100"><text:span text:style-name="T2100_1">SE</text:span><text:span text:style-name="T2100_2"><text:s/></text:span><text:span text:style-name="T2100_3">MUEVEN</text:span><text:span text:style-name="T2100_4"><text:s/></text:span><text:span text:style-name="T2100_5">DEL</text:span><text:span text:style-name="T2100_6"><text:s/></text:span><text:span text:style-name="T2100_7">DTTO</text:span><text:span text:style-name="T2100_8"><text:s/></text:span><text:span text:style-name="T2100_9">MORADO</text:span><text:span text:style-name="T2100_10"><text:s/>“</text:span><text:span text:style-name="T2100_11">G</text:span><text:span text:style-name="T2100_12">”<text:s/></text:span><text:span text:style-name="T2100_13">AL</text:span><text:span text:style-name="T2100_14"><text:s/></text:span><text:span text:style-name="T2100_15">DTTO</text:span><text:span text:style-name="T2100_16"><text:s/></text:span><text:span text:style-name="T2100_17">AMARILLO</text:span><text:span text:style-name="T2100_18"><text:s/>“</text:span><text:span text:style-name="T2100_19">F</text:span><text:span text:style-name="T2100_20">”</text:span></text:p>
      <text:p text:style-name="P2101"><text:span text:style-name="T2101_1"><text:tab/></text:span></text:p>
      <text:p text:style-name="P2102"/>
      <text:p text:style-name="P2103"><text:span text:style-name="T2103_1"><text:s/></text:span></text:p>
      <text:p text:style-name="P2104"/>
      <text:p text:style-name="P2105"><text:span text:style-name="T2105_1">2902</text:span></text:p>
      <text:p text:style-name="P2106"><text:span text:style-name="T2106_1"><text:tab/></text:span></text:p>
      <text:p text:style-name="P2107"/>
      <text:p text:style-name="P2108"><text:span text:style-name="T2108_1">SE</text:span><text:span text:style-name="T2108_2"><text:s/></text:span><text:span text:style-name="T2108_3">MUEVEN</text:span><text:span text:style-name="T2108_4"><text:s/></text:span><text:span text:style-name="T2108_5">DEL</text:span><text:span text:style-name="T2108_6"><text:s/></text:span><text:span text:style-name="T2108_7">DTTO</text:span><text:span text:style-name="T2108_8"><text:s/></text:span><text:span text:style-name="T2108_9">MORADO</text:span><text:span text:style-name="T2108_10"><text:s/>“</text:span><text:span text:style-name="T2108_11">G</text:span><text:span text:style-name="T2108_12">”<text:s/></text:span><text:span text:style-name="T2108_13">AL</text:span><text:span text:style-name="T2108_14"><text:s/></text:span><text:span text:style-name="T2108_15">DTTO</text:span><text:span text:style-name="T2108_16"><text:s/></text:span><text:span text:style-name="T2108_17">AMARILLO</text:span><text:span text:style-name="T2108_18"><text:s/>“</text:span><text:span text:style-name="T2108_19">F</text:span><text:span text:style-name="T2108_20">”</text:span></text:p>
      <text:p text:style-name="P2109"><text:span text:style-name="T2109_1"><text:tab/></text:span></text:p>
      <text:p text:style-name="P2110"/>
      <text:p text:style-name="P2111"><text:span text:style-name="T2111_1"><text:s/></text:span></text:p>
      <text:p text:style-name="P2112"/>
      <text:p text:style-name="P2113"><text:span text:style-name="T2113_1">2903</text:span></text:p>
      <text:p text:style-name="P2114"><text:span text:style-name="T2114_1"><text:tab/></text:span></text:p>
      <text:p text:style-name="P2115"/>
      <text:p text:style-name="P2116"><text:span text:style-name="T2116_1">SE</text:span><text:span text:style-name="T2116_2"><text:s/></text:span><text:span text:style-name="T2116_3">MUEVEN</text:span><text:span text:style-name="T2116_4"><text:s/></text:span><text:span text:style-name="T2116_5">DEL</text:span><text:span text:style-name="T2116_6"><text:s/></text:span><text:span text:style-name="T2116_7">DTTO</text:span><text:span text:style-name="T2116_8"><text:s/></text:span><text:span text:style-name="T2116_9">MORADO</text:span><text:span text:style-name="T2116_10"><text:s/>“</text:span><text:span text:style-name="T2116_11">G</text:span><text:span text:style-name="T2116_12">”<text:s/></text:span><text:span text:style-name="T2116_13">AL</text:span><text:span text:style-name="T2116_14"><text:s/></text:span><text:span text:style-name="T2116_15">DTTO</text:span><text:span text:style-name="T2116_16"><text:s/></text:span><text:span text:style-name="T2116_17">AMARILLO</text:span><text:span text:style-name="T2116_18"><text:s/>“</text:span><text:span text:style-name="T2116_19">F</text:span><text:span text:style-name="T2116_20">”</text:span></text:p>
      <text:p text:style-name="P2117"><text:span text:style-name="T2117_1"><text:tab/></text:span></text:p>
      <text:p text:style-name="P2118"/>
      <text:p text:style-name="P2119"><text:span text:style-name="T2119_1"><text:s/></text:span></text:p>
      <text:p text:style-name="P2120"/>
      <text:p text:style-name="P2121"><text:span text:style-name="T2121_1">2904</text:span></text:p>
      <text:p text:style-name="P2122"><text:span text:style-name="T2122_1"><text:tab/></text:span></text:p>
      <text:p text:style-name="P2123"/>
      <text:p text:style-name="P2124"><text:span text:style-name="T2124_1">SE</text:span><text:span text:style-name="T2124_2"><text:s/></text:span><text:span text:style-name="T2124_3">MUEVEN</text:span><text:span text:style-name="T2124_4"><text:s/></text:span><text:span text:style-name="T2124_5">DEL</text:span><text:span text:style-name="T2124_6"><text:s/></text:span><text:span text:style-name="T2124_7">DTTO</text:span><text:span text:style-name="T2124_8"><text:s/></text:span><text:span text:style-name="T2124_9">MORADO</text:span><text:span text:style-name="T2124_10"><text:s/>“</text:span><text:span text:style-name="T2124_11">G</text:span><text:span text:style-name="T2124_12">”<text:s/></text:span><text:span text:style-name="T2124_13">AL</text:span><text:span text:style-name="T2124_14"><text:s/></text:span><text:span text:style-name="T2124_15">DTTO</text:span><text:span text:style-name="T2124_16"><text:s/></text:span><text:span text:style-name="T2124_17">AMARILLO</text:span><text:span text:style-name="T2124_18"><text:s/>“</text:span><text:span text:style-name="T2124_19">F</text:span><text:span text:style-name="T2124_20">”</text:span></text:p>
      <text:p text:style-name="P2125"><text:span text:style-name="T2125_1"><text:tab/></text:span></text:p>
      <text:p text:style-name="P2126"/>
      <text:p text:style-name="P2127"><text:span text:style-name="T2127_1"><text:s/></text:span></text:p>
      <text:p text:style-name="P2128"/>
      <text:p text:style-name="P2129"><text:span text:style-name="T2129_1">2905</text:span></text:p>
      <text:p text:style-name="P2130"><text:span text:style-name="T2130_1"><text:tab/></text:span></text:p>
      <text:p text:style-name="P2131"/>
      <text:p text:style-name="P2132"><text:span text:style-name="T2132_1">SE</text:span><text:span text:style-name="T2132_2"><text:s/></text:span><text:span text:style-name="T2132_3">MUEVEN</text:span><text:span text:style-name="T2132_4"><text:s/></text:span><text:span text:style-name="T2132_5">DEL</text:span><text:span text:style-name="T2132_6"><text:s/></text:span><text:span text:style-name="T2132_7">DTTO</text:span><text:span text:style-name="T2132_8"><text:s/></text:span><text:span text:style-name="T2132_9">MORADO</text:span><text:span text:style-name="T2132_10"><text:s/>“</text:span><text:span text:style-name="T2132_11">G</text:span><text:span text:style-name="T2132_12">”<text:s/></text:span><text:span text:style-name="T2132_13">AL</text:span><text:span text:style-name="T2132_14"><text:s/></text:span><text:span text:style-name="T2132_15">DTTO</text:span><text:span text:style-name="T2132_16"><text:s/></text:span><text:span text:style-name="T2132_17">AMARILLO</text:span><text:span text:style-name="T2132_18"><text:s/>“</text:span><text:span text:style-name="T2132_19">F</text:span><text:span text:style-name="T2132_20">”</text:span></text:p>
      <text:p text:style-name="P2133"><text:span text:style-name="T2133_1"><text:tab/></text:span></text:p>
      <text:p text:style-name="P2134"/>
      <text:p text:style-name="P2135"><text:span text:style-name="T2135_1"><text:s/></text:span></text:p>
      <text:p text:style-name="P2136"/>
      <text:p text:style-name="P2137"><text:span text:style-name="T2137_1">2906</text:span></text:p>
      <text:p text:style-name="P2138"><text:span text:style-name="T2138_1"><text:tab/></text:span></text:p>
      <text:p text:style-name="P2139"/>
      <text:p text:style-name="P2140"><text:span text:style-name="T2140_1">SE</text:span><text:span text:style-name="T2140_2"><text:s/></text:span><text:span text:style-name="T2140_3">MUEVEN</text:span><text:span text:style-name="T2140_4"><text:s/></text:span><text:span text:style-name="T2140_5">DEL</text:span><text:span text:style-name="T2140_6"><text:s/></text:span><text:span text:style-name="T2140_7">DTTO</text:span><text:span text:style-name="T2140_8"><text:s/></text:span><text:span text:style-name="T2140_9">MORADO</text:span><text:span text:style-name="T2140_10"><text:s/>“</text:span><text:span text:style-name="T2140_11">G</text:span><text:span text:style-name="T2140_12">”<text:s/></text:span><text:span text:style-name="T2140_13">AL</text:span><text:span text:style-name="T2140_14"><text:s/></text:span><text:span text:style-name="T2140_15">DTTO</text:span><text:span text:style-name="T2140_16"><text:s/></text:span><text:span text:style-name="T2140_17">AMARILLO</text:span><text:span text:style-name="T2140_18"><text:s/>“</text:span><text:span text:style-name="T2140_19">F</text:span><text:span text:style-name="T2140_20">”</text:span></text:p>
      <text:p text:style-name="P2141"><text:span text:style-name="T2141_1"><text:tab/></text:span></text:p>
      <text:p text:style-name="P2142"/>
      <text:p text:style-name="P2143"><text:span text:style-name="T2143_1"><text:s/></text:span></text:p>
      <text:p text:style-name="P2144"/>
      <text:p text:style-name="P2145"><text:span text:style-name="T2145_1">2907</text:span></text:p>
      <text:p text:style-name="P2146"><text:span text:style-name="T2146_1"><text:tab/></text:span></text:p>
      <text:p text:style-name="P2147"/>
      <text:p text:style-name="P2148"><text:span text:style-name="T2148_1">SE</text:span><text:span text:style-name="T2148_2"><text:s/></text:span><text:span text:style-name="T2148_3">MUEVEN</text:span><text:span text:style-name="T2148_4"><text:s/></text:span><text:span text:style-name="T2148_5">DEL</text:span><text:span text:style-name="T2148_6"><text:s/></text:span><text:span text:style-name="T2148_7">DTTO</text:span><text:span text:style-name="T2148_8"><text:s/></text:span><text:span text:style-name="T2148_9">MORADO</text:span><text:span text:style-name="T2148_10"><text:s/>“</text:span><text:span text:style-name="T2148_11">G</text:span><text:span text:style-name="T2148_12">”<text:s/></text:span><text:span text:style-name="T2148_13">AL</text:span><text:span text:style-name="T2148_14"><text:s/></text:span><text:span text:style-name="T2148_15">DTTO</text:span><text:span text:style-name="T2148_16"><text:s/></text:span><text:span text:style-name="T2148_17">AMARILLO</text:span><text:span text:style-name="T2148_18"><text:s/>“</text:span><text:span text:style-name="T2148_19">F</text:span><text:span text:style-name="T2148_20">”</text:span></text:p>
      <text:p text:style-name="P2149"><text:span text:style-name="T2149_1"><text:tab/></text:span></text:p>
      <text:p text:style-name="P2150"/>
      <text:p text:style-name="P2151"><text:span text:style-name="T2151_1"><text:s/></text:span></text:p>
      <text:p text:style-name="P2152"/>
      <text:p text:style-name="P2153"><text:span text:style-name="T2153_1">2908</text:span></text:p>
      <text:p text:style-name="P2154"><text:span text:style-name="T2154_1"><text:tab/></text:span></text:p>
      <text:p text:style-name="P2155"/>
      <text:p text:style-name="P2156"><text:span text:style-name="T2156_1">SE</text:span><text:span text:style-name="T2156_2"><text:s/></text:span><text:span text:style-name="T2156_3">MUEVEN</text:span><text:span text:style-name="T2156_4"><text:s/></text:span><text:span text:style-name="T2156_5">DEL</text:span><text:span text:style-name="T2156_6"><text:s/></text:span><text:span text:style-name="T2156_7">DTTO</text:span><text:span text:style-name="T2156_8"><text:s/></text:span><text:span text:style-name="T2156_9">MORADO</text:span><text:span text:style-name="T2156_10"><text:s/>“</text:span><text:span text:style-name="T2156_11">G</text:span><text:span text:style-name="T2156_12">”<text:s/></text:span><text:span text:style-name="T2156_13">AL</text:span><text:span text:style-name="T2156_14"><text:s/></text:span><text:span text:style-name="T2156_15">DTTO</text:span><text:span text:style-name="T2156_16"><text:s/></text:span><text:span text:style-name="T2156_17">AMARILLO</text:span><text:span text:style-name="T2156_18"><text:s/>“</text:span><text:span text:style-name="T2156_19">F</text:span><text:span text:style-name="T2156_20">”</text:span></text:p>
      <text:p text:style-name="P2157"><text:span text:style-name="T2157_1"><text:tab/></text:span></text:p>
      <text:p text:style-name="P2158"/>
      <text:p text:style-name="P2159"><text:span text:style-name="T2159_1"><text:s/></text:span></text:p>
      <text:p text:style-name="P2160"/>
      <text:p text:style-name="P2161"><text:span text:style-name="T2161_1"><text:s/></text:span></text:p>
      <text:p text:style-name="P2162"><text:span text:style-name="T2162_1"><text:tab/></text:span></text:p>
      <text:p text:style-name="P2163"/>
      <text:p text:style-name="P2164"><text:span text:style-name="T2164_1">SECCIONES</text:span><text:span text:style-name="T2164_2"><text:s/></text:span><text:span text:style-name="T2164_3">QUE</text:span><text:span text:style-name="T2164_4"><text:s/></text:span><text:span text:style-name="T2164_5">SE</text:span><text:span text:style-name="T2164_6"><text:s/></text:span><text:span text:style-name="T2164_7">MUEVEN</text:span><text:span text:style-name="T2164_8"><text:s/></text:span><text:span text:style-name="T2164_9">PARA</text:span><text:span text:style-name="T2164_10"><text:s/></text:span><text:span text:style-name="T2164_11">COMPENSAR</text:span><text:span text:style-name="T2164_12"><text:s/></text:span><text:span text:style-name="T2164_13">EL</text:span><text:span text:style-name="T2164_14"><text:s/></text:span><text:span text:style-name="T2164_15">CRÌTERIO</text:span><text:span text:style-name="T2164_16"><text:s/></text:span><text:span text:style-name="T2164_17">DE</text:span><text:span text:style-name="T2164_18"><text:s/></text:span><text:span text:style-name="T2164_19">POBLACIÒN</text:span><text:span text:style-name="T2164_20">.</text:span></text:p>
      <text:p text:style-name="P2165"><text:span text:style-name="T2165_1"><text:tab/></text:span></text:p>
      <text:p text:style-name="P2166"/>
      <text:p text:style-name="P2167"><text:span text:style-name="T2167_1"><text:s/></text:span></text:p>
      <text:p text:style-name="P2168"/>
      <text:p text:style-name="P2169"><text:span text:style-name="T2169_1">3031</text:span></text:p>
      <text:p text:style-name="P2170"><text:span text:style-name="T2170_1"><text:tab/></text:span></text:p>
      <text:p text:style-name="P2171"/>
      <text:p text:style-name="P2172"><text:span text:style-name="T2172_1">SE</text:span><text:span text:style-name="T2172_2"><text:s/></text:span><text:span text:style-name="T2172_3">MUEVEN</text:span><text:span text:style-name="T2172_4"><text:s/></text:span><text:span text:style-name="T2172_5">DEL</text:span><text:span text:style-name="T2172_6"><text:s/></text:span><text:span text:style-name="T2172_7">DTTO</text:span><text:span text:style-name="T2172_8"><text:s/></text:span><text:span text:style-name="T2172_9">MORADO</text:span><text:span text:style-name="T2172_10"><text:s/>"</text:span><text:span text:style-name="T2172_11">G</text:span><text:span text:style-name="T2172_12">"<text:s/></text:span><text:span text:style-name="T2172_13">AL</text:span><text:span text:style-name="T2172_14"><text:s/></text:span><text:span text:style-name="T2172_15">DTTO</text:span><text:span text:style-name="T2172_16"><text:s/></text:span><text:span text:style-name="T2172_17">FIUSHA</text:span><text:span text:style-name="T2172_18"><text:s/>"</text:span><text:span text:style-name="T2172_19">E</text:span><text:span text:style-name="T2172_20">"</text:span></text:p>
      <text:p text:style-name="P2173"><text:span text:style-name="T2173_1"><text:tab/></text:span></text:p>
      <text:p text:style-name="P2174"/>
      <text:p text:style-name="P2175"><text:span text:style-name="T2175_1"><text:s/></text:span></text:p>
      <text:p text:style-name="P2176"/>
      <text:p text:style-name="P2177"><text:span text:style-name="T2177_1">3033</text:span></text:p>
      <text:p text:style-name="P2178"><text:span text:style-name="T2178_1"><text:tab/></text:span></text:p>
      <text:p text:style-name="P2179"/>
      <text:p text:style-name="P2180"><text:span text:style-name="T2180_1">SE</text:span><text:span text:style-name="T2180_2"><text:s/></text:span><text:span text:style-name="T2180_3">MUEVEN</text:span><text:span text:style-name="T2180_4"><text:s/></text:span><text:span text:style-name="T2180_5">DEL</text:span><text:span text:style-name="T2180_6"><text:s/></text:span><text:span text:style-name="T2180_7">DTTO</text:span><text:span text:style-name="T2180_8"><text:s/></text:span><text:span text:style-name="T2180_9">MORADO</text:span><text:span text:style-name="T2180_10"><text:s/>"</text:span><text:span text:style-name="T2180_11">G</text:span><text:span text:style-name="T2180_12">"<text:s/></text:span><text:span text:style-name="T2180_13">AL</text:span><text:span text:style-name="T2180_14"><text:s/></text:span><text:span text:style-name="T2180_15">DTTO</text:span><text:span text:style-name="T2180_16"><text:s/></text:span><text:span text:style-name="T2180_17">FIUSHA</text:span><text:span text:style-name="T2180_18"><text:s/>"</text:span><text:span text:style-name="T2180_19">E</text:span><text:span text:style-name="T2180_20">"</text:span></text:p>
      <text:p text:style-name="P2181"><text:span text:style-name="T2181_1"><text:tab/></text:span></text:p>
      <text:p text:style-name="P2182"/>
      <text:p text:style-name="P2183"><text:span text:style-name="T2183_1"><text:s/></text:span></text:p>
      <text:p text:style-name="P2184"/>
      <text:p text:style-name="P2185"><text:span text:style-name="T2185_1">3034</text:span></text:p>
      <text:p text:style-name="P2186"><text:span text:style-name="T2186_1"><text:tab/></text:span></text:p>
      <text:p text:style-name="P2187"/>
      <text:p text:style-name="P2188"><text:span text:style-name="T2188_1">SE</text:span><text:span text:style-name="T2188_2"><text:s/></text:span><text:span text:style-name="T2188_3">MUEVEN</text:span><text:span text:style-name="T2188_4"><text:s/></text:span><text:span text:style-name="T2188_5">DEL</text:span><text:span text:style-name="T2188_6"><text:s/></text:span><text:span text:style-name="T2188_7">DTTO</text:span><text:span text:style-name="T2188_8"><text:s/></text:span><text:span text:style-name="T2188_9">MORADO</text:span><text:span text:style-name="T2188_10"><text:s/>"</text:span><text:span text:style-name="T2188_11">G</text:span><text:span text:style-name="T2188_12">"<text:s/></text:span><text:span text:style-name="T2188_13">AL</text:span><text:span text:style-name="T2188_14"><text:s/></text:span><text:span text:style-name="T2188_15">DTTO</text:span><text:span text:style-name="T2188_16"><text:s/></text:span><text:span text:style-name="T2188_17">FIUSHA</text:span><text:span text:style-name="T2188_18"><text:s/>"</text:span><text:span text:style-name="T2188_19">E</text:span><text:span text:style-name="T2188_20">"</text:span></text:p>
      <text:p text:style-name="P2189"><text:span text:style-name="T2189_1"><text:tab/></text:span></text:p>
      <text:p text:style-name="P2190"/>
      <text:p text:style-name="P2191"><text:span text:style-name="T2191_1"><text:s/></text:span></text:p>
      <text:p text:style-name="P2192"/>
      <text:p text:style-name="P2193"><text:span text:style-name="T2193_1">3035</text:span></text:p>
      <text:p text:style-name="P2194"><text:span text:style-name="T2194_1"><text:tab/></text:span></text:p>
      <text:p text:style-name="P2195"/>
      <text:p text:style-name="P2196"><text:span text:style-name="T2196_1">SE</text:span><text:span text:style-name="T2196_2"><text:s/></text:span><text:span text:style-name="T2196_3">MUEVEN</text:span><text:span text:style-name="T2196_4"><text:s/></text:span><text:span text:style-name="T2196_5">DEL</text:span><text:span text:style-name="T2196_6"><text:s/></text:span><text:span text:style-name="T2196_7">DTTO</text:span><text:span text:style-name="T2196_8"><text:s/></text:span><text:span text:style-name="T2196_9">MORADO</text:span><text:span text:style-name="T2196_10"><text:s/>"</text:span><text:span text:style-name="T2196_11">G</text:span><text:span text:style-name="T2196_12">"<text:s/></text:span><text:span text:style-name="T2196_13">AL</text:span><text:span text:style-name="T2196_14"><text:s/></text:span><text:span text:style-name="T2196_15">DTTO</text:span><text:span text:style-name="T2196_16"><text:s/></text:span><text:span text:style-name="T2196_17">FIUSHA</text:span><text:span text:style-name="T2196_18"><text:s/>"</text:span><text:span text:style-name="T2196_19">E</text:span><text:span text:style-name="T2196_20">"</text:span></text:p>
      <text:p text:style-name="P2197"><text:span text:style-name="T2197_1"><text:tab/></text:span></text:p>
      <text:p text:style-name="P2198"/>
      <text:p text:style-name="P2199"><text:span text:style-name="T2199_1"><text:s/></text:span></text:p>
      <text:p text:style-name="P2200"/>
      <text:p text:style-name="P2201"><text:span text:style-name="T2201_1"><text:tab/></text:span><text:span text:style-name="T2201_2">Todos</text:span><text:span text:style-name="T2201_3"><text:tab/></text:span><text:span text:style-name="T2201_4">Todas</text:span><text:span text:style-name="T2201_5"><text:tab/></text:span><text:span text:style-name="T2201_6">El</text:span><text:span text:style-name="T2201_7"><text:s/></text:span><text:span text:style-name="T2201_8">PVEM</text:span><text:span text:style-name="T2201_9">-</text:span><text:span text:style-name="T2201_10">CLV</text:span><text:span text:style-name="T2201_11"><text:s/></text:span><text:span text:style-name="T2201_12">realiza</text:span><text:span text:style-name="T2201_13"><text:s/></text:span><text:span text:style-name="T2201_14">adecuaciones</text:span><text:span text:style-name="T2201_15"><text:s/></text:span><text:span text:style-name="T2201_16">principalmente</text:span><text:span text:style-name="T2201_17"><text:s/></text:span><text:span text:style-name="T2201_18">en</text:span><text:span text:style-name="T2201_19"><text:s/></text:span><text:span text:style-name="T2201_20">las</text:span><text:span text:style-name="T2201_21"><text:s/></text:span><text:span text:style-name="T2201_22">secciones</text:span><text:span text:style-name="T2201_23"><text:s/></text:span><text:span text:style-name="T2201_24">de</text:span><text:span text:style-name="T2201_25"><text:s/></text:span><text:span text:style-name="T2201_26">la</text:span><text:span text:style-name="T2201_27"><text:s/></text:span><text:span text:style-name="T2201_28">zona</text:span><text:span text:style-name="T2201_29"><text:s/></text:span><text:span text:style-name="T2201_30">metropolitana</text:span><text:span text:style-name="T2201_31"><text:s/></text:span><text:span text:style-name="T2201_32">de</text:span><text:span text:style-name="T2201_33"><text:s/></text:span><text:span text:style-name="T2201_34">Guadalajara</text:span><text:span text:style-name="T2201_35"><text:s/></text:span><text:span text:style-name="T2201_36">Y</text:span><text:span text:style-name="T2201_37"><text:s/></text:span><text:span text:style-name="T2201_38">Zapopan</text:span><text:span text:style-name="T2201_39">,<text:s/></text:span><text:span text:style-name="T2201_40">para</text:span><text:span text:style-name="T2201_41"><text:s/></text:span><text:span text:style-name="T2201_42">compensar</text:span><text:span text:style-name="T2201_43"><text:s/></text:span><text:span text:style-name="T2201_44">el</text:span><text:span text:style-name="T2201_45"><text:s/></text:span><text:span text:style-name="T2201_46">criterio</text:span><text:span text:style-name="T2201_47"><text:s/></text:span><text:span text:style-name="T2201_48">de</text:span><text:span text:style-name="T2201_49"><text:s/></text:span><text:span text:style-name="T2201_50">población</text:span><text:span text:style-name="T2201_51">.<text:s/></text:span><text:span text:style-name="T2201_52">Asimismo</text:span><text:span text:style-name="T2201_53"><text:s/></text:span><text:span text:style-name="T2201_54">se</text:span><text:span text:style-name="T2201_55"><text:s/></text:span><text:span text:style-name="T2201_56">indica</text:span><text:span text:style-name="T2201_57"><text:s/></text:span><text:span text:style-name="T2201_58">que</text:span><text:span text:style-name="T2201_59"><text:s/></text:span><text:span text:style-name="T2201_60">los</text:span><text:span text:style-name="T2201_61"><text:s/></text:span><text:span text:style-name="T2201_62">movimientos</text:span><text:span text:style-name="T2201_63"><text:s/></text:span><text:span text:style-name="T2201_64">realizados</text:span><text:span text:style-name="T2201_65"><text:s/></text:span><text:span text:style-name="T2201_66">también</text:span><text:span text:style-name="T2201_67"><text:s/></text:span><text:span text:style-name="T2201_68">están</text:span><text:span text:style-name="T2201_69"><text:s/></text:span><text:span text:style-name="T2201_70">relacionados</text:span><text:span text:style-name="T2201_71"><text:s/></text:span><text:span text:style-name="T2201_72">con</text:span><text:span text:style-name="T2201_73"><text:s/></text:span><text:span text:style-name="T2201_74">la</text:span><text:span text:style-name="T2201_75"><text:s/></text:span><text:span text:style-name="T2201_76">ubicación</text:span><text:span text:style-name="T2201_77"><text:s/></text:span><text:span text:style-name="T2201_78">de</text:span><text:span text:style-name="T2201_79"><text:s/></text:span><text:span text:style-name="T2201_80">las</text:span><text:span text:style-name="T2201_81"><text:s/></text:span><text:span text:style-name="T2201_82">casillas</text:span><text:span text:style-name="T2201_83">,<text:s/></text:span><text:span text:style-name="T2201_84">sin</text:span><text:span text:style-name="T2201_85"><text:s/></text:span><text:span text:style-name="T2201_86">embargo</text:span><text:span text:style-name="T2201_87">,<text:s/></text:span><text:span text:style-name="T2201_88">este</text:span><text:span text:style-name="T2201_89"><text:s/></text:span><text:span text:style-name="T2201_90">argumento</text:span><text:span text:style-name="T2201_91"><text:s/></text:span><text:span text:style-name="T2201_92">no</text:span><text:span text:style-name="T2201_93"><text:s/></text:span><text:span text:style-name="T2201_94">se</text:span><text:span text:style-name="T2201_95"><text:s/></text:span><text:span text:style-name="T2201_96">considera</text:span><text:span text:style-name="T2201_97"><text:s/></text:span><text:span text:style-name="T2201_98">en</text:span><text:span text:style-name="T2201_99"><text:s/></text:span><text:span text:style-name="T2201_100">este</text:span><text:span text:style-name="T2201_101"><text:s/></text:span><text:span text:style-name="T2201_102">momento</text:span><text:span text:style-name="T2201_103"><text:s/></text:span><text:span text:style-name="T2201_104">para</text:span><text:span text:style-name="T2201_105"><text:s/></text:span><text:span text:style-name="T2201_106">la</text:span><text:span text:style-name="T2201_107"><text:s/></text:span><text:span text:style-name="T2201_108">conformación</text:span><text:span text:style-name="T2201_109"><text:s/></text:span><text:span text:style-name="T2201_110">de</text:span><text:span text:style-name="T2201_111"><text:s/></text:span><text:span text:style-name="T2201_112">las</text:span><text:span text:style-name="T2201_113"><text:s/></text:span><text:span text:style-name="T2201_114">propuestas</text:span><text:span text:style-name="T2201_115"><text:s/></text:span><text:span text:style-name="T2201_116">de</text:span><text:span text:style-name="T2201_117"><text:s/></text:span><text:span text:style-name="T2201_118">distritación</text:span><text:span text:style-name="T2201_119">.<text:tab/></text:span><text:span text:style-name="T2201_120">El</text:span><text:span text:style-name="T2201_121"><text:s/></text:span><text:span text:style-name="T2201_122">escenario</text:span><text:span text:style-name="T2201_123"><text:s/></text:span><text:span text:style-name="T2201_124">propuesto</text:span><text:span text:style-name="T2201_125"><text:s/></text:span><text:span text:style-name="T2201_126">por</text:span><text:span text:style-name="T2201_127"><text:s/></text:span><text:span text:style-name="T2201_128">el</text:span><text:span text:style-name="T2201_129"><text:s/></text:span><text:span text:style-name="T2201_130">PVEM</text:span><text:span text:style-name="T2201_131">-</text:span><text:span text:style-name="T2201_132">CLV</text:span><text:span text:style-name="T2201_133"><text:s/></text:span><text:span text:style-name="T2201_134">no</text:span><text:span text:style-name="T2201_135"><text:s/></text:span><text:span text:style-name="T2201_136">se</text:span><text:span text:style-name="T2201_137"><text:s/></text:span><text:span text:style-name="T2201_138">considera</text:span><text:span text:style-name="T2201_139"><text:s/></text:span><text:span text:style-name="T2201_140">viable</text:span><text:span text:style-name="T2201_141">,<text:s/></text:span><text:span text:style-name="T2201_142">ya</text:span><text:span text:style-name="T2201_143"><text:s/></text:span><text:span text:style-name="T2201_144">que</text:span><text:span text:style-name="T2201_145"><text:s/></text:span><text:span text:style-name="T2201_146">no</text:span><text:span text:style-name="T2201_147"><text:s/></text:span><text:span text:style-name="T2201_148">mejora</text:span><text:span text:style-name="T2201_149"><text:s/></text:span><text:span text:style-name="T2201_150">la</text:span><text:span text:style-name="T2201_151"><text:s/></text:span><text:span text:style-name="T2201_152">función</text:span><text:span text:style-name="T2201_153"><text:s/></text:span><text:span text:style-name="T2201_154">de</text:span><text:span text:style-name="T2201_155"><text:s/></text:span><text:span text:style-name="T2201_156">costo</text:span><text:span text:style-name="T2201_157"><text:s/></text:span><text:span text:style-name="T2201_158">del</text:span><text:span text:style-name="T2201_159"><text:s/></text:span><text:span text:style-name="T2201_160">Segundo</text:span><text:span text:style-name="T2201_161"><text:s/></text:span><text:span text:style-name="T2201_162">escenario</text:span><text:span text:style-name="T2201_163"><text:s/></text:span><text:span text:style-name="T2201_164">al</text:span><text:span text:style-name="T2201_165"><text:s/></text:span><text:span text:style-name="T2201_166">obtener</text:span><text:span text:style-name="T2201_167"><text:s/></text:span><text:span text:style-name="T2201_168">un</text:span><text:span text:style-name="T2201_169"><text:s/></text:span><text:span text:style-name="T2201_170">valor</text:span><text:span text:style-name="T2201_171"><text:s/></text:span><text:span text:style-name="T2201_172">de</text:span><text:span text:style-name="T2201_173"><text:s/>34.58559591<text:s/></text:span><text:span text:style-name="T2201_174">por</text:span><text:span text:style-name="T2201_175"><text:s/></text:span><text:span text:style-name="T2201_176">arriba</text:span><text:span text:style-name="T2201_177"><text:s/></text:span><text:span text:style-name="T2201_178">del</text:span><text:span text:style-name="T2201_179"><text:s/></text:span><text:span text:style-name="T2201_180">valor</text:span><text:span text:style-name="T2201_181"><text:s/></text:span><text:span text:style-name="T2201_182">del</text:span><text:span text:style-name="T2201_183"><text:s/></text:span><text:span text:style-name="T2201_184">segundo</text:span><text:span text:style-name="T2201_185"><text:s/></text:span><text:span text:style-name="T2201_186">escenario</text:span><text:span text:style-name="T2201_187"><text:s/></text:span><text:span text:style-name="T2201_188">que</text:span><text:span text:style-name="T2201_189"><text:s/></text:span><text:span text:style-name="T2201_190">es</text:span><text:span text:style-name="T2201_191"><text:s/></text:span><text:span text:style-name="T2201_192">de</text:span><text:span text:style-name="T2201_193"><text:s/>34.19097441;<text:s/></text:span><text:span text:style-name="T2201_194">de</text:span><text:span text:style-name="T2201_195"><text:s/></text:span><text:span text:style-name="T2201_196">los</text:span><text:span text:style-name="T2201_197"><text:s/></text:span><text:span text:style-name="T2201_198">cuatro</text:span><text:span text:style-name="T2201_199"><text:s/></text:span><text:span text:style-name="T2201_200">componentes</text:span><text:span text:style-name="T2201_201"><text:s/></text:span><text:span text:style-name="T2201_202">de</text:span><text:span text:style-name="T2201_203"><text:s/></text:span><text:span text:style-name="T2201_204">la</text:span><text:span text:style-name="T2201_205"><text:s/></text:span><text:span text:style-name="T2201_206">función</text:span><text:span text:style-name="T2201_207"><text:s/></text:span><text:span text:style-name="T2201_208">de</text:span><text:span text:style-name="T2201_209"><text:s/></text:span><text:span text:style-name="T2201_210">costo</text:span><text:span text:style-name="T2201_211">,<text:s/></text:span><text:span text:style-name="T2201_212">solo</text:span><text:span text:style-name="T2201_213"><text:s/></text:span><text:span text:style-name="T2201_214">mejora</text:span><text:span text:style-name="T2201_215"><text:s/></text:span><text:span text:style-name="T2201_216">la</text:span><text:span text:style-name="T2201_217"><text:s/></text:span><text:span text:style-name="T2201_218">población</text:span><text:span text:style-name="T2201_219">.<text:s/></text:span><text:span text:style-name="T2201_220">Cumple</text:span><text:span text:style-name="T2201_221"><text:s/></text:span><text:span text:style-name="T2201_222">en</text:span><text:span text:style-name="T2201_223"><text:s/></text:span><text:span text:style-name="T2201_224">lo</text:span><text:span text:style-name="T2201_225"><text:s/></text:span><text:span text:style-name="T2201_226">general</text:span><text:span text:style-name="T2201_227"><text:s/></text:span><text:span text:style-name="T2201_228">con</text:span><text:span text:style-name="T2201_229"><text:s/></text:span><text:span text:style-name="T2201_230">los</text:span><text:span text:style-name="T2201_231"><text:s/></text:span><text:span text:style-name="T2201_232">criterios</text:span><text:span text:style-name="T2201_233"><text:s/></text:span><text:span text:style-name="T2201_234">y</text:span><text:span text:style-name="T2201_235"><text:s/></text:span><text:span text:style-name="T2201_236">no</text:span><text:span text:style-name="T2201_237"><text:s/></text:span><text:span text:style-name="T2201_238">rompe</text:span><text:span text:style-name="T2201_239"><text:s/></text:span><text:span text:style-name="T2201_240">procesos</text:span><text:span text:style-name="T2201_241">,<text:s/></text:span><text:span text:style-name="T2201_242">además</text:span><text:span text:style-name="T2201_243"><text:s/></text:span><text:span text:style-name="T2201_244">que</text:span><text:span text:style-name="T2201_245"><text:s/></text:span><text:span text:style-name="T2201_246">los</text:span><text:span text:style-name="T2201_247"><text:s/></text:span><text:span text:style-name="T2201_248">distritos</text:span><text:span text:style-name="T2201_249"><text:s/></text:span><text:span text:style-name="T2201_250">se</text:span><text:span text:style-name="T2201_251"><text:s/></text:span><text:span text:style-name="T2201_252">encuentran</text:span><text:span text:style-name="T2201_253"><text:s/></text:span><text:span text:style-name="T2201_254">dentro</text:span><text:span text:style-name="T2201_255"><text:s/></text:span><text:span text:style-name="T2201_256">del</text:span><text:span text:style-name="T2201_257"><text:s/></text:span><text:span text:style-name="T2201_258">rango</text:span><text:span text:style-name="T2201_259"><text:s/></text:span><text:span text:style-name="T2201_260">establecido</text:span><text:span text:style-name="T2201_261">.</text:span></text:p>
      <text:p text:style-name="P2202"><text:span text:style-name="T2202_1">PVEM</text:span><text:span text:style-name="T2202_2"><text:s/>-<text:s/></text:span><text:span text:style-name="T2202_3">Nacional</text:span><text:span text:style-name="T2202_4"><text:tab/></text:span><text:span text:style-name="T2202_5">Sin</text:span><text:span text:style-name="T2202_6"><text:s/></text:span><text:span text:style-name="T2202_7">observaciones</text:span><text:span text:style-name="T2202_8">.<text:tab/></text:span><text:span text:style-name="T2202_9">Todos</text:span><text:span text:style-name="T2202_10"><text:tab/></text:span><text:span text:style-name="T2202_11">Todas</text:span><text:span text:style-name="T2202_12"><text:tab/></text:span><text:span text:style-name="T2202_13">EL</text:span><text:span text:style-name="T2202_14"><text:s/></text:span><text:span text:style-name="T2202_15">PVEM</text:span><text:span text:style-name="T2202_16"><text:s/>-<text:s/></text:span><text:span text:style-name="T2202_17">NACIONAL</text:span><text:span text:style-name="T2202_18"><text:s/></text:span><text:span text:style-name="T2202_19">no</text:span><text:span text:style-name="T2202_20"><text:s/></text:span><text:span text:style-name="T2202_21">presenta</text:span><text:span text:style-name="T2202_22"><text:s/></text:span><text:span text:style-name="T2202_23">argumentos</text:span><text:span text:style-name="T2202_24"><text:s/></text:span><text:span text:style-name="T2202_25">en</text:span><text:span text:style-name="T2202_26"><text:s/></text:span><text:span text:style-name="T2202_27">torno</text:span><text:span text:style-name="T2202_28"><text:s/></text:span><text:span text:style-name="T2202_29">a</text:span><text:span text:style-name="T2202_30"><text:s/></text:span><text:span text:style-name="T2202_31">su</text:span><text:span text:style-name="T2202_32"><text:s/></text:span><text:span text:style-name="T2202_33">propuesta</text:span><text:span text:style-name="T2202_34">.<text:s/></text:span><text:span text:style-name="T2202_35">El</text:span><text:span text:style-name="T2202_36"><text:s/></text:span><text:span text:style-name="T2202_37">análisis</text:span><text:span text:style-name="T2202_38"><text:s/></text:span><text:span text:style-name="T2202_39">se</text:span><text:span text:style-name="T2202_40"><text:s/></text:span><text:span text:style-name="T2202_41">realiza</text:span><text:span text:style-name="T2202_42"><text:s/></text:span><text:span text:style-name="T2202_43">conforme</text:span><text:span text:style-name="T2202_44"><text:s/></text:span><text:span text:style-name="T2202_45">a</text:span><text:span text:style-name="T2202_46"><text:s/></text:span><text:span text:style-name="T2202_47">lo</text:span><text:span text:style-name="T2202_48"><text:s/></text:span><text:span text:style-name="T2202_49">observado</text:span><text:span text:style-name="T2202_50"><text:s/></text:span><text:span text:style-name="T2202_51">en</text:span><text:span text:style-name="T2202_52"><text:s/></text:span><text:span text:style-name="T2202_53">el</text:span><text:span text:style-name="T2202_54"><text:s/></text:span><text:span text:style-name="T2202_55">mapa</text:span><text:span text:style-name="T2202_56"><text:s/></text:span><text:span text:style-name="T2202_57">y</text:span><text:span text:style-name="T2202_58"><text:s/></text:span><text:span text:style-name="T2202_59">las</text:span><text:span text:style-name="T2202_60"><text:s/></text:span><text:span text:style-name="T2202_61">componentes</text:span><text:span text:style-name="T2202_62"><text:s/></text:span><text:span text:style-name="T2202_63">de</text:span><text:span text:style-name="T2202_64"><text:s/></text:span><text:span text:style-name="T2202_65">la</text:span><text:span text:style-name="T2202_66"><text:s/></text:span><text:span text:style-name="T2202_67">función</text:span><text:span text:style-name="T2202_68"><text:s/></text:span><text:span text:style-name="T2202_69">de</text:span><text:span text:style-name="T2202_70"><text:s/></text:span><text:span text:style-name="T2202_71">costo</text:span><text:span text:style-name="T2202_72">.<text:tab/></text:span><text:span text:style-name="T2202_73">El</text:span><text:span text:style-name="T2202_74"><text:s/></text:span><text:span text:style-name="T2202_75">escenario</text:span><text:span text:style-name="T2202_76"><text:s/></text:span><text:span text:style-name="T2202_77">propuesto</text:span><text:span text:style-name="T2202_78"><text:s/></text:span><text:span text:style-name="T2202_79">por</text:span><text:span text:style-name="T2202_80"><text:s/></text:span><text:span text:style-name="T2202_81">el</text:span><text:span text:style-name="T2202_82"><text:s/></text:span><text:span text:style-name="T2202_83">PVEM</text:span><text:span text:style-name="T2202_84">-</text:span><text:span text:style-name="T2202_85">NACIONAL</text:span><text:span text:style-name="T2202_86"><text:s/></text:span><text:span text:style-name="T2202_87">no</text:span><text:span text:style-name="T2202_88"><text:s/></text:span><text:span text:style-name="T2202_89">se</text:span><text:span text:style-name="T2202_90"><text:s/></text:span><text:span text:style-name="T2202_91">considera</text:span><text:span text:style-name="T2202_92"><text:s/></text:span><text:span text:style-name="T2202_93">viable</text:span><text:span text:style-name="T2202_94">,<text:s/></text:span><text:span text:style-name="T2202_95">ya</text:span><text:span text:style-name="T2202_96"><text:s/></text:span><text:span text:style-name="T2202_97">que</text:span><text:span text:style-name="T2202_98"><text:s/></text:span><text:span text:style-name="T2202_99">no</text:span><text:span text:style-name="T2202_100"><text:s/></text:span><text:span text:style-name="T2202_101">mejora</text:span><text:span text:style-name="T2202_102"><text:s/></text:span><text:span text:style-name="T2202_103">la</text:span><text:span text:style-name="T2202_104"><text:s/></text:span><text:span text:style-name="T2202_105">función</text:span><text:span text:style-name="T2202_106"><text:s/></text:span><text:span text:style-name="T2202_107">de</text:span><text:span text:style-name="T2202_108"><text:s/></text:span><text:span text:style-name="T2202_109">costo</text:span><text:span text:style-name="T2202_110"><text:s/></text:span><text:span text:style-name="T2202_111">del</text:span><text:span text:style-name="T2202_112"><text:s/></text:span><text:span text:style-name="T2202_113">Segundo</text:span><text:span text:style-name="T2202_114"><text:s/></text:span><text:span text:style-name="T2202_115">escenario</text:span><text:span text:style-name="T2202_116"><text:s/></text:span><text:span text:style-name="T2202_117">al</text:span><text:span text:style-name="T2202_118"><text:s/></text:span><text:span text:style-name="T2202_119">obtener</text:span><text:span text:style-name="T2202_120"><text:s/></text:span><text:span text:style-name="T2202_121">un</text:span><text:span text:style-name="T2202_122"><text:s/></text:span><text:span text:style-name="T2202_123">valor</text:span><text:span text:style-name="T2202_124"><text:s/></text:span><text:span text:style-name="T2202_125">de</text:span><text:span text:style-name="T2202_126"><text:s/>34.58559591<text:s/></text:span><text:span text:style-name="T2202_127">por</text:span><text:span text:style-name="T2202_128"><text:s/></text:span><text:span text:style-name="T2202_129">arriba</text:span><text:span text:style-name="T2202_130"><text:s/></text:span><text:span text:style-name="T2202_131">del</text:span><text:span text:style-name="T2202_132"><text:s/></text:span><text:span text:style-name="T2202_133">valor</text:span><text:span text:style-name="T2202_134"><text:s/></text:span><text:span text:style-name="T2202_135">del</text:span><text:span text:style-name="T2202_136"><text:s/></text:span><text:span text:style-name="T2202_137">segundo</text:span><text:span text:style-name="T2202_138"><text:s/></text:span><text:span text:style-name="T2202_139">escenario</text:span><text:span text:style-name="T2202_140"><text:s/></text:span><text:span text:style-name="T2202_141">que</text:span><text:span text:style-name="T2202_142"><text:s/></text:span><text:span text:style-name="T2202_143">es</text:span><text:span text:style-name="T2202_144"><text:s/></text:span><text:span text:style-name="T2202_145">de</text:span><text:span text:style-name="T2202_146"><text:s/>34.19097441;<text:s/></text:span><text:span text:style-name="T2202_147">de</text:span><text:span text:style-name="T2202_148"><text:s/></text:span><text:span text:style-name="T2202_149">los</text:span><text:span text:style-name="T2202_150"><text:s/></text:span><text:span text:style-name="T2202_151">cuatro</text:span><text:span text:style-name="T2202_152"><text:s/></text:span><text:span text:style-name="T2202_153">componentes</text:span><text:span text:style-name="T2202_154"><text:s/></text:span><text:span text:style-name="T2202_155">de</text:span><text:span text:style-name="T2202_156"><text:s/></text:span><text:span text:style-name="T2202_157">la</text:span><text:span text:style-name="T2202_158"><text:s/></text:span><text:span text:style-name="T2202_159">función</text:span><text:span text:style-name="T2202_160"><text:s/></text:span><text:span text:style-name="T2202_161">de</text:span><text:span text:style-name="T2202_162"><text:s/></text:span><text:span text:style-name="T2202_163">costo</text:span><text:span text:style-name="T2202_164">,<text:s/></text:span><text:span text:style-name="T2202_165">solo</text:span><text:span text:style-name="T2202_166"><text:s/></text:span><text:span text:style-name="T2202_167">mejora</text:span><text:span text:style-name="T2202_168"><text:s/></text:span><text:span text:style-name="T2202_169">la</text:span><text:span text:style-name="T2202_170"><text:s/></text:span><text:span text:style-name="T2202_171">población</text:span><text:span text:style-name="T2202_172">.<text:s/></text:span><text:span text:style-name="T2202_173">Cumple</text:span><text:span text:style-name="T2202_174"><text:s/></text:span><text:span text:style-name="T2202_175">en</text:span><text:span text:style-name="T2202_176"><text:s/></text:span><text:span text:style-name="T2202_177">lo</text:span><text:span text:style-name="T2202_178"><text:s/></text:span><text:span text:style-name="T2202_179">general</text:span><text:span text:style-name="T2202_180"><text:s/></text:span><text:span text:style-name="T2202_181">con</text:span><text:span text:style-name="T2202_182"><text:s/></text:span><text:span text:style-name="T2202_183">los</text:span><text:span text:style-name="T2202_184"><text:s/></text:span><text:span text:style-name="T2202_185">criterios</text:span><text:span text:style-name="T2202_186"><text:s/></text:span><text:span text:style-name="T2202_187">y</text:span><text:span text:style-name="T2202_188"><text:s/></text:span><text:span text:style-name="T2202_189">no</text:span><text:span text:style-name="T2202_190"><text:s/></text:span><text:span text:style-name="T2202_191">rompe</text:span><text:span text:style-name="T2202_192"><text:s/></text:span><text:span text:style-name="T2202_193">procesos</text:span><text:span text:style-name="T2202_194">,<text:s/></text:span><text:span text:style-name="T2202_195">además</text:span><text:span text:style-name="T2202_196"><text:s/></text:span><text:span text:style-name="T2202_197">que</text:span><text:span text:style-name="T2202_198"><text:s/></text:span><text:span text:style-name="T2202_199">los</text:span><text:span text:style-name="T2202_200"><text:s/></text:span><text:span text:style-name="T2202_201">distritos</text:span><text:span text:style-name="T2202_202"><text:s/></text:span><text:span text:style-name="T2202_203">se</text:span><text:span text:style-name="T2202_204"><text:s/></text:span><text:span text:style-name="T2202_205">encuentran</text:span><text:span text:style-name="T2202_206"><text:s/></text:span><text:span text:style-name="T2202_207">dentro</text:span><text:span text:style-name="T2202_208"><text:s/></text:span><text:span text:style-name="T2202_209">del</text:span><text:span text:style-name="T2202_210"><text:s/></text:span><text:span text:style-name="T2202_211">rango</text:span><text:span text:style-name="T2202_212"><text:s/></text:span><text:span text:style-name="T2202_213">establecido</text:span><text:span text:style-name="T2202_214">.</text:span></text:p>
      <text:p text:style-name="P2203"><text:span text:style-name="T2203_1">Segundo</text:span><text:span text:style-name="T2203_2"><text:s/></text:span><text:span text:style-name="T2203_3">Escenario</text:span><text:span text:style-name="T2203_4"><text:tab/></text:span><text:span text:style-name="T2203_5">Sin</text:span><text:span text:style-name="T2203_6"><text:s/></text:span><text:span text:style-name="T2203_7">observaciones</text:span><text:span text:style-name="T2203_8">.<text:tab/>---<text:tab/>---<text:tab/>---<text:tab/>---</text:span></text:p>
      <text:p text:style-name="P2204"><text:bookmark-start text:name="h.gjdgxs"/><text:bookmark-end text:name="h.gjdgxs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